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17c0244"/>
    </style:style>
    <style:style style:name="P4" style:family="paragraph" style:parent-style-name="Text_20_body">
      <style:text-properties officeooo:paragraph-rsid="017d47af"/>
    </style:style>
    <style:style style:name="P5" style:family="paragraph" style:parent-style-name="Text_20_body">
      <style:text-properties fo:font-variant="normal" fo:text-transform="none" fo:color="#000000" style:font-name="Open Sans" fo:font-size="9.75pt" fo:letter-spacing="normal" fo:font-style="normal" fo:font-weight="normal"/>
    </style:style>
    <style:style style:name="P6" style:family="paragraph" style:parent-style-name="Text_20_body">
      <style:text-properties officeooo:rsid="0183779e" officeooo:paragraph-rsid="0183779e"/>
    </style:style>
    <style:style style:name="P7" style:family="paragraph" style:parent-style-name="Text_20_body">
      <style:text-properties officeooo:paragraph-rsid="0183eb8c"/>
    </style:style>
    <style:style style:name="P8" style:family="paragraph" style:parent-style-name="Text_20_body">
      <style:text-properties officeooo:paragraph-rsid="0185e4b6"/>
    </style:style>
    <style:style style:name="P9" style:family="paragraph" style:parent-style-name="Text_20_body">
      <style:text-properties officeooo:paragraph-rsid="0186f1fc"/>
    </style:style>
    <style:style style:name="P10" style:family="paragraph" style:parent-style-name="Text_20_body">
      <style:text-properties officeooo:paragraph-rsid="01871237"/>
    </style:style>
    <style:style style:name="P11" style:family="paragraph" style:parent-style-name="Text_20_body">
      <style:text-properties officeooo:paragraph-rsid="0188da61"/>
    </style:style>
    <style:style style:name="P12" style:family="paragraph" style:parent-style-name="Text_20_body">
      <style:text-properties officeooo:rsid="019ddc74"/>
    </style:style>
    <style:style style:name="P13" style:family="paragraph" style:parent-style-name="Text_20_body">
      <style:text-properties officeooo:rsid="019ddc74" officeooo:paragraph-rsid="019ddc74"/>
    </style:style>
    <style:style style:name="P14" style:family="paragraph" style:parent-style-name="Text_20_body">
      <style:text-properties fo:font-style="italic" style:font-style-asian="italic" style:font-style-complex="italic"/>
    </style:style>
    <style:style style:name="P15" style:family="paragraph" style:parent-style-name="Text_20_body">
      <style:text-properties fo:font-style="italic" officeooo:paragraph-rsid="0186f1fc" style:font-style-asian="italic" style:font-style-complex="italic"/>
    </style:style>
    <style:style style:name="P16" style:family="paragraph" style:parent-style-name="Text_20_body">
      <style:text-properties fo:font-weight="normal" officeooo:rsid="00a095f9" style:font-weight-asian="normal" style:font-weight-complex="normal"/>
    </style:style>
    <style:style style:name="P17" style:family="paragraph" style:parent-style-name="Text_20_body" style:list-style-name="L1"/>
    <style:style style:name="P18" style:family="paragraph" style:parent-style-name="Text_20_body" style:list-style-name="L2">
      <style:text-properties officeooo:rsid="019ddc74" officeooo:paragraph-rsid="019ddc74"/>
    </style:style>
    <style:style style:name="P19" style:family="paragraph" style:parent-style-name="Text_20_body" style:list-style-name="L3"/>
    <style:style style:name="P20" style:family="paragraph" style:parent-style-name="Text_20_body" style:list-style-name="L4">
      <style:text-properties fo:font-style="italic" style:font-style-asian="italic" style:font-style-complex="italic"/>
    </style:style>
    <style:style style:name="P21" style:family="paragraph" style:parent-style-name="Text_20_body" style:list-style-name="L5">
      <style:text-properties fo:font-style="italic" style:font-style-asian="italic" style:font-style-complex="italic"/>
    </style:style>
    <style:style style:name="P22" style:family="paragraph" style:parent-style-name="Text_20_body" style:list-style-name="L6">
      <style:text-properties fo:font-style="italic" style:font-style-asian="italic" style:font-style-complex="italic"/>
    </style:style>
    <style:style style:name="P23" style:family="paragraph" style:parent-style-name="Text_20_body" style:list-style-name="L7">
      <style:text-properties fo:font-style="italic" style:font-style-asian="italic" style:font-style-complex="italic"/>
    </style:style>
    <style:style style:name="P24" style:family="paragraph" style:parent-style-name="Text_20_body" style:list-style-name="L8">
      <style:text-properties fo:font-style="italic" style:font-style-asian="italic" style:font-style-complex="italic"/>
    </style:style>
    <style:style style:name="P25" style:family="paragraph" style:parent-style-name="Text_20_body" style:list-style-name="L3">
      <style:text-properties officeooo:rsid="01ae648c" officeooo:paragraph-rsid="01ae648c"/>
    </style:style>
    <style:style style:name="P26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officeooo:paragraph-rsid="01b9bb24"/>
    </style:style>
    <style:style style:name="P28" style:family="paragraph" style:parent-style-name="Text_20_body">
      <style:text-properties officeooo:paragraph-rsid="01bd688a"/>
    </style:style>
    <style:style style:name="P29" style:family="paragraph" style:parent-style-name="Text_20_body">
      <style:text-properties officeooo:paragraph-rsid="01bef11a"/>
    </style:style>
    <style:style style:name="P30" style:family="paragraph" style:parent-style-name="Text_20_body">
      <style:text-properties fo:font-weight="normal" officeooo:paragraph-rsid="01c14ec0" style:font-weight-asian="normal" style:font-weight-complex="normal"/>
    </style:style>
    <style:style style:name="P31" style:family="paragraph" style:parent-style-name="Text_20_body">
      <style:text-properties officeooo:rsid="01c3c194" officeooo:paragraph-rsid="01c3c194"/>
    </style:style>
    <style:style style:name="P32" style:family="paragraph" style:parent-style-name="Text_20_body">
      <style:text-properties officeooo:paragraph-rsid="01c3ff74"/>
    </style:style>
    <style:style style:name="P33" style:family="paragraph" style:parent-style-name="Text_20_body">
      <style:text-properties officeooo:rsid="01c3ff74" officeooo:paragraph-rsid="01c3ff74"/>
    </style:style>
    <style:style style:name="P34" style:family="paragraph" style:parent-style-name="Text_20_body">
      <style:text-properties officeooo:rsid="01c7ec5a" officeooo:paragraph-rsid="01c7ec5a"/>
    </style:style>
    <style:style style:name="P35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Text_20_body">
      <style:text-properties officeooo:paragraph-rsid="01cb10a2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3">
      <style:text-properties fo:font-weight="bold" style:font-weight-asian="bold" style:font-weight-complex="bold"/>
    </style:style>
    <style:style style:name="P40" style:family="paragraph" style:parent-style-name="Heading_20_3">
      <style:text-properties officeooo:paragraph-rsid="01c3ff74"/>
    </style:style>
    <style:style style:name="P41" style:family="paragraph" style:parent-style-name="Index_20_Separator">
      <style:paragraph-properties>
        <style:tab-stops/>
      </style:paragraph-properties>
    </style:style>
    <style:style style:name="P42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b186" style:font-weight-asian="bold" style:font-weight-complex="bold"/>
    </style:style>
    <style:style style:name="T3" style:family="text">
      <style:text-properties fo:font-weight="bold" officeooo:rsid="002de5f3" style:font-weight-asian="bold" style:font-weight-complex="bold"/>
    </style:style>
    <style:style style:name="T4" style:family="text">
      <style:text-properties fo:font-weight="bold" officeooo:rsid="0030bdaa" style:font-weight-asian="bold" style:font-weight-complex="bold"/>
    </style:style>
    <style:style style:name="T5" style:family="text">
      <style:text-properties fo:font-weight="bold" officeooo:rsid="003807a9" style:font-weight-asian="bold" style:font-weight-complex="bold"/>
    </style:style>
    <style:style style:name="T6" style:family="text">
      <style:text-properties fo:font-weight="bold" officeooo:rsid="003f0fff" style:font-weight-asian="bold" style:font-weight-complex="bold"/>
    </style:style>
    <style:style style:name="T7" style:family="text">
      <style:text-properties fo:font-weight="bold" officeooo:rsid="004388d2" style:font-weight-asian="bold" style:font-weight-complex="bold"/>
    </style:style>
    <style:style style:name="T8" style:family="text">
      <style:text-properties fo:font-weight="bold" officeooo:rsid="004b6f20" style:font-weight-asian="bold" style:font-weight-complex="bold"/>
    </style:style>
    <style:style style:name="T9" style:family="text">
      <style:text-properties fo:font-weight="bold" officeooo:rsid="0049d2b3" style:font-weight-asian="bold" style:font-weight-complex="bold"/>
    </style:style>
    <style:style style:name="T10" style:family="text">
      <style:text-properties fo:font-weight="bold" officeooo:rsid="004d3f9c" style:font-weight-asian="bold" style:font-weight-complex="bold"/>
    </style:style>
    <style:style style:name="T11" style:family="text">
      <style:text-properties fo:font-weight="bold" officeooo:rsid="004e33b2" style:font-weight-asian="bold" style:font-weight-complex="bold"/>
    </style:style>
    <style:style style:name="T12" style:family="text">
      <style:text-properties fo:font-weight="bold" officeooo:rsid="0052b0c6" style:font-weight-asian="bold" style:font-weight-complex="bold"/>
    </style:style>
    <style:style style:name="T13" style:family="text">
      <style:text-properties fo:font-weight="bold" officeooo:rsid="006f0fe5" style:font-weight-asian="bold" style:font-weight-complex="bold"/>
    </style:style>
    <style:style style:name="T14" style:family="text">
      <style:text-properties fo:font-weight="bold" officeooo:rsid="003ae604" style:font-weight-asian="bold" style:font-weight-complex="bold"/>
    </style:style>
    <style:style style:name="T15" style:family="text">
      <style:text-properties fo:font-weight="bold" officeooo:rsid="002fc23a" style:font-weight-asian="bold" style:font-weight-complex="bold"/>
    </style:style>
    <style:style style:name="T16" style:family="text">
      <style:text-properties fo:font-weight="bold" officeooo:rsid="0097c13b" style:font-weight-asian="bold" style:font-weight-complex="bold"/>
    </style:style>
    <style:style style:name="T17" style:family="text">
      <style:text-properties fo:font-weight="bold" officeooo:rsid="009a3c8e" style:font-weight-asian="bold" style:font-weight-complex="bold"/>
    </style:style>
    <style:style style:name="T18" style:family="text">
      <style:text-properties fo:font-weight="bold" officeooo:rsid="009bca32" style:font-weight-asian="bold" style:font-weight-complex="bold"/>
    </style:style>
    <style:style style:name="T19" style:family="text">
      <style:text-properties fo:font-weight="bold" officeooo:rsid="009be540" style:font-weight-asian="bold" style:font-weight-complex="bold"/>
    </style:style>
    <style:style style:name="T20" style:family="text">
      <style:text-properties fo:font-weight="bold" officeooo:rsid="009cbadb" style:font-weight-asian="bold" style:font-weight-complex="bold"/>
    </style:style>
    <style:style style:name="T21" style:family="text">
      <style:text-properties fo:font-weight="bold" officeooo:rsid="009cd7ab" style:font-weight-asian="bold" style:font-weight-complex="bold"/>
    </style:style>
    <style:style style:name="T22" style:family="text">
      <style:text-properties fo:font-weight="bold" officeooo:rsid="009e97ec" style:font-weight-asian="bold" style:font-weight-complex="bold"/>
    </style:style>
    <style:style style:name="T23" style:family="text">
      <style:text-properties fo:font-weight="bold" officeooo:rsid="009efc4f" style:font-weight-asian="bold" style:font-weight-complex="bold"/>
    </style:style>
    <style:style style:name="T24" style:family="text">
      <style:text-properties fo:font-weight="bold" officeooo:rsid="00a095f9" style:font-weight-asian="bold" style:font-weight-complex="bold"/>
    </style:style>
    <style:style style:name="T25" style:family="text">
      <style:text-properties fo:font-weight="bold" officeooo:rsid="00a0b7ad" style:font-weight-asian="bold" style:font-weight-complex="bold"/>
    </style:style>
    <style:style style:name="T26" style:family="text">
      <style:text-properties fo:font-weight="bold" officeooo:rsid="00a24267" style:font-weight-asian="bold" style:font-weight-complex="bold"/>
    </style:style>
    <style:style style:name="T27" style:family="text">
      <style:text-properties fo:font-weight="bold" officeooo:rsid="00a3648a" style:font-weight-asian="bold" style:font-weight-complex="bold"/>
    </style:style>
    <style:style style:name="T28" style:family="text">
      <style:text-properties fo:font-weight="bold" officeooo:rsid="00a458c8" style:font-weight-asian="bold" style:font-weight-complex="bold"/>
    </style:style>
    <style:style style:name="T29" style:family="text">
      <style:text-properties fo:font-weight="bold" officeooo:rsid="00a5170b" style:font-weight-asian="bold" style:font-weight-complex="bold"/>
    </style:style>
    <style:style style:name="T30" style:family="text">
      <style:text-properties fo:font-weight="bold" officeooo:rsid="00a63450" style:font-weight-asian="bold" style:font-weight-complex="bold"/>
    </style:style>
    <style:style style:name="T31" style:family="text">
      <style:text-properties fo:font-weight="bold" officeooo:rsid="00a87eb6" style:font-weight-asian="bold" style:font-weight-complex="bold"/>
    </style:style>
    <style:style style:name="T32" style:family="text">
      <style:text-properties fo:font-weight="bold" officeooo:rsid="00aa2061" style:font-weight-asian="bold" style:font-weight-complex="bold"/>
    </style:style>
    <style:style style:name="T33" style:family="text">
      <style:text-properties fo:font-weight="bold" officeooo:rsid="00abfb47" style:font-weight-asian="bold" style:font-weight-complex="bold"/>
    </style:style>
    <style:style style:name="T34" style:family="text">
      <style:text-properties fo:font-weight="bold" officeooo:rsid="00ad343f" style:font-weight-asian="bold" style:font-weight-complex="bold"/>
    </style:style>
    <style:style style:name="T35" style:family="text">
      <style:text-properties fo:font-weight="bold" officeooo:rsid="00aef88f" style:font-weight-asian="bold" style:font-weight-complex="bold"/>
    </style:style>
    <style:style style:name="T36" style:family="text">
      <style:text-properties fo:font-weight="bold" officeooo:rsid="00b62ba5" style:font-weight-asian="bold" style:font-weight-complex="bold"/>
    </style:style>
    <style:style style:name="T37" style:family="text">
      <style:text-properties fo:font-weight="bold" officeooo:rsid="00b64489" style:font-weight-asian="bold" style:font-weight-complex="bold"/>
    </style:style>
    <style:style style:name="T38" style:family="text">
      <style:text-properties fo:font-weight="bold" officeooo:rsid="00ba87f1" style:font-weight-asian="bold" style:font-weight-complex="bold"/>
    </style:style>
    <style:style style:name="T39" style:family="text">
      <style:text-properties fo:font-weight="bold" officeooo:rsid="00bbf8ae" style:font-weight-asian="bold" style:font-weight-complex="bold"/>
    </style:style>
    <style:style style:name="T40" style:family="text">
      <style:text-properties fo:font-weight="bold" officeooo:rsid="00ca8e08" style:font-weight-asian="bold" style:font-weight-complex="bold"/>
    </style:style>
    <style:style style:name="T41" style:family="text">
      <style:text-properties fo:font-weight="bold" officeooo:rsid="00cd702d" style:font-weight-asian="bold" style:font-weight-complex="bold"/>
    </style:style>
    <style:style style:name="T42" style:family="text">
      <style:text-properties fo:font-weight="bold" officeooo:rsid="00e2bdce" style:font-weight-asian="bold" style:font-weight-complex="bold"/>
    </style:style>
    <style:style style:name="T43" style:family="text">
      <style:text-properties fo:font-weight="bold" officeooo:rsid="0104e3d7" style:font-weight-asian="bold" style:font-weight-complex="bold"/>
    </style:style>
    <style:style style:name="T44" style:family="text">
      <style:text-properties fo:font-weight="bold" officeooo:rsid="01065c19" style:font-weight-asian="bold" style:font-weight-complex="bold"/>
    </style:style>
    <style:style style:name="T45" style:family="text">
      <style:text-properties fo:font-weight="bold" officeooo:rsid="010683d6" style:font-weight-asian="bold" style:font-weight-complex="bold"/>
    </style:style>
    <style:style style:name="T46" style:family="text">
      <style:text-properties fo:font-weight="bold" officeooo:rsid="01095128" style:font-weight-asian="bold" style:font-weight-complex="bold"/>
    </style:style>
    <style:style style:name="T47" style:family="text">
      <style:text-properties fo:font-weight="bold" officeooo:rsid="012b50a0" style:font-weight-asian="bold" style:font-weight-complex="bold"/>
    </style:style>
    <style:style style:name="T48" style:family="text">
      <style:text-properties fo:font-weight="bold" officeooo:rsid="0144c7c4" style:font-weight-asian="bold" style:font-weight-complex="bold"/>
    </style:style>
    <style:style style:name="T49" style:family="text">
      <style:text-properties fo:font-weight="bold" officeooo:rsid="0147ea5c" style:font-weight-asian="bold" style:font-weight-complex="bold"/>
    </style:style>
    <style:style style:name="T50" style:family="text">
      <style:text-properties fo:font-weight="bold" officeooo:rsid="0146c334" style:font-weight-asian="bold" style:font-weight-complex="bold"/>
    </style:style>
    <style:style style:name="T51" style:family="text">
      <style:text-properties fo:font-weight="bold" officeooo:rsid="014afa89" style:font-weight-asian="bold" style:font-weight-complex="bold"/>
    </style:style>
    <style:style style:name="T52" style:family="text">
      <style:text-properties fo:font-weight="bold" officeooo:rsid="01502f8b" style:font-weight-asian="bold" style:font-weight-complex="bold"/>
    </style:style>
    <style:style style:name="T53" style:family="text">
      <style:text-properties fo:font-weight="bold" officeooo:rsid="01542d0e" style:font-weight-asian="bold" style:font-weight-complex="bold"/>
    </style:style>
    <style:style style:name="T54" style:family="text">
      <style:text-properties fo:font-weight="bold" officeooo:rsid="0156df82" style:font-weight-asian="bold" style:font-weight-complex="bold"/>
    </style:style>
    <style:style style:name="T55" style:family="text">
      <style:text-properties fo:font-weight="bold" officeooo:rsid="015ac275" style:font-weight-asian="bold" style:font-weight-complex="bold"/>
    </style:style>
    <style:style style:name="T56" style:family="text">
      <style:text-properties fo:font-weight="bold" officeooo:rsid="015c2370" style:font-weight-asian="bold" style:font-weight-complex="bold"/>
    </style:style>
    <style:style style:name="T57" style:family="text">
      <style:text-properties fo:font-weight="bold" officeooo:rsid="016bc66d" style:font-weight-asian="bold" style:font-weight-complex="bold"/>
    </style:style>
    <style:style style:name="T58" style:family="text">
      <style:text-properties fo:font-weight="bold" officeooo:rsid="0172dda8" style:font-weight-asian="bold" style:font-weight-complex="bold"/>
    </style:style>
    <style:style style:name="T59" style:family="text">
      <style:text-properties fo:font-weight="bold" officeooo:rsid="017c0244" style:font-weight-asian="bold" style:font-weight-complex="bold"/>
    </style:style>
    <style:style style:name="T60" style:family="text">
      <style:text-properties fo:font-weight="bold" officeooo:rsid="0183eb8c" style:font-weight-asian="bold" style:font-weight-complex="bold"/>
    </style:style>
    <style:style style:name="T61" style:family="text">
      <style:text-properties fo:font-weight="bold" officeooo:rsid="0185e4b6" style:font-weight-asian="bold" style:font-weight-complex="bold"/>
    </style:style>
    <style:style style:name="T62" style:family="text">
      <style:text-properties fo:font-weight="bold" officeooo:rsid="018b9569" style:font-weight-asian="bold" style:font-weight-complex="bold"/>
    </style:style>
    <style:style style:name="T63" style:family="text">
      <style:text-properties fo:font-weight="bold" officeooo:rsid="01b9bb24" style:font-weight-asian="bold" style:font-weight-complex="bold"/>
    </style:style>
    <style:style style:name="T64" style:family="text">
      <style:text-properties fo:font-weight="bold" officeooo:rsid="01bd688a" style:font-weight-asian="bold" style:font-weight-complex="bold"/>
    </style:style>
    <style:style style:name="T65" style:family="text">
      <style:text-properties fo:font-weight="bold" officeooo:rsid="01bef11a" style:font-weight-asian="bold" style:font-weight-complex="bold"/>
    </style:style>
    <style:style style:name="T66" style:family="text">
      <style:text-properties fo:font-weight="bold" officeooo:rsid="01c3ff74" style:font-weight-asian="bold" style:font-weight-complex="bold"/>
    </style:style>
    <style:style style:name="T67" style:family="text">
      <style:text-properties fo:font-weight="bold" officeooo:rsid="01cb10a2" style:font-weight-asian="bold" style:font-weight-complex="bold"/>
    </style:style>
    <style:style style:name="T68" style:family="text">
      <style:text-properties fo:font-weight="bold" officeooo:rsid="01cc0684" style:font-weight-asian="bold" style:font-weight-complex="bold"/>
    </style:style>
    <style:style style:name="T69" style:family="text">
      <style:text-properties fo:font-weight="bold" officeooo:rsid="0045f6bb" style:font-weight-asian="bold" style:font-weight-complex="bold"/>
    </style:style>
    <style:style style:name="T70" style:family="text">
      <style:text-properties officeooo:rsid="001421d8"/>
    </style:style>
    <style:style style:name="T71" style:family="text">
      <style:text-properties officeooo:rsid="00184249"/>
    </style:style>
    <style:style style:name="T72" style:family="text">
      <style:text-properties officeooo:rsid="001d8572"/>
    </style:style>
    <style:style style:name="T73" style:family="text">
      <style:text-properties officeooo:rsid="00207cd8"/>
    </style:style>
    <style:style style:name="T74" style:family="text">
      <style:text-properties officeooo:rsid="0021ff77"/>
    </style:style>
    <style:style style:name="T75" style:family="text">
      <style:text-properties officeooo:rsid="002239b3"/>
    </style:style>
    <style:style style:name="T76" style:family="text">
      <style:text-properties officeooo:rsid="00231add"/>
    </style:style>
    <style:style style:name="T77" style:family="text">
      <style:text-properties officeooo:rsid="0023de53"/>
    </style:style>
    <style:style style:name="T78" style:family="text">
      <style:text-properties officeooo:rsid="00251931"/>
    </style:style>
    <style:style style:name="T79" style:family="text">
      <style:text-properties officeooo:rsid="002b2798"/>
    </style:style>
    <style:style style:name="T80" style:family="text">
      <style:text-properties officeooo:rsid="002bc89d"/>
    </style:style>
    <style:style style:name="T81" style:family="text">
      <style:text-properties officeooo:rsid="002da24a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02da24a" style:font-style-asian="italic" style:font-style-complex="italic"/>
    </style:style>
    <style:style style:name="T84" style:family="text">
      <style:text-properties fo:font-style="italic" officeooo:rsid="0055f799" style:font-style-asian="italic" style:font-style-complex="italic"/>
    </style:style>
    <style:style style:name="T85" style:family="text">
      <style:text-properties fo:font-style="italic" officeooo:rsid="004d3f9c" style:font-style-asian="italic" style:font-style-complex="italic"/>
    </style:style>
    <style:style style:name="T86" style:family="text">
      <style:text-properties fo:font-style="italic" officeooo:rsid="005010d1" style:font-style-asian="italic" style:font-style-complex="italic"/>
    </style:style>
    <style:style style:name="T87" style:family="text">
      <style:text-properties fo:font-style="italic" officeooo:rsid="0049d2b3" style:font-style-asian="italic" style:font-style-complex="italic"/>
    </style:style>
    <style:style style:name="T88" style:family="text">
      <style:text-properties fo:font-style="italic" officeooo:rsid="004b6f20" style:font-style-asian="italic" style:font-style-complex="italic"/>
    </style:style>
    <style:style style:name="T89" style:family="text">
      <style:text-properties fo:font-style="italic" officeooo:rsid="00465eed" style:font-style-asian="italic" style:font-style-complex="italic"/>
    </style:style>
    <style:style style:name="T90" style:family="text">
      <style:text-properties fo:font-style="italic" officeooo:rsid="005b46a2" style:font-style-asian="italic" style:font-style-complex="italic"/>
    </style:style>
    <style:style style:name="T91" style:family="text">
      <style:text-properties fo:font-style="italic" officeooo:rsid="00377cdd" style:font-style-asian="italic" style:font-style-complex="italic"/>
    </style:style>
    <style:style style:name="T92" style:family="text">
      <style:text-properties fo:font-style="italic" officeooo:rsid="00366ef4" style:font-style-asian="italic" style:font-style-complex="italic"/>
    </style:style>
    <style:style style:name="T93" style:family="text">
      <style:text-properties fo:font-style="italic" officeooo:rsid="0063ea6f" style:font-style-asian="italic" style:font-style-complex="italic"/>
    </style:style>
    <style:style style:name="T94" style:family="text">
      <style:text-properties fo:font-style="italic" officeooo:rsid="006d0385" style:font-style-asian="italic" style:font-style-complex="italic"/>
    </style:style>
    <style:style style:name="T95" style:family="text">
      <style:text-properties fo:font-style="italic" officeooo:rsid="006c2349" style:font-style-asian="italic" style:font-style-complex="italic"/>
    </style:style>
    <style:style style:name="T96" style:family="text">
      <style:text-properties fo:font-style="italic" officeooo:rsid="007d4684" style:font-style-asian="italic" style:font-style-complex="italic"/>
    </style:style>
    <style:style style:name="T97" style:family="text">
      <style:text-properties fo:font-style="italic" officeooo:rsid="007dc020" style:font-style-asian="italic" style:font-style-complex="italic"/>
    </style:style>
    <style:style style:name="T98" style:family="text">
      <style:text-properties fo:font-style="italic" officeooo:rsid="007f0aac" style:font-style-asian="italic" style:font-style-complex="italic"/>
    </style:style>
    <style:style style:name="T99" style:family="text">
      <style:text-properties fo:font-style="italic" officeooo:rsid="008589f0" style:font-style-asian="italic" style:font-style-complex="italic"/>
    </style:style>
    <style:style style:name="T100" style:family="text">
      <style:text-properties fo:font-style="italic" officeooo:rsid="0097c13b" style:font-style-asian="italic" style:font-style-complex="italic"/>
    </style:style>
    <style:style style:name="T101" style:family="text">
      <style:text-properties fo:font-style="italic" officeooo:rsid="0098df17" style:font-style-asian="italic" style:font-style-complex="italic"/>
    </style:style>
    <style:style style:name="T102" style:family="text">
      <style:text-properties fo:font-style="italic" officeooo:rsid="009a3c8e" style:font-style-asian="italic" style:font-style-complex="italic"/>
    </style:style>
    <style:style style:name="T103" style:family="text">
      <style:text-properties fo:font-style="italic" officeooo:rsid="009bca32" style:font-style-asian="italic" style:font-style-complex="italic"/>
    </style:style>
    <style:style style:name="T104" style:family="text">
      <style:text-properties fo:font-style="italic" officeooo:rsid="009be540" style:font-style-asian="italic" style:font-style-complex="italic"/>
    </style:style>
    <style:style style:name="T105" style:family="text">
      <style:text-properties fo:font-style="italic" officeooo:rsid="009cbadb" style:font-style-asian="italic" style:font-style-complex="italic"/>
    </style:style>
    <style:style style:name="T106" style:family="text">
      <style:text-properties fo:font-style="italic" officeooo:rsid="009cd7ab" style:font-style-asian="italic" style:font-style-complex="italic"/>
    </style:style>
    <style:style style:name="T107" style:family="text">
      <style:text-properties fo:font-style="italic" officeooo:rsid="009e97ec" style:font-style-asian="italic" style:font-style-complex="italic"/>
    </style:style>
    <style:style style:name="T108" style:family="text">
      <style:text-properties fo:font-style="italic" officeooo:rsid="009efc4f" style:font-style-asian="italic" style:font-style-complex="italic"/>
    </style:style>
    <style:style style:name="T109" style:family="text">
      <style:text-properties fo:font-style="italic" officeooo:rsid="00a095f9" style:font-style-asian="italic" style:font-style-complex="italic"/>
    </style:style>
    <style:style style:name="T110" style:family="text">
      <style:text-properties fo:font-style="italic" officeooo:rsid="00a0b7ad" style:font-style-asian="italic" style:font-style-complex="italic"/>
    </style:style>
    <style:style style:name="T111" style:family="text">
      <style:text-properties fo:font-style="italic" officeooo:rsid="00a24267" style:font-style-asian="italic" style:font-style-complex="italic"/>
    </style:style>
    <style:style style:name="T112" style:family="text">
      <style:text-properties fo:font-style="italic" officeooo:rsid="00a3648a" style:font-style-asian="italic" style:font-style-complex="italic"/>
    </style:style>
    <style:style style:name="T113" style:family="text">
      <style:text-properties fo:font-style="italic" officeooo:rsid="00b0cf7f" style:font-style-asian="italic" style:font-style-complex="italic"/>
    </style:style>
    <style:style style:name="T114" style:family="text">
      <style:text-properties fo:font-style="italic" officeooo:rsid="00b4b6be" style:font-style-asian="italic" style:font-style-complex="italic"/>
    </style:style>
    <style:style style:name="T115" style:family="text">
      <style:text-properties fo:font-style="italic" officeooo:rsid="00b62ba5" style:font-style-asian="italic" style:font-style-complex="italic"/>
    </style:style>
    <style:style style:name="T116" style:family="text">
      <style:text-properties fo:font-style="italic" officeooo:rsid="00b64489" style:font-style-asian="italic" style:font-style-complex="italic"/>
    </style:style>
    <style:style style:name="T117" style:family="text">
      <style:text-properties fo:font-style="italic" officeooo:rsid="00b76559" style:font-style-asian="italic" style:font-style-complex="italic"/>
    </style:style>
    <style:style style:name="T118" style:family="text">
      <style:text-properties fo:font-style="italic" officeooo:rsid="00b88f8b" style:font-style-asian="italic" style:font-style-complex="italic"/>
    </style:style>
    <style:style style:name="T119" style:family="text">
      <style:text-properties fo:font-style="italic" officeooo:rsid="00ba041f" style:font-style-asian="italic" style:font-style-complex="italic"/>
    </style:style>
    <style:style style:name="T120" style:family="text">
      <style:text-properties fo:font-style="italic" officeooo:rsid="00ba87f1" style:font-style-asian="italic" style:font-style-complex="italic"/>
    </style:style>
    <style:style style:name="T121" style:family="text">
      <style:text-properties fo:font-style="italic" officeooo:rsid="00bbf8ae" style:font-style-asian="italic" style:font-style-complex="italic"/>
    </style:style>
    <style:style style:name="T122" style:family="text">
      <style:text-properties fo:font-style="italic" officeooo:rsid="00be60bc" style:font-style-asian="italic" style:font-style-complex="italic"/>
    </style:style>
    <style:style style:name="T123" style:family="text">
      <style:text-properties fo:font-style="italic" officeooo:rsid="002b2798" style:font-style-asian="italic" style:font-style-complex="italic"/>
    </style:style>
    <style:style style:name="T124" style:family="text">
      <style:text-properties fo:font-style="italic" officeooo:rsid="00c079e2" style:font-style-asian="italic" style:font-style-complex="italic"/>
    </style:style>
    <style:style style:name="T125" style:family="text">
      <style:text-properties fo:font-style="italic" officeooo:rsid="00c1b97c" style:font-style-asian="italic" style:font-style-complex="italic"/>
    </style:style>
    <style:style style:name="T126" style:family="text">
      <style:text-properties fo:font-style="italic" officeooo:rsid="00c37906" style:font-style-asian="italic" style:font-style-complex="italic"/>
    </style:style>
    <style:style style:name="T127" style:family="text">
      <style:text-properties fo:font-style="italic" officeooo:rsid="00c4e1a8" style:font-style-asian="italic" style:font-style-complex="italic"/>
    </style:style>
    <style:style style:name="T128" style:family="text">
      <style:text-properties fo:font-style="italic" officeooo:rsid="00aef88f" style:font-style-asian="italic" style:font-style-complex="italic"/>
    </style:style>
    <style:style style:name="T129" style:family="text">
      <style:text-properties fo:font-style="italic" officeooo:rsid="00c66356" style:font-style-asian="italic" style:font-style-complex="italic"/>
    </style:style>
    <style:style style:name="T130" style:family="text">
      <style:text-properties fo:font-style="italic" officeooo:rsid="00ca8e08" style:font-style-asian="italic" style:font-style-complex="italic"/>
    </style:style>
    <style:style style:name="T131" style:family="text">
      <style:text-properties fo:font-style="italic" officeooo:rsid="00cc5382" style:font-style-asian="italic" style:font-style-complex="italic"/>
    </style:style>
    <style:style style:name="T132" style:family="text">
      <style:text-properties fo:font-style="italic" officeooo:rsid="00d3fcb0" style:font-style-asian="italic" style:font-style-complex="italic"/>
    </style:style>
    <style:style style:name="T133" style:family="text">
      <style:text-properties fo:font-style="italic" officeooo:rsid="00d5a3a1" style:font-style-asian="italic" style:font-style-complex="italic"/>
    </style:style>
    <style:style style:name="T134" style:family="text">
      <style:text-properties fo:font-style="italic" officeooo:rsid="00d84dc4" style:font-style-asian="italic" style:font-style-complex="italic"/>
    </style:style>
    <style:style style:name="T135" style:family="text">
      <style:text-properties fo:font-style="italic" officeooo:rsid="00444683" style:font-style-asian="italic" style:font-style-complex="italic"/>
    </style:style>
    <style:style style:name="T136" style:family="text">
      <style:text-properties fo:font-style="italic" officeooo:rsid="00e0f3cf" style:font-style-asian="italic" style:font-style-complex="italic"/>
    </style:style>
    <style:style style:name="T137" style:family="text">
      <style:text-properties fo:font-style="italic" officeooo:rsid="0104e3d7" style:font-style-asian="italic" style:font-style-complex="italic"/>
    </style:style>
    <style:style style:name="T138" style:family="text">
      <style:text-properties fo:font-style="italic" officeooo:rsid="01065c19" style:font-style-asian="italic" style:font-style-complex="italic"/>
    </style:style>
    <style:style style:name="T139" style:family="text">
      <style:text-properties fo:font-style="italic" officeooo:rsid="010683d6" style:font-style-asian="italic" style:font-style-complex="italic"/>
    </style:style>
    <style:style style:name="T140" style:family="text">
      <style:text-properties fo:font-style="italic" officeooo:rsid="01095128" style:font-style-asian="italic" style:font-style-complex="italic"/>
    </style:style>
    <style:style style:name="T141" style:family="text">
      <style:text-properties fo:font-style="italic" officeooo:rsid="012a7660" style:font-style-asian="italic" style:font-style-complex="italic"/>
    </style:style>
    <style:style style:name="T142" style:family="text">
      <style:text-properties fo:font-style="italic" officeooo:rsid="012fdd78" style:font-style-asian="italic" style:font-style-complex="italic"/>
    </style:style>
    <style:style style:name="T143" style:family="text">
      <style:text-properties fo:font-style="italic" officeooo:rsid="0132f397" style:font-style-asian="italic" style:font-style-complex="italic"/>
    </style:style>
    <style:style style:name="T144" style:family="text">
      <style:text-properties fo:font-style="italic" officeooo:rsid="0134ba8c" style:font-style-asian="italic" style:font-style-complex="italic"/>
    </style:style>
    <style:style style:name="T145" style:family="text">
      <style:text-properties fo:font-style="italic" officeooo:rsid="0052b0c6" style:font-style-asian="italic" style:font-style-complex="italic"/>
    </style:style>
    <style:style style:name="T146" style:family="text">
      <style:text-properties fo:font-style="italic" officeooo:rsid="01366403" style:font-style-asian="italic" style:font-style-complex="italic"/>
    </style:style>
    <style:style style:name="T147" style:family="text">
      <style:text-properties fo:font-style="italic" officeooo:rsid="0139840e" style:font-style-asian="italic" style:font-style-complex="italic"/>
    </style:style>
    <style:style style:name="T148" style:family="text">
      <style:text-properties fo:font-style="italic" officeooo:rsid="013a0a65" style:font-style-asian="italic" style:font-style-complex="italic"/>
    </style:style>
    <style:style style:name="T149" style:family="text">
      <style:text-properties fo:font-style="italic" officeooo:rsid="01419187" style:font-style-asian="italic" style:font-style-complex="italic"/>
    </style:style>
    <style:style style:name="T150" style:family="text">
      <style:text-properties fo:font-style="italic" officeooo:rsid="0144c7c4" style:font-style-asian="italic" style:font-style-complex="italic"/>
    </style:style>
    <style:style style:name="T151" style:family="text">
      <style:text-properties fo:font-style="italic" officeooo:rsid="01454333" style:font-style-asian="italic" style:font-style-complex="italic"/>
    </style:style>
    <style:style style:name="T152" style:family="text">
      <style:text-properties fo:font-style="italic" officeooo:rsid="014afa89" style:font-style-asian="italic" style:font-style-complex="italic"/>
    </style:style>
    <style:style style:name="T153" style:family="text">
      <style:text-properties fo:font-style="italic" officeooo:rsid="014e4af9" style:font-style-asian="italic" style:font-style-complex="italic"/>
    </style:style>
    <style:style style:name="T154" style:family="text">
      <style:text-properties fo:font-style="italic" officeooo:rsid="01542d0e" style:font-style-asian="italic" style:font-style-complex="italic"/>
    </style:style>
    <style:style style:name="T155" style:family="text">
      <style:text-properties fo:font-style="italic" officeooo:rsid="015dcacb" style:font-style-asian="italic" style:font-style-complex="italic"/>
    </style:style>
    <style:style style:name="T156" style:family="text">
      <style:text-properties fo:font-style="italic" officeooo:rsid="015c2370" style:font-style-asian="italic" style:font-style-complex="italic"/>
    </style:style>
    <style:style style:name="T157" style:family="text">
      <style:text-properties fo:font-style="italic" officeooo:rsid="011b1a4a" style:font-style-asian="italic" style:font-style-complex="italic"/>
    </style:style>
    <style:style style:name="T158" style:family="text">
      <style:text-properties fo:font-style="italic" officeooo:rsid="011ca9fc" style:font-style-asian="italic" style:font-style-complex="italic"/>
    </style:style>
    <style:style style:name="T159" style:family="text">
      <style:text-properties fo:font-style="italic" officeooo:rsid="01b9bb24" style:font-style-asian="italic" style:font-style-complex="italic"/>
    </style:style>
    <style:style style:name="T160" style:family="text">
      <style:text-properties fo:font-style="italic" officeooo:rsid="01bc6a9d" style:font-style-asian="italic" style:font-style-complex="italic"/>
    </style:style>
    <style:style style:name="T161" style:family="text">
      <style:text-properties fo:font-style="italic" officeooo:rsid="01bd688a" style:font-style-asian="italic" style:font-style-complex="italic"/>
    </style:style>
    <style:style style:name="T162" style:family="text">
      <style:text-properties fo:font-style="italic" officeooo:rsid="01bef11a" style:font-style-asian="italic" style:font-style-complex="italic"/>
    </style:style>
    <style:style style:name="T163" style:family="text">
      <style:text-properties fo:font-style="italic" officeooo:rsid="01c14ec0" style:font-style-asian="italic" style:font-style-complex="italic"/>
    </style:style>
    <style:style style:name="T164" style:family="text">
      <style:text-properties fo:font-style="italic" officeooo:rsid="01c3ff74" style:font-style-asian="italic" style:font-style-complex="italic"/>
    </style:style>
    <style:style style:name="T16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6" style:family="text">
      <style:text-properties fo:font-style="italic" fo:font-weight="normal" officeooo:rsid="004d3f9c" style:font-style-asian="italic" style:font-weight-asian="normal" style:font-style-complex="italic" style:font-weight-complex="normal"/>
    </style:style>
    <style:style style:name="T167" style:family="text">
      <style:text-properties fo:font-style="italic" fo:font-weight="normal" officeooo:rsid="009cd7ab" style:font-style-asian="italic" style:font-weight-asian="normal" style:font-style-complex="italic" style:font-weight-complex="normal"/>
    </style:style>
    <style:style style:name="T168" style:family="text">
      <style:text-properties fo:font-style="italic" fo:font-weight="normal" officeooo:rsid="00a095f9" style:font-style-asian="italic" style:font-weight-asian="normal" style:font-style-complex="italic" style:font-weight-complex="normal"/>
    </style:style>
    <style:style style:name="T169" style:family="text">
      <style:text-properties fo:font-style="italic" fo:font-weight="normal" officeooo:rsid="00a458c8" style:font-style-asian="italic" style:font-weight-asian="normal" style:font-style-complex="italic" style:font-weight-complex="normal"/>
    </style:style>
    <style:style style:name="T170" style:family="text">
      <style:text-properties fo:font-style="italic" fo:font-weight="normal" officeooo:rsid="00a5170b" style:font-style-asian="italic" style:font-weight-asian="normal" style:font-style-complex="italic" style:font-weight-complex="normal"/>
    </style:style>
    <style:style style:name="T171" style:family="text">
      <style:text-properties fo:font-style="italic" fo:font-weight="normal" officeooo:rsid="00a63450" style:font-style-asian="italic" style:font-weight-asian="normal" style:font-style-complex="italic" style:font-weight-complex="normal"/>
    </style:style>
    <style:style style:name="T172" style:family="text">
      <style:text-properties fo:font-style="italic" fo:font-weight="normal" officeooo:rsid="00a87eb6" style:font-style-asian="italic" style:font-weight-asian="normal" style:font-style-complex="italic" style:font-weight-complex="normal"/>
    </style:style>
    <style:style style:name="T173" style:family="text">
      <style:text-properties fo:font-style="italic" fo:font-weight="normal" officeooo:rsid="00ad343f" style:font-style-asian="italic" style:font-weight-asian="normal" style:font-style-complex="italic" style:font-weight-complex="normal"/>
    </style:style>
    <style:style style:name="T174" style:family="text">
      <style:text-properties fo:font-style="italic" fo:font-weight="normal" officeooo:rsid="00aef88f" style:font-style-asian="italic" style:font-weight-asian="normal" style:font-style-complex="italic" style:font-weight-complex="normal"/>
    </style:style>
    <style:style style:name="T175" style:family="text">
      <style:text-properties fo:font-style="italic" fo:font-weight="normal" officeooo:rsid="00b0cf7f" style:font-style-asian="italic" style:font-weight-asian="normal" style:font-style-complex="italic" style:font-weight-complex="normal"/>
    </style:style>
    <style:style style:name="T176" style:family="text">
      <style:text-properties fo:font-style="normal" style:font-style-asian="normal" style:font-style-complex="normal"/>
    </style:style>
    <style:style style:name="T177" style:family="text">
      <style:text-properties fo:font-style="normal" officeooo:rsid="00691d89" style:font-style-asian="normal" style:font-style-complex="normal"/>
    </style:style>
    <style:style style:name="T178" style:family="text">
      <style:text-properties fo:font-style="normal" officeooo:rsid="006c2349" style:font-style-asian="normal" style:font-style-complex="normal"/>
    </style:style>
    <style:style style:name="T179" style:family="text">
      <style:text-properties fo:font-style="normal" officeooo:rsid="006d0385" style:font-style-asian="normal" style:font-style-complex="normal"/>
    </style:style>
    <style:style style:name="T180" style:family="text">
      <style:text-properties fo:font-style="normal" officeooo:rsid="007d4684" style:font-style-asian="normal" style:font-style-complex="normal"/>
    </style:style>
    <style:style style:name="T181" style:family="text">
      <style:text-properties fo:font-style="normal" officeooo:rsid="007dc020" style:font-style-asian="normal" style:font-style-complex="normal"/>
    </style:style>
    <style:style style:name="T182" style:family="text">
      <style:text-properties fo:font-style="normal" officeooo:rsid="007f0aac" style:font-style-asian="normal" style:font-style-complex="normal"/>
    </style:style>
    <style:style style:name="T183" style:family="text">
      <style:text-properties fo:font-style="normal" officeooo:rsid="007fa33e" style:font-style-asian="normal" style:font-style-complex="normal"/>
    </style:style>
    <style:style style:name="T184" style:family="text">
      <style:text-properties fo:font-style="normal" officeooo:rsid="0081dc31" style:font-style-asian="normal" style:font-style-complex="normal"/>
    </style:style>
    <style:style style:name="T185" style:family="text">
      <style:text-properties fo:font-style="normal" officeooo:rsid="008589f0" style:font-style-asian="normal" style:font-style-complex="normal"/>
    </style:style>
    <style:style style:name="T186" style:family="text">
      <style:text-properties fo:font-style="normal" officeooo:rsid="00dd35ad" style:font-style-asian="normal" style:font-style-complex="normal"/>
    </style:style>
    <style:style style:name="T187" style:family="text">
      <style:text-properties fo:font-style="normal" officeooo:rsid="017fbfa2" style:font-style-asian="normal" style:font-style-complex="normal"/>
    </style:style>
    <style:style style:name="T188" style:family="text">
      <style:text-properties fo:font-style="normal" officeooo:rsid="01ac297b" style:font-style-asian="normal" style:font-style-complex="normal"/>
    </style:style>
    <style:style style:name="T1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0052b0c6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006f4979" style:font-style-asian="normal" style:font-weight-asian="bold" style:font-style-complex="normal" style:font-weight-complex="bold"/>
    </style:style>
    <style:style style:name="T192" style:family="text">
      <style:text-properties fo:font-style="normal" fo:font-weight="bold" officeooo:rsid="016bc66d" style:font-style-asian="normal" style:font-weight-asian="bold" style:font-style-complex="normal" style:font-weight-complex="bold"/>
    </style:style>
    <style:style style:name="T193" style:family="text">
      <style:text-properties officeooo:rsid="002de5f3"/>
    </style:style>
    <style:style style:name="T194" style:family="text">
      <style:text-properties officeooo:rsid="002fd9a3"/>
    </style:style>
    <style:style style:name="T195" style:family="text">
      <style:text-properties officeooo:rsid="002fe4e4"/>
    </style:style>
    <style:style style:name="T196" style:family="text">
      <style:text-properties officeooo:rsid="0032ab1f"/>
    </style:style>
    <style:style style:name="T197" style:family="text">
      <style:text-properties officeooo:rsid="003506a6"/>
    </style:style>
    <style:style style:name="T198" style:family="text">
      <style:text-properties officeooo:rsid="0035155c"/>
    </style:style>
    <style:style style:name="T199" style:family="text">
      <style:text-properties officeooo:rsid="00366ef4"/>
    </style:style>
    <style:style style:name="T200" style:family="text">
      <style:text-properties officeooo:rsid="00377cdd"/>
    </style:style>
    <style:style style:name="T201" style:family="text">
      <style:text-properties officeooo:rsid="003807a9"/>
    </style:style>
    <style:style style:name="T202" style:family="text">
      <style:text-properties officeooo:rsid="00179764"/>
    </style:style>
    <style:style style:name="T203" style:family="text">
      <style:text-properties officeooo:rsid="003ae604"/>
    </style:style>
    <style:style style:name="T204" style:family="text">
      <style:text-properties officeooo:rsid="004388d2"/>
    </style:style>
    <style:style style:name="T205" style:family="text">
      <style:text-properties officeooo:rsid="00444683"/>
    </style:style>
    <style:style style:name="T206" style:family="text">
      <style:text-properties officeooo:rsid="0045f6bb"/>
    </style:style>
    <style:style style:name="T207" style:family="text">
      <style:text-properties officeooo:rsid="00465eed"/>
    </style:style>
    <style:style style:name="T208" style:family="text">
      <style:text-properties officeooo:rsid="0049d2b3"/>
    </style:style>
    <style:style style:name="T209" style:family="text">
      <style:text-properties officeooo:rsid="004d3f9c"/>
    </style:style>
    <style:style style:name="T210" style:family="text">
      <style:text-properties officeooo:rsid="005010d1"/>
    </style:style>
    <style:style style:name="T211" style:family="text">
      <style:text-properties officeooo:rsid="0055f799"/>
    </style:style>
    <style:style style:name="T212" style:family="text">
      <style:text-properties officeooo:rsid="005b46a2"/>
    </style:style>
    <style:style style:name="T213" style:family="text">
      <style:text-properties officeooo:rsid="005db086"/>
    </style:style>
    <style:style style:name="T214" style:family="text">
      <style:text-properties officeooo:rsid="005e84d1"/>
    </style:style>
    <style:style style:name="T215" style:family="text">
      <style:text-properties officeooo:rsid="00609824"/>
    </style:style>
    <style:style style:name="T216" style:family="text">
      <style:text-properties officeooo:rsid="00659466"/>
    </style:style>
    <style:style style:name="T217" style:family="text">
      <style:text-properties officeooo:rsid="006f0fe5"/>
    </style:style>
    <style:style style:name="T218" style:family="text">
      <style:text-properties officeooo:rsid="0077db96"/>
    </style:style>
    <style:style style:name="T219" style:family="text">
      <style:text-properties officeooo:rsid="007d4684"/>
    </style:style>
    <style:style style:name="T220" style:family="text">
      <style:text-properties officeooo:rsid="00895e0c"/>
    </style:style>
    <style:style style:name="T221" style:family="text">
      <style:text-properties officeooo:rsid="008dec46"/>
    </style:style>
    <style:style style:name="T222" style:family="text">
      <style:text-properties officeooo:rsid="008e257b"/>
    </style:style>
    <style:style style:name="T223" style:family="text">
      <style:text-properties officeooo:rsid="008ee1be"/>
    </style:style>
    <style:style style:name="T224" style:family="text">
      <style:text-properties officeooo:rsid="008fc32f"/>
    </style:style>
    <style:style style:name="T225" style:family="text">
      <style:text-properties fo:font-weight="normal" style:font-weight-asian="normal" style:font-weight-complex="normal"/>
    </style:style>
    <style:style style:name="T226" style:family="text">
      <style:text-properties fo:font-weight="normal" officeooo:rsid="00a095f9" style:font-weight-asian="normal" style:font-weight-complex="normal"/>
    </style:style>
    <style:style style:name="T227" style:family="text">
      <style:text-properties fo:font-weight="normal" officeooo:rsid="00a458c8" style:font-weight-asian="normal" style:font-weight-complex="normal"/>
    </style:style>
    <style:style style:name="T228" style:family="text">
      <style:text-properties fo:font-weight="normal" officeooo:rsid="00a5170b" style:font-weight-asian="normal" style:font-weight-complex="normal"/>
    </style:style>
    <style:style style:name="T229" style:family="text">
      <style:text-properties fo:font-weight="normal" officeooo:rsid="00a63450" style:font-weight-asian="normal" style:font-weight-complex="normal"/>
    </style:style>
    <style:style style:name="T230" style:family="text">
      <style:text-properties fo:font-weight="normal" officeooo:rsid="00a6b00b" style:font-weight-asian="normal" style:font-weight-complex="normal"/>
    </style:style>
    <style:style style:name="T231" style:family="text">
      <style:text-properties fo:font-weight="normal" officeooo:rsid="00a87eb6" style:font-weight-asian="normal" style:font-weight-complex="normal"/>
    </style:style>
    <style:style style:name="T232" style:family="text">
      <style:text-properties fo:font-weight="normal" officeooo:rsid="00abfb47" style:font-weight-asian="normal" style:font-weight-complex="normal"/>
    </style:style>
    <style:style style:name="T233" style:family="text">
      <style:text-properties fo:font-weight="normal" officeooo:rsid="00ad343f" style:font-weight-asian="normal" style:font-weight-complex="normal"/>
    </style:style>
    <style:style style:name="T234" style:family="text">
      <style:text-properties fo:font-weight="normal" officeooo:rsid="00ae12e2" style:font-weight-asian="normal" style:font-weight-complex="normal"/>
    </style:style>
    <style:style style:name="T235" style:family="text">
      <style:text-properties fo:font-weight="normal" officeooo:rsid="00aef88f" style:font-weight-asian="normal" style:font-weight-complex="normal"/>
    </style:style>
    <style:style style:name="T236" style:family="text">
      <style:text-properties fo:font-weight="normal" officeooo:rsid="00b0cf7f" style:font-weight-asian="normal" style:font-weight-complex="normal"/>
    </style:style>
    <style:style style:name="T237" style:family="text">
      <style:text-properties fo:font-weight="normal" officeooo:rsid="00b88f8b" style:font-weight-asian="normal" style:font-weight-complex="normal"/>
    </style:style>
    <style:style style:name="T238" style:family="text">
      <style:text-properties fo:font-weight="normal" officeooo:rsid="00ce4825" style:font-weight-asian="normal" style:font-weight-complex="normal"/>
    </style:style>
    <style:style style:name="T239" style:family="text">
      <style:text-properties officeooo:rsid="0097c13b"/>
    </style:style>
    <style:style style:name="T240" style:family="text">
      <style:text-properties officeooo:rsid="0098df17"/>
    </style:style>
    <style:style style:name="T241" style:family="text">
      <style:text-properties officeooo:rsid="009a3c8e"/>
    </style:style>
    <style:style style:name="T242" style:family="text">
      <style:text-properties officeooo:rsid="009bca32"/>
    </style:style>
    <style:style style:name="T243" style:family="text">
      <style:text-properties officeooo:rsid="009cbadb"/>
    </style:style>
    <style:style style:name="T244" style:family="text">
      <style:text-properties officeooo:rsid="009cd7ab"/>
    </style:style>
    <style:style style:name="T245" style:family="text">
      <style:text-properties officeooo:rsid="009e97ec"/>
    </style:style>
    <style:style style:name="T246" style:family="text">
      <style:text-properties officeooo:rsid="009efc4f"/>
    </style:style>
    <style:style style:name="T247" style:family="text">
      <style:text-properties officeooo:rsid="00a095f9"/>
    </style:style>
    <style:style style:name="T248" style:family="text">
      <style:text-properties officeooo:rsid="00a3648a"/>
    </style:style>
    <style:style style:name="T249" style:family="text">
      <style:text-properties officeooo:rsid="00b2793e"/>
    </style:style>
    <style:style style:name="T250" style:family="text">
      <style:text-properties officeooo:rsid="00b2e1de"/>
    </style:style>
    <style:style style:name="T251" style:family="text">
      <style:text-properties officeooo:rsid="00b43beb"/>
    </style:style>
    <style:style style:name="T252" style:family="text">
      <style:text-properties officeooo:rsid="00d3fcb0"/>
    </style:style>
    <style:style style:name="T253" style:family="text">
      <style:text-properties officeooo:rsid="00d5a3a1"/>
    </style:style>
    <style:style style:name="T254" style:family="text">
      <style:text-properties officeooo:rsid="00d84dc4"/>
    </style:style>
    <style:style style:name="T255" style:family="text">
      <style:text-properties officeooo:rsid="00d9c233"/>
    </style:style>
    <style:style style:name="T256" style:family="text">
      <style:text-properties officeooo:rsid="00e0f3cf"/>
    </style:style>
    <style:style style:name="T257" style:family="text">
      <style:text-properties officeooo:rsid="00e2bdce"/>
    </style:style>
    <style:style style:name="T258" style:family="text">
      <style:text-properties fo:font-variant="normal" fo:text-transform="none" fo:color="#000000" style:font-name="Open Sans" fo:font-size="9.75pt" fo:letter-spacing="normal" fo:font-style="normal" fo:font-weight="normal"/>
    </style:style>
    <style:style style:name="T259" style:family="text">
      <style:text-properties fo:font-variant="normal" fo:text-transform="none" fo:color="#000000" style:font-name="Open Sans" fo:font-size="9.75pt" fo:letter-spacing="normal" fo:font-style="normal" fo:font-weight="normal" officeooo:rsid="00e5f654"/>
    </style:style>
    <style:style style:name="T260" style:family="text">
      <style:text-properties fo:font-variant="normal" fo:text-transform="none" fo:color="#000000" style:font-name="Open Sans" fo:font-size="9.75pt" fo:letter-spacing="normal" fo:font-style="normal" fo:font-weight="normal" officeooo:rsid="00e63652"/>
    </style:style>
    <style:style style:name="T261" style:family="text">
      <style:text-properties fo:font-variant="normal" fo:text-transform="none" fo:color="#000000" style:font-name="Open Sans" fo:font-size="9.75pt" fo:letter-spacing="normal" fo:font-style="normal" fo:font-weight="normal" style:font-weight-asian="normal" style:font-weight-complex="normal"/>
    </style:style>
    <style:style style:name="T262" style:family="text">
      <style:text-properties fo:font-variant="normal" fo:text-transform="none" fo:color="#000000" style:font-name="Open Sans" fo:font-size="9.75pt" fo:letter-spacing="normal" fo:font-style="normal" fo:font-weight="normal" officeooo:rsid="00e5f654" style:font-weight-asian="normal" style:font-weight-complex="normal"/>
    </style:style>
    <style:style style:name="T263" style:family="text">
      <style:text-properties fo:font-variant="normal" fo:text-transform="none" fo:color="#000000" style:font-name="Open Sans" fo:font-size="9.75pt" fo:letter-spacing="normal" fo:font-style="normal" fo:font-weight="normal" officeooo:rsid="00e6cfb0" style:font-weight-asian="normal" style:font-weight-complex="normal"/>
    </style:style>
    <style:style style:name="T264" style:family="text">
      <style:text-properties fo:font-variant="normal" fo:text-transform="none" fo:color="#000000" style:font-name="Open Sans" fo:font-size="9.75pt" fo:letter-spacing="normal" fo:font-style="normal" fo:font-weight="normal" officeooo:rsid="00e6cfb0"/>
    </style:style>
    <style:style style:name="T265" style:family="text">
      <style:text-properties fo:font-variant="normal" fo:text-transform="none" fo:color="#000000" style:font-name="Open Sans" fo:font-size="9.75pt" fo:letter-spacing="normal" fo:font-style="normal" fo:font-weight="normal" officeooo:rsid="00f31be8"/>
    </style:style>
    <style:style style:name="T266" style:family="text">
      <style:text-properties fo:font-variant="normal" fo:text-transform="none" fo:color="#000000" style:font-name="Open Sans" fo:font-size="9.75pt" fo:letter-spacing="normal" fo:font-style="normal" fo:font-weight="normal" officeooo:rsid="0108c9f8"/>
    </style:style>
    <style:style style:name="T267" style:family="text">
      <style:text-properties fo:font-variant="normal" fo:text-transform="none" fo:color="#000000" style:font-name="Open Sans" fo:font-size="9.75pt" fo:letter-spacing="normal" fo:font-style="normal" fo:font-weight="normal" officeooo:rsid="0113268f"/>
    </style:style>
    <style:style style:name="T268" style:family="text">
      <style:text-properties fo:font-variant="normal" fo:text-transform="none" fo:color="#000000" style:font-name="Open Sans" fo:font-size="9.75pt" fo:letter-spacing="normal" fo:font-style="normal" fo:font-weight="normal" officeooo:rsid="011437a9"/>
    </style:style>
    <style:style style:name="T269" style:family="text">
      <style:text-properties fo:font-variant="normal" fo:text-transform="none" fo:color="#000000" style:font-name="Open Sans" fo:font-size="9.75pt" fo:letter-spacing="normal" fo:font-style="normal" fo:font-weight="normal" officeooo:rsid="01682ff2"/>
    </style:style>
    <style:style style:name="T270" style:family="text">
      <style:text-properties fo:font-variant="normal" fo:text-transform="none" fo:color="#000000" style:font-name="Open Sans" fo:font-size="9.75pt" fo:letter-spacing="normal" fo:font-style="normal" fo:font-weight="bold" style:font-weight-asian="bold" style:font-weight-complex="bold"/>
    </style:style>
    <style:style style:name="T271" style:family="text">
      <style:text-properties fo:font-variant="normal" fo:text-transform="none" fo:color="#000000" style:font-name="Open Sans" fo:font-size="9.75pt" fo:letter-spacing="normal" fo:font-style="normal" fo:font-weight="bold" officeooo:rsid="01682ff2" style:font-weight-asian="bold" style:font-weight-complex="bold"/>
    </style:style>
    <style:style style:name="T272" style:family="text">
      <style:text-properties fo:font-variant="normal" fo:text-transform="none" fo:color="#000000" style:font-name="Open Sans" fo:font-size="9.75pt" fo:letter-spacing="normal" fo:font-style="normal" fo:font-weight="bold" officeooo:rsid="00e6cfb0" style:font-weight-asian="bold" style:font-weight-complex="bold"/>
    </style:style>
    <style:style style:name="T273" style:family="text">
      <style:text-properties fo:font-variant="normal" fo:text-transform="none" fo:color="#000000" style:font-name="Open Sans" fo:font-size="9.75pt" fo:letter-spacing="normal" fo:font-style="normal" fo:font-weight="bold" officeooo:rsid="00e5f654" style:font-weight-asian="bold" style:font-weight-complex="bold"/>
    </style:style>
    <style:style style:name="T274" style:family="text">
      <style:text-properties fo:font-variant="normal" fo:text-transform="none" fo:color="#000000" style:font-name="Open Sans" fo:font-size="9.75pt" fo:letter-spacing="normal" fo:font-style="normal" fo:font-weight="bold" officeooo:rsid="00e63652" style:font-weight-asian="bold" style:font-weight-complex="bold"/>
    </style:style>
    <style:style style:name="T275" style:family="text">
      <style:text-properties fo:font-variant="normal" fo:text-transform="none" fo:color="#000000" style:font-name="Open Sans" fo:font-size="9.75pt" fo:letter-spacing="normal" fo:font-style="italic" fo:font-weight="normal"/>
    </style:style>
    <style:style style:name="T276" style:family="text">
      <style:text-properties officeooo:rsid="00e88a87"/>
    </style:style>
    <style:style style:name="T277" style:family="text">
      <style:text-properties officeooo:rsid="00e98897"/>
    </style:style>
    <style:style style:name="T278" style:family="text">
      <style:text-properties officeooo:rsid="00ee3afd"/>
    </style:style>
    <style:style style:name="T279" style:family="text">
      <style:text-properties officeooo:rsid="00f480ae"/>
    </style:style>
    <style:style style:name="T280" style:family="text">
      <style:text-properties officeooo:rsid="00f4a96d"/>
    </style:style>
    <style:style style:name="T281" style:family="text">
      <style:text-properties officeooo:rsid="00f603c5"/>
    </style:style>
    <style:style style:name="T282" style:family="text">
      <style:text-properties officeooo:rsid="00f70c8c"/>
    </style:style>
    <style:style style:name="T283" style:family="text">
      <style:text-properties officeooo:rsid="00f7a435"/>
    </style:style>
    <style:style style:name="T284" style:family="text">
      <style:text-properties officeooo:rsid="00f8ef91"/>
    </style:style>
    <style:style style:name="T285" style:family="text">
      <style:text-properties officeooo:rsid="00fafcbf"/>
    </style:style>
    <style:style style:name="T286" style:family="text">
      <style:text-properties officeooo:rsid="01002200"/>
    </style:style>
    <style:style style:name="T287" style:family="text">
      <style:text-properties officeooo:rsid="0101b5ea"/>
    </style:style>
    <style:style style:name="T288" style:family="text">
      <style:text-properties officeooo:rsid="01025045"/>
    </style:style>
    <style:style style:name="T289" style:family="text">
      <style:text-properties officeooo:rsid="0104e3d7"/>
    </style:style>
    <style:style style:name="T290" style:family="text">
      <style:text-properties officeooo:rsid="01065c19"/>
    </style:style>
    <style:style style:name="T291" style:family="text">
      <style:text-properties officeooo:rsid="010683d6"/>
    </style:style>
    <style:style style:name="T292" style:family="text">
      <style:text-properties officeooo:rsid="01095128"/>
    </style:style>
    <style:style style:name="T293" style:family="text">
      <style:text-properties officeooo:rsid="01116cfe"/>
    </style:style>
    <style:style style:name="T294" style:family="text">
      <style:text-properties officeooo:rsid="01156bf1"/>
    </style:style>
    <style:style style:name="T295" style:family="text">
      <style:text-properties officeooo:rsid="0115a87a"/>
    </style:style>
    <style:style style:name="T296" style:family="text">
      <style:text-properties officeooo:rsid="011f6cb2"/>
    </style:style>
    <style:style style:name="T297" style:family="text">
      <style:text-properties officeooo:rsid="012225e3"/>
    </style:style>
    <style:style style:name="T298" style:family="text">
      <style:text-properties officeooo:rsid="01239efb"/>
    </style:style>
    <style:style style:name="T299" style:family="text">
      <style:text-properties officeooo:rsid="012ce3c3"/>
    </style:style>
    <style:style style:name="T300" style:family="text">
      <style:text-properties officeooo:rsid="012fdd78"/>
    </style:style>
    <style:style style:name="T301" style:family="text">
      <style:text-properties style:text-position="sub 58%" fo:font-style="italic" officeooo:rsid="012fdd78" style:font-style-asian="italic" style:font-style-complex="italic"/>
    </style:style>
    <style:style style:name="T302" style:family="text">
      <style:text-properties officeooo:rsid="0132f397"/>
    </style:style>
    <style:style style:name="T303" style:family="text">
      <style:text-properties officeooo:rsid="0134ba8c"/>
    </style:style>
    <style:style style:name="T304" style:family="text">
      <style:text-properties officeooo:rsid="01366403"/>
    </style:style>
    <style:style style:name="T305" style:family="text">
      <style:text-properties officeooo:rsid="0052b0c6"/>
    </style:style>
    <style:style style:name="T306" style:family="text">
      <style:text-properties officeooo:rsid="0139840e"/>
    </style:style>
    <style:style style:name="T307" style:family="text">
      <style:text-properties officeooo:rsid="013a0a65"/>
    </style:style>
    <style:style style:name="T308" style:family="text">
      <style:text-properties officeooo:rsid="013c78ef"/>
    </style:style>
    <style:style style:name="T309" style:family="text">
      <style:text-properties officeooo:rsid="0143f4ae"/>
    </style:style>
    <style:style style:name="T310" style:family="text">
      <style:text-properties officeooo:rsid="0144c7c4"/>
    </style:style>
    <style:style style:name="T311" style:family="text">
      <style:text-properties officeooo:rsid="01454333"/>
    </style:style>
    <style:style style:name="T312" style:family="text">
      <style:text-properties officeooo:rsid="01461573"/>
    </style:style>
    <style:style style:name="T313" style:family="text">
      <style:text-properties officeooo:rsid="0147f4b6"/>
    </style:style>
    <style:style style:name="T314" style:family="text">
      <style:text-properties officeooo:rsid="014afa89"/>
    </style:style>
    <style:style style:name="T315" style:family="text">
      <style:text-properties officeooo:rsid="01502f8b"/>
    </style:style>
    <style:style style:name="T316" style:family="text">
      <style:text-properties officeooo:rsid="01542d0e"/>
    </style:style>
    <style:style style:name="T317" style:family="text">
      <style:text-properties officeooo:rsid="015c2370"/>
    </style:style>
    <style:style style:name="T318" style:family="text">
      <style:text-properties officeooo:rsid="015dcacb"/>
    </style:style>
    <style:style style:name="T319" style:family="text">
      <style:text-properties officeooo:rsid="0166bdc5"/>
    </style:style>
    <style:style style:name="T320" style:family="text">
      <style:text-properties style:text-position="super 58%" fo:font-weight="bold" style:font-weight-asian="bold" style:font-weight-complex="bold"/>
    </style:style>
    <style:style style:name="T321" style:family="text">
      <style:text-properties style:text-position="super 58%" fo:font-weight="bold" officeooo:rsid="00e88a87" style:font-weight-asian="bold" style:font-weight-complex="bold"/>
    </style:style>
    <style:style style:name="T322" style:family="text">
      <style:text-properties style:text-position="super 58%" fo:font-weight="bold" officeooo:rsid="00e98897" style:font-weight-asian="bold" style:font-weight-complex="bold"/>
    </style:style>
    <style:style style:name="T323" style:family="text">
      <style:text-properties style:text-position="super 58%" fo:font-weight="bold" officeooo:rsid="00e9bace" style:font-weight-asian="bold" style:font-weight-complex="bold"/>
    </style:style>
    <style:style style:name="T324" style:family="text">
      <style:text-properties style:text-position="super 58%" fo:font-weight="bold" officeooo:rsid="003807a9" style:font-weight-asian="bold" style:font-weight-complex="bold"/>
    </style:style>
    <style:style style:name="T325" style:family="text">
      <style:text-properties style:text-position="super 58%" fo:font-weight="bold" officeooo:rsid="00ee3afd" style:font-weight-asian="bold" style:font-weight-complex="bold"/>
    </style:style>
    <style:style style:name="T326" style:family="text">
      <style:text-properties style:text-position="super 58%" fo:font-weight="bold" officeooo:rsid="01263de8" style:font-weight-asian="bold" style:font-weight-complex="bold"/>
    </style:style>
    <style:style style:name="T327" style:family="text">
      <style:text-properties style:text-position="super 58%" fo:font-weight="bold" officeooo:rsid="01156bf1" style:font-weight-asian="bold" style:font-weight-complex="bold"/>
    </style:style>
    <style:style style:name="T328" style:family="text">
      <style:text-properties style:text-position="super 58%" fo:font-weight="bold" officeooo:rsid="00eaf264" style:font-weight-asian="bold" style:font-weight-complex="bold"/>
    </style:style>
    <style:style style:name="T329" style:family="text">
      <style:text-properties officeooo:rsid="016bc66d"/>
    </style:style>
    <style:style style:name="T330" style:family="text">
      <style:text-properties style:font-name="Liberation Sans" fo:font-weight="bold" style:font-weight-asian="bold" style:font-weight-complex="bold"/>
    </style:style>
    <style:style style:name="T331" style:family="text">
      <style:text-properties officeooo:rsid="014e4af9"/>
    </style:style>
    <style:style style:name="T332" style:family="text">
      <style:text-properties officeooo:rsid="019a934a"/>
    </style:style>
    <style:style style:name="T333" style:family="text">
      <style:text-properties officeooo:rsid="019fdc8b"/>
    </style:style>
    <style:style style:name="T334" style:family="text">
      <style:text-properties officeooo:rsid="01ae648c"/>
    </style:style>
    <style:style style:name="T335" style:family="text">
      <style:text-properties officeooo:rsid="01b3cf56"/>
    </style:style>
    <style:style style:name="T336" style:family="text">
      <style:text-properties officeooo:rsid="01c3ff74"/>
    </style:style>
    <style:style style:name="T337" style:family="text">
      <style:text-properties officeooo:rsid="01cb10a2"/>
    </style:style>
    <style:style style:name="T338" style:family="text">
      <style:text-properties officeooo:rsid="01cc068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DGIIIAI_concordance.sdi"/>
      <text:p text:style-name="Title"><text:alphabetical-index-mark-start text:id="IMark70911848"/><text:alphabetical-index-mark-start text:id="IMark113973592"/><text:alphabetical-index-mark-start text:id="IMark101711784"/><text:alphabetical-index-mark-start text:id="IMark113973688"/>DGIII<text:alphabetical-index-mark-end text:id="IMark113973688"/><text:alphabetical-index-mark-start text:id="IMark79082968"/>AI<text:alphabetical-index-mark-end text:id="IMark79082968"/><text:alphabetical-index-mark-end text:id="IMark101711784"/><text:alphabetical-index-mark-end text:id="IMark113973592"/><text:alphabetical-index-mark-end text:id="IMark70911848"/> – <text:alphabetical-index-mark-start text:id="IMark105353032"/><text:alphabetical-index-mark-start text:id="IMark92131896"/><text:alphabetical-index-mark-start text:id="IMark96247784"/><text:span text:style-name="T196">Intelligent</text:span><text:alphabetical-index-mark-end text:id="IMark96247784"/><text:alphabetical-index-mark-end text:id="IMark92131896"/><text:alphabetical-index-mark-end text:id="IMark105353032"/><text:span text:style-name="T196"> </text:span><text:alphabetical-index-mark-start text:id="IMark90351144"/><text:alphabetical-index-mark-start text:id="IMark109120264"/><text:alphabetical-index-mark-start text:id="IMark114977240"/><text:alphabetical-index-mark-start text:id="IMark109589832"/><text:alphabetical-index-mark-start text:id="IMark88054040"/><text:alphabetical-index-mark-start text:id="IMark90317096"/><text:span text:style-name="T196">Delta</text:span><text:alphabetical-index-mark-end text:id="IMark90317096"/><text:alphabetical-index-mark-end text:id="IMark88054040"/><text:alphabetical-index-mark-end text:id="IMark109589832"/><text:alphabetical-index-mark-end text:id="IMark114977240"/><text:alphabetical-index-mark-end text:id="IMark109120264"/><text:alphabetical-index-mark-end text:id="IMark90351144"/><text:span text:style-name="T196"> </text:span><text:alphabetical-index-mark-start text:id="IMark110558424"/><text:alphabetical-index-mark-start text:id="IMark88001544"/><text:alphabetical-index-mark-start text:id="IMark117153944"/><text:span text:style-name="T196">Glider</text:span><text:alphabetical-index-mark-end text:id="IMark117153944"/><text:alphabetical-index-mark-end text:id="IMark88001544"/><text:alphabetical-index-mark-end text:id="IMark110558424"/></text:p>
      <text:p text:style-name="Title">for the <text:alphabetical-index-mark-start text:id="IMark88054040"/><text:alphabetical-index-mark-start text:id="IMark88001544"/><text:alphabetical-index-mark-start text:id="IMark70911848"/>Orbiter<text:alphabetical-index-mark-end text:id="IMark70911848"/><text:alphabetical-index-mark-end text:id="IMark88001544"/><text:alphabetical-index-mark-end text:id="IMark88054040"/> <text:alphabetical-index-mark-start text:id="IMark110558424"/><text:alphabetical-index-mark-start text:id="IMark117153944"/><text:alphabetical-index-mark-start text:id="IMark102024536"/>Space<text:alphabetical-index-mark-end text:id="IMark102024536"/><text:alphabetical-index-mark-end text:id="IMark117153944"/><text:alphabetical-index-mark-end text:id="IMark110558424"/> <text:alphabetical-index-mark-start text:id="IMark109823560"/><text:alphabetical-index-mark-start text:id="IMark95953224"/><text:alphabetical-index-mark-start text:id="IMark111877464"/>Fligh<text:span text:style-name="T319">t</text:span><text:alphabetical-index-mark-end text:id="IMark111877464"/><text:alphabetical-index-mark-end text:id="IMark95953224"/><text:alphabetical-index-mark-end text:id="IMark109823560"/> <text:alphabetical-index-mark-start text:id="IMark114977240"/><text:alphabetical-index-mark-start text:id="IMark113967736"/>Simu<text:alphabetical-index-mark-start text:id="IMark70909112"/>lat<text:alphabetical-index-mark-end text:id="IMark70909112"/>or<text:alphabetical-index-mark-end text:id="IMark113967736"/><text:alphabetical-index-mark-end text:id="IMark114977240"/></text:p>
      <text:p text:style-name="P2">Pablo <text:alphabetical-index-mark-start text:id="IMark110558424"/><text:alphabetical-index-mark-start text:id="IMark117153944"/><text:alphabetical-index-mark-start text:id="IMark88054040"/>Edronkin<text:alphabetical-index-mark-end text:id="IMark88054040"/><text:alphabetical-index-mark-end text:id="IMark117153944"/><text:alphabetical-index-mark-end text:id="IMark110558424"/>, 201<text:span text:style-name="T196">3 - 2019</text:span></text:p>
      <text:p text:style-name="P2"><text:a xlink:type="simple" xlink:href="https://orcid.org/0000-0001-8690-7030" text:style-name="Internet_20_link" text:visited-style-name="Visited_20_Internet_20_Link">https://</text:a><text:alphabetical-index-mark-start text:id="IMark117153944"/><text:alphabetical-index-mark-start text:id="IMark88054040"/><text:a xlink:type="simple" xlink:href="https://orcid.org/0000-0001-8690-7030" text:style-name="Internet_20_link" text:visited-style-name="Visited_20_Internet_20_Link">orcid</text:a><text:alphabetical-index-mark-end text:id="IMark88054040"/><text:alphabetical-index-mark-end text:id="IMark117153944"/><text:a xlink:type="simple" xlink:href="https://orcid.org/0000-0001-8690-7030" text:style-name="Internet_20_link" text:visited-style-name="Visited_20_Internet_20_Link">.org/0000-0001-8690-7030</text:a></text:p>
      <text:p text:style-name="Text_20_body"/>
      <text:p text:style-name="Text_20_body"/>
      <text:h text:style-name="Heading_20_1" text:outline-level="1"><text:bookmark-start text:name="__RefHeading___Toc6459_1483239106"/><text:alphabetical-index-mark-start text:id="IMark88001544"/><text:alphabetical-index-mark-start text:id="IMark94412248"/><text:alphabetical-index-mark-start text:id="IMark113205608"/><text:alphabetical-index-mark-start text:id="IMark114587032"/>Abs<text:alphabetical-index-mark-end text:id="IMark114587032"/>tract<text:bookmark-end text:name="__RefHeading___Toc6459_1483239106"/><text:alphabetical-index-mark-end text:id="IMark113205608"/><text:alphabetical-index-mark-end text:id="IMark94412248"/><text:alphabetical-index-mark-end text:id="IMark88001544"/></text:h>
      <text:p text:style-name="Text_20_body"/>
      <text:p text:style-name="Text_20_body"><text:alphabetical-index-mark-start text:id="IMark110558424"/><text:alphabetical-index-mark-start text:id="IMark117153944"/><text:alphabetical-index-mark-start text:id="IMark88054040"/><text:alphabetical-index-mark-start text:id="IMark70911848"/>DGIII<text:alphabetical-index-mark-end text:id="IMark70911848"/><text:alphabetical-index-mark-start text:id="IMark88001544"/>AI<text:alphabetical-index-mark-end text:id="IMark88001544"/><text:alphabetical-index-mark-end text:id="IMark88054040"/><text:alphabetical-index-mark-end text:id="IMark117153944"/><text:alphabetical-index-mark-end text:id="IMark110558424"/> is a variant of the <text:alphabetical-index-mark-start text:id="IMark69861896"/><text:alphabetical-index-mark-start text:id="IMark115367320"/><text:alphabetical-index-mark-start text:id="IMark115078696"/>stock<text:alphabetical-index-mark-end text:id="IMark115078696"/><text:alphabetical-index-mark-end text:id="IMark115367320"/><text:alphabetical-index-mark-end text:id="IMark69861896"/> <text:alphabetical-index-mark-start text:id="IMark70909112"/><text:alphabetical-index-mark-start text:id="IMark93485992"/><text:alphabetical-index-mark-start text:id="IMark96991960"/><text:alphabetical-index-mark-start text:id="IMark98941304"/><text:alphabetical-index-mark-start text:id="IMark104533128"/><text:alphabetical-index-mark-start text:id="IMark99145240"/>Delta<text:alphabetical-index-mark-end text:id="IMark99145240"/><text:alphabetical-index-mark-end text:id="IMark104533128"/><text:alphabetical-index-mark-end text:id="IMark98941304"/><text:alphabetical-index-mark-end text:id="IMark96991960"/><text:alphabetical-index-mark-end text:id="IMark93485992"/><text:alphabetical-index-mark-end text:id="IMark70909112"/> <text:alphabetical-index-mark-start text:id="IMark117002120"/><text:alphabetical-index-mark-start text:id="IMark102202824"/><text:alphabetical-index-mark-start text:id="IMark97071688"/>Glider<text:alphabetical-index-mark-end text:id="IMark97071688"/><text:alphabetical-index-mark-end text:id="IMark102202824"/><text:alphabetical-index-mark-end text:id="IMark117002120"/> III included with the <text:alphabetical-index-mark-start text:id="IMark94054424"/><text:alphabetical-index-mark-start text:id="IMark116813384"/><text:alphabetical-index-mark-start text:id="IMark116132600"/>Orbiter<text:alphabetical-index-mark-end text:id="IMark116132600"/><text:alphabetical-index-mark-end text:id="IMark116813384"/><text:alphabetical-index-mark-end text:id="IMark94054424"/> <text:alphabetical-index-mark-start text:id="IMark111615000"/><text:alphabetical-index-mark-start text:id="IMark101942248"/><text:alphabetical-index-mark-start text:id="IMark90419416"/>Space<text:alphabetical-index-mark-end text:id="IMark90419416"/><text:alphabetical-index-mark-end text:id="IMark101942248"/><text:alphabetical-index-mark-end text:id="IMark111615000"/> <text:alphabetical-index-mark-start text:id="IMark77611256"/><text:alphabetical-index-mark-start text:id="IMark90418776"/><text:alphabetical-index-mark-start text:id="IMark102438520"/>Flight<text:alphabetical-index-mark-end text:id="IMark102438520"/><text:alphabetical-index-mark-end text:id="IMark90418776"/><text:alphabetical-index-mark-end text:id="IMark77611256"/> <text:alphabetical-index-mark-start text:id="IMark115749592"/><text:alphabetical-index-mark-start text:id="IMark118714232"/>Simu<text:alphabetical-index-mark-start text:id="IMark104561576"/>lat<text:alphabetical-index-mark-end text:id="IMark104561576"/>or<text:alphabetical-index-mark-end text:id="IMark118714232"/><text:alphabetical-index-mark-end text:id="IMark115749592"/><text:span text:style-name="T321">[6.17.]</text:span> that <text:span text:style-name="T280">incorporates</text:span> an <text:alphabetical-index-mark-start text:id="IMark70800216"/><text:alphabetical-index-mark-start text:id="IMark117225080"/><text:alphabetical-index-mark-start text:id="IMark98559528"/>expert<text:alphabetical-index-mark-end text:id="IMark98559528"/><text:alphabetical-index-mark-end text:id="IMark117225080"/><text:alphabetical-index-mark-end text:id="IMark70800216"/> <text:alphabetical-index-mark-start text:id="IMark118376760"/><text:alphabetical-index-mark-start text:id="IMark93800376"/><text:alphabetical-index-mark-start text:id="IMark106393272"/>system<text:alphabetical-index-mark-end text:id="IMark106393272"/><text:alphabetical-index-mark-end text:id="IMark93800376"/><text:alphabetical-index-mark-end text:id="IMark118376760"/> and <text:alphabetical-index-mark-start text:id="IMark113210776"/><text:alphabetical-index-mark-start text:id="IMark113876056"/><text:alphabetical-index-mark-start text:id="IMark96672184"/>artificial<text:alphabetical-index-mark-end text:id="IMark96672184"/><text:alphabetical-index-mark-end text:id="IMark113876056"/><text:alphabetical-index-mark-end text:id="IMark113210776"/> <text:alphabetical-index-mark-start text:id="IMark77903112"/><text:alphabetical-index-mark-start text:id="IMark105199432"/><text:alphabetical-index-mark-start text:id="IMark119566552"/>intelligence<text:alphabetical-index-mark-end text:id="IMark119566552"/><text:alphabetical-index-mark-end text:id="IMark105199432"/><text:alphabetical-index-mark-end text:id="IMark77903112"/> engi<text:span text:style-name="T280">ne </text:span><text:alphabetical-index-mark-start text:id="IMark99658040"/><text:alphabetical-index-mark-start text:id="IMark112283640"/><text:span text:style-name="T280">base</text:span><text:alphabetical-index-mark-end text:id="IMark112283640"/><text:alphabetical-index-mark-end text:id="IMark99658040"/><text:span text:style-name="T280">d on </text:span><text:alphabetical-index-mark-start text:id="IMark116106488"/><text:alphabetical-index-mark-start text:id="IMark88951736"/><text:alphabetical-index-mark-start text:id="IMark112643112"/><text:span text:style-name="T280">SQL</text:span><text:alphabetical-index-mark-end text:id="IMark112643112"/><text:alphabetical-index-mark-end text:id="IMark88951736"/><text:alphabetical-index-mark-end text:id="IMark116106488"/><text:span text:style-name="T280"> and a </text:span><text:alphabetical-index-mark-start text:id="IMark113212456"/><text:alphabetical-index-mark-start text:id="IMark117005656"/><text:alphabetical-index-mark-start text:id="IMark114148744"/><text:alphabetical-index-mark-start text:id="IMark104680392"/><text:span text:style-name="T280">re</text:span><text:alphabetical-index-mark-start text:id="IMark111414168"/><text:span text:style-name="T280">l</text:span><text:alphabetical-index-mark-end text:id="IMark104680392"/><text:span text:style-name="T280">at</text:span><text:alphabetical-index-mark-end text:id="IMark111414168"/><text:span text:style-name="T280">ional</text:span><text:alphabetical-index-mark-end text:id="IMark114148744"/><text:alphabetical-index-mark-end text:id="IMark117005656"/><text:alphabetical-index-mark-end text:id="IMark113212456"/><text:span text:style-name="T280"> </text:span><text:alphabetical-index-mark-start text:id="IMark101019560"/><text:alphabetical-index-mark-start text:id="IMark88941944"/><text:alphabetical-index-mark-start text:id="IMark113738136"/><text:alphabetical-index-mark-start text:id="IMark110722632"/><text:alphabetical-index-mark-start text:id="IMark113048920"/><text:span text:style-name="T280">data</text:span><text:alphabetical-index-mark-end text:id="IMark113048920"/><text:alphabetical-index-mark-end text:id="IMark110722632"/><text:alphabetical-index-mark-start text:id="IMark116849336"/><text:alphabetical-index-mark-start text:id="IMark109249816"/><text:span text:style-name="T280">base</text:span><text:alphabetical-index-mark-end text:id="IMark109249816"/><text:alphabetical-index-mark-end text:id="IMark116849336"/><text:alphabetical-index-mark-end text:id="IMark113738136"/><text:alphabetical-index-mark-end text:id="IMark88941944"/><text:alphabetical-index-mark-end text:id="IMark101019560"/><text:span text:style-name="T280">. While </text:span><text:alphabetical-index-mark-start text:id="IMark118960648"/><text:alphabetical-index-mark-start text:id="IMark109891656"/><text:alphabetical-index-mark-start text:id="IMark102025352"/><text:span text:style-name="T280">AI</text:span><text:alphabetical-index-mark-end text:id="IMark102025352"/><text:alphabetical-index-mark-end text:id="IMark109891656"/><text:alphabetical-index-mark-end text:id="IMark118960648"/><text:span text:style-name="T280"> projects </text:span><text:alphabetical-index-mark-start text:id="IMark110249080"/><text:alphabetical-index-mark-start text:id="IMark99774952"/><text:span text:style-name="T280">base</text:span><text:alphabetical-index-mark-end text:id="IMark99774952"/><text:alphabetical-index-mark-end text:id="IMark110249080"/><text:span text:style-name="T280">d on </text:span><text:alphabetical-index-mark-start text:id="IMark96155512"/><text:alphabetical-index-mark-start text:id="IMark115245752"/><text:alphabetical-index-mark-start text:id="IMark102500216"/><text:span text:style-name="T280">expert</text:span><text:alphabetical-index-mark-end text:id="IMark102500216"/><text:alphabetical-index-mark-end text:id="IMark115245752"/><text:alphabetical-index-mark-end text:id="IMark96155512"/><text:span text:style-name="T280"> </text:span><text:alphabetical-index-mark-start text:id="IMark111648600"/><text:alphabetical-index-mark-start text:id="IMark113915048"/><text:alphabetical-index-mark-start text:id="IMark102148904"/><text:span text:style-name="T280">system</text:span><text:alphabetical-index-mark-end text:id="IMark102148904"/><text:alphabetical-index-mark-end text:id="IMark113915048"/><text:alphabetical-index-mark-end text:id="IMark111648600"/><text:span text:style-name="T280">s might look out of fashion, the </text:span><text:alphabetical-index-mark-start text:id="IMark115360024"/><text:alphabetical-index-mark-start text:id="IMark99086296"/><text:alphabetical-index-mark-start text:id="IMark110214792"/><text:span text:style-name="T280">fact</text:span><text:alphabetical-index-mark-end text:id="IMark110214792"/><text:alphabetical-index-mark-end text:id="IMark99086296"/><text:alphabetical-index-mark-end text:id="IMark115360024"/><text:span text:style-name="T280"> is that they do have several advantages over other </text:span><text:alphabetical-index-mark-start text:id="IMark99855688"/><text:alphabetical-index-mark-start text:id="IMark109737224"/><text:alphabetical-index-mark-start text:id="IMark95480136"/><text:span text:style-name="T280">artificial</text:span><text:alphabetical-index-mark-end text:id="IMark95480136"/><text:alphabetical-index-mark-end text:id="IMark109737224"/><text:alphabetical-index-mark-end text:id="IMark99855688"/><text:span text:style-name="T280"> </text:span><text:alphabetical-index-mark-start text:id="IMark105869480"/><text:alphabetical-index-mark-start text:id="IMark115939864"/><text:alphabetical-index-mark-start text:id="IMark92740744"/><text:span text:style-name="T280">intelligence</text:span><text:alphabetical-index-mark-end text:id="IMark92740744"/><text:alphabetical-index-mark-end text:id="IMark115939864"/><text:alphabetical-index-mark-end text:id="IMark105869480"/><text:span text:style-name="T280"> technologies in specific realms. </text:span></text:p>
      <text:p text:style-name="Text_20_body"/>
      <text:p text:style-name="Text_20_body">Moreover: the <text:alphabetical-index-mark-start text:id="IMark69861896"/><text:alphabetical-index-mark-start text:id="IMark99656264"/><text:alphabetical-index-mark-start text:id="IMark117153944"/>design<text:alphabetical-index-mark-end text:id="IMark117153944"/><text:alphabetical-index-mark-end text:id="IMark99656264"/><text:alphabetical-index-mark-end text:id="IMark69861896"/> of this project in which <text:alphabetical-index-mark-start text:id="IMark110558424"/><text:alphabetical-index-mark-start text:id="IMark70911848"/><text:alphabetical-index-mark-start text:id="IMark88001544"/>rule<text:alphabetical-index-mark-end text:id="IMark88001544"/><text:alphabetical-index-mark-end text:id="IMark70911848"/><text:alphabetical-index-mark-end text:id="IMark110558424"/>s and <text:alphabetical-index-mark-start text:id="IMark99588888"/><text:alphabetical-index-mark-start text:id="IMark96006552"/><text:alphabetical-index-mark-start text:id="IMark97715112"/>fact<text:alphabetical-index-mark-end text:id="IMark97715112"/><text:alphabetical-index-mark-end text:id="IMark96006552"/><text:alphabetical-index-mark-end text:id="IMark99588888"/>s <text:alphabetical-index-mark-start text:id="IMark92268280"/>re<text:alphabetical-index-mark-start text:id="IMark94338792"/>l<text:alphabetical-index-mark-end text:id="IMark92268280"/>at<text:alphabetical-index-mark-end text:id="IMark94338792"/>ed to the <text:alphabetical-index-mark-start text:id="IMark90317144"/><text:alphabetical-index-mark-start text:id="IMark101711832"/><text:alphabetical-index-mark-start text:id="IMark102024536"/>expert<text:alphabetical-index-mark-end text:id="IMark102024536"/><text:alphabetical-index-mark-end text:id="IMark101711832"/><text:alphabetical-index-mark-end text:id="IMark90317144"/> <text:alphabetical-index-mark-start text:id="IMark108311288"/><text:alphabetical-index-mark-start text:id="IMark100973160"/><text:alphabetical-index-mark-start text:id="IMark112500632"/>system<text:alphabetical-index-mark-end text:id="IMark112500632"/><text:alphabetical-index-mark-end text:id="IMark100973160"/><text:alphabetical-index-mark-end text:id="IMark108311288"/> <text:alphabetical-index-mark-start text:id="IMark97027496"/><text:alphabetical-index-mark-start text:id="IMark99656072"/>knowledge<text:alphabetical-index-mark-end text:id="IMark99656072"/><text:alphabetical-index-mark-end text:id="IMark97027496"/> <text:alphabetical-index-mark-start text:id="IMark118417928"/><text:alphabetical-index-mark-start text:id="IMark55824952"/>base<text:alphabetical-index-mark-end text:id="IMark55824952"/><text:alphabetical-index-mark-end text:id="IMark118417928"/>, being expressed as <text:alphabetical-index-mark-start text:id="IMark92741064"/><text:alphabetical-index-mark-start text:id="IMark115828248"/><text:alphabetical-index-mark-start text:id="IMark106392856"/>SQL<text:alphabetical-index-mark-end text:id="IMark106392856"/><text:alphabetical-index-mark-end text:id="IMark115828248"/><text:alphabetical-index-mark-end text:id="IMark92741064"/> snippets contained in a <text:alphabetical-index-mark-start text:id="IMark117154696"/><text:alphabetical-index-mark-start text:id="IMark114313256"/><text:alphabetical-index-mark-start text:id="IMark117209432"/><text:alphabetical-index-mark-start text:id="IMark101803976"/>re<text:alphabetical-index-mark-start text:id="IMark101935576"/>l<text:alphabetical-index-mark-end text:id="IMark101803976"/>at<text:alphabetical-index-mark-end text:id="IMark101935576"/>ional<text:alphabetical-index-mark-end text:id="IMark117209432"/><text:alphabetical-index-mark-end text:id="IMark114313256"/><text:alphabetical-index-mark-end text:id="IMark117154696"/> <text:alphabetical-index-mark-start text:id="IMark107237016"/><text:alphabetical-index-mark-start text:id="IMark113795032"/><text:alphabetical-index-mark-start text:id="IMark91583240"/><text:alphabetical-index-mark-start text:id="IMark93213352"/><text:alphabetical-index-mark-start text:id="IMark109737032"/>data<text:alphabetical-index-mark-end text:id="IMark109737032"/><text:alphabetical-index-mark-end text:id="IMark93213352"/><text:alphabetical-index-mark-start text:id="IMark96069640"/><text:alphabetical-index-mark-start text:id="IMark91234392"/>base<text:alphabetical-index-mark-end text:id="IMark91234392"/><text:alphabetical-index-mark-end text:id="IMark96069640"/><text:alphabetical-index-mark-end text:id="IMark91583240"/><text:alphabetical-index-mark-end text:id="IMark113795032"/><text:alphabetical-index-mark-end text:id="IMark107237016"/> as <text:alphabetical-index-mark-start text:id="IMark111878552"/><text:alphabetical-index-mark-start text:id="IMark115342744"/>data<text:alphabetical-index-mark-end text:id="IMark115342744"/><text:alphabetical-index-mark-end text:id="IMark111878552"/>, and also being the <text:alphabetical-index-mark-start text:id="IMark104533736"/><text:alphabetical-index-mark-start text:id="IMark115427672"/><text:alphabetical-index-mark-start text:id="IMark109770664"/>fact<text:alphabetical-index-mark-end text:id="IMark109770664"/><text:alphabetical-index-mark-end text:id="IMark115427672"/><text:alphabetical-index-mark-end text:id="IMark104533736"/> that <text:alphabetical-index-mark-start text:id="IMark117005656"/><text:alphabetical-index-mark-start text:id="IMark119021720"/><text:alphabetical-index-mark-start text:id="IMark101936008"/>SQL<text:alphabetical-index-mark-end text:id="IMark101936008"/><text:alphabetical-index-mark-end text:id="IMark119021720"/><text:alphabetical-index-mark-end text:id="IMark117005656"/> is used to manipu<text:alphabetical-index-mark-start text:id="IMark104775560"/>lat<text:alphabetical-index-mark-end text:id="IMark104775560"/>e the <text:alphabetical-index-mark-start text:id="IMark97399704"/><text:alphabetical-index-mark-start text:id="IMark112422376"/>data<text:alphabetical-index-mark-end text:id="IMark112422376"/><text:alphabetical-index-mark-end text:id="IMark97399704"/> within the <text:alphabetical-index-mark-start text:id="IMark110751384"/><text:alphabetical-index-mark-start text:id="IMark113918232"/>knowledge<text:alphabetical-index-mark-end text:id="IMark113918232"/><text:alphabetical-index-mark-end text:id="IMark110751384"/> <text:alphabetical-index-mark-start text:id="IMark88689336"/><text:alphabetical-index-mark-start text:id="IMark108814040"/>base<text:alphabetical-index-mark-end text:id="IMark108814040"/><text:alphabetical-index-mark-end text:id="IMark88689336"/>, <text:alphabetical-index-mark-start text:id="IMark108415736"/><text:alphabetical-index-mark-start text:id="IMark115933192"/>turn<text:alphabetical-index-mark-end text:id="IMark115933192"/><text:alphabetical-index-mark-end text:id="IMark108415736"/>s the said <text:alphabetical-index-mark-start text:id="IMark98926760"/><text:alphabetical-index-mark-start text:id="IMark101044808"/><text:alphabetical-index-mark-start text:id="IMark108087160"/>SQL<text:alphabetical-index-mark-end text:id="IMark108087160"/><text:alphabetical-index-mark-end text:id="IMark101044808"/><text:alphabetical-index-mark-end text:id="IMark98926760"/> snippets into <text:alphabetical-index-mark-start text:id="IMark115808824"/><text:alphabetical-index-mark-start text:id="IMark101102296"/><text:alphabetical-index-mark-start text:id="IMark104442376"/>homoiconic<text:alphabetical-index-mark-end text:id="IMark104442376"/><text:alphabetical-index-mark-end text:id="IMark101102296"/><text:alphabetical-index-mark-end text:id="IMark115808824"/> <text:alphabetical-index-mark-start text:id="IMark113531224"/>code<text:alphabetical-index-mark-end text:id="IMark113531224"/>.</text:p>
      <text:p text:style-name="Text_20_body"/>
      <text:p text:style-name="Text_20_body">This means that new <text:alphabetical-index-mark-start text:id="IMark113915336"/><text:alphabetical-index-mark-start text:id="IMark109962808"/><text:alphabetical-index-mark-start text:id="IMark88054040"/>rule<text:alphabetical-index-mark-end text:id="IMark88054040"/><text:alphabetical-index-mark-end text:id="IMark109962808"/><text:alphabetical-index-mark-end text:id="IMark113915336"/>s not only can arise from <text:alphabetical-index-mark-start text:id="IMark100973160"/><text:alphabetical-index-mark-start text:id="IMark112500632"/><text:alphabetical-index-mark-start text:id="IMark110558424"/>program<text:alphabetical-index-mark-end text:id="IMark110558424"/><text:alphabetical-index-mark-end text:id="IMark112500632"/><text:alphabetical-index-mark-end text:id="IMark100973160"/>mers or user input, but that the <text:alphabetical-index-mark-start text:id="IMark70911848"/><text:alphabetical-index-mark-start text:id="IMark88001544"/><text:alphabetical-index-mark-start text:id="IMark69861896"/>system<text:alphabetical-index-mark-end text:id="IMark69861896"/><text:alphabetical-index-mark-end text:id="IMark88001544"/><text:alphabetical-index-mark-end text:id="IMark70911848"/> can generate its own <text:alphabetical-index-mark-start text:id="IMark117153944"/><text:alphabetical-index-mark-start text:id="IMark111235144"/><text:alphabetical-index-mark-start text:id="IMark99086584"/>rule<text:alphabetical-index-mark-end text:id="IMark99086584"/><text:alphabetical-index-mark-end text:id="IMark111235144"/><text:alphabetical-index-mark-end text:id="IMark117153944"/>s using whatever <text:alphabetical-index-mark-start text:id="IMark97027496"/><text:alphabetical-index-mark-start text:id="IMark119640936"/><text:alphabetical-index-mark-start text:id="IMark70909112"/>AI<text:alphabetical-index-mark-end text:id="IMark70909112"/><text:alphabetical-index-mark-end text:id="IMark119640936"/><text:alphabetical-index-mark-end text:id="IMark97027496"/> means the <text:alphabetical-index-mark-start text:id="IMark108019848"/>developer<text:alphabetical-index-mark-end text:id="IMark108019848"/> might want to add to the <text:alphabetical-index-mark-start text:id="IMark113288008"/><text:alphabetical-index-mark-start text:id="IMark112787048"/><text:alphabetical-index-mark-start text:id="IMark115050712"/>system<text:alphabetical-index-mark-end text:id="IMark115050712"/><text:alphabetical-index-mark-end text:id="IMark112787048"/><text:alphabetical-index-mark-end text:id="IMark113288008"/>. In this regard, <text:alphabetical-index-mark-start text:id="IMark116248312"/><text:alphabetical-index-mark-start text:id="IMark109158232"/><text:alphabetical-index-mark-start text:id="IMark110150408"/>adding<text:alphabetical-index-mark-end text:id="IMark110150408"/><text:alphabetical-index-mark-end text:id="IMark109158232"/><text:alphabetical-index-mark-end text:id="IMark116248312"/> <text:alphabetical-index-mark-start text:id="IMark99851064"/><text:alphabetical-index-mark-start text:id="IMark104561400"/><text:alphabetical-index-mark-start text:id="IMark94054248"/>neural<text:alphabetical-index-mark-end text:id="IMark94054248"/><text:alphabetical-index-mark-end text:id="IMark104561400"/><text:alphabetical-index-mark-end text:id="IMark99851064"/> <text:alphabetical-index-mark-start text:id="IMark108431928"/><text:alphabetical-index-mark-start text:id="IMark113795032"/><text:alphabetical-index-mark-start text:id="IMark101803784"/>network<text:alphabetical-index-mark-end text:id="IMark101803784"/><text:alphabetical-index-mark-end text:id="IMark113795032"/><text:alphabetical-index-mark-end text:id="IMark108431928"/>s, using deep <text:alphabetical-index-mark-start text:id="IMark106392856"/><text:alphabetical-index-mark-start text:id="IMark115843736"/>learn<text:alphabetical-index-mark-end text:id="IMark115843736"/><text:alphabetical-index-mark-end text:id="IMark106392856"/>ing techniques or whatever to modify or expand the <text:alphabetical-index-mark-start text:id="IMark111221368"/><text:alphabetical-index-mark-start text:id="IMark116724280"/>knowledge<text:alphabetical-index-mark-end text:id="IMark116724280"/><text:alphabetical-index-mark-end text:id="IMark111221368"/> <text:alphabetical-index-mark-start text:id="IMark95952568"/><text:alphabetical-index-mark-start text:id="IMark114562456"/>base<text:alphabetical-index-mark-end text:id="IMark114562456"/><text:alphabetical-index-mark-end text:id="IMark95952568"/> is perfectly feasible.</text:p>
      <text:p text:style-name="Text_20_body"/>
      <text:p text:style-name="Text_20_body">As a col<text:alphabetical-index-mark-start text:id="IMark113288008"/>lat<text:alphabetical-index-mark-end text:id="IMark113288008"/>eral benefit, the integration of a <text:alphabetical-index-mark-start text:id="IMark108019848"/><text:alphabetical-index-mark-start text:id="IMark117153944"/><text:alphabetical-index-mark-start text:id="IMark111235144"/><text:alphabetical-index-mark-start text:id="IMark99086584"/>re<text:alphabetical-index-mark-start text:id="IMark70911848"/>l<text:alphabetical-index-mark-end text:id="IMark99086584"/>at<text:alphabetical-index-mark-end text:id="IMark70911848"/>ional<text:alphabetical-index-mark-end text:id="IMark111235144"/><text:alphabetical-index-mark-end text:id="IMark117153944"/><text:alphabetical-index-mark-end text:id="IMark108019848"/> <text:alphabetical-index-mark-start text:id="IMark88001544"/><text:alphabetical-index-mark-start text:id="IMark69861896"/><text:alphabetical-index-mark-start text:id="IMark100973160"/><text:alphabetical-index-mark-start text:id="IMark112500632"/><text:alphabetical-index-mark-start text:id="IMark110558424"/>data<text:alphabetical-index-mark-end text:id="IMark110558424"/><text:alphabetical-index-mark-end text:id="IMark112500632"/><text:alphabetical-index-mark-start text:id="IMark113915336"/><text:alphabetical-index-mark-start text:id="IMark109962808"/>base<text:alphabetical-index-mark-end text:id="IMark109962808"/><text:alphabetical-index-mark-end text:id="IMark113915336"/><text:alphabetical-index-mark-end text:id="IMark100973160"/><text:alphabetical-index-mark-end text:id="IMark69861896"/><text:alphabetical-index-mark-end text:id="IMark88001544"/> <text:alphabetical-index-mark-start text:id="IMark88054040"/><text:alphabetical-index-mark-start text:id="IMark102149192"/><text:alphabetical-index-mark-start text:id="IMark121113672"/>system<text:alphabetical-index-mark-end text:id="IMark121113672"/><text:alphabetical-index-mark-end text:id="IMark102149192"/><text:alphabetical-index-mark-end text:id="IMark88054040"/> within <text:alphabetical-index-mark-start text:id="IMark112729272"/><text:alphabetical-index-mark-start text:id="IMark97075960"/><text:alphabetical-index-mark-start text:id="IMark108087448"/>Orbiter<text:alphabetical-index-mark-end text:id="IMark108087448"/><text:alphabetical-index-mark-end text:id="IMark97075960"/><text:alphabetical-index-mark-end text:id="IMark112729272"/> makes it easier to develop new <text:alphabetical-index-mark-start text:id="IMark58836136"/><text:alphabetical-index-mark-start text:id="IMark115914104"/><text:alphabetical-index-mark-start text:id="IMark91400344"/>module<text:alphabetical-index-mark-end text:id="IMark91400344"/><text:alphabetical-index-mark-end text:id="IMark115914104"/><text:alphabetical-index-mark-end text:id="IMark58836136"/>s able to exchange <text:alphabetical-index-mark-start text:id="IMark70909112"/><text:alphabetical-index-mark-start text:id="IMark112422136"/>data<text:alphabetical-index-mark-end text:id="IMark112422136"/><text:alphabetical-index-mark-end text:id="IMark70909112"/> between each other in an easy, <text:alphabetical-index-mark-start text:id="IMark113327160"/><text:alphabetical-index-mark-start text:id="IMark119136264"/><text:alphabetical-index-mark-start text:id="IMark119484152"/>standard<text:alphabetical-index-mark-end text:id="IMark119484152"/><text:alphabetical-index-mark-end text:id="IMark119136264"/><text:alphabetical-index-mark-end text:id="IMark113327160"/>ized way.</text:p>
      <text:p text:style-name="Text_20_body"/>
      <text:p text:style-name="Text_20_body"><text:span text:style-name="T280">The project is </text:span><text:alphabetical-index-mark-start text:id="IMark108087448"/><text:alphabetical-index-mark-start text:id="IMark88054040"/><text:alphabetical-index-mark-start text:id="IMark102149192"/><text:span text:style-name="T280">target</text:span><text:alphabetical-index-mark-end text:id="IMark102149192"/><text:alphabetical-index-mark-end text:id="IMark88054040"/><text:alphabetical-index-mark-end text:id="IMark108087448"/><text:span text:style-name="T280">ed towards </text:span><text:alphabetical-index-mark-start text:id="IMark121113672"/><text:span text:style-name="T280">developer</text:span><text:alphabetical-index-mark-end text:id="IMark121113672"/><text:span text:style-name="T280">s interested in </text:span><text:alphabetical-index-mark-start text:id="IMark88001544"/><text:alphabetical-index-mark-start text:id="IMark69861896"/><text:alphabetical-index-mark-start text:id="IMark100973160"/><text:span text:style-name="T280">AI</text:span><text:alphabetical-index-mark-end text:id="IMark100973160"/><text:alphabetical-index-mark-end text:id="IMark69861896"/><text:alphabetical-index-mark-end text:id="IMark88001544"/><text:span text:style-name="T280"> </text:span><text:alphabetical-index-mark-start text:id="IMark113915336"/><text:alphabetical-index-mark-start text:id="IMark109962808"/><text:alphabetical-index-mark-start text:id="IMark112500632"/><text:span text:style-name="T280">system</text:span><text:alphabetical-index-mark-end text:id="IMark112500632"/><text:alphabetical-index-mark-end text:id="IMark109962808"/><text:alphabetical-index-mark-end text:id="IMark113915336"/><text:span text:style-name="T280">s for </text:span><text:alphabetical-index-mark-start text:id="IMark110558424"/><text:alphabetical-index-mark-start text:id="IMark108019848"/><text:alphabetical-index-mark-start text:id="IMark117153944"/><text:span text:style-name="T280">OSFS</text:span><text:alphabetical-index-mark-end text:id="IMark117153944"/><text:alphabetical-index-mark-end text:id="IMark108019848"/><text:alphabetical-index-mark-end text:id="IMark110558424"/><text:span text:style-name="T280"> and not the general user</text:span>. <text:span text:style-name="T280">Its </text:span><text:alphabetical-index-mark-start text:id="IMark111235144"/><text:alphabetical-index-mark-start text:id="IMark70911848"/><text:span text:style-name="T280">goal</text:span><text:alphabetical-index-mark-end text:id="IMark70911848"/><text:alphabetical-index-mark-end text:id="IMark111235144"/><text:span text:style-name="T280"> </text:span>is to <text:span text:style-name="T71">ultimately </text:span>produce a semi or nearly – autonomous <text:alphabetical-index-mark-start text:id="IMark99086584"/><text:alphabetical-index-mark-start text:id="IMark113288008"/><text:alphabetical-index-mark-start text:id="IMark97075960"/>space<text:alphabetical-index-mark-end text:id="IMark97075960"/><text:alphabetical-index-mark-end text:id="IMark113288008"/><text:alphabetical-index-mark-end text:id="IMark99086584"/>craft <text:alphabetical-index-mark-start text:id="IMark112729272"/><text:alphabetical-index-mark-start text:id="IMark111648888"/><text:alphabetical-index-mark-start text:id="IMark115360312"/>mode<text:alphabetical-index-mark-end text:id="IMark115360312"/><text:alphabetical-index-mark-end text:id="IMark111648888"/><text:alphabetical-index-mark-end text:id="IMark112729272"/>l for <text:alphabetical-index-mark-start text:id="IMark112477720"/><text:alphabetical-index-mark-start text:id="IMark112477816"/><text:alphabetical-index-mark-start text:id="IMark115050712"/>OSFS<text:alphabetical-index-mark-end text:id="IMark115050712"/><text:alphabetical-index-mark-end text:id="IMark112477816"/><text:alphabetical-index-mark-end text:id="IMark112477720"/>. </text:p>
      <text:p text:style-name="Text_20_body"><text:soft-page-break/></text:p>
      <text:p text:style-name="Text_20_body"/>
      <text:h text:style-name="Heading_20_1" text:outline-level="1"><text:bookmark-start text:name="__RefHeading___Toc6461_1483239106"/><text:alphabetical-index-mark-start text:id="IMark69861896"/><text:alphabetical-index-mark-start text:id="IMark113915336"/><text:alphabetical-index-mark-start text:id="IMark109962808"/><text:alphabetical-index-mark-start text:id="IMark112500632"/><text:span text:style-name="T330">Key</text:span><text:alphabetical-index-mark-end text:id="IMark112500632"/><text:span text:style-name="T330">word</text:span><text:alphabetical-index-mark-end text:id="IMark109962808"/><text:alphabetical-index-mark-end text:id="IMark113915336"/><text:alphabetical-index-mark-end text:id="IMark69861896"/><text:span text:style-name="T330">s</text:span> <text:bookmark-end text:name="__RefHeading___Toc6461_1483239106"/></text:h>
      <text:p text:style-name="Text_20_body"/>
      <text:p text:style-name="Text_20_body"><text:alphabetical-index-mark-start text:id="IMark111648888"/><text:alphabetical-index-mark-start text:id="IMark115360312"/><text:alphabetical-index-mark-start text:id="IMark99086584"/>AI<text:alphabetical-index-mark-end text:id="IMark99086584"/><text:alphabetical-index-mark-end text:id="IMark115360312"/><text:alphabetical-index-mark-end text:id="IMark111648888"/>, simu<text:alphabetical-index-mark-start text:id="IMark113288008"/>lat<text:alphabetical-index-mark-end text:id="IMark113288008"/>ion, <text:alphabetical-index-mark-start text:id="IMark97075960"/><text:alphabetical-index-mark-start text:id="IMark88054040"/><text:alphabetical-index-mark-start text:id="IMark121113672"/>artificial<text:alphabetical-index-mark-end text:id="IMark121113672"/><text:alphabetical-index-mark-end text:id="IMark88054040"/><text:alphabetical-index-mark-end text:id="IMark97075960"/> <text:alphabetical-index-mark-start text:id="IMark102149192"/><text:alphabetical-index-mark-start text:id="IMark88001544"/><text:alphabetical-index-mark-start text:id="IMark108087448"/>intelligence<text:alphabetical-index-mark-end text:id="IMark108087448"/><text:alphabetical-index-mark-end text:id="IMark88001544"/><text:alphabetical-index-mark-end text:id="IMark102149192"/>, <text:alphabetical-index-mark-start text:id="IMark112424648"/><text:alphabetical-index-mark-start text:id="IMark115811832"/><text:alphabetical-index-mark-start text:id="IMark100973160"/>expert<text:alphabetical-index-mark-end text:id="IMark100973160"/><text:alphabetical-index-mark-end text:id="IMark115811832"/><text:alphabetical-index-mark-end text:id="IMark112424648"/> <text:alphabetical-index-mark-start text:id="IMark112500632"/><text:alphabetical-index-mark-start text:id="IMark110558424"/><text:alphabetical-index-mark-start text:id="IMark69861896"/>system<text:alphabetical-index-mark-end text:id="IMark69861896"/><text:alphabetical-index-mark-end text:id="IMark110558424"/><text:alphabetical-index-mark-end text:id="IMark112500632"/>s</text:p>
      <text:p text:style-name="Text_20_body"/>
      <text:p text:style-name="Text_20_body"/>
      <text:h text:style-name="Heading_20_1" text:outline-level="1"><text:bookmark-start text:name="__RefHeading___Toc6463_1483239106"/>Ac<text:alphabetical-index-mark-start text:id="IMark112729272"/><text:alphabetical-index-mark-start text:id="IMark112479592"/>knowledge<text:alphabetical-index-mark-end text:id="IMark112479592"/><text:alphabetical-index-mark-end text:id="IMark112729272"/>ments<text:bookmark-end text:name="__RefHeading___Toc6463_1483239106"/></text:h>
      <text:h text:style-name="Heading_20_1" text:outline-level="1"/>
      <text:p text:style-name="Text_20_body"><text:span text:style-name="T71">This project could not have taken place without the work done by</text:span>:</text:p>
      <text:p text:style-name="Text_20_body"/>
      <text:list xml:id="list7905431822856977811" text:style-name="L1">
        <text:list-item>
          <text:p text:style-name="P17">Dr. Martin <text:alphabetical-index-mark-start text:id="IMark88001544"/><text:alphabetical-index-mark-start text:id="IMark108087448"/><text:alphabetical-index-mark-start text:id="IMark97075960"/>Schweiger<text:alphabetical-index-mark-end text:id="IMark97075960"/><text:alphabetical-index-mark-end text:id="IMark108087448"/><text:alphabetical-index-mark-end text:id="IMark88001544"/> for developing <text:alphabetical-index-mark-start text:id="IMark88054040"/><text:alphabetical-index-mark-start text:id="IMark121113672"/><text:alphabetical-index-mark-start text:id="IMark113288008"/>Orbiter<text:alphabetical-index-mark-end text:id="IMark113288008"/><text:alphabetical-index-mark-end text:id="IMark121113672"/><text:alphabetical-index-mark-end text:id="IMark88054040"/><text:span text:style-name="T321">[6.17.]</text:span><text:span text:style-name="T276">.</text:span></text:p>
          <text:p text:style-name="P17"/>
        </text:list-item>
        <text:list-item>
          <text:p text:style-name="P17">The <text:alphabetical-index-mark-start text:id="IMark117153944"/>developer<text:alphabetical-index-mark-end text:id="IMark117153944"/>s of <text:alphabetical-index-mark-start text:id="IMark111235144"/><text:alphabetical-index-mark-start text:id="IMark112479592"/><text:alphabetical-index-mark-start text:id="IMark112729272"/>Sqlite3<text:alphabetical-index-mark-end text:id="IMark112729272"/><text:alphabetical-index-mark-end text:id="IMark112479592"/><text:alphabetical-index-mark-end text:id="IMark111235144"/><text:span text:style-name="T321">[6.18.]</text:span> and <text:alphabetical-index-mark-start text:id="IMark70911848"/><text:alphabetical-index-mark-start text:id="IMark112500632"/><text:alphabetical-index-mark-start text:id="IMark110558424"/>OpenMP<text:alphabetical-index-mark-end text:id="IMark110558424"/><text:alphabetical-index-mark-end text:id="IMark112500632"/><text:alphabetical-index-mark-end text:id="IMark70911848"/><text:span text:style-name="T321">[6.8.]</text:span>.</text:p>
          <text:p text:style-name="P17"/>
        </text:list-item>
        <text:list-item>
          <text:p text:style-name="P17">The <text:alphabetical-index-mark-start text:id="IMark121113672"/><text:alphabetical-index-mark-start text:id="IMark113288008"/><text:alphabetical-index-mark-start text:id="IMark88001544"/>Orbiter<text:alphabetical-index-mark-end text:id="IMark88001544"/><text:alphabetical-index-mark-end text:id="IMark113288008"/><text:alphabetical-index-mark-end text:id="IMark121113672"/> community of users and <text:alphabetical-index-mark-start text:id="IMark108087448"/>developer<text:alphabetical-index-mark-end text:id="IMark108087448"/>s.</text:p>
        </text:list-item>
      </text:list>
      <text:p text:style-name="Text_20_body"/>
      <text:p text:style-name="Text_20_body"/>
      <text:h text:style-name="Heading_20_1" text:outline-level="1"><text:bookmark-start text:name="__RefHeading___Toc8815_1538881673"/><text:alphabetical-index-mark-start text:id="IMark109962808"/><text:alphabetical-index-mark-start text:id="IMark111235144"/><text:alphabetical-index-mark-start text:id="IMark112479592"/>License<text:alphabetical-index-mark-end text:id="IMark112479592"/><text:alphabetical-index-mark-end text:id="IMark111235144"/><text:alphabetical-index-mark-end text:id="IMark109962808"/> and <text:span text:style-name="T333">info for </text:span>contribut<text:span text:style-name="T333">ors</text:span><text:bookmark-end text:name="__RefHeading___Toc8815_1538881673"/></text:h>
      <text:p text:style-name="P12"/>
      <text:p text:style-name="P13">Please read the following <text:alphabetical-index-mark-start text:id="IMark112500632"/><text:alphabetical-index-mark-start text:id="IMark110558424"/>file<text:alphabetical-index-mark-end text:id="IMark110558424"/><text:alphabetical-index-mark-end text:id="IMark112500632"/>s included with this project:</text:p>
      <text:p text:style-name="P13"/>
      <text:list xml:id="list9001603588753064290" text:style-name="L2">
        <text:list-item>
          <text:p text:style-name="P18"><text:alphabetical-index-mark-start text:id="IMark88054040"/><text:alphabetical-index-mark-start text:id="IMark100973160"/><text:alphabetical-index-mark-start text:id="IMark121113672"/>README<text:alphabetical-index-mark-end text:id="IMark121113672"/><text:alphabetical-index-mark-end text:id="IMark100973160"/><text:alphabetical-index-mark-end text:id="IMark88054040"/>.md: contains info on <text:alphabetical-index-mark-start text:id="IMark108087448"/><text:alphabetical-index-mark-start text:id="IMark113288008"/>setting<text:alphabetical-index-mark-end text:id="IMark113288008"/><text:alphabetical-index-mark-end text:id="IMark108087448"/> up your <text:alphabetical-index-mark-start text:id="IMark88001544"/><text:alphabetical-index-mark-start text:id="IMark97075960"/><text:alphabetical-index-mark-start text:id="IMark115360312"/>system<text:alphabetical-index-mark-end text:id="IMark115360312"/><text:alphabetical-index-mark-end text:id="IMark97075960"/><text:alphabetical-index-mark-end text:id="IMark88001544"/> and <text:alphabetical-index-mark-start text:id="IMark111648888"/><text:alphabetical-index-mark-start text:id="IMark99086584"/><text:alphabetical-index-mark-start text:id="IMark113915336"/>install<text:alphabetical-index-mark-end text:id="IMark113915336"/><text:alphabetical-index-mark-end text:id="IMark99086584"/><text:alphabetical-index-mark-end text:id="IMark111648888"/>ing the <text:alphabetical-index-mark-start text:id="IMark115713496"/><text:alphabetical-index-mark-start text:id="IMark111991560"/>file<text:alphabetical-index-mark-end text:id="IMark111991560"/><text:alphabetical-index-mark-end text:id="IMark115713496"/>s.</text:p>
          <text:p text:style-name="P18"/>
        </text:list-item>
        <text:list-item>
          <text:p text:style-name="P18"><text:alphabetical-index-mark-start text:id="IMark118194456"/><text:alphabetical-index-mark-start text:id="IMark109486792"/><text:alphabetical-index-mark-start text:id="IMark112442760"/>CONTRIBUTING<text:alphabetical-index-mark-end text:id="IMark112442760"/><text:alphabetical-index-mark-end text:id="IMark109486792"/><text:alphabetical-index-mark-end text:id="IMark118194456"/>.md: if you wan to <text:alphabetical-index-mark-start text:id="IMark117746184"/><text:alphabetical-index-mark-start text:id="IMark109962808"/>contribute<text:alphabetical-index-mark-end text:id="IMark109962808"/><text:alphabetical-index-mark-end text:id="IMark117746184"/> to this project.</text:p>
          <text:p text:style-name="P18"/>
        </text:list-item>
        <text:list-item>
          <text:p text:style-name="P18"><text:alphabetical-index-mark-start text:id="IMark117153944"/><text:alphabetical-index-mark-start text:id="IMark112729272"/><text:alphabetical-index-mark-start text:id="IMark70911848"/>COPYING<text:alphabetical-index-mark-end text:id="IMark70911848"/><text:alphabetical-index-mark-end text:id="IMark112729272"/><text:alphabetical-index-mark-end text:id="IMark117153944"/>: for <text:alphabetical-index-mark-start text:id="IMark69861896"/><text:alphabetical-index-mark-start text:id="IMark97028616"/><text:alphabetical-index-mark-start text:id="IMark110144248"/>license<text:alphabetical-index-mark-end text:id="IMark110144248"/><text:alphabetical-index-mark-end text:id="IMark97028616"/><text:alphabetical-index-mark-end text:id="IMark69861896"/> in<text:alphabetical-index-mark-start text:id="IMark110558424"/><text:alphabetical-index-mark-start text:id="IMark112500632"/><text:alphabetical-index-mark-start text:id="IMark115811832"/>format<text:alphabetical-index-mark-end text:id="IMark115811832"/><text:alphabetical-index-mark-end text:id="IMark112500632"/><text:alphabetical-index-mark-end text:id="IMark110558424"/>ion.</text:p>
        </text:list-item>
      </text:list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37" text:outline-level="1">Table of Contents</text:h>
          </text:index-title>
          <text:p text:style-name="P26"><text:a xlink:type="simple" xlink:href="#__RefHeading___Toc6459_1483239106" text:style-name="Index_20_Link" text:visited-style-name="Index_20_Link"><text:span text:style-name="Index_20_Link"/></text:a></text:p>
          <text:p text:style-name="P26"><text:span text:style-name="Index_20_Link"/></text:p>
          <text:p text:style-name="P26"><text:a xlink:type="simple" xlink:href="#__RefHeading___Toc6459_1483239106" text:style-name="Index_20_Link" text:visited-style-name="Index_20_Link">Abstract<text:tab/>1</text:a></text:p>
          <text:p text:style-name="P26"><text:a xlink:type="simple" xlink:href="#__RefHeading___Toc6461_1483239106" text:style-name="Index_20_Link" text:visited-style-name="Index_20_Link">Keywords<text:tab/>2</text:a></text:p>
          <text:p text:style-name="P26"><text:a xlink:type="simple" xlink:href="#__RefHeading___Toc6463_1483239106" text:style-name="Index_20_Link" text:visited-style-name="Index_20_Link">Acknowledgements<text:tab/>2</text:a></text:p>
          <text:p text:style-name="P26"><text:a xlink:type="simple" xlink:href="#__RefHeading___Toc8815_1538881673" text:style-name="Index_20_Link" text:visited-style-name="Index_20_Link">License and info for contributors<text:tab/>2</text:a></text:p>
          <text:p text:style-name="P26"><text:a xlink:type="simple" xlink:href="#__RefHeading___Toc6465_1483239106" text:style-name="Index_20_Link" text:visited-style-name="Index_20_Link">1. Introduction<text:tab/>6</text:a></text:p>
          <text:p text:style-name="P26"><text:a xlink:type="simple" xlink:href="#__RefHeading___Toc6754_1483239106" text:style-name="Index_20_Link" text:visited-style-name="Index_20_Link">1.1. Intelligence<text:tab/>6</text:a></text:p>
          <text:p text:style-name="P26"><text:a xlink:type="simple" xlink:href="#__RefHeading___Toc6756_1483239106" text:style-name="Index_20_Link" text:visited-style-name="Index_20_Link">1.2. Communications between modules<text:tab/>6</text:a></text:p>
          <text:p text:style-name="P26"><text:a xlink:type="simple" xlink:href="#__RefHeading___Toc6467_1483239106" text:style-name="Index_20_Link" text:visited-style-name="Index_20_Link">2. Conventions, caveats and base conditions of development<text:tab/>8</text:a></text:p>
          <text:p text:style-name="P26"><text:a xlink:type="simple" xlink:href="#__RefHeading___Toc6758_1483239106" text:style-name="Index_20_Link" text:visited-style-name="Index_20_Link">2.1. Origins<text:tab/>8</text:a></text:p>
          <text:p text:style-name="P26"><text:a xlink:type="simple" xlink:href="#__RefHeading___Toc6760_1483239106" text:style-name="Index_20_Link" text:visited-style-name="Index_20_Link">2.2. Multi threading<text:tab/>8</text:a></text:p>
          <text:p text:style-name="P26"><text:a xlink:type="simple" xlink:href="#__RefHeading___Toc6762_1483239106" text:style-name="Index_20_Link" text:visited-style-name="Index_20_Link">2.3. Terms and abbreviations used in this text<text:tab/>8</text:a></text:p>
          <text:p text:style-name="P26"><text:a xlink:type="simple" xlink:href="#__RefHeading___Toc6764_1483239106" text:style-name="Index_20_Link" text:visited-style-name="Index_20_Link">2.4. Target audience<text:tab/>10</text:a></text:p>
          <text:p text:style-name="P26"><text:a xlink:type="simple" xlink:href="#__RefHeading___Toc6766_1483239106" text:style-name="Index_20_Link" text:visited-style-name="Index_20_Link">2.5. HPC<text:tab/>10</text:a></text:p>
          <text:p text:style-name="P26"><text:a xlink:type="simple" xlink:href="#__RefHeading___Toc6768_1483239106" text:style-name="Index_20_Link" text:visited-style-name="Index_20_Link">2.6. RDBMS<text:tab/>10</text:a></text:p>
          <text:p text:style-name="P26"><text:a xlink:type="simple" xlink:href="#__RefHeading___Toc6770_1483239106" text:style-name="Index_20_Link" text:visited-style-name="Index_20_Link">2.7. AI<text:tab/>10</text:a></text:p>
          <text:p text:style-name="P26"><text:a xlink:type="simple" xlink:href="#__RefHeading___Toc6469_1483239106" text:style-name="Index_20_Link" text:visited-style-name="Index_20_Link">3. Development<text:tab/>12</text:a></text:p>
          <text:p text:style-name="P26"><text:a xlink:type="simple" xlink:href="#__RefHeading___Toc6772_1483239106" text:style-name="Index_20_Link" text:visited-style-name="Index_20_Link">3.1. AI Language choice<text:tab/>12</text:a></text:p>
          <text:p text:style-name="P26"><text:a xlink:type="simple" xlink:href="#__RefHeading___Toc6774_1483239106" text:style-name="Index_20_Link" text:visited-style-name="Index_20_Link">3.2. Database choice<text:tab/>13</text:a></text:p>
          <text:p text:style-name="P26"><text:a xlink:type="simple" xlink:href="#__RefHeading___Toc6776_1483239106" text:style-name="Index_20_Link" text:visited-style-name="Index_20_Link">3.3. Multi threading paradigm choice<text:tab/>14</text:a></text:p>
          <text:p text:style-name="P26"><text:a xlink:type="simple" xlink:href="#__RefHeading___Toc6778_1483239106" text:style-name="Index_20_Link" text:visited-style-name="Index_20_Link">3.4. Flight characteristics<text:tab/>15</text:a></text:p>
          <text:p text:style-name="P26"><text:a xlink:type="simple" xlink:href="#__RefHeading___Toc6366_1538881673" text:style-name="Index_20_Link" text:visited-style-name="Index_20_Link">3.4.1. Landing gear retraction speed<text:tab/>15</text:a></text:p>
          <text:p text:style-name="P26"><text:a xlink:type="simple" xlink:href="#__RefHeading___Toc6368_1538881673" text:style-name="Index_20_Link" text:visited-style-name="Index_20_Link">3.4.2. Artificial intelligence engine (AIE)<text:tab/>15</text:a></text:p>
          <text:p text:style-name="P26"><text:a xlink:type="simple" xlink:href="#__RefHeading___Toc6471_1483239106" text:style-name="Index_20_Link" text:visited-style-name="Index_20_Link">4. Expert system<text:tab/>16</text:a></text:p>
          <text:p text:style-name="P26"><text:a xlink:type="simple" xlink:href="#__RefHeading___Toc6780_1483239106" text:style-name="Index_20_Link" text:visited-style-name="Index_20_Link">4.1. Basic concepts<text:tab/>16</text:a></text:p>
          <text:p text:style-name="P26"><text:a xlink:type="simple" xlink:href="#__RefHeading___Toc6370_1538881673" text:style-name="Index_20_Link" text:visited-style-name="Index_20_Link">4.1.1. Database format<text:tab/>16</text:a></text:p>
          <text:p text:style-name="P26"><text:a xlink:type="simple" xlink:href="#__RefHeading___Toc6372_1538881673" text:style-name="Index_20_Link" text:visited-style-name="Index_20_Link">4.1.2. Query language<text:tab/>16</text:a></text:p>
          <text:p text:style-name="P26"><text:soft-page-break/><text:a xlink:type="simple" xlink:href="#__RefHeading___Toc6374_1538881673" text:style-name="Index_20_Link" text:visited-style-name="Index_20_Link">4.1.3. Homoiconicity of rules<text:tab/>16</text:a></text:p>
          <text:p text:style-name="P26"><text:a xlink:type="simple" xlink:href="#__RefHeading___Toc6376_1538881673" text:style-name="Index_20_Link" text:visited-style-name="Index_20_Link">4.1.4. Learning capabilities<text:tab/>17</text:a></text:p>
          <text:p text:style-name="P26"><text:a xlink:type="simple" xlink:href="#__RefHeading___Toc6378_1538881673" text:style-name="Index_20_Link" text:visited-style-name="Index_20_Link">4.1.5. Heuristics<text:tab/>17</text:a></text:p>
          <text:p text:style-name="P26"><text:a xlink:type="simple" xlink:href="#__RefHeading___Toc6380_1538881673" text:style-name="Index_20_Link" text:visited-style-name="Index_20_Link">4.1.6. Data input<text:tab/>17</text:a></text:p>
          <text:p text:style-name="P26"><text:a xlink:type="simple" xlink:href="#__RefHeading___Toc6382_1538881673" text:style-name="Index_20_Link" text:visited-style-name="Index_20_Link">4.1.7. Communication with other modules<text:tab/>17</text:a></text:p>
          <text:p text:style-name="P26"><text:a xlink:type="simple" xlink:href="#__RefHeading___Toc6384_1538881673" text:style-name="Index_20_Link" text:visited-style-name="Index_20_Link">4.1.8. Knowledge base modularity<text:tab/>18</text:a></text:p>
          <text:p text:style-name="P26"><text:a xlink:type="simple" xlink:href="#__RefHeading___Toc6386_1538881673" text:style-name="Index_20_Link" text:visited-style-name="Index_20_Link">4.1.9. Accessing the knowledge base<text:tab/>18</text:a></text:p>
          <text:p text:style-name="P26"><text:a xlink:type="simple" xlink:href="#__RefHeading___Toc6388_1538881673" text:style-name="Index_20_Link" text:visited-style-name="Index_20_Link">4.1.10. Importing data<text:tab/>18</text:a></text:p>
          <text:p text:style-name="P26"><text:a xlink:type="simple" xlink:href="#__RefHeading___Toc28678_1089028576" text:style-name="Index_20_Link" text:visited-style-name="Index_20_Link">4.1.11. Logic<text:tab/>19</text:a></text:p>
          <text:p text:style-name="P26"><text:a xlink:type="simple" xlink:href="#__RefHeading___Toc28680_1089028576" text:style-name="Index_20_Link" text:visited-style-name="Index_20_Link">4.1.12. Probability<text:tab/>19</text:a></text:p>
          <text:p text:style-name="P26"><text:a xlink:type="simple" xlink:href="#__RefHeading___Toc6782_1483239106" text:style-name="Index_20_Link" text:visited-style-name="Index_20_Link">4.2. AIE<text:tab/>20</text:a></text:p>
          <text:p text:style-name="P26"><text:a xlink:type="simple" xlink:href="#__RefHeading___Toc6784_1483239106" text:style-name="Index_20_Link" text:visited-style-name="Index_20_Link">4.3. Knowledge base<text:tab/>20</text:a></text:p>
          <text:p text:style-name="P26"><text:a xlink:type="simple" xlink:href="#__RefHeading___Toc6390_1538881673" text:style-name="Index_20_Link" text:visited-style-name="Index_20_Link">4.3.1. </text:a><text:a xlink:type="simple" xlink:href="#__RefHeading___Toc6390_1538881673" text:style-name="Index_20_Link" text:visited-style-name="Index_20_Link"><text:span text:style-name="T82">sde_asoc_facts</text:span></text:a><text:a xlink:type="simple" xlink:href="#__RefHeading___Toc6390_1538881673" text:style-name="Index_20_Link" text:visited-style-name="Index_20_Link"><text:tab/>21</text:a></text:p>
          <text:p text:style-name="P26"><text:a xlink:type="simple" xlink:href="#__RefHeading___Toc6392_1538881673" text:style-name="Index_20_Link" text:visited-style-name="Index_20_Link">4.3.2. </text:a><text:a xlink:type="simple" xlink:href="#__RefHeading___Toc6392_1538881673" text:style-name="Index_20_Link" text:visited-style-name="Index_20_Link"><text:span text:style-name="T82">sde_a</text:span></text:a><text:a xlink:type="simple" xlink:href="#__RefHeading___Toc6392_1538881673" text:style-name="Index_20_Link" text:visited-style-name="Index_20_Link"><text:span text:style-name="T82">s</text:span></text:a><text:a xlink:type="simple" xlink:href="#__RefHeading___Toc6392_1538881673" text:style-name="Index_20_Link" text:visited-style-name="Index_20_Link"><text:span text:style-name="T82">tro_cat</text:span></text:a><text:a xlink:type="simple" xlink:href="#__RefHeading___Toc6392_1538881673" text:style-name="Index_20_Link" text:visited-style-name="Index_20_Link"><text:tab/>21</text:a></text:p>
          <text:p text:style-name="P26"><text:a xlink:type="simple" xlink:href="#__RefHeading___Toc6394_1538881673" text:style-name="Index_20_Link" text:visited-style-name="Index_20_Link">4.3.3. </text:a><text:a xlink:type="simple" xlink:href="#__RefHeading___Toc6394_1538881673" text:style-name="Index_20_Link" text:visited-style-name="Index_20_Link"><text:span text:style-name="T82">sde_data_dictionary</text:span></text:a><text:a xlink:type="simple" xlink:href="#__RefHeading___Toc6394_1538881673" text:style-name="Index_20_Link" text:visited-style-name="Index_20_Link"><text:tab/>21</text:a></text:p>
          <text:p text:style-name="P26"><text:a xlink:type="simple" xlink:href="#__RefHeading___Toc6396_1538881673" text:style-name="Index_20_Link" text:visited-style-name="Index_20_Link">4.3.4. </text:a><text:a xlink:type="simple" xlink:href="#__RefHeading___Toc6396_1538881673" text:style-name="Index_20_Link" text:visited-style-name="Index_20_Link"><text:span text:style-name="T82">sde_experiments</text:span></text:a><text:a xlink:type="simple" xlink:href="#__RefHeading___Toc6396_1538881673" text:style-name="Index_20_Link" text:visited-style-name="Index_20_Link"><text:tab/>21</text:a></text:p>
          <text:p text:style-name="P26"><text:a xlink:type="simple" xlink:href="#__RefHeading___Toc6398_1538881673" text:style-name="Index_20_Link" text:visited-style-name="Index_20_Link">4.3.5. </text:a><text:a xlink:type="simple" xlink:href="#__RefHeading___Toc6398_1538881673" text:style-name="Index_20_Link" text:visited-style-name="Index_20_Link"><text:span text:style-name="T82">sde_facts</text:span></text:a><text:a xlink:type="simple" xlink:href="#__RefHeading___Toc6398_1538881673" text:style-name="Index_20_Link" text:visited-style-name="Index_20_Link"><text:tab/>22</text:a></text:p>
          <text:p text:style-name="P26"><text:a xlink:type="simple" xlink:href="#__RefHeading___Toc6400_1538881673" text:style-name="Index_20_Link" text:visited-style-name="Index_20_Link">4.3.6. </text:a><text:a xlink:type="simple" xlink:href="#__RefHeading___Toc6400_1538881673" text:style-name="Index_20_Link" text:visited-style-name="Index_20_Link"><text:span text:style-name="T82">sde_mem_facts</text:span></text:a><text:a xlink:type="simple" xlink:href="#__RefHeading___Toc6400_1538881673" text:style-name="Index_20_Link" text:visited-style-name="Index_20_Link"><text:tab/>22</text:a></text:p>
          <text:p text:style-name="P26"><text:a xlink:type="simple" xlink:href="#__RefHeading___Toc6402_1538881673" text:style-name="Index_20_Link" text:visited-style-name="Index_20_Link">4.3.7. </text:a><text:a xlink:type="simple" xlink:href="#__RefHeading___Toc6402_1538881673" text:style-name="Index_20_Link" text:visited-style-name="Index_20_Link"><text:span text:style-name="T82">sde_prg_rules</text:span></text:a><text:a xlink:type="simple" xlink:href="#__RefHeading___Toc6402_1538881673" text:style-name="Index_20_Link" text:visited-style-name="Index_20_Link"><text:tab/>22</text:a></text:p>
          <text:p text:style-name="P26"><text:a xlink:type="simple" xlink:href="#__RefHeading___Toc6404_1538881673" text:style-name="Index_20_Link" text:visited-style-name="Index_20_Link">4.3.8. </text:a><text:a xlink:type="simple" xlink:href="#__RefHeading___Toc6404_1538881673" text:style-name="Index_20_Link" text:visited-style-name="Index_20_Link"><text:span text:style-name="T82">sde_prg_wpt</text:span></text:a><text:a xlink:type="simple" xlink:href="#__RefHeading___Toc6404_1538881673" text:style-name="Index_20_Link" text:visited-style-name="Index_20_Link"><text:tab/>22</text:a></text:p>
          <text:p text:style-name="P26"><text:a xlink:type="simple" xlink:href="#__RefHeading___Toc6406_1538881673" text:style-name="Index_20_Link" text:visited-style-name="Index_20_Link">4.3.9. </text:a><text:a xlink:type="simple" xlink:href="#__RefHeading___Toc6406_1538881673" text:style-name="Index_20_Link" text:visited-style-name="Index_20_Link"><text:span text:style-name="T82">sde_rules</text:span></text:a><text:a xlink:type="simple" xlink:href="#__RefHeading___Toc6406_1538881673" text:style-name="Index_20_Link" text:visited-style-name="Index_20_Link"><text:tab/>22</text:a></text:p>
          <text:p text:style-name="P26"><text:a xlink:type="simple" xlink:href="#__RefHeading___Toc6408_1538881673" text:style-name="Index_20_Link" text:visited-style-name="Index_20_Link">4.3.10. </text:a><text:a xlink:type="simple" xlink:href="#__RefHeading___Toc6408_1538881673" text:style-name="Index_20_Link" text:visited-style-name="Index_20_Link"><text:span text:style-name="T82">sde_wpt</text:span></text:a><text:a xlink:type="simple" xlink:href="#__RefHeading___Toc6408_1538881673" text:style-name="Index_20_Link" text:visited-style-name="Index_20_Link"><text:tab/>22</text:a></text:p>
          <text:p text:style-name="P26"><text:a xlink:type="simple" xlink:href="#__RefHeading___Toc6410_1538881673" text:style-name="Index_20_Link" text:visited-style-name="Index_20_Link">4.3.11. Structure of </text:a><text:a xlink:type="simple" xlink:href="#__RefHeading___Toc6410_1538881673" text:style-name="Index_20_Link" text:visited-style-name="Index_20_Link"><text:span text:style-name="T82">sde_</text:span></text:a><text:a xlink:type="simple" xlink:href="#__RefHeading___Toc6410_1538881673" text:style-name="Index_20_Link" text:visited-style-name="Index_20_Link"><text:span text:style-name="T82">facts</text:span></text:a><text:a xlink:type="simple" xlink:href="#__RefHeading___Toc6410_1538881673" text:style-name="Index_20_Link" text:visited-style-name="Index_20_Link"><text:tab/>23</text:a></text:p>
          <text:p text:style-name="P26"><text:a xlink:type="simple" xlink:href="#__RefHeading___Toc6412_1538881673" text:style-name="Index_20_Link" text:visited-style-name="Index_20_Link">4.3.12. Structure of </text:a><text:a xlink:type="simple" xlink:href="#__RefHeading___Toc6412_1538881673" text:style-name="Index_20_Link" text:visited-style-name="Index_20_Link"><text:span text:style-name="T82">sde_rules</text:span></text:a><text:a xlink:type="simple" xlink:href="#__RefHeading___Toc6412_1538881673" text:style-name="Index_20_Link" text:visited-style-name="Index_20_Link"><text:tab/>25</text:a></text:p>
          <text:p text:style-name="P26"><text:a xlink:type="simple" xlink:href="#__RefHeading___Toc6414_1538881673" text:style-name="Index_20_Link" text:visited-style-name="Index_20_Link">4.3.13. General description of facts<text:tab/>29</text:a></text:p>
          <text:p text:style-name="P26"><text:a xlink:type="simple" xlink:href="#__RefHeading___Toc6416_1538881673" text:style-name="Index_20_Link" text:visited-style-name="Index_20_Link">4.3.14. General description of rules<text:tab/>38</text:a></text:p>
          <text:p text:style-name="P26"><text:a xlink:type="simple" xlink:href="#__RefHeading___Toc6418_1538881673" text:style-name="Index_20_Link" text:visited-style-name="Index_20_Link">4.3.15. Adding, editing and deleting records from the KB<text:tab/>39</text:a></text:p>
          <text:p text:style-name="P26"><text:a xlink:type="simple" xlink:href="#__RefHeading___Toc6420_1538881673" text:style-name="Index_20_Link" text:visited-style-name="Index_20_Link">4.3.16. General description of </text:a><text:a xlink:type="simple" xlink:href="#__RefHeading___Toc6420_1538881673" text:style-name="Index_20_Link" text:visited-style-name="Index_20_Link"><text:span text:style-name="T82">sde_wpt</text:span></text:a><text:a xlink:type="simple" xlink:href="#__RefHeading___Toc6420_1538881673" text:style-name="Index_20_Link" text:visited-style-name="Index_20_Link"><text:tab/>41</text:a></text:p>
          <text:p text:style-name="P26"><text:a xlink:type="simple" xlink:href="#__RefHeading___Toc6422_1538881673" text:style-name="Index_20_Link" text:visited-style-name="Index_20_Link">4.3.17. General description of </text:a><text:a xlink:type="simple" xlink:href="#__RefHeading___Toc6422_1538881673" text:style-name="Index_20_Link" text:visited-style-name="Index_20_Link"><text:span text:style-name="T82">sde_prg_wpt</text:span></text:a><text:a xlink:type="simple" xlink:href="#__RefHeading___Toc6422_1538881673" text:style-name="Index_20_Link" text:visited-style-name="Index_20_Link"><text:tab/>46</text:a></text:p>
          <text:p text:style-name="P26"><text:a xlink:type="simple" xlink:href="#__RefHeading___Toc6424_1538881673" text:style-name="Index_20_Link" text:visited-style-name="Index_20_Link">4.3.18. General description of </text:a><text:a xlink:type="simple" xlink:href="#__RefHeading___Toc6424_1538881673" text:style-name="Index_20_Link" text:visited-style-name="Index_20_Link"><text:span text:style-name="T82">sde_</text:span></text:a><text:a xlink:type="simple" xlink:href="#__RefHeading___Toc6424_1538881673" text:style-name="Index_20_Link" text:visited-style-name="Index_20_Link"><text:span text:style-name="T82">astro_cat</text:span></text:a><text:a xlink:type="simple" xlink:href="#__RefHeading___Toc6424_1538881673" text:style-name="Index_20_Link" text:visited-style-name="Index_20_Link"><text:tab/>47</text:a></text:p>
          <text:p text:style-name="P26"><text:soft-page-break/><text:a xlink:type="simple" xlink:href="#__RefHeading___Toc6426_1538881673" text:style-name="Index_20_Link" text:visited-style-name="Index_20_Link">4.3.19. General description of Prg*sql files<text:tab/>49</text:a></text:p>
          <text:p text:style-name="P26"><text:a xlink:type="simple" xlink:href="#__RefHeading___Toc6428_1538881673" text:style-name="Index_20_Link" text:visited-style-name="Index_20_Link">4.3.20. General description of pln*sql files<text:tab/>52</text:a></text:p>
          <text:p text:style-name="P26"><text:a xlink:type="simple" xlink:href="#__RefHeading___Toc6786_1483239106" text:style-name="Index_20_Link" text:visited-style-name="Index_20_Link"><text:span text:style-name="T176">4.4.</text:span></text:a><text:a xlink:type="simple" xlink:href="#__RefHeading___Toc6786_1483239106" text:style-name="Index_20_Link" text:visited-style-name="Index_20_Link"><text:span text:style-name="T176"> Modes and submodes</text:span></text:a><text:a xlink:type="simple" xlink:href="#__RefHeading___Toc6786_1483239106" text:style-name="Index_20_Link" text:visited-style-name="Index_20_Link"><text:tab/>55</text:a></text:p>
          <text:p text:style-name="P26"><text:a xlink:type="simple" xlink:href="#__RefHeading___Toc6788_1483239106" text:style-name="Index_20_Link" text:visited-style-name="Index_20_Link"><text:span text:style-name="T176">4.5.</text:span></text:a><text:a xlink:type="simple" xlink:href="#__RefHeading___Toc6788_1483239106" text:style-name="Index_20_Link" text:visited-style-name="Index_20_Link"><text:span text:style-name="T176"> </text:span></text:a><text:a xlink:type="simple" xlink:href="#__RefHeading___Toc6788_1483239106" text:style-name="Index_20_Link" text:visited-style-name="Index_20_Link"><text:span text:style-name="T176">Reasons for an</text:span></text:a><text:a xlink:type="simple" xlink:href="#__RefHeading___Toc6788_1483239106" text:style-name="Index_20_Link" text:visited-style-name="Index_20_Link"><text:span text:style-name="T176"> expert system instead of neural networks</text:span></text:a><text:a xlink:type="simple" xlink:href="#__RefHeading___Toc6788_1483239106" text:style-name="Index_20_Link" text:visited-style-name="Index_20_Link"><text:tab/>56</text:a></text:p>
          <text:p text:style-name="P26"><text:a xlink:type="simple" xlink:href="#__RefHeading___Toc6473_1483239106" text:style-name="Index_20_Link" text:visited-style-name="Index_20_Link">5. Use<text:tab/>58</text:a></text:p>
          <text:p text:style-name="P26"><text:a xlink:type="simple" xlink:href="#__RefHeading___Toc6790_1483239106" text:style-name="Index_20_Link" text:visited-style-name="Index_20_Link">5.1. Installation<text:tab/>58</text:a></text:p>
          <text:p text:style-name="P26"><text:a xlink:type="simple" xlink:href="#__RefHeading___Toc6792_1483239106" text:style-name="Index_20_Link" text:visited-style-name="Index_20_Link">5.2. Quick startup<text:tab/>58</text:a></text:p>
          <text:p text:style-name="P26"><text:a xlink:type="simple" xlink:href="#__RefHeading___Toc6475_1483239106" text:style-name="Index_20_Link" text:visited-style-name="Index_20_Link">6. Sources<text:tab/>59</text:a></text:p>
          <text:p text:style-name="P26"><text:a xlink:type="simple" xlink:href="#__RefHeading___Toc28795_1089028576" text:style-name="Index_20_Link" text:visited-style-name="Index_20_Link">7. Alphabetical Index<text:tab/>61</text:a></text:p>
        </text:index-body>
      </text:table-of-content>
      <text:p text:style-name="Text_20_body"/>
      <text:p text:style-name="Text_20_body"/>
      <text:p text:style-name="Text_20_body"/>
      <text:h text:style-name="P37" text:outline-level="1"><text:bookmark-start text:name="__RefHeading___Toc6465_1483239106"/><text:span text:style-name="T2">1. </text:span><text:alphabetical-index-mark-start text:id="IMark97075960"/><text:alphabetical-index-mark-start text:id="IMark113288008"/><text:alphabetical-index-mark-start text:id="IMark110399992"/><text:span text:style-name="T2">I</text:span><text:span text:style-name="T1">ntroduction</text:span><text:bookmark-end text:name="__RefHeading___Toc6465_1483239106"/><text:alphabetical-index-mark-end text:id="IMark110399992"/><text:alphabetical-index-mark-end text:id="IMark113288008"/><text:alphabetical-index-mark-end text:id="IMark97075960"/></text:h>
      <text:p text:style-name="Text_20_body"/>
      <text:p text:style-name="Text_20_body">Since <text:span text:style-name="T276">the f</text:span>irst <text:alphabetical-index-mark-start text:id="IMark112479592"/><text:alphabetical-index-mark-start text:id="IMark108019848"/><text:alphabetical-index-mark-start text:id="IMark101147976"/>version<text:alphabetical-index-mark-end text:id="IMark101147976"/><text:alphabetical-index-mark-end text:id="IMark108019848"/><text:alphabetical-index-mark-end text:id="IMark112479592"/> of <text:alphabetical-index-mark-start text:id="IMark101870600"/><text:alphabetical-index-mark-start text:id="IMark112424648"/><text:alphabetical-index-mark-start text:id="IMark110144248"/>Orbiter<text:alphabetical-index-mark-end text:id="IMark110144248"/><text:alphabetical-index-mark-end text:id="IMark112424648"/><text:alphabetical-index-mark-end text:id="IMark101870600"/> <text:alphabetical-index-mark-start text:id="IMark111114152"/><text:alphabetical-index-mark-start text:id="IMark112729272"/><text:alphabetical-index-mark-start text:id="IMark99086584"/>Space<text:alphabetical-index-mark-end text:id="IMark99086584"/><text:alphabetical-index-mark-end text:id="IMark112729272"/><text:alphabetical-index-mark-end text:id="IMark111114152"/> <text:alphabetical-index-mark-start text:id="IMark70911848"/><text:alphabetical-index-mark-start text:id="IMark110262424"/><text:alphabetical-index-mark-start text:id="IMark88001544"/>Flight<text:alphabetical-index-mark-end text:id="IMark88001544"/><text:alphabetical-index-mark-end text:id="IMark110262424"/><text:alphabetical-index-mark-end text:id="IMark70911848"/> <text:alphabetical-index-mark-start text:id="IMark102149192"/><text:alphabetical-index-mark-start text:id="IMark117153944"/>Simu<text:alphabetical-index-mark-start text:id="IMark112657064"/>lat<text:alphabetical-index-mark-end text:id="IMark112657064"/>or<text:alphabetical-index-mark-end text:id="IMark117153944"/><text:alphabetical-index-mark-end text:id="IMark102149192"/> <text:span text:style-name="T276">was published </text:span>many years ago, hundreds of add - ons had been developed by enthusiasts, <text:alphabetical-index-mark-start text:id="IMark112635224"/><text:alphabetical-index-mark-start text:id="IMark112344840"/><text:alphabetical-index-mark-start text:id="IMark57793304"/><text:span text:style-name="T221">design</text:span><text:alphabetical-index-mark-end text:id="IMark57793304"/><text:alphabetical-index-mark-end text:id="IMark112344840"/><text:alphabetical-index-mark-end text:id="IMark112635224"/><text:span text:style-name="T221">ers</text:span> and <text:alphabetical-index-mark-start text:id="IMark111648888"/><text:alphabetical-index-mark-start text:id="IMark101348552"/><text:span text:style-name="T221">research</text:span><text:alphabetical-index-mark-end text:id="IMark101348552"/><text:alphabetical-index-mark-end text:id="IMark111648888"/><text:span text:style-name="T221">ers</text:span>, but so far they were lacking in two aspects <text:span text:style-name="T221">with regards to what this project intends to achieve</text:span>:</text:p>
      <text:p text:style-name="Text_20_body"/>
      <text:p text:style-name="Text_20_body"/>
      <text:h text:style-name="Heading_20_2" text:outline-level="2"><text:bookmark-start text:name="__RefHeading___Toc6754_1483239106"/><text:span text:style-name="T1">1.1. </text:span><text:alphabetical-index-mark-start text:id="IMark88054040"/><text:alphabetical-index-mark-start text:id="IMark92949512"/><text:alphabetical-index-mark-start text:id="IMark118194456"/><text:span text:style-name="T59">Intelligence</text:span><text:bookmark-end text:name="__RefHeading___Toc6754_1483239106"/><text:alphabetical-index-mark-end text:id="IMark118194456"/><text:alphabetical-index-mark-end text:id="IMark92949512"/><text:alphabetical-index-mark-end text:id="IMark88054040"/></text:h>
      <text:p text:style-name="P3"/>
      <text:p text:style-name="P3">The essentially made no use of <text:alphabetical-index-mark-start text:id="IMark115360312"/><text:alphabetical-index-mark-start text:id="IMark117143592"/><text:alphabetical-index-mark-start text:id="IMark121113672"/>artificial<text:alphabetical-index-mark-end text:id="IMark121113672"/><text:alphabetical-index-mark-end text:id="IMark117143592"/><text:alphabetical-index-mark-end text:id="IMark115360312"/> <text:alphabetical-index-mark-start text:id="IMark117746184"/><text:alphabetical-index-mark-start text:id="IMark111235144"/><text:alphabetical-index-mark-start text:id="IMark110558424"/>intelligence<text:alphabetical-index-mark-end text:id="IMark110558424"/><text:alphabetical-index-mark-end text:id="IMark111235144"/><text:alphabetical-index-mark-end text:id="IMark117746184"/>.</text:p>
      <text:p text:style-name="Text_20_body"/>
      <text:p text:style-name="Text_20_body"/>
      <text:h text:style-name="Heading_20_2" text:outline-level="2"><text:bookmark-start text:name="__RefHeading___Toc6756_1483239106"/><text:span text:style-name="T3">1</text:span><text:span text:style-name="T1">.2. </text:span><text:alphabetical-index-mark-start text:id="IMark97075960"/><text:alphabetical-index-mark-start text:id="IMark97028616"/><text:alphabetical-index-mark-start text:id="IMark115811832"/><text:span text:style-name="T59">Communication</text:span><text:alphabetical-index-mark-end text:id="IMark115811832"/><text:alphabetical-index-mark-end text:id="IMark97028616"/><text:alphabetical-index-mark-end text:id="IMark97075960"/><text:span text:style-name="T59">s between </text:span><text:alphabetical-index-mark-start text:id="IMark118353032"/><text:alphabetical-index-mark-start text:id="IMark112745576"/><text:alphabetical-index-mark-start text:id="IMark102149192"/><text:span text:style-name="T59">module</text:span><text:alphabetical-index-mark-end text:id="IMark102149192"/><text:alphabetical-index-mark-end text:id="IMark112745576"/><text:alphabetical-index-mark-end text:id="IMark118353032"/><text:span text:style-name="T59">s</text:span><text:bookmark-end text:name="__RefHeading___Toc6756_1483239106"/></text:h>
      <text:p text:style-name="P3"/>
      <text:p text:style-name="P3">Data exchange between <text:alphabetical-index-mark-start text:id="IMark112424648"/><text:alphabetical-index-mark-start text:id="IMark110144248"/><text:alphabetical-index-mark-start text:id="IMark112479592"/>module<text:alphabetical-index-mark-end text:id="IMark112479592"/><text:alphabetical-index-mark-end text:id="IMark110144248"/><text:alphabetical-index-mark-end text:id="IMark112424648"/>s and <text:alphabetical-index-mark-start text:id="IMark108019848"/><text:alphabetical-index-mark-start text:id="IMark101147976"/><text:alphabetical-index-mark-start text:id="IMark112635224"/>program<text:alphabetical-index-mark-end text:id="IMark112635224"/><text:alphabetical-index-mark-end text:id="IMark101147976"/><text:alphabetical-index-mark-end text:id="IMark108019848"/>s that take part in each simu<text:alphabetical-index-mark-start text:id="IMark112344840"/>lat<text:alphabetical-index-mark-end text:id="IMark112344840"/>ion <text:alphabetical-index-mark-start text:id="IMark57793304"/><text:alphabetical-index-mark-start text:id="IMark111648888"/><text:alphabetical-index-mark-start text:id="IMark101348552"/>session<text:alphabetical-index-mark-end text:id="IMark101348552"/><text:alphabetical-index-mark-end text:id="IMark111648888"/><text:alphabetical-index-mark-end text:id="IMark57793304"/> has been rather <text:alphabetical-index-mark-start text:id="IMark117068456"/><text:alphabetical-index-mark-start text:id="IMark115713496"/><text:alphabetical-index-mark-start text:id="IMark109605608"/>mode<text:alphabetical-index-mark-end text:id="IMark109605608"/><text:alphabetical-index-mark-end text:id="IMark115713496"/><text:alphabetical-index-mark-end text:id="IMark117068456"/>st.</text:p>
      <text:p text:style-name="Text_20_body"/>
      <text:p text:style-name="Text_20_body">In the case of <text:span text:style-name="T1">[1.1.]</text:span> the cause lies probably in the <text:alphabetical-index-mark-start text:id="IMark108087448"/><text:alphabetical-index-mark-start text:id="IMark111991560"/><text:alphabetical-index-mark-start text:id="IMark92949512"/>fact<text:alphabetical-index-mark-end text:id="IMark92949512"/><text:alphabetical-index-mark-end text:id="IMark111991560"/><text:alphabetical-index-mark-end text:id="IMark108087448"/> that <text:alphabetical-index-mark-start text:id="IMark88054040"/><text:alphabetical-index-mark-start text:id="IMark118194456"/><text:alphabetical-index-mark-start text:id="IMark101167016"/>AI<text:alphabetical-index-mark-end text:id="IMark101167016"/><text:alphabetical-index-mark-end text:id="IMark118194456"/><text:alphabetical-index-mark-end text:id="IMark88054040"/> demands a lot of work to get it done right and usually <text:span text:style-name="T193">enthusiasts</text:span> do not have the <text:alphabetical-index-mark-start text:id="IMark101862408"/><text:alphabetical-index-mark-start text:id="IMark100973160"/><text:alphabetical-index-mark-start text:id="IMark111235144"/>time<text:alphabetical-index-mark-end text:id="IMark111235144"/><text:alphabetical-index-mark-end text:id="IMark100973160"/><text:alphabetical-index-mark-end text:id="IMark101862408"/> and re<text:alphabetical-index-mark-start text:id="IMark117746184"/><text:alphabetical-index-mark-start text:id="IMark110558424"/><text:alphabetical-index-mark-start text:id="IMark115360312"/>source<text:alphabetical-index-mark-end text:id="IMark115360312"/><text:alphabetical-index-mark-end text:id="IMark110558424"/><text:alphabetical-index-mark-end text:id="IMark117746184"/>s to achieve that. In the case of <text:span text:style-name="T1">[</text:span><text:span text:style-name="T4">1</text:span><text:span text:style-name="T1">.2.]</text:span> while there have been some attempts in this regard th<text:span text:style-name="T222">ey suffer </text:span><text:alphabetical-index-mark-start text:id="IMark117143592"/><text:alphabetical-index-mark-start text:id="IMark121113672"/><text:span text:style-name="T222">limit</text:span><text:alphabetical-index-mark-end text:id="IMark121113672"/><text:alphabetical-index-mark-end text:id="IMark117143592"/><text:span text:style-name="T222">ations</text:span>.</text:p>
      <text:p text:style-name="Text_20_body"/>
      <text:p text:style-name="Text_20_body"><text:span text:style-name="T222">It would be incorrect to pretend that </text:span><text:alphabetical-index-mark-start text:id="IMark115811832"/><text:alphabetical-index-mark-start text:id="IMark70911848"/><text:alphabetical-index-mark-start text:id="IMark110262424"/><text:alphabetical-index-mark-start text:id="IMark118353032"/>DGIII<text:alphabetical-index-mark-end text:id="IMark118353032"/><text:alphabetical-index-mark-start text:id="IMark112745576"/>AI<text:alphabetical-index-mark-end text:id="IMark112745576"/><text:alphabetical-index-mark-end text:id="IMark110262424"/><text:alphabetical-index-mark-end text:id="IMark70911848"/><text:alphabetical-index-mark-end text:id="IMark115811832"/> would be a <text:alphabetical-index-mark-start text:id="IMark102149192"/>sol<text:alphabetical-index-mark-end text:id="IMark102149192"/>ution for everyone and everything <text:span text:style-name="T281">but it has a twofold potential: first, since the capabilities of the </text:span><text:alphabetical-index-mark-start text:id="IMark88001544"/><text:alphabetical-index-mark-start text:id="IMark112729272"/><text:alphabetical-index-mark-start text:id="IMark111114152"/><text:span text:style-name="T281">expert</text:span><text:alphabetical-index-mark-end text:id="IMark111114152"/><text:alphabetical-index-mark-end text:id="IMark112729272"/><text:alphabetical-index-mark-end text:id="IMark88001544"/><text:span text:style-name="T281"> </text:span><text:alphabetical-index-mark-start text:id="IMark101870600"/><text:alphabetical-index-mark-start text:id="IMark99086584"/><text:alphabetical-index-mark-start text:id="IMark115713496"/><text:span text:style-name="T281">system</text:span><text:alphabetical-index-mark-end text:id="IMark115713496"/><text:alphabetical-index-mark-end text:id="IMark99086584"/><text:alphabetical-index-mark-end text:id="IMark101870600"/><text:span text:style-name="T281"> can be expanded by </text:span><text:alphabetical-index-mark-start text:id="IMark117068456"/><text:span text:style-name="T281">developer</text:span><text:alphabetical-index-mark-end text:id="IMark117068456"/><text:span text:style-name="T281">s and even able users, the ship has essentially </text:span><text:alphabetical-index-mark-start text:id="IMark109605608"/><text:alphabetical-index-mark-start text:id="IMark57793304"/><text:span text:style-name="T281">limit</text:span><text:alphabetical-index-mark-end text:id="IMark57793304"/><text:alphabetical-index-mark-end text:id="IMark109605608"/><text:span text:style-name="T281">less “intellectual </text:span><text:alphabetical-index-mark-start text:id="IMark111648888"/><text:alphabetical-index-mark-start text:id="IMark101348552"/><text:alphabetical-index-mark-start text:id="IMark112344840"/><text:span text:style-name="T281">g</text:span><text:alphabetical-index-mark-start text:id="IMark108019848"/><text:alphabetical-index-mark-start text:id="IMark101147976"/><text:alphabetical-index-mark-start text:id="IMark112635224"/><text:span text:style-name="T281">row</text:span><text:alphabetical-index-mark-end text:id="IMark112635224"/><text:alphabetical-index-mark-end text:id="IMark101147976"/><text:alphabetical-index-mark-end text:id="IMark108019848"/><text:span text:style-name="T281">th</text:span><text:alphabetical-index-mark-end text:id="IMark112344840"/><text:alphabetical-index-mark-end text:id="IMark101348552"/><text:alphabetical-index-mark-end text:id="IMark111648888"/><text:span text:style-name="T281">” potentiality. And second, since </text:span>it does incorporate <text:alphabetical-index-mark-start text:id="IMark112424648"/><text:alphabetical-index-mark-start text:id="IMark110144248"/><text:alphabetical-index-mark-start text:id="IMark112479592"/>AI<text:alphabetical-index-mark-end text:id="IMark112479592"/><text:alphabetical-index-mark-end text:id="IMark110144248"/><text:alphabetical-index-mark-end text:id="IMark112424648"/> and “<text:alphabetical-index-mark-start text:id="IMark116475256"/><text:alphabetical-index-mark-start text:id="IMark113915336"/>data<text:alphabetical-index-mark-end text:id="IMark113915336"/><text:alphabetical-index-mark-end text:id="IMark116475256"/> <text:alphabetical-index-mark-start text:id="IMark118368424"/><text:alphabetical-index-mark-start text:id="IMark112442760"/><text:alphabetical-index-mark-start text:id="IMark88054040"/>link<text:alphabetical-index-mark-end text:id="IMark88054040"/><text:alphabetical-index-mark-end text:id="IMark112442760"/><text:alphabetical-index-mark-end text:id="IMark118368424"/>” capabilities by means of <text:span text:style-name="T281">its</text:span> <text:alphabetical-index-mark-start text:id="IMark118194456"/><text:alphabetical-index-mark-start text:id="IMark101167016"/><text:alphabetical-index-mark-start text:id="IMark108087448"/>SQL<text:alphabetical-index-mark-end text:id="IMark108087448"/><text:alphabetical-index-mark-end text:id="IMark101167016"/><text:alphabetical-index-mark-end text:id="IMark118194456"/> - <text:alphabetical-index-mark-start text:id="IMark111991560"/><text:alphabetical-index-mark-start text:id="IMark92949512"/>base<text:alphabetical-index-mark-end text:id="IMark92949512"/><text:alphabetical-index-mark-end text:id="IMark111991560"/>d <text:alphabetical-index-mark-start text:id="IMark69861896"/><text:alphabetical-index-mark-start text:id="IMark117746184"/><text:alphabetical-index-mark-start text:id="IMark110558424"/>expert<text:alphabetical-index-mark-end text:id="IMark110558424"/><text:alphabetical-index-mark-end text:id="IMark117746184"/><text:alphabetical-index-mark-end text:id="IMark69861896"/> <text:alphabetical-index-mark-start text:id="IMark115360312"/><text:alphabetical-index-mark-start text:id="IMark101862408"/><text:alphabetical-index-mark-start text:id="IMark100973160"/>system<text:alphabetical-index-mark-end text:id="IMark100973160"/><text:alphabetical-index-mark-end text:id="IMark101862408"/><text:alphabetical-index-mark-end text:id="IMark115360312"/><text:span text:style-name="T328">[6.4.]</text:span> that also allows for inter - <text:alphabetical-index-mark-start text:id="IMark111235144"/><text:alphabetical-index-mark-start text:id="IMark109486792"/><text:alphabetical-index-mark-start text:id="IMark113288008"/>module<text:alphabetical-index-mark-end text:id="IMark113288008"/><text:alphabetical-index-mark-end text:id="IMark109486792"/><text:alphabetical-index-mark-end text:id="IMark111235144"/> <text:alphabetical-index-mark-start text:id="IMark109962808"/><text:alphabetical-index-mark-start text:id="IMark110399992"/><text:alphabetical-index-mark-start text:id="IMark117143592"/>communication<text:alphabetical-index-mark-end text:id="IMark117143592"/><text:alphabetical-index-mark-end text:id="IMark110399992"/><text:alphabetical-index-mark-end text:id="IMark109962808"/>, <text:span text:style-name="T281">it could work external </text:span><text:alphabetical-index-mark-start text:id="IMark121113672"/><text:alphabetical-index-mark-start text:id="IMark112657064"/><text:alphabetical-index-mark-start text:id="IMark117153944"/><text:span text:style-name="T281">module</text:span><text:alphabetical-index-mark-end text:id="IMark117153944"/><text:alphabetical-index-mark-end text:id="IMark112657064"/><text:alphabetical-index-mark-end text:id="IMark121113672"/><text:span text:style-name="T281">s far more sophisticated than those used in a singe user, singe – computer </text:span><text:alphabetical-index-mark-start text:id="IMark97028616"/><text:alphabetical-index-mark-start text:id="IMark97075960"/><text:alphabetical-index-mark-start text:id="IMark97474232"/><text:span text:style-name="T281">session</text:span><text:alphabetical-index-mark-end text:id="IMark97474232"/><text:alphabetical-index-mark-end text:id="IMark97075960"/><text:alphabetical-index-mark-end text:id="IMark97028616"/><text:span text:style-name="T281">: you could use </text:span><text:alphabetical-index-mark-start text:id="IMark104567528"/><text:alphabetical-index-mark-start text:id="IMark104567624"/><text:alphabetical-index-mark-start text:id="IMark113268136"/><text:span text:style-name="T281">module</text:span><text:alphabetical-index-mark-end text:id="IMark113268136"/><text:alphabetical-index-mark-end text:id="IMark104567624"/><text:alphabetical-index-mark-end text:id="IMark104567528"/><text:span text:style-name="T281">s that run calcu</text:span><text:alphabetical-index-mark-start text:id="IMark113268232"/><text:span text:style-name="T281">lat</text:span><text:alphabetical-index-mark-end text:id="IMark113268232"/><text:span text:style-name="T281">ions on </text:span><text:alphabetical-index-mark-start text:id="IMark109608296"/><text:alphabetical-index-mark-start text:id="IMark109608392"/><text:alphabetical-index-mark-start text:id="IMark101677800"/><text:span text:style-name="T281">HPC</text:span><text:alphabetical-index-mark-end text:id="IMark101677800"/><text:alphabetical-index-mark-end text:id="IMark109608392"/><text:alphabetical-index-mark-end text:id="IMark109608296"/><text:span text:style-name="T281"> </text:span><text:alphabetical-index-mark-start text:id="IMark101677896"/><text:alphabetical-index-mark-start text:id="IMark101304008"/><text:alphabetical-index-mark-start text:id="IMark94508232"/><text:span text:style-name="T281">cluster</text:span><text:alphabetical-index-mark-end text:id="IMark94508232"/><text:alphabetical-index-mark-end text:id="IMark101304008"/><text:alphabetical-index-mark-end text:id="IMark101677896"/><text:span text:style-name="T281">s, for </text:span><text:alphabetical-index-mark-start text:id="IMark94508808"/><text:alphabetical-index-mark-start text:id="IMark98225000"/><text:alphabetical-index-mark-start text:id="IMark98225576"/><text:span text:style-name="T281">example</text:span><text:alphabetical-index-mark-end text:id="IMark98225576"/><text:alphabetical-index-mark-end text:id="IMark98225000"/><text:alphabetical-index-mark-end text:id="IMark94508808"/><text:span text:style-name="T281">, as </text:span><text:alphabetical-index-mark-start text:id="IMark109824152"/><text:span text:style-name="T281">lon</text:span><text:alphabetical-index-mark-end text:id="IMark109824152"/><text:span text:style-name="T281">g as they are able to communicate via the </text:span><text:alphabetical-index-mark-start text:id="IMark109824728"/><text:alphabetical-index-mark-start text:id="IMark109387256"/><text:alphabetical-index-mark-start text:id="IMark109259288"/><text:alphabetical-index-mark-start text:id="IMark111144792"/><text:alphabetical-index-mark-start text:id="IMark99304696"/><text:span text:style-name="T281">data</text:span><text:alphabetical-index-mark-end text:id="IMark99304696"/><text:alphabetical-index-mark-end text:id="IMark111144792"/><text:alphabetical-index-mark-start text:id="IMark87991688"/><text:alphabetical-index-mark-start text:id="IMark97799560"/><text:span text:style-name="T281">base</text:span><text:alphabetical-index-mark-end text:id="IMark97799560"/><text:alphabetical-index-mark-end text:id="IMark87991688"/><text:alphabetical-index-mark-end text:id="IMark109259288"/><text:alphabetical-index-mark-end text:id="IMark109387256"/><text:alphabetical-index-mark-end text:id="IMark109824728"/><text:span text:style-name="T281"> with </text:span><text:alphabetical-index-mark-start text:id="IMark113707576"/><text:alphabetical-index-mark-start text:id="IMark112425064"/><text:alphabetical-index-mark-start text:id="IMark88687400"/><text:alphabetical-index-mark-start text:id="IMark78478712"/><text:span text:style-name="T281">DGIII</text:span><text:alphabetical-index-mark-end text:id="IMark78478712"/><text:alphabetical-index-mark-start text:id="IMark98008536"/><text:span text:style-name="T281">AI</text:span><text:alphabetical-index-mark-end text:id="IMark98008536"/><text:alphabetical-index-mark-end text:id="IMark88687400"/><text:alphabetical-index-mark-end text:id="IMark112425064"/><text:alphabetical-index-mark-end text:id="IMark113707576"/>.</text:p>
      <text:p text:style-name="Text_20_body"/>
      <text:p text:style-name="Text_20_body"><text:soft-page-break/><text:span text:style-name="T282">It is important to stress that this is a complex add – on that still r</text:span><text:alphabetical-index-mark-start text:id="IMark111114152"/><text:span text:style-name="T282">equ</text:span><text:alphabetical-index-mark-end text:id="IMark111114152"/><text:span text:style-name="T282">ires fine tunning and development. However, f</text:span>or a quick <text:alphabetical-index-mark-start text:id="IMark101870600"/><text:alphabetical-index-mark-start text:id="IMark99086584"/>demo<text:alphabetical-index-mark-end text:id="IMark99086584"/><text:alphabetical-index-mark-end text:id="IMark101870600"/> of the project, jump to section <text:span text:style-name="T1">[5.]</text:span>; for everything else, read on.</text:p>
      <text:p text:style-name="Text_20_body"/>
      <text:p text:style-name="Text_20_body"/>
      <text:h text:style-name="P37" text:outline-level="1"><text:bookmark-start text:name="__RefHeading___Toc6467_1483239106"/><text:span text:style-name="T2">2</text:span><text:span text:style-name="T1">. Conventions, </text:span><text:alphabetical-index-mark-start text:id="IMark101147976"/><text:alphabetical-index-mark-start text:id="IMark111648888"/><text:alphabetical-index-mark-start text:id="IMark101348552"/><text:span text:style-name="T3">caveat</text:span><text:alphabetical-index-mark-end text:id="IMark101348552"/><text:alphabetical-index-mark-end text:id="IMark111648888"/><text:alphabetical-index-mark-end text:id="IMark101147976"/><text:span text:style-name="T3">s</text:span><text:span text:style-name="T1"> and </text:span><text:alphabetical-index-mark-start text:id="IMark112344840"/><text:alphabetical-index-mark-start text:id="IMark118368424"/><text:span text:style-name="T1">base</text:span><text:alphabetical-index-mark-end text:id="IMark118368424"/><text:alphabetical-index-mark-end text:id="IMark112344840"/><text:span text:style-name="T1"> </text:span><text:alphabetical-index-mark-start text:id="IMark112442760"/><text:alphabetical-index-mark-start text:id="IMark88054040"/><text:alphabetical-index-mark-start text:id="IMark116475256"/><text:span text:style-name="T1">condition</text:span><text:alphabetical-index-mark-end text:id="IMark116475256"/><text:alphabetical-index-mark-end text:id="IMark88054040"/><text:alphabetical-index-mark-end text:id="IMark112442760"/><text:span text:style-name="T1">s of development</text:span><text:bookmark-end text:name="__RefHeading___Toc6467_1483239106"/></text:h>
      <text:p text:style-name="Text_20_body"/>
      <text:h text:style-name="Heading_20_2" text:outline-level="2"><text:bookmark-start text:name="__RefHeading___Toc6758_1483239106"/><text:span text:style-name="T2">2</text:span><text:span text:style-name="T1">.1. </text:span><text:span text:style-name="T59">Origins</text:span><text:bookmark-end text:name="__RefHeading___Toc6758_1483239106"/></text:h>
      <text:p text:style-name="P3"/>
      <text:p text:style-name="P3"><text:alphabetical-index-mark-start text:id="IMark113288008"/><text:alphabetical-index-mark-start text:id="IMark110262424"/><text:alphabetical-index-mark-start text:id="IMark121113672"/><text:alphabetical-index-mark-start text:id="IMark112657064"/>DGIII<text:alphabetical-index-mark-end text:id="IMark112657064"/><text:alphabetical-index-mark-start text:id="IMark117153944"/>AI<text:alphabetical-index-mark-end text:id="IMark117153944"/><text:alphabetical-index-mark-end text:id="IMark121113672"/><text:alphabetical-index-mark-end text:id="IMark110262424"/><text:alphabetical-index-mark-end text:id="IMark113288008"/> is <text:alphabetical-index-mark-start text:id="IMark97028616"/><text:alphabetical-index-mark-start text:id="IMark97075960"/>Base<text:alphabetical-index-mark-end text:id="IMark97075960"/><text:alphabetical-index-mark-end text:id="IMark97028616"/>d on <text:alphabetical-index-mark-start text:id="IMark112745576"/><text:alphabetical-index-mark-start text:id="IMark118353032"/><text:alphabetical-index-mark-start text:id="IMark112729272"/>DGIII<text:alphabetical-index-mark-end text:id="IMark112729272"/><text:alphabetical-index-mark-end text:id="IMark118353032"/><text:alphabetical-index-mark-end text:id="IMark112745576"/> <text:alphabetical-index-mark-start text:id="IMark88001544"/><text:alphabetical-index-mark-start text:id="IMark115713496"/><text:alphabetical-index-mark-start text:id="IMark111114152"/>OSFS<text:alphabetical-index-mark-end text:id="IMark111114152"/><text:alphabetical-index-mark-end text:id="IMark115713496"/><text:alphabetical-index-mark-end text:id="IMark88001544"/> 2010. The reason for this is that development of <text:alphabetical-index-mark-start text:id="IMark101870600"/><text:alphabetical-index-mark-start text:id="IMark99086584"/><text:alphabetical-index-mark-start text:id="IMark117068456"/><text:alphabetical-index-mark-start text:id="IMark102149192"/>DGIII<text:alphabetical-index-mark-end text:id="IMark102149192"/><text:alphabetical-index-mark-start text:id="IMark57793304"/>AI<text:alphabetical-index-mark-end text:id="IMark57793304"/><text:alphabetical-index-mark-end text:id="IMark117068456"/><text:alphabetical-index-mark-end text:id="IMark99086584"/><text:alphabetical-index-mark-end text:id="IMark101870600"/> started before <text:alphabetical-index-mark-start text:id="IMark109605608"/><text:alphabetical-index-mark-start text:id="IMark108019848"/><text:alphabetical-index-mark-start text:id="IMark115811832"/>OSFS<text:alphabetical-index-mark-end text:id="IMark115811832"/><text:alphabetical-index-mark-end text:id="IMark108019848"/><text:alphabetical-index-mark-end text:id="IMark109605608"/> 2016 was published <text:span text:style-name="T193">and the </text:span><text:alphabetical-index-mark-start text:id="IMark112635224"/><text:span text:style-name="T193">code</text:span><text:alphabetical-index-mark-end text:id="IMark112635224"/><text:span text:style-name="T193"> for the </text:span><text:alphabetical-index-mark-start text:id="IMark113915336"/><text:alphabetical-index-mark-start text:id="IMark112424648"/><text:alphabetical-index-mark-start text:id="IMark101147976"/><text:span text:style-name="T193">stock</text:span><text:alphabetical-index-mark-end text:id="IMark101147976"/><text:alphabetical-index-mark-end text:id="IMark112424648"/><text:alphabetical-index-mark-end text:id="IMark113915336"/><text:span text:style-name="T193"> </text:span><text:alphabetical-index-mark-start text:id="IMark111648888"/><text:alphabetical-index-mark-start text:id="IMark101348552"/><text:alphabetical-index-mark-start text:id="IMark110144248"/><text:alphabetical-index-mark-start text:id="IMark112479592"/><text:alphabetical-index-mark-start text:id="IMark70911848"/><text:alphabetical-index-mark-start text:id="IMark112344840"/><text:span text:style-name="T193">Delta</text:span><text:alphabetical-index-mark-end text:id="IMark112344840"/><text:alphabetical-index-mark-end text:id="IMark70911848"/><text:alphabetical-index-mark-end text:id="IMark112479592"/><text:alphabetical-index-mark-end text:id="IMark110144248"/><text:alphabetical-index-mark-end text:id="IMark101348552"/><text:alphabetical-index-mark-end text:id="IMark111648888"/><text:span text:style-name="T193"> </text:span><text:alphabetical-index-mark-start text:id="IMark118368424"/><text:alphabetical-index-mark-start text:id="IMark115360312"/><text:alphabetical-index-mark-start text:id="IMark101862408"/><text:span text:style-name="T193">Glider</text:span><text:alphabetical-index-mark-end text:id="IMark101862408"/><text:alphabetical-index-mark-end text:id="IMark115360312"/><text:alphabetical-index-mark-end text:id="IMark118368424"/><text:span text:style-name="T193"> has been completely rewritten following a more </text:span><text:alphabetical-index-mark-start text:id="IMark112442760"/><text:alphabetical-index-mark-start text:id="IMark88054040"/><text:span text:style-name="T193">object</text:span><text:alphabetical-index-mark-end text:id="IMark88054040"/><text:alphabetical-index-mark-end text:id="IMark112442760"/><text:span text:style-name="T193"> – </text:span><text:alphabetical-index-mark-start text:id="IMark116475256"/><text:alphabetical-index-mark-start text:id="IMark100973160"/><text:span text:style-name="T193">oriented</text:span><text:alphabetical-index-mark-end text:id="IMark100973160"/><text:alphabetical-index-mark-end text:id="IMark116475256"/><text:span text:style-name="T193"> </text:span><text:alphabetical-index-mark-start text:id="IMark117746184"/><text:alphabetical-index-mark-start text:id="IMark69861896"/><text:span text:style-name="T193">paradigm</text:span><text:alphabetical-index-mark-end text:id="IMark69861896"/><text:alphabetical-index-mark-end text:id="IMark117746184"/><text:span text:style-name="T193"> in the case of </text:span><text:alphabetical-index-mark-start text:id="IMark111991560"/><text:alphabetical-index-mark-start text:id="IMark110558424"/><text:alphabetical-index-mark-start text:id="IMark118194456"/><text:span text:style-name="T193">OSFS</text:span><text:alphabetical-index-mark-end text:id="IMark118194456"/><text:alphabetical-index-mark-end text:id="IMark110558424"/><text:alphabetical-index-mark-end text:id="IMark111991560"/><text:span text:style-name="T193"> 2016. It made little sense to rewrite the </text:span><text:alphabetical-index-mark-start text:id="IMark92949512"/><text:span text:style-name="T193">code</text:span><text:alphabetical-index-mark-end text:id="IMark92949512"/><text:span text:style-name="T193"> of </text:span><text:alphabetical-index-mark-start text:id="IMark101167016"/><text:alphabetical-index-mark-start text:id="IMark108087448"/><text:alphabetical-index-mark-start text:id="IMark109962808"/><text:alphabetical-index-mark-start text:id="IMark117143592"/><text:span text:style-name="T193">DGIII</text:span><text:alphabetical-index-mark-end text:id="IMark117143592"/><text:alphabetical-index-mark-start text:id="IMark110399992"/><text:span text:style-name="T193">AI</text:span><text:alphabetical-index-mark-end text:id="IMark110399992"/><text:alphabetical-index-mark-end text:id="IMark109962808"/><text:alphabetical-index-mark-end text:id="IMark108087448"/><text:alphabetical-index-mark-end text:id="IMark101167016"/><text:span text:style-name="T193"> only for that reason</text:span>.</text:p>
      <text:p text:style-name="Text_20_body"/>
      <text:p text:style-name="Text_20_body"/>
      <text:h text:style-name="Heading_20_2" text:outline-level="2"><text:bookmark-start text:name="__RefHeading___Toc6760_1483239106"/><text:span text:style-name="T1">2.2. </text:span><text:span text:style-name="T59">Multi </text:span><text:alphabetical-index-mark-start text:id="IMark57793304"/><text:alphabetical-index-mark-start text:id="IMark88001544"/><text:alphabetical-index-mark-start text:id="IMark115713496"/><text:span text:style-name="T59">thread</text:span><text:alphabetical-index-mark-end text:id="IMark115713496"/><text:alphabetical-index-mark-end text:id="IMark88001544"/><text:alphabetical-index-mark-end text:id="IMark57793304"/><text:span text:style-name="T59">ing</text:span><text:bookmark-end text:name="__RefHeading___Toc6760_1483239106"/></text:h>
      <text:p text:style-name="P3"/>
      <text:p text:style-name="P3">Since <text:alphabetical-index-mark-start text:id="IMark110262424"/><text:alphabetical-index-mark-start text:id="IMark121113672"/><text:alphabetical-index-mark-start text:id="IMark117153944"/><text:alphabetical-index-mark-start text:id="IMark112657064"/>DGIII<text:alphabetical-index-mark-end text:id="IMark112657064"/><text:alphabetical-index-mark-start text:id="IMark109486792"/>AI<text:alphabetical-index-mark-end text:id="IMark109486792"/><text:alphabetical-index-mark-end text:id="IMark117153944"/><text:alphabetical-index-mark-end text:id="IMark121113672"/><text:alphabetical-index-mark-end text:id="IMark110262424"/> r<text:alphabetical-index-mark-start text:id="IMark112635224"/>equ<text:alphabetical-index-mark-end text:id="IMark112635224"/>ires <text:alphabetical-index-mark-start text:id="IMark113915336"/><text:alphabetical-index-mark-start text:id="IMark112424648"/><text:alphabetical-index-mark-start text:id="IMark101147976"/>OpenMP<text:alphabetical-index-mark-end text:id="IMark101147976"/><text:alphabetical-index-mark-end text:id="IMark112424648"/><text:alphabetical-index-mark-end text:id="IMark113915336"/> <text:alphabetical-index-mark-start text:id="IMark111648888"/><text:alphabetical-index-mark-start text:id="IMark101348552"/><text:alphabetical-index-mark-start text:id="IMark110144248"/>libraries<text:alphabetical-index-mark-end text:id="IMark110144248"/><text:alphabetical-index-mark-end text:id="IMark101348552"/><text:alphabetical-index-mark-end text:id="IMark111648888"/>, a <text:alphabetical-index-mark-start text:id="IMark112479592"/><text:alphabetical-index-mark-start text:id="IMark70911848"/><text:alphabetical-index-mark-start text:id="IMark112344840"/>version<text:alphabetical-index-mark-end text:id="IMark112344840"/><text:alphabetical-index-mark-end text:id="IMark70911848"/><text:alphabetical-index-mark-end text:id="IMark112479592"/> of <text:alphabetical-index-mark-start text:id="IMark118368424"/><text:alphabetical-index-mark-start text:id="IMark115360312"/>M<text:alphabetical-index-mark-end text:id="IMark115360312"/><text:alphabetical-index-mark-end text:id="IMark118368424"/><text:span text:style-name="T334">icrosoft Visual Studio</text:span> that is able to handle <text:alphabetical-index-mark-start text:id="IMark101862408"/><text:alphabetical-index-mark-start text:id="IMark112442760"/><text:alphabetical-index-mark-start text:id="IMark88054040"/>OpenMP<text:alphabetical-index-mark-end text:id="IMark88054040"/><text:alphabetical-index-mark-end text:id="IMark112442760"/><text:alphabetical-index-mark-end text:id="IMark101862408"/> is r<text:alphabetical-index-mark-start text:id="IMark116475256"/>equ<text:alphabetical-index-mark-end text:id="IMark116475256"/>ired. Free <text:alphabetical-index-mark-start text:id="IMark100973160"/><text:alphabetical-index-mark-start text:id="IMark117746184"/><text:alphabetical-index-mark-start text:id="IMark69861896"/>MSVS<text:alphabetical-index-mark-end text:id="IMark69861896"/><text:alphabetical-index-mark-end text:id="IMark117746184"/><text:alphabetical-index-mark-end text:id="IMark100973160"/> <text:alphabetical-index-mark-start text:id="IMark111235144"/><text:alphabetical-index-mark-start text:id="IMark111991560"/><text:alphabetical-index-mark-start text:id="IMark110558424"/>edit<text:alphabetical-index-mark-end text:id="IMark110558424"/><text:alphabetical-index-mark-end text:id="IMark111991560"/><text:alphabetical-index-mark-end text:id="IMark111235144"/>ions generally do not allow for that.</text:p>
      <text:p text:style-name="Text_20_body"/>
      <text:p text:style-name="Text_20_body"/>
      <text:h text:style-name="Heading_20_2" text:outline-level="2"><text:bookmark-start text:name="__RefHeading___Toc6762_1483239106"/><text:span text:style-name="T1">2.3.</text:span> <text:span text:style-name="T72">Terms and abbreviations used in this text</text:span><text:bookmark-end text:name="__RefHeading___Toc6762_1483239106"/></text:h>
      <text:p text:style-name="Text_20_body"/>
      <text:list xml:id="list8728600851389102178" text:style-name="L3">
        <text:list-item>
          <text:p text:style-name="P19"><text:alphabetical-index-mark-start text:id="IMark100705208"/><text:alphabetical-index-mark-start text:id="IMark102149192"/><text:alphabetical-index-mark-start text:id="IMark111114152"/>AI<text:alphabetical-index-mark-end text:id="IMark111114152"/><text:alphabetical-index-mark-end text:id="IMark102149192"/><text:alphabetical-index-mark-end text:id="IMark100705208"/>: <text:alphabetical-index-mark-start text:id="IMark112745576"/><text:alphabetical-index-mark-start text:id="IMark57793304"/><text:alphabetical-index-mark-start text:id="IMark88001544"/>artificial<text:alphabetical-index-mark-end text:id="IMark88001544"/><text:alphabetical-index-mark-end text:id="IMark57793304"/><text:alphabetical-index-mark-end text:id="IMark112745576"/> <text:alphabetical-index-mark-start text:id="IMark115713496"/><text:alphabetical-index-mark-start text:id="IMark118353032"/><text:alphabetical-index-mark-start text:id="IMark97028616"/>intelligence<text:alphabetical-index-mark-end text:id="IMark97028616"/><text:alphabetical-index-mark-end text:id="IMark118353032"/><text:alphabetical-index-mark-end text:id="IMark115713496"/>.</text:p>
          <text:p text:style-name="P19"/>
        </text:list-item>
        <text:list-item>
          <text:p text:style-name="P19"><text:alphabetical-index-mark-start text:id="IMark94508808"/><text:alphabetical-index-mark-start text:id="IMark115488040"/><text:alphabetical-index-mark-start text:id="IMark108692440"/>A<text:span text:style-name="T279">I</text:span><text:alphabetical-index-mark-end text:id="IMark108692440"/><text:alphabetical-index-mark-end text:id="IMark115488040"/><text:alphabetical-index-mark-end text:id="IMark94508808"/><text:span text:style-name="T279"> </text:span><text:alphabetical-index-mark-start text:id="IMark118368424"/><text:alphabetical-index-mark-start text:id="IMark115360312"/><text:alphabetical-index-mark-start text:id="IMark112479592"/>plan<text:alphabetical-index-mark-end text:id="IMark112479592"/><text:alphabetical-index-mark-end text:id="IMark115360312"/><text:alphabetical-index-mark-end text:id="IMark118368424"/>: <text:alphabetical-index-mark-start text:id="IMark70911848"/><text:alphabetical-index-mark-start text:id="IMark112344840"/><text:alphabetical-index-mark-start text:id="IMark111648888"/>artificial<text:alphabetical-index-mark-end text:id="IMark111648888"/><text:alphabetical-index-mark-end text:id="IMark112344840"/><text:alphabetical-index-mark-end text:id="IMark70911848"/> <text:alphabetical-index-mark-start text:id="IMark101348552"/><text:alphabetical-index-mark-start text:id="IMark110144248"/><text:alphabetical-index-mark-start text:id="IMark113915336"/>intelligence<text:alphabetical-index-mark-end text:id="IMark113915336"/><text:alphabetical-index-mark-end text:id="IMark110144248"/><text:alphabetical-index-mark-end text:id="IMark101348552"/> <text:alphabetical-index-mark-start text:id="IMark112424648"/><text:alphabetical-index-mark-start text:id="IMark101147976"/><text:alphabetical-index-mark-start text:id="IMark112635224"/>plan<text:alphabetical-index-mark-end text:id="IMark112635224"/><text:alphabetical-index-mark-end text:id="IMark101147976"/><text:alphabetical-index-mark-end text:id="IMark112424648"/>. <text:alphabetical-index-mark-start text:id="IMark110262424"/><text:alphabetical-index-mark-start text:id="IMark121113672"/><text:alphabetical-index-mark-start text:id="IMark117153944"/><text:alphabetical-index-mark-start text:id="IMark109486792"/>DGIII<text:alphabetical-index-mark-end text:id="IMark109486792"/><text:alphabetical-index-mark-start text:id="IMark112657064"/>AI<text:alphabetical-index-mark-end text:id="IMark112657064"/><text:alphabetical-index-mark-end text:id="IMark117153944"/><text:alphabetical-index-mark-end text:id="IMark121113672"/><text:alphabetical-index-mark-end text:id="IMark110262424"/> can use <text:alphabetical-index-mark-start text:id="IMark118194456"/><text:alphabetical-index-mark-start text:id="IMark110817672"/><text:alphabetical-index-mark-start text:id="IMark111991560"/>plan<text:alphabetical-index-mark-end text:id="IMark111991560"/><text:alphabetical-index-mark-end text:id="IMark110817672"/><text:alphabetical-index-mark-end text:id="IMark118194456"/> for activity and movement on the ground, in <text:alphabetical-index-mark-start text:id="IMark111235144"/><text:alphabetical-index-mark-start text:id="IMark110558424"/><text:alphabetical-index-mark-start text:id="IMark100973160"/>atmospheric<text:alphabetical-index-mark-end text:id="IMark100973160"/><text:alphabetical-index-mark-end text:id="IMark110558424"/><text:alphabetical-index-mark-end text:id="IMark111235144"/> <text:alphabetical-index-mark-start text:id="IMark117746184"/><text:alphabetical-index-mark-start text:id="IMark69861896"/><text:alphabetical-index-mark-start text:id="IMark116475256"/>flight<text:alphabetical-index-mark-end text:id="IMark116475256"/><text:alphabetical-index-mark-end text:id="IMark69861896"/><text:alphabetical-index-mark-end text:id="IMark117746184"/> or <text:alphabetical-index-mark-start text:id="IMark101862408"/><text:alphabetical-index-mark-start text:id="IMark112442760"/><text:alphabetical-index-mark-start text:id="IMark88054040"/>space<text:alphabetical-index-mark-end text:id="IMark88054040"/><text:alphabetical-index-mark-end text:id="IMark112442760"/><text:alphabetical-index-mark-end text:id="IMark101862408"/>. These <text:alphabetical-index-mark-start text:id="IMark92949512"/><text:alphabetical-index-mark-start text:id="IMark101167016"/><text:alphabetical-index-mark-start text:id="IMark117143592"/>plan<text:alphabetical-index-mark-end text:id="IMark117143592"/><text:alphabetical-index-mark-end text:id="IMark101167016"/><text:alphabetical-index-mark-end text:id="IMark92949512"/>s can be manually created or using a <text:alphabetical-index-mark-start text:id="IMark109962808"/><text:alphabetical-index-mark-start text:id="IMark108087448"/><text:alphabetical-index-mark-start text:id="IMark98225576"/>plan<text:alphabetical-index-mark-end text:id="IMark98225576"/><text:alphabetical-index-mark-end text:id="IMark108087448"/><text:alphabetical-index-mark-end text:id="IMark109962808"/>ning <text:alphabetical-index-mark-start text:id="IMark98428856"/><text:alphabetical-index-mark-start text:id="IMark108019848"/><text:alphabetical-index-mark-start text:id="IMark110399992"/>module<text:alphabetical-index-mark-end text:id="IMark110399992"/><text:alphabetical-index-mark-end text:id="IMark108019848"/><text:alphabetical-index-mark-end text:id="IMark98428856"/>. At this point the <text:alphabetical-index-mark-start text:id="IMark109605608"/><text:alphabetical-index-mark-start text:id="IMark101870600"/><text:alphabetical-index-mark-start text:id="IMark117068456"/>plan<text:alphabetical-index-mark-end text:id="IMark117068456"/><text:alphabetical-index-mark-end text:id="IMark101870600"/><text:alphabetical-index-mark-end text:id="IMark109605608"/>ning <text:alphabetical-index-mark-start text:id="IMark115811832"/><text:alphabetical-index-mark-start text:id="IMark95651736"/><text:alphabetical-index-mark-start text:id="IMark99086584"/>module<text:alphabetical-index-mark-end text:id="IMark99086584"/><text:alphabetical-index-mark-end text:id="IMark95651736"/><text:alphabetical-index-mark-end text:id="IMark115811832"/>s is not available.</text:p>
          <text:p text:style-name="P19"/>
        </text:list-item>
        <text:list-item>
          <text:p text:style-name="P19"><text:alphabetical-index-mark-start text:id="IMark118353032"/><text:alphabetical-index-mark-start text:id="IMark115713496"/><text:alphabetical-index-mark-start text:id="IMark97028616"/><text:alphabetical-index-mark-start text:id="IMark112745576"/>AI<text:alphabetical-index-mark-end text:id="IMark112745576"/>E<text:alphabetical-index-mark-end text:id="IMark97028616"/><text:alphabetical-index-mark-end text:id="IMark115713496"/><text:alphabetical-index-mark-end text:id="IMark118353032"/>: <text:alphabetical-index-mark-start text:id="IMark57793304"/><text:alphabetical-index-mark-start text:id="IMark88001544"/><text:alphabetical-index-mark-start text:id="IMark100705208"/>AI<text:alphabetical-index-mark-end text:id="IMark100705208"/><text:alphabetical-index-mark-end text:id="IMark88001544"/><text:alphabetical-index-mark-end text:id="IMark57793304"/> <text:span text:style-name="T283">E</text:span>ngine. <text:span text:style-name="T212">It is comprised of the </text:span><text:alphabetical-index-mark-start text:id="IMark102149192"/><text:alphabetical-index-mark-start text:id="IMark111114152"/><text:alphabetical-index-mark-start text:id="IMark112729272"/><text:span text:style-name="T212">ES</text:span><text:alphabetical-index-mark-end text:id="IMark112729272"/><text:alphabetical-index-mark-end text:id="IMark111114152"/><text:alphabetical-index-mark-end text:id="IMark102149192"/><text:span text:style-name="T212"> and the </text:span><text:alphabetical-index-mark-start text:id="IMark117405880"/><text:alphabetical-index-mark-start text:id="IMark114938776"/><text:alphabetical-index-mark-start text:id="IMark97075960"/><text:span text:style-name="T212">KB</text:span><text:alphabetical-index-mark-end text:id="IMark97075960"/><text:alphabetical-index-mark-end text:id="IMark114938776"/><text:alphabetical-index-mark-end text:id="IMark117405880"/><text:span text:style-name="T212">.</text:span></text:p>
          <text:p text:style-name="P19"/>
        </text:list-item>
        <text:list-item>
          <text:p text:style-name="P19"><text:alphabetical-index-mark-start text:id="IMark95651736"/><text:alphabetical-index-mark-start text:id="IMark115811832"/><text:alphabetical-index-mark-start text:id="IMark99086584"/>CB<text:alphabetical-index-mark-end text:id="IMark99086584"/><text:alphabetical-index-mark-end text:id="IMark115811832"/><text:alphabetical-index-mark-end text:id="IMark95651736"/>: <text:alphabetical-index-mark-start text:id="IMark109605608"/><text:alphabetical-index-mark-start text:id="IMark101870600"/><text:alphabetical-index-mark-start text:id="IMark117068456"/><text:alphabetical-index-mark-start text:id="IMark98428856"/><text:alphabetical-index-mark-start text:id="IMark108019848"/><text:alphabetical-index-mark-start text:id="IMark110399992"/><text:alphabetical-index-mark-start text:id="IMark109962808"/><text:alphabetical-index-mark-start text:id="IMark108087448"/><text:alphabetical-index-mark-start text:id="IMark98225576"/>celestia<text:alphabetical-index-mark-end text:id="IMark98225576"/><text:alphabetical-index-mark-end text:id="IMark108087448"/><text:alphabetical-index-mark-end text:id="IMark109962808"/><text:alphabetical-index-mark-end text:id="IMark110399992"/><text:alphabetical-index-mark-end text:id="IMark108019848"/><text:alphabetical-index-mark-end text:id="IMark98428856"/>l<text:alphabetical-index-mark-end text:id="IMark117068456"/><text:alphabetical-index-mark-end text:id="IMark101870600"/><text:alphabetical-index-mark-end text:id="IMark109605608"/> <text:alphabetical-index-mark-start text:id="IMark92949512"/><text:alphabetical-index-mark-start text:id="IMark101167016"/>body<text:alphabetical-index-mark-end text:id="IMark101167016"/><text:alphabetical-index-mark-end text:id="IMark92949512"/>.</text:p>
          <text:p text:style-name="P19"/>
        </text:list-item>
        <text:list-item>
          <text:p text:style-name="P19"><text:soft-page-break/><text:alphabetical-index-mark-start text:id="IMark88054040"/><text:alphabetical-index-mark-start text:id="IMark117746184"/><text:alphabetical-index-mark-start text:id="IMark69861896"/>DB<text:alphabetical-index-mark-end text:id="IMark69861896"/><text:alphabetical-index-mark-end text:id="IMark117746184"/><text:alphabetical-index-mark-end text:id="IMark88054040"/>: <text:alphabetical-index-mark-start text:id="IMark116475256"/><text:alphabetical-index-mark-start text:id="IMark111235144"/><text:alphabetical-index-mark-start text:id="IMark110558424"/><text:alphabetical-index-mark-start text:id="IMark100973160"/><text:alphabetical-index-mark-start text:id="IMark118194456"/>data<text:alphabetical-index-mark-end text:id="IMark118194456"/><text:alphabetical-index-mark-end text:id="IMark100973160"/><text:alphabetical-index-mark-start text:id="IMark110817672"/><text:alphabetical-index-mark-start text:id="IMark111991560"/>base<text:alphabetical-index-mark-end text:id="IMark111991560"/><text:alphabetical-index-mark-end text:id="IMark110817672"/><text:alphabetical-index-mark-end text:id="IMark110558424"/><text:alphabetical-index-mark-end text:id="IMark111235144"/><text:alphabetical-index-mark-end text:id="IMark116475256"/>.</text:p>
          <text:p text:style-name="P19"/>
        </text:list-item>
        <text:list-item>
          <text:p text:style-name="P19"><text:alphabetical-index-mark-start text:id="IMark112657064"/><text:alphabetical-index-mark-start text:id="IMark109486792"/><text:alphabetical-index-mark-start text:id="IMark112424648"/>DGIII<text:alphabetical-index-mark-end text:id="IMark112424648"/><text:alphabetical-index-mark-end text:id="IMark109486792"/><text:alphabetical-index-mark-end text:id="IMark112657064"/>: the original <text:alphabetical-index-mark-start text:id="IMark101147976"/><text:alphabetical-index-mark-start text:id="IMark112635224"/><text:alphabetical-index-mark-start text:id="IMark101348552"/>stock<text:alphabetical-index-mark-end text:id="IMark101348552"/><text:alphabetical-index-mark-end text:id="IMark112635224"/><text:alphabetical-index-mark-end text:id="IMark101147976"/> <text:alphabetical-index-mark-start text:id="IMark110144248"/><text:alphabetical-index-mark-start text:id="IMark113915336"/><text:alphabetical-index-mark-start text:id="IMark70911848"/><text:alphabetical-index-mark-start text:id="IMark112344840"/><text:alphabetical-index-mark-start text:id="IMark111648888"/><text:alphabetical-index-mark-start text:id="IMark118368424"/>Delta<text:alphabetical-index-mark-end text:id="IMark118368424"/><text:alphabetical-index-mark-end text:id="IMark111648888"/><text:alphabetical-index-mark-end text:id="IMark112344840"/><text:alphabetical-index-mark-end text:id="IMark70911848"/><text:alphabetical-index-mark-end text:id="IMark113915336"/><text:alphabetical-index-mark-end text:id="IMark110144248"/> <text:alphabetical-index-mark-start text:id="IMark115360312"/><text:alphabetical-index-mark-start text:id="IMark112479592"/><text:alphabetical-index-mark-start text:id="IMark101370792"/>Glider<text:alphabetical-index-mark-end text:id="IMark101370792"/><text:alphabetical-index-mark-end text:id="IMark112479592"/><text:alphabetical-index-mark-end text:id="IMark115360312"/>. </text:p>
          <text:p text:style-name="P19"/>
        </text:list-item>
        <text:list-item>
          <text:p text:style-name="P19"><text:alphabetical-index-mark-start text:id="IMark100705208"/><text:alphabetical-index-mark-start text:id="IMark118353032"/><text:alphabetical-index-mark-start text:id="IMark115713496"/>ES<text:alphabetical-index-mark-end text:id="IMark115713496"/><text:alphabetical-index-mark-end text:id="IMark118353032"/><text:alphabetical-index-mark-end text:id="IMark100705208"/>: <text:alphabetical-index-mark-start text:id="IMark97028616"/><text:alphabetical-index-mark-start text:id="IMark112745576"/><text:alphabetical-index-mark-start text:id="IMark113288008"/>expert<text:alphabetical-index-mark-end text:id="IMark113288008"/><text:alphabetical-index-mark-end text:id="IMark112745576"/><text:alphabetical-index-mark-end text:id="IMark97028616"/> <text:alphabetical-index-mark-start text:id="IMark102149192"/><text:alphabetical-index-mark-start text:id="IMark111114152"/><text:alphabetical-index-mark-start text:id="IMark112729272"/>system<text:alphabetical-index-mark-end text:id="IMark112729272"/><text:alphabetical-index-mark-end text:id="IMark111114152"/><text:alphabetical-index-mark-end text:id="IMark102149192"/>. <text:alphabetical-index-mark-start text:id="IMark117405880"/><text:alphabetical-index-mark-start text:id="IMark114938776"/><text:span text:style-name="T212">Interpret</text:span><text:alphabetical-index-mark-end text:id="IMark114938776"/><text:alphabetical-index-mark-end text:id="IMark117405880"/><text:span text:style-name="T212">s the </text:span><text:alphabetical-index-mark-start text:id="IMark97075960"/><text:alphabetical-index-mark-start text:id="IMark94508808"/><text:span text:style-name="T212">data</text:span><text:alphabetical-index-mark-end text:id="IMark94508808"/><text:alphabetical-index-mark-end text:id="IMark97075960"/><text:span text:style-name="T212"> contained in the </text:span><text:alphabetical-index-mark-start text:id="IMark109824728"/><text:alphabetical-index-mark-start text:id="IMark108692440"/><text:alphabetical-index-mark-start text:id="IMark115488040"/><text:span text:style-name="T212">KB</text:span><text:alphabetical-index-mark-end text:id="IMark115488040"/><text:alphabetical-index-mark-end text:id="IMark108692440"/><text:alphabetical-index-mark-end text:id="IMark109824728"/><text:span text:style-name="T212">.</text:span></text:p>
          <text:p text:style-name="P19"/>
        </text:list-item>
        <text:list-item>
          <text:p text:style-name="P19"><text:alphabetical-index-mark-start text:id="IMark108019848"/><text:alphabetical-index-mark-start text:id="IMark110399992"/><text:alphabetical-index-mark-start text:id="IMark109962808"/>HPC<text:alphabetical-index-mark-end text:id="IMark109962808"/><text:alphabetical-index-mark-end text:id="IMark110399992"/><text:alphabetical-index-mark-end text:id="IMark108019848"/>: High <text:alphabetical-index-mark-start text:id="IMark108087448"/><text:alphabetical-index-mark-start text:id="IMark98225576"/><text:alphabetical-index-mark-start text:id="IMark95651736"/>performance<text:alphabetical-index-mark-end text:id="IMark95651736"/><text:alphabetical-index-mark-end text:id="IMark98225576"/><text:alphabetical-index-mark-end text:id="IMark108087448"/> <text:alphabetical-index-mark-start text:id="IMark115811832"/><text:alphabetical-index-mark-start text:id="IMark99086584"/><text:alphabetical-index-mark-start text:id="IMark117143592"/>computing<text:alphabetical-index-mark-end text:id="IMark117143592"/><text:alphabetical-index-mark-end text:id="IMark99086584"/><text:alphabetical-index-mark-end text:id="IMark115811832"/>.</text:p>
          <text:p text:style-name="P19"/>
        </text:list-item>
        <text:list-item>
          <text:p text:style-name="P19"><text:alphabetical-index-mark-start text:id="IMark116475256"/><text:alphabetical-index-mark-start text:id="IMark110558424"/><text:alphabetical-index-mark-start text:id="IMark110817672"/>KB<text:alphabetical-index-mark-end text:id="IMark110817672"/><text:alphabetical-index-mark-end text:id="IMark110558424"/><text:alphabetical-index-mark-end text:id="IMark116475256"/>: <text:alphabetical-index-mark-start text:id="IMark111991560"/><text:alphabetical-index-mark-start text:id="IMark100973160"/>knowledge<text:alphabetical-index-mark-end text:id="IMark100973160"/><text:alphabetical-index-mark-end text:id="IMark111991560"/> <text:alphabetical-index-mark-start text:id="IMark118194456"/><text:alphabetical-index-mark-start text:id="IMark88054040"/>base<text:alphabetical-index-mark-end text:id="IMark88054040"/><text:alphabetical-index-mark-end text:id="IMark118194456"/>. The <text:alphabetical-index-mark-start text:id="IMark117746184"/><text:alphabetical-index-mark-start text:id="IMark69861896"/><text:alphabetical-index-mark-start text:id="IMark110262424"/><text:alphabetical-index-mark-start text:id="IMark117153944"/><text:alphabetical-index-mark-start text:id="IMark121113672"/>data<text:alphabetical-index-mark-end text:id="IMark121113672"/><text:alphabetical-index-mark-end text:id="IMark117153944"/><text:alphabetical-index-mark-start text:id="IMark112479592"/><text:alphabetical-index-mark-start text:id="IMark115360312"/>base<text:alphabetical-index-mark-end text:id="IMark115360312"/><text:alphabetical-index-mark-end text:id="IMark112479592"/><text:alphabetical-index-mark-end text:id="IMark110262424"/><text:alphabetical-index-mark-end text:id="IMark69861896"/><text:alphabetical-index-mark-end text:id="IMark117746184"/> of <text:alphabetical-index-mark-start text:id="IMark101370792"/><text:alphabetical-index-mark-start text:id="IMark110144248"/><text:alphabetical-index-mark-start text:id="IMark113915336"/>rule<text:alphabetical-index-mark-end text:id="IMark113915336"/><text:alphabetical-index-mark-end text:id="IMark110144248"/><text:alphabetical-index-mark-end text:id="IMark101370792"/>s and <text:alphabetical-index-mark-start text:id="IMark70911848"/><text:alphabetical-index-mark-start text:id="IMark112344840"/><text:alphabetical-index-mark-start text:id="IMark111648888"/>fact<text:alphabetical-index-mark-end text:id="IMark111648888"/><text:alphabetical-index-mark-end text:id="IMark112344840"/><text:alphabetical-index-mark-end text:id="IMark70911848"/>s <text:alphabetical-index-mark-start text:id="IMark118368424"/><text:alphabetical-index-mark-start text:id="IMark101147976"/><text:span text:style-name="T212">interpret</text:span><text:alphabetical-index-mark-end text:id="IMark101147976"/><text:alphabetical-index-mark-end text:id="IMark118368424"/><text:span text:style-name="T212">ed by the </text:span><text:alphabetical-index-mark-start text:id="IMark112635224"/><text:alphabetical-index-mark-start text:id="IMark101348552"/><text:alphabetical-index-mark-start text:id="IMark112657064"/><text:span text:style-name="T212">ES</text:span><text:alphabetical-index-mark-end text:id="IMark112657064"/><text:alphabetical-index-mark-end text:id="IMark101348552"/><text:alphabetical-index-mark-end text:id="IMark112635224"/>.</text:p>
          <text:p text:style-name="P19"/>
        </text:list-item>
        <text:list-item>
          <text:p text:style-name="P19">ML: <text:alphabetical-index-mark-start text:id="IMark88001544"/><text:alphabetical-index-mark-start text:id="IMark57793304"/><text:alphabetical-index-mark-start text:id="IMark109577160"/>machine<text:alphabetical-index-mark-end text:id="IMark109577160"/><text:alphabetical-index-mark-end text:id="IMark57793304"/><text:alphabetical-index-mark-end text:id="IMark88001544"/> <text:alphabetical-index-mark-start text:id="IMark99024024"/><text:alphabetical-index-mark-start text:id="IMark113709256"/>learn<text:alphabetical-index-mark-end text:id="IMark113709256"/><text:alphabetical-index-mark-end text:id="IMark99024024"/>ing.</text:p>
          <text:p text:style-name="P19"/>
        </text:list-item>
        <text:list-item>
          <text:p text:style-name="P25"><text:alphabetical-index-mark-start text:id="IMark97028616"/>MSVS<text:alphabetical-index-mark-end text:id="IMark97028616"/>: Microsoft Visual Studio.</text:p>
          <text:p text:style-name="P19"/>
        </text:list-item>
        <text:list-item>
          <text:p text:style-name="P19"><text:alphabetical-index-mark-start text:id="IMark118353032"/><text:alphabetical-index-mark-start text:id="IMark115713496"/><text:alphabetical-index-mark-start text:id="IMark101167016"/>NN<text:alphabetical-index-mark-end text:id="IMark101167016"/><text:alphabetical-index-mark-end text:id="IMark115713496"/><text:alphabetical-index-mark-end text:id="IMark118353032"/>: <text:alphabetical-index-mark-start text:id="IMark117405880"/><text:alphabetical-index-mark-start text:id="IMark114938776"/><text:alphabetical-index-mark-start text:id="IMark93957704"/>neural<text:alphabetical-index-mark-end text:id="IMark93957704"/><text:alphabetical-index-mark-end text:id="IMark114938776"/><text:alphabetical-index-mark-end text:id="IMark117405880"/> <text:alphabetical-index-mark-start text:id="IMark97075960"/><text:alphabetical-index-mark-start text:id="IMark94508808"/><text:alphabetical-index-mark-start text:id="IMark92949512"/>network<text:alphabetical-index-mark-end text:id="IMark92949512"/><text:alphabetical-index-mark-end text:id="IMark94508808"/><text:alphabetical-index-mark-end text:id="IMark97075960"/>.</text:p>
          <text:p text:style-name="P19"/>
        </text:list-item>
        <text:list-item>
          <text:p text:style-name="P19"><text:alphabetical-index-mark-start text:id="IMark108692440"/><text:alphabetical-index-mark-start text:id="IMark115488040"/><text:alphabetical-index-mark-start text:id="IMark101870600"/>OSFS<text:alphabetical-index-mark-end text:id="IMark101870600"/><text:alphabetical-index-mark-end text:id="IMark115488040"/><text:alphabetical-index-mark-end text:id="IMark108692440"/>: <text:alphabetical-index-mark-start text:id="IMark109605608"/><text:alphabetical-index-mark-start text:id="IMark98428856"/><text:alphabetical-index-mark-start text:id="IMark117068456"/>Orbi<text:span text:style-name="T251">t</text:span>er<text:alphabetical-index-mark-end text:id="IMark117068456"/><text:alphabetical-index-mark-end text:id="IMark98428856"/><text:alphabetical-index-mark-end text:id="IMark109605608"/> <text:alphabetical-index-mark-start text:id="IMark115776488"/><text:alphabetical-index-mark-start text:id="IMark101260504"/><text:alphabetical-index-mark-start text:id="IMark99086584"/>Space<text:alphabetical-index-mark-end text:id="IMark99086584"/><text:alphabetical-index-mark-end text:id="IMark101260504"/><text:alphabetical-index-mark-end text:id="IMark115776488"/> <text:alphabetical-index-mark-start text:id="IMark115811832"/><text:alphabetical-index-mark-start text:id="IMark117143592"/><text:alphabetical-index-mark-start text:id="IMark108087448"/>Flight<text:alphabetical-index-mark-end text:id="IMark108087448"/><text:alphabetical-index-mark-end text:id="IMark117143592"/><text:alphabetical-index-mark-end text:id="IMark115811832"/> <text:alphabetical-index-mark-start text:id="IMark98225576"/><text:alphabetical-index-mark-start text:id="IMark95651736"/>Simu<text:alphabetical-index-mark-start text:id="IMark108019848"/>lat<text:alphabetical-index-mark-end text:id="IMark108019848"/>or<text:alphabetical-index-mark-end text:id="IMark95651736"/><text:alphabetical-index-mark-end text:id="IMark98225576"/>.</text:p>
          <text:p text:style-name="P19"/>
        </text:list-item>
        <text:list-item>
          <text:p text:style-name="P19"><text:alphabetical-index-mark-start text:id="IMark111235144"/><text:alphabetical-index-mark-start text:id="IMark101862408"/><text:alphabetical-index-mark-start text:id="IMark113719368"/>RBML<text:alphabetical-index-mark-end text:id="IMark113719368"/><text:alphabetical-index-mark-end text:id="IMark101862408"/><text:alphabetical-index-mark-end text:id="IMark111235144"/>: <text:alphabetical-index-mark-start text:id="IMark101487704"/><text:alphabetical-index-mark-start text:id="IMark109068056"/><text:alphabetical-index-mark-start text:id="IMark111506664"/>Rule<text:alphabetical-index-mark-end text:id="IMark111506664"/><text:alphabetical-index-mark-end text:id="IMark109068056"/><text:alphabetical-index-mark-end text:id="IMark101487704"/> <text:alphabetical-index-mark-start text:id="IMark118163272"/><text:alphabetical-index-mark-start text:id="IMark111163192"/>base<text:alphabetical-index-mark-end text:id="IMark111163192"/><text:alphabetical-index-mark-end text:id="IMark118163272"/>d <text:alphabetical-index-mark-start text:id="IMark111758728"/><text:alphabetical-index-mark-start text:id="IMark116207256"/><text:alphabetical-index-mark-start text:id="IMark115188568"/>machine<text:alphabetical-index-mark-end text:id="IMark115188568"/><text:alphabetical-index-mark-end text:id="IMark116207256"/><text:alphabetical-index-mark-end text:id="IMark111758728"/> <text:alphabetical-index-mark-start text:id="IMark70911848"/><text:alphabetical-index-mark-start text:id="IMark112344840"/>learn<text:alphabetical-index-mark-end text:id="IMark112344840"/><text:alphabetical-index-mark-end text:id="IMark70911848"/>ing.</text:p>
          <text:p text:style-name="P19"/>
        </text:list-item>
        <text:list-item>
          <text:p text:style-name="P19"><text:alphabetical-index-mark-start text:id="IMark113915336"/><text:alphabetical-index-mark-start text:id="IMark117746184"/><text:alphabetical-index-mark-start text:id="IMark69861896"/>R<text:alphabetical-index-mark-start text:id="IMark110262424"/><text:alphabetical-index-mark-start text:id="IMark112479592"/><text:alphabetical-index-mark-start text:id="IMark115360312"/>CB<text:alphabetical-index-mark-end text:id="IMark115360312"/><text:alphabetical-index-mark-end text:id="IMark112479592"/><text:alphabetical-index-mark-end text:id="IMark110262424"/><text:alphabetical-index-mark-end text:id="IMark69861896"/><text:alphabetical-index-mark-end text:id="IMark117746184"/><text:alphabetical-index-mark-end text:id="IMark113915336"/>: <text:alphabetical-index-mark-start text:id="IMark117153944"/><text:alphabetical-index-mark-start text:id="IMark121113672"/>reference<text:alphabetical-index-mark-end text:id="IMark121113672"/><text:alphabetical-index-mark-end text:id="IMark117153944"/> <text:alphabetical-index-mark-start text:id="IMark118194456"/><text:alphabetical-index-mark-start text:id="IMark88054040"/><text:alphabetical-index-mark-start text:id="IMark111991560"/><text:alphabetical-index-mark-start text:id="IMark100973160"/><text:alphabetical-index-mark-start text:id="IMark116475256"/><text:alphabetical-index-mark-start text:id="IMark110558424"/><text:alphabetical-index-mark-start text:id="IMark110817672"/><text:alphabetical-index-mark-start text:id="IMark109486792"/><text:alphabetical-index-mark-start text:id="IMark118368424"/>celestia<text:alphabetical-index-mark-end text:id="IMark118368424"/><text:alphabetical-index-mark-end text:id="IMark109486792"/><text:alphabetical-index-mark-end text:id="IMark110817672"/><text:alphabetical-index-mark-end text:id="IMark110558424"/><text:alphabetical-index-mark-end text:id="IMark116475256"/><text:alphabetical-index-mark-end text:id="IMark100973160"/>l<text:alphabetical-index-mark-end text:id="IMark111991560"/><text:alphabetical-index-mark-end text:id="IMark88054040"/><text:alphabetical-index-mark-end text:id="IMark118194456"/> <text:alphabetical-index-mark-start text:id="IMark101147976"/><text:alphabetical-index-mark-start text:id="IMark101348552"/>body<text:alphabetical-index-mark-end text:id="IMark101348552"/><text:alphabetical-index-mark-end text:id="IMark101147976"/>.</text:p>
          <text:p text:style-name="P19"/>
        </text:list-item>
        <text:list-item>
          <text:p text:style-name="P19"><text:alphabetical-index-mark-start text:id="IMark112424648"/><text:alphabetical-index-mark-start text:id="IMark102542392"/><text:alphabetical-index-mark-start text:id="IMark101281672"/><text:alphabetical-index-mark-start text:id="IMark110615272"/><text:alphabetical-index-mark-start text:id="IMark109586664"/><text:alphabetical-index-mark-start text:id="IMark113709256"/>R<text:alphabetical-index-mark-start text:id="IMark99024024"/><text:alphabetical-index-mark-start text:id="IMark88001544"/><text:alphabetical-index-mark-start text:id="IMark57793304"/>DB<text:alphabetical-index-mark-end text:id="IMark57793304"/><text:alphabetical-index-mark-end text:id="IMark88001544"/><text:alphabetical-index-mark-end text:id="IMark99024024"/><text:alphabetical-index-mark-end text:id="IMark113709256"/><text:alphabetical-index-mark-end text:id="IMark109586664"/><text:alphabetical-index-mark-end text:id="IMark110615272"/><text:alphabetical-index-mark-end text:id="IMark101281672"/><text:alphabetical-index-mark-end text:id="IMark102542392"/><text:alphabetical-index-mark-end text:id="IMark112424648"/>: <text:alphabetical-index-mark-start text:id="IMark109577160"/><text:alphabetical-index-mark-start text:id="IMark102149192"/><text:alphabetical-index-mark-start text:id="IMark112729272"/><text:alphabetical-index-mark-start text:id="IMark111114152"/>re<text:alphabetical-index-mark-start text:id="IMark110442088"/>l<text:alphabetical-index-mark-end text:id="IMark111114152"/>at<text:alphabetical-index-mark-end text:id="IMark110442088"/>ional<text:alphabetical-index-mark-end text:id="IMark112729272"/><text:alphabetical-index-mark-end text:id="IMark102149192"/><text:alphabetical-index-mark-end text:id="IMark109577160"/> <text:alphabetical-index-mark-start text:id="IMark99148072"/><text:alphabetical-index-mark-start text:id="IMark112745576"/>data<text:alphabetical-index-mark-end text:id="IMark112745576"/><text:alphabetical-index-mark-end text:id="IMark99148072"/> <text:alphabetical-index-mark-start text:id="IMark97028616"/><text:alphabetical-index-mark-start text:id="IMark100751352"/>base<text:alphabetical-index-mark-end text:id="IMark100751352"/><text:alphabetical-index-mark-end text:id="IMark97028616"/>.</text:p>
          <text:p text:style-name="P19"/>
        </text:list-item>
        <text:list-item>
          <text:p text:style-name="P19"><text:alphabetical-index-mark-start text:id="IMark117025640"/><text:alphabetical-index-mark-start text:id="IMark94508808"/><text:alphabetical-index-mark-start text:id="IMark97075960"/><text:alphabetical-index-mark-start text:id="IMark92949512"/><text:alphabetical-index-mark-start text:id="IMark117405880"/><text:alphabetical-index-mark-start text:id="IMark114938776"/><text:alphabetical-index-mark-start text:id="IMark93957704"/><text:alphabetical-index-mark-start text:id="IMark118353032"/><text:alphabetical-index-mark-start text:id="IMark115713496"/>R<text:alphabetical-index-mark-start text:id="IMark101167016"/><text:alphabetical-index-mark-start text:id="IMark109796664"/><text:alphabetical-index-mark-start text:id="IMark109824728"/>DB<text:alphabetical-index-mark-end text:id="IMark109824728"/><text:alphabetical-index-mark-end text:id="IMark109796664"/><text:alphabetical-index-mark-end text:id="IMark101167016"/><text:alphabetical-index-mark-end text:id="IMark115713496"/><text:alphabetical-index-mark-end text:id="IMark118353032"/><text:alphabetical-index-mark-end text:id="IMark93957704"/><text:alphabetical-index-mark-end text:id="IMark114938776"/><text:alphabetical-index-mark-end text:id="IMark117405880"/><text:alphabetical-index-mark-end text:id="IMark92949512"/>MS<text:alphabetical-index-mark-end text:id="IMark97075960"/><text:alphabetical-index-mark-end text:id="IMark94508808"/><text:alphabetical-index-mark-end text:id="IMark117025640"/>: <text:alphabetical-index-mark-start text:id="IMark116420104"/><text:alphabetical-index-mark-start text:id="IMark98657592"/><text:alphabetical-index-mark-start text:id="IMark109728696"/><text:alphabetical-index-mark-start text:id="IMark110566936"/>re<text:alphabetical-index-mark-start text:id="IMark96671768"/>l<text:alphabetical-index-mark-end text:id="IMark110566936"/>at<text:alphabetical-index-mark-end text:id="IMark96671768"/>ional<text:alphabetical-index-mark-end text:id="IMark109728696"/><text:alphabetical-index-mark-end text:id="IMark98657592"/><text:alphabetical-index-mark-end text:id="IMark116420104"/> <text:alphabetical-index-mark-start text:id="IMark111258120"/><text:alphabetical-index-mark-start text:id="IMark108692440"/><text:alphabetical-index-mark-start text:id="IMark115488040"/>DB<text:alphabetical-index-mark-end text:id="IMark115488040"/><text:alphabetical-index-mark-end text:id="IMark108692440"/><text:alphabetical-index-mark-end text:id="IMark111258120"/> <text:alphabetical-index-mark-start text:id="IMark101870600"/><text:alphabetical-index-mark-start text:id="IMark110399992"/><text:alphabetical-index-mark-start text:id="IMark112101512"/><text:alphabetical-index-mark-start text:id="IMark111039432"/><text:alphabetical-index-mark-start text:id="IMark113213800"/>manage<text:alphabetical-index-mark-end text:id="IMark113213800"/><text:alphabetical-index-mark-end text:id="IMark111039432"/><text:alphabetical-index-mark-end text:id="IMark112101512"/>ment<text:alphabetical-index-mark-end text:id="IMark110399992"/><text:alphabetical-index-mark-end text:id="IMark101870600"/> <text:alphabetical-index-mark-start text:id="IMark95651736"/><text:alphabetical-index-mark-start text:id="IMark98225576"/><text:alphabetical-index-mark-start text:id="IMark108019848"/>system<text:alphabetical-index-mark-end text:id="IMark108019848"/><text:alphabetical-index-mark-end text:id="IMark98225576"/><text:alphabetical-index-mark-end text:id="IMark95651736"/>.</text:p>
          <text:p text:style-name="P19"/>
        </text:list-item>
        <text:list-item>
          <text:p text:style-name="P19"><text:alphabetical-index-mark-start text:id="IMark115776488"/><text:alphabetical-index-mark-start text:id="IMark101260504"/><text:alphabetical-index-mark-start text:id="IMark99086584"/>SQL<text:alphabetical-index-mark-end text:id="IMark99086584"/><text:alphabetical-index-mark-end text:id="IMark101260504"/><text:alphabetical-index-mark-end text:id="IMark115776488"/>: <text:alphabetical-index-mark-start text:id="IMark109605608"/><text:alphabetical-index-mark-start text:id="IMark98428856"/><text:alphabetical-index-mark-start text:id="IMark117068456"/>Structure<text:alphabetical-index-mark-end text:id="IMark117068456"/><text:alphabetical-index-mark-end text:id="IMark98428856"/><text:alphabetical-index-mark-end text:id="IMark109605608"/>d <text:alphabetical-index-mark-start text:id="IMark112442760"/><text:alphabetical-index-mark-start text:id="IMark109962808"/><text:alphabetical-index-mark-start text:id="IMark113799000"/>Query<text:alphabetical-index-mark-end text:id="IMark113799000"/><text:alphabetical-index-mark-end text:id="IMark109962808"/><text:alphabetical-index-mark-end text:id="IMark112442760"/> <text:alphabetical-index-mark-start text:id="IMark97838216"/><text:alphabetical-index-mark-start text:id="IMark94934744"/><text:alphabetical-index-mark-start text:id="IMark113844664"/>Language<text:alphabetical-index-mark-end text:id="IMark113844664"/><text:alphabetical-index-mark-end text:id="IMark94934744"/><text:alphabetical-index-mark-end text:id="IMark97838216"/>. </text:p>
          <text:p text:style-name="P19"/>
        </text:list-item>
        <text:list-item>
          <text:p text:style-name="P19"><text:soft-page-break/><text:alphabetical-index-mark-start text:id="IMark108368952"/><text:alphabetical-index-mark-start text:id="IMark112344840"/><text:alphabetical-index-mark-start text:id="IMark70911848"/><text:alphabetical-index-mark-start text:id="IMark111758728"/>SQL<text:alphabetical-index-mark-end text:id="IMark111758728"/>C<text:alphabetical-index-mark-end text:id="IMark70911848"/><text:alphabetical-index-mark-end text:id="IMark112344840"/><text:alphabetical-index-mark-end text:id="IMark108368952"/>: <text:alphabetical-index-mark-start text:id="IMark116207256"/><text:alphabetical-index-mark-start text:id="IMark115188568"/><text:alphabetical-index-mark-start text:id="IMark118163272"/>SQL<text:alphabetical-index-mark-end text:id="IMark118163272"/><text:alphabetical-index-mark-end text:id="IMark115188568"/><text:alphabetical-index-mark-end text:id="IMark116207256"/> Control. The <text:alphabetical-index-mark-start text:id="IMark111163192"/><text:alphabetical-index-mark-start text:id="IMark101487704"/><text:alphabetical-index-mark-start text:id="IMark109068056"/>MFD<text:alphabetical-index-mark-end text:id="IMark109068056"/><text:alphabetical-index-mark-end text:id="IMark101487704"/><text:alphabetical-index-mark-end text:id="IMark111163192"/> <text:alphabetical-index-mark-start text:id="IMark111506664"/><text:alphabetical-index-mark-start text:id="IMark111235144"/><text:alphabetical-index-mark-start text:id="IMark101862408"/>design<text:alphabetical-index-mark-end text:id="IMark101862408"/><text:alphabetical-index-mark-end text:id="IMark111235144"/><text:alphabetical-index-mark-end text:id="IMark111506664"/>ed as a <text:alphabetical-index-mark-start text:id="IMark113719368"/><text:alphabetical-index-mark-start text:id="IMark111648888"/>parallel<text:alphabetical-index-mark-end text:id="IMark111648888"/><text:alphabetical-index-mark-end text:id="IMark113719368"/> project to <text:alphabetical-index-mark-start text:id="IMark110144248"/><text:alphabetical-index-mark-start text:id="IMark101370792"/><text:alphabetical-index-mark-start text:id="IMark92520232"/><text:alphabetical-index-mark-start text:id="IMark110590712"/>DGIII<text:alphabetical-index-mark-end text:id="IMark110590712"/><text:alphabetical-index-mark-start text:id="IMark101865928"/>AI<text:alphabetical-index-mark-end text:id="IMark101865928"/><text:alphabetical-index-mark-end text:id="IMark92520232"/><text:alphabetical-index-mark-end text:id="IMark101370792"/><text:alphabetical-index-mark-end text:id="IMark110144248"/> in <text:alphabetical-index-mark-start text:id="IMark110535096"/><text:alphabetical-index-mark-start text:id="IMark97015480"/><text:alphabetical-index-mark-start text:id="IMark94411832"/>order<text:alphabetical-index-mark-end text:id="IMark94411832"/><text:alphabetical-index-mark-end text:id="IMark97015480"/><text:alphabetical-index-mark-end text:id="IMark110535096"/> to provide an <text:alphabetical-index-mark-start text:id="IMark109248744"/><text:alphabetical-index-mark-start text:id="IMark93927672"/>interface<text:alphabetical-index-mark-end text:id="IMark93927672"/><text:alphabetical-index-mark-end text:id="IMark109248744"/> to the <text:alphabetical-index-mark-start text:id="IMark111059160"/><text:alphabetical-index-mark-start text:id="IMark114210616"/><text:alphabetical-index-mark-start text:id="IMark101348552"/><text:alphabetical-index-mark-start text:id="IMark101147976"/>AI<text:alphabetical-index-mark-end text:id="IMark101147976"/>E<text:alphabetical-index-mark-end text:id="IMark101348552"/><text:alphabetical-index-mark-end text:id="IMark114210616"/><text:alphabetical-index-mark-end text:id="IMark111059160"/> <text:s/>and its <text:alphabetical-index-mark-start text:id="IMark118194456"/><text:alphabetical-index-mark-start text:id="IMark88054040"/><text:alphabetical-index-mark-start text:id="IMark111991560"/>KB<text:alphabetical-index-mark-end text:id="IMark111991560"/><text:alphabetical-index-mark-end text:id="IMark88054040"/><text:alphabetical-index-mark-end text:id="IMark118194456"/>.</text:p>
          <text:p text:style-name="P19"/>
        </text:list-item>
        <text:list-item>
          <text:p text:style-name="P19"><text:alphabetical-index-mark-start text:id="IMark110817672"/>VTOL<text:alphabetical-index-mark-end text:id="IMark110817672"/>: <text:alphabetical-index-mark-start text:id="IMark109486792"/><text:alphabetical-index-mark-start text:id="IMark118368424"/>Vertical<text:alphabetical-index-mark-end text:id="IMark118368424"/><text:alphabetical-index-mark-end text:id="IMark109486792"/> Take Off and <text:alphabetical-index-mark-start text:id="IMark117153944"/><text:alphabetical-index-mark-start text:id="IMark121113672"/><text:alphabetical-index-mark-start text:id="IMark113915336"/>Landing<text:alphabetical-index-mark-end text:id="IMark113915336"/><text:alphabetical-index-mark-end text:id="IMark121113672"/><text:alphabetical-index-mark-end text:id="IMark117153944"/>.</text:p>
        </text:list-item>
      </text:list>
      <text:p text:style-name="Text_20_body"/>
      <text:p text:style-name="Text_20_body"/>
      <text:h text:style-name="Heading_20_2" text:outline-level="2"><text:bookmark-start text:name="__RefHeading___Toc6764_1483239106"/><text:span text:style-name="T1">2.4. </text:span><text:alphabetical-index-mark-start text:id="IMark112635224"/><text:alphabetical-index-mark-start text:id="IMark112657064"/><text:alphabetical-index-mark-start text:id="IMark113212040"/><text:span text:style-name="T59">Target</text:span><text:alphabetical-index-mark-end text:id="IMark113212040"/><text:alphabetical-index-mark-end text:id="IMark112657064"/><text:alphabetical-index-mark-end text:id="IMark112635224"/><text:span text:style-name="T59"> </text:span><text:alphabetical-index-mark-start text:id="IMark60798584"/><text:span text:style-name="T59">audience</text:span><text:bookmark-end text:name="__RefHeading___Toc6764_1483239106"/><text:alphabetical-index-mark-end text:id="IMark60798584"/></text:h>
      <text:p text:style-name="P3"/>
      <text:p text:style-name="P3"><text:alphabetical-index-mark-start text:id="IMark117069528"/><text:alphabetical-index-mark-start text:id="IMark100751352"/><text:alphabetical-index-mark-start text:id="IMark97028616"/><text:alphabetical-index-mark-start text:id="IMark99148072"/>DGIII<text:alphabetical-index-mark-end text:id="IMark99148072"/><text:alphabetical-index-mark-start text:id="IMark112745576"/>AI<text:alphabetical-index-mark-end text:id="IMark112745576"/><text:alphabetical-index-mark-end text:id="IMark97028616"/><text:alphabetical-index-mark-end text:id="IMark100751352"/><text:alphabetical-index-mark-end text:id="IMark117069528"/> is not intended for the general <text:alphabetical-index-mark-start text:id="IMark109577160"/><text:alphabetical-index-mark-start text:id="IMark102149192"/><text:alphabetical-index-mark-start text:id="IMark112729272"/>Orbiter<text:alphabetical-index-mark-end text:id="IMark112729272"/><text:alphabetical-index-mark-end text:id="IMark102149192"/><text:alphabetical-index-mark-end text:id="IMark109577160"/> user. <text:span text:style-name="T195">While it can be used by anyone as is, in </text:span><text:alphabetical-index-mark-start text:id="IMark110442088"/><text:alphabetical-index-mark-start text:id="IMark111114152"/><text:alphabetical-index-mark-start text:id="IMark112424648"/><text:span text:style-name="T195">order</text:span><text:alphabetical-index-mark-end text:id="IMark112424648"/><text:alphabetical-index-mark-end text:id="IMark111114152"/><text:alphabetical-index-mark-end text:id="IMark110442088"/><text:span text:style-name="T195"> to take advantage of the possibilities of this particular ship it is recommended to have an above – </text:span><text:alphabetical-index-mark-start text:id="IMark102542392"/><text:alphabetical-index-mark-start text:id="IMark101281672"/><text:alphabetical-index-mark-start text:id="IMark110615272"/><text:span text:style-name="T195">average</text:span><text:alphabetical-index-mark-end text:id="IMark110615272"/><text:alphabetical-index-mark-end text:id="IMark101281672"/><text:alphabetical-index-mark-end text:id="IMark102542392"/><text:span text:style-name="T195"> </text:span><text:alphabetical-index-mark-start text:id="IMark109586664"/><text:alphabetical-index-mark-start text:id="IMark113709256"/><text:span text:style-name="T195">knowledge</text:span><text:alphabetical-index-mark-end text:id="IMark113709256"/><text:alphabetical-index-mark-end text:id="IMark109586664"/><text:span text:style-name="T195"> of the </text:span><text:alphabetical-index-mark-start text:id="IMark99024024"/><text:span text:style-name="T195">re</text:span><text:alphabetical-index-mark-start text:id="IMark88001544"/><text:span text:style-name="T195">l</text:span><text:alphabetical-index-mark-end text:id="IMark99024024"/><text:span text:style-name="T195">at</text:span><text:alphabetical-index-mark-end text:id="IMark88001544"/><text:span text:style-name="T195">ed concepts.</text:span></text:p>
      <text:p text:style-name="Text_20_body"/>
      <text:p text:style-name="Text_20_body"/>
      <text:h text:style-name="Heading_20_2" text:outline-level="2"><text:bookmark-start text:name="__RefHeading___Toc6766_1483239106"/><text:span text:style-name="T1">2.5. </text:span><text:alphabetical-index-mark-start text:id="IMark104653272"/><text:alphabetical-index-mark-start text:id="IMark118436152"/><text:alphabetical-index-mark-start text:id="IMark113699640"/><text:span text:style-name="T59">HPC</text:span><text:bookmark-end text:name="__RefHeading___Toc6766_1483239106"/><text:alphabetical-index-mark-end text:id="IMark113699640"/><text:alphabetical-index-mark-end text:id="IMark118436152"/><text:alphabetical-index-mark-end text:id="IMark104653272"/></text:h>
      <text:p text:style-name="P3"/>
      <text:p text:style-name="P3">Since <text:alphabetical-index-mark-start text:id="IMark101870600"/><text:alphabetical-index-mark-start text:id="IMark110399992"/><text:alphabetical-index-mark-start text:id="IMark112101512"/><text:alphabetical-index-mark-start text:id="IMark111039432"/>DGIII<text:alphabetical-index-mark-end text:id="IMark111039432"/><text:alphabetical-index-mark-start text:id="IMark113213800"/>AI<text:alphabetical-index-mark-end text:id="IMark113213800"/><text:alphabetical-index-mark-end text:id="IMark112101512"/><text:alphabetical-index-mark-end text:id="IMark110399992"/><text:alphabetical-index-mark-end text:id="IMark101870600"/> uses <text:alphabetical-index-mark-start text:id="IMark111258120"/><text:alphabetical-index-mark-start text:id="IMark108692440"/><text:alphabetical-index-mark-start text:id="IMark115488040"/>OpenMP<text:alphabetical-index-mark-end text:id="IMark115488040"/><text:alphabetical-index-mark-end text:id="IMark108692440"/><text:alphabetical-index-mark-end text:id="IMark111258120"/> <text:alphabetical-index-mark-start text:id="IMark116420104"/><text:alphabetical-index-mark-start text:id="IMark98657592"/><text:alphabetical-index-mark-start text:id="IMark109728696"/>libraries<text:alphabetical-index-mark-end text:id="IMark109728696"/><text:alphabetical-index-mark-end text:id="IMark98657592"/><text:alphabetical-index-mark-end text:id="IMark116420104"/> it is highly recommended to have some understanding of <text:alphabetical-index-mark-start text:id="IMark96671768"/><text:alphabetical-index-mark-start text:id="IMark110566936"/><text:alphabetical-index-mark-start text:id="IMark117025640"/>HPC<text:alphabetical-index-mark-end text:id="IMark117025640"/><text:alphabetical-index-mark-end text:id="IMark110566936"/><text:alphabetical-index-mark-end text:id="IMark96671768"/> general concepts before attempting to <text:alphabetical-index-mark-start text:id="IMark94508808"/><text:alphabetical-index-mark-start text:id="IMark97075960"/><text:alphabetical-index-mark-start text:id="IMark92949512"/>edit<text:alphabetical-index-mark-end text:id="IMark92949512"/><text:alphabetical-index-mark-end text:id="IMark97075960"/><text:alphabetical-index-mark-end text:id="IMark94508808"/> the <text:alphabetical-index-mark-start text:id="IMark117405880"/>code<text:alphabetical-index-mark-end text:id="IMark117405880"/>.</text:p>
      <text:p text:style-name="Text_20_body"/>
      <text:p text:style-name="Text_20_body"/>
      <text:h text:style-name="Heading_20_2" text:outline-level="2"><text:bookmark-start text:name="__RefHeading___Toc6768_1483239106"/><text:span text:style-name="T1">2.6. </text:span><text:alphabetical-index-mark-start text:id="IMark109796664"/><text:alphabetical-index-mark-start text:id="IMark115811832"/><text:alphabetical-index-mark-start text:id="IMark108087448"/><text:alphabetical-index-mark-start text:id="IMark117143592"/><text:alphabetical-index-mark-start text:id="IMark94934744"/><text:alphabetical-index-mark-start text:id="IMark97838216"/><text:alphabetical-index-mark-start text:id="IMark113844664"/><text:alphabetical-index-mark-start text:id="IMark112442760"/><text:alphabetical-index-mark-start text:id="IMark109962808"/><text:span text:style-name="T59">R</text:span><text:alphabetical-index-mark-start text:id="IMark113799000"/><text:alphabetical-index-mark-start text:id="IMark109605608"/><text:alphabetical-index-mark-start text:id="IMark98428856"/><text:span text:style-name="T59">DB</text:span><text:alphabetical-index-mark-end text:id="IMark98428856"/><text:alphabetical-index-mark-end text:id="IMark109605608"/><text:alphabetical-index-mark-end text:id="IMark113799000"/><text:alphabetical-index-mark-end text:id="IMark109962808"/><text:alphabetical-index-mark-end text:id="IMark112442760"/><text:alphabetical-index-mark-end text:id="IMark113844664"/><text:alphabetical-index-mark-end text:id="IMark97838216"/><text:alphabetical-index-mark-end text:id="IMark94934744"/><text:alphabetical-index-mark-end text:id="IMark117143592"/><text:span text:style-name="T59">MS</text:span><text:bookmark-end text:name="__RefHeading___Toc6768_1483239106"/><text:alphabetical-index-mark-end text:id="IMark108087448"/><text:alphabetical-index-mark-end text:id="IMark115811832"/><text:alphabetical-index-mark-end text:id="IMark109796664"/></text:h>
      <text:p text:style-name="P3"/>
      <text:p text:style-name="P3">General <text:alphabetical-index-mark-start text:id="IMark115214728"/><text:alphabetical-index-mark-start text:id="IMark110758712"/>knowledge<text:alphabetical-index-mark-end text:id="IMark110758712"/><text:alphabetical-index-mark-end text:id="IMark115214728"/> about <text:alphabetical-index-mark-start text:id="IMark70803912"/><text:alphabetical-index-mark-start text:id="IMark112780488"/><text:alphabetical-index-mark-start text:id="IMark88054040"/>AI<text:alphabetical-index-mark-end text:id="IMark88054040"/><text:alphabetical-index-mark-end text:id="IMark112780488"/><text:alphabetical-index-mark-end text:id="IMark70803912"/> and <text:alphabetical-index-mark-start text:id="IMark118194456"/><text:alphabetical-index-mark-start text:id="IMark111991560"/><text:alphabetical-index-mark-start text:id="IMark111059160"/>expert<text:alphabetical-index-mark-end text:id="IMark111059160"/><text:alphabetical-index-mark-end text:id="IMark111991560"/><text:alphabetical-index-mark-end text:id="IMark118194456"/> <text:alphabetical-index-mark-start text:id="IMark114210616"/><text:alphabetical-index-mark-start text:id="IMark101348552"/><text:alphabetical-index-mark-start text:id="IMark101147976"/>system<text:alphabetical-index-mark-end text:id="IMark101147976"/><text:alphabetical-index-mark-end text:id="IMark101348552"/><text:alphabetical-index-mark-end text:id="IMark114210616"/>s in particular is also recommended. Also, since the <text:alphabetical-index-mark-start text:id="IMark109248744"/><text:alphabetical-index-mark-start text:id="IMark93927672"/><text:alphabetical-index-mark-start text:id="IMark110535096"/>rule<text:alphabetical-index-mark-end text:id="IMark110535096"/><text:alphabetical-index-mark-end text:id="IMark93927672"/><text:alphabetical-index-mark-end text:id="IMark109248744"/>s of the <text:alphabetical-index-mark-start text:id="IMark97015480"/><text:alphabetical-index-mark-start text:id="IMark94411832"/><text:alphabetical-index-mark-start text:id="IMark110144248"/>expert<text:alphabetical-index-mark-end text:id="IMark110144248"/><text:alphabetical-index-mark-end text:id="IMark94411832"/><text:alphabetical-index-mark-end text:id="IMark97015480"/> <text:alphabetical-index-mark-start text:id="IMark101370792"/><text:alphabetical-index-mark-start text:id="IMark92520232"/><text:alphabetical-index-mark-start text:id="IMark101865928"/>system<text:alphabetical-index-mark-end text:id="IMark101865928"/><text:alphabetical-index-mark-end text:id="IMark92520232"/><text:alphabetical-index-mark-end text:id="IMark101370792"/> are <text:alphabetical-index-mark-start text:id="IMark110590712"/><text:alphabetical-index-mark-start text:id="IMark113719368"/>store<text:alphabetical-index-mark-end text:id="IMark113719368"/><text:alphabetical-index-mark-end text:id="IMark110590712"/>d as <text:alphabetical-index-mark-start text:id="IMark111648888"/><text:alphabetical-index-mark-start text:id="IMark111506664"/><text:alphabetical-index-mark-start text:id="IMark111235144"/>SQL<text:alphabetical-index-mark-end text:id="IMark111235144"/><text:alphabetical-index-mark-end text:id="IMark111506664"/><text:alphabetical-index-mark-end text:id="IMark111648888"/> <text:alphabetical-index-mark-start text:id="IMark101862408"/>code<text:alphabetical-index-mark-end text:id="IMark101862408"/> <text:alphabetical-index-mark-start text:id="IMark111163192"/><text:alphabetical-index-mark-start text:id="IMark101487704"/><text:alphabetical-index-mark-start text:id="IMark109068056"/>string<text:alphabetical-index-mark-end text:id="IMark109068056"/><text:alphabetical-index-mark-end text:id="IMark101487704"/><text:alphabetical-index-mark-end text:id="IMark111163192"/>s <text:alphabetical-index-mark-start text:id="IMark116207256"/><text:alphabetical-index-mark-start text:id="IMark115188568"/>store<text:alphabetical-index-mark-end text:id="IMark115188568"/><text:alphabetical-index-mark-end text:id="IMark116207256"/>d in a <text:alphabetical-index-mark-start text:id="IMark118163272"/><text:alphabetical-index-mark-start text:id="IMark108368952"/><text:alphabetical-index-mark-start text:id="IMark112344840"/><text:alphabetical-index-mark-start text:id="IMark70911848"/>re<text:alphabetical-index-mark-start text:id="IMark111758728"/>l<text:alphabetical-index-mark-end text:id="IMark70911848"/>at<text:alphabetical-index-mark-end text:id="IMark111758728"/>ional<text:alphabetical-index-mark-end text:id="IMark112344840"/><text:alphabetical-index-mark-end text:id="IMark108368952"/><text:alphabetical-index-mark-end text:id="IMark118163272"/> <text:alphabetical-index-mark-start text:id="IMark100973160"/><text:alphabetical-index-mark-start text:id="IMark110558424"/><text:alphabetical-index-mark-start text:id="IMark116475256"/><text:alphabetical-index-mark-start text:id="IMark121113672"/><text:alphabetical-index-mark-start text:id="IMark117153944"/>data<text:alphabetical-index-mark-end text:id="IMark117153944"/><text:alphabetical-index-mark-end text:id="IMark121113672"/><text:alphabetical-index-mark-start text:id="IMark113915336"/><text:alphabetical-index-mark-start text:id="IMark109486792"/><text:span text:style-name="T212">b</text:span>ase<text:alphabetical-index-mark-end text:id="IMark109486792"/><text:alphabetical-index-mark-end text:id="IMark113915336"/><text:alphabetical-index-mark-end text:id="IMark116475256"/><text:alphabetical-index-mark-end text:id="IMark110558424"/><text:alphabetical-index-mark-end text:id="IMark100973160"/>, <text:alphabetical-index-mark-start text:id="IMark118368424"/><text:alphabetical-index-mark-start text:id="IMark110817672"/>knowledge<text:alphabetical-index-mark-end text:id="IMark110817672"/><text:alphabetical-index-mark-end text:id="IMark118368424"/> of <text:alphabetical-index-mark-start text:id="IMark117746184"/><text:alphabetical-index-mark-start text:id="IMark110262424"/><text:alphabetical-index-mark-start text:id="IMark69861896"/><text:alphabetical-index-mark-start text:id="IMark115360312"/><text:alphabetical-index-mark-start text:id="IMark112479592"/><text:alphabetical-index-mark-start text:id="IMark92260040"/><text:alphabetical-index-mark-start text:id="IMark96868392"/><text:alphabetical-index-mark-start text:id="IMark112635224"/><text:alphabetical-index-mark-start text:id="IMark112657064"/>R<text:alphabetical-index-mark-start text:id="IMark113212040"/><text:alphabetical-index-mark-start text:id="IMark115067608"/><text:alphabetical-index-mark-start text:id="IMark79022664"/>DB<text:alphabetical-index-mark-end text:id="IMark79022664"/><text:alphabetical-index-mark-end text:id="IMark115067608"/><text:alphabetical-index-mark-end text:id="IMark113212040"/><text:alphabetical-index-mark-end text:id="IMark112657064"/><text:alphabetical-index-mark-end text:id="IMark112635224"/><text:alphabetical-index-mark-end text:id="IMark96868392"/><text:alphabetical-index-mark-end text:id="IMark92260040"/><text:alphabetical-index-mark-end text:id="IMark112479592"/><text:alphabetical-index-mark-end text:id="IMark115360312"/>MS<text:alphabetical-index-mark-end text:id="IMark69861896"/><text:alphabetical-index-mark-end text:id="IMark110262424"/><text:alphabetical-index-mark-end text:id="IMark117746184"/> is also r<text:alphabetical-index-mark-start text:id="IMark115825688"/>equ<text:alphabetical-index-mark-end text:id="IMark115825688"/>ired.</text:p>
      <text:p text:style-name="Text_20_body"/>
      <text:p text:style-name="Text_20_body"/>
      <text:h text:style-name="Heading_20_2" text:outline-level="2"><text:bookmark-start text:name="__RefHeading___Toc6770_1483239106"/><text:span text:style-name="T1">2.7. </text:span><text:alphabetical-index-mark-start text:id="IMark109577160"/><text:alphabetical-index-mark-start text:id="IMark112729272"/><text:alphabetical-index-mark-start text:id="IMark117069528"/><text:span text:style-name="T59">AI</text:span><text:bookmark-end text:name="__RefHeading___Toc6770_1483239106"/><text:alphabetical-index-mark-end text:id="IMark117069528"/><text:alphabetical-index-mark-end text:id="IMark112729272"/><text:alphabetical-index-mark-end text:id="IMark109577160"/></text:h>
      <text:p text:style-name="P3"/>
      <text:p text:style-name="P3"><text:alphabetical-index-mark-start text:id="IMark57793304"/><text:alphabetical-index-mark-start text:id="IMark110442088"/><text:alphabetical-index-mark-start text:id="IMark111114152"/>Artificial<text:alphabetical-index-mark-end text:id="IMark111114152"/><text:alphabetical-index-mark-end text:id="IMark110442088"/><text:alphabetical-index-mark-end text:id="IMark57793304"/> <text:alphabetical-index-mark-start text:id="IMark112424648"/><text:alphabetical-index-mark-start text:id="IMark102542392"/><text:alphabetical-index-mark-start text:id="IMark101281672"/>intelligence<text:alphabetical-index-mark-end text:id="IMark101281672"/><text:alphabetical-index-mark-end text:id="IMark102542392"/><text:alphabetical-index-mark-end text:id="IMark112424648"/> is a complex topic in which even see<text:alphabetical-index-mark-start text:id="IMark110615272"/>min<text:alphabetical-index-mark-end text:id="IMark110615272"/>gly <text:alphabetical-index-mark-start text:id="IMark109586664"/>min<text:alphabetical-index-mark-end text:id="IMark109586664"/>or modifications could produce significant changes in the <text:alphabetical-index-mark-start text:id="IMark113709256"/><text:alphabetical-index-mark-start text:id="IMark99024024"/><text:alphabetical-index-mark-start text:id="IMark88001544"/>behavior<text:alphabetical-index-mark-end text:id="IMark88001544"/><text:alphabetical-index-mark-end text:id="IMark99024024"/><text:alphabetical-index-mark-end text:id="IMark113709256"/> of the <text:alphabetical-index-mark-start text:id="IMark116193000"/><text:alphabetical-index-mark-start text:id="IMark100705208"/><text:alphabetical-index-mark-start text:id="IMark111570232"/>system<text:alphabetical-index-mark-end text:id="IMark111570232"/><text:alphabetical-index-mark-end text:id="IMark100705208"/><text:alphabetical-index-mark-end text:id="IMark116193000"/>. Therefore, changes in existing <text:soft-page-break/>components, the addition of new <text:alphabetical-index-mark-start text:id="IMark113288008"/><text:alphabetical-index-mark-start text:id="IMark97987368"/>knowledge<text:alphabetical-index-mark-end text:id="IMark97987368"/><text:alphabetical-index-mark-end text:id="IMark113288008"/> to the <text:alphabetical-index-mark-start text:id="IMark94200328"/><text:alphabetical-index-mark-start text:id="IMark90334376"/><text:alphabetical-index-mark-start text:id="IMark109362680"/>system<text:alphabetical-index-mark-end text:id="IMark109362680"/><text:alphabetical-index-mark-end text:id="IMark90334376"/><text:alphabetical-index-mark-end text:id="IMark94200328"/>, etc. must be comprehensively <text:alphabetical-index-mark-start text:id="IMark118436152"/><text:alphabetical-index-mark-start text:id="IMark104653272"/>test<text:alphabetical-index-mark-end text:id="IMark104653272"/><text:alphabetical-index-mark-end text:id="IMark118436152"/>ed. It is better to work in small steps, <text:alphabetical-index-mark-start text:id="IMark113699640"/><text:alphabetical-index-mark-start text:id="IMark98225576"/>test<text:alphabetical-index-mark-end text:id="IMark98225576"/><text:alphabetical-index-mark-end text:id="IMark113699640"/>ing the results each <text:alphabetical-index-mark-start text:id="IMark108019848"/><text:alphabetical-index-mark-start text:id="IMark95651736"/><text:alphabetical-index-mark-start text:id="IMark94508808"/>time<text:alphabetical-index-mark-end text:id="IMark94508808"/><text:alphabetical-index-mark-end text:id="IMark95651736"/><text:alphabetical-index-mark-end text:id="IMark108019848"/>, rather than attempt to make big steps and fewer <text:alphabetical-index-mark-start text:id="IMark117405880"/><text:alphabetical-index-mark-start text:id="IMark97075960"/>test<text:alphabetical-index-mark-end text:id="IMark97075960"/><text:alphabetical-index-mark-end text:id="IMark117405880"/>s.</text:p>
      <text:h text:style-name="P37" text:outline-level="1"><text:bookmark-start text:name="__RefHeading___Toc6469_1483239106"/><text:span text:style-name="T193">3</text:span>. <text:span text:style-name="T70">Development</text:span><text:bookmark-end text:name="__RefHeading___Toc6469_1483239106"/></text:h>
      <text:p text:style-name="Text_20_body"/>
      <text:h text:style-name="Heading_20_2" text:outline-level="2"><text:bookmark-start text:name="__RefHeading___Toc6772_1483239106"/><text:span text:style-name="T3">3</text:span><text:span text:style-name="T1">.1.</text:span> <text:alphabetical-index-mark-start text:id="IMark108692440"/><text:alphabetical-index-mark-start text:id="IMark101870600"/><text:alphabetical-index-mark-start text:id="IMark110399992"/>AI<text:alphabetical-index-mark-end text:id="IMark110399992"/><text:alphabetical-index-mark-end text:id="IMark101870600"/><text:alphabetical-index-mark-end text:id="IMark108692440"/> <text:alphabetical-index-mark-start text:id="IMark112101512"/><text:alphabetical-index-mark-start text:id="IMark113213800"/><text:alphabetical-index-mark-start text:id="IMark111039432"/>Language<text:alphabetical-index-mark-end text:id="IMark111039432"/><text:alphabetical-index-mark-end text:id="IMark113213800"/><text:alphabetical-index-mark-end text:id="IMark112101512"/> choice<text:bookmark-end text:name="__RefHeading___Toc6772_1483239106"/></text:h>
      <text:p text:style-name="Text_20_body"/>
      <text:p text:style-name="Text_20_body">Originally development <text:span text:style-name="T284">of </text:span><text:alphabetical-index-mark-start text:id="IMark115713496"/><text:alphabetical-index-mark-start text:id="IMark109824728"/><text:alphabetical-index-mark-start text:id="IMark117068456"/><text:alphabetical-index-mark-start text:id="IMark115776488"/><text:span text:style-name="T284">DGIII</text:span><text:alphabetical-index-mark-end text:id="IMark115776488"/><text:alphabetical-index-mark-start text:id="IMark117143592"/><text:span text:style-name="T284">AI</text:span><text:alphabetical-index-mark-end text:id="IMark117143592"/><text:alphabetical-index-mark-end text:id="IMark117068456"/><text:alphabetical-index-mark-end text:id="IMark109824728"/><text:alphabetical-index-mark-end text:id="IMark115713496"/><text:span text:style-name="T284"> </text:span>was done around a <text:alphabetical-index-mark-start text:id="IMark94934744"/><text:alphabetical-index-mark-start text:id="IMark97838216"/><text:alphabetical-index-mark-start text:id="IMark113844664"/>Prolog<text:alphabetical-index-mark-end text:id="IMark113844664"/><text:alphabetical-index-mark-end text:id="IMark97838216"/><text:alphabetical-index-mark-end text:id="IMark94934744"/> - <text:alphabetical-index-mark-start text:id="IMark112442760"/><text:alphabetical-index-mark-start text:id="IMark109962808"/>base<text:alphabetical-index-mark-end text:id="IMark109962808"/><text:alphabetical-index-mark-end text:id="IMark112442760"/>d <text:alphabetical-index-mark-start text:id="IMark113799000"/><text:alphabetical-index-mark-start text:id="IMark109605608"/>knowledge<text:alphabetical-index-mark-end text:id="IMark109605608"/><text:alphabetical-index-mark-end text:id="IMark113799000"/> <text:alphabetical-index-mark-start text:id="IMark98428856"/><text:alphabetical-index-mark-start text:id="IMark101260504"/>base<text:alphabetical-index-mark-end text:id="IMark101260504"/><text:alphabetical-index-mark-end text:id="IMark98428856"/>. Also considered <text:span text:style-name="T284">was </text:span><text:alphabetical-index-mark-start text:id="IMark115811832"/><text:alphabetical-index-mark-start text:id="IMark109796664"/><text:alphabetical-index-mark-start text:id="IMark108087448"/>Lisp<text:alphabetical-index-mark-end text:id="IMark108087448"/><text:alphabetical-index-mark-end text:id="IMark109796664"/><text:alphabetical-index-mark-end text:id="IMark115811832"/>. However, <text:alphabetical-index-mark-start text:id="IMark99086584"/><text:alphabetical-index-mark-start text:id="IMark101452600"/><text:alphabetical-index-mark-start text:id="IMark110958088"/>Prolog<text:alphabetical-index-mark-end text:id="IMark110958088"/><text:alphabetical-index-mark-end text:id="IMark101452600"/><text:alphabetical-index-mark-end text:id="IMark99086584"/> <text:span text:style-name="T212">is a very good choice for </text:span><text:alphabetical-index-mark-start text:id="IMark114599336"/><text:alphabetical-index-mark-start text:id="IMark93224120"/><text:alphabetical-index-mark-start text:id="IMark121113672"/><text:span text:style-name="T212">expert</text:span><text:alphabetical-index-mark-end text:id="IMark121113672"/><text:alphabetical-index-mark-end text:id="IMark93224120"/><text:alphabetical-index-mark-end text:id="IMark114599336"/><text:span text:style-name="T212"> </text:span><text:alphabetical-index-mark-start text:id="IMark117153944"/><text:alphabetical-index-mark-start text:id="IMark118163272"/><text:alphabetical-index-mark-start text:id="IMark108368952"/><text:span text:style-name="T212">system</text:span><text:alphabetical-index-mark-end text:id="IMark108368952"/><text:alphabetical-index-mark-end text:id="IMark118163272"/><text:alphabetical-index-mark-end text:id="IMark117153944"/><text:span text:style-name="T212">s but its</text:span> <text:alphabetical-index-mark-start text:id="IMark112344840"/><text:alphabetical-index-mark-start text:id="IMark111758728"/>file<text:alphabetical-index-mark-end text:id="IMark111758728"/><text:alphabetical-index-mark-end text:id="IMark112344840"/>s are <text:span text:style-name="T212">invariably of the </text:span><text:alphabetical-index-mark-start text:id="IMark70911848"/><text:alphabetical-index-mark-start text:id="IMark116207256"/><text:alphabetical-index-mark-start text:id="IMark115188568"/>f<text:alphabetical-index-mark-start text:id="IMark111163192"/>lat<text:alphabetical-index-mark-end text:id="IMark111163192"/><text:alphabetical-index-mark-end text:id="IMark115188568"/><text:alphabetical-index-mark-end text:id="IMark116207256"/><text:alphabetical-index-mark-end text:id="IMark70911848"/> <text:span text:style-name="T212">variety </text:span>and these do not <text:span text:style-name="T285">work</text:span> well for intensive <text:alphabetical-index-mark-start text:id="IMark101487704"/><text:alphabetical-index-mark-start text:id="IMark109068056"/><text:alphabetical-index-mark-start text:id="IMark101862408"/>query<text:alphabetical-index-mark-end text:id="IMark101862408"/><text:alphabetical-index-mark-end text:id="IMark109068056"/><text:alphabetical-index-mark-end text:id="IMark101487704"/>ing: opening and closing such <text:alphabetical-index-mark-start text:id="IMark111648888"/><text:alphabetical-index-mark-start text:id="IMark111506664"/>file<text:alphabetical-index-mark-end text:id="IMark111506664"/><text:alphabetical-index-mark-end text:id="IMark111648888"/>s <text:alphabetical-index-mark-start text:id="IMark111235144"/>concurrent<text:alphabetical-index-mark-end text:id="IMark111235144"/>ly often lead to <text:alphabetical-index-mark-start text:id="IMark110590712"/><text:alphabetical-index-mark-start text:id="IMark113719368"/>data<text:alphabetical-index-mark-end text:id="IMark113719368"/><text:alphabetical-index-mark-end text:id="IMark110590712"/> loss. <text:alphabetical-index-mark-start text:id="IMark101370792"/><text:alphabetical-index-mark-start text:id="IMark92520232"/><text:alphabetical-index-mark-start text:id="IMark101865928"/><text:alphabetical-index-mark-start text:id="IMark97015480"/>Re<text:alphabetical-index-mark-start text:id="IMark94411832"/>l<text:alphabetical-index-mark-end text:id="IMark97015480"/>at<text:alphabetical-index-mark-end text:id="IMark94411832"/>ional<text:alphabetical-index-mark-end text:id="IMark101865928"/><text:alphabetical-index-mark-end text:id="IMark92520232"/><text:alphabetical-index-mark-end text:id="IMark101370792"/> <text:alphabetical-index-mark-start text:id="IMark110144248"/><text:alphabetical-index-mark-start text:id="IMark109248744"/><text:alphabetical-index-mark-start text:id="IMark93927672"/><text:alphabetical-index-mark-start text:id="IMark110535096"/><text:alphabetical-index-mark-start text:id="IMark114210616"/>data<text:alphabetical-index-mark-end text:id="IMark114210616"/><text:alphabetical-index-mark-end text:id="IMark110535096"/><text:alphabetical-index-mark-start text:id="IMark101348552"/><text:alphabetical-index-mark-start text:id="IMark101147976"/>base<text:alphabetical-index-mark-end text:id="IMark101147976"/><text:alphabetical-index-mark-end text:id="IMark101348552"/><text:alphabetical-index-mark-end text:id="IMark93927672"/><text:alphabetical-index-mark-end text:id="IMark109248744"/><text:alphabetical-index-mark-end text:id="IMark110144248"/>s on the other hand, take care of <text:alphabetical-index-mark-start text:id="IMark118194456"/><text:alphabetical-index-mark-start text:id="IMark111991560"/>data<text:alphabetical-index-mark-end text:id="IMark111991560"/><text:alphabetical-index-mark-end text:id="IMark118194456"/> integrity and <text:alphabetical-index-mark-start text:id="IMark111059160"/><text:alphabetical-index-mark-start text:id="IMark70803912"/>data<text:alphabetical-index-mark-end text:id="IMark70803912"/><text:alphabetical-index-mark-end text:id="IMark111059160"/> <text:alphabetical-index-mark-start text:id="IMark112780488"/><text:alphabetical-index-mark-start text:id="IMark88054040"/><text:alphabetical-index-mark-start text:id="IMark115214728"/>block<text:alphabetical-index-mark-end text:id="IMark115214728"/><text:alphabetical-index-mark-end text:id="IMark88054040"/><text:alphabetical-index-mark-end text:id="IMark112780488"/>ing under <text:alphabetical-index-mark-start text:id="IMark110758712"/>concurrent<text:alphabetical-index-mark-end text:id="IMark110758712"/> <text:alphabetical-index-mark-start text:id="IMark105739416"/><text:alphabetical-index-mark-start text:id="IMark116954664"/><text:alphabetical-index-mark-start text:id="IMark117746184"/>queries<text:alphabetical-index-mark-end text:id="IMark117746184"/><text:alphabetical-index-mark-end text:id="IMark116954664"/><text:alphabetical-index-mark-end text:id="IMark105739416"/>. </text:p>
      <text:p text:style-name="Text_20_body"/>
      <text:p text:style-name="Text_20_body">In the case of <text:alphabetical-index-mark-start text:id="IMark112635224"/><text:alphabetical-index-mark-start text:id="IMark112657064"/><text:alphabetical-index-mark-start text:id="IMark113212040"/>Lisp<text:alphabetical-index-mark-end text:id="IMark113212040"/><text:alphabetical-index-mark-end text:id="IMark112657064"/><text:alphabetical-index-mark-end text:id="IMark112635224"/>, there are various different flavors of it. <text:alphabetical-index-mark-start text:id="IMark115067608"/><text:alphabetical-index-mark-start text:id="IMark79022664"/><text:alphabetical-index-mark-start text:id="IMark118368424"/>Lisp<text:alphabetical-index-mark-end text:id="IMark118368424"/><text:alphabetical-index-mark-end text:id="IMark79022664"/><text:alphabetical-index-mark-end text:id="IMark115067608"/>, more than a <text:alphabetical-index-mark-start text:id="IMark110817672"/><text:alphabetical-index-mark-start text:id="IMark100973160"/><text:alphabetical-index-mark-start text:id="IMark110558424"/>language<text:alphabetical-index-mark-end text:id="IMark110558424"/><text:alphabetical-index-mark-end text:id="IMark100973160"/><text:alphabetical-index-mark-end text:id="IMark110817672"/>, is a family of <text:alphabetical-index-mark-start text:id="IMark116475256"/><text:alphabetical-index-mark-start text:id="IMark113915336"/><text:alphabetical-index-mark-start text:id="IMark109486792"/>language<text:alphabetical-index-mark-end text:id="IMark109486792"/><text:alphabetical-index-mark-end text:id="IMark113915336"/><text:alphabetical-index-mark-end text:id="IMark116475256"/>s. It s a very good one, but too hard for most <text:alphabetical-index-mark-start text:id="IMark112413848"/><text:alphabetical-index-mark-start text:id="IMark60798584"/><text:alphabetical-index-mark-start text:id="IMark58437096"/>program<text:alphabetical-index-mark-end text:id="IMark58437096"/><text:alphabetical-index-mark-end text:id="IMark60798584"/><text:alphabetical-index-mark-end text:id="IMark112413848"/>mers. Thus, using <text:alphabetical-index-mark-start text:id="IMark112478888"/><text:alphabetical-index-mark-start text:id="IMark102149192"/><text:alphabetical-index-mark-start text:id="IMark100751352"/>Lisp<text:alphabetical-index-mark-end text:id="IMark100751352"/><text:alphabetical-index-mark-end text:id="IMark102149192"/><text:alphabetical-index-mark-end text:id="IMark112478888"/> in any of its two main forms – Common <text:alphabetical-index-mark-start text:id="IMark112729272"/><text:alphabetical-index-mark-start text:id="IMark109577160"/><text:alphabetical-index-mark-start text:id="IMark117069528"/>Lisp<text:alphabetical-index-mark-end text:id="IMark117069528"/><text:alphabetical-index-mark-end text:id="IMark109577160"/><text:alphabetical-index-mark-end text:id="IMark112729272"/> or <text:alphabetical-index-mark-start text:id="IMark97028616"/><text:alphabetical-index-mark-start text:id="IMark99148072"/><text:alphabetical-index-mark-start text:id="IMark112745576"/>Scheme<text:alphabetical-index-mark-end text:id="IMark112745576"/><text:alphabetical-index-mark-end text:id="IMark99148072"/><text:alphabetical-index-mark-end text:id="IMark97028616"/> – would pose a very steep <text:alphabetical-index-mark-start text:id="IMark97075960"/><text:alphabetical-index-mark-start text:id="IMark117405880"/>learn<text:alphabetical-index-mark-end text:id="IMark117405880"/><text:alphabetical-index-mark-end text:id="IMark97075960"/>ing curve in addition to the one already present in the case of any <text:alphabetical-index-mark-start text:id="IMark108019848"/><text:alphabetical-index-mark-start text:id="IMark95651736"/><text:alphabetical-index-mark-start text:id="IMark94508808"/>AI<text:alphabetical-index-mark-end text:id="IMark94508808"/><text:alphabetical-index-mark-end text:id="IMark95651736"/><text:alphabetical-index-mark-end text:id="IMark108019848"/> <text:alphabetical-index-mark-start text:id="IMark113699640"/><text:alphabetical-index-mark-start text:id="IMark98225576"/><text:alphabetical-index-mark-start text:id="IMark118436152"/>system<text:alphabetical-index-mark-end text:id="IMark118436152"/><text:alphabetical-index-mark-end text:id="IMark98225576"/><text:alphabetical-index-mark-end text:id="IMark113699640"/>. Plus, <text:alphabetical-index-mark-start text:id="IMark104653272"/><text:alphabetical-index-mark-start text:id="IMark94200328"/><text:alphabetical-index-mark-start text:id="IMark90334376"/>Lisp<text:alphabetical-index-mark-end text:id="IMark90334376"/><text:alphabetical-index-mark-end text:id="IMark94200328"/><text:alphabetical-index-mark-end text:id="IMark104653272"/> <text:span text:style-name="T82">per se</text:span> has the same problem as <text:alphabetical-index-mark-start text:id="IMark109362680"/><text:alphabetical-index-mark-start text:id="IMark113288008"/><text:alphabetical-index-mark-start text:id="IMark97987368"/>Prolog<text:alphabetical-index-mark-end text:id="IMark97987368"/><text:alphabetical-index-mark-end text:id="IMark113288008"/><text:alphabetical-index-mark-end text:id="IMark109362680"/> regarding <text:alphabetical-index-mark-start text:id="IMark116193000"/><text:alphabetical-index-mark-start text:id="IMark100705208"/><text:alphabetical-index-mark-start text:id="IMark111570232"/>f<text:alphabetical-index-mark-start text:id="IMark113709256"/>lat<text:alphabetical-index-mark-end text:id="IMark113709256"/><text:alphabetical-index-mark-end text:id="IMark111570232"/><text:alphabetical-index-mark-end text:id="IMark100705208"/><text:alphabetical-index-mark-end text:id="IMark116193000"/> <text:alphabetical-index-mark-start text:id="IMark99024024"/><text:alphabetical-index-mark-start text:id="IMark88001544"/>file<text:alphabetical-index-mark-end text:id="IMark88001544"/><text:alphabetical-index-mark-end text:id="IMark99024024"/>s, and while both can use to different <text:alphabetical-index-mark-start text:id="IMark109586664"/><text:alphabetical-index-mark-start text:id="IMark110615272"/><text:alphabetical-index-mark-start text:id="IMark112424648"/>level<text:alphabetical-index-mark-end text:id="IMark112424648"/><text:alphabetical-index-mark-end text:id="IMark110615272"/><text:alphabetical-index-mark-end text:id="IMark109586664"/>s of success hooks to <text:alphabetical-index-mark-start text:id="IMark102542392"/><text:alphabetical-index-mark-start text:id="IMark101281672"/><text:alphabetical-index-mark-start text:id="IMark57793304"/>DB<text:alphabetical-index-mark-end text:id="IMark57793304"/><text:alphabetical-index-mark-end text:id="IMark101281672"/><text:alphabetical-index-mark-end text:id="IMark102542392"/> <text:alphabetical-index-mark-start text:id="IMark110442088"/><text:alphabetical-index-mark-start text:id="IMark111114152"/><text:alphabetical-index-mark-start text:id="IMark92949512"/>system<text:alphabetical-index-mark-end text:id="IMark92949512"/><text:alphabetical-index-mark-end text:id="IMark111114152"/><text:alphabetical-index-mark-end text:id="IMark110442088"/>s, tha<text:span text:style-name="T73">t</text:span> adds an additional <text:alphabetical-index-mark-start text:id="IMark110566936"/><text:alphabetical-index-mark-start text:id="IMark96671768"/><text:alphabetical-index-mark-start text:id="IMark117025640"/>layer<text:alphabetical-index-mark-end text:id="IMark117025640"/><text:alphabetical-index-mark-end text:id="IMark96671768"/><text:alphabetical-index-mark-end text:id="IMark110566936"/> of complexity.</text:p>
      <text:p text:style-name="Text_20_body"/>
      <text:p text:style-name="Text_20_body"><text:alphabetical-index-mark-start text:id="IMark114938776"/><text:alphabetical-index-mark-start text:id="IMark113213800"/><text:alphabetical-index-mark-start text:id="IMark112101512"/>CLIPS<text:alphabetical-index-mark-end text:id="IMark112101512"/><text:alphabetical-index-mark-end text:id="IMark113213800"/><text:alphabetical-index-mark-end text:id="IMark114938776"/><text:span text:style-name="T320">[6.16.]</text:span> was also considered, being it a mature and <text:alphabetical-index-mark-start text:id="IMark111039432"/><text:alphabetical-index-mark-start text:id="IMark108692440"/><text:alphabetical-index-mark-start text:id="IMark101870600"/>time<text:alphabetical-index-mark-end text:id="IMark101870600"/><text:alphabetical-index-mark-end text:id="IMark108692440"/><text:alphabetical-index-mark-end text:id="IMark111039432"/> – proven <text:alphabetical-index-mark-start text:id="IMark110399992"/><text:alphabetical-index-mark-start text:id="IMark118353032"/><text:alphabetical-index-mark-start text:id="IMark101167016"/>expert<text:alphabetical-index-mark-end text:id="IMark101167016"/><text:alphabetical-index-mark-end text:id="IMark118353032"/><text:alphabetical-index-mark-end text:id="IMark110399992"/> <text:alphabetical-index-mark-start text:id="IMark93957704"/><text:alphabetical-index-mark-start text:id="IMark115825688"/><text:alphabetical-index-mark-start text:id="IMark115776488"/>system<text:alphabetical-index-mark-end text:id="IMark115776488"/><text:alphabetical-index-mark-end text:id="IMark115825688"/><text:alphabetical-index-mark-end text:id="IMark93957704"/> framework and <text:alphabetical-index-mark-start text:id="IMark115713496"/><text:alphabetical-index-mark-start text:id="IMark109824728"/><text:alphabetical-index-mark-start text:id="IMark117068456"/>language<text:alphabetical-index-mark-end text:id="IMark117068456"/><text:alphabetical-index-mark-end text:id="IMark109824728"/><text:alphabetical-index-mark-end text:id="IMark115713496"/>. However, it also depends on <text:alphabetical-index-mark-start text:id="IMark117143592"/><text:alphabetical-index-mark-start text:id="IMark98428856"/><text:alphabetical-index-mark-start text:id="IMark101260504"/>f<text:alphabetical-index-mark-start text:id="IMark113799000"/>lat<text:alphabetical-index-mark-end text:id="IMark113799000"/><text:alphabetical-index-mark-end text:id="IMark101260504"/><text:alphabetical-index-mark-end text:id="IMark98428856"/><text:alphabetical-index-mark-end text:id="IMark117143592"/> <text:alphabetical-index-mark-start text:id="IMark109605608"/><text:alphabetical-index-mark-start text:id="IMark112442760"/>file<text:alphabetical-index-mark-end text:id="IMark112442760"/><text:alphabetical-index-mark-end text:id="IMark109605608"/>s that are unsui<text:alphabetical-index-mark-start text:id="IMark109962808"/><text:alphabetical-index-mark-start text:id="IMark94934744"/><text:alphabetical-index-mark-start text:id="IMark97838216"/>table<text:alphabetical-index-mark-end text:id="IMark97838216"/><text:alphabetical-index-mark-end text:id="IMark94934744"/><text:alphabetical-index-mark-end text:id="IMark109962808"/> for the kind of use predicted for <text:alphabetical-index-mark-start text:id="IMark113844664"/><text:alphabetical-index-mark-start text:id="IMark110262424"/><text:alphabetical-index-mark-start text:id="IMark99086584"/><text:alphabetical-index-mark-start text:id="IMark101452600"/>DGIII<text:alphabetical-index-mark-end text:id="IMark101452600"/><text:alphabetical-index-mark-start text:id="IMark110958088"/>AI<text:alphabetical-index-mark-end text:id="IMark110958088"/><text:alphabetical-index-mark-end text:id="IMark99086584"/><text:alphabetical-index-mark-end text:id="IMark110262424"/><text:alphabetical-index-mark-end text:id="IMark113844664"/> and it is <text:alphabetical-index-mark-start text:id="IMark115811832"/><text:alphabetical-index-mark-start text:id="IMark109796664"/>base<text:alphabetical-index-mark-end text:id="IMark109796664"/><text:alphabetical-index-mark-end text:id="IMark115811832"/>d on an especially <text:alphabetical-index-mark-start text:id="IMark108087448"/><text:alphabetical-index-mark-start text:id="IMark114599336"/><text:alphabetical-index-mark-start text:id="IMark93224120"/>design<text:alphabetical-index-mark-end text:id="IMark93224120"/><text:alphabetical-index-mark-end text:id="IMark114599336"/><text:alphabetical-index-mark-end text:id="IMark108087448"/>ed <text:alphabetical-index-mark-start text:id="IMark121113672"/><text:alphabetical-index-mark-start text:id="IMark117153944"/><text:alphabetical-index-mark-start text:id="IMark118163272"/>rule<text:alphabetical-index-mark-end text:id="IMark118163272"/><text:alphabetical-index-mark-end text:id="IMark117153944"/><text:alphabetical-index-mark-end text:id="IMark121113672"/> <text:alphabetical-index-mark-start text:id="IMark108368952"/><text:alphabetical-index-mark-start text:id="IMark112344840"/><text:alphabetical-index-mark-start text:id="IMark111758728"/>language<text:alphabetical-index-mark-end text:id="IMark111758728"/>, <text:alphabetical-index-mark-end text:id="IMark112344840"/><text:alphabetical-index-mark-end text:id="IMark108368952"/>which could complicate future expansion of the <text:alphabetical-index-mark-start text:id="IMark70911848"/><text:alphabetical-index-mark-start text:id="IMark116207256"/><text:alphabetical-index-mark-start text:id="IMark115188568"/><text:alphabetical-index-mark-start text:id="IMark111163192"/><text:alphabetical-index-mark-start text:id="IMark69861896"/><text:alphabetical-index-mark-start text:id="IMark115360312"/>DB<text:alphabetical-index-mark-end text:id="IMark115360312"/><text:alphabetical-index-mark-end text:id="IMark69861896"/><text:alphabetical-index-mark-end text:id="IMark111163192"/>S<text:alphabetical-index-mark-end text:id="IMark115188568"/><text:alphabetical-index-mark-end text:id="IMark116207256"/><text:alphabetical-index-mark-end text:id="IMark70911848"/> or the development of <text:alphabetical-index-mark-start text:id="IMark116954664"/>alt<text:alphabetical-index-mark-end text:id="IMark116954664"/>ernative uses such as <text:alphabetical-index-mark-start text:id="IMark105739416"/><text:alphabetical-index-mark-start text:id="IMark117746184"/>data<text:alphabetical-index-mark-end text:id="IMark117746184"/><text:alphabetical-index-mark-end text:id="IMark105739416"/> <text:alphabetical-index-mark-start text:id="IMark110758712"/><text:alphabetical-index-mark-start text:id="IMark112780488"/><text:alphabetical-index-mark-start text:id="IMark88054040"/>link<text:alphabetical-index-mark-end text:id="IMark88054040"/><text:alphabetical-index-mark-end text:id="IMark112780488"/><text:alphabetical-index-mark-end text:id="IMark110758712"/>ing among <text:alphabetical-index-mark-start text:id="IMark115214728"/><text:alphabetical-index-mark-start text:id="IMark111059160"/><text:alphabetical-index-mark-start text:id="IMark70803912"/>module<text:alphabetical-index-mark-end text:id="IMark70803912"/><text:alphabetical-index-mark-end text:id="IMark111059160"/><text:alphabetical-index-mark-end text:id="IMark115214728"/>s.</text:p>
      <text:p text:style-name="Text_20_body"/>
      <text:p text:style-name="Text_20_body">However, <text:alphabetical-index-mark-start text:id="IMark93927672"/><text:alphabetical-index-mark-start text:id="IMark101348552"/><text:alphabetical-index-mark-start text:id="IMark101147976"/>SQL<text:alphabetical-index-mark-end text:id="IMark101147976"/><text:alphabetical-index-mark-end text:id="IMark101348552"/><text:alphabetical-index-mark-end text:id="IMark93927672"/> is essentially a cousin of <text:alphabetical-index-mark-start text:id="IMark110535096"/><text:alphabetical-index-mark-start text:id="IMark114210616"/><text:alphabetical-index-mark-start text:id="IMark101370792"/>Prolog<text:alphabetical-index-mark-end text:id="IMark101370792"/><text:alphabetical-index-mark-end text:id="IMark114210616"/><text:alphabetical-index-mark-end text:id="IMark110535096"/>. They were intended to <text:alphabetical-index-mark-start text:id="IMark92520232"/>sol<text:alphabetical-index-mark-end text:id="IMark92520232"/>ve similar problems at some point during their development, and both be<text:alphabetical-index-mark-start text:id="IMark101865928"/>lon<text:alphabetical-index-mark-end text:id="IMark101865928"/>g to the family of <text:alphabetical-index-mark-start text:id="IMark94411832"/><text:alphabetical-index-mark-start text:id="IMark97015480"/><text:alphabetical-index-mark-start text:id="IMark110590712"/>logic<text:alphabetical-index-mark-end text:id="IMark110590712"/><text:alphabetical-index-mark-end text:id="IMark97015480"/><text:alphabetical-index-mark-end text:id="IMark94411832"/>al <text:alphabetical-index-mark-start text:id="IMark113719368"/><text:alphabetical-index-mark-start text:id="IMark111235144"/><text:alphabetical-index-mark-start text:id="IMark111648888"/>language<text:alphabetical-index-mark-end text:id="IMark111648888"/><text:alphabetical-index-mark-end text:id="IMark111235144"/><text:alphabetical-index-mark-end text:id="IMark113719368"/>s. In other words, it is essentially possible to <text:alphabetical-index-mark-start text:id="IMark111506664"/>sol<text:alphabetical-index-mark-end text:id="IMark111506664"/>ve with <text:alphabetical-index-mark-start text:id="IMark101487704"/><text:alphabetical-index-mark-start text:id="IMark109068056"/><text:alphabetical-index-mark-start text:id="IMark101862408"/>SQL<text:alphabetical-index-mark-end text:id="IMark101862408"/><text:alphabetical-index-mark-end text:id="IMark109068056"/><text:alphabetical-index-mark-end text:id="IMark101487704"/> all the problems that can be <text:alphabetical-index-mark-start text:id="IMark112479592"/>sol<text:alphabetical-index-mark-end text:id="IMark112479592"/>ved with <text:alphabetical-index-mark-start text:id="IMark96868392"/><text:alphabetical-index-mark-start text:id="IMark92260040"/><text:alphabetical-index-mark-start text:id="IMark109020232"/>Prolog<text:alphabetical-index-mark-end text:id="IMark109020232"/><text:alphabetical-index-mark-end text:id="IMark92260040"/><text:alphabetical-index-mark-end text:id="IMark96868392"/>.</text:p>
      <text:p text:style-name="Text_20_body"/>
      <text:p text:style-name="Text_20_body">Since <text:alphabetical-index-mark-start text:id="IMark90334376"/><text:alphabetical-index-mark-start text:id="IMark113699640"/><text:alphabetical-index-mark-start text:id="IMark98225576"/><text:alphabetical-index-mark-start text:id="IMark118436152"/>DGIII<text:alphabetical-index-mark-end text:id="IMark118436152"/><text:alphabetical-index-mark-start text:id="IMark108019848"/>AI<text:alphabetical-index-mark-end text:id="IMark108019848"/><text:alphabetical-index-mark-end text:id="IMark98225576"/><text:alphabetical-index-mark-end text:id="IMark113699640"/><text:alphabetical-index-mark-end text:id="IMark90334376"/> uses <text:alphabetical-index-mark-start text:id="IMark95651736"/><text:alphabetical-index-mark-start text:id="IMark94508808"/><text:alphabetical-index-mark-start text:id="IMark97075960"/>Sqlite3<text:alphabetical-index-mark-end text:id="IMark97075960"/><text:alphabetical-index-mark-end text:id="IMark94508808"/><text:alphabetical-index-mark-end text:id="IMark95651736"/>, the <text:alphabetical-index-mark-start text:id="IMark117405880"/><text:alphabetical-index-mark-start text:id="IMark97028616"/><text:alphabetical-index-mark-start text:id="IMark99148072"/>version<text:alphabetical-index-mark-end text:id="IMark99148072"/><text:alphabetical-index-mark-end text:id="IMark97028616"/><text:alphabetical-index-mark-end text:id="IMark117405880"/> of <text:alphabetical-index-mark-start text:id="IMark112745576"/><text:alphabetical-index-mark-start text:id="IMark112729272"/><text:alphabetical-index-mark-start text:id="IMark109577160"/>SQL<text:alphabetical-index-mark-end text:id="IMark109577160"/><text:alphabetical-index-mark-end text:id="IMark112729272"/><text:alphabetical-index-mark-end text:id="IMark112745576"/> used here corresponds to the <text:alphabetical-index-mark-start text:id="IMark117069528"/><text:alphabetical-index-mark-start text:id="IMark112478888"/><text:alphabetical-index-mark-start text:id="IMark102149192"/>Sqlite3<text:alphabetical-index-mark-end text:id="IMark102149192"/><text:alphabetical-index-mark-end text:id="IMark112478888"/><text:alphabetical-index-mark-end text:id="IMark117069528"/> dialect, which is not totally compatible to <text:alphabetical-index-mark-start text:id="IMark100751352"/><text:alphabetical-index-mark-start text:id="IMark112413848"/><text:alphabetical-index-mark-start text:id="IMark60798584"/><text:span text:style-name="T277">SQL</text:span><text:alphabetical-index-mark-end text:id="IMark60798584"/><text:alphabetical-index-mark-end text:id="IMark112413848"/><text:alphabetical-index-mark-end text:id="IMark100751352"/><text:span text:style-name="T277"> </text:span><text:alphabetical-index-mark-start text:id="IMark58437096"/><text:alphabetical-index-mark-start text:id="IMark116475256"/><text:alphabetical-index-mark-start text:id="IMark113915336"/><text:span text:style-name="T277">ISO</text:span><text:alphabetical-index-mark-end text:id="IMark113915336"/><text:alphabetical-index-mark-end text:id="IMark116475256"/><text:alphabetical-index-mark-end text:id="IMark58437096"/><text:span text:style-name="T277">/</text:span><text:alphabetical-index-mark-start text:id="IMark109486792"/><text:alphabetical-index-mark-start text:id="IMark110817672"/><text:alphabetical-index-mark-start text:id="IMark100973160"/><text:span text:style-name="T277">IEC</text:span><text:alphabetical-index-mark-end text:id="IMark100973160"/><text:alphabetical-index-mark-end text:id="IMark110817672"/><text:alphabetical-index-mark-end text:id="IMark109486792"/><text:span text:style-name="T277"> (</text:span><text:alphabetical-index-mark-start text:id="IMark110558424"/><text:alphabetical-index-mark-start text:id="IMark115067608"/><text:alphabetical-index-mark-start text:id="IMark79022664"/><text:span text:style-name="T277">ANSI</text:span><text:alphabetical-index-mark-end text:id="IMark79022664"/><text:alphabetical-index-mark-end text:id="IMark115067608"/><text:alphabetical-index-mark-end text:id="IMark110558424"/><text:span text:style-name="T277">) </text:span><text:alphabetical-index-mark-start text:id="IMark118368424"/><text:alphabetical-index-mark-start text:id="IMark112635224"/><text:alphabetical-index-mark-start text:id="IMark112657064"/><text:span text:style-name="T277">standard</text:span><text:alphabetical-index-mark-end text:id="IMark112657064"/><text:alphabetical-index-mark-end text:id="IMark112635224"/><text:alphabetical-index-mark-end text:id="IMark118368424"/><text:span text:style-name="T277">s</text:span><text:span text:style-name="T322">[6.9.]</text:span>. However, <text:alphabetical-index-mark-start text:id="IMark113212040"/><text:alphabetical-index-mark-start text:id="IMark98657592"/><text:alphabetical-index-mark-start text:id="IMark110442088"/><text:alphabetical-index-mark-start text:id="IMark111114152"/><text:span text:style-name="T224">DGIII</text:span><text:alphabetical-index-mark-end text:id="IMark111114152"/><text:alphabetical-index-mark-start text:id="IMark92949512"/><text:span text:style-name="T224">AI</text:span><text:alphabetical-index-mark-end text:id="IMark92949512"/><text:alphabetical-index-mark-end text:id="IMark110442088"/><text:alphabetical-index-mark-end text:id="IMark98657592"/><text:alphabetical-index-mark-end text:id="IMark113212040"/> follow<text:span text:style-name="T223">s</text:span> <text:alphabetical-index-mark-start text:id="IMark102542392"/><text:alphabetical-index-mark-start text:id="IMark101281672"/><text:alphabetical-index-mark-start text:id="IMark57793304"/>standard<text:alphabetical-index-mark-end text:id="IMark57793304"/><text:alphabetical-index-mark-end text:id="IMark101281672"/><text:alphabetical-index-mark-end text:id="IMark102542392"/> <text:alphabetical-index-mark-start text:id="IMark109586664"/><text:alphabetical-index-mark-start text:id="IMark110615272"/><text:alphabetical-index-mark-start text:id="IMark112424648"/>SQL<text:alphabetical-index-mark-end text:id="IMark112424648"/><text:alphabetical-index-mark-end text:id="IMark110615272"/><text:alphabetical-index-mark-end text:id="IMark109586664"/> practices <text:span text:style-name="T224">as much as possible</text:span> because for whatever reason, this project in the future or other <text:alphabetical-index-mark-start text:id="IMark99024024"/>re<text:alphabetical-index-mark-start text:id="IMark88001544"/>l<text:alphabetical-index-mark-end text:id="IMark99024024"/>at<text:alphabetical-index-mark-end text:id="IMark88001544"/>ed projects might r<text:alphabetical-index-mark-start text:id="IMark116193000"/>equ<text:alphabetical-index-mark-end text:id="IMark116193000"/>ire a shift to a different <text:alphabetical-index-mark-start text:id="IMark100705208"/><text:alphabetical-index-mark-start text:id="IMark111570232"/><text:alphabetical-index-mark-start text:id="IMark113709256"/><text:alphabetical-index-mark-start text:id="IMark109362680"/><text:alphabetical-index-mark-start text:id="IMark113288008"/><text:alphabetical-index-mark-start text:id="IMark97987368"/><text:alphabetical-index-mark-start text:id="IMark116420104"/><text:alphabetical-index-mark-start text:id="IMark96671768"/><text:alphabetical-index-mark-start text:id="IMark110566936"/>R<text:alphabetical-index-mark-start text:id="IMark117025640"/><text:alphabetical-index-mark-start text:id="IMark111258120"/><text:alphabetical-index-mark-start text:id="IMark115488040"/>DB<text:alphabetical-index-mark-end text:id="IMark115488040"/><text:alphabetical-index-mark-end text:id="IMark111258120"/><text:alphabetical-index-mark-end text:id="IMark117025640"/><text:alphabetical-index-mark-end text:id="IMark110566936"/><text:alphabetical-index-mark-end text:id="IMark96671768"/><text:alphabetical-index-mark-end text:id="IMark116420104"/><text:alphabetical-index-mark-end text:id="IMark97987368"/><text:alphabetical-index-mark-end text:id="IMark113288008"/><text:alphabetical-index-mark-end text:id="IMark109362680"/>MS<text:alphabetical-index-mark-end text:id="IMark113709256"/><text:alphabetical-index-mark-end text:id="IMark111570232"/><text:alphabetical-index-mark-end text:id="IMark100705208"/> such as <text:alphabetical-index-mark-start text:id="IMark109728696"/><text:alphabetical-index-mark-start text:id="IMark110306488"/><text:alphabetical-index-mark-start text:id="IMark96661768"/>My<text:alphabetical-index-mark-start text:id="IMark99632424"/>SQL<text:alphabetical-index-mark-end text:id="IMark99632424"/><text:alphabetical-index-mark-end text:id="IMark96661768"/><text:alphabetical-index-mark-end text:id="IMark110306488"/><text:alphabetical-index-mark-end text:id="IMark109728696"/><text:span text:style-name="T323">[6.14.]</text:span>. </text:p>
      <text:p text:style-name="Text_20_body"/>
      <text:p text:style-name="Text_20_body">In <text:alphabetical-index-mark-start text:id="IMark70803912"/><text:alphabetical-index-mark-start text:id="IMark110758712"/><text:alphabetical-index-mark-start text:id="IMark112780488"/>order<text:alphabetical-index-mark-end text:id="IMark112780488"/><text:alphabetical-index-mark-end text:id="IMark110758712"/><text:alphabetical-index-mark-end text:id="IMark70803912"/> to avoid unexpected ob<text:alphabetical-index-mark-start text:id="IMark88054040"/>sol<text:alphabetical-index-mark-end text:id="IMark88054040"/>escence it is better to play on the conservative side. <text:alphabetical-index-mark-start text:id="IMark105739416"/><text:alphabetical-index-mark-start text:id="IMark117746184"/><text:alphabetical-index-mark-start text:id="IMark116954664"/>Install<text:alphabetical-index-mark-end text:id="IMark116954664"/><text:alphabetical-index-mark-end text:id="IMark117746184"/><text:alphabetical-index-mark-end text:id="IMark105739416"/>ing a brand new <text:alphabetical-index-mark-start text:id="IMark70911848"/><text:alphabetical-index-mark-start text:id="IMark116207256"/><text:alphabetical-index-mark-start text:id="IMark115188568"/><text:alphabetical-index-mark-start text:id="IMark111163192"/><text:alphabetical-index-mark-start text:id="IMark69861896"/><text:alphabetical-index-mark-start text:id="IMark115360312"/><text:alphabetical-index-mark-start text:id="IMark108368952"/><text:alphabetical-index-mark-start text:id="IMark112344840"/><text:alphabetical-index-mark-start text:id="IMark111758728"/>R<text:alphabetical-index-mark-start text:id="IMark121113672"/><text:alphabetical-index-mark-start text:id="IMark117153944"/><text:alphabetical-index-mark-start text:id="IMark118163272"/>DB<text:alphabetical-index-mark-end text:id="IMark118163272"/><text:alphabetical-index-mark-end text:id="IMark117153944"/><text:alphabetical-index-mark-end text:id="IMark121113672"/><text:alphabetical-index-mark-end text:id="IMark111758728"/><text:alphabetical-index-mark-end text:id="IMark112344840"/><text:alphabetical-index-mark-end text:id="IMark108368952"/><text:alphabetical-index-mark-end text:id="IMark115360312"/><text:alphabetical-index-mark-end text:id="IMark69861896"/><text:alphabetical-index-mark-end text:id="IMark111163192"/>MS<text:alphabetical-index-mark-end text:id="IMark115188568"/><text:alphabetical-index-mark-end text:id="IMark116207256"/><text:alphabetical-index-mark-end text:id="IMark70911848"/> on a computer <text:alphabetical-index-mark-start text:id="IMark108087448"/><text:alphabetical-index-mark-start text:id="IMark114599336"/><text:alphabetical-index-mark-start text:id="IMark93224120"/>system<text:alphabetical-index-mark-end text:id="IMark93224120"/><text:alphabetical-index-mark-end text:id="IMark114599336"/><text:alphabetical-index-mark-end text:id="IMark108087448"/>, while not trivial as in the case of most software <text:alphabetical-index-mark-start text:id="IMark115811832"/><text:alphabetical-index-mark-start text:id="IMark109796664"/><text:alphabetical-index-mark-start text:id="IMark113844664"/>system<text:alphabetical-index-mark-end text:id="IMark113844664"/><text:alphabetical-index-mark-end text:id="IMark109796664"/><text:alphabetical-index-mark-end text:id="IMark115811832"/>s, <text:soft-page-break/>can be done. The problem starts when you want to make sure that the <text:alphabetical-index-mark-start text:id="IMark110262424"/><text:alphabetical-index-mark-start text:id="IMark99086584"/><text:alphabetical-index-mark-start text:id="IMark110958088"/>SQL<text:alphabetical-index-mark-end text:id="IMark110958088"/><text:alphabetical-index-mark-end text:id="IMark99086584"/><text:alphabetical-index-mark-end text:id="IMark110262424"/> <text:alphabetical-index-mark-start text:id="IMark101452600"/>code<text:alphabetical-index-mark-end text:id="IMark101452600"/> used with the prior p<text:alphabetical-index-mark-start text:id="IMark109962808"/>lat<text:alphabetical-index-mark-end text:id="IMark109962808"/>form works fine with the new one. </text:p>
      <text:p text:style-name="Text_20_body"/>
      <text:p text:style-name="Text_20_body">Every <text:alphabetical-index-mark-start text:id="IMark112442760"/><text:alphabetical-index-mark-start text:id="IMark117143592"/><text:alphabetical-index-mark-start text:id="IMark98428856"/><text:alphabetical-index-mark-start text:id="IMark101260504"/><text:alphabetical-index-mark-start text:id="IMark113799000"/><text:alphabetical-index-mark-start text:id="IMark115713496"/><text:alphabetical-index-mark-start text:id="IMark109824728"/><text:alphabetical-index-mark-start text:id="IMark117068456"/><text:alphabetical-index-mark-start text:id="IMark93957704"/>R<text:alphabetical-index-mark-start text:id="IMark115825688"/><text:alphabetical-index-mark-start text:id="IMark115776488"/><text:alphabetical-index-mark-start text:id="IMark110399992"/>DB<text:alphabetical-index-mark-end text:id="IMark110399992"/><text:alphabetical-index-mark-end text:id="IMark115776488"/><text:alphabetical-index-mark-end text:id="IMark115825688"/><text:alphabetical-index-mark-end text:id="IMark93957704"/><text:alphabetical-index-mark-end text:id="IMark117068456"/><text:alphabetical-index-mark-end text:id="IMark109824728"/><text:alphabetical-index-mark-end text:id="IMark115713496"/><text:alphabetical-index-mark-end text:id="IMark113799000"/><text:alphabetical-index-mark-end text:id="IMark101260504"/>MS<text:alphabetical-index-mark-end text:id="IMark98428856"/><text:alphabetical-index-mark-end text:id="IMark117143592"/><text:alphabetical-index-mark-end text:id="IMark112442760"/> on the market has its own quirks <text:s/>regarding <text:alphabetical-index-mark-start text:id="IMark118353032"/><text:alphabetical-index-mark-start text:id="IMark101167016"/><text:alphabetical-index-mark-start text:id="IMark111039432"/>SQL<text:alphabetical-index-mark-end text:id="IMark111039432"/><text:alphabetical-index-mark-end text:id="IMark101167016"/><text:alphabetical-index-mark-end text:id="IMark118353032"/> <text:alphabetical-index-mark-start text:id="IMark108692440"/><text:alphabetical-index-mark-start text:id="IMark101870600"/><text:alphabetical-index-mark-start text:id="IMark111991560"/><text:span text:style-name="T277">ISO</text:span><text:alphabetical-index-mark-end text:id="IMark111991560"/><text:alphabetical-index-mark-end text:id="IMark101870600"/><text:alphabetical-index-mark-end text:id="IMark108692440"/><text:span text:style-name="T277">/</text:span><text:alphabetical-index-mark-start text:id="IMark109248744"/><text:alphabetical-index-mark-start text:id="IMark110144248"/><text:alphabetical-index-mark-start text:id="IMark92260040"/><text:span text:style-name="T277">IEC</text:span><text:alphabetical-index-mark-end text:id="IMark92260040"/><text:alphabetical-index-mark-end text:id="IMark110144248"/><text:alphabetical-index-mark-end text:id="IMark109248744"/><text:span text:style-name="T277"> </text:span><text:alphabetical-index-mark-start text:id="IMark96868392"/><text:alphabetical-index-mark-start text:id="IMark109020232"/><text:alphabetical-index-mark-start text:id="IMark112479592"/>standard<text:alphabetical-index-mark-end text:id="IMark112479592"/><text:alphabetical-index-mark-end text:id="IMark109020232"/><text:alphabetical-index-mark-end text:id="IMark96868392"/>s so it is very unlikely that such a change would take place without any hassle, but by following <text:alphabetical-index-mark-start text:id="IMark101487704"/><text:alphabetical-index-mark-start text:id="IMark109068056"/><text:alphabetical-index-mark-start text:id="IMark101862408"/>standard<text:alphabetical-index-mark-end text:id="IMark101862408"/><text:alphabetical-index-mark-end text:id="IMark109068056"/><text:alphabetical-index-mark-end text:id="IMark101487704"/> practices bugs derived from <text:alphabetical-index-mark-start text:id="IMark111506664"/><text:alphabetical-index-mark-start text:id="IMark113719368"/>difference<text:alphabetical-index-mark-end text:id="IMark113719368"/><text:alphabetical-index-mark-end text:id="IMark111506664"/>s in dialects might be <text:alphabetical-index-mark-start text:id="IMark111235144"/>min<text:alphabetical-index-mark-end text:id="IMark111235144"/>imized as much as possible.</text:p>
      <text:p text:style-name="Text_20_body"/>
      <text:p text:style-name="Text_20_body"/>
      <text:h text:style-name="Heading_20_2" text:outline-level="2"><text:bookmark-start text:name="__RefHeading___Toc6774_1483239106"/><text:span text:style-name="T3">3</text:span><text:span text:style-name="T1">.2.</text:span> <text:alphabetical-index-mark-start text:id="IMark92520232"/><text:alphabetical-index-mark-start text:id="IMark114210616"/><text:alphabetical-index-mark-start text:id="IMark101370792"/>Data<text:alphabetical-index-mark-start text:id="IMark93927672"/><text:alphabetical-index-mark-start text:id="IMark101348552"/>base<text:alphabetical-index-mark-end text:id="IMark101348552"/><text:alphabetical-index-mark-end text:id="IMark93927672"/><text:alphabetical-index-mark-end text:id="IMark101370792"/><text:alphabetical-index-mark-end text:id="IMark114210616"/><text:alphabetical-index-mark-end text:id="IMark92520232"/> choice<text:bookmark-end text:name="__RefHeading___Toc6774_1483239106"/></text:h>
      <text:p text:style-name="Text_20_body"/>
      <text:p text:style-name="Text_20_body">On a personal note, I consider <text:alphabetical-index-mark-start text:id="IMark94325384"/><text:alphabetical-index-mark-start text:id="IMark118602392"/><text:alphabetical-index-mark-start text:id="IMark117069528"/>Prolog<text:alphabetical-index-mark-end text:id="IMark117069528"/><text:alphabetical-index-mark-end text:id="IMark118602392"/><text:alphabetical-index-mark-end text:id="IMark94325384"/> to be more e<text:alphabetical-index-mark-start text:id="IMark112478888"/>leg<text:alphabetical-index-mark-end text:id="IMark112478888"/>ant and easy to use, but <text:alphabetical-index-mark-start text:id="IMark102149192"/><text:alphabetical-index-mark-start text:id="IMark112745576"/><text:alphabetical-index-mark-start text:id="IMark112729272"/>SQL<text:alphabetical-index-mark-end text:id="IMark112729272"/><text:alphabetical-index-mark-end text:id="IMark112745576"/><text:alphabetical-index-mark-end text:id="IMark102149192"/> and <text:alphabetical-index-mark-start text:id="IMark109577160"/><text:alphabetical-index-mark-start text:id="IMark117405880"/><text:alphabetical-index-mark-start text:id="IMark97028616"/><text:alphabetical-index-mark-start text:id="IMark99148072"/><text:alphabetical-index-mark-start text:id="IMark95651736"/><text:alphabetical-index-mark-start text:id="IMark94508808"/><text:alphabetical-index-mark-start text:id="IMark97075960"/><text:alphabetical-index-mark-start text:id="IMark90334376"/><text:alphabetical-index-mark-start text:id="IMark113699640"/>R<text:alphabetical-index-mark-start text:id="IMark98225576"/><text:alphabetical-index-mark-start text:id="IMark108019848"/><text:alphabetical-index-mark-start text:id="IMark118436152"/>DB<text:alphabetical-index-mark-end text:id="IMark118436152"/><text:alphabetical-index-mark-end text:id="IMark108019848"/><text:alphabetical-index-mark-end text:id="IMark98225576"/><text:alphabetical-index-mark-end text:id="IMark113699640"/><text:alphabetical-index-mark-end text:id="IMark90334376"/><text:alphabetical-index-mark-end text:id="IMark97075960"/><text:alphabetical-index-mark-end text:id="IMark94508808"/><text:alphabetical-index-mark-end text:id="IMark95651736"/><text:alphabetical-index-mark-end text:id="IMark99148072"/>MS<text:alphabetical-index-mark-end text:id="IMark97028616"/><text:alphabetical-index-mark-end text:id="IMark117405880"/><text:alphabetical-index-mark-end text:id="IMark109577160"/> offer a sound construction <text:alphabetical-index-mark-start text:id="IMark100087048"/><text:alphabetical-index-mark-start text:id="IMark100751352"/>base<text:alphabetical-index-mark-end text:id="IMark100751352"/><text:alphabetical-index-mark-end text:id="IMark100087048"/>d on <text:alphabetical-index-mark-start text:id="IMark112413848"/><text:alphabetical-index-mark-start text:id="IMark60798584"/><text:alphabetical-index-mark-start text:id="IMark58437096"/><text:alphabetical-index-mark-start text:id="IMark116475256"/>re<text:alphabetical-index-mark-start text:id="IMark113915336"/>l<text:alphabetical-index-mark-end text:id="IMark116475256"/>at<text:alphabetical-index-mark-end text:id="IMark113915336"/>ional<text:alphabetical-index-mark-end text:id="IMark58437096"/><text:alphabetical-index-mark-end text:id="IMark60798584"/><text:alphabetical-index-mark-end text:id="IMark112413848"/> <text:alphabetical-index-mark-start text:id="IMark115542152"/><text:alphabetical-index-mark-start text:id="IMark109486792"/><text:alphabetical-index-mark-start text:id="IMark110817672"/>algebra<text:alphabetical-index-mark-end text:id="IMark110817672"/><text:alphabetical-index-mark-end text:id="IMark109486792"/><text:alphabetical-index-mark-end text:id="IMark115542152"/>, meaning that any properly-<text:alphabetical-index-mark-start text:id="IMark100973160"/><text:alphabetical-index-mark-start text:id="IMark110558424"/><text:alphabetical-index-mark-start text:id="IMark115067608"/>design<text:alphabetical-index-mark-end text:id="IMark115067608"/><text:alphabetical-index-mark-end text:id="IMark110558424"/><text:alphabetical-index-mark-end text:id="IMark100973160"/>ed <text:alphabetical-index-mark-start text:id="IMark79022664"/><text:alphabetical-index-mark-start text:id="IMark96158232"/><text:alphabetical-index-mark-start text:id="IMark118368424"/><text:alphabetical-index-mark-start text:id="IMark112635224"/><text:alphabetical-index-mark-start text:id="IMark112657064"/><text:alphabetical-index-mark-start text:id="IMark114938776"/>R<text:alphabetical-index-mark-start text:id="IMark113961384"/><text:alphabetical-index-mark-start text:id="IMark111114152"/><text:alphabetical-index-mark-start text:id="IMark113212040"/>DB<text:alphabetical-index-mark-end text:id="IMark113212040"/><text:alphabetical-index-mark-end text:id="IMark111114152"/><text:alphabetical-index-mark-end text:id="IMark113961384"/><text:alphabetical-index-mark-end text:id="IMark114938776"/><text:alphabetical-index-mark-end text:id="IMark112657064"/><text:alphabetical-index-mark-end text:id="IMark112635224"/><text:alphabetical-index-mark-end text:id="IMark118368424"/><text:alphabetical-index-mark-end text:id="IMark96158232"/><text:alphabetical-index-mark-end text:id="IMark79022664"/> pr<text:alphabetical-index-mark-start text:id="IMark98657592"/>ecl<text:alphabetical-index-mark-end text:id="IMark98657592"/>udes <text:alphabetical-index-mark-start text:id="IMark110442088"/><text:alphabetical-index-mark-start text:id="IMark92949512"/>data<text:alphabetical-index-mark-end text:id="IMark92949512"/><text:alphabetical-index-mark-end text:id="IMark110442088"/> loss and, as <text:alphabetical-index-mark-start text:id="IMark109586664"/><text:alphabetical-index-mark-start text:id="IMark110615272"/><text:alphabetical-index-mark-start text:id="IMark112424648"/>Prolog<text:alphabetical-index-mark-end text:id="IMark112424648"/><text:alphabetical-index-mark-end text:id="IMark110615272"/><text:alphabetical-index-mark-end text:id="IMark109586664"/> does, could be used to <text:alphabetical-index-mark-start text:id="IMark102542392"/><text:alphabetical-index-mark-start text:id="IMark101281672"/><text:alphabetical-index-mark-start text:id="IMark57793304"/>manage<text:alphabetical-index-mark-end text:id="IMark57793304"/><text:alphabetical-index-mark-end text:id="IMark101281672"/><text:alphabetical-index-mark-end text:id="IMark102542392"/> an <text:alphabetical-index-mark-start text:id="IMark109728696"/><text:alphabetical-index-mark-start text:id="IMark110306488"/><text:alphabetical-index-mark-start text:id="IMark96661768"/>AI<text:alphabetical-index-mark-end text:id="IMark96661768"/><text:alphabetical-index-mark-end text:id="IMark110306488"/><text:alphabetical-index-mark-end text:id="IMark109728696"/> <text:alphabetical-index-mark-start text:id="IMark99632424"/><text:alphabetical-index-mark-start text:id="IMark100705208"/><text:alphabetical-index-mark-start text:id="IMark111570232"/>system<text:alphabetical-index-mark-end text:id="IMark111570232"/><text:alphabetical-index-mark-end text:id="IMark100705208"/><text:alphabetical-index-mark-end text:id="IMark99632424"/>.</text:p>
      <text:p text:style-name="Text_20_body"/>
      <text:p text:style-name="Text_20_body">Moreover: since <text:alphabetical-index-mark-start text:id="IMark97987368"/><text:alphabetical-index-mark-start text:id="IMark116420104"/><text:alphabetical-index-mark-start text:id="IMark96671768"/>Orbiter<text:alphabetical-index-mark-end text:id="IMark96671768"/><text:alphabetical-index-mark-end text:id="IMark116420104"/><text:alphabetical-index-mark-end text:id="IMark97987368"/> has been written in <text:alphabetical-index-mark-start text:id="IMark110566936"/><text:alphabetical-index-mark-start text:id="IMark117025640"/><text:alphabetical-index-mark-start text:id="IMark111258120"/>C++<text:alphabetical-index-mark-end text:id="IMark111258120"/><text:alphabetical-index-mark-end text:id="IMark117025640"/><text:alphabetical-index-mark-end text:id="IMark110566936"/> and there are several <text:alphabetical-index-mark-start text:id="IMark115488040"/><text:alphabetical-index-mark-start text:id="IMark116193000"/><text:alphabetical-index-mark-start text:id="IMark88001544"/>libraries<text:alphabetical-index-mark-end text:id="IMark88001544"/><text:alphabetical-index-mark-end text:id="IMark116193000"/><text:alphabetical-index-mark-end text:id="IMark115488040"/> that can be used to <text:alphabetical-index-mark-start text:id="IMark99024024"/><text:alphabetical-index-mark-start text:id="IMark113213800"/><text:alphabetical-index-mark-start text:id="IMark118194456"/>connect<text:alphabetical-index-mark-end text:id="IMark118194456"/><text:alphabetical-index-mark-end text:id="IMark113213800"/><text:alphabetical-index-mark-end text:id="IMark99024024"/> <text:alphabetical-index-mark-start text:id="IMark112101512"/><text:alphabetical-index-mark-start text:id="IMark115214728"/><text:alphabetical-index-mark-start text:id="IMark111059160"/>C++<text:alphabetical-index-mark-end text:id="IMark111059160"/><text:alphabetical-index-mark-end text:id="IMark115214728"/><text:alphabetical-index-mark-end text:id="IMark112101512"/> <text:alphabetical-index-mark-start text:id="IMark101452600"/><text:alphabetical-index-mark-start text:id="IMark109962808"/><text:alphabetical-index-mark-start text:id="IMark110262424"/>program<text:alphabetical-index-mark-end text:id="IMark110262424"/><text:alphabetical-index-mark-end text:id="IMark109962808"/><text:alphabetical-index-mark-end text:id="IMark101452600"/>s to any major <text:alphabetical-index-mark-start text:id="IMark99086584"/><text:alphabetical-index-mark-start text:id="IMark110958088"/><text:alphabetical-index-mark-start text:id="IMark115811832"/><text:alphabetical-index-mark-start text:id="IMark109796664"/><text:alphabetical-index-mark-start text:id="IMark113844664"/><text:alphabetical-index-mark-start text:id="IMark108087448"/>R<text:alphabetical-index-mark-start text:id="IMark114599336"/><text:alphabetical-index-mark-start text:id="IMark93224120"/><text:alphabetical-index-mark-start text:id="IMark70911848"/>DB<text:alphabetical-index-mark-end text:id="IMark70911848"/><text:alphabetical-index-mark-end text:id="IMark93224120"/><text:alphabetical-index-mark-end text:id="IMark114599336"/><text:alphabetical-index-mark-end text:id="IMark108087448"/><text:alphabetical-index-mark-end text:id="IMark113844664"/><text:alphabetical-index-mark-end text:id="IMark109796664"/><text:alphabetical-index-mark-end text:id="IMark115811832"/><text:alphabetical-index-mark-end text:id="IMark110958088"/><text:alphabetical-index-mark-end text:id="IMark99086584"/> in a much easier way than <text:alphabetical-index-mark-start text:id="IMark116207256"/><text:alphabetical-index-mark-start text:id="IMark115188568"/><text:alphabetical-index-mark-start text:id="IMark111163192"/>Prolog<text:alphabetical-index-mark-end text:id="IMark111163192"/><text:alphabetical-index-mark-end text:id="IMark115188568"/><text:alphabetical-index-mark-end text:id="IMark116207256"/> <text:alphabetical-index-mark-start text:id="IMark69861896"/><text:alphabetical-index-mark-start text:id="IMark115360312"/><text:alphabetical-index-mark-start text:id="IMark108368952"/>system<text:alphabetical-index-mark-end text:id="IMark108368952"/><text:alphabetical-index-mark-end text:id="IMark115360312"/><text:alphabetical-index-mark-end text:id="IMark69861896"/>s, an <text:alphabetical-index-mark-start text:id="IMark112344840"/><text:alphabetical-index-mark-start text:id="IMark111758728"/><text:alphabetical-index-mark-start text:id="IMark121113672"/><text:alphabetical-index-mark-start text:id="IMark117153944"/><text:alphabetical-index-mark-start text:id="IMark118163272"/><text:alphabetical-index-mark-start text:id="IMark105739416"/>R<text:alphabetical-index-mark-start text:id="IMark117746184"/><text:alphabetical-index-mark-start text:id="IMark116954664"/><text:alphabetical-index-mark-start text:id="IMark88054040"/>DB<text:alphabetical-index-mark-end text:id="IMark88054040"/><text:alphabetical-index-mark-end text:id="IMark116954664"/><text:alphabetical-index-mark-end text:id="IMark117746184"/><text:alphabetical-index-mark-end text:id="IMark105739416"/><text:alphabetical-index-mark-end text:id="IMark118163272"/><text:alphabetical-index-mark-end text:id="IMark117153944"/><text:alphabetical-index-mark-end text:id="IMark121113672"/><text:alphabetical-index-mark-end text:id="IMark111758728"/><text:alphabetical-index-mark-end text:id="IMark112344840"/> could be combined with <text:alphabetical-index-mark-start text:id="IMark70803912"/><text:alphabetical-index-mark-start text:id="IMark110758712"/><text:alphabetical-index-mark-start text:id="IMark112780488"/>C++<text:alphabetical-index-mark-end text:id="IMark112780488"/><text:alphabetical-index-mark-end text:id="IMark110758712"/><text:alphabetical-index-mark-end text:id="IMark70803912"/> to provide a new route for expansion of <text:alphabetical-index-mark-start text:id="IMark94934744"/><text:alphabetical-index-mark-start text:id="IMark109605608"/><text:alphabetical-index-mark-start text:id="IMark97838216"/>module<text:alphabetical-index-mark-end text:id="IMark97838216"/><text:alphabetical-index-mark-end text:id="IMark109605608"/><text:alphabetical-index-mark-end text:id="IMark94934744"/>s and capabilities for <text:alphabetical-index-mark-start text:id="IMark118353032"/><text:alphabetical-index-mark-start text:id="IMark101167016"/><text:alphabetical-index-mark-start text:id="IMark111039432"/>OSFS<text:alphabetical-index-mark-end text:id="IMark111039432"/><text:alphabetical-index-mark-end text:id="IMark101167016"/><text:alphabetical-index-mark-end text:id="IMark118353032"/>.</text:p>
      <text:p text:style-name="Text_20_body"/>
      <text:p text:style-name="Text_20_body">On these assumptions <text:span text:style-name="T278">it was </text:span>consider<text:span text:style-name="T278">ed</text:span> how to adapt <text:alphabetical-index-mark-start text:id="IMark101260504"/><text:alphabetical-index-mark-start text:id="IMark113799000"/><text:alphabetical-index-mark-start text:id="IMark115713496"/><text:alphabetical-index-mark-start text:id="IMark109824728"/><text:alphabetical-index-mark-start text:id="IMark117068456"/><text:alphabetical-index-mark-start text:id="IMark93957704"/>R<text:alphabetical-index-mark-start text:id="IMark115825688"/><text:alphabetical-index-mark-start text:id="IMark115776488"/><text:alphabetical-index-mark-start text:id="IMark110399992"/>DB<text:alphabetical-index-mark-end text:id="IMark110399992"/><text:alphabetical-index-mark-end text:id="IMark115776488"/><text:alphabetical-index-mark-end text:id="IMark115825688"/><text:alphabetical-index-mark-end text:id="IMark93957704"/><text:alphabetical-index-mark-end text:id="IMark117068456"/><text:alphabetical-index-mark-end text:id="IMark109824728"/><text:alphabetical-index-mark-end text:id="IMark115713496"/><text:alphabetical-index-mark-end text:id="IMark113799000"/><text:alphabetical-index-mark-end text:id="IMark101260504"/> and <text:alphabetical-index-mark-start text:id="IMark111648888"/><text:alphabetical-index-mark-start text:id="IMark108692440"/><text:alphabetical-index-mark-start text:id="IMark101870600"/>C++<text:alphabetical-index-mark-end text:id="IMark101870600"/><text:alphabetical-index-mark-end text:id="IMark108692440"/><text:alphabetical-index-mark-end text:id="IMark111648888"/> to produce a true <text:alphabetical-index-mark-start text:id="IMark111991560"/><text:alphabetical-index-mark-start text:id="IMark109248744"/><text:alphabetical-index-mark-start text:id="IMark110144248"/>KB<text:alphabetical-index-mark-end text:id="IMark110144248"/><text:alphabetical-index-mark-end text:id="IMark109248744"/><text:alphabetical-index-mark-end text:id="IMark111991560"/> and <text:alphabetical-index-mark-start text:id="IMark92260040"/><text:alphabetical-index-mark-start text:id="IMark111506664"/><text:alphabetical-index-mark-start text:id="IMark111235144"/><text:alphabetical-index-mark-start text:id="IMark113719368"/>AI<text:alphabetical-index-mark-end text:id="IMark113719368"/>E<text:alphabetical-index-mark-end text:id="IMark111235144"/><text:alphabetical-index-mark-end text:id="IMark111506664"/><text:alphabetical-index-mark-end text:id="IMark92260040"/>.</text:p>
      <text:p text:style-name="Text_20_body"/>
      <text:p text:style-name="Text_20_body"><text:span text:style-name="T74">First </text:span><text:alphabetical-index-mark-start text:id="IMark96868392"/><text:alphabetical-index-mark-start text:id="IMark109020232"/><text:alphabetical-index-mark-start text:id="IMark112479592"/>My<text:alphabetical-index-mark-start text:id="IMark97015480"/>SQL<text:alphabetical-index-mark-end text:id="IMark97015480"/><text:alphabetical-index-mark-end text:id="IMark112479592"/><text:alphabetical-index-mark-end text:id="IMark109020232"/><text:alphabetical-index-mark-end text:id="IMark96868392"/> <text:alphabetical-index-mark-start text:id="IMark94411832"/><text:alphabetical-index-mark-start text:id="IMark101865928"/><text:alphabetical-index-mark-start text:id="IMark110590712"/><text:alphabetical-index-mark-start text:id="IMark110535096"/><text:alphabetical-index-mark-start text:id="IMark101147976"/>data<text:alphabetical-index-mark-end text:id="IMark101147976"/><text:alphabetical-index-mark-end text:id="IMark110535096"/><text:alphabetical-index-mark-start text:id="IMark114210616"/><text:alphabetical-index-mark-start text:id="IMark92520232"/>base<text:alphabetical-index-mark-end text:id="IMark92520232"/><text:alphabetical-index-mark-end text:id="IMark114210616"/><text:alphabetical-index-mark-end text:id="IMark110590712"/><text:alphabetical-index-mark-end text:id="IMark101865928"/><text:alphabetical-index-mark-end text:id="IMark94411832"/> <text:span text:style-name="T278">was used as a </text:span><text:alphabetical-index-mark-start text:id="IMark101370792"/><text:alphabetical-index-mark-start text:id="IMark93927672"/><text:span text:style-name="T278">test</text:span><text:alphabetical-index-mark-end text:id="IMark93927672"/><text:alphabetical-index-mark-end text:id="IMark101370792"/><text:span text:style-name="T278"> bed.</text:span> <text:alphabetical-index-mark-start text:id="IMark101348552"/><text:alphabetical-index-mark-start text:id="IMark112886008"/><text:alphabetical-index-mark-start text:id="IMark104653272"/><text:span text:style-name="T75">My</text:span><text:alphabetical-index-mark-start text:id="IMark94200328"/><text:span text:style-name="T75">SQL</text:span><text:alphabetical-index-mark-end text:id="IMark94200328"/><text:alphabetical-index-mark-end text:id="IMark104653272"/><text:alphabetical-index-mark-end text:id="IMark112886008"/><text:alphabetical-index-mark-end text:id="IMark101348552"/> worked well but r<text:alphabetical-index-mark-start text:id="IMark93389992"/>equ<text:alphabetical-index-mark-end text:id="IMark93389992"/>ired a full <text:alphabetical-index-mark-start text:id="IMark100705208"/><text:alphabetical-index-mark-start text:id="IMark99632424"/><text:alphabetical-index-mark-start text:id="IMark111570232"/>server<text:alphabetical-index-mark-end text:id="IMark111570232"/><text:alphabetical-index-mark-end text:id="IMark99632424"/><text:alphabetical-index-mark-end text:id="IMark100705208"/> <text:alphabetical-index-mark-start text:id="IMark109728696"/><text:alphabetical-index-mark-start text:id="IMark110306488"/><text:alphabetical-index-mark-start text:id="IMark96661768"/>instal<text:alphabetical-index-mark-start text:id="IMark102542392"/>l<text:alphabetical-index-mark-end text:id="IMark96661768"/><text:alphabetical-index-mark-end text:id="IMark110306488"/><text:alphabetical-index-mark-end text:id="IMark109728696"/>at<text:alphabetical-index-mark-end text:id="IMark102542392"/>ion <text:span text:style-name="T76">and significant optimization to </text:span><text:alphabetical-index-mark-start text:id="IMark101281672"/><text:alphabetical-index-mark-start text:id="IMark57793304"/><text:alphabetical-index-mark-start text:id="IMark109586664"/><text:span text:style-name="T76">manage</text:span><text:alphabetical-index-mark-end text:id="IMark109586664"/><text:alphabetical-index-mark-end text:id="IMark57793304"/><text:alphabetical-index-mark-end text:id="IMark101281672"/><text:span text:style-name="T76"> locking of </text:span><text:alphabetical-index-mark-start text:id="IMark110615272"/><text:alphabetical-index-mark-start text:id="IMark112424648"/><text:span text:style-name="T76">data</text:span><text:alphabetical-index-mark-end text:id="IMark112424648"/><text:alphabetical-index-mark-end text:id="IMark110615272"/><text:span text:style-name="T76"> at </text:span><text:alphabetical-index-mark-start text:id="IMark110442088"/><text:alphabetical-index-mark-start text:id="IMark92949512"/><text:alphabetical-index-mark-start text:id="IMark98657592"/><text:span text:style-name="T76">record</text:span><text:alphabetical-index-mark-end text:id="IMark98657592"/><text:alphabetical-index-mark-end text:id="IMark92949512"/><text:alphabetical-index-mark-end text:id="IMark110442088"/><text:span text:style-name="T76"> </text:span><text:alphabetical-index-mark-start text:id="IMark79022664"/><text:alphabetical-index-mark-start text:id="IMark96158232"/><text:alphabetical-index-mark-start text:id="IMark118368424"/><text:span text:style-name="T76">level</text:span><text:alphabetical-index-mark-end text:id="IMark118368424"/><text:alphabetical-index-mark-end text:id="IMark96158232"/><text:alphabetical-index-mark-end text:id="IMark79022664"/>. <text:span text:style-name="T76">On </text:span><text:alphabetical-index-mark-start text:id="IMark112635224"/><text:alphabetical-index-mark-start text:id="IMark112657064"/><text:span text:style-name="T76">test</text:span><text:alphabetical-index-mark-end text:id="IMark112657064"/><text:alphabetical-index-mark-end text:id="IMark112635224"/><text:span text:style-name="T76">s, </text:span><text:alphabetical-index-mark-start text:id="IMark114938776"/><text:alphabetical-index-mark-start text:id="IMark113961384"/><text:alphabetical-index-mark-start text:id="IMark111114152"/><text:alphabetical-index-mark-start text:id="IMark113212040"/><text:span text:style-name="T76">DGIII</text:span><text:alphabetical-index-mark-end text:id="IMark113212040"/><text:alphabetical-index-mark-start text:id="IMark100973160"/><text:span text:style-name="T76">AI</text:span><text:alphabetical-index-mark-end text:id="IMark100973160"/><text:alphabetical-index-mark-end text:id="IMark111114152"/><text:alphabetical-index-mark-end text:id="IMark113961384"/><text:alphabetical-index-mark-end text:id="IMark114938776"/><text:span text:style-name="T76"> reached a </text:span><text:alphabetical-index-mark-start text:id="IMark110558424"/><text:alphabetical-index-mark-start text:id="IMark115067608"/><text:alphabetical-index-mark-start text:id="IMark115542152"/><text:span text:style-name="T76">level</text:span><text:alphabetical-index-mark-end text:id="IMark115542152"/><text:alphabetical-index-mark-end text:id="IMark115067608"/><text:alphabetical-index-mark-end text:id="IMark110558424"/><text:span text:style-name="T76"> of work as intense over the </text:span><text:alphabetical-index-mark-start text:id="IMark109486792"/><text:alphabetical-index-mark-start text:id="IMark110817672"/><text:alphabetical-index-mark-start text:id="IMark112413848"/><text:alphabetical-index-mark-start text:id="IMark60798584"/><text:alphabetical-index-mark-start text:id="IMark58437096"/><text:alphabetical-index-mark-start text:id="IMark113915336"/><text:span text:style-name="T76">R</text:span><text:alphabetical-index-mark-start text:id="IMark116475256"/><text:alphabetical-index-mark-start text:id="IMark100087048"/><text:alphabetical-index-mark-start text:id="IMark100751352"/><text:span text:style-name="T76">DB</text:span><text:alphabetical-index-mark-end text:id="IMark100751352"/><text:alphabetical-index-mark-end text:id="IMark100087048"/><text:alphabetical-index-mark-end text:id="IMark116475256"/><text:alphabetical-index-mark-end text:id="IMark113915336"/><text:alphabetical-index-mark-end text:id="IMark58437096"/><text:alphabetical-index-mark-end text:id="IMark60798584"/><text:alphabetical-index-mark-end text:id="IMark112413848"/><text:alphabetical-index-mark-end text:id="IMark110817672"/><text:alphabetical-index-mark-end text:id="IMark109486792"/><text:span text:style-name="T76"> as in a medium size company </text:span><text:alphabetical-index-mark-start text:id="IMark109577160"/><text:alphabetical-index-mark-start text:id="IMark117405880"/><text:alphabetical-index-mark-start text:id="IMark97028616"/><text:span text:style-name="T76">server</text:span><text:alphabetical-index-mark-end text:id="IMark97028616"/><text:alphabetical-index-mark-end text:id="IMark117405880"/><text:alphabetical-index-mark-end text:id="IMark109577160"/><text:span text:style-name="T76">, and it would get worse as more </text:span><text:alphabetical-index-mark-start text:id="IMark99148072"/><text:alphabetical-index-mark-start text:id="IMark95651736"/><text:alphabetical-index-mark-start text:id="IMark94508808"/><text:span text:style-name="T76">rule</text:span><text:alphabetical-index-mark-end text:id="IMark94508808"/><text:alphabetical-index-mark-end text:id="IMark95651736"/><text:alphabetical-index-mark-end text:id="IMark99148072"/><text:span text:style-name="T76">s would be created on the </text:span><text:alphabetical-index-mark-start text:id="IMark97075960"/><text:alphabetical-index-mark-start text:id="IMark90334376"/><text:alphabetical-index-mark-start text:id="IMark113699640"/><text:span text:style-name="T76">KB</text:span><text:alphabetical-index-mark-end text:id="IMark113699640"/><text:alphabetical-index-mark-end text:id="IMark90334376"/><text:alphabetical-index-mark-end text:id="IMark97075960"/><text:span text:style-name="T76">. C and </text:span><text:alphabetical-index-mark-start text:id="IMark98225576"/><text:alphabetical-index-mark-start text:id="IMark108019848"/><text:alphabetical-index-mark-start text:id="IMark118436152"/><text:span text:style-name="T76">C++</text:span><text:alphabetical-index-mark-end text:id="IMark118436152"/><text:alphabetical-index-mark-end text:id="IMark108019848"/><text:alphabetical-index-mark-end text:id="IMark98225576"/><text:span text:style-name="T76"> </text:span><text:alphabetical-index-mark-start text:id="IMark102149192"/><text:alphabetical-index-mark-start text:id="IMark112745576"/><text:alphabetical-index-mark-start text:id="IMark112729272"/><text:span text:style-name="T76">libraries</text:span><text:alphabetical-index-mark-end text:id="IMark112729272"/><text:alphabetical-index-mark-end text:id="IMark112745576"/><text:alphabetical-index-mark-end text:id="IMark102149192"/><text:span text:style-name="T76"> for </text:span><text:alphabetical-index-mark-start text:id="IMark112478888"/><text:alphabetical-index-mark-start text:id="IMark94325384"/><text:alphabetical-index-mark-start text:id="IMark118602392"/><text:span text:style-name="T76">My</text:span><text:alphabetical-index-mark-start text:id="IMark117069528"/><text:span text:style-name="T76">SQL</text:span><text:alphabetical-index-mark-end text:id="IMark117069528"/><text:alphabetical-index-mark-end text:id="IMark118602392"/><text:alphabetical-index-mark-end text:id="IMark94325384"/><text:alphabetical-index-mark-end text:id="IMark112478888"/><text:span text:style-name="T76"> are excellent.</text:span></text:p>
      <text:p text:style-name="Text_20_body"/>
      <text:p text:style-name="Text_20_body"><text:alphabetical-index-mark-start text:id="IMark109605608"/><text:alphabetical-index-mark-start text:id="IMark97838216"/><text:alphabetical-index-mark-start text:id="IMark70803912"/>Postgr<text:span text:style-name="T76">e</text:span><text:alphabetical-index-mark-start text:id="IMark110758712"/>SQL<text:alphabetical-index-mark-end text:id="IMark110758712"/><text:alphabetical-index-mark-end text:id="IMark70803912"/><text:alphabetical-index-mark-end text:id="IMark97838216"/><text:alphabetical-index-mark-end text:id="IMark109605608"/><text:span text:style-name="T323">[6.15.]</text:span> offered even finer control over <text:alphabetical-index-mark-start text:id="IMark112780488"/><text:alphabetical-index-mark-start text:id="IMark112344840"/><text:alphabetical-index-mark-start text:id="IMark111758728"/>record<text:alphabetical-index-mark-end text:id="IMark111758728"/><text:alphabetical-index-mark-end text:id="IMark112344840"/><text:alphabetical-index-mark-end text:id="IMark112780488"/>s but was even slower <text:span text:style-name="T76">than </text:span><text:alphabetical-index-mark-start text:id="IMark121113672"/><text:alphabetical-index-mark-start text:id="IMark117153944"/><text:alphabetical-index-mark-start text:id="IMark118163272"/><text:span text:style-name="T76">My</text:span><text:alphabetical-index-mark-start text:id="IMark105739416"/><text:span text:style-name="T76">SQL</text:span><text:alphabetical-index-mark-end text:id="IMark105739416"/><text:alphabetical-index-mark-end text:id="IMark118163272"/><text:alphabetical-index-mark-end text:id="IMark117153944"/><text:alphabetical-index-mark-end text:id="IMark121113672"/>. <text:span text:style-name="T76">This is an </text:span><text:alphabetical-index-mark-start text:id="IMark117746184"/><text:span text:style-name="T76">ab</text:span><text:alphabetical-index-mark-start text:id="IMark116954664"/><text:span text:style-name="T76">s</text:span><text:alphabetical-index-mark-end text:id="IMark117746184"/><text:span text:style-name="T76">ol</text:span><text:alphabetical-index-mark-end text:id="IMark116954664"/><text:span text:style-name="T76">utely excellent product but on </text:span><text:alphabetical-index-mark-start text:id="IMark88054040"/><text:alphabetical-index-mark-start text:id="IMark69861896"/><text:alphabetical-index-mark-start text:id="IMark115360312"/><text:span text:style-name="T76">average</text:span><text:alphabetical-index-mark-end text:id="IMark115360312"/><text:alphabetical-index-mark-end text:id="IMark69861896"/><text:alphabetical-index-mark-end text:id="IMark88054040"/><text:span text:style-name="T76"> </text:span><text:alphabetical-index-mark-start text:id="IMark108368952"/><text:alphabetical-index-mark-start text:id="IMark116207256"/><text:alphabetical-index-mark-start text:id="IMark115188568"/><text:span text:style-name="T76">machine</text:span><text:alphabetical-index-mark-end text:id="IMark115188568"/><text:alphabetical-index-mark-end text:id="IMark116207256"/><text:alphabetical-index-mark-end text:id="IMark108368952"/><text:span text:style-name="T76">s and in the case of </text:span><text:alphabetical-index-mark-start text:id="IMark111163192"/><text:alphabetical-index-mark-start text:id="IMark99086584"/><text:alphabetical-index-mark-start text:id="IMark110958088"/><text:span text:style-name="T76">average</text:span><text:alphabetical-index-mark-end text:id="IMark110958088"/><text:alphabetical-index-mark-end text:id="IMark99086584"/><text:alphabetical-index-mark-end text:id="IMark111163192"/><text:span text:style-name="T76"> users it would complicate things too much without any real benefit over the other two. C and </text:span><text:alphabetical-index-mark-start text:id="IMark115811832"/><text:alphabetical-index-mark-start text:id="IMark109796664"/><text:alphabetical-index-mark-start text:id="IMark113844664"/><text:span text:style-name="T76">C++</text:span><text:alphabetical-index-mark-end text:id="IMark113844664"/><text:alphabetical-index-mark-end text:id="IMark109796664"/><text:alphabetical-index-mark-end text:id="IMark115811832"/><text:span text:style-name="T76"> </text:span><text:alphabetical-index-mark-start text:id="IMark108087448"/><text:alphabetical-index-mark-start text:id="IMark114599336"/><text:alphabetical-index-mark-start text:id="IMark93224120"/><text:span text:style-name="T76">libraries</text:span><text:alphabetical-index-mark-end text:id="IMark93224120"/><text:alphabetical-index-mark-end text:id="IMark114599336"/><text:alphabetical-index-mark-end text:id="IMark108087448"/><text:span text:style-name="T76"> for </text:span><text:alphabetical-index-mark-start text:id="IMark70911848"/><text:alphabetical-index-mark-start text:id="IMark101452600"/><text:alphabetical-index-mark-start text:id="IMark109962808"/><text:span text:style-name="T76">Postgre</text:span><text:alphabetical-index-mark-start text:id="IMark110262424"/><text:span text:style-name="T76">SQL</text:span><text:alphabetical-index-mark-end text:id="IMark110262424"/><text:alphabetical-index-mark-end text:id="IMark109962808"/><text:alphabetical-index-mark-end text:id="IMark101452600"/><text:alphabetical-index-mark-end text:id="IMark70911848"/><text:span text:style-name="T76"> are a little less flexible than those for </text:span><text:alphabetical-index-mark-start text:id="IMark112101512"/><text:alphabetical-index-mark-start text:id="IMark115214728"/><text:alphabetical-index-mark-start text:id="IMark111059160"/><text:span text:style-name="T76">My</text:span><text:alphabetical-index-mark-start text:id="IMark99024024"/><text:span text:style-name="T76">SQL</text:span><text:alphabetical-index-mark-end text:id="IMark99024024"/><text:alphabetical-index-mark-end text:id="IMark111059160"/><text:alphabetical-index-mark-end text:id="IMark115214728"/><text:alphabetical-index-mark-end text:id="IMark112101512"/><text:span text:style-name="T76"> but nevertheless good.</text:span></text:p>
      <text:p text:style-name="Text_20_body"/>
      <text:p text:style-name="Text_20_body">Lastly, <text:alphabetical-index-mark-start text:id="IMark97987368"/><text:alphabetical-index-mark-start text:id="IMark116420104"/><text:alphabetical-index-mark-start text:id="IMark96671768"/>Sqlite3<text:alphabetical-index-mark-end text:id="IMark96671768"/><text:alphabetical-index-mark-end text:id="IMark116420104"/><text:alphabetical-index-mark-end text:id="IMark97987368"/><text:span text:style-name="T323">[6.18.]</text:span>, while offering less <text:alphabetical-index-mark-start text:id="IMark112442760"/><text:alphabetical-index-mark-start text:id="IMark98428856"/><text:alphabetical-index-mark-start text:id="IMark117143592"/>granular<text:alphabetical-index-mark-end text:id="IMark117143592"/><text:alphabetical-index-mark-end text:id="IMark98428856"/><text:alphabetical-index-mark-end text:id="IMark112442760"/>ity regarding <text:alphabetical-index-mark-start text:id="IMark93304616"/><text:alphabetical-index-mark-start text:id="IMark101487704"/><text:alphabetical-index-mark-start text:id="IMark111506664"/>block<text:alphabetical-index-mark-end text:id="IMark111506664"/><text:alphabetical-index-mark-end text:id="IMark101487704"/><text:alphabetical-index-mark-end text:id="IMark93304616"/>ing – it cannot <text:alphabetical-index-mark-start text:id="IMark92260040"/><text:alphabetical-index-mark-start text:id="IMark111235144"/><text:alphabetical-index-mark-start text:id="IMark113719368"/>block<text:alphabetical-index-mark-end text:id="IMark113719368"/><text:alphabetical-index-mark-end text:id="IMark111235144"/><text:alphabetical-index-mark-end text:id="IMark92260040"/> <text:alphabetical-index-mark-start text:id="IMark111991560"/><text:alphabetical-index-mark-start text:id="IMark109248744"/><text:alphabetical-index-mark-start text:id="IMark110144248"/>record<text:alphabetical-index-mark-end text:id="IMark110144248"/><text:alphabetical-index-mark-end text:id="IMark109248744"/><text:alphabetical-index-mark-end text:id="IMark111991560"/>s inside a <text:alphabetical-index-mark-start text:id="IMark111648888"/><text:alphabetical-index-mark-start text:id="IMark108692440"/><text:alphabetical-index-mark-start text:id="IMark101870600"/>table<text:alphabetical-index-mark-end text:id="IMark101870600"/><text:alphabetical-index-mark-end text:id="IMark108692440"/><text:alphabetical-index-mark-end text:id="IMark111648888"/> individually – proved much faster <text:span text:style-name="T77">and less re</text:span><text:alphabetical-index-mark-start text:id="IMark101260504"/><text:alphabetical-index-mark-start text:id="IMark113799000"/><text:alphabetical-index-mark-start text:id="IMark115713496"/><text:span text:style-name="T77">source</text:span><text:alphabetical-index-mark-end text:id="IMark115713496"/><text:alphabetical-index-mark-end text:id="IMark113799000"/><text:alphabetical-index-mark-end text:id="IMark101260504"/><text:span text:style-name="T77"> hungry </text:span>that the <text:span text:style-name="T77">other </text:span><text:alphabetical-index-mark-start text:id="IMark109824728"/>alt<text:alphabetical-index-mark-end text:id="IMark109824728"/>ernatives. <text:alphabetical-index-mark-start text:id="IMark117068456"/><text:alphabetical-index-mark-start text:id="IMark93957704"/><text:span text:style-name="T77">Speed</text:span><text:alphabetical-index-mark-end text:id="IMark93957704"/><text:alphabetical-index-mark-end text:id="IMark117068456"/><text:span text:style-name="T77"> up was palpable without the need of complex </text:span><text:alphabetical-index-mark-start text:id="IMark115825688"/><text:alphabetical-index-mark-start text:id="IMark115776488"/><text:span text:style-name="T77">test</text:span><text:alphabetical-index-mark-end text:id="IMark115776488"/><text:alphabetical-index-mark-end text:id="IMark115825688"/><text:span text:style-name="T77">s. </text:span></text:p>
      <text:p text:style-name="Text_20_body"><text:soft-page-break/></text:p>
      <text:p text:style-name="Text_20_body">Also, it d<text:span text:style-name="T77">oes</text:span> not r<text:alphabetical-index-mark-start text:id="IMark101865928"/>equ<text:alphabetical-index-mark-end text:id="IMark101865928"/>ire any sort of <text:alphabetical-index-mark-start text:id="IMark110590712"/><text:alphabetical-index-mark-start text:id="IMark114210616"/><text:alphabetical-index-mark-start text:id="IMark92520232"/>instal<text:alphabetical-index-mark-start text:id="IMark110535096"/>l<text:alphabetical-index-mark-end text:id="IMark92520232"/><text:alphabetical-index-mark-end text:id="IMark114210616"/><text:alphabetical-index-mark-end text:id="IMark110590712"/>at<text:alphabetical-index-mark-end text:id="IMark110535096"/>ion or <text:alphabetical-index-mark-start text:id="IMark101147976"/><text:alphabetical-index-mark-start text:id="IMark96868392"/><text:alphabetical-index-mark-start text:id="IMark109020232"/>server<text:alphabetical-index-mark-end text:id="IMark109020232"/><text:alphabetical-index-mark-end text:id="IMark96868392"/><text:alphabetical-index-mark-end text:id="IMark101147976"/> configuration <text:span text:style-name="T77">and copying, compressing and publishing </text:span><text:alphabetical-index-mark-start text:id="IMark112479592"/><text:alphabetical-index-mark-start text:id="IMark97015480"/><text:alphabetical-index-mark-start text:id="IMark101370792"/><text:span text:style-name="T77">system</text:span><text:alphabetical-index-mark-end text:id="IMark101370792"/><text:alphabetical-index-mark-end text:id="IMark97015480"/><text:alphabetical-index-mark-end text:id="IMark112479592"/><text:span text:style-name="T77">s using </text:span><text:alphabetical-index-mark-start text:id="IMark93927672"/><text:alphabetical-index-mark-start text:id="IMark102542392"/><text:alphabetical-index-mark-start text:id="IMark109728696"/><text:span text:style-name="T77">Sqlite3</text:span><text:alphabetical-index-mark-end text:id="IMark109728696"/><text:alphabetical-index-mark-end text:id="IMark102542392"/><text:alphabetical-index-mark-end text:id="IMark93927672"/><text:span text:style-name="T77"> is very simple</text:span>. <text:span text:style-name="T78">Perhaps a </text:span><text:alphabetical-index-mark-start text:id="IMark110306488"/><text:alphabetical-index-mark-start text:id="IMark96661768"/><text:alphabetical-index-mark-start text:id="IMark100705208"/><text:span text:style-name="T78">server</text:span><text:alphabetical-index-mark-end text:id="IMark100705208"/><text:alphabetical-index-mark-end text:id="IMark96661768"/><text:alphabetical-index-mark-end text:id="IMark110306488"/><text:span text:style-name="T78">-</text:span><text:alphabetical-index-mark-start text:id="IMark99632424"/><text:alphabetical-index-mark-start text:id="IMark111570232"/><text:span text:style-name="T78">base</text:span><text:alphabetical-index-mark-end text:id="IMark111570232"/><text:alphabetical-index-mark-end text:id="IMark99632424"/><text:span text:style-name="T78">d </text:span><text:alphabetical-index-mark-start text:id="IMark93389992"/><text:alphabetical-index-mark-start text:id="IMark101348552"/><text:alphabetical-index-mark-start text:id="IMark112886008"/><text:alphabetical-index-mark-start text:id="IMark104653272"/><text:alphabetical-index-mark-start text:id="IMark94200328"/><text:alphabetical-index-mark-start text:id="IMark113288008"/><text:alphabetical-index-mark-start text:id="IMark101281672"/><text:alphabetical-index-mark-start text:id="IMark57793304"/><text:alphabetical-index-mark-start text:id="IMark109586664"/><text:span text:style-name="T78">R</text:span><text:alphabetical-index-mark-start text:id="IMark110615272"/><text:alphabetical-index-mark-start text:id="IMark112424648"/><text:alphabetical-index-mark-start text:id="IMark110442088"/><text:span text:style-name="T78">DB</text:span><text:alphabetical-index-mark-end text:id="IMark110442088"/><text:alphabetical-index-mark-end text:id="IMark112424648"/><text:alphabetical-index-mark-end text:id="IMark110615272"/><text:alphabetical-index-mark-end text:id="IMark109586664"/><text:alphabetical-index-mark-end text:id="IMark57793304"/><text:alphabetical-index-mark-end text:id="IMark101281672"/><text:alphabetical-index-mark-end text:id="IMark113288008"/><text:alphabetical-index-mark-end text:id="IMark94200328"/><text:alphabetical-index-mark-end text:id="IMark104653272"/><text:span text:style-name="T78">MS</text:span><text:alphabetical-index-mark-end text:id="IMark112886008"/><text:alphabetical-index-mark-end text:id="IMark101348552"/><text:alphabetical-index-mark-end text:id="IMark93389992"/><text:span text:style-name="T78"> would prove better in some </text:span><text:alphabetical-index-mark-start text:id="IMark92949512"/><text:alphabetical-index-mark-start text:id="IMark98657592"/><text:alphabetical-index-mark-start text:id="IMark79022664"/><text:span text:style-name="T78">context</text:span><text:alphabetical-index-mark-end text:id="IMark79022664"/><text:alphabetical-index-mark-end text:id="IMark98657592"/><text:alphabetical-index-mark-end text:id="IMark92949512"/><text:span text:style-name="T78">s, but at the present </text:span><text:alphabetical-index-mark-start text:id="IMark96158232"/><text:alphabetical-index-mark-start text:id="IMark118368424"/><text:alphabetical-index-mark-start text:id="IMark112635224"/><text:span text:style-name="T78">time</text:span><text:alphabetical-index-mark-end text:id="IMark112635224"/><text:alphabetical-index-mark-end text:id="IMark118368424"/><text:alphabetical-index-mark-end text:id="IMark96158232"/><text:span text:style-name="T78"> the hassle of </text:span><text:alphabetical-index-mark-start text:id="IMark112657064"/><text:alphabetical-index-mark-start text:id="IMark113212040"/><text:alphabetical-index-mark-start text:id="IMark114938776"/><text:span text:style-name="T78">install</text:span><text:alphabetical-index-mark-end text:id="IMark114938776"/><text:alphabetical-index-mark-end text:id="IMark113212040"/><text:alphabetical-index-mark-end text:id="IMark112657064"/><text:span text:style-name="T78">ing and running such a </text:span><text:alphabetical-index-mark-start text:id="IMark113961384"/><text:alphabetical-index-mark-start text:id="IMark111114152"/><text:alphabetical-index-mark-start text:id="IMark100973160"/><text:span text:style-name="T78">system</text:span><text:alphabetical-index-mark-end text:id="IMark100973160"/><text:alphabetical-index-mark-end text:id="IMark111114152"/><text:alphabetical-index-mark-end text:id="IMark113961384"/><text:span text:style-name="T78"> for </text:span><text:alphabetical-index-mark-start text:id="IMark110558424"/><text:alphabetical-index-mark-start text:id="IMark115067608"/><text:alphabetical-index-mark-start text:id="IMark115542152"/><text:alphabetical-index-mark-start text:id="IMark109486792"/><text:span text:style-name="T78">DGIII</text:span><text:alphabetical-index-mark-end text:id="IMark109486792"/><text:alphabetical-index-mark-start text:id="IMark110817672"/><text:span text:style-name="T78">AI</text:span><text:alphabetical-index-mark-end text:id="IMark110817672"/><text:alphabetical-index-mark-end text:id="IMark115542152"/><text:alphabetical-index-mark-end text:id="IMark115067608"/><text:alphabetical-index-mark-end text:id="IMark110558424"/><text:span text:style-name="T78"> doesn’t seem t be advantageous. </text:span></text:p>
      <text:p text:style-name="Text_20_body"/>
      <text:p text:style-name="Text_20_body">Native <text:alphabetical-index-mark-start text:id="IMark117405880"/><text:alphabetical-index-mark-start text:id="IMark97028616"/><text:alphabetical-index-mark-start text:id="IMark109362680"/>libraries<text:alphabetical-index-mark-end text:id="IMark109362680"/><text:alphabetical-index-mark-end text:id="IMark97028616"/><text:alphabetical-index-mark-end text:id="IMark117405880"/> for C and <text:alphabetical-index-mark-start text:id="IMark114114904"/><text:alphabetical-index-mark-start text:id="IMark99148072"/><text:alphabetical-index-mark-start text:id="IMark95651736"/>C++<text:alphabetical-index-mark-end text:id="IMark95651736"/><text:alphabetical-index-mark-end text:id="IMark99148072"/><text:alphabetical-index-mark-end text:id="IMark114114904"/> are, however, inferior to those available for <text:alphabetical-index-mark-start text:id="IMark94508808"/><text:alphabetical-index-mark-start text:id="IMark97075960"/><text:alphabetical-index-mark-start text:id="IMark90334376"/>My<text:alphabetical-index-mark-start text:id="IMark113699640"/>SQL<text:alphabetical-index-mark-end text:id="IMark113699640"/><text:alphabetical-index-mark-end text:id="IMark90334376"/><text:alphabetical-index-mark-end text:id="IMark97075960"/><text:alphabetical-index-mark-end text:id="IMark94508808"/> and <text:alphabetical-index-mark-start text:id="IMark98225576"/><text:alphabetical-index-mark-start text:id="IMark108019848"/><text:alphabetical-index-mark-start text:id="IMark118436152"/>Postgre<text:alphabetical-index-mark-start text:id="IMark102149192"/>SQL<text:alphabetical-index-mark-end text:id="IMark102149192"/><text:alphabetical-index-mark-end text:id="IMark118436152"/><text:alphabetical-index-mark-end text:id="IMark108019848"/><text:alphabetical-index-mark-end text:id="IMark98225576"/>, There are third-party <text:alphabetical-index-mark-start text:id="IMark112745576"/><text:alphabetical-index-mark-start text:id="IMark112729272"/><text:alphabetical-index-mark-start text:id="IMark112478888"/>libraries<text:alphabetical-index-mark-end text:id="IMark112478888"/><text:alphabetical-index-mark-end text:id="IMark112729272"/><text:alphabetical-index-mark-end text:id="IMark112745576"/> available but since in the case of <text:alphabetical-index-mark-start text:id="IMark94325384"/>lon<text:alphabetical-index-mark-end text:id="IMark94325384"/>g - term projects such as this one, such <text:alphabetical-index-mark-start text:id="IMark118602392"/><text:alphabetical-index-mark-start text:id="IMark117069528"/><text:alphabetical-index-mark-start text:id="IMark118353032"/>libraries<text:alphabetical-index-mark-end text:id="IMark118353032"/><text:alphabetical-index-mark-end text:id="IMark117069528"/><text:alphabetical-index-mark-end text:id="IMark118602392"/> might be orphaned, meaning that the whole <text:alphabetical-index-mark-start text:id="IMark101167016"/><text:alphabetical-index-mark-start text:id="IMark94934744"/><text:alphabetical-index-mark-start text:id="IMark111039432"/><text:alphabetical-index-mark-start text:id="IMark108223112"/><text:alphabetical-index-mark-start text:id="IMark105017112"/><text:alphabetical-index-mark-start text:id="IMark113213800"/><text:alphabetical-index-mark-start text:id="IMark109605608"/><text:alphabetical-index-mark-start text:id="IMark97838216"/><text:alphabetical-index-mark-start text:id="IMark70803912"/>R<text:alphabetical-index-mark-start text:id="IMark110758712"/><text:alphabetical-index-mark-start text:id="IMark112780488"/><text:alphabetical-index-mark-start text:id="IMark112344840"/>DB<text:alphabetical-index-mark-end text:id="IMark112344840"/><text:alphabetical-index-mark-end text:id="IMark112780488"/><text:alphabetical-index-mark-end text:id="IMark110758712"/><text:alphabetical-index-mark-end text:id="IMark70803912"/><text:alphabetical-index-mark-end text:id="IMark97838216"/><text:alphabetical-index-mark-end text:id="IMark109605608"/><text:alphabetical-index-mark-end text:id="IMark113213800"/><text:alphabetical-index-mark-end text:id="IMark105017112"/><text:alphabetical-index-mark-end text:id="IMark108223112"/>MS<text:alphabetical-index-mark-end text:id="IMark111039432"/><text:alphabetical-index-mark-end text:id="IMark94934744"/><text:alphabetical-index-mark-end text:id="IMark101167016"/> could become ob<text:alphabetical-index-mark-start text:id="IMark111758728"/>sol<text:alphabetical-index-mark-end text:id="IMark111758728"/>ete and r<text:alphabetical-index-mark-start text:id="IMark118194456"/>equ<text:alphabetical-index-mark-end text:id="IMark118194456"/>ire a complete re<text:alphabetical-index-mark-start text:id="IMark121113672"/><text:alphabetical-index-mark-start text:id="IMark117153944"/><text:alphabetical-index-mark-start text:id="IMark118163272"/>design<text:alphabetical-index-mark-end text:id="IMark118163272"/><text:alphabetical-index-mark-end text:id="IMark117153944"/><text:alphabetical-index-mark-end text:id="IMark121113672"/> using a different <text:alphabetical-index-mark-start text:id="IMark105739416"/><text:alphabetical-index-mark-start text:id="IMark117746184"/><text:alphabetical-index-mark-start text:id="IMark116954664"/>library<text:alphabetical-index-mark-end text:id="IMark116954664"/><text:alphabetical-index-mark-end text:id="IMark117746184"/><text:alphabetical-index-mark-end text:id="IMark105739416"/>; thus it was better to stick with the <text:s/>C <text:alphabetical-index-mark-start text:id="IMark115488040"/><text:alphabetical-index-mark-start text:id="IMark88054040"/><text:alphabetical-index-mark-start text:id="IMark69861896"/>libraries<text:alphabetical-index-mark-end text:id="IMark69861896"/><text:alphabetical-index-mark-end text:id="IMark88054040"/><text:alphabetical-index-mark-end text:id="IMark115488040"/> provided by the authors of <text:alphabetical-index-mark-start text:id="IMark115360312"/><text:alphabetical-index-mark-start text:id="IMark108368952"/><text:alphabetical-index-mark-start text:id="IMark116207256"/>Sqlite3<text:alphabetical-index-mark-end text:id="IMark116207256"/><text:alphabetical-index-mark-end text:id="IMark108368952"/><text:alphabetical-index-mark-end text:id="IMark115360312"/>, which are more low - <text:alphabetical-index-mark-start text:id="IMark115188568"/><text:alphabetical-index-mark-start text:id="IMark116193000"/><text:alphabetical-index-mark-start text:id="IMark111163192"/>level<text:alphabetical-index-mark-end text:id="IMark111163192"/><text:alphabetical-index-mark-end text:id="IMark116193000"/><text:alphabetical-index-mark-end text:id="IMark115188568"/> and cumbersome to use, but are safer in the <text:alphabetical-index-mark-start text:id="IMark99086584"/>lon<text:alphabetical-index-mark-end text:id="IMark99086584"/>g run. <text:span text:style-name="T202">Thus, </text:span><text:alphabetical-index-mark-start text:id="IMark110958088"/><text:alphabetical-index-mark-start text:id="IMark115811832"/><text:alphabetical-index-mark-start text:id="IMark109796664"/><text:span text:style-name="T202">Sqlite3</text:span><text:alphabetical-index-mark-end text:id="IMark109796664"/><text:alphabetical-index-mark-end text:id="IMark115811832"/><text:alphabetical-index-mark-end text:id="IMark110958088"/><text:span text:style-name="T202"> became the final choice for this project.</text:span></text:p>
      <text:p text:style-name="Text_20_body"/>
      <text:p text:style-name="Text_20_body"/>
      <text:h text:style-name="Heading_20_2" text:outline-level="2"><text:bookmark-start text:name="__RefHeading___Toc6776_1483239106"/><text:span text:style-name="T3">3</text:span><text:span text:style-name="T1">.3.</text:span> Multi <text:alphabetical-index-mark-start text:id="IMark110262424"/><text:alphabetical-index-mark-start text:id="IMark115214728"/><text:alphabetical-index-mark-start text:id="IMark111059160"/>thread<text:alphabetical-index-mark-end text:id="IMark111059160"/><text:alphabetical-index-mark-end text:id="IMark115214728"/><text:alphabetical-index-mark-end text:id="IMark110262424"/>ing <text:alphabetical-index-mark-start text:id="IMark99024024"/><text:alphabetical-index-mark-start text:id="IMark110566936"/><text:span text:style-name="T220">paradigm</text:span><text:alphabetical-index-mark-end text:id="IMark110566936"/><text:alphabetical-index-mark-end text:id="IMark99024024"/><text:span text:style-name="T220"> choice</text:span><text:bookmark-end text:name="__RefHeading___Toc6776_1483239106"/></text:h>
      <text:p text:style-name="Text_20_body"/>
      <text:p text:style-name="Text_20_body"><text:alphabetical-index-mark-start text:id="IMark114961720"/><text:alphabetical-index-mark-start text:id="IMark97987368"/><text:alphabetical-index-mark-start text:id="IMark116420104"/><text:alphabetical-index-mark-start text:id="IMark96671768"/>DGIII<text:alphabetical-index-mark-end text:id="IMark96671768"/><text:alphabetical-index-mark-start text:id="IMark110399992"/>AI<text:alphabetical-index-mark-end text:id="IMark110399992"/><text:alphabetical-index-mark-end text:id="IMark116420104"/><text:alphabetical-index-mark-end text:id="IMark97987368"/><text:alphabetical-index-mark-end text:id="IMark114961720"/> is multi <text:alphabetical-index-mark-start text:id="IMark111648888"/><text:alphabetical-index-mark-start text:id="IMark108692440"/><text:alphabetical-index-mark-start text:id="IMark101870600"/>thread<text:alphabetical-index-mark-end text:id="IMark101870600"/><text:alphabetical-index-mark-end text:id="IMark108692440"/><text:alphabetical-index-mark-end text:id="IMark111648888"/>ed following a shared memory <text:alphabetical-index-mark-start text:id="IMark111991560"/><text:alphabetical-index-mark-start text:id="IMark109248744"/><text:alphabetical-index-mark-start text:id="IMark110144248"/>mode<text:alphabetical-index-mark-end text:id="IMark110144248"/><text:alphabetical-index-mark-end text:id="IMark109248744"/><text:alphabetical-index-mark-end text:id="IMark111991560"/>l. It needs a CPU with at least two cores to work properly. If you open <text:alphabetical-index-mark-start text:id="IMark92260040"/><text:alphabetical-index-mark-start text:id="IMark111235144"/><text:alphabetical-index-mark-start text:id="IMark113719368"/><text:alphabetical-index-mark-start text:id="IMark93304616"/><text:alphabetical-index-mark-start text:id="IMark101487704"/><text:alphabetical-index-mark-start text:id="IMark111506664"/><text:span text:style-name="T82">Delta</text:span><text:alphabetical-index-mark-end text:id="IMark111506664"/><text:alphabetical-index-mark-end text:id="IMark101487704"/><text:alphabetical-index-mark-end text:id="IMark93304616"/><text:alphabetical-index-mark-end text:id="IMark113719368"/><text:alphabetical-index-mark-end text:id="IMark111235144"/><text:alphabetical-index-mark-end text:id="IMark92260040"/><text:alphabetical-index-mark-start text:id="IMark112442760"/><text:alphabetical-index-mark-start text:id="IMark98428856"/><text:alphabetical-index-mark-start text:id="IMark117143592"/><text:span text:style-name="T82">Glider</text:span><text:alphabetical-index-mark-end text:id="IMark117143592"/><text:alphabetical-index-mark-end text:id="IMark98428856"/><text:alphabetical-index-mark-end text:id="IMark112442760"/><text:span text:style-name="T82">.</text:span><text:alphabetical-index-mark-start text:id="IMark101862408"/><text:alphabetical-index-mark-start text:id="IMark101260504"/><text:alphabetical-index-mark-start text:id="IMark113799000"/><text:span text:style-name="T82">cpp</text:span><text:alphabetical-index-mark-end text:id="IMark113799000"/><text:alphabetical-index-mark-end text:id="IMark101260504"/><text:alphabetical-index-mark-end text:id="IMark101862408"/> on your <text:alphabetical-index-mark-start text:id="IMark115713496"/><text:alphabetical-index-mark-start text:id="IMark109824728"/><text:alphabetical-index-mark-start text:id="IMark117068456"/><text:alphabetical-index-mark-start text:id="IMark93957704"/><text:alphabetical-index-mark-start text:id="IMark115825688"/>edit<text:alphabetical-index-mark-end text:id="IMark115825688"/><text:alphabetical-index-mark-end text:id="IMark93957704"/><text:alphabetical-index-mark-end text:id="IMark117068456"/>or<text:alphabetical-index-mark-end text:id="IMark109824728"/><text:alphabetical-index-mark-end text:id="IMark115713496"/> and take a look at the <text:alphabetical-index-mark-start text:id="IMark115776488"/>code<text:alphabetical-index-mark-end text:id="IMark115776488"/> of <text:alphabetical-index-mark-start text:id="IMark111741160"/><text:alphabetical-index-mark-start text:id="IMark109068056"/><text:alphabetical-index-mark-start text:id="IMark94411832"/><text:alphabetical-index-mark-start text:id="IMark113709256"/><text:alphabetical-index-mark-start text:id="IMark93752456"/><text:alphabetical-index-mark-start text:id="IMark102205080"/><text:span text:style-name="T82">Delta</text:span><text:alphabetical-index-mark-end text:id="IMark102205080"/><text:alphabetical-index-mark-end text:id="IMark93752456"/><text:alphabetical-index-mark-end text:id="IMark113709256"/><text:alphabetical-index-mark-end text:id="IMark94411832"/><text:alphabetical-index-mark-end text:id="IMark109068056"/><text:alphabetical-index-mark-end text:id="IMark111741160"/><text:alphabetical-index-mark-start text:id="IMark97714696"/><text:alphabetical-index-mark-start text:id="IMark95261208"/><text:alphabetical-index-mark-start text:id="IMark112413848"/><text:span text:style-name="T82">Glider</text:span><text:alphabetical-index-mark-end text:id="IMark112413848"/><text:alphabetical-index-mark-end text:id="IMark95261208"/><text:alphabetical-index-mark-end text:id="IMark97714696"/><text:span text:style-name="T82">::</text:span><text:alphabetical-index-mark-start text:id="IMark101147976"/><text:alphabetical-index-mark-start text:id="IMark96868392"/><text:alphabetical-index-mark-start text:id="IMark109020232"/><text:span text:style-name="T82">clbkPostStep</text:span><text:alphabetical-index-mark-end text:id="IMark109020232"/><text:alphabetical-index-mark-end text:id="IMark96868392"/><text:alphabetical-index-mark-end text:id="IMark101147976"/>. You will see:</text:p>
      <text:p text:style-name="Text_20_body"/>
      <text:p text:style-name="Text_20_body">#pragma omp <text:alphabetical-index-mark-start text:id="IMark60798584"/><text:alphabetical-index-mark-start text:id="IMark110306488"/>parallel<text:alphabetical-index-mark-end text:id="IMark110306488"/><text:alphabetical-index-mark-end text:id="IMark60798584"/> sections</text:p>
      <text:p text:style-name="Text_20_body"/>
      <text:p text:style-name="Text_20_body">This is <text:alphabetical-index-mark-start text:id="IMark111570232"/><text:alphabetical-index-mark-start text:id="IMark104653272"/><text:alphabetical-index-mark-start text:id="IMark94200328"/>OpenMP<text:alphabetical-index-mark-end text:id="IMark94200328"/><text:alphabetical-index-mark-end text:id="IMark104653272"/><text:alphabetical-index-mark-end text:id="IMark111570232"/> <text:alphabetical-index-mark-start text:id="IMark113288008"/>code<text:alphabetical-index-mark-end text:id="IMark113288008"/> <text:span text:style-name="T80">and means that <text:s/></text:span><text:alphabetical-index-mark-start text:id="IMark101281672"/><text:alphabetical-index-mark-start text:id="IMark57793304"/><text:alphabetical-index-mark-start text:id="IMark109586664"/><text:span text:style-name="T82">clbkPostStep</text:span><text:alphabetical-index-mark-end text:id="IMark109586664"/><text:alphabetical-index-mark-end text:id="IMark57793304"/><text:alphabetical-index-mark-end text:id="IMark101281672"/> <text:span text:style-name="T80">is multi </text:span><text:alphabetical-index-mark-start text:id="IMark110615272"/><text:alphabetical-index-mark-start text:id="IMark112424648"/><text:alphabetical-index-mark-start text:id="IMark110442088"/><text:span text:style-name="T80">thread</text:span><text:alphabetical-index-mark-end text:id="IMark110442088"/><text:alphabetical-index-mark-end text:id="IMark112424648"/><text:alphabetical-index-mark-end text:id="IMark110615272"/><text:span text:style-name="T80">ed: one </text:span><text:alphabetical-index-mark-start text:id="IMark93389992"/><text:alphabetical-index-mark-start text:id="IMark101348552"/><text:alphabetical-index-mark-start text:id="IMark112886008"/><text:span text:style-name="T80">thread</text:span><text:alphabetical-index-mark-end text:id="IMark112886008"/><text:alphabetical-index-mark-end text:id="IMark101348552"/><text:alphabetical-index-mark-end text:id="IMark93389992"/><text:span text:style-name="T80"> is assigned to all the tasks that the </text:span><text:alphabetical-index-mark-start text:id="IMark92949512"/><text:alphabetical-index-mark-start text:id="IMark98657592"/><text:alphabetical-index-mark-start text:id="IMark79022664"/><text:span text:style-name="T80">function</text:span><text:alphabetical-index-mark-end text:id="IMark79022664"/><text:alphabetical-index-mark-end text:id="IMark98657592"/><text:alphabetical-index-mark-end text:id="IMark92949512"/><text:span text:style-name="T80"> performs in a </text:span><text:alphabetical-index-mark-start text:id="IMark58437096"/><text:alphabetical-index-mark-start text:id="IMark96158232"/><text:alphabetical-index-mark-start text:id="IMark118368424"/><text:span text:style-name="T80">stock</text:span><text:alphabetical-index-mark-end text:id="IMark118368424"/><text:alphabetical-index-mark-end text:id="IMark96158232"/><text:alphabetical-index-mark-end text:id="IMark58437096"/><text:span text:style-name="T80"> </text:span><text:alphabetical-index-mark-start text:id="IMark112635224"/><text:alphabetical-index-mark-start text:id="IMark113915336"/><text:alphabetical-index-mark-start text:id="IMark112657064"/><text:span text:style-name="T80">DGIII</text:span><text:alphabetical-index-mark-end text:id="IMark112657064"/><text:alphabetical-index-mark-end text:id="IMark113915336"/><text:alphabetical-index-mark-end text:id="IMark112635224"/><text:span text:style-name="T80">. The other </text:span><text:alphabetical-index-mark-start text:id="IMark113212040"/><text:alphabetical-index-mark-start text:id="IMark114938776"/><text:alphabetical-index-mark-start text:id="IMark113961384"/><text:span text:style-name="T80">thread</text:span><text:alphabetical-index-mark-end text:id="IMark113961384"/><text:alphabetical-index-mark-end text:id="IMark114938776"/><text:alphabetical-index-mark-end text:id="IMark113212040"/><text:span text:style-name="T80"> is reserved for </text:span><text:alphabetical-index-mark-start text:id="IMark111114152"/><text:alphabetical-index-mark-start text:id="IMark100973160"/><text:alphabetical-index-mark-start text:id="IMark109486792"/><text:span text:style-name="T80">AI</text:span><text:alphabetical-index-mark-end text:id="IMark109486792"/><text:alphabetical-index-mark-end text:id="IMark100973160"/><text:alphabetical-index-mark-end text:id="IMark111114152"/><text:span text:style-name="T80">. In past </text:span><text:alphabetical-index-mark-start text:id="IMark110558424"/><text:alphabetical-index-mark-start text:id="IMark115067608"/><text:alphabetical-index-mark-start text:id="IMark115542152"/><text:span text:style-name="T80">version</text:span><text:alphabetical-index-mark-end text:id="IMark115542152"/><text:alphabetical-index-mark-end text:id="IMark115067608"/><text:alphabetical-index-mark-end text:id="IMark110558424"/><text:span text:style-name="T80">s of this project I experimented with multi </text:span><text:alphabetical-index-mark-start text:id="IMark110817672"/><text:alphabetical-index-mark-start text:id="IMark90557112"/><text:alphabetical-index-mark-start text:id="IMark100087048"/><text:span text:style-name="T80">thread</text:span><text:alphabetical-index-mark-end text:id="IMark100087048"/><text:alphabetical-index-mark-end text:id="IMark90557112"/><text:alphabetical-index-mark-end text:id="IMark110817672"/><text:span text:style-name="T80">ing in other </text:span><text:alphabetical-index-mark-start text:id="IMark116475256"/><text:alphabetical-index-mark-start text:id="IMark109577160"/><text:alphabetical-index-mark-start text:id="IMark100751352"/><text:span text:style-name="T80">function</text:span><text:alphabetical-index-mark-end text:id="IMark100751352"/><text:alphabetical-index-mark-end text:id="IMark109577160"/><text:alphabetical-index-mark-end text:id="IMark116475256"/><text:span text:style-name="T80">s as well, but the complexity of the </text:span><text:alphabetical-index-mark-start text:id="IMark113938920"/><text:span text:style-name="T80">code</text:span><text:alphabetical-index-mark-end text:id="IMark113938920"/><text:span text:style-name="T80"> and its </text:span><text:alphabetical-index-mark-start text:id="IMark99086584"/><text:alphabetical-index-mark-start text:id="IMark115188568"/><text:alphabetical-index-mark-start text:id="IMark116193000"/><text:span text:style-name="T80">behavior</text:span><text:alphabetical-index-mark-end text:id="IMark116193000"/><text:alphabetical-index-mark-end text:id="IMark115188568"/><text:alphabetical-index-mark-end text:id="IMark99086584"/><text:span text:style-name="T80"> g</text:span><text:alphabetical-index-mark-start text:id="IMark111163192"/><text:alphabetical-index-mark-start text:id="IMark115360312"/><text:alphabetical-index-mark-start text:id="IMark108368952"/><text:span text:style-name="T80">row</text:span><text:alphabetical-index-mark-end text:id="IMark108368952"/><text:alphabetical-index-mark-end text:id="IMark115360312"/><text:alphabetical-index-mark-end text:id="IMark111163192"/><text:span text:style-name="T80">s exponentially as you add new multi </text:span><text:alphabetical-index-mark-start text:id="IMark116207256"/><text:alphabetical-index-mark-start text:id="IMark115488040"/><text:alphabetical-index-mark-start text:id="IMark88054040"/><text:span text:style-name="T80">thread</text:span><text:alphabetical-index-mark-end text:id="IMark88054040"/><text:alphabetical-index-mark-end text:id="IMark115488040"/><text:alphabetical-index-mark-end text:id="IMark116207256"/><text:span text:style-name="T80">ed sections. So, I decided to just multi </text:span><text:alphabetical-index-mark-start text:id="IMark69861896"/><text:alphabetical-index-mark-start text:id="IMark105739416"/><text:alphabetical-index-mark-start text:id="IMark117746184"/><text:span text:style-name="T80">thread</text:span><text:alphabetical-index-mark-end text:id="IMark117746184"/><text:alphabetical-index-mark-end text:id="IMark105739416"/><text:alphabetical-index-mark-end text:id="IMark69861896"/><text:span text:style-name="T80"> </text:span><text:alphabetical-index-mark-start text:id="IMark116954664"/><text:alphabetical-index-mark-start text:id="IMark121113672"/><text:alphabetical-index-mark-start text:id="IMark117153944"/><text:span text:style-name="T82">clbkPostStep</text:span><text:alphabetical-index-mark-end text:id="IMark117153944"/><text:alphabetical-index-mark-end text:id="IMark121113672"/><text:alphabetical-index-mark-end text:id="IMark116954664"/> <text:span text:style-name="T83">in toto</text:span><text:span text:style-name="T81"> in </text:span><text:alphabetical-index-mark-start text:id="IMark118163272"/><text:alphabetical-index-mark-start text:id="IMark118194456"/><text:alphabetical-index-mark-start text:id="IMark111758728"/><text:span text:style-name="T81">order</text:span><text:alphabetical-index-mark-end text:id="IMark111758728"/><text:alphabetical-index-mark-end text:id="IMark118194456"/><text:alphabetical-index-mark-end text:id="IMark118163272"/><text:span text:style-name="T81"> to find a balance between </text:span><text:alphabetical-index-mark-start text:id="IMark101167016"/><text:alphabetical-index-mark-start text:id="IMark94934744"/><text:span text:style-name="T81">speed</text:span><text:alphabetical-index-mark-end text:id="IMark94934744"/><text:alphabetical-index-mark-end text:id="IMark101167016"/><text:span text:style-name="T81"> and </text:span><text:alphabetical-index-mark-start text:id="IMark111039432"/><text:span text:style-name="T81">code</text:span><text:alphabetical-index-mark-end text:id="IMark111039432"/><text:span text:style-name="T81"> complexity.</text:span></text:p>
      <text:p text:style-name="Text_20_body"/>
      <text:p text:style-name="P4"><text:alphabetical-index-mark-start text:id="IMark112745576"/><text:alphabetical-index-mark-start text:id="IMark112729272"/><text:alphabetical-index-mark-start text:id="IMark112478888"/>OpenMP<text:alphabetical-index-mark-end text:id="IMark112478888"/><text:alphabetical-index-mark-end text:id="IMark112729272"/><text:alphabetical-index-mark-end text:id="IMark112745576"/> is arguably the most efficient way to achieve <text:alphabetical-index-mark-start text:id="IMark98225576"/><text:alphabetical-index-mark-start text:id="IMark108019848"/><text:alphabetical-index-mark-start text:id="IMark118436152"/>HPC<text:alphabetical-index-mark-end text:id="IMark118436152"/><text:alphabetical-index-mark-end text:id="IMark108019848"/><text:alphabetical-index-mark-end text:id="IMark98225576"/> <text:alphabetical-index-mark-start text:id="IMark102149192"/><text:alphabetical-index-mark-start text:id="IMark94508808"/>operation<text:alphabetical-index-mark-end text:id="IMark94508808"/><text:alphabetical-index-mark-end text:id="IMark102149192"/>s on shared – memory <text:alphabetical-index-mark-start text:id="IMark97075960"/><text:alphabetical-index-mark-start text:id="IMark90334376"/><text:alphabetical-index-mark-start text:id="IMark113699640"/>system<text:alphabetical-index-mark-end text:id="IMark113699640"/><text:alphabetical-index-mark-end text:id="IMark90334376"/><text:alphabetical-index-mark-end text:id="IMark97075960"/>s. On the other hand, at least in this project I did not intend to modify the <text:alphabetical-index-mark-start text:id="IMark114114904"/>code<text:alphabetical-index-mark-end text:id="IMark114114904"/> for in<text:alphabetical-index-mark-start text:id="IMark99148072"/>dist<text:alphabetical-index-mark-end text:id="IMark99148072"/>inct <text:alphabetical-index-mark-start text:id="IMark95651736"/>dist<text:alphabetical-index-mark-end text:id="IMark95651736"/>ributed or shared memory <text:alphabetical-index-mark-start text:id="IMark117405880"/><text:alphabetical-index-mark-start text:id="IMark97028616"/><text:alphabetical-index-mark-start text:id="IMark109362680"/>system<text:alphabetical-index-mark-end text:id="IMark109362680"/><text:alphabetical-index-mark-end text:id="IMark97028616"/><text:alphabetical-index-mark-end text:id="IMark117405880"/>s <text:span text:style-name="T197">since it wouldn’t create enough benefits considering the cost of attempting to do so, given that the OS on which </text:span><text:alphabetical-index-mark-start text:id="IMark113844664"/><text:alphabetical-index-mark-start text:id="IMark110958088"/><text:alphabetical-index-mark-start text:id="IMark115811832"/><text:span text:style-name="T197">OSFS</text:span><text:alphabetical-index-mark-end text:id="IMark115811832"/><text:alphabetical-index-mark-end text:id="IMark110958088"/><text:alphabetical-index-mark-end text:id="IMark113844664"/><text:span text:style-name="T197"> runs has not been </text:span><text:alphabetical-index-mark-start text:id="IMark109796664"/><text:alphabetical-index-mark-start text:id="IMark114599336"/><text:alphabetical-index-mark-start text:id="IMark108087448"/><text:span text:style-name="T197">design</text:span><text:alphabetical-index-mark-end text:id="IMark108087448"/><text:alphabetical-index-mark-end text:id="IMark114599336"/><text:alphabetical-index-mark-end text:id="IMark109796664"/><text:span text:style-name="T197">ed to run efficiently – or at all possibly – on computer </text:span><text:alphabetical-index-mark-start text:id="IMark70911848"/><text:alphabetical-index-mark-start text:id="IMark93224120"/><text:alphabetical-index-mark-start text:id="IMark109962808"/><text:span text:style-name="T197">cluster</text:span><text:alphabetical-index-mark-end text:id="IMark109962808"/><text:alphabetical-index-mark-end text:id="IMark93224120"/><text:alphabetical-index-mark-end text:id="IMark70911848"/><text:span text:style-name="T197">s. </text:span></text:p>
      <text:p text:style-name="P4"/>
      <text:p text:style-name="P4"><text:soft-page-break/><text:span text:style-name="T197">It would be interesting, however, to have one such </text:span><text:alphabetical-index-mark-start text:id="IMark111258120"/><text:alphabetical-index-mark-start text:id="IMark99024024"/><text:alphabetical-index-mark-start text:id="IMark110566936"/><text:span text:style-name="T197">flight</text:span><text:alphabetical-index-mark-end text:id="IMark110566936"/><text:alphabetical-index-mark-end text:id="IMark99024024"/><text:alphabetical-index-mark-end text:id="IMark111258120"/><text:span text:style-name="T197"> </text:span><text:alphabetical-index-mark-start text:id="IMark92818920"/><text:alphabetical-index-mark-start text:id="IMark117025640"/><text:span text:style-name="T197">simu</text:span><text:alphabetical-index-mark-start text:id="IMark117296056"/><text:span text:style-name="T197">lat</text:span><text:alphabetical-index-mark-end text:id="IMark117296056"/><text:span text:style-name="T197">or</text:span><text:alphabetical-index-mark-end text:id="IMark117025640"/><text:alphabetical-index-mark-end text:id="IMark92818920"/><text:span text:style-name="T197"> one day</text:span>.</text:p>
      <text:p text:style-name="Text_20_body"/>
      <text:p text:style-name="Text_20_body"/>
      <text:h text:style-name="Heading_20_2" text:outline-level="2"><text:bookmark-start text:name="__RefHeading___Toc6778_1483239106"/><text:span text:style-name="T1">3.4.</text:span> <text:alphabetical-index-mark-start text:id="IMark108692440"/><text:alphabetical-index-mark-start text:id="IMark114961720"/><text:alphabetical-index-mark-start text:id="IMark97987368"/>Flight<text:alphabetical-index-mark-end text:id="IMark97987368"/><text:alphabetical-index-mark-end text:id="IMark114961720"/><text:alphabetical-index-mark-end text:id="IMark108692440"/> characteristics<text:bookmark-end text:name="__RefHeading___Toc6778_1483239106"/></text:h>
      <text:p text:style-name="P4"/>
      <text:p text:style-name="P4"><text:alphabetical-index-mark-start text:id="IMark110535096"/><text:alphabetical-index-mark-start text:id="IMark92260040"/><text:alphabetical-index-mark-start text:id="IMark111235144"/>Flight<text:alphabetical-index-mark-end text:id="IMark111235144"/><text:alphabetical-index-mark-end text:id="IMark92260040"/><text:alphabetical-index-mark-end text:id="IMark110535096"/> characteristics in <text:alphabetical-index-mark-start text:id="IMark113719368"/><text:alphabetical-index-mark-start text:id="IMark93304616"/><text:alphabetical-index-mark-start text:id="IMark101487704"/><text:alphabetical-index-mark-start text:id="IMark111506664"/>DGIII<text:alphabetical-index-mark-end text:id="IMark111506664"/><text:alphabetical-index-mark-start text:id="IMark110590712"/>AI<text:alphabetical-index-mark-end text:id="IMark110590712"/><text:alphabetical-index-mark-end text:id="IMark101487704"/><text:alphabetical-index-mark-end text:id="IMark93304616"/><text:alphabetical-index-mark-end text:id="IMark113719368"/> are the same as those of <text:alphabetical-index-mark-start text:id="IMark112442760"/><text:alphabetical-index-mark-start text:id="IMark98428856"/><text:alphabetical-index-mark-start text:id="IMark117143592"/>DGIII<text:alphabetical-index-mark-end text:id="IMark117143592"/><text:alphabetical-index-mark-end text:id="IMark98428856"/><text:alphabetical-index-mark-end text:id="IMark112442760"/> except for:</text:p>
      <text:p text:style-name="Text_20_body"/>
      <text:h text:style-name="Heading_20_3" text:outline-level="3"><text:bookmark-start text:name="__RefHeading___Toc6366_1538881673"/><text:span text:style-name="T1">3.4.1. </text:span><text:alphabetical-index-mark-start text:id="IMark115713496"/><text:alphabetical-index-mark-start text:id="IMark117068456"/><text:alphabetical-index-mark-start text:id="IMark93957704"/><text:span text:style-name="T60">Landing</text:span><text:alphabetical-index-mark-end text:id="IMark93957704"/><text:alphabetical-index-mark-end text:id="IMark117068456"/><text:alphabetical-index-mark-end text:id="IMark115713496"/><text:span text:style-name="T60"> </text:span><text:alphabetical-index-mark-start text:id="IMark115825688"/><text:alphabetical-index-mark-start text:id="IMark101862408"/><text:alphabetical-index-mark-start text:id="IMark101260504"/><text:span text:style-name="T60">gear</text:span><text:alphabetical-index-mark-end text:id="IMark101260504"/><text:alphabetical-index-mark-end text:id="IMark101862408"/><text:alphabetical-index-mark-end text:id="IMark115825688"/><text:span text:style-name="T60"> </text:span><text:alphabetical-index-mark-start text:id="IMark113799000"/><text:alphabetical-index-mark-start text:id="IMark101865928"/><text:alphabetical-index-mark-start text:id="IMark111741160"/><text:span text:style-name="T60">retr</text:span><text:alphabetical-index-mark-start text:id="IMark109068056"/><text:alphabetical-index-mark-start text:id="IMark94411832"/><text:alphabetical-index-mark-start text:id="IMark113709256"/><text:span text:style-name="T60">act</text:span><text:alphabetical-index-mark-end text:id="IMark111741160"/><text:alphabetical-index-mark-end text:id="IMark101865928"/><text:alphabetical-index-mark-end text:id="IMark113799000"/><text:span text:style-name="T60">ion</text:span><text:alphabetical-index-mark-end text:id="IMark113709256"/><text:alphabetical-index-mark-end text:id="IMark94411832"/><text:alphabetical-index-mark-end text:id="IMark109068056"/><text:span text:style-name="T60"> </text:span><text:alphabetical-index-mark-start text:id="IMark93752456"/><text:alphabetical-index-mark-start text:id="IMark102205080"/><text:span text:style-name="T60">speed</text:span><text:bookmark-end text:name="__RefHeading___Toc6366_1538881673"/><text:alphabetical-index-mark-end text:id="IMark102205080"/><text:alphabetical-index-mark-end text:id="IMark93752456"/></text:h>
      <text:p text:style-name="P7"/>
      <text:p text:style-name="P7">The <text:alphabetical-index-mark-start text:id="IMark110306488"/><text:alphabetical-index-mark-start text:id="IMark60798584"/><text:alphabetical-index-mark-start text:id="IMark96661768"/>landing<text:alphabetical-index-mark-end text:id="IMark96661768"/><text:alphabetical-index-mark-end text:id="IMark60798584"/><text:alphabetical-index-mark-end text:id="IMark110306488"/> <text:alphabetical-index-mark-start text:id="IMark99632424"/><text:alphabetical-index-mark-start text:id="IMark100705208"/><text:alphabetical-index-mark-start text:id="IMark110368280"/>gear<text:alphabetical-index-mark-end text:id="IMark110368280"/><text:alphabetical-index-mark-end text:id="IMark100705208"/><text:alphabetical-index-mark-end text:id="IMark99632424"/> <text:alphabetical-index-mark-start text:id="IMark114676840"/><text:alphabetical-index-mark-start text:id="IMark109197688"/><text:alphabetical-index-mark-start text:id="IMark113288008"/>retr<text:alphabetical-index-mark-start text:id="IMark111570232"/><text:alphabetical-index-mark-start text:id="IMark104653272"/><text:alphabetical-index-mark-start text:id="IMark94200328"/>act<text:alphabetical-index-mark-end text:id="IMark113288008"/><text:alphabetical-index-mark-end text:id="IMark109197688"/><text:alphabetical-index-mark-end text:id="IMark114676840"/>ion<text:alphabetical-index-mark-end text:id="IMark94200328"/><text:alphabetical-index-mark-end text:id="IMark104653272"/><text:alphabetical-index-mark-end text:id="IMark111570232"/> and extension <text:alphabetical-index-mark-start text:id="IMark108223112"/><text:alphabetical-index-mark-start text:id="IMark105017112"/>speed<text:alphabetical-index-mark-end text:id="IMark105017112"/><text:alphabetical-index-mark-end text:id="IMark108223112"/> is faster in <text:alphabetical-index-mark-start text:id="IMark101281672"/><text:alphabetical-index-mark-start text:id="IMark57793304"/><text:alphabetical-index-mark-start text:id="IMark109586664"/><text:alphabetical-index-mark-start text:id="IMark113213800"/>DGIII<text:alphabetical-index-mark-end text:id="IMark113213800"/><text:alphabetical-index-mark-start text:id="IMark110615272"/>AI<text:alphabetical-index-mark-end text:id="IMark110615272"/><text:alphabetical-index-mark-end text:id="IMark109586664"/><text:alphabetical-index-mark-end text:id="IMark57793304"/><text:alphabetical-index-mark-end text:id="IMark101281672"/>. <text:span text:style-name="T297">This produces less drag in approaches and </text:span><text:alphabetical-index-mark-start text:id="IMark112424648"/><text:alphabetical-index-mark-start text:id="IMark110442088"/><text:alphabetical-index-mark-start text:id="IMark93389992"/><text:span text:style-name="T297">departure</text:span><text:alphabetical-index-mark-end text:id="IMark93389992"/><text:alphabetical-index-mark-end text:id="IMark110442088"/><text:alphabetical-index-mark-end text:id="IMark112424648"/><text:span text:style-name="T297">s in real aircraft and </text:span><text:alphabetical-index-mark-start text:id="IMark101348552"/><text:alphabetical-index-mark-start text:id="IMark112886008"/><text:alphabetical-index-mark-start text:id="IMark92949512"/><text:span text:style-name="T297">space</text:span><text:alphabetical-index-mark-end text:id="IMark92949512"/><text:alphabetical-index-mark-end text:id="IMark112886008"/><text:alphabetical-index-mark-end text:id="IMark101348552"/><text:span text:style-name="T297">craft because the </text:span><text:alphabetical-index-mark-start text:id="IMark98657592"/><text:alphabetical-index-mark-start text:id="IMark79022664"/><text:alphabetical-index-mark-start text:id="IMark109605608"/><text:span text:style-name="T297">landing</text:span><text:alphabetical-index-mark-end text:id="IMark109605608"/><text:alphabetical-index-mark-end text:id="IMark79022664"/><text:alphabetical-index-mark-end text:id="IMark98657592"/><text:span text:style-name="T297"> </text:span><text:alphabetical-index-mark-start text:id="IMark58437096"/><text:alphabetical-index-mark-start text:id="IMark96158232"/><text:alphabetical-index-mark-start text:id="IMark118368424"/><text:span text:style-name="T297">gear</text:span><text:alphabetical-index-mark-end text:id="IMark118368424"/><text:alphabetical-index-mark-end text:id="IMark96158232"/><text:alphabetical-index-mark-end text:id="IMark58437096"/><text:span text:style-name="T297"> is exposed less </text:span><text:alphabetical-index-mark-start text:id="IMark112635224"/><text:alphabetical-index-mark-start text:id="IMark113915336"/><text:alphabetical-index-mark-start text:id="IMark112657064"/><text:span text:style-name="T297">time</text:span><text:alphabetical-index-mark-end text:id="IMark112657064"/><text:alphabetical-index-mark-end text:id="IMark113915336"/><text:alphabetical-index-mark-end text:id="IMark112635224"/><text:span text:style-name="T297"> to the </text:span><text:alphabetical-index-mark-start text:id="IMark113212040"/><text:alphabetical-index-mark-start text:id="IMark114938776"/><text:alphabetical-index-mark-start text:id="IMark113961384"/><text:span text:style-name="T297">atmospheric</text:span><text:alphabetical-index-mark-end text:id="IMark113961384"/><text:alphabetical-index-mark-end text:id="IMark114938776"/><text:alphabetical-index-mark-end text:id="IMark113212040"/><text:span text:style-name="T297"> flow around the ship as it moves.</text:span></text:p>
      <text:p text:style-name="Text_20_body"/>
      <text:p text:style-name="Text_20_body"/>
      <text:h text:style-name="Heading_20_3" text:outline-level="3"><text:bookmark-start text:name="__RefHeading___Toc6368_1538881673"/><text:span text:style-name="T1">3.4.2. </text:span><text:alphabetical-index-mark-start text:id="IMark90557112"/><text:alphabetical-index-mark-start text:id="IMark116475256"/><text:alphabetical-index-mark-start text:id="IMark109577160"/><text:span text:style-name="T60">Art</text:span><text:span text:style-name="T62">i</text:span><text:span text:style-name="T60">ficial</text:span><text:alphabetical-index-mark-end text:id="IMark109577160"/><text:alphabetical-index-mark-end text:id="IMark116475256"/><text:alphabetical-index-mark-end text:id="IMark90557112"/><text:span text:style-name="T60"> </text:span><text:alphabetical-index-mark-start text:id="IMark100751352"/><text:alphabetical-index-mark-start text:id="IMark70803912"/><text:alphabetical-index-mark-start text:id="IMark113938920"/><text:span text:style-name="T60">intelligence</text:span><text:alphabetical-index-mark-end text:id="IMark113938920"/><text:alphabetical-index-mark-end text:id="IMark70803912"/><text:alphabetical-index-mark-end text:id="IMark100751352"/><text:span text:style-name="T60"> engine (</text:span><text:alphabetical-index-mark-start text:id="IMark99086584"/><text:alphabetical-index-mark-start text:id="IMark115188568"/><text:alphabetical-index-mark-start text:id="IMark116193000"/><text:alphabetical-index-mark-start text:id="IMark111163192"/><text:span text:style-name="T60">AI</text:span><text:alphabetical-index-mark-end text:id="IMark111163192"/><text:span text:style-name="T60">E</text:span><text:alphabetical-index-mark-end text:id="IMark116193000"/><text:alphabetical-index-mark-end text:id="IMark115188568"/><text:alphabetical-index-mark-end text:id="IMark99086584"/><text:span text:style-name="T60">)</text:span><text:bookmark-end text:name="__RefHeading___Toc6368_1538881673"/></text:h>
      <text:p text:style-name="P7"/>
      <text:p text:style-name="P7"><text:span text:style-name="T296">The </text:span><text:alphabetical-index-mark-start text:id="IMark112344840"/><text:alphabetical-index-mark-start text:id="IMark118163272"/><text:alphabetical-index-mark-start text:id="IMark118194456"/><text:alphabetical-index-mark-start text:id="IMark111758728"/><text:span text:style-name="T296">AI</text:span><text:alphabetical-index-mark-end text:id="IMark111758728"/><text:span text:style-name="T296">E</text:span><text:alphabetical-index-mark-end text:id="IMark118194456"/><text:alphabetical-index-mark-end text:id="IMark118163272"/><text:alphabetical-index-mark-end text:id="IMark112344840"/><text:span text:style-name="T296"> of </text:span><text:alphabetical-index-mark-start text:id="IMark101167016"/><text:alphabetical-index-mark-start text:id="IMark94934744"/><text:alphabetical-index-mark-start text:id="IMark111039432"/><text:alphabetical-index-mark-start text:id="IMark117069528"/>DGIII<text:alphabetical-index-mark-end text:id="IMark117069528"/><text:alphabetical-index-mark-start text:id="IMark118602392"/>AI<text:alphabetical-index-mark-end text:id="IMark118602392"/><text:alphabetical-index-mark-end text:id="IMark111039432"/><text:alphabetical-index-mark-end text:id="IMark94934744"/><text:alphabetical-index-mark-end text:id="IMark101167016"/> <text:span text:style-name="T296">is essentially constantly </text:span><text:alphabetical-index-mark-start text:id="IMark94325384"/><text:alphabetical-index-mark-start text:id="IMark118353032"/><text:span text:style-name="T296">turn</text:span><text:alphabetical-index-mark-end text:id="IMark118353032"/><text:alphabetical-index-mark-end text:id="IMark94325384"/><text:span text:style-name="T296">ed on, which means that some vegetative </text:span><text:alphabetical-index-mark-start text:id="IMark95344536"/><text:alphabetical-index-mark-start text:id="IMark109148520"/><text:alphabetical-index-mark-start text:id="IMark94129288"/><text:span text:style-name="T296">function</text:span><text:alphabetical-index-mark-end text:id="IMark94129288"/><text:alphabetical-index-mark-end text:id="IMark109148520"/><text:alphabetical-index-mark-end text:id="IMark95344536"/><text:span text:style-name="T296">s such as yaw damping would be always active unless they are specifically </text:span><text:alphabetical-index-mark-start text:id="IMark111540920"/><text:alphabetical-index-mark-start text:id="IMark117405880"/><text:span text:style-name="T296">turn</text:span><text:alphabetical-index-mark-end text:id="IMark117405880"/><text:alphabetical-index-mark-end text:id="IMark111540920"/><text:span text:style-name="T296">ed off by the user or an user – developed </text:span><text:alphabetical-index-mark-start text:id="IMark97028616"/><text:alphabetical-index-mark-start text:id="IMark109362680"/><text:alphabetical-index-mark-start text:id="IMark95651736"/><text:span text:style-name="T296">program</text:span><text:alphabetical-index-mark-end text:id="IMark95651736"/><text:alphabetical-index-mark-end text:id="IMark109362680"/><text:alphabetical-index-mark-end text:id="IMark97028616"/><text:span text:style-name="T296">.</text:span></text:p>
      <text:p text:style-name="Text_20_body"/>
      <text:p text:style-name="P6">Therefore, regarding the <text:alphabetical-index-mark-start text:id="IMark102149192"/><text:alphabetical-index-mark-start text:id="IMark94508808"/><text:alphabetical-index-mark-start text:id="IMark98225576"/>flight<text:alphabetical-index-mark-end text:id="IMark98225576"/><text:alphabetical-index-mark-end text:id="IMark94508808"/><text:alphabetical-index-mark-end text:id="IMark102149192"/> characteristics and aspects of <text:alphabetical-index-mark-start text:id="IMark108019848"/><text:alphabetical-index-mark-start text:id="IMark118436152"/><text:alphabetical-index-mark-start text:id="IMark112745576"/><text:alphabetical-index-mark-start text:id="IMark112729272"/>DGIII<text:alphabetical-index-mark-end text:id="IMark112729272"/><text:alphabetical-index-mark-start text:id="IMark112478888"/>AI<text:alphabetical-index-mark-end text:id="IMark112478888"/><text:alphabetical-index-mark-end text:id="IMark112745576"/><text:alphabetical-index-mark-end text:id="IMark118436152"/><text:alphabetical-index-mark-end text:id="IMark108019848"/> other that the topics described <text:s/>int his text, please refer to the documentation of the original <text:alphabetical-index-mark-start text:id="IMark101452600"/><text:alphabetical-index-mark-start text:id="IMark113844664"/><text:alphabetical-index-mark-start text:id="IMark110958088"/><text:alphabetical-index-mark-start text:id="IMark115811832"/><text:alphabetical-index-mark-start text:id="IMark112101512"/><text:alphabetical-index-mark-start text:id="IMark109796664"/>Delta<text:alphabetical-index-mark-end text:id="IMark109796664"/><text:alphabetical-index-mark-end text:id="IMark112101512"/><text:alphabetical-index-mark-end text:id="IMark115811832"/><text:alphabetical-index-mark-end text:id="IMark110958088"/><text:alphabetical-index-mark-end text:id="IMark113844664"/><text:alphabetical-index-mark-end text:id="IMark101452600"/> <text:alphabetical-index-mark-start text:id="IMark114599336"/><text:alphabetical-index-mark-start text:id="IMark108087448"/><text:alphabetical-index-mark-start text:id="IMark70911848"/>Glider<text:alphabetical-index-mark-end text:id="IMark70911848"/><text:alphabetical-index-mark-end text:id="IMark108087448"/><text:alphabetical-index-mark-end text:id="IMark114599336"/> III, included with the <text:alphabetical-index-mark-start text:id="IMark93224120"/><text:alphabetical-index-mark-start text:id="IMark109962808"/>file<text:alphabetical-index-mark-end text:id="IMark109962808"/><text:alphabetical-index-mark-end text:id="IMark93224120"/>s of this project.</text:p>
      <text:p text:style-name="Text_20_body"/>
      <text:h text:style-name="P37" text:outline-level="1"><text:bookmark-start text:name="__RefHeading___Toc6471_1483239106"/><text:span text:style-name="T193">4</text:span>. <text:alphabetical-index-mark-start text:id="IMark115214728"/><text:alphabetical-index-mark-start text:id="IMark100019592"/><text:alphabetical-index-mark-start text:id="IMark114600792"/>Ex<text:span text:style-name="T194">pert</text:span><text:alphabetical-index-mark-end text:id="IMark114600792"/><text:alphabetical-index-mark-end text:id="IMark100019592"/><text:alphabetical-index-mark-end text:id="IMark115214728"/><text:span text:style-name="T194"> </text:span><text:alphabetical-index-mark-start text:id="IMark115968536"/><text:alphabetical-index-mark-start text:id="IMark111258120"/><text:alphabetical-index-mark-start text:id="IMark99024024"/><text:span text:style-name="T194">system</text:span><text:bookmark-end text:name="__RefHeading___Toc6471_1483239106"/><text:alphabetical-index-mark-end text:id="IMark99024024"/><text:alphabetical-index-mark-end text:id="IMark111258120"/><text:alphabetical-index-mark-end text:id="IMark115968536"/></text:h>
      <text:p text:style-name="Text_20_body"/>
      <text:h text:style-name="Heading_20_2" text:outline-level="2"><text:bookmark-start text:name="__RefHeading___Toc6780_1483239106"/><text:span text:style-name="T1">4.1.</text:span> Basic concepts<text:bookmark-end text:name="__RefHeading___Toc6780_1483239106"/></text:h>
      <text:p text:style-name="Text_20_body"/>
      <text:p text:style-name="Text_20_body"><text:alphabetical-index-mark-start text:id="IMark94474664"/><text:alphabetical-index-mark-start text:id="IMark111648888"/><text:alphabetical-index-mark-start text:id="IMark110144248"/><text:alphabetical-index-mark-start text:id="IMark101870600"/><text:span text:style-name="T194">DGIII</text:span><text:alphabetical-index-mark-end text:id="IMark101870600"/><text:alphabetical-index-mark-start text:id="IMark114961720"/><text:span text:style-name="T194">AI</text:span><text:alphabetical-index-mark-end text:id="IMark114961720"/><text:alphabetical-index-mark-end text:id="IMark110144248"/><text:alphabetical-index-mark-end text:id="IMark111648888"/><text:alphabetical-index-mark-end text:id="IMark94474664"/><text:span text:style-name="T194"> uses </text:span><text:alphabetical-index-mark-start text:id="IMark108692440"/><text:alphabetical-index-mark-start text:id="IMark97987368"/><text:alphabetical-index-mark-start text:id="IMark116420104"/><text:span text:style-name="T194">artificial</text:span><text:alphabetical-index-mark-end text:id="IMark116420104"/><text:alphabetical-index-mark-end text:id="IMark97987368"/><text:alphabetical-index-mark-end text:id="IMark108692440"/><text:span text:style-name="T194"> </text:span><text:alphabetical-index-mark-start text:id="IMark96671768"/><text:alphabetical-index-mark-start text:id="IMark110399992"/><text:alphabetical-index-mark-start text:id="IMark113596344"/><text:span text:style-name="T194">intelligence</text:span><text:alphabetical-index-mark-end text:id="IMark113596344"/><text:alphabetical-index-mark-end text:id="IMark110399992"/><text:alphabetical-index-mark-end text:id="IMark96671768"/><text:span text:style-name="T194"> </text:span><text:alphabetical-index-mark-start text:id="IMark98428856"/><text:alphabetical-index-mark-start text:id="IMark112442760"/><text:span text:style-name="T194">base</text:span><text:alphabetical-index-mark-end text:id="IMark112442760"/><text:alphabetical-index-mark-end text:id="IMark98428856"/><text:span text:style-name="T194">d on an </text:span><text:alphabetical-index-mark-start text:id="IMark117143592"/><text:alphabetical-index-mark-start text:id="IMark113719368"/><text:alphabetical-index-mark-start text:id="IMark93304616"/><text:span text:style-name="T194">expert</text:span><text:alphabetical-index-mark-end text:id="IMark93304616"/><text:alphabetical-index-mark-end text:id="IMark113719368"/><text:alphabetical-index-mark-end text:id="IMark117143592"/><text:span text:style-name="T194"> </text:span><text:alphabetical-index-mark-start text:id="IMark101487704"/><text:alphabetical-index-mark-start text:id="IMark110590712"/><text:alphabetical-index-mark-start text:id="IMark111506664"/><text:span text:style-name="T194">system</text:span><text:alphabetical-index-mark-end text:id="IMark111506664"/><text:alphabetical-index-mark-end text:id="IMark110590712"/><text:alphabetical-index-mark-end text:id="IMark101487704"/><text:span text:style-name="T194"> </text:span><text:alphabetical-index-mark-start text:id="IMark110535096"/><text:alphabetical-index-mark-start text:id="IMark92260040"/><text:alphabetical-index-mark-start text:id="IMark111235144"/><text:span text:style-name="T194">mode</text:span><text:alphabetical-index-mark-end text:id="IMark111235144"/><text:alphabetical-index-mark-end text:id="IMark92260040"/><text:alphabetical-index-mark-end text:id="IMark110535096"/><text:span text:style-name="T194">l. </text:span><text:alphabetical-index-mark-start text:id="IMark114210616"/><text:alphabetical-index-mark-start text:id="IMark115776488"/><text:alphabetical-index-mark-start text:id="IMark92520232"/>Exsys<text:alphabetical-index-mark-end text:id="IMark92520232"/><text:alphabetical-index-mark-end text:id="IMark115776488"/><text:alphabetical-index-mark-end text:id="IMark114210616"/> is <text:span text:style-name="T194">its</text:span> name of the on-board <text:alphabetical-index-mark-start text:id="IMark109824728"/><text:alphabetical-index-mark-start text:id="IMark112479592"/><text:alphabetical-index-mark-start text:id="IMark115713496"/>expert<text:alphabetical-index-mark-end text:id="IMark115713496"/><text:alphabetical-index-mark-end text:id="IMark112479592"/><text:alphabetical-index-mark-end text:id="IMark109824728"/> <text:alphabetical-index-mark-start text:id="IMark117068456"/><text:alphabetical-index-mark-start text:id="IMark93957704"/><text:alphabetical-index-mark-start text:id="IMark97714696"/>system<text:alphabetical-index-mark-end text:id="IMark97714696"/><text:alphabetical-index-mark-end text:id="IMark93957704"/><text:alphabetical-index-mark-end text:id="IMark117068456"/> that <text:alphabetical-index-mark-start text:id="IMark95261208"/><text:alphabetical-index-mark-start text:id="IMark115825688"/><text:alphabetical-index-mark-start text:id="IMark101862408"/><text:alphabetical-index-mark-start text:id="IMark101260504"/>DGIII<text:alphabetical-index-mark-end text:id="IMark101260504"/><text:alphabetical-index-mark-start text:id="IMark112413848"/>AI<text:alphabetical-index-mark-end text:id="IMark112413848"/><text:alphabetical-index-mark-end text:id="IMark101862408"/><text:alphabetical-index-mark-end text:id="IMark115825688"/><text:alphabetical-index-mark-end text:id="IMark95261208"/> carries; <text:span text:style-name="T215">it is an embedded </text:span><text:alphabetical-index-mark-start text:id="IMark97015480"/><text:alphabetical-index-mark-start text:id="IMark101370792"/><text:alphabetical-index-mark-start text:id="IMark113799000"/><text:span text:style-name="T215">version</text:span><text:alphabetical-index-mark-end text:id="IMark113799000"/><text:alphabetical-index-mark-end text:id="IMark101370792"/><text:alphabetical-index-mark-end text:id="IMark97015480"/><text:span text:style-name="T215"> of an </text:span><text:alphabetical-index-mark-start text:id="IMark101865928"/><text:alphabetical-index-mark-start text:id="IMark111741160"/><text:alphabetical-index-mark-start text:id="IMark96868392"/><text:span text:style-name="T215">ES</text:span><text:alphabetical-index-mark-end text:id="IMark96868392"/><text:alphabetical-index-mark-end text:id="IMark111741160"/><text:alphabetical-index-mark-end text:id="IMark101865928"/><text:span text:style-name="T215"> that was originally written in </text:span><text:alphabetical-index-mark-start text:id="IMark109068056"/><text:alphabetical-index-mark-start text:id="IMark94411832"/><text:alphabetical-index-mark-start text:id="IMark113709256"/><text:span text:style-name="T215">Prolog</text:span><text:alphabetical-index-mark-end text:id="IMark113709256"/><text:alphabetical-index-mark-end text:id="IMark94411832"/><text:alphabetical-index-mark-end text:id="IMark109068056"/><text:span text:style-name="T215"> but </text:span><text:alphabetical-index-mark-start text:id="IMark101147976"/><text:span text:style-name="T215">lat</text:span><text:alphabetical-index-mark-end text:id="IMark101147976"/><text:span text:style-name="T215">er rewritten in </text:span><text:alphabetical-index-mark-start text:id="IMark109020232"/><text:alphabetical-index-mark-start text:id="IMark102205080"/><text:alphabetical-index-mark-start text:id="IMark93752456"/><text:span text:style-name="T215">C++</text:span><text:alphabetical-index-mark-end text:id="IMark93752456"/><text:alphabetical-index-mark-end text:id="IMark102205080"/><text:alphabetical-index-mark-end text:id="IMark109020232"/>. It is characterized by:</text:p>
      <text:p text:style-name="Text_20_body"/>
      <text:h text:style-name="Heading_20_3" text:outline-level="3"><text:bookmark-start text:name="__RefHeading___Toc6370_1538881673"/><text:span text:style-name="T3">4</text:span><text:span text:style-name="T1">.</text:span><text:span text:style-name="T6">1.</text:span><text:span text:style-name="T1">1. </text:span><text:alphabetical-index-mark-start text:id="IMark113213800"/><text:alphabetical-index-mark-start text:id="IMark105017112"/><text:alphabetical-index-mark-start text:id="IMark111570232"/><text:span text:style-name="T60">Data</text:span><text:alphabetical-index-mark-start text:id="IMark104653272"/><text:alphabetical-index-mark-start text:id="IMark94200328"/><text:span text:style-name="T60">base</text:span><text:alphabetical-index-mark-end text:id="IMark94200328"/><text:alphabetical-index-mark-end text:id="IMark104653272"/><text:alphabetical-index-mark-end text:id="IMark111570232"/><text:alphabetical-index-mark-end text:id="IMark105017112"/><text:alphabetical-index-mark-end text:id="IMark113213800"/><text:span text:style-name="T60"> </text:span><text:alphabetical-index-mark-start text:id="IMark114676840"/><text:alphabetical-index-mark-start text:id="IMark109197688"/><text:alphabetical-index-mark-start text:id="IMark113288008"/><text:span text:style-name="T60">format</text:span><text:bookmark-end text:name="__RefHeading___Toc6370_1538881673"/><text:alphabetical-index-mark-end text:id="IMark113288008"/><text:alphabetical-index-mark-end text:id="IMark109197688"/><text:alphabetical-index-mark-end text:id="IMark114676840"/></text:h>
      <text:p text:style-name="P7"/>
      <text:p text:style-name="P7"><text:span text:style-name="T298">Instead of using </text:span><text:alphabetical-index-mark-start text:id="IMark101348552"/><text:alphabetical-index-mark-start text:id="IMark112886008"/><text:alphabetical-index-mark-start text:id="IMark92949512"/><text:span text:style-name="T298">f</text:span><text:alphabetical-index-mark-start text:id="IMark107737672"/><text:span text:style-name="T298">lat</text:span><text:alphabetical-index-mark-end text:id="IMark107737672"/><text:alphabetical-index-mark-end text:id="IMark92949512"/><text:alphabetical-index-mark-end text:id="IMark112886008"/><text:alphabetical-index-mark-end text:id="IMark101348552"/><text:span text:style-name="T298"> text </text:span><text:alphabetical-index-mark-start text:id="IMark98657592"/><text:alphabetical-index-mark-start text:id="IMark79022664"/><text:span text:style-name="T298">file</text:span><text:alphabetical-index-mark-end text:id="IMark79022664"/><text:alphabetical-index-mark-end text:id="IMark98657592"/><text:span text:style-name="T298">s, the </text:span><text:alphabetical-index-mark-start text:id="IMark109605608"/><text:alphabetical-index-mark-start text:id="IMark113769768"/><text:span text:style-name="T298">knowledge</text:span><text:alphabetical-index-mark-end text:id="IMark113769768"/><text:alphabetical-index-mark-end text:id="IMark109605608"/><text:span text:style-name="T298"> </text:span><text:alphabetical-index-mark-start text:id="IMark58437096"/><text:alphabetical-index-mark-start text:id="IMark96158232"/><text:span text:style-name="T298">base</text:span><text:alphabetical-index-mark-end text:id="IMark96158232"/><text:alphabetical-index-mark-end text:id="IMark58437096"/><text:span text:style-name="T298"> is written on top of a</text:span> <text:alphabetical-index-mark-start text:id="IMark118368424"/><text:alphabetical-index-mark-start text:id="IMark111114152"/><text:alphabetical-index-mark-start text:id="IMark112635224"/><text:alphabetical-index-mark-start text:id="IMark113915336"/>re<text:alphabetical-index-mark-start text:id="IMark112657064"/>l<text:alphabetical-index-mark-end text:id="IMark113915336"/>at<text:alphabetical-index-mark-end text:id="IMark112657064"/>ional<text:alphabetical-index-mark-end text:id="IMark112635224"/><text:alphabetical-index-mark-end text:id="IMark111114152"/><text:alphabetical-index-mark-end text:id="IMark118368424"/> <text:alphabetical-index-mark-start text:id="IMark113212040"/><text:alphabetical-index-mark-start text:id="IMark114938776"/><text:alphabetical-index-mark-start text:id="IMark113961384"/><text:alphabetical-index-mark-start text:id="IMark109486792"/><text:alphabetical-index-mark-start text:id="IMark100973160"/>data<text:alphabetical-index-mark-end text:id="IMark100973160"/><text:alphabetical-index-mark-end text:id="IMark109486792"/><text:alphabetical-index-mark-start text:id="IMark115067608"/><text:alphabetical-index-mark-start text:id="IMark110558424"/>base<text:alphabetical-index-mark-end text:id="IMark110558424"/><text:alphabetical-index-mark-end text:id="IMark115067608"/><text:alphabetical-index-mark-end text:id="IMark113961384"/><text:alphabetical-index-mark-end text:id="IMark114938776"/><text:alphabetical-index-mark-end text:id="IMark113212040"/>.</text:p>
      <text:p text:style-name="Text_20_body"/>
      <text:p text:style-name="Text_20_body"/>
      <text:h text:style-name="Heading_20_3" text:outline-level="3"><text:bookmark-start text:name="__RefHeading___Toc6372_1538881673"/><text:span text:style-name="T3">4</text:span><text:span text:style-name="T1">.</text:span><text:span text:style-name="T6">1.</text:span><text:span text:style-name="T1">2. </text:span><text:alphabetical-index-mark-start text:id="IMark90557112"/><text:alphabetical-index-mark-start text:id="IMark109577160"/><text:alphabetical-index-mark-start text:id="IMark116207256"/><text:span text:style-name="T60">Query</text:span><text:alphabetical-index-mark-end text:id="IMark116207256"/><text:alphabetical-index-mark-end text:id="IMark109577160"/><text:alphabetical-index-mark-end text:id="IMark90557112"/><text:span text:style-name="T60"> </text:span><text:alphabetical-index-mark-start text:id="IMark115488040"/><text:alphabetical-index-mark-start text:id="IMark100751352"/><text:alphabetical-index-mark-start text:id="IMark70803912"/><text:span text:style-name="T60">language</text:span><text:bookmark-end text:name="__RefHeading___Toc6372_1538881673"/><text:alphabetical-index-mark-end text:id="IMark70803912"/><text:alphabetical-index-mark-end text:id="IMark100751352"/><text:alphabetical-index-mark-end text:id="IMark115488040"/></text:h>
      <text:p text:style-name="P7"/>
      <text:p text:style-name="P7"><text:alphabetical-index-mark-start text:id="IMark121113672"/><text:alphabetical-index-mark-start text:id="IMark116954664"/><text:alphabetical-index-mark-start text:id="IMark112780488"/><text:span text:style-name="T198">Rule</text:span><text:alphabetical-index-mark-end text:id="IMark112780488"/><text:alphabetical-index-mark-end text:id="IMark116954664"/><text:alphabetical-index-mark-end text:id="IMark121113672"/><text:span text:style-name="T198">s are written in</text:span> <text:alphabetical-index-mark-start text:id="IMark117153944"/><text:alphabetical-index-mark-start text:id="IMark99148072"/><text:alphabetical-index-mark-start text:id="IMark111758728"/>SQL<text:alphabetical-index-mark-end text:id="IMark111758728"/><text:alphabetical-index-mark-end text:id="IMark99148072"/><text:alphabetical-index-mark-end text:id="IMark117153944"/> <text:span text:style-name="T198">and </text:span><text:alphabetical-index-mark-start text:id="IMark112344840"/><text:alphabetical-index-mark-start text:id="IMark118163272"/><text:span text:style-name="T198">store</text:span><text:alphabetical-index-mark-end text:id="IMark118163272"/><text:alphabetical-index-mark-end text:id="IMark112344840"/><text:span text:style-name="T198">d as </text:span><text:alphabetical-index-mark-start text:id="IMark118194456"/><text:alphabetical-index-mark-start text:id="IMark101167016"/><text:alphabetical-index-mark-start text:id="IMark94934744"/><text:span text:style-name="T198">string</text:span><text:alphabetical-index-mark-end text:id="IMark94934744"/><text:alphabetical-index-mark-end text:id="IMark101167016"/><text:alphabetical-index-mark-end text:id="IMark118194456"/><text:span text:style-name="T198">s within the </text:span><text:alphabetical-index-mark-start text:id="IMark111039432"/><text:alphabetical-index-mark-start text:id="IMark118602392"/><text:alphabetical-index-mark-start text:id="IMark117069528"/><text:span text:style-name="T198">KB</text:span><text:alphabetical-index-mark-end text:id="IMark117069528"/><text:alphabetical-index-mark-end text:id="IMark118602392"/><text:alphabetical-index-mark-end text:id="IMark111039432"/>. <text:span text:style-name="T203">As described in </text:span><text:span text:style-name="T14">[3.2.]</text:span><text:span text:style-name="T203"> the main reason to </text:span><text:alphabetical-index-mark-start text:id="IMark94325384"/><text:alphabetical-index-mark-start text:id="IMark118353032"/><text:alphabetical-index-mark-start text:id="IMark95344536"/><text:span text:style-name="T203">select</text:span><text:alphabetical-index-mark-end text:id="IMark95344536"/><text:alphabetical-index-mark-end text:id="IMark118353032"/><text:alphabetical-index-mark-end text:id="IMark94325384"/><text:span text:style-name="T203"> </text:span><text:alphabetical-index-mark-start text:id="IMark109148520"/><text:alphabetical-index-mark-start text:id="IMark94129288"/><text:alphabetical-index-mark-start text:id="IMark111540920"/><text:span text:style-name="T203">SQL</text:span><text:alphabetical-index-mark-end text:id="IMark111540920"/><text:alphabetical-index-mark-end text:id="IMark94129288"/><text:alphabetical-index-mark-end text:id="IMark109148520"/><text:span text:style-name="T203"> over </text:span><text:alphabetical-index-mark-start text:id="IMark117405880"/><text:alphabetical-index-mark-start text:id="IMark97028616"/><text:alphabetical-index-mark-start text:id="IMark109362680"/><text:span text:style-name="T203">Prolog</text:span><text:alphabetical-index-mark-end text:id="IMark109362680"/><text:alphabetical-index-mark-end text:id="IMark97028616"/><text:alphabetical-index-mark-end text:id="IMark117405880"/><text:span text:style-name="T203"> and </text:span><text:alphabetical-index-mark-start text:id="IMark95651736"/><text:alphabetical-index-mark-start text:id="IMark97075960"/><text:alphabetical-index-mark-start text:id="IMark114114904"/><text:span text:style-name="T203">Lisp</text:span><text:alphabetical-index-mark-end text:id="IMark114114904"/><text:alphabetical-index-mark-end text:id="IMark97075960"/><text:alphabetical-index-mark-end text:id="IMark95651736"/><text:span text:style-name="T203"> was that </text:span><text:alphabetical-index-mark-start text:id="IMark113699640"/><text:alphabetical-index-mark-start text:id="IMark90334376"/><text:alphabetical-index-mark-start text:id="IMark109962808"/><text:span text:style-name="T203">f</text:span><text:alphabetical-index-mark-start text:id="IMark93224120"/><text:span text:style-name="T203">lat</text:span><text:alphabetical-index-mark-end text:id="IMark93224120"/><text:alphabetical-index-mark-end text:id="IMark109962808"/><text:alphabetical-index-mark-end text:id="IMark90334376"/><text:alphabetical-index-mark-end text:id="IMark113699640"/><text:span text:style-name="T203"> </text:span><text:alphabetical-index-mark-start text:id="IMark114599336"/><text:alphabetical-index-mark-start text:id="IMark108087448"/><text:span text:style-name="T203">file</text:span><text:alphabetical-index-mark-end text:id="IMark108087448"/><text:alphabetical-index-mark-end text:id="IMark114599336"/><text:span text:style-name="T203">s such as those used by the two </text:span><text:alphabetical-index-mark-start text:id="IMark70911848"/><text:span text:style-name="T203">lat</text:span><text:alphabetical-index-mark-end text:id="IMark70911848"/><text:span text:style-name="T203">ter </text:span><text:alphabetical-index-mark-start text:id="IMark101452600"/><text:alphabetical-index-mark-start text:id="IMark113844664"/><text:alphabetical-index-mark-start text:id="IMark110958088"/><text:span text:style-name="T203">language</text:span><text:alphabetical-index-mark-end text:id="IMark110958088"/><text:alphabetical-index-mark-end text:id="IMark113844664"/><text:alphabetical-index-mark-end text:id="IMark101452600"/><text:span text:style-name="T203">s to </text:span><text:alphabetical-index-mark-start text:id="IMark115811832"/><text:alphabetical-index-mark-start text:id="IMark112101512"/><text:span text:style-name="T203">store</text:span><text:alphabetical-index-mark-end text:id="IMark112101512"/><text:alphabetical-index-mark-end text:id="IMark115811832"/><text:span text:style-name="T203"> </text:span><text:alphabetical-index-mark-start text:id="IMark109796664"/><text:alphabetical-index-mark-start text:id="IMark108019848"/><text:span text:style-name="T203">data</text:span><text:alphabetical-index-mark-end text:id="IMark108019848"/><text:alphabetical-index-mark-end text:id="IMark109796664"/><text:span text:style-name="T203"> are unsui</text:span><text:alphabetical-index-mark-start text:id="IMark118436152"/><text:alphabetical-index-mark-start text:id="IMark112745576"/><text:alphabetical-index-mark-start text:id="IMark112478888"/><text:span text:style-name="T203">table</text:span><text:alphabetical-index-mark-end text:id="IMark112478888"/><text:alphabetical-index-mark-end text:id="IMark112745576"/><text:alphabetical-index-mark-end text:id="IMark118436152"/><text:span text:style-name="T203"> for intensive and </text:span><text:alphabetical-index-mark-start text:id="IMark112729272"/><text:span text:style-name="T203">concurrent</text:span><text:alphabetical-index-mark-end text:id="IMark112729272"/><text:span text:style-name="T203"> access, while </text:span><text:alphabetical-index-mark-start text:id="IMark102149192"/><text:alphabetical-index-mark-start text:id="IMark94508808"/><text:alphabetical-index-mark-start text:id="IMark98225576"/><text:alphabetical-index-mark-start text:id="IMark110262424"/><text:span text:style-name="T203">re</text:span><text:alphabetical-index-mark-start text:id="IMark111059160"/><text:span text:style-name="T203">l</text:span><text:alphabetical-index-mark-end text:id="IMark110262424"/><text:span text:style-name="T203">at</text:span><text:alphabetical-index-mark-end text:id="IMark111059160"/><text:span text:style-name="T203">ional</text:span><text:alphabetical-index-mark-end text:id="IMark98225576"/><text:alphabetical-index-mark-end text:id="IMark94508808"/><text:alphabetical-index-mark-end text:id="IMark102149192"/><text:span text:style-name="T203"> </text:span><text:alphabetical-index-mark-start text:id="IMark88001544"/><text:alphabetical-index-mark-start text:id="IMark115432808"/><text:alphabetical-index-mark-start text:id="IMark115214728"/><text:alphabetical-index-mark-start text:id="IMark100019592"/><text:alphabetical-index-mark-start text:id="IMark114600792"/><text:span text:style-name="T203">data</text:span><text:alphabetical-index-mark-end text:id="IMark114600792"/><text:alphabetical-index-mark-end text:id="IMark100019592"/><text:alphabetical-index-mark-start text:id="IMark111258120"/><text:alphabetical-index-mark-start text:id="IMark115968536"/><text:span text:style-name="T203">base</text:span><text:alphabetical-index-mark-end text:id="IMark115968536"/><text:alphabetical-index-mark-end text:id="IMark111258120"/><text:alphabetical-index-mark-end text:id="IMark115214728"/><text:alphabetical-index-mark-end text:id="IMark115432808"/><text:alphabetical-index-mark-end text:id="IMark88001544"/><text:span text:style-name="T203">s are precisely made for that. </text:span><text:alphabetical-index-mark-start text:id="IMark99024024"/><text:alphabetical-index-mark-start text:id="IMark117296056"/><text:alphabetical-index-mark-start text:id="IMark110566936"/><text:span text:style-name="T203">SQL</text:span><text:alphabetical-index-mark-end text:id="IMark110566936"/><text:alphabetical-index-mark-end text:id="IMark117296056"/><text:alphabetical-index-mark-end text:id="IMark99024024"/><text:span text:style-name="T203"> is the </text:span><text:alphabetical-index-mark-start text:id="IMark117025640"/><text:alphabetical-index-mark-start text:id="IMark92818920"/><text:alphabetical-index-mark-start text:id="IMark70796312"/><text:span text:style-name="T203">language</text:span><text:alphabetical-index-mark-end text:id="IMark70796312"/><text:alphabetical-index-mark-end text:id="IMark92818920"/><text:alphabetical-index-mark-end text:id="IMark117025640"/><text:span text:style-name="T203"> used to access the in</text:span><text:alphabetical-index-mark-start text:id="IMark109248744"/><text:alphabetical-index-mark-start text:id="IMark114486632"/><text:alphabetical-index-mark-start text:id="IMark93506280"/><text:span text:style-name="T203">format</text:span><text:alphabetical-index-mark-end text:id="IMark93506280"/><text:alphabetical-index-mark-end text:id="IMark114486632"/><text:alphabetical-index-mark-end text:id="IMark109248744"/><text:span text:style-name="T203">ion, and it is the </text:span><text:alphabetical-index-mark-start text:id="IMark111991560"/><text:alphabetical-index-mark-start text:id="IMark93927672"/><text:alphabetical-index-mark-start text:id="IMark101870600"/><text:span text:style-name="T203">language</text:span><text:alphabetical-index-mark-end text:id="IMark101870600"/><text:alphabetical-index-mark-end text:id="IMark93927672"/><text:alphabetical-index-mark-end text:id="IMark111991560"/><text:span text:style-name="T203"> in which the in</text:span><text:alphabetical-index-mark-start text:id="IMark94474664"/><text:alphabetical-index-mark-start text:id="IMark111648888"/><text:alphabetical-index-mark-start text:id="IMark110144248"/><text:span text:style-name="T203">format</text:span><text:alphabetical-index-mark-end text:id="IMark110144248"/><text:alphabetical-index-mark-end text:id="IMark111648888"/><text:alphabetical-index-mark-end text:id="IMark94474664"/><text:span text:style-name="T203">ion itself is described. Since </text:span><text:alphabetical-index-mark-start text:id="IMark114961720"/><text:alphabetical-index-mark-start text:id="IMark108692440"/><text:alphabetical-index-mark-start text:id="IMark97987368"/><text:span text:style-name="T203">SQL</text:span><text:alphabetical-index-mark-end text:id="IMark97987368"/><text:alphabetical-index-mark-end text:id="IMark108692440"/><text:alphabetical-index-mark-end text:id="IMark114961720"/><text:span text:style-name="T203"> be</text:span><text:alphabetical-index-mark-start text:id="IMark116420104"/><text:span text:style-name="T203">lon</text:span><text:alphabetical-index-mark-end text:id="IMark116420104"/><text:span text:style-name="T203">gs essentially to the same </text:span><text:alphabetical-index-mark-start text:id="IMark96671768"/><text:alphabetical-index-mark-start text:id="IMark110399992"/><text:alphabetical-index-mark-start text:id="IMark113596344"/><text:span text:style-name="T203">program</text:span><text:alphabetical-index-mark-end text:id="IMark113596344"/><text:alphabetical-index-mark-end text:id="IMark110399992"/><text:alphabetical-index-mark-end text:id="IMark96671768"/><text:alphabetical-index-mark-start text:id="IMark98428856"/><text:span text:style-name="T203">min</text:span><text:alphabetical-index-mark-end text:id="IMark98428856"/><text:span text:style-name="T203">g </text:span><text:alphabetical-index-mark-start text:id="IMark112442760"/><text:alphabetical-index-mark-start text:id="IMark117143592"/><text:span text:style-name="T203">paradigm</text:span><text:alphabetical-index-mark-end text:id="IMark117143592"/><text:alphabetical-index-mark-end text:id="IMark112442760"/><text:span text:style-name="T203"> as </text:span><text:alphabetical-index-mark-start text:id="IMark113719368"/><text:alphabetical-index-mark-start text:id="IMark93304616"/><text:alphabetical-index-mark-start text:id="IMark101487704"/><text:span text:style-name="T203">Prolog</text:span><text:alphabetical-index-mark-end text:id="IMark101487704"/><text:alphabetical-index-mark-end text:id="IMark93304616"/><text:alphabetical-index-mark-end text:id="IMark113719368"/><text:span text:style-name="T203">, choosing the former over the </text:span><text:alphabetical-index-mark-start text:id="IMark110590712"/><text:span text:style-name="T203">lat</text:span><text:alphabetical-index-mark-end text:id="IMark110590712"/><text:span text:style-name="T203">ter was not problematic.</text:span></text:p>
      <text:p text:style-name="Text_20_body"/>
      <text:p text:style-name="Text_20_body"/>
      <text:h text:style-name="Heading_20_3" text:outline-level="3"><text:bookmark-start text:name="__RefHeading___Toc6374_1538881673"/><text:span text:style-name="T3">4</text:span><text:span text:style-name="T1">.</text:span><text:span text:style-name="T6">1.</text:span><text:span text:style-name="T1">3. </text:span><text:alphabetical-index-mark-start text:id="IMark97015480"/><text:alphabetical-index-mark-start text:id="IMark113799000"/><text:alphabetical-index-mark-start text:id="IMark101865928"/><text:span text:style-name="T60">Homoiconic</text:span><text:alphabetical-index-mark-end text:id="IMark101865928"/><text:alphabetical-index-mark-end text:id="IMark113799000"/><text:alphabetical-index-mark-end text:id="IMark97015480"/><text:span text:style-name="T60">ity of </text:span><text:alphabetical-index-mark-start text:id="IMark111741160"/><text:alphabetical-index-mark-start text:id="IMark96868392"/><text:alphabetical-index-mark-start text:id="IMark101281672"/><text:span text:style-name="T60">rule</text:span><text:alphabetical-index-mark-end text:id="IMark101281672"/><text:alphabetical-index-mark-end text:id="IMark96868392"/><text:alphabetical-index-mark-end text:id="IMark111741160"/><text:span text:style-name="T60">s</text:span><text:bookmark-end text:name="__RefHeading___Toc6374_1538881673"/></text:h>
      <text:p text:style-name="P7"/>
      <text:p text:style-name="P7">Having its <text:alphabetical-index-mark-start text:id="IMark99632424"/><text:alphabetical-index-mark-start text:id="IMark100705208"/><text:alphabetical-index-mark-start text:id="IMark110368280"/><text:span text:style-name="T198">rule</text:span><text:alphabetical-index-mark-end text:id="IMark110368280"/><text:alphabetical-index-mark-end text:id="IMark100705208"/><text:alphabetical-index-mark-end text:id="IMark99632424"/><text:span text:style-name="T198">s</text:span> grouped in sets or <text:alphabetical-index-mark-start text:id="IMark110306488"/><text:alphabetical-index-mark-start text:id="IMark60798584"/><text:alphabetical-index-mark-start text:id="IMark113213800"/>program<text:alphabetical-index-mark-end text:id="IMark113213800"/><text:alphabetical-index-mark-end text:id="IMark60798584"/><text:alphabetical-index-mark-end text:id="IMark110306488"/>s that are dynamically <text:alphabetical-index-mark-start text:id="IMark105017112"/><text:alphabetical-index-mark-start text:id="IMark111570232"/><text:alphabetical-index-mark-start text:id="IMark104653272"/>load<text:alphabetical-index-mark-end text:id="IMark104653272"/><text:alphabetical-index-mark-end text:id="IMark111570232"/><text:alphabetical-index-mark-end text:id="IMark105017112"/>ed and <text:alphabetical-index-mark-start text:id="IMark94200328"/><text:alphabetical-index-mark-start text:id="IMark96661768"/><text:alphabetical-index-mark-start text:id="IMark97838216"/>un<text:alphabetical-index-mark-start text:id="IMark109197688"/><text:alphabetical-index-mark-start text:id="IMark114676840"/><text:alphabetical-index-mark-start text:id="IMark113288008"/>load<text:alphabetical-index-mark-end text:id="IMark113288008"/><text:alphabetical-index-mark-end text:id="IMark114676840"/><text:alphabetical-index-mark-end text:id="IMark109197688"/><text:alphabetical-index-mark-end text:id="IMark97838216"/><text:alphabetical-index-mark-end text:id="IMark96661768"/><text:alphabetical-index-mark-end text:id="IMark94200328"/>ed as r<text:alphabetical-index-mark-start text:id="IMark112424648"/>equ<text:alphabetical-index-mark-end text:id="IMark112424648"/>ired. These <text:alphabetical-index-mark-start text:id="IMark93389992"/><text:alphabetical-index-mark-start text:id="IMark110442088"/><text:alphabetical-index-mark-start text:id="IMark118395400"/>program<text:alphabetical-index-mark-end text:id="IMark118395400"/><text:alphabetical-index-mark-end text:id="IMark110442088"/><text:alphabetical-index-mark-end text:id="IMark93389992"/>s, in <text:alphabetical-index-mark-start text:id="IMark121108616"/><text:alphabetical-index-mark-start text:id="IMark118455464"/>turn<text:alphabetical-index-mark-end text:id="IMark118455464"/><text:alphabetical-index-mark-end text:id="IMark121108616"/> can be grouped into chunks or <text:alphabetical-index-mark-start text:id="IMark110817672"/><text:alphabetical-index-mark-start text:id="IMark115542152"/><text:alphabetical-index-mark-start text:id="IMark101348552"/>program<text:alphabetical-index-mark-end text:id="IMark101348552"/><text:alphabetical-index-mark-end text:id="IMark115542152"/><text:alphabetical-index-mark-end text:id="IMark110817672"/>s of yet higher <text:alphabetical-index-mark-start text:id="IMark112886008"/><text:alphabetical-index-mark-start text:id="IMark92949512"/><text:alphabetical-index-mark-start text:id="IMark107737672"/>level<text:alphabetical-index-mark-end text:id="IMark107737672"/><text:alphabetical-index-mark-end text:id="IMark92949512"/><text:alphabetical-index-mark-end text:id="IMark112886008"/> of <text:alphabetical-index-mark-start text:id="IMark98657592"/><text:alphabetical-index-mark-start text:id="IMark79022664"/><text:alphabetical-index-mark-start text:id="IMark109605608"/><text:alphabetical-index-mark-start text:id="IMark113769768"/>abs<text:alphabetical-index-mark-end text:id="IMark113769768"/>tr<text:alphabetical-index-mark-start text:id="IMark58437096"/><text:alphabetical-index-mark-start text:id="IMark96158232"/><text:alphabetical-index-mark-start text:id="IMark114938776"/>act<text:alphabetical-index-mark-end text:id="IMark109605608"/><text:alphabetical-index-mark-end text:id="IMark79022664"/><text:alphabetical-index-mark-end text:id="IMark98657592"/>ion<text:alphabetical-index-mark-end text:id="IMark114938776"/><text:alphabetical-index-mark-end text:id="IMark96158232"/><text:alphabetical-index-mark-end text:id="IMark58437096"/>. <text:span text:style-name="T201">The set of </text:span><text:alphabetical-index-mark-start text:id="IMark113212040"/><text:alphabetical-index-mark-start text:id="IMark113961384"/><text:alphabetical-index-mark-start text:id="IMark115067608"/><text:span text:style-name="T201">rule</text:span><text:alphabetical-index-mark-end text:id="IMark115067608"/><text:alphabetical-index-mark-end text:id="IMark113961384"/><text:alphabetical-index-mark-end text:id="IMark113212040"/><text:span text:style-name="T201">s is </text:span><text:alphabetical-index-mark-start text:id="IMark110558424"/><text:alphabetical-index-mark-start text:id="IMark109486792"/><text:alphabetical-index-mark-start text:id="IMark100973160"/><text:span text:style-name="T201">homoiconic</text:span><text:alphabetical-index-mark-end text:id="IMark100973160"/><text:alphabetical-index-mark-end text:id="IMark109486792"/><text:alphabetical-index-mark-end text:id="IMark110558424"/><text:span text:style-name="T324">[6.5.]</text:span><text:span text:style-name="T201">, meaning that there is no </text:span><text:alphabetical-index-mark-start text:id="IMark118368424"/><text:alphabetical-index-mark-start text:id="IMark111114152"/><text:span text:style-name="T201">difference</text:span><text:alphabetical-index-mark-end text:id="IMark111114152"/><text:alphabetical-index-mark-end text:id="IMark118368424"/><text:span text:style-name="T201"> between </text:span><text:alphabetical-index-mark-start text:id="IMark112635224"/><text:alphabetical-index-mark-start text:id="IMark112657064"/><text:span text:style-name="T201">data</text:span><text:alphabetical-index-mark-end text:id="IMark112657064"/><text:alphabetical-index-mark-end text:id="IMark112635224"/><text:span text:style-name="T201"> and </text:span><text:alphabetical-index-mark-start text:id="IMark113915336"/><text:span text:style-name="T201">code</text:span><text:alphabetical-index-mark-end text:id="IMark113915336"/><text:span text:style-name="T201"> or in other words, that </text:span><text:alphabetical-index-mark-start text:id="IMark115360312"/><text:span text:style-name="T201">code</text:span><text:alphabetical-index-mark-end text:id="IMark115360312"/><text:span text:style-name="T201"> is </text:span><text:alphabetical-index-mark-start text:id="IMark100087048"/><text:alphabetical-index-mark-start text:id="IMark110758712"/><text:span text:style-name="T201">data</text:span><text:alphabetical-index-mark-end text:id="IMark110758712"/><text:alphabetical-index-mark-end text:id="IMark100087048"/><text:span text:style-name="T201"> and </text:span><text:alphabetical-index-mark-start text:id="IMark108368952"/><text:alphabetical-index-mark-start text:id="IMark116004600"/><text:span text:style-name="T201">data</text:span><text:alphabetical-index-mark-end text:id="IMark116004600"/><text:alphabetical-index-mark-end text:id="IMark108368952"/><text:span text:style-name="T201"> is </text:span><text:alphabetical-index-mark-start text:id="IMark115955928"/><text:span text:style-name="T201">code</text:span><text:alphabetical-index-mark-end text:id="IMark115955928"/><text:span text:style-name="T201"> at the same </text:span><text:alphabetical-index-mark-start text:id="IMark116475256"/><text:alphabetical-index-mark-start text:id="IMark113938920"/><text:alphabetical-index-mark-start text:id="IMark88054040"/><text:span text:style-name="T201">time</text:span><text:alphabetical-index-mark-end text:id="IMark88054040"/><text:alphabetical-index-mark-end text:id="IMark113938920"/><text:alphabetical-index-mark-end text:id="IMark116475256"/><text:span text:style-name="T201">. Also, </text:span><text:alphabetical-index-mark-start text:id="IMark69861896"/><text:alphabetical-index-mark-start text:id="IMark111163192"/><text:alphabetical-index-mark-start text:id="IMark90557112"/><text:span text:style-name="T201">rule</text:span><text:alphabetical-index-mark-end text:id="IMark90557112"/><text:alphabetical-index-mark-end text:id="IMark111163192"/><text:alphabetical-index-mark-end text:id="IMark69861896"/><text:span text:style-name="T201">s can be used to generate new </text:span><text:alphabetical-index-mark-start text:id="IMark109577160"/><text:alphabetical-index-mark-start text:id="IMark116207256"/><text:alphabetical-index-mark-start text:id="IMark105739416"/><text:span text:style-name="T201">rule</text:span><text:alphabetical-index-mark-end text:id="IMark105739416"/><text:alphabetical-index-mark-end text:id="IMark116207256"/><text:alphabetical-index-mark-end text:id="IMark109577160"/><text:span text:style-name="T201">s or </text:span><text:alphabetical-index-mark-start text:id="IMark99086584"/><text:span text:style-name="T201">alt</text:span><text:alphabetical-index-mark-end text:id="IMark99086584"/><text:span text:style-name="T201">er existing ones. I have experimented a bit with evolutionary </text:span><text:alphabetical-index-mark-start text:id="IMark100751352"/><text:alphabetical-index-mark-start text:id="IMark115488040"/><text:span text:style-name="T201">algorithm</text:span><text:alphabetical-index-mark-end text:id="IMark115488040"/><text:alphabetical-index-mark-end text:id="IMark100751352"/><text:span text:style-name="T201">s to achieve that, but decided not to include that </text:span><text:alphabetical-index-mark-start text:id="IMark70803912"/><text:span text:style-name="T201">code</text:span><text:alphabetical-index-mark-end text:id="IMark70803912"/><text:span text:style-name="T201"> in </text:span><text:alphabetical-index-mark-start text:id="IMark115188568"/><text:alphabetical-index-mark-start text:id="IMark117746184"/><text:alphabetical-index-mark-start text:id="IMark116193000"/><text:alphabetical-index-mark-start text:id="IMark118444072"/><text:span text:style-name="T201">DGIII</text:span><text:alphabetical-index-mark-end text:id="IMark118444072"/><text:alphabetical-index-mark-start text:id="IMark113569304"/><text:span text:style-name="T201">AI</text:span><text:alphabetical-index-mark-end text:id="IMark113569304"/><text:alphabetical-index-mark-end text:id="IMark116193000"/><text:alphabetical-index-mark-end text:id="IMark117746184"/><text:alphabetical-index-mark-end text:id="IMark115188568"/><text:span text:style-name="T201"> to retain focus at least until </text:span><text:alphabetical-index-mark-start text:id="IMark97003032"/><text:alphabetical-index-mark-start text:id="IMark93007448"/><text:alphabetical-index-mark-start text:id="IMark112457976"/><text:span text:style-name="T201">rule</text:span><text:alphabetical-index-mark-end text:id="IMark112457976"/><text:alphabetical-index-mark-end text:id="IMark93007448"/><text:alphabetical-index-mark-end text:id="IMark97003032"/><text:span text:style-name="T201">s for all </text:span><text:alphabetical-index-mark-start text:id="IMark111214056"/><text:alphabetical-index-mark-start text:id="IMark109053208"/><text:alphabetical-index-mark-start text:id="IMark95815736"/><text:span text:style-name="T201">flight</text:span><text:alphabetical-index-mark-end text:id="IMark95815736"/><text:alphabetical-index-mark-end text:id="IMark109053208"/><text:alphabetical-index-mark-end text:id="IMark111214056"/><text:span text:style-name="T201"> regimes could be developed.</text:span></text:p>
      <text:p text:style-name="P7"><text:soft-page-break/></text:p>
      <text:p text:style-name="Text_20_body"/>
      <text:h text:style-name="Heading_20_3" text:outline-level="3"><text:bookmark-start text:name="__RefHeading___Toc6376_1538881673"/><text:span text:style-name="T3">4</text:span><text:span text:style-name="T1">.</text:span><text:span text:style-name="T6">1.</text:span><text:span text:style-name="T1">4. </text:span><text:span text:style-name="T60">Learning capabilities</text:span><text:bookmark-end text:name="__RefHeading___Toc6376_1538881673"/></text:h>
      <text:p text:style-name="P7"/>
      <text:p text:style-name="P7">The <text:alphabetical-index-mark-start text:id="IMark118194456"/><text:alphabetical-index-mark-start text:id="IMark101167016"/><text:alphabetical-index-mark-start text:id="IMark94934744"/>expert<text:alphabetical-index-mark-end text:id="IMark94934744"/><text:alphabetical-index-mark-end text:id="IMark101167016"/><text:alphabetical-index-mark-end text:id="IMark118194456"/> <text:alphabetical-index-mark-start text:id="IMark111039432"/><text:alphabetical-index-mark-start text:id="IMark118602392"/><text:alphabetical-index-mark-start text:id="IMark117069528"/>system<text:alphabetical-index-mark-end text:id="IMark117069528"/><text:alphabetical-index-mark-end text:id="IMark118602392"/><text:alphabetical-index-mark-end text:id="IMark111039432"/> has some <text:alphabetical-index-mark-start text:id="IMark92260040"/><text:alphabetical-index-mark-start text:id="IMark111235144"/><text:alphabetical-index-mark-start text:id="IMark114210616"/>machine<text:alphabetical-index-mark-end text:id="IMark114210616"/><text:alphabetical-index-mark-end text:id="IMark111235144"/><text:alphabetical-index-mark-end text:id="IMark92260040"/> <text:alphabetical-index-mark-start text:id="IMark94325384"/><text:alphabetical-index-mark-start text:id="IMark118353032"/>learn<text:alphabetical-index-mark-end text:id="IMark118353032"/><text:alphabetical-index-mark-end text:id="IMark94325384"/>ing capabilities already integrated, and there is no <text:alphabetical-index-mark-start text:id="IMark95344536"/><text:alphabetical-index-mark-start text:id="IMark109148520"/>limit<text:alphabetical-index-mark-end text:id="IMark109148520"/><text:alphabetical-index-mark-end text:id="IMark95344536"/> as to what it can <text:alphabetical-index-mark-start text:id="IMark94129288"/><text:alphabetical-index-mark-start text:id="IMark111540920"/>learn<text:alphabetical-index-mark-end text:id="IMark111540920"/><text:alphabetical-index-mark-end text:id="IMark94129288"/>, <text:span text:style-name="T201">and given the stated in </text:span><text:span text:style-name="T5">[4.</text:span><text:span text:style-name="T6">1.</text:span><text:span text:style-name="T5">3.]</text:span><text:span text:style-name="T201"> </text:span><text:alphabetical-index-mark-start text:id="IMark117405880"/><text:alphabetical-index-mark-start text:id="IMark97028616"/><text:alphabetical-index-mark-start text:id="IMark109362680"/><text:span text:style-name="T201">rule</text:span><text:alphabetical-index-mark-end text:id="IMark109362680"/><text:alphabetical-index-mark-end text:id="IMark97028616"/><text:alphabetical-index-mark-end text:id="IMark117405880"/><text:span text:style-name="T201">s can create new </text:span><text:alphabetical-index-mark-start text:id="IMark95651736"/><text:alphabetical-index-mark-start text:id="IMark97075960"/><text:alphabetical-index-mark-start text:id="IMark114114904"/><text:span text:style-name="T201">rule</text:span><text:alphabetical-index-mark-end text:id="IMark114114904"/><text:alphabetical-index-mark-end text:id="IMark97075960"/><text:alphabetical-index-mark-end text:id="IMark95651736"/><text:span text:style-name="T201">s, and these can use any ML method, </text:span><text:alphabetical-index-mark-start text:id="IMark113699640"/><text:alphabetical-index-mark-start text:id="IMark90334376"/><text:alphabetical-index-mark-start text:id="IMark109962808"/><text:span text:style-name="T201">neural</text:span><text:alphabetical-index-mark-end text:id="IMark109962808"/><text:alphabetical-index-mark-end text:id="IMark90334376"/><text:alphabetical-index-mark-end text:id="IMark113699640"/><text:span text:style-name="T201"> </text:span><text:alphabetical-index-mark-start text:id="IMark93224120"/><text:alphabetical-index-mark-start text:id="IMark114599336"/><text:alphabetical-index-mark-start text:id="IMark108087448"/><text:span text:style-name="T201">network</text:span><text:alphabetical-index-mark-end text:id="IMark108087448"/><text:alphabetical-index-mark-end text:id="IMark114599336"/><text:alphabetical-index-mark-end text:id="IMark93224120"/><text:span text:style-name="T201">s, etc</text:span>. <text:span text:style-name="T278">to conform a true </text:span><text:alphabetical-index-mark-start text:id="IMark115776488"/><text:alphabetical-index-mark-start text:id="IMark70911848"/><text:alphabetical-index-mark-start text:id="IMark101452600"/><text:span text:style-name="T278">RBML</text:span><text:alphabetical-index-mark-end text:id="IMark101452600"/><text:alphabetical-index-mark-end text:id="IMark70911848"/><text:alphabetical-index-mark-end text:id="IMark115776488"/><text:span text:style-name="T278"> </text:span><text:alphabetical-index-mark-start text:id="IMark113844664"/><text:alphabetical-index-mark-start text:id="IMark110958088"/><text:alphabetical-index-mark-start text:id="IMark118457128"/><text:span text:style-name="T278">system</text:span><text:alphabetical-index-mark-end text:id="IMark118457128"/><text:alphabetical-index-mark-end text:id="IMark110958088"/><text:alphabetical-index-mark-end text:id="IMark113844664"/><text:span text:style-name="T325">[6.6.][6.19.]</text:span><text:span text:style-name="T278">. </text:span><text:alphabetical-index-mark-start text:id="IMark115811832"/><text:alphabetical-index-mark-start text:id="IMark112101512"/><text:alphabetical-index-mark-start text:id="IMark109796664"/><text:span text:style-name="T278">Exsys</text:span><text:alphabetical-index-mark-end text:id="IMark109796664"/><text:alphabetical-index-mark-end text:id="IMark112101512"/><text:alphabetical-index-mark-end text:id="IMark115811832"/><text:span text:style-name="T278"> </text:span><text:alphabetical-index-mark-start text:id="IMark108019848"/><text:alphabetical-index-mark-start text:id="IMark118436152"/><text:alphabetical-index-mark-start text:id="IMark112745576"/><text:span text:style-name="T278">manage</text:span><text:alphabetical-index-mark-end text:id="IMark112745576"/><text:alphabetical-index-mark-end text:id="IMark118436152"/><text:alphabetical-index-mark-end text:id="IMark108019848"/><text:span text:style-name="T278">s </text:span><text:alphabetical-index-mark-start text:id="IMark112478888"/><text:alphabetical-index-mark-start text:id="IMark92520232"/><text:alphabetical-index-mark-start text:id="IMark112969960"/><text:span text:style-name="T278">rule</text:span><text:alphabetical-index-mark-end text:id="IMark112969960"/><text:alphabetical-index-mark-end text:id="IMark92520232"/><text:alphabetical-index-mark-end text:id="IMark112478888"/><text:span text:style-name="T278">s; how these </text:span><text:alphabetical-index-mark-start text:id="IMark112729272"/><text:alphabetical-index-mark-start text:id="IMark95261208"/><text:alphabetical-index-mark-start text:id="IMark110262424"/><text:span text:style-name="T278">rule</text:span><text:alphabetical-index-mark-end text:id="IMark110262424"/><text:alphabetical-index-mark-end text:id="IMark95261208"/><text:alphabetical-index-mark-end text:id="IMark112729272"/><text:span text:style-name="T278">s come into existence is an independent issue.</text:span></text:p>
      <text:p text:style-name="Text_20_body"/>
      <text:p text:style-name="Text_20_body"/>
      <text:h text:style-name="Heading_20_3" text:outline-level="3"><text:bookmark-start text:name="__RefHeading___Toc6378_1538881673"/><text:span text:style-name="T3">4</text:span><text:span text:style-name="T1">.</text:span><text:span text:style-name="T6">1.</text:span><text:span text:style-name="T1">5. </text:span><text:alphabetical-index-mark-start text:id="IMark117296056"/><text:alphabetical-index-mark-start text:id="IMark92629240"/><text:alphabetical-index-mark-start text:id="IMark117025640"/><text:span text:style-name="T60">Heuristic</text:span><text:alphabetical-index-mark-end text:id="IMark117025640"/><text:alphabetical-index-mark-end text:id="IMark92629240"/><text:alphabetical-index-mark-end text:id="IMark117296056"/><text:span text:style-name="T60">s</text:span><text:bookmark-end text:name="__RefHeading___Toc6378_1538881673"/></text:h>
      <text:p text:style-name="P7"/>
      <text:p text:style-name="P7">The <text:alphabetical-index-mark-start text:id="IMark101870600"/><text:alphabetical-index-mark-start text:id="IMark101260504"/><text:alphabetical-index-mark-start text:id="IMark94474664"/><text:span text:style-name="T201">ES</text:span><text:alphabetical-index-mark-end text:id="IMark94474664"/><text:alphabetical-index-mark-end text:id="IMark101260504"/><text:alphabetical-index-mark-end text:id="IMark101870600"/> operates <text:alphabetical-index-mark-start text:id="IMark111648888"/><text:alphabetical-index-mark-start text:id="IMark110144248"/><text:alphabetical-index-mark-start text:id="IMark117068456"/>heuristic<text:alphabetical-index-mark-end text:id="IMark117068456"/><text:alphabetical-index-mark-end text:id="IMark110144248"/><text:alphabetical-index-mark-end text:id="IMark111648888"/>ally.</text:p>
      <text:p text:style-name="Text_20_body"/>
      <text:p text:style-name="Text_20_body"/>
      <text:h text:style-name="Heading_20_3" text:outline-level="3"><text:bookmark-start text:name="__RefHeading___Toc6380_1538881673"/><text:span text:style-name="T3">4</text:span><text:span text:style-name="T1">.</text:span><text:span text:style-name="T6">1.</text:span><text:span text:style-name="T1">6. </text:span><text:span text:style-name="T61">Data input</text:span><text:bookmark-end text:name="__RefHeading___Toc6380_1538881673"/></text:h>
      <text:p text:style-name="P8"/>
      <text:p text:style-name="P8"><text:span text:style-name="T198">Parameters and </text:span><text:alphabetical-index-mark-start text:id="IMark110590712"/><text:alphabetical-index-mark-start text:id="IMark109824728"/><text:span text:style-name="T198">data</text:span><text:alphabetical-index-mark-end text:id="IMark109824728"/><text:alphabetical-index-mark-end text:id="IMark110590712"/><text:span text:style-name="T198"> co</text:span><text:alphabetical-index-mark-start text:id="IMark97714696"/><text:span text:style-name="T198">min</text:span><text:alphabetical-index-mark-end text:id="IMark97714696"/><text:span text:style-name="T198">g from the ship are </text:span><text:alphabetical-index-mark-start text:id="IMark115713496"/><text:alphabetical-index-mark-start text:id="IMark112479592"/><text:span text:style-name="T198">store</text:span><text:alphabetical-index-mark-end text:id="IMark112479592"/><text:alphabetical-index-mark-end text:id="IMark115713496"/><text:span text:style-name="T198">d in the </text:span><text:alphabetical-index-mark-start text:id="IMark109728696"/><text:alphabetical-index-mark-start text:id="IMark102542392"/><text:alphabetical-index-mark-start text:id="IMark101370792"/><text:span text:style-name="T198">KB</text:span><text:alphabetical-index-mark-end text:id="IMark101370792"/><text:alphabetical-index-mark-end text:id="IMark102542392"/><text:alphabetical-index-mark-end text:id="IMark109728696"/><text:span text:style-name="T198"> as </text:span><text:alphabetical-index-mark-start text:id="IMark109068056"/><text:alphabetical-index-mark-start text:id="IMark94411832"/><text:alphabetical-index-mark-start text:id="IMark113709256"/><text:span text:style-name="T198">fact</text:span><text:alphabetical-index-mark-end text:id="IMark113709256"/><text:alphabetical-index-mark-end text:id="IMark94411832"/><text:alphabetical-index-mark-end text:id="IMark109068056"/><text:span text:style-name="T198">s. </text:span><text:alphabetical-index-mark-start text:id="IMark101147976"/><text:alphabetical-index-mark-start text:id="IMark97015480"/><text:alphabetical-index-mark-start text:id="IMark113799000"/><text:span text:style-name="T198">Rule</text:span><text:alphabetical-index-mark-end text:id="IMark113799000"/><text:alphabetical-index-mark-end text:id="IMark97015480"/><text:alphabetical-index-mark-end text:id="IMark101147976"/><text:span text:style-name="T198">s operate over those </text:span><text:alphabetical-index-mark-start text:id="IMark101865928"/><text:alphabetical-index-mark-start text:id="IMark57793304"/><text:alphabetical-index-mark-start text:id="IMark102205080"/><text:span text:style-name="T198">fact</text:span><text:alphabetical-index-mark-end text:id="IMark102205080"/><text:alphabetical-index-mark-end text:id="IMark57793304"/><text:alphabetical-index-mark-end text:id="IMark101865928"/><text:span text:style-name="T198">s, make decision </text:span><text:alphabetical-index-mark-start text:id="IMark111741160"/><text:alphabetical-index-mark-start text:id="IMark96868392"/><text:span text:style-name="T198">base</text:span><text:alphabetical-index-mark-end text:id="IMark96868392"/><text:alphabetical-index-mark-end text:id="IMark111741160"/><text:span text:style-name="T198">d on them and according to the applicable </text:span><text:alphabetical-index-mark-start text:id="IMark101281672"/><text:alphabetical-index-mark-start text:id="IMark109020232"/><text:alphabetical-index-mark-start text:id="IMark110615272"/><text:span text:style-name="T198">rule</text:span><text:alphabetical-index-mark-end text:id="IMark110615272"/><text:alphabetical-index-mark-end text:id="IMark109020232"/><text:alphabetical-index-mark-end text:id="IMark101281672"/><text:span text:style-name="T198">s and in some cases, change the </text:span><text:alphabetical-index-mark-start text:id="IMark93752456"/><text:alphabetical-index-mark-start text:id="IMark108223112"/><text:alphabetical-index-mark-start text:id="IMark109586664"/><text:span text:style-name="T198">value</text:span><text:alphabetical-index-mark-end text:id="IMark109586664"/><text:alphabetical-index-mark-end text:id="IMark108223112"/><text:alphabetical-index-mark-end text:id="IMark93752456"/><text:span text:style-name="T198">s of those </text:span><text:alphabetical-index-mark-start text:id="IMark115890104"/><text:alphabetical-index-mark-start text:id="IMark115977224"/><text:alphabetical-index-mark-start text:id="IMark112817192"/><text:span text:style-name="T198">fact</text:span><text:alphabetical-index-mark-end text:id="IMark112817192"/><text:alphabetical-index-mark-end text:id="IMark115977224"/><text:alphabetical-index-mark-end text:id="IMark115890104"/><text:span text:style-name="T198">s that in </text:span><text:alphabetical-index-mark-start text:id="IMark99632424"/><text:alphabetical-index-mark-start text:id="IMark100705208"/><text:span text:style-name="T198">turn</text:span><text:alphabetical-index-mark-end text:id="IMark100705208"/><text:alphabetical-index-mark-end text:id="IMark99632424"/><text:span text:style-name="T198">, are sent back to the ship converted into </text:span><text:alphabetical-index-mark-start text:id="IMark110368280"/><text:alphabetical-index-mark-start text:id="IMark58437096"/><text:alphabetical-index-mark-start text:id="IMark96158232"/><text:span text:style-name="T198">C++</text:span><text:alphabetical-index-mark-end text:id="IMark96158232"/><text:alphabetical-index-mark-end text:id="IMark58437096"/><text:alphabetical-index-mark-end text:id="IMark110368280"/><text:span text:style-name="T198"> </text:span><text:alphabetical-index-mark-start text:id="IMark114938776"/><text:alphabetical-index-mark-start text:id="IMark98657592"/><text:alphabetical-index-mark-start text:id="IMark79022664"/><text:span text:style-name="T198">value</text:span><text:alphabetical-index-mark-end text:id="IMark79022664"/><text:alphabetical-index-mark-end text:id="IMark98657592"/><text:alphabetical-index-mark-end text:id="IMark114938776"/><text:span text:style-name="T198">s.</text:span></text:p>
      <text:p text:style-name="Text_20_body"/>
      <text:p text:style-name="Text_20_body"/>
      <text:h text:style-name="Heading_20_3" text:outline-level="3"><text:bookmark-start text:name="__RefHeading___Toc6382_1538881673"/><text:span text:style-name="T1">4.</text:span><text:span text:style-name="T6">1.</text:span><text:span text:style-name="T1">7. </text:span><text:alphabetical-index-mark-start text:id="IMark118395400"/><text:alphabetical-index-mark-start text:id="IMark94200328"/><text:alphabetical-index-mark-start text:id="IMark96661768"/><text:span text:style-name="T61">Communication</text:span><text:alphabetical-index-mark-end text:id="IMark96661768"/><text:alphabetical-index-mark-end text:id="IMark94200328"/><text:alphabetical-index-mark-end text:id="IMark118395400"/><text:span text:style-name="T61"> with other </text:span><text:alphabetical-index-mark-start text:id="IMark97838216"/><text:alphabetical-index-mark-start text:id="IMark109197688"/><text:alphabetical-index-mark-start text:id="IMark114676840"/><text:span text:style-name="T61">module</text:span><text:alphabetical-index-mark-end text:id="IMark114676840"/><text:alphabetical-index-mark-end text:id="IMark109197688"/><text:alphabetical-index-mark-end text:id="IMark97838216"/><text:span text:style-name="T61">s</text:span><text:bookmark-end text:name="__RefHeading___Toc6382_1538881673"/></text:h>
      <text:p text:style-name="P8"/>
      <text:p text:style-name="P8">The capabilities described at <text:span text:style-name="T1">[4.</text:span><text:span text:style-name="T6">1.</text:span><text:span text:style-name="T1">6.]</text:span> mean that the <text:alphabetical-index-mark-start text:id="IMark115067608"/><text:alphabetical-index-mark-start text:id="IMark110558424"/><text:alphabetical-index-mark-start text:id="IMark109486792"/>KB<text:alphabetical-index-mark-end text:id="IMark109486792"/><text:alphabetical-index-mark-end text:id="IMark110558424"/><text:alphabetical-index-mark-end text:id="IMark115067608"/> can also be used for inter process and inter <text:alphabetical-index-mark-start text:id="IMark100973160"/><text:alphabetical-index-mark-start text:id="IMark100759672"/><text:alphabetical-index-mark-start text:id="IMark118368424"/>module<text:alphabetical-index-mark-end text:id="IMark118368424"/><text:alphabetical-index-mark-end text:id="IMark100759672"/><text:alphabetical-index-mark-end text:id="IMark100973160"/> <text:alphabetical-index-mark-start text:id="IMark111114152"/><text:alphabetical-index-mark-start text:id="IMark112635224"/><text:alphabetical-index-mark-start text:id="IMark112657064"/>communication<text:alphabetical-index-mark-end text:id="IMark112657064"/><text:alphabetical-index-mark-end text:id="IMark112635224"/><text:alphabetical-index-mark-end text:id="IMark111114152"/>. For <text:alphabetical-index-mark-start text:id="IMark113915336"/><text:alphabetical-index-mark-start text:id="IMark115360312"/><text:alphabetical-index-mark-start text:id="IMark100087048"/>example<text:alphabetical-index-mark-end text:id="IMark100087048"/><text:alphabetical-index-mark-end text:id="IMark115360312"/><text:alphabetical-index-mark-end text:id="IMark113915336"/>, two or more <text:alphabetical-index-mark-start text:id="IMark110758712"/><text:alphabetical-index-mark-start text:id="IMark108368952"/><text:alphabetical-index-mark-start text:id="IMark116004600"/>MFD<text:alphabetical-index-mark-end text:id="IMark116004600"/><text:alphabetical-index-mark-end text:id="IMark108368952"/><text:alphabetical-index-mark-end text:id="IMark110758712"/> <text:alphabetical-index-mark-start text:id="IMark115955928"/><text:alphabetical-index-mark-start text:id="IMark116475256"/><text:alphabetical-index-mark-start text:id="IMark113938920"/>module<text:alphabetical-index-mark-end text:id="IMark113938920"/><text:alphabetical-index-mark-end text:id="IMark116475256"/><text:alphabetical-index-mark-end text:id="IMark115955928"/>s can exchange <text:alphabetical-index-mark-start text:id="IMark88054040"/><text:alphabetical-index-mark-start text:id="IMark69861896"/>data<text:alphabetical-index-mark-end text:id="IMark69861896"/><text:alphabetical-index-mark-end text:id="IMark88054040"/> between each other using the <text:alphabetical-index-mark-start text:id="IMark111163192"/><text:alphabetical-index-mark-start text:id="IMark90557112"/><text:alphabetical-index-mark-start text:id="IMark109577160"/>KB<text:alphabetical-index-mark-end text:id="IMark109577160"/><text:alphabetical-index-mark-end text:id="IMark90557112"/><text:alphabetical-index-mark-end text:id="IMark111163192"/> by accessing via <text:alphabetical-index-mark-start text:id="IMark116207256"/><text:alphabetical-index-mark-start text:id="IMark105739416"/><text:alphabetical-index-mark-start text:id="IMark99086584"/>SQL<text:alphabetical-index-mark-end text:id="IMark99086584"/><text:alphabetical-index-mark-end text:id="IMark105739416"/><text:alphabetical-index-mark-end text:id="IMark116207256"/> commands like <text:alphabetical-index-mark-start text:id="IMark100751352"/><text:alphabetical-index-mark-start text:id="IMark115488040"/><text:alphabetical-index-mark-start text:id="IMark70803912"/>SELECT<text:alphabetical-index-mark-end text:id="IMark70803912"/><text:alphabetical-index-mark-end text:id="IMark115488040"/><text:alphabetical-index-mark-end text:id="IMark100751352"/>, <text:alphabetical-index-mark-start text:id="IMark118444072"/><text:alphabetical-index-mark-start text:id="IMark115188568"/><text:alphabetical-index-mark-start text:id="IMark117746184"/>INSERT<text:alphabetical-index-mark-end text:id="IMark117746184"/><text:alphabetical-index-mark-end text:id="IMark115188568"/><text:alphabetical-index-mark-end text:id="IMark118444072"/> and <text:alphabetical-index-mark-start text:id="IMark116193000"/><text:alphabetical-index-mark-start text:id="IMark113569304"/><text:alphabetical-index-mark-start text:id="IMark113781064"/>UPDATE<text:alphabetical-index-mark-end text:id="IMark113781064"/><text:alphabetical-index-mark-end text:id="IMark113569304"/><text:alphabetical-index-mark-end text:id="IMark116193000"/>. This makes it theoretically possible to construct simu<text:alphabetical-index-mark-start text:id="IMark97003032"/>lat<text:alphabetical-index-mark-end text:id="IMark97003032"/>ions that are more complex than one <text:alphabetical-index-mark-start text:id="IMark93007448"/><text:alphabetical-index-mark-start text:id="IMark112457976"/><text:alphabetical-index-mark-start text:id="IMark111214056"/>OSFS<text:alphabetical-index-mark-end text:id="IMark111214056"/><text:alphabetical-index-mark-end text:id="IMark112457976"/><text:alphabetical-index-mark-end text:id="IMark93007448"/> <text:alphabetical-index-mark-start text:id="IMark109053208"/><text:alphabetical-index-mark-start text:id="IMark95815736"/><text:alphabetical-index-mark-start text:id="IMark112756152"/>session<text:alphabetical-index-mark-end text:id="IMark112756152"/><text:alphabetical-index-mark-end text:id="IMark95815736"/><text:alphabetical-index-mark-end text:id="IMark109053208"/> running one ship. Instead, a simu<text:alphabetical-index-mark-start text:id="IMark98245384"/>lat<text:alphabetical-index-mark-end text:id="IMark98245384"/>ion could be performed on various <text:alphabetical-index-mark-start text:id="IMark94847784"/><text:alphabetical-index-mark-start text:id="IMark118426664"/><text:alphabetical-index-mark-start text:id="IMark110693912"/>machine<text:alphabetical-index-mark-end text:id="IMark110693912"/><text:alphabetical-index-mark-end text:id="IMark118426664"/><text:alphabetical-index-mark-end text:id="IMark94847784"/>s running each one a specific, more complex <text:alphabetical-index-mark-start text:id="IMark108810472"/><text:alphabetical-index-mark-start text:id="IMark94418104"/><text:alphabetical-index-mark-start text:id="IMark111506664"/>module<text:alphabetical-index-mark-end text:id="IMark111506664"/><text:alphabetical-index-mark-end text:id="IMark94418104"/><text:alphabetical-index-mark-end text:id="IMark108810472"/> that could exchange <text:alphabetical-index-mark-start text:id="IMark118435368"/><text:alphabetical-index-mark-start text:id="IMark121113672"/>data<text:alphabetical-index-mark-end text:id="IMark121113672"/><text:alphabetical-index-mark-end text:id="IMark118435368"/> with the ship running on the main <text:alphabetical-index-mark-start text:id="IMark116954664"/><text:alphabetical-index-mark-start text:id="IMark112780488"/><text:alphabetical-index-mark-start text:id="IMark117153944"/>server<text:alphabetical-index-mark-end text:id="IMark117153944"/><text:alphabetical-index-mark-end text:id="IMark112780488"/><text:alphabetical-index-mark-end text:id="IMark116954664"/> of the simu<text:alphabetical-index-mark-start text:id="IMark99148072"/>lat<text:alphabetical-index-mark-end text:id="IMark99148072"/>ion <text:alphabetical-index-mark-start text:id="IMark110535096"/><text:alphabetical-index-mark-start text:id="IMark111758728"/><text:alphabetical-index-mark-start text:id="IMark118163272"/>network<text:alphabetical-index-mark-end text:id="IMark118163272"/><text:alphabetical-index-mark-end text:id="IMark111758728"/><text:alphabetical-index-mark-end text:id="IMark110535096"/>.</text:p>
      <text:p text:style-name="Text_20_body"/>
      <text:p text:style-name="Text_20_body"><text:soft-page-break/></text:p>
      <text:h text:style-name="Heading_20_3" text:outline-level="3"><text:bookmark-start text:name="__RefHeading___Toc6384_1538881673"/><text:span text:style-name="T1">4.</text:span><text:span text:style-name="T6">1.</text:span><text:span text:style-name="T1">8. </text:span><text:alphabetical-index-mark-start text:id="IMark92260040"/><text:alphabetical-index-mark-start text:id="IMark114210616"/><text:span text:style-name="T61">Knowledge</text:span><text:alphabetical-index-mark-end text:id="IMark114210616"/><text:alphabetical-index-mark-end text:id="IMark92260040"/><text:span text:style-name="T61"> </text:span><text:alphabetical-index-mark-start text:id="IMark111039432"/><text:alphabetical-index-mark-start text:id="IMark118602392"/><text:span text:style-name="T61">base</text:span><text:alphabetical-index-mark-end text:id="IMark118602392"/><text:alphabetical-index-mark-end text:id="IMark111039432"/><text:span text:style-name="T61"> modularity</text:span><text:bookmark-end text:name="__RefHeading___Toc6384_1538881673"/></text:h>
      <text:p text:style-name="P8"/>
      <text:p text:style-name="P8">The whole <text:alphabetical-index-mark-start text:id="IMark109362680"/><text:alphabetical-index-mark-start text:id="IMark100019592"/><text:alphabetical-index-mark-start text:id="IMark95651736"/>KB<text:alphabetical-index-mark-end text:id="IMark95651736"/><text:alphabetical-index-mark-end text:id="IMark100019592"/><text:alphabetical-index-mark-end text:id="IMark109362680"/> is contained in one <text:alphabetical-index-mark-start text:id="IMark97075960"/><text:alphabetical-index-mark-start text:id="IMark114114904"/>file<text:alphabetical-index-mark-end text:id="IMark114114904"/><text:alphabetical-index-mark-end text:id="IMark97075960"/>, as is the case with every <text:alphabetical-index-mark-start text:id="IMark114600792"/><text:alphabetical-index-mark-start text:id="IMark113699640"/><text:alphabetical-index-mark-start text:id="IMark90334376"/>Sqlite3<text:alphabetical-index-mark-end text:id="IMark90334376"/><text:alphabetical-index-mark-end text:id="IMark113699640"/><text:alphabetical-index-mark-end text:id="IMark114600792"/> <text:alphabetical-index-mark-start text:id="IMark109962808"/><text:alphabetical-index-mark-start text:id="IMark93224120"/><text:alphabetical-index-mark-start text:id="IMark114599336"/><text:alphabetical-index-mark-start text:id="IMark108087448"/><text:alphabetical-index-mark-start text:id="IMark92771256"/>data<text:alphabetical-index-mark-end text:id="IMark92771256"/><text:alphabetical-index-mark-end text:id="IMark108087448"/><text:alphabetical-index-mark-start text:id="IMark115776488"/><text:alphabetical-index-mark-start text:id="IMark70911848"/>base<text:alphabetical-index-mark-end text:id="IMark70911848"/><text:alphabetical-index-mark-end text:id="IMark115776488"/><text:alphabetical-index-mark-end text:id="IMark114599336"/><text:alphabetical-index-mark-end text:id="IMark93224120"/><text:alphabetical-index-mark-end text:id="IMark109962808"/>. You can exchange any <text:alphabetical-index-mark-start text:id="IMark101452600"/><text:alphabetical-index-mark-start text:id="IMark113844664"/><text:alphabetical-index-mark-start text:id="IMark110958088"/>KB<text:alphabetical-index-mark-end text:id="IMark110958088"/><text:alphabetical-index-mark-end text:id="IMark113844664"/><text:alphabetical-index-mark-end text:id="IMark101452600"/> completely just by replacing the <text:alphabetical-index-mark-start text:id="IMark118457128"/><text:alphabetical-index-mark-start text:id="IMark88001544"/><text:alphabetical-index-mark-start text:id="IMark115811832"/><text:alphabetical-index-mark-start text:id="IMark112101512"/><text:alphabetical-index-mark-start text:id="IMark109796664"/>data<text:alphabetical-index-mark-end text:id="IMark109796664"/><text:alphabetical-index-mark-end text:id="IMark112101512"/><text:alphabetical-index-mark-start text:id="IMark108019848"/><text:alphabetical-index-mark-start text:id="IMark118436152"/>base<text:alphabetical-index-mark-end text:id="IMark118436152"/><text:alphabetical-index-mark-end text:id="IMark108019848"/><text:alphabetical-index-mark-end text:id="IMark115811832"/><text:alphabetical-index-mark-end text:id="IMark88001544"/><text:alphabetical-index-mark-end text:id="IMark118457128"/> <text:alphabetical-index-mark-start text:id="IMark112745576"/><text:alphabetical-index-mark-start text:id="IMark112478888"/>file<text:alphabetical-index-mark-end text:id="IMark112478888"/><text:alphabetical-index-mark-end text:id="IMark112745576"/> by another one <text:alphabetical-index-mark-start text:id="IMark92520232"/><text:alphabetical-index-mark-start text:id="IMark112969960"/><text:alphabetical-index-mark-start text:id="IMark112729272"/>bearing<text:alphabetical-index-mark-end text:id="IMark112729272"/><text:alphabetical-index-mark-end text:id="IMark112969960"/><text:alphabetical-index-mark-end text:id="IMark92520232"/> the same name.</text:p>
      <text:p text:style-name="Text_20_body"/>
      <text:p text:style-name="Text_20_body"/>
      <text:h text:style-name="Heading_20_3" text:outline-level="3"><text:bookmark-start text:name="__RefHeading___Toc6386_1538881673"/><text:span text:style-name="T1">4.</text:span><text:span text:style-name="T6">1.</text:span><text:span text:style-name="T1">9. <text:s/></text:span><text:span text:style-name="T61">Accessing the </text:span><text:alphabetical-index-mark-start text:id="IMark111258120"/><text:alphabetical-index-mark-start text:id="IMark115825688"/><text:span text:style-name="T61">knowledge</text:span><text:alphabetical-index-mark-end text:id="IMark115825688"/><text:alphabetical-index-mark-end text:id="IMark111258120"/><text:span text:style-name="T61"> </text:span><text:alphabetical-index-mark-start text:id="IMark101405976"/><text:alphabetical-index-mark-start text:id="IMark110566936"/><text:span text:style-name="T61">base</text:span><text:bookmark-end text:name="__RefHeading___Toc6386_1538881673"/><text:alphabetical-index-mark-end text:id="IMark110566936"/><text:alphabetical-index-mark-end text:id="IMark101405976"/></text:h>
      <text:p text:style-name="P8"/>
      <text:p text:style-name="P8">You can access the <text:alphabetical-index-mark-start text:id="IMark93506280"/><text:alphabetical-index-mark-start text:id="IMark96724376"/>data<text:alphabetical-index-mark-end text:id="IMark96724376"/><text:alphabetical-index-mark-end text:id="IMark93506280"/> within the <text:alphabetical-index-mark-start text:id="IMark93927672"/><text:alphabetical-index-mark-start text:id="IMark111991560"/><text:alphabetical-index-mark-start text:id="IMark114961720"/>KB<text:alphabetical-index-mark-end text:id="IMark114961720"/><text:alphabetical-index-mark-end text:id="IMark111991560"/><text:alphabetical-index-mark-end text:id="IMark93927672"/> by using <text:alphabetical-index-mark-start text:id="IMark110144248"/><text:alphabetical-index-mark-start text:id="IMark111648888"/><text:alphabetical-index-mark-start text:id="IMark117068456"/>Sqlite3<text:alphabetical-index-mark-end text:id="IMark117068456"/><text:alphabetical-index-mark-end text:id="IMark111648888"/><text:alphabetical-index-mark-end text:id="IMark110144248"/> from the <text:alphabetical-index-mark-start text:id="IMark101870600"/><text:alphabetical-index-mark-start text:id="IMark101260504"/><text:alphabetical-index-mark-start text:id="IMark94474664"/>shell<text:alphabetical-index-mark-end text:id="IMark94474664"/><text:alphabetical-index-mark-end text:id="IMark101260504"/><text:alphabetical-index-mark-end text:id="IMark101870600"/> or command <text:alphabetical-index-mark-start text:id="IMark97987368"/><text:alphabetical-index-mark-start text:id="IMark108692440"/>window<text:alphabetical-index-mark-end text:id="IMark108692440"/><text:alphabetical-index-mark-end text:id="IMark97987368"/> of your OS, by means of a <text:alphabetical-index-mark-start text:id="IMark116420104"/><text:alphabetical-index-mark-start text:id="IMark107755192"/><text:alphabetical-index-mark-start text:id="IMark96671768"/><text:alphabetical-index-mark-start text:id="IMark112402376"/><text:alphabetical-index-mark-start text:id="IMark110399992"/>data<text:alphabetical-index-mark-end text:id="IMark110399992"/><text:alphabetical-index-mark-end text:id="IMark112402376"/><text:alphabetical-index-mark-start text:id="IMark113596344"/><text:alphabetical-index-mark-start text:id="IMark98428856"/>base<text:alphabetical-index-mark-end text:id="IMark98428856"/><text:alphabetical-index-mark-end text:id="IMark113596344"/><text:alphabetical-index-mark-end text:id="IMark96671768"/><text:alphabetical-index-mark-end text:id="IMark107755192"/><text:alphabetical-index-mark-end text:id="IMark116420104"/> <text:alphabetical-index-mark-start text:id="IMark112442760"/><text:alphabetical-index-mark-start text:id="IMark117143592"/><text:alphabetical-index-mark-start text:id="IMark93304616"/><text:alphabetical-index-mark-start text:id="IMark113719368"/><text:alphabetical-index-mark-start text:id="IMark93957704"/>edit<text:alphabetical-index-mark-end text:id="IMark93957704"/><text:alphabetical-index-mark-end text:id="IMark113719368"/><text:alphabetical-index-mark-end text:id="IMark93304616"/>or<text:alphabetical-index-mark-end text:id="IMark117143592"/><text:alphabetical-index-mark-end text:id="IMark112442760"/>, or directly from within an <text:alphabetical-index-mark-start text:id="IMark101487704"/><text:alphabetical-index-mark-start text:id="IMark109605608"/><text:alphabetical-index-mark-start text:id="IMark113769768"/>OSFS<text:alphabetical-index-mark-end text:id="IMark113769768"/><text:alphabetical-index-mark-end text:id="IMark109605608"/><text:alphabetical-index-mark-end text:id="IMark101487704"/> <text:alphabetical-index-mark-start text:id="IMark110590712"/><text:alphabetical-index-mark-start text:id="IMark109824728"/><text:alphabetical-index-mark-start text:id="IMark97714696"/>session<text:alphabetical-index-mark-end text:id="IMark97714696"/><text:alphabetical-index-mark-end text:id="IMark109824728"/><text:alphabetical-index-mark-end text:id="IMark110590712"/> by using <text:alphabetical-index-mark-start text:id="IMark112886008"/><text:alphabetical-index-mark-start text:id="IMark115713496"/><text:alphabetical-index-mark-start text:id="IMark112479592"/><text:alphabetical-index-mark-start text:id="IMark109728696"/>SQL<text:alphabetical-index-mark-end text:id="IMark109728696"/>C<text:alphabetical-index-mark-end text:id="IMark112479592"/><text:alphabetical-index-mark-end text:id="IMark115713496"/><text:alphabetical-index-mark-end text:id="IMark112886008"/>, which is an <text:alphabetical-index-mark-start text:id="IMark102542392"/><text:alphabetical-index-mark-start text:id="IMark101370792"/><text:alphabetical-index-mark-start text:id="IMark109068056"/>MFD<text:alphabetical-index-mark-end text:id="IMark109068056"/><text:alphabetical-index-mark-end text:id="IMark101370792"/><text:alphabetical-index-mark-end text:id="IMark102542392"/> <text:alphabetical-index-mark-start text:id="IMark94411832"/><text:alphabetical-index-mark-start text:id="IMark113709256"/><text:alphabetical-index-mark-start text:id="IMark101147976"/>design<text:alphabetical-index-mark-end text:id="IMark101147976"/><text:alphabetical-index-mark-end text:id="IMark113709256"/><text:alphabetical-index-mark-end text:id="IMark94411832"/>ed especially for that purpose. <text:alphabetical-index-mark-start text:id="IMark97015480"/><text:alphabetical-index-mark-start text:id="IMark113799000"/><text:alphabetical-index-mark-start text:id="IMark92949512"/><text:alphabetical-index-mark-start text:id="IMark101865928"/>SQL<text:alphabetical-index-mark-end text:id="IMark101865928"/>C<text:alphabetical-index-mark-end text:id="IMark92949512"/><text:alphabetical-index-mark-end text:id="IMark113799000"/><text:alphabetical-index-mark-end text:id="IMark97015480"/> is available as a separate <text:alphabetical-index-mark-start text:id="IMark57793304"/><text:alphabetical-index-mark-start text:id="IMark102205080"/>down<text:alphabetical-index-mark-start text:id="IMark107737672"/><text:alphabetical-index-mark-start text:id="IMark111741160"/><text:alphabetical-index-mark-start text:id="IMark96868392"/>load<text:alphabetical-index-mark-end text:id="IMark96868392"/><text:alphabetical-index-mark-end text:id="IMark111741160"/><text:alphabetical-index-mark-end text:id="IMark107737672"/><text:alphabetical-index-mark-end text:id="IMark102205080"/><text:alphabetical-index-mark-end text:id="IMark57793304"/>.</text:p>
      <text:p text:style-name="Text_20_body"/>
      <text:p text:style-name="Text_20_body"/>
      <text:h text:style-name="Heading_20_3" text:outline-level="3"><text:bookmark-start text:name="__RefHeading___Toc6388_1538881673"/><text:span text:style-name="T1">4.1.10. </text:span><text:span text:style-name="T61">Importing </text:span><text:alphabetical-index-mark-start text:id="IMark108223112"/><text:alphabetical-index-mark-start text:id="IMark115890104"/><text:span text:style-name="T61">data</text:span><text:bookmark-end text:name="__RefHeading___Toc6388_1538881673"/><text:alphabetical-index-mark-end text:id="IMark115890104"/><text:alphabetical-index-mark-end text:id="IMark108223112"/></text:h>
      <text:p text:style-name="P8"/>
      <text:p text:style-name="P8">The <text:alphabetical-index-mark-start text:id="IMark58437096"/><text:alphabetical-index-mark-start text:id="IMark96158232"/><text:alphabetical-index-mark-start text:id="IMark115318152"/>KB<text:alphabetical-index-mark-end text:id="IMark115318152"/><text:alphabetical-index-mark-end text:id="IMark96158232"/><text:alphabetical-index-mark-end text:id="IMark58437096"/> can be used in conjunction with external <text:alphabetical-index-mark-start text:id="IMark114938776"/><text:alphabetical-index-mark-start text:id="IMark98657592"/><text:alphabetical-index-mark-start text:id="IMark79022664"/>source<text:alphabetical-index-mark-end text:id="IMark79022664"/><text:alphabetical-index-mark-end text:id="IMark98657592"/><text:alphabetical-index-mark-end text:id="IMark114938776"/>s such as the <text:alphabetical-index-mark-start text:id="IMark101348552"/><text:alphabetical-index-mark-start text:id="IMark115542152"/><text:alphabetical-index-mark-start text:id="IMark118455464"/>Hipparcos<text:alphabetical-index-mark-end text:id="IMark118455464"/><text:alphabetical-index-mark-end text:id="IMark115542152"/><text:alphabetical-index-mark-end text:id="IMark101348552"/> <text:alphabetical-index-mark-start text:id="IMark121108616"/><text:alphabetical-index-mark-start text:id="IMark110442088"/><text:alphabetical-index-mark-start text:id="IMark93389992"/>catalog<text:alphabetical-index-mark-end text:id="IMark93389992"/><text:alphabetical-index-mark-end text:id="IMark110442088"/><text:alphabetical-index-mark-end text:id="IMark121108616"/><text:span text:style-name="T326">[6.11.]</text:span> or <text:alphabetical-index-mark-start text:id="IMark112424648"/><text:alphabetical-index-mark-start text:id="IMark113288008"/><text:alphabetical-index-mark-start text:id="IMark105017112"/><text:alphabetical-index-mark-start text:id="IMark111570232"/><text:alphabetical-index-mark-start text:id="IMark118395400"/><text:alphabetical-index-mark-start text:id="IMark94200328"/>Celestia<text:alphabetical-index-mark-end text:id="IMark94200328"/><text:alphabetical-index-mark-end text:id="IMark118395400"/><text:alphabetical-index-mark-end text:id="IMark111570232"/><text:alphabetical-index-mark-end text:id="IMark105017112"/><text:alphabetical-index-mark-end text:id="IMark113288008"/><text:alphabetical-index-mark-end text:id="IMark112424648"/> <text:alphabetical-index-mark-start text:id="IMark96661768"/><text:alphabetical-index-mark-start text:id="IMark104653272"/>file<text:alphabetical-index-mark-end text:id="IMark104653272"/><text:alphabetical-index-mark-end text:id="IMark96661768"/>s<text:span text:style-name="T326">[6.10.]</text:span> in <text:alphabetical-index-mark-start text:id="IMark110306488"/><text:alphabetical-index-mark-start text:id="IMark97838216"/><text:alphabetical-index-mark-start text:id="IMark109197688"/>order<text:alphabetical-index-mark-end text:id="IMark109197688"/><text:alphabetical-index-mark-end text:id="IMark97838216"/><text:alphabetical-index-mark-end text:id="IMark110306488"/> to produce new simu<text:alphabetical-index-mark-start text:id="IMark114676840"/>lat<text:alphabetical-index-mark-end text:id="IMark114676840"/>ion <text:alphabetical-index-mark-start text:id="IMark60798584"/><text:alphabetical-index-mark-start text:id="IMark104602808"/><text:alphabetical-index-mark-start text:id="IMark113213800"/>scenario<text:alphabetical-index-mark-end text:id="IMark113213800"/><text:alphabetical-index-mark-end text:id="IMark104602808"/><text:alphabetical-index-mark-end text:id="IMark60798584"/>s on the fly, <text:alphabetical-index-mark-start text:id="IMark113961384"/><text:alphabetical-index-mark-start text:id="IMark113212040"/>base<text:alphabetical-index-mark-end text:id="IMark113212040"/><text:alphabetical-index-mark-end text:id="IMark113961384"/>d on any sort of existing start <text:alphabetical-index-mark-start text:id="IMark112344840"/><text:alphabetical-index-mark-start text:id="IMark112433304"/><text:alphabetical-index-mark-start text:id="IMark94129288"/>system<text:alphabetical-index-mark-end text:id="IMark94129288"/><text:alphabetical-index-mark-end text:id="IMark112433304"/><text:alphabetical-index-mark-end text:id="IMark112344840"/>. Reading and storing <text:alphabetical-index-mark-start text:id="IMark104441960"/><text:alphabetical-index-mark-start text:id="IMark111758728"/>data<text:alphabetical-index-mark-end text:id="IMark111758728"/><text:alphabetical-index-mark-end text:id="IMark104441960"/> into a <text:alphabetical-index-mark-start text:id="IMark110535096"/><text:alphabetical-index-mark-start text:id="IMark118163272"/><text:alphabetical-index-mark-start text:id="IMark99148072"/><text:alphabetical-index-mark-start text:id="IMark116954664"/>re<text:alphabetical-index-mark-start text:id="IMark112780488"/>l<text:alphabetical-index-mark-end text:id="IMark116954664"/>at<text:alphabetical-index-mark-end text:id="IMark112780488"/>ional<text:alphabetical-index-mark-end text:id="IMark99148072"/><text:alphabetical-index-mark-end text:id="IMark118163272"/><text:alphabetical-index-mark-end text:id="IMark110535096"/> <text:alphabetical-index-mark-start text:id="IMark117153944"/><text:alphabetical-index-mark-start text:id="IMark118435368"/><text:alphabetical-index-mark-start text:id="IMark121113672"/><text:alphabetical-index-mark-start text:id="IMark108810472"/><text:alphabetical-index-mark-start text:id="IMark94418104"/>data<text:alphabetical-index-mark-end text:id="IMark94418104"/><text:alphabetical-index-mark-end text:id="IMark108810472"/><text:alphabetical-index-mark-start text:id="IMark111506664"/><text:alphabetical-index-mark-start text:id="IMark94847784"/>base<text:alphabetical-index-mark-end text:id="IMark94847784"/><text:alphabetical-index-mark-end text:id="IMark111506664"/><text:alphabetical-index-mark-end text:id="IMark121113672"/><text:alphabetical-index-mark-end text:id="IMark118435368"/><text:alphabetical-index-mark-end text:id="IMark117153944"/> from such <text:alphabetical-index-mark-start text:id="IMark118426664"/><text:alphabetical-index-mark-start text:id="IMark110693912"/><text:alphabetical-index-mark-start text:id="IMark98245384"/>source<text:alphabetical-index-mark-end text:id="IMark98245384"/><text:alphabetical-index-mark-end text:id="IMark110693912"/><text:alphabetical-index-mark-end text:id="IMark118426664"/>s is not problematic. Also ran some experiments in this regard using <text:alphabetical-index-mark-start text:id="IMark109053208"/><text:alphabetical-index-mark-start text:id="IMark95815736"/><text:alphabetical-index-mark-start text:id="IMark112756152"/><text:alphabetical-index-mark-start text:id="IMark93007448"/><text:alphabetical-index-mark-start text:id="IMark112457976"/><text:alphabetical-index-mark-start text:id="IMark111214056"/>Celestia<text:alphabetical-index-mark-end text:id="IMark111214056"/><text:alphabetical-index-mark-end text:id="IMark112457976"/><text:alphabetical-index-mark-end text:id="IMark93007448"/><text:alphabetical-index-mark-end text:id="IMark112756152"/><text:alphabetical-index-mark-end text:id="IMark95815736"/><text:alphabetical-index-mark-end text:id="IMark109053208"/>’s <text:alphabetical-index-mark-start text:id="IMark97003032"/><text:alphabetical-index-mark-start text:id="IMark116193000"/><text:alphabetical-index-mark-start text:id="IMark113569304"/>f<text:alphabetical-index-mark-start text:id="IMark113781064"/>lat<text:alphabetical-index-mark-end text:id="IMark113781064"/><text:alphabetical-index-mark-end text:id="IMark113569304"/><text:alphabetical-index-mark-end text:id="IMark116193000"/><text:alphabetical-index-mark-end text:id="IMark97003032"/> <text:alphabetical-index-mark-start text:id="IMark118444072"/><text:alphabetical-index-mark-start text:id="IMark115188568"/>file<text:alphabetical-index-mark-end text:id="IMark115188568"/><text:alphabetical-index-mark-end text:id="IMark118444072"/>s. Importing such <text:alphabetical-index-mark-start text:id="IMark117746184"/><text:alphabetical-index-mark-start text:id="IMark100751352"/>data<text:alphabetical-index-mark-end text:id="IMark100751352"/><text:alphabetical-index-mark-end text:id="IMark117746184"/> worked very well, but again, in <text:alphabetical-index-mark-start text:id="IMark115488040"/><text:alphabetical-index-mark-start text:id="IMark70803912"/><text:alphabetical-index-mark-start text:id="IMark116207256"/>order<text:alphabetical-index-mark-end text:id="IMark116207256"/><text:alphabetical-index-mark-end text:id="IMark70803912"/><text:alphabetical-index-mark-end text:id="IMark115488040"/> to focus and simplify thei project I decided not to include such capabilities in this <text:alphabetical-index-mark-start text:id="IMark105739416"/><text:alphabetical-index-mark-start text:id="IMark99086584"/><text:alphabetical-index-mark-start text:id="IMark111163192"/>version<text:alphabetical-index-mark-end text:id="IMark111163192"/><text:alphabetical-index-mark-end text:id="IMark99086584"/><text:alphabetical-index-mark-end text:id="IMark105739416"/> of <text:alphabetical-index-mark-start text:id="IMark90557112"/><text:alphabetical-index-mark-start text:id="IMark109577160"/><text:alphabetical-index-mark-start text:id="IMark88054040"/><text:alphabetical-index-mark-start text:id="IMark69861896"/>DGIII<text:alphabetical-index-mark-end text:id="IMark69861896"/><text:alphabetical-index-mark-start text:id="IMark115955928"/>AI<text:alphabetical-index-mark-end text:id="IMark115955928"/><text:alphabetical-index-mark-end text:id="IMark88054040"/><text:alphabetical-index-mark-end text:id="IMark109577160"/><text:alphabetical-index-mark-end text:id="IMark90557112"/></text:p>
      <text:p text:style-name="Text_20_body"/>
      <text:p text:style-name="Text_20_body"><text:alphabetical-index-mark-start text:id="IMark113915336"/><text:alphabetical-index-mark-start text:id="IMark115360312"/><text:alphabetical-index-mark-start text:id="IMark100087048"/><text:span text:style-name="T201">Exsys</text:span><text:alphabetical-index-mark-end text:id="IMark100087048"/><text:alphabetical-index-mark-end text:id="IMark115360312"/><text:alphabetical-index-mark-end text:id="IMark113915336"/> essentially runs once on each <text:alphabetical-index-mark-start text:id="IMark111114152"/><text:alphabetical-index-mark-start text:id="IMark112635224"/><text:alphabetical-index-mark-start text:id="IMark112657064"/><text:span text:style-name="T123">clbkPostStep</text:span><text:alphabetical-index-mark-end text:id="IMark112657064"/><text:alphabetical-index-mark-end text:id="IMark112635224"/><text:alphabetical-index-mark-end text:id="IMark111114152"/><text:span text:style-name="T79"> </text:span>call. Since this <text:alphabetical-index-mark-start text:id="IMark100973160"/><text:alphabetical-index-mark-start text:id="IMark100759672"/><text:alphabetical-index-mark-start text:id="IMark118368424"/>function<text:alphabetical-index-mark-end text:id="IMark118368424"/><text:alphabetical-index-mark-end text:id="IMark100759672"/><text:alphabetical-index-mark-end text:id="IMark100973160"/> is called repeatedly during the simu<text:alphabetical-index-mark-start text:id="IMark115067608"/>lat<text:alphabetical-index-mark-end text:id="IMark115067608"/>ion, <text:span text:style-name="T199">so does the </text:span><text:alphabetical-index-mark-start text:id="IMark110558424"/><text:alphabetical-index-mark-start text:id="IMark109486792"/><text:alphabetical-index-mark-start text:id="IMark111540920"/><text:span text:style-name="T199">ES</text:span><text:alphabetical-index-mark-end text:id="IMark111540920"/><text:alphabetical-index-mark-end text:id="IMark109486792"/><text:alphabetical-index-mark-end text:id="IMark110558424"/><text:span text:style-name="T199">. On each </text:span><text:alphabetical-index-mark-start text:id="IMark109148520"/><text:alphabetical-index-mark-start text:id="IMark95344536"/><text:alphabetical-index-mark-start text:id="IMark118353032"/><text:span text:style-name="T199">iteration</text:span><text:alphabetical-index-mark-end text:id="IMark118353032"/><text:alphabetical-index-mark-end text:id="IMark95344536"/><text:alphabetical-index-mark-end text:id="IMark109148520"/><text:span text:style-name="T199">, the </text:span><text:alphabetical-index-mark-start text:id="IMark94325384"/><text:alphabetical-index-mark-start text:id="IMark111235144"/><text:alphabetical-index-mark-start text:id="IMark117069528"/><text:span text:style-name="T199">ES</text:span><text:alphabetical-index-mark-end text:id="IMark117069528"/><text:alphabetical-index-mark-end text:id="IMark111235144"/><text:alphabetical-index-mark-end text:id="IMark94325384"/><text:span text:style-name="T199"> reads each </text:span><text:alphabetical-index-mark-start text:id="IMark118194456"/><text:alphabetical-index-mark-start text:id="IMark101167016"/><text:alphabetical-index-mark-start text:id="IMark92260040"/><text:span text:style-name="T199">rule</text:span><text:alphabetical-index-mark-end text:id="IMark92260040"/><text:alphabetical-index-mark-end text:id="IMark101167016"/><text:alphabetical-index-mark-end text:id="IMark118194456"/><text:span text:style-name="T199"> contained in the </text:span><text:alphabetical-index-mark-start text:id="IMark114210616"/><text:alphabetical-index-mark-start text:id="IMark94934744"/><text:alphabetical-index-mark-start text:id="IMark111059160"/><text:span text:style-name="T199">table</text:span><text:alphabetical-index-mark-end text:id="IMark111059160"/><text:alphabetical-index-mark-end text:id="IMark94934744"/><text:alphabetical-index-mark-end text:id="IMark114210616"/><text:span text:style-name="T199"> </text:span><text:alphabetical-index-mark-start text:id="IMark111039432"/><text:alphabetical-index-mark-start text:id="IMark118602392"/><text:alphabetical-index-mark-start text:id="IMark102149192"/><text:span text:style-name="T92">sde_</text:span><text:alphabetical-index-mark-start text:id="IMark98225576"/><text:alphabetical-index-mark-start text:id="IMark94508808"/><text:alphabetical-index-mark-start text:id="IMark97028616"/><text:span text:style-name="T92">rule</text:span><text:alphabetical-index-mark-end text:id="IMark97028616"/><text:alphabetical-index-mark-end text:id="IMark94508808"/><text:alphabetical-index-mark-end text:id="IMark98225576"/><text:span text:style-name="T92">s</text:span><text:alphabetical-index-mark-end text:id="IMark102149192"/><text:alphabetical-index-mark-end text:id="IMark118602392"/><text:alphabetical-index-mark-end text:id="IMark111039432"/><text:span text:style-name="T199">, sees if the </text:span><text:alphabetical-index-mark-start text:id="IMark117405880"/><text:alphabetical-index-mark-start text:id="IMark112969960"/><text:alphabetical-index-mark-start text:id="IMark92520232"/><text:span text:style-name="T199">rule</text:span><text:alphabetical-index-mark-end text:id="IMark92520232"/><text:alphabetical-index-mark-end text:id="IMark112969960"/><text:alphabetical-index-mark-end text:id="IMark117405880"/><text:span text:style-name="T199">s apply to the </text:span><text:alphabetical-index-mark-start text:id="IMark112729272"/><text:alphabetical-index-mark-start text:id="IMark112745576"/><text:span text:style-name="T199">data</text:span><text:alphabetical-index-mark-end text:id="IMark112745576"/><text:alphabetical-index-mark-end text:id="IMark112729272"/><text:span text:style-name="T199"> contained in the </text:span><text:alphabetical-index-mark-start text:id="IMark112478888"/><text:alphabetical-index-mark-start text:id="IMark118457128"/><text:alphabetical-index-mark-start text:id="IMark88001544"/><text:span text:style-name="T199">table</text:span><text:alphabetical-index-mark-end text:id="IMark88001544"/><text:alphabetical-index-mark-end text:id="IMark118457128"/><text:alphabetical-index-mark-end text:id="IMark112478888"/><text:span text:style-name="T199"> </text:span><text:span text:style-name="T92">sde_</text:span><text:alphabetical-index-mark-start text:id="IMark115811832"/><text:alphabetical-index-mark-start text:id="IMark108019848"/><text:alphabetical-index-mark-start text:id="IMark118436152"/><text:span text:style-name="T92">fact</text:span><text:alphabetical-index-mark-end text:id="IMark118436152"/><text:alphabetical-index-mark-end text:id="IMark108019848"/><text:alphabetical-index-mark-end text:id="IMark115811832"/><text:span text:style-name="T92">s</text:span><text:span text:style-name="T199">, and modifies some of those </text:span><text:alphabetical-index-mark-start text:id="IMark112101512"/><text:alphabetical-index-mark-start text:id="IMark109796664"/><text:alphabetical-index-mark-start text:id="IMark101452600"/><text:span text:style-name="T199">fact</text:span><text:alphabetical-index-mark-end text:id="IMark101452600"/><text:alphabetical-index-mark-end text:id="IMark109796664"/><text:alphabetical-index-mark-end text:id="IMark112101512"/><text:span text:style-name="T199">s or </text:span><text:alphabetical-index-mark-start text:id="IMark113844664"/><text:alphabetical-index-mark-start text:id="IMark110958088"/><text:alphabetical-index-mark-start text:id="IMark109962808"/><text:span text:style-name="T199">rule</text:span><text:alphabetical-index-mark-end text:id="IMark109962808"/><text:alphabetical-index-mark-end text:id="IMark110958088"/><text:alphabetical-index-mark-end text:id="IMark113844664"/><text:span text:style-name="T199">s, </text:span><text:alphabetical-index-mark-start text:id="IMark93224120"/><text:alphabetical-index-mark-start text:id="IMark114599336"/><text:alphabetical-index-mark-start text:id="IMark115776488"/><text:alphabetical-index-mark-start text:id="IMark70911848"/><text:alphabetical-index-mark-start text:id="IMark108087448"/><text:alphabetical-index-mark-start text:id="IMark92771256"/><text:span text:style-name="T199">delete</text:span><text:alphabetical-index-mark-end text:id="IMark92771256"/><text:alphabetical-index-mark-end text:id="IMark108087448"/><text:alphabetical-index-mark-end text:id="IMark70911848"/><text:alphabetical-index-mark-end text:id="IMark115776488"/><text:alphabetical-index-mark-end text:id="IMark114599336"/><text:alphabetical-index-mark-end text:id="IMark93224120"/><text:span text:style-name="T199">s them or add new ones,so that in the next </text:span><text:alphabetical-index-mark-start text:id="IMark114600792"/><text:alphabetical-index-mark-start text:id="IMark113699640"/><text:alphabetical-index-mark-start text:id="IMark90334376"/><text:span text:style-name="T199">iteration</text:span><text:alphabetical-index-mark-end text:id="IMark90334376"/><text:alphabetical-index-mark-end text:id="IMark113699640"/><text:alphabetical-index-mark-end text:id="IMark114600792"/><text:span text:style-name="T199"> the </text:span><text:alphabetical-index-mark-start text:id="IMark97075960"/><text:alphabetical-index-mark-start text:id="IMark114114904"/><text:alphabetical-index-mark-start text:id="IMark109362680"/><text:span text:style-name="T199">behavior</text:span><text:alphabetical-index-mark-end text:id="IMark109362680"/><text:alphabetical-index-mark-end text:id="IMark114114904"/><text:alphabetical-index-mark-end text:id="IMark97075960"/><text:span text:style-name="T199"> of the </text:span><text:alphabetical-index-mark-start text:id="IMark100019592"/><text:alphabetical-index-mark-start text:id="IMark95651736"/><text:alphabetical-index-mark-start text:id="IMark95261208"/><text:span text:style-name="T199">system</text:span><text:alphabetical-index-mark-end text:id="IMark95261208"/><text:alphabetical-index-mark-end text:id="IMark95651736"/><text:alphabetical-index-mark-end text:id="IMark100019592"/><text:span text:style-name="T199"> will be different.</text:span></text:p>
      <text:p text:style-name="Text_20_body"/>
      <text:p text:style-name="Text_20_body">It is important to stress that <text:alphabetical-index-mark-start text:id="IMark112413848"/><text:alphabetical-index-mark-start text:id="IMark114486632"/><text:alphabetical-index-mark-start text:id="IMark109628456"/>rule<text:alphabetical-index-mark-end text:id="IMark109628456"/><text:alphabetical-index-mark-end text:id="IMark114486632"/><text:alphabetical-index-mark-end text:id="IMark112413848"/>s are <text:alphabetical-index-mark-start text:id="IMark115369704"/><text:alphabetical-index-mark-start text:id="IMark97071272"/><text:alphabetical-index-mark-start text:id="IMark114031096"/>load<text:alphabetical-index-mark-end text:id="IMark114031096"/><text:alphabetical-index-mark-end text:id="IMark97071272"/><text:alphabetical-index-mark-end text:id="IMark115369704"/>ed ad <text:alphabetical-index-mark-start text:id="IMark96167288"/><text:alphabetical-index-mark-start text:id="IMark115297384"/><text:alphabetical-index-mark-start text:id="IMark115762344"/>un<text:alphabetical-index-mark-start text:id="IMark112880456"/><text:alphabetical-index-mark-start text:id="IMark118029992"/><text:alphabetical-index-mark-start text:id="IMark101168744"/>load<text:alphabetical-index-mark-end text:id="IMark101168744"/><text:alphabetical-index-mark-end text:id="IMark118029992"/><text:alphabetical-index-mark-end text:id="IMark112880456"/><text:alphabetical-index-mark-end text:id="IMark115762344"/><text:alphabetical-index-mark-end text:id="IMark115297384"/><text:alphabetical-index-mark-end text:id="IMark96167288"/>ed into <text:span text:style-name="T82">sde_</text:span><text:alphabetical-index-mark-start text:id="IMark111452040"/><text:alphabetical-index-mark-start text:id="IMark110724632"/><text:alphabetical-index-mark-start text:id="IMark116579592"/><text:span text:style-name="T82">fact</text:span><text:alphabetical-index-mark-end text:id="IMark116579592"/><text:alphabetical-index-mark-end text:id="IMark110724632"/><text:alphabetical-index-mark-end text:id="IMark111452040"/><text:span text:style-name="T82">s</text:span> dynamically, but that doesn’t mean that they are <text:alphabetical-index-mark-start text:id="IMark102205080"/><text:alphabetical-index-mark-start text:id="IMark57793304"/><text:alphabetical-index-mark-start text:id="IMark107737672"/><text:alphabetical-index-mark-start text:id="IMark111741160"/><text:alphabetical-index-mark-start text:id="IMark96868392"/><text:alphabetical-index-mark-start text:id="IMark97015480"/>delete<text:alphabetical-index-mark-end text:id="IMark97015480"/><text:alphabetical-index-mark-end text:id="IMark96868392"/><text:alphabetical-index-mark-end text:id="IMark111741160"/><text:alphabetical-index-mark-end text:id="IMark107737672"/><text:alphabetical-index-mark-end text:id="IMark57793304"/><text:alphabetical-index-mark-end text:id="IMark102205080"/>d from the <text:alphabetical-index-mark-start text:id="IMark113799000"/><text:alphabetical-index-mark-start text:id="IMark92949512"/><text:alphabetical-index-mark-start text:id="IMark101865928"/>system<text:alphabetical-index-mark-end text:id="IMark101865928"/><text:alphabetical-index-mark-end text:id="IMark92949512"/><text:alphabetical-index-mark-end text:id="IMark113799000"/>. <text:alphabetical-index-mark-start text:id="IMark94411832"/><text:alphabetical-index-mark-start text:id="IMark113709256"/><text:alphabetical-index-mark-start text:id="IMark101147976"/>Rule<text:alphabetical-index-mark-end text:id="IMark101147976"/><text:alphabetical-index-mark-end text:id="IMark113709256"/><text:alphabetical-index-mark-end text:id="IMark94411832"/>s are kept in a <text:alphabetical-index-mark-start text:id="IMark102542392"/>lon<text:alphabetical-index-mark-end text:id="IMark102542392"/>g term <text:alphabetical-index-mark-start text:id="IMark101370792"/><text:alphabetical-index-mark-start text:id="IMark109068056"/><text:alphabetical-index-mark-start text:id="IMark112886008"/>storage<text:alphabetical-index-mark-end text:id="IMark112886008"/><text:alphabetical-index-mark-end text:id="IMark109068056"/><text:alphabetical-index-mark-end text:id="IMark101370792"/> <text:alphabetical-index-mark-start text:id="IMark115713496"/><text:alphabetical-index-mark-start text:id="IMark112479592"/><text:alphabetical-index-mark-start text:id="IMark109728696"/>table<text:alphabetical-index-mark-end text:id="IMark109728696"/><text:alphabetical-index-mark-end text:id="IMark112479592"/><text:alphabetical-index-mark-end text:id="IMark115713496"/>.</text:p>
      <text:p text:style-name="Text_20_body"/>
      <text:p text:style-name="Text_20_body"><text:soft-page-break/><text:alphabetical-index-mark-start text:id="IMark112442760"/><text:alphabetical-index-mark-start text:id="IMark117143592"/><text:alphabetical-index-mark-start text:id="IMark93304616"/>Table<text:alphabetical-index-mark-end text:id="IMark93304616"/><text:alphabetical-index-mark-end text:id="IMark117143592"/><text:alphabetical-index-mark-end text:id="IMark112442760"/> <text:alphabetical-index-mark-start text:id="IMark113719368"/><text:alphabetical-index-mark-start text:id="IMark93957704"/><text:alphabetical-index-mark-start text:id="IMark116420104"/><text:span text:style-name="T82">sde_</text:span><text:alphabetical-index-mark-start text:id="IMark107755192"/><text:alphabetical-index-mark-start text:id="IMark96671768"/><text:alphabetical-index-mark-start text:id="IMark113596344"/><text:span text:style-name="T82">rule</text:span><text:alphabetical-index-mark-end text:id="IMark113596344"/><text:alphabetical-index-mark-end text:id="IMark96671768"/><text:alphabetical-index-mark-end text:id="IMark107755192"/><text:span text:style-name="T82">s</text:span><text:alphabetical-index-mark-end text:id="IMark116420104"/><text:alphabetical-index-mark-end text:id="IMark93957704"/><text:alphabetical-index-mark-end text:id="IMark113719368"/> only contains during any given <text:alphabetical-index-mark-start text:id="IMark98428856"/><text:alphabetical-index-mark-start text:id="IMark112402376"/><text:alphabetical-index-mark-start text:id="IMark110399992"/>iteration<text:alphabetical-index-mark-end text:id="IMark110399992"/><text:alphabetical-index-mark-end text:id="IMark112402376"/><text:alphabetical-index-mark-end text:id="IMark98428856"/> the <text:alphabetical-index-mark-start text:id="IMark97987368"/><text:alphabetical-index-mark-start text:id="IMark108692440"/><text:alphabetical-index-mark-start text:id="IMark101870600"/>rule<text:alphabetical-index-mark-end text:id="IMark101870600"/><text:alphabetical-index-mark-end text:id="IMark108692440"/><text:alphabetical-index-mark-end text:id="IMark97987368"/>s applicable to those specific circumstances in <text:alphabetical-index-mark-start text:id="IMark101260504"/><text:alphabetical-index-mark-start text:id="IMark94474664"/><text:alphabetical-index-mark-start text:id="IMark110144248"/>order<text:alphabetical-index-mark-end text:id="IMark110144248"/><text:alphabetical-index-mark-end text:id="IMark94474664"/><text:alphabetical-index-mark-end text:id="IMark101260504"/> to increase <text:alphabetical-index-mark-start text:id="IMark111648888"/><text:alphabetical-index-mark-start text:id="IMark117068456"/><text:alphabetical-index-mark-start text:id="IMark93927672"/>performance<text:alphabetical-index-mark-end text:id="IMark93927672"/><text:alphabetical-index-mark-end text:id="IMark117068456"/><text:alphabetical-index-mark-end text:id="IMark111648888"/>. Each <text:alphabetical-index-mark-start text:id="IMark111991560"/><text:alphabetical-index-mark-start text:id="IMark114961720"/><text:alphabetical-index-mark-start text:id="IMark93506280"/>rule<text:alphabetical-index-mark-end text:id="IMark93506280"/><text:alphabetical-index-mark-end text:id="IMark114961720"/><text:alphabetical-index-mark-end text:id="IMark111991560"/> is comprised essentially of a <text:alphabetical-index-mark-start text:id="IMark96724376"/><text:alphabetical-index-mark-start text:id="IMark101281672"/><text:alphabetical-index-mark-start text:id="IMark110615272"/>condition<text:alphabetical-index-mark-end text:id="IMark110615272"/><text:alphabetical-index-mark-end text:id="IMark101281672"/><text:alphabetical-index-mark-end text:id="IMark96724376"/> and an <text:alphabetical-index-mark-start text:id="IMark109020232"/><text:alphabetical-index-mark-start text:id="IMark93752456"/><text:alphabetical-index-mark-start text:id="IMark110817672"/>action<text:alphabetical-index-mark-end text:id="IMark110817672"/><text:alphabetical-index-mark-end text:id="IMark93752456"/><text:alphabetical-index-mark-end text:id="IMark109020232"/>. If the <text:alphabetical-index-mark-start text:id="IMark109586664"/><text:alphabetical-index-mark-start text:id="IMark115977224"/><text:alphabetical-index-mark-start text:id="IMark112817192"/>condition<text:alphabetical-index-mark-end text:id="IMark112817192"/><text:alphabetical-index-mark-end text:id="IMark115977224"/><text:alphabetical-index-mark-end text:id="IMark109586664"/> is met, then the <text:alphabetical-index-mark-start text:id="IMark115890104"/><text:alphabetical-index-mark-start text:id="IMark108223112"/><text:alphabetical-index-mark-start text:id="IMark99632424"/>action<text:alphabetical-index-mark-end text:id="IMark99632424"/><text:alphabetical-index-mark-end text:id="IMark108223112"/><text:alphabetical-index-mark-end text:id="IMark115890104"/> is <text:alphabetical-index-mark-start text:id="IMark110368280"/><text:alphabetical-index-mark-start text:id="IMark100705208"/>execute<text:alphabetical-index-mark-end text:id="IMark100705208"/><text:alphabetical-index-mark-end text:id="IMark110368280"/>d. </text:p>
      <text:p text:style-name="Text_20_body"/>
      <text:p text:style-name="Text_20_body">For <text:alphabetical-index-mark-start text:id="IMark115741224"/><text:alphabetical-index-mark-start text:id="IMark109948536"/><text:alphabetical-index-mark-start text:id="IMark109770248"/>example<text:alphabetical-index-mark-end text:id="IMark109770248"/><text:alphabetical-index-mark-end text:id="IMark109948536"/><text:alphabetical-index-mark-end text:id="IMark115741224"/>, if given a <text:span text:style-name="T200">certain </text:span><text:alphabetical-index-mark-start text:id="IMark115027608"/><text:alphabetical-index-mark-start text:id="IMark111373592"/><text:span text:style-name="T200">speed</text:span><text:alphabetical-index-mark-end text:id="IMark111373592"/><text:alphabetical-index-mark-end text:id="IMark115027608"/><text:span text:style-name="T200"> an over</text:span><text:alphabetical-index-mark-start text:id="IMark116172200"/><text:alphabetical-index-mark-start text:id="IMark115834360"/><text:span text:style-name="T200">speed</text:span><text:alphabetical-index-mark-end text:id="IMark115834360"/><text:alphabetical-index-mark-end text:id="IMark116172200"/><text:span text:style-name="T200"> </text:span><text:alphabetical-index-mark-start text:id="IMark90411176"/><text:alphabetical-index-mark-start text:id="IMark117959752"/><text:alphabetical-index-mark-start text:id="IMark121108616"/><text:span text:style-name="T200">condition</text:span><text:alphabetical-index-mark-end text:id="IMark121108616"/><text:alphabetical-index-mark-end text:id="IMark117959752"/><text:alphabetical-index-mark-end text:id="IMark90411176"/><text:span text:style-name="T200"> is met, </text:span><text:alphabetical-index-mark-start text:id="IMark110442088"/><text:alphabetical-index-mark-start text:id="IMark93389992"/><text:span text:style-name="T200">base</text:span><text:alphabetical-index-mark-end text:id="IMark93389992"/><text:alphabetical-index-mark-end text:id="IMark110442088"/><text:span text:style-name="T200">d on the </text:span><text:alphabetical-index-mark-start text:id="IMark101348552"/><text:alphabetical-index-mark-start text:id="IMark115542152"/><text:span text:style-name="T200">speed</text:span><text:alphabetical-index-mark-end text:id="IMark115542152"/><text:alphabetical-index-mark-end text:id="IMark101348552"/><text:span text:style-name="T200"> </text:span><text:alphabetical-index-mark-start text:id="IMark118455464"/><text:alphabetical-index-mark-start text:id="IMark114938776"/><text:span text:style-name="T200">data</text:span><text:alphabetical-index-mark-end text:id="IMark114938776"/><text:alphabetical-index-mark-end text:id="IMark118455464"/><text:span text:style-name="T200"> contained in </text:span><text:alphabetical-index-mark-start text:id="IMark98657592"/><text:alphabetical-index-mark-start text:id="IMark79022664"/><text:alphabetical-index-mark-start text:id="IMark58437096"/><text:span text:style-name="T91">sde_</text:span><text:alphabetical-index-mark-start text:id="IMark96158232"/><text:alphabetical-index-mark-start text:id="IMark115318152"/><text:alphabetical-index-mark-start text:id="IMark116475256"/><text:span text:style-name="T91">rule</text:span><text:alphabetical-index-mark-end text:id="IMark116475256"/><text:alphabetical-index-mark-end text:id="IMark115318152"/><text:alphabetical-index-mark-end text:id="IMark96158232"/><text:span text:style-name="T91">s</text:span><text:alphabetical-index-mark-end text:id="IMark58437096"/><text:alphabetical-index-mark-end text:id="IMark79022664"/><text:alphabetical-index-mark-end text:id="IMark98657592"/><text:span text:style-name="T200">, plus the </text:span><text:alphabetical-index-mark-start text:id="IMark96661768"/><text:span text:style-name="T200">max</text:span><text:alphabetical-index-mark-end text:id="IMark96661768"/><text:span text:style-name="T200">imum </text:span><text:alphabetical-index-mark-start text:id="IMark104653272"/><text:alphabetical-index-mark-start text:id="IMark112424648"/><text:span text:style-name="T200">speed</text:span><text:alphabetical-index-mark-end text:id="IMark112424648"/><text:alphabetical-index-mark-end text:id="IMark104653272"/><text:span text:style-name="T200"> allowed for the </text:span><text:alphabetical-index-mark-start text:id="IMark113288008"/><text:alphabetical-index-mark-start text:id="IMark105017112"/><text:alphabetical-index-mark-start text:id="IMark111570232"/><text:span text:style-name="T200">flight</text:span><text:alphabetical-index-mark-end text:id="IMark111570232"/><text:alphabetical-index-mark-end text:id="IMark105017112"/><text:alphabetical-index-mark-end text:id="IMark113288008"/><text:span text:style-name="T200"> </text:span><text:alphabetical-index-mark-start text:id="IMark118395400"/><text:alphabetical-index-mark-start text:id="IMark94200328"/><text:alphabetical-index-mark-start text:id="IMark113938920"/><text:span text:style-name="T200">condition</text:span><text:alphabetical-index-mark-end text:id="IMark113938920"/><text:alphabetical-index-mark-end text:id="IMark94200328"/><text:alphabetical-index-mark-end text:id="IMark118395400"/><text:span text:style-name="T200"> in which the ship is in, then an </text:span><text:alphabetical-index-mark-start text:id="IMark108885000"/><text:alphabetical-index-mark-start text:id="IMark98601464"/><text:alphabetical-index-mark-start text:id="IMark112290472"/><text:span text:style-name="T200">action</text:span><text:alphabetical-index-mark-end text:id="IMark112290472"/><text:alphabetical-index-mark-end text:id="IMark98601464"/><text:alphabetical-index-mark-end text:id="IMark108885000"/><text:span text:style-name="T200"> implying a reduction of thrust </text:span><text:alphabetical-index-mark-start text:id="IMark110120792"/><text:alphabetical-index-mark-start text:id="IMark109577160"/><text:alphabetical-index-mark-start text:id="IMark90557112"/><text:span text:style-name="T200">level</text:span><text:alphabetical-index-mark-end text:id="IMark90557112"/><text:alphabetical-index-mark-end text:id="IMark109577160"/><text:alphabetical-index-mark-end text:id="IMark110120792"/><text:span text:style-name="T200"> might be applied and the corresponding </text:span><text:alphabetical-index-mark-start text:id="IMark88054040"/><text:alphabetical-index-mark-start text:id="IMark115955928"/><text:alphabetical-index-mark-start text:id="IMark69861896"/><text:span text:style-name="T200">value</text:span><text:alphabetical-index-mark-end text:id="IMark69861896"/><text:alphabetical-index-mark-end text:id="IMark115955928"/><text:alphabetical-index-mark-end text:id="IMark88054040"/><text:span text:style-name="T200"> in </text:span><text:span text:style-name="T91">sde_</text:span><text:alphabetical-index-mark-start text:id="IMark105739416"/><text:alphabetical-index-mark-start text:id="IMark99086584"/><text:alphabetical-index-mark-start text:id="IMark111163192"/><text:span text:style-name="T91">fact</text:span><text:alphabetical-index-mark-end text:id="IMark111163192"/><text:alphabetical-index-mark-end text:id="IMark99086584"/><text:alphabetical-index-mark-end text:id="IMark105739416"/><text:span text:style-name="T91">s</text:span><text:span text:style-name="T200"> is modified. On the final part of the </text:span><text:alphabetical-index-mark-start text:id="IMark115488040"/><text:alphabetical-index-mark-start text:id="IMark70803912"/><text:alphabetical-index-mark-start text:id="IMark116207256"/><text:span text:style-name="T200">iteration</text:span><text:alphabetical-index-mark-end text:id="IMark116207256"/><text:alphabetical-index-mark-end text:id="IMark70803912"/><text:alphabetical-index-mark-end text:id="IMark115488040"/><text:span text:style-name="T200">, the new </text:span><text:alphabetical-index-mark-start text:id="IMark117746184"/><text:alphabetical-index-mark-start text:id="IMark100751352"/><text:alphabetical-index-mark-start text:id="IMark118444072"/><text:span text:style-name="T200">value</text:span><text:alphabetical-index-mark-end text:id="IMark118444072"/><text:alphabetical-index-mark-end text:id="IMark100751352"/><text:alphabetical-index-mark-end text:id="IMark117746184"/><text:span text:style-name="T200">s are passed to the applicable </text:span><text:alphabetical-index-mark-start text:id="IMark115188568"/><text:alphabetical-index-mark-start text:id="IMark97003032"/><text:alphabetical-index-mark-start text:id="IMark116193000"/><text:span text:style-name="T200">OAPI</text:span><text:alphabetical-index-mark-end text:id="IMark116193000"/><text:alphabetical-index-mark-end text:id="IMark97003032"/><text:alphabetical-index-mark-end text:id="IMark115188568"/><text:span text:style-name="T200"> </text:span><text:alphabetical-index-mark-start text:id="IMark113569304"/><text:alphabetical-index-mark-start text:id="IMark113781064"/><text:alphabetical-index-mark-start text:id="IMark109053208"/><text:span text:style-name="T200">function</text:span><text:alphabetical-index-mark-end text:id="IMark109053208"/><text:alphabetical-index-mark-end text:id="IMark113781064"/><text:alphabetical-index-mark-end text:id="IMark113569304"/><text:span text:style-name="T200">s as </text:span><text:alphabetical-index-mark-start text:id="IMark95815736"/><text:alphabetical-index-mark-start text:id="IMark112756152"/><text:alphabetical-index-mark-start text:id="IMark93007448"/><text:span text:style-name="T200">argument</text:span><text:alphabetical-index-mark-end text:id="IMark93007448"/><text:alphabetical-index-mark-end text:id="IMark112756152"/><text:alphabetical-index-mark-end text:id="IMark95815736"/><text:span text:style-name="T200">s and hence, thrust is reduced.</text:span></text:p>
      <text:p text:style-name="Text_20_body"/>
      <text:p text:style-name="Text_20_body"/>
      <text:h text:style-name="P40" text:outline-level="3"><text:bookmark-start text:name="__RefHeading___Toc28678_1089028576"/><text:span text:style-name="T1">4.1.1</text:span><text:span text:style-name="T66">1</text:span><text:span text:style-name="T1">. </text:span><text:alphabetical-index-mark-start text:id="IMark104441960"/><text:span text:style-name="T66">Logic</text:span><text:bookmark-end text:name="__RefHeading___Toc28678_1089028576"/><text:alphabetical-index-mark-end text:id="IMark104441960"/></text:h>
      <text:p text:style-name="P32"/>
      <text:p text:style-name="P33">So far the <text:alphabetical-index-mark-start text:id="IMark113213800"/>AIE<text:alphabetical-index-mark-end text:id="IMark113213800"/> works <text:alphabetical-index-mark-start text:id="IMark114676840"/>base<text:alphabetical-index-mark-end text:id="IMark114676840"/>d on <text:alphabetical-index-mark-start text:id="IMark110306488"/>Boolean<text:alphabetical-index-mark-end text:id="IMark110306488"/> <text:alphabetical-index-mark-start text:id="IMark97838216"/>logic<text:alphabetical-index-mark-end text:id="IMark97838216"/>, both implicitly and explicitly. However, since <text:alphabetical-index-mark-start text:id="IMark109197688"/>binary<text:alphabetical-index-mark-end text:id="IMark109197688"/> truth or falsehood is expressed by <text:alphabetical-index-mark-start text:id="IMark110758712"/><text:span text:style-name="T82">Value</text:span><text:alphabetical-index-mark-end text:id="IMark110758712"/><text:span text:style-name="T82"> = 1</text:span> and <text:alphabetical-index-mark-start text:id="IMark116004600"/><text:span text:style-name="T82">Value</text:span><text:alphabetical-index-mark-end text:id="IMark116004600"/><text:span text:style-name="T82"> = 0</text:span>, and being the <text:alphabetical-index-mark-start text:id="IMark108368952"/><text:span text:style-name="T82">Value</text:span><text:alphabetical-index-mark-end text:id="IMark108368952"/> field not <text:alphabetical-index-mark-start text:id="IMark116218216"/>limit<text:alphabetical-index-mark-end text:id="IMark116218216"/>ed to <text:alphabetical-index-mark-start text:id="IMark113219048"/>integer<text:alphabetical-index-mark-end text:id="IMark113219048"/> <text:alphabetical-index-mark-start text:id="IMark112530680"/>number<text:alphabetical-index-mark-end text:id="IMark112530680"/>s, it is possible to develop <text:alphabetical-index-mark-start text:id="IMark114810168"/>nnary<text:alphabetical-index-mark-end text:id="IMark114810168"/> <text:alphabetical-index-mark-start text:id="IMark118310872"/>logic<text:alphabetical-index-mark-end text:id="IMark118310872"/> <text:alphabetical-index-mark-start text:id="IMark99941848"/>system<text:alphabetical-index-mark-end text:id="IMark99941848"/>s on top of a <text:alphabetical-index-mark-start text:id="IMark111496088"/>layer<text:alphabetical-index-mark-end text:id="IMark111496088"/> of the current <text:alphabetical-index-mark-start text:id="IMark115214728"/>Boolean<text:alphabetical-index-mark-end text:id="IMark115214728"/> framework, and treating it as a trivial case of a more complex <text:alphabetical-index-mark-start text:id="IMark113915336"/>logic<text:alphabetical-index-mark-end text:id="IMark113915336"/> construction.</text:p>
      <text:p text:style-name="Text_20_body"/>
      <text:p text:style-name="Text_20_body"/>
      <text:h text:style-name="P40" text:outline-level="3"><text:bookmark-start text:name="__RefHeading___Toc28680_1089028576"/><text:span text:style-name="T1">4.1.1</text:span><text:span text:style-name="T66">2</text:span><text:span text:style-name="T1">. </text:span><text:alphabetical-index-mark-start text:id="IMark115968536"/><text:span text:style-name="T66">Probability</text:span><text:bookmark-end text:name="__RefHeading___Toc28680_1089028576"/><text:alphabetical-index-mark-end text:id="IMark115968536"/></text:h>
      <text:p text:style-name="P32"/>
      <text:p text:style-name="P32">The <text:alphabetical-index-mark-start text:id="IMark117069528"/><text:span text:style-name="T336">AIE</text:span><text:alphabetical-index-mark-end text:id="IMark117069528"/><text:span text:style-name="T336"> works at this point as a trivial case of a </text:span><text:alphabetical-index-mark-start text:id="IMark118194456"/><text:span text:style-name="T336">probability</text:span><text:alphabetical-index-mark-end text:id="IMark118194456"/><text:span text:style-name="T336"> </text:span><text:alphabetical-index-mark-start text:id="IMark101167016"/><text:span text:style-name="T336">system</text:span><text:alphabetical-index-mark-end text:id="IMark101167016"/><text:span text:style-name="T336">, meaning that all </text:span><text:alphabetical-index-mark-start text:id="IMark92260040"/><text:span text:style-name="T336">probabilities</text:span><text:alphabetical-index-mark-end text:id="IMark92260040"/><text:span text:style-name="T336"> associated to </text:span><text:alphabetical-index-mark-start text:id="IMark115432808"/><text:span text:style-name="T336">fact</text:span><text:alphabetical-index-mark-end text:id="IMark115432808"/><text:span text:style-name="T336">s and </text:span><text:alphabetical-index-mark-start text:id="IMark114210616"/><text:span text:style-name="T336">rule</text:span><text:alphabetical-index-mark-end text:id="IMark114210616"/><text:span text:style-name="T336">s are </text:span><text:span text:style-name="T164">Prob = 1</text:span><text:span text:style-name="T336">, but on top of this </text:span><text:alphabetical-index-mark-start text:id="IMark94934744"/><text:span text:style-name="T336">layer</text:span><text:alphabetical-index-mark-end text:id="IMark94934744"/><text:span text:style-name="T336"> of certainty it is possible – and </text:span><text:alphabetical-index-mark-start text:id="IMark111059160"/><text:span text:style-name="T336">plan</text:span><text:alphabetical-index-mark-end text:id="IMark111059160"/><text:span text:style-name="T336">ned – to develop </text:span><text:alphabetical-index-mark-start text:id="IMark99024024"/><text:span text:style-name="T336">probabilistic</text:span><text:alphabetical-index-mark-end text:id="IMark99024024"/><text:span text:style-name="T336"> </text:span><text:alphabetical-index-mark-start text:id="IMark98225576"/><text:span text:style-name="T336">fact</text:span><text:alphabetical-index-mark-end text:id="IMark98225576"/><text:span text:style-name="T336">s that could be queried or </text:span><text:alphabetical-index-mark-start text:id="IMark94508808"/><text:span text:style-name="T336">update</text:span><text:alphabetical-index-mark-end text:id="IMark94508808"/><text:span text:style-name="T336">d </text:span><text:alphabetical-index-mark-start text:id="IMark97028616"/><text:span text:style-name="T336">base</text:span><text:alphabetical-index-mark-end text:id="IMark97028616"/><text:span text:style-name="T336">d on a </text:span><text:span text:style-name="T164">Prob</text:span><text:span text:style-name="T336"> </text:span><text:alphabetical-index-mark-start text:id="IMark92818920"/><text:span text:style-name="T336">value</text:span><text:alphabetical-index-mark-end text:id="IMark92818920"/><text:span text:style-name="T336"> associated to each one of them, by means of </text:span><text:alphabetical-index-mark-start text:id="IMark111039432"/><text:span text:style-name="T336">rule</text:span><text:alphabetical-index-mark-end text:id="IMark111039432"/><text:span text:style-name="T336">s that would be applied not only </text:span><text:alphabetical-index-mark-start text:id="IMark118602392"/><text:span text:style-name="T336">base</text:span><text:alphabetical-index-mark-end text:id="IMark118602392"/><text:span text:style-name="T336">d on the truthfulness of their </text:span><text:alphabetical-index-mark-start text:id="IMark102149192"/><text:span text:style-name="T164">Condition</text:span><text:alphabetical-index-mark-end text:id="IMark102149192"/><text:span text:style-name="T336">, but also on their </text:span><text:span text:style-name="T164">Prob</text:span><text:span text:style-name="T336"> </text:span><text:alphabetical-index-mark-start text:id="IMark70796312"/><text:span text:style-name="T336">value</text:span><text:alphabetical-index-mark-end text:id="IMark70796312"/><text:span text:style-name="T336">.</text:span></text:p>
      <text:p text:style-name="Text_20_body"/>
      <text:p text:style-name="P33">Since <text:span text:style-name="T82">Prob</text:span> can be changed either before or during a <text:alphabetical-index-mark-start text:id="IMark109796664"/>flight<text:alphabetical-index-mark-end text:id="IMark109796664"/> <text:alphabetical-index-mark-start text:id="IMark101452600"/>session<text:alphabetical-index-mark-end text:id="IMark101452600"/> <text:alphabetical-index-mark-start text:id="IMark113844664"/>base<text:alphabetical-index-mark-end text:id="IMark113844664"/>d on any <text:alphabetical-index-mark-start text:id="IMark110958088"/>number<text:alphabetical-index-mark-end text:id="IMark110958088"/> of <text:alphabetical-index-mark-start text:id="IMark109962808"/><text:alphabetical-index-mark-start text:id="IMark93224120"/>fact<text:alphabetical-index-mark-end text:id="IMark93224120"/>or<text:alphabetical-index-mark-end text:id="IMark109962808"/>s like <text:alphabetical-index-mark-start text:id="IMark114599336"/>probability<text:alphabetical-index-mark-end text:id="IMark114599336"/> of damage under certain <text:alphabetical-index-mark-start text:id="IMark115776488"/>flight<text:alphabetical-index-mark-end text:id="IMark115776488"/> <text:alphabetical-index-mark-start text:id="IMark70911848"/>condition<text:alphabetical-index-mark-end text:id="IMark70911848"/>s or events, the <text:alphabetical-index-mark-start text:id="IMark108087448"/>AIE<text:alphabetical-index-mark-end text:id="IMark108087448"/> could become dynamically <text:alphabetical-index-mark-start text:id="IMark92771256"/>probabilistic<text:alphabetical-index-mark-end text:id="IMark92771256"/>.</text:p>
      <text:p text:style-name="Text_20_body"/>
      <text:p text:style-name="P34"><text:span text:style-name="T82">Prob</text:span> <text:alphabetical-index-mark-start text:id="IMark114114904"/>value<text:alphabetical-index-mark-end text:id="IMark114114904"/>s can be changed either deterministically, by mean of <text:alphabetical-index-mark-start text:id="IMark109362680"/>algorithm<text:alphabetical-index-mark-end text:id="IMark109362680"/>s, pseudo – <text:alphabetical-index-mark-start text:id="IMark100019592"/>random<text:alphabetical-index-mark-end text:id="IMark100019592"/> <text:alphabetical-index-mark-start text:id="IMark95651736"/>number<text:alphabetical-index-mark-end text:id="IMark95651736"/>s, or even truly <text:alphabetical-index-mark-start text:id="IMark95261208"/>random<text:alphabetical-index-mark-end text:id="IMark95261208"/> <text:alphabetical-index-mark-start text:id="IMark110566936"/>number<text:alphabetical-index-mark-end text:id="IMark110566936"/>s from an adequate external <text:alphabetical-index-mark-start text:id="IMark92629240"/>source<text:alphabetical-index-mark-end text:id="IMark92629240"/>, such as a <text:alphabetical-index-mark-start text:id="IMark117025640"/>QPU<text:alphabetical-index-mark-end text:id="IMark117025640"/>, as <text:alphabetical-index-mark-start text:id="IMark101405976"/>test<text:alphabetical-index-mark-end text:id="IMark101405976"/>ed using the <text:alphabetical-index-mark-start text:id="IMark115022088"/>fact<text:alphabetical-index-mark-end text:id="IMark115022088"/> fields described by <text:alphabetical-index-mark-start text:id="IMark114647576"/><text:span text:style-name="T82">Fact</text:span><text:alphabetical-index-mark-end text:id="IMark114647576"/><text:span text:style-name="T82"> LIKE ‘%</text:span><text:alphabetical-index-mark-start text:id="IMark118234024"/><text:span text:style-name="T82">quantum</text:span><text:alphabetical-index-mark-end text:id="IMark118234024"/><text:span text:style-name="T82">%’</text:span>. So far I have done this <text:span text:style-name="T338">(See </text:span><text:span text:style-name="T68">[4.3.4.]</text:span><text:span text:style-name="T338">)</text:span> by obtaining <text:alphabetical-index-mark-start text:id="IMark113996888"/>random<text:alphabetical-index-mark-end text:id="IMark113996888"/> <text:alphabetical-index-mark-start text:id="IMark96167288"/>value<text:alphabetical-index-mark-end text:id="IMark96167288"/>s from real <text:alphabetical-index-mark-start text:id="IMark115297384"/>QPU<text:alphabetical-index-mark-end text:id="IMark115297384"/> <text:alphabetical-index-mark-start text:id="IMark115762344"/>system<text:alphabetical-index-mark-end text:id="IMark115762344"/>s<text:span text:style-name="T320">[6.1]</text:span> and updating the corresponding <text:alphabetical-index-mark-start text:id="IMark112880456"/>fact<text:alphabetical-index-mark-end text:id="IMark112880456"/> <text:alphabetical-index-mark-start text:id="IMark118029992"/>record<text:alphabetical-index-mark-end text:id="IMark118029992"/>s <text:soft-page-break/>before each <text:alphabetical-index-mark-start text:id="IMark101168744"/>session<text:alphabetical-index-mark-end text:id="IMark101168744"/>. If the <text:alphabetical-index-mark-start text:id="IMark115369704"/>Value<text:alphabetical-index-mark-end text:id="IMark115369704"/> field of hence contains a <text:alphabetical-index-mark-start text:id="IMark97071272"/>number<text:alphabetical-index-mark-end text:id="IMark97071272"/> obtained by truly <text:alphabetical-index-mark-start text:id="IMark114031096"/>random<text:alphabetical-index-mark-end text:id="IMark114031096"/> means, and you use that <text:alphabetical-index-mark-start text:id="IMark112413848"/>value<text:alphabetical-index-mark-end text:id="IMark112413848"/> as a <text:alphabetical-index-mark-start text:id="IMark114486632"/><text:alphabetical-index-mark-start text:id="IMark109628456"/>fact<text:alphabetical-index-mark-end text:id="IMark109628456"/>or<text:alphabetical-index-mark-end text:id="IMark114486632"/> of some sort on your <text:alphabetical-index-mark-start text:id="IMark110590712"/>rule<text:alphabetical-index-mark-end text:id="IMark110590712"/>s, you get a <text:alphabetical-index-mark-start text:id="IMark109824728"/>simulator<text:alphabetical-index-mark-end text:id="IMark109824728"/> <text:alphabetical-index-mark-start text:id="IMark111452040"/>session<text:alphabetical-index-mark-end text:id="IMark111452040"/> with non - deterministic <text:alphabetical-index-mark-start text:id="IMark110724632"/>behavior<text:alphabetical-index-mark-end text:id="IMark110724632"/>. In general, <text:alphabetical-index-mark-start text:id="IMark116579592"/>flight<text:alphabetical-index-mark-end text:id="IMark116579592"/> simulations do not follow such a path, but this means that the choice does exist.</text:p>
      <text:p text:style-name="P34"/>
      <text:p text:style-name="P34">The use of real <text:alphabetical-index-mark-start text:id="IMark101147976"/>QPU<text:alphabetical-index-mark-end text:id="IMark101147976"/> <text:alphabetical-index-mark-start text:id="IMark113799000"/>system<text:alphabetical-index-mark-end text:id="IMark113799000"/>s is nowadays <text:alphabetical-index-mark-start text:id="IMark92949512"/>limit<text:alphabetical-index-mark-end text:id="IMark92949512"/>ed, so it is not possible to perform constant online <text:alphabetical-index-mark-start text:id="IMark101865928"/>queries<text:alphabetical-index-mark-end text:id="IMark101865928"/> to such computers to obtain a stream of <text:alphabetical-index-mark-start text:id="IMark102205080"/>quantum<text:alphabetical-index-mark-end text:id="IMark102205080"/> mechanical quality <text:alphabetical-index-mark-start text:id="IMark57793304"/>random<text:alphabetical-index-mark-end text:id="IMark57793304"/> <text:alphabetical-index-mark-start text:id="IMark107737672"/>number<text:alphabetical-index-mark-end text:id="IMark107737672"/>s, but batches forming <text:alphabetical-index-mark-start text:id="IMark111741160"/>data<text:alphabetical-index-mark-end text:id="IMark111741160"/>sets or individual <text:alphabetical-index-mark-start text:id="IMark96868392"/>number<text:alphabetical-index-mark-end text:id="IMark96868392"/>s as I did, is feasible.</text:p>
      <text:p text:style-name="Text_20_body"/>
      <text:p text:style-name="Text_20_body"/>
      <text:h text:style-name="Heading_20_2" text:outline-level="2"><text:bookmark-start text:name="__RefHeading___Toc6782_1483239106"/><text:span text:style-name="T1">4.2.</text:span> <text:alphabetical-index-mark-start text:id="IMark115173384"/><text:alphabetical-index-mark-start text:id="IMark117143592"/><text:alphabetical-index-mark-start text:id="IMark93304616"/><text:alphabetical-index-mark-start text:id="IMark102315048"/>AI<text:alphabetical-index-mark-end text:id="IMark102315048"/>E<text:bookmark-end text:name="__RefHeading___Toc6782_1483239106"/><text:alphabetical-index-mark-end text:id="IMark93304616"/><text:alphabetical-index-mark-end text:id="IMark117143592"/><text:alphabetical-index-mark-end text:id="IMark115173384"/></text:h>
      <text:p text:style-name="Text_20_body"/>
      <text:p text:style-name="Text_20_body"><text:span text:style-name="T213">The </text:span><text:alphabetical-index-mark-start text:id="IMark113596344"/><text:alphabetical-index-mark-start text:id="IMark118256568"/><text:alphabetical-index-mark-start text:id="IMark100705208"/><text:alphabetical-index-mark-start text:id="IMark110368280"/><text:span text:style-name="T213">AI</text:span><text:alphabetical-index-mark-end text:id="IMark110368280"/><text:span text:style-name="T213">E</text:span><text:alphabetical-index-mark-end text:id="IMark100705208"/><text:alphabetical-index-mark-end text:id="IMark118256568"/><text:alphabetical-index-mark-end text:id="IMark113596344"/> is essentially divided in tow parts, which are the <text:alphabetical-index-mark-start text:id="IMark115890104"/><text:alphabetical-index-mark-start text:id="IMark108223112"/>knowledge<text:alphabetical-index-mark-end text:id="IMark108223112"/><text:alphabetical-index-mark-end text:id="IMark115890104"/> <text:alphabetical-index-mark-start text:id="IMark99632424"/><text:alphabetical-index-mark-start text:id="IMark109586664"/>base<text:alphabetical-index-mark-end text:id="IMark109586664"/><text:alphabetical-index-mark-end text:id="IMark99632424"/> and the <text:alphabetical-index-mark-start text:id="IMark115977224"/><text:alphabetical-index-mark-start text:id="IMark112817192"/><text:alphabetical-index-mark-start text:id="IMark109020232"/><text:span text:style-name="T213">ES</text:span><text:alphabetical-index-mark-end text:id="IMark109020232"/><text:alphabetical-index-mark-end text:id="IMark112817192"/><text:alphabetical-index-mark-end text:id="IMark115977224"/><text:span text:style-name="T213">; this </text:span><text:alphabetical-index-mark-start text:id="IMark93752456"/><text:alphabetical-index-mark-start text:id="IMark110817672"/><text:alphabetical-index-mark-start text:id="IMark96724376"/><text:span text:style-name="T213">ES</text:span><text:alphabetical-index-mark-end text:id="IMark96724376"/><text:alphabetical-index-mark-end text:id="IMark110817672"/><text:alphabetical-index-mark-end text:id="IMark93752456"/><text:span text:style-name="T213"> started as an experimental, independent development written originally in </text:span><text:alphabetical-index-mark-start text:id="IMark101281672"/><text:alphabetical-index-mark-start text:id="IMark110615272"/><text:alphabetical-index-mark-start text:id="IMark111991560"/><text:span text:style-name="T213">Prolog</text:span><text:alphabetical-index-mark-end text:id="IMark111991560"/><text:alphabetical-index-mark-end text:id="IMark110615272"/><text:alphabetical-index-mark-end text:id="IMark101281672"/><text:span text:style-name="T213"> and was called </text:span><text:alphabetical-index-mark-start text:id="IMark114961720"/><text:alphabetical-index-mark-start text:id="IMark93506280"/><text:alphabetical-index-mark-start text:id="IMark111648888"/><text:span text:style-name="T213">Exsys</text:span><text:alphabetical-index-mark-end text:id="IMark111648888"/><text:alphabetical-index-mark-end text:id="IMark93506280"/><text:alphabetical-index-mark-end text:id="IMark114961720"/><text:span text:style-name="T213">; </text:span><text:alphabetical-index-mark-start text:id="IMark117068456"/><text:span text:style-name="T213">lat</text:span><text:alphabetical-index-mark-end text:id="IMark117068456"/><text:span text:style-name="T213">er I wrote variants in </text:span><text:alphabetical-index-mark-start text:id="IMark93927672"/><text:alphabetical-index-mark-start text:id="IMark101260504"/><text:alphabetical-index-mark-start text:id="IMark94474664"/><text:span text:style-name="T213">C++</text:span><text:alphabetical-index-mark-end text:id="IMark94474664"/><text:alphabetical-index-mark-end text:id="IMark101260504"/><text:alphabetical-index-mark-end text:id="IMark93927672"/><text:span text:style-name="T213">, and this is the one embedded in </text:span><text:alphabetical-index-mark-start text:id="IMark110144248"/><text:alphabetical-index-mark-start text:id="IMark97987368"/><text:alphabetical-index-mark-start text:id="IMark108692440"/><text:alphabetical-index-mark-start text:id="IMark101870600"/><text:span text:style-name="T213">DGIII</text:span><text:alphabetical-index-mark-end text:id="IMark101870600"/><text:alphabetical-index-mark-start text:id="IMark98428856"/><text:span text:style-name="T213">AI</text:span><text:alphabetical-index-mark-end text:id="IMark98428856"/><text:alphabetical-index-mark-end text:id="IMark108692440"/><text:alphabetical-index-mark-end text:id="IMark97987368"/><text:alphabetical-index-mark-end text:id="IMark110144248"/><text:span text:style-name="T213">, another in R and more recently, in </text:span><text:alphabetical-index-mark-start text:id="IMark112402376"/><text:alphabetical-index-mark-start text:id="IMark110399992"/><text:alphabetical-index-mark-start text:id="IMark113719368"/><text:span text:style-name="T213">Scheme</text:span><text:alphabetical-index-mark-end text:id="IMark113719368"/><text:alphabetical-index-mark-end text:id="IMark110399992"/><text:alphabetical-index-mark-end text:id="IMark112402376"/>. </text:p>
      <text:p text:style-name="Text_20_body"/>
      <text:p text:style-name="Text_20_body">The <text:alphabetical-index-mark-start text:id="IMark115741224"/><text:alphabetical-index-mark-start text:id="IMark109948536"/>knowledge<text:alphabetical-index-mark-end text:id="IMark109948536"/><text:alphabetical-index-mark-end text:id="IMark115741224"/> <text:alphabetical-index-mark-start text:id="IMark109770248"/><text:alphabetical-index-mark-start text:id="IMark112457976"/>base<text:alphabetical-index-mark-end text:id="IMark112457976"/><text:alphabetical-index-mark-end text:id="IMark109770248"/> is a regular, <text:alphabetical-index-mark-start text:id="IMark115027608"/><text:alphabetical-index-mark-start text:id="IMark111373592"/><text:alphabetical-index-mark-start text:id="IMark116172200"/><text:alphabetical-index-mark-start text:id="IMark115834360"/>re<text:alphabetical-index-mark-start text:id="IMark90411176"/>l<text:alphabetical-index-mark-end text:id="IMark115834360"/>at<text:alphabetical-index-mark-end text:id="IMark90411176"/>ional<text:alphabetical-index-mark-end text:id="IMark116172200"/><text:alphabetical-index-mark-end text:id="IMark111373592"/><text:alphabetical-index-mark-end text:id="IMark115027608"/> <text:alphabetical-index-mark-start text:id="IMark117959752"/><text:alphabetical-index-mark-start text:id="IMark121108616"/><text:alphabetical-index-mark-start text:id="IMark110442088"/><text:alphabetical-index-mark-start text:id="IMark93389992"/><text:alphabetical-index-mark-start text:id="IMark101348552"/>data<text:alphabetical-index-mark-end text:id="IMark101348552"/><text:alphabetical-index-mark-end text:id="IMark93389992"/><text:alphabetical-index-mark-start text:id="IMark115542152"/><text:alphabetical-index-mark-start text:id="IMark118455464"/>base<text:alphabetical-index-mark-end text:id="IMark118455464"/><text:alphabetical-index-mark-end text:id="IMark115542152"/><text:alphabetical-index-mark-end text:id="IMark110442088"/><text:alphabetical-index-mark-end text:id="IMark121108616"/><text:alphabetical-index-mark-end text:id="IMark117959752"/> whose <text:alphabetical-index-mark-start text:id="IMark114938776"/><text:alphabetical-index-mark-start text:id="IMark111214056"/><text:alphabetical-index-mark-start text:id="IMark96158232"/>table<text:alphabetical-index-mark-end text:id="IMark96158232"/><text:alphabetical-index-mark-end text:id="IMark111214056"/><text:alphabetical-index-mark-end text:id="IMark114938776"/>s and fields within those <text:alphabetical-index-mark-start text:id="IMark115318152"/><text:alphabetical-index-mark-start text:id="IMark116475256"/><text:alphabetical-index-mark-start text:id="IMark118426664"/>table<text:alphabetical-index-mark-end text:id="IMark118426664"/><text:alphabetical-index-mark-end text:id="IMark116475256"/><text:alphabetical-index-mark-end text:id="IMark115318152"/>s are organized to <text:alphabetical-index-mark-start text:id="IMark98657592"/><text:alphabetical-index-mark-start text:id="IMark79022664"/>store<text:alphabetical-index-mark-end text:id="IMark79022664"/><text:alphabetical-index-mark-end text:id="IMark98657592"/> in<text:alphabetical-index-mark-start text:id="IMark58437096"/><text:alphabetical-index-mark-start text:id="IMark110693912"/><text:alphabetical-index-mark-start text:id="IMark96661768"/>format<text:alphabetical-index-mark-end text:id="IMark96661768"/><text:alphabetical-index-mark-end text:id="IMark110693912"/><text:alphabetical-index-mark-end text:id="IMark58437096"/>ion in form of <text:alphabetical-index-mark-start text:id="IMark104653272"/><text:alphabetical-index-mark-start text:id="IMark112424648"/><text:alphabetical-index-mark-start text:id="IMark98245384"/>rule<text:alphabetical-index-mark-end text:id="IMark98245384"/><text:alphabetical-index-mark-end text:id="IMark112424648"/><text:alphabetical-index-mark-end text:id="IMark104653272"/>s and <text:alphabetical-index-mark-start text:id="IMark113288008"/><text:alphabetical-index-mark-start text:id="IMark105017112"/><text:alphabetical-index-mark-start text:id="IMark111570232"/>fact<text:alphabetical-index-mark-end text:id="IMark111570232"/><text:alphabetical-index-mark-end text:id="IMark105017112"/><text:alphabetical-index-mark-end text:id="IMark113288008"/>s. The <text:alphabetical-index-mark-start text:id="IMark118395400"/><text:alphabetical-index-mark-start text:id="IMark94200328"/><text:alphabetical-index-mark-start text:id="IMark113938920"/><text:span text:style-name="T214">ES</text:span><text:alphabetical-index-mark-end text:id="IMark113938920"/><text:alphabetical-index-mark-end text:id="IMark94200328"/><text:alphabetical-index-mark-end text:id="IMark118395400"/> provides those <text:alphabetical-index-mark-start text:id="IMark117153944"/><text:alphabetical-index-mark-start text:id="IMark108885000"/><text:alphabetical-index-mark-start text:id="IMark98601464"/>fact<text:alphabetical-index-mark-end text:id="IMark98601464"/><text:alphabetical-index-mark-end text:id="IMark108885000"/><text:alphabetical-index-mark-end text:id="IMark117153944"/>s as <text:alphabetical-index-mark-start text:id="IMark112290472"/><text:alphabetical-index-mark-start text:id="IMark118435368"/><text:alphabetical-index-mark-start text:id="IMark110120792"/>value<text:alphabetical-index-mark-end text:id="IMark110120792"/><text:alphabetical-index-mark-end text:id="IMark118435368"/><text:alphabetical-index-mark-end text:id="IMark112290472"/>s that are <text:alphabetical-index-mark-start text:id="IMark109577160"/><text:alphabetical-index-mark-start text:id="IMark90557112"/>store<text:alphabetical-index-mark-end text:id="IMark90557112"/><text:alphabetical-index-mark-end text:id="IMark109577160"/>d in the <text:alphabetical-index-mark-start text:id="IMark88054040"/><text:alphabetical-index-mark-start text:id="IMark115955928"/><text:alphabetical-index-mark-start text:id="IMark69861896"/>KB<text:alphabetical-index-mark-end text:id="IMark69861896"/><text:alphabetical-index-mark-end text:id="IMark115955928"/><text:alphabetical-index-mark-end text:id="IMark88054040"/>, reads the <text:alphabetical-index-mark-start text:id="IMark121113672"/><text:alphabetical-index-mark-start text:id="IMark105739416"/><text:alphabetical-index-mark-start text:id="IMark99086584"/>rule<text:alphabetical-index-mark-end text:id="IMark99086584"/><text:alphabetical-index-mark-end text:id="IMark105739416"/><text:alphabetical-index-mark-end text:id="IMark121113672"/>s, decides whether each <text:alphabetical-index-mark-start text:id="IMark111163192"/><text:alphabetical-index-mark-start text:id="IMark111506664"/><text:alphabetical-index-mark-start text:id="IMark94847784"/>rule<text:alphabetical-index-mark-end text:id="IMark94847784"/><text:alphabetical-index-mark-end text:id="IMark111506664"/><text:alphabetical-index-mark-end text:id="IMark111163192"/> is applicable at any given moment, applies those <text:alphabetical-index-mark-start text:id="IMark115488040"/><text:alphabetical-index-mark-start text:id="IMark70803912"/><text:alphabetical-index-mark-start text:id="IMark116207256"/>rule<text:alphabetical-index-mark-end text:id="IMark116207256"/><text:alphabetical-index-mark-end text:id="IMark70803912"/><text:alphabetical-index-mark-end text:id="IMark115488040"/>s an then sends the <text:alphabetical-index-mark-start text:id="IMark117746184"/><text:alphabetical-index-mark-start text:id="IMark100751352"/><text:alphabetical-index-mark-start text:id="IMark118444072"/>value<text:alphabetical-index-mark-end text:id="IMark118444072"/><text:alphabetical-index-mark-end text:id="IMark100751352"/><text:alphabetical-index-mark-end text:id="IMark117746184"/>s corresponding to <text:alphabetical-index-mark-start text:id="IMark108810472"/><text:alphabetical-index-mark-start text:id="IMark115188568"/><text:alphabetical-index-mark-start text:id="IMark97003032"/>fact<text:alphabetical-index-mark-end text:id="IMark97003032"/><text:alphabetical-index-mark-end text:id="IMark115188568"/><text:alphabetical-index-mark-end text:id="IMark108810472"/>s back to the <text:alphabetical-index-mark-start text:id="IMark116193000"/><text:alphabetical-index-mark-start text:id="IMark113569304"/><text:alphabetical-index-mark-start text:id="IMark113781064"/>OAPI<text:alphabetical-index-mark-end text:id="IMark113781064"/><text:alphabetical-index-mark-end text:id="IMark113569304"/><text:alphabetical-index-mark-end text:id="IMark116193000"/>.</text:p>
      <text:p text:style-name="Text_20_body"/>
      <text:p text:style-name="Text_20_body">To a great extent, the <text:alphabetical-index-mark-start text:id="IMark93007448"/><text:alphabetical-index-mark-start text:id="IMark110535096"/><text:alphabetical-index-mark-start text:id="IMark94418104"/><text:span text:style-name="T213">ES</text:span><text:alphabetical-index-mark-end text:id="IMark94418104"/><text:alphabetical-index-mark-end text:id="IMark110535096"/><text:alphabetical-index-mark-end text:id="IMark93007448"/> has been <text:alphabetical-index-mark-start text:id="IMark99148072"/>code<text:alphabetical-index-mark-end text:id="IMark99148072"/>d within <text:alphabetical-index-mark-start text:id="IMark118163272"/><text:alphabetical-index-mark-start text:id="IMark116954664"/><text:alphabetical-index-mark-start text:id="IMark112780488"/><text:alphabetical-index-mark-start text:id="IMark111758728"/><text:alphabetical-index-mark-start text:id="IMark112344840"/><text:alphabetical-index-mark-start text:id="IMark112433304"/><text:span text:style-name="T82">Delta</text:span><text:alphabetical-index-mark-end text:id="IMark112433304"/><text:alphabetical-index-mark-end text:id="IMark112344840"/><text:alphabetical-index-mark-end text:id="IMark111758728"/><text:alphabetical-index-mark-end text:id="IMark112780488"/><text:alphabetical-index-mark-end text:id="IMark116954664"/><text:alphabetical-index-mark-end text:id="IMark118163272"/><text:alphabetical-index-mark-start text:id="IMark94129288"/><text:alphabetical-index-mark-start text:id="IMark113961384"/><text:alphabetical-index-mark-start text:id="IMark113212040"/><text:span text:style-name="T82">Glider</text:span><text:alphabetical-index-mark-end text:id="IMark113212040"/><text:alphabetical-index-mark-end text:id="IMark113961384"/><text:alphabetical-index-mark-end text:id="IMark94129288"/><text:span text:style-name="T82">.</text:span><text:alphabetical-index-mark-start text:id="IMark104441960"/><text:alphabetical-index-mark-start text:id="IMark104602808"/><text:alphabetical-index-mark-start text:id="IMark60798584"/><text:span text:style-name="T82">cpp</text:span><text:alphabetical-index-mark-end text:id="IMark60798584"/><text:alphabetical-index-mark-end text:id="IMark104602808"/><text:alphabetical-index-mark-end text:id="IMark104441960"/> and <text:alphabetical-index-mark-start text:id="IMark109197688"/><text:alphabetical-index-mark-start text:id="IMark97838216"/><text:alphabetical-index-mark-start text:id="IMark110306488"/><text:alphabetical-index-mark-start text:id="IMark114676840"/><text:alphabetical-index-mark-start text:id="IMark113213800"/><text:alphabetical-index-mark-start text:id="IMark115360312"/><text:span text:style-name="T82">Delta</text:span><text:alphabetical-index-mark-end text:id="IMark115360312"/><text:alphabetical-index-mark-end text:id="IMark113213800"/><text:alphabetical-index-mark-end text:id="IMark114676840"/><text:alphabetical-index-mark-end text:id="IMark110306488"/><text:alphabetical-index-mark-end text:id="IMark97838216"/><text:alphabetical-index-mark-end text:id="IMark109197688"/><text:alphabetical-index-mark-start text:id="IMark110758712"/><text:alphabetical-index-mark-start text:id="IMark100087048"/><text:alphabetical-index-mark-start text:id="IMark111114152"/><text:span text:style-name="T82">Glider</text:span><text:alphabetical-index-mark-end text:id="IMark111114152"/><text:alphabetical-index-mark-end text:id="IMark100087048"/><text:alphabetical-index-mark-end text:id="IMark110758712"/><text:span text:style-name="T82">.h</text:span>. You will find a couple of additional <text:alphabetical-index-mark-start text:id="IMark116004600"/><text:alphabetical-index-mark-start text:id="IMark112635224"/><text:alphabetical-index-mark-start text:id="IMark112657064"/>cpp<text:alphabetical-index-mark-end text:id="IMark112657064"/><text:alphabetical-index-mark-end text:id="IMark112635224"/><text:alphabetical-index-mark-end text:id="IMark116004600"/> and h <text:alphabetical-index-mark-start text:id="IMark115214728"/><text:alphabetical-index-mark-start text:id="IMark113915336"/>file<text:alphabetical-index-mark-end text:id="IMark113915336"/><text:alphabetical-index-mark-end text:id="IMark115214728"/>s, which contain <text:alphabetical-index-mark-start text:id="IMark111496088"/><text:alphabetical-index-mark-start text:id="IMark99941848"/><text:alphabetical-index-mark-start text:id="IMark118310872"/>support<text:alphabetical-index-mark-end text:id="IMark118310872"/><text:alphabetical-index-mark-end text:id="IMark99941848"/><text:alphabetical-index-mark-end text:id="IMark111496088"/> and <text:alphabetical-index-mark-start text:id="IMark114810168"/><text:alphabetical-index-mark-start text:id="IMark112530680"/><text:alphabetical-index-mark-start text:id="IMark113219048"/>Sqlite3<text:alphabetical-index-mark-end text:id="IMark113219048"/><text:alphabetical-index-mark-end text:id="IMark112530680"/><text:alphabetical-index-mark-end text:id="IMark114810168"/> – <text:alphabetical-index-mark-start text:id="IMark116218216"/>re<text:alphabetical-index-mark-start text:id="IMark108368952"/>l<text:alphabetical-index-mark-end text:id="IMark116218216"/>at<text:alphabetical-index-mark-end text:id="IMark108368952"/>ed <text:alphabetical-index-mark-start text:id="IMark110262424"/><text:alphabetical-index-mark-start text:id="IMark100973160"/><text:alphabetical-index-mark-start text:id="IMark115067608"/>function<text:alphabetical-index-mark-end text:id="IMark115067608"/><text:alphabetical-index-mark-end text:id="IMark100973160"/><text:alphabetical-index-mark-end text:id="IMark110262424"/>s. Aside from that, the <text:alphabetical-index-mark-start text:id="IMark118368424"/>code<text:alphabetical-index-mark-end text:id="IMark118368424"/> of the original <text:alphabetical-index-mark-start text:id="IMark100759672"/><text:alphabetical-index-mark-start text:id="IMark110558424"/><text:alphabetical-index-mark-start text:id="IMark109486792"/><text:alphabetical-index-mark-start text:id="IMark111540920"/><text:alphabetical-index-mark-start text:id="IMark109148520"/><text:alphabetical-index-mark-start text:id="IMark95344536"/>Delta<text:alphabetical-index-mark-end text:id="IMark95344536"/><text:alphabetical-index-mark-end text:id="IMark109148520"/><text:alphabetical-index-mark-end text:id="IMark111540920"/><text:alphabetical-index-mark-end text:id="IMark109486792"/><text:alphabetical-index-mark-end text:id="IMark110558424"/><text:alphabetical-index-mark-end text:id="IMark100759672"/> <text:alphabetical-index-mark-start text:id="IMark118353032"/><text:alphabetical-index-mark-start text:id="IMark115968536"/><text:alphabetical-index-mark-start text:id="IMark111235144"/>Glider<text:alphabetical-index-mark-end text:id="IMark111235144"/><text:alphabetical-index-mark-end text:id="IMark115968536"/><text:alphabetical-index-mark-end text:id="IMark118353032"/> has been left as it was.</text:p>
      <text:p text:style-name="Text_20_body"/>
      <text:p text:style-name="Text_20_body"/>
      <text:h text:style-name="Heading_20_2" text:outline-level="2"><text:bookmark-start text:name="__RefHeading___Toc6784_1483239106"/><text:span text:style-name="T1">4.3.</text:span> <text:alphabetical-index-mark-start text:id="IMark94934744"/><text:alphabetical-index-mark-start text:id="IMark111059160"/>Knowledge<text:alphabetical-index-mark-end text:id="IMark111059160"/><text:alphabetical-index-mark-end text:id="IMark94934744"/> <text:alphabetical-index-mark-start text:id="IMark109248744"/><text:alphabetical-index-mark-start text:id="IMark99024024"/>base<text:bookmark-end text:name="__RefHeading___Toc6784_1483239106"/><text:alphabetical-index-mark-end text:id="IMark99024024"/><text:alphabetical-index-mark-end text:id="IMark109248744"/></text:h>
      <text:p text:style-name="Text_20_body"/>
      <text:p text:style-name="Text_20_body">The <text:alphabetical-index-mark-start text:id="IMark112478888"/><text:alphabetical-index-mark-start text:id="IMark92818920"/><text:alphabetical-index-mark-start text:id="IMark111039432"/>KB<text:alphabetical-index-mark-end text:id="IMark111039432"/><text:alphabetical-index-mark-end text:id="IMark92818920"/><text:alphabetical-index-mark-end text:id="IMark112478888"/> <text:span text:style-name="T205">is contained in one </text:span><text:alphabetical-index-mark-start text:id="IMark118457128"/><text:alphabetical-index-mark-start text:id="IMark118602392"/><text:alphabetical-index-mark-start text:id="IMark88001544"/><text:span text:style-name="T205">Sqlite3</text:span><text:alphabetical-index-mark-end text:id="IMark88001544"/><text:alphabetical-index-mark-end text:id="IMark118602392"/><text:alphabetical-index-mark-end text:id="IMark118457128"/><text:span text:style-name="T205"> </text:span><text:alphabetical-index-mark-start text:id="IMark102149192"/><text:alphabetical-index-mark-start text:id="IMark111258120"/><text:span text:style-name="T205">file</text:span><text:alphabetical-index-mark-end text:id="IMark111258120"/><text:alphabetical-index-mark-end text:id="IMark102149192"/><text:span text:style-name="T205"> called </text:span><text:alphabetical-index-mark-start text:id="IMark115811832"/><text:alphabetical-index-mark-start text:id="IMark108019848"/><text:alphabetical-index-mark-start text:id="IMark70796312"/><text:alphabetical-index-mark-start text:id="IMark115825688"/><text:span text:style-name="T135">DGIII</text:span><text:alphabetical-index-mark-end text:id="IMark115825688"/><text:alphabetical-index-mark-start text:id="IMark118436152"/><text:span text:style-name="T135">AI</text:span><text:alphabetical-index-mark-end text:id="IMark118436152"/><text:alphabetical-index-mark-end text:id="IMark70796312"/><text:alphabetical-index-mark-end text:id="IMark108019848"/><text:alphabetical-index-mark-end text:id="IMark115811832"/><text:span text:style-name="T135">.db</text:span><text:span text:style-name="T205">. Other </text:span><text:alphabetical-index-mark-start text:id="IMark112101512"/><text:alphabetical-index-mark-start text:id="IMark117296056"/><text:alphabetical-index-mark-start text:id="IMark114600792"/><text:alphabetical-index-mark-start text:id="IMark108087448"/><text:alphabetical-index-mark-start text:id="IMark92771256"/><text:alphabetical-index-mark-start text:id="IMark70911848"/><text:alphabetical-index-mark-start text:id="IMark115776488"/><text:alphabetical-index-mark-start text:id="IMark114599336"/><text:alphabetical-index-mark-start text:id="IMark109962808"/><text:span text:style-name="T205">R</text:span><text:alphabetical-index-mark-start text:id="IMark93224120"/><text:alphabetical-index-mark-start text:id="IMark110958088"/><text:alphabetical-index-mark-start text:id="IMark113844664"/><text:span text:style-name="T205">DB</text:span><text:alphabetical-index-mark-end text:id="IMark113844664"/><text:alphabetical-index-mark-end text:id="IMark110958088"/><text:alphabetical-index-mark-end text:id="IMark93224120"/><text:alphabetical-index-mark-end text:id="IMark109962808"/><text:alphabetical-index-mark-end text:id="IMark114599336"/><text:alphabetical-index-mark-end text:id="IMark115776488"/><text:alphabetical-index-mark-end text:id="IMark70911848"/><text:alphabetical-index-mark-end text:id="IMark92771256"/><text:alphabetical-index-mark-end text:id="IMark108087448"/><text:span text:style-name="T205">MS</text:span><text:alphabetical-index-mark-end text:id="IMark114600792"/><text:alphabetical-index-mark-end text:id="IMark117296056"/><text:alphabetical-index-mark-end text:id="IMark112101512"/><text:span text:style-name="T205"> use different </text:span><text:alphabetical-index-mark-start text:id="IMark101452600"/><text:alphabetical-index-mark-start text:id="IMark109796664"/><text:alphabetical-index-mark-start text:id="IMark113699640"/><text:span text:style-name="T205">structure</text:span><text:alphabetical-index-mark-end text:id="IMark113699640"/><text:alphabetical-index-mark-end text:id="IMark109796664"/><text:alphabetical-index-mark-end text:id="IMark101452600"/><text:span text:style-name="T205">s, </text:span><text:alphabetical-index-mark-start text:id="IMark97075960"/><text:alphabetical-index-mark-start text:id="IMark90334376"/><text:span text:style-name="T205">file</text:span><text:alphabetical-index-mark-end text:id="IMark90334376"/><text:alphabetical-index-mark-end text:id="IMark97075960"/><text:span text:style-name="T205">s and locations depending on several </text:span><text:alphabetical-index-mark-start text:id="IMark97714696"/><text:alphabetical-index-mark-start text:id="IMark115022088"/><text:alphabetical-index-mark-start text:id="IMark101405976"/><text:alphabetical-index-mark-start text:id="IMark117025640"/><text:alphabetical-index-mark-start text:id="IMark92629240"/><text:alphabetical-index-mark-start text:id="IMark110566936"/><text:span text:style-name="T205">fact</text:span><text:alphabetical-index-mark-end text:id="IMark110566936"/><text:alphabetical-index-mark-end text:id="IMark92629240"/><text:alphabetical-index-mark-end text:id="IMark117025640"/><text:span text:style-name="T205">or</text:span><text:alphabetical-index-mark-end text:id="IMark101405976"/><text:alphabetical-index-mark-end text:id="IMark115022088"/><text:alphabetical-index-mark-end text:id="IMark97714696"/><text:span text:style-name="T205">s. One of the advantages of </text:span><text:alphabetical-index-mark-start text:id="IMark95261208"/><text:alphabetical-index-mark-start text:id="IMark95651736"/><text:alphabetical-index-mark-start text:id="IMark100019592"/><text:span text:style-name="T205">Sqlite3</text:span><text:alphabetical-index-mark-end text:id="IMark100019592"/><text:alphabetical-index-mark-end text:id="IMark95651736"/><text:alphabetical-index-mark-end text:id="IMark95261208"/><text:span text:style-name="T205"> is that each </text:span><text:alphabetical-index-mark-start text:id="IMark109362680"/><text:alphabetical-index-mark-start text:id="IMark114114904"/><text:alphabetical-index-mark-start text:id="IMark112479592"/><text:alphabetical-index-mark-start text:id="IMark114647576"/><text:alphabetical-index-mark-start text:id="IMark115713496"/><text:span text:style-name="T205">data</text:span><text:alphabetical-index-mark-end text:id="IMark115713496"/><text:alphabetical-index-mark-end text:id="IMark114647576"/><text:alphabetical-index-mark-start text:id="IMark109728696"/><text:alphabetical-index-mark-start text:id="IMark118234024"/><text:span text:style-name="T205">base</text:span><text:alphabetical-index-mark-end text:id="IMark118234024"/><text:alphabetical-index-mark-end text:id="IMark109728696"/><text:alphabetical-index-mark-end text:id="IMark112479592"/><text:alphabetical-index-mark-end text:id="IMark114114904"/><text:alphabetical-index-mark-end text:id="IMark109362680"/><text:span text:style-name="T205"> can be self - contained, but still can access other </text:span><text:alphabetical-index-mark-start text:id="IMark101370792"/><text:alphabetical-index-mark-start text:id="IMark109068056"/><text:alphabetical-index-mark-start text:id="IMark112886008"/><text:alphabetical-index-mark-start text:id="IMark115762344"/><text:alphabetical-index-mark-start text:id="IMark115297384"/><text:span text:style-name="T205">data</text:span><text:alphabetical-index-mark-end text:id="IMark115297384"/><text:alphabetical-index-mark-end text:id="IMark115762344"/><text:alphabetical-index-mark-start text:id="IMark96167288"/><text:alphabetical-index-mark-start text:id="IMark113996888"/><text:span text:style-name="T205">base</text:span><text:alphabetical-index-mark-end text:id="IMark113996888"/><text:alphabetical-index-mark-end text:id="IMark96167288"/><text:alphabetical-index-mark-end text:id="IMark112886008"/><text:alphabetical-index-mark-end text:id="IMark109068056"/><text:alphabetical-index-mark-end text:id="IMark101370792"/><text:span text:style-name="T205">s. This is the case of </text:span><text:alphabetical-index-mark-start text:id="IMark110724632"/><text:alphabetical-index-mark-start text:id="IMark116579592"/><text:alphabetical-index-mark-start text:id="IMark111452040"/><text:alphabetical-index-mark-start text:id="IMark109824728"/><text:span text:style-name="T205">DGIII</text:span><text:alphabetical-index-mark-end text:id="IMark109824728"/><text:alphabetical-index-mark-start text:id="IMark110590712"/><text:span text:style-name="T205">AI</text:span><text:alphabetical-index-mark-end text:id="IMark110590712"/><text:alphabetical-index-mark-end text:id="IMark111452040"/><text:alphabetical-index-mark-end text:id="IMark116579592"/><text:alphabetical-index-mark-end text:id="IMark110724632"/><text:span text:style-name="T205">: it uses primarily the </text:span><text:alphabetical-index-mark-start text:id="IMark114486632"/><text:alphabetical-index-mark-start text:id="IMark109628456"/><text:alphabetical-index-mark-start text:id="IMark112413848"/><text:alphabetical-index-mark-start text:id="IMark114031096"/><text:alphabetical-index-mark-start text:id="IMark97071272"/><text:span text:style-name="T205">data</text:span><text:alphabetical-index-mark-end text:id="IMark97071272"/><text:alphabetical-index-mark-end text:id="IMark114031096"/><text:alphabetical-index-mark-start text:id="IMark115369704"/><text:alphabetical-index-mark-start text:id="IMark101168744"/><text:span text:style-name="T205">base</text:span><text:alphabetical-index-mark-end text:id="IMark101168744"/><text:alphabetical-index-mark-end text:id="IMark115369704"/><text:alphabetical-index-mark-end text:id="IMark112413848"/><text:alphabetical-index-mark-end text:id="IMark109628456"/><text:alphabetical-index-mark-end text:id="IMark114486632"/><text:span text:style-name="T205"> </text:span><text:alphabetical-index-mark-start text:id="IMark118029992"/><text:alphabetical-index-mark-start text:id="IMark112880456"/><text:alphabetical-index-mark-start text:id="IMark102542392"/><text:alphabetical-index-mark-start text:id="IMark113709256"/><text:span text:style-name="T135">DGIII</text:span><text:alphabetical-index-mark-end text:id="IMark113709256"/><text:alphabetical-index-mark-start text:id="IMark94411832"/><text:span text:style-name="T135">AI</text:span><text:alphabetical-index-mark-end text:id="IMark94411832"/><text:alphabetical-index-mark-end text:id="IMark102542392"/><text:alphabetical-index-mark-end text:id="IMark112880456"/><text:alphabetical-index-mark-end text:id="IMark118029992"/><text:span text:style-name="T135">.db</text:span><text:span text:style-name="T205">, but can use other </text:span><text:alphabetical-index-mark-start text:id="IMark111741160"/><text:alphabetical-index-mark-start text:id="IMark96868392"/><text:alphabetical-index-mark-start text:id="IMark107737672"/><text:alphabetical-index-mark-start text:id="IMark57793304"/><text:alphabetical-index-mark-start text:id="IMark102205080"/><text:span text:style-name="T205">data</text:span><text:alphabetical-index-mark-end text:id="IMark102205080"/><text:alphabetical-index-mark-end text:id="IMark57793304"/><text:alphabetical-index-mark-start text:id="IMark101865928"/><text:alphabetical-index-mark-start text:id="IMark92949512"/><text:span text:style-name="T205">base</text:span><text:alphabetical-index-mark-end text:id="IMark92949512"/><text:alphabetical-index-mark-end text:id="IMark101865928"/><text:alphabetical-index-mark-end text:id="IMark107737672"/><text:alphabetical-index-mark-end text:id="IMark96868392"/><text:alphabetical-index-mark-end text:id="IMark111741160"/><text:span text:style-name="T205">s as well. Indeed, using the </text:span><text:alphabetical-index-mark-start text:id="IMark113799000"/><text:alphabetical-index-mark-start text:id="IMark101147976"/><text:alphabetical-index-mark-start text:id="IMark97015480"/><text:alphabetical-index-mark-start text:id="IMark113769768"/><text:span text:style-name="T205">SQL</text:span><text:alphabetical-index-mark-end text:id="IMark113769768"/><text:span text:style-name="T205">C</text:span><text:alphabetical-index-mark-end text:id="IMark97015480"/><text:alphabetical-index-mark-end text:id="IMark101147976"/><text:alphabetical-index-mark-end text:id="IMark113799000"/><text:span text:style-name="T205"> </text:span><text:alphabetical-index-mark-start text:id="IMark101487704"/><text:alphabetical-index-mark-start text:id="IMark115306728"/><text:alphabetical-index-mark-start text:id="IMark109605608"/><text:span text:style-name="T205">MFD</text:span><text:alphabetical-index-mark-end text:id="IMark109605608"/><text:alphabetical-index-mark-end text:id="IMark115306728"/><text:alphabetical-index-mark-end text:id="IMark101487704"/><text:span text:style-name="T205">, </text:span><text:alphabetical-index-mark-start text:id="IMark112442760"/><text:alphabetical-index-mark-start text:id="IMark117143592"/><text:alphabetical-index-mark-start text:id="IMark115173384"/><text:alphabetical-index-mark-start text:id="IMark93304616"/><text:span text:style-name="T205">DGIII</text:span><text:alphabetical-index-mark-end text:id="IMark93304616"/><text:alphabetical-index-mark-start text:id="IMark102315048"/><text:span text:style-name="T205">AI</text:span><text:alphabetical-index-mark-end text:id="IMark102315048"/><text:alphabetical-index-mark-end text:id="IMark115173384"/><text:alphabetical-index-mark-end text:id="IMark117143592"/><text:alphabetical-index-mark-end text:id="IMark112442760"/><text:span text:style-name="T205"> also accesses the </text:span><text:alphabetical-index-mark-start text:id="IMark101359896"/><text:alphabetical-index-mark-start text:id="IMark96671768"/><text:alphabetical-index-mark-start text:id="IMark107755192"/><text:span text:style-name="T205">MFD</text:span><text:alphabetical-index-mark-end text:id="IMark107755192"/><text:alphabetical-index-mark-end text:id="IMark96671768"/><text:alphabetical-index-mark-end text:id="IMark101359896"/><text:span text:style-name="T205">’s own </text:span><text:alphabetical-index-mark-start text:id="IMark93957704"/><text:alphabetical-index-mark-start text:id="IMark110368280"/><text:alphabetical-index-mark-start text:id="IMark99632424"/><text:alphabetical-index-mark-start text:id="IMark109586664"/><text:alphabetical-index-mark-start text:id="IMark115890104"/><text:span text:style-name="T205">data</text:span><text:alphabetical-index-mark-end text:id="IMark115890104"/><text:alphabetical-index-mark-end text:id="IMark109586664"/><text:alphabetical-index-mark-start text:id="IMark108223112"/><text:alphabetical-index-mark-start text:id="IMark113596344"/><text:span text:style-name="T205">base</text:span><text:alphabetical-index-mark-end text:id="IMark113596344"/><text:alphabetical-index-mark-end text:id="IMark108223112"/><text:alphabetical-index-mark-end text:id="IMark99632424"/><text:alphabetical-index-mark-end text:id="IMark110368280"/><text:alphabetical-index-mark-end text:id="IMark93957704"/><text:span text:style-name="T205"> called </text:span><text:alphabetical-index-mark-start text:id="IMark118256568"/><text:alphabetical-index-mark-start text:id="IMark100705208"/><text:alphabetical-index-mark-start text:id="IMark115977224"/><text:alphabetical-index-mark-start text:id="IMark112817192"/><text:span text:style-name="T205">SQL</text:span><text:alphabetical-index-mark-end text:id="IMark112817192"/><text:span text:style-name="T205">C</text:span><text:alphabetical-index-mark-end text:id="IMark115977224"/><text:alphabetical-index-mark-end text:id="IMark100705208"/><text:alphabetical-index-mark-end text:id="IMark118256568"/><text:span text:style-name="T205">.</text:span></text:p>
      <text:p text:style-name="Text_20_body"><text:soft-page-break/></text:p>
      <text:p text:style-name="Text_20_body">In this text we will not deal with <text:alphabetical-index-mark-start text:id="IMark101870600"/><text:alphabetical-index-mark-start text:id="IMark110144248"/>SQL<text:alphabetical-index-mark-end text:id="IMark110144248"/><text:span text:style-name="T335">C</text:span><text:alphabetical-index-mark-end text:id="IMark101870600"/> and its <text:alphabetical-index-mark-start text:id="IMark97987368"/><text:alphabetical-index-mark-start text:id="IMark108692440"/><text:alphabetical-index-mark-start text:id="IMark98428856"/><text:alphabetical-index-mark-start text:id="IMark111417304"/><text:alphabetical-index-mark-start text:id="IMark110399992"/>data<text:alphabetical-index-mark-end text:id="IMark110399992"/><text:alphabetical-index-mark-end text:id="IMark111417304"/><text:alphabetical-index-mark-start text:id="IMark112402376"/><text:alphabetical-index-mark-start text:id="IMark113719368"/>base<text:alphabetical-index-mark-end text:id="IMark113719368"/><text:alphabetical-index-mark-end text:id="IMark112402376"/><text:alphabetical-index-mark-end text:id="IMark98428856"/><text:alphabetical-index-mark-end text:id="IMark108692440"/><text:alphabetical-index-mark-end text:id="IMark97987368"/>. For that you should review the documentation of that <text:alphabetical-index-mark-start text:id="IMark114402232"/>re<text:alphabetical-index-mark-start text:id="IMark114029368"/>l<text:alphabetical-index-mark-end text:id="IMark114402232"/>at<text:alphabetical-index-mark-end text:id="IMark114029368"/>ed but <text:alphabetical-index-mark-start text:id="IMark113288008"/>dist<text:alphabetical-index-mark-end text:id="IMark113288008"/>inct project. In this case we well see how <text:alphabetical-index-mark-start text:id="IMark105017112"/><text:alphabetical-index-mark-start text:id="IMark111570232"/><text:alphabetical-index-mark-start text:id="IMark104653272"/><text:alphabetical-index-mark-start text:id="IMark112424648"/><text:span text:style-name="T82">DGIII</text:span><text:alphabetical-index-mark-end text:id="IMark112424648"/><text:alphabetical-index-mark-start text:id="IMark98245384"/><text:span text:style-name="T82">AI</text:span><text:alphabetical-index-mark-end text:id="IMark98245384"/><text:alphabetical-index-mark-end text:id="IMark104653272"/><text:alphabetical-index-mark-end text:id="IMark111570232"/><text:alphabetical-index-mark-end text:id="IMark105017112"/><text:span text:style-name="T82">.db</text:span> is organized, beginning with the <text:alphabetical-index-mark-start text:id="IMark58437096"/><text:alphabetical-index-mark-start text:id="IMark110693912"/><text:alphabetical-index-mark-start text:id="IMark96661768"/>fact<text:alphabetical-index-mark-end text:id="IMark96661768"/><text:alphabetical-index-mark-end text:id="IMark110693912"/><text:alphabetical-index-mark-end text:id="IMark58437096"/> that it has several <text:alphabetical-index-mark-start text:id="IMark98657592"/><text:alphabetical-index-mark-start text:id="IMark79022664"/><text:alphabetical-index-mark-start text:id="IMark115318152"/>table<text:alphabetical-index-mark-end text:id="IMark115318152"/><text:alphabetical-index-mark-end text:id="IMark79022664"/><text:alphabetical-index-mark-end text:id="IMark98657592"/>s:</text:p>
      <text:p text:style-name="Text_20_body"/>
      <text:p text:style-name="Text_20_body"/>
      <text:h text:style-name="Heading_20_3" text:outline-level="3"><text:bookmark-start text:name="__RefHeading___Toc6390_1538881673"/><text:span text:style-name="T7">4.3.1.</text:span><text:span text:style-name="T204"> </text:span><text:alphabetical-index-mark-start text:id="IMark115542152"/><text:alphabetical-index-mark-start text:id="IMark93389992"/><text:alphabetical-index-mark-start text:id="IMark101348552"/><text:span text:style-name="T82">sde_</text:span><text:alphabetical-index-mark-start text:id="IMark115027608"/><text:span text:style-name="T82">asoc</text:span><text:alphabetical-index-mark-end text:id="IMark115027608"/><text:span text:style-name="T82">_</text:span><text:alphabetical-index-mark-start text:id="IMark111373592"/><text:alphabetical-index-mark-start text:id="IMark116172200"/><text:alphabetical-index-mark-start text:id="IMark90411176"/><text:span text:style-name="T82">fact</text:span><text:alphabetical-index-mark-end text:id="IMark90411176"/><text:alphabetical-index-mark-end text:id="IMark116172200"/><text:alphabetical-index-mark-end text:id="IMark111373592"/><text:span text:style-name="T82">s</text:span><text:bookmark-end text:name="__RefHeading___Toc6390_1538881673"/><text:alphabetical-index-mark-end text:id="IMark101348552"/><text:alphabetical-index-mark-end text:id="IMark93389992"/><text:alphabetical-index-mark-end text:id="IMark115542152"/></text:h>
      <text:p text:style-name="P9"/>
      <text:p text:style-name="P9"><text:span text:style-name="T206">Useful for </text:span><text:alphabetical-index-mark-start text:id="IMark113569304"/><text:alphabetical-index-mark-start text:id="IMark116193000"/><text:alphabetical-index-mark-start text:id="IMark113781064"/><text:span text:style-name="T206">statistic</text:span><text:alphabetical-index-mark-end text:id="IMark113781064"/><text:alphabetical-index-mark-end text:id="IMark116193000"/><text:alphabetical-index-mark-end text:id="IMark113569304"/><text:span text:style-name="T206">al analysis of </text:span><text:alphabetical-index-mark-start text:id="IMark108810472"/><text:alphabetical-index-mark-start text:id="IMark115188568"/><text:alphabetical-index-mark-start text:id="IMark97003032"/><text:span text:style-name="T206">select</text:span><text:alphabetical-index-mark-end text:id="IMark97003032"/><text:alphabetical-index-mark-end text:id="IMark115188568"/><text:alphabetical-index-mark-end text:id="IMark108810472"/><text:span text:style-name="T206">ed </text:span><text:alphabetical-index-mark-start text:id="IMark117746184"/><text:alphabetical-index-mark-start text:id="IMark100751352"/><text:alphabetical-index-mark-start text:id="IMark118444072"/><text:span text:style-name="T206">fact</text:span><text:alphabetical-index-mark-end text:id="IMark118444072"/><text:alphabetical-index-mark-end text:id="IMark100751352"/><text:alphabetical-index-mark-end text:id="IMark117746184"/><text:span text:style-name="T206">s and their </text:span><text:alphabetical-index-mark-start text:id="IMark115488040"/><text:alphabetical-index-mark-start text:id="IMark70803912"/><text:alphabetical-index-mark-start text:id="IMark116207256"/><text:span text:style-name="T206">value</text:span><text:alphabetical-index-mark-end text:id="IMark116207256"/><text:alphabetical-index-mark-end text:id="IMark70803912"/><text:alphabetical-index-mark-end text:id="IMark115488040"/><text:span text:style-name="T206">s.</text:span></text:p>
      <text:p text:style-name="Text_20_body"/>
      <text:p text:style-name="Text_20_body"/>
      <text:h text:style-name="Heading_20_3" text:outline-level="3"><text:bookmark-start text:name="__RefHeading___Toc6392_1538881673"/><text:span text:style-name="T7">4.3.2.</text:span><text:span text:style-name="T204"> </text:span><text:alphabetical-index-mark-start text:id="IMark69861896"/><text:alphabetical-index-mark-start text:id="IMark90557112"/><text:alphabetical-index-mark-start text:id="IMark112290472"/><text:span text:style-name="T82">sde_a</text:span><text:span text:style-name="T90">s</text:span><text:span text:style-name="T82">tro_cat</text:span><text:bookmark-end text:name="__RefHeading___Toc6392_1538881673"/><text:alphabetical-index-mark-end text:id="IMark112290472"/><text:alphabetical-index-mark-end text:id="IMark90557112"/><text:alphabetical-index-mark-end text:id="IMark69861896"/></text:h>
      <text:p text:style-name="P9"/>
      <text:p text:style-name="P9"><text:span text:style-name="T206">Astronomic </text:span><text:alphabetical-index-mark-start text:id="IMark94200328"/><text:alphabetical-index-mark-start text:id="IMark113938920"/><text:alphabetical-index-mark-start text:id="IMark112756152"/><text:span text:style-name="T206">catalog</text:span><text:alphabetical-index-mark-end text:id="IMark112756152"/><text:alphabetical-index-mark-end text:id="IMark113938920"/><text:alphabetical-index-mark-end text:id="IMark94200328"/><text:span text:style-name="T206">.</text:span></text:p>
      <text:p text:style-name="Text_20_body"/>
      <text:p text:style-name="Text_20_body"/>
      <text:h text:style-name="Heading_20_3" text:outline-level="3"><text:bookmark-start text:name="__RefHeading___Toc6394_1538881673"/><text:span text:style-name="T7">4.3.3.</text:span><text:span text:style-name="T204"> </text:span><text:alphabetical-index-mark-start text:id="IMark118163272"/><text:alphabetical-index-mark-start text:id="IMark112780488"/><text:alphabetical-index-mark-start text:id="IMark111758728"/><text:span text:style-name="T82">sde_</text:span><text:alphabetical-index-mark-start text:id="IMark112344840"/><text:alphabetical-index-mark-start text:id="IMark112433304"/><text:span text:style-name="T82">data</text:span><text:alphabetical-index-mark-end text:id="IMark112433304"/><text:alphabetical-index-mark-end text:id="IMark112344840"/><text:span text:style-name="T82">_dictionary</text:span><text:bookmark-end text:name="__RefHeading___Toc6394_1538881673"/><text:alphabetical-index-mark-end text:id="IMark111758728"/><text:alphabetical-index-mark-end text:id="IMark112780488"/><text:alphabetical-index-mark-end text:id="IMark118163272"/></text:h>
      <text:p text:style-name="P9"/>
      <text:p text:style-name="P9"><text:span text:style-name="T206">Data dictionary for </text:span><text:alphabetical-index-mark-start text:id="IMark104441960"/><text:alphabetical-index-mark-start text:id="IMark104602808"/><text:alphabetical-index-mark-start text:id="IMark60798584"/><text:alphabetical-index-mark-start text:id="IMark101167016"/><text:alphabetical-index-mark-start text:id="IMark109197688"/><text:span text:style-name="T206">data</text:span><text:alphabetical-index-mark-end text:id="IMark109197688"/><text:alphabetical-index-mark-end text:id="IMark101167016"/><text:alphabetical-index-mark-start text:id="IMark97838216"/><text:alphabetical-index-mark-start text:id="IMark110306488"/><text:span text:style-name="T206">base</text:span><text:alphabetical-index-mark-end text:id="IMark110306488"/><text:alphabetical-index-mark-end text:id="IMark97838216"/><text:alphabetical-index-mark-end text:id="IMark60798584"/><text:alphabetical-index-mark-end text:id="IMark104602808"/><text:alphabetical-index-mark-end text:id="IMark104441960"/><text:span text:style-name="T206"> </text:span><text:alphabetical-index-mark-start text:id="IMark114676840"/><text:alphabetical-index-mark-start text:id="IMark113213800"/><text:alphabetical-index-mark-start text:id="IMark115360312"/><text:alphabetical-index-mark-start text:id="IMark112969960"/><text:span text:style-name="T206">DGIII</text:span><text:alphabetical-index-mark-end text:id="IMark112969960"/><text:alphabetical-index-mark-start text:id="IMark110758712"/><text:span text:style-name="T206">AI</text:span><text:alphabetical-index-mark-end text:id="IMark110758712"/><text:alphabetical-index-mark-end text:id="IMark115360312"/><text:alphabetical-index-mark-end text:id="IMark113213800"/><text:alphabetical-index-mark-end text:id="IMark114676840"/><text:span text:style-name="T206">. It contains brief </text:span><text:alphabetical-index-mark-start text:id="IMark100087048"/><text:alphabetical-index-mark-start text:id="IMark111114152"/><text:span text:style-name="T206">description</text:span><text:alphabetical-index-mark-end text:id="IMark111114152"/><text:alphabetical-index-mark-end text:id="IMark100087048"/><text:span text:style-name="T206">s of all </text:span><text:alphabetical-index-mark-start text:id="IMark92260040"/><text:alphabetical-index-mark-start text:id="IMark115968536"/><text:alphabetical-index-mark-start text:id="IMark118353032"/><text:span text:style-name="T206">table</text:span><text:alphabetical-index-mark-end text:id="IMark118353032"/><text:alphabetical-index-mark-end text:id="IMark115968536"/><text:alphabetical-index-mark-end text:id="IMark92260040"/><text:span text:style-name="T206">s, </text:span><text:alphabetical-index-mark-start text:id="IMark111235144"/><text:alphabetical-index-mark-start text:id="IMark100759672"/><text:alphabetical-index-mark-start text:id="IMark110558424"/><text:span text:style-name="T206">program</text:span><text:alphabetical-index-mark-end text:id="IMark110558424"/><text:alphabetical-index-mark-end text:id="IMark100759672"/><text:alphabetical-index-mark-end text:id="IMark111235144"/><text:span text:style-name="T206">s and </text:span><text:alphabetical-index-mark-start text:id="IMark109486792"/><text:alphabetical-index-mark-start text:id="IMark111540920"/><text:alphabetical-index-mark-start text:id="IMark109148520"/><text:span text:style-name="T206">flight</text:span><text:alphabetical-index-mark-end text:id="IMark109148520"/><text:alphabetical-index-mark-end text:id="IMark111540920"/><text:alphabetical-index-mark-end text:id="IMark109486792"/><text:span text:style-name="T206"> </text:span><text:alphabetical-index-mark-start text:id="IMark95344536"/><text:alphabetical-index-mark-start text:id="IMark118368424"/><text:alphabetical-index-mark-start text:id="IMark110262424"/><text:span text:style-name="T206">plan</text:span><text:alphabetical-index-mark-end text:id="IMark110262424"/><text:alphabetical-index-mark-end text:id="IMark118368424"/><text:alphabetical-index-mark-end text:id="IMark95344536"/><text:span text:style-name="T206">s </text:span><text:alphabetical-index-mark-start text:id="IMark100973160"/><text:alphabetical-index-mark-start text:id="IMark115067608"/><text:span text:style-name="T206">store</text:span><text:alphabetical-index-mark-end text:id="IMark115067608"/><text:alphabetical-index-mark-end text:id="IMark100973160"/><text:span text:style-name="T206">d in the </text:span><text:alphabetical-index-mark-start text:id="IMark108368952"/><text:alphabetical-index-mark-start text:id="IMark116218216"/><text:alphabetical-index-mark-start text:id="IMark114810168"/><text:alphabetical-index-mark-start text:id="IMark112530680"/><text:alphabetical-index-mark-start text:id="IMark113219048"/><text:span text:style-name="T206">data</text:span><text:alphabetical-index-mark-end text:id="IMark113219048"/><text:alphabetical-index-mark-end text:id="IMark112530680"/><text:alphabetical-index-mark-start text:id="IMark111496088"/><text:alphabetical-index-mark-start text:id="IMark99941848"/><text:span text:style-name="T206">base</text:span><text:alphabetical-index-mark-end text:id="IMark99941848"/><text:alphabetical-index-mark-end text:id="IMark111496088"/><text:alphabetical-index-mark-end text:id="IMark114810168"/><text:alphabetical-index-mark-end text:id="IMark116218216"/><text:alphabetical-index-mark-end text:id="IMark108368952"/><text:span text:style-name="T206">.</text:span></text:p>
      <text:p text:style-name="Text_20_body"/>
      <text:p text:style-name="Text_20_body"/>
      <text:h text:style-name="Heading_20_3" text:outline-level="3"><text:bookmark-start text:name="__RefHeading___Toc6396_1538881673"/><text:span text:style-name="T7">4.3.4.</text:span><text:span text:style-name="T204"> </text:span><text:alphabetical-index-mark-start text:id="IMark112729272"/><text:alphabetical-index-mark-start text:id="IMark112745576"/><text:alphabetical-index-mark-start text:id="IMark99024024"/><text:span text:style-name="T82">sde_experiments</text:span><text:bookmark-end text:name="__RefHeading___Toc6396_1538881673"/><text:alphabetical-index-mark-end text:id="IMark99024024"/><text:alphabetical-index-mark-end text:id="IMark112745576"/><text:alphabetical-index-mark-end text:id="IMark112729272"/></text:h>
      <text:p text:style-name="P15"/>
      <text:p text:style-name="P9"><text:span text:style-name="T206">For experimentation purposes, currently concerning with the </text:span><text:alphabetical-index-mark-start text:id="IMark97028616"/><text:alphabetical-index-mark-start text:id="IMark94508808"/><text:alphabetical-index-mark-start text:id="IMark118504328"/><text:span text:style-name="T206">connect</text:span><text:alphabetical-index-mark-end text:id="IMark118504328"/><text:alphabetical-index-mark-end text:id="IMark94508808"/><text:alphabetical-index-mark-end text:id="IMark97028616"/><text:span text:style-name="T206">ion of </text:span><text:alphabetical-index-mark-start text:id="IMark108391976"/><text:alphabetical-index-mark-start text:id="IMark114258200"/><text:alphabetical-index-mark-start text:id="IMark113124552"/><text:alphabetical-index-mark-start text:id="IMark112478888"/><text:span text:style-name="T206">DGIII</text:span><text:alphabetical-index-mark-end text:id="IMark112478888"/><text:alphabetical-index-mark-start text:id="IMark92818920"/><text:span text:style-name="T206">AI</text:span><text:alphabetical-index-mark-end text:id="IMark92818920"/><text:alphabetical-index-mark-end text:id="IMark113124552"/><text:alphabetical-index-mark-end text:id="IMark114258200"/><text:alphabetical-index-mark-end text:id="IMark108391976"/><text:span text:style-name="T206"> with a </text:span><text:alphabetical-index-mark-start text:id="IMark111039432"/><text:alphabetical-index-mark-start text:id="IMark109020232"/><text:alphabetical-index-mark-start text:id="IMark93752456"/><text:span text:style-name="T206">QPU</text:span><text:alphabetical-index-mark-end text:id="IMark93752456"/><text:alphabetical-index-mark-end text:id="IMark109020232"/><text:alphabetical-index-mark-end text:id="IMark111039432"/><text:span text:style-name="T206"> in </text:span><text:alphabetical-index-mark-start text:id="IMark118457128"/><text:alphabetical-index-mark-start text:id="IMark118602392"/><text:alphabetical-index-mark-start text:id="IMark88001544"/><text:span text:style-name="T206">order</text:span><text:alphabetical-index-mark-end text:id="IMark88001544"/><text:alphabetical-index-mark-end text:id="IMark118602392"/><text:alphabetical-index-mark-end text:id="IMark118457128"/><text:span text:style-name="T206"> to obtain true </text:span><text:alphabetical-index-mark-start text:id="IMark102149192"/><text:alphabetical-index-mark-start text:id="IMark111258120"/><text:span text:style-name="T206">random</text:span><text:alphabetical-index-mark-end text:id="IMark111258120"/><text:alphabetical-index-mark-end text:id="IMark102149192"/><text:span text:style-name="T206"> </text:span><text:alphabetical-index-mark-start text:id="IMark115825688"/><text:alphabetical-index-mark-start text:id="IMark110817672"/><text:span text:style-name="T206">number</text:span><text:alphabetical-index-mark-end text:id="IMark110817672"/><text:alphabetical-index-mark-end text:id="IMark115825688"/><text:span text:style-name="T206">s for simu</text:span><text:alphabetical-index-mark-start text:id="IMark115811832"/><text:span text:style-name="T206">lat</text:span><text:alphabetical-index-mark-end text:id="IMark115811832"/><text:span text:style-name="T206">ion as opposed to the common pseudo - </text:span><text:alphabetical-index-mark-start text:id="IMark108019848"/><text:alphabetical-index-mark-start text:id="IMark70796312"/><text:span text:style-name="T206">random</text:span><text:alphabetical-index-mark-end text:id="IMark70796312"/><text:alphabetical-index-mark-end text:id="IMark108019848"/><text:span text:style-name="T206"> </text:span><text:alphabetical-index-mark-start text:id="IMark118436152"/><text:alphabetical-index-mark-start text:id="IMark96724376"/><text:span text:style-name="T206">number</text:span><text:alphabetical-index-mark-end text:id="IMark96724376"/><text:alphabetical-index-mark-end text:id="IMark118436152"/><text:span text:style-name="T206"> </text:span><text:alphabetical-index-mark-start text:id="IMark101281672"/><text:alphabetical-index-mark-start text:id="IMark108087448"/><text:span text:style-name="T206">generator</text:span><text:alphabetical-index-mark-end text:id="IMark108087448"/><text:alphabetical-index-mark-end text:id="IMark101281672"/><text:span text:style-name="T206">s (See </text:span><text:span text:style-name="T69">[4.1.12.]</text:span><text:span text:style-name="T206">).</text:span></text:p>
      <text:p text:style-name="Text_20_body"/>
      <text:p text:style-name="Text_20_body"/>
      <text:h text:style-name="Heading_20_3" text:outline-level="3"><text:bookmark-start text:name="__RefHeading___Toc6398_1538881673"/><text:soft-page-break/><text:span text:style-name="T7">4.3.5.</text:span><text:span text:style-name="T204"> </text:span><text:span text:style-name="T82">sde_</text:span><text:alphabetical-index-mark-start text:id="IMark114600792"/><text:alphabetical-index-mark-start text:id="IMark101452600"/><text:alphabetical-index-mark-start text:id="IMark109796664"/><text:span text:style-name="T82">fact</text:span><text:alphabetical-index-mark-end text:id="IMark109796664"/><text:alphabetical-index-mark-end text:id="IMark101452600"/><text:alphabetical-index-mark-end text:id="IMark114600792"/><text:span text:style-name="T82">s</text:span><text:bookmark-end text:name="__RefHeading___Toc6398_1538881673"/></text:h>
      <text:p text:style-name="P15"/>
      <text:p text:style-name="P9"><text:span text:style-name="T206">Contains </text:span><text:alphabetical-index-mark-start text:id="IMark97714696"/><text:alphabetical-index-mark-start text:id="IMark115022088"/><text:alphabetical-index-mark-start text:id="IMark101405976"/><text:span text:style-name="T206">fact</text:span><text:alphabetical-index-mark-end text:id="IMark101405976"/><text:alphabetical-index-mark-end text:id="IMark115022088"/><text:alphabetical-index-mark-end text:id="IMark97714696"/><text:span text:style-name="T206">s of the </text:span><text:alphabetical-index-mark-start text:id="IMark95261208"/><text:alphabetical-index-mark-start text:id="IMark95651736"/><text:alphabetical-index-mark-start text:id="IMark100019592"/><text:span text:style-name="T206">expert</text:span><text:alphabetical-index-mark-end text:id="IMark100019592"/><text:alphabetical-index-mark-end text:id="IMark95651736"/><text:alphabetical-index-mark-end text:id="IMark95261208"/><text:span text:style-name="T206"> </text:span><text:alphabetical-index-mark-start text:id="IMark114647576"/><text:alphabetical-index-mark-start text:id="IMark115713496"/><text:alphabetical-index-mark-start text:id="IMark109362680"/><text:span text:style-name="T206">system</text:span><text:alphabetical-index-mark-end text:id="IMark109362680"/><text:alphabetical-index-mark-end text:id="IMark115713496"/><text:alphabetical-index-mark-end text:id="IMark114647576"/><text:span text:style-name="T206">.</text:span></text:p>
      <text:p text:style-name="Text_20_body"/>
      <text:p text:style-name="Text_20_body"/>
      <text:h text:style-name="Heading_20_3" text:outline-level="3"><text:bookmark-start text:name="__RefHeading___Toc6400_1538881673"/><text:span text:style-name="T7">4.3.6.</text:span><text:span text:style-name="T204"> </text:span><text:alphabetical-index-mark-start text:id="IMark109068056"/><text:alphabetical-index-mark-start text:id="IMark96167288"/><text:alphabetical-index-mark-start text:id="IMark113996888"/><text:span text:style-name="T82">sde_mem_</text:span><text:alphabetical-index-mark-start text:id="IMark109824728"/><text:alphabetical-index-mark-start text:id="IMark110724632"/><text:alphabetical-index-mark-start text:id="IMark116579592"/><text:span text:style-name="T82">fact</text:span><text:alphabetical-index-mark-end text:id="IMark116579592"/><text:alphabetical-index-mark-end text:id="IMark110724632"/><text:alphabetical-index-mark-end text:id="IMark109824728"/><text:span text:style-name="T82">s</text:span><text:bookmark-end text:name="__RefHeading___Toc6400_1538881673"/><text:alphabetical-index-mark-end text:id="IMark113996888"/><text:alphabetical-index-mark-end text:id="IMark96167288"/><text:alphabetical-index-mark-end text:id="IMark109068056"/></text:h>
      <text:p text:style-name="P15"/>
      <text:p text:style-name="P9"><text:alphabetical-index-mark-start text:id="IMark112413848"/><text:alphabetical-index-mark-start text:id="IMark115369704"/><text:alphabetical-index-mark-start text:id="IMark101168744"/><text:span text:style-name="T206">Default</text:span><text:alphabetical-index-mark-end text:id="IMark101168744"/><text:alphabetical-index-mark-end text:id="IMark115369704"/><text:alphabetical-index-mark-end text:id="IMark112413848"/><text:span text:style-name="T206"> </text:span><text:alphabetical-index-mark-start text:id="IMark113709256"/><text:alphabetical-index-mark-start text:id="IMark116420104"/><text:alphabetical-index-mark-start text:id="IMark118029992"/><text:span text:style-name="T206">fact</text:span><text:alphabetical-index-mark-end text:id="IMark118029992"/><text:alphabetical-index-mark-end text:id="IMark116420104"/><text:alphabetical-index-mark-end text:id="IMark113709256"/><text:span text:style-name="T206">s and their </text:span><text:alphabetical-index-mark-start text:id="IMark112880456"/><text:alphabetical-index-mark-start text:id="IMark102542392"/><text:alphabetical-index-mark-start text:id="IMark94411832"/><text:span text:style-name="T206">value</text:span><text:alphabetical-index-mark-end text:id="IMark94411832"/><text:alphabetical-index-mark-end text:id="IMark102542392"/><text:alphabetical-index-mark-end text:id="IMark112880456"/><text:span text:style-name="T206">s.</text:span></text:p>
      <text:p text:style-name="Text_20_body"/>
      <text:p text:style-name="Text_20_body"/>
      <text:h text:style-name="Heading_20_3" text:outline-level="3"><text:bookmark-start text:name="__RefHeading___Toc6402_1538881673"/><text:span text:style-name="T7">4.3.7.</text:span><text:span text:style-name="T204"> </text:span><text:alphabetical-index-mark-start text:id="IMark107737672"/><text:alphabetical-index-mark-start text:id="IMark92949512"/><text:alphabetical-index-mark-start text:id="IMark113769768"/><text:span text:style-name="T82">sde_</text:span><text:alphabetical-index-mark-start text:id="IMark113799000"/><text:alphabetical-index-mark-start text:id="IMark101147976"/><text:alphabetical-index-mark-start text:id="IMark97015480"/><text:span text:style-name="T82">prg</text:span><text:alphabetical-index-mark-end text:id="IMark97015480"/><text:alphabetical-index-mark-end text:id="IMark101147976"/><text:alphabetical-index-mark-end text:id="IMark113799000"/><text:span text:style-name="T82">_</text:span><text:alphabetical-index-mark-start text:id="IMark101487704"/><text:alphabetical-index-mark-start text:id="IMark115306728"/><text:alphabetical-index-mark-start text:id="IMark109605608"/><text:span text:style-name="T82">rule</text:span><text:alphabetical-index-mark-end text:id="IMark109605608"/><text:alphabetical-index-mark-end text:id="IMark115306728"/><text:alphabetical-index-mark-end text:id="IMark101487704"/><text:span text:style-name="T82">s</text:span><text:bookmark-end text:name="__RefHeading___Toc6402_1538881673"/><text:alphabetical-index-mark-end text:id="IMark113769768"/><text:alphabetical-index-mark-end text:id="IMark92949512"/><text:alphabetical-index-mark-end text:id="IMark107737672"/></text:h>
      <text:p text:style-name="P15"/>
      <text:p text:style-name="P9"><text:span text:style-name="T207">Sets of </text:span><text:alphabetical-index-mark-start text:id="IMark107755192"/><text:alphabetical-index-mark-start text:id="IMark109586664"/><text:alphabetical-index-mark-start text:id="IMark115890104"/><text:span text:style-name="T207">rule</text:span><text:alphabetical-index-mark-end text:id="IMark115890104"/><text:alphabetical-index-mark-end text:id="IMark109586664"/><text:alphabetical-index-mark-end text:id="IMark107755192"/><text:span text:style-name="T207">s (</text:span><text:alphabetical-index-mark-start text:id="IMark93957704"/><text:alphabetical-index-mark-start text:id="IMark110368280"/><text:alphabetical-index-mark-start text:id="IMark99632424"/><text:span text:style-name="T207">program</text:span><text:alphabetical-index-mark-end text:id="IMark99632424"/><text:alphabetical-index-mark-end text:id="IMark110368280"/><text:alphabetical-index-mark-end text:id="IMark93957704"/><text:span text:style-name="T207">s) that are </text:span><text:alphabetical-index-mark-start text:id="IMark108223112"/><text:alphabetical-index-mark-start text:id="IMark113596344"/><text:alphabetical-index-mark-start text:id="IMark112817192"/><text:span text:style-name="T207">load</text:span><text:alphabetical-index-mark-end text:id="IMark112817192"/><text:alphabetical-index-mark-end text:id="IMark113596344"/><text:alphabetical-index-mark-end text:id="IMark108223112"/><text:span text:style-name="T207">ed into </text:span><text:alphabetical-index-mark-start text:id="IMark118256568"/><text:alphabetical-index-mark-start text:id="IMark100705208"/><text:alphabetical-index-mark-start text:id="IMark115977224"/><text:span text:style-name="T89">sde_</text:span><text:alphabetical-index-mark-start text:id="IMark101260504"/><text:alphabetical-index-mark-start text:id="IMark93927672"/><text:alphabetical-index-mark-start text:id="IMark110203128"/><text:span text:style-name="T89">rule</text:span><text:alphabetical-index-mark-end text:id="IMark110203128"/><text:alphabetical-index-mark-end text:id="IMark93927672"/><text:alphabetical-index-mark-end text:id="IMark101260504"/><text:span text:style-name="T89">s</text:span><text:alphabetical-index-mark-end text:id="IMark115977224"/><text:alphabetical-index-mark-end text:id="IMark100705208"/><text:alphabetical-index-mark-end text:id="IMark118256568"/><text:span text:style-name="T207"> on demand.</text:span></text:p>
      <text:p text:style-name="Text_20_body"/>
      <text:p text:style-name="Text_20_body"/>
      <text:h text:style-name="Heading_20_3" text:outline-level="3"><text:bookmark-start text:name="__RefHeading___Toc6404_1538881673"/><text:span text:style-name="T7">4.3.8.</text:span><text:span text:style-name="T204"> </text:span><text:alphabetical-index-mark-start text:id="IMark97987368"/><text:alphabetical-index-mark-start text:id="IMark98428856"/><text:alphabetical-index-mark-start text:id="IMark112402376"/><text:span text:style-name="T82">sde_</text:span><text:alphabetical-index-mark-start text:id="IMark113719368"/><text:alphabetical-index-mark-start text:id="IMark111417304"/><text:alphabetical-index-mark-start text:id="IMark110399992"/><text:span text:style-name="T82">prg</text:span><text:alphabetical-index-mark-end text:id="IMark110399992"/><text:alphabetical-index-mark-end text:id="IMark111417304"/><text:alphabetical-index-mark-end text:id="IMark113719368"/><text:span text:style-name="T82">_</text:span><text:alphabetical-index-mark-start text:id="IMark101870600"/><text:alphabetical-index-mark-start text:id="IMark112424648"/><text:alphabetical-index-mark-start text:id="IMark118426664"/><text:span text:style-name="T82">wpt</text:span><text:bookmark-end text:name="__RefHeading___Toc6404_1538881673"/><text:alphabetical-index-mark-end text:id="IMark118426664"/><text:alphabetical-index-mark-end text:id="IMark112424648"/><text:alphabetical-index-mark-end text:id="IMark101870600"/><text:alphabetical-index-mark-end text:id="IMark112402376"/><text:alphabetical-index-mark-end text:id="IMark98428856"/><text:alphabetical-index-mark-end text:id="IMark97987368"/></text:h>
      <text:p text:style-name="P15"/>
      <text:p text:style-name="P9"><text:span text:style-name="T207">Sets </text:span><text:alphabetical-index-mark-start text:id="IMark115318152"/><text:alphabetical-index-mark-start text:id="IMark58437096"/><text:alphabetical-index-mark-start text:id="IMark110693912"/><text:span text:style-name="T207">AI</text:span><text:alphabetical-index-mark-end text:id="IMark110693912"/><text:alphabetical-index-mark-end text:id="IMark58437096"/><text:alphabetical-index-mark-end text:id="IMark115318152"/><text:span text:style-name="T207"> </text:span><text:alphabetical-index-mark-start text:id="IMark96661768"/><text:alphabetical-index-mark-start text:id="IMark111214056"/><text:alphabetical-index-mark-start text:id="IMark117959752"/><text:span text:style-name="T207">plan</text:span><text:alphabetical-index-mark-end text:id="IMark117959752"/><text:alphabetical-index-mark-end text:id="IMark111214056"/><text:alphabetical-index-mark-end text:id="IMark96661768"/><text:span text:style-name="T207">s that are </text:span><text:alphabetical-index-mark-start text:id="IMark96158232"/><text:alphabetical-index-mark-start text:id="IMark110442088"/><text:alphabetical-index-mark-start text:id="IMark121108616"/><text:span text:style-name="T207">load</text:span><text:alphabetical-index-mark-end text:id="IMark121108616"/><text:alphabetical-index-mark-end text:id="IMark110442088"/><text:alphabetical-index-mark-end text:id="IMark96158232"/><text:span text:style-name="T207">ed into </text:span><text:alphabetical-index-mark-start text:id="IMark117294648"/><text:alphabetical-index-mark-start text:id="IMark118455464"/><text:alphabetical-index-mark-start text:id="IMark115834360"/><text:span text:style-name="T207">sde_</text:span><text:alphabetical-index-mark-start text:id="IMark109770248"/><text:alphabetical-index-mark-start text:id="IMark115027608"/><text:alphabetical-index-mark-start text:id="IMark112457976"/><text:span text:style-name="T207">wpt</text:span><text:alphabetical-index-mark-end text:id="IMark112457976"/><text:alphabetical-index-mark-end text:id="IMark115027608"/><text:alphabetical-index-mark-end text:id="IMark109770248"/><text:alphabetical-index-mark-end text:id="IMark115834360"/><text:alphabetical-index-mark-end text:id="IMark118455464"/><text:alphabetical-index-mark-end text:id="IMark117294648"/><text:span text:style-name="T207"> on demand.</text:span></text:p>
      <text:p text:style-name="Text_20_body"/>
      <text:p text:style-name="Text_20_body"/>
      <text:h text:style-name="Heading_20_3" text:outline-level="3"><text:bookmark-start text:name="__RefHeading___Toc6406_1538881673"/><text:span text:style-name="T7">4.3.9.</text:span><text:span text:style-name="T204"> </text:span><text:alphabetical-index-mark-start text:id="IMark101348552"/><text:alphabetical-index-mark-start text:id="IMark114466552"/><text:alphabetical-index-mark-start text:id="IMark95970648"/><text:span text:style-name="T82">sde_</text:span><text:alphabetical-index-mark-start text:id="IMark112935560"/><text:alphabetical-index-mark-start text:id="IMark111163192"/><text:alphabetical-index-mark-start text:id="IMark113569304"/><text:span text:style-name="T82">rule</text:span><text:alphabetical-index-mark-end text:id="IMark113569304"/><text:alphabetical-index-mark-end text:id="IMark111163192"/><text:alphabetical-index-mark-end text:id="IMark112935560"/><text:span text:style-name="T82">s</text:span><text:bookmark-end text:name="__RefHeading___Toc6406_1538881673"/><text:alphabetical-index-mark-end text:id="IMark95970648"/><text:alphabetical-index-mark-end text:id="IMark114466552"/><text:alphabetical-index-mark-end text:id="IMark101348552"/></text:h>
      <text:p text:style-name="P15"/>
      <text:p text:style-name="P9"><text:span text:style-name="T207">Contains the </text:span><text:alphabetical-index-mark-start text:id="IMark117746184"/><text:alphabetical-index-mark-start text:id="IMark100751352"/><text:alphabetical-index-mark-start text:id="IMark118444072"/><text:span text:style-name="T207">rule</text:span><text:alphabetical-index-mark-end text:id="IMark118444072"/><text:alphabetical-index-mark-end text:id="IMark100751352"/><text:alphabetical-index-mark-end text:id="IMark117746184"/><text:span text:style-name="T207">s in use at any given </text:span><text:alphabetical-index-mark-start text:id="IMark115488040"/><text:alphabetical-index-mark-start text:id="IMark70803912"/><text:alphabetical-index-mark-start text:id="IMark116207256"/><text:span text:style-name="T207">time</text:span><text:alphabetical-index-mark-end text:id="IMark116207256"/><text:alphabetical-index-mark-end text:id="IMark70803912"/><text:alphabetical-index-mark-end text:id="IMark115488040"/><text:span text:style-name="T207">.</text:span></text:p>
      <text:p text:style-name="Text_20_body"/>
      <text:p text:style-name="Text_20_body"/>
      <text:h text:style-name="Heading_20_3" text:outline-level="3"><text:bookmark-start text:name="__RefHeading___Toc6408_1538881673"/><text:span text:style-name="T7">4.3.10.</text:span><text:span text:style-name="T204"> </text:span><text:alphabetical-index-mark-start text:id="IMark118435368"/><text:alphabetical-index-mark-start text:id="IMark117153944"/><text:alphabetical-index-mark-start text:id="IMark90557112"/><text:span text:style-name="T82">sde_</text:span><text:alphabetical-index-mark-start text:id="IMark69861896"/><text:alphabetical-index-mark-start text:id="IMark112290472"/><text:alphabetical-index-mark-start text:id="IMark108885000"/><text:span text:style-name="T82">wpt</text:span><text:bookmark-end text:name="__RefHeading___Toc6408_1538881673"/><text:alphabetical-index-mark-end text:id="IMark108885000"/><text:alphabetical-index-mark-end text:id="IMark112290472"/><text:alphabetical-index-mark-end text:id="IMark69861896"/><text:alphabetical-index-mark-end text:id="IMark90557112"/><text:alphabetical-index-mark-end text:id="IMark117153944"/><text:alphabetical-index-mark-end text:id="IMark118435368"/></text:h>
      <text:p text:style-name="P15"/>
      <text:p text:style-name="P9"><text:span text:style-name="T207">Contains the </text:span><text:alphabetical-index-mark-start text:id="IMark112756152"/><text:alphabetical-index-mark-start text:id="IMark94325384"/><text:alphabetical-index-mark-start text:id="IMark116209512"/><text:span text:style-name="T207">AI</text:span><text:alphabetical-index-mark-end text:id="IMark116209512"/><text:alphabetical-index-mark-end text:id="IMark94325384"/><text:alphabetical-index-mark-end text:id="IMark112756152"/><text:span text:style-name="T207"> </text:span><text:alphabetical-index-mark-start text:id="IMark93007448"/><text:alphabetical-index-mark-start text:id="IMark99148072"/><text:alphabetical-index-mark-start text:id="IMark94418104"/><text:span text:style-name="T207">plan</text:span><text:alphabetical-index-mark-end text:id="IMark94418104"/><text:alphabetical-index-mark-end text:id="IMark99148072"/><text:alphabetical-index-mark-end text:id="IMark93007448"/><text:span text:style-name="T207">s in use at any given </text:span><text:alphabetical-index-mark-start text:id="IMark110535096"/><text:alphabetical-index-mark-start text:id="IMark116954664"/><text:alphabetical-index-mark-start text:id="IMark117405880"/><text:span text:style-name="T207">time</text:span><text:alphabetical-index-mark-end text:id="IMark117405880"/><text:alphabetical-index-mark-end text:id="IMark116954664"/><text:alphabetical-index-mark-end text:id="IMark110535096"/><text:span text:style-name="T207">.</text:span></text:p>
      <text:p text:style-name="Text_20_body"/>
      <text:p text:style-name="Text_20_body"><text:soft-page-break/></text:p>
      <text:p text:style-name="Text_20_body">All these <text:alphabetical-index-mark-start text:id="IMark118194456"/><text:alphabetical-index-mark-start text:id="IMark117069528"/><text:alphabetical-index-mark-start text:id="IMark112379384"/>table<text:alphabetical-index-mark-end text:id="IMark112379384"/><text:alphabetical-index-mark-end text:id="IMark117069528"/><text:alphabetical-index-mark-end text:id="IMark118194456"/>s are important, but the most important ones are <text:span text:style-name="T82">sde_</text:span><text:alphabetical-index-mark-start text:id="IMark118310872"/><text:alphabetical-index-mark-start text:id="IMark115214728"/><text:alphabetical-index-mark-start text:id="IMark101167016"/><text:span text:style-name="T82">fact</text:span><text:alphabetical-index-mark-end text:id="IMark101167016"/><text:alphabetical-index-mark-end text:id="IMark115214728"/><text:alphabetical-index-mark-end text:id="IMark118310872"/><text:span text:style-name="T82">s</text:span> and <text:alphabetical-index-mark-start text:id="IMark109197688"/><text:alphabetical-index-mark-start text:id="IMark104441960"/><text:alphabetical-index-mark-start text:id="IMark104602808"/><text:span text:style-name="T82">sde_</text:span><text:alphabetical-index-mark-start text:id="IMark60798584"/><text:alphabetical-index-mark-start text:id="IMark97838216"/><text:alphabetical-index-mark-start text:id="IMark110306488"/><text:span text:style-name="T82">rule</text:span><text:alphabetical-index-mark-end text:id="IMark110306488"/><text:alphabetical-index-mark-end text:id="IMark97838216"/><text:alphabetical-index-mark-end text:id="IMark60798584"/><text:span text:style-name="T82">s</text:span><text:alphabetical-index-mark-end text:id="IMark104602808"/><text:alphabetical-index-mark-end text:id="IMark104441960"/><text:alphabetical-index-mark-end text:id="IMark109197688"/>. Most other <text:alphabetical-index-mark-start text:id="IMark112969960"/><text:alphabetical-index-mark-start text:id="IMark114676840"/><text:alphabetical-index-mark-start text:id="IMark113213800"/>table<text:alphabetical-index-mark-end text:id="IMark113213800"/><text:alphabetical-index-mark-end text:id="IMark114676840"/><text:alphabetical-index-mark-end text:id="IMark112969960"/>s are <text:alphabetical-index-mark-start text:id="IMark115360312"/><text:alphabetical-index-mark-start text:id="IMark110758712"/>derivative<text:alphabetical-index-mark-end text:id="IMark110758712"/><text:alphabetical-index-mark-end text:id="IMark115360312"/>s of these for special purposes.</text:p>
      <text:p text:style-name="Text_20_body"/>
      <text:p text:style-name="Text_20_body">When the ship starts up, <text:alphabetical-index-mark-start text:id="IMark109486792"/><text:alphabetical-index-mark-start text:id="IMark111540920"/><text:alphabetical-index-mark-start text:id="IMark109148520"/>Exsys<text:alphabetical-index-mark-end text:id="IMark109148520"/><text:alphabetical-index-mark-end text:id="IMark111540920"/><text:alphabetical-index-mark-end text:id="IMark109486792"/> purges the <text:alphabetical-index-mark-start text:id="IMark95344536"/><text:alphabetical-index-mark-start text:id="IMark118368424"/>data<text:alphabetical-index-mark-end text:id="IMark118368424"/><text:alphabetical-index-mark-end text:id="IMark95344536"/> contained in <text:span text:style-name="T82">sde_</text:span><text:alphabetical-index-mark-start text:id="IMark110262424"/><text:alphabetical-index-mark-start text:id="IMark100973160"/><text:alphabetical-index-mark-start text:id="IMark115067608"/><text:span text:style-name="T82">fact</text:span><text:alphabetical-index-mark-end text:id="IMark115067608"/><text:alphabetical-index-mark-end text:id="IMark100973160"/><text:alphabetical-index-mark-end text:id="IMark110262424"/><text:span text:style-name="T82">s</text:span> and <text:alphabetical-index-mark-start text:id="IMark112530680"/><text:alphabetical-index-mark-start text:id="IMark113219048"/><text:alphabetical-index-mark-start text:id="IMark108368952"/>load<text:alphabetical-index-mark-end text:id="IMark108368952"/><text:alphabetical-index-mark-end text:id="IMark113219048"/><text:alphabetical-index-mark-end text:id="IMark112530680"/>s the <text:alphabetical-index-mark-start text:id="IMark116218216"/><text:alphabetical-index-mark-start text:id="IMark114810168"/><text:alphabetical-index-mark-start text:id="IMark111496088"/>default<text:alphabetical-index-mark-end text:id="IMark111496088"/><text:alphabetical-index-mark-end text:id="IMark114810168"/><text:alphabetical-index-mark-end text:id="IMark116218216"/> <text:alphabetical-index-mark-start text:id="IMark99941848"/><text:alphabetical-index-mark-start text:id="IMark112635224"/><text:alphabetical-index-mark-start text:id="IMark116004600"/>value<text:alphabetical-index-mark-end text:id="IMark116004600"/><text:alphabetical-index-mark-end text:id="IMark112635224"/><text:alphabetical-index-mark-end text:id="IMark99941848"/>s <text:alphabetical-index-mark-start text:id="IMark92520232"/><text:alphabetical-index-mark-start text:id="IMark112657064"/>store<text:alphabetical-index-mark-end text:id="IMark112657064"/><text:alphabetical-index-mark-end text:id="IMark92520232"/>d in <text:alphabetical-index-mark-start text:id="IMark115432808"/><text:alphabetical-index-mark-start text:id="IMark114210616"/><text:alphabetical-index-mark-start text:id="IMark101862408"/><text:span text:style-name="T82">sde_mem_</text:span><text:alphabetical-index-mark-start text:id="IMark109248744"/><text:alphabetical-index-mark-start text:id="IMark112745576"/><text:alphabetical-index-mark-start text:id="IMark112729272"/><text:span text:style-name="T82">fact</text:span><text:alphabetical-index-mark-end text:id="IMark112729272"/><text:alphabetical-index-mark-end text:id="IMark112745576"/><text:alphabetical-index-mark-end text:id="IMark109248744"/><text:span text:style-name="T82">s</text:span><text:alphabetical-index-mark-end text:id="IMark101862408"/><text:alphabetical-index-mark-end text:id="IMark114210616"/><text:alphabetical-index-mark-end text:id="IMark115432808"/>. Then, as <text:alphabetical-index-mark-start text:id="IMark99024024"/><text:alphabetical-index-mark-start text:id="IMark94934744"/><text:alphabetical-index-mark-start text:id="IMark98225576"/>rule<text:alphabetical-index-mark-end text:id="IMark98225576"/><text:alphabetical-index-mark-end text:id="IMark94934744"/><text:alphabetical-index-mark-end text:id="IMark99024024"/>s start to be <text:alphabetical-index-mark-start text:id="IMark111059160"/><text:alphabetical-index-mark-start text:id="IMark91930744"/><text:alphabetical-index-mark-start text:id="IMark92771256"/>load<text:alphabetical-index-mark-end text:id="IMark92771256"/><text:alphabetical-index-mark-end text:id="IMark91930744"/><text:alphabetical-index-mark-end text:id="IMark111059160"/>ed and enforced, it modifies those <text:alphabetical-index-mark-start text:id="IMark97028616"/><text:alphabetical-index-mark-start text:id="IMark94508808"/><text:alphabetical-index-mark-start text:id="IMark118504328"/>value<text:alphabetical-index-mark-end text:id="IMark118504328"/><text:alphabetical-index-mark-end text:id="IMark94508808"/><text:alphabetical-index-mark-end text:id="IMark97028616"/>s in <text:span text:style-name="T82">sde_</text:span><text:alphabetical-index-mark-start text:id="IMark112478888"/><text:alphabetical-index-mark-start text:id="IMark108391976"/><text:alphabetical-index-mark-start text:id="IMark114258200"/><text:span text:style-name="T82">fact</text:span><text:alphabetical-index-mark-end text:id="IMark114258200"/><text:alphabetical-index-mark-end text:id="IMark108391976"/><text:alphabetical-index-mark-end text:id="IMark112478888"/><text:span text:style-name="T82">s</text:span> in real <text:alphabetical-index-mark-start text:id="IMark113124552"/><text:alphabetical-index-mark-start text:id="IMark92818920"/><text:alphabetical-index-mark-start text:id="IMark111039432"/>time<text:alphabetical-index-mark-end text:id="IMark111039432"/><text:alphabetical-index-mark-end text:id="IMark92818920"/><text:alphabetical-index-mark-end text:id="IMark113124552"/>.</text:p>
      <text:p text:style-name="Text_20_body"/>
      <text:p text:style-name="Text_20_body">A certain <text:alphabetical-index-mark-start text:id="IMark108019848"/><text:alphabetical-index-mark-start text:id="IMark70796312"/>number<text:alphabetical-index-mark-end text:id="IMark70796312"/><text:alphabetical-index-mark-end text:id="IMark108019848"/> of <text:alphabetical-index-mark-start text:id="IMark118436152"/><text:alphabetical-index-mark-start text:id="IMark96724376"/><text:alphabetical-index-mark-start text:id="IMark101281672"/>rule<text:alphabetical-index-mark-end text:id="IMark101281672"/><text:alphabetical-index-mark-end text:id="IMark96724376"/><text:alphabetical-index-mark-end text:id="IMark118436152"/>s, identified by a field <text:alphabetical-index-mark-start text:id="IMark108087448"/><text:alphabetical-index-mark-start text:id="IMark114599336"/><text:alphabetical-index-mark-start text:id="IMark93224120"/><text:span text:style-name="T82">Context</text:span><text:alphabetical-index-mark-end text:id="IMark93224120"/><text:alphabetical-index-mark-end text:id="IMark114599336"/><text:alphabetical-index-mark-end text:id="IMark108087448"/><text:span text:style-name="T82"> = ‘ship’</text:span> are always kept in <text:alphabetical-index-mark-start text:id="IMark109962808"/><text:alphabetical-index-mark-start text:id="IMark113844664"/><text:alphabetical-index-mark-start text:id="IMark110958088"/><text:span text:style-name="T82">sde_</text:span><text:alphabetical-index-mark-start text:id="IMark117296056"/><text:alphabetical-index-mark-start text:id="IMark112101512"/><text:alphabetical-index-mark-start text:id="IMark110615272"/><text:span text:style-name="T82">rule</text:span><text:alphabetical-index-mark-end text:id="IMark110615272"/><text:alphabetical-index-mark-end text:id="IMark112101512"/><text:alphabetical-index-mark-end text:id="IMark117296056"/><text:span text:style-name="T82">s</text:span><text:alphabetical-index-mark-end text:id="IMark110958088"/><text:alphabetical-index-mark-end text:id="IMark113844664"/><text:alphabetical-index-mark-end text:id="IMark109962808"/>, no matter what. These <text:alphabetical-index-mark-start text:id="IMark113699640"/><text:alphabetical-index-mark-start text:id="IMark97075960"/><text:alphabetical-index-mark-start text:id="IMark114600792"/>rule<text:alphabetical-index-mark-end text:id="IMark114600792"/><text:alphabetical-index-mark-end text:id="IMark97075960"/><text:alphabetical-index-mark-end text:id="IMark113699640"/>s are the most essential ones and include <text:alphabetical-index-mark-start text:id="IMark101452600"/><text:alphabetical-index-mark-start text:id="IMark109796664"/><text:alphabetical-index-mark-start text:id="IMark90334376"/>rule<text:alphabetical-index-mark-end text:id="IMark90334376"/><text:alphabetical-index-mark-end text:id="IMark109796664"/><text:alphabetical-index-mark-end text:id="IMark101452600"/>s that <text:alphabetical-index-mark-start text:id="IMark117025640"/><text:alphabetical-index-mark-start text:id="IMark111991560"/><text:alphabetical-index-mark-start text:id="IMark110566936"/>load<text:alphabetical-index-mark-end text:id="IMark110566936"/><text:alphabetical-index-mark-end text:id="IMark111991560"/><text:alphabetical-index-mark-end text:id="IMark117025640"/> other sets of <text:alphabetical-index-mark-start text:id="IMark92629240"/><text:alphabetical-index-mark-start text:id="IMark114114904"/><text:alphabetical-index-mark-start text:id="IMark97714696"/>rule<text:alphabetical-index-mark-end text:id="IMark97714696"/><text:alphabetical-index-mark-end text:id="IMark114114904"/><text:alphabetical-index-mark-end text:id="IMark92629240"/>s or <text:alphabetical-index-mark-start text:id="IMark115022088"/><text:alphabetical-index-mark-start text:id="IMark101405976"/><text:alphabetical-index-mark-start text:id="IMark95261208"/>program<text:alphabetical-index-mark-end text:id="IMark95261208"/><text:alphabetical-index-mark-end text:id="IMark101405976"/><text:alphabetical-index-mark-end text:id="IMark115022088"/>s, ident<text:span text:style-name="T218">i</text:span>fied by a common <text:alphabetical-index-mark-start text:id="IMark95651736"/><text:alphabetical-index-mark-start text:id="IMark100019592"/><text:alphabetical-index-mark-start text:id="IMark114647576"/><text:span text:style-name="T82">Context</text:span><text:alphabetical-index-mark-end text:id="IMark114647576"/><text:alphabetical-index-mark-end text:id="IMark100019592"/><text:alphabetical-index-mark-end text:id="IMark95651736"/> <text:alphabetical-index-mark-start text:id="IMark115713496"/><text:alphabetical-index-mark-start text:id="IMark109362680"/><text:alphabetical-index-mark-start text:id="IMark109728696"/>value<text:alphabetical-index-mark-end text:id="IMark109728696"/><text:alphabetical-index-mark-end text:id="IMark109362680"/><text:alphabetical-index-mark-end text:id="IMark115713496"/>.</text:p>
      <text:p text:style-name="Text_20_body"/>
      <text:p text:style-name="Text_20_body"/>
      <text:h text:style-name="Heading_20_3" text:outline-level="3"><text:bookmark-start text:name="__RefHeading___Toc6410_1538881673"/><text:span text:style-name="T1">4.3.11.</text:span> <text:alphabetical-index-mark-start text:id="IMark96167288"/><text:alphabetical-index-mark-start text:id="IMark113996888"/><text:alphabetical-index-mark-start text:id="IMark97071272"/>Structure<text:alphabetical-index-mark-end text:id="IMark97071272"/><text:alphabetical-index-mark-end text:id="IMark113996888"/><text:alphabetical-index-mark-end text:id="IMark96167288"/> of <text:span text:style-name="T82">sde_</text:span><text:alphabetical-index-mark-start text:id="IMark109628456"/><text:alphabetical-index-mark-start text:id="IMark114486632"/><text:alphabetical-index-mark-start text:id="IMark114961720"/><text:span text:style-name="T88">fact</text:span><text:alphabetical-index-mark-end text:id="IMark114961720"/><text:alphabetical-index-mark-end text:id="IMark114486632"/><text:alphabetical-index-mark-end text:id="IMark109628456"/><text:span text:style-name="T88">s</text:span><text:bookmark-end text:name="__RefHeading___Toc6410_1538881673"/></text:h>
      <text:p text:style-name="Text_20_body"/>
      <text:p text:style-name="Text_20_body"><text:span text:style-name="T1">4.3.11.</text:span><text:span text:style-name="T8">1.</text:span><text:span text:style-name="T1"> </text:span><text:span text:style-name="T82">Id</text:span>: <text:alphabetical-index-mark-start text:id="IMark102542392"/><text:alphabetical-index-mark-start text:id="IMark94411832"/><text:alphabetical-index-mark-start text:id="IMark111648888"/>primary<text:alphabetical-index-mark-end text:id="IMark111648888"/><text:alphabetical-index-mark-end text:id="IMark94411832"/><text:alphabetical-index-mark-end text:id="IMark102542392"/> <text:alphabetical-index-mark-start text:id="IMark93506280"/><text:alphabetical-index-mark-start text:id="IMark102205080"/><text:alphabetical-index-mark-start text:id="IMark57793304"/>key<text:alphabetical-index-mark-end text:id="IMark57793304"/><text:alphabetical-index-mark-end text:id="IMark102205080"/><text:alphabetical-index-mark-end text:id="IMark93506280"/>. This is an unique <text:alphabetical-index-mark-start text:id="IMark96868392"/><text:alphabetical-index-mark-start text:id="IMark111741160"/>number<text:alphabetical-index-mark-end text:id="IMark111741160"/><text:alphabetical-index-mark-end text:id="IMark96868392"/> that un<text:alphabetical-index-mark-start text:id="IMark101865928"/>equ<text:alphabetical-index-mark-end text:id="IMark101865928"/>ivocally identifies each <text:alphabetical-index-mark-start text:id="IMark93304616"/><text:alphabetical-index-mark-start text:id="IMark112442760"/><text:alphabetical-index-mark-start text:id="IMark113799000"/>record<text:alphabetical-index-mark-end text:id="IMark113799000"/><text:alphabetical-index-mark-end text:id="IMark112442760"/><text:alphabetical-index-mark-end text:id="IMark93304616"/> corresponding to a <text:alphabetical-index-mark-start text:id="IMark101147976"/><text:alphabetical-index-mark-start text:id="IMark97015480"/><text:alphabetical-index-mark-start text:id="IMark117143592"/>fact<text:alphabetical-index-mark-end text:id="IMark117143592"/><text:alphabetical-index-mark-end text:id="IMark97015480"/><text:alphabetical-index-mark-end text:id="IMark101147976"/>.</text:p>
      <text:p text:style-name="Text_20_body"/>
      <text:p text:style-name="Text_20_body"/>
      <text:p text:style-name="Text_20_body"><text:span text:style-name="T1">4.3.11.</text:span><text:span text:style-name="T8">2.</text:span><text:span text:style-name="T1"> </text:span><text:alphabetical-index-mark-start text:id="IMark96671768"/><text:alphabetical-index-mark-start text:id="IMark101359896"/><text:alphabetical-index-mark-start text:id="IMark94474664"/><text:span text:style-name="T82">Context</text:span><text:alphabetical-index-mark-end text:id="IMark94474664"/><text:alphabetical-index-mark-end text:id="IMark101359896"/><text:alphabetical-index-mark-end text:id="IMark96671768"/>: identifies sets of <text:alphabetical-index-mark-start text:id="IMark107755192"/><text:alphabetical-index-mark-start text:id="IMark109586664"/><text:alphabetical-index-mark-start text:id="IMark115890104"/>fact<text:alphabetical-index-mark-end text:id="IMark115890104"/><text:alphabetical-index-mark-end text:id="IMark109586664"/><text:alphabetical-index-mark-end text:id="IMark107755192"/>s. All <text:alphabetical-index-mark-start text:id="IMark93957704"/><text:alphabetical-index-mark-start text:id="IMark110368280"/><text:alphabetical-index-mark-start text:id="IMark99632424"/>fact<text:alphabetical-index-mark-end text:id="IMark99632424"/><text:alphabetical-index-mark-end text:id="IMark110368280"/><text:alphabetical-index-mark-end text:id="IMark93957704"/>s with <text:alphabetical-index-mark-start text:id="IMark108223112"/><text:alphabetical-index-mark-start text:id="IMark113596344"/><text:alphabetical-index-mark-start text:id="IMark112817192"/><text:span text:style-name="T82">Context</text:span><text:alphabetical-index-mark-end text:id="IMark112817192"/><text:alphabetical-index-mark-end text:id="IMark113596344"/><text:alphabetical-index-mark-end text:id="IMark108223112"/><text:span text:style-name="T82"> = ‘ship’</text:span> are permanently <text:alphabetical-index-mark-start text:id="IMark105874808"/><text:alphabetical-index-mark-start text:id="IMark101260504"/>store<text:alphabetical-index-mark-end text:id="IMark101260504"/><text:alphabetical-index-mark-end text:id="IMark105874808"/>d in this <text:alphabetical-index-mark-start text:id="IMark93927672"/><text:alphabetical-index-mark-start text:id="IMark110203128"/><text:alphabetical-index-mark-start text:id="IMark105548648"/>table<text:alphabetical-index-mark-end text:id="IMark105548648"/><text:alphabetical-index-mark-end text:id="IMark110203128"/><text:alphabetical-index-mark-end text:id="IMark93927672"/>.</text:p>
      <text:p text:style-name="Text_20_body"/>
      <text:p text:style-name="Text_20_body"/>
      <text:p text:style-name="Text_20_body"><text:span text:style-name="T1">4.3.11.</text:span><text:span text:style-name="T8">3.</text:span><text:span text:style-name="T1"> </text:span><text:alphabetical-index-mark-start text:id="IMark105017112"/><text:alphabetical-index-mark-start text:id="IMark111570232"/><text:alphabetical-index-mark-start text:id="IMark113719368"/><text:span text:style-name="T82">Status</text:span><text:alphabetical-index-mark-end text:id="IMark113719368"/><text:alphabetical-index-mark-end text:id="IMark111570232"/><text:alphabetical-index-mark-end text:id="IMark105017112"/>: this field, in the case of this <text:alphabetical-index-mark-start text:id="IMark111417304"/><text:alphabetical-index-mark-start text:id="IMark110399992"/><text:alphabetical-index-mark-start text:id="IMark104653272"/>table<text:alphabetical-index-mark-end text:id="IMark104653272"/><text:alphabetical-index-mark-end text:id="IMark110399992"/><text:alphabetical-index-mark-end text:id="IMark111417304"/> indicates <text:alphabetical-index-mark-start text:id="IMark98245384"/><text:alphabetical-index-mark-start text:id="IMark98428856"/><text:alphabetical-index-mark-start text:id="IMark97987368"/>Exsys<text:alphabetical-index-mark-end text:id="IMark97987368"/><text:alphabetical-index-mark-end text:id="IMark98428856"/><text:alphabetical-index-mark-end text:id="IMark98245384"/> how it should handle each <text:alphabetical-index-mark-start text:id="IMark112402376"/><text:alphabetical-index-mark-start text:id="IMark101870600"/><text:alphabetical-index-mark-start text:id="IMark112424648"/>fact<text:alphabetical-index-mark-end text:id="IMark112424648"/><text:alphabetical-index-mark-end text:id="IMark101870600"/><text:alphabetical-index-mark-end text:id="IMark112402376"/> depending on the stage of each <text:alphabetical-index-mark-start text:id="IMark118426664"/><text:alphabetical-index-mark-start text:id="IMark114938776"/><text:alphabetical-index-mark-start text:id="IMark98657592"/>inference<text:alphabetical-index-mark-end text:id="IMark98657592"/><text:alphabetical-index-mark-end text:id="IMark114938776"/><text:alphabetical-index-mark-end text:id="IMark118426664"/> <text:alphabetical-index-mark-start text:id="IMark79022664"/><text:alphabetical-index-mark-start text:id="IMark115741224"/><text:alphabetical-index-mark-start text:id="IMark115318152"/>iteration<text:alphabetical-index-mark-end text:id="IMark115318152"/><text:alphabetical-index-mark-end text:id="IMark115741224"/><text:alphabetical-index-mark-end text:id="IMark79022664"/>.</text:p>
      <text:p text:style-name="Text_20_body"/>
      <text:p text:style-name="Text_20_body"/>
      <text:p text:style-name="Text_20_body"><text:span text:style-name="T1">4.3.11.</text:span><text:span text:style-name="T8">4.</text:span><text:span text:style-name="T1"> </text:span><text:alphabetical-index-mark-start text:id="IMark118455464"/><text:alphabetical-index-mark-start text:id="IMark115834360"/><text:alphabetical-index-mark-start text:id="IMark109770248"/><text:span text:style-name="T82">Item</text:span><text:alphabetical-index-mark-end text:id="IMark109770248"/><text:alphabetical-index-mark-end text:id="IMark115834360"/><text:alphabetical-index-mark-end text:id="IMark118455464"/>: the name of the <text:alphabetical-index-mark-start text:id="IMark115027608"/><text:alphabetical-index-mark-start text:id="IMark112457976"/><text:alphabetical-index-mark-start text:id="IMark116172200"/>fact<text:alphabetical-index-mark-end text:id="IMark116172200"/><text:alphabetical-index-mark-end text:id="IMark112457976"/><text:alphabetical-index-mark-end text:id="IMark115027608"/> in question. Many <text:alphabetical-index-mark-start text:id="IMark111373592"/><text:alphabetical-index-mark-start text:id="IMark109948536"/><text:alphabetical-index-mark-start text:id="IMark90411176"/>fact<text:alphabetical-index-mark-end text:id="IMark90411176"/><text:alphabetical-index-mark-end text:id="IMark109948536"/><text:alphabetical-index-mark-end text:id="IMark111373592"/>s have the same or very similar name as the <text:alphabetical-index-mark-start text:id="IMark115542152"/><text:alphabetical-index-mark-start text:id="IMark93389992"/><text:alphabetical-index-mark-start text:id="IMark109053208"/>argument<text:alphabetical-index-mark-end text:id="IMark109053208"/><text:alphabetical-index-mark-end text:id="IMark93389992"/><text:alphabetical-index-mark-end text:id="IMark115542152"/>s of <text:alphabetical-index-mark-start text:id="IMark116193000"/><text:alphabetical-index-mark-start text:id="IMark113781064"/><text:alphabetical-index-mark-start text:id="IMark112935560"/>OAPI<text:alphabetical-index-mark-end text:id="IMark112935560"/><text:alphabetical-index-mark-end text:id="IMark113781064"/><text:alphabetical-index-mark-end text:id="IMark116193000"/> because are internal <text:alphabetical-index-mark-start text:id="IMark111163192"/><text:alphabetical-index-mark-start text:id="IMark113569304"/><text:alphabetical-index-mark-start text:id="IMark111506664"/>KB<text:alphabetical-index-mark-end text:id="IMark111506664"/><text:alphabetical-index-mark-end text:id="IMark113569304"/><text:alphabetical-index-mark-end text:id="IMark111163192"/> <text:alphabetical-index-mark-start text:id="IMark114466552"/><text:alphabetical-index-mark-start text:id="IMark101348552"/><text:alphabetical-index-mark-start text:id="IMark95970648"/>representation<text:alphabetical-index-mark-end text:id="IMark95970648"/><text:alphabetical-index-mark-end text:id="IMark101348552"/><text:alphabetical-index-mark-end text:id="IMark114466552"/>s of those <text:alphabetical-index-mark-start text:id="IMark108810472"/><text:alphabetical-index-mark-start text:id="IMark97003032"/><text:alphabetical-index-mark-start text:id="IMark115188568"/>argument<text:alphabetical-index-mark-end text:id="IMark115188568"/><text:alphabetical-index-mark-end text:id="IMark97003032"/><text:alphabetical-index-mark-end text:id="IMark108810472"/>s.</text:p>
      <text:p text:style-name="Text_20_body"/>
      <text:p text:style-name="Text_20_body"/>
      <text:p text:style-name="Text_20_body"><text:span text:style-name="T1">4.3.11.</text:span><text:span text:style-name="T8">5.</text:span><text:span text:style-name="T1"> </text:span><text:alphabetical-index-mark-start text:id="IMark89000120"/><text:alphabetical-index-mark-start text:id="IMark115955928"/><text:alphabetical-index-mark-start text:id="IMark105739416"/><text:span text:style-name="T82">Value</text:span><text:alphabetical-index-mark-end text:id="IMark105739416"/><text:alphabetical-index-mark-end text:id="IMark115955928"/><text:alphabetical-index-mark-end text:id="IMark89000120"/>: the numeric <text:alphabetical-index-mark-start text:id="IMark109577160"/><text:alphabetical-index-mark-start text:id="IMark88054040"/><text:alphabetical-index-mark-start text:id="IMark110120792"/>value<text:alphabetical-index-mark-end text:id="IMark110120792"/><text:alphabetical-index-mark-end text:id="IMark88054040"/><text:alphabetical-index-mark-end text:id="IMark109577160"/> of the <text:alphabetical-index-mark-start text:id="IMark118395400"/><text:alphabetical-index-mark-start text:id="IMark98601464"/><text:alphabetical-index-mark-start text:id="IMark117153944"/>fact<text:alphabetical-index-mark-end text:id="IMark117153944"/><text:alphabetical-index-mark-end text:id="IMark98601464"/><text:alphabetical-index-mark-end text:id="IMark118395400"/> that corresponds to a given <text:alphabetical-index-mark-start text:id="IMark118435368"/><text:alphabetical-index-mark-start text:id="IMark90557112"/><text:alphabetical-index-mark-start text:id="IMark69861896"/>record<text:alphabetical-index-mark-end text:id="IMark69861896"/><text:alphabetical-index-mark-end text:id="IMark90557112"/><text:alphabetical-index-mark-end text:id="IMark118435368"/>.</text:p>
      <text:p text:style-name="Text_20_body"><text:soft-page-break/></text:p>
      <text:p text:style-name="Text_20_body"/>
      <text:p text:style-name="Text_20_body"><text:span text:style-name="T1">4.3.11.</text:span><text:span text:style-name="T8">6.</text:span><text:span text:style-name="T1"> </text:span><text:alphabetical-index-mark-start text:id="IMark93007448"/><text:span text:style-name="T82">Prob</text:span><text:alphabetical-index-mark-end text:id="IMark93007448"/>: the <text:alphabetical-index-mark-start text:id="IMark99148072"/><text:alphabetical-index-mark-start text:id="IMark94418104"/><text:alphabetical-index-mark-start text:id="IMark112344840"/>probability<text:alphabetical-index-mark-end text:id="IMark112344840"/><text:alphabetical-index-mark-end text:id="IMark94418104"/><text:alphabetical-index-mark-end text:id="IMark99148072"/> associated with the <text:alphabetical-index-mark-start text:id="IMark110535096"/><text:alphabetical-index-mark-start text:id="IMark116954664"/>interpret<text:alphabetical-index-mark-end text:id="IMark116954664"/><text:alphabetical-index-mark-end text:id="IMark110535096"/>ation of a given <text:alphabetical-index-mark-start text:id="IMark117405880"/><text:alphabetical-index-mark-start text:id="IMark113961384"/><text:alphabetical-index-mark-start text:id="IMark112433304"/>fact<text:alphabetical-index-mark-end text:id="IMark112433304"/><text:alphabetical-index-mark-end text:id="IMark113961384"/><text:alphabetical-index-mark-end text:id="IMark117405880"/>. Normally this <text:alphabetical-index-mark-start text:id="IMark118163272"/><text:alphabetical-index-mark-start text:id="IMark112780488"/><text:alphabetical-index-mark-start text:id="IMark113212040"/>value<text:alphabetical-index-mark-end text:id="IMark113212040"/><text:alphabetical-index-mark-end text:id="IMark112780488"/><text:alphabetical-index-mark-end text:id="IMark118163272"/> is 1 (one), which means that the <text:alphabetical-index-mark-start text:id="IMark111758728"/><text:alphabetical-index-mark-start text:id="IMark118194456"/><text:alphabetical-index-mark-start text:id="IMark117069528"/>fact<text:alphabetical-index-mark-end text:id="IMark117069528"/><text:alphabetical-index-mark-end text:id="IMark118194456"/><text:alphabetical-index-mark-end text:id="IMark111758728"/> will be taken into consideration by the <text:alphabetical-index-mark-start text:id="IMark112379384"/><text:alphabetical-index-mark-start text:id="IMark113915336"/><text:alphabetical-index-mark-start text:id="IMark100087048"/><text:alphabetical-index-mark-start text:id="IMark118310872"/>AI<text:alphabetical-index-mark-end text:id="IMark118310872"/>E<text:alphabetical-index-mark-end text:id="IMark100087048"/><text:alphabetical-index-mark-end text:id="IMark113915336"/><text:alphabetical-index-mark-end text:id="IMark112379384"/> every <text:alphabetical-index-mark-start text:id="IMark115214728"/><text:alphabetical-index-mark-start text:id="IMark101167016"/><text:alphabetical-index-mark-start text:id="IMark111114152"/>time<text:alphabetical-index-mark-end text:id="IMark111114152"/><text:alphabetical-index-mark-end text:id="IMark101167016"/><text:alphabetical-index-mark-end text:id="IMark115214728"/>.</text:p>
      <text:p text:style-name="Text_20_body"/>
      <text:p text:style-name="Text_20_body"/>
      <text:p text:style-name="Text_20_body"><text:span text:style-name="T1">4.3.11.</text:span><text:span text:style-name="T8">7.</text:span><text:span text:style-name="T1"> </text:span><text:alphabetical-index-mark-start text:id="IMark114676840"/><text:span text:style-name="T82">Asoc</text:span><text:alphabetical-index-mark-end text:id="IMark114676840"/>: if this <text:alphabetical-index-mark-start text:id="IMark113213800"/><text:alphabetical-index-mark-start text:id="IMark109197688"/><text:alphabetical-index-mark-start text:id="IMark104441960"/>value<text:alphabetical-index-mark-end text:id="IMark104441960"/><text:alphabetical-index-mark-end text:id="IMark109197688"/><text:alphabetical-index-mark-end text:id="IMark113213800"/> <text:alphabetical-index-mark-start text:id="IMark104602808"/>equ<text:alphabetical-index-mark-end text:id="IMark104602808"/>als 1, <text:alphabetical-index-mark-start text:id="IMark111235144"/><text:alphabetical-index-mark-start text:id="IMark110558424"/><text:alphabetical-index-mark-start text:id="IMark100759672"/>statistic<text:alphabetical-index-mark-end text:id="IMark100759672"/><text:alphabetical-index-mark-end text:id="IMark110558424"/><text:alphabetical-index-mark-end text:id="IMark111235144"/>al analysis regarding the associated <text:alphabetical-index-mark-start text:id="IMark95344536"/><text:alphabetical-index-mark-start text:id="IMark118368424"/><text:alphabetical-index-mark-start text:id="IMark109486792"/>fact<text:alphabetical-index-mark-end text:id="IMark109486792"/><text:alphabetical-index-mark-end text:id="IMark118368424"/><text:alphabetical-index-mark-end text:id="IMark95344536"/> could be performed.</text:p>
      <text:p text:style-name="Text_20_body"/>
      <text:p text:style-name="Text_20_body"/>
      <text:p text:style-name="Text_20_body"><text:span text:style-name="T9">4.3.11.</text:span><text:span text:style-name="T12">8</text:span><text:span text:style-name="T8">.</text:span><text:span text:style-name="T9"> </text:span><text:span text:style-name="T87">sde_</text:span><text:alphabetical-index-mark-start text:id="IMark112657064"/><text:alphabetical-index-mark-start text:id="IMark99941848"/><text:alphabetical-index-mark-start text:id="IMark112635224"/><text:span text:style-name="T87">fact</text:span><text:alphabetical-index-mark-end text:id="IMark112635224"/><text:alphabetical-index-mark-end text:id="IMark99941848"/><text:alphabetical-index-mark-end text:id="IMark112657064"/><text:span text:style-name="T87">s</text:span><text:span text:style-name="T208"> </text:span><text:alphabetical-index-mark-start text:id="IMark116004600"/><text:alphabetical-index-mark-start text:id="IMark116218216"/><text:alphabetical-index-mark-start text:id="IMark114810168"/><text:span text:style-name="T208">record</text:span><text:alphabetical-index-mark-end text:id="IMark114810168"/><text:alphabetical-index-mark-end text:id="IMark116218216"/><text:alphabetical-index-mark-end text:id="IMark116004600"/><text:span text:style-name="T208"> </text:span><text:alphabetical-index-mark-start text:id="IMark111496088"/><text:alphabetical-index-mark-start text:id="IMark112530680"/><text:alphabetical-index-mark-start text:id="IMark113219048"/><text:span text:style-name="T208">example</text:span><text:alphabetical-index-mark-end text:id="IMark113219048"/><text:alphabetical-index-mark-end text:id="IMark112530680"/><text:alphabetical-index-mark-end text:id="IMark111496088"/><text:span text:style-name="T208">: t</text:span>his is an actual <text:alphabetical-index-mark-start text:id="IMark108368952"/><text:alphabetical-index-mark-start text:id="IMark118602392"/><text:alphabetical-index-mark-start text:id="IMark88001544"/>example<text:alphabetical-index-mark-end text:id="IMark88001544"/><text:alphabetical-index-mark-end text:id="IMark118602392"/><text:alphabetical-index-mark-end text:id="IMark108368952"/> of the contents of one field in <text:span text:style-name="T82">sde_</text:span><text:alphabetical-index-mark-start text:id="IMark109248744"/><text:alphabetical-index-mark-start text:id="IMark112745576"/><text:alphabetical-index-mark-start text:id="IMark112729272"/><text:span text:style-name="T82">fact</text:span><text:alphabetical-index-mark-end text:id="IMark112729272"/><text:alphabetical-index-mark-end text:id="IMark112745576"/><text:alphabetical-index-mark-end text:id="IMark109248744"/><text:span text:style-name="T82">s</text:span> <text:span text:style-name="T217">(see also [</text:span><text:span text:style-name="T13">4.3.12.8.</text:span><text:span text:style-name="T57">]</text:span><text:span text:style-name="T217">)</text:span>:</text:p>
      <text:p text:style-name="Text_20_body"/>
      <text:list xml:id="list4893369365261431503" text:style-name="L4">
        <text:list-item>
          <text:p text:style-name="P20">Id = 1</text:p>
          <text:p text:style-name="P20"/>
        </text:list-item>
        <text:list-item>
          <text:p text:style-name="P20"><text:alphabetical-index-mark-start text:id="IMark110817672"/><text:alphabetical-index-mark-start text:id="IMark115776488"/><text:alphabetical-index-mark-start text:id="IMark115811832"/>Context<text:alphabetical-index-mark-end text:id="IMark115811832"/><text:alphabetical-index-mark-end text:id="IMark115776488"/><text:alphabetical-index-mark-end text:id="IMark110817672"/> = ‘ship’</text:p>
          <text:p text:style-name="P20"/>
        </text:list-item>
        <text:list-item>
          <text:p text:style-name="P20"><text:alphabetical-index-mark-start text:id="IMark101281672"/><text:alphabetical-index-mark-start text:id="IMark108019848"/><text:alphabetical-index-mark-start text:id="IMark70796312"/>Status<text:alphabetical-index-mark-end text:id="IMark70796312"/><text:alphabetical-index-mark-end text:id="IMark108019848"/><text:alphabetical-index-mark-end text:id="IMark101281672"/> = ‘<text:alphabetical-index-mark-start text:id="IMark112479592"/><text:alphabetical-index-mark-start text:id="IMark108087448"/><text:alphabetical-index-mark-start text:id="IMark114599336"/>sentodb<text:alphabetical-index-mark-end text:id="IMark114599336"/><text:alphabetical-index-mark-end text:id="IMark108087448"/><text:alphabetical-index-mark-end text:id="IMark112479592"/>’</text:p>
          <text:p text:style-name="P20"/>
        </text:list-item>
        <text:list-item>
          <text:p text:style-name="P20"><text:alphabetical-index-mark-start text:id="IMark101370792"/><text:alphabetical-index-mark-start text:id="IMark117296056"/><text:alphabetical-index-mark-start text:id="IMark112101512"/>Item<text:alphabetical-index-mark-end text:id="IMark112101512"/><text:alphabetical-index-mark-end text:id="IMark117296056"/><text:alphabetical-index-mark-end text:id="IMark101370792"/> = ‘is_first_<text:alphabetical-index-mark-start text:id="IMark110615272"/><text:alphabetical-index-mark-start text:id="IMark115297384"/><text:alphabetical-index-mark-start text:id="IMark115022088"/>iteration<text:alphabetical-index-mark-end text:id="IMark115022088"/><text:alphabetical-index-mark-end text:id="IMark115297384"/><text:alphabetical-index-mark-end text:id="IMark110615272"/>’</text:p>
          <text:p text:style-name="P20"/>
        </text:list-item>
        <text:list-item>
          <text:p text:style-name="P20"><text:alphabetical-index-mark-start text:id="IMark114114904"/><text:alphabetical-index-mark-start text:id="IMark97714696"/><text:alphabetical-index-mark-start text:id="IMark117025640"/>Value<text:alphabetical-index-mark-end text:id="IMark117025640"/><text:alphabetical-index-mark-end text:id="IMark97714696"/><text:alphabetical-index-mark-end text:id="IMark114114904"/> = 582</text:p>
          <text:p text:style-name="P20"/>
        </text:list-item>
        <text:list-item>
          <text:p text:style-name="P20"><text:alphabetical-index-mark-start text:id="IMark109796664"/>Prob<text:alphabetical-index-mark-end text:id="IMark109796664"/> = 1</text:p>
          <text:p text:style-name="P20"/>
        </text:list-item>
        <text:list-item>
          <text:p text:style-name="P20"><text:alphabetical-index-mark-start text:id="IMark114600792"/>Asoc<text:alphabetical-index-mark-end text:id="IMark114600792"/> = 0</text:p>
        </text:list-item>
      </text:list>
      <text:p text:style-name="Text_20_body"/>
      <text:p text:style-name="Text_20_body"><text:span text:style-name="T82">Id = 1</text:span> means that this is the first <text:alphabetical-index-mark-start text:id="IMark112886008"/><text:alphabetical-index-mark-start text:id="IMark111452040"/><text:alphabetical-index-mark-start text:id="IMark109362680"/>record<text:alphabetical-index-mark-end text:id="IMark109362680"/><text:alphabetical-index-mark-end text:id="IMark111452040"/><text:alphabetical-index-mark-end text:id="IMark112886008"/> contained in the <text:alphabetical-index-mark-start text:id="IMark115713496"/><text:alphabetical-index-mark-start text:id="IMark109728696"/>data<text:alphabetical-index-mark-end text:id="IMark109728696"/><text:alphabetical-index-mark-end text:id="IMark115713496"/> <text:alphabetical-index-mark-start text:id="IMark95651736"/><text:alphabetical-index-mark-start text:id="IMark100019592"/><text:alphabetical-index-mark-start text:id="IMark114647576"/>table<text:alphabetical-index-mark-end text:id="IMark114647576"/><text:alphabetical-index-mark-end text:id="IMark100019592"/><text:alphabetical-index-mark-end text:id="IMark95651736"/>. <text:span text:style-name="T82">Id</text:span> is always the <text:alphabetical-index-mark-start text:id="IMark110590712"/><text:alphabetical-index-mark-start text:id="IMark110724632"/><text:alphabetical-index-mark-start text:id="IMark109824728"/>primary<text:alphabetical-index-mark-end text:id="IMark109824728"/><text:alphabetical-index-mark-end text:id="IMark110724632"/><text:alphabetical-index-mark-end text:id="IMark110590712"/> <text:alphabetical-index-mark-start text:id="IMark114031096"/><text:alphabetical-index-mark-start text:id="IMark116579592"/><text:alphabetical-index-mark-start text:id="IMark109068056"/>key<text:alphabetical-index-mark-end text:id="IMark109068056"/><text:alphabetical-index-mark-end text:id="IMark116579592"/><text:alphabetical-index-mark-end text:id="IMark114031096"/> in the <text:alphabetical-index-mark-start text:id="IMark96167288"/><text:alphabetical-index-mark-start text:id="IMark113996888"/><text:alphabetical-index-mark-start text:id="IMark97071272"/>table<text:alphabetical-index-mark-end text:id="IMark97071272"/><text:alphabetical-index-mark-end text:id="IMark113996888"/><text:alphabetical-index-mark-end text:id="IMark96167288"/>s of this <text:alphabetical-index-mark-start text:id="IMark112413848"/><text:alphabetical-index-mark-start text:id="IMark115369704"/><text:alphabetical-index-mark-start text:id="IMark109628456"/>KB<text:alphabetical-index-mark-end text:id="IMark109628456"/><text:alphabetical-index-mark-end text:id="IMark115369704"/><text:alphabetical-index-mark-end text:id="IMark112413848"/>.</text:p>
      <text:p text:style-name="Text_20_body"/>
      <text:p text:style-name="Text_20_body"><text:soft-page-break/><text:alphabetical-index-mark-start text:id="IMark112880456"/><text:alphabetical-index-mark-start text:id="IMark118029992"/><text:alphabetical-index-mark-start text:id="IMark115173384"/><text:span text:style-name="T82">Context</text:span><text:alphabetical-index-mark-end text:id="IMark115173384"/><text:alphabetical-index-mark-end text:id="IMark118029992"/><text:alphabetical-index-mark-end text:id="IMark112880456"/><text:span text:style-name="T82"> = ‘ship’</text:span> means that it is a <text:alphabetical-index-mark-start text:id="IMark101487704"/><text:alphabetical-index-mark-start text:id="IMark115306728"/><text:alphabetical-index-mark-start text:id="IMark109605608"/>fact<text:alphabetical-index-mark-end text:id="IMark109605608"/><text:alphabetical-index-mark-end text:id="IMark115306728"/><text:alphabetical-index-mark-end text:id="IMark101487704"/> – i.e. a <text:alphabetical-index-mark-start text:id="IMark97015480"/><text:alphabetical-index-mark-start text:id="IMark101147976"/><text:alphabetical-index-mark-start text:id="IMark117143592"/>record<text:alphabetical-index-mark-end text:id="IMark117143592"/><text:alphabetical-index-mark-end text:id="IMark101147976"/><text:alphabetical-index-mark-end text:id="IMark97015480"/> – that will not be <text:alphabetical-index-mark-start text:id="IMark93304616"/><text:alphabetical-index-mark-start text:id="IMark112442760"/><text:alphabetical-index-mark-start text:id="IMark113799000"/><text:alphabetical-index-mark-start text:id="IMark101865928"/><text:alphabetical-index-mark-start text:id="IMark96868392"/><text:alphabetical-index-mark-start text:id="IMark111741160"/>delete<text:alphabetical-index-mark-end text:id="IMark111741160"/><text:alphabetical-index-mark-end text:id="IMark96868392"/><text:alphabetical-index-mark-end text:id="IMark101865928"/><text:alphabetical-index-mark-end text:id="IMark113799000"/><text:alphabetical-index-mark-end text:id="IMark112442760"/><text:alphabetical-index-mark-end text:id="IMark93304616"/>d from the <text:alphabetical-index-mark-start text:id="IMark93506280"/><text:alphabetical-index-mark-start text:id="IMark102205080"/><text:alphabetical-index-mark-start text:id="IMark57793304"/>table<text:alphabetical-index-mark-end text:id="IMark57793304"/><text:alphabetical-index-mark-end text:id="IMark102205080"/><text:alphabetical-index-mark-end text:id="IMark93506280"/>, no matter what. Its <text:alphabetical-index-mark-start text:id="IMark102542392"/><text:alphabetical-index-mark-start text:id="IMark94411832"/><text:alphabetical-index-mark-start text:id="IMark111648888"/><text:span text:style-name="T82">Value</text:span><text:alphabetical-index-mark-end text:id="IMark111648888"/><text:alphabetical-index-mark-end text:id="IMark94411832"/><text:alphabetical-index-mark-end text:id="IMark102542392"/> field may change, but the <text:alphabetical-index-mark-start text:id="IMark102315048"/><text:alphabetical-index-mark-start text:id="IMark107737672"/><text:alphabetical-index-mark-start text:id="IMark92949512"/>record<text:alphabetical-index-mark-end text:id="IMark92949512"/><text:alphabetical-index-mark-end text:id="IMark107737672"/><text:alphabetical-index-mark-end text:id="IMark102315048"/> will stay.</text:p>
      <text:p text:style-name="Text_20_body"/>
      <text:p text:style-name="Text_20_body"><text:alphabetical-index-mark-start text:id="IMark93957704"/><text:alphabetical-index-mark-start text:id="IMark110368280"/><text:alphabetical-index-mark-start text:id="IMark99632424"/><text:span text:style-name="T82">Status</text:span><text:alphabetical-index-mark-end text:id="IMark99632424"/><text:alphabetical-index-mark-end text:id="IMark110368280"/><text:alphabetical-index-mark-end text:id="IMark93957704"/><text:span text:style-name="T82"> = ‘</text:span><text:alphabetical-index-mark-start text:id="IMark107755192"/><text:alphabetical-index-mark-start text:id="IMark109586664"/><text:alphabetical-index-mark-start text:id="IMark115890104"/><text:span text:style-name="T82">sentodb</text:span><text:alphabetical-index-mark-end text:id="IMark115890104"/><text:alphabetical-index-mark-end text:id="IMark109586664"/><text:alphabetical-index-mark-end text:id="IMark107755192"/><text:span text:style-name="T82">’</text:span> means that the first step of the <text:alphabetical-index-mark-start text:id="IMark96671768"/><text:alphabetical-index-mark-start text:id="IMark101359896"/>data<text:alphabetical-index-mark-end text:id="IMark101359896"/><text:alphabetical-index-mark-end text:id="IMark96671768"/> gathering from the <text:alphabetical-index-mark-start text:id="IMark94474664"/><text:alphabetical-index-mark-start text:id="IMark110144248"/><text:alphabetical-index-mark-start text:id="IMark108223112"/>OAPI<text:alphabetical-index-mark-end text:id="IMark108223112"/><text:alphabetical-index-mark-end text:id="IMark110144248"/><text:alphabetical-index-mark-end text:id="IMark94474664"/> has been completed and this <text:alphabetical-index-mark-start text:id="IMark113596344"/><text:alphabetical-index-mark-start text:id="IMark112817192"/><text:alphabetical-index-mark-start text:id="IMark114673976"/>value<text:alphabetical-index-mark-end text:id="IMark114673976"/><text:alphabetical-index-mark-end text:id="IMark112817192"/><text:alphabetical-index-mark-end text:id="IMark113596344"/> is ready for <text:alphabetical-index-mark-start text:id="IMark110203128"/><text:alphabetical-index-mark-start text:id="IMark93927672"/>interpret<text:alphabetical-index-mark-end text:id="IMark93927672"/><text:alphabetical-index-mark-end text:id="IMark110203128"/>ation.</text:p>
      <text:p text:style-name="Text_20_body"/>
      <text:p text:style-name="Text_20_body"><text:alphabetical-index-mark-start text:id="IMark114029368"/><text:alphabetical-index-mark-start text:id="IMark58437096"/><text:alphabetical-index-mark-start text:id="IMark110693912"/><text:span text:style-name="T82">Item</text:span><text:alphabetical-index-mark-end text:id="IMark110693912"/><text:alphabetical-index-mark-end text:id="IMark58437096"/><text:alphabetical-index-mark-end text:id="IMark114029368"/><text:span text:style-name="T82"> = ‘is_first_</text:span><text:alphabetical-index-mark-start text:id="IMark96661768"/><text:alphabetical-index-mark-start text:id="IMark111214056"/><text:alphabetical-index-mark-start text:id="IMark115741224"/><text:span text:style-name="T82">iteration</text:span><text:alphabetical-index-mark-end text:id="IMark115741224"/><text:alphabetical-index-mark-end text:id="IMark111214056"/><text:alphabetical-index-mark-end text:id="IMark96661768"/><text:span text:style-name="T82">’</text:span>. This is one of the <text:alphabetical-index-mark-start text:id="IMark79022664"/><text:alphabetical-index-mark-start text:id="IMark115318152"/><text:alphabetical-index-mark-start text:id="IMark118426664"/>counter<text:alphabetical-index-mark-end text:id="IMark118426664"/><text:alphabetical-index-mark-end text:id="IMark115318152"/><text:alphabetical-index-mark-end text:id="IMark79022664"/>s that is <text:alphabetical-index-mark-start text:id="IMark114938776"/><text:alphabetical-index-mark-start text:id="IMark98657592"/><text:alphabetical-index-mark-start text:id="IMark112402376"/>increment<text:alphabetical-index-mark-end text:id="IMark112402376"/><text:alphabetical-index-mark-end text:id="IMark98657592"/><text:alphabetical-index-mark-end text:id="IMark114938776"/>ed on each <text:alphabetical-index-mark-start text:id="IMark101870600"/><text:alphabetical-index-mark-start text:id="IMark112424648"/>interpret<text:alphabetical-index-mark-end text:id="IMark112424648"/><text:alphabetical-index-mark-end text:id="IMark101870600"/>ation <text:alphabetical-index-mark-start text:id="IMark98245384"/><text:alphabetical-index-mark-start text:id="IMark98428856"/><text:alphabetical-index-mark-start text:id="IMark97987368"/>iteration<text:alphabetical-index-mark-end text:id="IMark97987368"/><text:alphabetical-index-mark-end text:id="IMark98428856"/><text:alphabetical-index-mark-end text:id="IMark98245384"/> made by the <text:alphabetical-index-mark-start text:id="IMark111417304"/><text:alphabetical-index-mark-start text:id="IMark110399992"/><text:alphabetical-index-mark-start text:id="IMark104653272"/><text:alphabetical-index-mark-start text:id="IMark105017112"/>AI<text:alphabetical-index-mark-end text:id="IMark105017112"/>E<text:alphabetical-index-mark-end text:id="IMark104653272"/><text:alphabetical-index-mark-end text:id="IMark110399992"/><text:alphabetical-index-mark-end text:id="IMark111417304"/>. Once each <text:alphabetical-index-mark-start text:id="IMark111570232"/><text:alphabetical-index-mark-start text:id="IMark113719368"/><text:alphabetical-index-mark-start text:id="IMark117959752"/>iteration<text:alphabetical-index-mark-end text:id="IMark117959752"/><text:alphabetical-index-mark-end text:id="IMark113719368"/><text:alphabetical-index-mark-end text:id="IMark111570232"/> is completed, the <text:alphabetical-index-mark-start text:id="IMark110442088"/><text:alphabetical-index-mark-start text:id="IMark96158232"/><text:alphabetical-index-mark-start text:id="IMark117294648"/><text:span text:style-name="T82">Value</text:span><text:alphabetical-index-mark-end text:id="IMark117294648"/><text:alphabetical-index-mark-end text:id="IMark96158232"/><text:alphabetical-index-mark-end text:id="IMark110442088"/> associated to the <text:alphabetical-index-mark-start text:id="IMark121108616"/><text:alphabetical-index-mark-start text:id="IMark121113672"/><text:alphabetical-index-mark-start text:id="IMark117746184"/>fact<text:alphabetical-index-mark-end text:id="IMark117746184"/><text:alphabetical-index-mark-end text:id="IMark121113672"/><text:alphabetical-index-mark-end text:id="IMark121108616"/> identified by this <text:alphabetical-index-mark-start text:id="IMark100751352"/><text:alphabetical-index-mark-start text:id="IMark118444072"/><text:alphabetical-index-mark-start text:id="IMark97003032"/>Item<text:alphabetical-index-mark-end text:id="IMark97003032"/><text:alphabetical-index-mark-end text:id="IMark118444072"/><text:alphabetical-index-mark-end text:id="IMark100751352"/> name will be <text:alphabetical-index-mark-start text:id="IMark108810472"/><text:alphabetical-index-mark-start text:id="IMark115188568"/><text:alphabetical-index-mark-start text:id="IMark114466552"/>increment<text:alphabetical-index-mark-end text:id="IMark114466552"/><text:alphabetical-index-mark-end text:id="IMark115188568"/><text:alphabetical-index-mark-end text:id="IMark108810472"/>ed.</text:p>
      <text:p text:style-name="Text_20_body"/>
      <text:p text:style-name="Text_20_body"><text:alphabetical-index-mark-start text:id="IMark115542152"/><text:alphabetical-index-mark-start text:id="IMark93389992"/><text:alphabetical-index-mark-start text:id="IMark109053208"/><text:span text:style-name="T82">Value</text:span><text:alphabetical-index-mark-end text:id="IMark109053208"/><text:alphabetical-index-mark-end text:id="IMark93389992"/><text:alphabetical-index-mark-end text:id="IMark115542152"/><text:span text:style-name="T82"> = 582</text:span>, means that 581 <text:alphabetical-index-mark-start text:id="IMark111373592"/><text:alphabetical-index-mark-start text:id="IMark109948536"/><text:alphabetical-index-mark-start text:id="IMark90411176"/>iteration<text:alphabetical-index-mark-end text:id="IMark90411176"/><text:alphabetical-index-mark-end text:id="IMark109948536"/><text:alphabetical-index-mark-end text:id="IMark111373592"/>s have been performed and the current one is <text:alphabetical-index-mark-start text:id="IMark115027608"/><text:alphabetical-index-mark-start text:id="IMark112457976"/>number<text:alphabetical-index-mark-end text:id="IMark112457976"/><text:alphabetical-index-mark-end text:id="IMark115027608"/> 582. This is important because the <text:alphabetical-index-mark-start text:id="IMark116172200"/><text:alphabetical-index-mark-start text:id="IMark118455464"/><text:alphabetical-index-mark-start text:id="IMark115834360"/>value<text:alphabetical-index-mark-end text:id="IMark115834360"/><text:alphabetical-index-mark-end text:id="IMark118455464"/><text:alphabetical-index-mark-end text:id="IMark116172200"/> associated to the <text:span text:style-name="T82">is_first_</text:span><text:alphabetical-index-mark-start text:id="IMark109770248"/><text:alphabetical-index-mark-start text:id="IMark94847784"/><text:alphabetical-index-mark-start text:id="IMark70803912"/><text:span text:style-name="T82">iteration</text:span><text:alphabetical-index-mark-end text:id="IMark70803912"/><text:alphabetical-index-mark-end text:id="IMark94847784"/><text:alphabetical-index-mark-end text:id="IMark109770248"/> <text:alphabetical-index-mark-start text:id="IMark115488040"/><text:alphabetical-index-mark-start text:id="IMark99086584"/><text:alphabetical-index-mark-start text:id="IMark116207256"/>fact<text:alphabetical-index-mark-end text:id="IMark116207256"/><text:alphabetical-index-mark-end text:id="IMark99086584"/><text:alphabetical-index-mark-end text:id="IMark115488040"/> is used to <text:alphabetical-index-mark-start text:id="IMark112290472"/><text:alphabetical-index-mark-start text:id="IMark108885000"/><text:alphabetical-index-mark-start text:id="IMark95815736"/>load<text:alphabetical-index-mark-end text:id="IMark95815736"/><text:alphabetical-index-mark-end text:id="IMark108885000"/><text:alphabetical-index-mark-end text:id="IMark112290472"/> in <text:alphabetical-index-mark-start text:id="IMark113938920"/><text:alphabetical-index-mark-start text:id="IMark90557112"/><text:alphabetical-index-mark-start text:id="IMark118435368"/>s<text:alphabetical-index-mark-start text:id="IMark69861896"/>equ<text:alphabetical-index-mark-end text:id="IMark69861896"/>ence<text:alphabetical-index-mark-end text:id="IMark118435368"/><text:alphabetical-index-mark-end text:id="IMark90557112"/><text:alphabetical-index-mark-end text:id="IMark113938920"/> various sets or <text:alphabetical-index-mark-start text:id="IMark118395400"/><text:alphabetical-index-mark-start text:id="IMark98601464"/><text:alphabetical-index-mark-start text:id="IMark117153944"/>program<text:alphabetical-index-mark-end text:id="IMark117153944"/><text:alphabetical-index-mark-end text:id="IMark98601464"/><text:alphabetical-index-mark-end text:id="IMark118395400"/>s of <text:alphabetical-index-mark-start text:id="IMark109577160"/><text:alphabetical-index-mark-start text:id="IMark88054040"/><text:alphabetical-index-mark-start text:id="IMark110120792"/>rule<text:alphabetical-index-mark-end text:id="IMark110120792"/><text:alphabetical-index-mark-end text:id="IMark88054040"/><text:alphabetical-index-mark-end text:id="IMark109577160"/>s r<text:alphabetical-index-mark-start text:id="IMark89000120"/>equ<text:alphabetical-index-mark-end text:id="IMark89000120"/>ired, among other things.</text:p>
      <text:p text:style-name="Text_20_body"/>
      <text:p text:style-name="Text_20_body"><text:alphabetical-index-mark-start text:id="IMark92260040"/><text:span text:style-name="T82">Prob</text:span><text:alphabetical-index-mark-end text:id="IMark92260040"/><text:span text:style-name="T82"> = 1</text:span> means that this <text:alphabetical-index-mark-start text:id="IMark115968536"/><text:alphabetical-index-mark-start text:id="IMark60798584"/><text:alphabetical-index-mark-start text:id="IMark97838216"/>fact<text:alphabetical-index-mark-end text:id="IMark97838216"/><text:alphabetical-index-mark-end text:id="IMark60798584"/><text:alphabetical-index-mark-end text:id="IMark115968536"/> will always be taken into account.</text:p>
      <text:p text:style-name="Text_20_body"/>
      <text:p text:style-name="Text_20_body"><text:alphabetical-index-mark-start text:id="IMark100087048"/><text:span text:style-name="T82">Asoc</text:span><text:alphabetical-index-mark-end text:id="IMark100087048"/><text:span text:style-name="T82"> = 0</text:span> means that no stats will be <text:alphabetical-index-mark-start text:id="IMark118310872"/><text:alphabetical-index-mark-start text:id="IMark111758728"/><text:alphabetical-index-mark-start text:id="IMark118194456"/>calcu<text:alphabetical-index-mark-start text:id="IMark117069528"/>lat<text:alphabetical-index-mark-end text:id="IMark117069528"/>e<text:alphabetical-index-mark-end text:id="IMark118194456"/><text:alphabetical-index-mark-end text:id="IMark111758728"/><text:alphabetical-index-mark-end text:id="IMark118310872"/>d <text:alphabetical-index-mark-start text:id="IMark118163272"/><text:alphabetical-index-mark-start text:id="IMark112780488"/>base<text:alphabetical-index-mark-end text:id="IMark112780488"/><text:alphabetical-index-mark-end text:id="IMark118163272"/>d on this particular <text:alphabetical-index-mark-start text:id="IMark113212040"/><text:alphabetical-index-mark-start text:id="IMark117405880"/><text:alphabetical-index-mark-start text:id="IMark113961384"/>fact<text:alphabetical-index-mark-end text:id="IMark113961384"/><text:alphabetical-index-mark-end text:id="IMark117405880"/><text:alphabetical-index-mark-end text:id="IMark113212040"/>.</text:p>
      <text:p text:style-name="Text_20_body"/>
      <text:p text:style-name="Text_20_body"/>
      <text:h text:style-name="Heading_20_3" text:outline-level="3"><text:bookmark-start text:name="__RefHeading___Toc6412_1538881673"/><text:span text:style-name="T1">4.3.1</text:span><text:span text:style-name="T8">2</text:span><text:span text:style-name="T1">.</text:span> <text:alphabetical-index-mark-start text:id="IMark110306488"/><text:alphabetical-index-mark-start text:id="IMark118353032"/><text:alphabetical-index-mark-start text:id="IMark112969960"/>Structure<text:alphabetical-index-mark-end text:id="IMark112969960"/><text:alphabetical-index-mark-end text:id="IMark118353032"/><text:alphabetical-index-mark-end text:id="IMark110306488"/> of <text:alphabetical-index-mark-start text:id="IMark115360312"/><text:alphabetical-index-mark-start text:id="IMark111540920"/><text:alphabetical-index-mark-start text:id="IMark109148520"/><text:span text:style-name="T82">sde_</text:span><text:alphabetical-index-mark-start text:id="IMark109020232"/><text:alphabetical-index-mark-start text:id="IMark93752456"/><text:alphabetical-index-mark-start text:id="IMark118368424"/><text:span text:style-name="T82">rule</text:span><text:alphabetical-index-mark-end text:id="IMark118368424"/><text:alphabetical-index-mark-end text:id="IMark93752456"/><text:alphabetical-index-mark-end text:id="IMark109020232"/><text:span text:style-name="T82">s</text:span><text:bookmark-end text:name="__RefHeading___Toc6412_1538881673"/><text:alphabetical-index-mark-end text:id="IMark109148520"/><text:alphabetical-index-mark-end text:id="IMark111540920"/><text:alphabetical-index-mark-end text:id="IMark115360312"/></text:h>
      <text:p text:style-name="Text_20_body"/>
      <text:p text:style-name="Text_20_body"><text:span text:style-name="T9">4.3.1</text:span><text:span text:style-name="T1">2</text:span><text:span text:style-name="T9">.</text:span><text:span text:style-name="T8">1.</text:span> <text:span text:style-name="T82">Id</text:span>: <text:alphabetical-index-mark-start text:id="IMark104441960"/><text:alphabetical-index-mark-start text:id="IMark114676840"/><text:alphabetical-index-mark-start text:id="IMark110262424"/>primary<text:alphabetical-index-mark-end text:id="IMark110262424"/><text:alphabetical-index-mark-end text:id="IMark114676840"/><text:alphabetical-index-mark-end text:id="IMark104441960"/> <text:alphabetical-index-mark-start text:id="IMark115067608"/><text:alphabetical-index-mark-start text:id="IMark100973160"/><text:alphabetical-index-mark-start text:id="IMark92520232"/>key<text:alphabetical-index-mark-end text:id="IMark92520232"/><text:alphabetical-index-mark-end text:id="IMark100973160"/><text:alphabetical-index-mark-end text:id="IMark115067608"/> of the <text:alphabetical-index-mark-start text:id="IMark118457128"/><text:alphabetical-index-mark-start text:id="IMark94548904"/><text:alphabetical-index-mark-start text:id="IMark70911848"/>table<text:alphabetical-index-mark-end text:id="IMark70911848"/><text:alphabetical-index-mark-end text:id="IMark94548904"/><text:alphabetical-index-mark-end text:id="IMark118457128"/>.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2</text:span><text:span text:style-name="T8">.</text:span><text:span text:style-name="T209"> </text:span><text:alphabetical-index-mark-start text:id="IMark116004600"/><text:alphabetical-index-mark-start text:id="IMark116218216"/><text:alphabetical-index-mark-start text:id="IMark114810168"/><text:span text:style-name="T85">Context</text:span><text:alphabetical-index-mark-end text:id="IMark114810168"/><text:alphabetical-index-mark-end text:id="IMark116218216"/><text:alphabetical-index-mark-end text:id="IMark116004600"/><text:span text:style-name="T209">: identifies sets of </text:span><text:alphabetical-index-mark-start text:id="IMark111496088"/><text:alphabetical-index-mark-start text:id="IMark112530680"/><text:alphabetical-index-mark-start text:id="IMark113219048"/><text:span text:style-name="T209">rule</text:span><text:alphabetical-index-mark-end text:id="IMark113219048"/><text:alphabetical-index-mark-end text:id="IMark112530680"/><text:alphabetical-index-mark-end text:id="IMark111496088"/><text:span text:style-name="T209">s grouped into </text:span><text:alphabetical-index-mark-start text:id="IMark108368952"/><text:alphabetical-index-mark-start text:id="IMark118602392"/><text:alphabetical-index-mark-start text:id="IMark88001544"/><text:span text:style-name="T209">program</text:span><text:alphabetical-index-mark-end text:id="IMark88001544"/><text:alphabetical-index-mark-end text:id="IMark118602392"/><text:alphabetical-index-mark-end text:id="IMark108368952"/><text:span text:style-name="T209">s. If </text:span><text:alphabetical-index-mark-start text:id="IMark94934744"/><text:alphabetical-index-mark-start text:id="IMark98225576"/><text:alphabetical-index-mark-start text:id="IMark109248744"/><text:span text:style-name="T85">Context</text:span><text:alphabetical-index-mark-end text:id="IMark109248744"/><text:alphabetical-index-mark-end text:id="IMark98225576"/><text:alphabetical-index-mark-end text:id="IMark94934744"/><text:span text:style-name="T85"> = ‘ship’</text:span><text:span text:style-name="T209"> it means that the </text:span><text:alphabetical-index-mark-start text:id="IMark112745576"/><text:alphabetical-index-mark-start text:id="IMark112729272"/><text:alphabetical-index-mark-start text:id="IMark115432808"/><text:span text:style-name="T209">rule</text:span><text:alphabetical-index-mark-end text:id="IMark115432808"/><text:alphabetical-index-mark-end text:id="IMark112729272"/><text:alphabetical-index-mark-end text:id="IMark112745576"/><text:span text:style-name="T209"> is permanently </text:span><text:alphabetical-index-mark-start text:id="IMark114210616"/><text:alphabetical-index-mark-start text:id="IMark101862408"/><text:span text:style-name="T209">store</text:span><text:alphabetical-index-mark-end text:id="IMark101862408"/><text:alphabetical-index-mark-end text:id="IMark114210616"/><text:span text:style-name="T209">d in </text:span><text:alphabetical-index-mark-start text:id="IMark102149192"/><text:alphabetical-index-mark-start text:id="IMark112478888"/><text:alphabetical-index-mark-start text:id="IMark111258120"/><text:span text:style-name="T166">sde_</text:span><text:alphabetical-index-mark-start text:id="IMark114258200"/><text:alphabetical-index-mark-start text:id="IMark108391976"/><text:alphabetical-index-mark-start text:id="IMark92818920"/><text:span text:style-name="T166">rule</text:span><text:alphabetical-index-mark-end text:id="IMark92818920"/><text:alphabetical-index-mark-end text:id="IMark108391976"/><text:alphabetical-index-mark-end text:id="IMark114258200"/><text:span text:style-name="T166">s</text:span><text:alphabetical-index-mark-end text:id="IMark111258120"/><text:alphabetical-index-mark-end text:id="IMark112478888"/><text:alphabetical-index-mark-end text:id="IMark102149192"/><text:span text:style-name="T209">. </text:span><text:alphabetical-index-mark-start text:id="IMark115825688"/><text:alphabetical-index-mark-start text:id="IMark111039432"/><text:alphabetical-index-mark-start text:id="IMark113124552"/><text:span text:style-name="T209">Rule</text:span><text:alphabetical-index-mark-end text:id="IMark113124552"/><text:alphabetical-index-mark-end text:id="IMark111039432"/><text:alphabetical-index-mark-end text:id="IMark115825688"/><text:span text:style-name="T209">s with on the </text:span><text:alphabetical-index-mark-start text:id="IMark115776488"/><text:alphabetical-index-mark-start text:id="IMark110817672"/><text:alphabetical-index-mark-start text:id="IMark115811832"/><text:span text:style-name="T85">Context</text:span><text:alphabetical-index-mark-end text:id="IMark115811832"/><text:alphabetical-index-mark-end text:id="IMark110817672"/><text:alphabetical-index-mark-end text:id="IMark115776488"/><text:span text:style-name="T209"> </text:span><text:alphabetical-index-mark-start text:id="IMark117105608"/><text:alphabetical-index-mark-start text:id="IMark96724376"/><text:alphabetical-index-mark-start text:id="IMark118436152"/><text:span text:style-name="T209">value</text:span><text:alphabetical-index-mark-end text:id="IMark118436152"/><text:alphabetical-index-mark-end text:id="IMark96724376"/><text:alphabetical-index-mark-end text:id="IMark117105608"/><text:span text:style-name="T209">s will be permanently </text:span><text:alphabetical-index-mark-start text:id="IMark108087448"/><text:alphabetical-index-mark-start text:id="IMark112479592"/><text:span text:style-name="T209">store</text:span><text:alphabetical-index-mark-end text:id="IMark112479592"/><text:alphabetical-index-mark-end text:id="IMark108087448"/><text:span text:style-name="T209">d in </text:span><text:alphabetical-index-mark-start text:id="IMark114599336"/><text:alphabetical-index-mark-start text:id="IMark101281672"/><text:alphabetical-index-mark-start text:id="IMark108019848"/><text:span text:style-name="T85">sde_</text:span><text:alphabetical-index-mark-start text:id="IMark70796312"/><text:alphabetical-index-mark-start text:id="IMark93224120"/><text:alphabetical-index-mark-start text:id="IMark118234024"/><text:span text:style-name="T85">prg</text:span><text:alphabetical-index-mark-end text:id="IMark118234024"/><text:alphabetical-index-mark-end text:id="IMark93224120"/><text:alphabetical-index-mark-end text:id="IMark70796312"/><text:span text:style-name="T85">_</text:span><text:alphabetical-index-mark-start text:id="IMark115762344"/><text:alphabetical-index-mark-start text:id="IMark96974776"/><text:alphabetical-index-mark-start text:id="IMark115297384"/><text:span text:style-name="T85">rule</text:span><text:alphabetical-index-mark-end text:id="IMark115297384"/><text:alphabetical-index-mark-end text:id="IMark96974776"/><text:alphabetical-index-mark-end text:id="IMark115762344"/><text:span text:style-name="T85">s</text:span><text:alphabetical-index-mark-end text:id="IMark108019848"/><text:alphabetical-index-mark-end text:id="IMark101281672"/><text:alphabetical-index-mark-end text:id="IMark114599336"/><text:span text:style-name="T209"> and </text:span><text:alphabetical-index-mark-start text:id="IMark110615272"/><text:alphabetical-index-mark-start text:id="IMark115022088"/><text:alphabetical-index-mark-start text:id="IMark101370792"/><text:span text:style-name="T209">insert</text:span><text:alphabetical-index-mark-end text:id="IMark101370792"/><text:alphabetical-index-mark-end text:id="IMark115022088"/><text:alphabetical-index-mark-end text:id="IMark110615272"/><text:span text:style-name="T209">ed or </text:span><text:alphabetical-index-mark-start text:id="IMark117296056"/><text:alphabetical-index-mark-start text:id="IMark112101512"/><text:alphabetical-index-mark-start text:id="IMark101405976"/><text:alphabetical-index-mark-start text:id="IMark92629240"/><text:alphabetical-index-mark-start text:id="IMark95261208"/><text:alphabetical-index-mark-start text:id="IMark117130536"/><text:span text:style-name="T209">delete</text:span><text:alphabetical-index-mark-end text:id="IMark117130536"/><text:alphabetical-index-mark-end text:id="IMark95261208"/><text:alphabetical-index-mark-end text:id="IMark92629240"/><text:alphabetical-index-mark-end text:id="IMark101405976"/><text:alphabetical-index-mark-end text:id="IMark112101512"/><text:alphabetical-index-mark-end text:id="IMark117296056"/><text:span text:style-name="T209">d from </text:span><text:alphabetical-index-mark-start text:id="IMark97714696"/><text:alphabetical-index-mark-start text:id="IMark114114904"/><text:alphabetical-index-mark-start text:id="IMark117025640"/><text:span text:style-name="T85">sde_</text:span><text:alphabetical-index-mark-start text:id="IMark111991560"/><text:alphabetical-index-mark-start text:id="IMark101452600"/><text:alphabetical-index-mark-start text:id="IMark110566936"/><text:span text:style-name="T85">rule</text:span><text:alphabetical-index-mark-end text:id="IMark110566936"/><text:alphabetical-index-mark-end text:id="IMark101452600"/><text:alphabetical-index-mark-end text:id="IMark111991560"/><text:span text:style-name="T85">s</text:span><text:alphabetical-index-mark-end text:id="IMark117025640"/><text:alphabetical-index-mark-end text:id="IMark114114904"/><text:alphabetical-index-mark-end text:id="IMark97714696"/><text:span text:style-name="T209"> according to the decisions of the </text:span><text:alphabetical-index-mark-start text:id="IMark118276056"/><text:alphabetical-index-mark-start text:id="IMark90334376"/><text:alphabetical-index-mark-start text:id="IMark109796664"/><text:alphabetical-index-mark-start text:id="IMark97075960"/><text:span text:style-name="T209">AI</text:span><text:alphabetical-index-mark-end text:id="IMark97075960"/><text:span text:style-name="T209">E</text:span><text:alphabetical-index-mark-end text:id="IMark109796664"/><text:alphabetical-index-mark-end text:id="IMark90334376"/><text:alphabetical-index-mark-end text:id="IMark118276056"/><text:span text:style-name="T209">. This lowers significantly the </text:span><text:alphabetical-index-mark-start text:id="IMark113699640"/><text:alphabetical-index-mark-start text:id="IMark109962808"/><text:alphabetical-index-mark-start text:id="IMark114600792"/><text:span text:style-name="T209">work</text:span><text:alphabetical-index-mark-start text:id="IMark110958088"/><text:alphabetical-index-mark-start text:id="IMark113844664"/><text:alphabetical-index-mark-start text:id="IMark110370664"/><text:span text:style-name="T209">load</text:span><text:alphabetical-index-mark-end text:id="IMark110370664"/><text:alphabetical-index-mark-end text:id="IMark113844664"/><text:alphabetical-index-mark-end text:id="IMark110958088"/><text:alphabetical-index-mark-end text:id="IMark114600792"/><text:alphabetical-index-mark-end text:id="IMark109962808"/><text:alphabetical-index-mark-end text:id="IMark113699640"/><text:span text:style-name="T209"> of the </text:span><text:alphabetical-index-mark-start text:id="IMark113458760"/><text:alphabetical-index-mark-start text:id="IMark111765608"/><text:alphabetical-index-mark-start text:id="IMark109652824"/><text:span text:style-name="T209">system</text:span><text:alphabetical-index-mark-end text:id="IMark109652824"/><text:alphabetical-index-mark-end text:id="IMark111765608"/><text:alphabetical-index-mark-end text:id="IMark113458760"/><text:span text:style-name="T209">, given that many </text:span><text:alphabetical-index-mark-start text:id="IMark109922808"/><text:alphabetical-index-mark-start text:id="IMark116707160"/><text:alphabetical-index-mark-start text:id="IMark109468664"/><text:span text:style-name="T209">rule</text:span><text:alphabetical-index-mark-end text:id="IMark109468664"/><text:alphabetical-index-mark-end text:id="IMark116707160"/><text:alphabetical-index-mark-end text:id="IMark109922808"/><text:span text:style-name="T209">s include fairly complex </text:span><text:alphabetical-index-mark-start text:id="IMark111173672"/><text:alphabetical-index-mark-start text:id="IMark114486632"/><text:alphabetical-index-mark-start text:id="IMark95651736"/><text:span text:style-name="T209">SQL</text:span><text:alphabetical-index-mark-end text:id="IMark95651736"/><text:alphabetical-index-mark-end text:id="IMark114486632"/><text:alphabetical-index-mark-end text:id="IMark111173672"/><text:span text:style-name="T209"> </text:span><text:alphabetical-index-mark-start text:id="IMark100019592"/><text:span text:style-name="T209">code</text:span><text:alphabetical-index-mark-end text:id="IMark100019592"/><text:span text:style-name="T209"> in some cases, and that takes quite a toll on the re</text:span><text:alphabetical-index-mark-start text:id="IMark114647576"/><text:alphabetical-index-mark-start text:id="IMark115713496"/><text:alphabetical-index-mark-start text:id="IMark109728696"/><text:span text:style-name="T209">source</text:span><text:alphabetical-index-mark-end text:id="IMark109728696"/><text:alphabetical-index-mark-end text:id="IMark115713496"/><text:alphabetical-index-mark-end text:id="IMark114647576"/><text:span text:style-name="T209">s of the </text:span><text:alphabetical-index-mark-start text:id="IMark112886008"/><text:alphabetical-index-mark-start text:id="IMark111452040"/><text:alphabetical-index-mark-start text:id="IMark109362680"/><text:span text:style-name="T209">system</text:span><text:alphabetical-index-mark-end text:id="IMark109362680"/><text:alphabetical-index-mark-end text:id="IMark111452040"/><text:alphabetical-index-mark-end text:id="IMark112886008"/><text:span text:style-name="T209">.</text:span></text:p>
      <text:p text:style-name="Text_20_body"/>
      <text:p text:style-name="Text_20_body"><text:span text:style-name="T9">4.3.1</text:span><text:span text:style-name="T1">2</text:span><text:span text:style-name="T9">.</text:span><text:span text:style-name="T11">3</text:span><text:span text:style-name="T8">.</text:span> <text:alphabetical-index-mark-start text:id="IMark57793304"/><text:alphabetical-index-mark-start text:id="IMark93304616"/><text:alphabetical-index-mark-start text:id="IMark112442760"/><text:span text:style-name="T82">Status</text:span><text:alphabetical-index-mark-end text:id="IMark112442760"/><text:alphabetical-index-mark-end text:id="IMark93304616"/><text:alphabetical-index-mark-end text:id="IMark57793304"/>: <text:span text:style-name="T210">this field indicates to the </text:span><text:alphabetical-index-mark-start text:id="IMark113799000"/><text:alphabetical-index-mark-start text:id="IMark101865928"/><text:alphabetical-index-mark-start text:id="IMark96868392"/><text:alphabetical-index-mark-start text:id="IMark111741160"/><text:span text:style-name="T210">AI</text:span><text:alphabetical-index-mark-end text:id="IMark111741160"/><text:span text:style-name="T210">E</text:span><text:alphabetical-index-mark-end text:id="IMark96868392"/><text:alphabetical-index-mark-end text:id="IMark101865928"/><text:alphabetical-index-mark-end text:id="IMark113799000"/><text:span text:style-name="T210"> what to do with each </text:span><text:alphabetical-index-mark-start text:id="IMark97015480"/><text:alphabetical-index-mark-start text:id="IMark101147976"/><text:alphabetical-index-mark-start text:id="IMark117143592"/><text:span text:style-name="T210">rule</text:span><text:alphabetical-index-mark-end text:id="IMark117143592"/><text:alphabetical-index-mark-end text:id="IMark101147976"/><text:alphabetical-index-mark-end text:id="IMark97015480"/><text:span text:style-name="T210">. If </text:span><text:alphabetical-index-mark-start text:id="IMark101487704"/><text:alphabetical-index-mark-start text:id="IMark115306728"/><text:alphabetical-index-mark-start text:id="IMark109605608"/><text:span text:style-name="T86">Status</text:span><text:alphabetical-index-mark-end text:id="IMark109605608"/><text:alphabetical-index-mark-end text:id="IMark115306728"/><text:alphabetical-index-mark-end text:id="IMark101487704"/><text:span text:style-name="T86"> = ‘</text:span><text:alphabetical-index-mark-start text:id="IMark118256568"/><text:alphabetical-index-mark-start text:id="IMark107737672"/><text:alphabetical-index-mark-start text:id="IMark102315048"/><text:span text:style-name="T86">enabled</text:span><text:alphabetical-index-mark-end text:id="IMark102315048"/><text:alphabetical-index-mark-end text:id="IMark107737672"/><text:alphabetical-index-mark-end text:id="IMark118256568"/><text:span text:style-name="T86">’</text:span><text:span text:style-name="T210"> the the </text:span><text:alphabetical-index-mark-start text:id="IMark92949512"/><text:alphabetical-index-mark-start text:id="IMark102542392"/><text:alphabetical-index-mark-start text:id="IMark94411832"/><text:alphabetical-index-mark-start text:id="IMark111648888"/><text:span text:style-name="T210">AI</text:span><text:alphabetical-index-mark-end text:id="IMark111648888"/><text:span text:style-name="T210">E</text:span><text:alphabetical-index-mark-end text:id="IMark94411832"/><text:alphabetical-index-mark-end text:id="IMark102542392"/><text:alphabetical-index-mark-end text:id="IMark92949512"/><text:span text:style-name="T210"> will read the </text:span><text:alphabetical-index-mark-start text:id="IMark100705208"/><text:alphabetical-index-mark-start text:id="IMark110662664"/><text:alphabetical-index-mark-start text:id="IMark115977224"/><text:span text:style-name="T210">rule</text:span><text:alphabetical-index-mark-end text:id="IMark115977224"/><text:alphabetical-index-mark-end text:id="IMark110662664"/><text:alphabetical-index-mark-end text:id="IMark100705208"/><text:span text:style-name="T210"> and attempt to enforce it.</text:span></text:p>
      <text:p text:style-name="Text_20_body"/>
      <text:p text:style-name="Text_20_body"><text:soft-page-break/></text:p>
      <text:p text:style-name="Text_20_body"><text:span text:style-name="T9">4.3.1</text:span><text:span text:style-name="T1">2</text:span><text:span text:style-name="T9">.</text:span><text:span text:style-name="T11">4</text:span><text:span text:style-name="T8">.</text:span> <text:alphabetical-index-mark-start text:id="IMark114673976"/><text:alphabetical-index-mark-start text:id="IMark94474664"/><text:alphabetical-index-mark-start text:id="IMark110144248"/><text:span text:style-name="T82">Condition</text:span><text:alphabetical-index-mark-end text:id="IMark110144248"/><text:alphabetical-index-mark-end text:id="IMark94474664"/><text:alphabetical-index-mark-end text:id="IMark114673976"/>: <text:span text:style-name="T210">states the </text:span><text:alphabetical-index-mark-start text:id="IMark108223112"/><text:alphabetical-index-mark-start text:id="IMark96671768"/><text:alphabetical-index-mark-start text:id="IMark101359896"/><text:span text:style-name="T210">condition</text:span><text:alphabetical-index-mark-end text:id="IMark101359896"/><text:alphabetical-index-mark-end text:id="IMark96671768"/><text:alphabetical-index-mark-end text:id="IMark108223112"/><text:span text:style-name="T210"> that needs to be met. The </text:span><text:alphabetical-index-mark-start text:id="IMark114402232"/><text:alphabetical-index-mark-start text:id="IMark108692440"/><text:alphabetical-index-mark-start text:id="IMark116475256"/><text:span text:style-name="T210">SQL</text:span><text:alphabetical-index-mark-end text:id="IMark116475256"/><text:alphabetical-index-mark-end text:id="IMark108692440"/><text:alphabetical-index-mark-end text:id="IMark114402232"/><text:span text:style-name="T210"> </text:span><text:alphabetical-index-mark-start text:id="IMark112999496"/><text:span text:style-name="T210">code</text:span><text:alphabetical-index-mark-end text:id="IMark112999496"/><text:span text:style-name="T210"> snippets </text:span><text:alphabetical-index-mark-start text:id="IMark113016936"/><text:alphabetical-index-mark-start text:id="IMark104781800"/><text:span text:style-name="T210">store</text:span><text:alphabetical-index-mark-end text:id="IMark104781800"/><text:alphabetical-index-mark-end text:id="IMark113016936"/><text:span text:style-name="T210">d in this field should re</text:span><text:alphabetical-index-mark-start text:id="IMark110359960"/><text:alphabetical-index-mark-start text:id="IMark115230536"/><text:span text:style-name="T210">turn</text:span><text:alphabetical-index-mark-end text:id="IMark115230536"/><text:alphabetical-index-mark-end text:id="IMark110359960"/><text:span text:style-name="T210"> 1 if the </text:span><text:alphabetical-index-mark-start text:id="IMark112029064"/><text:alphabetical-index-mark-start text:id="IMark110907128"/><text:alphabetical-index-mark-start text:id="IMark111755128"/><text:span text:style-name="T210">rule</text:span><text:alphabetical-index-mark-end text:id="IMark111755128"/><text:alphabetical-index-mark-end text:id="IMark110907128"/><text:alphabetical-index-mark-end text:id="IMark112029064"/><text:span text:style-name="T210"> is to be applied.</text:span>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5</text:span><text:span text:style-name="T8">.</text:span><text:span text:style-name="T209"> </text:span><text:alphabetical-index-mark-start text:id="IMark115741224"/><text:alphabetical-index-mark-start text:id="IMark113569304"/><text:alphabetical-index-mark-start text:id="IMark111570232"/><text:span text:style-name="T82">Action</text:span><text:alphabetical-index-mark-end text:id="IMark111570232"/><text:alphabetical-index-mark-end text:id="IMark113569304"/><text:alphabetical-index-mark-end text:id="IMark115741224"/>: <text:span text:style-name="T210">if the result of the </text:span><text:alphabetical-index-mark-start text:id="IMark113719368"/><text:alphabetical-index-mark-start text:id="IMark117959752"/><text:alphabetical-index-mark-start text:id="IMark111417304"/><text:span text:style-name="T210">query</text:span><text:alphabetical-index-mark-end text:id="IMark111417304"/><text:alphabetical-index-mark-end text:id="IMark117959752"/><text:alphabetical-index-mark-end text:id="IMark113719368"/><text:span text:style-name="T210"> stated in the field </text:span><text:alphabetical-index-mark-start text:id="IMark110399992"/><text:alphabetical-index-mark-start text:id="IMark104653272"/><text:alphabetical-index-mark-start text:id="IMark105017112"/><text:span text:style-name="T86">Condition</text:span><text:alphabetical-index-mark-end text:id="IMark105017112"/><text:alphabetical-index-mark-end text:id="IMark104653272"/><text:alphabetical-index-mark-end text:id="IMark110399992"/><text:span text:style-name="T210"> is 1 (one), then the </text:span><text:alphabetical-index-mark-start text:id="IMark98245384"/><text:span text:style-name="T210">code</text:span><text:alphabetical-index-mark-end text:id="IMark98245384"/><text:span text:style-name="T210"> snipped contained in the field </text:span><text:alphabetical-index-mark-start text:id="IMark98428856"/><text:alphabetical-index-mark-start text:id="IMark97987368"/><text:alphabetical-index-mark-start text:id="IMark101870600"/><text:span text:style-name="T86">Action</text:span><text:alphabetical-index-mark-end text:id="IMark101870600"/><text:alphabetical-index-mark-end text:id="IMark97987368"/><text:alphabetical-index-mark-end text:id="IMark98428856"/><text:span text:style-name="T210"> will be </text:span><text:alphabetical-index-mark-start text:id="IMark112424648"/><text:alphabetical-index-mark-start text:id="IMark114938776"/><text:span text:style-name="T210">execute</text:span><text:alphabetical-index-mark-end text:id="IMark114938776"/><text:alphabetical-index-mark-end text:id="IMark112424648"/><text:span text:style-name="T210">d.</text:span>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6</text:span><text:span text:style-name="T8">.</text:span><text:span text:style-name="T209"> </text:span><text:alphabetical-index-mark-start text:id="IMark112935560"/><text:alphabetical-index-mark-start text:id="IMark113781064"/><text:span text:style-name="T82">Description</text:span><text:alphabetical-index-mark-end text:id="IMark113781064"/><text:alphabetical-index-mark-end text:id="IMark112935560"/>: <text:span text:style-name="T210">a verbal, brief </text:span><text:alphabetical-index-mark-start text:id="IMark111896984"/><text:alphabetical-index-mark-start text:id="IMark112339704"/><text:span text:style-name="T210">description</text:span><text:alphabetical-index-mark-end text:id="IMark112339704"/><text:alphabetical-index-mark-end text:id="IMark111896984"/><text:span text:style-name="T210"> of each </text:span><text:alphabetical-index-mark-start text:id="IMark110677800"/><text:alphabetical-index-mark-start text:id="IMark94853880"/><text:alphabetical-index-mark-start text:id="IMark114221624"/><text:span text:style-name="T210">rule</text:span><text:alphabetical-index-mark-end text:id="IMark114221624"/><text:alphabetical-index-mark-end text:id="IMark94853880"/><text:alphabetical-index-mark-end text:id="IMark110677800"/><text:span text:style-name="T210">. This makes it easy to understand what each </text:span><text:alphabetical-index-mark-start text:id="IMark110749272"/><text:alphabetical-index-mark-start text:id="IMark111020776"/><text:alphabetical-index-mark-start text:id="IMark115814248"/><text:span text:style-name="T210">rule</text:span><text:alphabetical-index-mark-end text:id="IMark115814248"/><text:alphabetical-index-mark-end text:id="IMark111020776"/><text:alphabetical-index-mark-end text:id="IMark110749272"/><text:span text:style-name="T210"> is about, without having to decipher what the </text:span><text:alphabetical-index-mark-start text:id="IMark115465624"/><text:alphabetical-index-mark-start text:id="IMark114025864"/><text:alphabetical-index-mark-start text:id="IMark113573864"/><text:span text:style-name="T210">SQL</text:span><text:alphabetical-index-mark-end text:id="IMark113573864"/><text:alphabetical-index-mark-end text:id="IMark114025864"/><text:alphabetical-index-mark-end text:id="IMark115465624"/><text:span text:style-name="T210"> </text:span><text:alphabetical-index-mark-start text:id="IMark108379656"/><text:span text:style-name="T210">code</text:span><text:alphabetical-index-mark-end text:id="IMark108379656"/><text:span text:style-name="T210"> does.</text:span></text:p>
      <text:p text:style-name="Text_20_body"/>
      <text:p text:style-name="Text_20_body"/>
      <text:p text:style-name="Text_20_body"><text:span text:style-name="T9">4.3.1</text:span><text:span text:style-name="T10">2</text:span><text:span text:style-name="T9">.</text:span><text:span text:style-name="T11">7</text:span><text:span text:style-name="T8">.</text:span><text:span text:style-name="T209"> </text:span><text:alphabetical-index-mark-start text:id="IMark112756152"/><text:span text:style-name="T82">Prob</text:span><text:alphabetical-index-mark-end text:id="IMark112756152"/>: <text:span text:style-name="T210">a </text:span><text:alphabetical-index-mark-start text:id="IMark109577160"/><text:alphabetical-index-mark-start text:id="IMark89000120"/><text:alphabetical-index-mark-start text:id="IMark88054040"/><text:span text:style-name="T210">value</text:span><text:alphabetical-index-mark-end text:id="IMark88054040"/><text:alphabetical-index-mark-end text:id="IMark89000120"/><text:alphabetical-index-mark-end text:id="IMark109577160"/><text:span text:style-name="T210"> of 1 (one) means that the </text:span><text:alphabetical-index-mark-start text:id="IMark110120792"/><text:alphabetical-index-mark-start text:id="IMark118395400"/><text:alphabetical-index-mark-start text:id="IMark98601464"/><text:span text:style-name="T210">rule</text:span><text:alphabetical-index-mark-end text:id="IMark98601464"/><text:alphabetical-index-mark-end text:id="IMark118395400"/><text:alphabetical-index-mark-end text:id="IMark110120792"/><text:span text:style-name="T210"> will be applied with certainty.</text:span></text:p>
      <text:p text:style-name="Text_20_body"/>
      <text:p text:style-name="Text_20_body"/>
      <text:p text:style-name="Text_20_body"><text:span text:style-name="T1">4.3.12.8.</text:span> <text:alphabetical-index-mark-start text:id="IMark70803912"/><text:alphabetical-index-mark-start text:id="IMark94129288"/><text:alphabetical-index-mark-start text:id="IMark94325384"/><text:span text:style-name="T82">sde_</text:span><text:alphabetical-index-mark-start text:id="IMark116209512"/><text:alphabetical-index-mark-start text:id="IMark101167016"/><text:alphabetical-index-mark-start text:id="IMark92260040"/><text:span text:style-name="T82">rule</text:span><text:alphabetical-index-mark-end text:id="IMark92260040"/><text:alphabetical-index-mark-end text:id="IMark101167016"/><text:alphabetical-index-mark-end text:id="IMark116209512"/><text:span text:style-name="T82">s</text:span><text:alphabetical-index-mark-end text:id="IMark94325384"/><text:alphabetical-index-mark-end text:id="IMark94129288"/><text:alphabetical-index-mark-end text:id="IMark70803912"/> <text:alphabetical-index-mark-start text:id="IMark115214728"/><text:alphabetical-index-mark-start text:id="IMark60798584"/><text:alphabetical-index-mark-start text:id="IMark115968536"/>record<text:alphabetical-index-mark-end text:id="IMark115968536"/><text:alphabetical-index-mark-end text:id="IMark60798584"/><text:alphabetical-index-mark-end text:id="IMark115214728"/> <text:alphabetical-index-mark-start text:id="IMark97838216"/><text:alphabetical-index-mark-start text:id="IMark111114152"/><text:alphabetical-index-mark-start text:id="IMark113915336"/>example<text:alphabetical-index-mark-end text:id="IMark113915336"/><text:alphabetical-index-mark-end text:id="IMark111114152"/><text:alphabetical-index-mark-end text:id="IMark97838216"/>:</text:p>
      <text:p text:style-name="Text_20_body"/>
      <text:list xml:id="list8371305451226566863" text:style-name="L5">
        <text:list-item>
          <text:p text:style-name="P21">Id = 1</text:p>
          <text:p text:style-name="P21"/>
        </text:list-item>
        <text:list-item>
          <text:p text:style-name="P21"><text:alphabetical-index-mark-start text:id="IMark113212040"/><text:alphabetical-index-mark-start text:id="IMark113961384"/><text:alphabetical-index-mark-start text:id="IMark118163272"/>Context<text:alphabetical-index-mark-end text:id="IMark118163272"/><text:alphabetical-index-mark-end text:id="IMark113961384"/><text:alphabetical-index-mark-end text:id="IMark113212040"/> = ‘ship’</text:p>
          <text:p text:style-name="P21"/>
        </text:list-item>
        <text:list-item>
          <text:p text:style-name="P21"><text:alphabetical-index-mark-start text:id="IMark118194456"/><text:alphabetical-index-mark-start text:id="IMark117069528"/><text:alphabetical-index-mark-start text:id="IMark116954664"/>Status<text:alphabetical-index-mark-end text:id="IMark116954664"/><text:alphabetical-index-mark-end text:id="IMark117069528"/><text:alphabetical-index-mark-end text:id="IMark118194456"/> = ‘<text:alphabetical-index-mark-start text:id="IMark94418104"/><text:alphabetical-index-mark-start text:id="IMark99148072"/><text:alphabetical-index-mark-start text:id="IMark93007448"/>enabled<text:alphabetical-index-mark-end text:id="IMark93007448"/><text:alphabetical-index-mark-end text:id="IMark99148072"/><text:alphabetical-index-mark-end text:id="IMark94418104"/>’</text:p>
          <text:p text:style-name="P21"/>
        </text:list-item>
        <text:list-item>
          <text:p text:style-name="P21"><text:alphabetical-index-mark-start text:id="IMark101864856"/><text:alphabetical-index-mark-start text:id="IMark113064280"/><text:alphabetical-index-mark-start text:id="IMark113643784"/>Condition<text:alphabetical-index-mark-end text:id="IMark113643784"/><text:alphabetical-index-mark-end text:id="IMark113064280"/><text:alphabetical-index-mark-end text:id="IMark101864856"/> = “<text:alphabetical-index-mark-start text:id="IMark117125720"/><text:alphabetical-index-mark-start text:id="IMark110758712"/><text:alphabetical-index-mark-start text:id="IMark95344536"/>SELECT<text:alphabetical-index-mark-end text:id="IMark95344536"/><text:alphabetical-index-mark-end text:id="IMark110758712"/><text:alphabetical-index-mark-end text:id="IMark117125720"/> <text:alphabetical-index-mark-start text:id="IMark109486792"/><text:alphabetical-index-mark-start text:id="IMark110306488"/><text:alphabetical-index-mark-start text:id="IMark118353032"/>Value<text:alphabetical-index-mark-end text:id="IMark118353032"/><text:alphabetical-index-mark-end text:id="IMark110306488"/><text:alphabetical-index-mark-end text:id="IMark109486792"/> FROM sde_<text:alphabetical-index-mark-start text:id="IMark112969960"/><text:alphabetical-index-mark-start text:id="IMark111235144"/><text:alphabetical-index-mark-start text:id="IMark110558424"/>fact<text:alphabetical-index-mark-end text:id="IMark110558424"/><text:alphabetical-index-mark-end text:id="IMark111235144"/><text:alphabetical-index-mark-end text:id="IMark112969960"/>s WHERE <text:alphabetical-index-mark-start text:id="IMark109020232"/><text:alphabetical-index-mark-start text:id="IMark93752456"/><text:alphabetical-index-mark-start text:id="IMark118368424"/>Item<text:alphabetical-index-mark-end text:id="IMark118368424"/><text:alphabetical-index-mark-end text:id="IMark93752456"/><text:alphabetical-index-mark-end text:id="IMark109020232"/> = 'is_first_<text:alphabetical-index-mark-start text:id="IMark100759672"/><text:alphabetical-index-mark-start text:id="IMark111540920"/><text:alphabetical-index-mark-start text:id="IMark115360312"/>iteration<text:alphabetical-index-mark-end text:id="IMark115360312"/><text:alphabetical-index-mark-end text:id="IMark111540920"/><text:alphabetical-index-mark-end text:id="IMark100759672"/>'”</text:p>
          <text:p text:style-name="P21"/>
        </text:list-item>
        <text:list-item>
          <text:p text:style-name="P21"><text:alphabetical-index-mark-start text:id="IMark113213800"/><text:alphabetical-index-mark-start text:id="IMark101311736"/><text:alphabetical-index-mark-start text:id="IMark96655624"/>Action<text:alphabetical-index-mark-end text:id="IMark96655624"/><text:alphabetical-index-mark-end text:id="IMark101311736"/><text:alphabetical-index-mark-end text:id="IMark113213800"/> = “<text:alphabetical-index-mark-start text:id="IMark115113656"/><text:alphabetical-index-mark-start text:id="IMark112235736"/><text:alphabetical-index-mark-start text:id="IMark114859192"/>UPDATE<text:alphabetical-index-mark-end text:id="IMark114859192"/><text:alphabetical-index-mark-end text:id="IMark112235736"/><text:alphabetical-index-mark-end text:id="IMark115113656"/> sde_<text:alphabetical-index-mark-start text:id="IMark97028616"/><text:alphabetical-index-mark-start text:id="IMark94508808"/><text:alphabetical-index-mark-start text:id="IMark118504328"/>fact<text:alphabetical-index-mark-end text:id="IMark118504328"/><text:alphabetical-index-mark-end text:id="IMark94508808"/><text:alphabetical-index-mark-end text:id="IMark97028616"/>s SET <text:alphabetical-index-mark-start text:id="IMark111059160"/><text:alphabetical-index-mark-start text:id="IMark91930744"/><text:alphabetical-index-mark-start text:id="IMark94548904"/>Value<text:alphabetical-index-mark-end text:id="IMark94548904"/><text:alphabetical-index-mark-end text:id="IMark91930744"/><text:alphabetical-index-mark-end text:id="IMark111059160"/> = ( ( <text:alphabetical-index-mark-start text:id="IMark118457128"/><text:alphabetical-index-mark-start text:id="IMark70911848"/><text:alphabetical-index-mark-start text:id="IMark115067608"/>SELECT<text:alphabetical-index-mark-end text:id="IMark115067608"/><text:alphabetical-index-mark-end text:id="IMark70911848"/><text:alphabetical-index-mark-end text:id="IMark118457128"/> <text:alphabetical-index-mark-start text:id="IMark100973160"/><text:alphabetical-index-mark-start text:id="IMark92520232"/><text:alphabetical-index-mark-start text:id="IMark104441960"/>Value<text:alphabetical-index-mark-end text:id="IMark104441960"/><text:alphabetical-index-mark-end text:id="IMark92520232"/><text:alphabetical-index-mark-end text:id="IMark100973160"/> FROM sde_<text:alphabetical-index-mark-start text:id="IMark114676840"/><text:alphabetical-index-mark-start text:id="IMark110262424"/><text:alphabetical-index-mark-start text:id="IMark112657064"/>fact<text:alphabetical-index-mark-end text:id="IMark112657064"/><text:alphabetical-index-mark-end text:id="IMark110262424"/><text:alphabetical-index-mark-end text:id="IMark114676840"/>s WHERE <text:alphabetical-index-mark-start text:id="IMark112635224"/><text:alphabetical-index-mark-start text:id="IMark99941848"/><text:alphabetical-index-mark-start text:id="IMark99024024"/>Item<text:alphabetical-index-mark-end text:id="IMark99024024"/><text:alphabetical-index-mark-end text:id="IMark99941848"/><text:alphabetical-index-mark-end text:id="IMark112635224"/> = 'is_first_<text:alphabetical-index-mark-start text:id="IMark92771256"/><text:alphabetical-index-mark-start text:id="IMark111270696"/><text:alphabetical-index-mark-start text:id="IMark109170776"/>iteration<text:alphabetical-index-mark-end text:id="IMark109170776"/><text:alphabetical-index-mark-end text:id="IMark111270696"/><text:alphabetical-index-mark-end text:id="IMark92771256"/>' ) + 1 ) WHERE <text:alphabetical-index-mark-start text:id="IMark111002392"/><text:alphabetical-index-mark-start text:id="IMark109509976"/><text:alphabetical-index-mark-start text:id="IMark114961720"/>Status<text:alphabetical-index-mark-end text:id="IMark114961720"/><text:alphabetical-index-mark-end text:id="IMark109509976"/><text:alphabetical-index-mark-end text:id="IMark111002392"/> = '<text:alphabetical-index-mark-start text:id="IMark115369704"/><text:alphabetical-index-mark-start text:id="IMark112413848"/><text:alphabetical-index-mark-start text:id="IMark109628456"/>applykb<text:alphabetical-index-mark-start text:id="IMark96167288"/><text:alphabetical-index-mark-start text:id="IMark113996888"/><text:alphabetical-index-mark-start text:id="IMark116004600"/>rule<text:alphabetical-index-mark-end text:id="IMark116004600"/><text:alphabetical-index-mark-end text:id="IMark113996888"/><text:alphabetical-index-mark-end text:id="IMark96167288"/>s<text:alphabetical-index-mark-end text:id="IMark109628456"/><text:alphabetical-index-mark-end text:id="IMark112413848"/><text:alphabetical-index-mark-end text:id="IMark115369704"/>' AND <text:alphabetical-index-mark-start text:id="IMark116218216"/><text:alphabetical-index-mark-start text:id="IMark114810168"/><text:alphabetical-index-mark-start text:id="IMark97071272"/>Item<text:alphabetical-index-mark-end text:id="IMark97071272"/><text:alphabetical-index-mark-end text:id="IMark114810168"/><text:alphabetical-index-mark-end text:id="IMark116218216"/> = 'is_first_<text:alphabetical-index-mark-start text:id="IMark114031096"/><text:alphabetical-index-mark-start text:id="IMark111496088"/><text:alphabetical-index-mark-start text:id="IMark112530680"/>iteration<text:alphabetical-index-mark-end text:id="IMark112530680"/><text:alphabetical-index-mark-end text:id="IMark111496088"/><text:alphabetical-index-mark-end text:id="IMark114031096"/>'”</text:p>
          <text:p text:style-name="P21"/>
        </text:list-item>
        <text:list-item>
          <text:p text:style-name="P21"><text:alphabetical-index-mark-start text:id="IMark118602392"/><text:alphabetical-index-mark-start text:id="IMark88001544"/>Description<text:alphabetical-index-mark-end text:id="IMark88001544"/><text:alphabetical-index-mark-end text:id="IMark118602392"/> = “<text:alphabetical-index-mark-start text:id="IMark94934744"/><text:alphabetical-index-mark-start text:id="IMark98225576"/><text:alphabetical-index-mark-start text:id="IMark109248744"/>Prg<text:alphabetical-index-mark-end text:id="IMark109248744"/><text:alphabetical-index-mark-end text:id="IMark98225576"/><text:alphabetical-index-mark-end text:id="IMark94934744"/>0.0. Ship <text:alphabetical-index-mark-start text:id="IMark109068056"/><text:alphabetical-index-mark-start text:id="IMark110590712"/><text:alphabetical-index-mark-start text:id="IMark110724632"/>level<text:alphabetical-index-mark-end text:id="IMark110724632"/><text:alphabetical-index-mark-end text:id="IMark110590712"/><text:alphabetical-index-mark-end text:id="IMark109068056"/> definition. <text:alphabetical-index-mark-start text:id="IMark112745576"/><text:alphabetical-index-mark-start text:id="IMark112729272"/><text:alphabetical-index-mark-start text:id="IMark115432808"/>Update<text:alphabetical-index-mark-end text:id="IMark115432808"/><text:alphabetical-index-mark-end text:id="IMark112729272"/><text:alphabetical-index-mark-end text:id="IMark112745576"/> <text:alphabetical-index-mark-start text:id="IMark109824728"/><text:alphabetical-index-mark-start text:id="IMark114210616"/><text:alphabetical-index-mark-start text:id="IMark101862408"/>iteration<text:alphabetical-index-mark-end text:id="IMark101862408"/><text:alphabetical-index-mark-end text:id="IMark114210616"/><text:alphabetical-index-mark-end text:id="IMark109824728"/> <text:alphabetical-index-mark-start text:id="IMark101168744"/><text:alphabetical-index-mark-start text:id="IMark114258200"/><text:alphabetical-index-mark-start text:id="IMark108391976"/>counter<text:alphabetical-index-mark-end text:id="IMark108391976"/><text:alphabetical-index-mark-end text:id="IMark114258200"/><text:alphabetical-index-mark-end text:id="IMark101168744"/>.”</text:p>
          <text:p text:style-name="P21"><text:soft-page-break/></text:p>
        </text:list-item>
        <text:list-item>
          <text:p text:style-name="P21"><text:alphabetical-index-mark-start text:id="IMark112478888"/>Prob<text:alphabetical-index-mark-end text:id="IMark112478888"/> = 1</text:p>
        </text:list-item>
      </text:list>
      <text:p text:style-name="Text_20_body"/>
      <text:p text:style-name="Text_20_body"><text:span text:style-name="T82">Id = 1</text:span> means that this is the first <text:alphabetical-index-mark-start text:id="IMark111039432"/><text:alphabetical-index-mark-start text:id="IMark113124552"/><text:alphabetical-index-mark-start text:id="IMark115776488"/>record<text:alphabetical-index-mark-end text:id="IMark115776488"/><text:alphabetical-index-mark-end text:id="IMark113124552"/><text:alphabetical-index-mark-end text:id="IMark111039432"/> contained in the <text:alphabetical-index-mark-start text:id="IMark110817672"/><text:alphabetical-index-mark-start text:id="IMark115811832"/>data<text:alphabetical-index-mark-end text:id="IMark115811832"/><text:alphabetical-index-mark-end text:id="IMark110817672"/> <text:alphabetical-index-mark-start text:id="IMark111971144"/><text:alphabetical-index-mark-start text:id="IMark117105608"/><text:alphabetical-index-mark-start text:id="IMark96724376"/>table<text:alphabetical-index-mark-end text:id="IMark96724376"/><text:alphabetical-index-mark-end text:id="IMark117105608"/><text:alphabetical-index-mark-end text:id="IMark111971144"/>. Id is always the <text:alphabetical-index-mark-start text:id="IMark118436152"/><text:alphabetical-index-mark-start text:id="IMark116676728"/><text:alphabetical-index-mark-start text:id="IMark108087448"/>primary<text:alphabetical-index-mark-end text:id="IMark108087448"/><text:alphabetical-index-mark-end text:id="IMark116676728"/><text:alphabetical-index-mark-end text:id="IMark118436152"/> <text:alphabetical-index-mark-start text:id="IMark112479592"/><text:alphabetical-index-mark-start text:id="IMark114692520"/><text:alphabetical-index-mark-start text:id="IMark70796312"/>key<text:alphabetical-index-mark-end text:id="IMark70796312"/><text:alphabetical-index-mark-end text:id="IMark114692520"/><text:alphabetical-index-mark-end text:id="IMark112479592"/> in the <text:alphabetical-index-mark-start text:id="IMark93224120"/><text:alphabetical-index-mark-start text:id="IMark118234024"/><text:alphabetical-index-mark-start text:id="IMark116781864"/>table<text:alphabetical-index-mark-end text:id="IMark116781864"/><text:alphabetical-index-mark-end text:id="IMark118234024"/><text:alphabetical-index-mark-end text:id="IMark93224120"/>s of this <text:alphabetical-index-mark-start text:id="IMark113449032"/><text:alphabetical-index-mark-start text:id="IMark115762344"/><text:alphabetical-index-mark-start text:id="IMark96974776"/>KB<text:alphabetical-index-mark-end text:id="IMark96974776"/><text:alphabetical-index-mark-end text:id="IMark115762344"/><text:alphabetical-index-mark-end text:id="IMark113449032"/>.</text:p>
      <text:p text:style-name="Text_20_body"/>
      <text:p text:style-name="Text_20_body"><text:alphabetical-index-mark-start text:id="IMark108019848"/><text:alphabetical-index-mark-start text:id="IMark97575640"/><text:alphabetical-index-mark-start text:id="IMark110615272"/><text:span text:style-name="T82">Context</text:span><text:alphabetical-index-mark-end text:id="IMark110615272"/><text:alphabetical-index-mark-end text:id="IMark97575640"/><text:alphabetical-index-mark-end text:id="IMark108019848"/><text:span text:style-name="T82"> = ‘ship’</text:span> means that it is a <text:alphabetical-index-mark-start text:id="IMark115022088"/><text:alphabetical-index-mark-start text:id="IMark101370792"/><text:alphabetical-index-mark-start text:id="IMark117296056"/>fact<text:alphabetical-index-mark-end text:id="IMark117296056"/><text:alphabetical-index-mark-end text:id="IMark101370792"/><text:alphabetical-index-mark-end text:id="IMark115022088"/> – i.e. a <text:alphabetical-index-mark-start text:id="IMark112101512"/><text:alphabetical-index-mark-start text:id="IMark101405976"/><text:alphabetical-index-mark-start text:id="IMark92629240"/>record<text:alphabetical-index-mark-end text:id="IMark92629240"/><text:alphabetical-index-mark-end text:id="IMark101405976"/><text:alphabetical-index-mark-end text:id="IMark112101512"/> – that will not be <text:alphabetical-index-mark-start text:id="IMark95261208"/><text:alphabetical-index-mark-start text:id="IMark117130536"/><text:alphabetical-index-mark-start text:id="IMark108883224"/><text:alphabetical-index-mark-start text:id="IMark111991560"/><text:alphabetical-index-mark-start text:id="IMark101452600"/><text:alphabetical-index-mark-start text:id="IMark110566936"/>delete<text:alphabetical-index-mark-end text:id="IMark110566936"/><text:alphabetical-index-mark-end text:id="IMark101452600"/><text:alphabetical-index-mark-end text:id="IMark111991560"/><text:alphabetical-index-mark-end text:id="IMark108883224"/><text:alphabetical-index-mark-end text:id="IMark117130536"/><text:alphabetical-index-mark-end text:id="IMark95261208"/>d from the <text:alphabetical-index-mark-start text:id="IMark104618184"/><text:alphabetical-index-mark-start text:id="IMark97714696"/><text:alphabetical-index-mark-start text:id="IMark114114904"/>table<text:alphabetical-index-mark-end text:id="IMark114114904"/><text:alphabetical-index-mark-end text:id="IMark97714696"/><text:alphabetical-index-mark-end text:id="IMark104618184"/>, no matter what. Its <text:alphabetical-index-mark-start text:id="IMark117025640"/><text:alphabetical-index-mark-start text:id="IMark113240296"/><text:alphabetical-index-mark-start text:id="IMark117068456"/><text:span text:style-name="T82">Value</text:span><text:alphabetical-index-mark-end text:id="IMark117068456"/><text:alphabetical-index-mark-end text:id="IMark113240296"/><text:alphabetical-index-mark-end text:id="IMark117025640"/> field may change, but the <text:alphabetical-index-mark-start text:id="IMark97075960"/><text:alphabetical-index-mark-start text:id="IMark118276056"/><text:alphabetical-index-mark-start text:id="IMark90334376"/>record<text:alphabetical-index-mark-end text:id="IMark90334376"/><text:alphabetical-index-mark-end text:id="IMark118276056"/><text:alphabetical-index-mark-end text:id="IMark97075960"/> will stay.</text:p>
      <text:p text:style-name="Text_20_body"/>
      <text:p text:style-name="Text_20_body"><text:alphabetical-index-mark-start text:id="IMark110958088"/><text:alphabetical-index-mark-start text:id="IMark113844664"/><text:alphabetical-index-mark-start text:id="IMark110370664"/><text:span text:style-name="T82">Status</text:span><text:alphabetical-index-mark-end text:id="IMark110370664"/><text:alphabetical-index-mark-end text:id="IMark113844664"/><text:alphabetical-index-mark-end text:id="IMark110958088"/><text:span text:style-name="T82"> = ‘</text:span><text:alphabetical-index-mark-start text:id="IMark113458760"/><text:alphabetical-index-mark-start text:id="IMark111765608"/><text:alphabetical-index-mark-start text:id="IMark109652824"/><text:span text:style-name="T82">enabled</text:span><text:alphabetical-index-mark-end text:id="IMark109652824"/><text:alphabetical-index-mark-end text:id="IMark111765608"/><text:alphabetical-index-mark-end text:id="IMark113458760"/><text:span text:style-name="T82">’</text:span> means that this <text:alphabetical-index-mark-start text:id="IMark118029992"/><text:alphabetical-index-mark-start text:id="IMark109922808"/><text:alphabetical-index-mark-start text:id="IMark116707160"/>rule<text:alphabetical-index-mark-end text:id="IMark116707160"/><text:alphabetical-index-mark-end text:id="IMark109922808"/><text:alphabetical-index-mark-end text:id="IMark118029992"/> is active.</text:p>
      <text:p text:style-name="Text_20_body"/>
      <text:p text:style-name="Text_20_body"><text:alphabetical-index-mark-start text:id="IMark109728696"/><text:alphabetical-index-mark-start text:id="IMark112886008"/><text:alphabetical-index-mark-start text:id="IMark111452040"/><text:span text:style-name="T82">Condition</text:span><text:alphabetical-index-mark-end text:id="IMark111452040"/><text:alphabetical-index-mark-end text:id="IMark112886008"/><text:alphabetical-index-mark-end text:id="IMark109728696"/><text:span text:style-name="T82"> = “</text:span><text:alphabetical-index-mark-start text:id="IMark109362680"/><text:alphabetical-index-mark-start text:id="IMark113769768"/><text:alphabetical-index-mark-start text:id="IMark115173384"/><text:span text:style-name="T82">SELECT</text:span><text:alphabetical-index-mark-end text:id="IMark115173384"/><text:alphabetical-index-mark-end text:id="IMark113769768"/><text:alphabetical-index-mark-end text:id="IMark109362680"/><text:span text:style-name="T82"> </text:span><text:alphabetical-index-mark-start text:id="IMark102205080"/><text:alphabetical-index-mark-start text:id="IMark93506280"/><text:alphabetical-index-mark-start text:id="IMark113856136"/><text:span text:style-name="T82">Value</text:span><text:alphabetical-index-mark-end text:id="IMark113856136"/><text:alphabetical-index-mark-end text:id="IMark93506280"/><text:alphabetical-index-mark-end text:id="IMark102205080"/><text:span text:style-name="T82"> FROM sde_</text:span><text:alphabetical-index-mark-start text:id="IMark115571272"/><text:alphabetical-index-mark-start text:id="IMark101198040"/><text:alphabetical-index-mark-start text:id="IMark116451704"/><text:span text:style-name="T82">fact</text:span><text:alphabetical-index-mark-end text:id="IMark116451704"/><text:alphabetical-index-mark-end text:id="IMark101198040"/><text:alphabetical-index-mark-end text:id="IMark115571272"/><text:span text:style-name="T82">s WHERE </text:span><text:alphabetical-index-mark-start text:id="IMark115202168"/><text:alphabetical-index-mark-start text:id="IMark111287176"/><text:alphabetical-index-mark-start text:id="IMark105548648"/><text:span text:style-name="T82">Item</text:span><text:alphabetical-index-mark-end text:id="IMark105548648"/><text:alphabetical-index-mark-end text:id="IMark111287176"/><text:alphabetical-index-mark-end text:id="IMark115202168"/><text:span text:style-name="T82"> = 'is_first_</text:span><text:alphabetical-index-mark-start text:id="IMark57793304"/><text:alphabetical-index-mark-start text:id="IMark93304616"/><text:alphabetical-index-mark-start text:id="IMark112442760"/><text:span text:style-name="T82">iteration</text:span><text:alphabetical-index-mark-end text:id="IMark112442760"/><text:alphabetical-index-mark-end text:id="IMark93304616"/><text:alphabetical-index-mark-end text:id="IMark57793304"/><text:span text:style-name="T82">'” </text:span><text:span text:style-name="T84">will look for the </text:span><text:alphabetical-index-mark-start text:id="IMark93957704"/><text:alphabetical-index-mark-start text:id="IMark111741160"/><text:alphabetical-index-mark-start text:id="IMark113799000"/><text:span text:style-name="T84">value</text:span><text:alphabetical-index-mark-end text:id="IMark113799000"/><text:alphabetical-index-mark-end text:id="IMark111741160"/><text:alphabetical-index-mark-end text:id="IMark93957704"/><text:span text:style-name="T84"> of the </text:span><text:alphabetical-index-mark-start text:id="IMark101865928"/><text:alphabetical-index-mark-start text:id="IMark96868392"/><text:alphabetical-index-mark-start text:id="IMark110368280"/><text:span text:style-name="T84">Value</text:span><text:alphabetical-index-mark-end text:id="IMark110368280"/><text:alphabetical-index-mark-end text:id="IMark96868392"/><text:alphabetical-index-mark-end text:id="IMark101865928"/><text:span text:style-name="T84"> field in the </text:span><text:alphabetical-index-mark-start text:id="IMark97015480"/><text:alphabetical-index-mark-start text:id="IMark101147976"/><text:alphabetical-index-mark-start text:id="IMark117143592"/><text:span text:style-name="T84">record</text:span><text:alphabetical-index-mark-end text:id="IMark117143592"/><text:alphabetical-index-mark-end text:id="IMark101147976"/><text:alphabetical-index-mark-end text:id="IMark97015480"/><text:span text:style-name="T84"> of sde_</text:span><text:alphabetical-index-mark-start text:id="IMark101487704"/><text:alphabetical-index-mark-start text:id="IMark115306728"/><text:alphabetical-index-mark-start text:id="IMark109605608"/><text:span text:style-name="T84">fact</text:span><text:alphabetical-index-mark-end text:id="IMark109605608"/><text:alphabetical-index-mark-end text:id="IMark115306728"/><text:alphabetical-index-mark-end text:id="IMark101487704"/><text:span text:style-name="T84">s that corresponds to </text:span><text:alphabetical-index-mark-start text:id="IMark99632424"/><text:alphabetical-index-mark-start text:id="IMark105874808"/><text:alphabetical-index-mark-start text:id="IMark118256568"/><text:span text:style-name="T84">Item</text:span><text:alphabetical-index-mark-end text:id="IMark118256568"/><text:alphabetical-index-mark-end text:id="IMark105874808"/><text:alphabetical-index-mark-end text:id="IMark99632424"/><text:span text:style-name="T84"> = “is_first_</text:span><text:alphabetical-index-mark-start text:id="IMark107737672"/><text:alphabetical-index-mark-start text:id="IMark102315048"/><text:alphabetical-index-mark-start text:id="IMark101260504"/><text:span text:style-name="T84">iteration</text:span><text:alphabetical-index-mark-end text:id="IMark101260504"/><text:alphabetical-index-mark-end text:id="IMark102315048"/><text:alphabetical-index-mark-end text:id="IMark107737672"/><text:span text:style-name="T84">”</text:span><text:span text:style-name="T211">. In other words, it will extract the </text:span><text:alphabetical-index-mark-start text:id="IMark107755192"/><text:alphabetical-index-mark-start text:id="IMark111648888"/><text:alphabetical-index-mark-start text:id="IMark92949512"/><text:span text:style-name="T211">value</text:span><text:alphabetical-index-mark-end text:id="IMark92949512"/><text:alphabetical-index-mark-end text:id="IMark111648888"/><text:alphabetical-index-mark-end text:id="IMark107755192"/><text:span text:style-name="T211"> of a </text:span><text:alphabetical-index-mark-start text:id="IMark102542392"/><text:alphabetical-index-mark-start text:id="IMark94411832"/><text:alphabetical-index-mark-start text:id="IMark109586664"/><text:span text:style-name="T211">counter</text:span><text:alphabetical-index-mark-end text:id="IMark109586664"/><text:alphabetical-index-mark-end text:id="IMark94411832"/><text:alphabetical-index-mark-end text:id="IMark102542392"/><text:span text:style-name="T211">. Since this particular one is a </text:span><text:alphabetical-index-mark-start text:id="IMark100705208"/><text:alphabetical-index-mark-start text:id="IMark110662664"/><text:alphabetical-index-mark-start text:id="IMark115977224"/><text:span text:style-name="T211">tautology</text:span><text:alphabetical-index-mark-end text:id="IMark115977224"/><text:alphabetical-index-mark-end text:id="IMark110662664"/><text:alphabetical-index-mark-end text:id="IMark100705208"/><text:span text:style-name="T211">, it will always be </text:span><text:alphabetical-index-mark-start text:id="IMark113288008"/><text:alphabetical-index-mark-start text:id="IMark115890104"/><text:span text:style-name="T211">execute</text:span><text:alphabetical-index-mark-end text:id="IMark115890104"/><text:alphabetical-index-mark-end text:id="IMark113288008"/><text:span text:style-name="T211">d. In the cases of other </text:span><text:alphabetical-index-mark-start text:id="IMark110203128"/><text:alphabetical-index-mark-start text:id="IMark93927672"/><text:alphabetical-index-mark-start text:id="IMark112817192"/><text:span text:style-name="T211">rule</text:span><text:alphabetical-index-mark-end text:id="IMark112817192"/><text:alphabetical-index-mark-end text:id="IMark93927672"/><text:alphabetical-index-mark-end text:id="IMark110203128"/><text:span text:style-name="T211">s, that might not be the case. </text:span></text:p>
      <text:p text:style-name="Text_20_body"/>
      <text:p text:style-name="Text_20_body"><text:alphabetical-index-mark-start text:id="IMark113473544"/><text:alphabetical-index-mark-start text:id="IMark98657592"/><text:alphabetical-index-mark-start text:id="IMark112402376"/><text:span text:style-name="T82">Action</text:span><text:alphabetical-index-mark-end text:id="IMark112402376"/><text:alphabetical-index-mark-end text:id="IMark98657592"/><text:alphabetical-index-mark-end text:id="IMark113473544"/><text:span text:style-name="T82"> = “</text:span><text:alphabetical-index-mark-start text:id="IMark79022664"/><text:alphabetical-index-mark-start text:id="IMark115318152"/><text:alphabetical-index-mark-start text:id="IMark118426664"/><text:span text:style-name="T82">UPDATE</text:span><text:alphabetical-index-mark-end text:id="IMark118426664"/><text:alphabetical-index-mark-end text:id="IMark115318152"/><text:alphabetical-index-mark-end text:id="IMark79022664"/><text:span text:style-name="T82"> sde_</text:span><text:alphabetical-index-mark-start text:id="IMark111506664"/><text:alphabetical-index-mark-start text:id="IMark115741224"/><text:alphabetical-index-mark-start text:id="IMark113569304"/><text:span text:style-name="T82">fact</text:span><text:alphabetical-index-mark-end text:id="IMark113569304"/><text:alphabetical-index-mark-end text:id="IMark115741224"/><text:alphabetical-index-mark-end text:id="IMark111506664"/><text:span text:style-name="T82">s SET </text:span><text:alphabetical-index-mark-start text:id="IMark111570232"/><text:alphabetical-index-mark-start text:id="IMark115188568"/><text:alphabetical-index-mark-start text:id="IMark108810472"/><text:span text:style-name="T82">Value</text:span><text:alphabetical-index-mark-end text:id="IMark108810472"/><text:alphabetical-index-mark-end text:id="IMark115188568"/><text:alphabetical-index-mark-end text:id="IMark111570232"/><text:span text:style-name="T82"> = ( ( </text:span><text:alphabetical-index-mark-start text:id="IMark113719368"/><text:alphabetical-index-mark-start text:id="IMark117959752"/><text:alphabetical-index-mark-start text:id="IMark111417304"/><text:span text:style-name="T82">SELECT</text:span><text:alphabetical-index-mark-end text:id="IMark111417304"/><text:alphabetical-index-mark-end text:id="IMark117959752"/><text:alphabetical-index-mark-end text:id="IMark113719368"/><text:span text:style-name="T82"> </text:span><text:alphabetical-index-mark-start text:id="IMark114466552"/><text:alphabetical-index-mark-start text:id="IMark110399992"/><text:alphabetical-index-mark-start text:id="IMark104653272"/><text:span text:style-name="T82">Value</text:span><text:alphabetical-index-mark-end text:id="IMark104653272"/><text:alphabetical-index-mark-end text:id="IMark110399992"/><text:alphabetical-index-mark-end text:id="IMark114466552"/><text:span text:style-name="T82"> FROM sde_</text:span><text:alphabetical-index-mark-start text:id="IMark105017112"/><text:alphabetical-index-mark-start text:id="IMark100751352"/><text:alphabetical-index-mark-start text:id="IMark118444072"/><text:span text:style-name="T82">fact</text:span><text:alphabetical-index-mark-end text:id="IMark118444072"/><text:alphabetical-index-mark-end text:id="IMark100751352"/><text:alphabetical-index-mark-end text:id="IMark105017112"/><text:span text:style-name="T82">s WHERE </text:span><text:alphabetical-index-mark-start text:id="IMark98245384"/><text:alphabetical-index-mark-start text:id="IMark97003032"/><text:alphabetical-index-mark-start text:id="IMark98428856"/><text:span text:style-name="T82">Item</text:span><text:alphabetical-index-mark-end text:id="IMark98428856"/><text:alphabetical-index-mark-end text:id="IMark97003032"/><text:alphabetical-index-mark-end text:id="IMark98245384"/><text:span text:style-name="T82"> = 'is_first_</text:span><text:alphabetical-index-mark-start text:id="IMark97987368"/><text:alphabetical-index-mark-start text:id="IMark101870600"/><text:alphabetical-index-mark-start text:id="IMark121108616"/><text:span text:style-name="T82">iteration</text:span><text:alphabetical-index-mark-end text:id="IMark121108616"/><text:alphabetical-index-mark-end text:id="IMark101870600"/><text:alphabetical-index-mark-end text:id="IMark97987368"/><text:span text:style-name="T82">' ) + 1 ) WHERE </text:span><text:alphabetical-index-mark-start text:id="IMark112424648"/><text:alphabetical-index-mark-start text:id="IMark114938776"/><text:alphabetical-index-mark-start text:id="IMark117746184"/><text:span text:style-name="T82">Status</text:span><text:alphabetical-index-mark-end text:id="IMark117746184"/><text:alphabetical-index-mark-end text:id="IMark114938776"/><text:alphabetical-index-mark-end text:id="IMark112424648"/><text:span text:style-name="T82"> = '</text:span><text:alphabetical-index-mark-start text:id="IMark121113672"/><text:alphabetical-index-mark-start text:id="IMark96158232"/><text:alphabetical-index-mark-start text:id="IMark110442088"/><text:span text:style-name="T82">applykb</text:span><text:alphabetical-index-mark-start text:id="IMark116193000"/><text:alphabetical-index-mark-start text:id="IMark117294648"/><text:alphabetical-index-mark-start text:id="IMark105272280"/><text:span text:style-name="T82">rule</text:span><text:alphabetical-index-mark-end text:id="IMark105272280"/><text:alphabetical-index-mark-end text:id="IMark117294648"/><text:alphabetical-index-mark-end text:id="IMark116193000"/><text:span text:style-name="T82">s</text:span><text:alphabetical-index-mark-end text:id="IMark110442088"/><text:alphabetical-index-mark-end text:id="IMark96158232"/><text:alphabetical-index-mark-end text:id="IMark121113672"/><text:span text:style-name="T82">' AND </text:span><text:alphabetical-index-mark-start text:id="IMark115955928"/><text:alphabetical-index-mark-start text:id="IMark115542152"/><text:alphabetical-index-mark-start text:id="IMark93389992"/><text:span text:style-name="T82">Item</text:span><text:alphabetical-index-mark-end text:id="IMark93389992"/><text:alphabetical-index-mark-end text:id="IMark115542152"/><text:alphabetical-index-mark-end text:id="IMark115955928"/><text:span text:style-name="T82"> = 'is_first_</text:span><text:alphabetical-index-mark-start text:id="IMark109053208"/><text:alphabetical-index-mark-start text:id="IMark105739416"/><text:alphabetical-index-mark-start text:id="IMark116172200"/><text:span text:style-name="T82">iteration</text:span><text:alphabetical-index-mark-end text:id="IMark116172200"/><text:alphabetical-index-mark-end text:id="IMark105739416"/><text:alphabetical-index-mark-end text:id="IMark109053208"/><text:span text:style-name="T82">'”</text:span> <text:span text:style-name="T211">is the </text:span><text:alphabetical-index-mark-start text:id="IMark112935560"/><text:alphabetical-index-mark-start text:id="IMark113781064"/><text:alphabetical-index-mark-start text:id="IMark118455464"/><text:span text:style-name="T211">query</text:span><text:alphabetical-index-mark-end text:id="IMark118455464"/><text:alphabetical-index-mark-end text:id="IMark113781064"/><text:alphabetical-index-mark-end text:id="IMark112935560"/><text:span text:style-name="T211"> that will be performed if the </text:span><text:alphabetical-index-mark-start text:id="IMark115834360"/><text:alphabetical-index-mark-start text:id="IMark111896984"/><text:alphabetical-index-mark-start text:id="IMark112339704"/><text:span text:style-name="T84">Condition</text:span><text:alphabetical-index-mark-end text:id="IMark112339704"/><text:alphabetical-index-mark-end text:id="IMark111896984"/><text:alphabetical-index-mark-end text:id="IMark115834360"/><text:span text:style-name="T211"> </text:span><text:alphabetical-index-mark-start text:id="IMark110677800"/><text:alphabetical-index-mark-start text:id="IMark94853880"/><text:alphabetical-index-mark-start text:id="IMark114221624"/><text:span text:style-name="T211">query</text:span><text:alphabetical-index-mark-end text:id="IMark114221624"/><text:alphabetical-index-mark-end text:id="IMark94853880"/><text:alphabetical-index-mark-end text:id="IMark110677800"/><text:span text:style-name="T211"> is satisfied. As the </text:span><text:alphabetical-index-mark-start text:id="IMark110749272"/><text:alphabetical-index-mark-start text:id="IMark111020776"/><text:alphabetical-index-mark-start text:id="IMark115814248"/><text:span text:style-name="T84">Condition</text:span><text:alphabetical-index-mark-end text:id="IMark115814248"/><text:alphabetical-index-mark-end text:id="IMark111020776"/><text:alphabetical-index-mark-end text:id="IMark110749272"/><text:span text:style-name="T211"> </text:span><text:alphabetical-index-mark-start text:id="IMark115465624"/><text:span text:style-name="T211">code</text:span><text:alphabetical-index-mark-end text:id="IMark115465624"/><text:span text:style-name="T211"> is a </text:span><text:alphabetical-index-mark-start text:id="IMark114025864"/><text:alphabetical-index-mark-start text:id="IMark113573864"/><text:alphabetical-index-mark-start text:id="IMark108379656"/><text:span text:style-name="T211">tautology</text:span><text:alphabetical-index-mark-end text:id="IMark108379656"/><text:alphabetical-index-mark-end text:id="IMark113573864"/><text:alphabetical-index-mark-end text:id="IMark114025864"/><text:span text:style-name="T211">, the initial </text:span><text:alphabetical-index-mark-start text:id="IMark112457976"/><text:alphabetical-index-mark-start text:id="IMark115027608"/><text:alphabetical-index-mark-start text:id="IMark109948536"/><text:span text:style-name="T211">condition</text:span><text:alphabetical-index-mark-end text:id="IMark109948536"/><text:alphabetical-index-mark-end text:id="IMark115027608"/><text:alphabetical-index-mark-end text:id="IMark112457976"/><text:span text:style-name="T211"> will always be satisfied and hence the </text:span><text:alphabetical-index-mark-start text:id="IMark111373592"/><text:alphabetical-index-mark-start text:id="IMark94200328"/><text:alphabetical-index-mark-start text:id="IMark90411176"/><text:span text:style-name="T211">action</text:span><text:alphabetical-index-mark-end text:id="IMark90411176"/><text:alphabetical-index-mark-end text:id="IMark94200328"/><text:alphabetical-index-mark-end text:id="IMark111373592"/><text:span text:style-name="T211"> will be </text:span><text:alphabetical-index-mark-start text:id="IMark117153944"/><text:alphabetical-index-mark-start text:id="IMark113938920"/><text:span text:style-name="T211">execute</text:span><text:alphabetical-index-mark-end text:id="IMark113938920"/><text:alphabetical-index-mark-end text:id="IMark117153944"/><text:span text:style-name="T211">d. The </text:span><text:alphabetical-index-mark-start text:id="IMark90557112"/><text:alphabetical-index-mark-start text:id="IMark118435368"/><text:alphabetical-index-mark-start text:id="IMark69861896"/><text:span text:style-name="T84">Action</text:span><text:alphabetical-index-mark-end text:id="IMark69861896"/><text:alphabetical-index-mark-end text:id="IMark118435368"/><text:alphabetical-index-mark-end text:id="IMark90557112"/><text:span text:style-name="T211"> </text:span><text:alphabetical-index-mark-start text:id="IMark112290472"/><text:alphabetical-index-mark-start text:id="IMark112756152"/><text:alphabetical-index-mark-start text:id="IMark108885000"/><text:span text:style-name="T211">query</text:span><text:alphabetical-index-mark-end text:id="IMark108885000"/><text:alphabetical-index-mark-end text:id="IMark112756152"/><text:alphabetical-index-mark-end text:id="IMark112290472"/><text:span text:style-name="T211">, in this case, will increase the </text:span><text:alphabetical-index-mark-start text:id="IMark109577160"/><text:alphabetical-index-mark-start text:id="IMark89000120"/><text:alphabetical-index-mark-start text:id="IMark88054040"/><text:span text:style-name="T211">value</text:span><text:alphabetical-index-mark-end text:id="IMark88054040"/><text:alphabetical-index-mark-end text:id="IMark89000120"/><text:alphabetical-index-mark-end text:id="IMark109577160"/><text:span text:style-name="T211"> of </text:span><text:alphabetical-index-mark-start text:id="IMark110120792"/><text:alphabetical-index-mark-start text:id="IMark118395400"/><text:alphabetical-index-mark-start text:id="IMark98601464"/><text:span text:style-name="T211">fact</text:span><text:alphabetical-index-mark-end text:id="IMark98601464"/><text:alphabetical-index-mark-end text:id="IMark118395400"/><text:alphabetical-index-mark-end text:id="IMark110120792"/><text:span text:style-name="T211"> </text:span><text:span text:style-name="T84">“is_first_</text:span><text:alphabetical-index-mark-start text:id="IMark115488040"/><text:alphabetical-index-mark-start text:id="IMark95815736"/><text:alphabetical-index-mark-start text:id="IMark116207256"/><text:span text:style-name="T84">iteration</text:span><text:alphabetical-index-mark-end text:id="IMark116207256"/><text:alphabetical-index-mark-end text:id="IMark95815736"/><text:alphabetical-index-mark-end text:id="IMark115488040"/><text:span text:style-name="T84">”</text:span><text:span text:style-name="T211"> by one unit. In other words, this </text:span><text:alphabetical-index-mark-start text:id="IMark99086584"/><text:alphabetical-index-mark-start text:id="IMark94847784"/><text:alphabetical-index-mark-start text:id="IMark109770248"/><text:span text:style-name="T211">rule</text:span><text:alphabetical-index-mark-end text:id="IMark109770248"/><text:alphabetical-index-mark-end text:id="IMark94847784"/><text:alphabetical-index-mark-end text:id="IMark99086584"/><text:span text:style-name="T211"> is a simple </text:span><text:alphabetical-index-mark-start text:id="IMark112379384"/><text:alphabetical-index-mark-start text:id="IMark112300056"/><text:alphabetical-index-mark-start text:id="IMark108049512"/><text:span text:style-name="T211">counter</text:span><text:alphabetical-index-mark-end text:id="IMark108049512"/><text:alphabetical-index-mark-end text:id="IMark112300056"/><text:alphabetical-index-mark-end text:id="IMark112379384"/><text:span text:style-name="T211">.</text:span></text:p>
      <text:p text:style-name="Text_20_body"/>
      <text:p text:style-name="Text_20_body">Be extra careful when attempting to modify any <text:alphabetical-index-mark-start text:id="IMark110558424"/><text:alphabetical-index-mark-start text:id="IMark109486792"/><text:alphabetical-index-mark-start text:id="IMark110306488"/>rule<text:alphabetical-index-mark-end text:id="IMark110306488"/><text:alphabetical-index-mark-end text:id="IMark109486792"/><text:alphabetical-index-mark-end text:id="IMark110558424"/> because even see<text:alphabetical-index-mark-start text:id="IMark118353032"/>min<text:alphabetical-index-mark-end text:id="IMark118353032"/>gly <text:alphabetical-index-mark-start text:id="IMark117125720"/>min<text:alphabetical-index-mark-end text:id="IMark117125720"/>or changes can cause significant changes in the <text:alphabetical-index-mark-start text:id="IMark110758712"/><text:alphabetical-index-mark-start text:id="IMark95344536"/><text:alphabetical-index-mark-start text:id="IMark101864856"/>behavior<text:alphabetical-index-mark-end text:id="IMark101864856"/><text:alphabetical-index-mark-end text:id="IMark95344536"/><text:alphabetical-index-mark-end text:id="IMark110758712"/> of the ship. The <text:alphabetical-index-mark-start text:id="IMark113064280"/><text:alphabetical-index-mark-start text:id="IMark113643784"/><text:alphabetical-index-mark-start text:id="IMark109148520"/>rule<text:alphabetical-index-mark-end text:id="IMark109148520"/><text:alphabetical-index-mark-end text:id="IMark113643784"/><text:alphabetical-index-mark-end text:id="IMark113064280"/> shown as an <text:alphabetical-index-mark-start text:id="IMark109197688"/><text:alphabetical-index-mark-start text:id="IMark104602808"/><text:alphabetical-index-mark-start text:id="IMark111496088"/>example<text:alphabetical-index-mark-end text:id="IMark111496088"/><text:alphabetical-index-mark-end text:id="IMark104602808"/><text:alphabetical-index-mark-end text:id="IMark109197688"/> is a simple one and can be easily understood, but some <text:alphabetical-index-mark-start text:id="IMark114031096"/><text:alphabetical-index-mark-start text:id="IMark112530680"/><text:alphabetical-index-mark-start text:id="IMark116218216"/>rule<text:alphabetical-index-mark-end text:id="IMark116218216"/><text:alphabetical-index-mark-end text:id="IMark112530680"/><text:alphabetical-index-mark-end text:id="IMark114031096"/>s can <text:span text:style-name="T219">get more complicated and their implications much less apparent.</text:span></text:p>
      <text:p text:style-name="Text_20_body"/>
      <text:p text:style-name="Text_20_body">To illustrate this point and others, please take a look at this particular <text:alphabetical-index-mark-start text:id="IMark96167288"/><text:alphabetical-index-mark-start text:id="IMark113996888"/><text:alphabetical-index-mark-start text:id="IMark116004600"/>rule<text:alphabetical-index-mark-end text:id="IMark116004600"/><text:alphabetical-index-mark-end text:id="IMark113996888"/><text:alphabetical-index-mark-end text:id="IMark96167288"/> (only <text:alphabetical-index-mark-start text:id="IMark111002392"/>rel<text:alphabetical-index-mark-end text:id="IMark111002392"/>evant fields are shown in this case.</text:p>
      <text:p text:style-name="Text_20_body"/>
      <text:list xml:id="list3390525184478050227" text:style-name="L6">
        <text:list-header>
          <text:p text:style-name="P22">...</text:p>
          <text:p text:style-name="P22"/>
        </text:list-header>
        <text:list-item>
          <text:p text:style-name="P22"><text:soft-page-break/><text:alphabetical-index-mark-start text:id="IMark99024024"/><text:alphabetical-index-mark-start text:id="IMark114676840"/><text:alphabetical-index-mark-start text:id="IMark110262424"/>SELECT<text:alphabetical-index-mark-end text:id="IMark110262424"/><text:alphabetical-index-mark-end text:id="IMark114676840"/><text:alphabetical-index-mark-end text:id="IMark99024024"/> D.<text:alphabetical-index-mark-start text:id="IMark112657064"/><text:alphabetical-index-mark-start text:id="IMark100973160"/><text:alphabetical-index-mark-start text:id="IMark92520232"/>Value<text:alphabetical-index-mark-end text:id="IMark92520232"/><text:alphabetical-index-mark-end text:id="IMark100973160"/><text:alphabetical-index-mark-end text:id="IMark112657064"/> FROM ( ( ( <text:alphabetical-index-mark-start text:id="IMark104441960"/><text:alphabetical-index-mark-start text:id="IMark118457128"/><text:alphabetical-index-mark-start text:id="IMark70911848"/>SELECT<text:alphabetical-index-mark-end text:id="IMark70911848"/><text:alphabetical-index-mark-end text:id="IMark118457128"/><text:alphabetical-index-mark-end text:id="IMark104441960"/> A.<text:alphabetical-index-mark-start text:id="IMark115067608"/><text:alphabetical-index-mark-start text:id="IMark111059160"/><text:alphabetical-index-mark-start text:id="IMark91930744"/>Value<text:alphabetical-index-mark-end text:id="IMark91930744"/><text:alphabetical-index-mark-end text:id="IMark111059160"/><text:alphabetical-index-mark-end text:id="IMark115067608"/> FROM ( ( <text:alphabetical-index-mark-start text:id="IMark94548904"/><text:alphabetical-index-mark-start text:id="IMark97028616"/><text:alphabetical-index-mark-start text:id="IMark94508808"/>SELECT<text:alphabetical-index-mark-end text:id="IMark94508808"/><text:alphabetical-index-mark-end text:id="IMark97028616"/><text:alphabetical-index-mark-end text:id="IMark94548904"/> <text:alphabetical-index-mark-start text:id="IMark118504328"/><text:alphabetical-index-mark-start text:id="IMark115113656"/><text:alphabetical-index-mark-start text:id="IMark112235736"/>Value<text:alphabetical-index-mark-end text:id="IMark112235736"/><text:alphabetical-index-mark-end text:id="IMark115113656"/><text:alphabetical-index-mark-end text:id="IMark118504328"/> FROM sde_<text:alphabetical-index-mark-start text:id="IMark114859192"/><text:alphabetical-index-mark-start text:id="IMark113213800"/><text:alphabetical-index-mark-start text:id="IMark101311736"/>fact<text:alphabetical-index-mark-end text:id="IMark101311736"/><text:alphabetical-index-mark-end text:id="IMark113213800"/><text:alphabetical-index-mark-end text:id="IMark114859192"/>s WHERE <text:alphabetical-index-mark-start text:id="IMark96655624"/><text:alphabetical-index-mark-start text:id="IMark113219048"/><text:alphabetical-index-mark-start text:id="IMark108368952"/>Item<text:alphabetical-index-mark-end text:id="IMark108368952"/><text:alphabetical-index-mark-end text:id="IMark113219048"/><text:alphabetical-index-mark-end text:id="IMark96655624"/> = '<text:alphabetical-index-mark-start text:id="IMark116579592"/><text:alphabetical-index-mark-start text:id="IMark114258200"/><text:alphabetical-index-mark-start text:id="IMark101168744"/>thgroup<text:alphabetical-index-mark-end text:id="IMark101168744"/><text:alphabetical-index-mark-end text:id="IMark114258200"/><text:alphabetical-index-mark-end text:id="IMark116579592"/>_<text:alphabetical-index-mark-start text:id="IMark108391976"/>att<text:alphabetical-index-mark-end text:id="IMark108391976"/>_pitchup' ) AS A <text:alphabetical-index-mark-start text:id="IMark109824728"/><text:alphabetical-index-mark-start text:id="IMark114210616"/><text:alphabetical-index-mark-start text:id="IMark101862408"/>JOIN<text:alphabetical-index-mark-end text:id="IMark101862408"/><text:alphabetical-index-mark-end text:id="IMark114210616"/><text:alphabetical-index-mark-end text:id="IMark109824728"/> (<text:alphabetical-index-mark-start text:id="IMark112745576"/><text:alphabetical-index-mark-start text:id="IMark112729272"/><text:alphabetical-index-mark-start text:id="IMark115432808"/>SELECT<text:alphabetical-index-mark-end text:id="IMark115432808"/><text:alphabetical-index-mark-end text:id="IMark112729272"/><text:alphabetical-index-mark-end text:id="IMark112745576"/> <text:alphabetical-index-mark-start text:id="IMark109068056"/><text:alphabetical-index-mark-start text:id="IMark110590712"/><text:alphabetical-index-mark-start text:id="IMark110724632"/>Value<text:alphabetical-index-mark-end text:id="IMark110724632"/><text:alphabetical-index-mark-end text:id="IMark110590712"/><text:alphabetical-index-mark-end text:id="IMark109068056"/> FROM sde_<text:alphabetical-index-mark-start text:id="IMark94934744"/><text:alphabetical-index-mark-start text:id="IMark98225576"/><text:alphabetical-index-mark-start text:id="IMark109248744"/>fact<text:alphabetical-index-mark-end text:id="IMark109248744"/><text:alphabetical-index-mark-end text:id="IMark98225576"/><text:alphabetical-index-mark-end text:id="IMark94934744"/>s <text:tab/>WHERE <text:alphabetical-index-mark-start text:id="IMark118602392"/><text:alphabetical-index-mark-start text:id="IMark88001544"/><text:alphabetical-index-mark-start text:id="IMark92818920"/>Item<text:alphabetical-index-mark-end text:id="IMark92818920"/><text:alphabetical-index-mark-end text:id="IMark88001544"/><text:alphabetical-index-mark-end text:id="IMark118602392"/> = '<text:alphabetical-index-mark-start text:id="IMark102149192"/><text:alphabetical-index-mark-start text:id="IMark113709256"/><text:alphabetical-index-mark-start text:id="IMark111258120"/>thgroup<text:alphabetical-index-mark-end text:id="IMark111258120"/><text:alphabetical-index-mark-end text:id="IMark113709256"/><text:alphabetical-index-mark-end text:id="IMark102149192"/>_<text:alphabetical-index-mark-start text:id="IMark112478888"/>att<text:alphabetical-index-mark-end text:id="IMark112478888"/>_pitchdown' ) AS B ) WHERE ( ( B.<text:alphabetical-index-mark-start text:id="IMark115825688"/><text:alphabetical-index-mark-start text:id="IMark116420104"/><text:alphabetical-index-mark-start text:id="IMark115297384"/>Value<text:alphabetical-index-mark-end text:id="IMark115297384"/><text:alphabetical-index-mark-end text:id="IMark116420104"/><text:alphabetical-index-mark-end text:id="IMark115825688"/> = A.<text:alphabetical-index-mark-start text:id="IMark115762344"/><text:alphabetical-index-mark-start text:id="IMark113449032"/><text:alphabetical-index-mark-start text:id="IMark96974776"/>Value<text:alphabetical-index-mark-end text:id="IMark96974776"/><text:alphabetical-index-mark-end text:id="IMark113449032"/><text:alphabetical-index-mark-end text:id="IMark115762344"/> ) AND <text:tab/>( A.<text:alphabetical-index-mark-start text:id="IMark93224120"/><text:alphabetical-index-mark-start text:id="IMark118234024"/><text:alphabetical-index-mark-start text:id="IMark116781864"/>Value<text:alphabetical-index-mark-end text:id="IMark116781864"/><text:alphabetical-index-mark-end text:id="IMark118234024"/><text:alphabetical-index-mark-end text:id="IMark93224120"/> != 0.00 ) ) ) AS C <text:alphabetical-index-mark-start text:id="IMark112479592"/><text:alphabetical-index-mark-start text:id="IMark114692520"/><text:alphabetical-index-mark-start text:id="IMark70796312"/>JOIN<text:alphabetical-index-mark-end text:id="IMark70796312"/><text:alphabetical-index-mark-end text:id="IMark114692520"/><text:alphabetical-index-mark-end text:id="IMark112479592"/> ( <text:alphabetical-index-mark-start text:id="IMark118436152"/><text:alphabetical-index-mark-start text:id="IMark116676728"/><text:alphabetical-index-mark-start text:id="IMark108087448"/>SELECT<text:alphabetical-index-mark-end text:id="IMark108087448"/><text:alphabetical-index-mark-end text:id="IMark116676728"/><text:alphabetical-index-mark-end text:id="IMark118436152"/> <text:alphabetical-index-mark-start text:id="IMark111971144"/><text:alphabetical-index-mark-start text:id="IMark117105608"/><text:alphabetical-index-mark-start text:id="IMark96724376"/>Value<text:alphabetical-index-mark-end text:id="IMark96724376"/><text:alphabetical-index-mark-end text:id="IMark117105608"/><text:alphabetical-index-mark-end text:id="IMark111971144"/> FROM sde_<text:alphabetical-index-mark-start text:id="IMark110817672"/><text:alphabetical-index-mark-start text:id="IMark115811832"/><text:alphabetical-index-mark-start text:id="IMark111039432"/>fact<text:alphabetical-index-mark-end text:id="IMark111039432"/><text:alphabetical-index-mark-end text:id="IMark115811832"/><text:alphabetical-index-mark-end text:id="IMark110817672"/>s WHERE <text:alphabetical-index-mark-start text:id="IMark113124552"/><text:alphabetical-index-mark-start text:id="IMark115776488"/><text:alphabetical-index-mark-start text:id="IMark113941768"/>Item<text:alphabetical-index-mark-end text:id="IMark113941768"/><text:alphabetical-index-mark-end text:id="IMark115776488"/><text:alphabetical-index-mark-end text:id="IMark113124552"/> = <text:tab/>'<text:alphabetical-index-mark-start text:id="IMark101281672"/><text:alphabetical-index-mark-start text:id="IMark114599336"/><text:alphabetical-index-mark-start text:id="IMark109796664"/>mode<text:alphabetical-index-mark-end text:id="IMark109796664"/><text:alphabetical-index-mark-end text:id="IMark114599336"/><text:alphabetical-index-mark-end text:id="IMark101281672"/>_crs' AND <text:alphabetical-index-mark-start text:id="IMark108019848"/><text:alphabetical-index-mark-start text:id="IMark97575640"/><text:alphabetical-index-mark-start text:id="IMark110615272"/>Value<text:alphabetical-index-mark-end text:id="IMark110615272"/><text:alphabetical-index-mark-end text:id="IMark97575640"/><text:alphabetical-index-mark-end text:id="IMark108019848"/> = 1 ) AS D ) <text:alphabetical-index-mark-start text:id="IMark112880456"/><text:alphabetical-index-mark-start text:id="IMark104618184"/><text:alphabetical-index-mark-start text:id="IMark97714696"/>JOIN<text:alphabetical-index-mark-end text:id="IMark97714696"/><text:alphabetical-index-mark-end text:id="IMark104618184"/><text:alphabetical-index-mark-end text:id="IMark112880456"/> ( <text:alphabetical-index-mark-start text:id="IMark114114904"/><text:alphabetical-index-mark-start text:id="IMark95261208"/><text:alphabetical-index-mark-start text:id="IMark117130536"/>SELECT<text:alphabetical-index-mark-end text:id="IMark117130536"/><text:alphabetical-index-mark-end text:id="IMark95261208"/><text:alphabetical-index-mark-end text:id="IMark114114904"/> <text:alphabetical-index-mark-start text:id="IMark108883224"/><text:alphabetical-index-mark-start text:id="IMark111991560"/><text:alphabetical-index-mark-start text:id="IMark101452600"/>Value<text:alphabetical-index-mark-end text:id="IMark101452600"/><text:alphabetical-index-mark-end text:id="IMark111991560"/><text:alphabetical-index-mark-end text:id="IMark108883224"/> FROM sde_<text:alphabetical-index-mark-start text:id="IMark110566936"/><text:alphabetical-index-mark-start text:id="IMark112101512"/><text:alphabetical-index-mark-start text:id="IMark101405976"/>fact<text:alphabetical-index-mark-end text:id="IMark101405976"/><text:alphabetical-index-mark-end text:id="IMark112101512"/><text:alphabetical-index-mark-end text:id="IMark110566936"/>s WHERE <text:alphabetical-index-mark-start text:id="IMark92629240"/><text:alphabetical-index-mark-start text:id="IMark115022088"/><text:alphabetical-index-mark-start text:id="IMark101370792"/>Item<text:alphabetical-index-mark-end text:id="IMark101370792"/><text:alphabetical-index-mark-end text:id="IMark115022088"/><text:alphabetical-index-mark-end text:id="IMark92629240"/> = '<text:alphabetical-index-mark-start text:id="IMark117296056"/><text:alphabetical-index-mark-start text:id="IMark114915288"/><text:alphabetical-index-mark-start text:id="IMark118276056"/>nav<text:alphabetical-index-mark-start text:id="IMark97075960"/><text:alphabetical-index-mark-start text:id="IMark90334376"/><text:alphabetical-index-mark-start text:id="IMark117025640"/>mode<text:alphabetical-index-mark-end text:id="IMark117025640"/><text:alphabetical-index-mark-end text:id="IMark90334376"/><text:alphabetical-index-mark-end text:id="IMark97075960"/><text:alphabetical-index-mark-end text:id="IMark118276056"/><text:alphabetical-index-mark-end text:id="IMark114915288"/><text:alphabetical-index-mark-end text:id="IMark117296056"/>_h<text:alphabetical-index-mark-start text:id="IMark113240296"/><text:alphabetical-index-mark-start text:id="IMark117068456"/><text:alphabetical-index-mark-start text:id="IMark113699640"/>level<text:alphabetical-index-mark-end text:id="IMark113699640"/><text:alphabetical-index-mark-end text:id="IMark117068456"/><text:alphabetical-index-mark-end text:id="IMark113240296"/>' AND <text:alphabetical-index-mark-start text:id="IMark114600792"/><text:alphabetical-index-mark-start text:id="IMark109962808"/><text:alphabetical-index-mark-start text:id="IMark109468664"/>Value<text:alphabetical-index-mark-end text:id="IMark109468664"/><text:alphabetical-index-mark-end text:id="IMark109962808"/><text:alphabetical-index-mark-end text:id="IMark114600792"/> = 0 ) AS E )</text:p>
          <text:p text:style-name="P22"/>
        </text:list-item>
        <text:list-item>
          <text:p text:style-name="P22"><text:alphabetical-index-mark-start text:id="IMark111173672"/><text:alphabetical-index-mark-start text:id="IMark114486632"/><text:alphabetical-index-mark-start text:id="IMark113458760"/>UPDATE<text:alphabetical-index-mark-end text:id="IMark113458760"/><text:alphabetical-index-mark-end text:id="IMark114486632"/><text:alphabetical-index-mark-end text:id="IMark111173672"/> sde_<text:alphabetical-index-mark-start text:id="IMark111765608"/><text:alphabetical-index-mark-start text:id="IMark109652824"/><text:alphabetical-index-mark-start text:id="IMark95651736"/>fact<text:alphabetical-index-mark-end text:id="IMark95651736"/><text:alphabetical-index-mark-end text:id="IMark109652824"/><text:alphabetical-index-mark-end text:id="IMark111765608"/>s SET <text:alphabetical-index-mark-start text:id="IMark109922808"/><text:alphabetical-index-mark-start text:id="IMark118029992"/><text:alphabetical-index-mark-start text:id="IMark116707160"/>Value<text:alphabetical-index-mark-end text:id="IMark116707160"/><text:alphabetical-index-mark-end text:id="IMark118029992"/><text:alphabetical-index-mark-end text:id="IMark109922808"/> = 0.00 WHERE <text:alphabetical-index-mark-start text:id="IMark100019592"/><text:alphabetical-index-mark-start text:id="IMark115713496"/><text:alphabetical-index-mark-start text:id="IMark114647576"/>Status<text:alphabetical-index-mark-end text:id="IMark114647576"/><text:alphabetical-index-mark-end text:id="IMark115713496"/><text:alphabetical-index-mark-end text:id="IMark100019592"/> = '<text:alphabetical-index-mark-start text:id="IMark113596344"/><text:alphabetical-index-mark-start text:id="IMark109728696"/><text:alphabetical-index-mark-start text:id="IMark112886008"/>applykb<text:alphabetical-index-mark-start text:id="IMark111452040"/><text:alphabetical-index-mark-start text:id="IMark108865416"/><text:alphabetical-index-mark-start text:id="IMark114347608"/>rule<text:alphabetical-index-mark-end text:id="IMark114347608"/><text:alphabetical-index-mark-end text:id="IMark108865416"/><text:alphabetical-index-mark-end text:id="IMark111452040"/>s<text:alphabetical-index-mark-end text:id="IMark112886008"/><text:alphabetical-index-mark-end text:id="IMark109728696"/><text:alphabetical-index-mark-end text:id="IMark113596344"/>' AND ( <text:alphabetical-index-mark-start text:id="IMark109362680"/><text:alphabetical-index-mark-start text:id="IMark113769768"/><text:alphabetical-index-mark-start text:id="IMark115173384"/>Item<text:alphabetical-index-mark-end text:id="IMark115173384"/><text:alphabetical-index-mark-end text:id="IMark113769768"/><text:alphabetical-index-mark-end text:id="IMark109362680"/> = '<text:alphabetical-index-mark-start text:id="IMark101156616"/><text:alphabetical-index-mark-start text:id="IMark116723864"/><text:alphabetical-index-mark-start text:id="IMark102205080"/>thgroup<text:alphabetical-index-mark-end text:id="IMark102205080"/><text:alphabetical-index-mark-end text:id="IMark116723864"/><text:alphabetical-index-mark-end text:id="IMark101156616"/>_<text:alphabetical-index-mark-start text:id="IMark93506280"/>att<text:alphabetical-index-mark-end text:id="IMark93506280"/>_pitchup' OR <text:alphabetical-index-mark-start text:id="IMark113856136"/><text:alphabetical-index-mark-start text:id="IMark116297496"/><text:alphabetical-index-mark-start text:id="IMark118047880"/>Item<text:alphabetical-index-mark-end text:id="IMark118047880"/><text:alphabetical-index-mark-end text:id="IMark116297496"/><text:alphabetical-index-mark-end text:id="IMark113856136"/> = '<text:alphabetical-index-mark-start text:id="IMark115571272"/><text:alphabetical-index-mark-start text:id="IMark101198040"/><text:alphabetical-index-mark-start text:id="IMark116451704"/>thgroup<text:alphabetical-index-mark-end text:id="IMark116451704"/><text:alphabetical-index-mark-end text:id="IMark101198040"/><text:alphabetical-index-mark-end text:id="IMark115571272"/>_<text:alphabetical-index-mark-start text:id="IMark101348552"/>att<text:alphabetical-index-mark-end text:id="IMark101348552"/>_pitchdown' )</text:p>
          <text:p text:style-name="P22"/>
        </text:list-item>
        <text:list-item>
          <text:p text:style-name="P22"><text:alphabetical-index-mark-start text:id="IMark105548648"/><text:alphabetical-index-mark-start text:id="IMark94474664"/><text:alphabetical-index-mark-start text:id="IMark110144248"/>Prg<text:alphabetical-index-mark-end text:id="IMark110144248"/><text:alphabetical-index-mark-end text:id="IMark94474664"/><text:alphabetical-index-mark-end text:id="IMark105548648"/>31.4 definition. <text:alphabetical-index-mark-start text:id="IMark57793304"/><text:alphabetical-index-mark-start text:id="IMark93304616"/><text:alphabetical-index-mark-start text:id="IMark112442760"/>Mode<text:alphabetical-index-mark-end text:id="IMark112442760"/><text:alphabetical-index-mark-end text:id="IMark93304616"/><text:alphabetical-index-mark-end text:id="IMark57793304"/> crs. Cut off *<text:alphabetical-index-mark-start text:id="IMark114029368"/>att<text:alphabetical-index-mark-end text:id="IMark114029368"/>_pitchup and *<text:alphabetical-index-mark-start text:id="IMark108223112"/>att<text:alphabetical-index-mark-end text:id="IMark108223112"/>_pitchdown when their <text:alphabetical-index-mark-start text:id="IMark96671768"/><text:alphabetical-index-mark-start text:id="IMark93957704"/><text:alphabetical-index-mark-start text:id="IMark111741160"/>value<text:alphabetical-index-mark-end text:id="IMark111741160"/><text:alphabetical-index-mark-end text:id="IMark93957704"/><text:alphabetical-index-mark-end text:id="IMark96671768"/>s <text:tab/>are <text:alphabetical-index-mark-start text:id="IMark113799000"/>equ<text:alphabetical-index-mark-end text:id="IMark113799000"/>al, <text:alphabetical-index-mark-start text:id="IMark101359896"/><text:alphabetical-index-mark-start text:id="IMark114402232"/><text:alphabetical-index-mark-start text:id="IMark101865928"/>mode<text:alphabetical-index-mark-end text:id="IMark101865928"/><text:alphabetical-index-mark-end text:id="IMark114402232"/><text:alphabetical-index-mark-end text:id="IMark101359896"/> crs is on and <text:alphabetical-index-mark-start text:id="IMark96868392"/><text:alphabetical-index-mark-start text:id="IMark110368280"/><text:alphabetical-index-mark-start text:id="IMark108692440"/>nav<text:alphabetical-index-mark-start text:id="IMark116475256"/><text:alphabetical-index-mark-start text:id="IMark97015480"/><text:alphabetical-index-mark-start text:id="IMark101147976"/>mode<text:alphabetical-index-mark-end text:id="IMark101147976"/><text:alphabetical-index-mark-end text:id="IMark97015480"/><text:alphabetical-index-mark-end text:id="IMark116475256"/><text:alphabetical-index-mark-end text:id="IMark108692440"/><text:alphabetical-index-mark-end text:id="IMark110368280"/><text:alphabetical-index-mark-end text:id="IMark96868392"/> h<text:alphabetical-index-mark-start text:id="IMark117143592"/><text:alphabetical-index-mark-start text:id="IMark112999496"/><text:alphabetical-index-mark-start text:id="IMark113016936"/>level<text:alphabetical-index-mark-end text:id="IMark113016936"/><text:alphabetical-index-mark-end text:id="IMark112999496"/><text:alphabetical-index-mark-end text:id="IMark117143592"/> is off.</text:p>
          <text:p text:style-name="P22"/>
          <text:p text:style-name="P22">...</text:p>
        </text:list-item>
      </text:list>
      <text:p text:style-name="Text_20_body"/>
      <text:p text:style-name="Text_20_body">As you can see, the <text:alphabetical-index-mark-start text:id="IMark118256568"/><text:alphabetical-index-mark-start text:id="IMark115230536"/><text:alphabetical-index-mark-start text:id="IMark112029064"/>condition<text:alphabetical-index-mark-end text:id="IMark112029064"/><text:alphabetical-index-mark-end text:id="IMark115230536"/><text:alphabetical-index-mark-end text:id="IMark118256568"/> of this <text:alphabetical-index-mark-start text:id="IMark107737672"/><text:alphabetical-index-mark-start text:id="IMark102315048"/><text:alphabetical-index-mark-start text:id="IMark101260504"/>rule<text:alphabetical-index-mark-end text:id="IMark101260504"/><text:alphabetical-index-mark-end text:id="IMark102315048"/><text:alphabetical-index-mark-end text:id="IMark107737672"/> involves <text:alphabetical-index-mark-start text:id="IMark110907128"/><text:alphabetical-index-mark-start text:id="IMark111755128"/><text:alphabetical-index-mark-start text:id="IMark110693912"/>nested<text:alphabetical-index-mark-end text:id="IMark110693912"/><text:alphabetical-index-mark-end text:id="IMark111755128"/><text:alphabetical-index-mark-end text:id="IMark110907128"/> <text:alphabetical-index-mark-start text:id="IMark107755192"/><text:alphabetical-index-mark-start text:id="IMark111648888"/><text:alphabetical-index-mark-start text:id="IMark92949512"/>JOIN<text:alphabetical-index-mark-end text:id="IMark92949512"/><text:alphabetical-index-mark-end text:id="IMark111648888"/><text:alphabetical-index-mark-end text:id="IMark107755192"/> <text:alphabetical-index-mark-start text:id="IMark102542392"/><text:alphabetical-index-mark-start text:id="IMark94411832"/>operation<text:alphabetical-index-mark-end text:id="IMark94411832"/><text:alphabetical-index-mark-end text:id="IMark102542392"/>s a<text:alphabetical-index-mark-start text:id="IMark109586664"/>lon<text:alphabetical-index-mark-end text:id="IMark109586664"/>g with the use of virtual <text:alphabetical-index-mark-start text:id="IMark58437096"/><text:alphabetical-index-mark-start text:id="IMark100705208"/><text:alphabetical-index-mark-start text:id="IMark110662664"/>table<text:alphabetical-index-mark-end text:id="IMark110662664"/><text:alphabetical-index-mark-end text:id="IMark100705208"/><text:alphabetical-index-mark-end text:id="IMark58437096"/>s. Reading this kind of <text:alphabetical-index-mark-start text:id="IMark115977224"/>code<text:alphabetical-index-mark-end text:id="IMark115977224"/> can be difficult, but <text:alphabetical-index-mark-start text:id="IMark111163192"/><text:alphabetical-index-mark-start text:id="IMark113288008"/><text:alphabetical-index-mark-start text:id="IMark115890104"/>SQL<text:alphabetical-index-mark-end text:id="IMark115890104"/><text:alphabetical-index-mark-end text:id="IMark113288008"/><text:alphabetical-index-mark-end text:id="IMark111163192"/> snippets can and get even more complicated.</text:p>
      <text:p text:style-name="Text_20_body"/>
      <text:p text:style-name="Text_20_body">This is why <text:alphabetical-index-mark-start text:id="IMark111214056"/><text:alphabetical-index-mark-start text:id="IMark95970648"/><text:alphabetical-index-mark-start text:id="IMark115629048"/><text:span text:style-name="T82">sde_</text:span><text:alphabetical-index-mark-start text:id="IMark96661768"/><text:alphabetical-index-mark-start text:id="IMark116209512"/><text:alphabetical-index-mark-start text:id="IMark113473544"/><text:span text:style-name="T82">rule</text:span><text:alphabetical-index-mark-end text:id="IMark113473544"/><text:alphabetical-index-mark-end text:id="IMark116209512"/><text:alphabetical-index-mark-end text:id="IMark96661768"/><text:span text:style-name="T82">s</text:span><text:alphabetical-index-mark-end text:id="IMark115629048"/><text:alphabetical-index-mark-end text:id="IMark95970648"/><text:alphabetical-index-mark-end text:id="IMark111214056"/> should not be filled with all sort of <text:alphabetical-index-mark-start text:id="IMark98657592"/><text:alphabetical-index-mark-start text:id="IMark112402376"/><text:alphabetical-index-mark-start text:id="IMark101167016"/>rule<text:alphabetical-index-mark-end text:id="IMark101167016"/><text:alphabetical-index-mark-end text:id="IMark112402376"/><text:alphabetical-index-mark-end text:id="IMark98657592"/>s at once but only those that are r<text:alphabetical-index-mark-start text:id="IMark92260040"/>equ<text:alphabetical-index-mark-end text:id="IMark92260040"/>ired at any given <text:alphabetical-index-mark-start text:id="IMark79022664"/><text:alphabetical-index-mark-start text:id="IMark115318152"/><text:alphabetical-index-mark-start text:id="IMark118426664"/>time<text:alphabetical-index-mark-end text:id="IMark118426664"/><text:alphabetical-index-mark-end text:id="IMark115318152"/><text:alphabetical-index-mark-end text:id="IMark79022664"/>. <text:alphabetical-index-mark-start text:id="IMark111771864"/><text:alphabetical-index-mark-start text:id="IMark111114152"/><text:alphabetical-index-mark-start text:id="IMark111506664"/>JOIN<text:alphabetical-index-mark-end text:id="IMark111506664"/><text:alphabetical-index-mark-end text:id="IMark111114152"/><text:alphabetical-index-mark-end text:id="IMark111771864"/> <text:alphabetical-index-mark-start text:id="IMark115741224"/><text:alphabetical-index-mark-start text:id="IMark113569304"/>operation<text:alphabetical-index-mark-end text:id="IMark113569304"/><text:alphabetical-index-mark-end text:id="IMark115741224"/>s are re<text:alphabetical-index-mark-start text:id="IMark97838216"/><text:alphabetical-index-mark-start text:id="IMark113915336"/><text:alphabetical-index-mark-start text:id="IMark111570232"/>source<text:alphabetical-index-mark-end text:id="IMark111570232"/><text:alphabetical-index-mark-end text:id="IMark113915336"/><text:alphabetical-index-mark-end text:id="IMark97838216"/> – intensive but are very fr<text:alphabetical-index-mark-start text:id="IMark115188568"/>equ<text:alphabetical-index-mark-end text:id="IMark115188568"/>ently used in <text:alphabetical-index-mark-start text:id="IMark108810472"/><text:alphabetical-index-mark-start text:id="IMark115214728"/><text:alphabetical-index-mark-start text:id="IMark60798584"/><text:alphabetical-index-mark-start text:id="IMark113719368"/>re<text:alphabetical-index-mark-start text:id="IMark117959752"/>l<text:alphabetical-index-mark-end text:id="IMark113719368"/>at<text:alphabetical-index-mark-end text:id="IMark117959752"/>ional<text:alphabetical-index-mark-end text:id="IMark60798584"/><text:alphabetical-index-mark-end text:id="IMark115214728"/><text:alphabetical-index-mark-end text:id="IMark108810472"/> <text:alphabetical-index-mark-start text:id="IMark111417304"/><text:alphabetical-index-mark-start text:id="IMark115968536"/><text:alphabetical-index-mark-start text:id="IMark70803912"/><text:alphabetical-index-mark-start text:id="IMark114466552"/><text:alphabetical-index-mark-start text:id="IMark110399992"/>data<text:alphabetical-index-mark-end text:id="IMark110399992"/><text:alphabetical-index-mark-end text:id="IMark114466552"/><text:alphabetical-index-mark-start text:id="IMark104653272"/><text:alphabetical-index-mark-start text:id="IMark94129288"/>base<text:alphabetical-index-mark-end text:id="IMark94129288"/><text:alphabetical-index-mark-end text:id="IMark104653272"/><text:alphabetical-index-mark-end text:id="IMark70803912"/><text:alphabetical-index-mark-end text:id="IMark115968536"/><text:alphabetical-index-mark-end text:id="IMark111417304"/> <text:alphabetical-index-mark-start text:id="IMark94325384"/><text:alphabetical-index-mark-start text:id="IMark105017112"/><text:alphabetical-index-mark-start text:id="IMark100751352"/>system<text:alphabetical-index-mark-end text:id="IMark100751352"/><text:alphabetical-index-mark-end text:id="IMark105017112"/><text:alphabetical-index-mark-end text:id="IMark94325384"/>s. Consider <text:alphabetical-index-mark-start text:id="IMark118444072"/><text:alphabetical-index-mark-start text:id="IMark117773336"/><text:alphabetical-index-mark-start text:id="IMark112054888"/><text:span text:style-name="T82">sde_</text:span><text:alphabetical-index-mark-start text:id="IMark98245384"/><text:alphabetical-index-mark-start text:id="IMark97003032"/><text:alphabetical-index-mark-start text:id="IMark98428856"/><text:span text:style-name="T82">rule</text:span><text:alphabetical-index-mark-end text:id="IMark98428856"/><text:alphabetical-index-mark-end text:id="IMark97003032"/><text:alphabetical-index-mark-end text:id="IMark98245384"/><text:span text:style-name="T82">s</text:span><text:alphabetical-index-mark-end text:id="IMark112054888"/><text:alphabetical-index-mark-end text:id="IMark117773336"/><text:alphabetical-index-mark-end text:id="IMark118444072"/> as a working or short – term memory device, and <text:alphabetical-index-mark-start text:id="IMark116827224"/><text:alphabetical-index-mark-start text:id="IMark100087048"/><text:alphabetical-index-mark-start text:id="IMark97987368"/><text:span text:style-name="T82">sde_</text:span><text:alphabetical-index-mark-start text:id="IMark101870600"/><text:alphabetical-index-mark-start text:id="IMark121108616"/><text:alphabetical-index-mark-start text:id="IMark112433304"/><text:span text:style-name="T82">prg</text:span><text:alphabetical-index-mark-end text:id="IMark112433304"/><text:alphabetical-index-mark-end text:id="IMark121108616"/><text:alphabetical-index-mark-end text:id="IMark101870600"/><text:span text:style-name="T82">_</text:span><text:alphabetical-index-mark-start text:id="IMark117405880"/><text:alphabetical-index-mark-start text:id="IMark112424648"/><text:alphabetical-index-mark-start text:id="IMark114938776"/><text:span text:style-name="T82">rule</text:span><text:alphabetical-index-mark-end text:id="IMark114938776"/><text:alphabetical-index-mark-end text:id="IMark112424648"/><text:alphabetical-index-mark-end text:id="IMark117405880"/><text:span text:style-name="T82">s</text:span><text:alphabetical-index-mark-end text:id="IMark97987368"/><text:alphabetical-index-mark-end text:id="IMark100087048"/><text:alphabetical-index-mark-end text:id="IMark116827224"/> as a log – term <text:alphabetical-index-mark-start text:id="IMark117746184"/><text:alphabetical-index-mark-start text:id="IMark110535096"/><text:alphabetical-index-mark-start text:id="IMark113961384"/>storage<text:alphabetical-index-mark-end text:id="IMark113961384"/><text:alphabetical-index-mark-end text:id="IMark110535096"/><text:alphabetical-index-mark-end text:id="IMark117746184"/>, like our brains has: we held a few things on our <text:alphabetical-index-mark-start text:id="IMark113212040"/>min<text:alphabetical-index-mark-end text:id="IMark113212040"/>ds conscio<text:span text:style-name="T216">u</text:span>sly while we are doing any task but indeed, <text:alphabetical-index-mark-start text:id="IMark116193000"/>keep<text:alphabetical-index-mark-end text:id="IMark116193000"/> in our deep memory much more.</text:p>
      <text:p text:style-name="Text_20_body"/>
      <text:p text:style-name="Text_20_body">Also you can see that in the <text:alphabetical-index-mark-start text:id="IMark116172200"/><text:alphabetical-index-mark-start text:id="IMark94418104"/><text:alphabetical-index-mark-start text:id="IMark93007448"/><text:span text:style-name="T82">Action</text:span><text:alphabetical-index-mark-end text:id="IMark93007448"/><text:alphabetical-index-mark-end text:id="IMark94418104"/><text:alphabetical-index-mark-end text:id="IMark116172200"/> field that <text:alphabetical-index-mark-start text:id="IMark112935560"/><text:alphabetical-index-mark-start text:id="IMark113781064"/><text:alphabetical-index-mark-start text:id="IMark118455464"/><text:span text:style-name="T82">Status</text:span><text:alphabetical-index-mark-end text:id="IMark118455464"/><text:alphabetical-index-mark-end text:id="IMark113781064"/><text:alphabetical-index-mark-end text:id="IMark112935560"/><text:span text:style-name="T82">=’</text:span><text:alphabetical-index-mark-start text:id="IMark118194456"/><text:alphabetical-index-mark-start text:id="IMark115834360"/><text:alphabetical-index-mark-start text:id="IMark111896984"/><text:span text:style-name="T82">applykb</text:span><text:alphabetical-index-mark-start text:id="IMark112339704"/><text:alphabetical-index-mark-start text:id="IMark117069528"/><text:alphabetical-index-mark-start text:id="IMark110677800"/><text:span text:style-name="T82">rule</text:span><text:alphabetical-index-mark-end text:id="IMark110677800"/><text:alphabetical-index-mark-end text:id="IMark117069528"/><text:alphabetical-index-mark-end text:id="IMark112339704"/><text:span text:style-name="T82">s</text:span><text:alphabetical-index-mark-end text:id="IMark111896984"/><text:alphabetical-index-mark-end text:id="IMark115834360"/><text:alphabetical-index-mark-end text:id="IMark118194456"/><text:span text:style-name="T82">’</text:span> is mentioned. This means that the <text:alphabetical-index-mark-start text:id="IMark94853880"/><text:alphabetical-index-mark-start text:id="IMark114221624"/><text:alphabetical-index-mark-start text:id="IMark116954664"/>rule<text:alphabetical-index-mark-end text:id="IMark116954664"/><text:alphabetical-index-mark-end text:id="IMark114221624"/><text:alphabetical-index-mark-end text:id="IMark94853880"/> will only be <text:alphabetical-index-mark-start text:id="IMark110749272"/><text:alphabetical-index-mark-start text:id="IMark111020776"/>execute<text:alphabetical-index-mark-end text:id="IMark111020776"/><text:alphabetical-index-mark-end text:id="IMark110749272"/>d when the <text:alphabetical-index-mark-start text:id="IMark115814248"/><text:alphabetical-index-mark-start text:id="IMark112344840"/><text:alphabetical-index-mark-start text:id="IMark115465624"/>fact<text:alphabetical-index-mark-end text:id="IMark115465624"/><text:alphabetical-index-mark-end text:id="IMark112344840"/><text:alphabetical-index-mark-end text:id="IMark115814248"/>s with the r<text:alphabetical-index-mark-start text:id="IMark114025864"/>equ<text:alphabetical-index-mark-end text:id="IMark114025864"/>ired <text:alphabetical-index-mark-start text:id="IMark113573864"/><text:alphabetical-index-mark-start text:id="IMark108379656"/><text:alphabetical-index-mark-start text:id="IMark112457976"/>Item<text:alphabetical-index-mark-end text:id="IMark112457976"/><text:alphabetical-index-mark-end text:id="IMark108379656"/><text:alphabetical-index-mark-end text:id="IMark113573864"/> names have that <text:alphabetical-index-mark-start text:id="IMark115027608"/><text:alphabetical-index-mark-start text:id="IMark109948536"/><text:alphabetical-index-mark-start text:id="IMark111373592"/>status<text:alphabetical-index-mark-end text:id="IMark111373592"/><text:alphabetical-index-mark-end text:id="IMark109948536"/><text:alphabetical-index-mark-end text:id="IMark115027608"/>, which corresponds to the step in which the <text:alphabetical-index-mark-start text:id="IMark94200328"/><text:alphabetical-index-mark-start text:id="IMark90411176"/><text:alphabetical-index-mark-start text:id="IMark117153944"/>system<text:alphabetical-index-mark-end text:id="IMark117153944"/><text:alphabetical-index-mark-end text:id="IMark90411176"/><text:alphabetical-index-mark-end text:id="IMark94200328"/> applies the <text:alphabetical-index-mark-start text:id="IMark113938920"/><text:alphabetical-index-mark-start text:id="IMark90557112"/><text:alphabetical-index-mark-start text:id="IMark118435368"/>rule<text:alphabetical-index-mark-end text:id="IMark118435368"/><text:alphabetical-index-mark-end text:id="IMark90557112"/><text:alphabetical-index-mark-end text:id="IMark113938920"/>s. The <text:alphabetical-index-mark-start text:id="IMark69861896"/><text:alphabetical-index-mark-start text:id="IMark109832056"/><text:alphabetical-index-mark-start text:id="IMark112290472"/>rule<text:alphabetical-index-mark-end text:id="IMark112290472"/><text:alphabetical-index-mark-end text:id="IMark109832056"/><text:alphabetical-index-mark-end text:id="IMark69861896"/> cannot be enforced at any other <text:alphabetical-index-mark-start text:id="IMark112756152"/><text:alphabetical-index-mark-start text:id="IMark108885000"/><text:alphabetical-index-mark-start text:id="IMark96917144"/>time<text:alphabetical-index-mark-end text:id="IMark96917144"/><text:alphabetical-index-mark-end text:id="IMark108885000"/><text:alphabetical-index-mark-end text:id="IMark112756152"/>. This is a safety measure to make sure that <text:alphabetical-index-mark-start text:id="IMark109577160"/><text:alphabetical-index-mark-start text:id="IMark89000120"/>data<text:alphabetical-index-mark-end text:id="IMark89000120"/><text:alphabetical-index-mark-end text:id="IMark109577160"/> has been gathered from the <text:alphabetical-index-mark-start text:id="IMark88054040"/><text:alphabetical-index-mark-start text:id="IMark110120792"/><text:alphabetical-index-mark-start text:id="IMark118395400"/>OAPI<text:alphabetical-index-mark-end text:id="IMark118395400"/><text:alphabetical-index-mark-end text:id="IMark110120792"/><text:alphabetical-index-mark-end text:id="IMark88054040"/> and external <text:alphabetical-index-mark-start text:id="IMark98601464"/><text:alphabetical-index-mark-start text:id="IMark111540920"/><text:alphabetical-index-mark-start text:id="IMark115488040"/>module<text:alphabetical-index-mark-end text:id="IMark115488040"/><text:alphabetical-index-mark-end text:id="IMark111540920"/><text:alphabetical-index-mark-end text:id="IMark98601464"/>s such as <text:alphabetical-index-mark-start text:id="IMark95815736"/><text:alphabetical-index-mark-start text:id="IMark116207256"/><text:alphabetical-index-mark-start text:id="IMark100759672"/><text:alphabetical-index-mark-start text:id="IMark115360312"/>SQL<text:alphabetical-index-mark-end text:id="IMark115360312"/>C<text:alphabetical-index-mark-end text:id="IMark100759672"/><text:alphabetical-index-mark-end text:id="IMark116207256"/><text:alphabetical-index-mark-end text:id="IMark95815736"/> first.</text:p>
      <text:p text:style-name="Text_20_body"/>
      <text:p text:style-name="Text_20_body">And lastly, you will see that the <text:alphabetical-index-mark-start text:id="IMark112969960"/><text:alphabetical-index-mark-start text:id="IMark121050344"/><text:alphabetical-index-mark-start text:id="IMark121049672"/>string<text:alphabetical-index-mark-end text:id="IMark121049672"/><text:alphabetical-index-mark-end text:id="IMark121050344"/><text:alphabetical-index-mark-end text:id="IMark112969960"/> of the <text:alphabetical-index-mark-start text:id="IMark114031096"/><text:alphabetical-index-mark-start text:id="IMark112530680"/><text:span text:style-name="T82">Description</text:span><text:alphabetical-index-mark-end text:id="IMark112530680"/><text:alphabetical-index-mark-end text:id="IMark114031096"/> field starts with “<text:alphabetical-index-mark-start text:id="IMark116218216"/><text:alphabetical-index-mark-start text:id="IMark109197688"/><text:alphabetical-index-mark-start text:id="IMark104602808"/><text:span text:style-name="T93">Prg</text:span><text:alphabetical-index-mark-end text:id="IMark104602808"/><text:alphabetical-index-mark-end text:id="IMark109197688"/><text:alphabetical-index-mark-end text:id="IMark116218216"/><text:span text:style-name="T93">31.4 definition. </text:span><text:alphabetical-index-mark-start text:id="IMark111496088"/><text:alphabetical-index-mark-start text:id="IMark113064280"/><text:alphabetical-index-mark-start text:id="IMark113643784"/><text:span text:style-name="T93">Mode</text:span><text:alphabetical-index-mark-end text:id="IMark113643784"/><text:alphabetical-index-mark-end text:id="IMark113064280"/><text:alphabetical-index-mark-end text:id="IMark111496088"/><text:span text:style-name="T93"> crs...” </text:span><text:span text:style-name="T176">and something called </text:span><text:alphabetical-index-mark-start text:id="IMark109148520"/><text:alphabetical-index-mark-start text:id="IMark110758712"/><text:alphabetical-index-mark-start text:id="IMark95344536"/><text:span text:style-name="T176">mode</text:span><text:alphabetical-index-mark-end text:id="IMark95344536"/><text:alphabetical-index-mark-end text:id="IMark110758712"/><text:alphabetical-index-mark-end text:id="IMark109148520"/><text:span text:style-name="T176">s is mentioned.</text:span></text:p>
      <text:p text:style-name="Text_20_body"/>
      <text:p text:style-name="Text_20_body"><text:soft-page-break/><text:alphabetical-index-mark-start text:id="IMark111002392"/><text:alphabetical-index-mark-start text:id="IMark113996888"/><text:alphabetical-index-mark-start text:id="IMark116004600"/><text:span text:style-name="T82">Prg</text:span><text:alphabetical-index-mark-end text:id="IMark116004600"/><text:alphabetical-index-mark-end text:id="IMark113996888"/><text:alphabetical-index-mark-end text:id="IMark111002392"/><text:span text:style-name="T82">31.4</text:span><text:span text:style-name="T176"> stands for </text:span><text:alphabetical-index-mark-start text:id="IMark109509976"/><text:alphabetical-index-mark-start text:id="IMark92771256"/><text:alphabetical-index-mark-start text:id="IMark114961720"/><text:span text:style-name="T176">program</text:span><text:alphabetical-index-mark-end text:id="IMark114961720"/><text:alphabetical-index-mark-end text:id="IMark92771256"/><text:alphabetical-index-mark-end text:id="IMark109509976"/><text:span text:style-name="T176"> 31, </text:span><text:alphabetical-index-mark-start text:id="IMark109170776"/><text:alphabetical-index-mark-start text:id="IMark111270696"/><text:alphabetical-index-mark-start text:id="IMark99941848"/><text:span text:style-name="T176">version</text:span><text:alphabetical-index-mark-end text:id="IMark99941848"/><text:alphabetical-index-mark-end text:id="IMark111270696"/><text:alphabetical-index-mark-end text:id="IMark109170776"/><text:span text:style-name="T176"> 4. In the same folder as </text:span><text:alphabetical-index-mark-start text:id="IMark112635224"/><text:alphabetical-index-mark-start text:id="IMark121250440"/><text:alphabetical-index-mark-start text:id="IMark111392616"/><text:alphabetical-index-mark-start text:id="IMark112927032"/><text:span text:style-name="T82">DGIII</text:span><text:alphabetical-index-mark-end text:id="IMark112927032"/><text:alphabetical-index-mark-start text:id="IMark113370840"/><text:span text:style-name="T82">AI</text:span><text:alphabetical-index-mark-end text:id="IMark113370840"/><text:alphabetical-index-mark-end text:id="IMark111392616"/><text:alphabetical-index-mark-end text:id="IMark121250440"/><text:alphabetical-index-mark-end text:id="IMark112635224"/><text:span text:style-name="T82">.db</text:span><text:span text:style-name="T176"> you will find a </text:span><text:alphabetical-index-mark-start text:id="IMark107757720"/><text:alphabetical-index-mark-start text:id="IMark109962808"/><text:span text:style-name="T176">number</text:span><text:alphabetical-index-mark-end text:id="IMark109962808"/><text:alphabetical-index-mark-end text:id="IMark107757720"/><text:span text:style-name="T176"> of .sql </text:span><text:alphabetical-index-mark-start text:id="IMark114600792"/><text:alphabetical-index-mark-start text:id="IMark109468664"/><text:span text:style-name="T176">file</text:span><text:alphabetical-index-mark-end text:id="IMark109468664"/><text:alphabetical-index-mark-end text:id="IMark114600792"/><text:span text:style-name="T176">s. You can open those with a simple text </text:span><text:alphabetical-index-mark-start text:id="IMark113240296"/><text:alphabetical-index-mark-start text:id="IMark117068456"/><text:alphabetical-index-mark-start text:id="IMark113699640"/><text:alphabetical-index-mark-start text:id="IMark117296056"/><text:alphabetical-index-mark-start text:id="IMark114915288"/><text:span text:style-name="T176">edit</text:span><text:alphabetical-index-mark-end text:id="IMark114915288"/><text:alphabetical-index-mark-end text:id="IMark117296056"/><text:alphabetical-index-mark-end text:id="IMark113699640"/><text:span text:style-name="T176">or</text:span><text:alphabetical-index-mark-end text:id="IMark117068456"/><text:alphabetical-index-mark-end text:id="IMark113240296"/><text:span text:style-name="T176">. These contain the </text:span><text:alphabetical-index-mark-start text:id="IMark118276056"/><text:alphabetical-index-mark-start text:id="IMark97075960"/><text:alphabetical-index-mark-start text:id="IMark90334376"/><text:span text:style-name="T176">source</text:span><text:alphabetical-index-mark-end text:id="IMark90334376"/><text:alphabetical-index-mark-end text:id="IMark97075960"/><text:alphabetical-index-mark-end text:id="IMark118276056"/><text:span text:style-name="T176"> </text:span><text:alphabetical-index-mark-start text:id="IMark117025640"/><text:span text:style-name="T176">code</text:span><text:alphabetical-index-mark-end text:id="IMark117025640"/><text:span text:style-name="T176"> of each </text:span><text:alphabetical-index-mark-start text:id="IMark92629240"/><text:alphabetical-index-mark-start text:id="IMark115022088"/><text:alphabetical-index-mark-start text:id="IMark101370792"/><text:span text:style-name="T176">rule</text:span><text:alphabetical-index-mark-end text:id="IMark101370792"/><text:alphabetical-index-mark-end text:id="IMark115022088"/><text:alphabetical-index-mark-end text:id="IMark92629240"/><text:span text:style-name="T176"> corresponding to each </text:span><text:alphabetical-index-mark-start text:id="IMark110566936"/><text:alphabetical-index-mark-start text:id="IMark112101512"/><text:alphabetical-index-mark-start text:id="IMark101405976"/><text:span text:style-name="T176">program</text:span><text:alphabetical-index-mark-end text:id="IMark101405976"/><text:alphabetical-index-mark-end text:id="IMark112101512"/><text:alphabetical-index-mark-end text:id="IMark110566936"/><text:span text:style-name="T176"> and its different </text:span><text:alphabetical-index-mark-start text:id="IMark108883224"/><text:alphabetical-index-mark-start text:id="IMark111991560"/><text:alphabetical-index-mark-start text:id="IMark101452600"/><text:span text:style-name="T176">version</text:span><text:alphabetical-index-mark-end text:id="IMark101452600"/><text:alphabetical-index-mark-end text:id="IMark111991560"/><text:alphabetical-index-mark-end text:id="IMark108883224"/><text:span text:style-name="T176">s. </text:span></text:p>
      <text:p text:style-name="Text_20_body"/>
      <text:p text:style-name="Text_20_body"><text:span text:style-name="T180">T</text:span><text:span text:style-name="T176">hose </text:span><text:alphabetical-index-mark-start text:id="IMark96974776"/><text:alphabetical-index-mark-start text:id="IMark115825688"/><text:span text:style-name="T176">file</text:span><text:alphabetical-index-mark-end text:id="IMark115825688"/><text:alphabetical-index-mark-end text:id="IMark96974776"/><text:span text:style-name="T176">s </text:span><text:span text:style-name="T180">are </text:span><text:span text:style-name="T176">to write the </text:span><text:alphabetical-index-mark-start text:id="IMark116420104"/><text:alphabetical-index-mark-start text:id="IMark115297384"/><text:alphabetical-index-mark-start text:id="IMark112478888"/><text:span text:style-name="T176">rule</text:span><text:alphabetical-index-mark-end text:id="IMark112478888"/><text:alphabetical-index-mark-end text:id="IMark115297384"/><text:alphabetical-index-mark-end text:id="IMark116420104"/><text:span text:style-name="T176">s grouped on each </text:span><text:alphabetical-index-mark-start text:id="IMark102149192"/><text:alphabetical-index-mark-start text:id="IMark113709256"/><text:alphabetical-index-mark-start text:id="IMark111258120"/><text:span text:style-name="T176">program</text:span><text:alphabetical-index-mark-end text:id="IMark111258120"/><text:alphabetical-index-mark-end text:id="IMark113709256"/><text:alphabetical-index-mark-end text:id="IMark102149192"/><text:span text:style-name="T176">, and then copy them to </text:span><text:alphabetical-index-mark-start text:id="IMark118602392"/><text:alphabetical-index-mark-start text:id="IMark88001544"/><text:alphabetical-index-mark-start text:id="IMark92818920"/><text:span text:style-name="T82">sde_</text:span><text:alphabetical-index-mark-start text:id="IMark94934744"/><text:alphabetical-index-mark-start text:id="IMark98225576"/><text:alphabetical-index-mark-start text:id="IMark109248744"/><text:span text:style-name="T82">prg</text:span><text:alphabetical-index-mark-end text:id="IMark109248744"/><text:alphabetical-index-mark-end text:id="IMark98225576"/><text:alphabetical-index-mark-end text:id="IMark94934744"/><text:span text:style-name="T82">_</text:span><text:alphabetical-index-mark-start text:id="IMark109068056"/><text:alphabetical-index-mark-start text:id="IMark110590712"/><text:alphabetical-index-mark-start text:id="IMark110724632"/><text:span text:style-name="T82">rule</text:span><text:alphabetical-index-mark-end text:id="IMark110724632"/><text:alphabetical-index-mark-end text:id="IMark110590712"/><text:alphabetical-index-mark-end text:id="IMark109068056"/><text:span text:style-name="T82">s</text:span><text:alphabetical-index-mark-end text:id="IMark92818920"/><text:alphabetical-index-mark-end text:id="IMark88001544"/><text:alphabetical-index-mark-end text:id="IMark118602392"/><text:span text:style-name="T176">. There are different </text:span><text:alphabetical-index-mark-start text:id="IMark112745576"/><text:alphabetical-index-mark-start text:id="IMark112729272"/><text:alphabetical-index-mark-start text:id="IMark115432808"/><text:span text:style-name="T176">version</text:span><text:alphabetical-index-mark-end text:id="IMark115432808"/><text:alphabetical-index-mark-end text:id="IMark112729272"/><text:alphabetical-index-mark-end text:id="IMark112745576"/><text:span text:style-name="T176">s for almost every </text:span><text:alphabetical-index-mark-start text:id="IMark109824728"/><text:alphabetical-index-mark-start text:id="IMark114210616"/><text:alphabetical-index-mark-start text:id="IMark101862408"/><text:span text:style-name="T176">program</text:span><text:alphabetical-index-mark-end text:id="IMark101862408"/><text:alphabetical-index-mark-end text:id="IMark114210616"/><text:alphabetical-index-mark-end text:id="IMark109824728"/><text:span text:style-name="T176">, and all of them are kept in the </text:span><text:alphabetical-index-mark-start text:id="IMark108391976"/><text:span text:style-name="T176">lon</text:span><text:alphabetical-index-mark-end text:id="IMark108391976"/><text:span text:style-name="T176">g – term </text:span><text:alphabetical-index-mark-start text:id="IMark116579592"/><text:alphabetical-index-mark-start text:id="IMark114258200"/><text:alphabetical-index-mark-start text:id="IMark101168744"/><text:span text:style-name="T176">storage</text:span><text:alphabetical-index-mark-end text:id="IMark101168744"/><text:alphabetical-index-mark-end text:id="IMark114258200"/><text:alphabetical-index-mark-end text:id="IMark116579592"/><text:span text:style-name="T176">. Since even small c</text:span><text:span text:style-name="T177">h</text:span><text:span text:style-name="T176">anges can have very large effects, this practice helps roll back <text:s/>to a previous, well – behaved </text:span><text:alphabetical-index-mark-start text:id="IMark96655624"/><text:alphabetical-index-mark-start text:id="IMark113219048"/><text:alphabetical-index-mark-start text:id="IMark108368952"/><text:span text:style-name="T176">version</text:span><text:alphabetical-index-mark-end text:id="IMark108368952"/><text:alphabetical-index-mark-end text:id="IMark113219048"/><text:alphabetical-index-mark-end text:id="IMark96655624"/><text:span text:style-name="T176"> of a </text:span><text:alphabetical-index-mark-start text:id="IMark114859192"/><text:alphabetical-index-mark-start text:id="IMark113213800"/><text:alphabetical-index-mark-start text:id="IMark101311736"/><text:span text:style-name="T176">program</text:span><text:alphabetical-index-mark-end text:id="IMark101311736"/><text:alphabetical-index-mark-end text:id="IMark113213800"/><text:alphabetical-index-mark-end text:id="IMark114859192"/><text:span text:style-name="T176"> in the event on an error in the </text:span><text:alphabetical-index-mark-start text:id="IMark118504328"/><text:span text:style-name="T176">code</text:span><text:alphabetical-index-mark-end text:id="IMark118504328"/><text:span text:style-name="T176">.</text:span></text:p>
      <text:p text:style-name="Text_20_body"/>
      <text:p text:style-name="Text_20_body"><text:span text:style-name="T176">If you try to make changes or add </text:span><text:alphabetical-index-mark-start text:id="IMark112886008"/><text:alphabetical-index-mark-start text:id="IMark111452040"/><text:alphabetical-index-mark-start text:id="IMark108865416"/><text:span text:style-name="T176">rule</text:span><text:alphabetical-index-mark-end text:id="IMark108865416"/><text:alphabetical-index-mark-end text:id="IMark111452040"/><text:alphabetical-index-mark-end text:id="IMark112886008"/><text:span text:style-name="T176">s, it is better to do so using a new </text:span><text:alphabetical-index-mark-start text:id="IMark114347608"/><text:alphabetical-index-mark-start text:id="IMark100019592"/><text:alphabetical-index-mark-start text:id="IMark115713496"/><text:span text:style-name="T176">version</text:span><text:alphabetical-index-mark-end text:id="IMark115713496"/><text:alphabetical-index-mark-end text:id="IMark100019592"/><text:alphabetical-index-mark-end text:id="IMark114347608"/><text:span text:style-name="T176"> of the applicable </text:span><text:alphabetical-index-mark-start text:id="IMark114647576"/><text:alphabetical-index-mark-start text:id="IMark109922808"/><text:alphabetical-index-mark-start text:id="IMark118029992"/><text:span text:style-name="T176">program</text:span><text:alphabetical-index-mark-end text:id="IMark118029992"/><text:alphabetical-index-mark-end text:id="IMark109922808"/><text:alphabetical-index-mark-end text:id="IMark114647576"/><text:span text:style-name="T176">(s). You can configure what </text:span><text:alphabetical-index-mark-start text:id="IMark116707160"/><text:alphabetical-index-mark-start text:id="IMark111765608"/><text:alphabetical-index-mark-start text:id="IMark109652824"/><text:span text:style-name="T176">program</text:span><text:alphabetical-index-mark-end text:id="IMark109652824"/><text:alphabetical-index-mark-end text:id="IMark111765608"/><text:alphabetical-index-mark-end text:id="IMark116707160"/><text:span text:style-name="T176">s are active by creating or modifying the </text:span><text:alphabetical-index-mark-start text:id="IMark95651736"/><text:alphabetical-index-mark-start text:id="IMark111173672"/><text:alphabetical-index-mark-start text:id="IMark114486632"/><text:span text:style-name="T82">Value</text:span><text:alphabetical-index-mark-end text:id="IMark114486632"/><text:alphabetical-index-mark-end text:id="IMark111173672"/><text:alphabetical-index-mark-end text:id="IMark95651736"/><text:span text:style-name="T176"> field of the corresponding </text:span><text:alphabetical-index-mark-start text:id="IMark113458760"/><text:alphabetical-index-mark-start text:id="IMark114673976"/><text:alphabetical-index-mark-start text:id="IMark111287176"/><text:span text:style-name="T176">fact</text:span><text:alphabetical-index-mark-end text:id="IMark111287176"/><text:alphabetical-index-mark-end text:id="IMark114673976"/><text:alphabetical-index-mark-end text:id="IMark113458760"/><text:span text:style-name="T176"> </text:span><text:alphabetical-index-mark-start text:id="IMark115202168"/><text:alphabetical-index-mark-start text:id="IMark112999496"/><text:alphabetical-index-mark-start text:id="IMark117143592"/><text:span text:style-name="T176">record</text:span><text:alphabetical-index-mark-end text:id="IMark117143592"/><text:alphabetical-index-mark-end text:id="IMark112999496"/><text:alphabetical-index-mark-end text:id="IMark115202168"/><text:span text:style-name="T176"> in </text:span><text:alphabetical-index-mark-start text:id="IMark113016936"/><text:alphabetical-index-mark-start text:id="IMark96868392"/><text:alphabetical-index-mark-start text:id="IMark110368280"/><text:span text:style-name="T82">sde_mem_</text:span><text:alphabetical-index-mark-start text:id="IMark108692440"/><text:alphabetical-index-mark-start text:id="IMark116475256"/><text:alphabetical-index-mark-start text:id="IMark97015480"/><text:span text:style-name="T82">fact</text:span><text:alphabetical-index-mark-end text:id="IMark97015480"/><text:alphabetical-index-mark-end text:id="IMark116475256"/><text:alphabetical-index-mark-end text:id="IMark108692440"/><text:span text:style-name="T82">s</text:span><text:alphabetical-index-mark-end text:id="IMark110368280"/><text:alphabetical-index-mark-end text:id="IMark96868392"/><text:alphabetical-index-mark-end text:id="IMark113016936"/><text:span text:style-name="T176">. </text:span></text:p>
      <text:p text:style-name="Text_20_body"/>
      <text:p text:style-name="Text_20_body"><text:span text:style-name="T176">For </text:span><text:alphabetical-index-mark-start text:id="IMark113288008"/><text:alphabetical-index-mark-start text:id="IMark111163192"/><text:alphabetical-index-mark-start text:id="IMark115890104"/><text:span text:style-name="T176">example</text:span><text:alphabetical-index-mark-end text:id="IMark115890104"/><text:alphabetical-index-mark-end text:id="IMark111163192"/><text:alphabetical-index-mark-end text:id="IMark113288008"/><text:span text:style-name="T176">, in the case of </text:span><text:alphabetical-index-mark-start text:id="IMark115977224"/><text:alphabetical-index-mark-start text:id="IMark58437096"/><text:alphabetical-index-mark-start text:id="IMark100705208"/><text:span text:style-name="T176">program</text:span><text:alphabetical-index-mark-end text:id="IMark100705208"/><text:alphabetical-index-mark-end text:id="IMark58437096"/><text:alphabetical-index-mark-end text:id="IMark115977224"/><text:span text:style-name="T176"> 31, you should look for (</text:span><text:alphabetical-index-mark-start text:id="IMark110662664"/><text:alphabetical-index-mark-start text:id="IMark109586664"/><text:alphabetical-index-mark-start text:id="IMark102542392"/><text:span text:style-name="T176">SELECT</text:span><text:alphabetical-index-mark-end text:id="IMark102542392"/><text:alphabetical-index-mark-end text:id="IMark109586664"/><text:alphabetical-index-mark-end text:id="IMark110662664"/><text:span text:style-name="T176">) the </text:span><text:alphabetical-index-mark-start text:id="IMark94411832"/><text:alphabetical-index-mark-start text:id="IMark107755192"/><text:alphabetical-index-mark-start text:id="IMark111648888"/><text:span text:style-name="T176">record</text:span><text:alphabetical-index-mark-end text:id="IMark111648888"/><text:alphabetical-index-mark-end text:id="IMark107755192"/><text:alphabetical-index-mark-end text:id="IMark94411832"/><text:span text:style-name="T176"> that contains </text:span><text:alphabetical-index-mark-start text:id="IMark92949512"/><text:alphabetical-index-mark-start text:id="IMark110907128"/><text:alphabetical-index-mark-start text:id="IMark111755128"/><text:span text:style-name="T82">Item</text:span><text:alphabetical-index-mark-end text:id="IMark111755128"/><text:alphabetical-index-mark-end text:id="IMark110907128"/><text:alphabetical-index-mark-end text:id="IMark92949512"/><text:span text:style-name="T82"> = ‘</text:span><text:alphabetical-index-mark-start text:id="IMark110693912"/><text:alphabetical-index-mark-start text:id="IMark107737672"/><text:alphabetical-index-mark-start text:id="IMark102315048"/><text:span text:style-name="T82">cur</text:span><text:alphabetical-index-mark-end text:id="IMark102315048"/><text:span text:style-name="T82">_</text:span><text:alphabetical-index-mark-start text:id="IMark101260504"/><text:span text:style-name="T82">ver</text:span><text:alphabetical-index-mark-end text:id="IMark101260504"/><text:alphabetical-index-mark-end text:id="IMark107737672"/><text:alphabetical-index-mark-end text:id="IMark110693912"/><text:span text:style-name="T82">_</text:span><text:alphabetical-index-mark-start text:id="IMark118256568"/><text:alphabetical-index-mark-start text:id="IMark115230536"/><text:alphabetical-index-mark-start text:id="IMark112029064"/><text:span text:style-name="T82">prg</text:span><text:alphabetical-index-mark-end text:id="IMark112029064"/><text:alphabetical-index-mark-end text:id="IMark115230536"/><text:alphabetical-index-mark-end text:id="IMark118256568"/><text:span text:style-name="T82">31’</text:span><text:span text:style-name="T176">. </text:span><text:span text:style-name="T178">If you change the </text:span><text:alphabetical-index-mark-start text:id="IMark110203128"/><text:alphabetical-index-mark-start text:id="IMark120979432"/><text:alphabetical-index-mark-start text:id="IMark121151592"/><text:span text:style-name="T95">Value</text:span><text:alphabetical-index-mark-end text:id="IMark121151592"/><text:alphabetical-index-mark-end text:id="IMark120979432"/><text:alphabetical-index-mark-end text:id="IMark110203128"/><text:span text:style-name="T178"> field from – say – 31.4 to 31.5, you will change the </text:span><text:alphabetical-index-mark-start text:id="IMark112817192"/><text:alphabetical-index-mark-start text:id="IMark93927672"/><text:alphabetical-index-mark-start text:id="IMark121174472"/><text:span text:style-name="T178">enabled</text:span><text:alphabetical-index-mark-end text:id="IMark121174472"/><text:alphabetical-index-mark-end text:id="IMark93927672"/><text:alphabetical-index-mark-end text:id="IMark112817192"/><text:span text:style-name="T178"> </text:span><text:alphabetical-index-mark-start text:id="IMark121288488"/><text:alphabetical-index-mark-start text:id="IMark121088264"/><text:alphabetical-index-mark-start text:id="IMark117294648"/><text:span text:style-name="T178">version</text:span><text:alphabetical-index-mark-end text:id="IMark117294648"/><text:alphabetical-index-mark-end text:id="IMark121088264"/><text:alphabetical-index-mark-end text:id="IMark121288488"/><text:span text:style-name="T178"> of </text:span><text:alphabetical-index-mark-start text:id="IMark105272280"/><text:alphabetical-index-mark-start text:id="IMark96661768"/><text:alphabetical-index-mark-start text:id="IMark116209512"/><text:span text:style-name="T178">prg</text:span><text:alphabetical-index-mark-end text:id="IMark116209512"/><text:alphabetical-index-mark-end text:id="IMark96661768"/><text:alphabetical-index-mark-end text:id="IMark105272280"/><text:span text:style-name="T178">3</text:span><text:span text:style-name="T186">1</text:span><text:span text:style-name="T178"> from 31.4 to 31.5 and the </text:span><text:alphabetical-index-mark-start text:id="IMark113473544"/><text:alphabetical-index-mark-start text:id="IMark118163272"/><text:alphabetical-index-mark-start text:id="IMark94325384"/><text:alphabetical-index-mark-start text:id="IMark105017112"/><text:span text:style-name="T178">AI</text:span><text:alphabetical-index-mark-end text:id="IMark105017112"/><text:span text:style-name="T178">E</text:span><text:alphabetical-index-mark-end text:id="IMark94325384"/><text:alphabetical-index-mark-end text:id="IMark118163272"/><text:alphabetical-index-mark-end text:id="IMark113473544"/><text:span text:style-name="T178"> will </text:span><text:alphabetical-index-mark-start text:id="IMark100751352"/><text:alphabetical-index-mark-start text:id="IMark111417304"/><text:alphabetical-index-mark-start text:id="IMark115968536"/><text:span text:style-name="T178">load</text:span><text:alphabetical-index-mark-end text:id="IMark115968536"/><text:alphabetical-index-mark-end text:id="IMark111417304"/><text:alphabetical-index-mark-end text:id="IMark100751352"/><text:span text:style-name="T178"> </text:span><text:alphabetical-index-mark-start text:id="IMark70803912"/><text:alphabetical-index-mark-start text:id="IMark104653272"/><text:alphabetical-index-mark-start text:id="IMark94129288"/><text:span text:style-name="T95">prg</text:span><text:alphabetical-index-mark-end text:id="IMark94129288"/><text:alphabetical-index-mark-end text:id="IMark104653272"/><text:alphabetical-index-mark-end text:id="IMark70803912"/><text:span text:style-name="T95">31.5</text:span><text:span text:style-name="T178"> instead of </text:span><text:alphabetical-index-mark-start text:id="IMark114466552"/><text:alphabetical-index-mark-start text:id="IMark110399992"/><text:alphabetical-index-mark-start text:id="IMark108810472"/><text:span text:style-name="T95">prg</text:span><text:alphabetical-index-mark-end text:id="IMark108810472"/><text:alphabetical-index-mark-end text:id="IMark110399992"/><text:alphabetical-index-mark-end text:id="IMark114466552"/><text:span text:style-name="T95">31.4</text:span><text:span text:style-name="T178"> when </text:span><text:alphabetical-index-mark-start text:id="IMark115214728"/><text:alphabetical-index-mark-start text:id="IMark60798584"/><text:alphabetical-index-mark-start text:id="IMark117959752"/><text:span text:style-name="T178">prg</text:span><text:alphabetical-index-mark-end text:id="IMark117959752"/><text:alphabetical-index-mark-end text:id="IMark60798584"/><text:alphabetical-index-mark-end text:id="IMark115214728"/><text:span text:style-name="T178">31 is r</text:span><text:alphabetical-index-mark-start text:id="IMark113719368"/><text:span text:style-name="T178">equ</text:span><text:alphabetical-index-mark-end text:id="IMark113719368"/><text:span text:style-name="T178">ired. </text:span></text:p>
      <text:p text:style-name="Text_20_body"/>
      <text:p text:style-name="Text_20_body"><text:span text:style-name="T179">If you take a look at another </text:span><text:alphabetical-index-mark-start text:id="IMark116193000"/><text:alphabetical-index-mark-start text:id="IMark105739416"/><text:alphabetical-index-mark-start text:id="IMark109053208"/><text:span text:style-name="T179">fact</text:span><text:alphabetical-index-mark-end text:id="IMark109053208"/><text:alphabetical-index-mark-end text:id="IMark105739416"/><text:alphabetical-index-mark-end text:id="IMark116193000"/><text:span text:style-name="T179"> </text:span><text:alphabetical-index-mark-start text:id="IMark121404904"/><text:alphabetical-index-mark-start text:id="IMark109020232"/><text:alphabetical-index-mark-start text:id="IMark116172200"/><text:span text:style-name="T179">record</text:span><text:alphabetical-index-mark-end text:id="IMark116172200"/><text:alphabetical-index-mark-end text:id="IMark109020232"/><text:alphabetical-index-mark-end text:id="IMark121404904"/><text:span text:style-name="T179"> from </text:span><text:alphabetical-index-mark-start text:id="IMark94418104"/><text:alphabetical-index-mark-start text:id="IMark93007448"/><text:alphabetical-index-mark-start text:id="IMark99086584"/><text:span text:style-name="T94">sde_mem_</text:span><text:alphabetical-index-mark-start text:id="IMark112935560"/><text:alphabetical-index-mark-start text:id="IMark113781064"/><text:alphabetical-index-mark-start text:id="IMark118455464"/><text:span text:style-name="T94">fact</text:span><text:alphabetical-index-mark-end text:id="IMark118455464"/><text:alphabetical-index-mark-end text:id="IMark113781064"/><text:alphabetical-index-mark-end text:id="IMark112935560"/><text:span text:style-name="T94">s</text:span><text:alphabetical-index-mark-end text:id="IMark99086584"/><text:alphabetical-index-mark-end text:id="IMark93007448"/><text:alphabetical-index-mark-end text:id="IMark94418104"/><text:span text:style-name="T179"> with </text:span><text:alphabetical-index-mark-start text:id="IMark94847784"/><text:alphabetical-index-mark-start text:id="IMark109770248"/><text:alphabetical-index-mark-start text:id="IMark112379384"/><text:span text:style-name="T94">Item</text:span><text:alphabetical-index-mark-end text:id="IMark112379384"/><text:alphabetical-index-mark-end text:id="IMark109770248"/><text:alphabetical-index-mark-end text:id="IMark94847784"/><text:span text:style-name="T94">=’</text:span><text:alphabetical-index-mark-start text:id="IMark112339704"/><text:alphabetical-index-mark-start text:id="IMark117069528"/><text:alphabetical-index-mark-start text:id="IMark110677800"/><text:alphabetical-index-mark-start text:id="IMark112300056"/><text:alphabetical-index-mark-start text:id="IMark118194456"/><text:span text:style-name="T94">load</text:span><text:alphabetical-index-mark-end text:id="IMark118194456"/><text:alphabetical-index-mark-end text:id="IMark112300056"/><text:alphabetical-index-mark-end text:id="IMark110677800"/><text:span text:style-name="T94">_</text:span><text:alphabetical-index-mark-start text:id="IMark115834360"/><text:alphabetical-index-mark-start text:id="IMark111896984"/><text:alphabetical-index-mark-start text:id="IMark108049512"/><text:span text:style-name="T94">order</text:span><text:alphabetical-index-mark-end text:id="IMark108049512"/><text:alphabetical-index-mark-end text:id="IMark111896984"/><text:alphabetical-index-mark-end text:id="IMark115834360"/><text:alphabetical-index-mark-end text:id="IMark117069528"/><text:alphabetical-index-mark-end text:id="IMark112339704"/><text:span text:style-name="T94">31’</text:span><text:span text:style-name="T179">, you will see that </text:span><text:alphabetical-index-mark-start text:id="IMark116207256"/><text:alphabetical-index-mark-start text:id="IMark95815736"/><text:alphabetical-index-mark-start text:id="IMark100759672"/><text:span text:style-name="T94">Value</text:span><text:alphabetical-index-mark-end text:id="IMark100759672"/><text:alphabetical-index-mark-end text:id="IMark95815736"/><text:alphabetical-index-mark-end text:id="IMark116207256"/><text:span text:style-name="T94"> </text:span><text:span text:style-name="T96">=</text:span><text:span text:style-name="T94"> 0</text:span><text:span text:style-name="T179">. This means that the </text:span><text:alphabetical-index-mark-start text:id="IMark115360312"/><text:alphabetical-index-mark-start text:id="IMark98601464"/><text:alphabetical-index-mark-start text:id="IMark111540920"/><text:span text:style-name="T179">program</text:span><text:alphabetical-index-mark-end text:id="IMark111540920"/><text:alphabetical-index-mark-end text:id="IMark98601464"/><text:alphabetical-index-mark-end text:id="IMark115360312"/><text:span text:style-name="T179"> or chunk of </text:span><text:alphabetical-index-mark-start text:id="IMark115488040"/><text:alphabetical-index-mark-start text:id="IMark88054040"/><text:alphabetical-index-mark-start text:id="IMark110120792"/><text:span text:style-name="T179">rule</text:span><text:alphabetical-index-mark-end text:id="IMark110120792"/><text:alphabetical-index-mark-end text:id="IMark88054040"/><text:alphabetical-index-mark-end text:id="IMark115488040"/><text:span text:style-name="T179">s has no </text:span><text:alphabetical-index-mark-start text:id="IMark118395400"/><text:alphabetical-index-mark-start text:id="IMark109577160"/><text:span text:style-name="T179">sync</text:span><text:alphabetical-index-mark-end text:id="IMark109577160"/><text:alphabetical-index-mark-end text:id="IMark118395400"/><text:span text:style-name="T179">hronized </text:span><text:alphabetical-index-mark-start text:id="IMark89000120"/><text:alphabetical-index-mark-start text:id="IMark112756152"/><text:alphabetical-index-mark-start text:id="IMark108885000"/><text:span text:style-name="T179">load</text:span><text:alphabetical-index-mark-end text:id="IMark108885000"/><text:alphabetical-index-mark-end text:id="IMark112756152"/><text:alphabetical-index-mark-end text:id="IMark89000120"/><text:span text:style-name="T179">ing r</text:span><text:alphabetical-index-mark-start text:id="IMark96917144"/><text:span text:style-name="T179">equ</text:span><text:alphabetical-index-mark-end text:id="IMark96917144"/><text:span text:style-name="T179">irement. It will be </text:span><text:alphabetical-index-mark-start text:id="IMark69861896"/><text:alphabetical-index-mark-start text:id="IMark109832056"/><text:alphabetical-index-mark-start text:id="IMark112290472"/><text:span text:style-name="T179">load</text:span><text:alphabetical-index-mark-end text:id="IMark112290472"/><text:alphabetical-index-mark-end text:id="IMark109832056"/><text:alphabetical-index-mark-end text:id="IMark69861896"/><text:span text:style-name="T179">ed orn </text:span><text:alphabetical-index-mark-start text:id="IMark113938920"/><text:alphabetical-index-mark-start text:id="IMark90557112"/><text:alphabetical-index-mark-start text:id="IMark118435368"/><text:span text:style-name="T179">un</text:span><text:alphabetical-index-mark-start text:id="IMark94200328"/><text:alphabetical-index-mark-start text:id="IMark90411176"/><text:alphabetical-index-mark-start text:id="IMark117153944"/><text:span text:style-name="T179">load</text:span><text:alphabetical-index-mark-end text:id="IMark117153944"/><text:alphabetical-index-mark-end text:id="IMark90411176"/><text:alphabetical-index-mark-end text:id="IMark94200328"/><text:alphabetical-index-mark-end text:id="IMark118435368"/><text:alphabetical-index-mark-end text:id="IMark90557112"/><text:alphabetical-index-mark-end text:id="IMark113938920"/><text:span text:style-name="T179">ed to </text:span><text:alphabetical-index-mark-start text:id="IMark115027608"/><text:alphabetical-index-mark-start text:id="IMark109948536"/><text:alphabetical-index-mark-start text:id="IMark111373592"/><text:span text:style-name="T94">sde_</text:span><text:alphabetical-index-mark-start text:id="IMark113573864"/><text:alphabetical-index-mark-start text:id="IMark108379656"/><text:alphabetical-index-mark-start text:id="IMark112457976"/><text:span text:style-name="T94">rule</text:span><text:alphabetical-index-mark-end text:id="IMark112457976"/><text:alphabetical-index-mark-end text:id="IMark108379656"/><text:alphabetical-index-mark-end text:id="IMark113573864"/><text:span text:style-name="T94">s</text:span><text:alphabetical-index-mark-end text:id="IMark111373592"/><text:alphabetical-index-mark-end text:id="IMark109948536"/><text:alphabetical-index-mark-end text:id="IMark115027608"/><text:span text:style-name="T179"> as r</text:span><text:alphabetical-index-mark-start text:id="IMark114025864"/><text:span text:style-name="T179">equ</text:span><text:alphabetical-index-mark-end text:id="IMark114025864"/><text:span text:style-name="T179">ested by other </text:span><text:alphabetical-index-mark-start text:id="IMark115814248"/><text:alphabetical-index-mark-start text:id="IMark112344840"/><text:alphabetical-index-mark-start text:id="IMark115465624"/><text:span text:style-name="T179">rule</text:span><text:alphabetical-index-mark-end text:id="IMark115465624"/><text:alphabetical-index-mark-end text:id="IMark112344840"/><text:alphabetical-index-mark-end text:id="IMark115814248"/><text:span text:style-name="T179">s or by the user, by means of the </text:span><text:alphabetical-index-mark-start text:id="IMark110749272"/><text:alphabetical-index-mark-start text:id="IMark111020776"/><text:alphabetical-index-mark-start text:id="IMark94853880"/><text:alphabetical-index-mark-start text:id="IMark114221624"/><text:span text:style-name="T179">SQL</text:span><text:alphabetical-index-mark-end text:id="IMark114221624"/><text:span text:style-name="T179">C</text:span><text:alphabetical-index-mark-end text:id="IMark94853880"/><text:alphabetical-index-mark-end text:id="IMark111020776"/><text:alphabetical-index-mark-end text:id="IMark110749272"/><text:span text:style-name="T179"> </text:span><text:alphabetical-index-mark-start text:id="IMark116954664"/><text:alphabetical-index-mark-start text:id="IMark118368424"/><text:alphabetical-index-mark-start text:id="IMark111235144"/><text:span text:style-name="T179">MFD</text:span><text:alphabetical-index-mark-end text:id="IMark111235144"/><text:alphabetical-index-mark-end text:id="IMark118368424"/><text:alphabetical-index-mark-end text:id="IMark116954664"/><text:span text:style-name="T179">. If you find any </text:span><text:alphabetical-index-mark-start text:id="IMark93752456"/><text:alphabetical-index-mark-start text:id="IMark121136424"/><text:alphabetical-index-mark-start text:id="IMark112969960"/><text:span text:style-name="T179">load</text:span><text:alphabetical-index-mark-end text:id="IMark112969960"/><text:alphabetical-index-mark-end text:id="IMark121136424"/><text:alphabetical-index-mark-end text:id="IMark93752456"/><text:span text:style-name="T179"> </text:span><text:alphabetical-index-mark-start text:id="IMark121050344"/><text:alphabetical-index-mark-start text:id="IMark121049672"/><text:alphabetical-index-mark-start text:id="IMark101864856"/><text:span text:style-name="T179">order</text:span><text:alphabetical-index-mark-end text:id="IMark101864856"/><text:alphabetical-index-mark-end text:id="IMark121049672"/><text:alphabetical-index-mark-end text:id="IMark121050344"/><text:span text:style-name="T179"> </text:span><text:alphabetical-index-mark-start text:id="IMark114031096"/><text:alphabetical-index-mark-start text:id="IMark112530680"/><text:alphabetical-index-mark-start text:id="IMark117125720"/><text:span text:style-name="T179">fact</text:span><text:alphabetical-index-mark-end text:id="IMark117125720"/><text:alphabetical-index-mark-end text:id="IMark112530680"/><text:alphabetical-index-mark-end text:id="IMark114031096"/><text:span text:style-name="T179"> with a </text:span><text:alphabetical-index-mark-start text:id="IMark116218216"/><text:alphabetical-index-mark-start text:id="IMark109197688"/><text:alphabetical-index-mark-start text:id="IMark104602808"/><text:span text:style-name="T179">value</text:span><text:alphabetical-index-mark-end text:id="IMark104602808"/><text:alphabetical-index-mark-end text:id="IMark109197688"/><text:alphabetical-index-mark-end text:id="IMark116218216"/><text:span text:style-name="T179"> not </text:span><text:alphabetical-index-mark-start text:id="IMark118353032"/><text:span text:style-name="T179">equ</text:span><text:alphabetical-index-mark-end text:id="IMark118353032"/><text:span text:style-name="T179">al to zero, that means that the associated </text:span><text:alphabetical-index-mark-start text:id="IMark110558424"/><text:alphabetical-index-mark-start text:id="IMark111496088"/><text:alphabetical-index-mark-start text:id="IMark113064280"/><text:span text:style-name="T179">program</text:span><text:alphabetical-index-mark-end text:id="IMark113064280"/><text:alphabetical-index-mark-end text:id="IMark111496088"/><text:alphabetical-index-mark-end text:id="IMark110558424"/><text:span text:style-name="T179"> will be </text:span><text:alphabetical-index-mark-start text:id="IMark113643784"/><text:alphabetical-index-mark-start text:id="IMark109486792"/><text:alphabetical-index-mark-start text:id="IMark110306488"/><text:span text:style-name="T179">load</text:span><text:alphabetical-index-mark-end text:id="IMark110306488"/><text:alphabetical-index-mark-end text:id="IMark109486792"/><text:alphabetical-index-mark-end text:id="IMark113643784"/><text:span text:style-name="T179">ed on the </text:span><text:alphabetical-index-mark-start text:id="IMark114810168"/><text:alphabetical-index-mark-start text:id="IMark109148520"/><text:alphabetical-index-mark-start text:id="IMark110758712"/><text:span text:style-name="T179">inference</text:span><text:alphabetical-index-mark-end text:id="IMark110758712"/><text:alphabetical-index-mark-end text:id="IMark109148520"/><text:alphabetical-index-mark-end text:id="IMark114810168"/><text:span text:style-name="T179"> </text:span><text:alphabetical-index-mark-start text:id="IMark95344536"/><text:alphabetical-index-mark-start text:id="IMark115369704"/><text:alphabetical-index-mark-start text:id="IMark109628456"/><text:span text:style-name="T179">iteration</text:span><text:alphabetical-index-mark-end text:id="IMark109628456"/><text:alphabetical-index-mark-end text:id="IMark115369704"/><text:alphabetical-index-mark-end text:id="IMark95344536"/><text:span text:style-name="T179"> of the </text:span><text:alphabetical-index-mark-start text:id="IMark97071272"/><text:alphabetical-index-mark-start text:id="IMark96167288"/><text:alphabetical-index-mark-start text:id="IMark112413848"/><text:span text:style-name="T179">ES</text:span><text:alphabetical-index-mark-end text:id="IMark112413848"/><text:alphabetical-index-mark-end text:id="IMark96167288"/><text:alphabetical-index-mark-end text:id="IMark97071272"/><text:span text:style-name="T179"> </text:span><text:alphabetical-index-mark-start text:id="IMark119796856"/><text:span text:style-name="T179">equ</text:span><text:alphabetical-index-mark-end text:id="IMark119796856"/><text:span text:style-name="T179">al to that </text:span><text:alphabetical-index-mark-start text:id="IMark114114904"/><text:alphabetical-index-mark-start text:id="IMark111002392"/><text:span text:style-name="T179">number</text:span><text:alphabetical-index-mark-end text:id="IMark111002392"/><text:alphabetical-index-mark-end text:id="IMark114114904"/><text:span text:style-name="T179">. The </text:span><text:alphabetical-index-mark-start text:id="IMark113996888"/><text:alphabetical-index-mark-start text:id="IMark116004600"/><text:alphabetical-index-mark-start text:id="IMark95261208"/><text:span text:style-name="T179">inference</text:span><text:alphabetical-index-mark-end text:id="IMark95261208"/><text:alphabetical-index-mark-end text:id="IMark116004600"/><text:alphabetical-index-mark-end text:id="IMark113996888"/><text:span text:style-name="T179"> </text:span><text:alphabetical-index-mark-start text:id="IMark117130536"/><text:alphabetical-index-mark-start text:id="IMark112880456"/><text:alphabetical-index-mark-start text:id="IMark109509976"/><text:span text:style-name="T179">iteration</text:span><text:alphabetical-index-mark-end text:id="IMark109509976"/><text:alphabetical-index-mark-end text:id="IMark112880456"/><text:alphabetical-index-mark-end text:id="IMark117130536"/><text:span text:style-name="T179"> </text:span><text:alphabetical-index-mark-start text:id="IMark92771256"/><text:alphabetical-index-mark-start text:id="IMark114961720"/><text:span text:style-name="T179">number</text:span><text:alphabetical-index-mark-end text:id="IMark114961720"/><text:alphabetical-index-mark-end text:id="IMark92771256"/><text:span text:style-name="T179"> is the </text:span><text:alphabetical-index-mark-start text:id="IMark104618184"/><text:alphabetical-index-mark-start text:id="IMark97714696"/><text:alphabetical-index-mark-start text:id="IMark109170776"/><text:span text:style-name="T179">value</text:span><text:alphabetical-index-mark-end text:id="IMark109170776"/><text:alphabetical-index-mark-end text:id="IMark97714696"/><text:alphabetical-index-mark-end text:id="IMark104618184"/><text:span text:style-name="T179"> of </text:span><text:alphabetical-index-mark-start text:id="IMark111270696"/><text:alphabetical-index-mark-start text:id="IMark99941848"/><text:alphabetical-index-mark-start text:id="IMark108019848"/><text:span text:style-name="T179">fact</text:span><text:alphabetical-index-mark-end text:id="IMark108019848"/><text:alphabetical-index-mark-end text:id="IMark99941848"/><text:alphabetical-index-mark-end text:id="IMark111270696"/><text:span text:style-name="T179"> is_first_</text:span><text:alphabetical-index-mark-start text:id="IMark97575640"/><text:alphabetical-index-mark-start text:id="IMark112927032"/><text:alphabetical-index-mark-start text:id="IMark110615272"/><text:span text:style-name="T179">iteration</text:span><text:alphabetical-index-mark-end text:id="IMark110615272"/><text:alphabetical-index-mark-end text:id="IMark112927032"/><text:alphabetical-index-mark-end text:id="IMark97575640"/><text:span text:style-name="T179">, which </text:span><text:span text:style-name="T180">was</text:span><text:span text:style-name="T179"> als</text:span><text:span text:style-name="T180">o</text:span><text:span text:style-name="T179"> mentioned in an </text:span><text:alphabetical-index-mark-start text:id="IMark112635224"/><text:alphabetical-index-mark-start text:id="IMark121250440"/><text:alphabetical-index-mark-start text:id="IMark111392616"/><text:span text:style-name="T179">example</text:span><text:alphabetical-index-mark-end text:id="IMark111392616"/><text:alphabetical-index-mark-end text:id="IMark121250440"/><text:alphabetical-index-mark-end text:id="IMark112635224"/><text:span text:style-name="T179"> (see </text:span><text:span text:style-name="T192">[</text:span><text:span text:style-name="T190">4.3.1</text:span><text:span text:style-name="T191">1</text:span><text:span text:style-name="T190">.8.</text:span><text:span text:style-name="T192">]</text:span><text:span text:style-name="T179">).</text:span></text:p>
      <text:p text:style-name="Text_20_body"/>
      <text:p text:style-name="Text_20_body">As you can probably see, this particular <text:alphabetical-index-mark-start text:id="IMark96655624"/><text:alphabetical-index-mark-start text:id="IMark113219048"/><text:alphabetical-index-mark-start text:id="IMark108368952"/>rule<text:alphabetical-index-mark-end text:id="IMark108368952"/><text:alphabetical-index-mark-end text:id="IMark113219048"/><text:alphabetical-index-mark-end text:id="IMark96655624"/> sets to zero <text:alphabetical-index-mark-start text:id="IMark93506280"/><text:alphabetical-index-mark-start text:id="IMark101156616"/><text:alphabetical-index-mark-start text:id="IMark114859192"/>value<text:alphabetical-index-mark-end text:id="IMark114859192"/><text:alphabetical-index-mark-end text:id="IMark101156616"/><text:alphabetical-index-mark-end text:id="IMark93506280"/>s <text:alphabetical-index-mark-start text:id="IMark113213800"/>re<text:alphabetical-index-mark-start text:id="IMark101311736"/>l<text:alphabetical-index-mark-end text:id="IMark113213800"/>at<text:alphabetical-index-mark-end text:id="IMark101311736"/>ed to the pitch of the craft in <text:alphabetical-index-mark-start text:id="IMark116723864"/>re<text:alphabetical-index-mark-start text:id="IMark102205080"/>l<text:alphabetical-index-mark-end text:id="IMark116723864"/>at<text:alphabetical-index-mark-end text:id="IMark102205080"/>ion to something called <text:alphabetical-index-mark-start text:id="IMark118504328"/><text:alphabetical-index-mark-start text:id="IMark109362680"/><text:alphabetical-index-mark-start text:id="IMark115173384"/>mode<text:alphabetical-index-mark-end text:id="IMark115173384"/><text:alphabetical-index-mark-end text:id="IMark109362680"/><text:alphabetical-index-mark-end text:id="IMark118504328"/> crs. This is a <text:alphabetical-index-mark-start text:id="IMark113769768"/><text:alphabetical-index-mark-start text:id="IMark109728696"/><text:alphabetical-index-mark-start text:id="IMark113596344"/>mode<text:alphabetical-index-mark-end text:id="IMark113596344"/><text:alphabetical-index-mark-end text:id="IMark109728696"/><text:alphabetical-index-mark-end text:id="IMark113769768"/> that <text:alphabetical-index-mark-start text:id="IMark121280776"/><text:alphabetical-index-mark-start text:id="IMark119371288"/><text:alphabetical-index-mark-start text:id="IMark101147976"/>manage<text:alphabetical-index-mark-end text:id="IMark101147976"/><text:alphabetical-index-mark-end text:id="IMark119371288"/><text:alphabetical-index-mark-end text:id="IMark121280776"/>s <text:alphabetical-index-mark-start text:id="IMark101359896"/><text:alphabetical-index-mark-start text:id="IMark112886008"/><text:alphabetical-index-mark-start text:id="IMark111452040"/>cruise<text:alphabetical-index-mark-end text:id="IMark111452040"/><text:alphabetical-index-mark-end text:id="IMark112886008"/><text:alphabetical-index-mark-end text:id="IMark101359896"/> <text:alphabetical-index-mark-start text:id="IMark108865416"/><text:alphabetical-index-mark-start text:id="IMark114402232"/><text:alphabetical-index-mark-start text:id="IMark101865928"/>flight<text:alphabetical-index-mark-end text:id="IMark101865928"/><text:alphabetical-index-mark-end text:id="IMark114402232"/><text:alphabetical-index-mark-end text:id="IMark108865416"/> in an <text:alphabetical-index-mark-start text:id="IMark114347608"/><text:alphabetical-index-mark-start text:id="IMark100019592"/><text:alphabetical-index-mark-start text:id="IMark115713496"/>atmosphere<text:alphabetical-index-mark-end text:id="IMark115713496"/><text:alphabetical-index-mark-end text:id="IMark100019592"/><text:alphabetical-index-mark-end text:id="IMark114347608"/>. <text:alphabetical-index-mark-start text:id="IMark113799000"/><text:alphabetical-index-mark-start text:id="IMark96671768"/>Setting<text:alphabetical-index-mark-end text:id="IMark96671768"/><text:alphabetical-index-mark-end text:id="IMark113799000"/> on an off various <text:alphabetical-index-mark-start text:id="IMark114647576"/><text:alphabetical-index-mark-start text:id="IMark109922808"/><text:alphabetical-index-mark-start text:id="IMark118029992"/>mode<text:alphabetical-index-mark-end text:id="IMark118029992"/><text:alphabetical-index-mark-end text:id="IMark109922808"/><text:alphabetical-index-mark-end text:id="IMark114647576"/>s <text:alphabetical-index-mark-start text:id="IMark93957704"/><text:alphabetical-index-mark-start text:id="IMark111741160"/><text:alphabetical-index-mark-start text:id="IMark116707160"/>load<text:alphabetical-index-mark-end text:id="IMark116707160"/><text:alphabetical-index-mark-end text:id="IMark111741160"/><text:alphabetical-index-mark-end text:id="IMark93957704"/>s and <text:alphabetical-index-mark-start text:id="IMark111765608"/><text:alphabetical-index-mark-start text:id="IMark109652824"/><text:alphabetical-index-mark-start text:id="IMark108223112"/>un<text:alphabetical-index-mark-start text:id="IMark114029368"/><text:alphabetical-index-mark-start text:id="IMark95651736"/><text:alphabetical-index-mark-start text:id="IMark111173672"/>load<text:alphabetical-index-mark-end text:id="IMark111173672"/><text:alphabetical-index-mark-end text:id="IMark95651736"/><text:alphabetical-index-mark-end text:id="IMark114029368"/><text:alphabetical-index-mark-end text:id="IMark108223112"/><text:alphabetical-index-mark-end text:id="IMark109652824"/><text:alphabetical-index-mark-end text:id="IMark111765608"/>s several <text:alphabetical-index-mark-start text:id="IMark114486632"/><text:alphabetical-index-mark-start text:id="IMark57793304"/><text:alphabetical-index-mark-start text:id="IMark93304616"/>program<text:alphabetical-index-mark-end text:id="IMark93304616"/><text:alphabetical-index-mark-end text:id="IMark57793304"/><text:alphabetical-index-mark-end text:id="IMark114486632"/>s. A <text:alphabetical-index-mark-start text:id="IMark113458760"/><text:alphabetical-index-mark-start text:id="IMark114673976"/><text:alphabetical-index-mark-start text:id="IMark111287176"/>mode<text:alphabetical-index-mark-end text:id="IMark111287176"/><text:alphabetical-index-mark-end text:id="IMark114673976"/><text:alphabetical-index-mark-end text:id="IMark113458760"/> is an <text:alphabetical-index-mark-start text:id="IMark112442760"/><text:alphabetical-index-mark-start text:id="IMark105548648"/><text:alphabetical-index-mark-start text:id="IMark115202168"/><text:alphabetical-index-mark-start text:id="IMark112999496"/>abs<text:alphabetical-index-mark-end text:id="IMark112999496"/>tr<text:alphabetical-index-mark-start text:id="IMark117143592"/><text:alphabetical-index-mark-start text:id="IMark94474664"/><text:alphabetical-index-mark-start text:id="IMark110144248"/>act<text:alphabetical-index-mark-end text:id="IMark115202168"/><text:alphabetical-index-mark-end text:id="IMark105548648"/><text:alphabetical-index-mark-end text:id="IMark112442760"/>ion<text:alphabetical-index-mark-end text:id="IMark110144248"/><text:alphabetical-index-mark-end text:id="IMark94474664"/><text:alphabetical-index-mark-end text:id="IMark117143592"/> <text:alphabetical-index-mark-start text:id="IMark101487704"/><text:alphabetical-index-mark-start text:id="IMark108692440"/><text:alphabetical-index-mark-start text:id="IMark116475256"/>layer<text:alphabetical-index-mark-end text:id="IMark116475256"/><text:alphabetical-index-mark-end text:id="IMark108692440"/><text:alphabetical-index-mark-end text:id="IMark101487704"/> on top of <text:alphabetical-index-mark-start text:id="IMark97015480"/><text:alphabetical-index-mark-start text:id="IMark109605608"/><text:alphabetical-index-mark-start text:id="IMark113016936"/>program<text:alphabetical-index-mark-end text:id="IMark113016936"/><text:alphabetical-index-mark-end text:id="IMark109605608"/><text:alphabetical-index-mark-end text:id="IMark97015480"/>s, which in <text:alphabetical-index-mark-start text:id="IMark96868392"/><text:alphabetical-index-mark-start text:id="IMark110368280"/>turn<text:alphabetical-index-mark-end text:id="IMark110368280"/><text:alphabetical-index-mark-end text:id="IMark96868392"/> are on top of individual <text:alphabetical-index-mark-start text:id="IMark115306728"/><text:alphabetical-index-mark-start text:id="IMark104781800"/><text:alphabetical-index-mark-start text:id="IMark110359960"/>rule<text:alphabetical-index-mark-end text:id="IMark110359960"/><text:alphabetical-index-mark-end text:id="IMark104781800"/><text:alphabetical-index-mark-end text:id="IMark115306728"/>s, conceptually speaking.</text:p>
      <text:p text:style-name="Text_20_body"/>
      <text:p text:style-name="Text_20_body"/>
      <text:h text:style-name="Heading_20_3" text:outline-level="3"><text:bookmark-start text:name="__RefHeading___Toc6414_1538881673"/><text:span text:style-name="T9">4.3.1</text:span><text:span text:style-name="T1">3</text:span><text:span text:style-name="T9">.</text:span><text:span text:style-name="T208"> General </text:span><text:alphabetical-index-mark-start text:id="IMark111163192"/><text:alphabetical-index-mark-start text:id="IMark113915336"/><text:span text:style-name="T208">description</text:span><text:alphabetical-index-mark-end text:id="IMark113915336"/><text:alphabetical-index-mark-end text:id="IMark111163192"/> of <text:alphabetical-index-mark-start text:id="IMark111570232"/><text:alphabetical-index-mark-start text:id="IMark115977224"/><text:alphabetical-index-mark-start text:id="IMark58437096"/>fact<text:alphabetical-index-mark-end text:id="IMark58437096"/><text:alphabetical-index-mark-end text:id="IMark115977224"/><text:alphabetical-index-mark-end text:id="IMark111570232"/>s<text:bookmark-end text:name="__RefHeading___Toc6414_1538881673"/></text:h>
      <text:p text:style-name="Text_20_body"/>
      <text:p text:style-name="Text_20_body"><text:soft-page-break/><text:alphabetical-index-mark-start text:id="IMark102542392"/><text:alphabetical-index-mark-start text:id="IMark111771864"/><text:alphabetical-index-mark-start text:id="IMark111114152"/>Fact<text:alphabetical-index-mark-end text:id="IMark111114152"/><text:alphabetical-index-mark-end text:id="IMark111771864"/><text:alphabetical-index-mark-end text:id="IMark102542392"/>s are <text:alphabetical-index-mark-start text:id="IMark94411832"/><text:alphabetical-index-mark-start text:id="IMark107755192"/><text:alphabetical-index-mark-start text:id="IMark111648888"/>representation<text:alphabetical-index-mark-end text:id="IMark111648888"/><text:alphabetical-index-mark-end text:id="IMark107755192"/><text:alphabetical-index-mark-end text:id="IMark94411832"/>s of <text:alphabetical-index-mark-start text:id="IMark111506664"/><text:alphabetical-index-mark-start text:id="IMark79022664"/><text:alphabetical-index-mark-start text:id="IMark92949512"/>OAPI<text:alphabetical-index-mark-end text:id="IMark92949512"/><text:alphabetical-index-mark-end text:id="IMark79022664"/><text:alphabetical-index-mark-end text:id="IMark111506664"/> <text:alphabetical-index-mark-start text:id="IMark110907128"/><text:alphabetical-index-mark-start text:id="IMark111755128"/><text:alphabetical-index-mark-start text:id="IMark115318152"/>argument<text:alphabetical-index-mark-end text:id="IMark115318152"/><text:alphabetical-index-mark-end text:id="IMark111755128"/><text:alphabetical-index-mark-end text:id="IMark110907128"/>s as well as internal parameters of the <text:alphabetical-index-mark-start text:id="IMark118426664"/><text:alphabetical-index-mark-start text:id="IMark102315048"/><text:alphabetical-index-mark-start text:id="IMark92260040"/><text:alphabetical-index-mark-start text:id="IMark98657592"/>AI<text:alphabetical-index-mark-end text:id="IMark98657592"/>E<text:alphabetical-index-mark-end text:id="IMark92260040"/><text:alphabetical-index-mark-end text:id="IMark102315048"/><text:alphabetical-index-mark-end text:id="IMark118426664"/> within the <text:alphabetical-index-mark-start text:id="IMark110693912"/><text:alphabetical-index-mark-start text:id="IMark107737672"/><text:alphabetical-index-mark-start text:id="IMark101260504"/>KB<text:alphabetical-index-mark-end text:id="IMark101260504"/><text:alphabetical-index-mark-end text:id="IMark107737672"/><text:alphabetical-index-mark-end text:id="IMark110693912"/>. Think of them as variables <text:alphabetical-index-mark-start text:id="IMark112402376"/><text:alphabetical-index-mark-start text:id="IMark101167016"/>store<text:alphabetical-index-mark-end text:id="IMark101167016"/><text:alphabetical-index-mark-end text:id="IMark112402376"/>d in a <text:alphabetical-index-mark-start text:id="IMark118256568"/><text:alphabetical-index-mark-start text:id="IMark115230536"/><text:alphabetical-index-mark-start text:id="IMark112029064"/><text:alphabetical-index-mark-start text:id="IMark111214056"/><text:alphabetical-index-mark-start text:id="IMark95970648"/>data<text:alphabetical-index-mark-end text:id="IMark95970648"/><text:alphabetical-index-mark-end text:id="IMark111214056"/><text:alphabetical-index-mark-start text:id="IMark115629048"/><text:alphabetical-index-mark-start text:id="IMark121113672"/>base<text:alphabetical-index-mark-end text:id="IMark121113672"/><text:alphabetical-index-mark-end text:id="IMark115629048"/><text:alphabetical-index-mark-end text:id="IMark112029064"/><text:alphabetical-index-mark-end text:id="IMark115230536"/><text:alphabetical-index-mark-end text:id="IMark118256568"/>. Most of them can be classified in groups <text:span text:style-name="T249">and understood in their meaning and </text:span><text:alphabetical-index-mark-start text:id="IMark110203128"/><text:alphabetical-index-mark-start text:id="IMark120979432"/><text:alphabetical-index-mark-start text:id="IMark121151592"/><text:span text:style-name="T249">function</text:span><text:alphabetical-index-mark-end text:id="IMark121151592"/><text:alphabetical-index-mark-end text:id="IMark120979432"/><text:alphabetical-index-mark-end text:id="IMark110203128"/><text:span text:style-name="T249"> </text:span><text:alphabetical-index-mark-start text:id="IMark96158232"/><text:alphabetical-index-mark-start text:id="IMark98245384"/><text:span text:style-name="T249">base</text:span><text:alphabetical-index-mark-end text:id="IMark98245384"/><text:alphabetical-index-mark-end text:id="IMark96158232"/><text:span text:style-name="T249">d on the nature of those groups</text:span>. </text:p>
      <text:p text:style-name="Text_20_body"/>
      <text:p text:style-name="P31"><text:alphabetical-index-mark-start text:id="IMark121088264"/>Fact<text:alphabetical-index-mark-end text:id="IMark121088264"/>s that belong to the original setup of <text:alphabetical-index-mark-start text:id="IMark117294648"/>DGIIIAI<text:alphabetical-index-mark-end text:id="IMark117294648"/> <text:s/>have <text:alphabetical-index-mark-start text:id="IMark110442088"/><text:span text:style-name="T82">Context</text:span><text:alphabetical-index-mark-end text:id="IMark110442088"/><text:span text:style-name="T82"> = ‘ship’</text:span>; it is possible to generate and <text:alphabetical-index-mark-start text:id="IMark118444072"/><text:alphabetical-index-mark-start text:id="IMark105272280"/>delete<text:alphabetical-index-mark-end text:id="IMark105272280"/><text:alphabetical-index-mark-end text:id="IMark118444072"/> <text:alphabetical-index-mark-start text:id="IMark96661768"/>fact<text:alphabetical-index-mark-end text:id="IMark96661768"/>s on the fly. Just make sure that their <text:alphabetical-index-mark-start text:id="IMark116209512"/><text:span text:style-name="T82">Context</text:span><text:alphabetical-index-mark-end text:id="IMark116209512"/> <text:alphabetical-index-mark-start text:id="IMark117773336"/>value<text:alphabetical-index-mark-end text:id="IMark117773336"/> is different – for <text:alphabetical-index-mark-start text:id="IMark112054888"/>example<text:alphabetical-index-mark-end text:id="IMark112054888"/>, the <text:alphabetical-index-mark-start text:id="IMark112780488"/>context<text:alphabetical-index-mark-end text:id="IMark112780488"/> of a new <text:alphabetical-index-mark-start text:id="IMark111758728"/>fact<text:alphabetical-index-mark-end text:id="IMark111758728"/> could be the same as the <text:alphabetical-index-mark-start text:id="IMark105017112"/><text:span text:style-name="T82">Context</text:span><text:alphabetical-index-mark-end text:id="IMark105017112"/> of the <text:alphabetical-index-mark-start text:id="IMark101870600"/>program<text:alphabetical-index-mark-end text:id="IMark101870600"/> in question for the sake of clarity.</text:p>
      <text:p text:style-name="Text_20_body"/>
      <text:p text:style-name="Text_20_body">We will use <text:alphabetical-index-mark-start text:id="IMark115968536"/><text:alphabetical-index-mark-start text:id="IMark115955928"/><text:alphabetical-index-mark-start text:id="IMark115542152"/>SQL<text:alphabetical-index-mark-end text:id="IMark115542152"/><text:alphabetical-index-mark-end text:id="IMark115955928"/><text:alphabetical-index-mark-end text:id="IMark115968536"/> snippets here for identification of <text:alphabetical-index-mark-start text:id="IMark70803912"/><text:alphabetical-index-mark-start text:id="IMark104653272"/><text:alphabetical-index-mark-start text:id="IMark94129288"/>fact<text:alphabetical-index-mark-end text:id="IMark94129288"/><text:alphabetical-index-mark-end text:id="IMark104653272"/><text:alphabetical-index-mark-end text:id="IMark70803912"/> groups.</text:p>
      <text:p text:style-name="Text_20_body"/>
      <text:p text:style-name="Text_20_body"><text:span text:style-name="T1">4.3.13.1.</text:span> In general, <text:alphabetical-index-mark-start text:id="IMark114466552"/><text:alphabetical-index-mark-start text:id="IMark110399992"/><text:alphabetical-index-mark-start text:id="IMark108810472"/>fact<text:alphabetical-index-mark-end text:id="IMark108810472"/><text:alphabetical-index-mark-end text:id="IMark110399992"/><text:alphabetical-index-mark-end text:id="IMark114466552"/>s representing actual <text:alphabetical-index-mark-start text:id="IMark93389992"/><text:alphabetical-index-mark-start text:id="IMark113212040"/><text:alphabetical-index-mark-start text:id="IMark117746184"/>OAPI<text:alphabetical-index-mark-end text:id="IMark117746184"/><text:alphabetical-index-mark-end text:id="IMark113212040"/><text:alphabetical-index-mark-end text:id="IMark93389992"/> <text:alphabetical-index-mark-start text:id="IMark115214728"/><text:alphabetical-index-mark-start text:id="IMark60798584"/><text:alphabetical-index-mark-start text:id="IMark117959752"/>argument<text:alphabetical-index-mark-end text:id="IMark117959752"/><text:alphabetical-index-mark-end text:id="IMark60798584"/><text:alphabetical-index-mark-end text:id="IMark115214728"/>s carry names that are the same or almost the same as the names of those <text:alphabetical-index-mark-start text:id="IMark110535096"/><text:alphabetical-index-mark-start text:id="IMark113961384"/><text:alphabetical-index-mark-start text:id="IMark113719368"/>argument<text:alphabetical-index-mark-end text:id="IMark113719368"/><text:alphabetical-index-mark-end text:id="IMark113961384"/><text:alphabetical-index-mark-end text:id="IMark110535096"/>s. This has b<text:span text:style-name="T294">e</text:span>en done in <text:alphabetical-index-mark-start text:id="IMark116827224"/><text:alphabetical-index-mark-start text:id="IMark97987368"/><text:alphabetical-index-mark-start text:id="IMark100087048"/>order<text:alphabetical-index-mark-end text:id="IMark100087048"/><text:alphabetical-index-mark-end text:id="IMark97987368"/><text:alphabetical-index-mark-end text:id="IMark116827224"/> to ease recognition of the <text:alphabetical-index-mark-start text:id="IMark99148072"/><text:alphabetical-index-mark-start text:id="IMark118310872"/><text:alphabetical-index-mark-start text:id="IMark116818152"/>function<text:alphabetical-index-mark-end text:id="IMark116818152"/><text:alphabetical-index-mark-end text:id="IMark118310872"/><text:alphabetical-index-mark-end text:id="IMark99148072"/> of as many <text:alphabetical-index-mark-start text:id="IMark110716840"/><text:alphabetical-index-mark-start text:id="IMark112376184"/><text:alphabetical-index-mark-start text:id="IMark113370840"/>fact<text:alphabetical-index-mark-end text:id="IMark113370840"/><text:alphabetical-index-mark-end text:id="IMark112376184"/><text:alphabetical-index-mark-end text:id="IMark110716840"/>s as possible.</text:p>
      <text:p text:style-name="Text_20_body"/>
      <text:p text:style-name="Text_20_body"/>
      <text:p text:style-name="Text_20_body"><text:span text:style-name="T1">4.3.13.2.</text:span> <text:alphabetical-index-mark-start text:id="IMark121404904"/><text:alphabetical-index-mark-start text:id="IMark109020232"/><text:alphabetical-index-mark-start text:id="IMark116172200"/><text:span text:style-name="T82">Fact</text:span><text:alphabetical-index-mark-end text:id="IMark116172200"/><text:alphabetical-index-mark-end text:id="IMark109020232"/><text:alphabetical-index-mark-end text:id="IMark121404904"/><text:span text:style-name="T82"> LIKE ‘</text:span><text:alphabetical-index-mark-start text:id="IMark107757720"/><text:span text:style-name="T82">%</text:span><text:alphabetical-index-mark-start text:id="IMark109962808"/><text:alphabetical-index-mark-start text:id="IMark113124552"/><text:alphabetical-index-mark-start text:id="IMark112935560"/><text:span text:style-name="T82">mode</text:span><text:alphabetical-index-mark-end text:id="IMark112935560"/><text:alphabetical-index-mark-end text:id="IMark113124552"/><text:alphabetical-index-mark-end text:id="IMark109962808"/><text:span text:style-name="T82">%</text:span><text:alphabetical-index-mark-end text:id="IMark107757720"/><text:span text:style-name="T82">’</text:span> - These <text:alphabetical-index-mark-start text:id="IMark113781064"/><text:alphabetical-index-mark-start text:id="IMark118455464"/><text:alphabetical-index-mark-start text:id="IMark115776488"/>fact<text:alphabetical-index-mark-end text:id="IMark115776488"/><text:alphabetical-index-mark-end text:id="IMark118455464"/><text:alphabetical-index-mark-end text:id="IMark113781064"/>s <text:alphabetical-index-mark-start text:id="IMark94418104"/><text:alphabetical-index-mark-start text:id="IMark93007448"/><text:alphabetical-index-mark-start text:id="IMark99086584"/>manage<text:alphabetical-index-mark-end text:id="IMark99086584"/><text:alphabetical-index-mark-end text:id="IMark93007448"/><text:alphabetical-index-mark-end text:id="IMark94418104"/> various <text:alphabetical-index-mark-start text:id="IMark114600792"/><text:alphabetical-index-mark-start text:id="IMark109468664"/><text:alphabetical-index-mark-start text:id="IMark94847784"/>mode<text:alphabetical-index-mark-end text:id="IMark94847784"/><text:alphabetical-index-mark-end text:id="IMark109468664"/><text:alphabetical-index-mark-end text:id="IMark114600792"/>s. If <text:alphabetical-index-mark-start text:id="IMark109770248"/><text:alphabetical-index-mark-start text:id="IMark112379384"/><text:alphabetical-index-mark-start text:id="IMark113941768"/><text:span text:style-name="T82">Value</text:span><text:alphabetical-index-mark-end text:id="IMark113941768"/><text:alphabetical-index-mark-end text:id="IMark112379384"/><text:alphabetical-index-mark-end text:id="IMark109770248"/><text:span text:style-name="T82"> = 1</text:span> then the <text:alphabetical-index-mark-start text:id="IMark110817672"/><text:alphabetical-index-mark-start text:id="IMark110677800"/><text:alphabetical-index-mark-start text:id="IMark112300056"/>mode<text:alphabetical-index-mark-end text:id="IMark112300056"/><text:alphabetical-index-mark-end text:id="IMark110677800"/><text:alphabetical-index-mark-end text:id="IMark110817672"/> is on, otherwise is off.</text:p>
      <text:p text:style-name="Text_20_body"/>
      <text:p text:style-name="Text_20_body"/>
      <text:p text:style-name="Text_20_body"><text:span text:style-name="T1">4.3.13.</text:span><text:span text:style-name="T16">3</text:span><text:span text:style-name="T1">.</text:span> <text:alphabetical-index-mark-start text:id="IMark117068456"/><text:alphabetical-index-mark-start text:id="IMark111039432"/><text:alphabetical-index-mark-start text:id="IMark111971144"/><text:span text:style-name="T82">Fact</text:span><text:alphabetical-index-mark-end text:id="IMark111971144"/><text:alphabetical-index-mark-end text:id="IMark111039432"/><text:alphabetical-index-mark-end text:id="IMark117068456"/><text:span text:style-name="T82"> LIKE ‘%</text:span><text:alphabetical-index-mark-start text:id="IMark118276056"/><text:alphabetical-index-mark-start text:id="IMark97075960"/><text:alphabetical-index-mark-start text:id="IMark115360312"/><text:span text:style-name="T100">thgroup</text:span><text:alphabetical-index-mark-end text:id="IMark115360312"/><text:alphabetical-index-mark-end text:id="IMark97075960"/><text:alphabetical-index-mark-end text:id="IMark118276056"/><text:span text:style-name="T82">%’</text:span> - <text:span text:style-name="T239">Corresponds to the </text:span><text:alphabetical-index-mark-start text:id="IMark98601464"/><text:alphabetical-index-mark-start text:id="IMark111540920"/><text:alphabetical-index-mark-start text:id="IMark90334376"/><text:span text:style-name="T239">thgroup</text:span><text:alphabetical-index-mark-end text:id="IMark90334376"/><text:alphabetical-index-mark-end text:id="IMark111540920"/><text:alphabetical-index-mark-end text:id="IMark98601464"/><text:span text:style-name="T239">s of </text:span><text:alphabetical-index-mark-start text:id="IMark117105608"/><text:alphabetical-index-mark-start text:id="IMark115488040"/><text:alphabetical-index-mark-start text:id="IMark88054040"/><text:span text:style-name="T239">OAPI</text:span><text:alphabetical-index-mark-end text:id="IMark88054040"/><text:alphabetical-index-mark-end text:id="IMark115488040"/><text:alphabetical-index-mark-end text:id="IMark117105608"/><text:span text:style-name="T239">.</text:span></text:p>
      <text:p text:style-name="Text_20_body"/>
      <text:p text:style-name="Text_20_body"/>
      <text:p text:style-name="Text_20_body"><text:span text:style-name="T1">4.3.13.</text:span><text:span text:style-name="T16">4</text:span><text:span text:style-name="T1">.</text:span> <text:alphabetical-index-mark-start text:id="IMark69861896"/><text:alphabetical-index-mark-start text:id="IMark109832056"/><text:alphabetical-index-mark-start text:id="IMark112290472"/><text:span text:style-name="T82">Fact</text:span><text:alphabetical-index-mark-end text:id="IMark112290472"/><text:alphabetical-index-mark-end text:id="IMark109832056"/><text:alphabetical-index-mark-end text:id="IMark69861896"/><text:span text:style-name="T82"> LIKE ‘%</text:span><text:alphabetical-index-mark-start text:id="IMark112479592"/><text:alphabetical-index-mark-start text:id="IMark110566936"/><text:alphabetical-index-mark-start text:id="IMark112101512"/><text:span text:style-name="T100">tgt</text:span><text:alphabetical-index-mark-end text:id="IMark112101512"/><text:alphabetical-index-mark-end text:id="IMark110566936"/><text:span text:style-name="T82">%</text:span><text:alphabetical-index-mark-end text:id="IMark112479592"/><text:span text:style-name="T82">’</text:span> - These <text:alphabetical-index-mark-start text:id="IMark113938920"/><text:alphabetical-index-mark-start text:id="IMark90557112"/><text:alphabetical-index-mark-start text:id="IMark118435368"/><text:span text:style-name="T239">fact</text:span><text:alphabetical-index-mark-end text:id="IMark118435368"/><text:alphabetical-index-mark-end text:id="IMark90557112"/><text:alphabetical-index-mark-end text:id="IMark113938920"/><text:span text:style-name="T239">s represent </text:span><text:alphabetical-index-mark-start text:id="IMark94200328"/><text:alphabetical-index-mark-start text:id="IMark90411176"/><text:alphabetical-index-mark-start text:id="IMark117153944"/><text:span text:style-name="T239">target</text:span><text:alphabetical-index-mark-end text:id="IMark117153944"/><text:alphabetical-index-mark-end text:id="IMark90411176"/><text:alphabetical-index-mark-end text:id="IMark94200328"/><text:span text:style-name="T239">s to be achieved or </text:span><text:alphabetical-index-mark-start text:id="IMark101405976"/><text:alphabetical-index-mark-start text:id="IMark114692520"/><text:alphabetical-index-mark-start text:id="IMark70796312"/><text:span text:style-name="T239">value</text:span><text:alphabetical-index-mark-end text:id="IMark70796312"/><text:alphabetical-index-mark-end text:id="IMark114692520"/><text:alphabetical-index-mark-end text:id="IMark101405976"/><text:span text:style-name="T239">s to be set as attributes of other </text:span><text:alphabetical-index-mark-start text:id="IMark113573864"/><text:alphabetical-index-mark-start text:id="IMark108379656"/><text:alphabetical-index-mark-start text:id="IMark112457976"/><text:span text:style-name="T239">fact</text:span><text:alphabetical-index-mark-end text:id="IMark112457976"/><text:alphabetical-index-mark-end text:id="IMark108379656"/><text:alphabetical-index-mark-end text:id="IMark113573864"/><text:span text:style-name="T239">s. For </text:span><text:alphabetical-index-mark-start text:id="IMark108883224"/><text:alphabetical-index-mark-start text:id="IMark115027608"/><text:alphabetical-index-mark-start text:id="IMark109948536"/><text:span text:style-name="T239">example</text:span><text:alphabetical-index-mark-end text:id="IMark109948536"/><text:alphabetical-index-mark-end text:id="IMark115027608"/><text:alphabetical-index-mark-end text:id="IMark108883224"/><text:span text:style-name="T239"> </text:span><text:alphabetical-index-mark-start text:id="IMark111373592"/><text:alphabetical-index-mark-start text:id="IMark111991560"/><text:span text:style-name="T100">tgt</text:span><text:alphabetical-index-mark-end text:id="IMark111991560"/><text:alphabetical-index-mark-end text:id="IMark111373592"/><text:span text:style-name="T100">_hdg</text:span><text:span text:style-name="T239"> is a </text:span><text:alphabetical-index-mark-start text:id="IMark101452600"/><text:alphabetical-index-mark-start text:id="IMark114025864"/><text:alphabetical-index-mark-start text:id="IMark93224120"/><text:span text:style-name="T239">value</text:span><text:alphabetical-index-mark-end text:id="IMark93224120"/><text:alphabetical-index-mark-end text:id="IMark114025864"/><text:alphabetical-index-mark-end text:id="IMark101452600"/><text:span text:style-name="T239"> to be passed to </text:span><text:alphabetical-index-mark-start text:id="IMark116781864"/><text:alphabetical-index-mark-start text:id="IMark115814248"/><text:alphabetical-index-mark-start text:id="IMark112344840"/><text:span text:style-name="T239">fact</text:span><text:alphabetical-index-mark-end text:id="IMark112344840"/><text:alphabetical-index-mark-end text:id="IMark115814248"/><text:alphabetical-index-mark-end text:id="IMark116781864"/><text:span text:style-name="T239"> </text:span><text:span text:style-name="T100">hdg</text:span><text:span text:style-name="T239">.</text:span></text:p>
      <text:p text:style-name="Text_20_body"/>
      <text:p text:style-name="Text_20_body"/>
      <text:p text:style-name="Text_20_body"><text:span text:style-name="T1">4.3.13.</text:span><text:span text:style-name="T17">5</text:span><text:span text:style-name="T1">.</text:span> <text:alphabetical-index-mark-start text:id="IMark121050344"/><text:alphabetical-index-mark-start text:id="IMark121049672"/><text:alphabetical-index-mark-start text:id="IMark101864856"/><text:span text:style-name="T82">Fact</text:span><text:alphabetical-index-mark-end text:id="IMark101864856"/><text:alphabetical-index-mark-end text:id="IMark121049672"/><text:alphabetical-index-mark-end text:id="IMark121050344"/><text:span text:style-name="T82"> LIKE ‘%</text:span><text:alphabetical-index-mark-start text:id="IMark97028616"/><text:alphabetical-index-mark-start text:id="IMark94508808"/><text:alphabetical-index-mark-start text:id="IMark114031096"/><text:alphabetical-index-mark-start text:id="IMark112530680"/><text:alphabetical-index-mark-start text:id="IMark117125720"/><text:alphabetical-index-mark-start text:id="IMark115067608"/><text:span text:style-name="T101">fact</text:span><text:alphabetical-index-mark-end text:id="IMark115067608"/><text:alphabetical-index-mark-end text:id="IMark117125720"/><text:alphabetical-index-mark-end text:id="IMark112530680"/><text:span text:style-name="T101">or</text:span><text:alphabetical-index-mark-end text:id="IMark114031096"/><text:alphabetical-index-mark-end text:id="IMark94508808"/><text:alphabetical-index-mark-end text:id="IMark97028616"/><text:span text:style-name="T82">%’</text:span> - <text:span text:style-name="T240">These contain </text:span><text:alphabetical-index-mark-start text:id="IMark111059160"/><text:alphabetical-index-mark-start text:id="IMark116218216"/><text:alphabetical-index-mark-start text:id="IMark109197688"/><text:span text:style-name="T240">value</text:span><text:alphabetical-index-mark-end text:id="IMark109197688"/><text:alphabetical-index-mark-end text:id="IMark116218216"/><text:alphabetical-index-mark-end text:id="IMark111059160"/><text:span text:style-name="T240">s that are used as operands in conjunction with other </text:span><text:alphabetical-index-mark-start text:id="IMark104602808"/><text:alphabetical-index-mark-start text:id="IMark116420104"/><text:alphabetical-index-mark-start text:id="IMark115297384"/><text:span text:style-name="T240">value</text:span><text:alphabetical-index-mark-end text:id="IMark115297384"/><text:alphabetical-index-mark-end text:id="IMark116420104"/><text:alphabetical-index-mark-end text:id="IMark104602808"/><text:span text:style-name="T240">s. They are generally used to improve results of calcu</text:span><text:alphabetical-index-mark-start text:id="IMark118353032"/><text:span text:style-name="T240">lat</text:span><text:alphabetical-index-mark-end text:id="IMark118353032"/><text:span text:style-name="T240">ions by using </text:span><text:alphabetical-index-mark-start text:id="IMark112478888"/><text:alphabetical-index-mark-start text:id="IMark91930744"/><text:alphabetical-index-mark-start text:id="IMark110558424"/><text:span text:style-name="T240">machine</text:span><text:alphabetical-index-mark-end text:id="IMark110558424"/><text:alphabetical-index-mark-end text:id="IMark91930744"/><text:alphabetical-index-mark-end text:id="IMark112478888"/><text:span text:style-name="T240"> </text:span><text:alphabetical-index-mark-start text:id="IMark111496088"/><text:alphabetical-index-mark-start text:id="IMark113064280"/><text:span text:style-name="T240">learn</text:span><text:alphabetical-index-mark-end text:id="IMark113064280"/><text:alphabetical-index-mark-end text:id="IMark111496088"/><text:span text:style-name="T240">ing </text:span><text:alphabetical-index-mark-start text:id="IMark104441960"/><text:alphabetical-index-mark-start text:id="IMark102149192"/><text:span text:style-name="T240">algorithm</text:span><text:alphabetical-index-mark-end text:id="IMark102149192"/><text:alphabetical-index-mark-end text:id="IMark104441960"/><text:span text:style-name="T240">s. For </text:span><text:alphabetical-index-mark-start text:id="IMark113643784"/><text:alphabetical-index-mark-start text:id="IMark109486792"/><text:alphabetical-index-mark-start text:id="IMark110306488"/><text:span text:style-name="T240">example</text:span><text:alphabetical-index-mark-end text:id="IMark110306488"/><text:alphabetical-index-mark-end text:id="IMark109486792"/><text:alphabetical-index-mark-end text:id="IMark113643784"/><text:span text:style-name="T240">, a </text:span><text:alphabetical-index-mark-start text:id="IMark113709256"/><text:alphabetical-index-mark-start text:id="IMark111258120"/><text:alphabetical-index-mark-start text:id="IMark114810168"/><text:alphabetical-index-mark-start text:id="IMark109148520"/><text:alphabetical-index-mark-start text:id="IMark110758712"/><text:alphabetical-index-mark-start text:id="IMark118457128"/><text:span text:style-name="T240">fact</text:span><text:alphabetical-index-mark-end text:id="IMark118457128"/><text:alphabetical-index-mark-end text:id="IMark110758712"/><text:alphabetical-index-mark-end text:id="IMark109148520"/><text:span text:style-name="T240">or</text:span><text:alphabetical-index-mark-end text:id="IMark114810168"/><text:alphabetical-index-mark-end text:id="IMark111258120"/><text:alphabetical-index-mark-end text:id="IMark113709256"/><text:span text:style-name="T240"> can be used to </text:span><text:alphabetical-index-mark-start text:id="IMark70911848"/><text:alphabetical-index-mark-start text:id="IMark95344536"/><text:alphabetical-index-mark-start text:id="IMark115369704"/><text:span text:style-name="T240">counter</text:span><text:alphabetical-index-mark-end text:id="IMark115369704"/><text:alphabetical-index-mark-end text:id="IMark95344536"/><text:alphabetical-index-mark-end text:id="IMark70911848"/><text:span text:style-name="T240"> small defects in </text:span><text:alphabetical-index-mark-start text:id="IMark109628456"/><text:alphabetical-index-mark-start text:id="IMark112657064"/><text:alphabetical-index-mark-start text:id="IMark94934744"/><text:span text:style-name="T240">calibration</text:span><text:alphabetical-index-mark-end text:id="IMark94934744"/><text:alphabetical-index-mark-end text:id="IMark112657064"/><text:alphabetical-index-mark-end text:id="IMark109628456"/><text:span text:style-name="T240"> for </text:span><text:alphabetical-index-mark-start text:id="IMark97071272"/><text:alphabetical-index-mark-start text:id="IMark96167288"/><text:alphabetical-index-mark-start text:id="IMark112413848"/><text:span text:style-name="T240">trim</text:span><text:alphabetical-index-mark-end text:id="IMark112413848"/><text:alphabetical-index-mark-end text:id="IMark96167288"/><text:alphabetical-index-mark-end text:id="IMark97071272"/><text:span text:style-name="T240"> </text:span><text:alphabetical-index-mark-start text:id="IMark98225576"/><text:alphabetical-index-mark-start text:id="IMark109248744"/><text:alphabetical-index-mark-start text:id="IMark119796856"/><text:span text:style-name="T240">surface</text:span><text:alphabetical-index-mark-end text:id="IMark119796856"/><text:alphabetical-index-mark-end text:id="IMark109248744"/><text:alphabetical-index-mark-end text:id="IMark98225576"/><text:span text:style-name="T240">s, something that could change from </text:span><text:alphabetical-index-mark-start text:id="IMark100973160"/><text:alphabetical-index-mark-start text:id="IMark92520232"/><text:alphabetical-index-mark-start text:id="IMark114114904"/><text:span text:style-name="T240">flight</text:span><text:alphabetical-index-mark-end text:id="IMark114114904"/><text:alphabetical-index-mark-end text:id="IMark92520232"/><text:alphabetical-index-mark-end text:id="IMark100973160"/><text:span text:style-name="T240"> to </text:span><text:alphabetical-index-mark-start text:id="IMark111002392"/><text:alphabetical-index-mark-start text:id="IMark109068056"/><text:alphabetical-index-mark-start text:id="IMark110590712"/><text:span text:style-name="T240">flight</text:span><text:alphabetical-index-mark-end text:id="IMark110590712"/><text:alphabetical-index-mark-end text:id="IMark109068056"/><text:alphabetical-index-mark-end text:id="IMark111002392"/><text:span text:style-name="T240">. In such cases, the </text:span><text:alphabetical-index-mark-start text:id="IMark113996888"/><text:alphabetical-index-mark-start text:id="IMark116004600"/><text:alphabetical-index-mark-start text:id="IMark95261208"/><text:alphabetical-index-mark-start text:id="IMark110724632"/><text:span text:style-name="T240">AI</text:span><text:alphabetical-index-mark-end text:id="IMark110724632"/><text:span text:style-name="T240">E</text:span><text:alphabetical-index-mark-end text:id="IMark95261208"/><text:alphabetical-index-mark-end text:id="IMark116004600"/><text:alphabetical-index-mark-end text:id="IMark113996888"/><text:span text:style-name="T240"> first reads raw </text:span><text:alphabetical-index-mark-start text:id="IMark99024024"/><text:alphabetical-index-mark-start text:id="IMark117130536"/><text:span text:style-name="T240">data</text:span><text:alphabetical-index-mark-end text:id="IMark117130536"/><text:alphabetical-index-mark-end text:id="IMark99024024"/><text:span text:style-name="T240"> for a while, compares it to what should be expected and then </text:span><text:alphabetical-index-mark-start text:id="IMark112880456"/><text:alphabetical-index-mark-start text:id="IMark109509976"/><text:alphabetical-index-mark-start text:id="IMark118602392"/><text:span text:style-name="T240">calcu</text:span><text:alphabetical-index-mark-start text:id="IMark88001544"/><text:span text:style-name="T240">lat</text:span><text:alphabetical-index-mark-end text:id="IMark88001544"/><text:span text:style-name="T240">e</text:span><text:alphabetical-index-mark-end text:id="IMark118602392"/><text:alphabetical-index-mark-end text:id="IMark109509976"/><text:alphabetical-index-mark-end text:id="IMark112880456"/><text:span text:style-name="T240">s an applicable </text:span><text:alphabetical-index-mark-start text:id="IMark92771256"/><text:alphabetical-index-mark-start text:id="IMark114961720"/><text:alphabetical-index-mark-start text:id="IMark92818920"/><text:alphabetical-index-mark-start text:id="IMark114676840"/><text:alphabetical-index-mark-start text:id="IMark104618184"/><text:alphabetical-index-mark-start text:id="IMark97714696"/><text:span text:style-name="T101">fact</text:span><text:alphabetical-index-mark-end text:id="IMark97714696"/><text:alphabetical-index-mark-end text:id="IMark104618184"/><text:alphabetical-index-mark-end text:id="IMark114676840"/><text:span text:style-name="T101">or</text:span><text:alphabetical-index-mark-end text:id="IMark92818920"/><text:alphabetical-index-mark-end text:id="IMark114961720"/><text:alphabetical-index-mark-end text:id="IMark92771256"/><text:span text:style-name="T240">.</text:span></text:p>
      <text:p text:style-name="Text_20_body"/>
      <text:p text:style-name="Text_20_body"><text:soft-page-break/></text:p>
      <text:p text:style-name="Text_20_body"><text:span text:style-name="T1">4.3.13.</text:span><text:span text:style-name="T17">6</text:span><text:span text:style-name="T1">.</text:span> <text:alphabetical-index-mark-start text:id="IMark101198040"/><text:alphabetical-index-mark-start text:id="IMark116579592"/><text:alphabetical-index-mark-start text:id="IMark114258200"/><text:span text:style-name="T82">Fact</text:span><text:alphabetical-index-mark-end text:id="IMark114258200"/><text:alphabetical-index-mark-end text:id="IMark116579592"/><text:alphabetical-index-mark-end text:id="IMark101198040"/><text:span text:style-name="T82"> LIKE ‘%</text:span><text:alphabetical-index-mark-start text:id="IMark101168744"/><text:alphabetical-index-mark-start text:id="IMark113856136"/><text:alphabetical-index-mark-start text:id="IMark116451704"/><text:alphabetical-index-mark-start text:id="IMark118047880"/><text:alphabetical-index-mark-start text:id="IMark116297496"/><text:span text:style-name="T102">load</text:span><text:alphabetical-index-mark-end text:id="IMark116297496"/><text:alphabetical-index-mark-end text:id="IMark118047880"/><text:alphabetical-index-mark-end text:id="IMark116451704"/><text:span text:style-name="T102">_</text:span><text:alphabetical-index-mark-start text:id="IMark101080152"/><text:alphabetical-index-mark-start text:id="IMark104781800"/><text:alphabetical-index-mark-start text:id="IMark115306728"/><text:span text:style-name="T102">order</text:span><text:alphabetical-index-mark-end text:id="IMark115306728"/><text:alphabetical-index-mark-end text:id="IMark104781800"/><text:alphabetical-index-mark-end text:id="IMark101080152"/><text:alphabetical-index-mark-end text:id="IMark113856136"/><text:alphabetical-index-mark-end text:id="IMark101168744"/><text:span text:style-name="T82">%’</text:span> - <text:alphabetical-index-mark-start text:id="IMark110359960"/><text:alphabetical-index-mark-start text:id="IMark96868392"/><text:alphabetical-index-mark-start text:id="IMark110368280"/><text:alphabetical-index-mark-start text:id="IMark97015480"/><text:alphabetical-index-mark-start text:id="IMark109605608"/><text:span text:style-name="T102">load</text:span><text:alphabetical-index-mark-end text:id="IMark109605608"/><text:alphabetical-index-mark-end text:id="IMark97015480"/><text:alphabetical-index-mark-end text:id="IMark110368280"/><text:span text:style-name="T102">_</text:span><text:alphabetical-index-mark-start text:id="IMark113016936"/><text:alphabetical-index-mark-start text:id="IMark101487704"/><text:alphabetical-index-mark-start text:id="IMark108692440"/><text:span text:style-name="T102">order</text:span><text:alphabetical-index-mark-end text:id="IMark108692440"/><text:alphabetical-index-mark-end text:id="IMark101487704"/><text:alphabetical-index-mark-end text:id="IMark113016936"/><text:alphabetical-index-mark-end text:id="IMark96868392"/><text:alphabetical-index-mark-end text:id="IMark110359960"/><text:span text:style-name="T241"> </text:span><text:alphabetical-index-mark-start text:id="IMark116475256"/><text:alphabetical-index-mark-start text:id="IMark117143592"/><text:alphabetical-index-mark-start text:id="IMark94474664"/><text:span text:style-name="T241">fact</text:span><text:alphabetical-index-mark-end text:id="IMark94474664"/><text:alphabetical-index-mark-end text:id="IMark117143592"/><text:alphabetical-index-mark-end text:id="IMark116475256"/><text:span text:style-name="T241">s deter</text:span><text:alphabetical-index-mark-start text:id="IMark110144248"/><text:span text:style-name="T241">min</text:span><text:alphabetical-index-mark-end text:id="IMark110144248"/><text:span text:style-name="T241">e on which </text:span><text:alphabetical-index-mark-start text:id="IMark112442760"/><text:alphabetical-index-mark-start text:id="IMark105548648"/><text:alphabetical-index-mark-start text:id="IMark115202168"/><text:span text:style-name="T241">iteration</text:span><text:alphabetical-index-mark-end text:id="IMark115202168"/><text:alphabetical-index-mark-end text:id="IMark105548648"/><text:alphabetical-index-mark-end text:id="IMark112442760"/><text:span text:style-name="T241"> of the </text:span><text:alphabetical-index-mark-start text:id="IMark112999496"/><text:alphabetical-index-mark-start text:id="IMark113458760"/><text:alphabetical-index-mark-start text:id="IMark114673976"/><text:alphabetical-index-mark-start text:id="IMark111287176"/><text:span text:style-name="T241">AI</text:span><text:alphabetical-index-mark-end text:id="IMark111287176"/><text:span text:style-name="T241">E</text:span><text:alphabetical-index-mark-end text:id="IMark114673976"/><text:alphabetical-index-mark-end text:id="IMark113458760"/><text:alphabetical-index-mark-end text:id="IMark112999496"/><text:span text:style-name="T241"> </text:span><text:alphabetical-index-mark-start text:id="IMark114486632"/><text:alphabetical-index-mark-start text:id="IMark57793304"/><text:alphabetical-index-mark-start text:id="IMark93304616"/><text:span text:style-name="T241">inference</text:span><text:alphabetical-index-mark-end text:id="IMark93304616"/><text:alphabetical-index-mark-end text:id="IMark57793304"/><text:alphabetical-index-mark-end text:id="IMark114486632"/><text:span text:style-name="T241">, as defined by </text:span><text:alphabetical-index-mark-start text:id="IMark111765608"/><text:alphabetical-index-mark-start text:id="IMark109652824"/><text:alphabetical-index-mark-start text:id="IMark108223112"/><text:span text:style-name="T241">fact</text:span><text:alphabetical-index-mark-end text:id="IMark108223112"/><text:alphabetical-index-mark-end text:id="IMark109652824"/><text:alphabetical-index-mark-end text:id="IMark111765608"/><text:span text:style-name="T241"> </text:span><text:span text:style-name="T102">is_first_</text:span><text:alphabetical-index-mark-start text:id="IMark114029368"/><text:alphabetical-index-mark-start text:id="IMark95651736"/><text:alphabetical-index-mark-start text:id="IMark111173672"/><text:span text:style-name="T102">iteration</text:span><text:alphabetical-index-mark-end text:id="IMark111173672"/><text:alphabetical-index-mark-end text:id="IMark95651736"/><text:alphabetical-index-mark-end text:id="IMark114029368"/><text:span text:style-name="T241">, a </text:span><text:alphabetical-index-mark-start text:id="IMark93957704"/><text:alphabetical-index-mark-start text:id="IMark111741160"/><text:alphabetical-index-mark-start text:id="IMark116707160"/><text:span text:style-name="T241">program</text:span><text:alphabetical-index-mark-end text:id="IMark116707160"/><text:alphabetical-index-mark-end text:id="IMark111741160"/><text:alphabetical-index-mark-end text:id="IMark93957704"/><text:span text:style-name="T241"> is </text:span><text:alphabetical-index-mark-start text:id="IMark114647576"/><text:alphabetical-index-mark-start text:id="IMark109922808"/><text:alphabetical-index-mark-start text:id="IMark118029992"/><text:span text:style-name="T241">load</text:span><text:alphabetical-index-mark-end text:id="IMark118029992"/><text:alphabetical-index-mark-end text:id="IMark109922808"/><text:alphabetical-index-mark-end text:id="IMark114647576"/><text:span text:style-name="T241">ed. If a </text:span><text:alphabetical-index-mark-start text:id="IMark113799000"/><text:alphabetical-index-mark-start text:id="IMark96671768"/><text:alphabetical-index-mark-start text:id="IMark114347608"/><text:alphabetical-index-mark-start text:id="IMark100019592"/><text:alphabetical-index-mark-start text:id="IMark115713496"/><text:span text:style-name="T102">load</text:span><text:alphabetical-index-mark-end text:id="IMark115713496"/><text:alphabetical-index-mark-end text:id="IMark100019592"/><text:alphabetical-index-mark-end text:id="IMark114347608"/><text:span text:style-name="T102">_</text:span><text:alphabetical-index-mark-start text:id="IMark108865416"/><text:alphabetical-index-mark-start text:id="IMark114402232"/><text:alphabetical-index-mark-start text:id="IMark101865928"/><text:span text:style-name="T102">order</text:span><text:alphabetical-index-mark-end text:id="IMark101865928"/><text:alphabetical-index-mark-end text:id="IMark114402232"/><text:alphabetical-index-mark-end text:id="IMark108865416"/><text:alphabetical-index-mark-end text:id="IMark96671768"/><text:alphabetical-index-mark-end text:id="IMark113799000"/><text:span text:style-name="T241"> </text:span><text:alphabetical-index-mark-start text:id="IMark101359896"/><text:alphabetical-index-mark-start text:id="IMark112886008"/><text:alphabetical-index-mark-start text:id="IMark111452040"/><text:alphabetical-index-mark-start text:id="IMark121280776"/><text:alphabetical-index-mark-start text:id="IMark119371288"/><text:alphabetical-index-mark-start text:id="IMark101147976"/><text:span text:style-name="T241">fact</text:span><text:alphabetical-index-mark-end text:id="IMark101147976"/><text:alphabetical-index-mark-end text:id="IMark119371288"/><text:alphabetical-index-mark-end text:id="IMark121280776"/><text:span text:style-name="T241">or</text:span><text:alphabetical-index-mark-end text:id="IMark111452040"/><text:alphabetical-index-mark-end text:id="IMark112886008"/><text:alphabetical-index-mark-end text:id="IMark101359896"/><text:span text:style-name="T241"> for a given </text:span><text:alphabetical-index-mark-start text:id="IMark113769768"/><text:alphabetical-index-mark-start text:id="IMark109728696"/><text:alphabetical-index-mark-start text:id="IMark113596344"/><text:span text:style-name="T241">program</text:span><text:alphabetical-index-mark-end text:id="IMark113596344"/><text:alphabetical-index-mark-end text:id="IMark109728696"/><text:alphabetical-index-mark-end text:id="IMark113769768"/><text:span text:style-name="T241"> </text:span><text:alphabetical-index-mark-start text:id="IMark118504328"/><text:alphabetical-index-mark-start text:id="IMark109362680"/><text:span text:style-name="T241">number</text:span><text:alphabetical-index-mark-end text:id="IMark109362680"/><text:alphabetical-index-mark-end text:id="IMark118504328"/><text:span text:style-name="T241"> has </text:span><text:alphabetical-index-mark-start text:id="IMark115173384"/><text:alphabetical-index-mark-start text:id="IMark102205080"/><text:alphabetical-index-mark-start text:id="IMark116723864"/><text:span text:style-name="T102">Value</text:span><text:alphabetical-index-mark-end text:id="IMark116723864"/><text:alphabetical-index-mark-end text:id="IMark102205080"/><text:alphabetical-index-mark-end text:id="IMark115173384"/><text:span text:style-name="T102"> = 0</text:span><text:span text:style-name="T241">, then it is not automatically </text:span><text:alphabetical-index-mark-start text:id="IMark101311736"/><text:alphabetical-index-mark-start text:id="IMark113213800"/><text:alphabetical-index-mark-start text:id="IMark93506280"/><text:span text:style-name="T241">load</text:span><text:alphabetical-index-mark-end text:id="IMark93506280"/><text:alphabetical-index-mark-end text:id="IMark113213800"/><text:alphabetical-index-mark-end text:id="IMark101311736"/><text:span text:style-name="T241">ed </text:span><text:alphabetical-index-mark-start text:id="IMark101156616"/><text:alphabetical-index-mark-start text:id="IMark114859192"/><text:span text:style-name="T241">base</text:span><text:alphabetical-index-mark-end text:id="IMark114859192"/><text:alphabetical-index-mark-end text:id="IMark101156616"/><text:span text:style-name="T241">d on the </text:span><text:span text:style-name="T102">is_first_</text:span><text:alphabetical-index-mark-start text:id="IMark96655624"/><text:alphabetical-index-mark-start text:id="IMark113219048"/><text:alphabetical-index-mark-start text:id="IMark108368952"/><text:span text:style-name="T102">iteration</text:span><text:alphabetical-index-mark-end text:id="IMark108368952"/><text:alphabetical-index-mark-end text:id="IMark113219048"/><text:alphabetical-index-mark-end text:id="IMark96655624"/><text:span text:style-name="T241"> </text:span><text:alphabetical-index-mark-start text:id="IMark99632424"/><text:alphabetical-index-mark-start text:id="IMark115188568"/><text:alphabetical-index-mark-start text:id="IMark105874808"/><text:span text:style-name="T241">fact</text:span><text:alphabetical-index-mark-end text:id="IMark105874808"/><text:alphabetical-index-mark-end text:id="IMark115188568"/><text:alphabetical-index-mark-end text:id="IMark99632424"/><text:span text:style-name="T241">.</text:span></text:p>
      <text:p text:style-name="Text_20_body"/>
      <text:p text:style-name="Text_20_body"/>
      <text:p text:style-name="Text_20_body"><text:span text:style-name="T1">4.3.13.</text:span><text:span text:style-name="T18">7</text:span><text:span text:style-name="T1">.</text:span> <text:alphabetical-index-mark-start text:id="IMark110907128"/><text:alphabetical-index-mark-start text:id="IMark111755128"/><text:alphabetical-index-mark-start text:id="IMark115318152"/><text:span text:style-name="T82">Fact</text:span><text:alphabetical-index-mark-end text:id="IMark115318152"/><text:alphabetical-index-mark-end text:id="IMark111755128"/><text:alphabetical-index-mark-end text:id="IMark110907128"/><text:span text:style-name="T82"> LIKE ‘%</text:span><text:alphabetical-index-mark-start text:id="IMark111506664"/><text:alphabetical-index-mark-start text:id="IMark79022664"/><text:alphabetical-index-mark-start text:id="IMark92949512"/><text:alphabetical-index-mark-start text:id="IMark94411832"/><text:alphabetical-index-mark-start text:id="IMark107755192"/><text:alphabetical-index-mark-start text:id="IMark111648888"/><text:span text:style-name="T103">delete</text:span><text:alphabetical-index-mark-end text:id="IMark111648888"/><text:alphabetical-index-mark-end text:id="IMark107755192"/><text:alphabetical-index-mark-end text:id="IMark94411832"/><text:alphabetical-index-mark-end text:id="IMark92949512"/><text:alphabetical-index-mark-end text:id="IMark79022664"/><text:alphabetical-index-mark-end text:id="IMark111506664"/><text:span text:style-name="T102">_</text:span><text:alphabetical-index-mark-start text:id="IMark102542392"/><text:alphabetical-index-mark-start text:id="IMark111771864"/><text:alphabetical-index-mark-start text:id="IMark111114152"/><text:span text:style-name="T102">order</text:span><text:alphabetical-index-mark-end text:id="IMark111114152"/><text:alphabetical-index-mark-end text:id="IMark111771864"/><text:alphabetical-index-mark-end text:id="IMark102542392"/><text:span text:style-name="T82">%’</text:span> - <text:alphabetical-index-mark-start text:id="IMark112817192"/><text:alphabetical-index-mark-start text:id="IMark93927672"/><text:alphabetical-index-mark-start text:id="IMark110203128"/><text:alphabetical-index-mark-start text:id="IMark120979432"/><text:alphabetical-index-mark-start text:id="IMark121151592"/><text:alphabetical-index-mark-start text:id="IMark96158232"/><text:span text:style-name="T242">delete</text:span><text:alphabetical-index-mark-end text:id="IMark96158232"/><text:alphabetical-index-mark-end text:id="IMark121151592"/><text:alphabetical-index-mark-end text:id="IMark120979432"/><text:alphabetical-index-mark-end text:id="IMark110203128"/><text:alphabetical-index-mark-end text:id="IMark93927672"/><text:alphabetical-index-mark-end text:id="IMark112817192"/><text:span text:style-name="T102">_</text:span><text:alphabetical-index-mark-start text:id="IMark98245384"/><text:alphabetical-index-mark-start text:id="IMark97003032"/><text:alphabetical-index-mark-start text:id="IMark121174472"/><text:span text:style-name="T102">order</text:span><text:alphabetical-index-mark-end text:id="IMark121174472"/><text:alphabetical-index-mark-end text:id="IMark97003032"/><text:alphabetical-index-mark-end text:id="IMark98245384"/><text:span text:style-name="T241"> </text:span><text:alphabetical-index-mark-start text:id="IMark121288488"/><text:alphabetical-index-mark-start text:id="IMark98428856"/><text:alphabetical-index-mark-start text:id="IMark105203288"/><text:span text:style-name="T241">fact</text:span><text:alphabetical-index-mark-end text:id="IMark105203288"/><text:alphabetical-index-mark-end text:id="IMark98428856"/><text:alphabetical-index-mark-end text:id="IMark121288488"/><text:span text:style-name="T241">s act similarly to </text:span><text:alphabetical-index-mark-start text:id="IMark117294648"/><text:alphabetical-index-mark-start text:id="IMark121088264"/><text:alphabetical-index-mark-start text:id="IMark113473544"/><text:alphabetical-index-mark-start text:id="IMark110442088"/><text:alphabetical-index-mark-start text:id="IMark118163272"/><text:span text:style-name="T102">load</text:span><text:alphabetical-index-mark-end text:id="IMark118163272"/><text:alphabetical-index-mark-end text:id="IMark110442088"/><text:alphabetical-index-mark-end text:id="IMark113473544"/><text:span text:style-name="T102">_</text:span><text:alphabetical-index-mark-start text:id="IMark96661768"/><text:alphabetical-index-mark-start text:id="IMark118444072"/><text:alphabetical-index-mark-start text:id="IMark105272280"/><text:span text:style-name="T102">order</text:span><text:alphabetical-index-mark-end text:id="IMark105272280"/><text:alphabetical-index-mark-end text:id="IMark118444072"/><text:alphabetical-index-mark-end text:id="IMark96661768"/><text:alphabetical-index-mark-end text:id="IMark121088264"/><text:alphabetical-index-mark-end text:id="IMark117294648"/><text:span text:style-name="T241"> </text:span><text:alphabetical-index-mark-start text:id="IMark94325384"/><text:alphabetical-index-mark-start text:id="IMark111758728"/><text:alphabetical-index-mark-start text:id="IMark112780488"/><text:span text:style-name="T241">fact</text:span><text:alphabetical-index-mark-end text:id="IMark112780488"/><text:alphabetical-index-mark-end text:id="IMark111758728"/><text:alphabetical-index-mark-end text:id="IMark94325384"/><text:span text:style-name="T241">s, but instead of meaning when a </text:span><text:alphabetical-index-mark-start text:id="IMark112054888"/><text:alphabetical-index-mark-start text:id="IMark117773336"/><text:alphabetical-index-mark-start text:id="IMark116209512"/><text:span text:style-name="T241">program</text:span><text:alphabetical-index-mark-end text:id="IMark116209512"/><text:alphabetical-index-mark-end text:id="IMark117773336"/><text:alphabetical-index-mark-end text:id="IMark112054888"/><text:span text:style-name="T241"> is </text:span><text:alphabetical-index-mark-start text:id="IMark121108616"/><text:alphabetical-index-mark-start text:id="IMark105017112"/><text:alphabetical-index-mark-start text:id="IMark101870600"/><text:span text:style-name="T241">load</text:span><text:alphabetical-index-mark-end text:id="IMark101870600"/><text:alphabetical-index-mark-end text:id="IMark105017112"/><text:alphabetical-index-mark-end text:id="IMark121108616"/><text:span text:style-name="T241">ed, they ensure that a </text:span><text:alphabetical-index-mark-start text:id="IMark112433304"/><text:alphabetical-index-mark-start text:id="IMark111417304"/><text:alphabetical-index-mark-start text:id="IMark100751352"/><text:span text:style-name="T241">program</text:span><text:alphabetical-index-mark-end text:id="IMark100751352"/><text:alphabetical-index-mark-end text:id="IMark111417304"/><text:alphabetical-index-mark-end text:id="IMark112433304"/><text:span text:style-name="T241"> will be </text:span><text:alphabetical-index-mark-start text:id="IMark104653272"/><text:alphabetical-index-mark-start text:id="IMark70803912"/><text:alphabetical-index-mark-start text:id="IMark94129288"/><text:alphabetical-index-mark-start text:id="IMark115968536"/><text:alphabetical-index-mark-start text:id="IMark115955928"/><text:alphabetical-index-mark-start text:id="IMark115542152"/><text:span text:style-name="T241">delete</text:span><text:alphabetical-index-mark-end text:id="IMark115542152"/><text:alphabetical-index-mark-end text:id="IMark115955928"/><text:alphabetical-index-mark-end text:id="IMark115968536"/><text:alphabetical-index-mark-end text:id="IMark94129288"/><text:alphabetical-index-mark-end text:id="IMark70803912"/><text:alphabetical-index-mark-end text:id="IMark104653272"/><text:span text:style-name="T241">d from </text:span><text:alphabetical-index-mark-start text:id="IMark117405880"/><text:alphabetical-index-mark-start text:id="IMark114938776"/><text:alphabetical-index-mark-start text:id="IMark112424648"/><text:span text:style-name="T102">sde_</text:span><text:alphabetical-index-mark-start text:id="IMark101281672"/><text:alphabetical-index-mark-start text:id="IMark110535096"/><text:alphabetical-index-mark-start text:id="IMark113961384"/><text:span text:style-name="T102">rule</text:span><text:alphabetical-index-mark-end text:id="IMark113961384"/><text:alphabetical-index-mark-end text:id="IMark110535096"/><text:alphabetical-index-mark-end text:id="IMark101281672"/><text:span text:style-name="T102">s</text:span><text:alphabetical-index-mark-end text:id="IMark112424648"/><text:alphabetical-index-mark-end text:id="IMark114938776"/><text:alphabetical-index-mark-end text:id="IMark117405880"/><text:span text:style-name="T241"> at the corresponding </text:span><text:alphabetical-index-mark-start text:id="IMark113719368"/><text:alphabetical-index-mark-start text:id="IMark115214728"/><text:alphabetical-index-mark-start text:id="IMark60798584"/><text:span text:style-name="T241">iteration</text:span><text:alphabetical-index-mark-end text:id="IMark60798584"/><text:alphabetical-index-mark-end text:id="IMark115214728"/><text:alphabetical-index-mark-end text:id="IMark113719368"/><text:span text:style-name="T241">.</text:span></text:p>
      <text:p text:style-name="Text_20_body"/>
      <text:p text:style-name="Text_20_body"/>
      <text:p text:style-name="Text_20_body"><text:span text:style-name="T1">4.3.13.</text:span><text:span text:style-name="T19">8</text:span><text:span text:style-name="T1">.</text:span> <text:alphabetical-index-mark-start text:id="IMark112339704"/><text:alphabetical-index-mark-start text:id="IMark117069528"/><text:alphabetical-index-mark-start text:id="IMark109962808"/><text:span text:style-name="T82">Fact</text:span><text:alphabetical-index-mark-end text:id="IMark109962808"/><text:alphabetical-index-mark-end text:id="IMark117069528"/><text:alphabetical-index-mark-end text:id="IMark112339704"/><text:span text:style-name="T82"> LIKE ‘%</text:span><text:alphabetical-index-mark-start text:id="IMark113124552"/><text:alphabetical-index-mark-start text:id="IMark112935560"/><text:alphabetical-index-mark-start text:id="IMark115834360"/><text:span text:style-name="T104">cur</text:span><text:alphabetical-index-mark-end text:id="IMark115834360"/><text:span text:style-name="T102">_</text:span><text:alphabetical-index-mark-start text:id="IMark107757720"/><text:alphabetical-index-mark-start text:id="IMark111896984"/><text:span text:style-name="T104">ver</text:span><text:alphabetical-index-mark-end text:id="IMark111896984"/><text:alphabetical-index-mark-end text:id="IMark112935560"/><text:alphabetical-index-mark-end text:id="IMark113124552"/><text:span text:style-name="T82">%</text:span><text:alphabetical-index-mark-end text:id="IMark107757720"/><text:span text:style-name="T82">’</text:span> - <text:alphabetical-index-mark-start text:id="IMark114600792"/><text:alphabetical-index-mark-start text:id="IMark109468664"/><text:alphabetical-index-mark-start text:id="IMark94847784"/><text:span text:style-name="T104">cur</text:span><text:alphabetical-index-mark-end text:id="IMark94847784"/><text:span text:style-name="T102">_</text:span><text:alphabetical-index-mark-start text:id="IMark94418104"/><text:span text:style-name="T104">ver</text:span><text:alphabetical-index-mark-end text:id="IMark94418104"/><text:alphabetical-index-mark-end text:id="IMark109468664"/><text:alphabetical-index-mark-end text:id="IMark114600792"/><text:span text:style-name="T241"> </text:span><text:alphabetical-index-mark-start text:id="IMark93007448"/><text:alphabetical-index-mark-start text:id="IMark99086584"/><text:alphabetical-index-mark-start text:id="IMark113781064"/><text:span text:style-name="T241">fact</text:span><text:alphabetical-index-mark-end text:id="IMark113781064"/><text:alphabetical-index-mark-end text:id="IMark99086584"/><text:alphabetical-index-mark-end text:id="IMark93007448"/><text:span text:style-name="T241">s deter</text:span><text:alphabetical-index-mark-start text:id="IMark118455464"/><text:span text:style-name="T241">min</text:span><text:alphabetical-index-mark-end text:id="IMark118455464"/><text:span text:style-name="T241">e the current </text:span><text:alphabetical-index-mark-start text:id="IMark115776488"/><text:alphabetical-index-mark-start text:id="IMark108049512"/><text:alphabetical-index-mark-start text:id="IMark109770248"/><text:span text:style-name="T241">version</text:span><text:alphabetical-index-mark-end text:id="IMark109770248"/><text:alphabetical-index-mark-end text:id="IMark108049512"/><text:alphabetical-index-mark-end text:id="IMark115776488"/><text:span text:style-name="T241"> of a </text:span><text:alphabetical-index-mark-start text:id="IMark112379384"/><text:alphabetical-index-mark-start text:id="IMark113941768"/><text:alphabetical-index-mark-start text:id="IMark114915288"/><text:span text:style-name="T241">program</text:span><text:alphabetical-index-mark-end text:id="IMark114915288"/><text:alphabetical-index-mark-end text:id="IMark113941768"/><text:alphabetical-index-mark-end text:id="IMark112379384"/><text:span text:style-name="T241">. As a </text:span><text:alphabetical-index-mark-start text:id="IMark110677800"/><text:alphabetical-index-mark-start text:id="IMark110817672"/><text:alphabetical-index-mark-start text:id="IMark112300056"/><text:span text:style-name="T241">program</text:span><text:alphabetical-index-mark-end text:id="IMark112300056"/><text:alphabetical-index-mark-end text:id="IMark110817672"/><text:alphabetical-index-mark-end text:id="IMark110677800"/><text:span text:style-name="T241"> is </text:span><text:alphabetical-index-mark-start text:id="IMark115811832"/><text:alphabetical-index-mark-start text:id="IMark116207256"/><text:alphabetical-index-mark-start text:id="IMark113240296"/><text:span text:style-name="T241">update</text:span><text:alphabetical-index-mark-end text:id="IMark113240296"/><text:alphabetical-index-mark-end text:id="IMark116207256"/><text:alphabetical-index-mark-end text:id="IMark115811832"/><text:span text:style-name="T241">d, all </text:span><text:alphabetical-index-mark-start text:id="IMark100759672"/><text:alphabetical-index-mark-start text:id="IMark95815736"/><text:alphabetical-index-mark-start text:id="IMark109835176"/><text:span text:style-name="T241">version</text:span><text:alphabetical-index-mark-end text:id="IMark109835176"/><text:alphabetical-index-mark-end text:id="IMark95815736"/><text:alphabetical-index-mark-end text:id="IMark100759672"/><text:span text:style-name="T241">s are kept in </text:span><text:alphabetical-index-mark-start text:id="IMark110120792"/><text:alphabetical-index-mark-start text:id="IMark96724376"/><text:alphabetical-index-mark-start text:id="IMark117025640"/><text:span text:style-name="T102">sde_</text:span><text:alphabetical-index-mark-start text:id="IMark118395400"/><text:alphabetical-index-mark-start text:id="IMark117068456"/><text:alphabetical-index-mark-start text:id="IMark111039432"/><text:span text:style-name="T102">prg</text:span><text:alphabetical-index-mark-end text:id="IMark111039432"/><text:alphabetical-index-mark-end text:id="IMark117068456"/><text:alphabetical-index-mark-end text:id="IMark118395400"/><text:span text:style-name="T102">_</text:span><text:alphabetical-index-mark-start text:id="IMark111971144"/><text:alphabetical-index-mark-start text:id="IMark109577160"/><text:alphabetical-index-mark-start text:id="IMark118436152"/><text:span text:style-name="T102">rule</text:span><text:alphabetical-index-mark-end text:id="IMark118436152"/><text:alphabetical-index-mark-end text:id="IMark109577160"/><text:alphabetical-index-mark-end text:id="IMark111971144"/><text:span text:style-name="T102">s</text:span><text:alphabetical-index-mark-end text:id="IMark117025640"/><text:alphabetical-index-mark-end text:id="IMark96724376"/><text:alphabetical-index-mark-end text:id="IMark110120792"/><text:span text:style-name="T241"> but only the current </text:span><text:alphabetical-index-mark-start text:id="IMark118276056"/><text:alphabetical-index-mark-start text:id="IMark97075960"/><text:alphabetical-index-mark-start text:id="IMark115360312"/><text:span text:style-name="T241">version</text:span><text:alphabetical-index-mark-end text:id="IMark115360312"/><text:alphabetical-index-mark-end text:id="IMark97075960"/><text:alphabetical-index-mark-end text:id="IMark118276056"/><text:span text:style-name="T241"> of each </text:span><text:alphabetical-index-mark-start text:id="IMark116676728"/><text:alphabetical-index-mark-start text:id="IMark89000120"/><text:alphabetical-index-mark-start text:id="IMark112756152"/><text:span text:style-name="T241">program</text:span><text:alphabetical-index-mark-end text:id="IMark112756152"/><text:alphabetical-index-mark-end text:id="IMark89000120"/><text:alphabetical-index-mark-end text:id="IMark116676728"/><text:span text:style-name="T241"> can be </text:span><text:alphabetical-index-mark-start text:id="IMark98601464"/><text:alphabetical-index-mark-start text:id="IMark111540920"/><text:alphabetical-index-mark-start text:id="IMark90334376"/><text:span text:style-name="T241">load</text:span><text:alphabetical-index-mark-end text:id="IMark90334376"/><text:alphabetical-index-mark-end text:id="IMark111540920"/><text:alphabetical-index-mark-end text:id="IMark98601464"/><text:span text:style-name="T241">ed into </text:span><text:alphabetical-index-mark-start text:id="IMark117105608"/><text:alphabetical-index-mark-start text:id="IMark115488040"/><text:alphabetical-index-mark-start text:id="IMark88054040"/><text:span text:style-name="T102">sde_</text:span><text:alphabetical-index-mark-start text:id="IMark92629240"/><text:alphabetical-index-mark-start text:id="IMark108885000"/><text:alphabetical-index-mark-start text:id="IMark96917144"/><text:span text:style-name="T102">rule</text:span><text:alphabetical-index-mark-end text:id="IMark96917144"/><text:alphabetical-index-mark-end text:id="IMark108885000"/><text:alphabetical-index-mark-end text:id="IMark92629240"/><text:span text:style-name="T102">s</text:span><text:alphabetical-index-mark-end text:id="IMark88054040"/><text:alphabetical-index-mark-end text:id="IMark115488040"/><text:alphabetical-index-mark-end text:id="IMark117105608"/><text:span text:style-name="T102">.</text:span><text:span text:style-name="T241"> Changing the </text:span><text:alphabetical-index-mark-start text:id="IMark115022088"/><text:alphabetical-index-mark-start text:id="IMark108087448"/><text:alphabetical-index-mark-start text:id="IMark101370792"/><text:span text:style-name="T241">cur</text:span><text:alphabetical-index-mark-end text:id="IMark101370792"/><text:span text:style-name="T241">_</text:span><text:alphabetical-index-mark-start text:id="IMark115465624"/><text:span text:style-name="T241">ver</text:span><text:alphabetical-index-mark-end text:id="IMark115465624"/><text:alphabetical-index-mark-end text:id="IMark108087448"/><text:alphabetical-index-mark-end text:id="IMark115022088"/><text:span text:style-name="T241"> </text:span><text:alphabetical-index-mark-start text:id="IMark118234024"/><text:alphabetical-index-mark-start text:id="IMark113449032"/><text:alphabetical-index-mark-start text:id="IMark114221624"/><text:span text:style-name="T241">fact</text:span><text:alphabetical-index-mark-end text:id="IMark114221624"/><text:alphabetical-index-mark-end text:id="IMark113449032"/><text:alphabetical-index-mark-end text:id="IMark118234024"/><text:span text:style-name="T241"> </text:span><text:alphabetical-index-mark-start text:id="IMark69861896"/><text:alphabetical-index-mark-start text:id="IMark109832056"/><text:alphabetical-index-mark-start text:id="IMark112290472"/><text:span text:style-name="T241">value</text:span><text:alphabetical-index-mark-end text:id="IMark112290472"/><text:alphabetical-index-mark-end text:id="IMark109832056"/><text:alphabetical-index-mark-end text:id="IMark69861896"/><text:span text:style-name="T241"> of a given </text:span><text:alphabetical-index-mark-start text:id="IMark115762344"/><text:alphabetical-index-mark-start text:id="IMark110749272"/><text:alphabetical-index-mark-start text:id="IMark110566936"/><text:span text:style-name="T241">program</text:span><text:alphabetical-index-mark-end text:id="IMark110566936"/><text:alphabetical-index-mark-end text:id="IMark110749272"/><text:alphabetical-index-mark-end text:id="IMark115762344"/><text:span text:style-name="T241"> implies that another </text:span><text:alphabetical-index-mark-start text:id="IMark112101512"/><text:alphabetical-index-mark-start text:id="IMark111020776"/><text:alphabetical-index-mark-start text:id="IMark112479592"/><text:span text:style-name="T241">version</text:span><text:alphabetical-index-mark-end text:id="IMark112479592"/><text:alphabetical-index-mark-end text:id="IMark111020776"/><text:alphabetical-index-mark-end text:id="IMark112101512"/><text:span text:style-name="T241"> of the said </text:span><text:alphabetical-index-mark-start text:id="IMark94853880"/><text:alphabetical-index-mark-start text:id="IMark111423768"/><text:alphabetical-index-mark-start text:id="IMark113938920"/><text:span text:style-name="T241">program</text:span><text:alphabetical-index-mark-end text:id="IMark113938920"/><text:alphabetical-index-mark-end text:id="IMark111423768"/><text:alphabetical-index-mark-end text:id="IMark94853880"/><text:span text:style-name="T241"> will be </text:span><text:alphabetical-index-mark-start text:id="IMark90557112"/><text:alphabetical-index-mark-start text:id="IMark118435368"/><text:alphabetical-index-mark-start text:id="IMark94200328"/><text:span text:style-name="T241">load</text:span><text:alphabetical-index-mark-end text:id="IMark94200328"/><text:alphabetical-index-mark-end text:id="IMark118435368"/><text:alphabetical-index-mark-end text:id="IMark90557112"/><text:span text:style-name="T241">ed into </text:span><text:alphabetical-index-mark-start text:id="IMark90411176"/><text:alphabetical-index-mark-start text:id="IMark117153944"/><text:alphabetical-index-mark-start text:id="IMark115113656"/><text:span text:style-name="T102">sde_</text:span><text:alphabetical-index-mark-start text:id="IMark101405976"/><text:alphabetical-index-mark-start text:id="IMark114692520"/><text:alphabetical-index-mark-start text:id="IMark70796312"/><text:span text:style-name="T102">rule</text:span><text:alphabetical-index-mark-end text:id="IMark70796312"/><text:alphabetical-index-mark-end text:id="IMark114692520"/><text:alphabetical-index-mark-end text:id="IMark101405976"/><text:span text:style-name="T102">s</text:span><text:alphabetical-index-mark-end text:id="IMark115113656"/><text:alphabetical-index-mark-end text:id="IMark117153944"/><text:alphabetical-index-mark-end text:id="IMark90411176"/><text:span text:style-name="T241">.</text:span></text:p>
      <text:p text:style-name="Text_20_body"/>
      <text:p text:style-name="Text_20_body"/>
      <text:p text:style-name="Text_20_body"><text:span text:style-name="T1">4.3.13.</text:span><text:span text:style-name="T20">9</text:span><text:span text:style-name="T1">.</text:span> <text:alphabetical-index-mark-start text:id="IMark112530680"/><text:alphabetical-index-mark-start text:id="IMark117125720"/><text:alphabetical-index-mark-start text:id="IMark115067608"/><text:span text:style-name="T82">Fact</text:span><text:alphabetical-index-mark-end text:id="IMark115067608"/><text:alphabetical-index-mark-end text:id="IMark117125720"/><text:alphabetical-index-mark-end text:id="IMark112530680"/><text:span text:style-name="T82"> LIKE ‘%</text:span><text:alphabetical-index-mark-start text:id="IMark112729272"/><text:alphabetical-index-mark-start text:id="IMark97028616"/><text:alphabetical-index-mark-start text:id="IMark94508808"/><text:span text:style-name="T105">nav</text:span><text:alphabetical-index-mark-start text:id="IMark114031096"/><text:alphabetical-index-mark-start text:id="IMark115432808"/><text:alphabetical-index-mark-start text:id="IMark97575640"/><text:span text:style-name="T105">mode</text:span><text:alphabetical-index-mark-end text:id="IMark97575640"/><text:alphabetical-index-mark-end text:id="IMark115432808"/><text:alphabetical-index-mark-end text:id="IMark114031096"/><text:alphabetical-index-mark-end text:id="IMark94508808"/><text:alphabetical-index-mark-end text:id="IMark97028616"/><text:alphabetical-index-mark-end text:id="IMark112729272"/><text:span text:style-name="T82">%’</text:span> - <text:span text:style-name="T243">These are associated to the </text:span><text:alphabetical-index-mark-start text:id="IMark111059160"/><text:alphabetical-index-mark-start text:id="IMark116218216"/><text:alphabetical-index-mark-start text:id="IMark109197688"/><text:span text:style-name="T243">OAPI</text:span><text:alphabetical-index-mark-end text:id="IMark109197688"/><text:alphabetical-index-mark-end text:id="IMark116218216"/><text:alphabetical-index-mark-end text:id="IMark111059160"/><text:span text:style-name="T243"> </text:span><text:alphabetical-index-mark-start text:id="IMark104602808"/><text:alphabetical-index-mark-start text:id="IMark116420104"/><text:alphabetical-index-mark-start text:id="IMark115297384"/><text:span text:style-name="T243">nav</text:span><text:alphabetical-index-mark-start text:id="IMark118353032"/><text:alphabetical-index-mark-start text:id="IMark112478888"/><text:alphabetical-index-mark-start text:id="IMark91930744"/><text:span text:style-name="T243">mode</text:span><text:alphabetical-index-mark-end text:id="IMark91930744"/><text:alphabetical-index-mark-end text:id="IMark112478888"/><text:alphabetical-index-mark-end text:id="IMark118353032"/><text:alphabetical-index-mark-end text:id="IMark115297384"/><text:alphabetical-index-mark-end text:id="IMark116420104"/><text:alphabetical-index-mark-end text:id="IMark104602808"/><text:span text:style-name="T243">s. If the user or </text:span><text:alphabetical-index-mark-start text:id="IMark110558424"/><text:alphabetical-index-mark-start text:id="IMark111496088"/><text:alphabetical-index-mark-start text:id="IMark113064280"/><text:alphabetical-index-mark-start text:id="IMark104441960"/><text:span text:style-name="T243">AI</text:span><text:alphabetical-index-mark-end text:id="IMark104441960"/><text:span text:style-name="T243">E</text:span><text:alphabetical-index-mark-end text:id="IMark113064280"/><text:alphabetical-index-mark-end text:id="IMark111496088"/><text:alphabetical-index-mark-end text:id="IMark110558424"/><text:span text:style-name="T243"> sets the </text:span><text:alphabetical-index-mark-start text:id="IMark102149192"/><text:alphabetical-index-mark-start text:id="IMark113643784"/><text:alphabetical-index-mark-start text:id="IMark109486792"/><text:span text:style-name="T243">value</text:span><text:alphabetical-index-mark-end text:id="IMark109486792"/><text:alphabetical-index-mark-end text:id="IMark113643784"/><text:alphabetical-index-mark-end text:id="IMark102149192"/><text:span text:style-name="T243"> of a given </text:span><text:alphabetical-index-mark-start text:id="IMark110306488"/><text:alphabetical-index-mark-start text:id="IMark109148520"/><text:alphabetical-index-mark-start text:id="IMark110758712"/><text:span text:style-name="T105">nav</text:span><text:alphabetical-index-mark-start text:id="IMark118457128"/><text:alphabetical-index-mark-start text:id="IMark113709256"/><text:alphabetical-index-mark-start text:id="IMark111258120"/><text:span text:style-name="T105">mode</text:span><text:alphabetical-index-mark-end text:id="IMark111258120"/><text:alphabetical-index-mark-end text:id="IMark113709256"/><text:alphabetical-index-mark-end text:id="IMark118457128"/><text:alphabetical-index-mark-end text:id="IMark110758712"/><text:alphabetical-index-mark-end text:id="IMark109148520"/><text:alphabetical-index-mark-end text:id="IMark110306488"/><text:span text:style-name="T243"> </text:span><text:alphabetical-index-mark-start text:id="IMark114810168"/><text:alphabetical-index-mark-start text:id="IMark112927032"/><text:alphabetical-index-mark-start text:id="IMark70911848"/><text:span text:style-name="T243">fact</text:span><text:alphabetical-index-mark-end text:id="IMark70911848"/><text:alphabetical-index-mark-end text:id="IMark112927032"/><text:alphabetical-index-mark-end text:id="IMark114810168"/><text:span text:style-name="T243"> to 1, the corresponding </text:span><text:alphabetical-index-mark-start text:id="IMark95344536"/><text:alphabetical-index-mark-start text:id="IMark115369704"/><text:alphabetical-index-mark-start text:id="IMark110615272"/><text:span text:style-name="T243">navigation</text:span><text:alphabetical-index-mark-end text:id="IMark110615272"/><text:alphabetical-index-mark-end text:id="IMark115369704"/><text:alphabetical-index-mark-end text:id="IMark95344536"/><text:span text:style-name="T243"> </text:span><text:alphabetical-index-mark-start text:id="IMark109628456"/><text:alphabetical-index-mark-start text:id="IMark112657064"/><text:alphabetical-index-mark-start text:id="IMark94934744"/><text:span text:style-name="T243">mode</text:span><text:alphabetical-index-mark-end text:id="IMark94934744"/><text:alphabetical-index-mark-end text:id="IMark112657064"/><text:alphabetical-index-mark-end text:id="IMark109628456"/><text:span text:style-name="T243"> in the ship is activated.</text:span></text:p>
      <text:p text:style-name="Text_20_body"/>
      <text:p text:style-name="Text_20_body"/>
      <text:p text:style-name="P9"><text:span text:style-name="T1">4.3.13.</text:span><text:span text:style-name="T21">10</text:span><text:span text:style-name="T1">.</text:span> <text:alphabetical-index-mark-start text:id="IMark109824728"/><text:alphabetical-index-mark-start text:id="IMark99024024"/><text:alphabetical-index-mark-start text:id="IMark117130536"/><text:span text:style-name="T82">Fact</text:span><text:alphabetical-index-mark-end text:id="IMark117130536"/><text:alphabetical-index-mark-end text:id="IMark99024024"/><text:alphabetical-index-mark-end text:id="IMark109824728"/><text:span text:style-name="T82"> LIKE ‘%</text:span><text:alphabetical-index-mark-start text:id="IMark88001544"/><text:alphabetical-index-mark-start text:id="IMark112880456"/><text:span text:style-name="T106">go_</text:span><text:alphabetical-index-mark-end text:id="IMark112880456"/><text:alphabetical-index-mark-end text:id="IMark88001544"/><text:span text:style-name="T82">%’</text:span> - <text:span text:style-name="T244">Used for </text:span><text:alphabetical-index-mark-start text:id="IMark109509976"/><text:alphabetical-index-mark-start text:id="IMark118602392"/><text:alphabetical-index-mark-start text:id="IMark114210616"/><text:span text:style-name="T244">plan</text:span><text:alphabetical-index-mark-end text:id="IMark114210616"/><text:alphabetical-index-mark-end text:id="IMark118602392"/><text:alphabetical-index-mark-end text:id="IMark109509976"/><text:span text:style-name="T244">ning. Each one of these </text:span><text:alphabetical-index-mark-start text:id="IMark114676840"/><text:alphabetical-index-mark-start text:id="IMark104618184"/><text:alphabetical-index-mark-start text:id="IMark97714696"/><text:span text:style-name="T244">fact</text:span><text:alphabetical-index-mark-end text:id="IMark97714696"/><text:alphabetical-index-mark-end text:id="IMark104618184"/><text:alphabetical-index-mark-end text:id="IMark114676840"/><text:span text:style-name="T244">s, when </text:span><text:alphabetical-index-mark-start text:id="IMark101862408"/><text:alphabetical-index-mark-start text:id="IMark92771256"/><text:alphabetical-index-mark-start text:id="IMark114961720"/><text:span text:style-name="T106">Value</text:span><text:alphabetical-index-mark-end text:id="IMark114961720"/><text:alphabetical-index-mark-end text:id="IMark92771256"/><text:alphabetical-index-mark-end text:id="IMark101862408"/><text:span text:style-name="T106"> = 1</text:span><text:span text:style-name="T244"> tell the </text:span><text:alphabetical-index-mark-start text:id="IMark92818920"/><text:alphabetical-index-mark-start text:id="IMark113844664"/><text:alphabetical-index-mark-start text:id="IMark121250440"/><text:alphabetical-index-mark-start text:id="IMark112635224"/><text:span text:style-name="T244">AI</text:span><text:alphabetical-index-mark-end text:id="IMark112635224"/><text:span text:style-name="T244">E</text:span><text:alphabetical-index-mark-end text:id="IMark121250440"/><text:alphabetical-index-mark-end text:id="IMark113844664"/><text:alphabetical-index-mark-end text:id="IMark92818920"/><text:span text:style-name="T244"> that </text:span><text:alphabetical-index-mark-start text:id="IMark115571272"/><text:alphabetical-index-mark-start text:id="IMark111392616"/><text:alphabetical-index-mark-start text:id="IMark101348552"/><text:span text:style-name="T244">condition</text:span><text:alphabetical-index-mark-end text:id="IMark101348552"/><text:alphabetical-index-mark-end text:id="IMark111392616"/><text:alphabetical-index-mark-end text:id="IMark115571272"/><text:span text:style-name="T244">s are met for a specific step in an </text:span><text:alphabetical-index-mark-start text:id="IMark108391976"/><text:alphabetical-index-mark-start text:id="IMark113288008"/><text:alphabetical-index-mark-start text:id="IMark97838216"/><text:span text:style-name="T244">ai</text:span><text:alphabetical-index-mark-start text:id="IMark115890104"/><text:alphabetical-index-mark-start text:id="IMark100705208"/><text:alphabetical-index-mark-start text:id="IMark101198040"/><text:span text:style-name="T244">plan</text:span><text:alphabetical-index-mark-end text:id="IMark101198040"/><text:alphabetical-index-mark-end text:id="IMark100705208"/><text:alphabetical-index-mark-end text:id="IMark115890104"/><text:alphabetical-index-mark-end text:id="IMark97838216"/><text:alphabetical-index-mark-end text:id="IMark113288008"/><text:alphabetical-index-mark-end text:id="IMark108391976"/><text:span text:style-name="T244">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2">1</text:span><text:span text:style-name="T1">.</text:span> <text:alphabetical-index-mark-start text:id="IMark97015480"/><text:alphabetical-index-mark-start text:id="IMark109605608"/><text:alphabetical-index-mark-start text:id="IMark113915336"/><text:span text:style-name="T82">Fact</text:span><text:alphabetical-index-mark-end text:id="IMark113915336"/><text:alphabetical-index-mark-end text:id="IMark109605608"/><text:alphabetical-index-mark-end text:id="IMark97015480"/><text:span text:style-name="T82"> LIKE ‘%</text:span><text:alphabetical-index-mark-start text:id="IMark109586664"/><text:alphabetical-index-mark-start text:id="IMark110359960"/><text:alphabetical-index-mark-start text:id="IMark96868392"/><text:span text:style-name="T107">crew</text:span><text:alphabetical-index-mark-end text:id="IMark96868392"/><text:alphabetical-index-mark-end text:id="IMark110359960"/><text:alphabetical-index-mark-end text:id="IMark109586664"/><text:span text:style-name="T82">%’</text:span> - <text:alphabetical-index-mark-start text:id="IMark113016936"/><text:span text:style-name="T245">Re</text:span><text:alphabetical-index-mark-start text:id="IMark101487704"/><text:span text:style-name="T245">l</text:span><text:alphabetical-index-mark-end text:id="IMark113016936"/><text:span text:style-name="T245">at</text:span><text:alphabetical-index-mark-end text:id="IMark101487704"/><text:span text:style-name="T245">ed to </text:span><text:alphabetical-index-mark-start text:id="IMark108692440"/><text:alphabetical-index-mark-start text:id="IMark110662664"/><text:alphabetical-index-mark-start text:id="IMark116475256"/><text:span text:style-name="T245">crew</text:span><text:alphabetical-index-mark-end text:id="IMark116475256"/><text:alphabetical-index-mark-end text:id="IMark110662664"/><text:alphabetical-index-mark-end text:id="IMark108692440"/><text:span text:style-name="T245"> </text:span><text:alphabetical-index-mark-start text:id="IMark117143592"/><text:alphabetical-index-mark-start text:id="IMark94474664"/><text:alphabetical-index-mark-start text:id="IMark110144248"/><text:alphabetical-index-mark-start text:id="IMark112442760"/><text:alphabetical-index-mark-start text:id="IMark105548648"/><text:span text:style-name="T245">manage</text:span><text:alphabetical-index-mark-end text:id="IMark105548648"/><text:alphabetical-index-mark-end text:id="IMark112442760"/><text:alphabetical-index-mark-end text:id="IMark110144248"/><text:span text:style-name="T245">ment</text:span><text:alphabetical-index-mark-end text:id="IMark94474664"/><text:alphabetical-index-mark-end text:id="IMark117143592"/><text:span text:style-name="T245">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2">2</text:span><text:span text:style-name="T1">.</text:span> <text:alphabetical-index-mark-start text:id="IMark111173672"/><text:alphabetical-index-mark-start text:id="IMark115230536"/><text:alphabetical-index-mark-start text:id="IMark93957704"/><text:span text:style-name="T82">Fact</text:span><text:alphabetical-index-mark-end text:id="IMark93957704"/><text:alphabetical-index-mark-end text:id="IMark115230536"/><text:alphabetical-index-mark-end text:id="IMark111173672"/><text:span text:style-name="T82"> LIKE ‘</text:span><text:span text:style-name="T106">%</text:span><text:alphabetical-index-mark-start text:id="IMark111741160"/><text:alphabetical-index-mark-start text:id="IMark116707160"/><text:alphabetical-index-mark-start text:id="IMark114647576"/><text:span text:style-name="T107">max</text:span><text:alphabetical-index-mark-end text:id="IMark114647576"/><text:alphabetical-index-mark-end text:id="IMark116707160"/><text:span text:style-name="T82">%</text:span><text:alphabetical-index-mark-end text:id="IMark111741160"/><text:span text:style-name="T82">’</text:span> - <text:span text:style-name="T245">A </text:span><text:alphabetical-index-mark-start text:id="IMark109922808"/><text:span text:style-name="T245">max</text:span><text:alphabetical-index-mark-end text:id="IMark109922808"/><text:span text:style-name="T245">imum or highest </text:span><text:alphabetical-index-mark-start text:id="IMark118029992"/><text:alphabetical-index-mark-start text:id="IMark114347608"/><text:alphabetical-index-mark-start text:id="IMark100019592"/><text:span text:style-name="T245">value</text:span><text:alphabetical-index-mark-end text:id="IMark100019592"/><text:alphabetical-index-mark-end text:id="IMark114347608"/><text:alphabetical-index-mark-end text:id="IMark118029992"/><text:span text:style-name="T245"> allowed.</text:span></text:p>
      <text:p text:style-name="Text_20_body"/>
      <text:p text:style-name="Text_20_body"/>
      <text:p text:style-name="Text_20_body"><text:soft-page-break/><text:span text:style-name="T1">4.3.13.</text:span><text:span text:style-name="T21">1</text:span><text:span text:style-name="T22">3</text:span><text:span text:style-name="T1">.</text:span> <text:alphabetical-index-mark-start text:id="IMark118504328"/><text:alphabetical-index-mark-start text:id="IMark109362680"/><text:alphabetical-index-mark-start text:id="IMark115173384"/><text:span text:style-name="T82">Fact</text:span><text:alphabetical-index-mark-end text:id="IMark115173384"/><text:alphabetical-index-mark-end text:id="IMark109362680"/><text:alphabetical-index-mark-end text:id="IMark118504328"/><text:span text:style-name="T82"> LIKE ‘</text:span><text:span text:style-name="T106">%</text:span><text:alphabetical-index-mark-start text:id="IMark102205080"/><text:alphabetical-index-mark-start text:id="IMark116723864"/><text:alphabetical-index-mark-start text:id="IMark111214056"/><text:span text:style-name="T107">min</text:span><text:alphabetical-index-mark-end text:id="IMark111214056"/><text:alphabetical-index-mark-end text:id="IMark116723864"/><text:span text:style-name="T82">%</text:span><text:alphabetical-index-mark-end text:id="IMark102205080"/><text:span text:style-name="T82">’</text:span> - <text:span text:style-name="T245">A </text:span><text:alphabetical-index-mark-start text:id="IMark95970648"/><text:span text:style-name="T245">min</text:span><text:alphabetical-index-mark-end text:id="IMark95970648"/><text:span text:style-name="T245">imum or lowest </text:span><text:alphabetical-index-mark-start text:id="IMark112402376"/><text:alphabetical-index-mark-start text:id="IMark101311736"/><text:alphabetical-index-mark-start text:id="IMark113213800"/><text:span text:style-name="T245">value</text:span><text:alphabetical-index-mark-end text:id="IMark113213800"/><text:alphabetical-index-mark-end text:id="IMark101311736"/><text:alphabetical-index-mark-end text:id="IMark112402376"/><text:span text:style-name="T245"> allowed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3">4</text:span><text:span text:style-name="T1">.</text:span> <text:alphabetical-index-mark-start text:id="IMark93389992"/><text:alphabetical-index-mark-start text:id="IMark113212040"/><text:alphabetical-index-mark-start text:id="IMark117746184"/><text:span text:style-name="T82">Fact</text:span><text:alphabetical-index-mark-end text:id="IMark117746184"/><text:alphabetical-index-mark-end text:id="IMark113212040"/><text:alphabetical-index-mark-end text:id="IMark93389992"/><text:span text:style-name="T82"> LIKE ‘%</text:span><text:alphabetical-index-mark-start text:id="IMark110907128"/><text:alphabetical-index-mark-start text:id="IMark111755128"/><text:alphabetical-index-mark-start text:id="IMark115318152"/><text:alphabetical-index-mark-start text:id="IMark114466552"/><text:alphabetical-index-mark-start text:id="IMark110399992"/><text:alphabetical-index-mark-start text:id="IMark111506664"/><text:span text:style-name="T108">delta</text:span><text:alphabetical-index-mark-end text:id="IMark111506664"/><text:alphabetical-index-mark-end text:id="IMark110399992"/><text:alphabetical-index-mark-end text:id="IMark114466552"/><text:alphabetical-index-mark-end text:id="IMark115318152"/><text:alphabetical-index-mark-end text:id="IMark111755128"/><text:alphabetical-index-mark-end text:id="IMark110907128"/><text:span text:style-name="T82">%’</text:span> - <text:alphabetical-index-mark-start text:id="IMark79022664"/><text:alphabetical-index-mark-start text:id="IMark92949512"/><text:alphabetical-index-mark-start text:id="IMark94411832"/><text:alphabetical-index-mark-start text:id="IMark107755192"/><text:alphabetical-index-mark-start text:id="IMark111648888"/><text:alphabetical-index-mark-start text:id="IMark108810472"/><text:span text:style-name="T246">Delta</text:span><text:alphabetical-index-mark-end text:id="IMark108810472"/><text:alphabetical-index-mark-end text:id="IMark111648888"/><text:alphabetical-index-mark-end text:id="IMark107755192"/><text:alphabetical-index-mark-end text:id="IMark94411832"/><text:alphabetical-index-mark-end text:id="IMark92949512"/><text:alphabetical-index-mark-end text:id="IMark79022664"/><text:span text:style-name="T246"> </text:span><text:alphabetical-index-mark-start text:id="IMark116193000"/><text:alphabetical-index-mark-start text:id="IMark102542392"/><text:alphabetical-index-mark-start text:id="IMark111771864"/><text:span text:style-name="T246">fact</text:span><text:alphabetical-index-mark-end text:id="IMark111771864"/><text:alphabetical-index-mark-end text:id="IMark102542392"/><text:alphabetical-index-mark-end text:id="IMark116193000"/><text:span text:style-name="T246">s contain the results of a </text:span><text:alphabetical-index-mark-start text:id="IMark111114152"/><text:alphabetical-index-mark-start text:id="IMark112376184"/><text:span text:style-name="T246">difference</text:span><text:alphabetical-index-mark-end text:id="IMark112376184"/><text:alphabetical-index-mark-end text:id="IMark111114152"/><text:span text:style-name="T246"> between the </text:span><text:alphabetical-index-mark-start text:id="IMark110716840"/><text:alphabetical-index-mark-start text:id="IMark112817192"/><text:alphabetical-index-mark-start text:id="IMark93927672"/><text:span text:style-name="T246">value</text:span><text:alphabetical-index-mark-end text:id="IMark93927672"/><text:alphabetical-index-mark-end text:id="IMark112817192"/><text:alphabetical-index-mark-end text:id="IMark110716840"/><text:span text:style-name="T246">s of other </text:span><text:alphabetical-index-mark-start text:id="IMark110203128"/><text:alphabetical-index-mark-start text:id="IMark120979432"/><text:alphabetical-index-mark-start text:id="IMark121151592"/><text:span text:style-name="T246">fact</text:span><text:alphabetical-index-mark-end text:id="IMark121151592"/><text:alphabetical-index-mark-end text:id="IMark120979432"/><text:alphabetical-index-mark-end text:id="IMark110203128"/><text:span text:style-name="T246">s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4">5</text:span><text:span text:style-name="T1">.</text:span> <text:alphabetical-index-mark-start text:id="IMark117294648"/><text:alphabetical-index-mark-start text:id="IMark121088264"/><text:alphabetical-index-mark-start text:id="IMark96661768"/><text:span text:style-name="T82">Fact</text:span><text:alphabetical-index-mark-end text:id="IMark96661768"/><text:alphabetical-index-mark-end text:id="IMark121088264"/><text:alphabetical-index-mark-end text:id="IMark117294648"/><text:span text:style-name="T82"> LIKE ‘</text:span><text:span text:style-name="T106">%</text:span><text:alphabetical-index-mark-start text:id="IMark118444072"/><text:alphabetical-index-mark-start text:id="IMark105272280"/><text:alphabetical-index-mark-start text:id="IMark97987368"/><text:span text:style-name="T109">quantum</text:span><text:alphabetical-index-mark-end text:id="IMark97987368"/><text:alphabetical-index-mark-end text:id="IMark105272280"/><text:alphabetical-index-mark-end text:id="IMark118444072"/><text:span text:style-name="T82">%’</text:span> - <text:alphabetical-index-mark-start text:id="IMark94325384"/><text:span text:style-name="T247">Re</text:span><text:alphabetical-index-mark-start text:id="IMark111758728"/><text:span text:style-name="T247">l</text:span><text:alphabetical-index-mark-end text:id="IMark94325384"/><text:span text:style-name="T247">at</text:span><text:alphabetical-index-mark-end text:id="IMark111758728"/><text:span text:style-name="T247">ed to </text:span><text:alphabetical-index-mark-start text:id="IMark112780488"/><text:alphabetical-index-mark-start text:id="IMark100087048"/><text:alphabetical-index-mark-start text:id="IMark112054888"/><text:span text:style-name="T247">value</text:span><text:alphabetical-index-mark-end text:id="IMark112054888"/><text:alphabetical-index-mark-end text:id="IMark100087048"/><text:alphabetical-index-mark-end text:id="IMark112780488"/><text:span text:style-name="T247">s obtained from real or simu</text:span><text:alphabetical-index-mark-start text:id="IMark117773336"/><text:span text:style-name="T247">lat</text:span><text:alphabetical-index-mark-end text:id="IMark117773336"/><text:span text:style-name="T247">ed </text:span><text:alphabetical-index-mark-start text:id="IMark116209512"/><text:alphabetical-index-mark-start text:id="IMark121108616"/><text:alphabetical-index-mark-start text:id="IMark105017112"/><text:span text:style-name="T247">QPU</text:span><text:alphabetical-index-mark-end text:id="IMark105017112"/><text:alphabetical-index-mark-end text:id="IMark121108616"/><text:alphabetical-index-mark-end text:id="IMark116209512"/><text:span text:style-name="T247">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5">6</text:span><text:span text:style-name="T1">.</text:span> <text:alphabetical-index-mark-start text:id="IMark114938776"/><text:alphabetical-index-mark-start text:id="IMark112424648"/><text:alphabetical-index-mark-start text:id="IMark109796664"/><text:span text:style-name="T82">Fact</text:span><text:alphabetical-index-mark-end text:id="IMark109796664"/><text:alphabetical-index-mark-end text:id="IMark112424648"/><text:alphabetical-index-mark-end text:id="IMark114938776"/><text:span text:style-name="T82"> LIKE ‘</text:span><text:span text:style-name="T106">%</text:span><text:alphabetical-index-mark-start text:id="IMark114599336"/><text:alphabetical-index-mark-start text:id="IMark113719368"/><text:span text:style-name="T110">rst</text:span><text:alphabetical-index-mark-end text:id="IMark113719368"/><text:span text:style-name="T82">%</text:span><text:alphabetical-index-mark-end text:id="IMark114599336"/><text:span text:style-name="T82">’</text:span> - <text:span text:style-name="T247">Resets </text:span><text:alphabetical-index-mark-start text:id="IMark115214728"/><text:alphabetical-index-mark-start text:id="IMark60798584"/><text:alphabetical-index-mark-start text:id="IMark113699640"/><text:span text:style-name="T247">value</text:span><text:alphabetical-index-mark-end text:id="IMark113699640"/><text:alphabetical-index-mark-end text:id="IMark60798584"/><text:alphabetical-index-mark-end text:id="IMark115214728"/><text:span text:style-name="T247">s from associated </text:span><text:alphabetical-index-mark-start text:id="IMark118194456"/><text:alphabetical-index-mark-start text:id="IMark109020232"/><text:alphabetical-index-mark-start text:id="IMark121404904"/><text:span text:style-name="T247">fact</text:span><text:alphabetical-index-mark-end text:id="IMark121404904"/><text:alphabetical-index-mark-end text:id="IMark109020232"/><text:alphabetical-index-mark-end text:id="IMark118194456"/><text:span text:style-name="T247">s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6">7</text:span><text:span text:style-name="T1">.</text:span> <text:alphabetical-index-mark-start text:id="IMark112935560"/><text:alphabetical-index-mark-start text:id="IMark111896984"/><text:alphabetical-index-mark-start text:id="IMark111991560"/><text:span text:style-name="T82">Fact</text:span><text:alphabetical-index-mark-end text:id="IMark111991560"/><text:alphabetical-index-mark-end text:id="IMark111896984"/><text:alphabetical-index-mark-end text:id="IMark112935560"/><text:span text:style-name="T82"> LIKE ‘</text:span><text:span text:style-name="T106">%</text:span><text:alphabetical-index-mark-start text:id="IMark107757720"/><text:alphabetical-index-mark-start text:id="IMark118368424"/><text:alphabetical-index-mark-start text:id="IMark111235144"/><text:span text:style-name="T111">prg</text:span><text:alphabetical-index-mark-end text:id="IMark111235144"/><text:alphabetical-index-mark-end text:id="IMark118368424"/><text:alphabetical-index-mark-end text:id="IMark107757720"/><text:span text:style-name="T82">%’</text:span> - <text:alphabetical-index-mark-start text:id="IMark94847784"/><text:span text:style-name="T247">Re</text:span><text:alphabetical-index-mark-start text:id="IMark101452600"/><text:span text:style-name="T247">l</text:span><text:alphabetical-index-mark-end text:id="IMark94847784"/><text:span text:style-name="T247">at</text:span><text:alphabetical-index-mark-end text:id="IMark101452600"/><text:span text:style-name="T247">ed to </text:span><text:alphabetical-index-mark-start text:id="IMark114025864"/><text:alphabetical-index-mark-start text:id="IMark114600792"/><text:alphabetical-index-mark-start text:id="IMark109468664"/><text:span text:style-name="T247">program</text:span><text:alphabetical-index-mark-end text:id="IMark109468664"/><text:alphabetical-index-mark-end text:id="IMark114600792"/><text:alphabetical-index-mark-end text:id="IMark114025864"/><text:span text:style-name="T247"> </text:span><text:alphabetical-index-mark-start text:id="IMark94418104"/><text:alphabetical-index-mark-start text:id="IMark93224120"/><text:alphabetical-index-mark-start text:id="IMark93007448"/><text:alphabetical-index-mark-start text:id="IMark99086584"/><text:alphabetical-index-mark-start text:id="IMark113781064"/><text:span text:style-name="T247">manage</text:span><text:alphabetical-index-mark-end text:id="IMark113781064"/><text:alphabetical-index-mark-end text:id="IMark99086584"/><text:alphabetical-index-mark-end text:id="IMark93007448"/><text:span text:style-name="T247">ment</text:span><text:alphabetical-index-mark-end text:id="IMark93224120"/><text:alphabetical-index-mark-end text:id="IMark94418104"/><text:span text:style-name="T247">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7">8</text:span><text:span text:style-name="T1">.</text:span> <text:alphabetical-index-mark-start text:id="IMark112235736"/><text:alphabetical-index-mark-start text:id="IMark118395400"/><text:alphabetical-index-mark-start text:id="IMark117068456"/><text:span text:style-name="T82">Fact</text:span><text:alphabetical-index-mark-end text:id="IMark117068456"/><text:alphabetical-index-mark-end text:id="IMark118395400"/><text:alphabetical-index-mark-end text:id="IMark112235736"/><text:span text:style-name="T82"> LIKE ‘%</text:span><text:alphabetical-index-mark-start text:id="IMark111039432"/><text:alphabetical-index-mark-start text:id="IMark116781864"/><text:alphabetical-index-mark-start text:id="IMark115814248"/><text:span text:style-name="T112">sub</text:span><text:alphabetical-index-mark-start text:id="IMark111971144"/><text:alphabetical-index-mark-start text:id="IMark109577160"/><text:alphabetical-index-mark-start text:id="IMark118436152"/><text:span text:style-name="T112">mode</text:span><text:alphabetical-index-mark-end text:id="IMark118436152"/><text:alphabetical-index-mark-end text:id="IMark109577160"/><text:alphabetical-index-mark-end text:id="IMark111971144"/><text:alphabetical-index-mark-end text:id="IMark115814248"/><text:alphabetical-index-mark-end text:id="IMark116781864"/><text:alphabetical-index-mark-end text:id="IMark111039432"/><text:span text:style-name="T82">%’</text:span> - <text:alphabetical-index-mark-start text:id="IMark112344840"/><text:alphabetical-index-mark-start text:id="IMark110120792"/><text:alphabetical-index-mark-start text:id="IMark96724376"/><text:span text:style-name="T248">Sub</text:span><text:alphabetical-index-mark-start text:id="IMark117025640"/><text:alphabetical-index-mark-start text:id="IMark94548904"/><text:alphabetical-index-mark-start text:id="IMark93752456"/><text:span text:style-name="T248">mode</text:span><text:alphabetical-index-mark-end text:id="IMark93752456"/><text:alphabetical-index-mark-end text:id="IMark94548904"/><text:alphabetical-index-mark-end text:id="IMark117025640"/><text:alphabetical-index-mark-end text:id="IMark96724376"/><text:alphabetical-index-mark-end text:id="IMark110120792"/><text:alphabetical-index-mark-end text:id="IMark112344840"/><text:span text:style-name="T248">s (see </text:span><text:span text:style-name="T27">[4.4]</text:span><text:span text:style-name="T248">).</text:span></text:p>
      <text:p text:style-name="Text_20_body"/>
      <text:p text:style-name="Text_20_body"/>
      <text:p text:style-name="Text_20_body"><text:span text:style-name="T1">4.3.13.</text:span><text:span text:style-name="T21">1</text:span><text:span text:style-name="T28">9</text:span><text:span text:style-name="T1">.</text:span><text:span text:style-name="T189"> </text:span><text:alphabetical-index-mark-start text:id="IMark121136424"/><text:alphabetical-index-mark-start text:id="IMark115825688"/><text:alphabetical-index-mark-start text:id="IMark101370792"/><text:span text:style-name="T165">Fact</text:span><text:alphabetical-index-mark-end text:id="IMark101370792"/><text:alphabetical-index-mark-end text:id="IMark115825688"/><text:alphabetical-index-mark-end text:id="IMark121136424"/><text:span text:style-name="T165"> LIKE ‘</text:span><text:span text:style-name="T167">%</text:span><text:alphabetical-index-mark-start text:id="IMark115022088"/><text:alphabetical-index-mark-start text:id="IMark108087448"/><text:alphabetical-index-mark-start text:id="IMark115465624"/><text:span text:style-name="T169">alt</text:span><text:alphabetical-index-mark-end text:id="IMark115465624"/><text:alphabetical-index-mark-end text:id="IMark108087448"/><text:span text:style-name="T165">%</text:span><text:alphabetical-index-mark-end text:id="IMark115022088"/><text:span text:style-name="T165">’</text:span><text:span text:style-name="T225"> - </text:span><text:alphabetical-index-mark-start text:id="IMark118234024"/><text:span text:style-name="T226">Re</text:span><text:alphabetical-index-mark-start text:id="IMark113449032"/><text:span text:style-name="T226">l</text:span><text:alphabetical-index-mark-end text:id="IMark118234024"/><text:span text:style-name="T226">at</text:span><text:alphabetical-index-mark-end text:id="IMark113449032"/><text:span text:style-name="T226">ed to </text:span><text:alphabetical-index-mark-start text:id="IMark114221624"/><text:alphabetical-index-mark-start text:id="IMark69861896"/><text:alphabetical-index-mark-start text:id="IMark109832056"/><text:alphabetical-index-mark-start text:id="IMark112290472"/><text:span text:style-name="T227">alt</text:span><text:alphabetical-index-mark-end text:id="IMark112290472"/><text:span text:style-name="T227">itude</text:span><text:alphabetical-index-mark-end text:id="IMark109832056"/><text:alphabetical-index-mark-end text:id="IMark69861896"/><text:alphabetical-index-mark-end text:id="IMark114221624"/><text:span text:style-name="T226">.</text:span></text:p>
      <text:p text:style-name="Text_20_body"/>
      <text:p text:style-name="Text_20_body"/>
      <text:p text:style-name="Text_20_body"><text:span text:style-name="T1">4.3.13.</text:span><text:span text:style-name="T28">20</text:span><text:span text:style-name="T1">. </text:span><text:alphabetical-index-mark-start text:id="IMark121049672"/><text:alphabetical-index-mark-start text:id="IMark108019848"/><text:alphabetical-index-mark-start text:id="IMark99941848"/><text:span text:style-name="T165">Fact</text:span><text:alphabetical-index-mark-end text:id="IMark99941848"/><text:alphabetical-index-mark-end text:id="IMark108019848"/><text:alphabetical-index-mark-end text:id="IMark121049672"/><text:span text:style-name="T165"> LIKE ‘</text:span><text:span text:style-name="T167">%</text:span><text:alphabetical-index-mark-start text:id="IMark111919816"/><text:alphabetical-index-mark-start text:id="IMark105872840"/><text:alphabetical-index-mark-start text:id="IMark97071272"/><text:span text:style-name="T169">abs</text:span><text:alphabetical-index-mark-end text:id="IMark97071272"/><text:alphabetical-index-mark-end text:id="IMark105872840"/><text:span text:style-name="T165">%</text:span><text:alphabetical-index-mark-end text:id="IMark111919816"/><text:span text:style-name="T165">’</text:span><text:span text:style-name="T225"> - </text:span><text:span text:style-name="T227">Contains an </text:span><text:alphabetical-index-mark-start text:id="IMark96167288"/><text:span text:style-name="T227">ab</text:span><text:alphabetical-index-mark-start text:id="IMark112413848"/><text:span text:style-name="T227">s</text:span><text:alphabetical-index-mark-end text:id="IMark96167288"/><text:span text:style-name="T227">ol</text:span><text:alphabetical-index-mark-end text:id="IMark112413848"/><text:span text:style-name="T227">ute </text:span><text:alphabetical-index-mark-start text:id="IMark98225576"/><text:alphabetical-index-mark-start text:id="IMark112530680"/><text:alphabetical-index-mark-start text:id="IMark117125720"/><text:span text:style-name="T227">value</text:span><text:alphabetical-index-mark-end text:id="IMark117125720"/><text:alphabetical-index-mark-end text:id="IMark112530680"/><text:alphabetical-index-mark-end text:id="IMark98225576"/><text:span text:style-name="T227">, i.e</text:span><text:span text:style-name="T226">. </text:span><text:span text:style-name="T227">given a real </text:span><text:alphabetical-index-mark-start text:id="IMark115067608"/><text:alphabetical-index-mark-start text:id="IMark109248744"/><text:span text:style-name="T227">number</text:span><text:alphabetical-index-mark-end text:id="IMark109248744"/><text:alphabetical-index-mark-end text:id="IMark115067608"/><text:span text:style-name="T227"> r, </text:span><text:alphabetical-index-mark-start text:id="IMark119796856"/><text:alphabetical-index-mark-start text:id="IMark110958088"/><text:alphabetical-index-mark-start text:id="IMark112729272"/><text:span text:style-name="T169">Value</text:span><text:alphabetical-index-mark-end text:id="IMark112729272"/><text:alphabetical-index-mark-end text:id="IMark110958088"/><text:alphabetical-index-mark-end text:id="IMark119796856"/><text:span text:style-name="T169"> = |r|</text:span><text:span text:style-name="T227">.</text:span></text:p>
      <text:p text:style-name="Text_20_body"/>
      <text:p text:style-name="Text_20_body"/>
      <text:p text:style-name="Text_20_body"><text:span text:style-name="T1">4.3.13.</text:span><text:span text:style-name="T29">21</text:span><text:span text:style-name="T1">. </text:span><text:alphabetical-index-mark-start text:id="IMark111258120"/><text:alphabetical-index-mark-start text:id="IMark109068056"/><text:alphabetical-index-mark-start text:id="IMark114810168"/><text:span text:style-name="T165">Fact</text:span><text:alphabetical-index-mark-end text:id="IMark114810168"/><text:alphabetical-index-mark-end text:id="IMark109068056"/><text:alphabetical-index-mark-end text:id="IMark111258120"/><text:span text:style-name="T165"> LIKE ‘</text:span><text:span text:style-name="T167">%</text:span><text:alphabetical-index-mark-start text:id="IMark112927032"/><text:alphabetical-index-mark-start text:id="IMark70911848"/><text:alphabetical-index-mark-start text:id="IMark95344536"/><text:span text:style-name="T170">avg</text:span><text:alphabetical-index-mark-end text:id="IMark95344536"/><text:alphabetical-index-mark-end text:id="IMark70911848"/><text:span text:style-name="T165">%</text:span><text:alphabetical-index-mark-end text:id="IMark112927032"/><text:span text:style-name="T165">’</text:span><text:span text:style-name="T225"> - </text:span><text:span text:style-name="T228">Contains a mean </text:span><text:alphabetical-index-mark-start text:id="IMark115369704"/><text:alphabetical-index-mark-start text:id="IMark110615272"/><text:alphabetical-index-mark-start text:id="IMark109628456"/><text:span text:style-name="T228">average</text:span><text:alphabetical-index-mark-end text:id="IMark109628456"/><text:alphabetical-index-mark-end text:id="IMark110615272"/><text:alphabetical-index-mark-end text:id="IMark115369704"/><text:span text:style-name="T228">d from the </text:span><text:alphabetical-index-mark-start text:id="IMark112657064"/><text:alphabetical-index-mark-start text:id="IMark94934744"/><text:alphabetical-index-mark-start text:id="IMark110370664"/><text:span text:style-name="T170">Value</text:span><text:alphabetical-index-mark-end text:id="IMark110370664"/><text:alphabetical-index-mark-end text:id="IMark94934744"/><text:alphabetical-index-mark-end text:id="IMark112657064"/><text:span text:style-name="T228"> of another </text:span><text:alphabetical-index-mark-start text:id="IMark110590712"/><text:alphabetical-index-mark-start text:id="IMark113996888"/><text:alphabetical-index-mark-start text:id="IMark110724632"/><text:span text:style-name="T228">fact</text:span><text:alphabetical-index-mark-end text:id="IMark110724632"/><text:alphabetical-index-mark-end text:id="IMark113996888"/><text:alphabetical-index-mark-end text:id="IMark110590712"/><text:span text:style-name="T228"> </text:span><text:alphabetical-index-mark-start text:id="IMark95261208"/><text:alphabetical-index-mark-start text:id="IMark116004600"/><text:alphabetical-index-mark-start text:id="IMark114960312"/><text:span text:style-name="T228">record</text:span><text:alphabetical-index-mark-end text:id="IMark114960312"/><text:alphabetical-index-mark-end text:id="IMark116004600"/><text:alphabetical-index-mark-end text:id="IMark95261208"/><text:span text:style-name="T226">.</text:span></text:p>
      <text:p text:style-name="Text_20_body"/>
      <text:p text:style-name="Text_20_body"/>
      <text:p text:style-name="Text_20_body"><text:span text:style-name="T1">4.3.13.</text:span><text:span text:style-name="T30">22</text:span><text:span text:style-name="T1">. </text:span><text:alphabetical-index-mark-start text:id="IMark112635224"/><text:alphabetical-index-mark-start text:id="IMark92818920"/><text:alphabetical-index-mark-start text:id="IMark113844664"/><text:span text:style-name="T165">Fact</text:span><text:alphabetical-index-mark-end text:id="IMark113844664"/><text:alphabetical-index-mark-end text:id="IMark92818920"/><text:alphabetical-index-mark-end text:id="IMark112635224"/><text:span text:style-name="T165"> LIKE ‘</text:span><text:span text:style-name="T167">%</text:span><text:alphabetical-index-mark-start text:id="IMark121250440"/><text:alphabetical-index-mark-start text:id="IMark115571272"/><text:span text:style-name="T171">err</text:span><text:alphabetical-index-mark-end text:id="IMark115571272"/><text:span text:style-name="T165">%</text:span><text:alphabetical-index-mark-end text:id="IMark121250440"/><text:span text:style-name="T165">’</text:span><text:span text:style-name="T225"> - </text:span><text:alphabetical-index-mark-start text:id="IMark111392616"/><text:span text:style-name="T226">Re</text:span><text:alphabetical-index-mark-start text:id="IMark101348552"/><text:span text:style-name="T226">l</text:span><text:alphabetical-index-mark-end text:id="IMark111392616"/><text:span text:style-name="T226">at</text:span><text:alphabetical-index-mark-end text:id="IMark101348552"/><text:span text:style-name="T226">ed to </text:span><text:span text:style-name="T229">error or deviation calcu</text:span><text:alphabetical-index-mark-start text:id="IMark113856136"/><text:span text:style-name="T229">lat</text:span><text:alphabetical-index-mark-end text:id="IMark113856136"/><text:span text:style-name="T229">ions, </text:span><text:span text:style-name="T230">generally in association with ML to </text:span><text:alphabetical-index-mark-start text:id="IMark108391976"/><text:alphabetical-index-mark-start text:id="IMark113288008"/><text:alphabetical-index-mark-start text:id="IMark97838216"/><text:span text:style-name="T230">calibration</text:span><text:alphabetical-index-mark-end text:id="IMark97838216"/><text:alphabetical-index-mark-end text:id="IMark113288008"/><text:alphabetical-index-mark-end text:id="IMark108391976"/><text:span text:style-name="T230"> of </text:span><text:alphabetical-index-mark-start text:id="IMark115890104"/><text:alphabetical-index-mark-start text:id="IMark100705208"/><text:alphabetical-index-mark-start text:id="IMark101198040"/><text:span text:style-name="T230">value</text:span><text:alphabetical-index-mark-end text:id="IMark101198040"/><text:alphabetical-index-mark-end text:id="IMark100705208"/><text:alphabetical-index-mark-end text:id="IMark115890104"/><text:span text:style-name="T230">s</text:span><text:span text:style-name="T226">.</text:span></text:p>
      <text:p text:style-name="Text_20_body"><text:soft-page-break/></text:p>
      <text:p text:style-name="Text_20_body"/>
      <text:p text:style-name="Text_20_body"><text:span text:style-name="T1">4.3.13.</text:span><text:span text:style-name="T31">23</text:span><text:span text:style-name="T1">. </text:span><text:alphabetical-index-mark-start text:id="IMark116475256"/><text:alphabetical-index-mark-start text:id="IMark110144248"/><text:alphabetical-index-mark-start text:id="IMark112442760"/><text:span text:style-name="T165">Fact</text:span><text:alphabetical-index-mark-end text:id="IMark112442760"/><text:alphabetical-index-mark-end text:id="IMark110144248"/><text:alphabetical-index-mark-end text:id="IMark116475256"/><text:span text:style-name="T165"> LIKE ‘</text:span><text:alphabetical-index-mark-start text:id="IMark105548648"/><text:alphabetical-index-mark-start text:id="IMark117143592"/><text:span text:style-name="T167">%</text:span><text:span text:style-name="T169">_</text:span><text:span text:style-name="T172">t</text:span><text:alphabetical-index-mark-end text:id="IMark117143592"/><text:alphabetical-index-mark-end text:id="IMark105548648"/><text:span text:style-name="T165">’</text:span><text:span text:style-name="T225"> - </text:span><text:alphabetical-index-mark-start text:id="IMark94474664"/><text:span text:style-name="T226">Re</text:span><text:alphabetical-index-mark-start text:id="IMark109652824"/><text:span text:style-name="T226">l</text:span><text:alphabetical-index-mark-end text:id="IMark94474664"/><text:span text:style-name="T226">at</text:span><text:alphabetical-index-mark-end text:id="IMark109652824"/><text:span text:style-name="T226">ed to </text:span><text:alphabetical-index-mark-start text:id="IMark111765608"/><text:alphabetical-index-mark-start text:id="IMark118256568"/><text:alphabetical-index-mark-start text:id="IMark108223112"/><text:span text:style-name="T231">trim</text:span><text:alphabetical-index-mark-end text:id="IMark108223112"/><text:alphabetical-index-mark-end text:id="IMark118256568"/><text:alphabetical-index-mark-end text:id="IMark111765608"/><text:span text:style-name="T226">.</text:span></text:p>
      <text:p text:style-name="Text_20_body"/>
      <text:p text:style-name="Text_20_body"/>
      <text:p text:style-name="Text_20_body"><text:span text:style-name="T1">4.3.13.</text:span><text:span text:style-name="T31">24</text:span><text:span text:style-name="T1">. </text:span><text:alphabetical-index-mark-start text:id="IMark109922808"/><text:alphabetical-index-mark-start text:id="IMark101147976"/><text:alphabetical-index-mark-start text:id="IMark118029992"/><text:span text:style-name="T165">Fact</text:span><text:alphabetical-index-mark-end text:id="IMark118029992"/><text:alphabetical-index-mark-end text:id="IMark101147976"/><text:alphabetical-index-mark-end text:id="IMark109922808"/><text:span text:style-name="T165"> LIKE ‘</text:span><text:alphabetical-index-mark-start text:id="IMark114347608"/><text:alphabetical-index-mark-start text:id="IMark100019592"/><text:span text:style-name="T167">%</text:span><text:span text:style-name="T169">_</text:span><text:span text:style-name="T172">l</text:span><text:alphabetical-index-mark-end text:id="IMark100019592"/><text:alphabetical-index-mark-end text:id="IMark114347608"/><text:span text:style-name="T165">’</text:span><text:span text:style-name="T225"> - </text:span><text:alphabetical-index-mark-start text:id="IMark112886008"/><text:span text:style-name="T226">Re</text:span><text:alphabetical-index-mark-start text:id="IMark101359896"/><text:span text:style-name="T226">l</text:span><text:alphabetical-index-mark-end text:id="IMark112886008"/><text:span text:style-name="T226">at</text:span><text:alphabetical-index-mark-end text:id="IMark101359896"/><text:span text:style-name="T226">ed to </text:span><text:span text:style-name="T231">left or port side</text:span><text:span text:style-name="T226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2">5</text:span><text:span text:style-name="T1">. </text:span><text:alphabetical-index-mark-start text:id="IMark115188568"/><text:alphabetical-index-mark-start text:id="IMark105874808"/><text:alphabetical-index-mark-start text:id="IMark95970648"/><text:span text:style-name="T165">Fact</text:span><text:alphabetical-index-mark-end text:id="IMark95970648"/><text:alphabetical-index-mark-end text:id="IMark105874808"/><text:alphabetical-index-mark-end text:id="IMark115188568"/><text:span text:style-name="T165"> LIKE ‘</text:span><text:alphabetical-index-mark-start text:id="IMark101260504"/><text:alphabetical-index-mark-start text:id="IMark112402376"/><text:span text:style-name="T167">%</text:span><text:span text:style-name="T169">_</text:span><text:span text:style-name="T172">r</text:span><text:alphabetical-index-mark-end text:id="IMark112402376"/><text:alphabetical-index-mark-end text:id="IMark101260504"/><text:span text:style-name="T165">’</text:span><text:span text:style-name="T225"> - </text:span><text:alphabetical-index-mark-start text:id="IMark101311736"/><text:span text:style-name="T226">Re</text:span><text:alphabetical-index-mark-start text:id="IMark113213800"/><text:span text:style-name="T226">l</text:span><text:alphabetical-index-mark-end text:id="IMark101311736"/><text:span text:style-name="T226">at</text:span><text:alphabetical-index-mark-end text:id="IMark113213800"/><text:span text:style-name="T226">ed to </text:span><text:span text:style-name="T231">right or starboard side</text:span><text:span text:style-name="T226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3">6</text:span><text:span text:style-name="T1">. </text:span><text:alphabetical-index-mark-start text:id="IMark110907128"/><text:alphabetical-index-mark-start text:id="IMark111755128"/><text:alphabetical-index-mark-start text:id="IMark115318152"/><text:span text:style-name="T165">Fact</text:span><text:alphabetical-index-mark-end text:id="IMark115318152"/><text:alphabetical-index-mark-end text:id="IMark111755128"/><text:alphabetical-index-mark-end text:id="IMark110907128"/><text:span text:style-name="T165"> LIKE ‘</text:span><text:alphabetical-index-mark-start text:id="IMark114466552"/><text:alphabetical-index-mark-start text:id="IMark110399992"/><text:span text:style-name="T172">l_%</text:span><text:alphabetical-index-mark-end text:id="IMark110399992"/><text:alphabetical-index-mark-end text:id="IMark114466552"/><text:span text:style-name="T165">’</text:span><text:span text:style-name="T225"> - </text:span><text:span text:style-name="T232">Lights or illu</text:span><text:alphabetical-index-mark-start text:id="IMark111506664"/><text:span text:style-name="T232">min</text:span><text:alphabetical-index-mark-end text:id="IMark111506664"/><text:span text:style-name="T232">ation</text:span><text:span text:style-name="T226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4">7</text:span><text:span text:style-name="T1">. </text:span><text:alphabetical-index-mark-start text:id="IMark113473544"/><text:alphabetical-index-mark-start text:id="IMark118310872"/><text:alphabetical-index-mark-start text:id="IMark118163272"/><text:span text:style-name="T165">Fact</text:span><text:alphabetical-index-mark-end text:id="IMark118163272"/><text:alphabetical-index-mark-end text:id="IMark118310872"/><text:alphabetical-index-mark-end text:id="IMark113473544"/><text:span text:style-name="T165"> LIKE ‘</text:span><text:alphabetical-index-mark-start text:id="IMark110442088"/><text:alphabetical-index-mark-start text:id="IMark116827224"/><text:span text:style-name="T173">v%</text:span><text:alphabetical-index-mark-end text:id="IMark116827224"/><text:alphabetical-index-mark-end text:id="IMark110442088"/><text:span text:style-name="T165">’</text:span><text:span text:style-name="T225"> - </text:span><text:span text:style-name="T233">Generally </text:span><text:alphabetical-index-mark-start text:id="IMark116818152"/><text:span text:style-name="T233">re</text:span><text:alphabetical-index-mark-start text:id="IMark114412616"/><text:span text:style-name="T233">l</text:span><text:alphabetical-index-mark-end text:id="IMark116818152"/><text:span text:style-name="T233">at</text:span><text:alphabetical-index-mark-end text:id="IMark114412616"/><text:span text:style-name="T233">ed to </text:span><text:alphabetical-index-mark-start text:id="IMark116367304"/><text:alphabetical-index-mark-start text:id="IMark113999928"/><text:alphabetical-index-mark-start text:id="IMark115710312"/><text:span text:style-name="T234">standard</text:span><text:alphabetical-index-mark-end text:id="IMark115710312"/><text:alphabetical-index-mark-end text:id="IMark113999928"/><text:alphabetical-index-mark-end text:id="IMark116367304"/><text:span text:style-name="T234"> </text:span><text:alphabetical-index-mark-start text:id="IMark101870600"/><text:alphabetical-index-mark-start text:id="IMark112433304"/><text:alphabetical-index-mark-start text:id="IMark111417304"/><text:span text:style-name="T234">aero</text:span><text:alphabetical-index-mark-start text:id="IMark100751352"/><text:alphabetical-index-mark-start text:id="IMark104653272"/><text:alphabetical-index-mark-start text:id="IMark117294648"/><text:span text:style-name="T234">space</text:span><text:alphabetical-index-mark-end text:id="IMark117294648"/><text:alphabetical-index-mark-end text:id="IMark104653272"/><text:alphabetical-index-mark-end text:id="IMark100751352"/><text:alphabetical-index-mark-end text:id="IMark111417304"/><text:alphabetical-index-mark-end text:id="IMark112433304"/><text:alphabetical-index-mark-end text:id="IMark101870600"/><text:span text:style-name="T234"> v </text:span><text:alphabetical-index-mark-start text:id="IMark121088264"/><text:alphabetical-index-mark-start text:id="IMark96661768"/><text:span text:style-name="T234">speed</text:span><text:alphabetical-index-mark-end text:id="IMark96661768"/><text:alphabetical-index-mark-end text:id="IMark121088264"/><text:span text:style-name="T234">s</text:span><text:span text:style-name="T226">.</text:span></text:p>
      <text:p text:style-name="Text_20_body"/>
      <text:p text:style-name="Text_20_body"/>
      <text:p text:style-name="Text_20_body"><text:span text:style-name="T1">4.3.13.</text:span><text:span text:style-name="T31">2</text:span><text:span text:style-name="T35">8</text:span><text:span text:style-name="T1">. </text:span><text:alphabetical-index-mark-start text:id="IMark116282424"/><text:alphabetical-index-mark-start text:id="IMark109918952"/><text:alphabetical-index-mark-start text:id="IMark114938776"/><text:span text:style-name="T165">Fact</text:span><text:alphabetical-index-mark-end text:id="IMark114938776"/><text:alphabetical-index-mark-end text:id="IMark109918952"/><text:alphabetical-index-mark-end text:id="IMark116282424"/><text:span text:style-name="T165"> LIKE ‘%</text:span><text:alphabetical-index-mark-start text:id="IMark112424648"/><text:alphabetical-index-mark-start text:id="IMark109796664"/><text:span text:style-name="T174">att</text:span><text:alphabetical-index-mark-end text:id="IMark109796664"/><text:span text:style-name="T172">%</text:span><text:alphabetical-index-mark-end text:id="IMark112424648"/><text:span text:style-name="T165">’</text:span><text:span text:style-name="T225"> - </text:span><text:alphabetical-index-mark-start text:id="IMark116954664"/><text:span text:style-name="T235">Re</text:span><text:alphabetical-index-mark-start text:id="IMark113573864"/><text:span text:style-name="T235">l</text:span><text:alphabetical-index-mark-end text:id="IMark116954664"/><text:span text:style-name="T235">at</text:span><text:alphabetical-index-mark-end text:id="IMark113573864"/><text:span text:style-name="T235">ed to attitude control</text:span><text:span text:style-name="T226">.</text:span></text:p>
      <text:p text:style-name="Text_20_body"/>
      <text:p text:style-name="Text_20_body"/>
      <text:p text:style-name="Text_20_body"><text:span text:style-name="T24">4.3.13.</text:span><text:span text:style-name="T31">2</text:span><text:span text:style-name="T35">9</text:span><text:span text:style-name="T24">. </text:span><text:alphabetical-index-mark-start text:id="IMark115776488"/><text:alphabetical-index-mark-start text:id="IMark108049512"/><text:alphabetical-index-mark-start text:id="IMark109770248"/><text:span text:style-name="T168">Fact</text:span><text:alphabetical-index-mark-end text:id="IMark109770248"/><text:alphabetical-index-mark-end text:id="IMark108049512"/><text:alphabetical-index-mark-end text:id="IMark115776488"/><text:span text:style-name="T168"> LIKE ‘</text:span><text:alphabetical-index-mark-start text:id="IMark112379384"/><text:alphabetical-index-mark-start text:id="IMark112935560"/><text:span text:style-name="T168">%</text:span><text:span text:style-name="T174">_x</text:span><text:alphabetical-index-mark-end text:id="IMark112935560"/><text:alphabetical-index-mark-end text:id="IMark112379384"/><text:span text:style-name="T168">’</text:span><text:span text:style-name="T226"> - </text:span><text:alphabetical-index-mark-start text:id="IMark111896984"/><text:span text:style-name="T235">Re</text:span><text:alphabetical-index-mark-start text:id="IMark111991560"/><text:span text:style-name="T235">l</text:span><text:alphabetical-index-mark-end text:id="IMark111896984"/><text:span text:style-name="T235">at</text:span><text:alphabetical-index-mark-end text:id="IMark111991560"/><text:span text:style-name="T235">ed to x </text:span><text:alphabetical-index-mark-start text:id="IMark113941768"/><text:alphabetical-index-mark-start text:id="IMark114915288"/><text:alphabetical-index-mark-start text:id="IMark110677800"/><text:span text:style-name="T235">axis</text:span><text:alphabetical-index-mark-end text:id="IMark110677800"/><text:alphabetical-index-mark-end text:id="IMark114915288"/><text:alphabetical-index-mark-end text:id="IMark113941768"/><text:span text:style-name="T226">.</text:span></text:p>
      <text:p text:style-name="Text_20_body"/>
      <text:p text:style-name="Text_20_body"/>
      <text:p text:style-name="Text_20_body"><text:span text:style-name="T24">4.3.13.</text:span><text:span text:style-name="T35">30</text:span><text:span text:style-name="T24">. </text:span><text:alphabetical-index-mark-start text:id="IMark97075960"/><text:alphabetical-index-mark-start text:id="IMark115360312"/><text:alphabetical-index-mark-start text:id="IMark116676728"/><text:span text:style-name="T168">Fact</text:span><text:alphabetical-index-mark-end text:id="IMark116676728"/><text:alphabetical-index-mark-end text:id="IMark115360312"/><text:alphabetical-index-mark-end text:id="IMark97075960"/><text:span text:style-name="T168"> LIKE ‘</text:span><text:alphabetical-index-mark-start text:id="IMark89000120"/><text:alphabetical-index-mark-start text:id="IMark112235736"/><text:span text:style-name="T168">%</text:span><text:span text:style-name="T174">_y</text:span><text:alphabetical-index-mark-end text:id="IMark112235736"/><text:alphabetical-index-mark-end text:id="IMark89000120"/><text:span text:style-name="T168">’</text:span><text:span text:style-name="T226"> - </text:span><text:alphabetical-index-mark-start text:id="IMark118395400"/><text:span text:style-name="T235">Re</text:span><text:alphabetical-index-mark-start text:id="IMark117068456"/><text:span text:style-name="T235">l</text:span><text:alphabetical-index-mark-end text:id="IMark118395400"/><text:span text:style-name="T235">at</text:span><text:alphabetical-index-mark-end text:id="IMark117068456"/><text:span text:style-name="T235">ed to y </text:span><text:alphabetical-index-mark-start text:id="IMark112756152"/><text:alphabetical-index-mark-start text:id="IMark98601464"/><text:alphabetical-index-mark-start text:id="IMark111540920"/><text:span text:style-name="T235">axis</text:span><text:alphabetical-index-mark-end text:id="IMark111540920"/><text:alphabetical-index-mark-end text:id="IMark98601464"/><text:alphabetical-index-mark-end text:id="IMark112756152"/><text:span text:style-name="T226">.</text:span></text:p>
      <text:p text:style-name="Text_20_body"/>
      <text:p text:style-name="Text_20_body"/>
      <text:p text:style-name="Text_20_body"><text:span text:style-name="T24">4.3.13.</text:span><text:span text:style-name="T35">31</text:span><text:span text:style-name="T24">. </text:span><text:alphabetical-index-mark-start text:id="IMark115762344"/><text:alphabetical-index-mark-start text:id="IMark110749272"/><text:alphabetical-index-mark-start text:id="IMark110566936"/><text:span text:style-name="T168">Fact</text:span><text:alphabetical-index-mark-end text:id="IMark110566936"/><text:alphabetical-index-mark-end text:id="IMark110749272"/><text:alphabetical-index-mark-end text:id="IMark115762344"/><text:span text:style-name="T168"> LIKE ‘</text:span><text:alphabetical-index-mark-start text:id="IMark96974776"/><text:alphabetical-index-mark-start text:id="IMark112101512"/><text:span text:style-name="T168">%</text:span><text:span text:style-name="T174">_z</text:span><text:alphabetical-index-mark-end text:id="IMark112101512"/><text:alphabetical-index-mark-end text:id="IMark96974776"/><text:span text:style-name="T168">’</text:span><text:span text:style-name="T226"> - </text:span><text:alphabetical-index-mark-start text:id="IMark111020776"/><text:span text:style-name="T235">Re</text:span><text:alphabetical-index-mark-start text:id="IMark121136424"/><text:span text:style-name="T235">l</text:span><text:alphabetical-index-mark-end text:id="IMark111020776"/><text:span text:style-name="T235">at</text:span><text:alphabetical-index-mark-end text:id="IMark121136424"/><text:span text:style-name="T235">ed to z </text:span><text:alphabetical-index-mark-start text:id="IMark115825688"/><text:alphabetical-index-mark-start text:id="IMark101370792"/><text:alphabetical-index-mark-start text:id="IMark112479592"/><text:span text:style-name="T235">axis</text:span><text:alphabetical-index-mark-end text:id="IMark112479592"/><text:alphabetical-index-mark-end text:id="IMark101370792"/><text:alphabetical-index-mark-end text:id="IMark115825688"/><text:span text:style-name="T226">.</text:span></text:p>
      <text:p text:style-name="Text_20_body"/>
      <text:p text:style-name="Text_20_body"/>
      <text:p text:style-name="Text_20_body"><text:span text:style-name="T24">4.3.13.</text:span><text:span text:style-name="T35">32</text:span><text:span text:style-name="T24">. </text:span><text:alphabetical-index-mark-start text:id="IMark115113656"/><text:alphabetical-index-mark-start text:id="IMark117153944"/><text:alphabetical-index-mark-start text:id="IMark121050344"/><text:span text:style-name="T168">Fact</text:span><text:alphabetical-index-mark-end text:id="IMark121050344"/><text:alphabetical-index-mark-end text:id="IMark117153944"/><text:alphabetical-index-mark-end text:id="IMark115113656"/><text:span text:style-name="T168"> LIKE ‘</text:span><text:alphabetical-index-mark-start text:id="IMark112745576"/><text:alphabetical-index-mark-start text:id="IMark101864856"/><text:span text:style-name="T168">%</text:span><text:span text:style-name="T174">_t</text:span><text:alphabetical-index-mark-end text:id="IMark101864856"/><text:alphabetical-index-mark-end text:id="IMark112745576"/><text:span text:style-name="T168">’</text:span><text:span text:style-name="T226"> - </text:span><text:alphabetical-index-mark-start text:id="IMark111270696"/><text:span text:style-name="T235">Re</text:span><text:alphabetical-index-mark-start text:id="IMark97028616"/><text:span text:style-name="T235">l</text:span><text:alphabetical-index-mark-end text:id="IMark111270696"/><text:span text:style-name="T235">at</text:span><text:alphabetical-index-mark-end text:id="IMark97028616"/><text:span text:style-name="T235">ed to t </text:span><text:alphabetical-index-mark-start text:id="IMark94508808"/><text:alphabetical-index-mark-start text:id="IMark114031096"/><text:alphabetical-index-mark-start text:id="IMark115432808"/><text:span text:style-name="T235">axis</text:span><text:alphabetical-index-mark-end text:id="IMark115432808"/><text:alphabetical-index-mark-end text:id="IMark114031096"/><text:alphabetical-index-mark-end text:id="IMark94508808"/><text:span text:style-name="T235"> or </text:span><text:alphabetical-index-mark-start text:id="IMark121049672"/><text:alphabetical-index-mark-start text:id="IMark108019848"/><text:alphabetical-index-mark-start text:id="IMark99941848"/><text:span text:style-name="T235">time</text:span><text:alphabetical-index-mark-end text:id="IMark99941848"/><text:alphabetical-index-mark-end text:id="IMark108019848"/><text:alphabetical-index-mark-end text:id="IMark121049672"/><text:span text:style-name="T226">.</text:span></text:p>
      <text:p text:style-name="P16"><text:soft-page-break/></text:p>
      <text:p text:style-name="Text_20_body"/>
      <text:p text:style-name="Text_20_body"><text:span text:style-name="T24">4.3.13.</text:span><text:span text:style-name="T40">33</text:span><text:span text:style-name="T24">. </text:span><text:alphabetical-index-mark-start text:id="IMark111496088"/><text:alphabetical-index-mark-start text:id="IMark115067608"/><text:alphabetical-index-mark-start text:id="IMark109248744"/><text:span text:style-name="T109">Fact</text:span><text:alphabetical-index-mark-end text:id="IMark109248744"/><text:alphabetical-index-mark-end text:id="IMark115067608"/><text:alphabetical-index-mark-end text:id="IMark111496088"/><text:span text:style-name="T109"> LIKE ‘</text:span><text:alphabetical-index-mark-start text:id="IMark113064280"/><text:alphabetical-index-mark-start text:id="IMark102149192"/><text:span text:style-name="T109">%</text:span><text:span text:style-name="T128">_</text:span><text:span text:style-name="T130">d</text:span><text:alphabetical-index-mark-end text:id="IMark102149192"/><text:alphabetical-index-mark-end text:id="IMark113064280"/><text:span text:style-name="T130">%</text:span><text:span text:style-name="T109">’</text:span><text:span text:style-name="T247"> - </text:span><text:alphabetical-index-mark-start text:id="IMark119796856"/><text:span text:style-name="T247">Re</text:span><text:alphabetical-index-mark-start text:id="IMark110958088"/><text:span text:style-name="T247">l</text:span><text:alphabetical-index-mark-end text:id="IMark119796856"/><text:span text:style-name="T247">at</text:span><text:alphabetical-index-mark-end text:id="IMark110958088"/><text:span text:style-name="T247">ed to </text:span><text:alphabetical-index-mark-start text:id="IMark112729272"/><text:alphabetical-index-mark-start text:id="IMark113643784"/><text:alphabetical-index-mark-start text:id="IMark109486792"/><text:span text:style-name="T247">axis</text:span><text:alphabetical-index-mark-end text:id="IMark109486792"/><text:alphabetical-index-mark-end text:id="IMark113643784"/><text:alphabetical-index-mark-end text:id="IMark112729272"/><text:span text:style-name="T247"> corresponding to </text:span><text:alphabetical-index-mark-start text:id="IMark110306488"/><text:alphabetical-index-mark-start text:id="IMark111002392"/><text:span text:style-name="T247">dimension</text:span><text:alphabetical-index-mark-end text:id="IMark111002392"/><text:alphabetical-index-mark-end text:id="IMark110306488"/><text:span text:style-name="T247">s higher than four. </text:span><text:span text:style-name="T109">_d</text:span><text:span text:style-name="T247"> should be followed by a </text:span><text:alphabetical-index-mark-start text:id="IMark110758712"/><text:alphabetical-index-mark-start text:id="IMark109148520"/><text:span text:style-name="T247">number</text:span><text:alphabetical-index-mark-end text:id="IMark109148520"/><text:alphabetical-index-mark-end text:id="IMark110758712"/><text:span text:style-name="T247"> indicating the </text:span><text:alphabetical-index-mark-start text:id="IMark113709256"/><text:alphabetical-index-mark-start text:id="IMark118457128"/><text:span text:style-name="T247">dimension</text:span><text:alphabetical-index-mark-end text:id="IMark118457128"/><text:alphabetical-index-mark-end text:id="IMark113709256"/><text:span text:style-name="T247"> in question (</text:span><text:alphabetical-index-mark-start text:id="IMark114671912"/><text:alphabetical-index-mark-start text:id="IMark116579592"/><text:alphabetical-index-mark-start text:id="IMark114258200"/><text:span text:style-name="T247">example</text:span><text:alphabetical-index-mark-end text:id="IMark114258200"/><text:alphabetical-index-mark-end text:id="IMark116579592"/><text:alphabetical-index-mark-end text:id="IMark114671912"/><text:span text:style-name="T247"> </text:span><text:span text:style-name="T109">_d5</text:span><text:span text:style-name="T247">)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4</text:span><text:span text:style-name="T24">. </text:span><text:alphabetical-index-mark-start text:id="IMark110370664"/><text:alphabetical-index-mark-start text:id="IMark109509976"/><text:alphabetical-index-mark-start text:id="IMark118602392"/><text:span text:style-name="T168">Fact</text:span><text:alphabetical-index-mark-end text:id="IMark118602392"/><text:alphabetical-index-mark-end text:id="IMark109509976"/><text:alphabetical-index-mark-end text:id="IMark110370664"/><text:span text:style-name="T168"> LIKE ‘%</text:span><text:alphabetical-index-mark-start text:id="IMark110590712"/><text:alphabetical-index-mark-start text:id="IMark113996888"/><text:alphabetical-index-mark-start text:id="IMark110724632"/><text:span text:style-name="T175">counter</text:span><text:alphabetical-index-mark-end text:id="IMark110724632"/><text:alphabetical-index-mark-end text:id="IMark113996888"/><text:alphabetical-index-mark-end text:id="IMark110590712"/><text:span text:style-name="T175">%</text:span><text:span text:style-name="T168">’</text:span><text:span text:style-name="T226"> - </text:span><text:alphabetical-index-mark-start text:id="IMark114210616"/><text:alphabetical-index-mark-start text:id="IMark114676840"/><text:alphabetical-index-mark-start text:id="IMark95261208"/><text:span text:style-name="T236">Counter</text:span><text:alphabetical-index-mark-end text:id="IMark95261208"/><text:alphabetical-index-mark-end text:id="IMark114676840"/><text:alphabetical-index-mark-end text:id="IMark114210616"/><text:span text:style-name="T226">. </text:span><text:span text:style-name="T237">Can be </text:span><text:alphabetical-index-mark-start text:id="IMark116004600"/><text:alphabetical-index-mark-start text:id="IMark114960312"/><text:alphabetical-index-mark-start text:id="IMark104618184"/><text:span text:style-name="T237">increment</text:span><text:alphabetical-index-mark-end text:id="IMark104618184"/><text:alphabetical-index-mark-end text:id="IMark114960312"/><text:alphabetical-index-mark-end text:id="IMark116004600"/><text:span text:style-name="T237">al or </text:span><text:alphabetical-index-mark-start text:id="IMark101862408"/><text:alphabetical-index-mark-start text:id="IMark97714696"/><text:alphabetical-index-mark-start text:id="IMark114961720"/><text:span text:style-name="T237">decrement</text:span><text:alphabetical-index-mark-end text:id="IMark114961720"/><text:alphabetical-index-mark-end text:id="IMark97714696"/><text:alphabetical-index-mark-end text:id="IMark101862408"/><text:span text:style-name="T237">al. </text:span><text:alphabetical-index-mark-start text:id="IMark92771256"/><text:alphabetical-index-mark-start text:id="IMark101168744"/><text:alphabetical-index-mark-start text:id="IMark111570232"/><text:span text:style-name="T238">Counter</text:span><text:alphabetical-index-mark-end text:id="IMark111570232"/><text:alphabetical-index-mark-end text:id="IMark101168744"/><text:alphabetical-index-mark-end text:id="IMark92771256"/><text:span text:style-name="T238">s usually are used in the </text:span><text:alphabetical-index-mark-start text:id="IMark104781800"/><text:alphabetical-index-mark-start text:id="IMark101080152"/><text:alphabetical-index-mark-start text:id="IMark58437096"/><text:alphabetical-index-mark-start text:id="IMark115306728"/><text:span text:style-name="T238">AI</text:span><text:alphabetical-index-mark-end text:id="IMark115306728"/><text:span text:style-name="T238">E</text:span><text:alphabetical-index-mark-end text:id="IMark58437096"/><text:alphabetical-index-mark-end text:id="IMark101080152"/><text:alphabetical-index-mark-end text:id="IMark104781800"/><text:span text:style-name="T238"> to </text:span><text:alphabetical-index-mark-start text:id="IMark112635224"/><text:alphabetical-index-mark-start text:id="IMark92818920"/><text:span text:style-name="T238">sync</text:span><text:alphabetical-index-mark-end text:id="IMark92818920"/><text:alphabetical-index-mark-end text:id="IMark112635224"/><text:span text:style-name="T238">hronize </text:span><text:alphabetical-index-mark-start text:id="IMark113844664"/><text:alphabetical-index-mark-start text:id="IMark110368280"/><text:alphabetical-index-mark-start text:id="IMark111163192"/><text:span text:style-name="T238">program</text:span><text:alphabetical-index-mark-end text:id="IMark111163192"/><text:alphabetical-index-mark-end text:id="IMark110368280"/><text:alphabetical-index-mark-end text:id="IMark113844664"/><text:span text:style-name="T238">s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5</text:span><text:span text:style-name="T24">. </text:span><text:alphabetical-index-mark-start text:id="IMark110662664"/><text:alphabetical-index-mark-start text:id="IMark108692440"/><text:alphabetical-index-mark-start text:id="IMark95651736"/><text:span text:style-name="T109">Fact</text:span><text:alphabetical-index-mark-end text:id="IMark95651736"/><text:alphabetical-index-mark-end text:id="IMark108692440"/><text:alphabetical-index-mark-end text:id="IMark110662664"/><text:span text:style-name="T109"> LIKE ‘%</text:span><text:alphabetical-index-mark-start text:id="IMark114029368"/><text:alphabetical-index-mark-start text:id="IMark112773512"/><text:alphabetical-index-mark-start text:id="IMark118197496"/><text:span text:style-name="T114">hato</text:span><text:alphabetical-index-mark-end text:id="IMark118197496"/><text:alphabetical-index-mark-end text:id="IMark112773512"/><text:alphabetical-index-mark-end text:id="IMark114029368"/><text:span text:style-name="T113">%</text:span><text:span text:style-name="T109">’</text:span><text:span text:style-name="T247"> - </text:span><text:alphabetical-index-mark-start text:id="IMark116475256"/><text:alphabetical-index-mark-start text:id="IMark110144248"/><text:alphabetical-index-mark-start text:id="IMark112442760"/><text:span text:style-name="T247">Horizontal</text:span><text:alphabetical-index-mark-end text:id="IMark112442760"/><text:alphabetical-index-mark-end text:id="IMark110144248"/><text:alphabetical-index-mark-end text:id="IMark116475256"/><text:span text:style-name="T247"> </text:span><text:alphabetical-index-mark-start text:id="IMark115678024"/><text:alphabetical-index-mark-start text:id="IMark115713496"/><text:alphabetical-index-mark-start text:id="IMark112029064"/><text:span text:style-name="T247">atmospheric</text:span><text:alphabetical-index-mark-end text:id="IMark112029064"/><text:alphabetical-index-mark-end text:id="IMark115713496"/><text:alphabetical-index-mark-end text:id="IMark115678024"/><text:span text:style-name="T247"> </text:span><text:alphabetical-index-mark-start text:id="IMark115629048"/><text:alphabetical-index-mark-start text:id="IMark105548648"/><text:span text:style-name="T247">takeoff</text:span><text:alphabetical-index-mark-end text:id="IMark105548648"/><text:alphabetical-index-mark-end text:id="IMark115629048"/><text:span text:style-name="T247"> </text:span><text:alphabetical-index-mark-start text:id="IMark117143592"/><text:alphabetical-index-mark-start text:id="IMark113799000"/><text:span text:style-name="T247">operation</text:span><text:alphabetical-index-mark-end text:id="IMark113799000"/><text:alphabetical-index-mark-end text:id="IMark117143592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6</text:span><text:span text:style-name="T24">. </text:span><text:alphabetical-index-mark-start text:id="IMark119371288"/><text:alphabetical-index-mark-start text:id="IMark121280776"/><text:alphabetical-index-mark-start text:id="IMark113769768"/><text:span text:style-name="T109">Fact</text:span><text:alphabetical-index-mark-end text:id="IMark113769768"/><text:alphabetical-index-mark-end text:id="IMark121280776"/><text:alphabetical-index-mark-end text:id="IMark119371288"/><text:span text:style-name="T109"> LIKE ‘%</text:span><text:alphabetical-index-mark-start text:id="IMark111452040"/><text:alphabetical-index-mark-start text:id="IMark113596344"/><text:alphabetical-index-mark-start text:id="IMark109728696"/><text:span text:style-name="T114">ha</text:span><text:span text:style-name="T115">l</text:span><text:span text:style-name="T114">o</text:span><text:alphabetical-index-mark-end text:id="IMark109728696"/><text:alphabetical-index-mark-end text:id="IMark113596344"/><text:alphabetical-index-mark-end text:id="IMark111452040"/><text:span text:style-name="T113">%</text:span><text:span text:style-name="T109">’</text:span><text:span text:style-name="T247"> - </text:span><text:alphabetical-index-mark-start text:id="IMark109922808"/><text:alphabetical-index-mark-start text:id="IMark101147976"/><text:alphabetical-index-mark-start text:id="IMark118029992"/><text:span text:style-name="T247">Horizontal</text:span><text:alphabetical-index-mark-end text:id="IMark118029992"/><text:alphabetical-index-mark-end text:id="IMark101147976"/><text:alphabetical-index-mark-end text:id="IMark109922808"/><text:span text:style-name="T247"> </text:span><text:alphabetical-index-mark-start text:id="IMark115611112"/><text:alphabetical-index-mark-start text:id="IMark111640056"/><text:alphabetical-index-mark-start text:id="IMark113255368"/><text:span text:style-name="T247">atmospheric</text:span><text:alphabetical-index-mark-end text:id="IMark113255368"/><text:alphabetical-index-mark-end text:id="IMark111640056"/><text:alphabetical-index-mark-end text:id="IMark115611112"/><text:span text:style-name="T247"> launch </text:span><text:alphabetical-index-mark-start text:id="IMark93506280"/><text:alphabetical-index-mark-start text:id="IMark114347608"/><text:span text:style-name="T247">operation</text:span><text:alphabetical-index-mark-end text:id="IMark114347608"/><text:alphabetical-index-mark-end text:id="IMark93506280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7</text:span><text:span text:style-name="T24">. </text:span><text:alphabetical-index-mark-start text:id="IMark107737672"/><text:alphabetical-index-mark-start text:id="IMark98657592"/><text:alphabetical-index-mark-start text:id="IMark118426664"/><text:span text:style-name="T109">Fact</text:span><text:alphabetical-index-mark-end text:id="IMark118426664"/><text:alphabetical-index-mark-end text:id="IMark98657592"/><text:alphabetical-index-mark-end text:id="IMark107737672"/><text:span text:style-name="T109"> LIKE ‘%</text:span><text:alphabetical-index-mark-start text:id="IMark117959752"/><text:alphabetical-index-mark-start text:id="IMark115188568"/><text:alphabetical-index-mark-start text:id="IMark105874808"/><text:span text:style-name="T114">h</text:span><text:span text:style-name="T115">v</text:span><text:span text:style-name="T114">to</text:span><text:alphabetical-index-mark-end text:id="IMark105874808"/><text:alphabetical-index-mark-end text:id="IMark115188568"/><text:alphabetical-index-mark-end text:id="IMark117959752"/><text:span text:style-name="T113">%</text:span><text:span text:style-name="T109">’</text:span><text:span text:style-name="T247"> - </text:span><text:alphabetical-index-mark-start text:id="IMark95970648"/><text:alphabetical-index-mark-start text:id="IMark92260040"/><text:alphabetical-index-mark-start text:id="IMark117762328"/><text:span text:style-name="T247">Horizontal</text:span><text:alphabetical-index-mark-end text:id="IMark117762328"/><text:alphabetical-index-mark-end text:id="IMark92260040"/><text:alphabetical-index-mark-end text:id="IMark95970648"/><text:span text:style-name="T247"> </text:span><text:alphabetical-index-mark-start text:id="IMark109345848"/><text:alphabetical-index-mark-start text:id="IMark109599352"/><text:span text:style-name="T247">vacuum</text:span><text:alphabetical-index-mark-end text:id="IMark109599352"/><text:alphabetical-index-mark-end text:id="IMark109345848"/><text:span text:style-name="T247"> </text:span><text:alphabetical-index-mark-start text:id="IMark101260504"/><text:alphabetical-index-mark-start text:id="IMark112402376"/><text:span text:style-name="T247">takeoff</text:span><text:alphabetical-index-mark-end text:id="IMark112402376"/><text:alphabetical-index-mark-end text:id="IMark101260504"/><text:span text:style-name="T247"> </text:span><text:alphabetical-index-mark-start text:id="IMark109764232"/><text:alphabetical-index-mark-start text:id="IMark109297688"/><text:span text:style-name="T247">operation</text:span><text:alphabetical-index-mark-end text:id="IMark109297688"/><text:alphabetical-index-mark-end text:id="IMark109764232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8</text:span><text:span text:style-name="T24">. </text:span><text:alphabetical-index-mark-start text:id="IMark94411832"/><text:alphabetical-index-mark-start text:id="IMark110907128"/><text:alphabetical-index-mark-start text:id="IMark111755128"/><text:span text:style-name="T109">Fact</text:span><text:alphabetical-index-mark-end text:id="IMark111755128"/><text:alphabetical-index-mark-end text:id="IMark110907128"/><text:alphabetical-index-mark-end text:id="IMark94411832"/><text:span text:style-name="T109"> LIKE ‘%</text:span><text:alphabetical-index-mark-start text:id="IMark115318152"/><text:alphabetical-index-mark-start text:id="IMark107755192"/><text:alphabetical-index-mark-start text:id="IMark111648888"/><text:span text:style-name="T114">h</text:span><text:span text:style-name="T115">vl</text:span><text:span text:style-name="T114">o</text:span><text:alphabetical-index-mark-end text:id="IMark111648888"/><text:alphabetical-index-mark-end text:id="IMark107755192"/><text:alphabetical-index-mark-end text:id="IMark115318152"/><text:span text:style-name="T113">%</text:span><text:span text:style-name="T109">’</text:span><text:span text:style-name="T247"> - </text:span><text:alphabetical-index-mark-start text:id="IMark114466552"/><text:alphabetical-index-mark-start text:id="IMark110399992"/><text:alphabetical-index-mark-start text:id="IMark108810472"/><text:span text:style-name="T247">Horizontal</text:span><text:alphabetical-index-mark-end text:id="IMark108810472"/><text:alphabetical-index-mark-end text:id="IMark110399992"/><text:alphabetical-index-mark-end text:id="IMark114466552"/><text:span text:style-name="T247"> </text:span><text:alphabetical-index-mark-start text:id="IMark116193000"/><text:alphabetical-index-mark-start text:id="IMark102542392"/><text:span text:style-name="T247">vacuum</text:span><text:alphabetical-index-mark-end text:id="IMark102542392"/><text:alphabetical-index-mark-end text:id="IMark116193000"/><text:span text:style-name="T247"> launch </text:span><text:alphabetical-index-mark-start text:id="IMark111771864"/><text:alphabetical-index-mark-start text:id="IMark111506664"/><text:span text:style-name="T247">operation</text:span><text:alphabetical-index-mark-end text:id="IMark111506664"/><text:alphabetical-index-mark-end text:id="IMark111771864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35">3</text:span><text:span text:style-name="T40">9</text:span><text:span text:style-name="T24">. </text:span><text:alphabetical-index-mark-start text:id="IMark110442088"/><text:alphabetical-index-mark-start text:id="IMark116827224"/><text:alphabetical-index-mark-start text:id="IMark115542152"/><text:span text:style-name="T109">Fact</text:span><text:alphabetical-index-mark-end text:id="IMark115542152"/><text:alphabetical-index-mark-end text:id="IMark116827224"/><text:alphabetical-index-mark-end text:id="IMark110442088"/><text:span text:style-name="T109"> LIKE ‘%</text:span><text:alphabetical-index-mark-start text:id="IMark94325384"/><text:alphabetical-index-mark-start text:id="IMark111758728"/><text:alphabetical-index-mark-start text:id="IMark112780488"/><text:span text:style-name="T115">v</text:span><text:span text:style-name="T114">ato</text:span><text:alphabetical-index-mark-end text:id="IMark112780488"/><text:alphabetical-index-mark-end text:id="IMark111758728"/><text:alphabetical-index-mark-end text:id="IMark94325384"/><text:span text:style-name="T113">%</text:span><text:span text:style-name="T109">’</text:span><text:span text:style-name="T247"> - </text:span><text:alphabetical-index-mark-start text:id="IMark100087048"/><text:alphabetical-index-mark-start text:id="IMark116818152"/><text:span text:style-name="T247">Vertical</text:span><text:alphabetical-index-mark-end text:id="IMark116818152"/><text:alphabetical-index-mark-end text:id="IMark100087048"/><text:span text:style-name="T247"> </text:span><text:alphabetical-index-mark-start text:id="IMark112054888"/><text:alphabetical-index-mark-start text:id="IMark114412616"/><text:alphabetical-index-mark-start text:id="IMark117773336"/><text:span text:style-name="T247">atmospheric</text:span><text:alphabetical-index-mark-end text:id="IMark117773336"/><text:alphabetical-index-mark-end text:id="IMark114412616"/><text:alphabetical-index-mark-end text:id="IMark112054888"/><text:span text:style-name="T247"> </text:span><text:alphabetical-index-mark-start text:id="IMark116209512"/><text:alphabetical-index-mark-start text:id="IMark116367304"/><text:span text:style-name="T247">takeoff</text:span><text:alphabetical-index-mark-end text:id="IMark116367304"/><text:alphabetical-index-mark-end text:id="IMark116209512"/><text:span text:style-name="T247"> </text:span><text:alphabetical-index-mark-start text:id="IMark113999928"/><text:alphabetical-index-mark-start text:id="IMark115710312"/><text:span text:style-name="T247">operation</text:span><text:alphabetical-index-mark-end text:id="IMark115710312"/><text:alphabetical-index-mark-end text:id="IMark113999928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40">40</text:span><text:span text:style-name="T24">. </text:span><text:alphabetical-index-mark-start text:id="IMark117296056"/><text:alphabetical-index-mark-start text:id="IMark114218776"/><text:alphabetical-index-mark-start text:id="IMark118053224"/><text:span text:style-name="T109">Fact</text:span><text:alphabetical-index-mark-end text:id="IMark118053224"/><text:alphabetical-index-mark-end text:id="IMark114218776"/><text:alphabetical-index-mark-end text:id="IMark117296056"/><text:span text:style-name="T109"> LIKE ‘%</text:span><text:alphabetical-index-mark-start text:id="IMark116172200"/><text:alphabetical-index-mark-start text:id="IMark108379656"/><text:alphabetical-index-mark-start text:id="IMark113719368"/><text:span text:style-name="T115">v</text:span><text:span text:style-name="T114">a</text:span><text:span text:style-name="T115">l</text:span><text:span text:style-name="T114">o</text:span><text:alphabetical-index-mark-end text:id="IMark113719368"/><text:alphabetical-index-mark-end text:id="IMark108379656"/><text:alphabetical-index-mark-end text:id="IMark116172200"/><text:span text:style-name="T113">%</text:span><text:span text:style-name="T109">’</text:span><text:span text:style-name="T247"> - </text:span><text:alphabetical-index-mark-start text:id="IMark112457976"/><text:alphabetical-index-mark-start text:id="IMark114599336"/><text:span text:style-name="T247">Vertical</text:span><text:alphabetical-index-mark-end text:id="IMark114599336"/><text:alphabetical-index-mark-end text:id="IMark112457976"/><text:span text:style-name="T247"> </text:span><text:alphabetical-index-mark-start text:id="IMark112339704"/><text:alphabetical-index-mark-start text:id="IMark116282424"/><text:alphabetical-index-mark-start text:id="IMark109918952"/><text:span text:style-name="T247">atmospheric</text:span><text:alphabetical-index-mark-end text:id="IMark109918952"/><text:alphabetical-index-mark-end text:id="IMark116282424"/><text:alphabetical-index-mark-end text:id="IMark112339704"/><text:span text:style-name="T247"> launch </text:span><text:alphabetical-index-mark-start text:id="IMark114938776"/><text:alphabetical-index-mark-start text:id="IMark117069528"/><text:span text:style-name="T247">operation</text:span><text:alphabetical-index-mark-end text:id="IMark117069528"/><text:alphabetical-index-mark-end text:id="IMark114938776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36">4</text:span><text:span text:style-name="T40">1</text:span><text:span text:style-name="T24">. </text:span><text:alphabetical-index-mark-start text:id="IMark114460776"/><text:alphabetical-index-mark-start text:id="IMark107757720"/><text:alphabetical-index-mark-start text:id="IMark118368424"/><text:span text:style-name="T109">Fact</text:span><text:alphabetical-index-mark-end text:id="IMark118368424"/><text:alphabetical-index-mark-end text:id="IMark107757720"/><text:alphabetical-index-mark-end text:id="IMark114460776"/><text:span text:style-name="T109"> LIKE ‘%</text:span><text:alphabetical-index-mark-start text:id="IMark111235144"/><text:alphabetical-index-mark-start text:id="IMark110817672"/><text:alphabetical-index-mark-start text:id="IMark112300056"/><text:span text:style-name="T115">vv</text:span><text:span text:style-name="T114">to</text:span><text:alphabetical-index-mark-end text:id="IMark112300056"/><text:alphabetical-index-mark-end text:id="IMark110817672"/><text:alphabetical-index-mark-end text:id="IMark111235144"/><text:span text:style-name="T113">%</text:span><text:span text:style-name="T109">’</text:span><text:span text:style-name="T247"> - </text:span><text:alphabetical-index-mark-start text:id="IMark115776488"/><text:alphabetical-index-mark-start text:id="IMark108049512"/><text:span text:style-name="T247">Vertical</text:span><text:alphabetical-index-mark-end text:id="IMark108049512"/><text:alphabetical-index-mark-end text:id="IMark115776488"/><text:span text:style-name="T247"> </text:span><text:alphabetical-index-mark-start text:id="IMark109770248"/><text:alphabetical-index-mark-start text:id="IMark94847784"/><text:span text:style-name="T247">vacuum</text:span><text:alphabetical-index-mark-end text:id="IMark94847784"/><text:alphabetical-index-mark-end text:id="IMark109770248"/><text:span text:style-name="T247"> </text:span><text:alphabetical-index-mark-start text:id="IMark101452600"/><text:alphabetical-index-mark-start text:id="IMark114025864"/><text:span text:style-name="T247">takeoff</text:span><text:alphabetical-index-mark-end text:id="IMark114025864"/><text:alphabetical-index-mark-end text:id="IMark101452600"/><text:span text:style-name="T247"> </text:span><text:alphabetical-index-mark-start text:id="IMark112379384"/><text:alphabetical-index-mark-start text:id="IMark112935560"/><text:span text:style-name="T247">operation</text:span><text:alphabetical-index-mark-end text:id="IMark112935560"/><text:alphabetical-index-mark-end text:id="IMark112379384"/><text:span text:style-name="T247">.</text:span></text:p>
      <text:p text:style-name="Text_20_body"/>
      <text:p text:style-name="Text_20_body"><text:soft-page-break/></text:p>
      <text:p text:style-name="Text_20_body"><text:span text:style-name="T24">4.3.13.</text:span><text:span text:style-name="T36">4</text:span><text:span text:style-name="T40">2</text:span><text:span text:style-name="T24">. </text:span><text:alphabetical-index-mark-start text:id="IMark118276056"/><text:alphabetical-index-mark-start text:id="IMark95815736"/><text:alphabetical-index-mark-start text:id="IMark111039432"/><text:span text:style-name="T109">Fact</text:span><text:alphabetical-index-mark-end text:id="IMark111039432"/><text:alphabetical-index-mark-end text:id="IMark95815736"/><text:alphabetical-index-mark-end text:id="IMark118276056"/><text:span text:style-name="T109"> LIKE ‘%</text:span><text:alphabetical-index-mark-start text:id="IMark116781864"/><text:alphabetical-index-mark-start text:id="IMark115814248"/><text:alphabetical-index-mark-start text:id="IMark111971144"/><text:span text:style-name="T115">vvl</text:span><text:span text:style-name="T114">o</text:span><text:alphabetical-index-mark-end text:id="IMark111971144"/><text:alphabetical-index-mark-end text:id="IMark115814248"/><text:alphabetical-index-mark-end text:id="IMark116781864"/><text:span text:style-name="T113">%</text:span><text:span text:style-name="T109">’</text:span><text:span text:style-name="T247"> - </text:span><text:alphabetical-index-mark-start text:id="IMark97075960"/><text:alphabetical-index-mark-start text:id="IMark115360312"/><text:span text:style-name="T247">Vertical</text:span><text:alphabetical-index-mark-end text:id="IMark115360312"/><text:alphabetical-index-mark-end text:id="IMark97075960"/><text:span text:style-name="T247"> </text:span><text:alphabetical-index-mark-start text:id="IMark116676728"/><text:alphabetical-index-mark-start text:id="IMark109577160"/><text:span text:style-name="T247">vacuum</text:span><text:alphabetical-index-mark-end text:id="IMark109577160"/><text:alphabetical-index-mark-end text:id="IMark116676728"/><text:span text:style-name="T247"> launch </text:span><text:alphabetical-index-mark-start text:id="IMark118436152"/><text:alphabetical-index-mark-start text:id="IMark90334376"/><text:span text:style-name="T247">operation</text:span><text:alphabetical-index-mark-end text:id="IMark90334376"/><text:alphabetical-index-mark-end text:id="IMark118436152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3</text:span><text:span text:style-name="T24">. </text:span><text:alphabetical-index-mark-start text:id="IMark112969960"/><text:alphabetical-index-mark-start text:id="IMark117105608"/><text:alphabetical-index-mark-start text:id="IMark115488040"/><text:span text:style-name="T109">Fact</text:span><text:alphabetical-index-mark-end text:id="IMark115488040"/><text:alphabetical-index-mark-end text:id="IMark117105608"/><text:alphabetical-index-mark-end text:id="IMark112969960"/><text:span text:style-name="T109"> LIKE ‘%</text:span><text:alphabetical-index-mark-start text:id="IMark88054040"/><text:alphabetical-index-mark-start text:id="IMark94853880"/><text:alphabetical-index-mark-start text:id="IMark111423768"/><text:span text:style-name="T116">wpt</text:span><text:alphabetical-index-mark-end text:id="IMark111423768"/><text:alphabetical-index-mark-end text:id="IMark94853880"/><text:alphabetical-index-mark-end text:id="IMark88054040"/><text:span text:style-name="T113">%</text:span><text:span text:style-name="T109">’</text:span><text:span text:style-name="T247"> - </text:span><text:alphabetical-index-mark-start text:id="IMark108087448"/><text:alphabetical-index-mark-start text:id="IMark115465624"/><text:alphabetical-index-mark-start text:id="IMark115762344"/><text:span text:style-name="T247">Waypoint</text:span><text:alphabetical-index-mark-end text:id="IMark115762344"/><text:alphabetical-index-mark-end text:id="IMark115465624"/><text:alphabetical-index-mark-end text:id="IMark108087448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4</text:span><text:span text:style-name="T24">. </text:span><text:alphabetical-index-mark-start text:id="IMark115825688"/><text:alphabetical-index-mark-start text:id="IMark101370792"/><text:alphabetical-index-mark-start text:id="IMark112479592"/><text:span text:style-name="T109">Fact</text:span><text:alphabetical-index-mark-end text:id="IMark112479592"/><text:alphabetical-index-mark-end text:id="IMark101370792"/><text:alphabetical-index-mark-end text:id="IMark115825688"/><text:span text:style-name="T109"> LIKE ‘%</text:span><text:alphabetical-index-mark-start text:id="IMark70796312"/><text:alphabetical-index-mark-start text:id="IMark110262424"/><text:span text:style-name="T116">upd</text:span><text:alphabetical-index-mark-end text:id="IMark110262424"/><text:span text:style-name="T113">%</text:span><text:alphabetical-index-mark-end text:id="IMark70796312"/><text:span text:style-name="T109">’</text:span><text:span text:style-name="T247"> - </text:span><text:alphabetical-index-mark-start text:id="IMark112290472"/><text:alphabetical-index-mark-start text:id="IMark69861896"/><text:alphabetical-index-mark-start text:id="IMark114221624"/><text:span text:style-name="T247">Update</text:span><text:alphabetical-index-mark-end text:id="IMark114221624"/><text:alphabetical-index-mark-end text:id="IMark69861896"/><text:alphabetical-index-mark-end text:id="IMark112290472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5</text:span><text:span text:style-name="T24">. </text:span><text:alphabetical-index-mark-start text:id="IMark104602808"/><text:alphabetical-index-mark-start text:id="IMark116420104"/><text:alphabetical-index-mark-start text:id="IMark111270696"/><text:span text:style-name="T109">Fact</text:span><text:alphabetical-index-mark-end text:id="IMark111270696"/><text:alphabetical-index-mark-end text:id="IMark116420104"/><text:alphabetical-index-mark-end text:id="IMark104602808"/><text:span text:style-name="T109"> LIKE ‘%</text:span><text:alphabetical-index-mark-start text:id="IMark115297384"/><text:alphabetical-index-mark-start text:id="IMark97028616"/><text:alphabetical-index-mark-start text:id="IMark96167288"/><text:span text:style-name="T116">plan</text:span><text:alphabetical-index-mark-end text:id="IMark96167288"/><text:alphabetical-index-mark-end text:id="IMark97028616"/><text:alphabetical-index-mark-end text:id="IMark115297384"/><text:span text:style-name="T113">%</text:span><text:span text:style-name="T109">’</text:span><text:span text:style-name="T247"> - </text:span><text:alphabetical-index-mark-start text:id="IMark118353032"/><text:alphabetical-index-mark-start text:id="IMark94508808"/><text:alphabetical-index-mark-start text:id="IMark114031096"/><text:span text:style-name="T247">AI</text:span><text:alphabetical-index-mark-end text:id="IMark114031096"/><text:alphabetical-index-mark-end text:id="IMark94508808"/><text:alphabetical-index-mark-end text:id="IMark118353032"/><text:span text:style-name="T247"> </text:span><text:alphabetical-index-mark-start text:id="IMark115432808"/><text:alphabetical-index-mark-start text:id="IMark112413848"/><text:alphabetical-index-mark-start text:id="IMark112478888"/><text:span text:style-name="T247">plan</text:span><text:alphabetical-index-mark-end text:id="IMark112478888"/><text:alphabetical-index-mark-end text:id="IMark112413848"/><text:alphabetical-index-mark-end text:id="IMark115432808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6</text:span><text:span text:style-name="T24">. </text:span><text:alphabetical-index-mark-start text:id="IMark109248744"/><text:alphabetical-index-mark-start text:id="IMark113569304"/><text:alphabetical-index-mark-start text:id="IMark109824728"/><text:span text:style-name="T109">Fact</text:span><text:alphabetical-index-mark-end text:id="IMark109824728"/><text:alphabetical-index-mark-end text:id="IMark113569304"/><text:alphabetical-index-mark-end text:id="IMark109248744"/><text:span text:style-name="T109"> LIKE ‘%</text:span><text:alphabetical-index-mark-start text:id="IMark99024024"/><text:alphabetical-index-mark-start text:id="IMark70911848"/><text:span text:style-name="T117">learn</text:span><text:alphabetical-index-mark-end text:id="IMark70911848"/><text:alphabetical-index-mark-end text:id="IMark99024024"/><text:span text:style-name="T113">%</text:span><text:span text:style-name="T109">’</text:span><text:span text:style-name="T247"> - </text:span><text:alphabetical-index-mark-start text:id="IMark113064280"/><text:span text:style-name="T247">Re</text:span><text:alphabetical-index-mark-start text:id="IMark102149192"/><text:span text:style-name="T247">l</text:span><text:alphabetical-index-mark-end text:id="IMark113064280"/><text:span text:style-name="T247">at</text:span><text:alphabetical-index-mark-end text:id="IMark102149192"/><text:span text:style-name="T247">ed to </text:span><text:alphabetical-index-mark-start text:id="IMark95344536"/><text:alphabetical-index-mark-start text:id="IMark117130536"/><text:alphabetical-index-mark-start text:id="IMark112927032"/><text:span text:style-name="T247">machine</text:span><text:alphabetical-index-mark-end text:id="IMark112927032"/><text:alphabetical-index-mark-end text:id="IMark117130536"/><text:alphabetical-index-mark-end text:id="IMark95344536"/><text:span text:style-name="T247"> </text:span><text:alphabetical-index-mark-start text:id="IMark119796856"/><text:alphabetical-index-mark-start text:id="IMark110958088"/><text:span text:style-name="T247">learn</text:span><text:alphabetical-index-mark-end text:id="IMark110958088"/><text:alphabetical-index-mark-end text:id="IMark119796856"/><text:span text:style-name="T247">ing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7</text:span><text:span text:style-name="T24">. </text:span><text:alphabetical-index-mark-start text:id="IMark115369704"/><text:alphabetical-index-mark-start text:id="IMark109628456"/><text:alphabetical-index-mark-start text:id="IMark110615272"/><text:span text:style-name="T109">Fact</text:span><text:alphabetical-index-mark-end text:id="IMark110615272"/><text:alphabetical-index-mark-end text:id="IMark109628456"/><text:alphabetical-index-mark-end text:id="IMark115369704"/><text:span text:style-name="T109"> LIKE ‘%</text:span><text:alphabetical-index-mark-start text:id="IMark115977224"/><text:alphabetical-index-mark-start text:id="IMark116297496"/><text:span text:style-name="T117">onb</text:span><text:alphabetical-index-mark-end text:id="IMark116297496"/><text:span text:style-name="T113">%</text:span><text:alphabetical-index-mark-end text:id="IMark115977224"/><text:span text:style-name="T109">’</text:span><text:span text:style-name="T247"> - On board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8</text:span><text:span text:style-name="T24">. </text:span><text:alphabetical-index-mark-start text:id="IMark111392616"/><text:alphabetical-index-mark-start text:id="IMark112999496"/><text:alphabetical-index-mark-start text:id="IMark101348552"/><text:span text:style-name="T109">Fact</text:span><text:alphabetical-index-mark-end text:id="IMark101348552"/><text:alphabetical-index-mark-end text:id="IMark112999496"/><text:alphabetical-index-mark-end text:id="IMark111392616"/><text:span text:style-name="T109"> LIKE ‘%</text:span><text:alphabetical-index-mark-start text:id="IMark114210616"/><text:alphabetical-index-mark-start text:id="IMark114676840"/><text:alphabetical-index-mark-start text:id="IMark95261208"/><text:span text:style-name="T118">proviso</text:span><text:alphabetical-index-mark-end text:id="IMark95261208"/><text:alphabetical-index-mark-end text:id="IMark114676840"/><text:alphabetical-index-mark-end text:id="IMark114210616"/><text:span text:style-name="T113">%</text:span><text:span text:style-name="T109">’</text:span><text:span text:style-name="T247"> - Transient, used momentarily for development purposes.</text:span></text:p>
      <text:p text:style-name="Text_20_body"/>
      <text:p text:style-name="Text_20_body"/>
      <text:p text:style-name="Text_20_body"><text:span text:style-name="T24">4.3.13.</text:span><text:span text:style-name="T37">4</text:span><text:span text:style-name="T40">9</text:span><text:span text:style-name="T24">. </text:span><text:alphabetical-index-mark-start text:id="IMark108391976"/><text:alphabetical-index-mark-start text:id="IMark113288008"/><text:alphabetical-index-mark-start text:id="IMark115306728"/><text:span text:style-name="T109">Fact</text:span><text:alphabetical-index-mark-end text:id="IMark115306728"/><text:alphabetical-index-mark-end text:id="IMark113288008"/><text:alphabetical-index-mark-end text:id="IMark108391976"/><text:span text:style-name="T109"> LIKE ‘%</text:span><text:alphabetical-index-mark-start text:id="IMark97838216"/><text:alphabetical-index-mark-start text:id="IMark104781800"/><text:span text:style-name="T118">limit</text:span><text:alphabetical-index-mark-end text:id="IMark104781800"/><text:alphabetical-index-mark-end text:id="IMark97838216"/><text:span text:style-name="T113">%</text:span><text:span text:style-name="T109">’</text:span><text:span text:style-name="T247"> - </text:span><text:alphabetical-index-mark-start text:id="IMark101080152"/><text:alphabetical-index-mark-start text:id="IMark58437096"/><text:alphabetical-index-mark-start text:id="IMark57793304"/><text:span text:style-name="T247">Value</text:span><text:alphabetical-index-mark-end text:id="IMark57793304"/><text:alphabetical-index-mark-end text:id="IMark58437096"/><text:alphabetical-index-mark-end text:id="IMark101080152"/><text:span text:style-name="T247"> of the </text:span><text:alphabetical-index-mark-start text:id="IMark109586664"/><text:span text:style-name="T247">max</text:span><text:alphabetical-index-mark-end text:id="IMark109586664"/><text:span text:style-name="T247">imum deviation accep</text:span><text:alphabetical-index-mark-start text:id="IMark112635224"/><text:alphabetical-index-mark-start text:id="IMark92818920"/><text:alphabetical-index-mark-start text:id="IMark115890104"/><text:span text:style-name="T247">table</text:span><text:alphabetical-index-mark-end text:id="IMark115890104"/><text:alphabetical-index-mark-end text:id="IMark92818920"/><text:alphabetical-index-mark-end text:id="IMark112635224"/><text:span text:style-name="T247"> from a </text:span><text:alphabetical-index-mark-start text:id="IMark100705208"/><text:alphabetical-index-mark-start text:id="IMark113844664"/><text:span text:style-name="T247">reference</text:span><text:alphabetical-index-mark-end text:id="IMark113844664"/><text:alphabetical-index-mark-end text:id="IMark100705208"/><text:span text:style-name="T247"> </text:span><text:alphabetical-index-mark-start text:id="IMark110368280"/><text:alphabetical-index-mark-start text:id="IMark111163192"/><text:alphabetical-index-mark-start text:id="IMark101198040"/><text:span text:style-name="T247">fact</text:span><text:alphabetical-index-mark-end text:id="IMark101198040"/><text:alphabetical-index-mark-end text:id="IMark111163192"/><text:alphabetical-index-mark-end text:id="IMark110368280"/><text:span text:style-name="T247">. Given a </text:span><text:alphabetical-index-mark-start text:id="IMark96868392"/><text:alphabetical-index-mark-start text:id="IMark110359960"/><text:alphabetical-index-mark-start text:id="IMark93304616"/><text:span text:style-name="T247">fact</text:span><text:alphabetical-index-mark-end text:id="IMark93304616"/><text:alphabetical-index-mark-end text:id="IMark110359960"/><text:alphabetical-index-mark-end text:id="IMark96868392"/><text:span text:style-name="T247"> </text:span><text:span text:style-name="T109">f</text:span><text:span text:style-name="T247">, </text:span><text:span text:style-name="T109">f_</text:span><text:alphabetical-index-mark-start text:id="IMark113906312"/><text:alphabetical-index-mark-start text:id="IMark113016936"/><text:span text:style-name="T109">min</text:span><text:alphabetical-index-mark-end text:id="IMark113016936"/><text:alphabetical-index-mark-end text:id="IMark113906312"/><text:span text:style-name="T109">_</text:span><text:alphabetical-index-mark-start text:id="IMark101487704"/><text:alphabetical-index-mark-start text:id="IMark96671768"/><text:span text:style-name="T109">limit</text:span><text:alphabetical-index-mark-end text:id="IMark96671768"/><text:alphabetical-index-mark-end text:id="IMark101487704"/><text:span text:style-name="T247"> would be </text:span><text:span text:style-name="T109">f – </text:span><text:alphabetical-index-mark-start text:id="IMark111173672"/><text:alphabetical-index-mark-start text:id="IMark115230536"/><text:span text:style-name="T109">limit</text:span><text:alphabetical-index-mark-end text:id="IMark115230536"/><text:alphabetical-index-mark-end text:id="IMark111173672"/><text:span text:style-name="T247"> and </text:span><text:span text:style-name="T109">f_</text:span><text:alphabetical-index-mark-start text:id="IMark94474664"/><text:alphabetical-index-mark-start text:id="IMark93957704"/><text:span text:style-name="T109">max</text:span><text:alphabetical-index-mark-end text:id="IMark93957704"/><text:alphabetical-index-mark-end text:id="IMark94474664"/><text:span text:style-name="T109">_</text:span><text:alphabetical-index-mark-start text:id="IMark110662664"/><text:alphabetical-index-mark-start text:id="IMark108692440"/><text:span text:style-name="T109">limit</text:span><text:alphabetical-index-mark-end text:id="IMark108692440"/><text:alphabetical-index-mark-end text:id="IMark110662664"/><text:span text:style-name="T247"> would be </text:span><text:span text:style-name="T109">f + </text:span><text:alphabetical-index-mark-start text:id="IMark95651736"/><text:alphabetical-index-mark-start text:id="IMark109652824"/><text:span text:style-name="T109">limit</text:span><text:alphabetical-index-mark-end text:id="IMark109652824"/><text:alphabetical-index-mark-end text:id="IMark95651736"/><text:span text:style-name="T247">. </text:span><text:span text:style-name="T109">f_</text:span><text:alphabetical-index-mark-start text:id="IMark108865416"/><text:alphabetical-index-mark-start text:id="IMark114029368"/><text:span text:style-name="T109">min</text:span><text:alphabetical-index-mark-end text:id="IMark114029368"/><text:alphabetical-index-mark-end text:id="IMark108865416"/><text:span text:style-name="T109">_</text:span><text:alphabetical-index-mark-start text:id="IMark112773512"/><text:alphabetical-index-mark-start text:id="IMark118197496"/><text:span text:style-name="T109">limit</text:span><text:alphabetical-index-mark-end text:id="IMark118197496"/><text:alphabetical-index-mark-end text:id="IMark112773512"/><text:span text:style-name="T247"> and </text:span><text:span text:style-name="T109">f_</text:span><text:alphabetical-index-mark-start text:id="IMark114402232"/><text:alphabetical-index-mark-start text:id="IMark111765608"/><text:span text:style-name="T109">max</text:span><text:alphabetical-index-mark-end text:id="IMark111765608"/><text:alphabetical-index-mark-end text:id="IMark114402232"/><text:span text:style-name="T109">_</text:span><text:alphabetical-index-mark-start text:id="IMark118256568"/><text:alphabetical-index-mark-start text:id="IMark116475256"/><text:span text:style-name="T109">limit</text:span><text:alphabetical-index-mark-end text:id="IMark116475256"/><text:alphabetical-index-mark-end text:id="IMark118256568"/><text:span text:style-name="T247"> could be implicit or explicit </text:span><text:alphabetical-index-mark-start text:id="IMark110144248"/><text:alphabetical-index-mark-start text:id="IMark112442760"/><text:alphabetical-index-mark-start text:id="IMark115678024"/><text:span text:style-name="T247">fact</text:span><text:alphabetical-index-mark-end text:id="IMark115678024"/><text:alphabetical-index-mark-end text:id="IMark112442760"/><text:alphabetical-index-mark-end text:id="IMark110144248"/><text:span text:style-name="T247">s.</text:span></text:p>
      <text:p text:style-name="Text_20_body"/>
      <text:p text:style-name="Text_20_body"/>
      <text:p text:style-name="Text_20_body"><text:span text:style-name="T24">4.3.13.</text:span><text:span text:style-name="T40">50</text:span><text:span text:style-name="T24">. </text:span><text:alphabetical-index-mark-start text:id="IMark108368952"/><text:alphabetical-index-mark-start text:id="IMark102205080"/><text:alphabetical-index-mark-start text:id="IMark116723864"/><text:span text:style-name="T109">Fact</text:span><text:alphabetical-index-mark-end text:id="IMark116723864"/><text:alphabetical-index-mark-end text:id="IMark102205080"/><text:alphabetical-index-mark-end text:id="IMark108368952"/><text:span text:style-name="T109"> LIKE ‘</text:span><text:alphabetical-index-mark-start text:id="IMark102315048"/><text:span text:style-name="T109">%</text:span><text:alphabetical-index-mark-start text:id="IMark99632424"/><text:span text:style-name="T119">keep</text:span><text:alphabetical-index-mark-end text:id="IMark99632424"/><text:span text:style-name="T113">%</text:span><text:alphabetical-index-mark-end text:id="IMark102315048"/><text:span text:style-name="T109">’</text:span><text:span text:style-name="T247"> - Describes </text:span><text:alphabetical-index-mark-start text:id="IMark113717832"/><text:alphabetical-index-mark-start text:id="IMark116837944"/><text:alphabetical-index-mark-start text:id="IMark101311736"/><text:span text:style-name="T247">fact</text:span><text:alphabetical-index-mark-end text:id="IMark101311736"/><text:alphabetical-index-mark-end text:id="IMark116837944"/><text:alphabetical-index-mark-end text:id="IMark113717832"/><text:span text:style-name="T247">s, </text:span><text:alphabetical-index-mark-start text:id="IMark96158232"/><text:alphabetical-index-mark-start text:id="IMark113213800"/><text:alphabetical-index-mark-start text:id="IMark107737672"/><text:span text:style-name="T247">program</text:span><text:alphabetical-index-mark-end text:id="IMark107737672"/><text:alphabetical-index-mark-end text:id="IMark113213800"/><text:alphabetical-index-mark-end text:id="IMark96158232"/><text:span text:style-name="T247">s, etc. whose </text:span><text:alphabetical-index-mark-start text:id="IMark98657592"/><text:alphabetical-index-mark-start text:id="IMark118426664"/><text:alphabetical-index-mark-start text:id="IMark113370840"/><text:span text:style-name="T247">value</text:span><text:alphabetical-index-mark-end text:id="IMark113370840"/><text:alphabetical-index-mark-end text:id="IMark118426664"/><text:alphabetical-index-mark-end text:id="IMark98657592"/><text:span text:style-name="T247">s should be kept as they are. </text:span><text:alphabetical-index-mark-start text:id="IMark98245384"/><text:alphabetical-index-mark-start text:id="IMark97003032"/><text:alphabetical-index-mark-start text:id="IMark93389992"/><text:span text:style-name="T247">Program</text:span><text:alphabetical-index-mark-end text:id="IMark93389992"/><text:alphabetical-index-mark-end text:id="IMark97003032"/><text:alphabetical-index-mark-end text:id="IMark98245384"/><text:span text:style-name="T247">s with an associated, explicit </text:span><text:alphabetical-index-mark-start text:id="IMark117959752"/><text:span text:style-name="T109">keep</text:span><text:alphabetical-index-mark-end text:id="IMark117959752"/><text:span text:style-name="T247"> </text:span><text:alphabetical-index-mark-start text:id="IMark115188568"/><text:alphabetical-index-mark-start text:id="IMark105874808"/><text:alphabetical-index-mark-start text:id="IMark121174472"/><text:span text:style-name="T247">fact</text:span><text:alphabetical-index-mark-end text:id="IMark121174472"/><text:alphabetical-index-mark-end text:id="IMark105874808"/><text:alphabetical-index-mark-end text:id="IMark115188568"/><text:span text:style-name="T247"> should be left </text:span><text:alphabetical-index-mark-start text:id="IMark117746184"/><text:alphabetical-index-mark-start text:id="IMark113212040"/><text:alphabetical-index-mark-start text:id="IMark95970648"/><text:span text:style-name="T247">load</text:span><text:alphabetical-index-mark-end text:id="IMark95970648"/><text:alphabetical-index-mark-end text:id="IMark113212040"/><text:alphabetical-index-mark-end text:id="IMark117746184"/><text:span text:style-name="T247">ed on </text:span><text:alphabetical-index-mark-start text:id="IMark92260040"/><text:alphabetical-index-mark-start text:id="IMark117762328"/><text:alphabetical-index-mark-start text:id="IMark109345848"/><text:span text:style-name="T109">sde_</text:span><text:alphabetical-index-mark-start text:id="IMark109599352"/><text:alphabetical-index-mark-start text:id="IMark101260504"/><text:alphabetical-index-mark-start text:id="IMark112402376"/><text:span text:style-name="T109">rule</text:span><text:alphabetical-index-mark-end text:id="IMark112402376"/><text:alphabetical-index-mark-end text:id="IMark101260504"/><text:alphabetical-index-mark-end text:id="IMark109599352"/><text:span text:style-name="T109">s</text:span><text:alphabetical-index-mark-end text:id="IMark109345848"/><text:alphabetical-index-mark-end text:id="IMark117762328"/><text:alphabetical-index-mark-end text:id="IMark92260040"/><text:span text:style-name="T247"> as </text:span><text:alphabetical-index-mark-start text:id="IMark109764232"/><text:span text:style-name="T247">lon</text:span><text:alphabetical-index-mark-end text:id="IMark109764232"/><text:span text:style-name="T247">g as </text:span><text:alphabetical-index-mark-start text:id="IMark109297688"/><text:alphabetical-index-mark-start text:id="IMark99148072"/><text:alphabetical-index-mark-start text:id="IMark121288488"/><text:span text:style-name="T109">Value</text:span><text:alphabetical-index-mark-end text:id="IMark121288488"/><text:alphabetical-index-mark-end text:id="IMark99148072"/><text:alphabetical-index-mark-end text:id="IMark109297688"/><text:span text:style-name="T109"> = 1</text:span><text:span text:style-name="T247"> for the said </text:span><text:alphabetical-index-mark-start text:id="IMark105203288"/><text:span text:style-name="T109">keep</text:span><text:alphabetical-index-mark-end text:id="IMark105203288"/><text:span text:style-name="T247"> </text:span><text:alphabetical-index-mark-start text:id="IMark98428856"/><text:alphabetical-index-mark-start text:id="IMark92949512"/><text:alphabetical-index-mark-start text:id="IMark79022664"/><text:span text:style-name="T247">fact</text:span><text:alphabetical-index-mark-end text:id="IMark79022664"/><text:alphabetical-index-mark-end text:id="IMark92949512"/><text:alphabetical-index-mark-end text:id="IMark98428856"/><text:span text:style-name="T247"> </text:span><text:alphabetical-index-mark-start text:id="IMark111114152"/><text:alphabetical-index-mark-start text:id="IMark112376184"/><text:alphabetical-index-mark-start text:id="IMark112817192"/><text:span text:style-name="T247">record</text:span><text:alphabetical-index-mark-end text:id="IMark112817192"/><text:alphabetical-index-mark-end text:id="IMark112376184"/><text:alphabetical-index-mark-end text:id="IMark111114152"/><text:span text:style-name="T247">. It can be said that </text:span><text:alphabetical-index-mark-start text:id="IMark110716840"/><text:alphabetical-index-mark-start text:id="IMark110203128"/><text:alphabetical-index-mark-start text:id="IMark94411832"/><text:span text:style-name="T247">rule</text:span><text:alphabetical-index-mark-end text:id="IMark94411832"/><text:alphabetical-index-mark-end text:id="IMark110203128"/><text:alphabetical-index-mark-end text:id="IMark110716840"/><text:span text:style-name="T247">s with </text:span><text:alphabetical-index-mark-start text:id="IMark110907128"/><text:alphabetical-index-mark-start text:id="IMark111755128"/><text:alphabetical-index-mark-start text:id="IMark93927672"/><text:span text:style-name="T109">Context</text:span><text:alphabetical-index-mark-end text:id="IMark93927672"/><text:alphabetical-index-mark-end text:id="IMark111755128"/><text:alphabetical-index-mark-end text:id="IMark110907128"/><text:span text:style-name="T109"> = ‘ship’</text:span><text:span text:style-name="T247"> have implicit </text:span><text:alphabetical-index-mark-start text:id="IMark121151592"/><text:span text:style-name="T247">keep</text:span><text:alphabetical-index-mark-end text:id="IMark121151592"/><text:span text:style-name="T247"> </text:span><text:alphabetical-index-mark-start text:id="IMark120979432"/><text:alphabetical-index-mark-start text:id="IMark70803912"/><text:alphabetical-index-mark-start text:id="IMark115318152"/><text:span text:style-name="T247">fact</text:span><text:alphabetical-index-mark-end text:id="IMark115318152"/><text:alphabetical-index-mark-end text:id="IMark70803912"/><text:alphabetical-index-mark-end text:id="IMark120979432"/><text:span text:style-name="T247">s associated to them.</text:span></text:p>
      <text:p text:style-name="Text_20_body"><text:soft-page-break/></text:p>
      <text:p text:style-name="Text_20_body"/>
      <text:p text:style-name="Text_20_body"><text:span text:style-name="T24">4.3.13.</text:span><text:span text:style-name="T38">5</text:span><text:span text:style-name="T40">1</text:span><text:span text:style-name="T24">. </text:span><text:alphabetical-index-mark-start text:id="IMark94325384"/><text:alphabetical-index-mark-start text:id="IMark111758728"/><text:alphabetical-index-mark-start text:id="IMark112780488"/><text:span text:style-name="T109">Fact</text:span><text:alphabetical-index-mark-end text:id="IMark112780488"/><text:alphabetical-index-mark-end text:id="IMark111758728"/><text:alphabetical-index-mark-end text:id="IMark94325384"/><text:span text:style-name="T109"> LIKE ‘</text:span><text:alphabetical-index-mark-start text:id="IMark117294648"/><text:span text:style-name="T109">%</text:span><text:span text:style-name="T120">make</text:span><text:span text:style-name="T113">%</text:span><text:alphabetical-index-mark-end text:id="IMark117294648"/><text:span text:style-name="T109">’</text:span><text:span text:style-name="T247"> - Create. These </text:span><text:alphabetical-index-mark-start text:id="IMark109053208"/><text:alphabetical-index-mark-start text:id="IMark113961384"/><text:alphabetical-index-mark-start text:id="IMark100087048"/><text:span text:style-name="T247">mode</text:span><text:alphabetical-index-mark-end text:id="IMark100087048"/><text:alphabetical-index-mark-end text:id="IMark113961384"/><text:alphabetical-index-mark-end text:id="IMark109053208"/><text:span text:style-name="T247">s are used to create new </text:span><text:alphabetical-index-mark-start text:id="IMark116818152"/><text:alphabetical-index-mark-start text:id="IMark112054888"/><text:alphabetical-index-mark-start text:id="IMark114412616"/><text:span text:style-name="T247">program</text:span><text:alphabetical-index-mark-end text:id="IMark114412616"/><text:alphabetical-index-mark-end text:id="IMark112054888"/><text:alphabetical-index-mark-end text:id="IMark116818152"/><text:span text:style-name="T247">s.</text:span></text:p>
      <text:p text:style-name="Text_20_body"/>
      <text:p text:style-name="Text_20_body"/>
      <text:p text:style-name="Text_20_body"><text:span text:style-name="T24">4.3.13.</text:span><text:span text:style-name="T39">5</text:span><text:span text:style-name="T40">2</text:span><text:span text:style-name="T24">. </text:span><text:alphabetical-index-mark-start text:id="IMark113699640"/><text:alphabetical-index-mark-start text:id="IMark109962808"/><text:alphabetical-index-mark-start text:id="IMark118194456"/><text:span text:style-name="T109">Fact</text:span><text:alphabetical-index-mark-end text:id="IMark118194456"/><text:alphabetical-index-mark-end text:id="IMark109962808"/><text:alphabetical-index-mark-end text:id="IMark113699640"/><text:span text:style-name="T109"> LIKE ‘%</text:span><text:alphabetical-index-mark-start text:id="IMark109020232"/><text:alphabetical-index-mark-start text:id="IMark116954664"/><text:span text:style-name="T121">quadrant</text:span><text:alphabetical-index-mark-end text:id="IMark116954664"/><text:alphabetical-index-mark-end text:id="IMark109020232"/><text:span text:style-name="T113">%</text:span><text:span text:style-name="T109">’</text:span><text:span text:style-name="T247"> - Refers to the four </text:span><text:alphabetical-index-mark-start text:id="IMark116172200"/><text:alphabetical-index-mark-start text:id="IMark108379656"/><text:span text:style-name="T247">quadrant</text:span><text:alphabetical-index-mark-end text:id="IMark108379656"/><text:alphabetical-index-mark-end text:id="IMark116172200"/><text:span text:style-name="T247">s defined around the ship </text:span><text:alphabetical-index-mark-start text:id="IMark113719368"/><text:span text:style-name="T247">re</text:span><text:alphabetical-index-mark-start text:id="IMark121404904"/><text:span text:style-name="T247">l</text:span><text:alphabetical-index-mark-end text:id="IMark113719368"/><text:span text:style-name="T247">at</text:span><text:alphabetical-index-mark-end text:id="IMark121404904"/><text:span text:style-name="T247">ively from its geometric center, each one of them defined by a square </text:span><text:alphabetical-index-mark-start text:id="IMark113573864"/><text:alphabetical-index-mark-start text:id="IMark115027608"/><text:alphabetical-index-mark-start text:id="IMark112457976"/><text:span text:style-name="T247">angle</text:span><text:alphabetical-index-mark-end text:id="IMark112457976"/><text:alphabetical-index-mark-end text:id="IMark115027608"/><text:alphabetical-index-mark-end text:id="IMark113573864"/><text:span text:style-name="T247">. </text:span><text:alphabetical-index-mark-start text:id="IMark114599336"/><text:alphabetical-index-mark-start text:id="IMark112339704"/><text:span text:style-name="T247">Quadrant</text:span><text:alphabetical-index-mark-end text:id="IMark112339704"/><text:alphabetical-index-mark-end text:id="IMark114599336"/><text:span text:style-name="T247"> 1 is defined as the </text:span><text:alphabetical-index-mark-start text:id="IMark116282424"/><text:alphabetical-index-mark-start text:id="IMark109918952"/><text:alphabetical-index-mark-start text:id="IMark114938776"/><text:span text:style-name="T247">angle</text:span><text:alphabetical-index-mark-end text:id="IMark114938776"/><text:alphabetical-index-mark-end text:id="IMark109918952"/><text:alphabetical-index-mark-end text:id="IMark116282424"/><text:span text:style-name="T247"> interval [0:90), </text:span><text:alphabetical-index-mark-start text:id="IMark117069528"/><text:alphabetical-index-mark-start text:id="IMark115834360"/><text:span text:style-name="T247">quadrant</text:span><text:alphabetical-index-mark-end text:id="IMark115834360"/><text:alphabetical-index-mark-end text:id="IMark117069528"/><text:span text:style-name="T247"> 2 is [90:180), </text:span><text:alphabetical-index-mark-start text:id="IMark108883224"/><text:alphabetical-index-mark-start text:id="IMark111373592"/><text:span text:style-name="T247">quadrant</text:span><text:alphabetical-index-mark-end text:id="IMark111373592"/><text:alphabetical-index-mark-end text:id="IMark108883224"/><text:span text:style-name="T247"> 3 is [180:270) and </text:span><text:alphabetical-index-mark-start text:id="IMark109948536"/><text:alphabetical-index-mark-start text:id="IMark118455464"/><text:span text:style-name="T247">quadrant</text:span><text:alphabetical-index-mark-end text:id="IMark118455464"/><text:alphabetical-index-mark-end text:id="IMark109948536"/><text:span text:style-name="T247"> 4 is [270:360). 360 is always converted to 0 </text:span><text:alphabetical-index-mark-start text:id="IMark113124552"/><text:alphabetical-index-mark-start text:id="IMark114600792"/><text:alphabetical-index-mark-start text:id="IMark109468664"/><text:alphabetical-index-mark-start text:id="IMark93007448"/><text:alphabetical-index-mark-start text:id="IMark99086584"/><text:alphabetical-index-mark-start text:id="IMark111896984"/><text:span text:style-name="T247">degree</text:span><text:alphabetical-index-mark-end text:id="IMark111896984"/><text:alphabetical-index-mark-end text:id="IMark99086584"/><text:alphabetical-index-mark-end text:id="IMark93007448"/><text:alphabetical-index-mark-end text:id="IMark109468664"/><text:alphabetical-index-mark-end text:id="IMark114600792"/><text:alphabetical-index-mark-end text:id="IMark113124552"/><text:span text:style-name="T247">s. Since the </text:span><text:alphabetical-index-mark-start text:id="IMark114460776"/><text:span text:style-name="T247">AI</text:span><text:alphabetical-index-mark-end text:id="IMark114460776"/><text:span text:style-name="T247">W works </text:span><text:alphabetical-index-mark-start text:id="IMark107757720"/><text:alphabetical-index-mark-start text:id="IMark118368424"/><text:alphabetical-index-mark-start text:id="IMark113781064"/><text:span text:style-name="T247">heuristic</text:span><text:alphabetical-index-mark-end text:id="IMark113781064"/><text:alphabetical-index-mark-end text:id="IMark118368424"/><text:alphabetical-index-mark-end text:id="IMark107757720"/><text:span text:style-name="T247">ally, any </text:span><text:alphabetical-index-mark-start text:id="IMark111991560"/><text:alphabetical-index-mark-start text:id="IMark94418104"/><text:alphabetical-index-mark-start text:id="IMark111235144"/><text:span text:style-name="T247">value</text:span><text:alphabetical-index-mark-end text:id="IMark111235144"/><text:alphabetical-index-mark-end text:id="IMark94418104"/><text:alphabetical-index-mark-end text:id="IMark111991560"/><text:span text:style-name="T247"> corresponding to </text:span><text:alphabetical-index-mark-start text:id="IMark110817672"/><text:alphabetical-index-mark-start text:id="IMark112300056"/><text:span text:style-name="T109">tgt</text:span><text:alphabetical-index-mark-end text:id="IMark112300056"/><text:alphabetical-index-mark-end text:id="IMark110817672"/><text:span text:style-name="T109">_hdg</text:span><text:span text:style-name="T247"> is </text:span><text:alphabetical-index-mark-start text:id="IMark93224120"/><text:alphabetical-index-mark-start text:id="IMark113941768"/><text:span text:style-name="T247">interpret</text:span><text:alphabetical-index-mark-end text:id="IMark113941768"/><text:alphabetical-index-mark-end text:id="IMark93224120"/><text:span text:style-name="T247">ed as being located in any of the four </text:span><text:alphabetical-index-mark-start text:id="IMark114915288"/><text:alphabetical-index-mark-start text:id="IMark115776488"/><text:span text:style-name="T247">quadrant</text:span><text:alphabetical-index-mark-end text:id="IMark115776488"/><text:alphabetical-index-mark-end text:id="IMark114915288"/><text:span text:style-name="T247">s, and the decision to </text:span><text:alphabetical-index-mark-start text:id="IMark108049512"/><text:alphabetical-index-mark-start text:id="IMark109770248"/><text:span text:style-name="T247">turn</text:span><text:alphabetical-index-mark-end text:id="IMark109770248"/><text:alphabetical-index-mark-end text:id="IMark108049512"/><text:span text:style-name="T247"> and appropriate </text:span><text:alphabetical-index-mark-start text:id="IMark94847784"/><text:alphabetical-index-mark-start text:id="IMark101452600"/><text:alphabetical-index-mark-start text:id="IMark114025864"/><text:span text:style-name="T247">rule</text:span><text:alphabetical-index-mark-end text:id="IMark114025864"/><text:alphabetical-index-mark-end text:id="IMark101452600"/><text:alphabetical-index-mark-end text:id="IMark94847784"/><text:span text:style-name="T247">s depend on that. For </text:span><text:alphabetical-index-mark-start text:id="IMark112379384"/><text:alphabetical-index-mark-start text:id="IMark112935560"/><text:alphabetical-index-mark-start text:id="IMark116207256"/><text:span text:style-name="T247">example</text:span><text:alphabetical-index-mark-end text:id="IMark116207256"/><text:alphabetical-index-mark-end text:id="IMark112935560"/><text:alphabetical-index-mark-end text:id="IMark112379384"/><text:span text:style-name="T247">, if the ship has </text:span><text:span text:style-name="T109">hdg </text:span><text:alphabetical-index-mark-start text:id="IMark110677800"/><text:alphabetical-index-mark-start text:id="IMark115811832"/><text:alphabetical-index-mark-start text:id="IMark100759672"/><text:span text:style-name="T109">Value</text:span><text:alphabetical-index-mark-end text:id="IMark100759672"/><text:alphabetical-index-mark-end text:id="IMark115811832"/><text:alphabetical-index-mark-end text:id="IMark110677800"/><text:span text:style-name="T109"> = 0</text:span><text:span text:style-name="T247"> and </text:span><text:alphabetical-index-mark-start text:id="IMark113240296"/><text:alphabetical-index-mark-start text:id="IMark109835176"/><text:span text:style-name="T109">tgt</text:span><text:alphabetical-index-mark-end text:id="IMark109835176"/><text:alphabetical-index-mark-end text:id="IMark113240296"/><text:span text:style-name="T109">_hdg </text:span><text:alphabetical-index-mark-start text:id="IMark89000120"/><text:alphabetical-index-mark-start text:id="IMark112235736"/><text:alphabetical-index-mark-start text:id="IMark112485176"/><text:span text:style-name="T109">Value</text:span><text:alphabetical-index-mark-end text:id="IMark112485176"/><text:alphabetical-index-mark-end text:id="IMark112235736"/><text:alphabetical-index-mark-end text:id="IMark89000120"/><text:span text:style-name="T109"> = 120</text:span><text:span text:style-name="T247">, it will </text:span><text:alphabetical-index-mark-start text:id="IMark112344840"/><text:alphabetical-index-mark-start text:id="IMark110120792"/><text:span text:style-name="T247">turn</text:span><text:alphabetical-index-mark-end text:id="IMark110120792"/><text:alphabetical-index-mark-end text:id="IMark112344840"/><text:span text:style-name="T247"> to starboard, since the </text:span><text:alphabetical-index-mark-start text:id="IMark118276056"/><text:alphabetical-index-mark-start text:id="IMark95815736"/><text:span text:style-name="T247">turn</text:span><text:alphabetical-index-mark-end text:id="IMark95815736"/><text:alphabetical-index-mark-end text:id="IMark118276056"/><text:span text:style-name="T247"> will be smaller (120 </text:span><text:alphabetical-index-mark-start text:id="IMark111039432"/><text:alphabetical-index-mark-start text:id="IMark96724376"/><text:alphabetical-index-mark-start text:id="IMark118395400"/><text:alphabetical-index-mark-start text:id="IMark117025640"/><text:alphabetical-index-mark-start text:id="IMark116781864"/><text:alphabetical-index-mark-start text:id="IMark115814248"/><text:span text:style-name="T247">degree</text:span><text:alphabetical-index-mark-end text:id="IMark115814248"/><text:alphabetical-index-mark-end text:id="IMark116781864"/><text:alphabetical-index-mark-end text:id="IMark117025640"/><text:alphabetical-index-mark-end text:id="IMark118395400"/><text:alphabetical-index-mark-end text:id="IMark96724376"/><text:alphabetical-index-mark-end text:id="IMark111039432"/><text:span text:style-name="T247">s) as opposed to </text:span><text:alphabetical-index-mark-start text:id="IMark111971144"/><text:alphabetical-index-mark-start text:id="IMark117068456"/><text:span text:style-name="T247">turn</text:span><text:alphabetical-index-mark-end text:id="IMark117068456"/><text:alphabetical-index-mark-end text:id="IMark111971144"/><text:span text:style-name="T247">ing left (180 + 60 </text:span><text:alphabetical-index-mark-start text:id="IMark94548904"/><text:alphabetical-index-mark-start text:id="IMark93752456"/><text:alphabetical-index-mark-start text:id="IMark97075960"/><text:alphabetical-index-mark-start text:id="IMark115360312"/><text:alphabetical-index-mark-start text:id="IMark116676728"/><text:alphabetical-index-mark-start text:id="IMark109577160"/><text:span text:style-name="T247">degree</text:span><text:alphabetical-index-mark-end text:id="IMark109577160"/><text:alphabetical-index-mark-end text:id="IMark116676728"/><text:alphabetical-index-mark-end text:id="IMark115360312"/><text:alphabetical-index-mark-end text:id="IMark97075960"/><text:alphabetical-index-mark-end text:id="IMark93752456"/><text:alphabetical-index-mark-end text:id="IMark94548904"/><text:span text:style-name="T247">s)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3</text:span><text:span text:style-name="T24">. </text:span><text:alphabetical-index-mark-start text:id="IMark97575640"/><text:alphabetical-index-mark-start text:id="IMark100973160"/><text:alphabetical-index-mark-start text:id="IMark92520232"/><text:span text:style-name="T109">Fact</text:span><text:alphabetical-index-mark-end text:id="IMark92520232"/><text:alphabetical-index-mark-end text:id="IMark100973160"/><text:alphabetical-index-mark-end text:id="IMark97575640"/><text:span text:style-name="T109"> LIKE ‘%</text:span><text:alphabetical-index-mark-start text:id="IMark115825688"/><text:alphabetical-index-mark-start text:id="IMark101370792"/><text:alphabetical-index-mark-start text:id="IMark112479592"/><text:span text:style-name="T122">debug</text:span><text:alphabetical-index-mark-end text:id="IMark112479592"/><text:alphabetical-index-mark-end text:id="IMark101370792"/><text:alphabetical-index-mark-end text:id="IMark115825688"/><text:span text:style-name="T113">%</text:span><text:span text:style-name="T109">’</text:span><text:span text:style-name="T247"> - Used for </text:span><text:alphabetical-index-mark-start text:id="IMark105872840"/><text:alphabetical-index-mark-start text:id="IMark115113656"/><text:alphabetical-index-mark-start text:id="IMark110262424"/><text:span text:style-name="T247">debug</text:span><text:alphabetical-index-mark-end text:id="IMark110262424"/><text:alphabetical-index-mark-end text:id="IMark115113656"/><text:alphabetical-index-mark-end text:id="IMark105872840"/><text:span text:style-name="T247">ging purposes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4</text:span><text:span text:style-name="T24">. </text:span><text:alphabetical-index-mark-start text:id="IMark91930744"/><text:alphabetical-index-mark-start text:id="IMark112530680"/><text:alphabetical-index-mark-start text:id="IMark104602808"/><text:span text:style-name="T109">Fact</text:span><text:alphabetical-index-mark-end text:id="IMark104602808"/><text:alphabetical-index-mark-end text:id="IMark112530680"/><text:alphabetical-index-mark-end text:id="IMark91930744"/><text:span text:style-name="T109"> LIKE ‘%</text:span><text:alphabetical-index-mark-start text:id="IMark116420104"/><text:alphabetical-index-mark-start text:id="IMark111270696"/><text:span text:style-name="T122">test</text:span><text:alphabetical-index-mark-end text:id="IMark111270696"/><text:alphabetical-index-mark-end text:id="IMark116420104"/><text:span text:style-name="T113">%</text:span><text:span text:style-name="T109">’</text:span><text:span text:style-name="T247"> - Used for </text:span><text:alphabetical-index-mark-start text:id="IMark98225576"/><text:alphabetical-index-mark-start text:id="IMark114114904"/><text:span text:style-name="T247">test</text:span><text:alphabetical-index-mark-end text:id="IMark114114904"/><text:alphabetical-index-mark-end text:id="IMark98225576"/><text:span text:style-name="T247"> purposes; bear in </text:span><text:alphabetical-index-mark-start text:id="IMark115297384"/><text:span text:style-name="T247">min</text:span><text:alphabetical-index-mark-end text:id="IMark115297384"/><text:span text:style-name="T247">d that a </text:span><text:alphabetical-index-mark-start text:id="IMark97028616"/><text:alphabetical-index-mark-start text:id="IMark96167288"/><text:span text:style-name="T247">test</text:span><text:alphabetical-index-mark-end text:id="IMark96167288"/><text:alphabetical-index-mark-end text:id="IMark97028616"/><text:span text:style-name="T247"> not necessarily implies </text:span><text:alphabetical-index-mark-start text:id="IMark117125720"/><text:alphabetical-index-mark-start text:id="IMark110558424"/><text:alphabetical-index-mark-start text:id="IMark104441960"/><text:span text:style-name="T247">debug</text:span><text:alphabetical-index-mark-end text:id="IMark104441960"/><text:alphabetical-index-mark-end text:id="IMark110558424"/><text:alphabetical-index-mark-end text:id="IMark117125720"/><text:span text:style-name="T247">ging (see </text:span><text:span text:style-name="T24">[4.3.13.</text:span><text:span text:style-name="T38">5</text:span><text:span text:style-name="T40">3</text:span><text:span text:style-name="T24">.</text:span><text:span text:style-name="T57">]</text:span><text:span text:style-name="T247">), but all instances of </text:span><text:alphabetical-index-mark-start text:id="IMark118353032"/><text:alphabetical-index-mark-start text:id="IMark94508808"/><text:alphabetical-index-mark-start text:id="IMark114031096"/><text:span text:style-name="T247">debug</text:span><text:alphabetical-index-mark-end text:id="IMark114031096"/><text:alphabetical-index-mark-end text:id="IMark94508808"/><text:alphabetical-index-mark-end text:id="IMark118353032"/><text:span text:style-name="T247">ging constitute </text:span><text:alphabetical-index-mark-start text:id="IMark115432808"/><text:alphabetical-index-mark-start text:id="IMark112413848"/><text:span text:style-name="T247">test</text:span><text:alphabetical-index-mark-end text:id="IMark112413848"/><text:alphabetical-index-mark-end text:id="IMark115432808"/><text:span text:style-name="T247">s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5</text:span><text:span text:style-name="T24">. </text:span><text:alphabetical-index-mark-start text:id="IMark102149192"/><text:alphabetical-index-mark-start text:id="IMark95344536"/><text:alphabetical-index-mark-start text:id="IMark117130536"/><text:span text:style-name="T109">Fact</text:span><text:alphabetical-index-mark-end text:id="IMark117130536"/><text:alphabetical-index-mark-end text:id="IMark95344536"/><text:alphabetical-index-mark-end text:id="IMark102149192"/><text:span text:style-name="T109"> LIKE ‘%</text:span><text:alphabetical-index-mark-start text:id="IMark112927032"/><text:alphabetical-index-mark-start text:id="IMark119796856"/><text:span text:style-name="T122">t</text:span><text:span text:style-name="T124">urn</text:span><text:alphabetical-index-mark-end text:id="IMark119796856"/><text:alphabetical-index-mark-end text:id="IMark112927032"/><text:span text:style-name="T113">%</text:span><text:span text:style-name="T109">’</text:span><text:span text:style-name="T247"> - </text:span><text:alphabetical-index-mark-start text:id="IMark110958088"/><text:span text:style-name="T247">Re</text:span><text:alphabetical-index-mark-start text:id="IMark113709256"/><text:span text:style-name="T247">l</text:span><text:alphabetical-index-mark-end text:id="IMark110958088"/><text:span text:style-name="T247">at</text:span><text:alphabetical-index-mark-end text:id="IMark113709256"/><text:span text:style-name="T247">ed to </text:span><text:alphabetical-index-mark-start text:id="IMark112880456"/><text:alphabetical-index-mark-start text:id="IMark114671912"/><text:alphabetical-index-mark-start text:id="IMark118457128"/><text:span text:style-name="T247">navigation</text:span><text:alphabetical-index-mark-end text:id="IMark118457128"/><text:alphabetical-index-mark-end text:id="IMark114671912"/><text:alphabetical-index-mark-end text:id="IMark112880456"/><text:span text:style-name="T247">, </text:span><text:alphabetical-index-mark-start text:id="IMark114258200"/><text:alphabetical-index-mark-start text:id="IMark116579592"/><text:span text:style-name="T247">turn</text:span><text:alphabetical-index-mark-end text:id="IMark116579592"/><text:alphabetical-index-mark-end text:id="IMark114258200"/><text:span text:style-name="T247">s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6</text:span><text:span text:style-name="T24">. </text:span><text:alphabetical-index-mark-start text:id="IMark113996888"/><text:alphabetical-index-mark-start text:id="IMark110590712"/><text:alphabetical-index-mark-start text:id="IMark111287176"/><text:span text:style-name="T109">Fact</text:span><text:alphabetical-index-mark-end text:id="IMark111287176"/><text:alphabetical-index-mark-end text:id="IMark110590712"/><text:alphabetical-index-mark-end text:id="IMark113996888"/><text:span text:style-name="T109"> LIKE ‘%</text:span><text:alphabetical-index-mark-start text:id="IMark110724632"/><text:alphabetical-index-mark-start text:id="IMark113458760"/><text:alphabetical-index-mark-start text:id="IMark114673976"/><text:span text:style-name="T124">equ</text:span><text:alphabetical-index-mark-end text:id="IMark114673976"/><text:alphabetical-index-mark-end text:id="IMark113458760"/><text:span text:style-name="T113">%</text:span><text:alphabetical-index-mark-end text:id="IMark110724632"/><text:span text:style-name="T109">’</text:span><text:span text:style-name="T247"> - </text:span><text:alphabetical-index-mark-start text:id="IMark97015480"/><text:alphabetical-index-mark-start text:id="IMark116004600"/><text:alphabetical-index-mark-start text:id="IMark114960312"/><text:alphabetical-index-mark-start text:id="IMark111392616"/><text:span text:style-name="T247">Equ</text:span><text:alphabetical-index-mark-end text:id="IMark111392616"/><text:span text:style-name="T247">atorial</text:span><text:alphabetical-index-mark-end text:id="IMark114960312"/><text:alphabetical-index-mark-end text:id="IMark116004600"/><text:alphabetical-index-mark-end text:id="IMark97015480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38">5</text:span><text:span text:style-name="T40">7</text:span><text:span text:style-name="T24">. </text:span><text:alphabetical-index-mark-start text:id="IMark115713496"/><text:alphabetical-index-mark-start text:id="IMark112029064"/><text:alphabetical-index-mark-start text:id="IMark115629048"/><text:span text:style-name="T109">Fact</text:span><text:alphabetical-index-mark-end text:id="IMark115629048"/><text:alphabetical-index-mark-end text:id="IMark112029064"/><text:alphabetical-index-mark-end text:id="IMark115713496"/><text:span text:style-name="T109"> LIKE ‘%</text:span><text:alphabetical-index-mark-start text:id="IMark105548648"/><text:alphabetical-index-mark-start text:id="IMark117143592"/><text:alphabetical-index-mark-start text:id="IMark108391976"/><text:span text:style-name="T125">rel</text:span><text:alphabetical-index-mark-end text:id="IMark108391976"/><text:alphabetical-index-mark-end text:id="IMark117143592"/><text:span text:style-name="T113">%</text:span><text:alphabetical-index-mark-end text:id="IMark105548648"/><text:span text:style-name="T109">’</text:span><text:span text:style-name="T247"> - </text:span><text:alphabetical-index-mark-start text:id="IMark113288008"/><text:span text:style-name="T247">Re</text:span><text:alphabetical-index-mark-start text:id="IMark115306728"/><text:span text:style-name="T247">l</text:span><text:alphabetical-index-mark-end text:id="IMark113288008"/><text:span text:style-name="T247">at</text:span><text:alphabetical-index-mark-end text:id="IMark115306728"/><text:span text:style-name="T247">ive.</text:span></text:p>
      <text:p text:style-name="Text_20_body"/>
      <text:p text:style-name="Text_20_body"/>
      <text:p text:style-name="P10"><text:span text:style-name="T24">4.3.13.</text:span><text:span text:style-name="T38">5</text:span><text:span text:style-name="T40">8</text:span><text:span text:style-name="T24">. </text:span><text:alphabetical-index-mark-start text:id="IMark113844664"/><text:alphabetical-index-mark-start text:id="IMark110368280"/><text:alphabetical-index-mark-start text:id="IMark111163192"/><text:span text:style-name="T109">Fact</text:span><text:alphabetical-index-mark-end text:id="IMark111163192"/><text:alphabetical-index-mark-end text:id="IMark110368280"/><text:alphabetical-index-mark-end text:id="IMark113844664"/><text:span text:style-name="T109"> LIKE ‘%</text:span><text:alphabetical-index-mark-start text:id="IMark101198040"/><text:alphabetical-index-mark-start text:id="IMark96868392"/><text:alphabetical-index-mark-start text:id="IMark110359960"/><text:span text:style-name="T124">e</text:span><text:span text:style-name="T126">cl</text:span><text:alphabetical-index-mark-end text:id="IMark110359960"/><text:alphabetical-index-mark-end text:id="IMark96868392"/><text:span text:style-name="T113">%</text:span><text:alphabetical-index-mark-end text:id="IMark101198040"/><text:span text:style-name="T109">’</text:span><text:span text:style-name="T247"> - </text:span><text:alphabetical-index-mark-start text:id="IMark93304616"/><text:alphabetical-index-mark-start text:id="IMark111741160"/><text:alphabetical-index-mark-start text:id="IMark100019592"/><text:alphabetical-index-mark-start text:id="IMark113906312"/><text:span text:style-name="T247">Ecl</text:span><text:alphabetical-index-mark-end text:id="IMark113906312"/><text:span text:style-name="T247">iptic</text:span><text:alphabetical-index-mark-end text:id="IMark100019592"/><text:alphabetical-index-mark-end text:id="IMark111741160"/><text:alphabetical-index-mark-end text:id="IMark93304616"/><text:span text:style-name="T247">.</text:span></text:p>
      <text:p text:style-name="Text_20_body"><text:soft-page-break/></text:p>
      <text:p text:style-name="Text_20_body"/>
      <text:p text:style-name="Text_20_body"><text:span text:style-name="T24">4.3.13.</text:span><text:span text:style-name="T38">5</text:span><text:span text:style-name="T40">9</text:span><text:span text:style-name="T24">. </text:span><text:alphabetical-index-mark-start text:id="IMark118504328"/><text:alphabetical-index-mark-start text:id="IMark101359896"/><text:alphabetical-index-mark-start text:id="IMark95651736"/><text:span text:style-name="T109">Fact</text:span><text:alphabetical-index-mark-end text:id="IMark95651736"/><text:alphabetical-index-mark-end text:id="IMark101359896"/><text:alphabetical-index-mark-end text:id="IMark118504328"/><text:span text:style-name="T109"> LIKE ‘%</text:span><text:span text:style-name="T127">def</text:span><text:span text:style-name="T113">%</text:span><text:span text:style-name="T109">’</text:span><text:span text:style-name="T247"> - Defined. </text:span><text:alphabetical-index-mark-start text:id="IMark109652824"/><text:alphabetical-index-mark-start text:id="IMark109362680"/><text:alphabetical-index-mark-start text:id="IMark111452040"/><text:span text:style-name="T247">Fact</text:span><text:alphabetical-index-mark-end text:id="IMark111452040"/><text:alphabetical-index-mark-end text:id="IMark109362680"/><text:alphabetical-index-mark-end text:id="IMark109652824"/><text:span text:style-name="T247">s with this characteristic have configurable </text:span><text:alphabetical-index-mark-start text:id="IMark108865416"/><text:alphabetical-index-mark-start text:id="IMark114029368"/><text:alphabetical-index-mark-start text:id="IMark113596344"/><text:span text:style-name="T247">value</text:span><text:alphabetical-index-mark-end text:id="IMark113596344"/><text:alphabetical-index-mark-end text:id="IMark114029368"/><text:alphabetical-index-mark-end text:id="IMark108865416"/><text:span text:style-name="T247">s.</text:span></text:p>
      <text:p text:style-name="Text_20_body"/>
      <text:p text:style-name="Text_20_body"/>
      <text:p text:style-name="Text_20_body"><text:span text:style-name="T24">4.3.13.</text:span><text:span text:style-name="T40">60</text:span><text:span text:style-name="T24">. </text:span><text:alphabetical-index-mark-start text:id="IMark111640056"/><text:alphabetical-index-mark-start text:id="IMark115611112"/><text:alphabetical-index-mark-start text:id="IMark93506280"/><text:span text:style-name="T109">Fact</text:span><text:alphabetical-index-mark-end text:id="IMark93506280"/><text:alphabetical-index-mark-end text:id="IMark115611112"/><text:alphabetical-index-mark-end text:id="IMark111640056"/><text:span text:style-name="T109"> LIKE ‘</text:span><text:alphabetical-index-mark-start text:id="IMark113255368"/><text:span text:style-name="T109">%</text:span><text:span text:style-name="T129">hdg</text:span><text:span text:style-name="T113">%</text:span><text:alphabetical-index-mark-end text:id="IMark113255368"/><text:span text:style-name="T109">’</text:span><text:span text:style-name="T247"> - </text:span><text:alphabetical-index-mark-start text:id="IMark111214056"/><text:span text:style-name="T247">Re</text:span><text:alphabetical-index-mark-start text:id="IMark114347608"/><text:span text:style-name="T247">l</text:span><text:alphabetical-index-mark-end text:id="IMark111214056"/><text:span text:style-name="T247">at</text:span><text:alphabetical-index-mark-end text:id="IMark114347608"/><text:span text:style-name="T247">ed to </text:span><text:alphabetical-index-mark-start text:id="IMark118343752"/><text:alphabetical-index-mark-start text:id="IMark111699368"/><text:alphabetical-index-mark-start text:id="IMark116539768"/><text:span text:style-name="T247">heading</text:span><text:alphabetical-index-mark-end text:id="IMark116539768"/><text:alphabetical-index-mark-end text:id="IMark111699368"/><text:alphabetical-index-mark-end text:id="IMark118343752"/><text:span text:style-name="T247">. </text:span><text:alphabetical-index-mark-start text:id="IMark107755192"/><text:alphabetical-index-mark-start text:id="IMark111648888"/><text:span text:style-name="T109">tgt</text:span><text:alphabetical-index-mark-end text:id="IMark111648888"/><text:alphabetical-index-mark-end text:id="IMark107755192"/><text:span text:style-name="T109">_hdg</text:span><text:span text:style-name="T247">, for </text:span><text:alphabetical-index-mark-start text:id="IMark94129288"/><text:alphabetical-index-mark-start text:id="IMark115968536"/><text:alphabetical-index-mark-start text:id="IMark108368952"/><text:span text:style-name="T247">example</text:span><text:alphabetical-index-mark-end text:id="IMark108368952"/><text:alphabetical-index-mark-end text:id="IMark115968536"/><text:alphabetical-index-mark-end text:id="IMark94129288"/><text:span text:style-name="T247">, is a </text:span><text:alphabetical-index-mark-start text:id="IMark102205080"/><text:alphabetical-index-mark-start text:id="IMark116723864"/><text:alphabetical-index-mark-start text:id="IMark118444072"/><text:span text:style-name="T247">fact</text:span><text:alphabetical-index-mark-end text:id="IMark118444072"/><text:alphabetical-index-mark-end text:id="IMark116723864"/><text:alphabetical-index-mark-end text:id="IMark102205080"/><text:span text:style-name="T247"> that contains the </text:span><text:alphabetical-index-mark-start text:id="IMark114466552"/><text:alphabetical-index-mark-start text:id="IMark110399992"/><text:alphabetical-index-mark-start text:id="IMark99632424"/><text:span text:style-name="T247">value</text:span><text:alphabetical-index-mark-end text:id="IMark99632424"/><text:alphabetical-index-mark-end text:id="IMark110399992"/><text:alphabetical-index-mark-end text:id="IMark114466552"/><text:span text:style-name="T247"> of an intended or desired </text:span><text:alphabetical-index-mark-start text:id="IMark108810472"/><text:alphabetical-index-mark-start text:id="IMark102315048"/><text:alphabetical-index-mark-start text:id="IMark116193000"/><text:span text:style-name="T247">heading</text:span><text:alphabetical-index-mark-end text:id="IMark116193000"/><text:alphabetical-index-mark-end text:id="IMark102315048"/><text:alphabetical-index-mark-end text:id="IMark108810472"/><text:span text:style-name="T247">. Either the user, via an </text:span><text:alphabetical-index-mark-start text:id="IMark102542392"/><text:alphabetical-index-mark-start text:id="IMark113717832"/><text:span text:style-name="T247">interface</text:span><text:alphabetical-index-mark-end text:id="IMark113717832"/><text:alphabetical-index-mark-end text:id="IMark102542392"/><text:span text:style-name="T247"> such as SLQC, or the </text:span><text:alphabetical-index-mark-start text:id="IMark116837944"/><text:alphabetical-index-mark-start text:id="IMark101311736"/><text:alphabetical-index-mark-start text:id="IMark96158232"/><text:alphabetical-index-mark-start text:id="IMark113213800"/><text:span text:style-name="T247">AI</text:span><text:alphabetical-index-mark-end text:id="IMark113213800"/><text:span text:style-name="T247">E</text:span><text:alphabetical-index-mark-end text:id="IMark96158232"/><text:alphabetical-index-mark-end text:id="IMark101311736"/><text:alphabetical-index-mark-end text:id="IMark116837944"/><text:span text:style-name="T247">, by </text:span><text:alphabetical-index-mark-start text:id="IMark107737672"/><text:alphabetical-index-mark-start text:id="IMark98657592"/><text:span text:style-name="T247">setting</text:span><text:alphabetical-index-mark-end text:id="IMark98657592"/><text:alphabetical-index-mark-end text:id="IMark107737672"/><text:span text:style-name="T247"> this </text:span><text:alphabetical-index-mark-start text:id="IMark118426664"/><text:alphabetical-index-mark-start text:id="IMark113370840"/><text:alphabetical-index-mark-start text:id="IMark98245384"/><text:span text:style-name="T247">fact</text:span><text:alphabetical-index-mark-end text:id="IMark98245384"/><text:alphabetical-index-mark-end text:id="IMark113370840"/><text:alphabetical-index-mark-end text:id="IMark118426664"/><text:span text:style-name="T247">’s </text:span><text:alphabetical-index-mark-start text:id="IMark97003032"/><text:alphabetical-index-mark-start text:id="IMark93389992"/><text:alphabetical-index-mark-start text:id="IMark111771864"/><text:span text:style-name="T247">value</text:span><text:alphabetical-index-mark-end text:id="IMark111771864"/><text:alphabetical-index-mark-end text:id="IMark93389992"/><text:alphabetical-index-mark-end text:id="IMark97003032"/><text:span text:style-name="T247"> to a given </text:span><text:alphabetical-index-mark-start text:id="IMark117959752"/><text:alphabetical-index-mark-start text:id="IMark111506664"/><text:span text:style-name="T247">number</text:span><text:alphabetical-index-mark-end text:id="IMark111506664"/><text:alphabetical-index-mark-end text:id="IMark117959752"/><text:span text:style-name="T247">, will cause the ship to </text:span><text:alphabetical-index-mark-start text:id="IMark115188568"/><text:alphabetical-index-mark-start text:id="IMark105874808"/><text:span text:style-name="T247">turn</text:span><text:alphabetical-index-mark-end text:id="IMark105874808"/><text:alphabetical-index-mark-end text:id="IMark115188568"/><text:span text:style-name="T247"> and acquire the </text:span><text:alphabetical-index-mark-start text:id="IMark121174472"/><text:alphabetical-index-mark-start text:id="IMark113473544"/><text:alphabetical-index-mark-start text:id="IMark117746184"/><text:span text:style-name="T247">target</text:span><text:alphabetical-index-mark-end text:id="IMark117746184"/><text:alphabetical-index-mark-end text:id="IMark113473544"/><text:alphabetical-index-mark-end text:id="IMark121174472"/><text:span text:style-name="T247"> </text:span><text:alphabetical-index-mark-start text:id="IMark113212040"/><text:alphabetical-index-mark-start text:id="IMark95970648"/><text:alphabetical-index-mark-start text:id="IMark105272280"/><text:span text:style-name="T247">heading</text:span><text:alphabetical-index-mark-end text:id="IMark105272280"/><text:alphabetical-index-mark-end text:id="IMark95970648"/><text:alphabetical-index-mark-end text:id="IMark113212040"/><text:span text:style-name="T247">.</text:span></text:p>
      <text:p text:style-name="Text_20_body"/>
      <text:p text:style-name="Text_20_body"/>
      <text:p text:style-name="Text_20_body"><text:span text:style-name="T24">4.3.13.</text:span><text:span text:style-name="T41">61</text:span><text:span text:style-name="T24">. </text:span><text:alphabetical-index-mark-start text:id="IMark112817192"/><text:alphabetical-index-mark-start text:id="IMark105017112"/><text:alphabetical-index-mark-start text:id="IMark110716840"/><text:span text:style-name="T109">Fact</text:span><text:alphabetical-index-mark-end text:id="IMark110716840"/><text:alphabetical-index-mark-end text:id="IMark105017112"/><text:alphabetical-index-mark-end text:id="IMark112817192"/><text:span text:style-name="T109"> LIKE ‘%</text:span><text:alphabetical-index-mark-start text:id="IMark110203128"/><text:alphabetical-index-mark-start text:id="IMark94411832"/><text:span text:style-name="T131">turn</text:span><text:alphabetical-index-mark-end text:id="IMark94411832"/><text:alphabetical-index-mark-end text:id="IMark110203128"/><text:span text:style-name="T113">%</text:span><text:span text:style-name="T109">’</text:span><text:span text:style-name="T247"> - </text:span><text:alphabetical-index-mark-start text:id="IMark110907128"/><text:span text:style-name="T247">Re</text:span><text:alphabetical-index-mark-start text:id="IMark111755128"/><text:span text:style-name="T247">l</text:span><text:alphabetical-index-mark-end text:id="IMark110907128"/><text:span text:style-name="T247">at</text:span><text:alphabetical-index-mark-end text:id="IMark111755128"/><text:span text:style-name="T247">ed to </text:span><text:alphabetical-index-mark-start text:id="IMark93927672"/><text:alphabetical-index-mark-start text:id="IMark101281672"/><text:span text:style-name="T247">turn</text:span><text:alphabetical-index-mark-end text:id="IMark101281672"/><text:alphabetical-index-mark-end text:id="IMark93927672"/><text:span text:style-name="T247">s and </text:span><text:alphabetical-index-mark-start text:id="IMark101870600"/><text:alphabetical-index-mark-start text:id="IMark112433304"/><text:alphabetical-index-mark-start text:id="IMark121151592"/><text:span text:style-name="T247">course</text:span><text:alphabetical-index-mark-end text:id="IMark121151592"/><text:alphabetical-index-mark-end text:id="IMark112433304"/><text:alphabetical-index-mark-end text:id="IMark101870600"/><text:span text:style-name="T247"> changes.</text:span></text:p>
      <text:p text:style-name="Text_20_body"/>
      <text:p text:style-name="Text_20_body"/>
      <text:p text:style-name="P27"><text:span text:style-name="T24">4.3.13.</text:span><text:span text:style-name="T41">6</text:span><text:span text:style-name="T63">2</text:span><text:span text:style-name="T24">. </text:span><text:alphabetical-index-mark-start text:id="IMark111758728"/><text:alphabetical-index-mark-start text:id="IMark112780488"/><text:alphabetical-index-mark-start text:id="IMark96661768"/><text:span text:style-name="T109">Fact</text:span><text:alphabetical-index-mark-end text:id="IMark96661768"/><text:alphabetical-index-mark-end text:id="IMark112780488"/><text:alphabetical-index-mark-end text:id="IMark111758728"/><text:span text:style-name="T109"> LIKE ‘%</text:span><text:span text:style-name="T159">is_</text:span><text:span text:style-name="T113">%</text:span><text:span text:style-name="T109">’</text:span><text:span text:style-name="T247"> - </text:span><text:alphabetical-index-mark-start text:id="IMark121088264"/><text:span text:style-name="T247">Fact</text:span><text:alphabetical-index-mark-end text:id="IMark121088264"/><text:span text:style-name="T247">s with </text:span><text:alphabetical-index-mark-start text:id="IMark117405880"/><text:span text:style-name="T247">Item</text:span><text:alphabetical-index-mark-end text:id="IMark117405880"/><text:span text:style-name="T247"> fields that start with </text:span><text:span text:style-name="T109">‘is_’</text:span><text:span text:style-name="T247"> are implicitly or explicitly </text:span><text:alphabetical-index-mark-start text:id="IMark110535096"/><text:span text:style-name="T247">boolean</text:span><text:alphabetical-index-mark-end text:id="IMark110535096"/><text:span text:style-name="T247">. </text:span><text:alphabetical-index-mark-start text:id="IMark117294648"/><text:span text:style-name="T109">Value</text:span><text:alphabetical-index-mark-end text:id="IMark117294648"/><text:span text:style-name="T109"> = 1</text:span><text:span text:style-name="T247"> equates to a true </text:span><text:alphabetical-index-mark-start text:id="IMark105739416"/><text:span text:style-name="T247">logic</text:span><text:alphabetical-index-mark-end text:id="IMark105739416"/><text:span text:style-name="T247">al </text:span><text:alphabetical-index-mark-start text:id="IMark114235576"/><text:span text:style-name="T247">value</text:span><text:alphabetical-index-mark-end text:id="IMark114235576"/><text:span text:style-name="T247">, and </text:span><text:alphabetical-index-mark-start text:id="IMark115214728"/><text:span text:style-name="T109">Value</text:span><text:alphabetical-index-mark-end text:id="IMark115214728"/><text:span text:style-name="T109"> = 0</text:span><text:span text:style-name="T247"> is false. Note that </text:span><text:alphabetical-index-mark-start text:id="IMark109053208"/><text:span text:style-name="T247">fact</text:span><text:alphabetical-index-mark-end text:id="IMark109053208"/><text:span text:style-name="T247"> </text:span><text:alphabetical-index-mark-start text:id="IMark113961384"/><text:span text:style-name="T247">record</text:span><text:alphabetical-index-mark-end text:id="IMark113961384"/><text:span text:style-name="T247">s and related procedures can be created to </text:span><text:alphabetical-index-mark-start text:id="IMark100087048"/><text:span text:style-name="T247">support</text:span><text:alphabetical-index-mark-end text:id="IMark100087048"/><text:span text:style-name="T247"> </text:span><text:alphabetical-index-mark-start text:id="IMark116818152"/><text:span text:style-name="T247">nnary</text:span><text:alphabetical-index-mark-end text:id="IMark116818152"/><text:span text:style-name="T247"> </text:span><text:alphabetical-index-mark-start text:id="IMark112054888"/><text:span text:style-name="T247">logic</text:span><text:alphabetical-index-mark-end text:id="IMark112054888"/><text:span text:style-name="T247"> </text:span><text:alphabetical-index-mark-start text:id="IMark114412616"/><text:span text:style-name="T247">system</text:span><text:alphabetical-index-mark-end text:id="IMark114412616"/><text:span text:style-name="T247">s of </text:span><text:alphabetical-index-mark-start text:id="IMark60798584"/><text:span text:style-name="T247">fact</text:span><text:alphabetical-index-mark-end text:id="IMark60798584"/><text:span text:style-name="T247">s and </text:span><text:alphabetical-index-mark-start text:id="IMark109796664"/><text:span text:style-name="T247">rule</text:span><text:alphabetical-index-mark-end text:id="IMark109796664"/><text:span text:style-name="T247">s instead of a simple </text:span><text:alphabetical-index-mark-start text:id="IMark117296056"/><text:span text:style-name="T247">binary</text:span><text:alphabetical-index-mark-end text:id="IMark117296056"/><text:span text:style-name="T247"> one as defined by </text:span><text:alphabetical-index-mark-start text:id="IMark112424648"/><text:span text:style-name="T247">Boole</text:span><text:alphabetical-index-mark-end text:id="IMark112424648"/><text:span text:style-name="T247">’s </text:span><text:alphabetical-index-mark-start text:id="IMark118053224"/><text:span text:style-name="T247">algebra</text:span><text:alphabetical-index-mark-end text:id="IMark118053224"/><text:span text:style-name="T247">. An implicit case of a </text:span><text:alphabetical-index-mark-start text:id="IMark114218776"/><text:span text:style-name="T247">boolean</text:span><text:alphabetical-index-mark-end text:id="IMark114218776"/><text:span text:style-name="T247"> </text:span><text:alphabetical-index-mark-start text:id="IMark108183000"/><text:span text:style-name="T247">fact</text:span><text:alphabetical-index-mark-end text:id="IMark108183000"/><text:span text:style-name="T247"> is </text:span><text:span text:style-name="T109">‘is_first_</text:span><text:alphabetical-index-mark-start text:id="IMark108198024"/><text:span text:style-name="T109">iteration</text:span><text:alphabetical-index-mark-end text:id="IMark108198024"/><text:span text:style-name="T109">’</text:span><text:span text:style-name="T247">, since only if </text:span><text:alphabetical-index-mark-start text:id="IMark116372216"/><text:span text:style-name="T109">Value</text:span><text:alphabetical-index-mark-end text:id="IMark116372216"/><text:span text:style-name="T109"> = 1</text:span><text:span text:style-name="T247"> the implicit </text:span><text:alphabetical-index-mark-start text:id="IMark108376904"/><text:span text:style-name="T247">logic</text:span><text:alphabetical-index-mark-end text:id="IMark108376904"/><text:span text:style-name="T247">al truth is achieved. An explicit </text:span><text:alphabetical-index-mark-start text:id="IMark116804984"/><text:span text:style-name="T247">boolean</text:span><text:alphabetical-index-mark-end text:id="IMark116804984"/><text:span text:style-name="T247"> </text:span><text:alphabetical-index-mark-start text:id="IMark115643352"/><text:span text:style-name="T247">fact</text:span><text:alphabetical-index-mark-end text:id="IMark115643352"/><text:span text:style-name="T247"> is </text:span><text:span text:style-name="T109">‘is_</text:span><text:alphabetical-index-mark-start text:id="IMark115206232"/><text:span text:style-name="T109">se</text:span><text:span text:style-name="T160">s</text:span><text:span text:style-name="T109">sion</text:span><text:alphabetical-index-mark-end text:id="IMark115206232"/><text:span text:style-name="T109">_dev_</text:span><text:alphabetical-index-mark-start text:id="IMark108358424"/><text:span text:style-name="T109">test</text:span><text:alphabetical-index-mark-end text:id="IMark108358424"/><text:span text:style-name="T109">’</text:span><text:span text:style-name="T247"> because it is true – </text:span><text:alphabetical-index-mark-start text:id="IMark116182648"/><text:span text:style-name="T109">Value</text:span><text:alphabetical-index-mark-end text:id="IMark116182648"/><text:span text:style-name="T109"> = 1</text:span><text:span text:style-name="T247"> – if the </text:span><text:alphabetical-index-mark-start text:id="IMark114072280"/><text:span text:style-name="T247">session</text:span><text:alphabetical-index-mark-end text:id="IMark114072280"/><text:span text:style-name="T247"> is a development </text:span><text:alphabetical-index-mark-start text:id="IMark114945944"/><text:span text:style-name="T247">test</text:span><text:alphabetical-index-mark-end text:id="IMark114945944"/><text:span text:style-name="T247">, and </text:span><text:alphabetical-index-mark-start text:id="IMark116609384"/><text:span text:style-name="T109">Value</text:span><text:alphabetical-index-mark-end text:id="IMark116609384"/><text:span text:style-name="T109"> = 0</text:span><text:span text:style-name="T247"> meaning false, if not.</text:span></text:p>
      <text:p text:style-name="P27"/>
      <text:p text:style-name="P27"/>
      <text:p text:style-name="P28"><text:span text:style-name="T24">4.3.13.</text:span><text:span text:style-name="T41">6</text:span><text:span text:style-name="T64">3</text:span><text:span text:style-name="T24">. </text:span><text:alphabetical-index-mark-start text:id="IMark93007448"/><text:alphabetical-index-mark-start text:id="IMark99086584"/><text:alphabetical-index-mark-start text:id="IMark111896984"/><text:span text:style-name="T109">Fact</text:span><text:alphabetical-index-mark-end text:id="IMark111896984"/><text:alphabetical-index-mark-end text:id="IMark99086584"/><text:alphabetical-index-mark-end text:id="IMark93007448"/><text:span text:style-name="T109"> LIKE ‘%</text:span><text:alphabetical-index-mark-start text:id="IMark114460776"/><text:span text:style-name="T161">session</text:span><text:alphabetical-index-mark-end text:id="IMark114460776"/><text:span text:style-name="T159">_</text:span><text:alphabetical-index-mark-start text:id="IMark107757720"/><text:span text:style-name="T161">id</text:span><text:alphabetical-index-mark-end text:id="IMark107757720"/><text:span text:style-name="T113">%</text:span><text:span text:style-name="T109">’</text:span><text:span text:style-name="T247"> - This </text:span><text:alphabetical-index-mark-start text:id="IMark118368424"/><text:span text:style-name="T247">fact</text:span><text:alphabetical-index-mark-end text:id="IMark118368424"/><text:span text:style-name="T247"> carries a </text:span><text:alphabetical-index-mark-start text:id="IMark113781064"/><text:span text:style-name="T109">Value</text:span><text:alphabetical-index-mark-end text:id="IMark113781064"/><text:span text:style-name="T247"> unique to each </text:span><text:alphabetical-index-mark-start text:id="IMark111991560"/><text:span text:style-name="T247">session</text:span><text:alphabetical-index-mark-end text:id="IMark111991560"/><text:span text:style-name="T247"> – that, is, each </text:span><text:alphabetical-index-mark-start text:id="IMark94418104"/><text:span text:style-name="T247">time</text:span><text:alphabetical-index-mark-end text:id="IMark94418104"/><text:span text:style-name="T247"> you </text:span><text:alphabetical-index-mark-start text:id="IMark111235144"/><text:span text:style-name="T247">load</text:span><text:alphabetical-index-mark-end text:id="IMark111235144"/><text:span text:style-name="T247"> a </text:span><text:alphabetical-index-mark-start text:id="IMark115488040"/><text:span text:style-name="T247">scenario</text:span><text:alphabetical-index-mark-end text:id="IMark115488040"/><text:span text:style-name="T247"> with this </text:span><text:alphabetical-index-mark-start text:id="IMark110817672"/><text:span text:style-name="T247">file</text:span><text:alphabetical-index-mark-end text:id="IMark110817672"/><text:span text:style-name="T247">, the </text:span><text:alphabetical-index-mark-start text:id="IMark112300056"/><text:span text:style-name="T109">Value</text:span><text:alphabetical-index-mark-end text:id="IMark112300056"/><text:span text:style-name="T247"> field is </text:span><text:alphabetical-index-mark-start text:id="IMark96974776"/><text:span text:style-name="T247">increment</text:span><text:alphabetical-index-mark-end text:id="IMark96974776"/><text:span text:style-name="T247">ed. This allows for </text:span><text:alphabetical-index-mark-start text:id="IMark112101512"/><text:span text:style-name="T247">storage</text:span><text:alphabetical-index-mark-end text:id="IMark112101512"/><text:span text:style-name="T247"> of </text:span><text:alphabetical-index-mark-start text:id="IMark93224120"/><text:span text:style-name="T247">session</text:span><text:alphabetical-index-mark-end text:id="IMark93224120"/><text:span text:style-name="T247"> </text:span><text:alphabetical-index-mark-start text:id="IMark113941768"/><text:span text:style-name="T247">data</text:span><text:alphabetical-index-mark-end text:id="IMark113941768"/><text:span text:style-name="T247"> in bulk, with an unique </text:span><text:alphabetical-index-mark-start text:id="IMark114915288"/><text:span text:style-name="T247">key</text:span><text:alphabetical-index-mark-end text:id="IMark114915288"/><text:span text:style-name="T247"> to identify each </text:span><text:alphabetical-index-mark-start text:id="IMark115776488"/><text:span text:style-name="T247">session</text:span><text:alphabetical-index-mark-end text:id="IMark115776488"/><text:span text:style-name="T247"> </text:span><text:alphabetical-index-mark-start text:id="IMark108049512"/><text:span text:style-name="T247">data</text:span><text:alphabetical-index-mark-end text:id="IMark108049512"/><text:span text:style-name="T247">set. You can reset the </text:span><text:alphabetical-index-mark-start text:id="IMark109770248"/><text:span text:style-name="T109">Value</text:span><text:alphabetical-index-mark-end text:id="IMark109770248"/><text:span text:style-name="T247"> field of this </text:span><text:alphabetical-index-mark-start text:id="IMark88054040"/><text:span text:style-name="T247">fact</text:span><text:alphabetical-index-mark-end text:id="IMark88054040"/><text:span text:style-name="T247"> </text:span><text:alphabetical-index-mark-start text:id="IMark94847784"/><text:span text:style-name="T247">record</text:span><text:alphabetical-index-mark-end text:id="IMark94847784"/><text:span text:style-name="T247"> manually, but it is not recommendable if you want to </text:span><text:alphabetical-index-mark-start text:id="IMark101452600"/><text:span text:style-name="T247">keep</text:span><text:alphabetical-index-mark-end text:id="IMark101452600"/><text:span text:style-name="T247"> track of your </text:span><text:alphabetical-index-mark-start text:id="IMark114025864"/><text:span text:style-name="T247">session</text:span><text:alphabetical-index-mark-end text:id="IMark114025864"/><text:span text:style-name="T247">s.</text:span></text:p>
      <text:p text:style-name="P27"/>
      <text:p text:style-name="P27"/>
      <text:p text:style-name="P29"><text:span text:style-name="T24">4.3.13.</text:span><text:span text:style-name="T41">6</text:span><text:span text:style-name="T65">4</text:span><text:span text:style-name="T24">. </text:span><text:alphabetical-index-mark-start text:id="IMark118395400"/><text:alphabetical-index-mark-start text:id="IMark117025640"/><text:alphabetical-index-mark-start text:id="IMark116781864"/><text:span text:style-name="T109">Fact</text:span><text:alphabetical-index-mark-end text:id="IMark116781864"/><text:alphabetical-index-mark-end text:id="IMark117025640"/><text:alphabetical-index-mark-end text:id="IMark118395400"/><text:span text:style-name="T109"> LIKE ‘%</text:span><text:span text:style-name="T162">dec_</text:span><text:span text:style-name="T113">%</text:span><text:span text:style-name="T109">’</text:span><text:span text:style-name="T247"> - Refers to a decision parameter, like a decision </text:span><text:alphabetical-index-mark-start text:id="IMark115814248"/><text:span text:style-name="T247">altitude</text:span><text:alphabetical-index-mark-end text:id="IMark115814248"/><text:span text:style-name="T247"> in which the </text:span><text:alphabetical-index-mark-start text:id="IMark121136424"/><text:span text:style-name="T247">AIE</text:span><text:alphabetical-index-mark-end text:id="IMark121136424"/><text:span text:style-name="T247"> must decide whether to continue an approach for </text:span><text:alphabetical-index-mark-start text:id="IMark111971144"/><text:span text:style-name="T247">landing</text:span><text:alphabetical-index-mark-end text:id="IMark111971144"/><text:span text:style-name="T247"> , for </text:span><text:alphabetical-index-mark-start text:id="IMark117068456"/><text:span text:style-name="T247">example</text:span><text:alphabetical-index-mark-end text:id="IMark117068456"/><text:span text:style-name="T247">.</text:span></text:p>
      <text:p text:style-name="P27"/>
      <text:p text:style-name="P27"/>
      <text:p text:style-name="P30"><text:soft-page-break/><text:span text:style-name="T24">4.3.13.65.</text:span><text:span text:style-name="T247"> </text:span><text:alphabetical-index-mark-start text:id="IMark97071272"/><text:alphabetical-index-mark-start text:id="IMark112290472"/><text:alphabetical-index-mark-start text:id="IMark97575640"/><text:span text:style-name="T109">Fact</text:span><text:alphabetical-index-mark-end text:id="IMark97575640"/><text:alphabetical-index-mark-end text:id="IMark112290472"/><text:alphabetical-index-mark-end text:id="IMark97071272"/><text:span text:style-name="T109"> LIKE ‘%</text:span><text:span text:style-name="T163">h</text:span><text:alphabetical-index-mark-start text:id="IMark100973160"/><text:span text:style-name="T163">level</text:span><text:alphabetical-index-mark-end text:id="IMark100973160"/><text:span text:style-name="T113">%</text:span><text:span text:style-name="T109">’</text:span><text:span text:style-name="T247"> - Refer to </text:span><text:alphabetical-index-mark-start text:id="IMark92520232"/><text:span text:style-name="T247">horizontal</text:span><text:alphabetical-index-mark-end text:id="IMark92520232"/><text:span text:style-name="T247"> </text:span><text:alphabetical-index-mark-start text:id="IMark69861896"/><text:span text:style-name="T247">level</text:span><text:alphabetical-index-mark-end text:id="IMark69861896"/><text:span text:style-name="T247">, or the tangent to the orbit curve at a specific point.</text:span></text:p>
      <text:h text:style-name="Heading_20_3" text:outline-level="3"><text:span text:style-name="T24"/></text:h>
      <text:p text:style-name="Text_20_body"><text:span text:style-name="T24"/></text:p>
      <text:h text:style-name="Heading_20_3" text:outline-level="3"><text:bookmark-start text:name="__RefHeading___Toc6416_1538881673"/><text:span text:style-name="T24">4.3.1</text:span><text:span text:style-name="T1">4</text:span><text:span text:style-name="T24">.</text:span> General <text:alphabetical-index-mark-start text:id="IMark109093112"/><text:alphabetical-index-mark-start text:id="IMark116886216"/>description<text:alphabetical-index-mark-end text:id="IMark116886216"/><text:alphabetical-index-mark-end text:id="IMark109093112"/> of <text:alphabetical-index-mark-start text:id="IMark111337976"/><text:alphabetical-index-mark-start text:id="IMark110683928"/><text:alphabetical-index-mark-start text:id="IMark112478888"/>rule<text:alphabetical-index-mark-end text:id="IMark112478888"/><text:alphabetical-index-mark-end text:id="IMark110683928"/><text:alphabetical-index-mark-end text:id="IMark111337976"/>s<text:bookmark-end text:name="__RefHeading___Toc6416_1538881673"/></text:h>
      <text:p text:style-name="Text_20_body"/>
      <text:p text:style-name="Text_20_body">Much like in the case of <text:alphabetical-index-mark-start text:id="IMark112530680"/><text:alphabetical-index-mark-start text:id="IMark104602808"/><text:alphabetical-index-mark-start text:id="IMark115067608"/>fact<text:alphabetical-index-mark-end text:id="IMark115067608"/><text:alphabetical-index-mark-end text:id="IMark104602808"/><text:alphabetical-index-mark-end text:id="IMark112530680"/>s, <text:alphabetical-index-mark-start text:id="IMark111496088"/><text:alphabetical-index-mark-start text:id="IMark116420104"/><text:alphabetical-index-mark-start text:id="IMark111270696"/>rule<text:alphabetical-index-mark-end text:id="IMark111270696"/><text:alphabetical-index-mark-end text:id="IMark116420104"/><text:alphabetical-index-mark-end text:id="IMark111496088"/>s can be understood <text:alphabetical-index-mark-start text:id="IMark112729272"/><text:alphabetical-index-mark-start text:id="IMark113643784"/>base<text:alphabetical-index-mark-end text:id="IMark113643784"/><text:alphabetical-index-mark-end text:id="IMark112729272"/>d in the way that they are constructed.</text:p>
      <text:p text:style-name="Text_20_body"/>
      <text:p text:style-name="Text_20_body"><text:span text:style-name="T1">4.3.14.1.</text:span> <text:alphabetical-index-mark-start text:id="IMark116451704"/><text:alphabetical-index-mark-start text:id="IMark115297384"/><text:alphabetical-index-mark-start text:id="IMark97028616"/>Rule<text:alphabetical-index-mark-end text:id="IMark97028616"/><text:alphabetical-index-mark-end text:id="IMark115297384"/><text:alphabetical-index-mark-end text:id="IMark116451704"/>s have a <text:alphabetical-index-mark-start text:id="IMark96167288"/>lon<text:alphabetical-index-mark-end text:id="IMark96167288"/>g term <text:alphabetical-index-mark-start text:id="IMark117125720"/><text:alphabetical-index-mark-start text:id="IMark110558424"/><text:alphabetical-index-mark-start text:id="IMark104441960"/>storage<text:alphabetical-index-mark-end text:id="IMark104441960"/><text:alphabetical-index-mark-end text:id="IMark110558424"/><text:alphabetical-index-mark-end text:id="IMark117125720"/> – <text:alphabetical-index-mark-start text:id="IMark110306488"/><text:alphabetical-index-mark-start text:id="IMark109248744"/><text:alphabetical-index-mark-start text:id="IMark113569304"/>table<text:alphabetical-index-mark-end text:id="IMark113569304"/><text:alphabetical-index-mark-end text:id="IMark109248744"/><text:alphabetical-index-mark-end text:id="IMark110306488"/> <text:alphabetical-index-mark-start text:id="IMark109824728"/><text:alphabetical-index-mark-start text:id="IMark111002392"/><text:alphabetical-index-mark-start text:id="IMark118353032"/><text:span text:style-name="T82">sde_</text:span><text:alphabetical-index-mark-start text:id="IMark94508808"/><text:alphabetical-index-mark-start text:id="IMark114031096"/><text:alphabetical-index-mark-start text:id="IMark118047880"/><text:span text:style-name="T82">prg</text:span><text:alphabetical-index-mark-end text:id="IMark118047880"/><text:alphabetical-index-mark-end text:id="IMark114031096"/><text:alphabetical-index-mark-end text:id="IMark94508808"/><text:span text:style-name="T82">_</text:span><text:alphabetical-index-mark-start text:id="IMark115432808"/><text:alphabetical-index-mark-start text:id="IMark112413848"/><text:alphabetical-index-mark-start text:id="IMark70911848"/><text:span text:style-name="T82">rule</text:span><text:alphabetical-index-mark-end text:id="IMark70911848"/><text:alphabetical-index-mark-end text:id="IMark112413848"/><text:alphabetical-index-mark-end text:id="IMark115432808"/><text:span text:style-name="T82">s</text:span><text:alphabetical-index-mark-end text:id="IMark118353032"/><text:alphabetical-index-mark-end text:id="IMark111002392"/><text:alphabetical-index-mark-end text:id="IMark109824728"/> – and a process or short term <text:alphabetical-index-mark-start text:id="IMark99024024"/><text:alphabetical-index-mark-start text:id="IMark110758712"/><text:alphabetical-index-mark-start text:id="IMark88001544"/>storage<text:alphabetical-index-mark-end text:id="IMark88001544"/><text:alphabetical-index-mark-end text:id="IMark110758712"/><text:alphabetical-index-mark-end text:id="IMark99024024"/> – <text:alphabetical-index-mark-start text:id="IMark113064280"/><text:alphabetical-index-mark-start text:id="IMark109148520"/><text:alphabetical-index-mark-start text:id="IMark116673160"/><text:span text:style-name="T82">sde_</text:span><text:alphabetical-index-mark-start text:id="IMark109563560"/><text:alphabetical-index-mark-start text:id="IMark116395960"/><text:alphabetical-index-mark-start text:id="IMark94934744"/><text:span text:style-name="T82">rule</text:span><text:alphabetical-index-mark-end text:id="IMark94934744"/><text:alphabetical-index-mark-end text:id="IMark116395960"/><text:alphabetical-index-mark-end text:id="IMark109563560"/><text:span text:style-name="T82">s</text:span><text:alphabetical-index-mark-end text:id="IMark116673160"/><text:alphabetical-index-mark-end text:id="IMark109148520"/><text:alphabetical-index-mark-end text:id="IMark113064280"/>. <text:span text:style-name="T252">Only a few </text:span><text:alphabetical-index-mark-start text:id="IMark112657064"/><text:alphabetical-index-mark-start text:id="IMark113471080"/><text:alphabetical-index-mark-start text:id="IMark115571272"/><text:span text:style-name="T252">rule</text:span><text:alphabetical-index-mark-end text:id="IMark115571272"/><text:alphabetical-index-mark-end text:id="IMark113471080"/><text:alphabetical-index-mark-end text:id="IMark112657064"/><text:span text:style-name="T252">s are held permanently on </text:span><text:alphabetical-index-mark-start text:id="IMark110113416"/><text:alphabetical-index-mark-start text:id="IMark102149192"/><text:alphabetical-index-mark-start text:id="IMark95344536"/><text:span text:style-name="T132">sde_</text:span><text:alphabetical-index-mark-start text:id="IMark117130536"/><text:alphabetical-index-mark-start text:id="IMark115369704"/><text:alphabetical-index-mark-start text:id="IMark109628456"/><text:span text:style-name="T132">rule</text:span><text:alphabetical-index-mark-end text:id="IMark109628456"/><text:alphabetical-index-mark-end text:id="IMark115369704"/><text:alphabetical-index-mark-end text:id="IMark117130536"/><text:span text:style-name="T132">s</text:span><text:alphabetical-index-mark-end text:id="IMark95344536"/><text:alphabetical-index-mark-end text:id="IMark102149192"/><text:alphabetical-index-mark-end text:id="IMark110113416"/><text:span text:style-name="T252">. These are identified by </text:span><text:alphabetical-index-mark-start text:id="IMark110615272"/><text:alphabetical-index-mark-start text:id="IMark112927032"/><text:alphabetical-index-mark-start text:id="IMark119796856"/><text:span text:style-name="T132">Context</text:span><text:alphabetical-index-mark-end text:id="IMark119796856"/><text:alphabetical-index-mark-end text:id="IMark112927032"/><text:alphabetical-index-mark-end text:id="IMark110615272"/><text:span text:style-name="T132"> = ‘ship’</text:span><text:span text:style-name="T252">. These </text:span><text:alphabetical-index-mark-start text:id="IMark121250440"/><text:alphabetical-index-mark-start text:id="IMark114574360"/><text:alphabetical-index-mark-start text:id="IMark116297496"/><text:span text:style-name="T252">rule</text:span><text:alphabetical-index-mark-end text:id="IMark116297496"/><text:alphabetical-index-mark-end text:id="IMark114574360"/><text:alphabetical-index-mark-end text:id="IMark121250440"/><text:span text:style-name="T252">s are the ones r</text:span><text:alphabetical-index-mark-start text:id="IMark110958088"/><text:span text:style-name="T252">equ</text:span><text:alphabetical-index-mark-end text:id="IMark110958088"/><text:span text:style-name="T252">ired to </text:span><text:alphabetical-index-mark-start text:id="IMark113709256"/><text:alphabetical-index-mark-start text:id="IMark112880456"/><text:alphabetical-index-mark-start text:id="IMark114671912"/><text:span text:style-name="T252">manage</text:span><text:alphabetical-index-mark-end text:id="IMark114671912"/><text:alphabetical-index-mark-end text:id="IMark112880456"/><text:alphabetical-index-mark-end text:id="IMark113709256"/><text:span text:style-name="T252"> the </text:span><text:alphabetical-index-mark-start text:id="IMark118457128"/><text:alphabetical-index-mark-start text:id="IMark114258200"/><text:alphabetical-index-mark-start text:id="IMark116579592"/><text:span text:style-name="T252">expert</text:span><text:alphabetical-index-mark-end text:id="IMark116579592"/><text:alphabetical-index-mark-end text:id="IMark114258200"/><text:alphabetical-index-mark-end text:id="IMark118457128"/><text:span text:style-name="T252"> </text:span><text:alphabetical-index-mark-start text:id="IMark115977224"/><text:alphabetical-index-mark-start text:id="IMark110370664"/><text:alphabetical-index-mark-start text:id="IMark118602392"/><text:span text:style-name="T252">system</text:span><text:alphabetical-index-mark-end text:id="IMark118602392"/><text:alphabetical-index-mark-end text:id="IMark110370664"/><text:alphabetical-index-mark-end text:id="IMark115977224"/><text:span text:style-name="T252"> itself, aside from the </text:span><text:alphabetical-index-mark-start text:id="IMark109509976"/><text:alphabetical-index-mark-start text:id="IMark113528600"/><text:alphabetical-index-mark-start text:id="IMark115202168"/><text:alphabetical-index-mark-start text:id="IMark104684360"/><text:alphabetical-index-mark-start text:id="IMark112999496"/><text:span text:style-name="T252">manage</text:span><text:alphabetical-index-mark-end text:id="IMark112999496"/><text:alphabetical-index-mark-end text:id="IMark104684360"/><text:alphabetical-index-mark-end text:id="IMark115202168"/><text:span text:style-name="T252">ment</text:span><text:alphabetical-index-mark-end text:id="IMark113528600"/><text:alphabetical-index-mark-end text:id="IMark109509976"/><text:span text:style-name="T252"> of the ship’s </text:span><text:alphabetical-index-mark-start text:id="IMark101348552"/><text:alphabetical-index-mark-start text:id="IMark104618184"/><text:alphabetical-index-mark-start text:id="IMark113856136"/><text:span text:style-name="T252">system</text:span><text:alphabetical-index-mark-end text:id="IMark113856136"/><text:alphabetical-index-mark-end text:id="IMark104618184"/><text:alphabetical-index-mark-end text:id="IMark101348552"/><text:span text:style-name="T252">s, and they should not be </text:span><text:alphabetical-index-mark-start text:id="IMark114210616"/><text:alphabetical-index-mark-start text:id="IMark113996888"/><text:alphabetical-index-mark-start text:id="IMark110590712"/><text:alphabetical-index-mark-start text:id="IMark111287176"/><text:alphabetical-index-mark-start text:id="IMark114676840"/><text:alphabetical-index-mark-start text:id="IMark95261208"/><text:span text:style-name="T252">delete</text:span><text:alphabetical-index-mark-end text:id="IMark95261208"/><text:alphabetical-index-mark-end text:id="IMark114676840"/><text:alphabetical-index-mark-end text:id="IMark111287176"/><text:alphabetical-index-mark-end text:id="IMark110590712"/><text:alphabetical-index-mark-end text:id="IMark113996888"/><text:alphabetical-index-mark-end text:id="IMark114210616"/><text:span text:style-name="T252">d. Copies of these </text:span><text:alphabetical-index-mark-start text:id="IMark113458760"/><text:alphabetical-index-mark-start text:id="IMark114673976"/><text:alphabetical-index-mark-start text:id="IMark109605608"/><text:span text:style-name="T252">rule</text:span><text:alphabetical-index-mark-end text:id="IMark109605608"/><text:alphabetical-index-mark-end text:id="IMark114673976"/><text:alphabetical-index-mark-end text:id="IMark113458760"/><text:span text:style-name="T252">s are written also in the </text:span><text:alphabetical-index-mark-start text:id="IMark110724632"/><text:alphabetical-index-mark-start text:id="IMark101862408"/><text:span text:style-name="T252">file</text:span><text:alphabetical-index-mark-end text:id="IMark101862408"/><text:alphabetical-index-mark-end text:id="IMark110724632"/><text:span text:style-name="T252"> </text:span><text:alphabetical-index-mark-start text:id="IMark97714696"/><text:alphabetical-index-mark-start text:id="IMark111392616"/><text:alphabetical-index-mark-start text:id="IMark97015480"/><text:span text:style-name="T132">Prg</text:span><text:alphabetical-index-mark-end text:id="IMark97015480"/><text:alphabetical-index-mark-end text:id="IMark111392616"/><text:alphabetical-index-mark-end text:id="IMark97714696"/><text:span text:style-name="T132">0_0.sql</text:span><text:span text:style-name="T252">.</text:span></text:p>
      <text:p text:style-name="Text_20_body"/>
      <text:p text:style-name="Text_20_body"/>
      <text:p text:style-name="Text_20_body"><text:span text:style-name="T1">4.3.14.</text:span><text:span text:style-name="T42">2</text:span><text:span text:style-name="T1">.</text:span> <text:span text:style-name="T257">Essentially, each </text:span><text:alphabetical-index-mark-start text:id="IMark115306728"/><text:alphabetical-index-mark-start text:id="IMark121113672"/><text:alphabetical-index-mark-start text:id="IMark109586664"/><text:span text:style-name="T257">rule</text:span><text:alphabetical-index-mark-end text:id="IMark109586664"/><text:alphabetical-index-mark-end text:id="IMark121113672"/><text:alphabetical-index-mark-end text:id="IMark115306728"/><text:span text:style-name="T257"> has a </text:span><text:alphabetical-index-mark-start text:id="IMark92818920"/><text:alphabetical-index-mark-start text:id="IMark112635224"/><text:alphabetical-index-mark-start text:id="IMark100705208"/><text:span text:style-name="T257">condition</text:span><text:alphabetical-index-mark-end text:id="IMark100705208"/><text:alphabetical-index-mark-end text:id="IMark112635224"/><text:alphabetical-index-mark-end text:id="IMark92818920"/><text:span text:style-name="T257"> and an </text:span><text:alphabetical-index-mark-start text:id="IMark115890104"/><text:alphabetical-index-mark-start text:id="IMark113016936"/><text:alphabetical-index-mark-start text:id="IMark101156616"/><text:span text:style-name="T257">action</text:span><text:alphabetical-index-mark-end text:id="IMark101156616"/><text:alphabetical-index-mark-end text:id="IMark113016936"/><text:alphabetical-index-mark-end text:id="IMark115890104"/><text:span text:style-name="T257"> </text:span><text:alphabetical-index-mark-start text:id="IMark114859192"/><text:alphabetical-index-mark-start text:id="IMark101487704"/><text:span text:style-name="T257">store</text:span><text:alphabetical-index-mark-end text:id="IMark101487704"/><text:alphabetical-index-mark-end text:id="IMark114859192"/><text:span text:style-name="T257">d in fields </text:span><text:alphabetical-index-mark-start text:id="IMark96671768"/><text:alphabetical-index-mark-start text:id="IMark113844664"/><text:alphabetical-index-mark-start text:id="IMark110368280"/><text:span text:style-name="T257">Condition</text:span><text:alphabetical-index-mark-end text:id="IMark110368280"/><text:alphabetical-index-mark-end text:id="IMark113844664"/><text:alphabetical-index-mark-end text:id="IMark96671768"/><text:span text:style-name="T257"> and </text:span><text:alphabetical-index-mark-start text:id="IMark111163192"/><text:alphabetical-index-mark-start text:id="IMark101167016"/><text:alphabetical-index-mark-start text:id="IMark96655624"/><text:span text:style-name="T257">Action</text:span><text:alphabetical-index-mark-end text:id="IMark96655624"/><text:alphabetical-index-mark-end text:id="IMark101167016"/><text:alphabetical-index-mark-end text:id="IMark111163192"/><text:span text:style-name="T257"> respectively in </text:span><text:alphabetical-index-mark-start text:id="IMark111173672"/><text:alphabetical-index-mark-start text:id="IMark96868392"/><text:alphabetical-index-mark-start text:id="IMark110359960"/><text:span text:style-name="T257">sde_</text:span><text:alphabetical-index-mark-start text:id="IMark115230536"/><text:alphabetical-index-mark-start text:id="IMark101198040"/><text:alphabetical-index-mark-start text:id="IMark119371288"/><text:span text:style-name="T257">prg</text:span><text:alphabetical-index-mark-end text:id="IMark119371288"/><text:alphabetical-index-mark-end text:id="IMark101198040"/><text:alphabetical-index-mark-end text:id="IMark115230536"/><text:span text:style-name="T257">_</text:span><text:alphabetical-index-mark-start text:id="IMark121280776"/><text:alphabetical-index-mark-start text:id="IMark113906312"/><text:alphabetical-index-mark-start text:id="IMark93304616"/><text:span text:style-name="T257">rule</text:span><text:alphabetical-index-mark-end text:id="IMark93304616"/><text:alphabetical-index-mark-end text:id="IMark113906312"/><text:alphabetical-index-mark-end text:id="IMark121280776"/><text:span text:style-name="T257">s</text:span><text:alphabetical-index-mark-end text:id="IMark110359960"/><text:alphabetical-index-mark-end text:id="IMark96868392"/><text:alphabetical-index-mark-end text:id="IMark111173672"/><text:span text:style-name="T257"> and </text:span><text:alphabetical-index-mark-start text:id="IMark111741160"/><text:alphabetical-index-mark-start text:id="IMark100019592"/><text:alphabetical-index-mark-start text:id="IMark93957704"/><text:span text:style-name="T257">sde_</text:span><text:alphabetical-index-mark-start text:id="IMark94474664"/><text:alphabetical-index-mark-start text:id="IMark112886008"/><text:alphabetical-index-mark-start text:id="IMark113769768"/><text:span text:style-name="T257">rule</text:span><text:alphabetical-index-mark-end text:id="IMark113769768"/><text:alphabetical-index-mark-end text:id="IMark112886008"/><text:alphabetical-index-mark-end text:id="IMark94474664"/><text:span text:style-name="T257">s</text:span><text:alphabetical-index-mark-end text:id="IMark93957704"/><text:alphabetical-index-mark-end text:id="IMark100019592"/><text:alphabetical-index-mark-end text:id="IMark111741160"/><text:span text:style-name="T257"> according to </text:span><text:span text:style-name="T42">[</text:span><text:span text:style-name="T1">4.3.14.1.</text:span><text:span text:style-name="T42">]</text:span><text:span text:style-name="T257">.</text:span></text:p>
      <text:p text:style-name="Text_20_body"/>
      <text:p text:style-name="Text_20_body"/>
      <text:p text:style-name="Text_20_body"><text:span text:style-name="T1">4.3.14.</text:span><text:span text:style-name="T42">3</text:span><text:span text:style-name="T1">.</text:span> <text:span text:style-name="T253">For each </text:span><text:alphabetical-index-mark-start text:id="IMark118256568"/><text:alphabetical-index-mark-start text:id="IMark109652824"/><text:alphabetical-index-mark-start text:id="IMark109362680"/><text:span text:style-name="T253">program</text:span><text:alphabetical-index-mark-end text:id="IMark109362680"/><text:alphabetical-index-mark-end text:id="IMark109652824"/><text:alphabetical-index-mark-end text:id="IMark118256568"/><text:span text:style-name="T253"> </text:span><text:alphabetical-index-mark-start text:id="IMark111452040"/><text:alphabetical-index-mark-start text:id="IMark108865416"/><text:span text:style-name="T253">store</text:span><text:alphabetical-index-mark-end text:id="IMark108865416"/><text:alphabetical-index-mark-end text:id="IMark111452040"/><text:span text:style-name="T253">d in </text:span><text:alphabetical-index-mark-start text:id="IMark114029368"/><text:alphabetical-index-mark-start text:id="IMark113596344"/><text:alphabetical-index-mark-start text:id="IMark101147976"/><text:span text:style-name="T133">sde_</text:span><text:alphabetical-index-mark-start text:id="IMark116475256"/><text:alphabetical-index-mark-start text:id="IMark110144248"/><text:alphabetical-index-mark-start text:id="IMark118029992"/><text:span text:style-name="T133">prg</text:span><text:alphabetical-index-mark-end text:id="IMark118029992"/><text:alphabetical-index-mark-end text:id="IMark110144248"/><text:alphabetical-index-mark-end text:id="IMark116475256"/><text:span text:style-name="T133">_</text:span><text:alphabetical-index-mark-start text:id="IMark115678024"/><text:alphabetical-index-mark-start text:id="IMark112442760"/><text:alphabetical-index-mark-start text:id="IMark109599352"/><text:span text:style-name="T133">rule</text:span><text:alphabetical-index-mark-end text:id="IMark109599352"/><text:alphabetical-index-mark-end text:id="IMark112442760"/><text:alphabetical-index-mark-end text:id="IMark115678024"/><text:span text:style-name="T133">s</text:span><text:alphabetical-index-mark-end text:id="IMark101147976"/><text:alphabetical-index-mark-end text:id="IMark113596344"/><text:alphabetical-index-mark-end text:id="IMark114029368"/><text:span text:style-name="T253"> there is a corresponding .sql </text:span><text:alphabetical-index-mark-start text:id="IMark101260504"/><text:alphabetical-index-mark-start text:id="IMark112402376"/><text:span text:style-name="T253">file</text:span><text:alphabetical-index-mark-end text:id="IMark112402376"/><text:alphabetical-index-mark-end text:id="IMark101260504"/><text:span text:style-name="T253"> as backup. No </text:span><text:alphabetical-index-mark-start text:id="IMark118163272"/><text:span text:style-name="T253">lon</text:span><text:alphabetical-index-mark-end text:id="IMark118163272"/><text:span text:style-name="T253">ger current </text:span><text:alphabetical-index-mark-start text:id="IMark111640056"/><text:alphabetical-index-mark-start text:id="IMark115611112"/><text:alphabetical-index-mark-start text:id="IMark93506280"/><text:span text:style-name="T253">program</text:span><text:alphabetical-index-mark-end text:id="IMark93506280"/><text:alphabetical-index-mark-end text:id="IMark115611112"/><text:alphabetical-index-mark-end text:id="IMark111640056"/><text:span text:style-name="T253"> </text:span><text:alphabetical-index-mark-start text:id="IMark92260040"/><text:alphabetical-index-mark-start text:id="IMark117762328"/><text:alphabetical-index-mark-start text:id="IMark109345848"/><text:span text:style-name="T253">version</text:span><text:alphabetical-index-mark-end text:id="IMark109345848"/><text:alphabetical-index-mark-end text:id="IMark117762328"/><text:alphabetical-index-mark-end text:id="IMark92260040"/><text:span text:style-name="T253">s should not be </text:span><text:alphabetical-index-mark-start text:id="IMark118310872"/><text:alphabetical-index-mark-start text:id="IMark113255368"/><text:alphabetical-index-mark-start text:id="IMark109764232"/><text:alphabetical-index-mark-start text:id="IMark109297688"/><text:alphabetical-index-mark-start text:id="IMark111214056"/><text:alphabetical-index-mark-start text:id="IMark114347608"/><text:span text:style-name="T253">delete</text:span><text:alphabetical-index-mark-end text:id="IMark114347608"/><text:alphabetical-index-mark-end text:id="IMark111214056"/><text:alphabetical-index-mark-end text:id="IMark109297688"/><text:alphabetical-index-mark-end text:id="IMark109764232"/><text:alphabetical-index-mark-end text:id="IMark113255368"/><text:alphabetical-index-mark-end text:id="IMark118310872"/><text:span text:style-name="T253">d from the </text:span><text:alphabetical-index-mark-start text:id="IMark118343752"/><text:alphabetical-index-mark-start text:id="IMark111699368"/><text:alphabetical-index-mark-start text:id="IMark116539768"/><text:span text:style-name="T253">KB</text:span><text:alphabetical-index-mark-end text:id="IMark116539768"/><text:alphabetical-index-mark-end text:id="IMark111699368"/><text:alphabetical-index-mark-end text:id="IMark118343752"/><text:span text:style-name="T253">. Instead, the corresponding </text:span><text:alphabetical-index-mark-start text:id="IMark107755192"/><text:alphabetical-index-mark-start text:id="IMark111648888"/><text:alphabetical-index-mark-start text:id="IMark99148072"/><text:span text:style-name="T133">cur</text:span><text:alphabetical-index-mark-end text:id="IMark99148072"/><text:span text:style-name="T133">_</text:span><text:alphabetical-index-mark-start text:id="IMark121288488"/><text:span text:style-name="T133">ver</text:span><text:alphabetical-index-mark-end text:id="IMark121288488"/><text:alphabetical-index-mark-end text:id="IMark111648888"/><text:alphabetical-index-mark-end text:id="IMark107755192"/><text:span text:style-name="T133">*</text:span><text:span text:style-name="T253"> </text:span><text:alphabetical-index-mark-start text:id="IMark94129288"/><text:alphabetical-index-mark-start text:id="IMark115968536"/><text:alphabetical-index-mark-start text:id="IMark108368952"/><text:span text:style-name="T253">fact</text:span><text:alphabetical-index-mark-end text:id="IMark108368952"/><text:alphabetical-index-mark-end text:id="IMark115968536"/><text:alphabetical-index-mark-end text:id="IMark94129288"/><text:span text:style-name="T253"> </text:span><text:alphabetical-index-mark-start text:id="IMark102205080"/><text:alphabetical-index-mark-start text:id="IMark116723864"/><text:alphabetical-index-mark-start text:id="IMark118444072"/><text:span text:style-name="T253">value</text:span><text:alphabetical-index-mark-end text:id="IMark118444072"/><text:alphabetical-index-mark-end text:id="IMark116723864"/><text:alphabetical-index-mark-end text:id="IMark102205080"/><text:span text:style-name="T253"> should be </text:span><text:alphabetical-index-mark-start text:id="IMark115955928"/><text:alphabetical-index-mark-start text:id="IMark114466552"/><text:alphabetical-index-mark-start text:id="IMark110399992"/><text:span text:style-name="T253">update</text:span><text:alphabetical-index-mark-end text:id="IMark110399992"/><text:alphabetical-index-mark-end text:id="IMark114466552"/><text:alphabetical-index-mark-end text:id="IMark115955928"/><text:span text:style-name="T253">d. </text:span><text:alphabetical-index-mark-start text:id="IMark99632424"/><text:alphabetical-index-mark-start text:id="IMark108810472"/><text:alphabetical-index-mark-start text:id="IMark102315048"/><text:span text:style-name="T253">Rule</text:span><text:alphabetical-index-mark-end text:id="IMark102315048"/><text:alphabetical-index-mark-end text:id="IMark108810472"/><text:alphabetical-index-mark-end text:id="IMark99632424"/><text:span text:style-name="T253">s that should not be used can also be </text:span><text:alphabetical-index-mark-start text:id="IMark116193000"/><text:alphabetical-index-mark-start text:id="IMark102542392"/><text:alphabetical-index-mark-start text:id="IMark113717832"/><text:span text:style-name="T253">disabled</text:span><text:alphabetical-index-mark-end text:id="IMark113717832"/><text:alphabetical-index-mark-end text:id="IMark102542392"/><text:alphabetical-index-mark-end text:id="IMark116193000"/><text:span text:style-name="T253"> by changing their </text:span><text:alphabetical-index-mark-start text:id="IMark97987368"/><text:alphabetical-index-mark-start text:id="IMark113213800"/><text:alphabetical-index-mark-start text:id="IMark116837944"/><text:span text:style-name="T133">Status</text:span><text:alphabetical-index-mark-end text:id="IMark116837944"/><text:alphabetical-index-mark-end text:id="IMark113213800"/><text:alphabetical-index-mark-end text:id="IMark97987368"/><text:span text:style-name="T253"> field to </text:span><text:alphabetical-index-mark-start text:id="IMark101311736"/><text:alphabetical-index-mark-start text:id="IMark96158232"/><text:alphabetical-index-mark-start text:id="IMark107737672"/><text:span text:style-name="T133">Status</text:span><text:alphabetical-index-mark-end text:id="IMark107737672"/><text:alphabetical-index-mark-end text:id="IMark96158232"/><text:alphabetical-index-mark-end text:id="IMark101311736"/><text:span text:style-name="T133"> = ‘</text:span><text:alphabetical-index-mark-start text:id="IMark98657592"/><text:alphabetical-index-mark-start text:id="IMark118426664"/><text:alphabetical-index-mark-start text:id="IMark113370840"/><text:span text:style-name="T133">disabled</text:span><text:alphabetical-index-mark-end text:id="IMark113370840"/><text:alphabetical-index-mark-end text:id="IMark118426664"/><text:alphabetical-index-mark-end text:id="IMark98657592"/><text:span text:style-name="T133">’</text:span><text:span text:style-name="T253">. If a new </text:span><text:alphabetical-index-mark-start text:id="IMark98245384"/><text:alphabetical-index-mark-start text:id="IMark97003032"/><text:alphabetical-index-mark-start text:id="IMark93389992"/><text:span text:style-name="T253">version</text:span><text:alphabetical-index-mark-end text:id="IMark93389992"/><text:alphabetical-index-mark-end text:id="IMark97003032"/><text:alphabetical-index-mark-end text:id="IMark98245384"/><text:span text:style-name="T253"> of a </text:span><text:alphabetical-index-mark-start text:id="IMark111771864"/><text:alphabetical-index-mark-start text:id="IMark117959752"/><text:alphabetical-index-mark-start text:id="IMark111506664"/><text:span text:style-name="T253">program</text:span><text:alphabetical-index-mark-end text:id="IMark111506664"/><text:alphabetical-index-mark-end text:id="IMark117959752"/><text:alphabetical-index-mark-end text:id="IMark111771864"/><text:span text:style-name="T253"> is created, the corresponding .sql </text:span><text:alphabetical-index-mark-start text:id="IMark115188568"/><text:alphabetical-index-mark-start text:id="IMark105874808"/><text:span text:style-name="T253">file</text:span><text:alphabetical-index-mark-end text:id="IMark105874808"/><text:alphabetical-index-mark-end text:id="IMark115188568"/><text:span text:style-name="T253"> should be created as well following the </text:span><text:alphabetical-index-mark-start text:id="IMark105203288"/><text:alphabetical-index-mark-start text:id="IMark121174472"/><text:alphabetical-index-mark-start text:id="IMark113473544"/><text:span text:style-name="T253">format</text:span><text:alphabetical-index-mark-end text:id="IMark113473544"/><text:alphabetical-index-mark-end text:id="IMark121174472"/><text:alphabetical-index-mark-end text:id="IMark105203288"/><text:span text:style-name="T253"> and patterns used in the existing .sql </text:span><text:alphabetical-index-mark-start text:id="IMark117746184"/><text:alphabetical-index-mark-start text:id="IMark113212040"/><text:span text:style-name="T253">file</text:span><text:alphabetical-index-mark-end text:id="IMark113212040"/><text:alphabetical-index-mark-end text:id="IMark117746184"/><text:span text:style-name="T253">s.</text:span></text:p>
      <text:p text:style-name="Text_20_body"/>
      <text:p text:style-name="Text_20_body"/>
      <text:p text:style-name="Text_20_body"><text:span text:style-name="T1">4.3.14.</text:span><text:span text:style-name="T42">4</text:span><text:span text:style-name="T1">.</text:span> <text:span text:style-name="T254">For a </text:span><text:alphabetical-index-mark-start text:id="IMark117773336"/><text:alphabetical-index-mark-start text:id="IMark113999928"/><text:alphabetical-index-mark-start text:id="IMark116367304"/><text:span text:style-name="T254">rule</text:span><text:alphabetical-index-mark-end text:id="IMark116367304"/><text:alphabetical-index-mark-end text:id="IMark113999928"/><text:alphabetical-index-mark-end text:id="IMark117773336"/><text:span text:style-name="T254">’s </text:span><text:alphabetical-index-mark-start text:id="IMark94325384"/><text:alphabetical-index-mark-start text:id="IMark115710312"/><text:alphabetical-index-mark-start text:id="IMark112827960"/><text:span text:style-name="T254">condition</text:span><text:alphabetical-index-mark-end text:id="IMark112827960"/><text:alphabetical-index-mark-end text:id="IMark115710312"/><text:alphabetical-index-mark-end text:id="IMark94325384"/><text:span text:style-name="T254"> </text:span><text:alphabetical-index-mark-start text:id="IMark117985928"/><text:alphabetical-index-mark-start text:id="IMark116912296"/><text:alphabetical-index-mark-start text:id="IMark116186360"/><text:span text:style-name="T254">query</text:span><text:alphabetical-index-mark-end text:id="IMark116186360"/><text:alphabetical-index-mark-end text:id="IMark116912296"/><text:alphabetical-index-mark-end text:id="IMark117985928"/><text:span text:style-name="T254"> contained in the </text:span><text:alphabetical-index-mark-start text:id="IMark118436152"/><text:alphabetical-index-mark-start text:id="IMark111758728"/><text:alphabetical-index-mark-start text:id="IMark112780488"/><text:span text:style-name="T134">Condition</text:span><text:alphabetical-index-mark-end text:id="IMark112780488"/><text:alphabetical-index-mark-end text:id="IMark111758728"/><text:alphabetical-index-mark-end text:id="IMark118436152"/><text:span text:style-name="T254"> field, at least one valid </text:span><text:alphabetical-index-mark-start text:id="IMark96661768"/><text:alphabetical-index-mark-start text:id="IMark90334376"/><text:alphabetical-index-mark-start text:id="IMark98601464"/><text:span text:style-name="T254">record</text:span><text:alphabetical-index-mark-end text:id="IMark98601464"/><text:alphabetical-index-mark-end text:id="IMark90334376"/><text:alphabetical-index-mark-end text:id="IMark96661768"/><text:span text:style-name="T254"> or result should be produced.</text:span></text:p>
      <text:p text:style-name="Text_20_body"/>
      <text:p text:style-name="Text_20_body"/>
      <text:p text:style-name="Text_20_body"><text:span text:style-name="T1">4.3.14.</text:span><text:span text:style-name="T42">5</text:span><text:span text:style-name="T1">.</text:span> <text:alphabetical-index-mark-start text:id="IMark114235576"/><text:alphabetical-index-mark-start text:id="IMark115214728"/><text:alphabetical-index-mark-start text:id="IMark109020232"/><text:span text:style-name="T254">Load</text:span><text:alphabetical-index-mark-end text:id="IMark109020232"/><text:alphabetical-index-mark-end text:id="IMark115214728"/><text:alphabetical-index-mark-end text:id="IMark114235576"/><text:span text:style-name="T254">ing </text:span><text:alphabetical-index-mark-start text:id="IMark116954664"/><text:alphabetical-index-mark-start text:id="IMark108885000"/><text:alphabetical-index-mark-start text:id="IMark109053208"/><text:span text:style-name="T254">program</text:span><text:alphabetical-index-mark-end text:id="IMark109053208"/><text:alphabetical-index-mark-end text:id="IMark108885000"/><text:alphabetical-index-mark-end text:id="IMark116954664"/><text:span text:style-name="T254">s to </text:span><text:alphabetical-index-mark-start text:id="IMark113961384"/><text:alphabetical-index-mark-start text:id="IMark100087048"/><text:alphabetical-index-mark-start text:id="IMark116818152"/><text:span text:style-name="T134">sde_</text:span><text:alphabetical-index-mark-start text:id="IMark112054888"/><text:alphabetical-index-mark-start text:id="IMark114412616"/><text:alphabetical-index-mark-start text:id="IMark60798584"/><text:span text:style-name="T134">rule</text:span><text:alphabetical-index-mark-end text:id="IMark60798584"/><text:alphabetical-index-mark-end text:id="IMark114412616"/><text:alphabetical-index-mark-end text:id="IMark112054888"/><text:span text:style-name="T134">s</text:span><text:alphabetical-index-mark-end text:id="IMark116818152"/><text:alphabetical-index-mark-end text:id="IMark100087048"/><text:alphabetical-index-mark-end text:id="IMark113961384"/><text:span text:style-name="T254"> and </text:span><text:alphabetical-index-mark-start text:id="IMark109796664"/><text:alphabetical-index-mark-start text:id="IMark110749272"/><text:alphabetical-index-mark-start text:id="IMark117296056"/><text:span text:style-name="T254">un</text:span><text:alphabetical-index-mark-start text:id="IMark110566936"/><text:alphabetical-index-mark-start text:id="IMark112424648"/><text:alphabetical-index-mark-start text:id="IMark118053224"/><text:span text:style-name="T254">load</text:span><text:alphabetical-index-mark-end text:id="IMark118053224"/><text:alphabetical-index-mark-end text:id="IMark112424648"/><text:alphabetical-index-mark-end text:id="IMark110566936"/><text:alphabetical-index-mark-end text:id="IMark117296056"/><text:alphabetical-index-mark-end text:id="IMark110749272"/><text:alphabetical-index-mark-end text:id="IMark109796664"/><text:span text:style-name="T254">ing them is handled </text:span><text:alphabetical-index-mark-start text:id="IMark114218776"/><text:span text:style-name="T254">sol</text:span><text:alphabetical-index-mark-end text:id="IMark114218776"/><text:span text:style-name="T254">ely by means of </text:span><text:alphabetical-index-mark-start text:id="IMark108183000"/><text:alphabetical-index-mark-start text:id="IMark113938920"/><text:alphabetical-index-mark-start text:id="IMark108198024"/><text:span text:style-name="T254">fact</text:span><text:alphabetical-index-mark-end text:id="IMark108198024"/><text:alphabetical-index-mark-end text:id="IMark113938920"/><text:alphabetical-index-mark-end text:id="IMark108183000"/><text:span text:style-name="T254">s be</text:span><text:alphabetical-index-mark-start text:id="IMark116172200"/><text:span text:style-name="T254">lon</text:span><text:alphabetical-index-mark-end text:id="IMark116172200"/><text:span text:style-name="T254">ging to </text:span><text:alphabetical-index-mark-start text:id="IMark108379656"/><text:alphabetical-index-mark-start text:id="IMark113719368"/><text:alphabetical-index-mark-start text:id="IMark116372216"/><text:span text:style-name="T134">sub</text:span><text:alphabetical-index-mark-start text:id="IMark121404904"/><text:alphabetical-index-mark-start text:id="IMark113573864"/><text:alphabetical-index-mark-start text:id="IMark108376904"/><text:span text:style-name="T134">mode</text:span><text:alphabetical-index-mark-end text:id="IMark108376904"/><text:alphabetical-index-mark-end text:id="IMark113573864"/><text:alphabetical-index-mark-end text:id="IMark121404904"/><text:alphabetical-index-mark-end text:id="IMark116372216"/><text:alphabetical-index-mark-end text:id="IMark113719368"/><text:alphabetical-index-mark-end text:id="IMark108379656"/><text:span text:style-name="T134">_</text:span><text:alphabetical-index-mark-start text:id="IMark115027608"/><text:alphabetical-index-mark-start text:id="IMark116804984"/><text:alphabetical-index-mark-start text:id="IMark115643352"/><text:span text:style-name="T134">prg</text:span><text:alphabetical-index-mark-end text:id="IMark115643352"/><text:alphabetical-index-mark-end text:id="IMark116804984"/><text:alphabetical-index-mark-end text:id="IMark115027608"/><text:span text:style-name="T134">*</text:span><text:span text:style-name="T254"> for consistency and predictability.</text:span></text:p>
      <text:p text:style-name="Text_20_body"><text:soft-page-break/></text:p>
      <text:p text:style-name="Text_20_body"/>
      <text:p text:style-name="P11"><text:span text:style-name="T1">4.3.14.</text:span><text:span text:style-name="T42">6</text:span><text:span text:style-name="T1">.</text:span> <text:alphabetical-index-mark-start text:id="IMark117105608"/><text:alphabetical-index-mark-start text:id="IMark113124552"/><text:alphabetical-index-mark-start text:id="IMark118455464"/><text:span text:style-name="T255">Rule</text:span><text:alphabetical-index-mark-end text:id="IMark118455464"/><text:alphabetical-index-mark-end text:id="IMark113124552"/><text:alphabetical-index-mark-end text:id="IMark117105608"/><text:span text:style-name="T255">s can create, </text:span><text:alphabetical-index-mark-start text:id="IMark109468664"/><text:alphabetical-index-mark-start text:id="IMark114600792"/><text:alphabetical-index-mark-start text:id="IMark94853880"/><text:span text:style-name="T255">edit</text:span><text:alphabetical-index-mark-end text:id="IMark94853880"/><text:alphabetical-index-mark-end text:id="IMark114600792"/><text:alphabetical-index-mark-end text:id="IMark109468664"/><text:span text:style-name="T255"> or </text:span><text:alphabetical-index-mark-start text:id="IMark112379384"/><text:alphabetical-index-mark-start text:id="IMark112935560"/><text:alphabetical-index-mark-start text:id="IMark116207256"/><text:alphabetical-index-mark-start text:id="IMark111423768"/><text:alphabetical-index-mark-start text:id="IMark93007448"/><text:alphabetical-index-mark-start text:id="IMark99086584"/><text:span text:style-name="T255">delete</text:span><text:alphabetical-index-mark-end text:id="IMark99086584"/><text:alphabetical-index-mark-end text:id="IMark93007448"/><text:alphabetical-index-mark-end text:id="IMark111423768"/><text:alphabetical-index-mark-end text:id="IMark116207256"/><text:alphabetical-index-mark-end text:id="IMark112935560"/><text:alphabetical-index-mark-end text:id="IMark112379384"/><text:span text:style-name="T255"> </text:span><text:alphabetical-index-mark-start text:id="IMark111896984"/><text:alphabetical-index-mark-start text:id="IMark118435368"/><text:alphabetical-index-mark-start text:id="IMark110677800"/><text:span text:style-name="T255">rule</text:span><text:alphabetical-index-mark-end text:id="IMark110677800"/><text:alphabetical-index-mark-end text:id="IMark118435368"/><text:alphabetical-index-mark-end text:id="IMark111896984"/><text:span text:style-name="T255">s and </text:span><text:alphabetical-index-mark-start text:id="IMark114460776"/><text:alphabetical-index-mark-start text:id="IMark115811832"/><text:alphabetical-index-mark-start text:id="IMark100759672"/><text:span text:style-name="T255">fact</text:span><text:alphabetical-index-mark-end text:id="IMark100759672"/><text:alphabetical-index-mark-end text:id="IMark115811832"/><text:alphabetical-index-mark-end text:id="IMark114460776"/><text:span text:style-name="T255">s.</text:span></text:p>
      <text:p text:style-name="Text_20_body"/>
      <text:p text:style-name="Text_20_body"/>
      <text:p text:style-name="Text_20_body"><text:span text:style-name="T1">4.3.14.</text:span><text:span text:style-name="T42">7</text:span><text:span text:style-name="T1">.</text:span> <text:span text:style-name="T256">The </text:span><text:alphabetical-index-mark-start text:id="IMark94418104"/><text:alphabetical-index-mark-start text:id="IMark111235144"/><text:alphabetical-index-mark-start text:id="IMark115488040"/><text:alphabetical-index-mark-start text:id="IMark110817672"/><text:span text:style-name="T256">AI</text:span><text:alphabetical-index-mark-end text:id="IMark110817672"/><text:span text:style-name="T256">E</text:span><text:alphabetical-index-mark-end text:id="IMark115488040"/><text:alphabetical-index-mark-end text:id="IMark111235144"/><text:alphabetical-index-mark-end text:id="IMark94418104"/><text:span text:style-name="T256"> applies </text:span><text:alphabetical-index-mark-start text:id="IMark112300056"/><text:alphabetical-index-mark-start text:id="IMark89000120"/><text:alphabetical-index-mark-start text:id="IMark96974776"/><text:span text:style-name="T256">rule</text:span><text:alphabetical-index-mark-end text:id="IMark96974776"/><text:alphabetical-index-mark-end text:id="IMark89000120"/><text:alphabetical-index-mark-end text:id="IMark112300056"/><text:span text:style-name="T256">s </text:span><text:alphabetical-index-mark-start text:id="IMark112235736"/><text:alphabetical-index-mark-start text:id="IMark112101512"/><text:alphabetical-index-mark-start text:id="IMark93224120"/><text:span text:style-name="T256">s</text:span><text:alphabetical-index-mark-start text:id="IMark113941768"/><text:span text:style-name="T256">equ</text:span><text:alphabetical-index-mark-end text:id="IMark113941768"/><text:span text:style-name="T256">ential</text:span><text:alphabetical-index-mark-end text:id="IMark93224120"/><text:alphabetical-index-mark-end text:id="IMark112101512"/><text:alphabetical-index-mark-end text:id="IMark112235736"/><text:span text:style-name="T256">ly on each </text:span><text:alphabetical-index-mark-start text:id="IMark114915288"/><text:alphabetical-index-mark-start text:id="IMark112485176"/><text:alphabetical-index-mark-start text:id="IMark115776488"/><text:span text:style-name="T256">iteration</text:span><text:alphabetical-index-mark-end text:id="IMark115776488"/><text:alphabetical-index-mark-end text:id="IMark112485176"/><text:alphabetical-index-mark-end text:id="IMark114915288"/><text:span text:style-name="T256"> </text:span><text:alphabetical-index-mark-start text:id="IMark108049512"/><text:alphabetical-index-mark-start text:id="IMark109770248"/><text:alphabetical-index-mark-start text:id="IMark115762344"/><text:span text:style-name="T256">loop</text:span><text:alphabetical-index-mark-end text:id="IMark115762344"/><text:alphabetical-index-mark-end text:id="IMark109770248"/><text:alphabetical-index-mark-end text:id="IMark108049512"/><text:span text:style-name="T256"> by reading every </text:span><text:alphabetical-index-mark-start text:id="IMark111020776"/><text:alphabetical-index-mark-start text:id="IMark88054040"/><text:alphabetical-index-mark-start text:id="IMark94847784"/><text:span text:style-name="T256">record</text:span><text:alphabetical-index-mark-end text:id="IMark94847784"/><text:alphabetical-index-mark-end text:id="IMark88054040"/><text:alphabetical-index-mark-end text:id="IMark111020776"/><text:span text:style-name="T256"> in </text:span><text:alphabetical-index-mark-start text:id="IMark101452600"/><text:alphabetical-index-mark-start text:id="IMark112344840"/><text:alphabetical-index-mark-start text:id="IMark114025864"/><text:span text:style-name="T256">sde_</text:span><text:alphabetical-index-mark-start text:id="IMark118276056"/><text:alphabetical-index-mark-start text:id="IMark110120792"/><text:alphabetical-index-mark-start text:id="IMark118234024"/><text:span text:style-name="T256">rule</text:span><text:alphabetical-index-mark-end text:id="IMark118234024"/><text:alphabetical-index-mark-end text:id="IMark110120792"/><text:alphabetical-index-mark-end text:id="IMark118276056"/><text:span text:style-name="T256">s</text:span><text:alphabetical-index-mark-end text:id="IMark114025864"/><text:alphabetical-index-mark-end text:id="IMark112344840"/><text:alphabetical-index-mark-end text:id="IMark101452600"/><text:span text:style-name="T256">, analyzing the </text:span><text:alphabetical-index-mark-start text:id="IMark95815736"/><text:alphabetical-index-mark-start text:id="IMark96724376"/><text:alphabetical-index-mark-start text:id="IMark111039432"/><text:span text:style-name="T136">Condition</text:span><text:alphabetical-index-mark-end text:id="IMark111039432"/><text:alphabetical-index-mark-end text:id="IMark96724376"/><text:alphabetical-index-mark-end text:id="IMark95815736"/><text:span text:style-name="T256"> field and executing the snipped in the </text:span><text:alphabetical-index-mark-start text:id="IMark101405976"/><text:alphabetical-index-mark-start text:id="IMark94548904"/><text:alphabetical-index-mark-start text:id="IMark93752456"/><text:span text:style-name="T136">Action</text:span><text:alphabetical-index-mark-end text:id="IMark93752456"/><text:alphabetical-index-mark-end text:id="IMark94548904"/><text:alphabetical-index-mark-end text:id="IMark101405976"/><text:span text:style-name="T256"> field if it is applicable.</text:span></text:p>
      <text:p text:style-name="Text_20_body"/>
      <text:p text:style-name="Text_20_body"/>
      <text:h text:style-name="Heading_20_3" text:outline-level="3"><text:bookmark-start text:name="__RefHeading___Toc6418_1538881673"/><text:span text:style-name="T1">4.3.15.</text:span> <text:alphabetical-index-mark-start text:id="IMark109832056"/><text:alphabetical-index-mark-start text:id="IMark117153944"/><text:alphabetical-index-mark-start text:id="IMark90411176"/>Adding<text:alphabetical-index-mark-end text:id="IMark90411176"/><text:alphabetical-index-mark-end text:id="IMark117153944"/><text:alphabetical-index-mark-end text:id="IMark109832056"/>, <text:alphabetical-index-mark-start text:id="IMark121050344"/><text:alphabetical-index-mark-start text:id="IMark70796312"/><text:alphabetical-index-mark-start text:id="IMark114221624"/>edit<text:alphabetical-index-mark-end text:id="IMark114221624"/><text:alphabetical-index-mark-end text:id="IMark70796312"/><text:alphabetical-index-mark-end text:id="IMark121050344"/>ing and <text:alphabetical-index-mark-start text:id="IMark115825688"/><text:alphabetical-index-mark-start text:id="IMark97071272"/><text:alphabetical-index-mark-start text:id="IMark112290472"/>deleting<text:alphabetical-index-mark-end text:id="IMark112290472"/><text:alphabetical-index-mark-end text:id="IMark97071272"/><text:alphabetical-index-mark-end text:id="IMark115825688"/> <text:alphabetical-index-mark-start text:id="IMark97575640"/><text:alphabetical-index-mark-start text:id="IMark101370792"/><text:alphabetical-index-mark-start text:id="IMark112479592"/>record<text:alphabetical-index-mark-end text:id="IMark112479592"/><text:alphabetical-index-mark-end text:id="IMark101370792"/><text:alphabetical-index-mark-end text:id="IMark97575640"/>s from the <text:alphabetical-index-mark-start text:id="IMark111919816"/><text:alphabetical-index-mark-start text:id="IMark100973160"/><text:alphabetical-index-mark-start text:id="IMark111059160"/>KB<text:bookmark-end text:name="__RefHeading___Toc6418_1538881673"/><text:alphabetical-index-mark-end text:id="IMark111059160"/><text:alphabetical-index-mark-end text:id="IMark100973160"/><text:alphabetical-index-mark-end text:id="IMark111919816"/></text:h>
      <text:p text:style-name="Text_20_body"/>
      <text:p text:style-name="Text_20_body">It s possible to add, <text:alphabetical-index-mark-start text:id="IMark69861896"/><text:alphabetical-index-mark-start text:id="IMark110262424"/><text:alphabetical-index-mark-start text:id="IMark115113656"/>edit<text:alphabetical-index-mark-end text:id="IMark115113656"/><text:alphabetical-index-mark-end text:id="IMark110262424"/><text:alphabetical-index-mark-end text:id="IMark69861896"/> or <text:alphabetical-index-mark-start text:id="IMark109197688"/><text:alphabetical-index-mark-start text:id="IMark121049672"/><text:alphabetical-index-mark-start text:id="IMark112745576"/><text:alphabetical-index-mark-start text:id="IMark116218216"/><text:alphabetical-index-mark-start text:id="IMark108019848"/><text:alphabetical-index-mark-start text:id="IMark99941848"/>delete<text:alphabetical-index-mark-end text:id="IMark99941848"/><text:alphabetical-index-mark-end text:id="IMark108019848"/><text:alphabetical-index-mark-end text:id="IMark116218216"/><text:alphabetical-index-mark-end text:id="IMark112745576"/><text:alphabetical-index-mark-end text:id="IMark121049672"/><text:alphabetical-index-mark-end text:id="IMark109197688"/> <text:alphabetical-index-mark-start text:id="IMark110887096"/><text:alphabetical-index-mark-start text:id="IMark111258120"/><text:alphabetical-index-mark-start text:id="IMark115741224"/>record<text:alphabetical-index-mark-end text:id="IMark115741224"/><text:alphabetical-index-mark-end text:id="IMark111258120"/><text:alphabetical-index-mark-end text:id="IMark110887096"/>s from any <text:alphabetical-index-mark-start text:id="IMark110683928"/><text:alphabetical-index-mark-start text:id="IMark111337976"/><text:alphabetical-index-mark-start text:id="IMark112478888"/>table<text:alphabetical-index-mark-end text:id="IMark112478888"/><text:alphabetical-index-mark-end text:id="IMark111337976"/><text:alphabetical-index-mark-end text:id="IMark110683928"/> in the <text:alphabetical-index-mark-start text:id="IMark109093112"/><text:alphabetical-index-mark-start text:id="IMark116886216"/><text:alphabetical-index-mark-start text:id="IMark114810168"/>KB<text:alphabetical-index-mark-end text:id="IMark114810168"/><text:alphabetical-index-mark-end text:id="IMark116886216"/><text:alphabetical-index-mark-end text:id="IMark109093112"/> in various ways:</text:p>
      <text:p text:style-name="Text_20_body"/>
      <text:p text:style-name="Text_20_body"><text:span text:style-name="T1">4.3.15.1.</text:span> Issuing <text:alphabetical-index-mark-start text:id="IMark112729272"/><text:alphabetical-index-mark-start text:id="IMark111496088"/><text:alphabetical-index-mark-start text:id="IMark116420104"/>SQL<text:alphabetical-index-mark-end text:id="IMark116420104"/><text:alphabetical-index-mark-end text:id="IMark111496088"/><text:alphabetical-index-mark-end text:id="IMark112729272"/> commands manually, using a <text:alphabetical-index-mark-start text:id="IMark111270696"/><text:alphabetical-index-mark-start text:id="IMark112530680"/><text:alphabetical-index-mark-start text:id="IMark104602808"/><text:alphabetical-index-mark-start text:id="IMark115067608"/><text:alphabetical-index-mark-start text:id="IMark109486792"/>data<text:alphabetical-index-mark-end text:id="IMark109486792"/><text:alphabetical-index-mark-end text:id="IMark115067608"/><text:alphabetical-index-mark-start text:id="IMark114114904"/><text:alphabetical-index-mark-start text:id="IMark98225576"/>base<text:alphabetical-index-mark-end text:id="IMark98225576"/><text:alphabetical-index-mark-end text:id="IMark114114904"/><text:alphabetical-index-mark-end text:id="IMark104602808"/><text:alphabetical-index-mark-end text:id="IMark112530680"/><text:alphabetical-index-mark-end text:id="IMark111270696"/> <text:alphabetical-index-mark-start text:id="IMark116004600"/><text:alphabetical-index-mark-start text:id="IMark110306488"/><text:alphabetical-index-mark-start text:id="IMark109248744"/><text:alphabetical-index-mark-start text:id="IMark113569304"/><text:alphabetical-index-mark-start text:id="IMark117125720"/>edit<text:alphabetical-index-mark-end text:id="IMark117125720"/><text:alphabetical-index-mark-end text:id="IMark113569304"/><text:alphabetical-index-mark-end text:id="IMark109248744"/>or<text:alphabetical-index-mark-end text:id="IMark110306488"/><text:alphabetical-index-mark-end text:id="IMark116004600"/> compile with <text:alphabetical-index-mark-start text:id="IMark110558424"/><text:alphabetical-index-mark-start text:id="IMark104441960"/><text:alphabetical-index-mark-start text:id="IMark96167288"/>Sqlite3<text:alphabetical-index-mark-end text:id="IMark96167288"/><text:alphabetical-index-mark-end text:id="IMark104441960"/><text:alphabetical-index-mark-end text:id="IMark110558424"/>.</text:p>
      <text:p text:style-name="Text_20_body"/>
      <text:p text:style-name="Text_20_body"/>
      <text:p text:style-name="Text_20_body"><text:span text:style-name="T1">4.3.15.2.</text:span> Using a <text:alphabetical-index-mark-start text:id="IMark114031096"/><text:alphabetical-index-mark-start text:id="IMark118047880"/><text:alphabetical-index-mark-start text:id="IMark113915336"/><text:alphabetical-index-mark-start text:id="IMark114486632"/><text:alphabetical-index-mark-start text:id="IMark115432808"/>data<text:alphabetical-index-mark-end text:id="IMark115432808"/><text:alphabetical-index-mark-end text:id="IMark114486632"/><text:alphabetical-index-mark-start text:id="IMark112413848"/><text:alphabetical-index-mark-start text:id="IMark70911848"/>base<text:alphabetical-index-mark-end text:id="IMark70911848"/><text:alphabetical-index-mark-end text:id="IMark112413848"/><text:alphabetical-index-mark-end text:id="IMark113915336"/><text:alphabetical-index-mark-end text:id="IMark118047880"/><text:alphabetical-index-mark-end text:id="IMark114031096"/> <text:alphabetical-index-mark-start text:id="IMark92771256"/><text:alphabetical-index-mark-start text:id="IMark99024024"/><text:alphabetical-index-mark-start text:id="IMark110758712"/><text:alphabetical-index-mark-start text:id="IMark88001544"/><text:alphabetical-index-mark-start text:id="IMark109824728"/>edit<text:alphabetical-index-mark-end text:id="IMark109824728"/><text:alphabetical-index-mark-end text:id="IMark88001544"/><text:alphabetical-index-mark-end text:id="IMark110758712"/>or<text:alphabetical-index-mark-end text:id="IMark99024024"/><text:alphabetical-index-mark-end text:id="IMark92771256"/> with graphical capabilities, much like <text:alphabetical-index-mark-start text:id="IMark111002392"/><text:alphabetical-index-mark-start text:id="IMark118353032"/><text:alphabetical-index-mark-start text:id="IMark101168744"/>edit<text:alphabetical-index-mark-end text:id="IMark101168744"/><text:alphabetical-index-mark-end text:id="IMark118353032"/><text:alphabetical-index-mark-end text:id="IMark111002392"/>ing a <text:alphabetical-index-mark-start text:id="IMark111570232"/><text:alphabetical-index-mark-start text:id="IMark109563560"/><text:alphabetical-index-mark-start text:id="IMark116395960"/>spreadsheet<text:alphabetical-index-mark-end text:id="IMark116395960"/><text:alphabetical-index-mark-end text:id="IMark109563560"/><text:alphabetical-index-mark-end text:id="IMark111570232"/>. <text:span text:style-name="T288">This option is the one that would be used when, for </text:span><text:alphabetical-index-mark-start text:id="IMark94934744"/><text:alphabetical-index-mark-start text:id="IMark105060392"/><text:alphabetical-index-mark-start text:id="IMark113064280"/><text:span text:style-name="T288">example</text:span><text:alphabetical-index-mark-end text:id="IMark113064280"/><text:alphabetical-index-mark-end text:id="IMark105060392"/><text:alphabetical-index-mark-end text:id="IMark94934744"/><text:span text:style-name="T288">, a new </text:span><text:alphabetical-index-mark-start text:id="IMark109148520"/><text:alphabetical-index-mark-start text:id="IMark116673160"/><text:alphabetical-index-mark-start text:id="IMark113799000"/><text:span text:style-name="T288">program</text:span><text:alphabetical-index-mark-end text:id="IMark113799000"/><text:alphabetical-index-mark-end text:id="IMark116673160"/><text:alphabetical-index-mark-end text:id="IMark109148520"/><text:span text:style-name="T288"> is being </text:span><text:alphabetical-index-mark-start text:id="IMark112657064"/><text:alphabetical-index-mark-start text:id="IMark113471080"/><text:alphabetical-index-mark-start text:id="IMark115571272"/><text:span text:style-name="T288">load</text:span><text:alphabetical-index-mark-end text:id="IMark115571272"/><text:alphabetical-index-mark-end text:id="IMark113471080"/><text:alphabetical-index-mark-end text:id="IMark112657064"/><text:span text:style-name="T288">ed into the </text:span><text:alphabetical-index-mark-start text:id="IMark101865928"/><text:alphabetical-index-mark-start text:id="IMark117130536"/><text:alphabetical-index-mark-start text:id="IMark115369704"/><text:span text:style-name="T288">KB</text:span><text:alphabetical-index-mark-end text:id="IMark115369704"/><text:alphabetical-index-mark-end text:id="IMark117130536"/><text:alphabetical-index-mark-end text:id="IMark101865928"/><text:span text:style-name="T288"> by the user.</text:span></text:p>
      <text:p text:style-name="Text_20_body"/>
      <text:p text:style-name="Text_20_body"/>
      <text:p text:style-name="Text_20_body"><text:span text:style-name="T1">4.3.15.3.</text:span> Issuing <text:alphabetical-index-mark-start text:id="IMark119796856"/><text:alphabetical-index-mark-start text:id="IMark108223112"/><text:alphabetical-index-mark-start text:id="IMark115713496"/>SQL<text:alphabetical-index-mark-end text:id="IMark115713496"/><text:alphabetical-index-mark-end text:id="IMark108223112"/><text:alphabetical-index-mark-end text:id="IMark119796856"/> commands via <text:alphabetical-index-mark-start text:id="IMark121250440"/><text:alphabetical-index-mark-start text:id="IMark114574360"/><text:alphabetical-index-mark-start text:id="IMark116297496"/><text:alphabetical-index-mark-start text:id="IMark112029064"/>SQL<text:alphabetical-index-mark-end text:id="IMark112029064"/>C<text:alphabetical-index-mark-end text:id="IMark116297496"/><text:alphabetical-index-mark-end text:id="IMark114574360"/><text:alphabetical-index-mark-end text:id="IMark121250440"/>. <text:span text:style-name="T287">This </text:span><text:alphabetical-index-mark-start text:id="IMark110958088"/><text:alphabetical-index-mark-start text:id="IMark113709256"/><text:alphabetical-index-mark-start text:id="IMark112880456"/><text:span text:style-name="T287">MFD</text:span><text:alphabetical-index-mark-end text:id="IMark112880456"/><text:alphabetical-index-mark-end text:id="IMark113709256"/><text:alphabetical-index-mark-end text:id="IMark110958088"/><text:span text:style-name="T287"> essentially works by activating and deactivating </text:span><text:alphabetical-index-mark-start text:id="IMark114671912"/><text:alphabetical-index-mark-start text:id="IMark118457128"/><text:alphabetical-index-mark-start text:id="IMark114258200"/><text:span text:style-name="T287">mode</text:span><text:alphabetical-index-mark-end text:id="IMark114258200"/><text:alphabetical-index-mark-end text:id="IMark118457128"/><text:alphabetical-index-mark-end text:id="IMark114671912"/><text:span text:style-name="T287">s or passing </text:span><text:alphabetical-index-mark-start text:id="IMark116579592"/><text:alphabetical-index-mark-start text:id="IMark115977224"/><text:alphabetical-index-mark-start text:id="IMark110370664"/><text:span text:style-name="T287">argument</text:span><text:alphabetical-index-mark-end text:id="IMark110370664"/><text:alphabetical-index-mark-end text:id="IMark115977224"/><text:alphabetical-index-mark-end text:id="IMark116579592"/><text:span text:style-name="T287"> </text:span><text:alphabetical-index-mark-start text:id="IMark118602392"/><text:alphabetical-index-mark-start text:id="IMark115202168"/><text:span text:style-name="T287">data</text:span><text:alphabetical-index-mark-end text:id="IMark115202168"/><text:alphabetical-index-mark-end text:id="IMark118602392"/><text:span text:style-name="T287"> directly to </text:span><text:alphabetical-index-mark-start text:id="IMark104684360"/><text:alphabetical-index-mark-start text:id="IMark112999496"/><text:alphabetical-index-mark-start text:id="IMark109509976"/><text:span text:style-name="T287">fact</text:span><text:alphabetical-index-mark-end text:id="IMark109509976"/><text:alphabetical-index-mark-end text:id="IMark112999496"/><text:alphabetical-index-mark-end text:id="IMark104684360"/><text:span text:style-name="T287"> </text:span><text:alphabetical-index-mark-start text:id="IMark113528600"/><text:alphabetical-index-mark-start text:id="IMark115629048"/><text:alphabetical-index-mark-start text:id="IMark101348552"/><text:span text:style-name="T287">record</text:span><text:alphabetical-index-mark-end text:id="IMark101348552"/><text:alphabetical-index-mark-end text:id="IMark115629048"/><text:alphabetical-index-mark-end text:id="IMark113528600"/><text:span text:style-name="T287">s. However, it also lets the user enter full </text:span><text:alphabetical-index-mark-start text:id="IMark104618184"/><text:alphabetical-index-mark-start text:id="IMark113856136"/><text:alphabetical-index-mark-start text:id="IMark114210616"/><text:span text:style-name="T287">SQL</text:span><text:alphabetical-index-mark-end text:id="IMark114210616"/><text:alphabetical-index-mark-end text:id="IMark113856136"/><text:alphabetical-index-mark-end text:id="IMark104618184"/><text:span text:style-name="T287"> snippets of </text:span><text:alphabetical-index-mark-start text:id="IMark113996888"/><text:span text:style-name="T287">code</text:span><text:alphabetical-index-mark-end text:id="IMark113996888"/><text:span text:style-name="T287"> directly from an </text:span><text:alphabetical-index-mark-start text:id="IMark110590712"/><text:alphabetical-index-mark-start text:id="IMark111287176"/><text:alphabetical-index-mark-start text:id="IMark114676840"/><text:span text:style-name="T287">OSFS</text:span><text:alphabetical-index-mark-end text:id="IMark114676840"/><text:alphabetical-index-mark-end text:id="IMark111287176"/><text:alphabetical-index-mark-end text:id="IMark110590712"/><text:span text:style-name="T287"> </text:span><text:alphabetical-index-mark-start text:id="IMark95261208"/><text:alphabetical-index-mark-start text:id="IMark116707160"/><text:alphabetical-index-mark-start text:id="IMark113458760"/><text:span text:style-name="T287">session</text:span><text:alphabetical-index-mark-end text:id="IMark113458760"/><text:alphabetical-index-mark-end text:id="IMark116707160"/><text:alphabetical-index-mark-end text:id="IMark95261208"/><text:span text:style-name="T287">.</text:span></text:p>
      <text:p text:style-name="Text_20_body"/>
      <text:p text:style-name="Text_20_body"/>
      <text:p text:style-name="Text_20_body"><text:span text:style-name="T1">4.3.15.4.</text:span> Activating sui<text:alphabetical-index-mark-start text:id="IMark101080152"/><text:alphabetical-index-mark-start text:id="IMark108391976"/><text:alphabetical-index-mark-start text:id="IMark58437096"/>table<text:alphabetical-index-mark-end text:id="IMark58437096"/><text:alphabetical-index-mark-end text:id="IMark108391976"/><text:alphabetical-index-mark-end text:id="IMark101080152"/> <text:alphabetical-index-mark-start text:id="IMark105548648"/><text:alphabetical-index-mark-start text:id="IMark113288008"/><text:alphabetical-index-mark-start text:id="IMark57793304"/>mode<text:alphabetical-index-mark-end text:id="IMark57793304"/><text:alphabetical-index-mark-end text:id="IMark113288008"/><text:alphabetical-index-mark-end text:id="IMark105548648"/>s via <text:alphabetical-index-mark-start text:id="IMark108692440"/><text:alphabetical-index-mark-start text:id="IMark110662664"/><text:alphabetical-index-mark-start text:id="IMark107709240"/><text:alphabetical-index-mark-start text:id="IMark109728696"/>SQL<text:alphabetical-index-mark-end text:id="IMark109728696"/>C<text:alphabetical-index-mark-end text:id="IMark107709240"/><text:alphabetical-index-mark-end text:id="IMark110662664"/><text:alphabetical-index-mark-end text:id="IMark108692440"/> or an external <text:alphabetical-index-mark-start text:id="IMark112773512"/><text:alphabetical-index-mark-start text:id="IMark115306728"/><text:alphabetical-index-mark-start text:id="IMark121113672"/><text:alphabetical-index-mark-start text:id="IMark109586664"/>SQL<text:alphabetical-index-mark-end text:id="IMark109586664"/>C<text:alphabetical-index-mark-end text:id="IMark121113672"/><text:alphabetical-index-mark-end text:id="IMark115306728"/><text:alphabetical-index-mark-end text:id="IMark112773512"/> <text:alphabetical-index-mark-start text:id="IMark92818920"/><text:alphabetical-index-mark-start text:id="IMark112635224"/><text:alphabetical-index-mark-start text:id="IMark100705208"/>emu<text:alphabetical-index-mark-start text:id="IMark115890104"/>lat<text:alphabetical-index-mark-end text:id="IMark115890104"/>or<text:alphabetical-index-mark-end text:id="IMark100705208"/><text:alphabetical-index-mark-end text:id="IMark112635224"/><text:alphabetical-index-mark-end text:id="IMark92818920"/>, either those existing on the <text:alphabetical-index-mark-start text:id="IMark113016936"/><text:alphabetical-index-mark-start text:id="IMark101156616"/>base<text:alphabetical-index-mark-end text:id="IMark101156616"/><text:alphabetical-index-mark-end text:id="IMark113016936"/> <text:alphabetical-index-mark-start text:id="IMark114859192"/><text:alphabetical-index-mark-start text:id="IMark101487704"/>file<text:alphabetical-index-mark-end text:id="IMark101487704"/><text:alphabetical-index-mark-end text:id="IMark114859192"/> or developed by the user, that in <text:alphabetical-index-mark-start text:id="IMark96671768"/><text:alphabetical-index-mark-start text:id="IMark113844664"/>turn<text:alphabetical-index-mark-end text:id="IMark113844664"/><text:alphabetical-index-mark-end text:id="IMark96671768"/> work on the <text:alphabetical-index-mark-start text:id="IMark110368280"/><text:alphabetical-index-mark-start text:id="IMark111163192"/><text:alphabetical-index-mark-start text:id="IMark101167016"/>table<text:alphabetical-index-mark-end text:id="IMark101167016"/><text:alphabetical-index-mark-end text:id="IMark111163192"/><text:alphabetical-index-mark-end text:id="IMark110368280"/> <text:alphabetical-index-mark-start text:id="IMark96655624"/><text:alphabetical-index-mark-start text:id="IMark118197496"/><text:alphabetical-index-mark-start text:id="IMark115230536"/>record<text:alphabetical-index-mark-end text:id="IMark115230536"/><text:alphabetical-index-mark-end text:id="IMark118197496"/><text:alphabetical-index-mark-end text:id="IMark96655624"/>s. <text:span text:style-name="T286">This should be the preferred option for working with the </text:span><text:alphabetical-index-mark-start text:id="IMark101198040"/><text:alphabetical-index-mark-start text:id="IMark119371288"/><text:alphabetical-index-mark-start text:id="IMark121280776"/><text:span text:style-name="T286">KB</text:span><text:alphabetical-index-mark-end text:id="IMark121280776"/><text:alphabetical-index-mark-end text:id="IMark119371288"/><text:alphabetical-index-mark-end text:id="IMark101198040"/><text:span text:style-name="T286">. </text:span><text:alphabetical-index-mark-start text:id="IMark113906312"/><text:alphabetical-index-mark-start text:id="IMark93304616"/><text:alphabetical-index-mark-start text:id="IMark111173672"/><text:alphabetical-index-mark-start text:id="IMark96868392"/><text:span text:style-name="T286">SQL</text:span><text:alphabetical-index-mark-end text:id="IMark96868392"/><text:span text:style-name="T286">C</text:span><text:alphabetical-index-mark-end text:id="IMark111173672"/><text:alphabetical-index-mark-end text:id="IMark93304616"/><text:alphabetical-index-mark-end text:id="IMark113906312"/><text:span text:style-name="T286"> naturally would r</text:span><text:alphabetical-index-mark-start text:id="IMark110359960"/><text:span text:style-name="T286">equ</text:span><text:alphabetical-index-mark-end text:id="IMark110359960"/><text:span text:style-name="T286">ire to run an </text:span><text:alphabetical-index-mark-start text:id="IMark94474664"/><text:alphabetical-index-mark-start text:id="IMark112886008"/><text:alphabetical-index-mark-start text:id="IMark113769768"/><text:span text:style-name="T286">OSFS</text:span><text:alphabetical-index-mark-end text:id="IMark113769768"/><text:alphabetical-index-mark-end text:id="IMark112886008"/><text:alphabetical-index-mark-end text:id="IMark94474664"/><text:span text:style-name="T286"> </text:span><text:alphabetical-index-mark-start text:id="IMark111741160"/><text:alphabetical-index-mark-start text:id="IMark100019592"/><text:alphabetical-index-mark-start text:id="IMark93957704"/><text:span text:style-name="T286">session</text:span><text:alphabetical-index-mark-end text:id="IMark93957704"/><text:alphabetical-index-mark-end text:id="IMark100019592"/><text:alphabetical-index-mark-end text:id="IMark111741160"/><text:span text:style-name="T286">, while an </text:span><text:alphabetical-index-mark-start text:id="IMark115173384"/><text:alphabetical-index-mark-start text:id="IMark113219048"/><text:alphabetical-index-mark-start text:id="IMark118504328"/><text:span text:style-name="T286">emu</text:span><text:alphabetical-index-mark-start text:id="IMark95651736"/><text:span text:style-name="T286">lat</text:span><text:alphabetical-index-mark-end text:id="IMark95651736"/><text:span text:style-name="T286">or</text:span><text:alphabetical-index-mark-end text:id="IMark118504328"/><text:alphabetical-index-mark-end text:id="IMark113219048"/><text:alphabetical-index-mark-end text:id="IMark115173384"/><text:span text:style-name="T286"> would avoid that. </text:span>It is worth noticing th<text:span text:style-name="T286">a</text:span>t at this point, an <text:alphabetical-index-mark-start text:id="IMark101359896"/><text:alphabetical-index-mark-start text:id="IMark111765608"/><text:alphabetical-index-mark-start text:id="IMark114402232"/><text:alphabetical-index-mark-start text:id="IMark109922808"/>SQL<text:alphabetical-index-mark-end text:id="IMark109922808"/>C<text:alphabetical-index-mark-end text:id="IMark114402232"/><text:alphabetical-index-mark-end text:id="IMark111765608"/><text:alphabetical-index-mark-end text:id="IMark101359896"/> <text:alphabetical-index-mark-start text:id="IMark110693912"/><text:alphabetical-index-mark-start text:id="IMark95970648"/><text:alphabetical-index-mark-start text:id="IMark105272280"/>emu<text:alphabetical-index-mark-start text:id="IMark98428856"/>lat<text:alphabetical-index-mark-end text:id="IMark98428856"/>or<text:alphabetical-index-mark-end text:id="IMark105272280"/><text:alphabetical-index-mark-end text:id="IMark95970648"/><text:alphabetical-index-mark-end text:id="IMark110693912"/> does not exist but one can be <text:alphabetical-index-mark-start text:id="IMark121108616"/>re<text:alphabetical-index-mark-start text:id="IMark118256568"/>l<text:alphabetical-index-mark-end text:id="IMark121108616"/>at<text:alphabetical-index-mark-end text:id="IMark118256568"/>ively easily developed using <text:alphabetical-index-mark-start text:id="IMark109652824"/><text:alphabetical-index-mark-start text:id="IMark109362680"/><text:alphabetical-index-mark-start text:id="IMark111452040"/>G<text:alphabetical-index-mark-start text:id="IMark108865416"/><text:alphabetical-index-mark-start text:id="IMark79022664"/><text:alphabetical-index-mark-start text:id="IMark116475256"/>exsys<text:alphabetical-index-mark-end text:id="IMark116475256"/><text:alphabetical-index-mark-end text:id="IMark79022664"/><text:alphabetical-index-mark-end text:id="IMark108865416"/><text:alphabetical-index-mark-end text:id="IMark111452040"/><text:alphabetical-index-mark-end text:id="IMark109362680"/><text:alphabetical-index-mark-end text:id="IMark109652824"/><text:span text:style-name="T320">[6.2.]</text:span>.</text:p>
      <text:p text:style-name="Text_20_body"><text:soft-page-break/></text:p>
      <text:p text:style-name="Text_20_body"/>
      <text:p text:style-name="Text_20_body">Als<text:span text:style-name="T290">o</text:span>, some <text:alphabetical-index-mark-start text:id="IMark120979432"/><text:alphabetical-index-mark-start text:id="IMark70803912"/><text:alphabetical-index-mark-start text:id="IMark101260504"/>caveat<text:alphabetical-index-mark-end text:id="IMark101260504"/><text:alphabetical-index-mark-end text:id="IMark70803912"/><text:alphabetical-index-mark-end text:id="IMark120979432"/>s should be considered:</text:p>
      <text:p text:style-name="Text_20_body"/>
      <text:p text:style-name="Text_20_body"><text:span text:style-name="T1">4.3.15.</text:span><text:span text:style-name="T43">5</text:span><text:span text:style-name="T1">.</text:span> <text:span text:style-name="T289">Id fields in all </text:span><text:alphabetical-index-mark-start text:id="IMark111640056"/><text:alphabetical-index-mark-start text:id="IMark115611112"/><text:alphabetical-index-mark-start text:id="IMark93506280"/><text:span text:style-name="T289">table</text:span><text:alphabetical-index-mark-end text:id="IMark93506280"/><text:alphabetical-index-mark-end text:id="IMark115611112"/><text:alphabetical-index-mark-end text:id="IMark111640056"/><text:span text:style-name="T289">s are </text:span><text:alphabetical-index-mark-start text:id="IMark92260040"/><text:alphabetical-index-mark-start text:id="IMark117762328"/><text:alphabetical-index-mark-start text:id="IMark109345848"/><text:span text:style-name="T289">manage</text:span><text:alphabetical-index-mark-end text:id="IMark109345848"/><text:alphabetical-index-mark-end text:id="IMark117762328"/><text:alphabetical-index-mark-end text:id="IMark92260040"/><text:span text:style-name="T289">d by the </text:span><text:alphabetical-index-mark-start text:id="IMark116827224"/><text:alphabetical-index-mark-start text:id="IMark118310872"/><text:alphabetical-index-mark-start text:id="IMark113255368"/><text:alphabetical-index-mark-start text:id="IMark109764232"/><text:alphabetical-index-mark-start text:id="IMark109297688"/><text:alphabetical-index-mark-start text:id="IMark111214056"/><text:alphabetical-index-mark-start text:id="IMark114347608"/><text:alphabetical-index-mark-start text:id="IMark118343752"/><text:alphabetical-index-mark-start text:id="IMark111699368"/><text:span text:style-name="T289">R</text:span><text:alphabetical-index-mark-start text:id="IMark116539768"/><text:alphabetical-index-mark-start text:id="IMark99148072"/><text:alphabetical-index-mark-start text:id="IMark112817192"/><text:span text:style-name="T289">DB</text:span><text:alphabetical-index-mark-end text:id="IMark112817192"/><text:alphabetical-index-mark-end text:id="IMark99148072"/><text:alphabetical-index-mark-end text:id="IMark116539768"/><text:alphabetical-index-mark-end text:id="IMark111699368"/><text:alphabetical-index-mark-end text:id="IMark118343752"/><text:alphabetical-index-mark-end text:id="IMark114347608"/><text:alphabetical-index-mark-end text:id="IMark111214056"/><text:alphabetical-index-mark-end text:id="IMark109297688"/><text:alphabetical-index-mark-end text:id="IMark109764232"/><text:span text:style-name="T289">MS</text:span><text:alphabetical-index-mark-end text:id="IMark113255368"/><text:alphabetical-index-mark-end text:id="IMark118310872"/><text:alphabetical-index-mark-end text:id="IMark116827224"/><text:span text:style-name="T289">; normally users should not </text:span><text:alphabetical-index-mark-start text:id="IMark105017112"/><text:alphabetical-index-mark-start text:id="IMark107755192"/><text:alphabetical-index-mark-start text:id="IMark111648888"/><text:span text:style-name="T289">update</text:span><text:alphabetical-index-mark-end text:id="IMark111648888"/><text:alphabetical-index-mark-end text:id="IMark107755192"/><text:alphabetical-index-mark-end text:id="IMark105017112"/><text:span text:style-name="T289"> them.</text:span></text:p>
      <text:p text:style-name="Text_20_body"/>
      <text:p text:style-name="Text_20_body"/>
      <text:p text:style-name="Text_20_body"><text:span text:style-name="T1">4.3.15.</text:span><text:span text:style-name="T43">6</text:span><text:span text:style-name="T1">.</text:span> <text:span text:style-name="T289">By </text:span><text:alphabetical-index-mark-start text:id="IMark110399992"/><text:alphabetical-index-mark-start text:id="IMark99632424"/><text:alphabetical-index-mark-start text:id="IMark108810472"/><text:span text:style-name="T289">default</text:span><text:alphabetical-index-mark-end text:id="IMark108810472"/><text:alphabetical-index-mark-end text:id="IMark99632424"/><text:alphabetical-index-mark-end text:id="IMark110399992"/><text:span text:style-name="T289"> set </text:span><text:alphabetical-index-mark-start text:id="IMark102315048"/><text:span text:style-name="T137">Prob</text:span><text:alphabetical-index-mark-end text:id="IMark102315048"/><text:span text:style-name="T137"> = 1</text:span><text:span text:style-name="T289">, </text:span><text:alphabetical-index-mark-start text:id="IMark111417304"/><text:span text:style-name="T137">Asoc</text:span><text:alphabetical-index-mark-end text:id="IMark111417304"/><text:span text:style-name="T137"> = 0</text:span><text:span text:style-name="T289">, </text:span><text:alphabetical-index-mark-start text:id="IMark116193000"/><text:alphabetical-index-mark-start text:id="IMark102542392"/><text:alphabetical-index-mark-start text:id="IMark113717832"/><text:span text:style-name="T137">Status</text:span><text:alphabetical-index-mark-end text:id="IMark113717832"/><text:alphabetical-index-mark-end text:id="IMark102542392"/><text:alphabetical-index-mark-end text:id="IMark116193000"/><text:span text:style-name="T137"> = ‘</text:span><text:alphabetical-index-mark-start text:id="IMark110203128"/><text:alphabetical-index-mark-start text:id="IMark97987368"/><text:alphabetical-index-mark-start text:id="IMark113213800"/><text:span text:style-name="T137">enabled</text:span><text:alphabetical-index-mark-end text:id="IMark113213800"/><text:alphabetical-index-mark-end text:id="IMark97987368"/><text:alphabetical-index-mark-end text:id="IMark110203128"/><text:span text:style-name="T137">’</text:span><text:span text:style-name="T289">, </text:span><text:alphabetical-index-mark-start text:id="IMark116837944"/><text:alphabetical-index-mark-start text:id="IMark94411832"/><text:alphabetical-index-mark-start text:id="IMark101311736"/><text:span text:style-name="T137">Context</text:span><text:alphabetical-index-mark-end text:id="IMark101311736"/><text:alphabetical-index-mark-end text:id="IMark94411832"/><text:alphabetical-index-mark-end text:id="IMark116837944"/><text:span text:style-name="T137"> = ‘ship’</text:span><text:span text:style-name="T289"> unless specified otherwise.</text:span></text:p>
      <text:p text:style-name="Text_20_body"/>
      <text:p text:style-name="Text_20_body"/>
      <text:p text:style-name="Text_20_body"><text:span text:style-name="T1">4.3.15.</text:span><text:span text:style-name="T44">7</text:span><text:span text:style-name="T1">.</text:span> <text:span text:style-name="T290">Do not leave fields empty or with </text:span><text:alphabetical-index-mark-start text:id="IMark113473544"/><text:alphabetical-index-mark-start text:id="IMark117746184"/><text:alphabetical-index-mark-start text:id="IMark113212040"/><text:span text:style-name="T290">NULL</text:span><text:alphabetical-index-mark-end text:id="IMark113212040"/><text:alphabetical-index-mark-end text:id="IMark117746184"/><text:alphabetical-index-mark-end text:id="IMark113473544"/><text:span text:style-name="T290"> </text:span><text:alphabetical-index-mark-start text:id="IMark101281672"/><text:alphabetical-index-mark-start text:id="IMark93927672"/><text:alphabetical-index-mark-start text:id="IMark112433304"/><text:span text:style-name="T290">value</text:span><text:alphabetical-index-mark-end text:id="IMark112433304"/><text:alphabetical-index-mark-end text:id="IMark93927672"/><text:alphabetical-index-mark-end text:id="IMark101281672"/><text:span text:style-name="T290">.</text:span></text:p>
      <text:p text:style-name="Text_20_body"/>
      <text:p text:style-name="Text_20_body"/>
      <text:p text:style-name="Text_20_body"><text:span text:style-name="T1">4.3.15.</text:span><text:span text:style-name="T45">8</text:span><text:span text:style-name="T1">.</text:span> <text:span text:style-name="T290">Do not </text:span><text:alphabetical-index-mark-start text:id="IMark115710312"/><text:alphabetical-index-mark-start text:id="IMark112827960"/><text:alphabetical-index-mark-start text:id="IMark117985928"/><text:alphabetical-index-mark-start text:id="IMark116912296"/><text:alphabetical-index-mark-start text:id="IMark116186360"/><text:alphabetical-index-mark-start text:id="IMark117405880"/><text:span text:style-name="T290">delete</text:span><text:alphabetical-index-mark-end text:id="IMark117405880"/><text:alphabetical-index-mark-end text:id="IMark116186360"/><text:alphabetical-index-mark-end text:id="IMark116912296"/><text:alphabetical-index-mark-end text:id="IMark117985928"/><text:alphabetical-index-mark-end text:id="IMark112827960"/><text:alphabetical-index-mark-end text:id="IMark115710312"/><text:span text:style-name="T290"> </text:span><text:alphabetical-index-mark-start text:id="IMark118436152"/><text:alphabetical-index-mark-start text:id="IMark111758728"/><text:alphabetical-index-mark-start text:id="IMark112780488"/><text:span text:style-name="T290">record</text:span><text:alphabetical-index-mark-end text:id="IMark112780488"/><text:alphabetical-index-mark-end text:id="IMark111758728"/><text:alphabetical-index-mark-end text:id="IMark118436152"/><text:span text:style-name="T290">s with </text:span><text:alphabetical-index-mark-start text:id="IMark109962808"/><text:alphabetical-index-mark-start text:id="IMark96661768"/><text:alphabetical-index-mark-start text:id="IMark90334376"/><text:span text:style-name="T138">Context</text:span><text:alphabetical-index-mark-end text:id="IMark90334376"/><text:alphabetical-index-mark-end text:id="IMark96661768"/><text:alphabetical-index-mark-end text:id="IMark109962808"/><text:span text:style-name="T138"> = ‘ship’</text:span><text:span text:style-name="T290">.</text:span></text:p>
      <text:p text:style-name="Text_20_body"/>
      <text:p text:style-name="Text_20_body"/>
      <text:p text:style-name="Text_20_body"><text:span text:style-name="T1">4.3.15.</text:span><text:span text:style-name="T45">9</text:span><text:span text:style-name="T1">.</text:span> <text:span text:style-name="T291">The </text:span><text:alphabetical-index-mark-start text:id="IMark114235576"/><text:alphabetical-index-mark-start text:id="IMark115214728"/><text:alphabetical-index-mark-start text:id="IMark109020232"/><text:span text:style-name="T291">structure</text:span><text:alphabetical-index-mark-end text:id="IMark109020232"/><text:alphabetical-index-mark-end text:id="IMark115214728"/><text:alphabetical-index-mark-end text:id="IMark114235576"/><text:span text:style-name="T291"> of </text:span><text:alphabetical-index-mark-start text:id="IMark116954664"/><text:alphabetical-index-mark-start text:id="IMark108885000"/><text:alphabetical-index-mark-start text:id="IMark109053208"/><text:span text:style-name="T139">sde_</text:span><text:alphabetical-index-mark-start text:id="IMark115022088"/><text:alphabetical-index-mark-start text:id="IMark112054888"/><text:alphabetical-index-mark-start text:id="IMark114412616"/><text:span text:style-name="T139">rule</text:span><text:alphabetical-index-mark-end text:id="IMark114412616"/><text:alphabetical-index-mark-end text:id="IMark112054888"/><text:alphabetical-index-mark-end text:id="IMark115022088"/><text:span text:style-name="T139">s</text:span><text:alphabetical-index-mark-end text:id="IMark109053208"/><text:alphabetical-index-mark-end text:id="IMark108885000"/><text:alphabetical-index-mark-end text:id="IMark116954664"/><text:span text:style-name="T291"> is the same as the </text:span><text:alphabetical-index-mark-start text:id="IMark60798584"/><text:alphabetical-index-mark-start text:id="IMark116282424"/><text:alphabetical-index-mark-start text:id="IMark113961384"/><text:span text:style-name="T291">structure</text:span><text:alphabetical-index-mark-end text:id="IMark113961384"/><text:alphabetical-index-mark-end text:id="IMark116282424"/><text:alphabetical-index-mark-end text:id="IMark60798584"/><text:span text:style-name="T291"> of </text:span><text:alphabetical-index-mark-start text:id="IMark100087048"/><text:alphabetical-index-mark-start text:id="IMark116818152"/><text:alphabetical-index-mark-start text:id="IMark108358424"/><text:span text:style-name="T139">sde_</text:span><text:alphabetical-index-mark-start text:id="IMark109796664"/><text:alphabetical-index-mark-start text:id="IMark110749272"/><text:alphabetical-index-mark-start text:id="IMark117296056"/><text:span text:style-name="T139">prg</text:span><text:alphabetical-index-mark-end text:id="IMark117296056"/><text:alphabetical-index-mark-end text:id="IMark110749272"/><text:alphabetical-index-mark-end text:id="IMark109796664"/><text:span text:style-name="T139">_</text:span><text:alphabetical-index-mark-start text:id="IMark110566936"/><text:alphabetical-index-mark-start text:id="IMark112424648"/><text:alphabetical-index-mark-start text:id="IMark118053224"/><text:span text:style-name="T139">rule</text:span><text:alphabetical-index-mark-end text:id="IMark118053224"/><text:alphabetical-index-mark-end text:id="IMark112424648"/><text:alphabetical-index-mark-end text:id="IMark110566936"/><text:span text:style-name="T139">s</text:span><text:alphabetical-index-mark-end text:id="IMark108358424"/><text:alphabetical-index-mark-end text:id="IMark116818152"/><text:alphabetical-index-mark-end text:id="IMark100087048"/><text:span text:style-name="T291">, but not </text:span><text:alphabetical-index-mark-start text:id="IMark109918952"/><text:alphabetical-index-mark-start text:id="IMark114218776"/><text:alphabetical-index-mark-start text:id="IMark114938776"/><text:span text:style-name="T291">record</text:span><text:alphabetical-index-mark-end text:id="IMark114938776"/><text:alphabetical-index-mark-end text:id="IMark114218776"/><text:alphabetical-index-mark-end text:id="IMark109918952"/><text:span text:style-name="T291">s.</text:span></text:p>
      <text:p text:style-name="Text_20_body"/>
      <text:p text:style-name="Text_20_body"/>
      <text:p text:style-name="Text_20_body"><text:span text:style-name="T1">4.3.15.</text:span><text:span text:style-name="T45">10</text:span><text:span text:style-name="T1">.</text:span> <text:span text:style-name="T291">The </text:span><text:alphabetical-index-mark-start text:id="IMark112969960"/><text:alphabetical-index-mark-start text:id="IMark108883224"/><text:alphabetical-index-mark-start text:id="IMark116609384"/><text:span text:style-name="T291">structure</text:span><text:alphabetical-index-mark-end text:id="IMark116609384"/><text:alphabetical-index-mark-end text:id="IMark108883224"/><text:alphabetical-index-mark-end text:id="IMark112969960"/><text:span text:style-name="T291"> of </text:span><text:span text:style-name="T139">sde_</text:span><text:alphabetical-index-mark-start text:id="IMark109948536"/><text:alphabetical-index-mark-start text:id="IMark111373592"/><text:alphabetical-index-mark-start text:id="IMark107757720"/><text:span text:style-name="T139">fact</text:span><text:alphabetical-index-mark-end text:id="IMark107757720"/><text:alphabetical-index-mark-end text:id="IMark111373592"/><text:alphabetical-index-mark-end text:id="IMark109948536"/><text:span text:style-name="T139">s</text:span><text:span text:style-name="T291"> is the same as the </text:span><text:alphabetical-index-mark-start text:id="IMark94200328"/><text:alphabetical-index-mark-start text:id="IMark109170776"/><text:alphabetical-index-mark-start text:id="IMark113240296"/><text:span text:style-name="T291">structure</text:span><text:alphabetical-index-mark-end text:id="IMark113240296"/><text:alphabetical-index-mark-end text:id="IMark109170776"/><text:alphabetical-index-mark-end text:id="IMark94200328"/><text:span text:style-name="T291"> of </text:span><text:alphabetical-index-mark-start text:id="IMark117105608"/><text:alphabetical-index-mark-start text:id="IMark113124552"/><text:alphabetical-index-mark-start text:id="IMark118455464"/><text:span text:style-name="T139">sde_mem_</text:span><text:alphabetical-index-mark-start text:id="IMark109468664"/><text:alphabetical-index-mark-start text:id="IMark114600792"/><text:alphabetical-index-mark-start text:id="IMark94853880"/><text:span text:style-name="T139">fact</text:span><text:alphabetical-index-mark-end text:id="IMark94853880"/><text:alphabetical-index-mark-end text:id="IMark114600792"/><text:alphabetical-index-mark-end text:id="IMark109468664"/><text:span text:style-name="T139">s</text:span><text:alphabetical-index-mark-end text:id="IMark118455464"/><text:alphabetical-index-mark-end text:id="IMark113124552"/><text:alphabetical-index-mark-end text:id="IMark117105608"/><text:span text:style-name="T291">, as well as the </text:span><text:alphabetical-index-mark-start text:id="IMark112379384"/><text:alphabetical-index-mark-start text:id="IMark112935560"/><text:alphabetical-index-mark-start text:id="IMark116207256"/><text:span text:style-name="T291">record</text:span><text:alphabetical-index-mark-end text:id="IMark116207256"/><text:alphabetical-index-mark-end text:id="IMark112935560"/><text:alphabetical-index-mark-end text:id="IMark112379384"/><text:span text:style-name="T291">s, so any </text:span><text:alphabetical-index-mark-start text:id="IMark111423768"/><text:alphabetical-index-mark-start text:id="IMark93007448"/><text:alphabetical-index-mark-start text:id="IMark99086584"/><text:span text:style-name="T291">INSERT</text:span><text:alphabetical-index-mark-end text:id="IMark99086584"/><text:alphabetical-index-mark-end text:id="IMark93007448"/><text:alphabetical-index-mark-end text:id="IMark111423768"/><text:span text:style-name="T291"> or </text:span><text:alphabetical-index-mark-start text:id="IMark111896984"/><text:alphabetical-index-mark-start text:id="IMark118435368"/><text:alphabetical-index-mark-start text:id="IMark110677800"/><text:alphabetical-index-mark-start text:id="IMark114460776"/><text:alphabetical-index-mark-start text:id="IMark115811832"/><text:alphabetical-index-mark-start text:id="IMark100759672"/><text:span text:style-name="T291">DELETE</text:span><text:alphabetical-index-mark-end text:id="IMark100759672"/><text:alphabetical-index-mark-end text:id="IMark115811832"/><text:alphabetical-index-mark-end text:id="IMark114460776"/><text:alphabetical-index-mark-end text:id="IMark110677800"/><text:alphabetical-index-mark-end text:id="IMark118435368"/><text:alphabetical-index-mark-end text:id="IMark111896984"/><text:span text:style-name="T291"> </text:span><text:alphabetical-index-mark-start text:id="IMark113781064"/><text:alphabetical-index-mark-start text:id="IMark118368424"/><text:span text:style-name="T291">operation</text:span><text:alphabetical-index-mark-end text:id="IMark118368424"/><text:alphabetical-index-mark-end text:id="IMark113781064"/><text:span text:style-name="T291"> performed should be performed on both of them if it implies modifying the field </text:span><text:alphabetical-index-mark-start text:id="IMark108087448"/><text:alphabetical-index-mark-start text:id="IMark109835176"/><text:alphabetical-index-mark-start text:id="IMark115465624"/><text:span text:style-name="T291">Item</text:span><text:alphabetical-index-mark-end text:id="IMark115465624"/><text:alphabetical-index-mark-end text:id="IMark109835176"/><text:alphabetical-index-mark-end text:id="IMark108087448"/><text:span text:style-name="T291"> or </text:span><text:alphabetical-index-mark-start text:id="IMark111991560"/><text:alphabetical-index-mark-start text:id="IMark97075960"/><text:alphabetical-index-mark-start text:id="IMark115360312"/><text:span text:style-name="T291">adding</text:span><text:alphabetical-index-mark-end text:id="IMark115360312"/><text:alphabetical-index-mark-end text:id="IMark97075960"/><text:alphabetical-index-mark-end text:id="IMark111991560"/><text:span text:style-name="T291"> or </text:span><text:alphabetical-index-mark-start text:id="IMark118395400"/><text:alphabetical-index-mark-start text:id="IMark117025640"/><text:alphabetical-index-mark-start text:id="IMark110817672"/><text:span text:style-name="T291">deleting</text:span><text:alphabetical-index-mark-end text:id="IMark110817672"/><text:alphabetical-index-mark-end text:id="IMark117025640"/><text:alphabetical-index-mark-end text:id="IMark118395400"/><text:span text:style-name="T291"> </text:span><text:alphabetical-index-mark-start text:id="IMark94418104"/><text:alphabetical-index-mark-start text:id="IMark111235144"/><text:alphabetical-index-mark-start text:id="IMark115488040"/><text:span text:style-name="T291">record</text:span><text:alphabetical-index-mark-end text:id="IMark115488040"/><text:alphabetical-index-mark-end text:id="IMark111235144"/><text:alphabetical-index-mark-end text:id="IMark94418104"/><text:span text:style-name="T291">s.</text:span></text:p>
      <text:p text:style-name="Text_20_body"><text:s/></text:p>
      <text:p text:style-name="Text_20_body"/>
      <text:p text:style-name="Text_20_body"><text:span text:style-name="T1">4.3.15.</text:span><text:span text:style-name="T45">11</text:span><text:span text:style-name="T1">.</text:span> <text:span text:style-name="T291">To avoid as much confusion as possible, use the </text:span><text:alphabetical-index-mark-start text:id="IMark110120792"/><text:alphabetical-index-mark-start text:id="IMark118234024"/><text:alphabetical-index-mark-start text:id="IMark101452600"/><text:span text:style-name="T291">program</text:span><text:alphabetical-index-mark-end text:id="IMark101452600"/><text:alphabetical-index-mark-end text:id="IMark118234024"/><text:alphabetical-index-mark-end text:id="IMark110120792"/><text:span text:style-name="T291">s contained in the </text:span><text:alphabetical-index-mark-start text:id="IMark112344840"/><text:alphabetical-index-mark-start text:id="IMark114025864"/><text:alphabetical-index-mark-start text:id="IMark116676728"/><text:span text:style-name="T291">KB</text:span><text:alphabetical-index-mark-end text:id="IMark116676728"/><text:alphabetical-index-mark-end text:id="IMark114025864"/><text:alphabetical-index-mark-end text:id="IMark112344840"/><text:span text:style-name="T291"> for addition, </text:span><text:alphabetical-index-mark-start text:id="IMark95815736"/><text:alphabetical-index-mark-start text:id="IMark96724376"/><text:alphabetical-index-mark-start text:id="IMark111039432"/><text:span text:style-name="T291">edit</text:span><text:alphabetical-index-mark-end text:id="IMark111039432"/><text:alphabetical-index-mark-end text:id="IMark96724376"/><text:alphabetical-index-mark-end text:id="IMark95815736"/><text:span text:style-name="T291">ion or deletion instead of attempting to so manually.</text:span></text:p>
      <text:p text:style-name="Text_20_body"/>
      <text:p text:style-name="Text_20_body"/>
      <text:p text:style-name="P11"><text:span text:style-name="T1">4.3.15.</text:span><text:span text:style-name="T45">1</text:span><text:span text:style-name="T46">2</text:span><text:span text:style-name="T1">.</text:span> <text:alphabetical-index-mark-start text:id="IMark100973160"/><text:alphabetical-index-mark-start text:id="IMark111919816"/><text:alphabetical-index-mark-start text:id="IMark111059160"/><text:span text:style-name="T292">SQL</text:span><text:alphabetical-index-mark-end text:id="IMark111059160"/><text:alphabetical-index-mark-end text:id="IMark111919816"/><text:alphabetical-index-mark-end text:id="IMark100973160"/><text:span text:style-name="T292"> </text:span><text:alphabetical-index-mark-start text:id="IMark97575640"/><text:span text:style-name="T292">code</text:span><text:alphabetical-index-mark-end text:id="IMark97575640"/><text:span text:style-name="T292"> in the </text:span><text:alphabetical-index-mark-start text:id="IMark101370792"/><text:alphabetical-index-mark-start text:id="IMark112479592"/><text:alphabetical-index-mark-start text:id="IMark115825688"/><text:span text:style-name="T292">KB</text:span><text:alphabetical-index-mark-end text:id="IMark115825688"/><text:alphabetical-index-mark-end text:id="IMark112479592"/><text:alphabetical-index-mark-end text:id="IMark101370792"/><text:span text:style-name="T292"> can be self - modifying; this can be achieved on the fly[6.7.] and if </text:span><text:alphabetical-index-mark-start text:id="IMark97071272"/><text:alphabetical-index-mark-start text:id="IMark112290472"/><text:alphabetical-index-mark-start text:id="IMark121050344"/><text:span text:style-name="T292">fact</text:span><text:alphabetical-index-mark-end text:id="IMark121050344"/><text:alphabetical-index-mark-end text:id="IMark112290472"/><text:alphabetical-index-mark-end text:id="IMark97071272"/><text:span text:style-name="T292"> is used extensively during each </text:span><text:alphabetical-index-mark-start text:id="IMark70796312"/><text:alphabetical-index-mark-start text:id="IMark114221624"/><text:alphabetical-index-mark-start text:id="IMark109832056"/><text:span text:style-name="T292">inference</text:span><text:alphabetical-index-mark-end text:id="IMark109832056"/><text:alphabetical-index-mark-end text:id="IMark114221624"/><text:alphabetical-index-mark-end text:id="IMark70796312"/><text:span text:style-name="T292"> </text:span><text:alphabetical-index-mark-start text:id="IMark117153944"/><text:alphabetical-index-mark-start text:id="IMark90411176"/><text:alphabetical-index-mark-start text:id="IMark101864856"/><text:span text:style-name="T292">iteration</text:span><text:alphabetical-index-mark-end text:id="IMark101864856"/><text:alphabetical-index-mark-end text:id="IMark90411176"/><text:alphabetical-index-mark-end text:id="IMark117153944"/><text:span text:style-name="T292">. </text:span><text:alphabetical-index-mark-start text:id="IMark92520232"/><text:alphabetical-index-mark-start text:id="IMark105872840"/><text:alphabetical-index-mark-start text:id="IMark116886216"/><text:span text:style-name="T292">Program</text:span><text:alphabetical-index-mark-end text:id="IMark116886216"/><text:alphabetical-index-mark-end text:id="IMark105872840"/><text:alphabetical-index-mark-end text:id="IMark92520232"/><text:span text:style-name="T292">s no </text:span><text:alphabetical-index-mark-start text:id="IMark109093112"/><text:span text:style-name="T292">lon</text:span><text:alphabetical-index-mark-end text:id="IMark109093112"/><text:span text:style-name="T292">ger in use are </text:span><text:alphabetical-index-mark-start text:id="IMark114810168"/><text:alphabetical-index-mark-start text:id="IMark110683928"/><text:span text:style-name="T292">down</text:span><text:alphabetical-index-mark-start text:id="IMark111337976"/><text:alphabetical-index-mark-start text:id="IMark112478888"/><text:alphabetical-index-mark-start text:id="IMark110887096"/><text:span text:style-name="T292">load</text:span><text:alphabetical-index-mark-end text:id="IMark110887096"/><text:alphabetical-index-mark-end text:id="IMark112478888"/><text:alphabetical-index-mark-end text:id="IMark111337976"/><text:alphabetical-index-mark-end text:id="IMark110683928"/><text:alphabetical-index-mark-end text:id="IMark114810168"/><text:span text:style-name="T292">ed </text:span><text:soft-page-break/><text:span text:style-name="T292">as r</text:span><text:alphabetical-index-mark-start text:id="IMark111258120"/><text:span text:style-name="T292">equ</text:span><text:alphabetical-index-mark-end text:id="IMark111258120"/><text:span text:style-name="T292">ired, other </text:span><text:alphabetical-index-mark-start text:id="IMark115741224"/><text:alphabetical-index-mark-start text:id="IMark109197688"/><text:alphabetical-index-mark-start text:id="IMark121049672"/><text:span text:style-name="T292">program</text:span><text:alphabetical-index-mark-end text:id="IMark121049672"/><text:alphabetical-index-mark-end text:id="IMark109197688"/><text:alphabetical-index-mark-end text:id="IMark115741224"/><text:span text:style-name="T292">s are </text:span><text:alphabetical-index-mark-start text:id="IMark112745576"/><text:alphabetical-index-mark-start text:id="IMark116218216"/><text:alphabetical-index-mark-start text:id="IMark108019848"/><text:span text:style-name="T292">load</text:span><text:alphabetical-index-mark-end text:id="IMark108019848"/><text:alphabetical-index-mark-end text:id="IMark116218216"/><text:alphabetical-index-mark-end text:id="IMark112745576"/><text:span text:style-name="T292">ed, </text:span><text:span text:style-name="T140">sde_</text:span><text:alphabetical-index-mark-start text:id="IMark99941848"/><text:alphabetical-index-mark-start text:id="IMark69861896"/><text:alphabetical-index-mark-start text:id="IMark110262424"/><text:span text:style-name="T140">fact</text:span><text:alphabetical-index-mark-end text:id="IMark110262424"/><text:alphabetical-index-mark-end text:id="IMark69861896"/><text:alphabetical-index-mark-end text:id="IMark99941848"/><text:span text:style-name="T140">s.</text:span><text:alphabetical-index-mark-start text:id="IMark115113656"/><text:alphabetical-index-mark-start text:id="IMark91930744"/><text:alphabetical-index-mark-start text:id="IMark113643784"/><text:span text:style-name="T140">Value</text:span><text:alphabetical-index-mark-end text:id="IMark113643784"/><text:alphabetical-index-mark-end text:id="IMark91930744"/><text:alphabetical-index-mark-end text:id="IMark115113656"/><text:span text:style-name="T292"> field is constantly </text:span><text:alphabetical-index-mark-start text:id="IMark109068056"/><text:alphabetical-index-mark-start text:id="IMark116451704"/><text:alphabetical-index-mark-start text:id="IMark104441960"/><text:span text:style-name="T292">update</text:span><text:alphabetical-index-mark-end text:id="IMark104441960"/><text:alphabetical-index-mark-end text:id="IMark116451704"/><text:alphabetical-index-mark-end text:id="IMark109068056"/><text:span text:style-name="T292">d and ML adjusts several parameters. Some </text:span><text:alphabetical-index-mark-start text:id="IMark110558424"/><text:alphabetical-index-mark-start text:id="IMark96167288"/><text:alphabetical-index-mark-start text:id="IMark116004600"/><text:span text:style-name="T140">sde_</text:span><text:alphabetical-index-mark-start text:id="IMark110306488"/><text:alphabetical-index-mark-start text:id="IMark109248744"/><text:alphabetical-index-mark-start text:id="IMark113569304"/><text:span text:style-name="T140">rule</text:span><text:alphabetical-index-mark-end text:id="IMark113569304"/><text:alphabetical-index-mark-end text:id="IMark109248744"/><text:alphabetical-index-mark-end text:id="IMark110306488"/><text:span text:style-name="T140">s</text:span><text:alphabetical-index-mark-end text:id="IMark116004600"/><text:alphabetical-index-mark-end text:id="IMark96167288"/><text:alphabetical-index-mark-end text:id="IMark110558424"/><text:span text:style-name="T140">.</text:span><text:alphabetical-index-mark-start text:id="IMark117125720"/><text:alphabetical-index-mark-start text:id="IMark111270696"/><text:alphabetical-index-mark-start text:id="IMark112530680"/><text:span text:style-name="T140">Action</text:span><text:alphabetical-index-mark-end text:id="IMark112530680"/><text:alphabetical-index-mark-end text:id="IMark111270696"/><text:alphabetical-index-mark-end text:id="IMark117125720"/><text:span text:style-name="T292"> </text:span><text:alphabetical-index-mark-start text:id="IMark104602808"/><text:alphabetical-index-mark-start text:id="IMark114114904"/><text:alphabetical-index-mark-start text:id="IMark98225576"/><text:span text:style-name="T292">SQL</text:span><text:alphabetical-index-mark-end text:id="IMark98225576"/><text:alphabetical-index-mark-end text:id="IMark114114904"/><text:alphabetical-index-mark-end text:id="IMark104602808"/><text:span text:style-name="T292"> snippets can even modify </text:span><text:span text:style-name="T140">sql_</text:span><text:alphabetical-index-mark-start text:id="IMark115067608"/><text:alphabetical-index-mark-start text:id="IMark109486792"/><text:alphabetical-index-mark-start text:id="IMark112729272"/><text:span text:style-name="T140">rule</text:span><text:alphabetical-index-mark-end text:id="IMark112729272"/><text:alphabetical-index-mark-end text:id="IMark109486792"/><text:alphabetical-index-mark-end text:id="IMark115067608"/><text:span text:style-name="T140">s.</text:span><text:alphabetical-index-mark-start text:id="IMark111496088"/><text:alphabetical-index-mark-start text:id="IMark116420104"/><text:alphabetical-index-mark-start text:id="IMark115297384"/><text:span text:style-name="T140">Action</text:span><text:alphabetical-index-mark-end text:id="IMark115297384"/><text:alphabetical-index-mark-end text:id="IMark116420104"/><text:alphabetical-index-mark-end text:id="IMark111496088"/><text:span text:style-name="T292"> snippets as well.</text:span></text:p>
      <text:p text:style-name="P11"/>
      <text:p text:style-name="P11"><text:span text:style-name="T292">However, care should be taken in the case of self - </text:span><text:alphabetical-index-mark-start text:id="IMark105060392"/><text:alphabetical-index-mark-start text:id="IMark113064280"/><text:alphabetical-index-mark-start text:id="IMark109148520"/><text:span text:style-name="T292">referential</text:span><text:alphabetical-index-mark-end text:id="IMark109148520"/><text:alphabetical-index-mark-end text:id="IMark113064280"/><text:alphabetical-index-mark-end text:id="IMark105060392"/><text:span text:style-name="T292"> modifications done on the fly, since un</text:span><text:alphabetical-index-mark-start text:id="IMark116673160"/><text:alphabetical-index-mark-start text:id="IMark113799000"/><text:alphabetical-index-mark-start text:id="IMark112657064"/><text:span text:style-name="T292">fitness</text:span><text:alphabetical-index-mark-end text:id="IMark112657064"/><text:alphabetical-index-mark-end text:id="IMark113799000"/><text:alphabetical-index-mark-end text:id="IMark116673160"/><text:span text:style-name="T292"> of the newly – generated </text:span><text:alphabetical-index-mark-start text:id="IMark113471080"/><text:alphabetical-index-mark-start text:id="IMark115571272"/><text:alphabetical-index-mark-start text:id="IMark101865928"/><text:span text:style-name="T292">rule</text:span><text:alphabetical-index-mark-end text:id="IMark101865928"/><text:alphabetical-index-mark-end text:id="IMark115571272"/><text:alphabetical-index-mark-end text:id="IMark113471080"/><text:span text:style-name="T292">s could render the </text:span><text:alphabetical-index-mark-start text:id="IMark117130536"/><text:alphabetical-index-mark-start text:id="IMark115369704"/><text:alphabetical-index-mark-start text:id="IMark102149192"/><text:span text:style-name="T292">system</text:span><text:alphabetical-index-mark-end text:id="IMark102149192"/><text:alphabetical-index-mark-end text:id="IMark115369704"/><text:alphabetical-index-mark-end text:id="IMark117130536"/><text:span text:style-name="T292"> unusable. There are no </text:span><text:alphabetical-index-mark-start text:id="IMark110113416"/><text:alphabetical-index-mark-start text:id="IMark104781800"/><text:alphabetical-index-mark-start text:id="IMark95344536"/><text:span text:style-name="T292">fitness</text:span><text:alphabetical-index-mark-end text:id="IMark95344536"/><text:alphabetical-index-mark-end text:id="IMark104781800"/><text:alphabetical-index-mark-end text:id="IMark110113416"/><text:span text:style-name="T292"> – </text:span><text:alphabetical-index-mark-start text:id="IMark112927032"/><text:alphabetical-index-mark-start text:id="IMark110615272"/><text:span text:style-name="T292">base</text:span><text:alphabetical-index-mark-end text:id="IMark110615272"/><text:alphabetical-index-mark-end text:id="IMark112927032"/><text:span text:style-name="T292">d </text:span><text:alphabetical-index-mark-start text:id="IMark114673976"/><text:alphabetical-index-mark-start text:id="IMark121250440"/><text:alphabetical-index-mark-start text:id="IMark114574360"/><text:span text:style-name="T292">vetting</text:span><text:alphabetical-index-mark-end text:id="IMark114574360"/><text:alphabetical-index-mark-end text:id="IMark121250440"/><text:alphabetical-index-mark-end text:id="IMark114673976"/><text:span text:style-name="T292"> </text:span><text:alphabetical-index-mark-start text:id="IMark116297496"/><text:alphabetical-index-mark-start text:id="IMark112029064"/><text:alphabetical-index-mark-start text:id="IMark119796856"/><text:span text:style-name="T292">program</text:span><text:alphabetical-index-mark-end text:id="IMark119796856"/><text:alphabetical-index-mark-end text:id="IMark112029064"/><text:alphabetical-index-mark-end text:id="IMark116297496"/><text:span text:style-name="T292">s on the </text:span><text:alphabetical-index-mark-start text:id="IMark108223112"/><text:alphabetical-index-mark-start text:id="IMark115713496"/><text:alphabetical-index-mark-start text:id="IMark109605608"/><text:span text:style-name="T292">system</text:span><text:alphabetical-index-mark-end text:id="IMark109605608"/><text:alphabetical-index-mark-end text:id="IMark115713496"/><text:alphabetical-index-mark-end text:id="IMark108223112"/><text:span text:style-name="T292"> at this </text:span><text:alphabetical-index-mark-start text:id="IMark110958088"/><text:alphabetical-index-mark-start text:id="IMark113709256"/><text:alphabetical-index-mark-start text:id="IMark112880456"/><text:span text:style-name="T292">time</text:span><text:alphabetical-index-mark-end text:id="IMark112880456"/><text:alphabetical-index-mark-end text:id="IMark113709256"/><text:alphabetical-index-mark-end text:id="IMark110958088"/><text:span text:style-name="T292">, and self – modification should be considered at this moment both as amn opportunity as well as a </text:span><text:alphabetical-index-mark-start text:id="IMark114671912"/><text:alphabetical-index-mark-start text:id="IMark118457128"/><text:span text:style-name="T292">vulnerability</text:span><text:alphabetical-index-mark-end text:id="IMark118457128"/><text:alphabetical-index-mark-end text:id="IMark114671912"/><text:span text:style-name="T292"> of the </text:span><text:alphabetical-index-mark-start text:id="IMark114258200"/><text:alphabetical-index-mark-start text:id="IMark116579592"/><text:alphabetical-index-mark-start text:id="IMark115977224"/><text:span text:style-name="T292">system</text:span><text:alphabetical-index-mark-end text:id="IMark115977224"/><text:alphabetical-index-mark-end text:id="IMark116579592"/><text:alphabetical-index-mark-end text:id="IMark114258200"/><text:span text:style-name="T292">.</text:span></text:p>
      <text:p text:style-name="Text_20_body"/>
      <text:p text:style-name="Text_20_body"/>
      <text:p text:style-name="P36"><text:span text:style-name="T1">4.3.15.</text:span><text:span text:style-name="T45">1</text:span><text:span text:style-name="T67">3</text:span><text:span text:style-name="T1">.</text:span> <text:alphabetical-index-mark-start text:id="IMark101348552"/><text:span text:style-name="T337">Rule</text:span><text:alphabetical-index-mark-end text:id="IMark101348552"/><text:span text:style-name="T337">s are not </text:span><text:alphabetical-index-mark-start text:id="IMark104618184"/><text:span text:style-name="T337">limit</text:span><text:alphabetical-index-mark-end text:id="IMark104618184"/><text:span text:style-name="T337">ed to the ship itself. For </text:span><text:alphabetical-index-mark-start text:id="IMark113856136"/><text:span text:style-name="T337">example</text:span><text:alphabetical-index-mark-end text:id="IMark113856136"/><text:span text:style-name="T337">, a </text:span><text:alphabetical-index-mark-start text:id="IMark114210616"/><text:span text:style-name="T337">rule</text:span><text:alphabetical-index-mark-end text:id="IMark114210616"/><text:span text:style-name="T337"> may activate a certain </text:span><text:alphabetical-index-mark-start text:id="IMark113996888"/><text:span text:style-name="T337">mode</text:span><text:alphabetical-index-mark-end text:id="IMark113996888"/><text:span text:style-name="T337"> that in </text:span><text:alphabetical-index-mark-start text:id="IMark110724632"/><text:span text:style-name="T337">turn</text:span><text:alphabetical-index-mark-end text:id="IMark110724632"/><text:span text:style-name="T337"> could be used to control a </text:span><text:alphabetical-index-mark-start text:id="IMark110590712"/><text:span text:style-name="T337">module</text:span><text:alphabetical-index-mark-end text:id="IMark110590712"/><text:span text:style-name="T337"> </text:span><text:alphabetical-index-mark-start text:id="IMark111287176"/><text:span text:style-name="T337">connect</text:span><text:alphabetical-index-mark-end text:id="IMark111287176"/><text:span text:style-name="T337">ed by a </text:span><text:alphabetical-index-mark-start text:id="IMark114676840"/><text:span text:style-name="T337">network</text:span><text:alphabetical-index-mark-end text:id="IMark114676840"/><text:span text:style-name="T337"> to the </text:span><text:alphabetical-index-mark-start text:id="IMark95261208"/><text:span text:style-name="T337">KB</text:span><text:alphabetical-index-mark-end text:id="IMark95261208"/><text:span text:style-name="T337">.</text:span></text:p>
      <text:p text:style-name="Text_20_body"/>
      <text:p text:style-name="Text_20_body"/>
      <text:h text:style-name="P39" text:outline-level="3"><text:bookmark-start text:name="__RefHeading___Toc6420_1538881673"/><text:span text:style-name="T208">4.3.16. General </text:span><text:alphabetical-index-mark-start text:id="IMark115230536"/><text:alphabetical-index-mark-start text:id="IMark111163192"/><text:span text:style-name="T208">description</text:span><text:alphabetical-index-mark-end text:id="IMark111163192"/><text:alphabetical-index-mark-end text:id="IMark115230536"/> of <text:alphabetical-index-mark-start text:id="IMark101167016"/><text:alphabetical-index-mark-start text:id="IMark96671768"/><text:alphabetical-index-mark-start text:id="IMark113844664"/><text:span text:style-name="T157">sde_</text:span><text:alphabetical-index-mark-start text:id="IMark114859192"/><text:alphabetical-index-mark-start text:id="IMark101487704"/><text:alphabetical-index-mark-start text:id="IMark113016936"/><text:span text:style-name="T157">wpt</text:span><text:bookmark-end text:name="__RefHeading___Toc6420_1538881673"/><text:alphabetical-index-mark-end text:id="IMark113016936"/><text:alphabetical-index-mark-end text:id="IMark101487704"/><text:alphabetical-index-mark-end text:id="IMark114859192"/><text:alphabetical-index-mark-end text:id="IMark113844664"/><text:alphabetical-index-mark-end text:id="IMark96671768"/><text:alphabetical-index-mark-end text:id="IMark101167016"/></text:h>
      <text:p text:style-name="Text_20_body"/>
      <text:p text:style-name="Text_20_body">This <text:alphabetical-index-mark-start text:id="IMark112773512"/><text:alphabetical-index-mark-start text:id="IMark115306728"/><text:alphabetical-index-mark-start text:id="IMark121113672"/>table<text:alphabetical-index-mark-end text:id="IMark121113672"/><text:alphabetical-index-mark-end text:id="IMark115306728"/><text:alphabetical-index-mark-end text:id="IMark112773512"/> contains <text:alphabetical-index-mark-start text:id="IMark109586664"/><text:alphabetical-index-mark-start text:id="IMark108692440"/>data<text:alphabetical-index-mark-end text:id="IMark108692440"/><text:alphabetical-index-mark-end text:id="IMark109586664"/> about <text:alphabetical-index-mark-start text:id="IMark110662664"/><text:alphabetical-index-mark-start text:id="IMark107709240"/><text:alphabetical-index-mark-start text:id="IMark109728696"/>waypoint<text:alphabetical-index-mark-end text:id="IMark109728696"/><text:alphabetical-index-mark-end text:id="IMark107709240"/><text:alphabetical-index-mark-end text:id="IMark110662664"/>s. This <text:alphabetical-index-mark-start text:id="IMark105548648"/><text:alphabetical-index-mark-start text:id="IMark113288008"/>data<text:alphabetical-index-mark-end text:id="IMark113288008"/><text:alphabetical-index-mark-end text:id="IMark105548648"/> can be entered by the user or by means of an <text:alphabetical-index-mark-start text:id="IMark57793304"/><text:alphabetical-index-mark-start text:id="IMark101080152"/><text:alphabetical-index-mark-start text:id="IMark108391976"/>ai<text:alphabetical-index-mark-start text:id="IMark58437096"/><text:alphabetical-index-mark-start text:id="IMark118029992"/><text:alphabetical-index-mark-start text:id="IMark101198040"/>plan<text:alphabetical-index-mark-end text:id="IMark101198040"/><text:alphabetical-index-mark-end text:id="IMark118029992"/><text:alphabetical-index-mark-end text:id="IMark58437096"/><text:alphabetical-index-mark-end text:id="IMark108391976"/><text:alphabetical-index-mark-end text:id="IMark101080152"/><text:alphabetical-index-mark-end text:id="IMark57793304"/> ( *.<text:alphabetical-index-mark-start text:id="IMark119371288"/><text:alphabetical-index-mark-start text:id="IMark121280776"/><text:alphabetical-index-mark-start text:id="IMark96868392"/>pln<text:alphabetical-index-mark-end text:id="IMark96868392"/><text:alphabetical-index-mark-end text:id="IMark121280776"/><text:alphabetical-index-mark-end text:id="IMark119371288"/> <text:alphabetical-index-mark-start text:id="IMark113906312"/><text:alphabetical-index-mark-start text:id="IMark93304616"/>file<text:alphabetical-index-mark-end text:id="IMark93304616"/><text:alphabetical-index-mark-end text:id="IMark113906312"/>).</text:p>
      <text:p text:style-name="Text_20_body"/>
      <text:p text:style-name="Text_20_body"><text:span text:style-name="T1">4.3.16.1.</text:span> <text:span text:style-name="T85">Id</text:span><text:span text:style-name="T209">: </text:span><text:alphabetical-index-mark-start text:id="IMark94474664"/><text:alphabetical-index-mark-start text:id="IMark112886008"/><text:alphabetical-index-mark-start text:id="IMark113769768"/><text:span text:style-name="T209">primary</text:span><text:alphabetical-index-mark-end text:id="IMark113769768"/><text:alphabetical-index-mark-end text:id="IMark112886008"/><text:alphabetical-index-mark-end text:id="IMark94474664"/><text:span text:style-name="T209"> </text:span><text:alphabetical-index-mark-start text:id="IMark111741160"/><text:alphabetical-index-mark-start text:id="IMark100019592"/><text:alphabetical-index-mark-start text:id="IMark93957704"/><text:span text:style-name="T209">key</text:span><text:alphabetical-index-mark-end text:id="IMark93957704"/><text:alphabetical-index-mark-end text:id="IMark100019592"/><text:alphabetical-index-mark-end text:id="IMark111741160"/><text:span text:style-name="T209"> of the </text:span><text:alphabetical-index-mark-start text:id="IMark95651736"/><text:alphabetical-index-mark-start text:id="IMark115173384"/><text:alphabetical-index-mark-start text:id="IMark113219048"/><text:span text:style-name="T209">table</text:span><text:alphabetical-index-mark-end text:id="IMark113219048"/><text:alphabetical-index-mark-end text:id="IMark115173384"/><text:alphabetical-index-mark-end text:id="IMark95651736"/><text:span text:style-name="T209">. Note that there are other </text:span><text:alphabetical-index-mark-start text:id="IMark118504328"/><text:span text:style-name="T209">key</text:span><text:alphabetical-index-mark-end text:id="IMark118504328"/><text:span text:style-name="T209">s in this </text:span><text:alphabetical-index-mark-start text:id="IMark112376184"/><text:alphabetical-index-mark-start text:id="IMark109652824"/><text:alphabetical-index-mark-start text:id="IMark109362680"/><text:span text:style-name="T209">table</text:span><text:alphabetical-index-mark-end text:id="IMark109362680"/><text:alphabetical-index-mark-end text:id="IMark109652824"/><text:alphabetical-index-mark-end text:id="IMark112376184"/><text:span text:style-name="T209">, which are </text:span><text:span text:style-name="T85">Num</text:span><text:span text:style-name="T209"> and </text:span><text:span text:style-name="T85">Next</text:span><text:span text:style-name="T209">. Those have an ostensibly </text:span><text:alphabetical-index-mark-start text:id="IMark111452040"/><text:span text:style-name="T209">equ</text:span><text:alphabetical-index-mark-end text:id="IMark111452040"/><text:span text:style-name="T209">al but really different </text:span><text:alphabetical-index-mark-start text:id="IMark108865416"/><text:alphabetical-index-mark-start text:id="IMark79022664"/><text:alphabetical-index-mark-start text:id="IMark116475256"/><text:span text:style-name="T209">function</text:span><text:alphabetical-index-mark-end text:id="IMark116475256"/><text:alphabetical-index-mark-end text:id="IMark79022664"/><text:alphabetical-index-mark-end text:id="IMark108865416"/><text:span text:style-name="T209">s as this field. </text:span><text:span text:style-name="T85">Id</text:span><text:span text:style-name="T209"> works as the </text:span><text:alphabetical-index-mark-start text:id="IMark118256568"/><text:alphabetical-index-mark-start text:id="IMark121108616"/><text:alphabetical-index-mark-start text:id="IMark110693912"/><text:span text:style-name="T209">primary</text:span><text:alphabetical-index-mark-end text:id="IMark110693912"/><text:alphabetical-index-mark-end text:id="IMark121108616"/><text:alphabetical-index-mark-end text:id="IMark118256568"/><text:span text:style-name="T209"> </text:span><text:alphabetical-index-mark-start text:id="IMark95970648"/><text:alphabetical-index-mark-start text:id="IMark105272280"/><text:alphabetical-index-mark-start text:id="IMark98428856"/><text:span text:style-name="T209">key</text:span><text:alphabetical-index-mark-end text:id="IMark98428856"/><text:alphabetical-index-mark-end text:id="IMark105272280"/><text:alphabetical-index-mark-end text:id="IMark95970648"/><text:span text:style-name="T209"> of the </text:span><text:alphabetical-index-mark-start text:id="IMark101359896"/><text:alphabetical-index-mark-start text:id="IMark111765608"/><text:alphabetical-index-mark-start text:id="IMark114402232"/><text:alphabetical-index-mark-start text:id="IMark109922808"/><text:span text:style-name="T209">re</text:span><text:alphabetical-index-mark-start text:id="IMark115678024"/><text:span text:style-name="T209">l</text:span><text:alphabetical-index-mark-end text:id="IMark109922808"/><text:span text:style-name="T209">at</text:span><text:alphabetical-index-mark-end text:id="IMark115678024"/><text:span text:style-name="T209">ional</text:span><text:alphabetical-index-mark-end text:id="IMark114402232"/><text:alphabetical-index-mark-end text:id="IMark111765608"/><text:alphabetical-index-mark-end text:id="IMark101359896"/><text:span text:style-name="T209"> </text:span><text:alphabetical-index-mark-start text:id="IMark109599352"/><text:alphabetical-index-mark-start text:id="IMark112442760"/><text:alphabetical-index-mark-start text:id="IMark114029368"/><text:span text:style-name="T209">table</text:span><text:alphabetical-index-mark-end text:id="IMark114029368"/><text:alphabetical-index-mark-end text:id="IMark112442760"/><text:alphabetical-index-mark-end text:id="IMark109599352"/><text:span text:style-name="T209"> in </text:span><text:alphabetical-index-mark-start text:id="IMark111114152"/><text:alphabetical-index-mark-start text:id="IMark101147976"/><text:alphabetical-index-mark-start text:id="IMark113596344"/><text:span text:style-name="T209">order</text:span><text:alphabetical-index-mark-end text:id="IMark113596344"/><text:alphabetical-index-mark-end text:id="IMark101147976"/><text:alphabetical-index-mark-end text:id="IMark111114152"/><text:span text:style-name="T209"> to fulfill the first normal form, while </text:span><text:span text:style-name="T85">Num</text:span><text:span text:style-name="T209"> and </text:span><text:span text:style-name="T85">Next</text:span><text:span text:style-name="T209"> are used to sort </text:span><text:alphabetical-index-mark-start text:id="IMark112402376"/><text:alphabetical-index-mark-start text:id="IMark70803912"/><text:alphabetical-index-mark-start text:id="IMark120979432"/><text:span text:style-name="T209">waypoint</text:span><text:alphabetical-index-mark-end text:id="IMark120979432"/><text:alphabetical-index-mark-end text:id="IMark70803912"/><text:alphabetical-index-mark-end text:id="IMark112402376"/><text:span text:style-name="T209">s in </text:span><text:alphabetical-index-mark-start text:id="IMark101260504"/><text:alphabetical-index-mark-start text:id="IMark118163272"/><text:alphabetical-index-mark-start text:id="IMark115318152"/><text:span text:style-name="T209">ai</text:span><text:alphabetical-index-mark-start text:id="IMark121288488"/><text:alphabetical-index-mark-start text:id="IMark110716840"/><text:alphabetical-index-mark-start text:id="IMark110442088"/><text:span text:style-name="T209">plan</text:span><text:alphabetical-index-mark-end text:id="IMark110442088"/><text:alphabetical-index-mark-end text:id="IMark110716840"/><text:alphabetical-index-mark-end text:id="IMark121288488"/><text:alphabetical-index-mark-end text:id="IMark115318152"/><text:alphabetical-index-mark-end text:id="IMark118163272"/><text:alphabetical-index-mark-end text:id="IMark101260504"/><text:span text:style-name="T209">s.</text:span></text:p>
      <text:p text:style-name="Text_20_body"/>
      <text:p text:style-name="Text_20_body"/>
      <text:p text:style-name="Text_20_body"><text:span text:style-name="T1">4.3.16.2.</text:span> <text:alphabetical-index-mark-start text:id="IMark112817192"/><text:alphabetical-index-mark-start text:id="IMark116827224"/><text:alphabetical-index-mark-start text:id="IMark118310872"/><text:span text:style-name="T82">Context</text:span><text:alphabetical-index-mark-end text:id="IMark118310872"/><text:alphabetical-index-mark-end text:id="IMark116827224"/><text:alphabetical-index-mark-end text:id="IMark112817192"/><text:span text:style-name="T209">: </text:span>identifies to which <text:alphabetical-index-mark-start text:id="IMark113255368"/><text:alphabetical-index-mark-start text:id="IMark105017112"/><text:alphabetical-index-mark-start text:id="IMark107755192"/>ai<text:alphabetical-index-mark-start text:id="IMark111648888"/><text:alphabetical-index-mark-start text:id="IMark102205080"/><text:alphabetical-index-mark-start text:id="IMark108368952"/>plan<text:alphabetical-index-mark-end text:id="IMark108368952"/><text:alphabetical-index-mark-end text:id="IMark102205080"/><text:alphabetical-index-mark-end text:id="IMark111648888"/><text:alphabetical-index-mark-end text:id="IMark107755192"/><text:alphabetical-index-mark-end text:id="IMark105017112"/><text:alphabetical-index-mark-end text:id="IMark113255368"/> be<text:alphabetical-index-mark-start text:id="IMark118444072"/>lon<text:alphabetical-index-mark-end text:id="IMark118444072"/>gs each <text:alphabetical-index-mark-start text:id="IMark116723864"/><text:alphabetical-index-mark-start text:id="IMark114466552"/><text:alphabetical-index-mark-start text:id="IMark115955928"/>record<text:alphabetical-index-mark-end text:id="IMark115955928"/><text:alphabetical-index-mark-end text:id="IMark114466552"/><text:alphabetical-index-mark-end text:id="IMark116723864"/>.</text:p>
      <text:p text:style-name="Text_20_body"/>
      <text:p text:style-name="Text_20_body"><text:span text:style-name="T1">4.3.16.3.</text:span> <text:alphabetical-index-mark-start text:id="IMark108810472"/><text:alphabetical-index-mark-start text:id="IMark102315048"/><text:alphabetical-index-mark-start text:id="IMark98657592"/><text:span text:style-name="T82">Status</text:span><text:alphabetical-index-mark-end text:id="IMark98657592"/><text:alphabetical-index-mark-end text:id="IMark102315048"/><text:alphabetical-index-mark-end text:id="IMark108810472"/><text:span text:style-name="T209">: </text:span>if this <text:alphabetical-index-mark-start text:id="IMark118426664"/><text:alphabetical-index-mark-start text:id="IMark111417304"/>file<text:alphabetical-index-mark-end text:id="IMark111417304"/><text:alphabetical-index-mark-end text:id="IMark118426664"/>d holds the <text:alphabetical-index-mark-start text:id="IMark113370840"/><text:alphabetical-index-mark-start text:id="IMark100751352"/><text:alphabetical-index-mark-start text:id="IMark116193000"/>string<text:alphabetical-index-mark-end text:id="IMark116193000"/><text:alphabetical-index-mark-end text:id="IMark100751352"/><text:alphabetical-index-mark-end text:id="IMark113370840"/> ‘<text:alphabetical-index-mark-start text:id="IMark102542392"/><text:alphabetical-index-mark-start text:id="IMark113717832"/><text:alphabetical-index-mark-start text:id="IMark110907128"/>enabled<text:alphabetical-index-mark-end text:id="IMark110907128"/><text:alphabetical-index-mark-end text:id="IMark113717832"/><text:alphabetical-index-mark-end text:id="IMark102542392"/>’ then the <text:alphabetical-index-mark-start text:id="IMark98245384"/><text:alphabetical-index-mark-start text:id="IMark110203128"/><text:alphabetical-index-mark-start text:id="IMark97987368"/>record<text:alphabetical-index-mark-end text:id="IMark97987368"/><text:alphabetical-index-mark-end text:id="IMark110203128"/><text:alphabetical-index-mark-end text:id="IMark98245384"/> corresponding to a given <text:alphabetical-index-mark-start text:id="IMark113213800"/><text:alphabetical-index-mark-start text:id="IMark97003032"/><text:alphabetical-index-mark-start text:id="IMark93389992"/>waypoint<text:alphabetical-index-mark-end text:id="IMark93389992"/><text:alphabetical-index-mark-end text:id="IMark97003032"/><text:alphabetical-index-mark-end text:id="IMark113213800"/> is still on the <text:alphabetical-index-mark-start text:id="IMark116837944"/><text:alphabetical-index-mark-start text:id="IMark94411832"/><text:alphabetical-index-mark-start text:id="IMark101311736"/>ai<text:alphabetical-index-mark-start text:id="IMark111771864"/><text:alphabetical-index-mark-start text:id="IMark117959752"/><text:alphabetical-index-mark-start text:id="IMark111755128"/>plan<text:alphabetical-index-mark-end text:id="IMark111755128"/><text:alphabetical-index-mark-end text:id="IMark117959752"/><text:alphabetical-index-mark-end text:id="IMark111771864"/><text:alphabetical-index-mark-end text:id="IMark101311736"/><text:alphabetical-index-mark-end text:id="IMark94411832"/><text:alphabetical-index-mark-end text:id="IMark116837944"/> and its <text:alphabetical-index-mark-start text:id="IMark111506664"/><text:alphabetical-index-mark-start text:id="IMark105874808"/>data<text:alphabetical-index-mark-end text:id="IMark105874808"/><text:alphabetical-index-mark-end text:id="IMark111506664"/> has not been committed to the <text:alphabetical-index-mark-start text:id="IMark115188568"/><text:alphabetical-index-mark-start text:id="IMark121174472"/><text:alphabetical-index-mark-start text:id="IMark105203288"/><text:alphabetical-index-mark-start text:id="IMark101870600"/>AI<text:alphabetical-index-mark-end text:id="IMark101870600"/>E<text:alphabetical-index-mark-end text:id="IMark105203288"/><text:alphabetical-index-mark-end text:id="IMark121174472"/><text:alphabetical-index-mark-end text:id="IMark115188568"/> for processing.</text:p>
      <text:p text:style-name="Text_20_body"/>
      <text:p text:style-name="Text_20_body"/>
      <text:p text:style-name="Text_20_body"><text:span text:style-name="T1">4.3.16.4.</text:span> <text:span text:style-name="T82">Num</text:span><text:span text:style-name="T209">: </text:span><text:alphabetical-index-mark-start text:id="IMark101281672"/><text:alphabetical-index-mark-start text:id="IMark93927672"/><text:alphabetical-index-mark-start text:id="IMark112433304"/><text:span text:style-name="T209">key</text:span><text:alphabetical-index-mark-end text:id="IMark112433304"/><text:alphabetical-index-mark-end text:id="IMark93927672"/><text:alphabetical-index-mark-end text:id="IMark101281672"/><text:span text:style-name="T209"> </text:span><text:alphabetical-index-mark-start text:id="IMark121088264"/><text:alphabetical-index-mark-start text:id="IMark113699640"/><text:alphabetical-index-mark-start text:id="IMark113999928"/><text:span text:style-name="T209">value</text:span><text:alphabetical-index-mark-end text:id="IMark113999928"/><text:alphabetical-index-mark-end text:id="IMark113699640"/><text:alphabetical-index-mark-end text:id="IMark121088264"/><text:span text:style-name="T209"> that identifies each </text:span><text:alphabetical-index-mark-start text:id="IMark117773336"/><text:alphabetical-index-mark-start text:id="IMark94325384"/><text:alphabetical-index-mark-start text:id="IMark116367304"/><text:span text:style-name="T209">waypoint</text:span><text:alphabetical-index-mark-end text:id="IMark116367304"/><text:alphabetical-index-mark-end text:id="IMark94325384"/><text:alphabetical-index-mark-end text:id="IMark117773336"/><text:span text:style-name="T209">. This is not the same as the </text:span><text:span text:style-name="T85">Id</text:span><text:span text:style-name="T209"> field that identifies each </text:span><text:alphabetical-index-mark-start text:id="IMark98601464"/><text:alphabetical-index-mark-start text:id="IMark117294648"/><text:alphabetical-index-mark-start text:id="IMark110535096"/><text:span text:style-name="T209">record</text:span><text:alphabetical-index-mark-end text:id="IMark110535096"/><text:alphabetical-index-mark-end text:id="IMark117294648"/><text:alphabetical-index-mark-end text:id="IMark98601464"/><text:span text:style-name="T209">, since </text:span><text:alphabetical-index-mark-start text:id="IMark111540920"/><text:alphabetical-index-mark-start text:id="IMark115710312"/><text:alphabetical-index-mark-start text:id="IMark112827960"/><text:span text:style-name="T209">waypoint</text:span><text:alphabetical-index-mark-end text:id="IMark112827960"/><text:alphabetical-index-mark-end text:id="IMark115710312"/><text:alphabetical-index-mark-end text:id="IMark111540920"/><text:span text:style-name="T209">s from different </text:span><text:alphabetical-index-mark-start text:id="IMark117985928"/><text:alphabetical-index-mark-start text:id="IMark116912296"/><text:alphabetical-index-mark-start text:id="IMark116186360"/><text:span text:style-name="T209">ai</text:span><text:alphabetical-index-mark-start text:id="IMark117405880"/><text:alphabetical-index-mark-start text:id="IMark118436152"/><text:alphabetical-index-mark-start text:id="IMark111758728"/><text:span text:style-name="T209">plan</text:span><text:alphabetical-index-mark-end text:id="IMark111758728"/><text:alphabetical-index-mark-end text:id="IMark118436152"/><text:alphabetical-index-mark-end text:id="IMark117405880"/><text:alphabetical-index-mark-end text:id="IMark116186360"/><text:alphabetical-index-mark-end text:id="IMark116912296"/><text:alphabetical-index-mark-end text:id="IMark117985928"/><text:span text:style-name="T209">s could be </text:span><text:alphabetical-index-mark-start text:id="IMark112780488"/><text:alphabetical-index-mark-start text:id="IMark109962808"/><text:alphabetical-index-mark-start text:id="IMark96661768"/><text:span text:style-name="T209">load</text:span><text:alphabetical-index-mark-end text:id="IMark96661768"/><text:alphabetical-index-mark-end text:id="IMark109962808"/><text:alphabetical-index-mark-end text:id="IMark112780488"/><text:span text:style-name="T209">ed in different ways and </text:span><text:soft-page-break/><text:span text:style-name="T209">hence, a </text:span><text:alphabetical-index-mark-start text:id="IMark90334376"/><text:alphabetical-index-mark-start text:id="IMark118194456"/><text:alphabetical-index-mark-start text:id="IMark105739416"/><text:span text:style-name="T209">s</text:span><text:alphabetical-index-mark-start text:id="IMark116344968"/><text:span text:style-name="T209">equ</text:span><text:alphabetical-index-mark-end text:id="IMark116344968"/><text:span text:style-name="T209">ential</text:span><text:alphabetical-index-mark-end text:id="IMark105739416"/><text:alphabetical-index-mark-end text:id="IMark118194456"/><text:alphabetical-index-mark-end text:id="IMark90334376"/><text:span text:style-name="T209"> processing of each waypont </text:span><text:alphabetical-index-mark-start text:id="IMark96917144"/><text:alphabetical-index-mark-start text:id="IMark114599336"/><text:span text:style-name="T209">base</text:span><text:alphabetical-index-mark-end text:id="IMark114599336"/><text:alphabetical-index-mark-end text:id="IMark96917144"/><text:span text:style-name="T209">d on the </text:span><text:span text:style-name="T85">Id</text:span><text:span text:style-name="T209"> </text:span><text:alphabetical-index-mark-start text:id="IMark112457976"/><text:alphabetical-index-mark-start text:id="IMark115206232"/><text:alphabetical-index-mark-start text:id="IMark112339704"/><text:span text:style-name="T209">value</text:span><text:alphabetical-index-mark-end text:id="IMark112339704"/><text:alphabetical-index-mark-end text:id="IMark115206232"/><text:alphabetical-index-mark-end text:id="IMark112457976"/><text:span text:style-name="T209"> becomes un</text:span><text:alphabetical-index-mark-start text:id="IMark109613928"/><text:span text:style-name="T209">rel</text:span><text:alphabetical-index-mark-end text:id="IMark109613928"/><text:span text:style-name="T209">iable for that specifi purpose.</text:span></text:p>
      <text:p text:style-name="Text_20_body"/>
      <text:p text:style-name="Text_20_body"/>
      <text:p text:style-name="Text_20_body"><text:span text:style-name="T1">4.3.16.5.</text:span> <text:alphabetical-index-mark-start text:id="IMark108885000"/><text:alphabetical-index-mark-start text:id="IMark109053208"/><text:span text:style-name="T82">Lat</text:span><text:alphabetical-index-mark-end text:id="IMark109053208"/><text:alphabetical-index-mark-end text:id="IMark108885000"/><text:span text:style-name="T209">: </text:span><text:alphabetical-index-mark-start text:id="IMark113719368"/><text:alphabetical-index-mark-start text:id="IMark116372216"/><text:alphabetical-index-mark-start text:id="IMark60798584"/><text:alphabetical-index-mark-start text:id="IMark116282424"/>lat<text:alphabetical-index-mark-end text:id="IMark116282424"/>itude<text:alphabetical-index-mark-end text:id="IMark60798584"/><text:alphabetical-index-mark-end text:id="IMark116372216"/><text:alphabetical-index-mark-end text:id="IMark113719368"/> of the <text:alphabetical-index-mark-start text:id="IMark113961384"/><text:alphabetical-index-mark-start text:id="IMark121404904"/><text:alphabetical-index-mark-start text:id="IMark109796664"/><text:span text:style-name="T299">target</text:span><text:alphabetical-index-mark-end text:id="IMark109796664"/><text:alphabetical-index-mark-end text:id="IMark121404904"/><text:alphabetical-index-mark-end text:id="IMark113961384"/><text:span text:style-name="T299"> </text:span><text:alphabetical-index-mark-start text:id="IMark110749272"/><text:alphabetical-index-mark-start text:id="IMark117296056"/><text:alphabetical-index-mark-start text:id="IMark113573864"/>waypoint<text:alphabetical-index-mark-end text:id="IMark113573864"/><text:alphabetical-index-mark-end text:id="IMark117296056"/><text:alphabetical-index-mark-end text:id="IMark110749272"/> as projected over the <text:alphabetical-index-mark-start text:id="IMark108376904"/><text:alphabetical-index-mark-start text:id="IMark110566936"/><text:alphabetical-index-mark-start text:id="IMark112424648"/>surface<text:alphabetical-index-mark-end text:id="IMark112424648"/><text:alphabetical-index-mark-end text:id="IMark110566936"/><text:alphabetical-index-mark-end text:id="IMark108376904"/> of the <text:alphabetical-index-mark-start text:id="IMark118053224"/><text:alphabetical-index-mark-start text:id="IMark116182648"/><text:alphabetical-index-mark-start text:id="IMark100087048"/>R<text:alphabetical-index-mark-start text:id="IMark116818152"/><text:alphabetical-index-mark-start text:id="IMark108358424"/><text:alphabetical-index-mark-start text:id="IMark117069528"/>CB<text:alphabetical-index-mark-end text:id="IMark117069528"/><text:alphabetical-index-mark-end text:id="IMark108358424"/><text:alphabetical-index-mark-end text:id="IMark116818152"/><text:alphabetical-index-mark-end text:id="IMark100087048"/><text:alphabetical-index-mark-end text:id="IMark116182648"/><text:alphabetical-index-mark-end text:id="IMark118053224"/>.</text:p>
      <text:p text:style-name="Text_20_body"/>
      <text:p text:style-name="Text_20_body"/>
      <text:p text:style-name="Text_20_body"><text:span text:style-name="T1">4.3.16.6.</text:span> <text:alphabetical-index-mark-start text:id="IMark114945944"/><text:alphabetical-index-mark-start text:id="IMark114072280"/><text:span text:style-name="T82">Lon</text:span><text:alphabetical-index-mark-end text:id="IMark114072280"/><text:alphabetical-index-mark-end text:id="IMark114945944"/><text:span text:style-name="T209">: </text:span><text:alphabetical-index-mark-start text:id="IMark110735320"/><text:alphabetical-index-mark-start text:id="IMark117750536"/><text:alphabetical-index-mark-start text:id="IMark105288488"/><text:alphabetical-index-mark-start text:id="IMark115401592"/>lon<text:alphabetical-index-mark-end text:id="IMark115401592"/>gitude<text:alphabetical-index-mark-end text:id="IMark105288488"/><text:alphabetical-index-mark-end text:id="IMark117750536"/><text:alphabetical-index-mark-end text:id="IMark110735320"/> of the <text:alphabetical-index-mark-start text:id="IMark116158120"/><text:alphabetical-index-mark-start text:id="IMark116387480"/><text:alphabetical-index-mark-start text:id="IMark112300056"/><text:span text:style-name="T299">target</text:span><text:alphabetical-index-mark-end text:id="IMark112300056"/><text:alphabetical-index-mark-end text:id="IMark116387480"/><text:alphabetical-index-mark-end text:id="IMark116158120"/><text:span text:style-name="T299"> </text:span><text:alphabetical-index-mark-start text:id="IMark89000120"/><text:alphabetical-index-mark-start text:id="IMark96974776"/><text:alphabetical-index-mark-start text:id="IMark113941768"/>waypoint<text:alphabetical-index-mark-end text:id="IMark113941768"/><text:alphabetical-index-mark-end text:id="IMark96974776"/><text:alphabetical-index-mark-end text:id="IMark89000120"/> as projected over the <text:alphabetical-index-mark-start text:id="IMark112969960"/><text:alphabetical-index-mark-start text:id="IMark108883224"/><text:alphabetical-index-mark-start text:id="IMark116609384"/>surface<text:alphabetical-index-mark-end text:id="IMark116609384"/><text:alphabetical-index-mark-end text:id="IMark108883224"/><text:alphabetical-index-mark-end text:id="IMark112969960"/> of the <text:alphabetical-index-mark-start text:id="IMark112235736"/><text:alphabetical-index-mark-start text:id="IMark109948536"/><text:alphabetical-index-mark-start text:id="IMark111373592"/>R<text:alphabetical-index-mark-start text:id="IMark107757720"/><text:alphabetical-index-mark-start text:id="IMark112101512"/><text:alphabetical-index-mark-start text:id="IMark93224120"/>CB<text:alphabetical-index-mark-end text:id="IMark93224120"/><text:alphabetical-index-mark-end text:id="IMark112101512"/><text:alphabetical-index-mark-end text:id="IMark107757720"/><text:alphabetical-index-mark-end text:id="IMark111373592"/><text:alphabetical-index-mark-end text:id="IMark109948536"/><text:alphabetical-index-mark-end text:id="IMark112235736"/></text:p>
      <text:p text:style-name="Text_20_body"/>
      <text:p text:style-name="Text_20_body"/>
      <text:p text:style-name="Text_20_body"><text:span text:style-name="T1">4.3.16.7.</text:span> <text:alphabetical-index-mark-start text:id="IMark94853880"/><text:alphabetical-index-mark-start text:id="IMark115776488"/><text:span text:style-name="T82">Alt</text:span><text:alphabetical-index-mark-end text:id="IMark115776488"/><text:alphabetical-index-mark-end text:id="IMark94853880"/><text:span text:style-name="T209">: </text:span><text:alphabetical-index-mark-start text:id="IMark117105608"/><text:alphabetical-index-mark-start text:id="IMark113124552"/><text:alphabetical-index-mark-start text:id="IMark118455464"/><text:alphabetical-index-mark-start text:id="IMark108049512"/>alt<text:alphabetical-index-mark-end text:id="IMark108049512"/>itude<text:alphabetical-index-mark-end text:id="IMark118455464"/><text:alphabetical-index-mark-end text:id="IMark113124552"/><text:alphabetical-index-mark-end text:id="IMark117105608"/> r<text:alphabetical-index-mark-start text:id="IMark109770248"/>equ<text:alphabetical-index-mark-end text:id="IMark109770248"/>ired at the <text:alphabetical-index-mark-start text:id="IMark112379384"/><text:alphabetical-index-mark-start text:id="IMark112935560"/><text:alphabetical-index-mark-start text:id="IMark116207256"/>waypoint<text:alphabetical-index-mark-end text:id="IMark116207256"/><text:alphabetical-index-mark-end text:id="IMark112935560"/><text:alphabetical-index-mark-end text:id="IMark112379384"/> over the mean or <text:alphabetical-index-mark-start text:id="IMark111423768"/><text:alphabetical-index-mark-start text:id="IMark93007448"/><text:alphabetical-index-mark-start text:id="IMark99086584"/>surface<text:alphabetical-index-mark-end text:id="IMark99086584"/><text:alphabetical-index-mark-end text:id="IMark93007448"/><text:alphabetical-index-mark-end text:id="IMark111423768"/> <text:alphabetical-index-mark-start text:id="IMark111896984"/><text:alphabetical-index-mark-start text:id="IMark118435368"/><text:alphabetical-index-mark-start text:id="IMark110677800"/>level<text:alphabetical-index-mark-end text:id="IMark110677800"/><text:alphabetical-index-mark-end text:id="IMark118435368"/><text:alphabetical-index-mark-end text:id="IMark111896984"/> of the <text:alphabetical-index-mark-start text:id="IMark114460776"/><text:alphabetical-index-mark-start text:id="IMark115811832"/><text:alphabetical-index-mark-start text:id="IMark100759672"/>R<text:alphabetical-index-mark-start text:id="IMark113781064"/><text:alphabetical-index-mark-start text:id="IMark118368424"/><text:alphabetical-index-mark-start text:id="IMark108087448"/>CB<text:alphabetical-index-mark-end text:id="IMark108087448"/><text:alphabetical-index-mark-end text:id="IMark118368424"/><text:alphabetical-index-mark-end text:id="IMark113781064"/><text:alphabetical-index-mark-end text:id="IMark100759672"/><text:alphabetical-index-mark-end text:id="IMark115811832"/><text:alphabetical-index-mark-end text:id="IMark114460776"/>.</text:p>
      <text:p text:style-name="Text_20_body"/>
      <text:p text:style-name="Text_20_body"/>
      <text:p text:style-name="Text_20_body"><text:span text:style-name="T1">4.3.16.8.</text:span> <text:alphabetical-index-mark-start text:id="IMark110817672"/><text:alphabetical-index-mark-start text:id="IMark94418104"/><text:span text:style-name="T141">Dist</text:span><text:alphabetical-index-mark-end text:id="IMark94418104"/><text:alphabetical-index-mark-end text:id="IMark110817672"/><text:span text:style-name="T209">: </text:span><text:alphabetical-index-mark-start text:id="IMark111235144"/><text:span text:style-name="T209">dist</text:span><text:alphabetical-index-mark-end text:id="IMark111235144"/><text:span text:style-name="T209">ance to move with the </text:span><text:alphabetical-index-mark-start text:id="IMark115488040"/><text:alphabetical-index-mark-start text:id="IMark116781864"/><text:alphabetical-index-mark-start text:id="IMark115762344"/><text:span text:style-name="T209">bearing</text:span><text:alphabetical-index-mark-end text:id="IMark115762344"/><text:alphabetical-index-mark-end text:id="IMark116781864"/><text:alphabetical-index-mark-end text:id="IMark115488040"/><text:span text:style-name="T209"> expressed as the </text:span><text:alphabetical-index-mark-start text:id="IMark88054040"/><text:alphabetical-index-mark-start text:id="IMark111020776"/><text:alphabetical-index-mark-start text:id="IMark118276056"/><text:span text:style-name="T209">value</text:span><text:alphabetical-index-mark-end text:id="IMark118276056"/><text:alphabetical-index-mark-end text:id="IMark111020776"/><text:alphabetical-index-mark-end text:id="IMark88054040"/><text:span text:style-name="T209"> of </text:span><text:alphabetical-index-mark-start text:id="IMark94847784"/><text:alphabetical-index-mark-start text:id="IMark109577160"/><text:alphabetical-index-mark-start text:id="IMark101405976"/><text:span text:style-name="T85">Brg</text:span><text:alphabetical-index-mark-end text:id="IMark101405976"/><text:alphabetical-index-mark-end text:id="IMark109577160"/><text:alphabetical-index-mark-end text:id="IMark94847784"/><text:span text:style-name="T209"> field. This can be used to </text:span><text:alphabetical-index-mark-start text:id="IMark94548904"/><text:alphabetical-index-mark-start text:id="IMark93752456"/><text:alphabetical-index-mark-start text:id="IMark110120792"/><text:span text:style-name="T209">calcu</text:span><text:alphabetical-index-mark-start text:id="IMark118234024"/><text:span text:style-name="T209">lat</text:span><text:alphabetical-index-mark-end text:id="IMark118234024"/><text:span text:style-name="T209">e</text:span><text:alphabetical-index-mark-end text:id="IMark110120792"/><text:alphabetical-index-mark-end text:id="IMark93752456"/><text:alphabetical-index-mark-end text:id="IMark94548904"/><text:span text:style-name="T209"> </text:span><text:alphabetical-index-mark-start text:id="IMark101452600"/><text:alphabetical-index-mark-start text:id="IMark113449032"/><text:alphabetical-index-mark-start text:id="IMark112344840"/><text:span text:style-name="T209">target</text:span><text:alphabetical-index-mark-end text:id="IMark112344840"/><text:alphabetical-index-mark-end text:id="IMark113449032"/><text:alphabetical-index-mark-end text:id="IMark101452600"/><text:span text:style-name="T209"> </text:span><text:alphabetical-index-mark-start text:id="IMark114025864"/><text:alphabetical-index-mark-start text:id="IMark116676728"/><text:span text:style-name="T85">Lat</text:span><text:alphabetical-index-mark-end text:id="IMark116676728"/><text:alphabetical-index-mark-end text:id="IMark114025864"/><text:span text:style-name="T209"> and </text:span><text:alphabetical-index-mark-start text:id="IMark95810760"/><text:alphabetical-index-mark-start text:id="IMark95815736"/><text:span text:style-name="T85">Lon</text:span><text:alphabetical-index-mark-end text:id="IMark95815736"/><text:alphabetical-index-mark-end text:id="IMark95810760"/><text:span text:style-name="T209"> </text:span><text:alphabetical-index-mark-start text:id="IMark96724376"/><text:alphabetical-index-mark-start text:id="IMark111039432"/><text:alphabetical-index-mark-start text:id="IMark121136424"/><text:span text:style-name="T209">value</text:span><text:alphabetical-index-mark-end text:id="IMark121136424"/><text:alphabetical-index-mark-end text:id="IMark111039432"/><text:alphabetical-index-mark-end text:id="IMark96724376"/><text:span text:style-name="T209">s.</text:span></text:p>
      <text:p text:style-name="Text_20_body"/>
      <text:p text:style-name="Text_20_body"/>
      <text:p text:style-name="P11"><text:span text:style-name="T1">4.3.16.</text:span><text:span text:style-name="T47">9</text:span><text:span text:style-name="T1">.</text:span> <text:alphabetical-index-mark-start text:id="IMark112344056"/><text:alphabetical-index-mark-start text:id="IMark116644136"/><text:alphabetical-index-mark-start text:id="IMark114960312"/><text:span text:style-name="T141">Time</text:span><text:alphabetical-index-mark-end text:id="IMark114960312"/><text:alphabetical-index-mark-end text:id="IMark116644136"/><text:alphabetical-index-mark-end text:id="IMark112344056"/><text:span text:style-name="T209">: </text:span><text:alphabetical-index-mark-start text:id="IMark97028616"/><text:alphabetical-index-mark-start text:id="IMark94508808"/><text:alphabetical-index-mark-start text:id="IMark114961720"/><text:span text:style-name="T209">time</text:span><text:alphabetical-index-mark-end text:id="IMark114961720"/><text:alphabetical-index-mark-end text:id="IMark94508808"/><text:alphabetical-index-mark-end text:id="IMark97028616"/><text:span text:style-name="T209"> to move with the </text:span><text:alphabetical-index-mark-start text:id="IMark109628456"/><text:alphabetical-index-mark-start text:id="IMark100973160"/><text:alphabetical-index-mark-start text:id="IMark111919816"/><text:span text:style-name="T209">bearing</text:span><text:alphabetical-index-mark-end text:id="IMark111919816"/><text:alphabetical-index-mark-end text:id="IMark100973160"/><text:alphabetical-index-mark-end text:id="IMark109628456"/><text:span text:style-name="T209"> expressed as the </text:span><text:alphabetical-index-mark-start text:id="IMark111059160"/><text:alphabetical-index-mark-start text:id="IMark97575640"/><text:alphabetical-index-mark-start text:id="IMark101370792"/><text:span text:style-name="T209">value</text:span><text:alphabetical-index-mark-end text:id="IMark101370792"/><text:alphabetical-index-mark-end text:id="IMark97575640"/><text:alphabetical-index-mark-end text:id="IMark111059160"/><text:span text:style-name="T209"> of </text:span><text:alphabetical-index-mark-start text:id="IMark112479592"/><text:alphabetical-index-mark-start text:id="IMark115825688"/><text:alphabetical-index-mark-start text:id="IMark97071272"/><text:span text:style-name="T85">Brg</text:span><text:alphabetical-index-mark-end text:id="IMark97071272"/><text:alphabetical-index-mark-end text:id="IMark115825688"/><text:alphabetical-index-mark-end text:id="IMark112479592"/><text:span text:style-name="T209"> field. This can be used to </text:span><text:alphabetical-index-mark-start text:id="IMark112290472"/><text:alphabetical-index-mark-start text:id="IMark121050344"/><text:alphabetical-index-mark-start text:id="IMark111570232"/><text:span text:style-name="T209">calcu</text:span><text:alphabetical-index-mark-start text:id="IMark70796312"/><text:span text:style-name="T209">lat</text:span><text:alphabetical-index-mark-end text:id="IMark70796312"/><text:span text:style-name="T209">e</text:span><text:alphabetical-index-mark-end text:id="IMark111570232"/><text:alphabetical-index-mark-end text:id="IMark121050344"/><text:alphabetical-index-mark-end text:id="IMark112290472"/><text:span text:style-name="T209"> </text:span><text:alphabetical-index-mark-start text:id="IMark114221624"/><text:alphabetical-index-mark-start text:id="IMark109832056"/><text:alphabetical-index-mark-start text:id="IMark117153944"/><text:span text:style-name="T209">target</text:span><text:alphabetical-index-mark-end text:id="IMark117153944"/><text:alphabetical-index-mark-end text:id="IMark109832056"/><text:alphabetical-index-mark-end text:id="IMark114221624"/><text:span text:style-name="T209"> </text:span><text:alphabetical-index-mark-start text:id="IMark90411176"/><text:alphabetical-index-mark-start text:id="IMark101864856"/><text:span text:style-name="T85">Lat</text:span><text:alphabetical-index-mark-end text:id="IMark101864856"/><text:alphabetical-index-mark-end text:id="IMark90411176"/><text:span text:style-name="T209"> and </text:span><text:alphabetical-index-mark-start text:id="IMark92520232"/><text:alphabetical-index-mark-start text:id="IMark105872840"/><text:span text:style-name="T85">Lon</text:span><text:alphabetical-index-mark-end text:id="IMark105872840"/><text:alphabetical-index-mark-end text:id="IMark92520232"/><text:span text:style-name="T209"> </text:span><text:alphabetical-index-mark-start text:id="IMark116886216"/><text:alphabetical-index-mark-start text:id="IMark109093112"/><text:alphabetical-index-mark-start text:id="IMark109563560"/><text:span text:style-name="T209">value</text:span><text:alphabetical-index-mark-end text:id="IMark109563560"/><text:alphabetical-index-mark-end text:id="IMark109093112"/><text:alphabetical-index-mark-end text:id="IMark116886216"/><text:span text:style-name="T209">s.</text:span></text:p>
      <text:p text:style-name="Text_20_body"/>
      <text:p text:style-name="Text_20_body"/>
      <text:p text:style-name="Text_20_body"><text:span text:style-name="T1">4.3.16.</text:span><text:span text:style-name="T47">10</text:span><text:span text:style-name="T1">.</text:span> <text:alphabetical-index-mark-start text:id="IMark111002392"/><text:alphabetical-index-mark-start text:id="IMark118353032"/><text:span text:style-name="T141">Speed</text:span><text:alphabetical-index-mark-end text:id="IMark118353032"/><text:alphabetical-index-mark-end text:id="IMark111002392"/><text:span text:style-name="T209">: this </text:span><text:alphabetical-index-mark-start text:id="IMark115113656"/><text:alphabetical-index-mark-start text:id="IMark91930744"/><text:alphabetical-index-mark-start text:id="IMark113643784"/><text:span text:style-name="T209">value</text:span><text:alphabetical-index-mark-end text:id="IMark113643784"/><text:alphabetical-index-mark-end text:id="IMark91930744"/><text:alphabetical-index-mark-end text:id="IMark115113656"/><text:span text:style-name="T209"> will be passed to the </text:span><text:alphabetical-index-mark-start text:id="IMark101168744"/><text:alphabetical-index-mark-start text:id="IMark92771256"/><text:alphabetical-index-mark-start text:id="IMark109068056"/><text:span text:style-name="T85">Value</text:span><text:alphabetical-index-mark-end text:id="IMark109068056"/><text:alphabetical-index-mark-end text:id="IMark92771256"/><text:alphabetical-index-mark-end text:id="IMark101168744"/><text:span text:style-name="T209"> field of </text:span><text:alphabetical-index-mark-start text:id="IMark116451704"/><text:alphabetical-index-mark-start text:id="IMark104441960"/><text:alphabetical-index-mark-start text:id="IMark99024024"/><text:span text:style-name="T209">fact</text:span><text:alphabetical-index-mark-end text:id="IMark99024024"/><text:alphabetical-index-mark-end text:id="IMark104441960"/><text:alphabetical-index-mark-end text:id="IMark116451704"/><text:span text:style-name="T209"> </text:span><text:alphabetical-index-mark-start text:id="IMark110306488"/><text:alphabetical-index-mark-start text:id="IMark109248744"/><text:span text:style-name="T85">tgt</text:span><text:alphabetical-index-mark-end text:id="IMark109248744"/><text:alphabetical-index-mark-end text:id="IMark110306488"/><text:span text:style-name="T85">_</text:span><text:alphabetical-index-mark-start text:id="IMark113569304"/><text:alphabetical-index-mark-start text:id="IMark110758712"/><text:span text:style-name="T85">speed</text:span><text:alphabetical-index-mark-end text:id="IMark110758712"/><text:alphabetical-index-mark-end text:id="IMark113569304"/><text:span text:style-name="T209">.</text:span></text:p>
      <text:p text:style-name="Text_20_body"/>
      <text:p text:style-name="Text_20_body"/>
      <text:p text:style-name="Text_20_body"><text:span text:style-name="T1">4.3.16.</text:span><text:span text:style-name="T47">11</text:span><text:span text:style-name="T1">.</text:span> <text:alphabetical-index-mark-start text:id="IMark112729272"/><text:alphabetical-index-mark-start text:id="IMark113915336"/><text:alphabetical-index-mark-start text:id="IMark112413848"/><text:span text:style-name="T141">Action</text:span><text:alphabetical-index-mark-end text:id="IMark112413848"/><text:alphabetical-index-mark-end text:id="IMark113915336"/><text:alphabetical-index-mark-end text:id="IMark112729272"/><text:span text:style-name="T209">: if its </text:span><text:alphabetical-index-mark-start text:id="IMark111496088"/><text:alphabetical-index-mark-start text:id="IMark116420104"/><text:alphabetical-index-mark-start text:id="IMark115297384"/><text:span text:style-name="T209">value</text:span><text:alphabetical-index-mark-end text:id="IMark115297384"/><text:alphabetical-index-mark-end text:id="IMark116420104"/><text:alphabetical-index-mark-end text:id="IMark111496088"/><text:span text:style-name="T209"> is zero, execution of the </text:span><text:alphabetical-index-mark-start text:id="IMark70911848"/><text:alphabetical-index-mark-start text:id="IMark115432808"/><text:alphabetical-index-mark-start text:id="IMark114486632"/><text:span text:style-name="T209">ai</text:span><text:alphabetical-index-mark-start text:id="IMark94934744"/><text:alphabetical-index-mark-start text:id="IMark97838216"/><text:alphabetical-index-mark-start text:id="IMark118002600"/><text:span text:style-name="T209">plan</text:span><text:alphabetical-index-mark-end text:id="IMark118002600"/><text:alphabetical-index-mark-end text:id="IMark97838216"/><text:alphabetical-index-mark-end text:id="IMark94934744"/><text:alphabetical-index-mark-end text:id="IMark114486632"/><text:alphabetical-index-mark-end text:id="IMark115432808"/><text:alphabetical-index-mark-end text:id="IMark70911848"/><text:span text:style-name="T209"> will stop at the </text:span><text:alphabetical-index-mark-start text:id="IMark115476856"/><text:span text:style-name="T209">re</text:span><text:alphabetical-index-mark-start text:id="IMark114177592"/><text:span text:style-name="T209">l</text:span><text:alphabetical-index-mark-end text:id="IMark115476856"/><text:span text:style-name="T209">at</text:span><text:alphabetical-index-mark-end text:id="IMark114177592"/><text:span text:style-name="T209">ed </text:span><text:alphabetical-index-mark-start text:id="IMark109307512"/><text:alphabetical-index-mark-start text:id="IMark110370664"/><text:alphabetical-index-mark-start text:id="IMark105060392"/><text:span text:style-name="T209">waypoint</text:span><text:alphabetical-index-mark-end text:id="IMark105060392"/><text:alphabetical-index-mark-end text:id="IMark110370664"/><text:alphabetical-index-mark-end text:id="IMark109307512"/><text:span text:style-name="T209">.</text:span></text:p>
      <text:p text:style-name="Text_20_body"/>
      <text:p text:style-name="Text_20_body"/>
      <text:p text:style-name="Text_20_body"><text:span text:style-name="T1">4.3.16.</text:span><text:span text:style-name="T47">12</text:span><text:span text:style-name="T1">.</text:span> <text:alphabetical-index-mark-start text:id="IMark110113416"/><text:alphabetical-index-mark-start text:id="IMark104781800"/><text:alphabetical-index-mark-start text:id="IMark95344536"/><text:span text:style-name="T141">Brg</text:span><text:alphabetical-index-mark-end text:id="IMark95344536"/><text:alphabetical-index-mark-end text:id="IMark104781800"/><text:alphabetical-index-mark-end text:id="IMark110113416"/><text:span text:style-name="T209">: this </text:span><text:alphabetical-index-mark-start text:id="IMark112927032"/><text:alphabetical-index-mark-start text:id="IMark110615272"/><text:alphabetical-index-mark-start text:id="IMark114673976"/><text:span text:style-name="T209">value</text:span><text:alphabetical-index-mark-end text:id="IMark114673976"/><text:alphabetical-index-mark-end text:id="IMark110615272"/><text:alphabetical-index-mark-end text:id="IMark112927032"/><text:span text:style-name="T209"> will be passed to the </text:span><text:alphabetical-index-mark-start text:id="IMark121250440"/><text:alphabetical-index-mark-start text:id="IMark114574360"/><text:alphabetical-index-mark-start text:id="IMark116297496"/><text:span text:style-name="T85">Value</text:span><text:alphabetical-index-mark-end text:id="IMark116297496"/><text:alphabetical-index-mark-end text:id="IMark114574360"/><text:alphabetical-index-mark-end text:id="IMark121250440"/><text:span text:style-name="T209"> field of </text:span><text:alphabetical-index-mark-start text:id="IMark112029064"/><text:alphabetical-index-mark-start text:id="IMark119796856"/><text:alphabetical-index-mark-start text:id="IMark108223112"/><text:span text:style-name="T209">fact</text:span><text:alphabetical-index-mark-end text:id="IMark108223112"/><text:alphabetical-index-mark-end text:id="IMark119796856"/><text:alphabetical-index-mark-end text:id="IMark112029064"/><text:span text:style-name="T209"> </text:span><text:alphabetical-index-mark-start text:id="IMark115713496"/><text:alphabetical-index-mark-start text:id="IMark109605608"/><text:span text:style-name="T85">tgt</text:span><text:alphabetical-index-mark-end text:id="IMark109605608"/><text:alphabetical-index-mark-end text:id="IMark115713496"/><text:span text:style-name="T85">_</text:span><text:alphabetical-index-mark-start text:id="IMark110958088"/><text:alphabetical-index-mark-start text:id="IMark113709256"/><text:span text:style-name="T85">speed</text:span><text:alphabetical-index-mark-end text:id="IMark113709256"/><text:alphabetical-index-mark-end text:id="IMark110958088"/><text:span text:style-name="T209">.</text:span></text:p>
      <text:p text:style-name="Text_20_body"/>
      <text:p text:style-name="Text_20_body"/>
      <text:p text:style-name="Text_20_body"><text:soft-page-break/><text:span text:style-name="T1">4.3.16.</text:span><text:span text:style-name="T47">13</text:span><text:span text:style-name="T1">.</text:span> <text:alphabetical-index-mark-start text:id="IMark113458760"/><text:alphabetical-index-mark-start text:id="IMark97714696"/><text:alphabetical-index-mark-start text:id="IMark101862408"/><text:alphabetical-index-mark-start text:id="IMark97015480"/><text:span text:style-name="T141">Max</text:span><text:alphabetical-index-mark-end text:id="IMark97015480"/><text:span text:style-name="T141">Radius</text:span><text:alphabetical-index-mark-end text:id="IMark101862408"/><text:alphabetical-index-mark-end text:id="IMark97714696"/><text:alphabetical-index-mark-end text:id="IMark113458760"/><text:span text:style-name="T209">: the </text:span><text:alphabetical-index-mark-start text:id="IMark101348552"/><text:alphabetical-index-mark-start text:id="IMark104618184"/><text:alphabetical-index-mark-start text:id="IMark113856136"/><text:alphabetical-index-mark-start text:id="IMark114210616"/><text:span text:style-name="T209">AI</text:span><text:alphabetical-index-mark-end text:id="IMark114210616"/><text:span text:style-name="T209">E</text:span><text:alphabetical-index-mark-end text:id="IMark113856136"/><text:alphabetical-index-mark-end text:id="IMark104618184"/><text:alphabetical-index-mark-end text:id="IMark101348552"/><text:span text:style-name="T209"> will make corrections to reach the </text:span><text:alphabetical-index-mark-start text:id="IMark113996888"/><text:alphabetical-index-mark-start text:id="IMark110724632"/><text:alphabetical-index-mark-start text:id="IMark110590712"/><text:span text:style-name="T209">waypoint</text:span><text:alphabetical-index-mark-end text:id="IMark110590712"/><text:alphabetical-index-mark-end text:id="IMark110724632"/><text:alphabetical-index-mark-end text:id="IMark113996888"/><text:span text:style-name="T209"> defined by </text:span><text:alphabetical-index-mark-start text:id="IMark111287176"/><text:alphabetical-index-mark-start text:id="IMark114676840"/><text:span text:style-name="T85">Lat</text:span><text:alphabetical-index-mark-end text:id="IMark114676840"/><text:alphabetical-index-mark-end text:id="IMark111287176"/><text:span text:style-name="T209">, </text:span><text:alphabetical-index-mark-start text:id="IMark95261208"/><text:alphabetical-index-mark-start text:id="IMark117143592"/><text:span text:style-name="T85">Lon</text:span><text:alphabetical-index-mark-end text:id="IMark117143592"/><text:alphabetical-index-mark-end text:id="IMark95261208"/><text:span text:style-name="T209"> and </text:span><text:alphabetical-index-mark-start text:id="IMark111392616"/><text:alphabetical-index-mark-start text:id="IMark110144248"/><text:span text:style-name="T85">Alt</text:span><text:alphabetical-index-mark-end text:id="IMark110144248"/><text:alphabetical-index-mark-end text:id="IMark111392616"/><text:span text:style-name="T209">. </text:span><text:alphabetical-index-mark-start text:id="IMark114647576"/><text:alphabetical-index-mark-start text:id="IMark118197496"/><text:alphabetical-index-mark-start text:id="IMark96655624"/><text:alphabetical-index-mark-start text:id="IMark108278408"/><text:span text:style-name="T85">Max</text:span><text:alphabetical-index-mark-end text:id="IMark108278408"/><text:span text:style-name="T85">Radius</text:span><text:alphabetical-index-mark-end text:id="IMark96655624"/><text:alphabetical-index-mark-end text:id="IMark118197496"/><text:alphabetical-index-mark-end text:id="IMark114647576"/><text:span text:style-name="T209"> deter</text:span><text:alphabetical-index-mark-start text:id="IMark110368280"/><text:span text:style-name="T209">min</text:span><text:alphabetical-index-mark-end text:id="IMark110368280"/><text:span text:style-name="T209">es the sphere of accep</text:span><text:alphabetical-index-mark-start text:id="IMark101156616"/><text:alphabetical-index-mark-start text:id="IMark115230536"/><text:alphabetical-index-mark-start text:id="IMark111163192"/><text:span text:style-name="T209">table</text:span><text:alphabetical-index-mark-end text:id="IMark111163192"/><text:alphabetical-index-mark-end text:id="IMark115230536"/><text:alphabetical-index-mark-end text:id="IMark101156616"/><text:span text:style-name="T209"> error around the </text:span><text:alphabetical-index-mark-start text:id="IMark92818920"/><text:alphabetical-index-mark-start text:id="IMark96671768"/><text:alphabetical-index-mark-start text:id="IMark101167016"/><text:span text:style-name="T209">waypoint</text:span><text:alphabetical-index-mark-end text:id="IMark101167016"/><text:alphabetical-index-mark-end text:id="IMark96671768"/><text:alphabetical-index-mark-end text:id="IMark92818920"/><text:span text:style-name="T209">, meaning that once the ship is within that sphere with regards to the </text:span><text:alphabetical-index-mark-start text:id="IMark113844664"/><text:alphabetical-index-mark-start text:id="IMark114859192"/><text:alphabetical-index-mark-start text:id="IMark101487704"/><text:span text:style-name="T209">waypoint</text:span><text:alphabetical-index-mark-end text:id="IMark101487704"/><text:alphabetical-index-mark-end text:id="IMark114859192"/><text:alphabetical-index-mark-end text:id="IMark113844664"/><text:span text:style-name="T209">, it will stop trying to navigate to the point and instead, jump to the next </text:span><text:alphabetical-index-mark-start text:id="IMark113016936"/><text:alphabetical-index-mark-start text:id="IMark112635224"/><text:alphabetical-index-mark-start text:id="IMark115890104"/><text:span text:style-name="T209">waypoint</text:span><text:alphabetical-index-mark-end text:id="IMark115890104"/><text:alphabetical-index-mark-end text:id="IMark112635224"/><text:alphabetical-index-mark-end text:id="IMark113016936"/><text:span text:style-name="T209"> as deter</text:span><text:alphabetical-index-mark-start text:id="IMark100705208"/><text:span text:style-name="T209">min</text:span><text:alphabetical-index-mark-end text:id="IMark100705208"/><text:span text:style-name="T209">ed by the </text:span><text:span text:style-name="T85">Next</text:span><text:span text:style-name="T209"> field.</text:span></text:p>
      <text:p text:style-name="Text_20_body"/>
      <text:p text:style-name="Text_20_body"/>
      <text:p text:style-name="P11"><text:span text:style-name="T1">4.3.16.</text:span><text:span text:style-name="T47">14</text:span><text:span text:style-name="T1">.</text:span> <text:span text:style-name="T141">Next</text:span><text:span text:style-name="T209">: </text:span>describes the <text:alphabetical-index-mark-start text:id="IMark111173672"/><text:alphabetical-index-mark-start text:id="IMark110359960"/><text:alphabetical-index-mark-start text:id="IMark92949512"/>order<text:alphabetical-index-mark-end text:id="IMark92949512"/><text:alphabetical-index-mark-end text:id="IMark110359960"/><text:alphabetical-index-mark-end text:id="IMark111173672"/> of execution. <text:span text:style-name="T300">After the current </text:span><text:alphabetical-index-mark-start text:id="IMark94129288"/><text:alphabetical-index-mark-start text:id="IMark115968536"/><text:alphabetical-index-mark-start text:id="IMark111640056"/><text:span text:style-name="T300">waypoint</text:span><text:alphabetical-index-mark-end text:id="IMark111640056"/><text:alphabetical-index-mark-end text:id="IMark115968536"/><text:alphabetical-index-mark-end text:id="IMark94129288"/><text:span text:style-name="T300"> </text:span><text:span text:style-name="T142">k</text:span><text:span text:style-name="T300">, t</text:span>he <text:alphabetical-index-mark-start text:id="IMark94474664"/><text:alphabetical-index-mark-start text:id="IMark112886008"/><text:alphabetical-index-mark-start text:id="IMark113769768"/><text:alphabetical-index-mark-start text:id="IMark111741160"/>AI<text:alphabetical-index-mark-end text:id="IMark111741160"/>E<text:alphabetical-index-mark-end text:id="IMark113769768"/><text:alphabetical-index-mark-end text:id="IMark112886008"/><text:alphabetical-index-mark-end text:id="IMark94474664"/> will always attempt to process <text:span text:style-name="T300">a</text:span> <text:span text:style-name="T300">given </text:span><text:alphabetical-index-mark-start text:id="IMark100019592"/><text:alphabetical-index-mark-start text:id="IMark93957704"/><text:alphabetical-index-mark-start text:id="IMark95651736"/><text:span text:style-name="T300">record</text:span><text:alphabetical-index-mark-end text:id="IMark95651736"/><text:alphabetical-index-mark-end text:id="IMark93957704"/><text:alphabetical-index-mark-end text:id="IMark100019592"/><text:span text:style-name="T300"> </text:span><text:span text:style-name="T142">n</text:span><text:span text:style-name="T300"> given that </text:span><text:span text:style-name="T142">n &gt;= k +1</text:span><text:span text:style-name="T300">, so that </text:span><text:span text:style-name="T142">Next</text:span><text:span text:style-name="T301">k</text:span><text:span text:style-name="T142"> </text:span><text:span text:style-name="T144">← </text:span><text:span text:style-name="T142">Num</text:span><text:span text:style-name="T301">n</text:span><text:span text:style-name="T300"> after sorting the </text:span><text:alphabetical-index-mark-start text:id="IMark115173384"/><text:alphabetical-index-mark-start text:id="IMark113219048"/><text:alphabetical-index-mark-start text:id="IMark118504328"/><text:span text:style-name="T300">ai</text:span><text:alphabetical-index-mark-start text:id="IMark112376184"/><text:alphabetical-index-mark-start text:id="IMark109652824"/><text:alphabetical-index-mark-start text:id="IMark109362680"/><text:span text:style-name="T300">plan</text:span><text:alphabetical-index-mark-end text:id="IMark109362680"/><text:alphabetical-index-mark-end text:id="IMark109652824"/><text:alphabetical-index-mark-end text:id="IMark112376184"/><text:alphabetical-index-mark-end text:id="IMark118504328"/><text:alphabetical-index-mark-end text:id="IMark113219048"/><text:alphabetical-index-mark-end text:id="IMark115173384"/><text:span text:style-name="T300"> </text:span><text:alphabetical-index-mark-start text:id="IMark115611112"/><text:alphabetical-index-mark-start text:id="IMark93506280"/><text:alphabetical-index-mark-start text:id="IMark111452040"/><text:span text:style-name="T300">record</text:span><text:alphabetical-index-mark-end text:id="IMark111452040"/><text:alphabetical-index-mark-end text:id="IMark93506280"/><text:alphabetical-index-mark-end text:id="IMark115611112"/><text:span text:style-name="T300">s ascending by </text:span><text:span text:style-name="T142">Num</text:span><text:span text:style-name="T300"> </text:span><text:alphabetical-index-mark-start text:id="IMark108865416"/><text:alphabetical-index-mark-start text:id="IMark79022664"/><text:alphabetical-index-mark-start text:id="IMark116475256"/><text:span text:style-name="T300">value</text:span><text:alphabetical-index-mark-end text:id="IMark116475256"/><text:alphabetical-index-mark-end text:id="IMark79022664"/><text:alphabetical-index-mark-end text:id="IMark108865416"/><text:span text:style-name="T300"> and eli</text:span><text:alphabetical-index-mark-start text:id="IMark92260040"/><text:span text:style-name="T300">min</text:span><text:alphabetical-index-mark-end text:id="IMark92260040"/><text:span text:style-name="T300">ating those </text:span><text:alphabetical-index-mark-start text:id="IMark117762328"/><text:alphabetical-index-mark-start text:id="IMark118256568"/><text:alphabetical-index-mark-start text:id="IMark121108616"/><text:span text:style-name="T300">record</text:span><text:alphabetical-index-mark-end text:id="IMark121108616"/><text:alphabetical-index-mark-end text:id="IMark118256568"/><text:alphabetical-index-mark-end text:id="IMark117762328"/><text:span text:style-name="T300">s with </text:span><text:alphabetical-index-mark-start text:id="IMark110693912"/><text:alphabetical-index-mark-start text:id="IMark95970648"/><text:alphabetical-index-mark-start text:id="IMark105272280"/><text:span text:style-name="T142">Status</text:span><text:alphabetical-index-mark-end text:id="IMark105272280"/><text:alphabetical-index-mark-end text:id="IMark95970648"/><text:alphabetical-index-mark-end text:id="IMark110693912"/><text:span text:style-name="T142"> != ‘</text:span><text:alphabetical-index-mark-start text:id="IMark98428856"/><text:alphabetical-index-mark-start text:id="IMark109922808"/><text:alphabetical-index-mark-start text:id="IMark115678024"/><text:span text:style-name="T142">enabled</text:span><text:alphabetical-index-mark-end text:id="IMark115678024"/><text:alphabetical-index-mark-end text:id="IMark109922808"/><text:alphabetical-index-mark-end text:id="IMark98428856"/><text:span text:style-name="T142">’</text:span>. <text:span text:style-name="T302">In other words, the </text:span><text:alphabetical-index-mark-start text:id="IMark101359896"/><text:alphabetical-index-mark-start text:id="IMark111765608"/><text:alphabetical-index-mark-start text:id="IMark114402232"/><text:span text:style-name="T302">record</text:span><text:alphabetical-index-mark-end text:id="IMark114402232"/><text:alphabetical-index-mark-end text:id="IMark111765608"/><text:alphabetical-index-mark-end text:id="IMark101359896"/><text:span text:style-name="T302">s corresponding to an </text:span><text:alphabetical-index-mark-start text:id="IMark109599352"/><text:alphabetical-index-mark-start text:id="IMark112442760"/><text:alphabetical-index-mark-start text:id="IMark114029368"/><text:span text:style-name="T302">ai</text:span><text:alphabetical-index-mark-start text:id="IMark111114152"/><text:alphabetical-index-mark-start text:id="IMark101147976"/><text:alphabetical-index-mark-start text:id="IMark113596344"/><text:span text:style-name="T302">plan</text:span><text:alphabetical-index-mark-end text:id="IMark113596344"/><text:alphabetical-index-mark-end text:id="IMark101147976"/><text:alphabetical-index-mark-end text:id="IMark111114152"/><text:alphabetical-index-mark-end text:id="IMark114029368"/><text:alphabetical-index-mark-end text:id="IMark112442760"/><text:alphabetical-index-mark-end text:id="IMark109599352"/><text:span text:style-name="T302"> will be sorted by their </text:span><text:span text:style-name="T143">Num</text:span><text:span text:style-name="T302"> </text:span><text:alphabetical-index-mark-start text:id="IMark109345848"/><text:alphabetical-index-mark-start text:id="IMark109764232"/><text:alphabetical-index-mark-start text:id="IMark109297688"/><text:span text:style-name="T302">value</text:span><text:alphabetical-index-mark-end text:id="IMark109297688"/><text:alphabetical-index-mark-end text:id="IMark109764232"/><text:alphabetical-index-mark-end text:id="IMark109345848"/><text:span text:style-name="T302">s, then those with </text:span><text:alphabetical-index-mark-start text:id="IMark112402376"/><text:alphabetical-index-mark-start text:id="IMark70803912"/><text:alphabetical-index-mark-start text:id="IMark120979432"/><text:span text:style-name="T143">Status</text:span><text:alphabetical-index-mark-end text:id="IMark120979432"/><text:alphabetical-index-mark-end text:id="IMark70803912"/><text:alphabetical-index-mark-end text:id="IMark112402376"/><text:span text:style-name="T143"> = ‘</text:span><text:alphabetical-index-mark-start text:id="IMark101260504"/><text:alphabetical-index-mark-start text:id="IMark118163272"/><text:alphabetical-index-mark-start text:id="IMark115318152"/><text:span text:style-name="T143">enabled</text:span><text:alphabetical-index-mark-end text:id="IMark115318152"/><text:alphabetical-index-mark-end text:id="IMark118163272"/><text:alphabetical-index-mark-end text:id="IMark101260504"/><text:span text:style-name="T143">’</text:span><text:span text:style-name="T302"> will be </text:span><text:alphabetical-index-mark-start text:id="IMark121288488"/><text:alphabetical-index-mark-start text:id="IMark110716840"/><text:alphabetical-index-mark-start text:id="IMark110442088"/><text:span text:style-name="T302">SELECT</text:span><text:alphabetical-index-mark-end text:id="IMark110442088"/><text:alphabetical-index-mark-end text:id="IMark110716840"/><text:alphabetical-index-mark-end text:id="IMark121288488"/><text:span text:style-name="T302">ed and each </text:span><text:alphabetical-index-mark-start text:id="IMark114347608"/><text:alphabetical-index-mark-start text:id="IMark111214056"/><text:alphabetical-index-mark-start text:id="IMark111699368"/><text:span text:style-name="T302">record</text:span><text:alphabetical-index-mark-end text:id="IMark111699368"/><text:alphabetical-index-mark-end text:id="IMark111214056"/><text:alphabetical-index-mark-end text:id="IMark114347608"/><text:span text:style-name="T302"> listed on the </text:span><text:alphabetical-index-mark-start text:id="IMark118343752"/><text:alphabetical-index-mark-start text:id="IMark99148072"/><text:alphabetical-index-mark-start text:id="IMark116539768"/><text:span text:style-name="T302">SELECT</text:span><text:alphabetical-index-mark-end text:id="IMark116539768"/><text:alphabetical-index-mark-end text:id="IMark99148072"/><text:alphabetical-index-mark-end text:id="IMark118343752"/><text:span text:style-name="T302">ion will be assigned a </text:span><text:span text:style-name="T143">Next</text:span><text:span text:style-name="T302"> </text:span><text:alphabetical-index-mark-start text:id="IMark96158232"/><text:alphabetical-index-mark-start text:id="IMark107737672"/><text:alphabetical-index-mark-start text:id="IMark112817192"/><text:span text:style-name="T302">value</text:span><text:alphabetical-index-mark-end text:id="IMark112817192"/><text:alphabetical-index-mark-end text:id="IMark107737672"/><text:alphabetical-index-mark-end text:id="IMark96158232"/><text:span text:style-name="T302"> </text:span><text:alphabetical-index-mark-start text:id="IMark116827224"/><text:span text:style-name="T302">equ</text:span><text:alphabetical-index-mark-end text:id="IMark116827224"/><text:span text:style-name="T302">al to the </text:span><text:span text:style-name="T143">Num</text:span><text:span text:style-name="T302"> </text:span><text:alphabetical-index-mark-start text:id="IMark118310872"/><text:alphabetical-index-mark-start text:id="IMark115542152"/><text:alphabetical-index-mark-start text:id="IMark114466552"/><text:span text:style-name="T302">value</text:span><text:alphabetical-index-mark-end text:id="IMark114466552"/><text:alphabetical-index-mark-end text:id="IMark115542152"/><text:alphabetical-index-mark-end text:id="IMark118310872"/><text:span text:style-name="T302"> of the </text:span><text:alphabetical-index-mark-start text:id="IMark116723864"/><text:alphabetical-index-mark-start text:id="IMark115955928"/><text:alphabetical-index-mark-start text:id="IMark118444072"/><text:span text:style-name="T302">record</text:span><text:alphabetical-index-mark-end text:id="IMark118444072"/><text:alphabetical-index-mark-end text:id="IMark115955928"/><text:alphabetical-index-mark-end text:id="IMark116723864"/><text:span text:style-name="T302"> immediately following it on the list obtained after executing the </text:span><text:alphabetical-index-mark-start text:id="IMark113255368"/><text:alphabetical-index-mark-start text:id="IMark105017112"/><text:alphabetical-index-mark-start text:id="IMark107755192"/><text:span text:style-name="T302">SELECT</text:span><text:alphabetical-index-mark-end text:id="IMark107755192"/><text:alphabetical-index-mark-end text:id="IMark105017112"/><text:alphabetical-index-mark-end text:id="IMark113255368"/><text:span text:style-name="T302"> </text:span><text:alphabetical-index-mark-start text:id="IMark111648888"/><text:alphabetical-index-mark-start text:id="IMark102205080"/><text:alphabetical-index-mark-start text:id="IMark108368952"/><text:span text:style-name="T302">query</text:span><text:alphabetical-index-mark-end text:id="IMark108368952"/><text:alphabetical-index-mark-end text:id="IMark102205080"/><text:alphabetical-index-mark-end text:id="IMark111648888"/><text:span text:style-name="T302">.</text:span></text:p>
      <text:p text:style-name="P11"/>
      <text:p text:style-name="P11"><text:span text:style-name="T302">Also, all </text:span><text:alphabetical-index-mark-start text:id="IMark113212040"/><text:alphabetical-index-mark-start text:id="IMark117746184"/><text:alphabetical-index-mark-start text:id="IMark116900504"/><text:span text:style-name="T302">record</text:span><text:alphabetical-index-mark-end text:id="IMark116900504"/><text:alphabetical-index-mark-end text:id="IMark117746184"/><text:alphabetical-index-mark-end text:id="IMark113212040"/><text:span text:style-name="T302">s receive A </text:span><text:alphabetical-index-mark-start text:id="IMark108183000"/><text:alphabetical-index-mark-start text:id="IMark113938920"/><text:alphabetical-index-mark-start text:id="IMark108198024"/><text:span text:style-name="T143">Value</text:span><text:alphabetical-index-mark-end text:id="IMark108198024"/><text:alphabetical-index-mark-end text:id="IMark113938920"/><text:alphabetical-index-mark-end text:id="IMark108183000"/><text:span text:style-name="T143"> = 1</text:span><text:span text:style-name="T302"> (</text:span><text:alphabetical-index-mark-start text:id="IMark101281672"/><text:alphabetical-index-mark-start text:id="IMark93927672"/><text:alphabetical-index-mark-start text:id="IMark112433304"/><text:span text:style-name="T143">sde_</text:span><text:alphabetical-index-mark-start text:id="IMark121088264"/><text:alphabetical-index-mark-start text:id="IMark113699640"/><text:alphabetical-index-mark-start text:id="IMark113999928"/><text:span text:style-name="T143">wpt</text:span><text:alphabetical-index-mark-end text:id="IMark113999928"/><text:alphabetical-index-mark-end text:id="IMark113699640"/><text:alphabetical-index-mark-end text:id="IMark121088264"/><text:alphabetical-index-mark-end text:id="IMark112433304"/><text:alphabetical-index-mark-end text:id="IMark93927672"/><text:alphabetical-index-mark-end text:id="IMark101281672"/><text:span text:style-name="T143">.</text:span><text:alphabetical-index-mark-start text:id="IMark116172200"/><text:alphabetical-index-mark-start text:id="IMark117773336"/><text:alphabetical-index-mark-start text:id="IMark94325384"/><text:span text:style-name="T143">Value</text:span><text:alphabetical-index-mark-end text:id="IMark94325384"/><text:alphabetical-index-mark-end text:id="IMark117773336"/><text:alphabetical-index-mark-end text:id="IMark116172200"/><text:span text:style-name="T143"> ← 1</text:span><text:span text:style-name="T302">) except the last one, whose </text:span><text:alphabetical-index-mark-start text:id="IMark116367304"/><text:alphabetical-index-mark-start text:id="IMark114235576"/><text:alphabetical-index-mark-start text:id="IMark98601464"/><text:span text:style-name="T302">value</text:span><text:alphabetical-index-mark-end text:id="IMark98601464"/><text:alphabetical-index-mark-end text:id="IMark114235576"/><text:alphabetical-index-mark-end text:id="IMark116367304"/><text:span text:style-name="T302"> gets </text:span><text:span text:style-name="T143">Next = 0, </text:span><text:alphabetical-index-mark-start text:id="IMark117294648"/><text:alphabetical-index-mark-start text:id="IMark110535096"/><text:alphabetical-index-mark-start text:id="IMark111540920"/><text:span text:style-name="T146">Action</text:span><text:alphabetical-index-mark-end text:id="IMark111540920"/><text:alphabetical-index-mark-end text:id="IMark110535096"/><text:alphabetical-index-mark-end text:id="IMark117294648"/><text:span text:style-name="T146"> = 0</text:span><text:span text:style-name="T143"> </text:span><text:span text:style-name="T303">and therefore</text:span><text:span text:style-name="T144"> </text:span><text:alphabetical-index-mark-start text:id="IMark115710312"/><text:alphabetical-index-mark-start text:id="IMark112827960"/><text:alphabetical-index-mark-start text:id="IMark115214728"/><text:span text:style-name="T143">sde_</text:span><text:alphabetical-index-mark-start text:id="IMark117985928"/><text:alphabetical-index-mark-start text:id="IMark116912296"/><text:alphabetical-index-mark-start text:id="IMark116186360"/><text:span text:style-name="T143">wpt</text:span><text:alphabetical-index-mark-end text:id="IMark116186360"/><text:alphabetical-index-mark-end text:id="IMark116912296"/><text:alphabetical-index-mark-end text:id="IMark117985928"/><text:alphabetical-index-mark-end text:id="IMark115214728"/><text:alphabetical-index-mark-end text:id="IMark112827960"/><text:alphabetical-index-mark-end text:id="IMark115710312"/><text:span text:style-name="T143">.</text:span><text:alphabetical-index-mark-start text:id="IMark117405880"/><text:alphabetical-index-mark-start text:id="IMark118436152"/><text:alphabetical-index-mark-start text:id="IMark111758728"/><text:span text:style-name="T143">Value</text:span><text:alphabetical-index-mark-end text:id="IMark111758728"/><text:alphabetical-index-mark-end text:id="IMark118436152"/><text:alphabetical-index-mark-end text:id="IMark117405880"/><text:span text:style-name="T143"> ← </text:span><text:span text:style-name="T144">0</text:span><text:span text:style-name="T302">, given that there is no </text:span><text:alphabetical-index-mark-start text:id="IMark112780488"/><text:alphabetical-index-mark-start text:id="IMark109962808"/><text:alphabetical-index-mark-start text:id="IMark96661768"/><text:span text:style-name="T302">waypoint</text:span><text:alphabetical-index-mark-end text:id="IMark96661768"/><text:alphabetical-index-mark-end text:id="IMark109962808"/><text:alphabetical-index-mark-end text:id="IMark112780488"/><text:span text:style-name="T302"> registered after it. That last </text:span><text:alphabetical-index-mark-start text:id="IMark116344968"/><text:alphabetical-index-mark-start text:id="IMark90334376"/><text:alphabetical-index-mark-start text:id="IMark118194456"/><text:span text:style-name="T302">waypoint</text:span><text:alphabetical-index-mark-end text:id="IMark118194456"/><text:alphabetical-index-mark-end text:id="IMark90334376"/><text:alphabetical-index-mark-end text:id="IMark116344968"/><text:span text:style-name="T302"> indicates the ter</text:span><text:alphabetical-index-mark-start text:id="IMark105739416"/><text:span text:style-name="T302">min</text:span><text:alphabetical-index-mark-end text:id="IMark105739416"/><text:span text:style-name="T302">ation of the </text:span><text:alphabetical-index-mark-start text:id="IMark96917144"/><text:alphabetical-index-mark-start text:id="IMark114599336"/><text:alphabetical-index-mark-start text:id="IMark109020232"/><text:span text:style-name="T302">ai</text:span><text:alphabetical-index-mark-start text:id="IMark112457976"/><text:alphabetical-index-mark-start text:id="IMark115206232"/><text:alphabetical-index-mark-start text:id="IMark112339704"/><text:span text:style-name="T302">plan</text:span><text:alphabetical-index-mark-end text:id="IMark112339704"/><text:alphabetical-index-mark-end text:id="IMark115206232"/><text:alphabetical-index-mark-end text:id="IMark112457976"/><text:alphabetical-index-mark-end text:id="IMark109020232"/><text:alphabetical-index-mark-end text:id="IMark114599336"/><text:alphabetical-index-mark-end text:id="IMark96917144"/><text:span text:style-name="T302">, since a </text:span><text:alphabetical-index-mark-start text:id="IMark109613928"/><text:alphabetical-index-mark-start text:id="IMark115022088"/><text:alphabetical-index-mark-start text:id="IMark90557112"/><text:span text:style-name="T143">Value</text:span><text:alphabetical-index-mark-end text:id="IMark90557112"/><text:alphabetical-index-mark-end text:id="IMark115022088"/><text:alphabetical-index-mark-end text:id="IMark109613928"/><text:span text:style-name="T143"> = 0</text:span><text:span text:style-name="T302"> will </text:span><text:alphabetical-index-mark-start text:id="IMark114412616"/><text:alphabetical-index-mark-start text:id="IMark112054888"/><text:span text:style-name="T302">deactivate</text:span><text:alphabetical-index-mark-end text:id="IMark112054888"/><text:alphabetical-index-mark-end text:id="IMark114412616"/><text:span text:style-name="T302"> the </text:span><text:alphabetical-index-mark-start text:id="IMark116954664"/><text:alphabetical-index-mark-start text:id="IMark108379656"/><text:alphabetical-index-mark-start text:id="IMark109918952"/><text:span text:style-name="T302">mode</text:span><text:alphabetical-index-mark-end text:id="IMark109918952"/><text:alphabetical-index-mark-end text:id="IMark108379656"/><text:alphabetical-index-mark-end text:id="IMark116954664"/><text:span text:style-name="T302"> specified in the field </text:span><text:alphabetical-index-mark-start text:id="IMark114218776"/><text:alphabetical-index-mark-start text:id="IMark108885000"/><text:alphabetical-index-mark-start text:id="IMark109053208"/><text:span text:style-name="T143">Item</text:span><text:alphabetical-index-mark-end text:id="IMark109053208"/><text:alphabetical-index-mark-end text:id="IMark108885000"/><text:alphabetical-index-mark-end text:id="IMark114218776"/><text:span text:style-name="T302">.</text:span></text:p>
      <text:p text:style-name="Text_20_body"/>
      <text:p text:style-name="Text_20_body"/>
      <text:p text:style-name="Text_20_body"><text:span text:style-name="T1">4.3.16.</text:span><text:span text:style-name="T47">15</text:span><text:span text:style-name="T1">.</text:span> <text:alphabetical-index-mark-start text:id="IMark117750536"/><text:alphabetical-index-mark-start text:id="IMark105288488"/><text:alphabetical-index-mark-start text:id="IMark115401592"/><text:span text:style-name="T141">Item</text:span><text:alphabetical-index-mark-end text:id="IMark115401592"/><text:alphabetical-index-mark-end text:id="IMark105288488"/><text:alphabetical-index-mark-end text:id="IMark117750536"/><text:span text:style-name="T209">: </text:span><text:alphabetical-index-mark-start text:id="IMark116158120"/><text:alphabetical-index-mark-start text:id="IMark116387480"/><text:alphabetical-index-mark-start text:id="IMark112300056"/><text:span text:style-name="T209">item</text:span><text:alphabetical-index-mark-end text:id="IMark112300056"/><text:alphabetical-index-mark-end text:id="IMark116387480"/><text:alphabetical-index-mark-end text:id="IMark116158120"/><text:span text:style-name="T209"> of </text:span><text:span text:style-name="T85">sde_</text:span><text:alphabetical-index-mark-start text:id="IMark109948536"/><text:alphabetical-index-mark-start text:id="IMark112235736"/><text:alphabetical-index-mark-start text:id="IMark111373592"/><text:span text:style-name="T85">fact</text:span><text:alphabetical-index-mark-end text:id="IMark111373592"/><text:alphabetical-index-mark-end text:id="IMark112235736"/><text:alphabetical-index-mark-end text:id="IMark109948536"/><text:span text:style-name="T85">s</text:span><text:span text:style-name="T209"> to be <text:s/>manipu</text:span><text:alphabetical-index-mark-start text:id="IMark107757720"/><text:span text:style-name="T209">lat</text:span><text:alphabetical-index-mark-end text:id="IMark107757720"/><text:span text:style-name="T209">ed – usually </text:span><text:alphabetical-index-mark-start text:id="IMark112101512"/><text:alphabetical-index-mark-start text:id="IMark93224120"/><text:alphabetical-index-mark-start text:id="IMark112969960"/><text:span text:style-name="T85">mode</text:span><text:alphabetical-index-mark-end text:id="IMark112969960"/><text:alphabetical-index-mark-end text:id="IMark93224120"/><text:alphabetical-index-mark-end text:id="IMark112101512"/><text:span text:style-name="T85">_</text:span><text:alphabetical-index-mark-start text:id="IMark108883224"/><text:alphabetical-index-mark-start text:id="IMark116609384"/><text:alphabetical-index-mark-start text:id="IMark89000120"/><text:span text:style-name="T85">wpt</text:span><text:alphabetical-index-mark-end text:id="IMark89000120"/><text:alphabetical-index-mark-end text:id="IMark116609384"/><text:alphabetical-index-mark-end text:id="IMark108883224"/><text:span text:style-name="T209">. This means that reading </text:span><text:alphabetical-index-mark-start text:id="IMark96974776"/><text:alphabetical-index-mark-start text:id="IMark113941768"/><text:span text:style-name="T209">data</text:span><text:alphabetical-index-mark-end text:id="IMark113941768"/><text:alphabetical-index-mark-end text:id="IMark96974776"/><text:span text:style-name="T209"> from </text:span><text:alphabetical-index-mark-start text:id="IMark112485176"/><text:alphabetical-index-mark-start text:id="IMark113240296"/><text:alphabetical-index-mark-start text:id="IMark114600792"/><text:span text:style-name="T209">waypoint</text:span><text:alphabetical-index-mark-end text:id="IMark114600792"/><text:alphabetical-index-mark-end text:id="IMark113240296"/><text:alphabetical-index-mark-end text:id="IMark112485176"/><text:span text:style-name="T209">s can trigger </text:span><text:span text:style-name="T85">per se</text:span><text:span text:style-name="T209"> </text:span><text:alphabetical-index-mark-start text:id="IMark109468664"/><text:alphabetical-index-mark-start text:id="IMark109835176"/><text:alphabetical-index-mark-start text:id="IMark115465624"/><text:span text:style-name="T209">action</text:span><text:alphabetical-index-mark-end text:id="IMark115465624"/><text:alphabetical-index-mark-end text:id="IMark109835176"/><text:alphabetical-index-mark-end text:id="IMark109468664"/><text:span text:style-name="T209">s of the </text:span><text:alphabetical-index-mark-start text:id="IMark94853880"/><text:alphabetical-index-mark-start text:id="IMark115776488"/><text:alphabetical-index-mark-start text:id="IMark111991560"/><text:alphabetical-index-mark-start text:id="IMark115811832"/><text:span text:style-name="T209">AI</text:span><text:alphabetical-index-mark-end text:id="IMark115811832"/><text:span text:style-name="T209">E</text:span><text:alphabetical-index-mark-end text:id="IMark111991560"/><text:alphabetical-index-mark-end text:id="IMark115776488"/><text:alphabetical-index-mark-end text:id="IMark94853880"/><text:span text:style-name="T209">. Since each </text:span><text:alphabetical-index-mark-start text:id="IMark114460776"/><text:alphabetical-index-mark-start text:id="IMark100759672"/><text:alphabetical-index-mark-start text:id="IMark113781064"/><text:span text:style-name="T209">time</text:span><text:alphabetical-index-mark-end text:id="IMark113781064"/><text:alphabetical-index-mark-end text:id="IMark100759672"/><text:alphabetical-index-mark-end text:id="IMark114460776"/><text:span text:style-name="T209"> a </text:span><text:alphabetical-index-mark-start text:id="IMark118368424"/><text:alphabetical-index-mark-start text:id="IMark108087448"/><text:alphabetical-index-mark-start text:id="IMark111896984"/><text:span text:style-name="T209">waypoint</text:span><text:alphabetical-index-mark-end text:id="IMark111896984"/><text:alphabetical-index-mark-end text:id="IMark108087448"/><text:alphabetical-index-mark-end text:id="IMark118368424"/><text:span text:style-name="T209"> is reached </text:span><text:alphabetical-index-mark-start text:id="IMark118435368"/><text:alphabetical-index-mark-start text:id="IMark110677800"/><text:alphabetical-index-mark-start text:id="IMark111423768"/><text:span text:style-name="T85">mode</text:span><text:alphabetical-index-mark-end text:id="IMark111423768"/><text:alphabetical-index-mark-end text:id="IMark110677800"/><text:alphabetical-index-mark-end text:id="IMark118435368"/><text:span text:style-name="T85">_</text:span><text:alphabetical-index-mark-start text:id="IMark93007448"/><text:alphabetical-index-mark-start text:id="IMark99086584"/><text:alphabetical-index-mark-start text:id="IMark112379384"/><text:span text:style-name="T85">wpt</text:span><text:alphabetical-index-mark-end text:id="IMark112379384"/><text:alphabetical-index-mark-end text:id="IMark99086584"/><text:alphabetical-index-mark-end text:id="IMark93007448"/><text:span text:style-name="T209"> </text:span><text:alphabetical-index-mark-start text:id="IMark112935560"/><text:alphabetical-index-mark-start text:id="IMark116207256"/><text:span text:style-name="T209">deactivate</text:span><text:alphabetical-index-mark-end text:id="IMark116207256"/><text:alphabetical-index-mark-end text:id="IMark112935560"/><text:span text:style-name="T209">s itself because it has no </text:span><text:alphabetical-index-mark-start text:id="IMark109770248"/><text:alphabetical-index-mark-start text:id="IMark117105608"/><text:alphabetical-index-mark-start text:id="IMark113124552"/><text:span text:style-name="T209">waypoint</text:span><text:alphabetical-index-mark-end text:id="IMark113124552"/><text:alphabetical-index-mark-end text:id="IMark117105608"/><text:alphabetical-index-mark-end text:id="IMark109770248"/><text:span text:style-name="T209"> ot follow, if an </text:span><text:alphabetical-index-mark-start text:id="IMark118455464"/><text:alphabetical-index-mark-start text:id="IMark108049512"/><text:alphabetical-index-mark-start text:id="IMark115360312"/><text:span text:style-name="T209">ai</text:span><text:alphabetical-index-mark-start text:id="IMark97075960"/><text:alphabetical-index-mark-start text:id="IMark117025640"/><text:alphabetical-index-mark-start text:id="IMark118395400"/><text:span text:style-name="T209">plan</text:span><text:alphabetical-index-mark-end text:id="IMark118395400"/><text:alphabetical-index-mark-end text:id="IMark117025640"/><text:alphabetical-index-mark-end text:id="IMark97075960"/><text:alphabetical-index-mark-end text:id="IMark115360312"/><text:alphabetical-index-mark-end text:id="IMark108049512"/><text:alphabetical-index-mark-end text:id="IMark118455464"/><text:span text:style-name="T209"> has several </text:span><text:alphabetical-index-mark-start text:id="IMark114692520"/><text:span text:style-name="T209">leg</text:span><text:alphabetical-index-mark-end text:id="IMark114692520"/><text:span text:style-name="T209">s to follow, </text:span><text:alphabetical-index-mark-start text:id="IMark117068456"/><text:alphabetical-index-mark-start text:id="IMark110817672"/><text:alphabetical-index-mark-start text:id="IMark94418104"/><text:span text:style-name="T85">mode</text:span><text:alphabetical-index-mark-end text:id="IMark94418104"/><text:alphabetical-index-mark-end text:id="IMark110817672"/><text:alphabetical-index-mark-end text:id="IMark117068456"/><text:span text:style-name="T85">_</text:span><text:alphabetical-index-mark-start text:id="IMark115814248"/><text:alphabetical-index-mark-start text:id="IMark111235144"/><text:alphabetical-index-mark-start text:id="IMark108875240"/><text:span text:style-name="T85">wpt</text:span><text:alphabetical-index-mark-end text:id="IMark108875240"/><text:alphabetical-index-mark-end text:id="IMark111235144"/><text:alphabetical-index-mark-end text:id="IMark115814248"/><text:span text:style-name="T209"> needs to be restarted, or another </text:span><text:alphabetical-index-mark-start text:id="IMark115488040"/><text:alphabetical-index-mark-start text:id="IMark116781864"/><text:alphabetical-index-mark-start text:id="IMark115762344"/><text:span text:style-name="T209">mode</text:span><text:alphabetical-index-mark-end text:id="IMark115762344"/><text:alphabetical-index-mark-end text:id="IMark116781864"/><text:alphabetical-index-mark-end text:id="IMark115488040"/><text:span text:style-name="T209"> that will in </text:span><text:alphabetical-index-mark-start text:id="IMark111971144"/><text:alphabetical-index-mark-start text:id="IMark88054040"/><text:span text:style-name="T209">turn</text:span><text:alphabetical-index-mark-end text:id="IMark88054040"/><text:alphabetical-index-mark-end text:id="IMark111971144"/><text:span text:style-name="T209">, reactivate </text:span><text:alphabetical-index-mark-start text:id="IMark111020776"/><text:alphabetical-index-mark-start text:id="IMark118276056"/><text:alphabetical-index-mark-start text:id="IMark94847784"/><text:span text:style-name="T85">mode</text:span><text:alphabetical-index-mark-end text:id="IMark94847784"/><text:alphabetical-index-mark-end text:id="IMark118276056"/><text:alphabetical-index-mark-end text:id="IMark111020776"/><text:span text:style-name="T85">_</text:span><text:alphabetical-index-mark-start text:id="IMark109577160"/><text:alphabetical-index-mark-start text:id="IMark101405976"/><text:alphabetical-index-mark-start text:id="IMark114390536"/><text:span text:style-name="T85">wpt</text:span><text:alphabetical-index-mark-end text:id="IMark114390536"/><text:alphabetical-index-mark-end text:id="IMark101405976"/><text:alphabetical-index-mark-end text:id="IMark109577160"/><text:span text:style-name="T209">.</text:span></text:p>
      <text:p text:style-name="Text_20_body"/>
      <text:p text:style-name="Text_20_body"/>
      <text:p text:style-name="Text_20_body"><text:span text:style-name="T1">4.3.16.</text:span><text:span text:style-name="T47">16</text:span><text:span text:style-name="T1">.</text:span> <text:alphabetical-index-mark-start text:id="IMark110887096"/><text:alphabetical-index-mark-start text:id="IMark97028616"/><text:alphabetical-index-mark-start text:id="IMark94508808"/><text:span text:style-name="T141">Value</text:span><text:alphabetical-index-mark-end text:id="IMark94508808"/><text:alphabetical-index-mark-end text:id="IMark97028616"/><text:alphabetical-index-mark-end text:id="IMark110887096"/><text:span text:style-name="T209">: </text:span><text:alphabetical-index-mark-start text:id="IMark114961720"/><text:alphabetical-index-mark-start text:id="IMark111258120"/><text:alphabetical-index-mark-start text:id="IMark109628456"/><text:span text:style-name="T209">value</text:span><text:alphabetical-index-mark-end text:id="IMark109628456"/><text:alphabetical-index-mark-end text:id="IMark111258120"/><text:alphabetical-index-mark-end text:id="IMark114961720"/><text:span text:style-name="T209"> to be assigned to the </text:span><text:alphabetical-index-mark-start text:id="IMark100973160"/><text:alphabetical-index-mark-start text:id="IMark111919816"/><text:alphabetical-index-mark-start text:id="IMark115741224"/><text:span text:style-name="T85">Value</text:span><text:alphabetical-index-mark-end text:id="IMark115741224"/><text:alphabetical-index-mark-end text:id="IMark111919816"/><text:alphabetical-index-mark-end text:id="IMark100973160"/><text:span text:style-name="T209"> field of </text:span><text:alphabetical-index-mark-start text:id="IMark111059160"/><text:alphabetical-index-mark-start text:id="IMark97575640"/><text:alphabetical-index-mark-start text:id="IMark101370792"/><text:span text:style-name="T85">Item</text:span><text:alphabetical-index-mark-end text:id="IMark101370792"/><text:alphabetical-index-mark-end text:id="IMark97575640"/><text:alphabetical-index-mark-end text:id="IMark111059160"/><text:span text:style-name="T209"> as per </text:span><text:span text:style-name="T10">[</text:span><text:span text:style-name="T1">4.3.16.</text:span><text:span text:style-name="T47">15</text:span><text:span text:style-name="T1">.</text:span><text:span text:style-name="T10">]</text:span><text:span text:style-name="T209">.</text:span></text:p>
      <text:p text:style-name="Text_20_body"/>
      <text:p text:style-name="Text_20_body"/>
      <text:p text:style-name="Text_20_body"><text:span text:style-name="T1">4.3.16.17.</text:span> <text:alphabetical-index-mark-start text:id="IMark109093112"/><text:alphabetical-index-mark-start text:id="IMark109563560"/><text:alphabetical-index-mark-start text:id="IMark108019848"/><text:span text:style-name="T145">sde_</text:span><text:alphabetical-index-mark-start text:id="IMark116218216"/><text:alphabetical-index-mark-start text:id="IMark99941848"/><text:alphabetical-index-mark-start text:id="IMark116395960"/><text:span text:style-name="T82">wpt</text:span><text:alphabetical-index-mark-end text:id="IMark116395960"/><text:alphabetical-index-mark-end text:id="IMark99941848"/><text:alphabetical-index-mark-end text:id="IMark116218216"/><text:alphabetical-index-mark-end text:id="IMark108019848"/><text:alphabetical-index-mark-end text:id="IMark109563560"/><text:alphabetical-index-mark-end text:id="IMark109093112"/><text:span text:style-name="T305"> </text:span><text:alphabetical-index-mark-start text:id="IMark110262424"/><text:alphabetical-index-mark-start text:id="IMark69861896"/><text:alphabetical-index-mark-start text:id="IMark110558424"/><text:span text:style-name="T305">record</text:span><text:alphabetical-index-mark-end text:id="IMark110558424"/><text:alphabetical-index-mark-end text:id="IMark69861896"/><text:alphabetical-index-mark-end text:id="IMark110262424"/><text:span text:style-name="T305"> </text:span><text:alphabetical-index-mark-start text:id="IMark96167288"/><text:alphabetical-index-mark-start text:id="IMark116004600"/><text:alphabetical-index-mark-start text:id="IMark88001544"/><text:span text:style-name="T305">example</text:span><text:alphabetical-index-mark-end text:id="IMark88001544"/><text:alphabetical-index-mark-end text:id="IMark116004600"/><text:alphabetical-index-mark-end text:id="IMark96167288"/><text:span text:style-name="T305">:</text:span></text:p>
      <text:p text:style-name="Text_20_body"/>
      <text:list xml:id="list7745727104435256778" text:style-name="L7">
        <text:list-item>
          <text:p text:style-name="P23">Id = 3</text:p>
          <text:p text:style-name="P23"/>
        </text:list-item>
        <text:list-item>
          <text:p text:style-name="P23"><text:alphabetical-index-mark-start text:id="IMark99024024"/><text:alphabetical-index-mark-start text:id="IMark110306488"/><text:alphabetical-index-mark-start text:id="IMark109248744"/>Context<text:alphabetical-index-mark-end text:id="IMark109248744"/><text:alphabetical-index-mark-end text:id="IMark110306488"/><text:alphabetical-index-mark-end text:id="IMark99024024"/> = ‘<text:alphabetical-index-mark-start text:id="IMark111270696"/><text:alphabetical-index-mark-start text:id="IMark112530680"/><text:alphabetical-index-mark-start text:id="IMark113569304"/>pln<text:alphabetical-index-mark-end text:id="IMark113569304"/><text:alphabetical-index-mark-end text:id="IMark112530680"/><text:alphabetical-index-mark-end text:id="IMark111270696"/>1.2’</text:p>
          <text:p text:style-name="P23"><text:soft-page-break/></text:p>
        </text:list-item>
        <text:list-item>
          <text:p text:style-name="P23"><text:alphabetical-index-mark-start text:id="IMark104602808"/><text:alphabetical-index-mark-start text:id="IMark118047880"/><text:alphabetical-index-mark-start text:id="IMark98225576"/>Status<text:alphabetical-index-mark-end text:id="IMark98225576"/><text:alphabetical-index-mark-end text:id="IMark118047880"/><text:alphabetical-index-mark-end text:id="IMark104602808"/> = ‘<text:alphabetical-index-mark-start text:id="IMark109486792"/><text:alphabetical-index-mark-start text:id="IMark115067608"/><text:alphabetical-index-mark-start text:id="IMark113064280"/>enabled<text:alphabetical-index-mark-end text:id="IMark113064280"/><text:alphabetical-index-mark-end text:id="IMark115067608"/><text:alphabetical-index-mark-end text:id="IMark109486792"/>’</text:p>
          <text:p text:style-name="P23"/>
        </text:list-item>
        <text:list-item>
          <text:p text:style-name="P23">Num = 3</text:p>
          <text:p text:style-name="P23"/>
        </text:list-item>
        <text:list-item>
          <text:p text:style-name="P23"><text:alphabetical-index-mark-start text:id="IMark111496088"/><text:alphabetical-index-mark-start text:id="IMark116420104"/>Lat<text:alphabetical-index-mark-end text:id="IMark116420104"/><text:alphabetical-index-mark-end text:id="IMark111496088"/> = 25</text:p>
          <text:p text:style-name="P23"/>
        </text:list-item>
        <text:list-item>
          <text:p text:style-name="P23"><text:alphabetical-index-mark-start text:id="IMark114486632"/><text:alphabetical-index-mark-start text:id="IMark94934744"/>Lon<text:alphabetical-index-mark-end text:id="IMark94934744"/><text:alphabetical-index-mark-end text:id="IMark114486632"/> = 25</text:p>
          <text:p text:style-name="P23"/>
        </text:list-item>
        <text:list-item>
          <text:p text:style-name="P23"><text:alphabetical-index-mark-start text:id="IMark115476856"/><text:alphabetical-index-mark-start text:id="IMark114177592"/>Alt<text:alphabetical-index-mark-end text:id="IMark114177592"/><text:alphabetical-index-mark-end text:id="IMark115476856"/> = 11000</text:p>
          <text:p text:style-name="P23"/>
        </text:list-item>
        <text:list-item>
          <text:p text:style-name="P23"><text:alphabetical-index-mark-start text:id="IMark101865928"/><text:alphabetical-index-mark-start text:id="IMark115571272"/>Dist<text:alphabetical-index-mark-end text:id="IMark115571272"/><text:alphabetical-index-mark-end text:id="IMark101865928"/> = 100</text:p>
          <text:p text:style-name="P23"/>
        </text:list-item>
        <text:list-item>
          <text:p text:style-name="P23"><text:alphabetical-index-mark-start text:id="IMark115369704"/><text:alphabetical-index-mark-start text:id="IMark112880456"/><text:alphabetical-index-mark-start text:id="IMark114671912"/>Time<text:alphabetical-index-mark-end text:id="IMark114671912"/><text:alphabetical-index-mark-end text:id="IMark112880456"/><text:alphabetical-index-mark-end text:id="IMark115369704"/> = 0</text:p>
          <text:p text:style-name="P23"/>
        </text:list-item>
        <text:list-item>
          <text:p text:style-name="P23"><text:alphabetical-index-mark-start text:id="IMark104781800"/><text:alphabetical-index-mark-start text:id="IMark95344536"/>Speed<text:alphabetical-index-mark-end text:id="IMark95344536"/><text:alphabetical-index-mark-end text:id="IMark104781800"/> = 300</text:p>
          <text:p text:style-name="P23"/>
        </text:list-item>
        <text:list-item>
          <text:p text:style-name="P23"><text:alphabetical-index-mark-start text:id="IMark114673976"/><text:alphabetical-index-mark-start text:id="IMark121250440"/><text:alphabetical-index-mark-start text:id="IMark114574360"/>Action<text:alphabetical-index-mark-end text:id="IMark114574360"/><text:alphabetical-index-mark-end text:id="IMark121250440"/><text:alphabetical-index-mark-end text:id="IMark114673976"/> = 1</text:p>
          <text:p text:style-name="P23"/>
        </text:list-item>
        <text:list-item>
          <text:p text:style-name="P23"><text:alphabetical-index-mark-start text:id="IMark119796856"/><text:alphabetical-index-mark-start text:id="IMark108223112"/><text:alphabetical-index-mark-start text:id="IMark115713496"/>Brg<text:alphabetical-index-mark-end text:id="IMark115713496"/><text:alphabetical-index-mark-end text:id="IMark108223112"/><text:alphabetical-index-mark-end text:id="IMark119796856"/> = 25</text:p>
          <text:p text:style-name="P23"/>
        </text:list-item>
        <text:list-item>
          <text:p text:style-name="P23"><text:alphabetical-index-mark-start text:id="IMark110958088"/><text:alphabetical-index-mark-start text:id="IMark113709256"/><text:alphabetical-index-mark-start text:id="IMark109509976"/><text:alphabetical-index-mark-start text:id="IMark115629048"/>Max<text:alphabetical-index-mark-end text:id="IMark115629048"/>Radius<text:alphabetical-index-mark-end text:id="IMark109509976"/><text:alphabetical-index-mark-end text:id="IMark113709256"/><text:alphabetical-index-mark-end text:id="IMark110958088"/> = 15</text:p>
          <text:p text:style-name="P23"/>
        </text:list-item>
        <text:list-item>
          <text:p text:style-name="P23">Next = 4</text:p>
          <text:p text:style-name="P23"/>
        </text:list-item>
        <text:list-item>
          <text:p text:style-name="P23"><text:alphabetical-index-mark-start text:id="IMark119371288"/><text:alphabetical-index-mark-start text:id="IMark121280776"/><text:alphabetical-index-mark-start text:id="IMark97015480"/>Item<text:alphabetical-index-mark-end text:id="IMark97015480"/><text:alphabetical-index-mark-end text:id="IMark121280776"/><text:alphabetical-index-mark-end text:id="IMark119371288"/> = ‘<text:alphabetical-index-mark-start text:id="IMark96868392"/><text:alphabetical-index-mark-start text:id="IMark113458760"/><text:alphabetical-index-mark-start text:id="IMark97714696"/>mode<text:alphabetical-index-mark-end text:id="IMark97714696"/><text:alphabetical-index-mark-end text:id="IMark113458760"/><text:alphabetical-index-mark-end text:id="IMark96868392"/>_<text:alphabetical-index-mark-start text:id="IMark101862408"/><text:alphabetical-index-mark-start text:id="IMark57793304"/><text:alphabetical-index-mark-start text:id="IMark114210616"/>wpt<text:alphabetical-index-mark-end text:id="IMark114210616"/><text:alphabetical-index-mark-end text:id="IMark57793304"/><text:alphabetical-index-mark-end text:id="IMark101862408"/>’</text:p>
          <text:p text:style-name="P23"/>
        </text:list-item>
        <text:list-item>
          <text:p text:style-name="P23"><text:alphabetical-index-mark-start text:id="IMark101080152"/><text:alphabetical-index-mark-start text:id="IMark113996888"/><text:alphabetical-index-mark-start text:id="IMark110724632"/>Value<text:alphabetical-index-mark-end text:id="IMark110724632"/><text:alphabetical-index-mark-end text:id="IMark113996888"/><text:alphabetical-index-mark-end text:id="IMark101080152"/> = 1</text:p>
        </text:list-item>
      </text:list>
      <text:p text:style-name="Text_20_body"/>
      <text:p text:style-name="Text_20_body"><text:soft-page-break/><text:span text:style-name="T82">Id = 3</text:span> means that this is the third <text:alphabetical-index-mark-start text:id="IMark108391976"/><text:alphabetical-index-mark-start text:id="IMark95261208"/><text:alphabetical-index-mark-start text:id="IMark117143592"/>record<text:alphabetical-index-mark-end text:id="IMark117143592"/><text:alphabetical-index-mark-end text:id="IMark95261208"/><text:alphabetical-index-mark-end text:id="IMark108391976"/> of the <text:alphabetical-index-mark-start text:id="IMark58437096"/><text:alphabetical-index-mark-start text:id="IMark111392616"/>file<text:alphabetical-index-mark-end text:id="IMark111392616"/><text:alphabetical-index-mark-end text:id="IMark58437096"/>.</text:p>
      <text:p text:style-name="Text_20_body"/>
      <text:p text:style-name="Text_20_body"><text:alphabetical-index-mark-start text:id="IMark114647576"/><text:alphabetical-index-mark-start text:id="IMark118197496"/><text:alphabetical-index-mark-start text:id="IMark96655624"/><text:span text:style-name="T146">Context</text:span><text:alphabetical-index-mark-end text:id="IMark96655624"/><text:alphabetical-index-mark-end text:id="IMark118197496"/><text:alphabetical-index-mark-end text:id="IMark114647576"/><text:span text:style-name="T146"> = ‘</text:span><text:alphabetical-index-mark-start text:id="IMark105548648"/><text:alphabetical-index-mark-start text:id="IMark110368280"/><text:alphabetical-index-mark-start text:id="IMark113288008"/><text:span text:style-name="T146">pln</text:span><text:alphabetical-index-mark-end text:id="IMark113288008"/><text:alphabetical-index-mark-end text:id="IMark110368280"/><text:alphabetical-index-mark-end text:id="IMark105548648"/><text:span text:style-name="T146">1.2’</text:span><text:span text:style-name="T304"> </text:span>states that this <text:alphabetical-index-mark-start text:id="IMark101156616"/><text:alphabetical-index-mark-start text:id="IMark115230536"/><text:alphabetical-index-mark-start text:id="IMark111163192"/>record<text:alphabetical-index-mark-end text:id="IMark111163192"/><text:alphabetical-index-mark-end text:id="IMark115230536"/><text:alphabetical-index-mark-end text:id="IMark101156616"/> corresponds to <text:alphabetical-index-mark-start text:id="IMark110662664"/><text:alphabetical-index-mark-start text:id="IMark92818920"/><text:alphabetical-index-mark-start text:id="IMark96671768"/>ai<text:alphabetical-index-mark-start text:id="IMark101167016"/><text:alphabetical-index-mark-start text:id="IMark113844664"/><text:alphabetical-index-mark-start text:id="IMark114859192"/>plan<text:alphabetical-index-mark-end text:id="IMark114859192"/><text:alphabetical-index-mark-end text:id="IMark113844664"/><text:alphabetical-index-mark-end text:id="IMark101167016"/><text:alphabetical-index-mark-end text:id="IMark96671768"/><text:alphabetical-index-mark-end text:id="IMark92818920"/><text:alphabetical-index-mark-end text:id="IMark110662664"/> 1, <text:alphabetical-index-mark-start text:id="IMark101487704"/><text:alphabetical-index-mark-start text:id="IMark113016936"/><text:alphabetical-index-mark-start text:id="IMark112635224"/>version<text:alphabetical-index-mark-end text:id="IMark112635224"/><text:alphabetical-index-mark-end text:id="IMark113016936"/><text:alphabetical-index-mark-end text:id="IMark101487704"/> 2.</text:p>
      <text:p text:style-name="Text_20_body"/>
      <text:p text:style-name="Text_20_body"><text:alphabetical-index-mark-start text:id="IMark115306728"/><text:alphabetical-index-mark-start text:id="IMark104653272"/><text:alphabetical-index-mark-start text:id="IMark99632424"/><text:span text:style-name="T82">Status</text:span><text:alphabetical-index-mark-end text:id="IMark99632424"/><text:alphabetical-index-mark-end text:id="IMark104653272"/><text:alphabetical-index-mark-end text:id="IMark115306728"/><text:span text:style-name="T82"> = ‘</text:span><text:alphabetical-index-mark-start text:id="IMark110399992"/><text:alphabetical-index-mark-start text:id="IMark116209512"/><text:alphabetical-index-mark-start text:id="IMark121151592"/><text:span text:style-name="T82">enabled</text:span><text:alphabetical-index-mark-end text:id="IMark121151592"/><text:alphabetical-index-mark-end text:id="IMark116209512"/><text:alphabetical-index-mark-end text:id="IMark110399992"/><text:span text:style-name="T82">’</text:span> means that the <text:alphabetical-index-mark-start text:id="IMark111173672"/><text:alphabetical-index-mark-start text:id="IMark110359960"/><text:alphabetical-index-mark-start text:id="IMark92949512"/>waypoint<text:alphabetical-index-mark-end text:id="IMark92949512"/><text:alphabetical-index-mark-end text:id="IMark110359960"/><text:alphabetical-index-mark-end text:id="IMark111173672"/> is valid.</text:p>
      <text:p text:style-name="Text_20_body"/>
      <text:p text:style-name="Text_20_body"><text:span text:style-name="T82">Num = 3</text:span> means that the <text:alphabetical-index-mark-start text:id="IMark113769768"/><text:alphabetical-index-mark-start text:id="IMark111741160"/><text:alphabetical-index-mark-start text:id="IMark100019592"/>record<text:alphabetical-index-mark-end text:id="IMark100019592"/><text:alphabetical-index-mark-end text:id="IMark111741160"/><text:alphabetical-index-mark-end text:id="IMark113769768"/> corresponds t the third <text:alphabetical-index-mark-start text:id="IMark93957704"/><text:alphabetical-index-mark-start text:id="IMark95651736"/><text:alphabetical-index-mark-start text:id="IMark98657592"/>waypoint<text:alphabetical-index-mark-end text:id="IMark98657592"/><text:alphabetical-index-mark-end text:id="IMark95651736"/><text:alphabetical-index-mark-end text:id="IMark93957704"/> in its <text:alphabetical-index-mark-start text:id="IMark112756152"/><text:alphabetical-index-mark-start text:id="IMark121174472"/><text:alphabetical-index-mark-start text:id="IMark115188568"/>ai<text:alphabetical-index-mark-start text:id="IMark105203288"/><text:alphabetical-index-mark-start text:id="IMark101870600"/><text:alphabetical-index-mark-start text:id="IMark111506664"/>plan<text:alphabetical-index-mark-end text:id="IMark111506664"/><text:alphabetical-index-mark-end text:id="IMark101870600"/><text:alphabetical-index-mark-end text:id="IMark105203288"/><text:alphabetical-index-mark-end text:id="IMark115188568"/><text:alphabetical-index-mark-end text:id="IMark121174472"/><text:alphabetical-index-mark-end text:id="IMark112756152"/>.</text:p>
      <text:p text:style-name="Text_20_body"/>
      <text:p text:style-name="Text_20_body"><text:alphabetical-index-mark-start text:id="IMark118504328"/><text:alphabetical-index-mark-start text:id="IMark112376184"/><text:span text:style-name="T82">Lat</text:span><text:alphabetical-index-mark-end text:id="IMark112376184"/><text:alphabetical-index-mark-end text:id="IMark118504328"/><text:span text:style-name="T82"> = 25</text:span> indicates a <text:alphabetical-index-mark-start text:id="IMark109652824"/><text:alphabetical-index-mark-start text:id="IMark109362680"/><text:alphabetical-index-mark-start text:id="IMark115611112"/><text:alphabetical-index-mark-start text:id="IMark93506280"/>lat<text:alphabetical-index-mark-end text:id="IMark93506280"/>itude<text:alphabetical-index-mark-end text:id="IMark115611112"/><text:alphabetical-index-mark-end text:id="IMark109362680"/><text:alphabetical-index-mark-end text:id="IMark109652824"/> of 25 <text:alphabetical-index-mark-start text:id="IMark111452040"/><text:alphabetical-index-mark-start text:id="IMark94411832"/><text:alphabetical-index-mark-start text:id="IMark101311736"/><text:alphabetical-index-mark-start text:id="IMark108865416"/><text:alphabetical-index-mark-start text:id="IMark79022664"/><text:alphabetical-index-mark-start text:id="IMark116475256"/>degree<text:alphabetical-index-mark-end text:id="IMark116475256"/><text:alphabetical-index-mark-end text:id="IMark79022664"/><text:alphabetical-index-mark-end text:id="IMark108865416"/><text:alphabetical-index-mark-end text:id="IMark101311736"/><text:alphabetical-index-mark-end text:id="IMark94411832"/><text:alphabetical-index-mark-end text:id="IMark111452040"/>s north; southern <text:alphabetical-index-mark-start text:id="IMark92260040"/><text:alphabetical-index-mark-start text:id="IMark117762328"/><text:alphabetical-index-mark-start text:id="IMark118256568"/>value<text:alphabetical-index-mark-end text:id="IMark118256568"/><text:alphabetical-index-mark-end text:id="IMark117762328"/><text:alphabetical-index-mark-end text:id="IMark92260040"/>s are negative.</text:p>
      <text:p text:style-name="Text_20_body"/>
      <text:p text:style-name="Text_20_body"><text:alphabetical-index-mark-start text:id="IMark117959752"/><text:alphabetical-index-mark-start text:id="IMark98428856"/><text:span text:style-name="T82">Lon</text:span><text:alphabetical-index-mark-end text:id="IMark98428856"/><text:alphabetical-index-mark-end text:id="IMark117959752"/><text:span text:style-name="T82"> = 25</text:span> indicates a <text:alphabetical-index-mark-start text:id="IMark109922808"/><text:alphabetical-index-mark-start text:id="IMark115678024"/><text:alphabetical-index-mark-start text:id="IMark111755128"/><text:alphabetical-index-mark-start text:id="IMark113213800"/>lon<text:alphabetical-index-mark-end text:id="IMark113213800"/>gitude<text:alphabetical-index-mark-end text:id="IMark111755128"/><text:alphabetical-index-mark-end text:id="IMark115678024"/><text:alphabetical-index-mark-end text:id="IMark109922808"/> of 25 <text:alphabetical-index-mark-start text:id="IMark97003032"/><text:alphabetical-index-mark-start text:id="IMark101359896"/><text:alphabetical-index-mark-start text:id="IMark111765608"/><text:alphabetical-index-mark-start text:id="IMark114402232"/><text:alphabetical-index-mark-start text:id="IMark93389992"/><text:alphabetical-index-mark-start text:id="IMark109599352"/>degree<text:alphabetical-index-mark-end text:id="IMark109599352"/><text:alphabetical-index-mark-end text:id="IMark93389992"/><text:alphabetical-index-mark-end text:id="IMark114402232"/><text:alphabetical-index-mark-end text:id="IMark111765608"/><text:alphabetical-index-mark-end text:id="IMark101359896"/><text:alphabetical-index-mark-end text:id="IMark97003032"/>s east; western <text:alphabetical-index-mark-start text:id="IMark112442760"/><text:alphabetical-index-mark-start text:id="IMark114029368"/><text:alphabetical-index-mark-start text:id="IMark111114152"/>value<text:alphabetical-index-mark-end text:id="IMark111114152"/><text:alphabetical-index-mark-end text:id="IMark114029368"/><text:alphabetical-index-mark-end text:id="IMark112442760"/>s are negative.</text:p>
      <text:p text:style-name="Text_20_body"/>
      <text:p text:style-name="Text_20_body"><text:alphabetical-index-mark-start text:id="IMark109297688"/><text:alphabetical-index-mark-start text:id="IMark110203128"/><text:span text:style-name="T82">Alt</text:span><text:alphabetical-index-mark-end text:id="IMark110203128"/><text:alphabetical-index-mark-end text:id="IMark109297688"/><text:span text:style-name="T82"> = 11000</text:span> states that the <text:alphabetical-index-mark-start text:id="IMark112402376"/><text:alphabetical-index-mark-start text:id="IMark70803912"/><text:alphabetical-index-mark-start text:id="IMark120979432"/>waypoint<text:alphabetical-index-mark-end text:id="IMark120979432"/><text:alphabetical-index-mark-end text:id="IMark70803912"/><text:alphabetical-index-mark-end text:id="IMark112402376"/> is located at 11000 m above mean <text:alphabetical-index-mark-start text:id="IMark97987368"/><text:alphabetical-index-mark-start text:id="IMark102542392"/><text:alphabetical-index-mark-start text:id="IMark101260504"/>surface<text:alphabetical-index-mark-end text:id="IMark101260504"/><text:alphabetical-index-mark-end text:id="IMark102542392"/><text:alphabetical-index-mark-end text:id="IMark97987368"/> <text:alphabetical-index-mark-start text:id="IMark118163272"/><text:alphabetical-index-mark-start text:id="IMark115318152"/><text:alphabetical-index-mark-start text:id="IMark113717832"/><text:alphabetical-index-mark-start text:id="IMark110907128"/>alt<text:alphabetical-index-mark-end text:id="IMark110907128"/>itude<text:alphabetical-index-mark-end text:id="IMark113717832"/><text:alphabetical-index-mark-end text:id="IMark115318152"/><text:alphabetical-index-mark-end text:id="IMark118163272"/>. <text:span text:style-name="T306">This will be passed to </text:span><text:span text:style-name="T147">sde_</text:span><text:alphabetical-index-mark-start text:id="IMark121288488"/><text:alphabetical-index-mark-start text:id="IMark110716840"/><text:alphabetical-index-mark-start text:id="IMark110442088"/><text:span text:style-name="T147">fact</text:span><text:alphabetical-index-mark-end text:id="IMark110442088"/><text:alphabetical-index-mark-end text:id="IMark110716840"/><text:alphabetical-index-mark-end text:id="IMark121288488"/><text:span text:style-name="T147">s</text:span><text:span text:style-name="T306"> so that </text:span><text:alphabetical-index-mark-start text:id="IMark114347608"/><text:alphabetical-index-mark-start text:id="IMark111214056"/><text:span text:style-name="T147">tgt</text:span><text:alphabetical-index-mark-end text:id="IMark111214056"/><text:alphabetical-index-mark-end text:id="IMark114347608"/><text:span text:style-name="T147">_</text:span><text:alphabetical-index-mark-start text:id="IMark111699368"/><text:alphabetical-index-mark-start text:id="IMark113370840"/><text:span text:style-name="T147">alt</text:span><text:alphabetical-index-mark-end text:id="IMark113370840"/><text:alphabetical-index-mark-end text:id="IMark111699368"/><text:span text:style-name="T147"> = 11000</text:span><text:span text:style-name="T306"> .</text:span></text:p>
      <text:p text:style-name="Text_20_body"/>
      <text:p text:style-name="Text_20_body"><text:alphabetical-index-mark-start text:id="IMark118444072"/><text:alphabetical-index-mark-start text:id="IMark113255368"/><text:span text:style-name="T82">Dist</text:span><text:alphabetical-index-mark-end text:id="IMark113255368"/><text:alphabetical-index-mark-end text:id="IMark118444072"/><text:span text:style-name="T82"> = 100</text:span> means that the ship will follow a <text:alphabetical-index-mark-start text:id="IMark105017112"/><text:alphabetical-index-mark-start text:id="IMark107755192"/><text:alphabetical-index-mark-start text:id="IMark111648888"/>leg<text:alphabetical-index-mark-end text:id="IMark111648888"/><text:alphabetical-index-mark-end text:id="IMark107755192"/><text:alphabetical-index-mark-end text:id="IMark105017112"/> of 100km with the <text:alphabetical-index-mark-start text:id="IMark102205080"/><text:alphabetical-index-mark-start text:id="IMark108368952"/><text:alphabetical-index-mark-start text:id="IMark111417304"/>heading<text:alphabetical-index-mark-end text:id="IMark111417304"/><text:alphabetical-index-mark-end text:id="IMark108368952"/><text:alphabetical-index-mark-end text:id="IMark102205080"/> stated in the field <text:alphabetical-index-mark-start text:id="IMark118426664"/><text:alphabetical-index-mark-start text:id="IMark92629240"/><text:alphabetical-index-mark-start text:id="IMark113473544"/><text:span text:style-name="T82">Brg</text:span><text:alphabetical-index-mark-end text:id="IMark113473544"/><text:alphabetical-index-mark-end text:id="IMark92629240"/><text:alphabetical-index-mark-end text:id="IMark118426664"/>. <text:alphabetical-index-mark-start text:id="IMark114938776"/><text:alphabetical-index-mark-start text:id="IMark113212040"/><text:span text:style-name="T82">Lat</text:span><text:alphabetical-index-mark-end text:id="IMark113212040"/><text:alphabetical-index-mark-end text:id="IMark114938776"/> and <text:alphabetical-index-mark-start text:id="IMark117746184"/><text:alphabetical-index-mark-start text:id="IMark116900504"/><text:span text:style-name="T82">Lon</text:span><text:alphabetical-index-mark-end text:id="IMark116900504"/><text:alphabetical-index-mark-end text:id="IMark117746184"/> will be re<text:alphabetical-index-mark-start text:id="IMark108183000"/><text:alphabetical-index-mark-start text:id="IMark113938920"/><text:alphabetical-index-mark-start text:id="IMark108198024"/>calcu<text:alphabetical-index-mark-start text:id="IMark113719368"/>lat<text:alphabetical-index-mark-end text:id="IMark113719368"/>e<text:alphabetical-index-mark-end text:id="IMark108198024"/><text:alphabetical-index-mark-end text:id="IMark113938920"/><text:alphabetical-index-mark-end text:id="IMark108183000"/>d.</text:p>
      <text:p text:style-name="Text_20_body"/>
      <text:p text:style-name="Text_20_body"><text:alphabetical-index-mark-start text:id="IMark116282424"/><text:alphabetical-index-mark-start text:id="IMark113961384"/><text:alphabetical-index-mark-start text:id="IMark116172200"/><text:span text:style-name="T82">Time</text:span><text:alphabetical-index-mark-end text:id="IMark116172200"/><text:alphabetical-index-mark-end text:id="IMark113961384"/><text:alphabetical-index-mark-end text:id="IMark116282424"/><text:span text:style-name="T82"> = 0</text:span> means that <text:alphabetical-index-mark-start text:id="IMark117773336"/><text:alphabetical-index-mark-start text:id="IMark94325384"/><text:alphabetical-index-mark-start text:id="IMark121404904"/>time<text:alphabetical-index-mark-end text:id="IMark121404904"/><text:alphabetical-index-mark-end text:id="IMark94325384"/><text:alphabetical-index-mark-end text:id="IMark117773336"/> will not be used as a measure for the <text:alphabetical-index-mark-start text:id="IMark109796664"/><text:alphabetical-index-mark-start text:id="IMark116367304"/><text:alphabetical-index-mark-start text:id="IMark114235576"/>leg<text:alphabetical-index-mark-end text:id="IMark114235576"/><text:alphabetical-index-mark-end text:id="IMark116367304"/><text:alphabetical-index-mark-end text:id="IMark109796664"/> to follow.</text:p>
      <text:p text:style-name="Text_20_body"/>
      <text:p text:style-name="Text_20_body"><text:alphabetical-index-mark-start text:id="IMark118053224"/><text:alphabetical-index-mark-start text:id="IMark100087048"/><text:span text:style-name="T82">Speed</text:span><text:alphabetical-index-mark-end text:id="IMark100087048"/><text:alphabetical-index-mark-end text:id="IMark118053224"/><text:span text:style-name="T82"> = 300</text:span> states that the indicated air<text:alphabetical-index-mark-start text:id="IMark116818152"/><text:alphabetical-index-mark-start text:id="IMark108358424"/>speed<text:alphabetical-index-mark-end text:id="IMark108358424"/><text:alphabetical-index-mark-end text:id="IMark116818152"/> will be 300. This <text:alphabetical-index-mark-start text:id="IMark117069528"/><text:alphabetical-index-mark-start text:id="IMark115710312"/><text:alphabetical-index-mark-start text:id="IMark112827960"/>value<text:alphabetical-index-mark-end text:id="IMark112827960"/><text:alphabetical-index-mark-end text:id="IMark115710312"/><text:alphabetical-index-mark-end text:id="IMark117069528"/> will be passed to <text:span text:style-name="T82">sde_</text:span><text:alphabetical-index-mark-start text:id="IMark115214728"/><text:alphabetical-index-mark-start text:id="IMark117985928"/><text:alphabetical-index-mark-start text:id="IMark116912296"/><text:span text:style-name="T82">fact</text:span><text:alphabetical-index-mark-end text:id="IMark116912296"/><text:alphabetical-index-mark-end text:id="IMark117985928"/><text:alphabetical-index-mark-end text:id="IMark115214728"/><text:span text:style-name="T82">s</text:span> so that <text:alphabetical-index-mark-start text:id="IMark116186360"/><text:alphabetical-index-mark-start text:id="IMark108376904"/><text:span text:style-name="T82">tgt</text:span><text:alphabetical-index-mark-end text:id="IMark108376904"/><text:alphabetical-index-mark-end text:id="IMark116186360"/><text:span text:style-name="T82">_</text:span><text:alphabetical-index-mark-start text:id="IMark110566936"/><text:alphabetical-index-mark-start text:id="IMark117405880"/><text:span text:style-name="T82">speed</text:span><text:alphabetical-index-mark-end text:id="IMark117405880"/><text:alphabetical-index-mark-end text:id="IMark110566936"/> = 300 .</text:p>
      <text:p text:style-name="Text_20_body"/>
      <text:p text:style-name="Text_20_body"><text:alphabetical-index-mark-start text:id="IMark118194456"/><text:alphabetical-index-mark-start text:id="IMark115027608"/><text:alphabetical-index-mark-start text:id="IMark105739416"/><text:span text:style-name="T82">Action</text:span><text:alphabetical-index-mark-end text:id="IMark105739416"/><text:alphabetical-index-mark-end text:id="IMark115027608"/><text:alphabetical-index-mark-end text:id="IMark118194456"/><text:span text:style-name="T82"> = 1</text:span> means that the <text:alphabetical-index-mark-start text:id="IMark96917144"/><text:alphabetical-index-mark-start text:id="IMark114599336"/><text:alphabetical-index-mark-start text:id="IMark109020232"/>waypoint<text:alphabetical-index-mark-end text:id="IMark109020232"/><text:alphabetical-index-mark-end text:id="IMark114599336"/><text:alphabetical-index-mark-end text:id="IMark96917144"/> will be processed and a next <text:alphabetical-index-mark-start text:id="IMark112457976"/><text:alphabetical-index-mark-start text:id="IMark115206232"/><text:alphabetical-index-mark-start text:id="IMark112339704"/>waypoint<text:alphabetical-index-mark-end text:id="IMark112339704"/><text:alphabetical-index-mark-end text:id="IMark115206232"/><text:alphabetical-index-mark-end text:id="IMark112457976"/> will be followed after that.</text:p>
      <text:p text:style-name="Text_20_body"/>
      <text:p text:style-name="Text_20_body"><text:alphabetical-index-mark-start text:id="IMark114412616"/><text:alphabetical-index-mark-start text:id="IMark112054888"/><text:alphabetical-index-mark-start text:id="IMark116954664"/><text:span text:style-name="T82">Brg</text:span><text:alphabetical-index-mark-end text:id="IMark116954664"/><text:alphabetical-index-mark-end text:id="IMark112054888"/><text:alphabetical-index-mark-end text:id="IMark114412616"/><text:span text:style-name="T82"> = <text:s/>25</text:span> means that the ship will <text:alphabetical-index-mark-start text:id="IMark108379656"/><text:alphabetical-index-mark-start text:id="IMark109918952"/>turn<text:alphabetical-index-mark-end text:id="IMark109918952"/><text:alphabetical-index-mark-end text:id="IMark108379656"/> to 25 <text:alphabetical-index-mark-start text:id="IMark114218776"/><text:alphabetical-index-mark-start text:id="IMark108885000"/><text:alphabetical-index-mark-start text:id="IMark109053208"/><text:alphabetical-index-mark-start text:id="IMark115834360"/><text:alphabetical-index-mark-start text:id="IMark94200328"/><text:alphabetical-index-mark-start text:id="IMark114915288"/>degree<text:alphabetical-index-mark-end text:id="IMark114915288"/><text:alphabetical-index-mark-end text:id="IMark94200328"/><text:alphabetical-index-mark-end text:id="IMark115834360"/><text:alphabetical-index-mark-end text:id="IMark109053208"/><text:alphabetical-index-mark-end text:id="IMark108885000"/><text:alphabetical-index-mark-end text:id="IMark114218776"/>s. This <text:alphabetical-index-mark-start text:id="IMark114072280"/><text:alphabetical-index-mark-start text:id="IMark114945944"/><text:alphabetical-index-mark-start text:id="IMark110735320"/>value<text:alphabetical-index-mark-end text:id="IMark110735320"/><text:alphabetical-index-mark-end text:id="IMark114945944"/><text:alphabetical-index-mark-end text:id="IMark114072280"/> will be passed to <text:span text:style-name="T82">sde_</text:span><text:alphabetical-index-mark-start text:id="IMark109170776"/><text:alphabetical-index-mark-start text:id="IMark118234024"/><text:alphabetical-index-mark-start text:id="IMark94548904"/><text:span text:style-name="T82">fact</text:span><text:alphabetical-index-mark-end text:id="IMark94548904"/><text:alphabetical-index-mark-end text:id="IMark118234024"/><text:alphabetical-index-mark-end text:id="IMark109170776"/><text:span text:style-name="T82">s</text:span> so that <text:alphabetical-index-mark-start text:id="IMark93752456"/><text:alphabetical-index-mark-start text:id="IMark110120792"/><text:span text:style-name="T82">tgt</text:span><text:alphabetical-index-mark-end text:id="IMark110120792"/><text:alphabetical-index-mark-end text:id="IMark93752456"/><text:span text:style-name="T82">_hdg</text:span> = 25 .</text:p>
      <text:p text:style-name="Text_20_body"/>
      <text:p text:style-name="Text_20_body"><text:alphabetical-index-mark-start text:id="IMark112344840"/><text:alphabetical-index-mark-start text:id="IMark114025864"/><text:alphabetical-index-mark-start text:id="IMark107757720"/><text:alphabetical-index-mark-start text:id="IMark112101512"/><text:span text:style-name="T82">Max</text:span><text:alphabetical-index-mark-end text:id="IMark112101512"/><text:span text:style-name="T82">Radius</text:span><text:alphabetical-index-mark-end text:id="IMark107757720"/><text:alphabetical-index-mark-end text:id="IMark114025864"/><text:alphabetical-index-mark-end text:id="IMark112344840"/><text:span text:style-name="T82"> = 15</text:span> means that once the ship approaches the <text:alphabetical-index-mark-start text:id="IMark93224120"/><text:alphabetical-index-mark-start text:id="IMark112969960"/><text:alphabetical-index-mark-start text:id="IMark116676728"/>waypoint<text:alphabetical-index-mark-end text:id="IMark116676728"/><text:alphabetical-index-mark-end text:id="IMark112969960"/><text:alphabetical-index-mark-end text:id="IMark93224120"/> at a <text:alphabetical-index-mark-start text:id="IMark115157432"/>dist<text:alphabetical-index-mark-end text:id="IMark115157432"/>ance of 15 km or less, then the <text:alphabetical-index-mark-start text:id="IMark108883224"/><text:alphabetical-index-mark-start text:id="IMark116609384"/><text:alphabetical-index-mark-start text:id="IMark89000120"/><text:alphabetical-index-mark-start text:id="IMark95810760"/>AI<text:alphabetical-index-mark-end text:id="IMark95810760"/>E<text:alphabetical-index-mark-end text:id="IMark89000120"/><text:alphabetical-index-mark-end text:id="IMark116609384"/><text:alphabetical-index-mark-end text:id="IMark108883224"/> will consider that it has reached the <text:alphabetical-index-mark-start text:id="IMark96974776"/><text:alphabetical-index-mark-start text:id="IMark113941768"/><text:alphabetical-index-mark-start text:id="IMark112485176"/>waypoint<text:alphabetical-index-mark-end text:id="IMark112485176"/><text:alphabetical-index-mark-end text:id="IMark113941768"/><text:alphabetical-index-mark-end text:id="IMark96974776"/> and afterwards, proceed according to the <text:alphabetical-index-mark-start text:id="IMark113240296"/><text:alphabetical-index-mark-start text:id="IMark114600792"/><text:alphabetical-index-mark-start text:id="IMark95815736"/>value<text:alphabetical-index-mark-end text:id="IMark95815736"/><text:alphabetical-index-mark-end text:id="IMark114600792"/><text:alphabetical-index-mark-end text:id="IMark113240296"/>s of <text:alphabetical-index-mark-start text:id="IMark109468664"/><text:alphabetical-index-mark-start text:id="IMark109835176"/><text:alphabetical-index-mark-start text:id="IMark115465624"/><text:span text:style-name="T82">Action</text:span><text:alphabetical-index-mark-end text:id="IMark115465624"/><text:alphabetical-index-mark-end text:id="IMark109835176"/><text:alphabetical-index-mark-end text:id="IMark109468664"/> and <text:span text:style-name="T82">Next</text:span>. <text:span text:style-name="T307">A generous </text:span><text:alphabetical-index-mark-start text:id="IMark115811832"/><text:alphabetical-index-mark-start text:id="IMark94853880"/><text:alphabetical-index-mark-start text:id="IMark115776488"/><text:span text:style-name="T307">value</text:span><text:alphabetical-index-mark-end text:id="IMark115776488"/><text:alphabetical-index-mark-end text:id="IMark94853880"/><text:alphabetical-index-mark-end text:id="IMark115811832"/><text:span text:style-name="T307"> for </text:span><text:alphabetical-index-mark-start text:id="IMark111991560"/><text:alphabetical-index-mark-start text:id="IMark114460776"/><text:alphabetical-index-mark-start text:id="IMark100759672"/><text:alphabetical-index-mark-start text:id="IMark113781064"/><text:span text:style-name="T148">Max</text:span><text:alphabetical-index-mark-end text:id="IMark113781064"/><text:span text:style-name="T148">Radius</text:span><text:alphabetical-index-mark-end text:id="IMark100759672"/><text:alphabetical-index-mark-end text:id="IMark114460776"/><text:alphabetical-index-mark-end text:id="IMark111991560"/><text:span text:style-name="T307"> is r</text:span><text:alphabetical-index-mark-start text:id="IMark118368424"/><text:span text:style-name="T307">equ</text:span><text:alphabetical-index-mark-end text:id="IMark118368424"/><text:span text:style-name="T307">ired to ease </text:span><text:alphabetical-index-mark-start text:id="IMark108087448"/><text:alphabetical-index-mark-start text:id="IMark111896984"/><text:alphabetical-index-mark-start text:id="IMark118435368"/><text:span text:style-name="T307">navigation</text:span><text:alphabetical-index-mark-end text:id="IMark118435368"/><text:alphabetical-index-mark-end text:id="IMark111896984"/><text:alphabetical-index-mark-end text:id="IMark108087448"/><text:span text:style-name="T307"> through </text:span><text:soft-page-break/><text:span text:style-name="T307">non – ter</text:span><text:alphabetical-index-mark-start text:id="IMark110677800"/><text:span text:style-name="T307">min</text:span><text:alphabetical-index-mark-end text:id="IMark110677800"/><text:span text:style-name="T307">al </text:span><text:alphabetical-index-mark-start text:id="IMark111423768"/><text:alphabetical-index-mark-start text:id="IMark116472312"/><text:alphabetical-index-mark-start text:id="IMark96724376"/><text:span text:style-name="T307">waypoint</text:span><text:alphabetical-index-mark-end text:id="IMark96724376"/><text:alphabetical-index-mark-end text:id="IMark116472312"/><text:alphabetical-index-mark-end text:id="IMark111423768"/><text:span text:style-name="T307">s so that the ship can perform gentle </text:span><text:alphabetical-index-mark-start text:id="IMark93007448"/><text:alphabetical-index-mark-start text:id="IMark99086584"/><text:span text:style-name="T307">turn</text:span><text:alphabetical-index-mark-end text:id="IMark99086584"/><text:alphabetical-index-mark-end text:id="IMark93007448"/><text:span text:style-name="T307">s to acquire a new </text:span><text:alphabetical-index-mark-start text:id="IMark112379384"/><text:alphabetical-index-mark-start text:id="IMark111039432"/><text:alphabetical-index-mark-start text:id="IMark112935560"/><text:span text:style-name="T307">heading</text:span><text:alphabetical-index-mark-end text:id="IMark112935560"/><text:alphabetical-index-mark-end text:id="IMark111039432"/><text:alphabetical-index-mark-end text:id="IMark112379384"/><text:span text:style-name="T307"> for the following </text:span><text:alphabetical-index-mark-start text:id="IMark116207256"/><text:alphabetical-index-mark-start text:id="IMark109770248"/><text:alphabetical-index-mark-start text:id="IMark117105608"/><text:span text:style-name="T307">leg</text:span><text:alphabetical-index-mark-end text:id="IMark117105608"/><text:alphabetical-index-mark-end text:id="IMark109770248"/><text:alphabetical-index-mark-end text:id="IMark116207256"/><text:span text:style-name="T307">. This </text:span><text:alphabetical-index-mark-start text:id="IMark113124552"/><text:alphabetical-index-mark-start text:id="IMark121136424"/><text:alphabetical-index-mark-start text:id="IMark118455464"/><text:span text:style-name="T307">value</text:span><text:alphabetical-index-mark-end text:id="IMark118455464"/><text:alphabetical-index-mark-end text:id="IMark121136424"/><text:alphabetical-index-mark-end text:id="IMark113124552"/><text:span text:style-name="T307"> could be reduced to increase precision in </text:span><text:alphabetical-index-mark-start text:id="IMark108049512"/><text:alphabetical-index-mark-start text:id="IMark115360312"/><text:alphabetical-index-mark-start text:id="IMark97075960"/><text:span text:style-name="T307">navigation</text:span><text:alphabetical-index-mark-end text:id="IMark97075960"/><text:alphabetical-index-mark-end text:id="IMark115360312"/><text:alphabetical-index-mark-end text:id="IMark108049512"/><text:span text:style-name="T307">, but in that case </text:span><text:alphabetical-index-mark-start text:id="IMark117025640"/><text:alphabetical-index-mark-start text:id="IMark118395400"/><text:span text:style-name="T307">speed</text:span><text:alphabetical-index-mark-end text:id="IMark118395400"/><text:alphabetical-index-mark-end text:id="IMark117025640"/><text:span text:style-name="T307"> should be probably adjusted in </text:span><text:alphabetical-index-mark-start text:id="IMark114692520"/><text:alphabetical-index-mark-start text:id="IMark117068456"/><text:alphabetical-index-mark-start text:id="IMark110817672"/><text:span text:style-name="T307">order</text:span><text:alphabetical-index-mark-end text:id="IMark110817672"/><text:alphabetical-index-mark-end text:id="IMark117068456"/><text:alphabetical-index-mark-end text:id="IMark114692520"/><text:span text:style-name="T307"> to di</text:span><text:alphabetical-index-mark-start text:id="IMark94418104"/><text:span text:style-name="T307">min</text:span><text:alphabetical-index-mark-end text:id="IMark94418104"/><text:span text:style-name="T307">ish the radius of the </text:span><text:alphabetical-index-mark-start text:id="IMark113693752"/><text:alphabetical-index-mark-start text:id="IMark118041128"/><text:span text:style-name="T307">turn</text:span><text:alphabetical-index-mark-end text:id="IMark118041128"/><text:alphabetical-index-mark-end text:id="IMark113693752"/><text:span text:style-name="T307">s r</text:span><text:alphabetical-index-mark-start text:id="IMark115814248"/><text:span text:style-name="T307">equ</text:span><text:alphabetical-index-mark-end text:id="IMark115814248"/><text:span text:style-name="T307">ired to </text:span><text:alphabetical-index-mark-start text:id="IMark111235144"/><text:span text:style-name="T307">alt</text:span><text:alphabetical-index-mark-end text:id="IMark111235144"/><text:span text:style-name="T307">er </text:span><text:alphabetical-index-mark-start text:id="IMark108875240"/><text:alphabetical-index-mark-start text:id="IMark117969016"/><text:alphabetical-index-mark-start text:id="IMark110027208"/><text:span text:style-name="T307">course</text:span><text:alphabetical-index-mark-end text:id="IMark110027208"/><text:alphabetical-index-mark-end text:id="IMark117969016"/><text:alphabetical-index-mark-end text:id="IMark108875240"/><text:span text:style-name="T307">.</text:span></text:p>
      <text:p text:style-name="Text_20_body"/>
      <text:p text:style-name="Text_20_body"><text:span text:style-name="T82">Next = 4</text:span> means that the <text:alphabetical-index-mark-start text:id="IMark114960312"/><text:alphabetical-index-mark-start text:id="IMark116644136"/><text:alphabetical-index-mark-start text:id="IMark112479592"/>waypoint<text:alphabetical-index-mark-end text:id="IMark112479592"/><text:alphabetical-index-mark-end text:id="IMark116644136"/><text:alphabetical-index-mark-end text:id="IMark114960312"/> to be processed after the current <text:alphabetical-index-mark-start text:id="IMark115825688"/><text:alphabetical-index-mark-start text:id="IMark97071272"/><text:alphabetical-index-mark-start text:id="IMark109197688"/>waypoint<text:alphabetical-index-mark-end text:id="IMark109197688"/><text:alphabetical-index-mark-end text:id="IMark97071272"/><text:alphabetical-index-mark-end text:id="IMark115825688"/> is reaches is that one identified by its field Num, so that Num = 4.</text:p>
      <text:p text:style-name="Text_20_body"/>
      <text:p text:style-name="Text_20_body"><text:alphabetical-index-mark-start text:id="IMark114961720"/><text:alphabetical-index-mark-start text:id="IMark111258120"/><text:alphabetical-index-mark-start text:id="IMark109628456"/><text:span text:style-name="T82">Item</text:span><text:alphabetical-index-mark-end text:id="IMark109628456"/><text:alphabetical-index-mark-end text:id="IMark111258120"/><text:alphabetical-index-mark-end text:id="IMark114961720"/><text:span text:style-name="T82"> = ‘</text:span><text:alphabetical-index-mark-start text:id="IMark100973160"/><text:alphabetical-index-mark-start text:id="IMark111919816"/><text:alphabetical-index-mark-start text:id="IMark115741224"/><text:span text:style-name="T82">mode</text:span><text:alphabetical-index-mark-end text:id="IMark115741224"/><text:alphabetical-index-mark-end text:id="IMark111919816"/><text:alphabetical-index-mark-end text:id="IMark100973160"/><text:span text:style-name="T82">_</text:span><text:alphabetical-index-mark-start text:id="IMark112290472"/><text:alphabetical-index-mark-start text:id="IMark111059160"/><text:alphabetical-index-mark-start text:id="IMark97575640"/><text:span text:style-name="T82">wpt</text:span><text:alphabetical-index-mark-end text:id="IMark97575640"/><text:alphabetical-index-mark-end text:id="IMark111059160"/><text:alphabetical-index-mark-end text:id="IMark112290472"/><text:span text:style-name="T82">’</text:span> means that the <text:alphabetical-index-mark-start text:id="IMark101370792"/><text:alphabetical-index-mark-start text:id="IMark121050344"/><text:alphabetical-index-mark-start text:id="IMark111570232"/>fact<text:alphabetical-index-mark-end text:id="IMark111570232"/><text:alphabetical-index-mark-end text:id="IMark121050344"/><text:alphabetical-index-mark-end text:id="IMark101370792"/> identified as <text:span text:style-name="T82">‘</text:span><text:alphabetical-index-mark-start text:id="IMark114221624"/><text:alphabetical-index-mark-start text:id="IMark109832056"/><text:alphabetical-index-mark-start text:id="IMark117153944"/><text:span text:style-name="T82">mode</text:span><text:alphabetical-index-mark-end text:id="IMark117153944"/><text:alphabetical-index-mark-end text:id="IMark109832056"/><text:alphabetical-index-mark-end text:id="IMark114221624"/><text:span text:style-name="T82">_</text:span><text:alphabetical-index-mark-start text:id="IMark90411176"/><text:alphabetical-index-mark-start text:id="IMark121049672"/><text:alphabetical-index-mark-start text:id="IMark101864856"/><text:span text:style-name="T82">wpt</text:span><text:alphabetical-index-mark-end text:id="IMark101864856"/><text:alphabetical-index-mark-end text:id="IMark121049672"/><text:alphabetical-index-mark-end text:id="IMark90411176"/><text:span text:style-name="T82">’</text:span> will receive the <text:alphabetical-index-mark-start text:id="IMark105872840"/><text:alphabetical-index-mark-start text:id="IMark92520232"/><text:alphabetical-index-mark-start text:id="IMark116886216"/>value<text:alphabetical-index-mark-end text:id="IMark116886216"/><text:alphabetical-index-mark-end text:id="IMark92520232"/><text:alphabetical-index-mark-end text:id="IMark105872840"/> specified in the field <text:alphabetical-index-mark-start text:id="IMark112745576"/><text:alphabetical-index-mark-start text:id="IMark111002392"/><text:alphabetical-index-mark-start text:id="IMark118353032"/><text:span text:style-name="T82">sde_</text:span><text:alphabetical-index-mark-start text:id="IMark109824728"/><text:alphabetical-index-mark-start text:id="IMark109093112"/><text:alphabetical-index-mark-start text:id="IMark109563560"/><text:span text:style-name="T82">wpt</text:span><text:alphabetical-index-mark-end text:id="IMark109563560"/><text:alphabetical-index-mark-end text:id="IMark109093112"/><text:alphabetical-index-mark-end text:id="IMark109824728"/><text:alphabetical-index-mark-end text:id="IMark118353032"/><text:alphabetical-index-mark-end text:id="IMark111002392"/><text:alphabetical-index-mark-end text:id="IMark112745576"/><text:span text:style-name="T82">.</text:span><text:alphabetical-index-mark-start text:id="IMark108019848"/><text:alphabetical-index-mark-start text:id="IMark116218216"/><text:alphabetical-index-mark-start text:id="IMark99941848"/><text:span text:style-name="T82">Value</text:span><text:alphabetical-index-mark-end text:id="IMark99941848"/><text:alphabetical-index-mark-end text:id="IMark116218216"/><text:alphabetical-index-mark-end text:id="IMark108019848"/>.</text:p>
      <text:p text:style-name="Text_20_body"/>
      <text:p text:style-name="Text_20_body"><text:alphabetical-index-mark-start text:id="IMark113569304"/><text:alphabetical-index-mark-start text:id="IMark99024024"/><text:alphabetical-index-mark-start text:id="IMark110306488"/><text:span text:style-name="T82">Value</text:span><text:alphabetical-index-mark-end text:id="IMark110306488"/><text:alphabetical-index-mark-end text:id="IMark99024024"/><text:alphabetical-index-mark-end text:id="IMark113569304"/><text:span text:style-name="T82"> = 1</text:span> means that in <text:span text:style-name="T82">sde_</text:span><text:alphabetical-index-mark-start text:id="IMark109248744"/><text:alphabetical-index-mark-start text:id="IMark110758712"/><text:alphabetical-index-mark-start text:id="IMark114114904"/><text:span text:style-name="T82">fact</text:span><text:alphabetical-index-mark-end text:id="IMark114114904"/><text:alphabetical-index-mark-end text:id="IMark110758712"/><text:alphabetical-index-mark-end text:id="IMark109248744"/><text:span text:style-name="T82">s</text:span>, a <text:alphabetical-index-mark-start text:id="IMark114031096"/><text:alphabetical-index-mark-start text:id="IMark115067608"/><text:alphabetical-index-mark-start text:id="IMark109486792"/>fact<text:alphabetical-index-mark-end text:id="IMark109486792"/><text:alphabetical-index-mark-end text:id="IMark115067608"/><text:alphabetical-index-mark-end text:id="IMark114031096"/> identified by the same <text:alphabetical-index-mark-start text:id="IMark113064280"/><text:alphabetical-index-mark-start text:id="IMark104602808"/><text:alphabetical-index-mark-start text:id="IMark118047880"/>string<text:alphabetical-index-mark-end text:id="IMark118047880"/><text:alphabetical-index-mark-end text:id="IMark104602808"/><text:alphabetical-index-mark-end text:id="IMark113064280"/> as contained in the <text:alphabetical-index-mark-start text:id="IMark98225576"/><text:alphabetical-index-mark-start text:id="IMark109148520"/><text:alphabetical-index-mark-start text:id="IMark113799000"/>record<text:alphabetical-index-mark-end text:id="IMark113799000"/><text:alphabetical-index-mark-end text:id="IMark109148520"/><text:alphabetical-index-mark-end text:id="IMark98225576"/> that corresponds to the current <text:alphabetical-index-mark-start text:id="IMark116673160"/><text:alphabetical-index-mark-start text:id="IMark113915336"/><text:alphabetical-index-mark-start text:id="IMark112729272"/>waypoint<text:alphabetical-index-mark-end text:id="IMark112729272"/><text:alphabetical-index-mark-end text:id="IMark113915336"/><text:alphabetical-index-mark-end text:id="IMark116673160"/> in <text:alphabetical-index-mark-start text:id="IMark112657064"/><text:alphabetical-index-mark-start text:id="IMark112413848"/><text:alphabetical-index-mark-start text:id="IMark116420104"/>s<text:span text:style-name="T82">de_</text:span><text:alphabetical-index-mark-start text:id="IMark111496088"/><text:alphabetical-index-mark-start text:id="IMark115297384"/><text:alphabetical-index-mark-start text:id="IMark115432808"/><text:span text:style-name="T82">wpt</text:span><text:alphabetical-index-mark-end text:id="IMark115432808"/><text:alphabetical-index-mark-end text:id="IMark115297384"/><text:alphabetical-index-mark-end text:id="IMark111496088"/><text:alphabetical-index-mark-end text:id="IMark116420104"/><text:alphabetical-index-mark-end text:id="IMark112413848"/><text:alphabetical-index-mark-end text:id="IMark112657064"/><text:span text:style-name="T82">.</text:span><text:alphabetical-index-mark-start text:id="IMark70911848"/><text:alphabetical-index-mark-start text:id="IMark94934744"/><text:alphabetical-index-mark-start text:id="IMark114486632"/><text:span text:style-name="T82">Item</text:span><text:alphabetical-index-mark-end text:id="IMark114486632"/><text:alphabetical-index-mark-end text:id="IMark94934744"/><text:alphabetical-index-mark-end text:id="IMark70911848"/> will receive <text:alphabetical-index-mark-start text:id="IMark97838216"/><text:alphabetical-index-mark-start text:id="IMark113471080"/><text:alphabetical-index-mark-start text:id="IMark118002600"/><text:span text:style-name="T82">sde_</text:span><text:alphabetical-index-mark-start text:id="IMark114177592"/><text:alphabetical-index-mark-start text:id="IMark115476856"/><text:alphabetical-index-mark-start text:id="IMark109307512"/><text:span text:style-name="T82">wpt</text:span><text:alphabetical-index-mark-end text:id="IMark109307512"/><text:alphabetical-index-mark-end text:id="IMark115476856"/><text:alphabetical-index-mark-end text:id="IMark114177592"/><text:alphabetical-index-mark-end text:id="IMark118002600"/><text:alphabetical-index-mark-end text:id="IMark113471080"/><text:alphabetical-index-mark-end text:id="IMark97838216"/><text:span text:style-name="T82">.</text:span><text:alphabetical-index-mark-start text:id="IMark105060392"/><text:alphabetical-index-mark-start text:id="IMark110370664"/><text:alphabetical-index-mark-start text:id="IMark115571272"/><text:span text:style-name="T82">Value</text:span><text:alphabetical-index-mark-end text:id="IMark115571272"/><text:alphabetical-index-mark-end text:id="IMark110370664"/><text:alphabetical-index-mark-end text:id="IMark105060392"/> as its ow<text:span text:style-name="T308">n</text:span> <text:alphabetical-index-mark-start text:id="IMark101865928"/><text:alphabetical-index-mark-start text:id="IMark117130536"/><text:alphabetical-index-mark-start text:id="IMark102149192"/><text:span text:style-name="T82">Value</text:span><text:alphabetical-index-mark-end text:id="IMark102149192"/><text:alphabetical-index-mark-end text:id="IMark117130536"/><text:alphabetical-index-mark-end text:id="IMark101865928"/>.</text:p>
      <text:p text:style-name="Text_20_body"/>
      <text:p text:style-name="Text_20_body">In principle, the ship can navigate both on land – for <text:alphabetical-index-mark-start text:id="IMark115977224"/><text:alphabetical-index-mark-start text:id="IMark108223112"/><text:alphabetical-index-mark-start text:id="IMark119796856"/>example<text:alphabetical-index-mark-end text:id="IMark119796856"/><text:alphabetical-index-mark-end text:id="IMark108223112"/><text:alphabetical-index-mark-end text:id="IMark115977224"/>, taxiing to a a runway or <text:alphabetical-index-mark-start text:id="IMark115713496"/><text:alphabetical-index-mark-start text:id="IMark109605608"/><text:alphabetical-index-mark-start text:id="IMark115202168"/>landing<text:alphabetical-index-mark-end text:id="IMark115202168"/><text:alphabetical-index-mark-end text:id="IMark109605608"/><text:alphabetical-index-mark-end text:id="IMark115713496"/> pad – or <text:alphabetical-index-mark-start text:id="IMark104684360"/><text:alphabetical-index-mark-start text:id="IMark113709256"/><text:alphabetical-index-mark-start text:id="IMark110958088"/>flying<text:alphabetical-index-mark-end text:id="IMark110958088"/><text:alphabetical-index-mark-end text:id="IMark113709256"/><text:alphabetical-index-mark-end text:id="IMark104684360"/>. <text:alphabetical-index-mark-start text:id="IMark109509976"/>Leg<text:alphabetical-index-mark-end text:id="IMark109509976"/>s are <text:alphabetical-index-mark-start text:id="IMark115629048"/><text:alphabetical-index-mark-start text:id="IMark112999496"/><text:alphabetical-index-mark-start text:id="IMark113528600"/>calcu<text:alphabetical-index-mark-start text:id="IMark111694456"/>lat<text:alphabetical-index-mark-end text:id="IMark111694456"/>e<text:alphabetical-index-mark-end text:id="IMark113528600"/><text:alphabetical-index-mark-end text:id="IMark112999496"/><text:alphabetical-index-mark-end text:id="IMark115629048"/>d as great <text:alphabetical-index-mark-start text:id="IMark111834072"/><text:alphabetical-index-mark-start text:id="IMark116707160"/><text:alphabetical-index-mark-start text:id="IMark113906312"/>circle<text:alphabetical-index-mark-end text:id="IMark113906312"/><text:alphabetical-index-mark-end text:id="IMark116707160"/><text:alphabetical-index-mark-end text:id="IMark111834072"/> route <text:alphabetical-index-mark-start text:id="IMark93304616"/><text:alphabetical-index-mark-start text:id="IMark57793304"/><text:alphabetical-index-mark-start text:id="IMark101862408"/>segment<text:alphabetical-index-mark-end text:id="IMark101862408"/><text:alphabetical-index-mark-end text:id="IMark57793304"/><text:alphabetical-index-mark-end text:id="IMark93304616"/>s. In <text:alphabetical-index-mark-start text:id="IMark114210616"/><text:alphabetical-index-mark-start text:id="IMark96868392"/><text:alphabetical-index-mark-start text:id="IMark113458760"/>order<text:alphabetical-index-mark-end text:id="IMark113458760"/><text:alphabetical-index-mark-end text:id="IMark96868392"/><text:alphabetical-index-mark-end text:id="IMark114210616"/> to navigate following an <text:alphabetical-index-mark-start text:id="IMark97714696"/><text:alphabetical-index-mark-start text:id="IMark119371288"/><text:alphabetical-index-mark-start text:id="IMark121280776"/>ai<text:alphabetical-index-mark-start text:id="IMark97015480"/><text:alphabetical-index-mark-start text:id="IMark101348552"/><text:alphabetical-index-mark-start text:id="IMark113856136"/>plan<text:alphabetical-index-mark-end text:id="IMark113856136"/><text:alphabetical-index-mark-end text:id="IMark101348552"/><text:alphabetical-index-mark-end text:id="IMark97015480"/><text:alphabetical-index-mark-end text:id="IMark121280776"/><text:alphabetical-index-mark-end text:id="IMark119371288"/><text:alphabetical-index-mark-end text:id="IMark97714696"/>, <text:alphabetical-index-mark-start text:id="IMark104618184"/><text:alphabetical-index-mark-start text:id="IMark113996888"/><text:alphabetical-index-mark-start text:id="IMark101080152"/><text:span text:style-name="T82">mode</text:span><text:alphabetical-index-mark-end text:id="IMark101080152"/><text:alphabetical-index-mark-end text:id="IMark113996888"/><text:alphabetical-index-mark-end text:id="IMark104618184"/><text:span text:style-name="T82">_</text:span><text:alphabetical-index-mark-start text:id="IMark110724632"/><text:alphabetical-index-mark-start text:id="IMark110590712"/><text:alphabetical-index-mark-start text:id="IMark114676840"/><text:span text:style-name="T82">wpt</text:span><text:alphabetical-index-mark-end text:id="IMark114676840"/><text:alphabetical-index-mark-end text:id="IMark110590712"/><text:alphabetical-index-mark-end text:id="IMark110724632"/><text:span text:style-name="T82"> = 1</text:span> is r<text:alphabetical-index-mark-start text:id="IMark111287176"/>equ<text:alphabetical-index-mark-end text:id="IMark111287176"/>ired. This implies that <text:alphabetical-index-mark-start text:id="IMark110144248"/><text:alphabetical-index-mark-start text:id="IMark111392616"/><text:alphabetical-index-mark-start text:id="IMark58437096"/>waypoint<text:alphabetical-index-mark-end text:id="IMark58437096"/><text:alphabetical-index-mark-end text:id="IMark111392616"/><text:alphabetical-index-mark-end text:id="IMark110144248"/> properties are re<text:alphabetical-index-mark-start text:id="IMark108391976"/><text:alphabetical-index-mark-start text:id="IMark95261208"/><text:alphabetical-index-mark-start text:id="IMark117143592"/>calcu<text:alphabetical-index-mark-start text:id="IMark118029992"/>lat<text:alphabetical-index-mark-end text:id="IMark118029992"/>e<text:alphabetical-index-mark-end text:id="IMark117143592"/><text:alphabetical-index-mark-end text:id="IMark95261208"/><text:alphabetical-index-mark-end text:id="IMark108391976"/>d and the corresponding <text:alphabetical-index-mark-start text:id="IMark101198040"/><text:alphabetical-index-mark-start text:id="IMark108278408"/><text:alphabetical-index-mark-start text:id="IMark115890104"/>value<text:alphabetical-index-mark-end text:id="IMark115890104"/><text:alphabetical-index-mark-end text:id="IMark108278408"/><text:alphabetical-index-mark-end text:id="IMark101198040"/>s are passed as new <text:alphabetical-index-mark-start text:id="IMark114647576"/><text:alphabetical-index-mark-start text:id="IMark118197496"/><text:alphabetical-index-mark-start text:id="IMark96655624"/>fact<text:alphabetical-index-mark-end text:id="IMark96655624"/><text:alphabetical-index-mark-end text:id="IMark118197496"/><text:alphabetical-index-mark-end text:id="IMark114647576"/>s to <text:span text:style-name="T82">sde_</text:span><text:alphabetical-index-mark-start text:id="IMark100705208"/><text:alphabetical-index-mark-start text:id="IMark107709240"/><text:alphabetical-index-mark-start text:id="IMark105548648"/><text:span text:style-name="T82">fact</text:span><text:alphabetical-index-mark-end text:id="IMark105548648"/><text:alphabetical-index-mark-end text:id="IMark107709240"/><text:alphabetical-index-mark-end text:id="IMark100705208"/><text:span text:style-name="T82">s</text:span>. Then, <text:alphabetical-index-mark-start text:id="IMark110368280"/><text:alphabetical-index-mark-start text:id="IMark113288008"/><text:alphabetical-index-mark-start text:id="IMark109586664"/><text:span text:style-name="T82">mode</text:span><text:alphabetical-index-mark-end text:id="IMark109586664"/><text:alphabetical-index-mark-end text:id="IMark113288008"/><text:alphabetical-index-mark-end text:id="IMark110368280"/><text:span text:style-name="T82">_crs</text:span> will make the ship <text:alphabetical-index-mark-start text:id="IMark109728696"/><text:alphabetical-index-mark-start text:id="IMark113016936"/>turn<text:alphabetical-index-mark-end text:id="IMark113016936"/><text:alphabetical-index-mark-end text:id="IMark109728696"/>, change <text:alphabetical-index-mark-start text:id="IMark101487704"/><text:alphabetical-index-mark-start text:id="IMark112635224"/>speed<text:alphabetical-index-mark-end text:id="IMark112635224"/><text:alphabetical-index-mark-end text:id="IMark101487704"/> and acquire the r<text:alphabetical-index-mark-start text:id="IMark110662664"/>equ<text:alphabetical-index-mark-end text:id="IMark110662664"/>ired <text:alphabetical-index-mark-start text:id="IMark92818920"/><text:alphabetical-index-mark-start text:id="IMark96671768"/><text:alphabetical-index-mark-start text:id="IMark101167016"/><text:alphabetical-index-mark-start text:id="IMark113844664"/>alt<text:alphabetical-index-mark-end text:id="IMark113844664"/>itude<text:alphabetical-index-mark-end text:id="IMark101167016"/><text:alphabetical-index-mark-end text:id="IMark96671768"/><text:alphabetical-index-mark-end text:id="IMark92818920"/>.</text:p>
      <text:p text:style-name="Text_20_body"/>
      <text:p text:style-name="Text_20_body"/>
      <text:h text:style-name="P39" text:outline-level="3"><text:bookmark-start text:name="__RefHeading___Toc6422_1538881673"/><text:span text:style-name="T208">4.3.17. General </text:span><text:alphabetical-index-mark-start text:id="IMark116209512"/><text:alphabetical-index-mark-start text:id="IMark111640056"/><text:span text:style-name="T208">description</text:span><text:alphabetical-index-mark-end text:id="IMark111640056"/><text:alphabetical-index-mark-end text:id="IMark116209512"/><text:span text:style-name="T208"> of </text:span><text:alphabetical-index-mark-start text:id="IMark110359960"/><text:alphabetical-index-mark-start text:id="IMark111173672"/><text:alphabetical-index-mark-start text:id="IMark92949512"/><text:span text:style-name="T157">sde_</text:span><text:alphabetical-index-mark-start text:id="IMark102315048"/><text:alphabetical-index-mark-start text:id="IMark112886008"/><text:alphabetical-index-mark-start text:id="IMark94474664"/><text:span text:style-name="T157">prg</text:span><text:alphabetical-index-mark-end text:id="IMark94474664"/><text:alphabetical-index-mark-end text:id="IMark112886008"/><text:alphabetical-index-mark-end text:id="IMark102315048"/><text:span text:style-name="T157">_</text:span><text:alphabetical-index-mark-start text:id="IMark105874808"/><text:alphabetical-index-mark-start text:id="IMark121174472"/><text:alphabetical-index-mark-start text:id="IMark112756152"/><text:span text:style-name="T157">wpt</text:span><text:bookmark-end text:name="__RefHeading___Toc6422_1538881673"/><text:alphabetical-index-mark-end text:id="IMark112756152"/><text:alphabetical-index-mark-end text:id="IMark121174472"/><text:alphabetical-index-mark-end text:id="IMark105874808"/><text:alphabetical-index-mark-end text:id="IMark92949512"/><text:alphabetical-index-mark-end text:id="IMark111173672"/><text:alphabetical-index-mark-end text:id="IMark110359960"/></text:h>
      <text:p text:style-name="Text_20_body"/>
      <text:p text:style-name="Text_20_body">This <text:alphabetical-index-mark-start text:id="IMark113769768"/><text:alphabetical-index-mark-start text:id="IMark111741160"/><text:alphabetical-index-mark-start text:id="IMark100019592"/>table<text:alphabetical-index-mark-end text:id="IMark100019592"/><text:alphabetical-index-mark-end text:id="IMark111741160"/><text:alphabetical-index-mark-end text:id="IMark113769768"/> has the same <text:alphabetical-index-mark-start text:id="IMark116837944"/><text:alphabetical-index-mark-start text:id="IMark113219048"/><text:alphabetical-index-mark-start text:id="IMark115173384"/>structure<text:alphabetical-index-mark-end text:id="IMark115173384"/><text:alphabetical-index-mark-end text:id="IMark113219048"/><text:alphabetical-index-mark-end text:id="IMark116837944"/> as <text:alphabetical-index-mark-start text:id="IMark121108616"/><text:alphabetical-index-mark-start text:id="IMark118504328"/><text:alphabetical-index-mark-start text:id="IMark112376184"/><text:span text:style-name="T82">sde_</text:span><text:alphabetical-index-mark-start text:id="IMark110693912"/><text:alphabetical-index-mark-start text:id="IMark117762328"/><text:alphabetical-index-mark-start text:id="IMark92260040"/><text:span text:style-name="T82">wpt</text:span><text:alphabetical-index-mark-end text:id="IMark92260040"/><text:alphabetical-index-mark-end text:id="IMark117762328"/><text:alphabetical-index-mark-end text:id="IMark110693912"/><text:alphabetical-index-mark-end text:id="IMark112376184"/><text:alphabetical-index-mark-end text:id="IMark118504328"/><text:alphabetical-index-mark-end text:id="IMark121108616"/>, but contains <text:alphabetical-index-mark-start text:id="IMark118256568"/><text:alphabetical-index-mark-start text:id="IMark111452040"/><text:alphabetical-index-mark-start text:id="IMark94411832"/>ai<text:alphabetical-index-mark-start text:id="IMark101311736"/><text:alphabetical-index-mark-start text:id="IMark108865416"/><text:alphabetical-index-mark-start text:id="IMark79022664"/>plan<text:alphabetical-index-mark-end text:id="IMark79022664"/><text:alphabetical-index-mark-end text:id="IMark108865416"/><text:alphabetical-index-mark-end text:id="IMark101311736"/><text:alphabetical-index-mark-end text:id="IMark94411832"/><text:alphabetical-index-mark-end text:id="IMark111452040"/><text:alphabetical-index-mark-end text:id="IMark118256568"/> details that are not necessarily <text:alphabetical-index-mark-start text:id="IMark116475256"/><text:alphabetical-index-mark-start text:id="IMark109652824"/><text:alphabetical-index-mark-start text:id="IMark109362680"/>load<text:alphabetical-index-mark-end text:id="IMark109362680"/><text:alphabetical-index-mark-end text:id="IMark109652824"/><text:alphabetical-index-mark-end text:id="IMark116475256"/>ed into <text:alphabetical-index-mark-start text:id="IMark115611112"/><text:alphabetical-index-mark-start text:id="IMark93506280"/><text:alphabetical-index-mark-start text:id="IMark95970648"/><text:span text:style-name="T82">sde_</text:span><text:alphabetical-index-mark-start text:id="IMark111771864"/><text:alphabetical-index-mark-start text:id="IMark105272280"/><text:alphabetical-index-mark-start text:id="IMark101147976"/><text:span text:style-name="T82">wpt</text:span><text:alphabetical-index-mark-end text:id="IMark101147976"/><text:alphabetical-index-mark-end text:id="IMark105272280"/><text:alphabetical-index-mark-end text:id="IMark111771864"/><text:alphabetical-index-mark-end text:id="IMark95970648"/><text:alphabetical-index-mark-end text:id="IMark93506280"/><text:alphabetical-index-mark-end text:id="IMark115611112"/> for immediate processing. It is a <text:alphabetical-index-mark-start text:id="IMark117959752"/>lon<text:alphabetical-index-mark-end text:id="IMark117959752"/>g - term <text:alphabetical-index-mark-start text:id="IMark98428856"/><text:alphabetical-index-mark-start text:id="IMark113596344"/><text:alphabetical-index-mark-start text:id="IMark114029368"/>storage<text:alphabetical-index-mark-end text:id="IMark114029368"/><text:alphabetical-index-mark-end text:id="IMark113596344"/><text:alphabetical-index-mark-end text:id="IMark98428856"/> of <text:alphabetical-index-mark-start text:id="IMark112442760"/><text:alphabetical-index-mark-start text:id="IMark111114152"/><text:alphabetical-index-mark-start text:id="IMark97003032"/>plan<text:alphabetical-index-mark-end text:id="IMark97003032"/><text:alphabetical-index-mark-end text:id="IMark111114152"/><text:alphabetical-index-mark-end text:id="IMark112442760"/>s and in <text:alphabetical-index-mark-start text:id="IMark101359896"/>re<text:alphabetical-index-mark-start text:id="IMark111765608"/>l<text:alphabetical-index-mark-end text:id="IMark101359896"/>at<text:alphabetical-index-mark-end text:id="IMark111765608"/>ion to <text:alphabetical-index-mark-start text:id="IMark114402232"/><text:alphabetical-index-mark-start text:id="IMark93389992"/><text:alphabetical-index-mark-start text:id="IMark109599352"/><text:span text:style-name="T82">sde_</text:span><text:alphabetical-index-mark-start text:id="IMark109922808"/><text:alphabetical-index-mark-start text:id="IMark115678024"/><text:alphabetical-index-mark-start text:id="IMark111755128"/><text:span text:style-name="T82">wpt</text:span><text:alphabetical-index-mark-end text:id="IMark111755128"/><text:alphabetical-index-mark-end text:id="IMark115678024"/><text:alphabetical-index-mark-end text:id="IMark109922808"/><text:alphabetical-index-mark-end text:id="IMark109599352"/><text:alphabetical-index-mark-end text:id="IMark93389992"/><text:alphabetical-index-mark-end text:id="IMark114402232"/> works in a way analogous to that of <text:alphabetical-index-mark-start text:id="IMark113213800"/><text:alphabetical-index-mark-start text:id="IMark98245384"/><text:alphabetical-index-mark-start text:id="IMark109764232"/><text:span text:style-name="T82">sde_</text:span><text:alphabetical-index-mark-start text:id="IMark109345848"/><text:alphabetical-index-mark-start text:id="IMark118343752"/><text:alphabetical-index-mark-start text:id="IMark109297688"/><text:span text:style-name="T82">prg</text:span><text:alphabetical-index-mark-end text:id="IMark109297688"/><text:alphabetical-index-mark-end text:id="IMark118343752"/><text:alphabetical-index-mark-end text:id="IMark109345848"/><text:span text:style-name="T82">_</text:span><text:alphabetical-index-mark-start text:id="IMark110203128"/><text:alphabetical-index-mark-start text:id="IMark99148072"/><text:alphabetical-index-mark-start text:id="IMark118163272"/><text:span text:style-name="T82">rule</text:span><text:alphabetical-index-mark-end text:id="IMark118163272"/><text:alphabetical-index-mark-end text:id="IMark99148072"/><text:alphabetical-index-mark-end text:id="IMark110203128"/><text:span text:style-name="T82">s</text:span><text:alphabetical-index-mark-end text:id="IMark109764232"/><text:alphabetical-index-mark-end text:id="IMark98245384"/><text:alphabetical-index-mark-end text:id="IMark113213800"/> with regards to <text:alphabetical-index-mark-start text:id="IMark115318152"/><text:alphabetical-index-mark-start text:id="IMark113717832"/><text:alphabetical-index-mark-start text:id="IMark110907128"/><text:span text:style-name="T82">sde_</text:span><text:alphabetical-index-mark-start text:id="IMark97987368"/><text:alphabetical-index-mark-start text:id="IMark102542392"/><text:alphabetical-index-mark-start text:id="IMark101260504"/><text:span text:style-name="T82">rule</text:span><text:alphabetical-index-mark-end text:id="IMark101260504"/><text:alphabetical-index-mark-end text:id="IMark102542392"/><text:alphabetical-index-mark-end text:id="IMark97987368"/><text:span text:style-name="T82">s</text:span><text:alphabetical-index-mark-end text:id="IMark110907128"/><text:alphabetical-index-mark-end text:id="IMark113717832"/><text:alphabetical-index-mark-end text:id="IMark115318152"/>.</text:p>
      <text:p text:style-name="Text_20_body"/>
      <text:p text:style-name="Text_20_body"><text:alphabetical-index-mark-start text:id="IMark118310872"/><text:alphabetical-index-mark-start text:id="IMark114466552"/><text:alphabetical-index-mark-start text:id="IMark115542152"/>Ai<text:alphabetical-index-mark-start text:id="IMark115955928"/><text:alphabetical-index-mark-start text:id="IMark116723864"/><text:alphabetical-index-mark-start text:id="IMark116372216"/>plan<text:alphabetical-index-mark-end text:id="IMark116372216"/><text:alphabetical-index-mark-end text:id="IMark116723864"/><text:alphabetical-index-mark-end text:id="IMark115955928"/><text:alphabetical-index-mark-end text:id="IMark115542152"/><text:alphabetical-index-mark-end text:id="IMark114466552"/><text:alphabetical-index-mark-end text:id="IMark118310872"/>s are not expressed as <text:alphabetical-index-mark-start text:id="IMark118444072"/><text:alphabetical-index-mark-start text:id="IMark113255368"/><text:alphabetical-index-mark-start text:id="IMark60798584"/>SQL<text:alphabetical-index-mark-end text:id="IMark60798584"/><text:alphabetical-index-mark-end text:id="IMark113255368"/><text:alphabetical-index-mark-end text:id="IMark118444072"/> <text:alphabetical-index-mark-start text:id="IMark102205080"/>code<text:alphabetical-index-mark-end text:id="IMark102205080"/> snippets, but <text:alphabetical-index-mark-start text:id="IMark108368952"/><text:alphabetical-index-mark-start text:id="IMark111417304"/>data<text:alphabetical-index-mark-end text:id="IMark111417304"/><text:alphabetical-index-mark-end text:id="IMark108368952"/> sorted in <text:alphabetical-index-mark-start text:id="IMark105017112"/><text:alphabetical-index-mark-start text:id="IMark107755192"/><text:alphabetical-index-mark-start text:id="IMark111648888"/>row<text:alphabetical-index-mark-end text:id="IMark111648888"/><text:alphabetical-index-mark-end text:id="IMark107755192"/><text:alphabetical-index-mark-end text:id="IMark105017112"/>s and <text:alphabetical-index-mark-start text:id="IMark101281672"/><text:alphabetical-index-mark-start text:id="IMark118426664"/><text:alphabetical-index-mark-start text:id="IMark92629240"/>column<text:alphabetical-index-mark-end text:id="IMark92629240"/><text:alphabetical-index-mark-end text:id="IMark118426664"/><text:alphabetical-index-mark-end text:id="IMark101281672"/>s, each <text:alphabetical-index-mark-start text:id="IMark113473544"/><text:alphabetical-index-mark-start text:id="IMark93927672"/><text:alphabetical-index-mark-start text:id="IMark114938776"/>row<text:alphabetical-index-mark-end text:id="IMark114938776"/><text:alphabetical-index-mark-end text:id="IMark93927672"/><text:alphabetical-index-mark-end text:id="IMark113473544"/> corresponding to a <text:alphabetical-index-mark-start text:id="IMark113212040"/><text:alphabetical-index-mark-start text:id="IMark112433304"/><text:alphabetical-index-mark-start text:id="IMark113938920"/>record<text:alphabetical-index-mark-end text:id="IMark113938920"/><text:alphabetical-index-mark-end text:id="IMark112433304"/><text:alphabetical-index-mark-end text:id="IMark113212040"/>, and each <text:alphabetical-index-mark-start text:id="IMark108183000"/><text:alphabetical-index-mark-start text:id="IMark108198024"/><text:alphabetical-index-mark-start text:id="IMark113719368"/>column<text:alphabetical-index-mark-end text:id="IMark113719368"/><text:alphabetical-index-mark-end text:id="IMark108198024"/><text:alphabetical-index-mark-end text:id="IMark108183000"/> to a <text:alphabetical-index-mark-start text:id="IMark117746184"/><text:alphabetical-index-mark-start text:id="IMark116900504"/>data<text:alphabetical-index-mark-end text:id="IMark116900504"/><text:alphabetical-index-mark-end text:id="IMark117746184"/> field.</text:p>
      <text:p text:style-name="Text_20_body"/>
      <text:p text:style-name="Text_20_body"><text:alphabetical-index-mark-start text:id="IMark98601464"/><text:alphabetical-index-mark-start text:id="IMark116282424"/><text:alphabetical-index-mark-start text:id="IMark113961384"/>Ai<text:alphabetical-index-mark-start text:id="IMark116172200"/><text:alphabetical-index-mark-start text:id="IMark116182648"/><text:alphabetical-index-mark-start text:id="IMark116367304"/>plan<text:alphabetical-index-mark-end text:id="IMark116367304"/><text:alphabetical-index-mark-end text:id="IMark116182648"/><text:alphabetical-index-mark-end text:id="IMark116172200"/><text:alphabetical-index-mark-end text:id="IMark113961384"/><text:alphabetical-index-mark-end text:id="IMark116282424"/><text:alphabetical-index-mark-end text:id="IMark98601464"/>s <text:alphabetical-index-mark-start text:id="IMark109796664"/><text:alphabetical-index-mark-start text:id="IMark114235576"/>store<text:alphabetical-index-mark-end text:id="IMark114235576"/><text:alphabetical-index-mark-end text:id="IMark109796664"/>d in this <text:alphabetical-index-mark-start text:id="IMark117773336"/><text:alphabetical-index-mark-start text:id="IMark94325384"/><text:alphabetical-index-mark-start text:id="IMark121404904"/>table<text:alphabetical-index-mark-end text:id="IMark121404904"/><text:alphabetical-index-mark-end text:id="IMark94325384"/><text:alphabetical-index-mark-end text:id="IMark117773336"/> should note be <text:alphabetical-index-mark-start text:id="IMark117294648"/><text:alphabetical-index-mark-start text:id="IMark111540920"/><text:alphabetical-index-mark-start text:id="IMark110535096"/><text:alphabetical-index-mark-start text:id="IMark118436152"/><text:alphabetical-index-mark-start text:id="IMark118053224"/><text:alphabetical-index-mark-start text:id="IMark100087048"/>delete<text:alphabetical-index-mark-end text:id="IMark100087048"/><text:alphabetical-index-mark-end text:id="IMark118053224"/><text:alphabetical-index-mark-end text:id="IMark118436152"/><text:alphabetical-index-mark-end text:id="IMark110535096"/><text:alphabetical-index-mark-end text:id="IMark111540920"/><text:alphabetical-index-mark-end text:id="IMark117294648"/>d; instead, they should be rendered inactive by <text:s/><text:alphabetical-index-mark-start text:id="IMark111758728"/><text:alphabetical-index-mark-start text:id="IMark117069528"/><text:alphabetical-index-mark-start text:id="IMark115710312"/><text:span text:style-name="T82">sde_</text:span><text:alphabetical-index-mark-start text:id="IMark112827960"/><text:alphabetical-index-mark-start text:id="IMark116818152"/><text:alphabetical-index-mark-start text:id="IMark108358424"/><text:span text:style-name="T82">prg</text:span><text:alphabetical-index-mark-end text:id="IMark108358424"/><text:alphabetical-index-mark-end text:id="IMark116818152"/><text:alphabetical-index-mark-end text:id="IMark112827960"/><text:span text:style-name="T82">_</text:span><text:alphabetical-index-mark-start text:id="IMark112424648"/><text:alphabetical-index-mark-start text:id="IMark110749272"/><text:alphabetical-index-mark-start text:id="IMark115214728"/><text:span text:style-name="T82">wpt</text:span><text:alphabetical-index-mark-end text:id="IMark115214728"/><text:alphabetical-index-mark-end text:id="IMark110749272"/><text:alphabetical-index-mark-end text:id="IMark112424648"/><text:alphabetical-index-mark-end text:id="IMark115710312"/><text:alphabetical-index-mark-end text:id="IMark117069528"/><text:alphabetical-index-mark-end text:id="IMark111758728"/><text:span text:style-name="T82">.</text:span><text:alphabetical-index-mark-start text:id="IMark117985928"/><text:alphabetical-index-mark-start text:id="IMark116912296"/><text:alphabetical-index-mark-start text:id="IMark117296056"/><text:span text:style-name="T82">Status</text:span><text:alphabetical-index-mark-end text:id="IMark117296056"/><text:alphabetical-index-mark-end text:id="IMark116912296"/><text:alphabetical-index-mark-end text:id="IMark117985928"/><text:span text:style-name="T82"> ← ‘</text:span><text:alphabetical-index-mark-start text:id="IMark112780488"/><text:alphabetical-index-mark-start text:id="IMark116186360"/><text:alphabetical-index-mark-start text:id="IMark108376904"/><text:span text:style-name="T82">disabled</text:span><text:alphabetical-index-mark-end text:id="IMark108376904"/><text:alphabetical-index-mark-end text:id="IMark116186360"/><text:alphabetical-index-mark-end text:id="IMark112780488"/><text:span text:style-name="T82">’.</text:span> </text:p>
      <text:p text:style-name="Text_20_body"/>
      <text:p text:style-name="Text_20_body"/>
      <text:h text:style-name="Heading_20_3" text:outline-level="3"><text:bookmark-start text:name="__RefHeading___Toc6424_1538881673"/><text:soft-page-break/><text:span text:style-name="T208">4.3.18. General </text:span><text:alphabetical-index-mark-start text:id="IMark96917144"/><text:alphabetical-index-mark-start text:id="IMark109020232"/><text:span text:style-name="T208">description</text:span><text:alphabetical-index-mark-end text:id="IMark109020232"/><text:alphabetical-index-mark-end text:id="IMark96917144"/> of <text:alphabetical-index-mark-start text:id="IMark90557112"/><text:alphabetical-index-mark-start text:id="IMark115643352"/><text:alphabetical-index-mark-start text:id="IMark116804984"/><text:span text:style-name="T157">sde_</text:span><text:span text:style-name="T158">astro_cat</text:span><text:bookmark-end text:name="__RefHeading___Toc6424_1538881673"/><text:alphabetical-index-mark-end text:id="IMark116804984"/><text:alphabetical-index-mark-end text:id="IMark115643352"/><text:alphabetical-index-mark-end text:id="IMark90557112"/></text:h>
      <text:p text:style-name="Text_20_body"/>
      <text:p text:style-name="Text_20_body">This <text:alphabetical-index-mark-start text:id="IMark105288488"/><text:alphabetical-index-mark-start text:id="IMark114072280"/>file<text:alphabetical-index-mark-end text:id="IMark114072280"/><text:alphabetical-index-mark-end text:id="IMark105288488"/> is a <text:alphabetical-index-mark-start text:id="IMark114945944"/><text:alphabetical-index-mark-start text:id="IMark110735320"/><text:alphabetical-index-mark-start text:id="IMark114218776"/><text:alphabetical-index-mark-start text:id="IMark108885000"/><text:alphabetical-index-mark-start text:id="IMark109053208"/><text:alphabetical-index-mark-start text:id="IMark115834360"/><text:alphabetical-index-mark-start text:id="IMark94200328"/><text:alphabetical-index-mark-start text:id="IMark114915288"/><text:alphabetical-index-mark-start text:id="IMark108379656"/>celestia<text:alphabetical-index-mark-end text:id="IMark108379656"/><text:alphabetical-index-mark-end text:id="IMark114915288"/><text:alphabetical-index-mark-end text:id="IMark94200328"/><text:alphabetical-index-mark-end text:id="IMark115834360"/><text:alphabetical-index-mark-end text:id="IMark109053208"/><text:alphabetical-index-mark-end text:id="IMark108885000"/>l<text:alphabetical-index-mark-end text:id="IMark114218776"/><text:alphabetical-index-mark-end text:id="IMark110735320"/><text:alphabetical-index-mark-end text:id="IMark114945944"/> <text:alphabetical-index-mark-start text:id="IMark109918952"/><text:alphabetical-index-mark-start text:id="IMark115401592"/><text:alphabetical-index-mark-start text:id="IMark101452600"/>catalog<text:alphabetical-index-mark-end text:id="IMark101452600"/><text:alphabetical-index-mark-end text:id="IMark115401592"/><text:alphabetical-index-mark-end text:id="IMark109918952"/> that at this point has no special <text:alphabetical-index-mark-start text:id="IMark109170776"/><text:alphabetical-index-mark-start text:id="IMark118234024"/><text:alphabetical-index-mark-start text:id="IMark94548904"/>function<text:alphabetical-index-mark-end text:id="IMark94548904"/><text:alphabetical-index-mark-end text:id="IMark118234024"/><text:alphabetical-index-mark-end text:id="IMark109170776"/> but in the future it will be used for <text:alphabetical-index-mark-start text:id="IMark116158120"/><text:alphabetical-index-mark-start text:id="IMark116387480"/><text:alphabetical-index-mark-start text:id="IMark93752456"/>navigation<text:alphabetical-index-mark-end text:id="IMark93752456"/><text:alphabetical-index-mark-end text:id="IMark116387480"/><text:alphabetical-index-mark-end text:id="IMark116158120"/>al <text:alphabetical-index-mark-start text:id="IMark110120792"/><text:alphabetical-index-mark-start text:id="IMark112300056"/><text:alphabetical-index-mark-start text:id="IMark109948536"/>plan<text:alphabetical-index-mark-end text:id="IMark109948536"/><text:alphabetical-index-mark-end text:id="IMark112300056"/><text:alphabetical-index-mark-end text:id="IMark110120792"/>ning.</text:p>
      <text:p text:style-name="Text_20_body"/>
      <text:p text:style-name="Text_20_body"><text:span text:style-name="T1">4.3.18.1.</text:span> <text:span text:style-name="T82">Id</text:span>: <text:alphabetical-index-mark-start text:id="IMark114113544"/><text:alphabetical-index-mark-start text:id="IMark109558648"/><text:alphabetical-index-mark-start text:id="IMark118059016"/><text:span text:style-name="T310">primary</text:span><text:alphabetical-index-mark-end text:id="IMark118059016"/><text:alphabetical-index-mark-end text:id="IMark109558648"/><text:alphabetical-index-mark-end text:id="IMark114113544"/><text:span text:style-name="T310"> </text:span><text:alphabetical-index-mark-start text:id="IMark110955800"/><text:alphabetical-index-mark-start text:id="IMark113753016"/><text:alphabetical-index-mark-start text:id="IMark105942168"/><text:span text:style-name="T310">key</text:span><text:alphabetical-index-mark-end text:id="IMark105942168"/><text:alphabetical-index-mark-end text:id="IMark113753016"/><text:alphabetical-index-mark-end text:id="IMark110955800"/><text:span text:style-name="T310">. Differently from the case of </text:span><text:alphabetical-index-mark-start text:id="IMark110040312"/><text:alphabetical-index-mark-start text:id="IMark115488040"/><text:alphabetical-index-mark-start text:id="IMark112101512"/><text:span text:style-name="T150">sde_</text:span><text:alphabetical-index-mark-start text:id="IMark116781864"/><text:alphabetical-index-mark-start text:id="IMark112344840"/><text:alphabetical-index-mark-start text:id="IMark114025864"/><text:span text:style-name="T150">wp</text:span><text:span text:style-name="T310">t</text:span><text:alphabetical-index-mark-end text:id="IMark114025864"/><text:alphabetical-index-mark-end text:id="IMark112344840"/><text:alphabetical-index-mark-end text:id="IMark116781864"/><text:alphabetical-index-mark-end text:id="IMark112101512"/><text:alphabetical-index-mark-end text:id="IMark115488040"/><text:alphabetical-index-mark-end text:id="IMark110040312"/><text:span text:style-name="T310"> (see </text:span><text:span text:style-name="T48">[4.3.16.]</text:span><text:span text:style-name="T329">) a </text:span><text:alphabetical-index-mark-start text:id="IMark107757720"/><text:alphabetical-index-mark-start text:id="IMark115762344"/><text:alphabetical-index-mark-start text:id="IMark113240296"/><text:span text:style-name="T329">logic</text:span><text:alphabetical-index-mark-end text:id="IMark113240296"/><text:alphabetical-index-mark-end text:id="IMark115762344"/><text:alphabetical-index-mark-end text:id="IMark107757720"/><text:span text:style-name="T329">al </text:span><text:alphabetical-index-mark-start text:id="IMark114600792"/><text:alphabetical-index-mark-start text:id="IMark95815736"/><text:alphabetical-index-mark-start text:id="IMark96974776"/><text:span text:style-name="T329">structure</text:span><text:alphabetical-index-mark-end text:id="IMark96974776"/><text:alphabetical-index-mark-end text:id="IMark95815736"/><text:alphabetical-index-mark-end text:id="IMark114600792"/><text:span text:style-name="T329"> dependency tree is constructed using the Id field. In </text:span><text:alphabetical-index-mark-start text:id="IMark113941768"/><text:alphabetical-index-mark-start text:id="IMark112485176"/><text:alphabetical-index-mark-start text:id="IMark108883224"/><text:span text:style-name="T150">sde_</text:span><text:alphabetical-index-mark-start text:id="IMark116609384"/><text:alphabetical-index-mark-start text:id="IMark89000120"/><text:alphabetical-index-mark-start text:id="IMark95810760"/><text:span text:style-name="T150">wpt</text:span><text:alphabetical-index-mark-end text:id="IMark95810760"/><text:alphabetical-index-mark-end text:id="IMark89000120"/><text:alphabetical-index-mark-end text:id="IMark116609384"/><text:alphabetical-index-mark-end text:id="IMark108883224"/><text:alphabetical-index-mark-end text:id="IMark112485176"/><text:alphabetical-index-mark-end text:id="IMark113941768"/><text:span text:style-name="T310"> the </text:span><text:span text:style-name="T150">Id</text:span><text:span text:style-name="T310"> fields plays a lesser role and fields </text:span><text:span text:style-name="T150">Num</text:span><text:span text:style-name="T310"> and </text:span><text:span text:style-name="T150">Next</text:span><text:span text:style-name="T310"> are used to establish </text:span><text:alphabetical-index-mark-start text:id="IMark115157432"/><text:alphabetical-index-mark-start text:id="IMark93224120"/><text:alphabetical-index-mark-start text:id="IMark112969960"/><text:span text:style-name="T310">dependencies</text:span><text:alphabetical-index-mark-end text:id="IMark112969960"/><text:alphabetical-index-mark-end text:id="IMark93224120"/><text:alphabetical-index-mark-end text:id="IMark115157432"/><text:span text:style-name="T310"> between </text:span><text:alphabetical-index-mark-start text:id="IMark116676728"/><text:alphabetical-index-mark-start text:id="IMark111971144"/><text:alphabetical-index-mark-start text:id="IMark109468664"/><text:span text:style-name="T310">record</text:span><text:alphabetical-index-mark-end text:id="IMark109468664"/><text:alphabetical-index-mark-end text:id="IMark111971144"/><text:alphabetical-index-mark-end text:id="IMark116676728"/><text:span text:style-name="T310">s. But </text:span><text:alphabetical-index-mark-start text:id="IMark109835176"/><text:alphabetical-index-mark-start text:id="IMark115465624"/><text:alphabetical-index-mark-start text:id="IMark88054040"/><text:span text:style-name="T150">sde_astro_cat</text:span><text:alphabetical-index-mark-end text:id="IMark88054040"/><text:alphabetical-index-mark-end text:id="IMark115465624"/><text:alphabetical-index-mark-end text:id="IMark109835176"/><text:span text:style-name="T150">.Id</text:span><text:span text:style-name="T310"> is vital. Therefore it is important to remember not to </text:span><text:alphabetical-index-mark-start text:id="IMark111020776"/><text:alphabetical-index-mark-start text:id="IMark115811832"/><text:alphabetical-index-mark-start text:id="IMark94853880"/><text:alphabetical-index-mark-start text:id="IMark115776488"/><text:alphabetical-index-mark-start text:id="IMark113781064"/><text:alphabetical-index-mark-start text:id="IMark118276056"/><text:span text:style-name="T310">delete</text:span><text:alphabetical-index-mark-end text:id="IMark118276056"/><text:alphabetical-index-mark-end text:id="IMark113781064"/><text:alphabetical-index-mark-end text:id="IMark115776488"/><text:alphabetical-index-mark-end text:id="IMark94853880"/><text:alphabetical-index-mark-end text:id="IMark115811832"/><text:alphabetical-index-mark-end text:id="IMark111020776"/><text:span text:style-name="T310"> </text:span><text:alphabetical-index-mark-start text:id="IMark111991560"/><text:alphabetical-index-mark-start text:id="IMark114460776"/><text:alphabetical-index-mark-start text:id="IMark100759672"/><text:span text:style-name="T310">record</text:span><text:alphabetical-index-mark-end text:id="IMark100759672"/><text:alphabetical-index-mark-end text:id="IMark114460776"/><text:alphabetical-index-mark-end text:id="IMark111991560"/><text:span text:style-name="T310">s. Instead, if a </text:span><text:alphabetical-index-mark-start text:id="IMark94847784"/><text:alphabetical-index-mark-start text:id="IMark118368424"/><text:alphabetical-index-mark-start text:id="IMark108087448"/><text:span text:style-name="T310">record</text:span><text:alphabetical-index-mark-end text:id="IMark108087448"/><text:alphabetical-index-mark-end text:id="IMark118368424"/><text:alphabetical-index-mark-end text:id="IMark94847784"/><text:span text:style-name="T310"> should not be used then remember to set </text:span><text:alphabetical-index-mark-start text:id="IMark111896984"/><text:alphabetical-index-mark-start text:id="IMark118435368"/><text:alphabetical-index-mark-start text:id="IMark110677800"/><text:span text:style-name="T150">Status</text:span><text:alphabetical-index-mark-end text:id="IMark110677800"/><text:alphabetical-index-mark-end text:id="IMark118435368"/><text:alphabetical-index-mark-end text:id="IMark111896984"/><text:span text:style-name="T150"> = ‘</text:span><text:alphabetical-index-mark-start text:id="IMark111423768"/><text:alphabetical-index-mark-start text:id="IMark116472312"/><text:alphabetical-index-mark-start text:id="IMark96724376"/><text:span text:style-name="T150">disabled</text:span><text:alphabetical-index-mark-end text:id="IMark96724376"/><text:alphabetical-index-mark-end text:id="IMark116472312"/><text:alphabetical-index-mark-end text:id="IMark111423768"/><text:span text:style-name="T150">’</text:span><text:span text:style-name="T310">.</text:span></text:p>
      <text:p text:style-name="Text_20_body"/>
      <text:p text:style-name="Text_20_body"/>
      <text:p text:style-name="Text_20_body"><text:span text:style-name="T1">4.3.18.2.</text:span> <text:alphabetical-index-mark-start text:id="IMark114810168"/><text:alphabetical-index-mark-start text:id="IMark113693752"/><text:alphabetical-index-mark-start text:id="IMark118041128"/><text:span text:style-name="T82">Context</text:span><text:alphabetical-index-mark-end text:id="IMark118041128"/><text:alphabetical-index-mark-end text:id="IMark113693752"/><text:alphabetical-index-mark-end text:id="IMark114810168"/>: <text:span text:style-name="T311">normally set to </text:span><text:span text:style-name="T151">‘ship’</text:span><text:span text:style-name="T311">.</text:span></text:p>
      <text:p text:style-name="Text_20_body"/>
      <text:p text:style-name="Text_20_body"/>
      <text:p text:style-name="Text_20_body"><text:span text:style-name="T1">4.3.18.3.</text:span> <text:alphabetical-index-mark-start text:id="IMark115825688"/><text:alphabetical-index-mark-start text:id="IMark109197688"/><text:alphabetical-index-mark-start text:id="IMark114960312"/><text:span text:style-name="T82">Status</text:span><text:alphabetical-index-mark-end text:id="IMark114960312"/><text:alphabetical-index-mark-end text:id="IMark109197688"/><text:alphabetical-index-mark-end text:id="IMark115825688"/>: <text:span text:style-name="T311">only </text:span><text:span text:style-name="T151">‘</text:span><text:alphabetical-index-mark-start text:id="IMark116644136"/><text:alphabetical-index-mark-start text:id="IMark112479592"/><text:alphabetical-index-mark-start text:id="IMark97028616"/><text:span text:style-name="T151">enabled</text:span><text:alphabetical-index-mark-end text:id="IMark97028616"/><text:alphabetical-index-mark-end text:id="IMark112479592"/><text:alphabetical-index-mark-end text:id="IMark116644136"/><text:span text:style-name="T151">’</text:span><text:span text:style-name="T311"> </text:span><text:alphabetical-index-mark-start text:id="IMark70796312"/><text:alphabetical-index-mark-start text:id="IMark94508808"/><text:alphabetical-index-mark-start text:id="IMark117742680"/><text:span text:style-name="T311">record</text:span><text:alphabetical-index-mark-end text:id="IMark117742680"/><text:alphabetical-index-mark-end text:id="IMark94508808"/><text:alphabetical-index-mark-end text:id="IMark70796312"/><text:span text:style-name="T311">s will be processed.</text:span></text:p>
      <text:p text:style-name="Text_20_body"/>
      <text:p text:style-name="Text_20_body"/>
      <text:p text:style-name="Text_20_body"><text:span text:style-name="T1">4.3.18.4.</text:span> <text:alphabetical-index-mark-start text:id="IMark112290472"/><text:alphabetical-index-mark-start text:id="IMark111059160"/><text:alphabetical-index-mark-start text:id="IMark97575640"/><text:span text:style-name="T82">Item</text:span><text:alphabetical-index-mark-end text:id="IMark97575640"/><text:alphabetical-index-mark-end text:id="IMark111059160"/><text:alphabetical-index-mark-end text:id="IMark112290472"/>: <text:alphabetical-index-mark-start text:id="IMark96167288"/><text:alphabetical-index-mark-start text:id="IMark101370792"/><text:alphabetical-index-mark-start text:id="IMark121050344"/><text:span text:style-name="T311">CB</text:span><text:alphabetical-index-mark-end text:id="IMark121050344"/><text:alphabetical-index-mark-end text:id="IMark101370792"/><text:alphabetical-index-mark-end text:id="IMark96167288"/><text:span text:style-name="T311"> or </text:span><text:alphabetical-index-mark-start text:id="IMark111570232"/><text:alphabetical-index-mark-start text:id="IMark116004600"/><text:alphabetical-index-mark-start text:id="IMark88001544"/><text:alphabetical-index-mark-start text:id="IMark114221624"/><text:alphabetical-index-mark-start text:id="IMark109832056"/><text:alphabetical-index-mark-start text:id="IMark117153944"/><text:alphabetical-index-mark-start text:id="IMark113643784"/><text:alphabetical-index-mark-start text:id="IMark91930744"/><text:alphabetical-index-mark-start text:id="IMark90411176"/><text:span text:style-name="T311">celestia</text:span><text:alphabetical-index-mark-end text:id="IMark90411176"/><text:alphabetical-index-mark-end text:id="IMark91930744"/><text:alphabetical-index-mark-end text:id="IMark113643784"/><text:alphabetical-index-mark-end text:id="IMark117153944"/><text:alphabetical-index-mark-end text:id="IMark109832056"/><text:alphabetical-index-mark-end text:id="IMark114221624"/><text:span text:style-name="T311">l</text:span><text:alphabetical-index-mark-end text:id="IMark88001544"/><text:alphabetical-index-mark-end text:id="IMark116004600"/><text:alphabetical-index-mark-end text:id="IMark111570232"/><text:span text:style-name="T311"> </text:span><text:alphabetical-index-mark-start text:id="IMark121049672"/><text:alphabetical-index-mark-start text:id="IMark101864856"/><text:alphabetical-index-mark-start text:id="IMark92771256"/><text:span text:style-name="T311">structure</text:span><text:alphabetical-index-mark-end text:id="IMark92771256"/><text:alphabetical-index-mark-end text:id="IMark101864856"/><text:alphabetical-index-mark-end text:id="IMark121049672"/><text:span text:style-name="T311"> name.</text:span></text:p>
      <text:p text:style-name="Text_20_body"/>
      <text:p text:style-name="Text_20_body"/>
      <text:p text:style-name="Text_20_body"><text:span text:style-name="T1">4.3.18.5.</text:span> <text:alphabetical-index-mark-start text:id="IMark109093112"/><text:alphabetical-index-mark-start text:id="IMark109563560"/><text:span text:style-name="T82">Description</text:span><text:alphabetical-index-mark-end text:id="IMark109563560"/><text:alphabetical-index-mark-end text:id="IMark109093112"/>: <text:span text:style-name="T311">a brief </text:span><text:alphabetical-index-mark-start text:id="IMark109068056"/><text:alphabetical-index-mark-start text:id="IMark104441960"/><text:span text:style-name="T311">description</text:span><text:alphabetical-index-mark-end text:id="IMark104441960"/><text:alphabetical-index-mark-end text:id="IMark109068056"/><text:span text:style-name="T311"> of the </text:span><text:alphabetical-index-mark-start text:id="IMark116218216"/><text:alphabetical-index-mark-start text:id="IMark108019848"/><text:alphabetical-index-mark-start text:id="IMark99941848"/><text:span text:style-name="T311">CB</text:span><text:alphabetical-index-mark-end text:id="IMark99941848"/><text:alphabetical-index-mark-end text:id="IMark108019848"/><text:alphabetical-index-mark-end text:id="IMark116218216"/><text:span text:style-name="T311">.</text:span></text:p>
      <text:p text:style-name="Text_20_body"/>
      <text:p text:style-name="Text_20_body"/>
      <text:p text:style-name="Text_20_body"><text:span text:style-name="T1">4.3.18.6.</text:span> <text:span text:style-name="T82">Parent</text:span>: <text:span text:style-name="T151">Id</text:span><text:span text:style-name="T311"> </text:span><text:alphabetical-index-mark-start text:id="IMark112880456"/><text:alphabetical-index-mark-start text:id="IMark115369704"/><text:span text:style-name="T311">number</text:span><text:alphabetical-index-mark-end text:id="IMark115369704"/><text:alphabetical-index-mark-end text:id="IMark112880456"/><text:span text:style-name="T311"> of the </text:span><text:alphabetical-index-mark-start text:id="IMark114671912"/><text:alphabetical-index-mark-start text:id="IMark109248744"/><text:alphabetical-index-mark-start text:id="IMark110758712"/><text:span text:style-name="T311">CB</text:span><text:alphabetical-index-mark-end text:id="IMark110758712"/><text:alphabetical-index-mark-end text:id="IMark109248744"/><text:alphabetical-index-mark-end text:id="IMark114671912"/><text:span text:style-name="T311"> or </text:span><text:alphabetical-index-mark-start text:id="IMark114114904"/><text:alphabetical-index-mark-start text:id="IMark118457128"/><text:alphabetical-index-mark-start text:id="IMark116673160"/><text:span text:style-name="T311">structure</text:span><text:alphabetical-index-mark-end text:id="IMark116673160"/><text:alphabetical-index-mark-end text:id="IMark118457128"/><text:alphabetical-index-mark-end text:id="IMark114114904"/><text:span text:style-name="T311"> from which the given </text:span><text:alphabetical-index-mark-start text:id="IMark113915336"/><text:alphabetical-index-mark-start text:id="IMark112729272"/><text:alphabetical-index-mark-start text:id="IMark98225576"/><text:span text:style-name="T311">CB</text:span><text:alphabetical-index-mark-end text:id="IMark98225576"/><text:alphabetical-index-mark-end text:id="IMark112729272"/><text:alphabetical-index-mark-end text:id="IMark113915336"/><text:span text:style-name="T311"> depends or forms part of.</text:span></text:p>
      <text:p text:style-name="Text_20_body"/>
      <text:p text:style-name="Text_20_body"/>
      <text:p text:style-name="Text_20_body"><text:span text:style-name="T1">4.3.18.7.</text:span> <text:span text:style-name="T82">Type</text:span>: <text:alphabetical-index-mark-start text:id="IMark112413848"/><text:alphabetical-index-mark-start text:id="IMark116420104"/><text:alphabetical-index-mark-start text:id="IMark111496088"/><text:span text:style-name="T312">CB</text:span><text:alphabetical-index-mark-end text:id="IMark111496088"/><text:alphabetical-index-mark-end text:id="IMark116420104"/><text:alphabetical-index-mark-end text:id="IMark112413848"/><text:span text:style-name="T312"> type.</text:span></text:p>
      <text:p text:style-name="Text_20_body"/>
      <text:p text:style-name="Text_20_body"/>
      <text:p text:style-name="Text_20_body"><text:span text:style-name="T1">4.3.18.8.</text:span> <text:alphabetical-index-mark-start text:id="IMark97838216"/><text:alphabetical-index-mark-start text:id="IMark113471080"/><text:alphabetical-index-mark-start text:id="IMark118002600"/><text:alphabetical-index-mark-start text:id="IMark114177592"/><text:span text:style-name="T82">Key</text:span><text:alphabetical-index-mark-end text:id="IMark114177592"/><text:span text:style-name="T82">word</text:span><text:alphabetical-index-mark-end text:id="IMark118002600"/><text:alphabetical-index-mark-end text:id="IMark113471080"/><text:alphabetical-index-mark-end text:id="IMark97838216"/><text:span text:style-name="T82">s</text:span>: <text:alphabetical-index-mark-start text:id="IMark115476856"/><text:alphabetical-index-mark-start text:id="IMark109307512"/><text:alphabetical-index-mark-start text:id="IMark112927032"/><text:alphabetical-index-mark-start text:id="IMark121250440"/><text:span text:style-name="T312">key</text:span><text:alphabetical-index-mark-end text:id="IMark121250440"/><text:span text:style-name="T312">word</text:span><text:alphabetical-index-mark-end text:id="IMark112927032"/><text:alphabetical-index-mark-end text:id="IMark109307512"/><text:alphabetical-index-mark-end text:id="IMark115476856"/><text:span text:style-name="T312">s that might be used to search and find this particular </text:span><text:alphabetical-index-mark-start text:id="IMark105060392"/><text:alphabetical-index-mark-start text:id="IMark110370664"/><text:alphabetical-index-mark-start text:id="IMark115571272"/><text:span text:style-name="T312">CB</text:span><text:alphabetical-index-mark-end text:id="IMark115571272"/><text:alphabetical-index-mark-end text:id="IMark110370664"/><text:alphabetical-index-mark-end text:id="IMark105060392"/><text:span text:style-name="T312">.</text:span></text:p>
      <text:p text:style-name="Text_20_body"><text:soft-page-break/></text:p>
      <text:p text:style-name="Text_20_body"/>
      <text:p text:style-name="Text_20_body"><text:span text:style-name="T1">4.3.18.9.</text:span> <text:alphabetical-index-mark-start text:id="IMark97015480"/><text:alphabetical-index-mark-start text:id="IMark101348552"/><text:alphabetical-index-mark-start text:id="IMark113856136"/><text:span text:style-name="T82">sde_astro_cat</text:span><text:alphabetical-index-mark-end text:id="IMark113856136"/><text:alphabetical-index-mark-end text:id="IMark101348552"/><text:alphabetical-index-mark-end text:id="IMark97015480"/><text:span text:style-name="T82"> </text:span><text:alphabetical-index-mark-start text:id="IMark114210616"/><text:alphabetical-index-mark-start text:id="IMark96868392"/><text:alphabetical-index-mark-start text:id="IMark113458760"/>example<text:alphabetical-index-mark-end text:id="IMark113458760"/><text:alphabetical-index-mark-end text:id="IMark96868392"/><text:alphabetical-index-mark-end text:id="IMark114210616"/>:</text:p>
      <text:p text:style-name="P14"/>
      <text:list xml:id="list4478626824715454501" text:style-name="L8">
        <text:list-item>
          <text:p text:style-name="P24">Id = 8</text:p>
          <text:p text:style-name="P24"/>
        </text:list-item>
        <text:list-item>
          <text:p text:style-name="P24"><text:alphabetical-index-mark-start text:id="IMark109509976"/><text:alphabetical-index-mark-start text:id="IMark104684360"/><text:alphabetical-index-mark-start text:id="IMark113709256"/>Context<text:alphabetical-index-mark-end text:id="IMark113709256"/><text:alphabetical-index-mark-end text:id="IMark104684360"/><text:alphabetical-index-mark-end text:id="IMark109509976"/> = ‘ship’</text:p>
          <text:p text:style-name="P24"/>
        </text:list-item>
        <text:list-item>
          <text:p text:style-name="P24"><text:alphabetical-index-mark-start text:id="IMark115202168"/><text:alphabetical-index-mark-start text:id="IMark115977224"/><text:alphabetical-index-mark-start text:id="IMark108223112"/>Status<text:alphabetical-index-mark-end text:id="IMark108223112"/><text:alphabetical-index-mark-end text:id="IMark115977224"/><text:alphabetical-index-mark-end text:id="IMark115202168"/> = ‘<text:alphabetical-index-mark-start text:id="IMark119796856"/><text:alphabetical-index-mark-start text:id="IMark114859192"/><text:alphabetical-index-mark-start text:id="IMark104618184"/>enabled<text:alphabetical-index-mark-end text:id="IMark104618184"/><text:alphabetical-index-mark-end text:id="IMark114859192"/><text:alphabetical-index-mark-end text:id="IMark119796856"/>’</text:p>
          <text:p text:style-name="P24"/>
        </text:list-item>
        <text:list-item>
          <text:p text:style-name="P24"><text:alphabetical-index-mark-start text:id="IMark115230536"/><text:alphabetical-index-mark-start text:id="IMark110724632"/><text:alphabetical-index-mark-start text:id="IMark110590712"/>Item<text:alphabetical-index-mark-end text:id="IMark110590712"/><text:alphabetical-index-mark-end text:id="IMark110724632"/><text:alphabetical-index-mark-end text:id="IMark115230536"/> = ‘Sun’</text:p>
          <text:p text:style-name="P24"/>
        </text:list-item>
        <text:list-item>
          <text:p text:style-name="P24"><text:alphabetical-index-mark-start text:id="IMark118197496"/><text:alphabetical-index-mark-start text:id="IMark96655624"/>Description<text:alphabetical-index-mark-end text:id="IMark96655624"/><text:alphabetical-index-mark-end text:id="IMark118197496"/> = ‘Our sun.’</text:p>
          <text:p text:style-name="P24"/>
        </text:list-item>
        <text:list-item>
          <text:p text:style-name="P24">Parent = 7</text:p>
          <text:p text:style-name="P24"/>
        </text:list-item>
        <text:list-item>
          <text:p text:style-name="P24">Type = ‘star’</text:p>
          <text:p text:style-name="P24"/>
        </text:list-item>
        <text:list-item>
          <text:p text:style-name="P24"><text:alphabetical-index-mark-start text:id="IMark112773512"/><text:alphabetical-index-mark-start text:id="IMark121113672"/><text:alphabetical-index-mark-start text:id="IMark100705208"/><text:alphabetical-index-mark-start text:id="IMark107709240"/>Key<text:alphabetical-index-mark-end text:id="IMark107709240"/>word<text:alphabetical-index-mark-end text:id="IMark100705208"/><text:alphabetical-index-mark-end text:id="IMark121113672"/><text:alphabetical-index-mark-end text:id="IMark112773512"/>s = ‘<text:alphabetical-index-mark-start text:id="IMark105548648"/><text:alphabetical-index-mark-start text:id="IMark108692440"/><text:alphabetical-index-mark-start text:id="IMark108810472"/>NA<text:alphabetical-index-mark-end text:id="IMark108810472"/><text:alphabetical-index-mark-end text:id="IMark108692440"/><text:alphabetical-index-mark-end text:id="IMark105548648"/>’</text:p>
        </text:list-item>
      </text:list>
      <text:p text:style-name="P14"/>
      <text:p text:style-name="Text_20_body"><text:span text:style-name="T82">Id = 8</text:span> is the <text:alphabetical-index-mark-start text:id="IMark115306728"/><text:alphabetical-index-mark-start text:id="IMark96671768"/><text:alphabetical-index-mark-start text:id="IMark92818920"/>primary<text:alphabetical-index-mark-end text:id="IMark92818920"/><text:alphabetical-index-mark-end text:id="IMark96671768"/><text:alphabetical-index-mark-end text:id="IMark115306728"/> <text:alphabetical-index-mark-start text:id="IMark101167016"/><text:alphabetical-index-mark-start text:id="IMark113844664"/><text:alphabetical-index-mark-start text:id="IMark110662664"/>key<text:alphabetical-index-mark-end text:id="IMark110662664"/><text:alphabetical-index-mark-end text:id="IMark113844664"/><text:alphabetical-index-mark-end text:id="IMark101167016"/> of this <text:alphabetical-index-mark-start text:id="IMark101487704"/><text:alphabetical-index-mark-start text:id="IMark112635224"/><text:alphabetical-index-mark-start text:id="IMark109728696"/>table<text:alphabetical-index-mark-end text:id="IMark109728696"/><text:alphabetical-index-mark-end text:id="IMark112635224"/><text:alphabetical-index-mark-end text:id="IMark101487704"/> with an eight as <text:alphabetical-index-mark-start text:id="IMark113016936"/><text:alphabetical-index-mark-start text:id="IMark104653272"/><text:alphabetical-index-mark-start text:id="IMark94129288"/>value<text:alphabetical-index-mark-end text:id="IMark94129288"/><text:alphabetical-index-mark-end text:id="IMark104653272"/><text:alphabetical-index-mark-end text:id="IMark113016936"/>. This means that this is the eight <text:alphabetical-index-mark-start text:id="IMark99632424"/><text:alphabetical-index-mark-start text:id="IMark110399992"/><text:alphabetical-index-mark-start text:id="IMark115968536"/>record<text:alphabetical-index-mark-end text:id="IMark115968536"/><text:alphabetical-index-mark-end text:id="IMark110399992"/><text:alphabetical-index-mark-end text:id="IMark99632424"/> in this <text:alphabetical-index-mark-start text:id="IMark121151592"/><text:alphabetical-index-mark-start text:id="IMark115188568"/><text:alphabetical-index-mark-start text:id="IMark116209512"/>table<text:alphabetical-index-mark-end text:id="IMark116209512"/><text:alphabetical-index-mark-end text:id="IMark115188568"/><text:alphabetical-index-mark-end text:id="IMark121151592"/>.</text:p>
      <text:p text:style-name="Text_20_body"/>
      <text:p text:style-name="Text_20_body"><text:alphabetical-index-mark-start text:id="IMark94474664"/><text:alphabetical-index-mark-start text:id="IMark101870600"/><text:alphabetical-index-mark-start text:id="IMark111506664"/><text:span text:style-name="T82">Context</text:span><text:alphabetical-index-mark-end text:id="IMark111506664"/><text:alphabetical-index-mark-end text:id="IMark101870600"/><text:alphabetical-index-mark-end text:id="IMark94474664"/><text:span text:style-name="T82"> = ‘ship’</text:span> indicates that the <text:alphabetical-index-mark-start text:id="IMark111173672"/><text:alphabetical-index-mark-start text:id="IMark110359960"/><text:alphabetical-index-mark-start text:id="IMark92949512"/>record<text:alphabetical-index-mark-end text:id="IMark92949512"/><text:alphabetical-index-mark-end text:id="IMark110359960"/><text:alphabetical-index-mark-end text:id="IMark111173672"/> is universal for use by the ship and its sub <text:alphabetical-index-mark-start text:id="IMark105874808"/><text:alphabetical-index-mark-start text:id="IMark121174472"/><text:alphabetical-index-mark-start text:id="IMark112756152"/>module<text:alphabetical-index-mark-end text:id="IMark112756152"/><text:alphabetical-index-mark-end text:id="IMark121174472"/><text:alphabetical-index-mark-end text:id="IMark105874808"/>s. There might be <text:alphabetical-index-mark-start text:id="IMark93957704"/><text:alphabetical-index-mark-start text:id="IMark98657592"/><text:alphabetical-index-mark-start text:id="IMark95651736"/>record<text:alphabetical-index-mark-end text:id="IMark95651736"/><text:alphabetical-index-mark-end text:id="IMark98657592"/><text:alphabetical-index-mark-end text:id="IMark93957704"/>s with a different <text:alphabetical-index-mark-start text:id="IMark116837944"/><text:alphabetical-index-mark-start text:id="IMark113219048"/><text:alphabetical-index-mark-start text:id="IMark115173384"/>context<text:alphabetical-index-mark-end text:id="IMark115173384"/><text:alphabetical-index-mark-end text:id="IMark113219048"/><text:alphabetical-index-mark-end text:id="IMark116837944"/>.</text:p>
      <text:p text:style-name="Text_20_body"/>
      <text:p text:style-name="Text_20_body"><text:alphabetical-index-mark-start text:id="IMark116475256"/><text:alphabetical-index-mark-start text:id="IMark109652824"/><text:alphabetical-index-mark-start text:id="IMark109362680"/><text:span text:style-name="T82">Status</text:span><text:alphabetical-index-mark-end text:id="IMark109362680"/><text:alphabetical-index-mark-end text:id="IMark109652824"/><text:alphabetical-index-mark-end text:id="IMark116475256"/><text:span text:style-name="T82"> = ‘</text:span><text:alphabetical-index-mark-start text:id="IMark118256568"/><text:alphabetical-index-mark-start text:id="IMark111452040"/><text:alphabetical-index-mark-start text:id="IMark94411832"/><text:span text:style-name="T82">enabled</text:span><text:alphabetical-index-mark-end text:id="IMark94411832"/><text:alphabetical-index-mark-end text:id="IMark111452040"/><text:alphabetical-index-mark-end text:id="IMark118256568"/><text:span text:style-name="T82">’</text:span> <text:s/>means that the <text:alphabetical-index-mark-start text:id="IMark101311736"/><text:alphabetical-index-mark-start text:id="IMark108865416"/><text:alphabetical-index-mark-start text:id="IMark79022664"/>record<text:alphabetical-index-mark-end text:id="IMark79022664"/><text:alphabetical-index-mark-end text:id="IMark108865416"/><text:alphabetical-index-mark-end text:id="IMark101311736"/> is <text:alphabetical-index-mark-start text:id="IMark121108616"/><text:alphabetical-index-mark-start text:id="IMark118504328"/><text:alphabetical-index-mark-start text:id="IMark112376184"/>enabled<text:alphabetical-index-mark-end text:id="IMark112376184"/><text:alphabetical-index-mark-end text:id="IMark118504328"/><text:alphabetical-index-mark-end text:id="IMark121108616"/> and will be processed upon r<text:alphabetical-index-mark-start text:id="IMark110693912"/>equ<text:alphabetical-index-mark-end text:id="IMark110693912"/>est.</text:p>
      <text:p text:style-name="Text_20_body"/>
      <text:p text:style-name="Text_20_body"><text:alphabetical-index-mark-start text:id="IMark111114152"/><text:alphabetical-index-mark-start text:id="IMark97003032"/><text:alphabetical-index-mark-start text:id="IMark98428856"/><text:span text:style-name="T82">Item</text:span><text:alphabetical-index-mark-end text:id="IMark98428856"/><text:alphabetical-index-mark-end text:id="IMark97003032"/><text:alphabetical-index-mark-end text:id="IMark111114152"/><text:span text:style-name="T82"> = ‘Sun’</text:span> indicates that this <text:alphabetical-index-mark-start text:id="IMark113596344"/><text:alphabetical-index-mark-start text:id="IMark114029368"/><text:alphabetical-index-mark-start text:id="IMark117959752"/>record<text:alphabetical-index-mark-end text:id="IMark117959752"/><text:alphabetical-index-mark-end text:id="IMark114029368"/><text:alphabetical-index-mark-end text:id="IMark113596344"/> represents our sun.</text:p>
      <text:p text:style-name="Text_20_body"/>
      <text:p text:style-name="Text_20_body"><text:soft-page-break/><text:alphabetical-index-mark-start text:id="IMark101147976"/><text:alphabetical-index-mark-start text:id="IMark100751352"/><text:span text:style-name="T149">Description</text:span><text:alphabetical-index-mark-end text:id="IMark100751352"/><text:alphabetical-index-mark-end text:id="IMark101147976"/><text:span text:style-name="T149"> = ‘Our sun.’ <text:s/></text:span>describes briefly the <text:alphabetical-index-mark-start text:id="IMark121288488"/><text:alphabetical-index-mark-start text:id="IMark114402232"/><text:alphabetical-index-mark-start text:id="IMark93389992"/>record<text:alphabetical-index-mark-end text:id="IMark93389992"/><text:alphabetical-index-mark-end text:id="IMark114402232"/><text:alphabetical-index-mark-end text:id="IMark121288488"/>.</text:p>
      <text:p text:style-name="Text_20_body"/>
      <text:p text:style-name="Text_20_body"><text:span text:style-name="T82">Parent = 7</text:span> contains the Id <text:alphabetical-index-mark-start text:id="IMark110442088"/><text:alphabetical-index-mark-start text:id="IMark109345848"/><text:alphabetical-index-mark-start text:id="IMark118343752"/>value<text:alphabetical-index-mark-end text:id="IMark118343752"/><text:alphabetical-index-mark-end text:id="IMark109345848"/><text:alphabetical-index-mark-end text:id="IMark110442088"/> of the <text:alphabetical-index-mark-start text:id="IMark109297688"/><text:alphabetical-index-mark-start text:id="IMark96158232"/><text:alphabetical-index-mark-start text:id="IMark107737672"/>CB<text:alphabetical-index-mark-end text:id="IMark107737672"/><text:alphabetical-index-mark-end text:id="IMark96158232"/><text:alphabetical-index-mark-end text:id="IMark109297688"/>’s <text:alphabetical-index-mark-start text:id="IMark110203128"/><text:alphabetical-index-mark-start text:id="IMark99148072"/><text:alphabetical-index-mark-start text:id="IMark118163272"/>record<text:alphabetical-index-mark-end text:id="IMark118163272"/><text:alphabetical-index-mark-end text:id="IMark99148072"/><text:alphabetical-index-mark-end text:id="IMark110203128"/> to which the current <text:alphabetical-index-mark-start text:id="IMark114347608"/><text:alphabetical-index-mark-start text:id="IMark113213800"/><text:alphabetical-index-mark-start text:id="IMark98245384"/>record<text:alphabetical-index-mark-end text:id="IMark98245384"/><text:alphabetical-index-mark-end text:id="IMark113213800"/><text:alphabetical-index-mark-end text:id="IMark114347608"/> is subordinated as a child. In this case, <text:alphabetical-index-mark-start text:id="IMark109764232"/><text:alphabetical-index-mark-start text:id="IMark111214056"/><text:alphabetical-index-mark-start text:id="IMark112817192"/>record<text:alphabetical-index-mark-end text:id="IMark112817192"/><text:alphabetical-index-mark-end text:id="IMark111214056"/><text:alphabetical-index-mark-end text:id="IMark109764232"/> 8 – our Sun – is part of what <text:alphabetical-index-mark-start text:id="IMark97987368"/><text:alphabetical-index-mark-start text:id="IMark102542392"/><text:alphabetical-index-mark-start text:id="IMark101260504"/>record<text:alphabetical-index-mark-end text:id="IMark101260504"/><text:alphabetical-index-mark-end text:id="IMark102542392"/><text:alphabetical-index-mark-end text:id="IMark97987368"/> 7 represents – our <text:alphabetical-index-mark-start text:id="IMark116827224"/>sol<text:alphabetical-index-mark-end text:id="IMark116827224"/>ar <text:alphabetical-index-mark-start text:id="IMark113717832"/><text:alphabetical-index-mark-start text:id="IMark115318152"/><text:alphabetical-index-mark-start text:id="IMark110907128"/>system<text:alphabetical-index-mark-end text:id="IMark110907128"/><text:alphabetical-index-mark-end text:id="IMark115318152"/><text:alphabetical-index-mark-end text:id="IMark113717832"/>. In the case of <text:alphabetical-index-mark-start text:id="IMark111699368"/>binary<text:alphabetical-index-mark-end text:id="IMark111699368"/> <text:alphabetical-index-mark-start text:id="IMark116193000"/><text:alphabetical-index-mark-start text:id="IMark113370840"/><text:alphabetical-index-mark-start text:id="IMark116900504"/>system<text:alphabetical-index-mark-end text:id="IMark116900504"/><text:alphabetical-index-mark-end text:id="IMark113370840"/><text:alphabetical-index-mark-end text:id="IMark116193000"/>s we will have to star <text:alphabetical-index-mark-start text:id="IMark117746184"/><text:alphabetical-index-mark-start text:id="IMark108183000"/><text:alphabetical-index-mark-start text:id="IMark108198024"/>record<text:alphabetical-index-mark-end text:id="IMark108198024"/><text:alphabetical-index-mark-end text:id="IMark108183000"/><text:alphabetical-index-mark-end text:id="IMark117746184"/>s with the same star <text:alphabetical-index-mark-start text:id="IMark113719368"/><text:alphabetical-index-mark-start text:id="IMark113212040"/><text:alphabetical-index-mark-start text:id="IMark112433304"/>system<text:alphabetical-index-mark-end text:id="IMark112433304"/><text:alphabetical-index-mark-end text:id="IMark113212040"/><text:alphabetical-index-mark-end text:id="IMark113719368"/> parent <text:alphabetical-index-mark-start text:id="IMark113938920"/><text:alphabetical-index-mark-start text:id="IMark113473544"/><text:alphabetical-index-mark-start text:id="IMark93927672"/>record<text:alphabetical-index-mark-end text:id="IMark93927672"/><text:alphabetical-index-mark-end text:id="IMark113473544"/><text:alphabetical-index-mark-end text:id="IMark113938920"/>.</text:p>
      <text:p text:style-name="Text_20_body"/>
      <text:p text:style-name="Text_20_body"><text:span text:style-name="T82">Type = ‘star’</text:span> describes the kind of <text:alphabetical-index-mark-start text:id="IMark105017112"/><text:alphabetical-index-mark-start text:id="IMark107755192"/><text:alphabetical-index-mark-start text:id="IMark111648888"/>CB<text:alphabetical-index-mark-end text:id="IMark111648888"/><text:alphabetical-index-mark-end text:id="IMark107755192"/><text:alphabetical-index-mark-end text:id="IMark105017112"/> that this <text:alphabetical-index-mark-start text:id="IMark108368952"/><text:alphabetical-index-mark-start text:id="IMark111417304"/><text:alphabetical-index-mark-start text:id="IMark102205080"/>record<text:alphabetical-index-mark-end text:id="IMark102205080"/><text:alphabetical-index-mark-end text:id="IMark111417304"/><text:alphabetical-index-mark-end text:id="IMark108368952"/> represents.</text:p>
      <text:p text:style-name="Text_20_body"/>
      <text:p text:style-name="Text_20_body"><text:alphabetical-index-mark-start text:id="IMark114466552"/><text:alphabetical-index-mark-start text:id="IMark115542152"/><text:alphabetical-index-mark-start text:id="IMark115955928"/><text:alphabetical-index-mark-start text:id="IMark116723864"/><text:span text:style-name="T82">Key</text:span><text:alphabetical-index-mark-end text:id="IMark116723864"/><text:span text:style-name="T82">word</text:span><text:alphabetical-index-mark-end text:id="IMark115955928"/><text:alphabetical-index-mark-end text:id="IMark115542152"/><text:alphabetical-index-mark-end text:id="IMark114466552"/><text:span text:style-name="T82">s = ‘</text:span><text:alphabetical-index-mark-start text:id="IMark116372216"/><text:alphabetical-index-mark-start text:id="IMark121088264"/><text:alphabetical-index-mark-start text:id="IMark113699640"/><text:span text:style-name="T82">NA</text:span><text:alphabetical-index-mark-end text:id="IMark113699640"/><text:alphabetical-index-mark-end text:id="IMark121088264"/><text:alphabetical-index-mark-end text:id="IMark116372216"/><text:span text:style-name="T82">’</text:span> means that this <text:alphabetical-index-mark-start text:id="IMark113999928"/><text:alphabetical-index-mark-start text:id="IMark117294648"/><text:alphabetical-index-mark-start text:id="IMark111540920"/>record<text:alphabetical-index-mark-end text:id="IMark111540920"/><text:alphabetical-index-mark-end text:id="IMark117294648"/><text:alphabetical-index-mark-end text:id="IMark113999928"/> does not have yet any associated <text:alphabetical-index-mark-start text:id="IMark110535096"/><text:alphabetical-index-mark-start text:id="IMark118436152"/><text:alphabetical-index-mark-start text:id="IMark118053224"/><text:alphabetical-index-mark-start text:id="IMark100087048"/>ke<text:span text:style-name="T309">y</text:span><text:alphabetical-index-mark-end text:id="IMark100087048"/>word<text:alphabetical-index-mark-end text:id="IMark118053224"/><text:alphabetical-index-mark-end text:id="IMark118436152"/><text:alphabetical-index-mark-end text:id="IMark110535096"/>s for <text:alphabetical-index-mark-start text:id="IMark117773336"/><text:alphabetical-index-mark-start text:id="IMark94325384"/><text:alphabetical-index-mark-start text:id="IMark121404904"/>catalog<text:alphabetical-index-mark-end text:id="IMark121404904"/><text:alphabetical-index-mark-end text:id="IMark94325384"/><text:alphabetical-index-mark-end text:id="IMark117773336"/> searching.</text:p>
      <text:p text:style-name="Text_20_body"/>
      <text:p text:style-name="Text_20_body">This <text:alphabetical-index-mark-start text:id="IMark109962808"/><text:alphabetical-index-mark-start text:id="IMark96661768"/><text:alphabetical-index-mark-start text:id="IMark112827960"/>table<text:alphabetical-index-mark-end text:id="IMark112827960"/><text:alphabetical-index-mark-end text:id="IMark96661768"/><text:alphabetical-index-mark-end text:id="IMark109962808"/> has been implemented only recently, but in the future it will be used to generate <text:alphabetical-index-mark-start text:id="IMark116818152"/><text:alphabetical-index-mark-start text:id="IMark108358424"/><text:alphabetical-index-mark-start text:id="IMark117405880"/>ai<text:alphabetical-index-mark-start text:id="IMark110566936"/><text:alphabetical-index-mark-start text:id="IMark111758728"/><text:alphabetical-index-mark-start text:id="IMark117069528"/>plan<text:alphabetical-index-mark-end text:id="IMark117069528"/><text:alphabetical-index-mark-end text:id="IMark111758728"/><text:alphabetical-index-mark-end text:id="IMark110566936"/><text:alphabetical-index-mark-end text:id="IMark117405880"/><text:alphabetical-index-mark-end text:id="IMark108358424"/><text:alphabetical-index-mark-end text:id="IMark116818152"/>s and even <text:alphabetical-index-mark-start text:id="IMark115710312"/><text:alphabetical-index-mark-start text:id="IMark112424648"/><text:alphabetical-index-mark-start text:id="IMark110749272"/>scenario<text:alphabetical-index-mark-end text:id="IMark110749272"/><text:alphabetical-index-mark-end text:id="IMark112424648"/><text:alphabetical-index-mark-end text:id="IMark115710312"/> and <text:alphabetical-index-mark-start text:id="IMark115214728"/><text:alphabetical-index-mark-start text:id="IMark113573864"/><text:alphabetical-index-mark-start text:id="IMark90334376"/>CB<text:alphabetical-index-mark-end text:id="IMark90334376"/><text:alphabetical-index-mark-end text:id="IMark113573864"/><text:alphabetical-index-mark-end text:id="IMark115214728"/> <text:alphabetical-index-mark-start text:id="IMark117985928"/><text:alphabetical-index-mark-start text:id="IMark116912296"/>file<text:alphabetical-index-mark-end text:id="IMark116912296"/><text:alphabetical-index-mark-end text:id="IMark117985928"/>s for <text:alphabetical-index-mark-start text:id="IMark117296056"/><text:alphabetical-index-mark-start text:id="IMark116344968"/><text:alphabetical-index-mark-start text:id="IMark109613928"/>OSFS<text:alphabetical-index-mark-end text:id="IMark109613928"/><text:alphabetical-index-mark-end text:id="IMark116344968"/><text:alphabetical-index-mark-end text:id="IMark117296056"/>, and as an <text:alphabetical-index-mark-start text:id="IMark112780488"/><text:alphabetical-index-mark-start text:id="IMark116186360"/>interface<text:alphabetical-index-mark-end text:id="IMark116186360"/><text:alphabetical-index-mark-end text:id="IMark112780488"/> to external <text:alphabetical-index-mark-start text:id="IMark108376904"/><text:alphabetical-index-mark-start text:id="IMark118194456"/><text:alphabetical-index-mark-start text:id="IMark105739416"/><text:alphabetical-index-mark-start text:id="IMark115027608"/><text:alphabetical-index-mark-start text:id="IMark115206232"/><text:alphabetical-index-mark-start text:id="IMark115022088"/><text:alphabetical-index-mark-start text:id="IMark112339704"/><text:alphabetical-index-mark-start text:id="IMark112457976"/><text:alphabetical-index-mark-start text:id="IMark114599336"/>celestia<text:alphabetical-index-mark-end text:id="IMark114599336"/><text:alphabetical-index-mark-end text:id="IMark112457976"/><text:alphabetical-index-mark-end text:id="IMark112339704"/><text:alphabetical-index-mark-end text:id="IMark115022088"/><text:alphabetical-index-mark-end text:id="IMark115206232"/><text:alphabetical-index-mark-end text:id="IMark115027608"/>l<text:alphabetical-index-mark-end text:id="IMark105739416"/><text:alphabetical-index-mark-end text:id="IMark118194456"/><text:alphabetical-index-mark-end text:id="IMark108376904"/> <text:alphabetical-index-mark-start text:id="IMark114421864"/><text:alphabetical-index-mark-start text:id="IMark96917144"/><text:alphabetical-index-mark-start text:id="IMark109020232"/>catalog<text:alphabetical-index-mark-end text:id="IMark109020232"/><text:alphabetical-index-mark-end text:id="IMark96917144"/><text:alphabetical-index-mark-end text:id="IMark114421864"/>s.</text:p>
      <text:p text:style-name="Text_20_body"/>
      <text:p text:style-name="Text_20_body"/>
      <text:h text:style-name="Heading_20_3" text:outline-level="3"><text:bookmark-start text:name="__RefHeading___Toc6426_1538881673"/>4.3.19. General <text:alphabetical-index-mark-start text:id="IMark116954664"/><text:alphabetical-index-mark-start text:id="IMark112300056"/>description<text:alphabetical-index-mark-end text:id="IMark112300056"/><text:alphabetical-index-mark-end text:id="IMark116954664"/> of <text:alphabetical-index-mark-start text:id="IMark110120792"/><text:alphabetical-index-mark-start text:id="IMark109948536"/><text:alphabetical-index-mark-start text:id="IMark116158120"/>Prg<text:alphabetical-index-mark-end text:id="IMark116158120"/><text:alphabetical-index-mark-end text:id="IMark109948536"/><text:alphabetical-index-mark-end text:id="IMark110120792"/>*sql <text:alphabetical-index-mark-start text:id="IMark116387480"/><text:alphabetical-index-mark-start text:id="IMark93752456"/>file<text:alphabetical-index-mark-end text:id="IMark93752456"/><text:alphabetical-index-mark-end text:id="IMark116387480"/>s<text:bookmark-end text:name="__RefHeading___Toc6426_1538881673"/></text:h>
      <text:p text:style-name="Text_20_body"/>
      <text:p text:style-name="Text_20_body">These are intermediate <text:alphabetical-index-mark-start text:id="IMark94548904"/><text:alphabetical-index-mark-start text:id="IMark109918952"/>file<text:alphabetical-index-mark-end text:id="IMark109918952"/><text:alphabetical-index-mark-end text:id="IMark94548904"/>s used to write .sql <text:alphabetical-index-mark-start text:id="IMark115401592"/><text:alphabetical-index-mark-start text:id="IMark101452600"/>file<text:alphabetical-index-mark-end text:id="IMark101452600"/><text:alphabetical-index-mark-end text:id="IMark115401592"/>s with <text:alphabetical-index-mark-start text:id="IMark114945944"/><text:alphabetical-index-mark-start text:id="IMark110735320"/><text:alphabetical-index-mark-start text:id="IMark114218776"/>program<text:alphabetical-index-mark-end text:id="IMark114218776"/><text:alphabetical-index-mark-end text:id="IMark110735320"/><text:alphabetical-index-mark-end text:id="IMark114945944"/>s to be <text:alphabetical-index-mark-start text:id="IMark108885000"/><text:alphabetical-index-mark-start text:id="IMark109053208"/>store<text:alphabetical-index-mark-end text:id="IMark109053208"/><text:alphabetical-index-mark-end text:id="IMark108885000"/>d in <text:alphabetical-index-mark-start text:id="IMark115834360"/><text:alphabetical-index-mark-start text:id="IMark94200328"/><text:alphabetical-index-mark-start text:id="IMark114915288"/><text:span text:style-name="T82">sde_</text:span><text:alphabetical-index-mark-start text:id="IMark108379656"/><text:alphabetical-index-mark-start text:id="IMark105288488"/><text:alphabetical-index-mark-start text:id="IMark114072280"/><text:span text:style-name="T82">prg</text:span><text:alphabetical-index-mark-end text:id="IMark114072280"/><text:alphabetical-index-mark-end text:id="IMark105288488"/><text:alphabetical-index-mark-end text:id="IMark108379656"/><text:span text:style-name="T82">_</text:span><text:alphabetical-index-mark-start text:id="IMark113449032"/><text:alphabetical-index-mark-start text:id="IMark112235736"/><text:alphabetical-index-mark-start text:id="IMark111373592"/><text:span text:style-name="T82">rule</text:span><text:alphabetical-index-mark-end text:id="IMark111373592"/><text:alphabetical-index-mark-end text:id="IMark112235736"/><text:alphabetical-index-mark-end text:id="IMark113449032"/><text:span text:style-name="T82">s</text:span><text:alphabetical-index-mark-end text:id="IMark114915288"/><text:alphabetical-index-mark-end text:id="IMark94200328"/><text:alphabetical-index-mark-end text:id="IMark115834360"/>. The reason behind writing them in <text:alphabetical-index-mark-start text:id="IMark118193672"/><text:alphabetical-index-mark-start text:id="IMark116523624"/><text:alphabetical-index-mark-start text:id="IMark102144328"/>f<text:alphabetical-index-mark-start text:id="IMark93007448"/>lat<text:alphabetical-index-mark-end text:id="IMark93007448"/><text:alphabetical-index-mark-end text:id="IMark102144328"/><text:alphabetical-index-mark-end text:id="IMark116523624"/><text:alphabetical-index-mark-end text:id="IMark118193672"/> text <text:alphabetical-index-mark-start text:id="IMark99086584"/><text:alphabetical-index-mark-start text:id="IMark114113544"/>file<text:alphabetical-index-mark-end text:id="IMark114113544"/><text:alphabetical-index-mark-end text:id="IMark99086584"/>s before is only a matter of convenience. You can write <text:alphabetical-index-mark-start text:id="IMark109558648"/><text:alphabetical-index-mark-start text:id="IMark118059016"/><text:alphabetical-index-mark-start text:id="IMark110955800"/>program<text:alphabetical-index-mark-end text:id="IMark110955800"/><text:alphabetical-index-mark-end text:id="IMark118059016"/><text:alphabetical-index-mark-end text:id="IMark109558648"/>s to be <text:alphabetical-index-mark-start text:id="IMark113753016"/><text:alphabetical-index-mark-start text:id="IMark105942168"/>store<text:alphabetical-index-mark-end text:id="IMark105942168"/><text:alphabetical-index-mark-end text:id="IMark113753016"/>d on <text:alphabetical-index-mark-start text:id="IMark113389736"/><text:alphabetical-index-mark-start text:id="IMark112379384"/><text:alphabetical-index-mark-start text:id="IMark111039432"/><text:span text:style-name="T82">sde_</text:span><text:alphabetical-index-mark-start text:id="IMark110040312"/><text:alphabetical-index-mark-start text:id="IMark115488040"/><text:alphabetical-index-mark-start text:id="IMark112101512"/><text:span text:style-name="T82">prg</text:span><text:alphabetical-index-mark-end text:id="IMark112101512"/><text:alphabetical-index-mark-end text:id="IMark115488040"/><text:alphabetical-index-mark-end text:id="IMark110040312"/><text:span text:style-name="T82">_</text:span><text:alphabetical-index-mark-start text:id="IMark116781864"/><text:alphabetical-index-mark-start text:id="IMark112344840"/><text:alphabetical-index-mark-start text:id="IMark114025864"/><text:span text:style-name="T82">rule</text:span><text:alphabetical-index-mark-end text:id="IMark114025864"/><text:alphabetical-index-mark-end text:id="IMark112344840"/><text:alphabetical-index-mark-end text:id="IMark116781864"/><text:span text:style-name="T82">s</text:span><text:alphabetical-index-mark-end text:id="IMark111039432"/><text:alphabetical-index-mark-end text:id="IMark112379384"/><text:alphabetical-index-mark-end text:id="IMark113389736"/> enti<text:alphabetical-index-mark-start text:id="IMark112935560"/>rel<text:alphabetical-index-mark-end text:id="IMark112935560"/>y without the steps involving the <text:alphabetical-index-mark-start text:id="IMark107757720"/><text:alphabetical-index-mark-start text:id="IMark115762344"/><text:alphabetical-index-mark-start text:id="IMark113240296"/>Prg<text:alphabetical-index-mark-end text:id="IMark113240296"/><text:alphabetical-index-mark-end text:id="IMark115762344"/><text:alphabetical-index-mark-end text:id="IMark107757720"/>*sql <text:alphabetical-index-mark-start text:id="IMark114600792"/><text:alphabetical-index-mark-start text:id="IMark95815736"/>file<text:alphabetical-index-mark-end text:id="IMark95815736"/><text:alphabetical-index-mark-end text:id="IMark114600792"/>s. However, it might be much more easier to see what you are doing in this fashion.</text:p>
      <text:p text:style-name="Text_20_body"/>
      <text:p text:style-name="Text_20_body">You will find these <text:alphabetical-index-mark-start text:id="IMark93224120"/><text:alphabetical-index-mark-start text:id="IMark112969960"/>file<text:alphabetical-index-mark-end text:id="IMark112969960"/><text:alphabetical-index-mark-end text:id="IMark93224120"/>s inside the <text:alphabetical-index-mark-start text:id="IMark116676728"/><text:alphabetical-index-mark-start text:id="IMark111971144"/><text:alphabetical-index-mark-start text:id="IMark109468664"/><text:alphabetical-index-mark-start text:id="IMark109835176"/><text:alphabetical-index-mark-start text:id="IMark115465624"/>data<text:alphabetical-index-mark-end text:id="IMark115465624"/><text:alphabetical-index-mark-end text:id="IMark109835176"/><text:alphabetical-index-mark-start text:id="IMark88054040"/><text:alphabetical-index-mark-start text:id="IMark121136424"/>base<text:alphabetical-index-mark-end text:id="IMark121136424"/><text:alphabetical-index-mark-end text:id="IMark88054040"/><text:alphabetical-index-mark-end text:id="IMark109468664"/><text:alphabetical-index-mark-end text:id="IMark111971144"/><text:alphabetical-index-mark-end text:id="IMark116676728"/>s/<text:alphabetical-index-mark-start text:id="IMark118455464"/><text:alphabetical-index-mark-start text:id="IMark111020776"/><text:alphabetical-index-mark-start text:id="IMark115811832"/><text:alphabetical-index-mark-start text:id="IMark94853880"/>DGIII<text:alphabetical-index-mark-end text:id="IMark94853880"/><text:alphabetical-index-mark-start text:id="IMark115776488"/>AI<text:alphabetical-index-mark-end text:id="IMark115776488"/><text:alphabetical-index-mark-end text:id="IMark115811832"/><text:alphabetical-index-mark-end text:id="IMark111020776"/><text:alphabetical-index-mark-end text:id="IMark118455464"/> folder. They do not work in conjunction with the <text:alphabetical-index-mark-start text:id="IMark113781064"/><text:alphabetical-index-mark-start text:id="IMark118276056"/><text:alphabetical-index-mark-start text:id="IMark111991560"/><text:alphabetical-index-mark-start text:id="IMark114460776"/>AI<text:alphabetical-index-mark-end text:id="IMark114460776"/>E<text:alphabetical-index-mark-end text:id="IMark111991560"/><text:alphabetical-index-mark-end text:id="IMark118276056"/><text:alphabetical-index-mark-end text:id="IMark113781064"/> as they are. You must copy each <text:alphabetical-index-mark-start text:id="IMark100759672"/><text:alphabetical-index-mark-start text:id="IMark108049512"/><text:alphabetical-index-mark-start text:id="IMark94847784"/>SQL<text:alphabetical-index-mark-end text:id="IMark94847784"/><text:alphabetical-index-mark-end text:id="IMark108049512"/><text:alphabetical-index-mark-end text:id="IMark100759672"/> snippet to <text:alphabetical-index-mark-start text:id="IMark118368424"/><text:alphabetical-index-mark-start text:id="IMark108087448"/><text:alphabetical-index-mark-start text:id="IMark111896984"/><text:span text:style-name="T82">sde_</text:span><text:alphabetical-index-mark-start text:id="IMark118435368"/><text:alphabetical-index-mark-start text:id="IMark110677800"/><text:alphabetical-index-mark-start text:id="IMark115360312"/><text:span text:style-name="T82">prg</text:span><text:alphabetical-index-mark-end text:id="IMark115360312"/><text:alphabetical-index-mark-end text:id="IMark110677800"/><text:alphabetical-index-mark-end text:id="IMark118435368"/><text:span text:style-name="T82">_</text:span><text:alphabetical-index-mark-start text:id="IMark97075960"/><text:alphabetical-index-mark-start text:id="IMark111423768"/><text:alphabetical-index-mark-start text:id="IMark116472312"/><text:span text:style-name="T82">rule</text:span><text:alphabetical-index-mark-end text:id="IMark116472312"/><text:alphabetical-index-mark-end text:id="IMark111423768"/><text:alphabetical-index-mark-end text:id="IMark97075960"/><text:span text:style-name="T82">s</text:span><text:alphabetical-index-mark-end text:id="IMark111896984"/><text:alphabetical-index-mark-end text:id="IMark108087448"/><text:alphabetical-index-mark-end text:id="IMark118368424"/> first.</text:p>
      <text:p text:style-name="Text_20_body"/>
      <text:p text:style-name="Text_20_body"><text:span text:style-name="T1">4.3.19.1.</text:span> <text:alphabetical-index-mark-start text:id="IMark110817672"/><text:alphabetical-index-mark-start text:id="IMark115814248"/><text:alphabetical-index-mark-start text:id="IMark111235144"/>Structure<text:alphabetical-index-mark-end text:id="IMark111235144"/><text:alphabetical-index-mark-end text:id="IMark115814248"/><text:alphabetical-index-mark-end text:id="IMark110817672"/> of a <text:alphabetical-index-mark-start text:id="IMark114810168"/><text:alphabetical-index-mark-start text:id="IMark113693752"/><text:alphabetical-index-mark-start text:id="IMark118041128"/>Prg<text:alphabetical-index-mark-end text:id="IMark118041128"/><text:alphabetical-index-mark-end text:id="IMark113693752"/><text:alphabetical-index-mark-end text:id="IMark114810168"/>*sql. <text:alphabetical-index-mark-start text:id="IMark108875240"/><text:alphabetical-index-mark-start text:id="IMark117969016"/>file<text:alphabetical-index-mark-end text:id="IMark117969016"/><text:alphabetical-index-mark-end text:id="IMark108875240"/>:</text:p>
      <text:p text:style-name="Text_20_body"/>
      <text:p text:style-name="Text_20_body"><text:span text:style-name="T1">4.3.19.1.1.</text:span> ‘--’ Indicates a comment. A commented line should not be copied into <text:alphabetical-index-mark-start text:id="IMark112478888"/><text:alphabetical-index-mark-start text:id="IMark97071272"/><text:alphabetical-index-mark-start text:id="IMark110887096"/><text:span text:style-name="T82">sde_</text:span><text:alphabetical-index-mark-start text:id="IMark110209064"/><text:alphabetical-index-mark-start text:id="IMark116395960"/><text:alphabetical-index-mark-start text:id="IMark115825688"/><text:span text:style-name="T82">prg</text:span><text:alphabetical-index-mark-end text:id="IMark115825688"/><text:alphabetical-index-mark-end text:id="IMark116395960"/><text:alphabetical-index-mark-end text:id="IMark110209064"/><text:span text:style-name="T82">_</text:span><text:alphabetical-index-mark-start text:id="IMark109197688"/><text:alphabetical-index-mark-start text:id="IMark114960312"/><text:alphabetical-index-mark-start text:id="IMark114961720"/><text:span text:style-name="T82">rule</text:span><text:alphabetical-index-mark-end text:id="IMark114961720"/><text:alphabetical-index-mark-end text:id="IMark114960312"/><text:alphabetical-index-mark-end text:id="IMark109197688"/><text:span text:style-name="T82">s</text:span><text:alphabetical-index-mark-end text:id="IMark110887096"/><text:alphabetical-index-mark-end text:id="IMark97071272"/><text:alphabetical-index-mark-end text:id="IMark112478888"/> except if it is a <text:alphabetical-index-mark-start text:id="IMark111258120"/><text:alphabetical-index-mark-start text:id="IMark116644136"/>description<text:alphabetical-index-mark-end text:id="IMark116644136"/><text:alphabetical-index-mark-end text:id="IMark111258120"/> for the <text:alphabetical-index-mark-start text:id="IMark112479592"/><text:alphabetical-index-mark-start text:id="IMark97028616"/>Description<text:alphabetical-index-mark-end text:id="IMark97028616"/><text:alphabetical-index-mark-end text:id="IMark112479592"/> field, which are also commented out. The reason for this is that in the text fields only pure <text:alphabetical-index-mark-start text:id="IMark109628456"/><text:alphabetical-index-mark-start text:id="IMark115113656"/><text:alphabetical-index-mark-start text:id="IMark70796312"/>SQL<text:alphabetical-index-mark-end text:id="IMark70796312"/><text:alphabetical-index-mark-end text:id="IMark115113656"/><text:alphabetical-index-mark-end text:id="IMark109628456"/> <text:alphabetical-index-mark-start text:id="IMark94508808"/>code<text:alphabetical-index-mark-end text:id="IMark94508808"/> is left uncommented so that <text:alphabetical-index-mark-start text:id="IMark117742680"/><text:alphabetical-index-mark-start text:id="IMark100973160"/><text:alphabetical-index-mark-start text:id="IMark110262424"/><text:alphabetical-index-mark-start text:id="IMark115741224"/><text:alphabetical-index-mark-start text:id="IMark111919816"/>edit<text:alphabetical-index-mark-end text:id="IMark111919816"/><text:alphabetical-index-mark-end text:id="IMark115741224"/><text:alphabetical-index-mark-end text:id="IMark110262424"/>or<text:alphabetical-index-mark-end text:id="IMark100973160"/><text:alphabetical-index-mark-end text:id="IMark117742680"/>s capable of parsing <text:alphabetical-index-mark-start text:id="IMark110558424"/><text:alphabetical-index-mark-start text:id="IMark69861896"/><text:alphabetical-index-mark-start text:id="IMark105872840"/>SQL<text:alphabetical-index-mark-end text:id="IMark105872840"/><text:alphabetical-index-mark-end text:id="IMark69861896"/><text:alphabetical-index-mark-end text:id="IMark110558424"/> <text:alphabetical-index-mark-start text:id="IMark92520232"/>code<text:alphabetical-index-mark-end text:id="IMark92520232"/> can help you analyze the syntax and semantics of the <text:alphabetical-index-mark-start text:id="IMark112290472"/>code<text:alphabetical-index-mark-end text:id="IMark112290472"/> being written. Comments start with a double <text:alphabetical-index-mark-start text:id="IMark111059160"/>min<text:alphabetical-index-mark-end text:id="IMark111059160"/>us sign in <text:alphabetical-index-mark-start text:id="IMark97575640"/><text:alphabetical-index-mark-start text:id="IMark116886216"/><text:alphabetical-index-mark-start text:id="IMark96167288"/>SQL<text:alphabetical-index-mark-end text:id="IMark96167288"/><text:alphabetical-index-mark-end text:id="IMark116886216"/><text:alphabetical-index-mark-end text:id="IMark97575640"/>.</text:p>
      <text:p text:style-name="Text_20_body"/>
      <text:p text:style-name="Text_20_body"><text:soft-page-break/></text:p>
      <text:p text:style-name="Text_20_body"><text:span text:style-name="T1">4.3.19.1.2.</text:span> A line of <text:alphabetical-index-mark-start text:id="IMark121049672"/>min<text:alphabetical-index-mark-end text:id="IMark121049672"/>us signs divides two <text:alphabetical-index-mark-start text:id="IMark101864856"/><text:alphabetical-index-mark-start text:id="IMark92771256"/><text:alphabetical-index-mark-start text:id="IMark117125720"/>record<text:alphabetical-index-mark-end text:id="IMark117125720"/><text:alphabetical-index-mark-end text:id="IMark92771256"/><text:alphabetical-index-mark-end text:id="IMark101864856"/>s.</text:p>
      <text:p text:style-name="Text_20_body"/>
      <text:p text:style-name="Text_20_body"/>
      <text:p text:style-name="Text_20_body"><text:span text:style-name="T1">4.3.19.1.3.</text:span> <text:span text:style-name="T313">N</text:span>, being <text:span text:style-name="T313">N</text:span> an <text:alphabetical-index-mark-start text:id="IMark111270696"/><text:alphabetical-index-mark-start text:id="IMark109093112"/>integer<text:alphabetical-index-mark-end text:id="IMark109093112"/><text:alphabetical-index-mark-end text:id="IMark111270696"/> <text:alphabetical-index-mark-start text:id="IMark109563560"/><text:alphabetical-index-mark-start text:id="IMark112530680"/>number<text:alphabetical-index-mark-end text:id="IMark112530680"/><text:alphabetical-index-mark-end text:id="IMark109563560"/>, indicates the <text:alphabetical-index-mark-start text:id="IMark109068056"/><text:alphabetical-index-mark-start text:id="IMark104441960"/><text:alphabetical-index-mark-start text:id="IMark116218216"/>s<text:alphabetical-index-mark-start text:id="IMark108019848"/>equ<text:alphabetical-index-mark-end text:id="IMark108019848"/>ence<text:alphabetical-index-mark-end text:id="IMark116218216"/><text:alphabetical-index-mark-end text:id="IMark104441960"/><text:alphabetical-index-mark-end text:id="IMark109068056"/> <text:alphabetical-index-mark-start text:id="IMark99941848"/><text:alphabetical-index-mark-start text:id="IMark114926184"/><text:alphabetical-index-mark-start text:id="IMark110581848"/>order<text:alphabetical-index-mark-end text:id="IMark110581848"/><text:alphabetical-index-mark-end text:id="IMark114926184"/><text:alphabetical-index-mark-end text:id="IMark99941848"/> of the snippets of <text:alphabetical-index-mark-start text:id="IMark113569304"/>code<text:alphabetical-index-mark-end text:id="IMark113569304"/> that follow and correspond to a single <text:alphabetical-index-mark-start text:id="IMark118602392"/><text:alphabetical-index-mark-start text:id="IMark110306488"/><text:alphabetical-index-mark-start text:id="IMark99024024"/>record<text:alphabetical-index-mark-end text:id="IMark99024024"/><text:alphabetical-index-mark-end text:id="IMark110306488"/><text:alphabetical-index-mark-end text:id="IMark118602392"/> in <text:alphabetical-index-mark-start text:id="IMark109148520"/><text:alphabetical-index-mark-start text:id="IMark113799000"/><text:alphabetical-index-mark-start text:id="IMark113064280"/><text:span text:style-name="T82">sde_</text:span><text:alphabetical-index-mark-start text:id="IMark104602808"/><text:alphabetical-index-mark-start text:id="IMark112880456"/><text:alphabetical-index-mark-start text:id="IMark115369704"/><text:span text:style-name="T82">prg</text:span><text:alphabetical-index-mark-end text:id="IMark115369704"/><text:alphabetical-index-mark-end text:id="IMark112880456"/><text:alphabetical-index-mark-end text:id="IMark104602808"/><text:span text:style-name="T82">_</text:span><text:alphabetical-index-mark-start text:id="IMark114671912"/><text:alphabetical-index-mark-start text:id="IMark109248744"/><text:alphabetical-index-mark-start text:id="IMark110758712"/><text:span text:style-name="T82">rule</text:span><text:alphabetical-index-mark-end text:id="IMark110758712"/><text:alphabetical-index-mark-end text:id="IMark109248744"/><text:alphabetical-index-mark-end text:id="IMark114671912"/><text:span text:style-name="T82">s</text:span><text:alphabetical-index-mark-end text:id="IMark113064280"/><text:alphabetical-index-mark-end text:id="IMark113799000"/><text:alphabetical-index-mark-end text:id="IMark109148520"/>.</text:p>
      <text:p text:style-name="Text_20_body"/>
      <text:p text:style-name="Text_20_body"/>
      <text:p text:style-name="Text_20_body"><text:span text:style-name="T58">4</text:span><text:span text:style-name="T1">.3.19.1.4.</text:span> The first <text:alphabetical-index-mark-start text:id="IMark112657064"/><text:alphabetical-index-mark-start text:id="IMark114258200"/><text:alphabetical-index-mark-start text:id="IMark115297384"/>SQL<text:alphabetical-index-mark-end text:id="IMark115297384"/><text:alphabetical-index-mark-end text:id="IMark114258200"/><text:alphabetical-index-mark-end text:id="IMark112657064"/> <text:alphabetical-index-mark-start text:id="IMark115432808"/><text:alphabetical-index-mark-start text:id="IMark95344536"/><text:alphabetical-index-mark-start text:id="IMark112413848"/>query<text:alphabetical-index-mark-end text:id="IMark112413848"/><text:alphabetical-index-mark-end text:id="IMark95344536"/><text:alphabetical-index-mark-end text:id="IMark115432808"/> after the line and the <text:alphabetical-index-mark-start text:id="IMark116420104"/><text:alphabetical-index-mark-start text:id="IMark111496088"/><text:alphabetical-index-mark-start text:id="IMark70911848"/>ordinal<text:alphabetical-index-mark-end text:id="IMark70911848"/><text:alphabetical-index-mark-end text:id="IMark111496088"/><text:alphabetical-index-mark-end text:id="IMark116420104"/>, usually a <text:alphabetical-index-mark-start text:id="IMark104781800"/><text:alphabetical-index-mark-start text:id="IMark114486632"/><text:alphabetical-index-mark-start text:id="IMark94934744"/>SELECT<text:alphabetical-index-mark-end text:id="IMark94934744"/><text:alphabetical-index-mark-end text:id="IMark114486632"/><text:alphabetical-index-mark-end text:id="IMark104781800"/>, corresponds to the <text:alphabetical-index-mark-start text:id="IMark110615272"/><text:alphabetical-index-mark-start text:id="IMark116579592"/><text:alphabetical-index-mark-start text:id="IMark114673976"/><text:span text:style-name="T82">C</text:span><text:span text:style-name="T153">on</text:span><text:span text:style-name="T82">dition</text:span><text:alphabetical-index-mark-end text:id="IMark114673976"/><text:alphabetical-index-mark-end text:id="IMark116579592"/><text:alphabetical-index-mark-end text:id="IMark110615272"/> field, meaning that you should copy that <text:alphabetical-index-mark-start text:id="IMark117130536"/><text:alphabetical-index-mark-start text:id="IMark114177592"/><text:alphabetical-index-mark-start text:id="IMark101865928"/>query<text:alphabetical-index-mark-end text:id="IMark101865928"/><text:alphabetical-index-mark-end text:id="IMark114177592"/><text:alphabetical-index-mark-end text:id="IMark117130536"/> into the <text:alphabetical-index-mark-start text:id="IMark97838216"/><text:alphabetical-index-mark-start text:id="IMark113471080"/><text:alphabetical-index-mark-start text:id="IMark118002600"/><text:span text:style-name="T82">Condition</text:span><text:alphabetical-index-mark-end text:id="IMark118002600"/><text:alphabetical-index-mark-end text:id="IMark113471080"/><text:alphabetical-index-mark-end text:id="IMark97838216"/> field of a new <text:alphabetical-index-mark-start text:id="IMark102149192"/><text:alphabetical-index-mark-start text:id="IMark114574360"/><text:alphabetical-index-mark-start text:id="IMark121250440"/>record<text:alphabetical-index-mark-end text:id="IMark121250440"/><text:alphabetical-index-mark-end text:id="IMark114574360"/><text:alphabetical-index-mark-end text:id="IMark102149192"/> in <text:alphabetical-index-mark-start text:id="IMark115476856"/><text:alphabetical-index-mark-start text:id="IMark109307512"/><text:alphabetical-index-mark-start text:id="IMark112927032"/><text:span text:style-name="T82">sde_</text:span><text:alphabetical-index-mark-start text:id="IMark105060392"/><text:alphabetical-index-mark-start text:id="IMark110370664"/><text:alphabetical-index-mark-start text:id="IMark115571272"/><text:span text:style-name="T82">prg</text:span><text:alphabetical-index-mark-end text:id="IMark115571272"/><text:alphabetical-index-mark-end text:id="IMark110370664"/><text:alphabetical-index-mark-end text:id="IMark105060392"/><text:span text:style-name="T82">_</text:span><text:alphabetical-index-mark-start text:id="IMark116297496"/><text:alphabetical-index-mark-start text:id="IMark112029064"/><text:alphabetical-index-mark-start text:id="IMark97714696"/><text:span text:style-name="T82">rule</text:span><text:alphabetical-index-mark-end text:id="IMark97714696"/><text:alphabetical-index-mark-end text:id="IMark112029064"/><text:alphabetical-index-mark-end text:id="IMark116297496"/><text:span text:style-name="T82">s</text:span><text:alphabetical-index-mark-end text:id="IMark112927032"/><text:alphabetical-index-mark-end text:id="IMark109307512"/><text:alphabetical-index-mark-end text:id="IMark115476856"/>.</text:p>
      <text:p text:style-name="Text_20_body"/>
      <text:p text:style-name="Text_20_body"/>
      <text:p text:style-name="Text_20_body"><text:span text:style-name="T58">4</text:span><text:span text:style-name="T1">.3.19.1.5.</text:span> The second snippet corresponds to the <text:alphabetical-index-mark-start text:id="IMark115629048"/><text:alphabetical-index-mark-start text:id="IMark111694456"/><text:alphabetical-index-mark-start text:id="IMark113528600"/><text:span text:style-name="T82">Action</text:span><text:alphabetical-index-mark-end text:id="IMark113528600"/><text:alphabetical-index-mark-end text:id="IMark111694456"/><text:alphabetical-index-mark-end text:id="IMark115629048"/> field. Usually consists of a fairly complex <text:alphabetical-index-mark-start text:id="IMark104684360"/><text:alphabetical-index-mark-start text:id="IMark109509976"/><text:alphabetical-index-mark-start text:id="IMark113709256"/>UPDATE<text:alphabetical-index-mark-end text:id="IMark113709256"/><text:alphabetical-index-mark-end text:id="IMark109509976"/><text:alphabetical-index-mark-end text:id="IMark104684360"/>, but can be a <text:alphabetical-index-mark-start text:id="IMark110958088"/><text:alphabetical-index-mark-start text:id="IMark109605608"/><text:alphabetical-index-mark-start text:id="IMark115713496"/><text:alphabetical-index-mark-start text:id="IMark114859192"/><text:alphabetical-index-mark-start text:id="IMark119796856"/><text:alphabetical-index-mark-start text:id="IMark104618184"/>DELETE<text:alphabetical-index-mark-end text:id="IMark104618184"/><text:alphabetical-index-mark-end text:id="IMark119796856"/><text:alphabetical-index-mark-end text:id="IMark114859192"/><text:alphabetical-index-mark-end text:id="IMark115713496"/><text:alphabetical-index-mark-end text:id="IMark109605608"/><text:alphabetical-index-mark-end text:id="IMark110958088"/> or <text:alphabetical-index-mark-start text:id="IMark115202168"/><text:alphabetical-index-mark-start text:id="IMark115977224"/><text:alphabetical-index-mark-start text:id="IMark108223112"/>INSERT<text:alphabetical-index-mark-end text:id="IMark108223112"/><text:alphabetical-index-mark-end text:id="IMark115977224"/><text:alphabetical-index-mark-end text:id="IMark115202168"/> snippet as well.</text:p>
      <text:p text:style-name="Text_20_body"/>
      <text:p text:style-name="Text_20_body"/>
      <text:p text:style-name="Text_20_body"><text:span text:style-name="T58">4</text:span><text:span text:style-name="T1">.3.19.1.6.</text:span> <text:s/>Following these two snippets and before a new line of <text:alphabetical-index-mark-start text:id="IMark111163192"/>min<text:alphabetical-index-mark-end text:id="IMark111163192"/>us signs comes a commented out <text:alphabetical-index-mark-start text:id="IMark96655624"/><text:alphabetical-index-mark-start text:id="IMark118197496"/><text:alphabetical-index-mark-start text:id="IMark101198040"/>string<text:alphabetical-index-mark-end text:id="IMark101198040"/><text:alphabetical-index-mark-end text:id="IMark118197496"/><text:alphabetical-index-mark-end text:id="IMark96655624"/> that describes what the <text:alphabetical-index-mark-start text:id="IMark115890104"/><text:alphabetical-index-mark-start text:id="IMark108278408"/><text:alphabetical-index-mark-start text:id="IMark95261208"/>rule<text:alphabetical-index-mark-end text:id="IMark95261208"/><text:alphabetical-index-mark-end text:id="IMark108278408"/><text:alphabetical-index-mark-end text:id="IMark115890104"/> does. This comment goes into the <text:alphabetical-index-mark-start text:id="IMark108391976"/><text:alphabetical-index-mark-start text:id="IMark118029992"/>Description<text:alphabetical-index-mark-end text:id="IMark118029992"/><text:alphabetical-index-mark-end text:id="IMark108391976"/> field of <text:alphabetical-index-mark-start text:id="IMark117143592"/><text:alphabetical-index-mark-start text:id="IMark111392616"/><text:alphabetical-index-mark-start text:id="IMark110144248"/><text:span text:style-name="T82">sde_</text:span><text:alphabetical-index-mark-start text:id="IMark111287176"/><text:alphabetical-index-mark-start text:id="IMark58437096"/><text:alphabetical-index-mark-start text:id="IMark108692440"/><text:span text:style-name="T82">pr</text:span><text:span text:style-name="T153">g</text:span><text:alphabetical-index-mark-end text:id="IMark108692440"/><text:alphabetical-index-mark-end text:id="IMark58437096"/><text:alphabetical-index-mark-end text:id="IMark111287176"/><text:span text:style-name="T82">_</text:span><text:alphabetical-index-mark-start text:id="IMark105548648"/><text:alphabetical-index-mark-start text:id="IMark108810472"/><text:alphabetical-index-mark-start text:id="IMark112773512"/><text:span text:style-name="T82">rule</text:span><text:alphabetical-index-mark-end text:id="IMark112773512"/><text:alphabetical-index-mark-end text:id="IMark108810472"/><text:alphabetical-index-mark-end text:id="IMark105548648"/><text:span text:style-name="T82">s</text:span><text:alphabetical-index-mark-end text:id="IMark110144248"/><text:alphabetical-index-mark-end text:id="IMark111392616"/><text:alphabetical-index-mark-end text:id="IMark117143592"/>.</text:p>
      <text:p text:style-name="Text_20_body"/>
      <text:p text:style-name="Text_20_body"/>
      <text:p text:style-name="Text_20_body"><text:span text:style-name="T58">4</text:span><text:span text:style-name="T1">.</text:span><text:span text:style-name="T58">3</text:span><text:span text:style-name="T1">.19.1.7.</text:span> Aside from what was descri<text:span text:style-name="T332">b</text:span>ed above, other fields need to be taken into account when <text:alphabetical-index-mark-start text:id="IMark113016936"/><text:alphabetical-index-mark-start text:id="IMark104653272"/><text:alphabetical-index-mark-start text:id="IMark94129288"/>adding<text:alphabetical-index-mark-end text:id="IMark94129288"/><text:alphabetical-index-mark-end text:id="IMark104653272"/><text:alphabetical-index-mark-end text:id="IMark113016936"/> a <text:alphabetical-index-mark-start text:id="IMark101487704"/><text:alphabetical-index-mark-start text:id="IMark112635224"/><text:alphabetical-index-mark-start text:id="IMark109728696"/>Prg<text:alphabetical-index-mark-end text:id="IMark109728696"/><text:alphabetical-index-mark-end text:id="IMark112635224"/><text:alphabetical-index-mark-end text:id="IMark101487704"/>*sql <text:alphabetical-index-mark-start text:id="IMark101167016"/><text:alphabetical-index-mark-start text:id="IMark113844664"/>file<text:alphabetical-index-mark-end text:id="IMark113844664"/><text:alphabetical-index-mark-end text:id="IMark101167016"/> to <text:span text:style-name="T82">sde_</text:span><text:alphabetical-index-mark-start text:id="IMark110662664"/><text:alphabetical-index-mark-start text:id="IMark115306728"/><text:alphabetical-index-mark-start text:id="IMark96671768"/><text:span text:style-name="T82">prg</text:span><text:alphabetical-index-mark-end text:id="IMark96671768"/><text:alphabetical-index-mark-end text:id="IMark115306728"/><text:alphabetical-index-mark-end text:id="IMark110662664"/><text:span text:style-name="T82"> _</text:span><text:alphabetical-index-mark-start text:id="IMark92818920"/><text:alphabetical-index-mark-start text:id="IMark105203288"/><text:alphabetical-index-mark-start text:id="IMark112886008"/><text:span text:style-name="T82">rule</text:span><text:alphabetical-index-mark-end text:id="IMark112886008"/><text:alphabetical-index-mark-end text:id="IMark105203288"/><text:alphabetical-index-mark-end text:id="IMark92818920"/><text:span text:style-name="T82">s</text:span>:</text:p>
      <text:p text:style-name="Text_20_body"/>
      <text:p text:style-name="Text_20_body"/>
      <text:p text:style-name="Text_20_body"><text:span text:style-name="T58">4</text:span><text:span text:style-name="T1">.</text:span><text:span text:style-name="T58">3</text:span><text:span text:style-name="T1">.19.1.7.1.</text:span> <text:span text:style-name="T82">Id</text:span> is set <text:alphabetical-index-mark-start text:id="IMark121174472"/><text:alphabetical-index-mark-start text:id="IMark112756152"/><text:alphabetical-index-mark-start text:id="IMark111173672"/>increment<text:alphabetical-index-mark-end text:id="IMark111173672"/><text:alphabetical-index-mark-end text:id="IMark112756152"/><text:alphabetical-index-mark-end text:id="IMark121174472"/>ally by the <text:alphabetical-index-mark-start text:id="IMark110359960"/><text:alphabetical-index-mark-start text:id="IMark92949512"/><text:alphabetical-index-mark-start text:id="IMark100019592"/><text:alphabetical-index-mark-start text:id="IMark70803912"/><text:alphabetical-index-mark-start text:id="IMark112402376"/><text:alphabetical-index-mark-start text:id="IMark117762328"/><text:alphabetical-index-mark-start text:id="IMark116475256"/><text:alphabetical-index-mark-start text:id="IMark109652824"/><text:alphabetical-index-mark-start text:id="IMark109362680"/>R<text:alphabetical-index-mark-start text:id="IMark92260040"/><text:alphabetical-index-mark-start text:id="IMark120979432"/><text:alphabetical-index-mark-start text:id="IMark118256568"/>DB<text:alphabetical-index-mark-end text:id="IMark118256568"/><text:alphabetical-index-mark-end text:id="IMark120979432"/><text:alphabetical-index-mark-end text:id="IMark92260040"/><text:alphabetical-index-mark-end text:id="IMark109362680"/><text:alphabetical-index-mark-end text:id="IMark109652824"/><text:alphabetical-index-mark-end text:id="IMark116475256"/><text:alphabetical-index-mark-end text:id="IMark117762328"/><text:alphabetical-index-mark-end text:id="IMark112402376"/><text:alphabetical-index-mark-end text:id="IMark70803912"/>MS<text:alphabetical-index-mark-end text:id="IMark100019592"/><text:alphabetical-index-mark-end text:id="IMark92949512"/><text:alphabetical-index-mark-end text:id="IMark110359960"/>. Users must not interfere with the auto <text:alphabetical-index-mark-start text:id="IMark111452040"/><text:alphabetical-index-mark-start text:id="IMark94411832"/><text:alphabetical-index-mark-start text:id="IMark116539768"/>increment<text:alphabetical-index-mark-end text:id="IMark116539768"/><text:alphabetical-index-mark-end text:id="IMark94411832"/><text:alphabetical-index-mark-end text:id="IMark111452040"/> set by <text:alphabetical-index-mark-start text:id="IMark121108616"/><text:alphabetical-index-mark-start text:id="IMark110693912"/><text:alphabetical-index-mark-start text:id="IMark118504328"/>default<text:alphabetical-index-mark-end text:id="IMark118504328"/><text:alphabetical-index-mark-end text:id="IMark110693912"/><text:alphabetical-index-mark-end text:id="IMark121108616"/> for this field.</text:p>
      <text:p text:style-name="Text_20_body"/>
      <text:p text:style-name="Text_20_body"/>
      <text:p text:style-name="Text_20_body"><text:span text:style-name="T58">4</text:span><text:span text:style-name="T1">.</text:span><text:span text:style-name="T58">3</text:span><text:span text:style-name="T1">.19.1.7.2.</text:span> <text:alphabetical-index-mark-start text:id="IMark97003032"/><text:alphabetical-index-mark-start text:id="IMark98428856"/><text:alphabetical-index-mark-start text:id="IMark93506280"/><text:span text:style-name="T82">Context</text:span><text:alphabetical-index-mark-end text:id="IMark93506280"/><text:alphabetical-index-mark-end text:id="IMark98428856"/><text:alphabetical-index-mark-end text:id="IMark97003032"/> should receive the name of the <text:alphabetical-index-mark-start text:id="IMark114029368"/><text:alphabetical-index-mark-start text:id="IMark113596344"/><text:alphabetical-index-mark-start text:id="IMark117959752"/>Prg<text:alphabetical-index-mark-end text:id="IMark117959752"/><text:alphabetical-index-mark-end text:id="IMark113596344"/><text:alphabetical-index-mark-end text:id="IMark114029368"/>*sql <text:alphabetical-index-mark-start text:id="IMark95970648"/><text:alphabetical-index-mark-start text:id="IMark105272280"/>file<text:alphabetical-index-mark-end text:id="IMark105272280"/><text:alphabetical-index-mark-end text:id="IMark95970648"/> with no <text:alphabetical-index-mark-start text:id="IMark111771864"/><text:alphabetical-index-mark-start text:id="IMark109599352"/><text:alphabetical-index-mark-start text:id="IMark101147976"/>capital<text:alphabetical-index-mark-end text:id="IMark101147976"/><text:alphabetical-index-mark-end text:id="IMark109599352"/><text:alphabetical-index-mark-end text:id="IMark111771864"/> letters, just as it is in the first line of the <text:alphabetical-index-mark-start text:id="IMark100751352"/><text:alphabetical-index-mark-start text:id="IMark109922808"/><text:alphabetical-index-mark-start text:id="IMark114402232"/>example<text:alphabetical-index-mark-end text:id="IMark114402232"/><text:alphabetical-index-mark-end text:id="IMark109922808"/><text:alphabetical-index-mark-end text:id="IMark100751352"/> below<text:span text:style-name="T329">(see </text:span><text:span text:style-name="T1">[</text:span><text:span text:style-name="T50">4.3.19.</text:span><text:span text:style-name="T49">2.</text:span><text:span text:style-name="T1">]</text:span><text:span text:style-name="T329">)</text:span>.</text:p>
      <text:p text:style-name="Text_20_body"><text:soft-page-break/></text:p>
      <text:p text:style-name="Text_20_body"/>
      <text:p text:style-name="Text_20_body"><text:span text:style-name="T58">4</text:span><text:span text:style-name="T1">.</text:span><text:span text:style-name="T58">3</text:span><text:span text:style-name="T1">.19.1.7.</text:span><text:span text:style-name="T51">3</text:span><text:span text:style-name="T1">.</text:span> <text:alphabetical-index-mark-start text:id="IMark113370840"/><text:span text:style-name="T152">Prob</text:span><text:alphabetical-index-mark-end text:id="IMark113370840"/> <text:span text:style-name="T314">should be set to 1, unless the </text:span><text:alphabetical-index-mark-start text:id="IMark116900504"/><text:alphabetical-index-mark-start text:id="IMark111699368"/><text:alphabetical-index-mark-start text:id="IMark113717832"/><text:span text:style-name="T314">rule</text:span><text:alphabetical-index-mark-end text:id="IMark113717832"/><text:alphabetical-index-mark-end text:id="IMark111699368"/><text:alphabetical-index-mark-end text:id="IMark116900504"/><text:span text:style-name="T314"> is a </text:span><text:alphabetical-index-mark-start text:id="IMark115318152"/><text:alphabetical-index-mark-start text:id="IMark110907128"/><text:alphabetical-index-mark-start text:id="IMark116827224"/><text:span text:style-name="T314">probabilistic</text:span><text:alphabetical-index-mark-end text:id="IMark116827224"/><text:alphabetical-index-mark-end text:id="IMark110907128"/><text:alphabetical-index-mark-end text:id="IMark115318152"/><text:span text:style-name="T314"> one (not yet fully implemented at the </text:span><text:alphabetical-index-mark-start text:id="IMark97987368"/><text:alphabetical-index-mark-start text:id="IMark102542392"/><text:alphabetical-index-mark-start text:id="IMark101260504"/><text:span text:style-name="T314">time</text:span><text:alphabetical-index-mark-end text:id="IMark101260504"/><text:alphabetical-index-mark-end text:id="IMark102542392"/><text:alphabetical-index-mark-end text:id="IMark97987368"/><text:span text:style-name="T314"> of this writing, so set it to 1 always, for now).</text:span></text:p>
      <text:p text:style-name="Text_20_body"/>
      <text:p text:style-name="Text_20_body"/>
      <text:p text:style-name="Text_20_body"><text:span text:style-name="T1">4.3.19.</text:span><text:span text:style-name="T49">2.</text:span> <text:alphabetical-index-mark-start text:id="IMark101281672"/><text:alphabetical-index-mark-start text:id="IMark92629240"/><text:alphabetical-index-mark-start text:id="IMark118426664"/>Prg<text:alphabetical-index-mark-end text:id="IMark118426664"/><text:alphabetical-index-mark-end text:id="IMark92629240"/><text:alphabetical-index-mark-end text:id="IMark101281672"/>*sql <text:alphabetical-index-mark-start text:id="IMark118444072"/><text:alphabetical-index-mark-start text:id="IMark111417304"/><text:alphabetical-index-mark-start text:id="IMark108368952"/>example<text:alphabetical-index-mark-end text:id="IMark108368952"/><text:alphabetical-index-mark-end text:id="IMark111417304"/><text:alphabetical-index-mark-end text:id="IMark118444072"/>:</text:p>
      <text:p text:style-name="Text_20_body"/>
      <text:p text:style-name="P14">-- <text:alphabetical-index-mark-start text:id="IMark118310872"/><text:alphabetical-index-mark-start text:id="IMark60798584"/><text:alphabetical-index-mark-start text:id="IMark109796664"/>prg<text:alphabetical-index-mark-end text:id="IMark109796664"/><text:alphabetical-index-mark-end text:id="IMark60798584"/><text:alphabetical-index-mark-end text:id="IMark118310872"/>1.0</text:p>
      <text:p text:style-name="P14">-- <text:alphabetical-index-mark-start text:id="IMark114235576"/><text:alphabetical-index-mark-start text:id="IMark114466552"/>Test<text:alphabetical-index-mark-end text:id="IMark114466552"/><text:alphabetical-index-mark-end text:id="IMark114235576"/> <text:alphabetical-index-mark-start text:id="IMark115542152"/><text:alphabetical-index-mark-start text:id="IMark115955928"/><text:alphabetical-index-mark-start text:id="IMark98601464"/>program<text:alphabetical-index-mark-end text:id="IMark98601464"/><text:alphabetical-index-mark-end text:id="IMark115955928"/><text:alphabetical-index-mark-end text:id="IMark115542152"/>. Concept development. Not used in actual <text:alphabetical-index-mark-start text:id="IMark116282424"/><text:alphabetical-index-mark-start text:id="IMark116372216"/><text:alphabetical-index-mark-start text:id="IMark121088264"/>flight<text:alphabetical-index-mark-end text:id="IMark121088264"/><text:alphabetical-index-mark-end text:id="IMark116372216"/><text:alphabetical-index-mark-end text:id="IMark116282424"/> <text:alphabetical-index-mark-start text:id="IMark113699640"/><text:alphabetical-index-mark-start text:id="IMark113961384"/>operation<text:alphabetical-index-mark-end text:id="IMark113961384"/><text:alphabetical-index-mark-end text:id="IMark113699640"/>s.</text:p>
      <text:p text:style-name="P14">--------------------------------------------------------------------------------</text:p>
      <text:p text:style-name="P14">1<text:tab/></text:p>
      <text:p text:style-name="P14"/>
      <text:p text:style-name="P14"><text:alphabetical-index-mark-start text:id="IMark110535096"/><text:alphabetical-index-mark-start text:id="IMark118436152"/><text:alphabetical-index-mark-start text:id="IMark118053224"/>SELECT<text:alphabetical-index-mark-end text:id="IMark118053224"/><text:alphabetical-index-mark-end text:id="IMark118436152"/><text:alphabetical-index-mark-end text:id="IMark110535096"/> <text:alphabetical-index-mark-start text:id="IMark100087048"/><text:alphabetical-index-mark-start text:id="IMark116367304"/><text:alphabetical-index-mark-start text:id="IMark116182648"/>Value<text:alphabetical-index-mark-end text:id="IMark116182648"/><text:alphabetical-index-mark-end text:id="IMark116367304"/><text:alphabetical-index-mark-end text:id="IMark100087048"/> FROM sde_<text:alphabetical-index-mark-start text:id="IMark96917144"/><text:alphabetical-index-mark-start text:id="IMark114421864"/><text:alphabetical-index-mark-start text:id="IMark109020232"/>fact<text:alphabetical-index-mark-end text:id="IMark109020232"/><text:alphabetical-index-mark-end text:id="IMark114421864"/><text:alphabetical-index-mark-end text:id="IMark96917144"/>s WHERE <text:alphabetical-index-mark-start text:id="IMark108376904"/><text:alphabetical-index-mark-start text:id="IMark118194456"/><text:alphabetical-index-mark-start text:id="IMark105739416"/>Item<text:alphabetical-index-mark-end text:id="IMark105739416"/><text:alphabetical-index-mark-end text:id="IMark118194456"/><text:alphabetical-index-mark-end text:id="IMark108376904"/> = '<text:alphabetical-index-mark-start text:id="IMark115027608"/><text:alphabetical-index-mark-start text:id="IMark115206232"/><text:alphabetical-index-mark-start text:id="IMark115022088"/>sub<text:alphabetical-index-mark-start text:id="IMark112339704"/><text:alphabetical-index-mark-start text:id="IMark112457976"/><text:alphabetical-index-mark-start text:id="IMark114599336"/>mode<text:alphabetical-index-mark-end text:id="IMark114599336"/><text:alphabetical-index-mark-end text:id="IMark112457976"/><text:alphabetical-index-mark-end text:id="IMark112339704"/><text:alphabetical-index-mark-end text:id="IMark115022088"/><text:alphabetical-index-mark-end text:id="IMark115206232"/><text:alphabetical-index-mark-end text:id="IMark115027608"/>_<text:alphabetical-index-mark-start text:id="IMark112780488"/><text:alphabetical-index-mark-start text:id="IMark116186360"/><text:alphabetical-index-mark-start text:id="IMark117296056"/>prg<text:alphabetical-index-mark-end text:id="IMark117296056"/><text:alphabetical-index-mark-end text:id="IMark116186360"/><text:alphabetical-index-mark-end text:id="IMark112780488"/>_<text:alphabetical-index-mark-start text:id="IMark116344968"/><text:alphabetical-index-mark-start text:id="IMark109613928"/><text:alphabetical-index-mark-start text:id="IMark117985928"/>counter<text:alphabetical-index-mark-end text:id="IMark117985928"/><text:alphabetical-index-mark-end text:id="IMark109613928"/><text:alphabetical-index-mark-end text:id="IMark116344968"/>' AND <text:alphabetical-index-mark-start text:id="IMark116912296"/><text:alphabetical-index-mark-start text:id="IMark115214728"/><text:alphabetical-index-mark-start text:id="IMark113573864"/>Value<text:alphabetical-index-mark-end text:id="IMark113573864"/><text:alphabetical-index-mark-end text:id="IMark115214728"/><text:alphabetical-index-mark-end text:id="IMark116912296"/> &gt;= 2<text:tab/></text:p>
      <text:p text:style-name="P14"/>
      <text:p text:style-name="P14"><text:alphabetical-index-mark-start text:id="IMark110749272"/><text:alphabetical-index-mark-start text:id="IMark116818152"/><text:alphabetical-index-mark-start text:id="IMark108358424"/>UPDATE<text:alphabetical-index-mark-end text:id="IMark108358424"/><text:alphabetical-index-mark-end text:id="IMark116818152"/><text:alphabetical-index-mark-end text:id="IMark110749272"/> sde_<text:alphabetical-index-mark-start text:id="IMark117405880"/><text:alphabetical-index-mark-start text:id="IMark110566936"/><text:alphabetical-index-mark-start text:id="IMark111758728"/>fact<text:alphabetical-index-mark-end text:id="IMark111758728"/><text:alphabetical-index-mark-end text:id="IMark110566936"/><text:alphabetical-index-mark-end text:id="IMark117405880"/>s SET <text:alphabetical-index-mark-start text:id="IMark117069528"/><text:alphabetical-index-mark-start text:id="IMark109962808"/><text:alphabetical-index-mark-start text:id="IMark96661768"/>Value<text:alphabetical-index-mark-end text:id="IMark96661768"/><text:alphabetical-index-mark-end text:id="IMark109962808"/><text:alphabetical-index-mark-end text:id="IMark117069528"/> = ( ( <text:alphabetical-index-mark-start text:id="IMark112827960"/><text:alphabetical-index-mark-start text:id="IMark117750536"/><text:alphabetical-index-mark-start text:id="IMark90557112"/>SELECT<text:alphabetical-index-mark-end text:id="IMark90557112"/><text:alphabetical-index-mark-end text:id="IMark117750536"/><text:alphabetical-index-mark-end text:id="IMark112827960"/> <text:alphabetical-index-mark-start text:id="IMark115643352"/><text:alphabetical-index-mark-start text:id="IMark114412616"/><text:alphabetical-index-mark-start text:id="IMark116804984"/>Value<text:alphabetical-index-mark-end text:id="IMark116804984"/><text:alphabetical-index-mark-end text:id="IMark114412616"/><text:alphabetical-index-mark-end text:id="IMark115643352"/> FROM sde_<text:alphabetical-index-mark-start text:id="IMark93752456"/><text:alphabetical-index-mark-start text:id="IMark116387480"/><text:alphabetical-index-mark-start text:id="IMark110120792"/>fact<text:alphabetical-index-mark-end text:id="IMark110120792"/><text:alphabetical-index-mark-end text:id="IMark116387480"/><text:alphabetical-index-mark-end text:id="IMark93752456"/>s WHERE <text:alphabetical-index-mark-start text:id="IMark109948536"/><text:alphabetical-index-mark-start text:id="IMark116158120"/><text:alphabetical-index-mark-start text:id="IMark116954664"/>Item<text:alphabetical-index-mark-end text:id="IMark116954664"/><text:alphabetical-index-mark-end text:id="IMark116158120"/><text:alphabetical-index-mark-end text:id="IMark109948536"/> = '<text:alphabetical-index-mark-start text:id="IMark112300056"/><text:alphabetical-index-mark-start text:id="IMark112054888"/>test<text:alphabetical-index-mark-end text:id="IMark112054888"/><text:alphabetical-index-mark-end text:id="IMark112300056"/>_<text:alphabetical-index-mark-start text:id="IMark118234024"/><text:alphabetical-index-mark-start text:id="IMark109170776"/><text:alphabetical-index-mark-start text:id="IMark108885000"/>fact<text:alphabetical-index-mark-end text:id="IMark108885000"/><text:alphabetical-index-mark-end text:id="IMark109170776"/><text:alphabetical-index-mark-end text:id="IMark118234024"/>_1' ) + 1 ) <text:s/>WHERE <text:alphabetical-index-mark-start text:id="IMark109053208"/><text:alphabetical-index-mark-start text:id="IMark114945944"/><text:alphabetical-index-mark-start text:id="IMark110735320"/>Status<text:alphabetical-index-mark-end text:id="IMark110735320"/><text:alphabetical-index-mark-end text:id="IMark114945944"/><text:alphabetical-index-mark-end text:id="IMark109053208"/> = '<text:alphabetical-index-mark-start text:id="IMark114218776"/><text:alphabetical-index-mark-start text:id="IMark115401592"/><text:alphabetical-index-mark-start text:id="IMark101452600"/>applykb<text:alphabetical-index-mark-start text:id="IMark94548904"/><text:alphabetical-index-mark-start text:id="IMark109918952"/><text:alphabetical-index-mark-start text:id="IMark96974776"/>rule<text:alphabetical-index-mark-end text:id="IMark96974776"/><text:alphabetical-index-mark-end text:id="IMark109918952"/><text:alphabetical-index-mark-end text:id="IMark94548904"/>s<text:alphabetical-index-mark-end text:id="IMark101452600"/><text:alphabetical-index-mark-end text:id="IMark115401592"/><text:alphabetical-index-mark-end text:id="IMark114218776"/>' AND <text:alphabetical-index-mark-start text:id="IMark109577160"/><text:alphabetical-index-mark-start text:id="IMark108379656"/><text:alphabetical-index-mark-start text:id="IMark105288488"/>Item<text:alphabetical-index-mark-end text:id="IMark105288488"/><text:alphabetical-index-mark-end text:id="IMark108379656"/><text:alphabetical-index-mark-end text:id="IMark109577160"/> = '<text:alphabetical-index-mark-start text:id="IMark114072280"/><text:alphabetical-index-mark-start text:id="IMark113941768"/>test<text:alphabetical-index-mark-end text:id="IMark113941768"/><text:alphabetical-index-mark-end text:id="IMark114072280"/>_<text:alphabetical-index-mark-start text:id="IMark112485176"/><text:alphabetical-index-mark-start text:id="IMark113449032"/><text:alphabetical-index-mark-start text:id="IMark112235736"/>fact<text:alphabetical-index-mark-end text:id="IMark112235736"/><text:alphabetical-index-mark-end text:id="IMark113449032"/><text:alphabetical-index-mark-end text:id="IMark112485176"/>_1'<text:tab/></text:p>
      <text:p text:style-name="P14"/>
      <text:p text:style-name="P14">-- <text:alphabetical-index-mark-start text:id="IMark105942168"/><text:alphabetical-index-mark-start text:id="IMark109558648"/><text:alphabetical-index-mark-start text:id="IMark118059016"/>Prg<text:alphabetical-index-mark-end text:id="IMark118059016"/><text:alphabetical-index-mark-end text:id="IMark109558648"/><text:alphabetical-index-mark-end text:id="IMark105942168"/>1.0 definition. <text:alphabetical-index-mark-start text:id="IMark110955800"/><text:alphabetical-index-mark-start text:id="IMark99086584"/>Test<text:alphabetical-index-mark-end text:id="IMark99086584"/><text:alphabetical-index-mark-end text:id="IMark110955800"/> <text:alphabetical-index-mark-start text:id="IMark114113544"/><text:alphabetical-index-mark-start text:id="IMark118193672"/><text:alphabetical-index-mark-start text:id="IMark116523624"/>program<text:alphabetical-index-mark-end text:id="IMark116523624"/><text:alphabetical-index-mark-end text:id="IMark118193672"/><text:alphabetical-index-mark-end text:id="IMark114113544"/> that increases the <text:alphabetical-index-mark-start text:id="IMark102144328"/><text:alphabetical-index-mark-start text:id="IMark93007448"/><text:alphabetical-index-mark-start text:id="IMark115834360"/>value<text:alphabetical-index-mark-end text:id="IMark115834360"/><text:alphabetical-index-mark-end text:id="IMark93007448"/><text:alphabetical-index-mark-end text:id="IMark102144328"/> of <text:alphabetical-index-mark-start text:id="IMark94200328"/><text:alphabetical-index-mark-start text:id="IMark114915288"/>test<text:alphabetical-index-mark-end text:id="IMark114915288"/><text:alphabetical-index-mark-end text:id="IMark94200328"/> <text:alphabetical-index-mark-start text:id="IMark116609384"/><text:alphabetical-index-mark-start text:id="IMark89000120"/><text:alphabetical-index-mark-start text:id="IMark110040312"/>fact<text:alphabetical-index-mark-end text:id="IMark110040312"/><text:alphabetical-index-mark-end text:id="IMark89000120"/><text:alphabetical-index-mark-end text:id="IMark116609384"/> 1.</text:p>
      <text:p text:style-name="P14">--------------------------------------------------------------------------------</text:p>
      <text:p text:style-name="P14">2<text:tab/></text:p>
      <text:p text:style-name="P14"/>
      <text:p text:style-name="P14"><text:alphabetical-index-mark-start text:id="IMark109770248"/><text:alphabetical-index-mark-start text:id="IMark95815736"/><text:alphabetical-index-mark-start text:id="IMark114600792"/>SELECT<text:alphabetical-index-mark-end text:id="IMark114600792"/><text:alphabetical-index-mark-end text:id="IMark95815736"/><text:alphabetical-index-mark-end text:id="IMark109770248"/> <text:alphabetical-index-mark-start text:id="IMark107757720"/><text:alphabetical-index-mark-start text:id="IMark115762344"/><text:alphabetical-index-mark-start text:id="IMark113240296"/>Value<text:alphabetical-index-mark-end text:id="IMark113240296"/><text:alphabetical-index-mark-end text:id="IMark115762344"/><text:alphabetical-index-mark-end text:id="IMark107757720"/> FROM sde_<text:alphabetical-index-mark-start text:id="IMark112935560"/><text:alphabetical-index-mark-start text:id="IMark113389736"/><text:alphabetical-index-mark-start text:id="IMark112379384"/>fact<text:alphabetical-index-mark-end text:id="IMark112379384"/><text:alphabetical-index-mark-end text:id="IMark113389736"/><text:alphabetical-index-mark-end text:id="IMark112935560"/>s WHERE <text:alphabetical-index-mark-start text:id="IMark111039432"/><text:alphabetical-index-mark-start text:id="IMark117105608"/><text:alphabetical-index-mark-start text:id="IMark115157432"/>Item<text:alphabetical-index-mark-end text:id="IMark115157432"/><text:alphabetical-index-mark-end text:id="IMark117105608"/><text:alphabetical-index-mark-end text:id="IMark111039432"/> = '<text:alphabetical-index-mark-start text:id="IMark113124552"/><text:alphabetical-index-mark-start text:id="IMark100759672"/><text:alphabetical-index-mark-start text:id="IMark108049512"/>sub<text:alphabetical-index-mark-start text:id="IMark94847784"/><text:alphabetical-index-mark-start text:id="IMark113781064"/><text:alphabetical-index-mark-start text:id="IMark118276056"/>mode<text:alphabetical-index-mark-end text:id="IMark118276056"/><text:alphabetical-index-mark-end text:id="IMark113781064"/><text:alphabetical-index-mark-end text:id="IMark94847784"/><text:alphabetical-index-mark-end text:id="IMark108049512"/><text:alphabetical-index-mark-end text:id="IMark100759672"/><text:alphabetical-index-mark-end text:id="IMark113124552"/>_<text:alphabetical-index-mark-start text:id="IMark111991560"/><text:alphabetical-index-mark-start text:id="IMark114460776"/><text:alphabetical-index-mark-start text:id="IMark118455464"/>prg<text:alphabetical-index-mark-end text:id="IMark118455464"/><text:alphabetical-index-mark-end text:id="IMark114460776"/><text:alphabetical-index-mark-end text:id="IMark111991560"/>_<text:alphabetical-index-mark-start text:id="IMark111020776"/><text:alphabetical-index-mark-start text:id="IMark115811832"/><text:alphabetical-index-mark-start text:id="IMark115776488"/>counter<text:alphabetical-index-mark-end text:id="IMark115776488"/><text:alphabetical-index-mark-end text:id="IMark115811832"/><text:alphabetical-index-mark-end text:id="IMark111020776"/>' AND <text:alphabetical-index-mark-start text:id="IMark94853880"/><text:alphabetical-index-mark-start text:id="IMark116676728"/><text:alphabetical-index-mark-start text:id="IMark111971144"/>Value<text:alphabetical-index-mark-end text:id="IMark111971144"/><text:alphabetical-index-mark-end text:id="IMark116676728"/><text:alphabetical-index-mark-end text:id="IMark94853880"/> &gt;= 100<text:tab/></text:p>
      <text:p text:style-name="P14"/>
      <text:p text:style-name="P14"><text:alphabetical-index-mark-start text:id="IMark109835176"/><text:alphabetical-index-mark-start text:id="IMark115465624"/><text:alphabetical-index-mark-start text:id="IMark93224120"/>UPDATE<text:alphabetical-index-mark-end text:id="IMark93224120"/><text:alphabetical-index-mark-end text:id="IMark115465624"/><text:alphabetical-index-mark-end text:id="IMark109835176"/> sde_<text:alphabetical-index-mark-start text:id="IMark112969960"/><text:alphabetical-index-mark-start text:id="IMark96724376"/><text:alphabetical-index-mark-start text:id="IMark101405976"/>fact<text:alphabetical-index-mark-end text:id="IMark101405976"/><text:alphabetical-index-mark-end text:id="IMark96724376"/><text:alphabetical-index-mark-end text:id="IMark112969960"/>s SET <text:alphabetical-index-mark-start text:id="IMark118435368"/><text:alphabetical-index-mark-start text:id="IMark110677800"/><text:alphabetical-index-mark-start text:id="IMark115360312"/>Value<text:alphabetical-index-mark-end text:id="IMark115360312"/><text:alphabetical-index-mark-end text:id="IMark110677800"/><text:alphabetical-index-mark-end text:id="IMark118435368"/> = 1 <text:s/>WHERE <text:alphabetical-index-mark-start text:id="IMark117025640"/><text:alphabetical-index-mark-start text:id="IMark114390536"/><text:alphabetical-index-mark-start text:id="IMark97075960"/>Status<text:alphabetical-index-mark-end text:id="IMark97075960"/><text:alphabetical-index-mark-end text:id="IMark114390536"/><text:alphabetical-index-mark-end text:id="IMark117025640"/> = '<text:alphabetical-index-mark-start text:id="IMark111423768"/><text:alphabetical-index-mark-start text:id="IMark116472312"/><text:alphabetical-index-mark-start text:id="IMark118395400"/>applykb<text:alphabetical-index-mark-start text:id="IMark108087448"/><text:alphabetical-index-mark-start text:id="IMark118368424"/><text:alphabetical-index-mark-start text:id="IMark111896984"/>rule<text:alphabetical-index-mark-end text:id="IMark111896984"/><text:alphabetical-index-mark-end text:id="IMark118368424"/><text:alphabetical-index-mark-end text:id="IMark108087448"/>s<text:alphabetical-index-mark-end text:id="IMark118395400"/><text:alphabetical-index-mark-end text:id="IMark116472312"/><text:alphabetical-index-mark-end text:id="IMark111423768"/>' AND <text:alphabetical-index-mark-start text:id="IMark117068456"/><text:alphabetical-index-mark-start text:id="IMark94418104"/><text:alphabetical-index-mark-start text:id="IMark114692520"/>Item<text:alphabetical-index-mark-end text:id="IMark114692520"/><text:alphabetical-index-mark-end text:id="IMark94418104"/><text:alphabetical-index-mark-end text:id="IMark117068456"/> = '<text:alphabetical-index-mark-start text:id="IMark110027208"/><text:alphabetical-index-mark-start text:id="IMark117969016"/><text:alphabetical-index-mark-start text:id="IMark108875240"/>sub<text:alphabetical-index-mark-start text:id="IMark114810168"/><text:alphabetical-index-mark-start text:id="IMark113693752"/><text:alphabetical-index-mark-start text:id="IMark118041128"/>mode<text:alphabetical-index-mark-end text:id="IMark118041128"/><text:alphabetical-index-mark-end text:id="IMark113693752"/><text:alphabetical-index-mark-end text:id="IMark114810168"/><text:alphabetical-index-mark-end text:id="IMark108875240"/><text:alphabetical-index-mark-end text:id="IMark117969016"/><text:alphabetical-index-mark-end text:id="IMark110027208"/>_<text:alphabetical-index-mark-start text:id="IMark110817672"/><text:alphabetical-index-mark-start text:id="IMark115814248"/><text:alphabetical-index-mark-start text:id="IMark111235144"/>prg<text:alphabetical-index-mark-end text:id="IMark111235144"/><text:alphabetical-index-mark-end text:id="IMark115814248"/><text:alphabetical-index-mark-end text:id="IMark110817672"/>_<text:alphabetical-index-mark-start text:id="IMark111337976"/>rst<text:alphabetical-index-mark-end text:id="IMark111337976"/>'<text:tab/></text:p>
      <text:p text:style-name="P14"/>
      <text:p text:style-name="P14">-- <text:alphabetical-index-mark-start text:id="IMark121050344"/><text:alphabetical-index-mark-start text:id="IMark114221624"/><text:alphabetical-index-mark-start text:id="IMark110209064"/>Prg<text:alphabetical-index-mark-end text:id="IMark110209064"/><text:alphabetical-index-mark-end text:id="IMark114221624"/><text:alphabetical-index-mark-end text:id="IMark121050344"/>1.0 definition. Resets <text:alphabetical-index-mark-start text:id="IMark116395960"/><text:alphabetical-index-mark-start text:id="IMark115825688"/><text:alphabetical-index-mark-start text:id="IMark109832056"/>sub<text:alphabetical-index-mark-start text:id="IMark117153944"/><text:alphabetical-index-mark-start text:id="IMark109197688"/><text:alphabetical-index-mark-start text:id="IMark114960312"/>mode<text:alphabetical-index-mark-end text:id="IMark114960312"/><text:alphabetical-index-mark-end text:id="IMark109197688"/><text:alphabetical-index-mark-end text:id="IMark117153944"/><text:alphabetical-index-mark-end text:id="IMark109832056"/><text:alphabetical-index-mark-end text:id="IMark115825688"/><text:alphabetical-index-mark-end text:id="IMark116395960"/> <text:alphabetical-index-mark-start text:id="IMark114961720"/><text:alphabetical-index-mark-start text:id="IMark113643784"/><text:alphabetical-index-mark-start text:id="IMark116886216"/>prg<text:alphabetical-index-mark-end text:id="IMark116886216"/><text:alphabetical-index-mark-end text:id="IMark113643784"/><text:alphabetical-index-mark-end text:id="IMark114961720"/> when <text:alphabetical-index-mark-start text:id="IMark97575640"/><text:alphabetical-index-mark-start text:id="IMark96167288"/><text:alphabetical-index-mark-start text:id="IMark111059160"/>sub<text:alphabetical-index-mark-start text:id="IMark112290472"/><text:alphabetical-index-mark-start text:id="IMark92520232"/><text:alphabetical-index-mark-start text:id="IMark110558424"/>mode<text:alphabetical-index-mark-end text:id="IMark110558424"/><text:alphabetical-index-mark-end text:id="IMark92520232"/><text:alphabetical-index-mark-end text:id="IMark112290472"/><text:alphabetical-index-mark-end text:id="IMark111059160"/><text:alphabetical-index-mark-end text:id="IMark96167288"/><text:alphabetical-index-mark-end text:id="IMark97575640"/> <text:alphabetical-index-mark-start text:id="IMark69861896"/><text:alphabetical-index-mark-start text:id="IMark105872840"/><text:alphabetical-index-mark-start text:id="IMark117742680"/>prg<text:alphabetical-index-mark-end text:id="IMark117742680"/><text:alphabetical-index-mark-end text:id="IMark105872840"/><text:alphabetical-index-mark-end text:id="IMark69861896"/> <text:alphabetical-index-mark-start text:id="IMark100973160"/><text:alphabetical-index-mark-start text:id="IMark110262424"/><text:alphabetical-index-mark-start text:id="IMark115741224"/>counter<text:alphabetical-index-mark-end text:id="IMark115741224"/><text:alphabetical-index-mark-end text:id="IMark110262424"/><text:alphabetical-index-mark-end text:id="IMark100973160"/> reaches 100.</text:p>
      <text:p text:style-name="P14">--------------------------------------------------------------------------------</text:p>
      <text:p text:style-name="P14">3<text:tab/></text:p>
      <text:p text:style-name="P14"/>
      <text:p text:style-name="P14"><text:soft-page-break/><text:alphabetical-index-mark-start text:id="IMark111258120"/><text:alphabetical-index-mark-start text:id="IMark116644136"/><text:alphabetical-index-mark-start text:id="IMark112478888"/>SELECT<text:alphabetical-index-mark-end text:id="IMark112478888"/><text:alphabetical-index-mark-end text:id="IMark116644136"/><text:alphabetical-index-mark-end text:id="IMark111258120"/> <text:alphabetical-index-mark-start text:id="IMark97071272"/><text:alphabetical-index-mark-start text:id="IMark110887096"/><text:alphabetical-index-mark-start text:id="IMark91930744"/>Value<text:alphabetical-index-mark-end text:id="IMark91930744"/><text:alphabetical-index-mark-end text:id="IMark110887096"/><text:alphabetical-index-mark-end text:id="IMark97071272"/> FROM sde_<text:alphabetical-index-mark-start text:id="IMark111570232"/><text:alphabetical-index-mark-start text:id="IMark90411176"/><text:alphabetical-index-mark-start text:id="IMark88001544"/>fact<text:alphabetical-index-mark-end text:id="IMark88001544"/><text:alphabetical-index-mark-end text:id="IMark90411176"/><text:alphabetical-index-mark-end text:id="IMark111570232"/>s WHERE <text:alphabetical-index-mark-start text:id="IMark116004600"/><text:alphabetical-index-mark-start text:id="IMark101168744"/><text:alphabetical-index-mark-start text:id="IMark92771256"/>Item<text:alphabetical-index-mark-end text:id="IMark92771256"/><text:alphabetical-index-mark-end text:id="IMark101168744"/><text:alphabetical-index-mark-end text:id="IMark116004600"/> = '<text:alphabetical-index-mark-start text:id="IMark101864856"/><text:alphabetical-index-mark-start text:id="IMark117125720"/><text:alphabetical-index-mark-start text:id="IMark121049672"/>sub<text:alphabetical-index-mark-start text:id="IMark111002392"/><text:alphabetical-index-mark-start text:id="IMark109824728"/><text:alphabetical-index-mark-start text:id="IMark112745576"/>mode<text:alphabetical-index-mark-end text:id="IMark112745576"/><text:alphabetical-index-mark-end text:id="IMark109824728"/><text:alphabetical-index-mark-end text:id="IMark111002392"/><text:alphabetical-index-mark-end text:id="IMark121049672"/><text:alphabetical-index-mark-end text:id="IMark117125720"/><text:alphabetical-index-mark-end text:id="IMark101864856"/>_<text:alphabetical-index-mark-start text:id="IMark116451704"/><text:alphabetical-index-mark-start text:id="IMark118353032"/><text:alphabetical-index-mark-start text:id="IMark114114904"/>prg<text:alphabetical-index-mark-end text:id="IMark114114904"/><text:alphabetical-index-mark-end text:id="IMark118353032"/><text:alphabetical-index-mark-end text:id="IMark116451704"/>_<text:alphabetical-index-mark-start text:id="IMark118457128"/><text:alphabetical-index-mark-start text:id="IMark118602392"/><text:alphabetical-index-mark-start text:id="IMark110306488"/>counter<text:alphabetical-index-mark-end text:id="IMark110306488"/><text:alphabetical-index-mark-end text:id="IMark118602392"/><text:alphabetical-index-mark-end text:id="IMark118457128"/>' AND <text:alphabetical-index-mark-start text:id="IMark99024024"/><text:alphabetical-index-mark-start text:id="IMark113569304"/><text:alphabetical-index-mark-start text:id="IMark99941848"/>Value<text:alphabetical-index-mark-end text:id="IMark99941848"/><text:alphabetical-index-mark-end text:id="IMark113569304"/><text:alphabetical-index-mark-end text:id="IMark99024024"/> &gt;= 100<text:tab/></text:p>
      <text:p text:style-name="P14"/>
      <text:p text:style-name="P14"><text:alphabetical-index-mark-start text:id="IMark104441960"/><text:alphabetical-index-mark-start text:id="IMark116218216"/><text:alphabetical-index-mark-start text:id="IMark108019848"/><text:alphabetical-index-mark-start text:id="IMark109563560"/><text:alphabetical-index-mark-start text:id="IMark112530680"/><text:alphabetical-index-mark-start text:id="IMark111270696"/>DELETE<text:alphabetical-index-mark-end text:id="IMark111270696"/><text:alphabetical-index-mark-end text:id="IMark112530680"/><text:alphabetical-index-mark-end text:id="IMark109563560"/><text:alphabetical-index-mark-end text:id="IMark108019848"/><text:alphabetical-index-mark-end text:id="IMark116218216"/><text:alphabetical-index-mark-end text:id="IMark104441960"/> FROM <text:alphabetical-index-mark-start text:id="IMark109093112"/><text:alphabetical-index-mark-start text:id="IMark116673160"/><text:alphabetical-index-mark-start text:id="IMark104602808"/>sde_<text:alphabetical-index-mark-start text:id="IMark112880456"/><text:alphabetical-index-mark-start text:id="IMark115369704"/><text:alphabetical-index-mark-start text:id="IMark118047880"/>rule<text:alphabetical-index-mark-end text:id="IMark118047880"/><text:alphabetical-index-mark-end text:id="IMark115369704"/><text:alphabetical-index-mark-end text:id="IMark112880456"/>s<text:alphabetical-index-mark-end text:id="IMark104602808"/><text:alphabetical-index-mark-end text:id="IMark116673160"/><text:alphabetical-index-mark-end text:id="IMark109093112"/> WHERE <text:alphabetical-index-mark-start text:id="IMark113915336"/><text:alphabetical-index-mark-start text:id="IMark114671912"/><text:alphabetical-index-mark-start text:id="IMark109248744"/>Context<text:alphabetical-index-mark-end text:id="IMark109248744"/><text:alphabetical-index-mark-end text:id="IMark114671912"/><text:alphabetical-index-mark-end text:id="IMark113915336"/> = ( <text:alphabetical-index-mark-start text:id="IMark110758712"/><text:alphabetical-index-mark-start text:id="IMark112729272"/><text:alphabetical-index-mark-start text:id="IMark113799000"/>SELECT<text:alphabetical-index-mark-end text:id="IMark113799000"/><text:alphabetical-index-mark-end text:id="IMark112729272"/><text:alphabetical-index-mark-end text:id="IMark110758712"/> ( '<text:alphabetical-index-mark-start text:id="IMark109148520"/><text:alphabetical-index-mark-start text:id="IMark113064280"/><text:alphabetical-index-mark-start text:id="IMark98225576"/>prg<text:alphabetical-index-mark-end text:id="IMark98225576"/><text:alphabetical-index-mark-end text:id="IMark113064280"/><text:alphabetical-index-mark-end text:id="IMark109148520"/>' || CAST( ( <text:alphabetical-index-mark-start text:id="IMark114031096"/><text:alphabetical-index-mark-start text:id="IMark115067608"/><text:alphabetical-index-mark-start text:id="IMark109486792"/>SELECT<text:alphabetical-index-mark-end text:id="IMark109486792"/><text:alphabetical-index-mark-end text:id="IMark115067608"/><text:alphabetical-index-mark-end text:id="IMark114031096"/> <text:alphabetical-index-mark-start text:id="IMark110113416"/><text:alphabetical-index-mark-start text:id="IMark110649464"/><text:alphabetical-index-mark-start text:id="IMark121280776"/>Value<text:alphabetical-index-mark-end text:id="IMark121280776"/><text:alphabetical-index-mark-end text:id="IMark110649464"/><text:alphabetical-index-mark-end text:id="IMark110113416"/> FROM sde_<text:alphabetical-index-mark-start text:id="IMark104781800"/><text:alphabetical-index-mark-start text:id="IMark114486632"/><text:alphabetical-index-mark-start text:id="IMark94934744"/>fact<text:alphabetical-index-mark-end text:id="IMark94934744"/><text:alphabetical-index-mark-end text:id="IMark114486632"/><text:alphabetical-index-mark-end text:id="IMark104781800"/>s WHERE <text:alphabetical-index-mark-start text:id="IMark116420104"/><text:alphabetical-index-mark-start text:id="IMark111496088"/><text:alphabetical-index-mark-start text:id="IMark70911848"/>Item<text:alphabetical-index-mark-end text:id="IMark70911848"/><text:alphabetical-index-mark-end text:id="IMark111496088"/><text:alphabetical-index-mark-end text:id="IMark116420104"/> = '<text:alphabetical-index-mark-start text:id="IMark115432808"/><text:alphabetical-index-mark-start text:id="IMark95344536"/><text:alphabetical-index-mark-start text:id="IMark112413848"/>cur<text:alphabetical-index-mark-end text:id="IMark112413848"/>_<text:alphabetical-index-mark-start text:id="IMark112657064"/>ver<text:alphabetical-index-mark-end text:id="IMark112657064"/><text:alphabetical-index-mark-end text:id="IMark95344536"/><text:alphabetical-index-mark-end text:id="IMark115432808"/>_<text:alphabetical-index-mark-start text:id="IMark114258200"/><text:alphabetical-index-mark-start text:id="IMark115297384"/><text:alphabetical-index-mark-start text:id="IMark119371288"/>prg<text:alphabetical-index-mark-end text:id="IMark119371288"/><text:alphabetical-index-mark-end text:id="IMark115297384"/><text:alphabetical-index-mark-end text:id="IMark114258200"/>1' ) AS TEXT ) ) )<text:tab/></text:p>
      <text:p text:style-name="P14"/>
      <text:p text:style-name="P14">-- <text:alphabetical-index-mark-start text:id="IMark114177592"/><text:alphabetical-index-mark-start text:id="IMark101865928"/><text:alphabetical-index-mark-start text:id="IMark110615272"/>Prg<text:alphabetical-index-mark-end text:id="IMark110615272"/><text:alphabetical-index-mark-end text:id="IMark101865928"/><text:alphabetical-index-mark-end text:id="IMark114177592"/>1.0 definition. <text:alphabetical-index-mark-start text:id="IMark116579592"/><text:alphabetical-index-mark-start text:id="IMark114673976"/><text:alphabetical-index-mark-start text:id="IMark97015480"/><text:alphabetical-index-mark-start text:id="IMark102149192"/><text:alphabetical-index-mark-start text:id="IMark114574360"/><text:alphabetical-index-mark-start text:id="IMark121250440"/>Delete<text:alphabetical-index-mark-end text:id="IMark121250440"/><text:alphabetical-index-mark-end text:id="IMark114574360"/><text:alphabetical-index-mark-end text:id="IMark102149192"/><text:alphabetical-index-mark-end text:id="IMark97015480"/><text:alphabetical-index-mark-end text:id="IMark114673976"/><text:alphabetical-index-mark-end text:id="IMark116579592"/> from sde <text:alphabetical-index-mark-start text:id="IMark97838216"/><text:alphabetical-index-mark-start text:id="IMark113471080"/><text:alphabetical-index-mark-start text:id="IMark118002600"/>fact<text:alphabetical-index-mark-end text:id="IMark118002600"/><text:alphabetical-index-mark-end text:id="IMark113471080"/><text:alphabetical-index-mark-end text:id="IMark97838216"/>s <text:alphabetical-index-mark-start text:id="IMark101348552"/><text:alphabetical-index-mark-start text:id="IMark113856136"/><text:alphabetical-index-mark-start text:id="IMark105060392"/>record<text:alphabetical-index-mark-end text:id="IMark105060392"/><text:alphabetical-index-mark-end text:id="IMark113856136"/><text:alphabetical-index-mark-end text:id="IMark101348552"/>s be<text:alphabetical-index-mark-start text:id="IMark110370664"/>lon<text:alphabetical-index-mark-end text:id="IMark110370664"/>ging to <text:alphabetical-index-mark-start text:id="IMark115571272"/>cur<text:alphabetical-index-mark-end text:id="IMark115571272"/> <text:alphabetical-index-mark-start text:id="IMark101862408"/>ver<text:alphabetical-index-mark-end text:id="IMark101862408"/> <text:alphabetical-index-mark-start text:id="IMark96868392"/><text:alphabetical-index-mark-start text:id="IMark116297496"/><text:alphabetical-index-mark-start text:id="IMark112029064"/>prg<text:alphabetical-index-mark-end text:id="IMark112029064"/><text:alphabetical-index-mark-end text:id="IMark116297496"/><text:alphabetical-index-mark-end text:id="IMark96868392"/>1.</text:p>
      <text:p text:style-name="P14">--------------------------------------------------------------------------------</text:p>
      <text:p text:style-name="Text_20_body"/>
      <text:p text:style-name="Text_20_body">It is possible to copy these <text:alphabetical-index-mark-start text:id="IMark113458760"/><text:alphabetical-index-mark-start text:id="IMark113906312"/><text:alphabetical-index-mark-start text:id="IMark111834072"/>Prg<text:alphabetical-index-mark-end text:id="IMark111834072"/><text:alphabetical-index-mark-end text:id="IMark113906312"/><text:alphabetical-index-mark-end text:id="IMark113458760"/>*sql <text:alphabetical-index-mark-start text:id="IMark112999496"/><text:alphabetical-index-mark-start text:id="IMark116707160"/>file<text:alphabetical-index-mark-end text:id="IMark116707160"/><text:alphabetical-index-mark-end text:id="IMark112999496"/>s into <text:alphabetical-index-mark-start text:id="IMark113996888"/><text:alphabetical-index-mark-start text:id="IMark101156616"/><text:alphabetical-index-mark-start text:id="IMark101080152"/><text:span text:style-name="T82">sde_</text:span><text:alphabetical-index-mark-start text:id="IMark115977224"/><text:alphabetical-index-mark-start text:id="IMark115202168"/><text:alphabetical-index-mark-start text:id="IMark108223112"/><text:span text:style-name="T82">prg</text:span><text:alphabetical-index-mark-end text:id="IMark108223112"/><text:alphabetical-index-mark-end text:id="IMark115202168"/><text:alphabetical-index-mark-end text:id="IMark115977224"/><text:span text:style-name="T82">_</text:span><text:alphabetical-index-mark-start text:id="IMark110958088"/><text:alphabetical-index-mark-start text:id="IMark109605608"/><text:alphabetical-index-mark-start text:id="IMark115713496"/><text:span text:style-name="T82">rule</text:span><text:alphabetical-index-mark-end text:id="IMark115713496"/><text:alphabetical-index-mark-end text:id="IMark109605608"/><text:alphabetical-index-mark-end text:id="IMark110958088"/><text:span text:style-name="T82">s</text:span><text:alphabetical-index-mark-end text:id="IMark101080152"/><text:alphabetical-index-mark-end text:id="IMark101156616"/><text:alphabetical-index-mark-end text:id="IMark113996888"/> in many ways. So far I have copied and pasted the <text:alphabetical-index-mark-start text:id="IMark114859192"/><text:alphabetical-index-mark-start text:id="IMark119796856"/>data<text:alphabetical-index-mark-end text:id="IMark119796856"/><text:alphabetical-index-mark-end text:id="IMark114859192"/> using a visual <text:alphabetical-index-mark-start text:id="IMark104618184"/><text:alphabetical-index-mark-start text:id="IMark104684360"/><text:alphabetical-index-mark-start text:id="IMark109509976"/>DB<text:alphabetical-index-mark-end text:id="IMark109509976"/><text:alphabetical-index-mark-end text:id="IMark104684360"/><text:alphabetical-index-mark-end text:id="IMark104618184"/> <text:alphabetical-index-mark-start text:id="IMark113709256"/><text:alphabetical-index-mark-start text:id="IMark115629048"/><text:alphabetical-index-mark-start text:id="IMark111694456"/><text:alphabetical-index-mark-start text:id="IMark113528600"/><text:alphabetical-index-mark-start text:id="IMark110724632"/>edit<text:alphabetical-index-mark-end text:id="IMark110724632"/><text:alphabetical-index-mark-end text:id="IMark113528600"/><text:alphabetical-index-mark-end text:id="IMark111694456"/>or<text:alphabetical-index-mark-end text:id="IMark115629048"/><text:alphabetical-index-mark-end text:id="IMark113709256"/>..</text:p>
      <text:p text:style-name="Text_20_body"/>
      <text:p text:style-name="Text_20_body"/>
      <text:h text:style-name="Heading_20_3" text:outline-level="3"><text:bookmark-start text:name="__RefHeading___Toc6428_1538881673"/>4.3.<text:span text:style-name="T315">20</text:span>. General <text:alphabetical-index-mark-start text:id="IMark95261208"/><text:alphabetical-index-mark-start text:id="IMark118197496"/>description<text:alphabetical-index-mark-end text:id="IMark118197496"/><text:alphabetical-index-mark-end text:id="IMark95261208"/> of <text:alphabetical-index-mark-start text:id="IMark101198040"/><text:alphabetical-index-mark-start text:id="IMark111163192"/><text:alphabetical-index-mark-start text:id="IMark107709240"/><text:span text:style-name="T331">pln</text:span><text:alphabetical-index-mark-end text:id="IMark107709240"/><text:alphabetical-index-mark-end text:id="IMark111163192"/><text:alphabetical-index-mark-end text:id="IMark101198040"/>*sql <text:alphabetical-index-mark-start text:id="IMark110368280"/><text:alphabetical-index-mark-start text:id="IMark109586664"/>file<text:alphabetical-index-mark-end text:id="IMark109586664"/><text:alphabetical-index-mark-end text:id="IMark110368280"/>s<text:bookmark-end text:name="__RefHeading___Toc6428_1538881673"/></text:h>
      <text:p text:style-name="Text_20_body"/>
      <text:p text:style-name="Text_20_body">These are intermediate <text:alphabetical-index-mark-start text:id="IMark108692440"/><text:alphabetical-index-mark-start text:id="IMark113288008"/>file<text:alphabetical-index-mark-end text:id="IMark113288008"/><text:alphabetical-index-mark-end text:id="IMark108692440"/>s that facilitate the <text:alphabetical-index-mark-start text:id="IMark111640056"/><text:alphabetical-index-mark-start text:id="IMark105548648"/><text:alphabetical-index-mark-start text:id="IMark108810472"/>edit<text:alphabetical-index-mark-end text:id="IMark108810472"/><text:alphabetical-index-mark-end text:id="IMark105548648"/><text:alphabetical-index-mark-end text:id="IMark111640056"/>ion if <text:alphabetical-index-mark-start text:id="IMark112773512"/><text:alphabetical-index-mark-start text:id="IMark115188568"/><text:alphabetical-index-mark-start text:id="IMark111392616"/>ai<text:alphabetical-index-mark-start text:id="IMark117143592"/><text:alphabetical-index-mark-start text:id="IMark110144248"/><text:alphabetical-index-mark-start text:id="IMark121151592"/>plan<text:alphabetical-index-mark-end text:id="IMark121151592"/><text:alphabetical-index-mark-end text:id="IMark110144248"/><text:alphabetical-index-mark-end text:id="IMark117143592"/><text:alphabetical-index-mark-end text:id="IMark111392616"/><text:alphabetical-index-mark-end text:id="IMark115188568"/><text:alphabetical-index-mark-end text:id="IMark112773512"/>s and their <text:alphabetical-index-mark-start text:id="IMark99632424"/><text:alphabetical-index-mark-start text:id="IMark116209512"/>data<text:alphabetical-index-mark-end text:id="IMark116209512"/><text:alphabetical-index-mark-end text:id="IMark99632424"/>. </text:p>
      <text:p text:style-name="Text_20_body"/>
      <text:p text:style-name="Text_20_body">You will find these <text:alphabetical-index-mark-start text:id="IMark108149048"/><text:alphabetical-index-mark-start text:id="IMark117110904"/>file<text:alphabetical-index-mark-end text:id="IMark117110904"/><text:alphabetical-index-mark-end text:id="IMark108149048"/>s inside the <text:alphabetical-index-mark-start text:id="IMark113769768"/><text:alphabetical-index-mark-start text:id="IMark94474664"/><text:alphabetical-index-mark-start text:id="IMark101167016"/><text:alphabetical-index-mark-start text:id="IMark113844664"/><text:alphabetical-index-mark-start text:id="IMark101487704"/>data<text:alphabetical-index-mark-end text:id="IMark101487704"/><text:alphabetical-index-mark-end text:id="IMark113844664"/><text:alphabetical-index-mark-start text:id="IMark112635224"/><text:alphabetical-index-mark-start text:id="IMark109728696"/>base<text:alphabetical-index-mark-end text:id="IMark109728696"/><text:alphabetical-index-mark-end text:id="IMark112635224"/><text:alphabetical-index-mark-end text:id="IMark101167016"/><text:alphabetical-index-mark-end text:id="IMark94474664"/><text:alphabetical-index-mark-end text:id="IMark113769768"/>s/<text:alphabetical-index-mark-start text:id="IMark113016936"/><text:alphabetical-index-mark-start text:id="IMark104653272"/><text:alphabetical-index-mark-start text:id="IMark94129288"/><text:alphabetical-index-mark-start text:id="IMark101870600"/>DGIII<text:alphabetical-index-mark-end text:id="IMark101870600"/><text:alphabetical-index-mark-start text:id="IMark110662664"/>AI<text:alphabetical-index-mark-end text:id="IMark110662664"/><text:alphabetical-index-mark-end text:id="IMark94129288"/><text:alphabetical-index-mark-end text:id="IMark104653272"/><text:alphabetical-index-mark-end text:id="IMark113016936"/> folder. They do not work in conjunction with the <text:alphabetical-index-mark-start text:id="IMark115306728"/><text:alphabetical-index-mark-start text:id="IMark96671768"/><text:alphabetical-index-mark-start text:id="IMark111506664"/><text:alphabetical-index-mark-start text:id="IMark111741160"/>AI<text:alphabetical-index-mark-end text:id="IMark111741160"/>E<text:alphabetical-index-mark-end text:id="IMark111506664"/><text:alphabetical-index-mark-end text:id="IMark96671768"/><text:alphabetical-index-mark-end text:id="IMark115306728"/> as they are. You must copy each <text:alphabetical-index-mark-start text:id="IMark92818920"/><text:alphabetical-index-mark-start text:id="IMark105203288"/><text:alphabetical-index-mark-start text:id="IMark112886008"/>SQL<text:alphabetical-index-mark-end text:id="IMark112886008"/><text:alphabetical-index-mark-end text:id="IMark105203288"/><text:alphabetical-index-mark-end text:id="IMark92818920"/> snippet to <text:alphabetical-index-mark-start text:id="IMark113219048"/><text:alphabetical-index-mark-start text:id="IMark115173384"/><text:alphabetical-index-mark-start text:id="IMark116837944"/><text:span text:style-name="T82">sde_</text:span><text:alphabetical-index-mark-start text:id="IMark98657592"/><text:alphabetical-index-mark-start text:id="IMark93957704"/><text:alphabetical-index-mark-start text:id="IMark105874808"/><text:span text:style-name="T82">prg</text:span><text:alphabetical-index-mark-end text:id="IMark105874808"/><text:alphabetical-index-mark-end text:id="IMark93957704"/><text:alphabetical-index-mark-end text:id="IMark98657592"/><text:span text:style-name="T82">_</text:span><text:alphabetical-index-mark-start text:id="IMark95651736"/><text:alphabetical-index-mark-start text:id="IMark112376184"/><text:alphabetical-index-mark-start text:id="IMark101311736"/><text:span text:style-name="T153">wpt</text:span><text:alphabetical-index-mark-end text:id="IMark101311736"/><text:alphabetical-index-mark-end text:id="IMark112376184"/><text:alphabetical-index-mark-end text:id="IMark95651736"/><text:alphabetical-index-mark-end text:id="IMark116837944"/><text:alphabetical-index-mark-end text:id="IMark115173384"/><text:alphabetical-index-mark-end text:id="IMark113219048"/> first.</text:p>
      <text:p text:style-name="Text_20_body"/>
      <text:p text:style-name="Text_20_body"><text:span text:style-name="T1">4.3.</text:span><text:span text:style-name="T52">20</text:span><text:span text:style-name="T1">.1.</text:span> <text:alphabetical-index-mark-start text:id="IMark94411832"/><text:alphabetical-index-mark-start text:id="IMark116539768"/><text:alphabetical-index-mark-start text:id="IMark110359960"/>Structure<text:alphabetical-index-mark-end text:id="IMark110359960"/><text:alphabetical-index-mark-end text:id="IMark116539768"/><text:alphabetical-index-mark-end text:id="IMark94411832"/> of a <text:alphabetical-index-mark-start text:id="IMark92949512"/><text:alphabetical-index-mark-start text:id="IMark100019592"/><text:alphabetical-index-mark-start text:id="IMark70803912"/><text:span text:style-name="T315">pln</text:span><text:alphabetical-index-mark-end text:id="IMark70803912"/><text:alphabetical-index-mark-end text:id="IMark100019592"/><text:alphabetical-index-mark-end text:id="IMark92949512"/>*sql. <text:alphabetical-index-mark-start text:id="IMark112402376"/><text:alphabetical-index-mark-start text:id="IMark117762328"/>file<text:alphabetical-index-mark-end text:id="IMark117762328"/><text:alphabetical-index-mark-end text:id="IMark112402376"/>:</text:p>
      <text:p text:style-name="Text_20_body"/>
      <text:p text:style-name="Text_20_body"/>
      <text:p text:style-name="Text_20_body"><text:span text:style-name="T1">4.3.</text:span><text:span text:style-name="T53">20</text:span><text:span text:style-name="T1">.1.1.</text:span> ‘--’ Indicates a comment. <text:span text:style-name="T316">Lines that are commented out in this way should not be copied into </text:span><text:alphabetical-index-mark-start text:id="IMark111173672"/><text:alphabetical-index-mark-start text:id="IMark112442760"/><text:alphabetical-index-mark-start text:id="IMark109816696"/><text:span text:style-name="T154">sde_</text:span><text:alphabetical-index-mark-start text:id="IMark101359896"/><text:alphabetical-index-mark-start text:id="IMark111114152"/><text:alphabetical-index-mark-start text:id="IMark115611112"/><text:span text:style-name="T154">prg</text:span><text:alphabetical-index-mark-end text:id="IMark115611112"/><text:alphabetical-index-mark-end text:id="IMark111114152"/><text:alphabetical-index-mark-end text:id="IMark101359896"/><text:span text:style-name="T154">_</text:span><text:alphabetical-index-mark-start text:id="IMark121288488"/><text:alphabetical-index-mark-start text:id="IMark93389992"/><text:alphabetical-index-mark-start text:id="IMark115678024"/><text:span text:style-name="T154">wpt</text:span><text:alphabetical-index-mark-end text:id="IMark115678024"/><text:alphabetical-index-mark-end text:id="IMark93389992"/><text:alphabetical-index-mark-end text:id="IMark121288488"/><text:alphabetical-index-mark-end text:id="IMark109816696"/><text:alphabetical-index-mark-end text:id="IMark112442760"/><text:alphabetical-index-mark-end text:id="IMark111173672"/><text:span text:style-name="T316"> (See </text:span><text:span text:style-name="T53">[</text:span><text:span text:style-name="T1">4.3.19.1.1.</text:span><text:span text:style-name="T53">]</text:span><text:span text:style-name="T329">)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</text:span><text:span text:style-name="T49">.</text:span> Aside from what is specified in <text:span text:style-name="T1">[4.3.20.1.1.]</text:span>, each line in a <text:alphabetical-index-mark-start text:id="IMark113473544"/><text:alphabetical-index-mark-start text:id="IMark113938920"/><text:alphabetical-index-mark-start text:id="IMark93927672"/>pln<text:alphabetical-index-mark-end text:id="IMark93927672"/><text:alphabetical-index-mark-end text:id="IMark113938920"/><text:alphabetical-index-mark-end text:id="IMark113473544"/>*sql represents a whole <text:alphabetical-index-mark-start text:id="IMark113719368"/><text:alphabetical-index-mark-start text:id="IMark112433304"/><text:alphabetical-index-mark-start text:id="IMark113212040"/><text:span text:style-name="T82">sde_</text:span><text:alphabetical-index-mark-start text:id="IMark108183000"/><text:alphabetical-index-mark-start text:id="IMark117746184"/><text:alphabetical-index-mark-start text:id="IMark116193000"/><text:span text:style-name="T82">prg</text:span><text:alphabetical-index-mark-end text:id="IMark116193000"/><text:alphabetical-index-mark-end text:id="IMark117746184"/><text:alphabetical-index-mark-end text:id="IMark108183000"/><text:span text:style-name="T82">_</text:span><text:alphabetical-index-mark-start text:id="IMark108198024"/><text:alphabetical-index-mark-start text:id="IMark109764232"/><text:alphabetical-index-mark-start text:id="IMark111214056"/><text:span text:style-name="T82">wpt</text:span><text:alphabetical-index-mark-end text:id="IMark111214056"/><text:alphabetical-index-mark-end text:id="IMark109764232"/><text:alphabetical-index-mark-end text:id="IMark108198024"/><text:alphabetical-index-mark-end text:id="IMark113212040"/><text:alphabetical-index-mark-end text:id="IMark112433304"/><text:alphabetical-index-mark-end text:id="IMark113719368"/> <text:alphabetical-index-mark-start text:id="IMark112817192"/><text:alphabetical-index-mark-start text:id="IMark114347608"/><text:alphabetical-index-mark-start text:id="IMark113213800"/>record<text:alphabetical-index-mark-end text:id="IMark113213800"/><text:alphabetical-index-mark-end text:id="IMark114347608"/><text:alphabetical-index-mark-end text:id="IMark112817192"/> <text:span text:style-name="T317">and </text:span><text:alphabetical-index-mark-start text:id="IMark98245384"/><text:alphabetical-index-mark-start text:id="IMark110203128"/><text:span text:style-name="T317">data</text:span><text:alphabetical-index-mark-end text:id="IMark110203128"/><text:alphabetical-index-mark-end text:id="IMark98245384"/><text:span text:style-name="T317"> must be copied according to </text:span>: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</text:span><text:span text:style-name="T49">.</text:span> <text:alphabetical-index-mark-start text:id="IMark109345848"/><text:alphabetical-index-mark-start text:id="IMark102205080"/><text:alphabetical-index-mark-start text:id="IMark105017112"/><text:span text:style-name="T155">Context</text:span><text:alphabetical-index-mark-end text:id="IMark105017112"/><text:alphabetical-index-mark-end text:id="IMark102205080"/><text:alphabetical-index-mark-end text:id="IMark109345848"/><text:span text:style-name="T318"> ← Col 1.</text:span></text:p>
      <text:p text:style-name="Text_20_body"><text:soft-page-break/></text:p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2</text:span><text:span text:style-name="T49">.</text:span> <text:alphabetical-index-mark-start text:id="IMark113699640"/><text:alphabetical-index-mark-start text:id="IMark116282424"/><text:alphabetical-index-mark-start text:id="IMark116372216"/><text:span text:style-name="T155">Status</text:span><text:alphabetical-index-mark-end text:id="IMark116372216"/><text:alphabetical-index-mark-end text:id="IMark116282424"/><text:alphabetical-index-mark-end text:id="IMark113699640"/><text:span text:style-name="T318"> ← Col 2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3</text:span><text:span text:style-name="T49">.</text:span> <text:span text:style-name="T155">Num</text:span><text:span text:style-name="T318"> ← Col 3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4</text:span><text:span text:style-name="T49">.</text:span> <text:alphabetical-index-mark-start text:id="IMark108376904"/><text:alphabetical-index-mark-start text:id="IMark118194456"/><text:span text:style-name="T155">Lat</text:span><text:alphabetical-index-mark-end text:id="IMark118194456"/><text:alphabetical-index-mark-end text:id="IMark108376904"/><text:span text:style-name="T318"> ← Col 4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5</text:span><text:span text:style-name="T49">.</text:span> <text:alphabetical-index-mark-start text:id="IMark112485176"/><text:alphabetical-index-mark-start text:id="IMark112235736"/><text:span text:style-name="T155">Lon</text:span><text:alphabetical-index-mark-end text:id="IMark112235736"/><text:alphabetical-index-mark-end text:id="IMark112485176"/><text:span text:style-name="T318"> ← Col 5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6</text:span><text:span text:style-name="T49">.</text:span> <text:alphabetical-index-mark-start text:id="IMark118234024"/><text:alphabetical-index-mark-start text:id="IMark109170776"/><text:span text:style-name="T155">Alt</text:span><text:alphabetical-index-mark-end text:id="IMark109170776"/><text:alphabetical-index-mark-end text:id="IMark118234024"/><text:span text:style-name="T318"> ← Col 6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7</text:span><text:span text:style-name="T49">.</text:span> <text:alphabetical-index-mark-start text:id="IMark90557112"/><text:alphabetical-index-mark-start text:id="IMark117069528"/><text:span text:style-name="T155">Dist</text:span><text:alphabetical-index-mark-end text:id="IMark117069528"/><text:alphabetical-index-mark-end text:id="IMark90557112"/><text:span text:style-name="T318"> ← Col 7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8</text:span><text:span text:style-name="T49">.</text:span> <text:alphabetical-index-mark-start text:id="IMark94200328"/><text:alphabetical-index-mark-start text:id="IMark114915288"/><text:alphabetical-index-mark-start text:id="IMark102144328"/><text:span text:style-name="T155">Time</text:span><text:alphabetical-index-mark-end text:id="IMark102144328"/><text:alphabetical-index-mark-end text:id="IMark114915288"/><text:alphabetical-index-mark-end text:id="IMark94200328"/><text:span text:style-name="T318"> ← Col 8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9</text:span><text:span text:style-name="T49">.</text:span> <text:alphabetical-index-mark-start text:id="IMark116207256"/><text:alphabetical-index-mark-start text:id="IMark114025864"/><text:span text:style-name="T155">Speed</text:span><text:alphabetical-index-mark-end text:id="IMark114025864"/><text:alphabetical-index-mark-end text:id="IMark116207256"/><text:span text:style-name="T318"> ← Col 9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0</text:span><text:span text:style-name="T49">.</text:span> <text:alphabetical-index-mark-start text:id="IMark113781064"/><text:alphabetical-index-mark-start text:id="IMark118276056"/><text:alphabetical-index-mark-start text:id="IMark111039432"/><text:span text:style-name="T156">Action</text:span><text:alphabetical-index-mark-end text:id="IMark111039432"/><text:alphabetical-index-mark-end text:id="IMark118276056"/><text:alphabetical-index-mark-end text:id="IMark113781064"/><text:span text:style-name="T317"> ← Col 10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1</text:span><text:span text:style-name="T49">.</text:span> <text:alphabetical-index-mark-start text:id="IMark110817672"/><text:alphabetical-index-mark-start text:id="IMark111337976"/><text:alphabetical-index-mark-start text:id="IMark115814248"/><text:span text:style-name="T155">Brg</text:span><text:alphabetical-index-mark-end text:id="IMark115814248"/><text:alphabetical-index-mark-end text:id="IMark111337976"/><text:alphabetical-index-mark-end text:id="IMark110817672"/><text:span text:style-name="T318"> ← Col 11.</text:span></text:p>
      <text:p text:style-name="Text_20_body"><text:soft-page-break/></text:p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2</text:span><text:span text:style-name="T49">.</text:span> <text:alphabetical-index-mark-start text:id="IMark118368424"/><text:alphabetical-index-mark-start text:id="IMark111896984"/><text:alphabetical-index-mark-start text:id="IMark117025640"/><text:alphabetical-index-mark-start text:id="IMark114390536"/><text:span text:style-name="T155">Max</text:span><text:alphabetical-index-mark-end text:id="IMark114390536"/><text:span text:style-name="T155">Radius</text:span><text:alphabetical-index-mark-end text:id="IMark117025640"/><text:alphabetical-index-mark-end text:id="IMark111896984"/><text:alphabetical-index-mark-end text:id="IMark118368424"/><text:span text:style-name="T318"> ← Col 12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3</text:span><text:span text:style-name="T49">.</text:span> <text:span text:style-name="T155">Next</text:span><text:span text:style-name="T318"> ← Col 13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4</text:span><text:span text:style-name="T49">.</text:span> <text:alphabetical-index-mark-start text:id="IMark115825688"/><text:alphabetical-index-mark-start text:id="IMark109832056"/><text:alphabetical-index-mark-start text:id="IMark117153944"/><text:span text:style-name="T155">Item</text:span><text:alphabetical-index-mark-end text:id="IMark117153944"/><text:alphabetical-index-mark-end text:id="IMark109832056"/><text:alphabetical-index-mark-end text:id="IMark115825688"/><text:span text:style-name="T318"> ← Col 14.</text:span></text:p>
      <text:p text:style-name="Text_20_body"/>
      <text:p text:style-name="Text_20_body"/>
      <text:p text:style-name="Text_20_body"><text:span text:style-name="T49">4.3.</text:span><text:span text:style-name="T55">20</text:span><text:span text:style-name="T49">.1.</text:span><text:span text:style-name="T54">2.</text:span><text:span text:style-name="T56">15</text:span><text:span text:style-name="T49">.</text:span> <text:alphabetical-index-mark-start text:id="IMark99941848"/><text:alphabetical-index-mark-start text:id="IMark118457128"/><text:alphabetical-index-mark-start text:id="IMark118602392"/><text:span text:style-name="T155">Value</text:span><text:alphabetical-index-mark-end text:id="IMark118602392"/><text:alphabetical-index-mark-end text:id="IMark118457128"/><text:alphabetical-index-mark-end text:id="IMark99941848"/><text:span text:style-name="T318"> ← Col 15.</text:span></text:p>
      <text:p text:style-name="Text_20_body"/>
      <text:p text:style-name="Text_20_body"/>
      <text:p text:style-name="Text_20_body"><text:span text:style-name="T1">4.3.</text:span><text:span text:style-name="T52">20</text:span><text:span text:style-name="T1">.</text:span><text:span text:style-name="T49">2.</text:span> <text:alphabetical-index-mark-start text:id="IMark90411176"/><text:alphabetical-index-mark-start text:id="IMark88001544"/><text:alphabetical-index-mark-start text:id="IMark97071272"/><text:span text:style-name="T315">pln</text:span><text:alphabetical-index-mark-end text:id="IMark97071272"/><text:alphabetical-index-mark-end text:id="IMark88001544"/><text:alphabetical-index-mark-end text:id="IMark90411176"/>*sql <text:alphabetical-index-mark-start text:id="IMark110887096"/><text:alphabetical-index-mark-start text:id="IMark91930744"/><text:alphabetical-index-mark-start text:id="IMark111258120"/>example<text:alphabetical-index-mark-end text:id="IMark111258120"/><text:alphabetical-index-mark-end text:id="IMark91930744"/><text:alphabetical-index-mark-end text:id="IMark110887096"/>:</text:p>
      <text:p text:style-name="Text_20_body"/>
      <text:p text:style-name="P14">--------------------------------------------------------------------------------</text:p>
      <text:p text:style-name="P14">-- <text:alphabetical-index-mark-start text:id="IMark119371288"/><text:alphabetical-index-mark-start text:id="IMark115432808"/><text:alphabetical-index-mark-start text:id="IMark95344536"/>pln<text:alphabetical-index-mark-end text:id="IMark95344536"/><text:alphabetical-index-mark-end text:id="IMark115432808"/><text:alphabetical-index-mark-end text:id="IMark119371288"/>2.0</text:p>
      <text:p text:style-name="P14">-- <text:alphabetical-index-mark-start text:id="IMark112413848"/><text:alphabetical-index-mark-start text:id="IMark116420104"/>Test<text:alphabetical-index-mark-end text:id="IMark116420104"/><text:alphabetical-index-mark-end text:id="IMark112413848"/> <text:alphabetical-index-mark-start text:id="IMark111496088"/><text:alphabetical-index-mark-start text:id="IMark70911848"/><text:alphabetical-index-mark-start text:id="IMark104781800"/>flight<text:alphabetical-index-mark-end text:id="IMark104781800"/><text:alphabetical-index-mark-end text:id="IMark70911848"/><text:alphabetical-index-mark-end text:id="IMark111496088"/> <text:alphabetical-index-mark-start text:id="IMark114486632"/><text:alphabetical-index-mark-start text:id="IMark94934744"/><text:alphabetical-index-mark-start text:id="IMark110113416"/>plan<text:alphabetical-index-mark-end text:id="IMark110113416"/><text:alphabetical-index-mark-end text:id="IMark94934744"/><text:alphabetical-index-mark-end text:id="IMark114486632"/> for <text:alphabetical-index-mark-start text:id="IMark110649464"/><text:alphabetical-index-mark-start text:id="IMark121280776"/><text:alphabetical-index-mark-start text:id="IMark114031096"/>scenario<text:alphabetical-index-mark-end text:id="IMark114031096"/><text:alphabetical-index-mark-end text:id="IMark121280776"/><text:alphabetical-index-mark-end text:id="IMark110649464"/> <text:alphabetical-index-mark-start text:id="IMark115067608"/><text:alphabetical-index-mark-start text:id="IMark109486792"/>Test<text:alphabetical-index-mark-end text:id="IMark109486792"/><text:alphabetical-index-mark-end text:id="IMark115067608"/>2.</text:p>
      <text:p text:style-name="P14">--------------------------------------------------------------------------------</text:p>
      <text:p text:style-name="P14"/>
      <text:p text:style-name="P14"><text:alphabetical-index-mark-start text:id="IMark113799000"/><text:alphabetical-index-mark-start text:id="IMark113915336"/><text:alphabetical-index-mark-start text:id="IMark114671912"/>pln<text:alphabetical-index-mark-end text:id="IMark114671912"/><text:alphabetical-index-mark-end text:id="IMark113915336"/><text:alphabetical-index-mark-end text:id="IMark113799000"/>2.0<text:tab/><text:alphabetical-index-mark-start text:id="IMark109248744"/><text:alphabetical-index-mark-start text:id="IMark109093112"/><text:alphabetical-index-mark-start text:id="IMark116673160"/>enabled<text:alphabetical-index-mark-end text:id="IMark116673160"/><text:alphabetical-index-mark-end text:id="IMark109093112"/><text:alphabetical-index-mark-end text:id="IMark109248744"/> <text:s text:c="4"/>1 <text:s text:c="2"/>0 <text:s text:c="3"/>0<text:tab/>11000<text:tab/>100 <text:s/>0<text:tab/>300 <text:s/>1<text:tab/>35 <text:s/>10<text:tab/>2 <text:s/><text:alphabetical-index-mark-start text:id="IMark104602808"/><text:alphabetical-index-mark-start text:id="IMark112880456"/><text:alphabetical-index-mark-start text:id="IMark115369704"/>mode<text:alphabetical-index-mark-end text:id="IMark115369704"/><text:alphabetical-index-mark-end text:id="IMark112880456"/><text:alphabetical-index-mark-end text:id="IMark104602808"/>_<text:alphabetical-index-mark-start text:id="IMark118047880"/><text:alphabetical-index-mark-start text:id="IMark104441960"/><text:alphabetical-index-mark-start text:id="IMark116218216"/>wpt<text:alphabetical-index-mark-end text:id="IMark116218216"/><text:alphabetical-index-mark-end text:id="IMark104441960"/><text:alphabetical-index-mark-end text:id="IMark118047880"/> <text:s/>1</text:p>
      <text:p text:style-name="P14"/>
      <text:p text:style-name="P14"><text:alphabetical-index-mark-start text:id="IMark111270696"/><text:alphabetical-index-mark-start text:id="IMark93304616"/><text:alphabetical-index-mark-start text:id="IMark117130536"/>pln<text:alphabetical-index-mark-end text:id="IMark117130536"/><text:alphabetical-index-mark-end text:id="IMark93304616"/><text:alphabetical-index-mark-end text:id="IMark111270696"/>2.0<text:tab/><text:alphabetical-index-mark-start text:id="IMark57793304"/><text:alphabetical-index-mark-start text:id="IMark116246296"/><text:alphabetical-index-mark-start text:id="IMark116297496"/>enabled<text:alphabetical-index-mark-end text:id="IMark116297496"/><text:alphabetical-index-mark-end text:id="IMark116246296"/><text:alphabetical-index-mark-end text:id="IMark57793304"/> <text:s text:c="5"/>2 <text:s/>30 <text:s/>20<text:tab/>11000<text:tab/>100 <text:s/>0<text:tab/>300 <text:s/>1<text:tab/>30 <text:s/>10<text:tab/>3 <text:s/><text:alphabetical-index-mark-start text:id="IMark96868392"/><text:alphabetical-index-mark-start text:id="IMark112029064"/><text:alphabetical-index-mark-start text:id="IMark101862408"/>mode<text:alphabetical-index-mark-end text:id="IMark101862408"/><text:alphabetical-index-mark-end text:id="IMark112029064"/><text:alphabetical-index-mark-end text:id="IMark96868392"/>_<text:alphabetical-index-mark-start text:id="IMark115571272"/><text:alphabetical-index-mark-start text:id="IMark110370664"/><text:alphabetical-index-mark-start text:id="IMark101348552"/>wpt<text:alphabetical-index-mark-end text:id="IMark101348552"/><text:alphabetical-index-mark-end text:id="IMark110370664"/><text:alphabetical-index-mark-end text:id="IMark115571272"/> <text:s/>1</text:p>
      <text:p text:style-name="P14"/>
      <text:p text:style-name="P14"><text:alphabetical-index-mark-start text:id="IMark113471080"/><text:alphabetical-index-mark-start text:id="IMark118002600"/><text:alphabetical-index-mark-start text:id="IMark116579592"/>pln<text:alphabetical-index-mark-end text:id="IMark116579592"/><text:alphabetical-index-mark-end text:id="IMark118002600"/><text:alphabetical-index-mark-end text:id="IMark113471080"/>2.0<text:tab/><text:alphabetical-index-mark-start text:id="IMark114673976"/><text:alphabetical-index-mark-start text:id="IMark97015480"/><text:alphabetical-index-mark-start text:id="IMark102149192"/>enabled<text:alphabetical-index-mark-end text:id="IMark102149192"/><text:alphabetical-index-mark-end text:id="IMark97015480"/><text:alphabetical-index-mark-end text:id="IMark114673976"/> <text:s text:c="5"/>3 <text:s/>20 <text:s/>30<text:tab/>12000<text:tab/>100 <text:s/>0<text:tab/>300 <text:s/>0<text:tab/>25 <text:s/>10<text:tab/>0 <text:s/><text:alphabetical-index-mark-start text:id="IMark114574360"/><text:alphabetical-index-mark-start text:id="IMark121250440"/><text:alphabetical-index-mark-start text:id="IMark114177592"/>mode<text:alphabetical-index-mark-end text:id="IMark114177592"/><text:alphabetical-index-mark-end text:id="IMark121250440"/><text:alphabetical-index-mark-end text:id="IMark114574360"/>_<text:alphabetical-index-mark-start text:id="IMark101865928"/><text:alphabetical-index-mark-start text:id="IMark110615272"/><text:alphabetical-index-mark-start text:id="IMark97714696"/>wpt<text:alphabetical-index-mark-end text:id="IMark97714696"/><text:alphabetical-index-mark-end text:id="IMark110615272"/><text:alphabetical-index-mark-end text:id="IMark101865928"/> <text:s/>0</text:p>
      <text:p text:style-name="Text_20_body"/>
      <text:p text:style-name="Text_20_body">Both in the case of <text:alphabetical-index-mark-start text:id="IMark115476856"/><text:alphabetical-index-mark-start text:id="IMark106784520"/><text:alphabetical-index-mark-start text:id="IMark112999496"/>Prg<text:alphabetical-index-mark-end text:id="IMark112999496"/><text:alphabetical-index-mark-end text:id="IMark106784520"/><text:alphabetical-index-mark-end text:id="IMark115476856"/>*sql and <text:alphabetical-index-mark-start text:id="IMark116707160"/><text:alphabetical-index-mark-start text:id="IMark113458760"/><text:alphabetical-index-mark-start text:id="IMark113906312"/>pln<text:alphabetical-index-mark-end text:id="IMark113906312"/><text:alphabetical-index-mark-end text:id="IMark113458760"/><text:alphabetical-index-mark-end text:id="IMark116707160"/>*sql <text:alphabetical-index-mark-start text:id="IMark111834072"/><text:alphabetical-index-mark-start text:id="IMark110590712"/>file<text:alphabetical-index-mark-end text:id="IMark110590712"/><text:alphabetical-index-mark-end text:id="IMark111834072"/>s it is recommendable to be very tidy and <text:alphabetical-index-mark-start text:id="IMark115230536"/><text:alphabetical-index-mark-start text:id="IMark115977224"/><text:alphabetical-index-mark-start text:id="IMark115202168"/>system<text:alphabetical-index-mark-end text:id="IMark115202168"/><text:alphabetical-index-mark-end text:id="IMark115977224"/><text:alphabetical-index-mark-end text:id="IMark115230536"/>atic. Plus, whenever a new <text:alphabetical-index-mark-start text:id="IMark108223112"/><text:alphabetical-index-mark-start text:id="IMark114647576"/><text:alphabetical-index-mark-start text:id="IMark114676840"/>version<text:alphabetical-index-mark-end text:id="IMark114676840"/><text:alphabetical-index-mark-end text:id="IMark114647576"/><text:alphabetical-index-mark-end text:id="IMark108223112"/> of the <text:alphabetical-index-mark-start text:id="IMark110958088"/><text:alphabetical-index-mark-start text:id="IMark109605608"/><text:alphabetical-index-mark-start text:id="IMark115713496"/>program<text:alphabetical-index-mark-end text:id="IMark115713496"/><text:alphabetical-index-mark-end text:id="IMark109605608"/><text:alphabetical-index-mark-end text:id="IMark110958088"/> is created, a specific, new <text:alphabetical-index-mark-start text:id="IMark121113672"/><text:alphabetical-index-mark-start text:id="IMark115629048"/>file<text:alphabetical-index-mark-end text:id="IMark115629048"/><text:alphabetical-index-mark-end text:id="IMark121113672"/> should be created for that <text:alphabetical-index-mark-start text:id="IMark113709256"/><text:alphabetical-index-mark-start text:id="IMark111694456"/><text:alphabetical-index-mark-start text:id="IMark113528600"/>program<text:alphabetical-index-mark-end text:id="IMark113528600"/><text:alphabetical-index-mark-end text:id="IMark111694456"/><text:alphabetical-index-mark-end text:id="IMark113709256"/>s as well.</text:p>
      <text:p text:style-name="Text_20_body"><text:soft-page-break/></text:p>
      <text:p text:style-name="Text_20_body"/>
      <text:h text:style-name="Heading_20_2" text:outline-level="2"><text:bookmark-start text:name="__RefHeading___Toc6786_1483239106"/><text:span text:style-name="T189">4.4.</text:span><text:span text:style-name="T176"> </text:span><text:alphabetical-index-mark-start text:id="IMark119796856"/><text:alphabetical-index-mark-start text:id="IMark101156616"/><text:alphabetical-index-mark-start text:id="IMark101080152"/><text:span text:style-name="T176">Mode</text:span><text:alphabetical-index-mark-end text:id="IMark101080152"/><text:alphabetical-index-mark-end text:id="IMark101156616"/><text:alphabetical-index-mark-end text:id="IMark119796856"/><text:span text:style-name="T176">s and </text:span><text:alphabetical-index-mark-start text:id="IMark100705208"/><text:alphabetical-index-mark-start text:id="IMark118029992"/><text:alphabetical-index-mark-start text:id="IMark108391976"/><text:span text:style-name="T176">sub</text:span><text:alphabetical-index-mark-start text:id="IMark108278408"/><text:alphabetical-index-mark-start text:id="IMark115890104"/><text:alphabetical-index-mark-start text:id="IMark96655624"/><text:span text:style-name="T176">mode</text:span><text:alphabetical-index-mark-end text:id="IMark96655624"/><text:alphabetical-index-mark-end text:id="IMark115890104"/><text:alphabetical-index-mark-end text:id="IMark108278408"/><text:alphabetical-index-mark-end text:id="IMark108391976"/><text:alphabetical-index-mark-end text:id="IMark118029992"/><text:alphabetical-index-mark-end text:id="IMark100705208"/><text:span text:style-name="T176">s</text:span><text:bookmark-end text:name="__RefHeading___Toc6786_1483239106"/></text:h>
      <text:p text:style-name="Text_20_body"/>
      <text:p text:style-name="Text_20_body"><text:span text:style-name="T176">In </text:span><text:span text:style-name="T192">[</text:span><text:span text:style-name="T189">4.3.13.</text:span><text:span text:style-name="T192">]</text:span><text:span text:style-name="T176"> the existence of </text:span><text:alphabetical-index-mark-start text:id="IMark116209512"/><text:alphabetical-index-mark-start text:id="IMark99632424"/><text:alphabetical-index-mark-start text:id="IMark112773512"/><text:span text:style-name="T176">mode</text:span><text:alphabetical-index-mark-end text:id="IMark112773512"/><text:alphabetical-index-mark-end text:id="IMark99632424"/><text:alphabetical-index-mark-end text:id="IMark116209512"/><text:span text:style-name="T176">s </text:span><text:span text:style-name="T181">is described as an extra </text:span><text:alphabetical-index-mark-start text:id="IMark115188568"/><text:alphabetical-index-mark-start text:id="IMark111392616"/><text:alphabetical-index-mark-start text:id="IMark117143592"/><text:span text:style-name="T181">layer</text:span><text:alphabetical-index-mark-end text:id="IMark117143592"/><text:alphabetical-index-mark-end text:id="IMark111392616"/><text:alphabetical-index-mark-end text:id="IMark115188568"/><text:span text:style-name="T181"> of </text:span><text:alphabetical-index-mark-start text:id="IMark110144248"/><text:alphabetical-index-mark-start text:id="IMark121151592"/><text:alphabetical-index-mark-start text:id="IMark111640056"/><text:alphabetical-index-mark-start text:id="IMark105548648"/><text:span text:style-name="T181">abs</text:span><text:alphabetical-index-mark-end text:id="IMark105548648"/><text:span text:style-name="T181">tr</text:span><text:alphabetical-index-mark-start text:id="IMark108810472"/><text:alphabetical-index-mark-start text:id="IMark108692440"/><text:alphabetical-index-mark-start text:id="IMark113288008"/><text:span text:style-name="T181">act</text:span><text:alphabetical-index-mark-end text:id="IMark111640056"/><text:alphabetical-index-mark-end text:id="IMark121151592"/><text:alphabetical-index-mark-end text:id="IMark110144248"/><text:span text:style-name="T181">ion</text:span><text:alphabetical-index-mark-end text:id="IMark113288008"/><text:alphabetical-index-mark-end text:id="IMark108692440"/><text:alphabetical-index-mark-end text:id="IMark108810472"/><text:span text:style-name="T181"> on top of </text:span><text:alphabetical-index-mark-start text:id="IMark115968536"/><text:alphabetical-index-mark-start text:id="IMark102315048"/><text:alphabetical-index-mark-start text:id="IMark110399992"/><text:span text:style-name="T181">program</text:span><text:alphabetical-index-mark-end text:id="IMark110399992"/><text:alphabetical-index-mark-end text:id="IMark102315048"/><text:alphabetical-index-mark-end text:id="IMark115968536"/><text:span text:style-name="T181">s or </text:span><text:alphabetical-index-mark-start text:id="IMark92818920"/><text:alphabetical-index-mark-start text:id="IMark105203288"/><text:alphabetical-index-mark-start text:id="IMark112886008"/><text:span text:style-name="T181">SQL</text:span><text:alphabetical-index-mark-end text:id="IMark112886008"/><text:alphabetical-index-mark-end text:id="IMark105203288"/><text:alphabetical-index-mark-end text:id="IMark92818920"/><text:span text:style-name="T181"> </text:span><text:alphabetical-index-mark-start text:id="IMark115306728"/><text:alphabetical-index-mark-start text:id="IMark96671768"/><text:alphabetical-index-mark-start text:id="IMark111506664"/><text:span text:style-name="T181">query</text:span><text:alphabetical-index-mark-end text:id="IMark111506664"/><text:alphabetical-index-mark-end text:id="IMark96671768"/><text:alphabetical-index-mark-end text:id="IMark115306728"/><text:span text:style-name="T181"> </text:span><text:alphabetical-index-mark-start text:id="IMark111741160"/><text:alphabetical-index-mark-start text:id="IMark113016936"/><text:alphabetical-index-mark-start text:id="IMark104653272"/><text:span text:style-name="T181">string</text:span><text:alphabetical-index-mark-end text:id="IMark104653272"/><text:alphabetical-index-mark-end text:id="IMark113016936"/><text:alphabetical-index-mark-end text:id="IMark111741160"/><text:span text:style-name="T181">s that have a common </text:span><text:alphabetical-index-mark-start text:id="IMark94129288"/><text:alphabetical-index-mark-start text:id="IMark110662664"/><text:alphabetical-index-mark-start text:id="IMark101870600"/><text:span text:style-name="T181">context</text:span><text:alphabetical-index-mark-end text:id="IMark101870600"/><text:alphabetical-index-mark-end text:id="IMark110662664"/><text:alphabetical-index-mark-end text:id="IMark94129288"/><text:span text:style-name="T176">. </text:span><text:span text:style-name="T181">The </text:span><text:alphabetical-index-mark-start text:id="IMark113769768"/><text:alphabetical-index-mark-start text:id="IMark94474664"/><text:alphabetical-index-mark-start text:id="IMark101167016"/><text:alphabetical-index-mark-start text:id="IMark112635224"/><text:span text:style-name="T181">AI</text:span><text:alphabetical-index-mark-end text:id="IMark112635224"/><text:span text:style-name="T181">E</text:span><text:alphabetical-index-mark-end text:id="IMark101167016"/><text:alphabetical-index-mark-end text:id="IMark94474664"/><text:alphabetical-index-mark-end text:id="IMark113769768"/><text:span text:style-name="T181"> itself works at the highest </text:span><text:alphabetical-index-mark-start text:id="IMark109728696"/><text:alphabetical-index-mark-start text:id="IMark113844664"/><text:alphabetical-index-mark-start text:id="IMark101487704"/><text:span text:style-name="T181">level</text:span><text:alphabetical-index-mark-end text:id="IMark101487704"/><text:alphabetical-index-mark-end text:id="IMark113844664"/><text:alphabetical-index-mark-end text:id="IMark109728696"/><text:span text:style-name="T181"> with </text:span><text:alphabetical-index-mark-start text:id="IMark108149048"/><text:alphabetical-index-mark-start text:id="IMark117110904"/><text:alphabetical-index-mark-start text:id="IMark108865416"/><text:span text:style-name="T181">mode</text:span><text:alphabetical-index-mark-end text:id="IMark108865416"/><text:alphabetical-index-mark-end text:id="IMark117110904"/><text:alphabetical-index-mark-end text:id="IMark108149048"/><text:span text:style-name="T181">s, activating and deactivating them by </text:span><text:alphabetical-index-mark-start text:id="IMark79022664"/><text:alphabetical-index-mark-start text:id="IMark98657592"/><text:span text:style-name="T181">setting</text:span><text:alphabetical-index-mark-end text:id="IMark98657592"/><text:alphabetical-index-mark-end text:id="IMark79022664"/><text:span text:style-name="T181"> </text:span><text:alphabetical-index-mark-start text:id="IMark93957704"/><text:alphabetical-index-mark-start text:id="IMark105874808"/><text:alphabetical-index-mark-start text:id="IMark111765608"/><text:span text:style-name="T97">Value</text:span><text:alphabetical-index-mark-end text:id="IMark111765608"/><text:alphabetical-index-mark-end text:id="IMark105874808"/><text:alphabetical-index-mark-end text:id="IMark93957704"/><text:span text:style-name="T97"> = 1</text:span><text:span text:style-name="T181"> or </text:span><text:alphabetical-index-mark-start text:id="IMark110693912"/><text:alphabetical-index-mark-start text:id="IMark115173384"/><text:alphabetical-index-mark-start text:id="IMark113219048"/><text:span text:style-name="T97">Value</text:span><text:alphabetical-index-mark-end text:id="IMark113219048"/><text:alphabetical-index-mark-end text:id="IMark115173384"/><text:alphabetical-index-mark-end text:id="IMark110693912"/><text:span text:style-name="T97"> = 0</text:span><text:span text:style-name="T181"> respectively in the </text:span><text:alphabetical-index-mark-start text:id="IMark116837944"/><text:alphabetical-index-mark-start text:id="IMark95651736"/><text:alphabetical-index-mark-start text:id="IMark112376184"/><text:span text:style-name="T181">fact</text:span><text:alphabetical-index-mark-end text:id="IMark112376184"/><text:alphabetical-index-mark-end text:id="IMark95651736"/><text:alphabetical-index-mark-end text:id="IMark116837944"/><text:span text:style-name="T181"> </text:span><text:alphabetical-index-mark-start text:id="IMark101311736"/><text:alphabetical-index-mark-start text:id="IMark121108616"/><text:alphabetical-index-mark-start text:id="IMark111452040"/><text:span text:style-name="T181">record</text:span><text:alphabetical-index-mark-end text:id="IMark111452040"/><text:alphabetical-index-mark-end text:id="IMark121108616"/><text:alphabetical-index-mark-end text:id="IMark101311736"/><text:span text:style-name="T181"> corresponding to each one of them.</text:span></text:p>
      <text:p text:style-name="Text_20_body"/>
      <text:p text:style-name="Text_20_body"><text:alphabetical-index-mark-start text:id="IMark113473544"/><text:alphabetical-index-mark-start text:id="IMark113938920"/><text:alphabetical-index-mark-start text:id="IMark93927672"/><text:span text:style-name="T176">Mode</text:span><text:alphabetical-index-mark-end text:id="IMark93927672"/><text:alphabetical-index-mark-end text:id="IMark113938920"/><text:alphabetical-index-mark-end text:id="IMark113473544"/><text:span text:style-name="T176">s allow the </text:span><text:alphabetical-index-mark-start text:id="IMark115318152"/><text:alphabetical-index-mark-start text:id="IMark110907128"/><text:alphabetical-index-mark-start text:id="IMark108183000"/><text:alphabetical-index-mark-start text:id="IMark117746184"/><text:span text:style-name="T176">AI</text:span><text:alphabetical-index-mark-end text:id="IMark117746184"/><text:span text:style-name="T176">E</text:span><text:alphabetical-index-mark-end text:id="IMark108183000"/><text:alphabetical-index-mark-end text:id="IMark110907128"/><text:alphabetical-index-mark-end text:id="IMark115318152"/><text:span text:style-name="T176"> to identify easily </text:span><text:alphabetical-index-mark-start text:id="IMark116193000"/><text:alphabetical-index-mark-start text:id="IMark116827224"/><text:span text:style-name="T176">difference</text:span><text:alphabetical-index-mark-end text:id="IMark116827224"/><text:alphabetical-index-mark-end text:id="IMark116193000"/><text:span text:style-name="T176">s in the </text:span><text:alphabetical-index-mark-start text:id="IMark97987368"/><text:alphabetical-index-mark-start text:id="IMark112817192"/><text:alphabetical-index-mark-start text:id="IMark114347608"/><text:span text:style-name="T176">status</text:span><text:alphabetical-index-mark-end text:id="IMark114347608"/><text:alphabetical-index-mark-end text:id="IMark112817192"/><text:alphabetical-index-mark-end text:id="IMark97987368"/><text:span text:style-name="T176"> of the </text:span><text:alphabetical-index-mark-start text:id="IMark113213800"/><text:alphabetical-index-mark-start text:id="IMark113719368"/><text:alphabetical-index-mark-start text:id="IMark112433304"/><text:span text:style-name="T176">space</text:span><text:alphabetical-index-mark-end text:id="IMark112433304"/><text:alphabetical-index-mark-end text:id="IMark113719368"/><text:alphabetical-index-mark-end text:id="IMark113213800"/><text:span text:style-name="T176">craft and its components. For </text:span><text:alphabetical-index-mark-start text:id="IMark113212040"/><text:alphabetical-index-mark-start text:id="IMark108198024"/><text:alphabetical-index-mark-start text:id="IMark109764232"/><text:span text:style-name="T176">example</text:span><text:alphabetical-index-mark-end text:id="IMark109764232"/><text:alphabetical-index-mark-end text:id="IMark108198024"/><text:alphabetical-index-mark-end text:id="IMark113212040"/><text:span text:style-name="T176">, certain </text:span><text:alphabetical-index-mark-start text:id="IMark111214056"/><text:alphabetical-index-mark-start text:id="IMark102542392"/><text:alphabetical-index-mark-start text:id="IMark98245384"/><text:span text:style-name="T176">condition</text:span><text:alphabetical-index-mark-end text:id="IMark98245384"/><text:alphabetical-index-mark-end text:id="IMark102542392"/><text:alphabetical-index-mark-end text:id="IMark111214056"/><text:span text:style-name="T176">s lead to the </text:span><text:alphabetical-index-mark-start text:id="IMark110203128"/><text:alphabetical-index-mark-start text:id="IMark96158232"/><text:span text:style-name="T176">interpret</text:span><text:alphabetical-index-mark-end text:id="IMark96158232"/><text:alphabetical-index-mark-end text:id="IMark110203128"/><text:span text:style-name="T176">ation that the ship has a </text:span><text:alphabetical-index-mark-start text:id="IMark101260504"/><text:alphabetical-index-mark-start text:id="IMark110442088"/><text:alphabetical-index-mark-start text:id="IMark109297688"/><text:span text:style-name="T82">Value</text:span><text:alphabetical-index-mark-end text:id="IMark109297688"/><text:alphabetical-index-mark-end text:id="IMark110442088"/><text:alphabetical-index-mark-end text:id="IMark101260504"/><text:span text:style-name="T82"> = 1</text:span><text:span text:style-name="T176"> for </text:span><text:alphabetical-index-mark-start text:id="IMark118343752"/><text:alphabetical-index-mark-start text:id="IMark107737672"/><text:alphabetical-index-mark-start text:id="IMark111417304"/><text:span text:style-name="T82">Item</text:span><text:alphabetical-index-mark-end text:id="IMark111417304"/><text:alphabetical-index-mark-end text:id="IMark107737672"/><text:alphabetical-index-mark-end text:id="IMark118343752"/><text:span text:style-name="T82"> = ‘</text:span><text:alphabetical-index-mark-start text:id="IMark118444072"/><text:alphabetical-index-mark-start text:id="IMark108368952"/><text:alphabetical-index-mark-start text:id="IMark101281672"/><text:span text:style-name="T82">mode</text:span><text:alphabetical-index-mark-end text:id="IMark101281672"/><text:alphabetical-index-mark-end text:id="IMark108368952"/><text:alphabetical-index-mark-end text:id="IMark118444072"/><text:span text:style-name="T82">_crs’</text:span><text:span text:style-name="T176"> in </text:span><text:span text:style-name="T82">sde_</text:span><text:alphabetical-index-mark-start text:id="IMark92629240"/><text:alphabetical-index-mark-start text:id="IMark118426664"/><text:alphabetical-index-mark-start text:id="IMark107755192"/><text:span text:style-name="T82">fact</text:span><text:alphabetical-index-mark-end text:id="IMark107755192"/><text:alphabetical-index-mark-end text:id="IMark118426664"/><text:alphabetical-index-mark-end text:id="IMark92629240"/><text:span text:style-name="T82">s</text:span><text:span text:style-name="T176"> meaning that the </text:span><text:alphabetical-index-mark-start text:id="IMark109345848"/><text:alphabetical-index-mark-start text:id="IMark102205080"/><text:alphabetical-index-mark-start text:id="IMark105017112"/><text:span text:style-name="T176">fact</text:span><text:alphabetical-index-mark-end text:id="IMark105017112"/><text:alphabetical-index-mark-end text:id="IMark102205080"/><text:alphabetical-index-mark-end text:id="IMark109345848"/><text:span text:style-name="T176"> is that the ship is in </text:span><text:alphabetical-index-mark-start text:id="IMark113255368"/><text:alphabetical-index-mark-start text:id="IMark60798584"/><text:alphabetical-index-mark-start text:id="IMark111648888"/><text:span text:style-name="T176">cruise</text:span><text:alphabetical-index-mark-end text:id="IMark111648888"/><text:alphabetical-index-mark-end text:id="IMark60798584"/><text:alphabetical-index-mark-end text:id="IMark113255368"/><text:span text:style-name="T176"> </text:span><text:alphabetical-index-mark-start text:id="IMark109796664"/><text:alphabetical-index-mark-start text:id="IMark118310872"/><text:alphabetical-index-mark-start text:id="IMark113961384"/><text:span text:style-name="T176">flight</text:span><text:alphabetical-index-mark-end text:id="IMark113961384"/><text:alphabetical-index-mark-end text:id="IMark118310872"/><text:alphabetical-index-mark-end text:id="IMark109796664"/><text:span text:style-name="T176"> in an </text:span><text:alphabetical-index-mark-start text:id="IMark116723864"/><text:alphabetical-index-mark-start text:id="IMark121088264"/><text:alphabetical-index-mark-start text:id="IMark115542152"/><text:span text:style-name="T176">atmosphere</text:span><text:alphabetical-index-mark-end text:id="IMark115542152"/><text:alphabetical-index-mark-end text:id="IMark121088264"/><text:alphabetical-index-mark-end text:id="IMark116723864"/><text:span text:style-name="T176">.</text:span></text:p>
      <text:p text:style-name="Text_20_body"/>
      <text:p text:style-name="Text_20_body"><text:span text:style-name="T176">Once </text:span><text:alphabetical-index-mark-start text:id="IMark112424648"/><text:alphabetical-index-mark-start text:id="IMark90334376"/><text:alphabetical-index-mark-start text:id="IMark113449032"/><text:span text:style-name="T82">mode</text:span><text:alphabetical-index-mark-end text:id="IMark113449032"/><text:alphabetical-index-mark-end text:id="IMark90334376"/><text:alphabetical-index-mark-end text:id="IMark112424648"/><text:span text:style-name="T82">_crs</text:span><text:span text:style-name="T176"> has </text:span><text:alphabetical-index-mark-start text:id="IMark115710312"/><text:alphabetical-index-mark-start text:id="IMark114072280"/><text:alphabetical-index-mark-start text:id="IMark113941768"/><text:span text:style-name="T82">Value</text:span><text:alphabetical-index-mark-end text:id="IMark113941768"/><text:alphabetical-index-mark-end text:id="IMark114072280"/><text:alphabetical-index-mark-end text:id="IMark115710312"/><text:span text:style-name="T82"> = 1</text:span><text:span text:style-name="T176"> a lot of things star</text:span><text:span text:style-name="T188">t</text:span><text:span text:style-name="T176"> happening, certain </text:span><text:alphabetical-index-mark-start text:id="IMark109577160"/><text:alphabetical-index-mark-start text:id="IMark108379656"/><text:alphabetical-index-mark-start text:id="IMark105288488"/><text:span text:style-name="T176">program</text:span><text:alphabetical-index-mark-end text:id="IMark105288488"/><text:alphabetical-index-mark-end text:id="IMark108379656"/><text:alphabetical-index-mark-end text:id="IMark109577160"/><text:span text:style-name="T176">s are </text:span><text:alphabetical-index-mark-start text:id="IMark114218776"/><text:alphabetical-index-mark-start text:id="IMark115401592"/><text:alphabetical-index-mark-start text:id="IMark112485176"/><text:span text:style-name="T176">load</text:span><text:alphabetical-index-mark-end text:id="IMark112485176"/><text:alphabetical-index-mark-end text:id="IMark115401592"/><text:alphabetical-index-mark-end text:id="IMark114218776"/><text:span text:style-name="T176">ed, while others are unladed from </text:span><text:alphabetical-index-mark-start text:id="IMark112235736"/><text:alphabetical-index-mark-start text:id="IMark101452600"/><text:alphabetical-index-mark-start text:id="IMark109918952"/><text:span text:style-name="T82">sde_</text:span><text:alphabetical-index-mark-start text:id="IMark94548904"/><text:alphabetical-index-mark-start text:id="IMark109053208"/><text:alphabetical-index-mark-start text:id="IMark96974776"/><text:span text:style-name="T82">rule</text:span><text:alphabetical-index-mark-end text:id="IMark96974776"/><text:alphabetical-index-mark-end text:id="IMark109053208"/><text:alphabetical-index-mark-end text:id="IMark94548904"/><text:span text:style-name="T82">s</text:span><text:alphabetical-index-mark-end text:id="IMark109918952"/><text:alphabetical-index-mark-end text:id="IMark101452600"/><text:alphabetical-index-mark-end text:id="IMark112235736"/><text:span text:style-name="T176">. </text:span><text:span text:style-name="T182">Several </text:span><text:alphabetical-index-mark-start text:id="IMark110735320"/><text:alphabetical-index-mark-start text:id="IMark114945944"/><text:alphabetical-index-mark-start text:id="IMark108885000"/><text:span text:style-name="T182">program</text:span><text:alphabetical-index-mark-end text:id="IMark108885000"/><text:alphabetical-index-mark-end text:id="IMark114945944"/><text:alphabetical-index-mark-end text:id="IMark110735320"/><text:span text:style-name="T182">s </text:span><text:alphabetical-index-mark-start text:id="IMark112300056"/><text:alphabetical-index-mark-start text:id="IMark112054888"/><text:alphabetical-index-mark-start text:id="IMark109948536"/><text:span text:style-name="T182">load</text:span><text:alphabetical-index-mark-end text:id="IMark109948536"/><text:alphabetical-index-mark-end text:id="IMark112054888"/><text:alphabetical-index-mark-end text:id="IMark112300056"/><text:span text:style-name="T182">ed according to </text:span><text:alphabetical-index-mark-start text:id="IMark116158120"/><text:alphabetical-index-mark-start text:id="IMark116954664"/><text:alphabetical-index-mark-start text:id="IMark93752456"/><text:span text:style-name="T98">Item</text:span><text:alphabetical-index-mark-end text:id="IMark93752456"/><text:alphabetical-index-mark-end text:id="IMark116954664"/><text:alphabetical-index-mark-end text:id="IMark116158120"/><text:span text:style-name="T98"> = ‘</text:span><text:alphabetical-index-mark-start text:id="IMark118234024"/><text:alphabetical-index-mark-start text:id="IMark109170776"/><text:alphabetical-index-mark-start text:id="IMark116387480"/><text:alphabetical-index-mark-start text:id="IMark115643352"/><text:alphabetical-index-mark-start text:id="IMark110120792"/><text:span text:style-name="T98">load</text:span><text:alphabetical-index-mark-end text:id="IMark110120792"/><text:alphabetical-index-mark-end text:id="IMark115643352"/><text:alphabetical-index-mark-end text:id="IMark116387480"/><text:span text:style-name="T98">_</text:span><text:alphabetical-index-mark-start text:id="IMark116804984"/><text:alphabetical-index-mark-start text:id="IMark114412616"/><text:alphabetical-index-mark-start text:id="IMark117750536"/><text:span text:style-name="T98">order</text:span><text:alphabetical-index-mark-end text:id="IMark117750536"/><text:alphabetical-index-mark-end text:id="IMark114412616"/><text:alphabetical-index-mark-end text:id="IMark116804984"/><text:alphabetical-index-mark-end text:id="IMark109170776"/><text:alphabetical-index-mark-end text:id="IMark118234024"/><text:span text:style-name="T98">*’</text:span><text:span text:style-name="T182"> and </text:span><text:alphabetical-index-mark-start text:id="IMark112827960"/><text:alphabetical-index-mark-start text:id="IMark109962808"/><text:alphabetical-index-mark-start text:id="IMark96661768"/><text:span text:style-name="T98">Value</text:span><text:alphabetical-index-mark-end text:id="IMark96661768"/><text:alphabetical-index-mark-end text:id="IMark109962808"/><text:alphabetical-index-mark-end text:id="IMark112827960"/><text:span text:style-name="T98"> != 0</text:span><text:span text:style-name="T182"> </text:span><text:span text:style-name="T183">or included in any given </text:span><text:alphabetical-index-mark-start text:id="IMark117405880"/><text:alphabetical-index-mark-start text:id="IMark110566936"/><text:alphabetical-index-mark-start text:id="IMark111758728"/><text:span text:style-name="T183">mode</text:span><text:alphabetical-index-mark-end text:id="IMark111758728"/><text:alphabetical-index-mark-end text:id="IMark110566936"/><text:alphabetical-index-mark-end text:id="IMark117405880"/><text:span text:style-name="T183">, </text:span><text:span text:style-name="T182">in </text:span><text:alphabetical-index-mark-start text:id="IMark110749272"/><text:alphabetical-index-mark-start text:id="IMark116818152"/><text:span text:style-name="T182">turn</text:span><text:alphabetical-index-mark-end text:id="IMark116818152"/><text:alphabetical-index-mark-end text:id="IMark110749272"/><text:span text:style-name="T182">, </text:span><text:alphabetical-index-mark-start text:id="IMark90557112"/><text:alphabetical-index-mark-start text:id="IMark117069528"/><text:alphabetical-index-mark-start text:id="IMark108358424"/><text:span text:style-name="T182">load</text:span><text:alphabetical-index-mark-end text:id="IMark108358424"/><text:alphabetical-index-mark-end text:id="IMark117069528"/><text:alphabetical-index-mark-end text:id="IMark90557112"/><text:span text:style-name="T182"> ot</text:span><text:span text:style-name="T183">h</text:span><text:span text:style-name="T182">er </text:span><text:alphabetical-index-mark-start text:id="IMark113753016"/><text:alphabetical-index-mark-start text:id="IMark111373592"/><text:alphabetical-index-mark-start text:id="IMark89000120"/><text:span text:style-name="T182">program</text:span><text:alphabetical-index-mark-end text:id="IMark89000120"/><text:alphabetical-index-mark-end text:id="IMark111373592"/><text:alphabetical-index-mark-end text:id="IMark113753016"/><text:span text:style-name="T182">s. </text:span><text:span text:style-name="T183">In this fashion, </text:span><text:alphabetical-index-mark-start text:id="IMark108883224"/><text:alphabetical-index-mark-start text:id="IMark110040312"/><text:alphabetical-index-mark-start text:id="IMark116609384"/><text:alphabetical-index-mark-start text:id="IMark93007448"/><text:alphabetical-index-mark-start text:id="IMark115834360"/><text:alphabetical-index-mark-start text:id="IMark114113544"/><text:span text:style-name="T183">situation</text:span><text:alphabetical-index-mark-end text:id="IMark114113544"/><text:alphabetical-index-mark-end text:id="IMark115834360"/><text:alphabetical-index-mark-end text:id="IMark93007448"/><text:span text:style-name="T183">al</text:span><text:alphabetical-index-mark-end text:id="IMark116609384"/><text:alphabetical-index-mark-end text:id="IMark110040312"/><text:alphabetical-index-mark-end text:id="IMark108883224"/><text:span text:style-name="T183"> </text:span><text:alphabetical-index-mark-start text:id="IMark118193672"/><text:alphabetical-index-mark-start text:id="IMark116523624"/><text:alphabetical-index-mark-start text:id="IMark110955800"/><text:alphabetical-index-mark-start text:id="IMark99086584"/><text:alphabetical-index-mark-start text:id="IMark94200328"/><text:alphabetical-index-mark-start text:id="IMark114915288"/><text:span text:style-name="T183">aware</text:span><text:alphabetical-index-mark-end text:id="IMark114915288"/><text:alphabetical-index-mark-end text:id="IMark94200328"/><text:alphabetical-index-mark-end text:id="IMark99086584"/><text:span text:style-name="T183">ness</text:span><text:alphabetical-index-mark-end text:id="IMark110955800"/><text:alphabetical-index-mark-end text:id="IMark116523624"/><text:alphabetical-index-mark-end text:id="IMark118193672"/><text:span text:style-name="T183"> is </text:span><text:alphabetical-index-mark-start text:id="IMark102144328"/><text:alphabetical-index-mark-start text:id="IMark105942168"/><text:alphabetical-index-mark-start text:id="IMark118059016"/><text:span text:style-name="T183">manage</text:span><text:alphabetical-index-mark-end text:id="IMark118059016"/><text:alphabetical-index-mark-end text:id="IMark105942168"/><text:alphabetical-index-mark-end text:id="IMark102144328"/><text:span text:style-name="T183">d at one </text:span><text:alphabetical-index-mark-start text:id="IMark109558648"/><text:alphabetical-index-mark-start text:id="IMark95810760"/><text:alphabetical-index-mark-start text:id="IMark115488040"/><text:span text:style-name="T183">level</text:span><text:alphabetical-index-mark-end text:id="IMark115488040"/><text:alphabetical-index-mark-end text:id="IMark95810760"/><text:alphabetical-index-mark-end text:id="IMark109558648"/><text:span text:style-name="T183">, </text:span><text:alphabetical-index-mark-start text:id="IMark116781864"/><text:alphabetical-index-mark-start text:id="IMark112101512"/><text:alphabetical-index-mark-start text:id="IMark112344840"/><text:span text:style-name="T183">mode</text:span><text:alphabetical-index-mark-end text:id="IMark112344840"/><text:alphabetical-index-mark-end text:id="IMark112101512"/><text:alphabetical-index-mark-end text:id="IMark116781864"/><text:span text:style-name="T183">s are </text:span><text:alphabetical-index-mark-start text:id="IMark116676728"/><text:alphabetical-index-mark-start text:id="IMark94853880"/><text:alphabetical-index-mark-start text:id="IMark111971144"/><text:span text:style-name="T183">enabled</text:span><text:alphabetical-index-mark-end text:id="IMark111971144"/><text:alphabetical-index-mark-end text:id="IMark94853880"/><text:alphabetical-index-mark-end text:id="IMark116676728"/><text:span text:style-name="T183"> or </text:span><text:alphabetical-index-mark-start text:id="IMark111020776"/><text:alphabetical-index-mark-start text:id="IMark115811832"/><text:alphabetical-index-mark-start text:id="IMark115776488"/><text:span text:style-name="T183">disabled</text:span><text:alphabetical-index-mark-end text:id="IMark115776488"/><text:alphabetical-index-mark-end text:id="IMark115811832"/><text:alphabetical-index-mark-end text:id="IMark111020776"/><text:span text:style-name="T183"> accordingly, and then at deeper </text:span><text:alphabetical-index-mark-start text:id="IMark116207256"/><text:alphabetical-index-mark-start text:id="IMark114025864"/><text:alphabetical-index-mark-start text:id="IMark111991560"/><text:span text:style-name="T183">level</text:span><text:alphabetical-index-mark-end text:id="IMark111991560"/><text:alphabetical-index-mark-end text:id="IMark114025864"/><text:alphabetical-index-mark-end text:id="IMark116207256"/><text:span text:style-name="T183">s </text:span><text:alphabetical-index-mark-start text:id="IMark118455464"/><text:alphabetical-index-mark-start text:id="IMark114460776"/><text:alphabetical-index-mark-start text:id="IMark100759672"/><text:span text:style-name="T183">program</text:span><text:alphabetical-index-mark-end text:id="IMark100759672"/><text:alphabetical-index-mark-end text:id="IMark114460776"/><text:alphabetical-index-mark-end text:id="IMark118455464"/><text:span text:style-name="T183">s are </text:span><text:alphabetical-index-mark-start text:id="IMark113124552"/><text:alphabetical-index-mark-start text:id="IMark94847784"/><text:alphabetical-index-mark-start text:id="IMark108049512"/><text:span text:style-name="T183">load</text:span><text:alphabetical-index-mark-end text:id="IMark108049512"/><text:alphabetical-index-mark-end text:id="IMark94847784"/><text:alphabetical-index-mark-end text:id="IMark113124552"/><text:span text:style-name="T183">ed and </text:span><text:alphabetical-index-mark-start text:id="IMark117105608"/><text:alphabetical-index-mark-start text:id="IMark115157432"/><text:alphabetical-index-mark-start text:id="IMark112935560"/><text:span text:style-name="T183">rule</text:span><text:alphabetical-index-mark-end text:id="IMark112935560"/><text:alphabetical-index-mark-end text:id="IMark115157432"/><text:alphabetical-index-mark-end text:id="IMark117105608"/><text:span text:style-name="T183">s enforced.</text:span></text:p>
      <text:p text:style-name="Text_20_body"/>
      <text:p text:style-name="Text_20_body"><text:span text:style-name="T183">T</text:span><text:span text:style-name="T176">herefore, </text:span><text:alphabetical-index-mark-start text:id="IMark117153944"/><text:alphabetical-index-mark-start text:id="IMark94508808"/><text:alphabetical-index-mark-start text:id="IMark115113656"/><text:alphabetical-index-mark-start text:id="IMark70796312"/><text:alphabetical-index-mark-start text:id="IMark112479592"/><text:alphabetical-index-mark-start text:id="IMark97028616"/><text:span text:style-name="T176">situation</text:span><text:alphabetical-index-mark-end text:id="IMark97028616"/><text:alphabetical-index-mark-end text:id="IMark112479592"/><text:alphabetical-index-mark-end text:id="IMark70796312"/><text:span text:style-name="T176">al</text:span><text:alphabetical-index-mark-end text:id="IMark115113656"/><text:alphabetical-index-mark-end text:id="IMark94508808"/><text:alphabetical-index-mark-end text:id="IMark117153944"/><text:span text:style-name="T176"> </text:span><text:alphabetical-index-mark-start text:id="IMark99024024"/><text:alphabetical-index-mark-start text:id="IMark113569304"/><text:alphabetical-index-mark-start text:id="IMark110306488"/><text:alphabetical-index-mark-start text:id="IMark116451704"/><text:alphabetical-index-mark-start text:id="IMark118353032"/><text:alphabetical-index-mark-start text:id="IMark114114904"/><text:span text:style-name="T176">aware</text:span><text:alphabetical-index-mark-end text:id="IMark114114904"/><text:alphabetical-index-mark-end text:id="IMark118353032"/><text:alphabetical-index-mark-end text:id="IMark116451704"/><text:span text:style-name="T176">ness</text:span><text:alphabetical-index-mark-end text:id="IMark110306488"/><text:alphabetical-index-mark-end text:id="IMark113569304"/><text:alphabetical-index-mark-end text:id="IMark99024024"/><text:span text:style-name="T176"> and the </text:span><text:alphabetical-index-mark-start text:id="IMark101864856"/><text:alphabetical-index-mark-start text:id="IMark117125720"/><text:alphabetical-index-mark-start text:id="IMark121049672"/><text:span text:style-name="T176">rule</text:span><text:alphabetical-index-mark-end text:id="IMark121049672"/><text:alphabetical-index-mark-end text:id="IMark117125720"/><text:alphabetical-index-mark-end text:id="IMark101864856"/><text:span text:style-name="T176">s for </text:span><text:alphabetical-index-mark-start text:id="IMark99941848"/><text:alphabetical-index-mark-start text:id="IMark118457128"/><text:alphabetical-index-mark-start text:id="IMark118602392"/><text:span text:style-name="T176">mode</text:span><text:alphabetical-index-mark-end text:id="IMark118602392"/><text:alphabetical-index-mark-end text:id="IMark118457128"/><text:alphabetical-index-mark-end text:id="IMark99941848"/><text:span text:style-name="T176"> activation or deactivation becomes detached from </text:span><text:alphabetical-index-mark-start text:id="IMark111002392"/><text:alphabetical-index-mark-start text:id="IMark112745576"/><text:alphabetical-index-mark-start text:id="IMark109824728"/><text:span text:style-name="T176">rule</text:span><text:alphabetical-index-mark-end text:id="IMark109824728"/><text:alphabetical-index-mark-end text:id="IMark112745576"/><text:alphabetical-index-mark-end text:id="IMark111002392"/><text:span text:style-name="T176">s operating deeper. In this way, new </text:span><text:alphabetical-index-mark-start text:id="IMark101168744"/><text:alphabetical-index-mark-start text:id="IMark116004600"/><text:alphabetical-index-mark-start text:id="IMark111570232"/><text:span text:style-name="T176">mode</text:span><text:alphabetical-index-mark-end text:id="IMark111570232"/><text:alphabetical-index-mark-end text:id="IMark116004600"/><text:alphabetical-index-mark-end text:id="IMark101168744"/><text:span text:style-name="T176">s can be defined, others can be redefined, or implemented as parts of other </text:span><text:alphabetical-index-mark-start text:id="IMark92771256"/><text:alphabetical-index-mark-start text:id="IMark116644136"/><text:alphabetical-index-mark-start text:id="IMark112478888"/><text:span text:style-name="T176">mode</text:span><text:alphabetical-index-mark-end text:id="IMark112478888"/><text:alphabetical-index-mark-end text:id="IMark116644136"/><text:alphabetical-index-mark-end text:id="IMark92771256"/><text:span text:style-name="T176">s regardless of the actual implementation of other </text:span><text:alphabetical-index-mark-start text:id="IMark114926184"/><text:alphabetical-index-mark-start text:id="IMark109068056"/><text:alphabetical-index-mark-start text:id="IMark110581848"/><text:span text:style-name="T176">rule</text:span><text:alphabetical-index-mark-end text:id="IMark110581848"/><text:alphabetical-index-mark-end text:id="IMark109068056"/><text:alphabetical-index-mark-end text:id="IMark114926184"/><text:span text:style-name="T176">s. </text:span></text:p>
      <text:p text:style-name="Text_20_body"/>
      <text:p text:style-name="Text_20_body"><text:span text:style-name="T176">For </text:span><text:alphabetical-index-mark-start text:id="IMark104781800"/><text:alphabetical-index-mark-start text:id="IMark112413848"/><text:alphabetical-index-mark-start text:id="IMark116420104"/><text:span text:style-name="T176">example</text:span><text:alphabetical-index-mark-end text:id="IMark116420104"/><text:alphabetical-index-mark-end text:id="IMark112413848"/><text:alphabetical-index-mark-end text:id="IMark104781800"/><text:span text:style-name="T176">, </text:span><text:alphabetical-index-mark-start text:id="IMark109148520"/><text:alphabetical-index-mark-start text:id="IMark98225576"/><text:alphabetical-index-mark-start text:id="IMark113064280"/><text:span text:style-name="T82">mode</text:span><text:alphabetical-index-mark-end text:id="IMark113064280"/><text:alphabetical-index-mark-end text:id="IMark98225576"/><text:alphabetical-index-mark-end text:id="IMark109148520"/><text:span text:style-name="T82">_</text:span><text:alphabetical-index-mark-start text:id="IMark112729272"/><text:alphabetical-index-mark-start text:id="IMark110758712"/><text:alphabetical-index-mark-start text:id="IMark104441960"/><text:span text:style-name="T82">hato</text:span><text:alphabetical-index-mark-end text:id="IMark104441960"/><text:alphabetical-index-mark-end text:id="IMark110758712"/><text:alphabetical-index-mark-end text:id="IMark112729272"/><text:span text:style-name="T176"> (</text:span><text:alphabetical-index-mark-start text:id="IMark118047880"/><text:alphabetical-index-mark-start text:id="IMark116218216"/><text:alphabetical-index-mark-start text:id="IMark104602808"/><text:span text:style-name="T176">horizontal</text:span><text:alphabetical-index-mark-end text:id="IMark104602808"/><text:alphabetical-index-mark-end text:id="IMark116218216"/><text:alphabetical-index-mark-end text:id="IMark118047880"/><text:span text:style-name="T176">, </text:span><text:alphabetical-index-mark-start text:id="IMark112880456"/><text:alphabetical-index-mark-start text:id="IMark115369704"/><text:alphabetical-index-mark-start text:id="IMark109248744"/><text:span text:style-name="T176">atmospheric</text:span><text:alphabetical-index-mark-end text:id="IMark109248744"/><text:alphabetical-index-mark-end text:id="IMark115369704"/><text:alphabetical-index-mark-end text:id="IMark112880456"/><text:span text:style-name="T176"> take off) which implies taking off from a runway, and </text:span><text:alphabetical-index-mark-start text:id="IMark109093112"/><text:alphabetical-index-mark-start text:id="IMark116673160"/><text:alphabetical-index-mark-start text:id="IMark113799000"/><text:span text:style-name="T82">mode</text:span><text:alphabetical-index-mark-end text:id="IMark113799000"/><text:alphabetical-index-mark-end text:id="IMark116673160"/><text:alphabetical-index-mark-end text:id="IMark109093112"/><text:span text:style-name="T82">_</text:span><text:alphabetical-index-mark-start text:id="IMark113915336"/><text:alphabetical-index-mark-start text:id="IMark114671912"/><text:alphabetical-index-mark-start text:id="IMark108019848"/><text:span text:style-name="T82">vato</text:span><text:alphabetical-index-mark-end text:id="IMark108019848"/><text:alphabetical-index-mark-end text:id="IMark114671912"/><text:alphabetical-index-mark-end text:id="IMark113915336"/><text:span text:style-name="T176"> (</text:span><text:alphabetical-index-mark-start text:id="IMark112530680"/><text:alphabetical-index-mark-start text:id="IMark109563560"/><text:span text:style-name="T176">vertical</text:span><text:alphabetical-index-mark-end text:id="IMark109563560"/><text:alphabetical-index-mark-end text:id="IMark112530680"/><text:span text:style-name="T176">, </text:span><text:alphabetical-index-mark-start text:id="IMark110370664"/><text:alphabetical-index-mark-start text:id="IMark115571272"/><text:alphabetical-index-mark-start text:id="IMark101348552"/><text:span text:style-name="T176">atmospheric</text:span><text:alphabetical-index-mark-end text:id="IMark101348552"/><text:alphabetical-index-mark-end text:id="IMark115571272"/><text:alphabetical-index-mark-end text:id="IMark110370664"/><text:span text:style-name="T176"> take off), which </text:span><text:alphabetical-index-mark-start text:id="IMark96868392"/><text:span text:style-name="T176">VTOL</text:span><text:alphabetical-index-mark-end text:id="IMark96868392"/><text:span text:style-name="T176"> </text:span><text:alphabetical-index-mark-start text:id="IMark112029064"/><text:alphabetical-index-mark-start text:id="IMark101862408"/><text:span text:style-name="T176">operation</text:span><text:alphabetical-index-mark-end text:id="IMark101862408"/><text:alphabetical-index-mark-end text:id="IMark112029064"/><text:span text:style-name="T176">s, can be established as part of a </text:span><text:alphabetical-index-mark-start text:id="IMark57793304"/><text:alphabetical-index-mark-start text:id="IMark116246296"/><text:alphabetical-index-mark-start text:id="IMark116297496"/><text:span text:style-name="T176">departure</text:span><text:alphabetical-index-mark-end text:id="IMark116297496"/><text:alphabetical-index-mark-end text:id="IMark116246296"/><text:alphabetical-index-mark-end text:id="IMark57793304"/><text:span text:style-name="T176"> procedure either by the user or the </text:span><text:alphabetical-index-mark-start text:id="IMark111270696"/><text:alphabetical-index-mark-start text:id="IMark93304616"/><text:alphabetical-index-mark-start text:id="IMark117130536"/><text:alphabetical-index-mark-start text:id="IMark113856136"/><text:span text:style-name="T176">AI</text:span><text:alphabetical-index-mark-end text:id="IMark113856136"/><text:span text:style-name="T176">E</text:span><text:alphabetical-index-mark-end text:id="IMark117130536"/><text:alphabetical-index-mark-end text:id="IMark93304616"/><text:alphabetical-index-mark-end text:id="IMark111270696"/><text:span text:style-name="T176">, and both share some common </text:span><text:alphabetical-index-mark-start text:id="IMark97838216"/><text:alphabetical-index-mark-start text:id="IMark105060392"/><text:span text:style-name="T176">operation</text:span><text:alphabetical-index-mark-end text:id="IMark105060392"/><text:alphabetical-index-mark-end text:id="IMark97838216"/><text:span text:style-name="T176">s such as getting the </text:span><text:alphabetical-index-mark-start text:id="IMark110615272"/><text:alphabetical-index-mark-start text:id="IMark101865928"/><text:alphabetical-index-mark-start text:id="IMark97714696"/><text:span text:style-name="T176">landing</text:span><text:alphabetical-index-mark-end text:id="IMark97714696"/><text:alphabetical-index-mark-end text:id="IMark101865928"/><text:alphabetical-index-mark-end text:id="IMark110615272"/><text:span text:style-name="T176"> </text:span><text:alphabetical-index-mark-start text:id="IMark114574360"/><text:alphabetical-index-mark-start text:id="IMark121250440"/><text:alphabetical-index-mark-start text:id="IMark114177592"/><text:span text:style-name="T176">gear</text:span><text:alphabetical-index-mark-end text:id="IMark114177592"/><text:alphabetical-index-mark-end text:id="IMark121250440"/><text:alphabetical-index-mark-end text:id="IMark114574360"/><text:span text:style-name="T176"> up at some point, or changing </text:span><text:alphabetical-index-mark-start text:id="IMark114673976"/><text:alphabetical-index-mark-start text:id="IMark97015480"/><text:alphabetical-index-mark-start text:id="IMark102149192"/><text:span text:style-name="T176">mode</text:span><text:alphabetical-index-mark-end text:id="IMark102149192"/><text:alphabetical-index-mark-end text:id="IMark97015480"/><text:alphabetical-index-mark-end text:id="IMark114673976"/><text:span text:style-name="T176"> to </text:span><text:alphabetical-index-mark-start text:id="IMark113471080"/><text:alphabetical-index-mark-start text:id="IMark118002600"/><text:alphabetical-index-mark-start text:id="IMark116579592"/><text:span text:style-name="T82">mode</text:span><text:alphabetical-index-mark-end text:id="IMark116579592"/><text:alphabetical-index-mark-end text:id="IMark118002600"/><text:alphabetical-index-mark-end text:id="IMark113471080"/><text:span text:style-name="T82">_crs</text:span><text:span text:style-name="T176"> on route can share <text:s/>several </text:span><text:alphabetical-index-mark-start text:id="IMark109307512"/><text:alphabetical-index-mark-start text:id="IMark112927032"/><text:alphabetical-index-mark-start text:id="IMark114210616"/><text:span text:style-name="T176">rule</text:span><text:alphabetical-index-mark-end text:id="IMark114210616"/><text:alphabetical-index-mark-end text:id="IMark112927032"/><text:alphabetical-index-mark-end text:id="IMark109307512"/><text:span text:style-name="T176">s or </text:span><text:alphabetical-index-mark-start text:id="IMark111694456"/><text:alphabetical-index-mark-start text:id="IMark113709256"/><text:alphabetical-index-mark-start text:id="IMark113528600"/><text:span text:style-name="T176">program</text:span><text:alphabetical-index-mark-end text:id="IMark113528600"/><text:alphabetical-index-mark-end text:id="IMark113709256"/><text:alphabetical-index-mark-end text:id="IMark111694456"/><text:span text:style-name="T176">s, but are not bound to be the same and admit entire redef</text:span><text:span text:style-name="T184">i</text:span><text:span text:style-name="T176">nitions of what they do in detail without having to redefine the </text:span><text:alphabetical-index-mark-start text:id="IMark121113672"/><text:alphabetical-index-mark-start text:id="IMark115629048"/><text:alphabetical-index-mark-start text:id="IMark110958088"/><text:span text:style-name="T176">mode</text:span><text:alphabetical-index-mark-end text:id="IMark110958088"/><text:alphabetical-index-mark-end text:id="IMark115629048"/><text:alphabetical-index-mark-end text:id="IMark121113672"/><text:span text:style-name="T176">s themselves.</text:span></text:p>
      <text:p text:style-name="Text_20_body"/>
      <text:p text:style-name="Text_20_body"><text:alphabetical-index-mark-start text:id="IMark92260040"/><text:alphabetical-index-mark-start text:id="IMark117762328"/><text:alphabetical-index-mark-start text:id="IMark115188568"/><text:span text:style-name="T176">Sub</text:span><text:alphabetical-index-mark-start text:id="IMark111392616"/><text:alphabetical-index-mark-start text:id="IMark117143592"/><text:alphabetical-index-mark-start text:id="IMark112402376"/><text:span text:style-name="T176">mode</text:span><text:alphabetical-index-mark-end text:id="IMark112402376"/><text:alphabetical-index-mark-end text:id="IMark117143592"/><text:alphabetical-index-mark-end text:id="IMark111392616"/><text:alphabetical-index-mark-end text:id="IMark115188568"/><text:alphabetical-index-mark-end text:id="IMark117762328"/><text:alphabetical-index-mark-end text:id="IMark92260040"/><text:span text:style-name="T176">s are </text:span><text:alphabetical-index-mark-start text:id="IMark92949512"/><text:alphabetical-index-mark-start text:id="IMark105548648"/><text:alphabetical-index-mark-start text:id="IMark100019592"/><text:span text:style-name="T176">mode</text:span><text:alphabetical-index-mark-end text:id="IMark100019592"/><text:alphabetical-index-mark-end text:id="IMark105548648"/><text:alphabetical-index-mark-end text:id="IMark92949512"/><text:span text:style-name="T176">s within </text:span><text:alphabetical-index-mark-start text:id="IMark70803912"/><text:alphabetical-index-mark-start text:id="IMark110144248"/><text:alphabetical-index-mark-start text:id="IMark121151592"/><text:span text:style-name="T176">mode</text:span><text:alphabetical-index-mark-end text:id="IMark121151592"/><text:alphabetical-index-mark-end text:id="IMark110144248"/><text:alphabetical-index-mark-end text:id="IMark70803912"/><text:span text:style-name="T176">s. One such </text:span><text:alphabetical-index-mark-start text:id="IMark111640056"/><text:alphabetical-index-mark-start text:id="IMark118256568"/><text:alphabetical-index-mark-start text:id="IMark108810472"/><text:span text:style-name="T176">sub</text:span><text:alphabetical-index-mark-start text:id="IMark108692440"/><text:alphabetical-index-mark-start text:id="IMark113288008"/><text:alphabetical-index-mark-start text:id="IMark120979432"/><text:span text:style-name="T176">mode</text:span><text:alphabetical-index-mark-end text:id="IMark120979432"/><text:alphabetical-index-mark-end text:id="IMark113288008"/><text:alphabetical-index-mark-end text:id="IMark108692440"/><text:alphabetical-index-mark-end text:id="IMark108810472"/><text:alphabetical-index-mark-end text:id="IMark118256568"/><text:alphabetical-index-mark-end text:id="IMark111640056"/><text:span text:style-name="T176"> is </text:span><text:alphabetical-index-mark-start text:id="IMark112756152"/><text:alphabetical-index-mark-start text:id="IMark115968536"/><text:alphabetical-index-mark-start text:id="IMark102315048"/><text:span text:style-name="T82">mode</text:span><text:alphabetical-index-mark-end text:id="IMark102315048"/><text:alphabetical-index-mark-end text:id="IMark115968536"/><text:alphabetical-index-mark-end text:id="IMark112756152"/><text:span text:style-name="T82">_</text:span><text:alphabetical-index-mark-start text:id="IMark110399992"/><text:alphabetical-index-mark-start text:id="IMark121174472"/><text:alphabetical-index-mark-start text:id="IMark110716840"/><text:span text:style-name="T82">prg</text:span><text:alphabetical-index-mark-end text:id="IMark110716840"/><text:alphabetical-index-mark-end text:id="IMark121174472"/><text:alphabetical-index-mark-end text:id="IMark110399992"/><text:span text:style-name="T176">: when it has </text:span><text:alphabetical-index-mark-start text:id="IMark92818920"/><text:alphabetical-index-mark-start text:id="IMark105203288"/><text:alphabetical-index-mark-start text:id="IMark112886008"/><text:span text:style-name="T82">Value</text:span><text:alphabetical-index-mark-end text:id="IMark112886008"/><text:alphabetical-index-mark-end text:id="IMark105203288"/><text:alphabetical-index-mark-end text:id="IMark92818920"/><text:span text:style-name="T82"> = 0</text:span><text:span text:style-name="T176">, it does nothing, but when </text:span><text:alphabetical-index-mark-start text:id="IMark111755128"/><text:alphabetical-index-mark-start text:id="IMark100751352"/><text:alphabetical-index-mark-start text:id="IMark115306728"/><text:span text:style-name="T82">Value</text:span><text:alphabetical-index-mark-end text:id="IMark115306728"/><text:alphabetical-index-mark-end text:id="IMark100751352"/><text:alphabetical-index-mark-end text:id="IMark111755128"/><text:span text:style-name="T82"> != 0</text:span><text:span text:style-name="T176"> it </text:span><text:span text:style-name="T186">calls a </text:span><text:alphabetical-index-mark-start text:id="IMark96671768"/><text:alphabetical-index-mark-start text:id="IMark111506664"/><text:alphabetical-index-mark-start text:id="IMark109922808"/><text:span text:style-name="T186">prg</text:span><text:alphabetical-index-mark-end text:id="IMark109922808"/><text:alphabetical-index-mark-end text:id="IMark111506664"/><text:alphabetical-index-mark-end text:id="IMark96671768"/><text:span text:style-name="T186"> </text:span><text:alphabetical-index-mark-start text:id="IMark114402232"/><text:alphabetical-index-mark-start text:id="IMark111741160"/><text:alphabetical-index-mark-start text:id="IMark113016936"/><text:span text:style-name="T186">manage</text:span><text:alphabetical-index-mark-end text:id="IMark113016936"/><text:alphabetical-index-mark-end text:id="IMark111741160"/><text:alphabetical-index-mark-end text:id="IMark114402232"/><text:span text:style-name="T186">r set of </text:span><text:alphabetical-index-mark-start text:id="IMark104653272"/><text:alphabetical-index-mark-start text:id="IMark101359896"/><text:alphabetical-index-mark-start text:id="IMark111114152"/><text:span text:style-name="T186">rule</text:span><text:alphabetical-index-mark-end text:id="IMark111114152"/><text:alphabetical-index-mark-end text:id="IMark101359896"/><text:alphabetical-index-mark-end text:id="IMark104653272"/><text:span text:style-name="T186">s, which has several </text:span><text:alphabetical-index-mark-start text:id="IMark94129288"/><text:alphabetical-index-mark-start text:id="IMark110662664"/><text:alphabetical-index-mark-start text:id="IMark101870600"/><text:span text:style-name="T186">sub</text:span><text:alphabetical-index-mark-start text:id="IMark115611112"/><text:alphabetical-index-mark-start text:id="IMark111771864"/><text:alphabetical-index-mark-start text:id="IMark109599352"/><text:span text:style-name="T186">mode</text:span><text:alphabetical-index-mark-end text:id="IMark109599352"/><text:alphabetical-index-mark-end text:id="IMark111771864"/><text:alphabetical-index-mark-end text:id="IMark115611112"/><text:alphabetical-index-mark-end text:id="IMark101870600"/><text:alphabetical-index-mark-end text:id="IMark110662664"/><text:alphabetical-index-mark-end text:id="IMark94129288"/><text:span text:style-name="T186">s.</text:span></text:p>
      <text:p text:style-name="Text_20_body"/>
      <text:p text:style-name="Text_20_body"><text:soft-page-break/><text:span text:style-name="T176">Once the </text:span><text:alphabetical-index-mark-start text:id="IMark95651736"/><text:alphabetical-index-mark-start text:id="IMark112376184"/><text:alphabetical-index-mark-start text:id="IMark93506280"/><text:span text:style-name="T176">program</text:span><text:alphabetical-index-mark-end text:id="IMark93506280"/><text:alphabetical-index-mark-end text:id="IMark112376184"/><text:alphabetical-index-mark-end text:id="IMark95651736"/><text:span text:style-name="T176"> is </text:span><text:alphabetical-index-mark-start text:id="IMark113370840"/><text:alphabetical-index-mark-start text:id="IMark101311736"/><text:alphabetical-index-mark-start text:id="IMark121108616"/><text:span text:style-name="T176">load</text:span><text:alphabetical-index-mark-end text:id="IMark121108616"/><text:alphabetical-index-mark-end text:id="IMark101311736"/><text:alphabetical-index-mark-end text:id="IMark113370840"/><text:span text:style-name="T176">ed into </text:span><text:alphabetical-index-mark-start text:id="IMark111452040"/><text:alphabetical-index-mark-start text:id="IMark99148072"/><text:alphabetical-index-mark-start text:id="IMark116900504"/><text:span text:style-name="T82">sde_</text:span><text:alphabetical-index-mark-start text:id="IMark118163272"/><text:alphabetical-index-mark-start text:id="IMark113717832"/><text:alphabetical-index-mark-start text:id="IMark111699368"/><text:span text:style-name="T82">rule</text:span><text:alphabetical-index-mark-end text:id="IMark111699368"/><text:alphabetical-index-mark-end text:id="IMark113717832"/><text:alphabetical-index-mark-end text:id="IMark118163272"/><text:span text:style-name="T82">s</text:span><text:alphabetical-index-mark-end text:id="IMark116900504"/><text:alphabetical-index-mark-end text:id="IMark99148072"/><text:alphabetical-index-mark-end text:id="IMark111452040"/><text:span text:style-name="T176">, </text:span><text:alphabetical-index-mark-start text:id="IMark118283208"/><text:alphabetical-index-mark-start text:id="IMark112594888"/><text:alphabetical-index-mark-start text:id="IMark115955928"/><text:span text:style-name="T82">mode</text:span><text:alphabetical-index-mark-end text:id="IMark115955928"/><text:alphabetical-index-mark-end text:id="IMark112594888"/><text:alphabetical-index-mark-end text:id="IMark118283208"/><text:span text:style-name="T82">_</text:span><text:alphabetical-index-mark-start text:id="IMark113473544"/><text:alphabetical-index-mark-start text:id="IMark113938920"/><text:alphabetical-index-mark-start text:id="IMark93927672"/><text:span text:style-name="T82">load</text:span><text:alphabetical-index-mark-end text:id="IMark93927672"/><text:alphabetical-index-mark-end text:id="IMark113938920"/><text:alphabetical-index-mark-end text:id="IMark113473544"/><text:span text:style-name="T82">_</text:span><text:alphabetical-index-mark-start text:id="IMark98601464"/><text:alphabetical-index-mark-start text:id="IMark114235576"/><text:alphabetical-index-mark-start text:id="IMark117746184"/><text:span text:style-name="T82">prg</text:span><text:alphabetical-index-mark-end text:id="IMark117746184"/><text:alphabetical-index-mark-end text:id="IMark114235576"/><text:alphabetical-index-mark-end text:id="IMark98601464"/><text:span text:style-name="T176"> </text:span><text:alphabetical-index-mark-start text:id="IMark114466552"/><text:alphabetical-index-mark-start text:id="IMark115318152"/><text:span text:style-name="T176">deactivate</text:span><text:alphabetical-index-mark-end text:id="IMark115318152"/><text:alphabetical-index-mark-end text:id="IMark114466552"/><text:span text:style-name="T176">s itself. Since </text:span><text:alphabetical-index-mark-start text:id="IMark110907128"/><text:alphabetical-index-mark-start text:id="IMark108183000"/><text:alphabetical-index-mark-start text:id="IMark113999928"/><text:span text:style-name="T176">mode</text:span><text:alphabetical-index-mark-end text:id="IMark113999928"/><text:alphabetical-index-mark-end text:id="IMark108183000"/><text:alphabetical-index-mark-end text:id="IMark110907128"/><text:span text:style-name="T176">s often r</text:span><text:alphabetical-index-mark-start text:id="IMark113699640"/><text:span text:style-name="T176">equ</text:span><text:alphabetical-index-mark-end text:id="IMark113699640"/><text:span text:style-name="T176">ire </text:span><text:alphabetical-index-mark-start text:id="IMark116193000"/><text:alphabetical-index-mark-start text:id="IMark116827224"/><text:alphabetical-index-mark-start text:id="IMark116282424"/><text:span text:style-name="T176">load</text:span><text:alphabetical-index-mark-end text:id="IMark116282424"/><text:alphabetical-index-mark-end text:id="IMark116827224"/><text:alphabetical-index-mark-end text:id="IMark116193000"/><text:span text:style-name="T176">ing </text:span><text:alphabetical-index-mark-start text:id="IMark116372216"/><text:alphabetical-index-mark-start text:id="IMark97987368"/><text:alphabetical-index-mark-start text:id="IMark112817192"/><text:span text:style-name="T176">program</text:span><text:alphabetical-index-mark-end text:id="IMark112817192"/><text:alphabetical-index-mark-end text:id="IMark97987368"/><text:alphabetical-index-mark-end text:id="IMark116372216"/><text:span text:style-name="T176">s, </text:span><text:alphabetical-index-mark-start text:id="IMark114347608"/><text:alphabetical-index-mark-start text:id="IMark111540920"/><text:alphabetical-index-mark-start text:id="IMark94325384"/><text:span text:style-name="T82">mode</text:span><text:alphabetical-index-mark-end text:id="IMark94325384"/><text:alphabetical-index-mark-end text:id="IMark111540920"/><text:alphabetical-index-mark-end text:id="IMark114347608"/><text:span text:style-name="T82">_</text:span><text:alphabetical-index-mark-start text:id="IMark113213800"/><text:alphabetical-index-mark-start text:id="IMark113719368"/><text:alphabetical-index-mark-start text:id="IMark112433304"/><text:span text:style-name="T82">load</text:span><text:alphabetical-index-mark-end text:id="IMark112433304"/><text:alphabetical-index-mark-end text:id="IMark113719368"/><text:alphabetical-index-mark-end text:id="IMark113213800"/><text:span text:style-name="T82">_</text:span><text:alphabetical-index-mark-start text:id="IMark117294648"/><text:alphabetical-index-mark-start text:id="IMark121404904"/><text:alphabetical-index-mark-start text:id="IMark113212040"/><text:span text:style-name="T82">prg</text:span><text:alphabetical-index-mark-end text:id="IMark113212040"/><text:alphabetical-index-mark-end text:id="IMark121404904"/><text:alphabetical-index-mark-end text:id="IMark117294648"/><text:span text:style-name="T176"> is defined as a </text:span><text:alphabetical-index-mark-start text:id="IMark108198024"/><text:alphabetical-index-mark-start text:id="IMark109764232"/><text:alphabetical-index-mark-start text:id="IMark116172200"/><text:span text:style-name="T176">sub</text:span><text:alphabetical-index-mark-start text:id="IMark115214728"/><text:alphabetical-index-mark-start text:id="IMark111214056"/><text:alphabetical-index-mark-start text:id="IMark102542392"/><text:span text:style-name="T176">mode</text:span><text:alphabetical-index-mark-end text:id="IMark102542392"/><text:alphabetical-index-mark-end text:id="IMark111214056"/><text:alphabetical-index-mark-end text:id="IMark115214728"/><text:alphabetical-index-mark-end text:id="IMark116172200"/><text:alphabetical-index-mark-end text:id="IMark109764232"/><text:alphabetical-index-mark-end text:id="IMark108198024"/><text:span text:style-name="T176"> that can operate within any </text:span><text:alphabetical-index-mark-start text:id="IMark98245384"/><text:alphabetical-index-mark-start text:id="IMark117773336"/><text:alphabetical-index-mark-start text:id="IMark116912296"/><text:span text:style-name="T176">mode</text:span><text:alphabetical-index-mark-end text:id="IMark116912296"/><text:alphabetical-index-mark-end text:id="IMark117773336"/><text:alphabetical-index-mark-end text:id="IMark98245384"/><text:span text:style-name="T176">. </text:span><text:span text:style-name="T185">For </text:span><text:alphabetical-index-mark-start text:id="IMark110203128"/><text:alphabetical-index-mark-start text:id="IMark96158232"/><text:alphabetical-index-mark-start text:id="IMark113573864"/><text:span text:style-name="T185">example</text:span><text:alphabetical-index-mark-end text:id="IMark113573864"/><text:alphabetical-index-mark-end text:id="IMark96158232"/><text:alphabetical-index-mark-end text:id="IMark110203128"/><text:span text:style-name="T185">, </text:span><text:alphabetical-index-mark-start text:id="IMark116344968"/><text:alphabetical-index-mark-start text:id="IMark101260504"/><text:alphabetical-index-mark-start text:id="IMark110442088"/><text:span text:style-name="T99">mode</text:span><text:alphabetical-index-mark-end text:id="IMark110442088"/><text:alphabetical-index-mark-end text:id="IMark101260504"/><text:alphabetical-index-mark-end text:id="IMark116344968"/><text:span text:style-name="T99">_</text:span><text:alphabetical-index-mark-start text:id="IMark109297688"/><text:alphabetical-index-mark-start text:id="IMark109613928"/><text:alphabetical-index-mark-start text:id="IMark117985928"/><text:span text:style-name="T99">hato</text:span><text:alphabetical-index-mark-end text:id="IMark117985928"/><text:alphabetical-index-mark-end text:id="IMark109613928"/><text:alphabetical-index-mark-end text:id="IMark109297688"/><text:span text:style-name="T185"> r</text:span><text:alphabetical-index-mark-start text:id="IMark112780488"/><text:span text:style-name="T185">equ</text:span><text:alphabetical-index-mark-end text:id="IMark112780488"/><text:span text:style-name="T185">ires some </text:span><text:alphabetical-index-mark-start text:id="IMark118343752"/><text:alphabetical-index-mark-start text:id="IMark107737672"/><text:alphabetical-index-mark-start text:id="IMark111417304"/><text:span text:style-name="T185">program</text:span><text:alphabetical-index-mark-end text:id="IMark111417304"/><text:alphabetical-index-mark-end text:id="IMark107737672"/><text:alphabetical-index-mark-end text:id="IMark118343752"/><text:span text:style-name="T185">s to </text:span><text:alphabetical-index-mark-start text:id="IMark116186360"/><text:alphabetical-index-mark-start text:id="IMark117296056"/><text:alphabetical-index-mark-start text:id="IMark118444072"/><text:span text:style-name="T185">load</text:span><text:alphabetical-index-mark-end text:id="IMark118444072"/><text:alphabetical-index-mark-end text:id="IMark117296056"/><text:alphabetical-index-mark-end text:id="IMark116186360"/><text:span text:style-name="T185">, then </text:span><text:alphabetical-index-mark-start text:id="IMark108368952"/><text:alphabetical-index-mark-start text:id="IMark101281672"/><text:alphabetical-index-mark-start text:id="IMark115206232"/><text:span text:style-name="T99">mode</text:span><text:alphabetical-index-mark-end text:id="IMark115206232"/><text:alphabetical-index-mark-end text:id="IMark101281672"/><text:alphabetical-index-mark-end text:id="IMark108368952"/><text:span text:style-name="T99">_crs</text:span><text:span text:style-name="T185"> also needs </text:span><text:alphabetical-index-mark-start text:id="IMark115027608"/><text:alphabetical-index-mark-start text:id="IMark112339704"/><text:alphabetical-index-mark-start text:id="IMark115022088"/><text:span text:style-name="T185">load</text:span><text:alphabetical-index-mark-end text:id="IMark115022088"/><text:alphabetical-index-mark-end text:id="IMark112339704"/><text:alphabetical-index-mark-end text:id="IMark115027608"/><text:span text:style-name="T185">ing several </text:span><text:alphabetical-index-mark-start text:id="IMark92629240"/><text:alphabetical-index-mark-start text:id="IMark118426664"/><text:alphabetical-index-mark-start text:id="IMark107755192"/><text:span text:style-name="T185">program</text:span><text:alphabetical-index-mark-end text:id="IMark107755192"/><text:alphabetical-index-mark-end text:id="IMark118426664"/><text:alphabetical-index-mark-end text:id="IMark92629240"/><text:span text:style-name="T185">s. In both cases, </text:span><text:alphabetical-index-mark-start text:id="IMark114599336"/><text:alphabetical-index-mark-start text:id="IMark112457976"/><text:alphabetical-index-mark-start text:id="IMark105739416"/><text:span text:style-name="T99">mode</text:span><text:alphabetical-index-mark-end text:id="IMark105739416"/><text:alphabetical-index-mark-end text:id="IMark112457976"/><text:alphabetical-index-mark-end text:id="IMark114599336"/><text:span text:style-name="T99">_</text:span><text:alphabetical-index-mark-start text:id="IMark109345848"/><text:alphabetical-index-mark-start text:id="IMark102205080"/><text:alphabetical-index-mark-start text:id="IMark105017112"/><text:span text:style-name="T99">load</text:span><text:alphabetical-index-mark-end text:id="IMark105017112"/><text:alphabetical-index-mark-end text:id="IMark102205080"/><text:alphabetical-index-mark-end text:id="IMark109345848"/><text:span text:style-name="T99">_</text:span><text:alphabetical-index-mark-start text:id="IMark96917144"/><text:alphabetical-index-mark-start text:id="IMark114421864"/><text:alphabetical-index-mark-start text:id="IMark113255368"/><text:span text:style-name="T99">prg</text:span><text:alphabetical-index-mark-end text:id="IMark113255368"/><text:alphabetical-index-mark-end text:id="IMark114421864"/><text:alphabetical-index-mark-end text:id="IMark96917144"/><text:span text:style-name="T185"> is invoked as a </text:span><text:alphabetical-index-mark-start text:id="IMark60798584"/><text:alphabetical-index-mark-start text:id="IMark111648888"/><text:alphabetical-index-mark-start text:id="IMark109020232"/><text:span text:style-name="T185">sub</text:span><text:alphabetical-index-mark-start text:id="IMark100087048"/><text:alphabetical-index-mark-start text:id="IMark109796664"/><text:alphabetical-index-mark-start text:id="IMark118310872"/><text:span text:style-name="T185">mode</text:span><text:alphabetical-index-mark-end text:id="IMark118310872"/><text:alphabetical-index-mark-end text:id="IMark109796664"/><text:alphabetical-index-mark-end text:id="IMark100087048"/><text:alphabetical-index-mark-end text:id="IMark109020232"/><text:alphabetical-index-mark-end text:id="IMark111648888"/><text:alphabetical-index-mark-end text:id="IMark60798584"/><text:span text:style-name="T185"> of </text:span><text:alphabetical-index-mark-start text:id="IMark113961384"/><text:alphabetical-index-mark-start text:id="IMark116367304"/><text:alphabetical-index-mark-start text:id="IMark116182648"/><text:span text:style-name="T99">mode</text:span><text:alphabetical-index-mark-end text:id="IMark116182648"/><text:alphabetical-index-mark-end text:id="IMark116367304"/><text:alphabetical-index-mark-end text:id="IMark113961384"/><text:span text:style-name="T99">_</text:span><text:alphabetical-index-mark-start text:id="IMark116723864"/><text:alphabetical-index-mark-start text:id="IMark121088264"/><text:alphabetical-index-mark-start text:id="IMark115542152"/><text:span text:style-name="T99">hato</text:span><text:alphabetical-index-mark-end text:id="IMark115542152"/><text:alphabetical-index-mark-end text:id="IMark121088264"/><text:alphabetical-index-mark-end text:id="IMark116723864"/><text:span text:style-name="T185"> and </text:span><text:alphabetical-index-mark-start text:id="IMark108376904"/><text:alphabetical-index-mark-start text:id="IMark110535096"/><text:alphabetical-index-mark-start text:id="IMark118194456"/><text:span text:style-name="T99">mode</text:span><text:alphabetical-index-mark-end text:id="IMark118194456"/><text:alphabetical-index-mark-end text:id="IMark110535096"/><text:alphabetical-index-mark-end text:id="IMark108376904"/><text:span text:style-name="T99">_crs</text:span><text:span text:style-name="T185"> respectively.</text:span></text:p>
      <text:p text:style-name="Text_20_body"/>
      <text:p text:style-name="Text_20_body">Think of <text:alphabetical-index-mark-start text:id="IMark110566936"/><text:alphabetical-index-mark-start text:id="IMark111758728"/><text:alphabetical-index-mark-start text:id="IMark115360312"/>mode<text:alphabetical-index-mark-end text:id="IMark115360312"/><text:alphabetical-index-mark-end text:id="IMark111758728"/><text:alphabetical-index-mark-end text:id="IMark110566936"/>s and <text:alphabetical-index-mark-start text:id="IMark112969960"/><text:alphabetical-index-mark-start text:id="IMark96724376"/><text:alphabetical-index-mark-start text:id="IMark110749272"/>sub<text:alphabetical-index-mark-start text:id="IMark116818152"/><text:alphabetical-index-mark-start text:id="IMark101405976"/><text:alphabetical-index-mark-start text:id="IMark114390536"/>mode<text:alphabetical-index-mark-end text:id="IMark114390536"/><text:alphabetical-index-mark-end text:id="IMark101405976"/><text:alphabetical-index-mark-end text:id="IMark116818152"/><text:alphabetical-index-mark-end text:id="IMark110749272"/><text:alphabetical-index-mark-end text:id="IMark96724376"/><text:alphabetical-index-mark-end text:id="IMark112969960"/>s as analogies of <text:alphabetical-index-mark-start text:id="IMark90557112"/><text:alphabetical-index-mark-start text:id="IMark117069528"/><text:alphabetical-index-mark-start text:id="IMark108358424"/>nested<text:alphabetical-index-mark-end text:id="IMark108358424"/><text:alphabetical-index-mark-end text:id="IMark117069528"/><text:alphabetical-index-mark-end text:id="IMark90557112"/> <text:alphabetical-index-mark-start text:id="IMark109835176"/><text:alphabetical-index-mark-start text:id="IMark118368424"/><text:alphabetical-index-mark-start text:id="IMark111896984"/>function<text:alphabetical-index-mark-end text:id="IMark111896984"/><text:alphabetical-index-mark-end text:id="IMark118368424"/><text:alphabetical-index-mark-end text:id="IMark109835176"/>s in any <text:alphabetical-index-mark-start text:id="IMark117025640"/><text:alphabetical-index-mark-start text:id="IMark113753016"/><text:alphabetical-index-mark-start text:id="IMark111373592"/>imperative<text:alphabetical-index-mark-end text:id="IMark111373592"/><text:alphabetical-index-mark-end text:id="IMark113753016"/><text:alphabetical-index-mark-end text:id="IMark117025640"/> <text:alphabetical-index-mark-start text:id="IMark89000120"/><text:alphabetical-index-mark-start text:id="IMark115465624"/><text:alphabetical-index-mark-start text:id="IMark112344056"/>program<text:alphabetical-index-mark-end text:id="IMark112344056"/><text:alphabetical-index-mark-end text:id="IMark115465624"/><text:alphabetical-index-mark-end text:id="IMark89000120"/><text:alphabetical-index-mark-start text:id="IMark93224120"/>min<text:alphabetical-index-mark-end text:id="IMark93224120"/>g <text:alphabetical-index-mark-start text:id="IMark93007448"/><text:alphabetical-index-mark-start text:id="IMark115834360"/><text:alphabetical-index-mark-start text:id="IMark114113544"/>language<text:alphabetical-index-mark-end text:id="IMark114113544"/><text:alphabetical-index-mark-end text:id="IMark115834360"/><text:alphabetical-index-mark-end text:id="IMark93007448"/>.</text:p>
      <text:p text:style-name="Text_20_body"/>
      <text:p text:style-name="Text_20_body">You can review all current <text:alphabetical-index-mark-start text:id="IMark116609384"/><text:alphabetical-index-mark-start text:id="IMark101370792"/><text:alphabetical-index-mark-start text:id="IMark100973160"/>mode<text:alphabetical-index-mark-end text:id="IMark100973160"/><text:alphabetical-index-mark-end text:id="IMark101370792"/><text:alphabetical-index-mark-end text:id="IMark116609384"/>s in the project by perfor<text:alphabetical-index-mark-start text:id="IMark99086584"/>min<text:alphabetical-index-mark-end text:id="IMark99086584"/>g the ad<text:alphabetical-index-mark-start text:id="IMark94200328"/>equ<text:alphabetical-index-mark-end text:id="IMark94200328"/>ate <text:alphabetical-index-mark-start text:id="IMark114915288"/><text:alphabetical-index-mark-start text:id="IMark110262424"/><text:alphabetical-index-mark-start text:id="IMark118193672"/>SELECT<text:alphabetical-index-mark-end text:id="IMark118193672"/><text:alphabetical-index-mark-end text:id="IMark110262424"/><text:alphabetical-index-mark-end text:id="IMark114915288"/> <text:alphabetical-index-mark-start text:id="IMark116523624"/><text:alphabetical-index-mark-start text:id="IMark110955800"/>operation<text:alphabetical-index-mark-end text:id="IMark110955800"/><text:alphabetical-index-mark-end text:id="IMark116523624"/> on <text:alphabetical-index-mark-start text:id="IMark115741224"/><text:alphabetical-index-mark-start text:id="IMark69861896"/><text:alphabetical-index-mark-start text:id="IMark102144328"/><text:span text:style-name="T82">sde_mem_</text:span><text:alphabetical-index-mark-start text:id="IMark105942168"/><text:alphabetical-index-mark-start text:id="IMark118059016"/><text:alphabetical-index-mark-start text:id="IMark105872840"/><text:span text:style-name="T82">fact</text:span><text:alphabetical-index-mark-end text:id="IMark105872840"/><text:alphabetical-index-mark-end text:id="IMark118059016"/><text:alphabetical-index-mark-end text:id="IMark105942168"/><text:span text:style-name="T82">s</text:span><text:alphabetical-index-mark-end text:id="IMark102144328"/><text:alphabetical-index-mark-end text:id="IMark69861896"/><text:alphabetical-index-mark-end text:id="IMark115741224"/> using any compatible <text:alphabetical-index-mark-start text:id="IMark117742680"/><text:alphabetical-index-mark-start text:id="IMark109558648"/><text:alphabetical-index-mark-start text:id="IMark95810760"/><text:alphabetical-index-mark-start text:id="IMark115488040"/><text:alphabetical-index-mark-start text:id="IMark97575640"/>data<text:alphabetical-index-mark-end text:id="IMark97575640"/><text:alphabetical-index-mark-end text:id="IMark115488040"/><text:alphabetical-index-mark-start text:id="IMark96167288"/><text:alphabetical-index-mark-start text:id="IMark116781864"/>base<text:alphabetical-index-mark-end text:id="IMark116781864"/><text:alphabetical-index-mark-end text:id="IMark96167288"/><text:alphabetical-index-mark-end text:id="IMark95810760"/><text:alphabetical-index-mark-end text:id="IMark109558648"/><text:alphabetical-index-mark-end text:id="IMark117742680"/> <text:alphabetical-index-mark-start text:id="IMark112101512"/><text:alphabetical-index-mark-start text:id="IMark112344840"/><text:alphabetical-index-mark-start text:id="IMark111059160"/><text:alphabetical-index-mark-start text:id="IMark112290472"/><text:alphabetical-index-mark-start text:id="IMark116676728"/>edit<text:alphabetical-index-mark-end text:id="IMark116676728"/><text:alphabetical-index-mark-end text:id="IMark112290472"/><text:alphabetical-index-mark-end text:id="IMark111059160"/>or<text:alphabetical-index-mark-end text:id="IMark112344840"/><text:alphabetical-index-mark-end text:id="IMark112101512"/>. As the project advances, usually more <text:alphabetical-index-mark-start text:id="IMark94853880"/><text:alphabetical-index-mark-start text:id="IMark111971144"/><text:alphabetical-index-mark-start text:id="IMark110558424"/>mode<text:alphabetical-index-mark-end text:id="IMark110558424"/><text:alphabetical-index-mark-end text:id="IMark111971144"/><text:alphabetical-index-mark-end text:id="IMark94853880"/>s are defined.</text:p>
      <text:p text:style-name="Text_20_body"/>
      <text:p text:style-name="Text_20_body"/>
      <text:h text:style-name="Heading_20_2" text:outline-level="2"><text:bookmark-start text:name="__RefHeading___Toc6788_1483239106"/><text:span text:style-name="T189">4.5.</text:span><text:span text:style-name="T176"> </text:span><text:span text:style-name="T187">Reasons for an</text:span><text:span text:style-name="T176"> </text:span><text:alphabetical-index-mark-start text:id="IMark111991560"/><text:alphabetical-index-mark-start text:id="IMark116886216"/><text:alphabetical-index-mark-start text:id="IMark118455464"/><text:span text:style-name="T176">expert</text:span><text:alphabetical-index-mark-end text:id="IMark118455464"/><text:alphabetical-index-mark-end text:id="IMark116886216"/><text:alphabetical-index-mark-end text:id="IMark111991560"/><text:span text:style-name="T176"> </text:span><text:alphabetical-index-mark-start text:id="IMark114460776"/><text:alphabetical-index-mark-start text:id="IMark100759672"/><text:alphabetical-index-mark-start text:id="IMark109197688"/><text:span text:style-name="T176">system</text:span><text:alphabetical-index-mark-end text:id="IMark109197688"/><text:alphabetical-index-mark-end text:id="IMark100759672"/><text:alphabetical-index-mark-end text:id="IMark114460776"/><text:span text:style-name="T176"> instead of </text:span><text:alphabetical-index-mark-start text:id="IMark114960312"/><text:alphabetical-index-mark-start text:id="IMark113124552"/><text:alphabetical-index-mark-start text:id="IMark94847784"/><text:span text:style-name="T176">neural</text:span><text:alphabetical-index-mark-end text:id="IMark94847784"/><text:alphabetical-index-mark-end text:id="IMark113124552"/><text:alphabetical-index-mark-end text:id="IMark114960312"/><text:span text:style-name="T176"> </text:span><text:alphabetical-index-mark-start text:id="IMark108049512"/><text:alphabetical-index-mark-start text:id="IMark121050344"/><text:alphabetical-index-mark-start text:id="IMark114221624"/><text:span text:style-name="T176">network</text:span><text:alphabetical-index-mark-end text:id="IMark114221624"/><text:alphabetical-index-mark-end text:id="IMark121050344"/><text:alphabetical-index-mark-end text:id="IMark108049512"/><text:span text:style-name="T176">s</text:span><text:bookmark-end text:name="__RefHeading___Toc6788_1483239106"/></text:h>
      <text:p text:style-name="Text_20_body"/>
      <text:p text:style-name="Text_20_body"><text:alphabetical-index-mark-start text:id="IMark117153944"/><text:alphabetical-index-mark-start text:id="IMark94508808"/><text:alphabetical-index-mark-start text:id="IMark115113656"/>Expert<text:alphabetical-index-mark-end text:id="IMark115113656"/><text:alphabetical-index-mark-end text:id="IMark94508808"/><text:alphabetical-index-mark-end text:id="IMark117153944"/> <text:alphabetical-index-mark-start text:id="IMark88001544"/><text:alphabetical-index-mark-start text:id="IMark97071272"/><text:alphabetical-index-mark-start text:id="IMark116451704"/>system<text:alphabetical-index-mark-end text:id="IMark116451704"/><text:alphabetical-index-mark-end text:id="IMark97071272"/><text:alphabetical-index-mark-end text:id="IMark88001544"/>s seem to have fallen from grace within the realm of <text:alphabetical-index-mark-start text:id="IMark118353032"/><text:alphabetical-index-mark-start text:id="IMark114114904"/><text:alphabetical-index-mark-start text:id="IMark116338904"/>AI<text:alphabetical-index-mark-end text:id="IMark116338904"/><text:alphabetical-index-mark-end text:id="IMark114114904"/><text:alphabetical-index-mark-end text:id="IMark118353032"/> <text:alphabetical-index-mark-start text:id="IMark99024024"/><text:alphabetical-index-mark-start text:id="IMark113569304"/>research<text:alphabetical-index-mark-end text:id="IMark113569304"/><text:alphabetical-index-mark-end text:id="IMark99024024"/>, but they remain sui<text:alphabetical-index-mark-start text:id="IMark110306488"/><text:alphabetical-index-mark-start text:id="IMark115109400"/><text:alphabetical-index-mark-start text:id="IMark114258200"/>table<text:alphabetical-index-mark-end text:id="IMark114258200"/><text:alphabetical-index-mark-end text:id="IMark115109400"/><text:alphabetical-index-mark-end text:id="IMark110306488"/> for use in specific realms. For general <text:alphabetical-index-mark-start text:id="IMark101864856"/><text:alphabetical-index-mark-start text:id="IMark117125720"/><text:alphabetical-index-mark-start text:id="IMark121049672"/>AI<text:alphabetical-index-mark-end text:id="IMark121049672"/><text:alphabetical-index-mark-end text:id="IMark117125720"/><text:alphabetical-index-mark-end text:id="IMark101864856"/> <text:alphabetical-index-mark-start text:id="IMark115297384"/><text:alphabetical-index-mark-start text:id="IMark115432808"/><text:alphabetical-index-mark-start text:id="IMark99941848"/>neural<text:alphabetical-index-mark-end text:id="IMark99941848"/><text:alphabetical-index-mark-end text:id="IMark115432808"/><text:alphabetical-index-mark-end text:id="IMark115297384"/> <text:alphabetical-index-mark-start text:id="IMark118457128"/><text:alphabetical-index-mark-start text:id="IMark118602392"/><text:alphabetical-index-mark-start text:id="IMark119371288"/>network<text:alphabetical-index-mark-end text:id="IMark119371288"/><text:alphabetical-index-mark-end text:id="IMark118602392"/><text:alphabetical-index-mark-end text:id="IMark118457128"/>s seem to offer more flexibility, but specialized usage r<text:alphabetical-index-mark-start text:id="IMark95344536"/>equ<text:alphabetical-index-mark-end text:id="IMark95344536"/>ire clear <text:alphabetical-index-mark-start text:id="IMark111002392"/><text:alphabetical-index-mark-start text:id="IMark112745576"/><text:alphabetical-index-mark-start text:id="IMark109824728"/>rule<text:alphabetical-index-mark-end text:id="IMark109824728"/><text:alphabetical-index-mark-end text:id="IMark112745576"/><text:alphabetical-index-mark-end text:id="IMark111002392"/>s, and <text:alphabetical-index-mark-start text:id="IMark112657064"/><text:alphabetical-index-mark-start text:id="IMark109486792"/><text:alphabetical-index-mark-start text:id="IMark101168744"/>expert<text:alphabetical-index-mark-end text:id="IMark101168744"/><text:alphabetical-index-mark-end text:id="IMark109486792"/><text:alphabetical-index-mark-end text:id="IMark112657064"/> <text:alphabetical-index-mark-start text:id="IMark116004600"/><text:alphabetical-index-mark-start text:id="IMark111570232"/><text:alphabetical-index-mark-start text:id="IMark115067608"/>system<text:alphabetical-index-mark-end text:id="IMark115067608"/><text:alphabetical-index-mark-end text:id="IMark111570232"/><text:alphabetical-index-mark-end text:id="IMark116004600"/>s can help in those cases and provide easier development and use than <text:alphabetical-index-mark-start text:id="IMark110649464"/><text:alphabetical-index-mark-start text:id="IMark92771256"/><text:alphabetical-index-mark-start text:id="IMark116644136"/>neural<text:alphabetical-index-mark-end text:id="IMark116644136"/><text:alphabetical-index-mark-end text:id="IMark92771256"/><text:alphabetical-index-mark-end text:id="IMark110649464"/> <text:alphabetical-index-mark-start text:id="IMark112478888"/><text:alphabetical-index-mark-start text:id="IMark121280776"/><text:alphabetical-index-mark-start text:id="IMark114031096"/>network<text:alphabetical-index-mark-end text:id="IMark114031096"/><text:alphabetical-index-mark-end text:id="IMark121280776"/><text:alphabetical-index-mark-end text:id="IMark112478888"/>s. </text:p>
      <text:p text:style-name="Text_20_body"/>
      <text:p text:style-name="Text_20_body">Both <text:alphabetical-index-mark-start text:id="IMark114486632"/><text:alphabetical-index-mark-start text:id="IMark110113416"/><text:alphabetical-index-mark-start text:id="IMark94934744"/>AI<text:alphabetical-index-mark-end text:id="IMark94934744"/><text:alphabetical-index-mark-end text:id="IMark110113416"/><text:alphabetical-index-mark-end text:id="IMark114486632"/> <text:alphabetical-index-mark-start text:id="IMark70911848"/><text:alphabetical-index-mark-start text:id="IMark111496088"/>paradigm<text:alphabetical-index-mark-end text:id="IMark111496088"/><text:alphabetical-index-mark-end text:id="IMark70911848"/>s have their advantages and disadvantages, and both could have been used in the case of <text:alphabetical-index-mark-start text:id="IMark114764280"/><text:alphabetical-index-mark-start text:id="IMark109605608"/><text:alphabetical-index-mark-start text:id="IMark115713496"/><text:alphabetical-index-mark-start text:id="IMark104781800"/>DGIII<text:alphabetical-index-mark-end text:id="IMark104781800"/><text:alphabetical-index-mark-start text:id="IMark112413848"/>AI<text:alphabetical-index-mark-end text:id="IMark112413848"/><text:alphabetical-index-mark-end text:id="IMark115713496"/><text:alphabetical-index-mark-end text:id="IMark109605608"/><text:alphabetical-index-mark-end text:id="IMark114764280"/>. However, the <text:alphabetical-index-mark-start text:id="IMark116420104"/><text:alphabetical-index-mark-start text:id="IMark108223112"/><text:alphabetical-index-mark-start text:id="IMark114647576"/>ES<text:alphabetical-index-mark-end text:id="IMark114647576"/><text:alphabetical-index-mark-end text:id="IMark108223112"/><text:alphabetical-index-mark-end text:id="IMark116420104"/> <text:alphabetical-index-mark-start text:id="IMark109148520"/><text:alphabetical-index-mark-start text:id="IMark98225576"/>paradigm<text:alphabetical-index-mark-end text:id="IMark98225576"/><text:alphabetical-index-mark-end text:id="IMark109148520"/> is easier to implement because the <text:alphabetical-index-mark-start text:id="IMark113064280"/><text:alphabetical-index-mark-start text:id="IMark114676840"/><text:alphabetical-index-mark-start text:id="IMark115230536"/>ES<text:alphabetical-index-mark-end text:id="IMark115230536"/><text:alphabetical-index-mark-end text:id="IMark114676840"/><text:alphabetical-index-mark-end text:id="IMark113064280"/> itself could be developed separated from <text:alphabetical-index-mark-start text:id="IMark112729272"/><text:alphabetical-index-mark-start text:id="IMark110758712"/><text:alphabetical-index-mark-start text:id="IMark104441960"/><text:alphabetical-index-mark-start text:id="IMark115977224"/>DGIII<text:alphabetical-index-mark-end text:id="IMark115977224"/><text:alphabetical-index-mark-start text:id="IMark115202168"/>AI<text:alphabetical-index-mark-end text:id="IMark115202168"/><text:alphabetical-index-mark-end text:id="IMark104441960"/><text:alphabetical-index-mark-end text:id="IMark110758712"/><text:alphabetical-index-mark-end text:id="IMark112729272"/>, while a comparable <text:alphabetical-index-mark-start text:id="IMark118047880"/><text:alphabetical-index-mark-start text:id="IMark116218216"/><text:alphabetical-index-mark-start text:id="IMark104602808"/>NN<text:alphabetical-index-mark-end text:id="IMark104602808"/><text:alphabetical-index-mark-end text:id="IMark116218216"/><text:alphabetical-index-mark-end text:id="IMark118047880"/> could not. <text:alphabetical-index-mark-start text:id="IMark111834072"/><text:alphabetical-index-mark-start text:id="IMark110590712"/><text:alphabetical-index-mark-start text:id="IMark112880456"/>Exsys<text:alphabetical-index-mark-end text:id="IMark112880456"/><text:alphabetical-index-mark-end text:id="IMark110590712"/><text:alphabetical-index-mark-end text:id="IMark111834072"/> can conceivably be adapted more easily to other ships, but any <text:alphabetical-index-mark-start text:id="IMark115369704"/><text:alphabetical-index-mark-start text:id="IMark109248744"/><text:alphabetical-index-mark-start text:id="IMark116707160"/>NN<text:alphabetical-index-mark-end text:id="IMark116707160"/><text:alphabetical-index-mark-end text:id="IMark109248744"/><text:alphabetical-index-mark-end text:id="IMark115369704"/> <text:alphabetical-index-mark-start text:id="IMark113458760"/><text:alphabetical-index-mark-start text:id="IMark109093112"/><text:alphabetical-index-mark-start text:id="IMark116673160"/>system<text:alphabetical-index-mark-end text:id="IMark116673160"/><text:alphabetical-index-mark-end text:id="IMark109093112"/><text:alphabetical-index-mark-end text:id="IMark113458760"/> would have to be developed from scratch in such case.</text:p>
      <text:p text:style-name="Text_20_body"/>
      <text:p text:style-name="Text_20_body">This does not mean that <text:alphabetical-index-mark-start text:id="IMark113915336"/><text:alphabetical-index-mark-start text:id="IMark114671912"/><text:alphabetical-index-mark-start text:id="IMark108019848"/>NN<text:alphabetical-index-mark-end text:id="IMark108019848"/><text:alphabetical-index-mark-end text:id="IMark114671912"/><text:alphabetical-index-mark-end text:id="IMark113915336"/> cannot have a place within <text:alphabetical-index-mark-start text:id="IMark106784520"/><text:alphabetical-index-mark-start text:id="IMark112999496"/><text:alphabetical-index-mark-start text:id="IMark112530680"/><text:alphabetical-index-mark-start text:id="IMark109563560"/>DGIII<text:alphabetical-index-mark-end text:id="IMark109563560"/><text:alphabetical-index-mark-start text:id="IMark110724632"/>AI<text:alphabetical-index-mark-end text:id="IMark110724632"/><text:alphabetical-index-mark-end text:id="IMark112530680"/><text:alphabetical-index-mark-end text:id="IMark112999496"/><text:alphabetical-index-mark-end text:id="IMark106784520"/>: several <text:alphabetical-index-mark-start text:id="IMark104684360"/><text:alphabetical-index-mark-start text:id="IMark110370664"/><text:alphabetical-index-mark-start text:id="IMark115571272"/>NN<text:alphabetical-index-mark-end text:id="IMark115571272"/><text:alphabetical-index-mark-end text:id="IMark110370664"/><text:alphabetical-index-mark-end text:id="IMark104684360"/> <text:alphabetical-index-mark-start text:id="IMark101348552"/><text:alphabetical-index-mark-start text:id="IMark104618184"/><text:alphabetical-index-mark-start text:id="IMark114859192"/>module<text:alphabetical-index-mark-end text:id="IMark114859192"/><text:alphabetical-index-mark-end text:id="IMark104618184"/><text:alphabetical-index-mark-end text:id="IMark101348552"/>s could be used to modify or create new <text:alphabetical-index-mark-start text:id="IMark96868392"/><text:alphabetical-index-mark-start text:id="IMark109509976"/><text:alphabetical-index-mark-start text:id="IMark113996888"/>rule<text:alphabetical-index-mark-end text:id="IMark113996888"/><text:alphabetical-index-mark-end text:id="IMark109509976"/><text:alphabetical-index-mark-end text:id="IMark96868392"/>s, to refine <text:alphabetical-index-mark-start text:id="IMark112029064"/><text:alphabetical-index-mark-start text:id="IMark101862408"/><text:alphabetical-index-mark-start text:id="IMark95261208"/>value<text:alphabetical-index-mark-end text:id="IMark95261208"/><text:alphabetical-index-mark-end text:id="IMark101862408"/><text:alphabetical-index-mark-end text:id="IMark112029064"/>s associated to <text:alphabetical-index-mark-start text:id="IMark118197496"/><text:alphabetical-index-mark-start text:id="IMark57793304"/><text:alphabetical-index-mark-start text:id="IMark116246296"/>fact<text:alphabetical-index-mark-end text:id="IMark116246296"/><text:alphabetical-index-mark-end text:id="IMark57793304"/><text:alphabetical-index-mark-end text:id="IMark118197496"/>s, etc. <text:span text:style-name="T293">In </text:span><text:alphabetical-index-mark-start text:id="IMark116297496"/><text:alphabetical-index-mark-start text:id="IMark119796856"/><text:alphabetical-index-mark-start text:id="IMark101156616"/><text:span text:style-name="T293">fact</text:span><text:alphabetical-index-mark-end text:id="IMark101156616"/><text:alphabetical-index-mark-end text:id="IMark119796856"/><text:alphabetical-index-mark-end text:id="IMark116297496"/><text:span text:style-name="T293">, the </text:span><text:alphabetical-index-mark-start text:id="IMark113856136"/><text:alphabetical-index-mark-start text:id="IMark101080152"/><text:alphabetical-index-mark-start text:id="IMark111270696"/><text:alphabetical-index-mark-start text:id="IMark93304616"/><text:span text:style-name="T293">AI</text:span><text:alphabetical-index-mark-end text:id="IMark93304616"/><text:span text:style-name="T293">E</text:span><text:alphabetical-index-mark-end text:id="IMark111270696"/><text:alphabetical-index-mark-end text:id="IMark101080152"/><text:alphabetical-index-mark-end text:id="IMark113856136"/><text:span text:style-name="T293"> could be supplemented with any sort of ML </text:span><text:alphabetical-index-mark-start text:id="IMark117130536"/><text:alphabetical-index-mark-start text:id="IMark109586664"/><text:span text:style-name="T293">algorithm</text:span><text:alphabetical-index-mark-end text:id="IMark109586664"/><text:alphabetical-index-mark-end text:id="IMark117130536"/><text:span text:style-name="T293"> or </text:span><text:alphabetical-index-mark-start text:id="IMark110368280"/><text:alphabetical-index-mark-start text:id="IMark97838216"/><text:alphabetical-index-mark-start text:id="IMark105060392"/><text:span text:style-name="T293">system</text:span><text:alphabetical-index-mark-end text:id="IMark105060392"/><text:alphabetical-index-mark-end text:id="IMark97838216"/><text:alphabetical-index-mark-end text:id="IMark110368280"/><text:span text:style-name="T293">.</text:span></text:p>
      <text:p text:style-name="Text_20_body"/>
      <text:p text:style-name="Text_20_body">In <text:alphabetical-index-mark-start text:id="IMark118029992"/><text:alphabetical-index-mark-start text:id="IMark108391976"/><text:alphabetical-index-mark-start text:id="IMark114574360"/>order<text:alphabetical-index-mark-end text:id="IMark114574360"/><text:alphabetical-index-mark-end text:id="IMark108391976"/><text:alphabetical-index-mark-end text:id="IMark118029992"/> to simplify compi<text:alphabetical-index-mark-start text:id="IMark121250440"/>lat<text:alphabetical-index-mark-end text:id="IMark121250440"/>ion, <text:alphabetical-index-mark-start text:id="IMark114177592"/><text:alphabetical-index-mark-start text:id="IMark108278408"/><text:alphabetical-index-mark-start text:id="IMark115890104"/>link<text:alphabetical-index-mark-end text:id="IMark115890104"/><text:alphabetical-index-mark-end text:id="IMark108278408"/><text:alphabetical-index-mark-end text:id="IMark114177592"/>ing and <text:alphabetical-index-mark-start text:id="IMark114673976"/><text:alphabetical-index-mark-start text:id="IMark97015480"/><text:alphabetical-index-mark-start text:id="IMark102149192"/>instal<text:alphabetical-index-mark-start text:id="IMark96655624"/>l<text:alphabetical-index-mark-end text:id="IMark102149192"/><text:alphabetical-index-mark-end text:id="IMark97015480"/><text:alphabetical-index-mark-end text:id="IMark114673976"/>at<text:alphabetical-index-mark-end text:id="IMark96655624"/>ion <text:span text:style-name="T295">for users </text:span>of <text:alphabetical-index-mark-start text:id="IMark111163192"/><text:alphabetical-index-mark-start text:id="IMark113471080"/><text:alphabetical-index-mark-start text:id="IMark118002600"/><text:alphabetical-index-mark-start text:id="IMark116579592"/>DGIII<text:alphabetical-index-mark-end text:id="IMark116579592"/><text:alphabetical-index-mark-start text:id="IMark58437096"/>AI<text:alphabetical-index-mark-end text:id="IMark58437096"/><text:alphabetical-index-mark-end text:id="IMark118002600"/><text:alphabetical-index-mark-end text:id="IMark113471080"/><text:alphabetical-index-mark-end text:id="IMark111163192"/>, this <text:alphabetical-index-mark-start text:id="IMark107709240"/><text:alphabetical-index-mark-start text:id="IMark116575992"/><text:alphabetical-index-mark-start text:id="IMark109307512"/>version<text:alphabetical-index-mark-end text:id="IMark109307512"/><text:alphabetical-index-mark-end text:id="IMark116575992"/><text:alphabetical-index-mark-end text:id="IMark107709240"/> only makes use of <text:alphabetical-index-mark-start text:id="IMark112927032"/><text:alphabetical-index-mark-start text:id="IMark114210616"/><text:alphabetical-index-mark-start text:id="IMark111287176"/>OpenMP<text:alphabetical-index-mark-end text:id="IMark111287176"/><text:alphabetical-index-mark-end text:id="IMark114210616"/><text:alphabetical-index-mark-end text:id="IMark112927032"/> and <text:alphabetical-index-mark-start text:id="IMark118504328"/><text:alphabetical-index-mark-start text:id="IMark111694456"/><text:alphabetical-index-mark-start text:id="IMark113709256"/>Sqlite3<text:alphabetical-index-mark-end text:id="IMark113709256"/><text:alphabetical-index-mark-end text:id="IMark111694456"/><text:alphabetical-index-mark-end text:id="IMark118504328"/> <text:alphabetical-index-mark-start text:id="IMark113528600"/><text:alphabetical-index-mark-start text:id="IMark116475256"/><text:alphabetical-index-mark-start text:id="IMark109652824"/>libraries<text:alphabetical-index-mark-end text:id="IMark109652824"/><text:alphabetical-index-mark-end text:id="IMark116475256"/><text:alphabetical-index-mark-end text:id="IMark113528600"/>; however, past <text:alphabetical-index-mark-start text:id="IMark109362680"/><text:alphabetical-index-mark-start text:id="IMark94411832"/><text:alphabetical-index-mark-start text:id="IMark121113672"/>version<text:alphabetical-index-mark-end text:id="IMark121113672"/><text:alphabetical-index-mark-end text:id="IMark94411832"/><text:alphabetical-index-mark-end text:id="IMark109362680"/>s used a full, <text:alphabetical-index-mark-start text:id="IMark115629048"/><text:alphabetical-index-mark-start text:id="IMark110958088"/><text:alphabetical-index-mark-start text:id="IMark116539768"/>server<text:alphabetical-index-mark-end text:id="IMark116539768"/><text:alphabetical-index-mark-end text:id="IMark110958088"/><text:alphabetical-index-mark-end text:id="IMark115629048"/> – <text:alphabetical-index-mark-start text:id="IMark99632424"/><text:alphabetical-index-mark-start text:id="IMark116209512"/>base<text:alphabetical-index-mark-end text:id="IMark116209512"/><text:alphabetical-index-mark-end text:id="IMark99632424"/>d <text:alphabetical-index-mark-start text:id="IMark110359960"/><text:alphabetical-index-mark-start text:id="IMark112773512"/><text:alphabetical-index-mark-start text:id="IMark112635224"/>My<text:alphabetical-index-mark-start text:id="IMark111173672"/>SQL<text:alphabetical-index-mark-end text:id="IMark111173672"/><text:alphabetical-index-mark-end text:id="IMark112635224"/><text:alphabetical-index-mark-end text:id="IMark112773512"/><text:alphabetical-index-mark-end text:id="IMark110359960"/> <text:alphabetical-index-mark-start text:id="IMark92260040"/><text:alphabetical-index-mark-start text:id="IMark117762328"/><text:alphabetical-index-mark-start text:id="IMark115188568"/><text:alphabetical-index-mark-start text:id="IMark111392616"/><text:alphabetical-index-mark-start text:id="IMark117143592"/>data<text:alphabetical-index-mark-end text:id="IMark117143592"/><text:alphabetical-index-mark-end text:id="IMark111392616"/><text:alphabetical-index-mark-start text:id="IMark112402376"/><text:alphabetical-index-mark-start text:id="IMark113769768"/>base<text:alphabetical-index-mark-end text:id="IMark113769768"/><text:alphabetical-index-mark-end text:id="IMark112402376"/><text:alphabetical-index-mark-end text:id="IMark115188568"/><text:alphabetical-index-mark-end text:id="IMark117762328"/><text:alphabetical-index-mark-end text:id="IMark92260040"/> with <text:alphabetical-index-mark-start text:id="IMark94474664"/><text:alphabetical-index-mark-start text:id="IMark92949512"/><text:alphabetical-index-mark-start text:id="IMark105548648"/>record<text:alphabetical-index-mark-end text:id="IMark105548648"/><text:alphabetical-index-mark-end text:id="IMark92949512"/><text:alphabetical-index-mark-end text:id="IMark94474664"/> <text:alphabetical-index-mark-start text:id="IMark100019592"/><text:alphabetical-index-mark-start text:id="IMark101167016"/><text:alphabetical-index-mark-start text:id="IMark112442760"/>level<text:alphabetical-index-mark-end text:id="IMark112442760"/><text:alphabetical-index-mark-end text:id="IMark101167016"/><text:alphabetical-index-mark-end text:id="IMark100019592"/> locking in the <text:alphabetical-index-mark-start text:id="IMark70803912"/><text:alphabetical-index-mark-start text:id="IMark110144248"/><text:alphabetical-index-mark-start text:id="IMark121151592"/>KB<text:alphabetical-index-mark-end text:id="IMark121151592"/><text:alphabetical-index-mark-end text:id="IMark110144248"/><text:alphabetical-index-mark-end text:id="IMark70803912"/> <text:alphabetical-index-mark-start text:id="IMark109816696"/><text:alphabetical-index-mark-start text:id="IMark109728696"/>file<text:alphabetical-index-mark-end text:id="IMark109728696"/><text:alphabetical-index-mark-end text:id="IMark109816696"/>s, <text:alphabetical-index-mark-start text:id="IMark113844664"/><text:alphabetical-index-mark-start text:id="IMark111640056"/><text:alphabetical-index-mark-start text:id="IMark118256568"/>Bayes<text:alphabetical-index-mark-end text:id="IMark118256568"/><text:alphabetical-index-mark-end text:id="IMark111640056"/><text:alphabetical-index-mark-end text:id="IMark113844664"/>ian <text:alphabetical-index-mark-start text:id="IMark108810472"/><text:alphabetical-index-mark-start text:id="IMark108692440"/><text:alphabetical-index-mark-start text:id="IMark113288008"/>network<text:alphabetical-index-mark-end text:id="IMark113288008"/><text:alphabetical-index-mark-end text:id="IMark108692440"/><text:alphabetical-index-mark-end text:id="IMark108810472"/>s, <text:alphabetical-index-mark-start text:id="IMark120979432"/><text:alphabetical-index-mark-start text:id="IMark101487704"/><text:alphabetical-index-mark-start text:id="IMark121288488"/>SVM<text:alphabetical-index-mark-end text:id="IMark121288488"/><text:alphabetical-index-mark-end text:id="IMark101487704"/><text:alphabetical-index-mark-end text:id="IMark120979432"/> and other <text:soft-page-break/><text:alphabetical-index-mark-start text:id="IMark112756152"/><text:alphabetical-index-mark-start text:id="IMark115968536"/>algorithm<text:alphabetical-index-mark-end text:id="IMark115968536"/><text:alphabetical-index-mark-end text:id="IMark112756152"/>s provided by the <text:alphabetical-index-mark-start text:id="IMark102315048"/><text:alphabetical-index-mark-start text:id="IMark93389992"/><text:alphabetical-index-mark-start text:id="IMark108149048"/>Dlib<text:alphabetical-index-mark-end text:id="IMark108149048"/><text:alphabetical-index-mark-end text:id="IMark93389992"/><text:alphabetical-index-mark-end text:id="IMark102315048"/><text:span text:style-name="T320">[6.12.]</text:span><text:span text:style-name="T327">[6.13.]</text:span> <text:alphabetical-index-mark-start text:id="IMark110399992"/><text:alphabetical-index-mark-start text:id="IMark121174472"/><text:alphabetical-index-mark-start text:id="IMark110716840"/><text:span text:style-name="T294">library</text:span><text:alphabetical-index-mark-end text:id="IMark110716840"/><text:alphabetical-index-mark-end text:id="IMark121174472"/><text:alphabetical-index-mark-end text:id="IMark110399992"/>. Results using these tools were very good but r<text:alphabetical-index-mark-start text:id="IMark117110904"/>equ<text:alphabetical-index-mark-end text:id="IMark117110904"/>ired significantly more effort to <text:alphabetical-index-mark-start text:id="IMark108865416"/><text:alphabetical-index-mark-start text:id="IMark92818920"/><text:alphabetical-index-mark-start text:id="IMark105203288"/>install<text:alphabetical-index-mark-end text:id="IMark105203288"/><text:alphabetical-index-mark-end text:id="IMark92818920"/><text:alphabetical-index-mark-end text:id="IMark108865416"/> and <text:alphabetical-index-mark-start text:id="IMark112886008"/><text:alphabetical-index-mark-start text:id="IMark115678024"/><text:alphabetical-index-mark-start text:id="IMark101147976"/>manage<text:alphabetical-index-mark-end text:id="IMark101147976"/><text:alphabetical-index-mark-end text:id="IMark115678024"/><text:alphabetical-index-mark-end text:id="IMark112886008"/> the ship.</text:p>
      <text:p text:style-name="Text_20_body"/>
      <text:p text:style-name="Text_20_body">A <text:alphabetical-index-mark-start text:id="IMark95970648"/><text:alphabetical-index-mark-start text:id="IMark105272280"/><text:alphabetical-index-mark-start text:id="IMark93957704"/>DB<text:alphabetical-index-mark-end text:id="IMark93957704"/><text:alphabetical-index-mark-end text:id="IMark105272280"/><text:alphabetical-index-mark-end text:id="IMark95970648"/> <text:alphabetical-index-mark-start text:id="IMark96671768"/><text:alphabetical-index-mark-start text:id="IMark111506664"/>base<text:alphabetical-index-mark-end text:id="IMark111506664"/><text:alphabetical-index-mark-end text:id="IMark96671768"/>d in <text:alphabetical-index-mark-start text:id="IMark109922808"/><text:alphabetical-index-mark-start text:id="IMark105874808"/><text:alphabetical-index-mark-start text:id="IMark111765608"/>My<text:alphabetical-index-mark-start text:id="IMark114402232"/>SQL<text:alphabetical-index-mark-end text:id="IMark114402232"/><text:alphabetical-index-mark-end text:id="IMark111765608"/><text:alphabetical-index-mark-end text:id="IMark105874808"/><text:alphabetical-index-mark-end text:id="IMark109922808"/> proved to be slower and more complicated to <text:alphabetical-index-mark-start text:id="IMark111741160"/><text:alphabetical-index-mark-start text:id="IMark113016936"/><text:alphabetical-index-mark-start text:id="IMark114029368"/>manage<text:alphabetical-index-mark-end text:id="IMark114029368"/><text:alphabetical-index-mark-end text:id="IMark113016936"/><text:alphabetical-index-mark-end text:id="IMark111741160"/> than one <text:alphabetical-index-mark-start text:id="IMark117959752"/><text:alphabetical-index-mark-start text:id="IMark104653272"/>base<text:alphabetical-index-mark-end text:id="IMark104653272"/><text:alphabetical-index-mark-end text:id="IMark117959752"/>d on <text:alphabetical-index-mark-start text:id="IMark101359896"/><text:alphabetical-index-mark-start text:id="IMark111114152"/><text:alphabetical-index-mark-start text:id="IMark113596344"/>Sqlite3<text:alphabetical-index-mark-end text:id="IMark113596344"/><text:alphabetical-index-mark-end text:id="IMark111114152"/><text:alphabetical-index-mark-end text:id="IMark101359896"/>; however, a <text:alphabetical-index-mark-start text:id="IMark110693912"/><text:alphabetical-index-mark-start text:id="IMark115173384"/><text:alphabetical-index-mark-start text:id="IMark94129288"/>server<text:alphabetical-index-mark-end text:id="IMark94129288"/><text:alphabetical-index-mark-end text:id="IMark115173384"/><text:alphabetical-index-mark-end text:id="IMark110693912"/> – <text:alphabetical-index-mark-start text:id="IMark110662664"/><text:alphabetical-index-mark-start text:id="IMark101870600"/>base<text:alphabetical-index-mark-end text:id="IMark101870600"/><text:alphabetical-index-mark-end text:id="IMark110662664"/>d <text:alphabetical-index-mark-start text:id="IMark115611112"/><text:alphabetical-index-mark-start text:id="IMark111771864"/><text:alphabetical-index-mark-start text:id="IMark109599352"/><text:alphabetical-index-mark-start text:id="IMark113219048"/><text:alphabetical-index-mark-start text:id="IMark97003032"/><text:alphabetical-index-mark-start text:id="IMark98428856"/><text:alphabetical-index-mark-start text:id="IMark116837944"/><text:alphabetical-index-mark-start text:id="IMark114938776"/><text:alphabetical-index-mark-start text:id="IMark118436152"/>R<text:alphabetical-index-mark-start text:id="IMark118053224"/><text:alphabetical-index-mark-start text:id="IMark95651736"/><text:alphabetical-index-mark-start text:id="IMark112376184"/>D<text:span text:style-name="T332">B</text:span><text:alphabetical-index-mark-end text:id="IMark112376184"/><text:alphabetical-index-mark-end text:id="IMark95651736"/><text:alphabetical-index-mark-end text:id="IMark118053224"/><text:alphabetical-index-mark-end text:id="IMark118436152"/><text:alphabetical-index-mark-end text:id="IMark114938776"/><text:alphabetical-index-mark-end text:id="IMark116837944"/><text:alphabetical-index-mark-end text:id="IMark98428856"/><text:alphabetical-index-mark-end text:id="IMark97003032"/><text:alphabetical-index-mark-end text:id="IMark113219048"/>MS<text:alphabetical-index-mark-end text:id="IMark109599352"/><text:alphabetical-index-mark-end text:id="IMark111771864"/><text:alphabetical-index-mark-end text:id="IMark115611112"/> has its advantages, especially concerning <text:alphabetical-index-mark-start text:id="IMark93506280"/><text:alphabetical-index-mark-start text:id="IMark116963816"/><text:alphabetical-index-mark-start text:id="IMark113389736"/>connect<text:alphabetical-index-mark-end text:id="IMark113389736"/><text:alphabetical-index-mark-end text:id="IMark116963816"/><text:alphabetical-index-mark-end text:id="IMark93506280"/>ivity: while each <text:alphabetical-index-mark-start text:id="IMark113370840"/><text:alphabetical-index-mark-start text:id="IMark101311736"/><text:alphabetical-index-mark-start text:id="IMark121108616"/>module<text:alphabetical-index-mark-end text:id="IMark121108616"/><text:alphabetical-index-mark-end text:id="IMark101311736"/><text:alphabetical-index-mark-end text:id="IMark113370840"/> such as an <text:alphabetical-index-mark-start text:id="IMark112379384"/><text:alphabetical-index-mark-start text:id="IMark112424648"/><text:alphabetical-index-mark-start text:id="IMark90334376"/>MFD<text:alphabetical-index-mark-end text:id="IMark90334376"/><text:alphabetical-index-mark-end text:id="IMark112424648"/><text:alphabetical-index-mark-end text:id="IMark112379384"/> is considered as a different user by the <text:alphabetical-index-mark-start text:id="IMark118163272"/><text:alphabetical-index-mark-start text:id="IMark113717832"/><text:alphabetical-index-mark-start text:id="IMark111699368"/><text:alphabetical-index-mark-start text:id="IMark113449032"/><text:alphabetical-index-mark-start text:id="IMark111452040"/><text:alphabetical-index-mark-start text:id="IMark99148072"/><text:alphabetical-index-mark-start text:id="IMark116900504"/><text:alphabetical-index-mark-start text:id="IMark107757720"/><text:alphabetical-index-mark-start text:id="IMark115762344"/>R<text:alphabetical-index-mark-start text:id="IMark118283208"/><text:alphabetical-index-mark-start text:id="IMark112594888"/><text:alphabetical-index-mark-start text:id="IMark115955928"/>DB<text:alphabetical-index-mark-end text:id="IMark115955928"/><text:alphabetical-index-mark-end text:id="IMark112594888"/><text:alphabetical-index-mark-end text:id="IMark118283208"/><text:alphabetical-index-mark-end text:id="IMark115762344"/><text:alphabetical-index-mark-end text:id="IMark107757720"/><text:alphabetical-index-mark-end text:id="IMark116900504"/><text:alphabetical-index-mark-end text:id="IMark99148072"/><text:alphabetical-index-mark-end text:id="IMark111452040"/><text:alphabetical-index-mark-end text:id="IMark113449032"/>MS<text:alphabetical-index-mark-end text:id="IMark111699368"/><text:alphabetical-index-mark-end text:id="IMark113717832"/><text:alphabetical-index-mark-end text:id="IMark118163272"/> and r<text:alphabetical-index-mark-start text:id="IMark113781064"/>equ<text:alphabetical-index-mark-end text:id="IMark113781064"/>ires a definition of password and access privi<text:alphabetical-index-mark-start text:id="IMark115710312"/>leg<text:alphabetical-index-mark-end text:id="IMark115710312"/>es, a <text:alphabetical-index-mark-start text:id="IMark113473544"/><text:alphabetical-index-mark-start text:id="IMark113938920"/><text:alphabetical-index-mark-start text:id="IMark93927672"/>server<text:alphabetical-index-mark-end text:id="IMark93927672"/><text:alphabetical-index-mark-end text:id="IMark113938920"/><text:alphabetical-index-mark-end text:id="IMark113473544"/> – <text:alphabetical-index-mark-start text:id="IMark114072280"/><text:alphabetical-index-mark-start text:id="IMark113941768"/>base<text:alphabetical-index-mark-end text:id="IMark113941768"/><text:alphabetical-index-mark-end text:id="IMark114072280"/>d <text:alphabetical-index-mark-start text:id="IMark98601464"/><text:alphabetical-index-mark-start text:id="IMark114235576"/><text:alphabetical-index-mark-start text:id="IMark117746184"/><text:alphabetical-index-mark-start text:id="IMark118276056"/><text:alphabetical-index-mark-start text:id="IMark111039432"/>data<text:alphabetical-index-mark-end text:id="IMark111039432"/><text:alphabetical-index-mark-end text:id="IMark118276056"/><text:alphabetical-index-mark-start text:id="IMark114466552"/><text:alphabetical-index-mark-start text:id="IMark115318152"/>base<text:alphabetical-index-mark-end text:id="IMark115318152"/><text:alphabetical-index-mark-end text:id="IMark114466552"/><text:alphabetical-index-mark-end text:id="IMark117746184"/><text:alphabetical-index-mark-end text:id="IMark114235576"/><text:alphabetical-index-mark-end text:id="IMark98601464"/> can inter<text:alphabetical-index-mark-start text:id="IMark113240296"/><text:alphabetical-index-mark-start text:id="IMark95815736"/><text:alphabetical-index-mark-start text:id="IMark110907128"/>connect<text:alphabetical-index-mark-end text:id="IMark110907128"/><text:alphabetical-index-mark-end text:id="IMark95815736"/><text:alphabetical-index-mark-end text:id="IMark113240296"/> computers running <text:alphabetical-index-mark-start text:id="IMark108183000"/><text:alphabetical-index-mark-start text:id="IMark113999928"/><text:alphabetical-index-mark-start text:id="IMark109770248"/>module<text:alphabetical-index-mark-end text:id="IMark109770248"/><text:alphabetical-index-mark-end text:id="IMark113999928"/><text:alphabetical-index-mark-end text:id="IMark108183000"/>s that can be literally anywhere. <text:alphabetical-index-mark-start text:id="IMark109577160"/><text:alphabetical-index-mark-start text:id="IMark113699640"/><text:alphabetical-index-mark-start text:id="IMark108379656"/>Sqlite3<text:alphabetical-index-mark-end text:id="IMark108379656"/><text:alphabetical-index-mark-end text:id="IMark113699640"/><text:alphabetical-index-mark-end text:id="IMark109577160"/> is a compromise <text:alphabetical-index-mark-start text:id="IMark105288488"/>sol<text:alphabetical-index-mark-end text:id="IMark105288488"/>ution that works very well, but has more <text:alphabetical-index-mark-start text:id="IMark116193000"/><text:alphabetical-index-mark-start text:id="IMark116827224"/>limit<text:alphabetical-index-mark-end text:id="IMark116827224"/><text:alphabetical-index-mark-end text:id="IMark116193000"/>ed <text:alphabetical-index-mark-start text:id="IMark116282424"/><text:alphabetical-index-mark-start text:id="IMark109468664"/><text:alphabetical-index-mark-start text:id="IMark114600792"/>connect<text:alphabetical-index-mark-end text:id="IMark114600792"/><text:alphabetical-index-mark-end text:id="IMark109468664"/><text:alphabetical-index-mark-end text:id="IMark116282424"/>ivity.</text:p>
      <text:p text:style-name="Text_20_body"/>
      <text:p text:style-name="Text_20_body">And aside from all that, since the <text:alphabetical-index-mark-start text:id="IMark114218776"/><text:alphabetical-index-mark-start text:id="IMark115401592"/><text:alphabetical-index-mark-start text:id="IMark114347608"/>KB<text:alphabetical-index-mark-end text:id="IMark114347608"/><text:alphabetical-index-mark-end text:id="IMark115401592"/><text:alphabetical-index-mark-end text:id="IMark114218776"/> of this particular <text:alphabetical-index-mark-start text:id="IMark111540920"/><text:alphabetical-index-mark-start text:id="IMark94325384"/><text:alphabetical-index-mark-start text:id="IMark112485176"/><text:alphabetical-index-mark-start text:id="IMark88054040"/>AI<text:alphabetical-index-mark-end text:id="IMark88054040"/>E<text:alphabetical-index-mark-end text:id="IMark112485176"/><text:alphabetical-index-mark-end text:id="IMark94325384"/><text:alphabetical-index-mark-end text:id="IMark111540920"/> is a <text:alphabetical-index-mark-start text:id="IMark113213800"/><text:alphabetical-index-mark-start text:id="IMark113719368"/><text:alphabetical-index-mark-start text:id="IMark112433304"/><text:alphabetical-index-mark-start text:id="IMark121136424"/>re<text:alphabetical-index-mark-start text:id="IMark111235144"/>l<text:alphabetical-index-mark-end text:id="IMark121136424"/>at<text:alphabetical-index-mark-end text:id="IMark111235144"/>ional<text:alphabetical-index-mark-end text:id="IMark112433304"/><text:alphabetical-index-mark-end text:id="IMark113719368"/><text:alphabetical-index-mark-end text:id="IMark113213800"/> <text:alphabetical-index-mark-start text:id="IMark117294648"/><text:alphabetical-index-mark-start text:id="IMark121404904"/><text:alphabetical-index-mark-start text:id="IMark113212040"/><text:alphabetical-index-mark-start text:id="IMark94548904"/><text:alphabetical-index-mark-start text:id="IMark109053208"/>data<text:alphabetical-index-mark-end text:id="IMark109053208"/><text:alphabetical-index-mark-end text:id="IMark94548904"/><text:alphabetical-index-mark-start text:id="IMark96974776"/><text:alphabetical-index-mark-start text:id="IMark108198024"/>base<text:alphabetical-index-mark-end text:id="IMark108198024"/><text:alphabetical-index-mark-end text:id="IMark96974776"/><text:alphabetical-index-mark-end text:id="IMark113212040"/><text:alphabetical-index-mark-end text:id="IMark121404904"/><text:alphabetical-index-mark-end text:id="IMark117294648"/> and the <text:alphabetical-index-mark-start text:id="IMark109764232"/><text:alphabetical-index-mark-start text:id="IMark116172200"/><text:alphabetical-index-mark-start text:id="IMark115214728"/>language<text:alphabetical-index-mark-end text:id="IMark115214728"/><text:alphabetical-index-mark-end text:id="IMark116172200"/><text:alphabetical-index-mark-end text:id="IMark109764232"/> used to write the <text:alphabetical-index-mark-start text:id="IMark111214056"/><text:alphabetical-index-mark-start text:id="IMark102542392"/><text:alphabetical-index-mark-start text:id="IMark110027208"/>rule<text:alphabetical-index-mark-end text:id="IMark110027208"/><text:alphabetical-index-mark-end text:id="IMark102542392"/><text:alphabetical-index-mark-end text:id="IMark111214056"/>s is <text:alphabetical-index-mark-start text:id="IMark112235736"/><text:alphabetical-index-mark-start text:id="IMark98245384"/><text:alphabetical-index-mark-start text:id="IMark117773336"/>SQL<text:alphabetical-index-mark-end text:id="IMark117773336"/><text:alphabetical-index-mark-end text:id="IMark98245384"/><text:alphabetical-index-mark-end text:id="IMark112235736"/>, it is easy to <text:alphabetical-index-mark-start text:id="IMark116912296"/><text:alphabetical-index-mark-start text:id="IMark101452600"/><text:alphabetical-index-mark-start text:id="IMark109918952"/>extend<text:alphabetical-index-mark-end text:id="IMark109918952"/><text:alphabetical-index-mark-end text:id="IMark101452600"/><text:alphabetical-index-mark-end text:id="IMark116912296"/> the <text:alphabetical-index-mark-start text:id="IMark117969016"/><text:alphabetical-index-mark-start text:id="IMark110203128"/><text:alphabetical-index-mark-start text:id="IMark96158232"/>function<text:alphabetical-index-mark-end text:id="IMark96158232"/><text:alphabetical-index-mark-end text:id="IMark110203128"/><text:alphabetical-index-mark-end text:id="IMark117969016"/>ality of the <text:alphabetical-index-mark-start text:id="IMark113573864"/><text:alphabetical-index-mark-start text:id="IMark108875240"/><text:alphabetical-index-mark-start text:id="IMark114810168"/>system<text:alphabetical-index-mark-end text:id="IMark114810168"/><text:alphabetical-index-mark-end text:id="IMark108875240"/><text:alphabetical-index-mark-end text:id="IMark113573864"/> to provide more services for the ship such - as was mentioned before – <text:alphabetical-index-mark-start text:id="IMark116344968"/><text:alphabetical-index-mark-start text:id="IMark101260504"/>data<text:alphabetical-index-mark-end text:id="IMark101260504"/><text:alphabetical-index-mark-end text:id="IMark116344968"/> exchange between <text:alphabetical-index-mark-start text:id="IMark110442088"/><text:alphabetical-index-mark-start text:id="IMark110735320"/><text:alphabetical-index-mark-start text:id="IMark114945944"/>module<text:alphabetical-index-mark-end text:id="IMark114945944"/><text:alphabetical-index-mark-end text:id="IMark110735320"/><text:alphabetical-index-mark-end text:id="IMark110442088"/>s such as various <text:alphabetical-index-mark-start text:id="IMark109297688"/><text:alphabetical-index-mark-start text:id="IMark109613928"/><text:alphabetical-index-mark-start text:id="IMark117985928"/>MFD<text:alphabetical-index-mark-end text:id="IMark117985928"/><text:alphabetical-index-mark-end text:id="IMark109613928"/><text:alphabetical-index-mark-end text:id="IMark109297688"/> or even ships using the <text:alphabetical-index-mark-start text:id="IMark108885000"/><text:alphabetical-index-mark-start text:id="IMark113693752"/><text:alphabetical-index-mark-start text:id="IMark112780488"/><text:alphabetical-index-mark-start text:id="IMark118041128"/><text:alphabetical-index-mark-start text:id="IMark112300056"/><text:alphabetical-index-mark-start text:id="IMark118343752"/>R<text:alphabetical-index-mark-start text:id="IMark107737672"/><text:alphabetical-index-mark-start text:id="IMark111417304"/><text:alphabetical-index-mark-start text:id="IMark112054888"/>DB<text:alphabetical-index-mark-end text:id="IMark112054888"/><text:alphabetical-index-mark-end text:id="IMark111417304"/><text:alphabetical-index-mark-end text:id="IMark107737672"/><text:alphabetical-index-mark-end text:id="IMark118343752"/><text:alphabetical-index-mark-end text:id="IMark112300056"/><text:alphabetical-index-mark-end text:id="IMark118041128"/><text:alphabetical-index-mark-end text:id="IMark112780488"/><text:alphabetical-index-mark-end text:id="IMark113693752"/><text:alphabetical-index-mark-end text:id="IMark108885000"/> included as an <text:alphabetical-index-mark-start text:id="IMark109948536"/><text:alphabetical-index-mark-start text:id="IMark116186360"/>interface<text:alphabetical-index-mark-end text:id="IMark116186360"/><text:alphabetical-index-mark-end text:id="IMark109948536"/> between them. As <text:alphabetical-index-mark-start text:id="IMark117296056"/><text:alphabetical-index-mark-start text:id="IMark118444072"/><text:alphabetical-index-mark-start text:id="IMark110817672"/><text:alphabetical-index-mark-start text:id="IMark111337976"/>SQL<text:alphabetical-index-mark-end text:id="IMark111337976"/>C<text:alphabetical-index-mark-end text:id="IMark110817672"/><text:alphabetical-index-mark-end text:id="IMark118444072"/><text:alphabetical-index-mark-end text:id="IMark117296056"/> <text:alphabetical-index-mark-start text:id="IMark108368952"/><text:alphabetical-index-mark-start text:id="IMark101281672"/>demo<text:alphabetical-index-mark-end text:id="IMark101281672"/><text:alphabetical-index-mark-end text:id="IMark108368952"/>nstrates, it is possible to <text:alphabetical-index-mark-start text:id="IMark115206232"/><text:alphabetical-index-mark-start text:id="IMark116158120"/><text:alphabetical-index-mark-start text:id="IMark116954664"/>connect<text:alphabetical-index-mark-end text:id="IMark116954664"/><text:alphabetical-index-mark-end text:id="IMark116158120"/><text:alphabetical-index-mark-end text:id="IMark115206232"/> to the <text:alphabetical-index-mark-start text:id="IMark93752456"/><text:alphabetical-index-mark-start text:id="IMark115027608"/><text:alphabetical-index-mark-start text:id="IMark112339704"/>KB<text:alphabetical-index-mark-end text:id="IMark112339704"/><text:alphabetical-index-mark-end text:id="IMark115027608"/><text:alphabetical-index-mark-end text:id="IMark93752456"/> from any <text:alphabetical-index-mark-start text:id="IMark115022088"/><text:alphabetical-index-mark-start text:id="IMark115814248"/><text:alphabetical-index-mark-start text:id="IMark117068456"/>module<text:alphabetical-index-mark-end text:id="IMark117068456"/><text:alphabetical-index-mark-end text:id="IMark115814248"/><text:alphabetical-index-mark-end text:id="IMark115022088"/> by just <text:alphabetical-index-mark-start text:id="IMark92629240"/><text:alphabetical-index-mark-start text:id="IMark118426664"/><text:alphabetical-index-mark-start text:id="IMark107755192"/>adding<text:alphabetical-index-mark-end text:id="IMark107755192"/><text:alphabetical-index-mark-end text:id="IMark118426664"/><text:alphabetical-index-mark-end text:id="IMark92629240"/> some <text:alphabetical-index-mark-start text:id="IMark116387480"/><text:alphabetical-index-mark-start text:id="IMark115643352"/><text:alphabetical-index-mark-start text:id="IMark114599336"/>C++<text:alphabetical-index-mark-end text:id="IMark114599336"/><text:alphabetical-index-mark-end text:id="IMark115643352"/><text:alphabetical-index-mark-end text:id="IMark116387480"/> <text:alphabetical-index-mark-start text:id="IMark112457976"/>code<text:alphabetical-index-mark-end text:id="IMark112457976"/>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7" text:outline-level="1"><text:bookmark-start text:name="__RefHeading___Toc6473_1483239106"/>5. Use<text:bookmark-end text:name="__RefHeading___Toc6473_1483239106"/></text:h>
      <text:p text:style-name="Text_20_body"/>
      <text:h text:style-name="Heading_20_2" text:outline-level="2"><text:bookmark-start text:name="__RefHeading___Toc6790_1483239106"/><text:span text:style-name="T1">5.1.</text:span> <text:alphabetical-index-mark-start text:id="IMark117750536"/><text:alphabetical-index-mark-start text:id="IMark113961384"/><text:alphabetical-index-mark-start text:id="IMark116367304"/>Instal<text:alphabetical-index-mark-start text:id="IMark116182648"/>l<text:alphabetical-index-mark-end text:id="IMark116367304"/><text:alphabetical-index-mark-end text:id="IMark113961384"/><text:alphabetical-index-mark-end text:id="IMark117750536"/>at<text:alphabetical-index-mark-end text:id="IMark116182648"/>ion<text:bookmark-end text:name="__RefHeading___Toc6790_1483239106"/></text:h>
      <text:p text:style-name="Text_20_body"/>
      <text:p text:style-name="Text_20_body">Refer to the <text:alphabetical-index-mark-start text:id="IMark121088264"/><text:alphabetical-index-mark-start text:id="IMark115542152"/><text:alphabetical-index-mark-start text:id="IMark112827960"/>README<text:alphabetical-index-mark-end text:id="IMark112827960"/><text:alphabetical-index-mark-end text:id="IMark115542152"/><text:alphabetical-index-mark-end text:id="IMark121088264"/>.md <text:alphabetical-index-mark-start text:id="IMark109962808"/><text:alphabetical-index-mark-start text:id="IMark108376904"/>file<text:alphabetical-index-mark-end text:id="IMark108376904"/><text:alphabetical-index-mark-end text:id="IMark109962808"/> contai<text:span text:style-name="T250">n</text:span>ed in the original compressed <text:alphabetical-index-mark-start text:id="IMark110535096"/><text:alphabetical-index-mark-start text:id="IMark118194456"/>file<text:alphabetical-index-mark-end text:id="IMark118194456"/><text:alphabetical-index-mark-end text:id="IMark110535096"/> that corresponds to <text:alphabetical-index-mark-start text:id="IMark96661768"/><text:alphabetical-index-mark-start text:id="IMark118395400"/><text:alphabetical-index-mark-start text:id="IMark118435368"/><text:alphabetical-index-mark-start text:id="IMark97075960"/>DGIII<text:alphabetical-index-mark-end text:id="IMark97075960"/><text:alphabetical-index-mark-start text:id="IMark117405880"/>AI<text:alphabetical-index-mark-end text:id="IMark117405880"/><text:alphabetical-index-mark-end text:id="IMark118435368"/><text:alphabetical-index-mark-end text:id="IMark118395400"/><text:alphabetical-index-mark-end text:id="IMark96661768"/>.</text:p>
      <text:p text:style-name="Text_20_body"/>
      <text:p text:style-name="Text_20_body"/>
      <text:h text:style-name="Heading_20_2" text:outline-level="2"><text:bookmark-start text:name="__RefHeading___Toc6792_1483239106"/><text:span text:style-name="T1">5.2.</text:span> Quick startup<text:bookmark-end text:name="__RefHeading___Toc6792_1483239106"/></text:h>
      <text:p text:style-name="Text_20_body"/>
      <text:p text:style-name="Text_20_body">There is no way to way to quickly grasp everything about this project, but two <text:alphabetical-index-mark-start text:id="IMark118368424"/><text:alphabetical-index-mark-start text:id="IMark111896984"/><text:alphabetical-index-mark-start text:id="IMark90557112"/>scenario<text:alphabetical-index-mark-end text:id="IMark90557112"/><text:alphabetical-index-mark-end text:id="IMark111896984"/><text:alphabetical-index-mark-end text:id="IMark118368424"/>s are provided as <text:alphabetical-index-mark-start text:id="IMark117069528"/><text:alphabetical-index-mark-start text:id="IMark108358424"/><text:alphabetical-index-mark-start text:id="IMark112969960"/>example<text:alphabetical-index-mark-end text:id="IMark112969960"/><text:alphabetical-index-mark-end text:id="IMark108358424"/><text:alphabetical-index-mark-end text:id="IMark117069528"/>s. <text:alphabetical-index-mark-start text:id="IMark96724376"/><text:alphabetical-index-mark-start text:id="IMark110749272"/><text:alphabetical-index-mark-start text:id="IMark116818152"/>Load<text:alphabetical-index-mark-end text:id="IMark116818152"/><text:alphabetical-index-mark-end text:id="IMark110749272"/><text:alphabetical-index-mark-end text:id="IMark96724376"/> the first one and you will find your ship on the runway at <text:alphabetical-index-mark-start text:id="IMark101405976"/><text:alphabetical-index-mark-start text:id="IMark114390536"/><text:alphabetical-index-mark-start text:id="IMark110566936"/>KSC<text:alphabetical-index-mark-end text:id="IMark110566936"/><text:alphabetical-index-mark-end text:id="IMark114390536"/><text:alphabetical-index-mark-end text:id="IMark101405976"/>. You should just let the ship perform its start up procedures as the initial <text:alphabetical-index-mark-start text:id="IMark111758728"/><text:alphabetical-index-mark-start text:id="IMark115360312"/><text:alphabetical-index-mark-start text:id="IMark110683928"/>program<text:alphabetical-index-mark-end text:id="IMark110683928"/><text:alphabetical-index-mark-end text:id="IMark115360312"/><text:alphabetical-index-mark-end text:id="IMark111758728"/>s are <text:alphabetical-index-mark-start text:id="IMark110040312"/><text:alphabetical-index-mark-start text:id="IMark108883224"/><text:alphabetical-index-mark-start text:id="IMark101091672"/>load<text:alphabetical-index-mark-end text:id="IMark101091672"/><text:alphabetical-index-mark-end text:id="IMark108883224"/><text:alphabetical-index-mark-end text:id="IMark110040312"/>ed into <text:alphabetical-index-mark-start text:id="IMark116523624"/><text:alphabetical-index-mark-start text:id="IMark110955800"/><text:alphabetical-index-mark-start text:id="IMark114915288"/><text:span text:style-name="T82">sde_</text:span><text:alphabetical-index-mark-start text:id="IMark110262424"/><text:alphabetical-index-mark-start text:id="IMark118193672"/><text:alphabetical-index-mark-start text:id="IMark94200328"/><text:span text:style-name="T82">rule</text:span><text:alphabetical-index-mark-end text:id="IMark94200328"/><text:alphabetical-index-mark-end text:id="IMark118193672"/><text:alphabetical-index-mark-end text:id="IMark110262424"/><text:span text:style-name="T82">s</text:span><text:alphabetical-index-mark-end text:id="IMark114915288"/><text:alphabetical-index-mark-end text:id="IMark110955800"/><text:alphabetical-index-mark-end text:id="IMark116523624"/>. </text:p>
      <text:p text:style-name="Text_20_body"/>
      <text:p text:style-name="Text_20_body">It will close hatches, <text:alphabetical-index-mark-start text:id="IMark105942168"/><text:alphabetical-index-mark-start text:id="IMark118059016"/>test<text:alphabetical-index-mark-end text:id="IMark118059016"/><text:alphabetical-index-mark-end text:id="IMark105942168"/> control <text:alphabetical-index-mark-start text:id="IMark105872840"/><text:alphabetical-index-mark-start text:id="IMark115811832"/><text:alphabetical-index-mark-start text:id="IMark111971144"/>surface<text:alphabetical-index-mark-end text:id="IMark111971144"/><text:alphabetical-index-mark-end text:id="IMark115811832"/><text:alphabetical-index-mark-end text:id="IMark105872840"/>s, set ad<text:alphabetical-index-mark-start text:id="IMark94853880"/>equ<text:alphabetical-index-mark-end text:id="IMark94853880"/>ate <text:alphabetical-index-mark-start text:id="IMark110558424"/><text:alphabetical-index-mark-start text:id="IMark112101512"/><text:alphabetical-index-mark-start text:id="IMark112344840"/>trim<text:alphabetical-index-mark-end text:id="IMark112344840"/><text:alphabetical-index-mark-end text:id="IMark112101512"/><text:alphabetical-index-mark-end text:id="IMark110558424"/>s, etc. This will take a while. Them the ship will start accelerating and it will take of, reach a safe <text:alphabetical-index-mark-start text:id="IMark111059160"/><text:alphabetical-index-mark-start text:id="IMark112290472"/><text:alphabetical-index-mark-start text:id="IMark116676728"/><text:alphabetical-index-mark-start text:id="IMark117742680"/>alt<text:alphabetical-index-mark-end text:id="IMark117742680"/>itude<text:alphabetical-index-mark-end text:id="IMark116676728"/><text:alphabetical-index-mark-end text:id="IMark112290472"/><text:alphabetical-index-mark-end text:id="IMark111059160"/> and start <text:alphabetical-index-mark-start text:id="IMark109558648"/><text:alphabetical-index-mark-start text:id="IMark95810760"/>turn<text:alphabetical-index-mark-end text:id="IMark95810760"/><text:alphabetical-index-mark-end text:id="IMark109558648"/>ing to acquire a certain <text:alphabetical-index-mark-start text:id="IMark96167288"/><text:alphabetical-index-mark-start text:id="IMark116781864"/><text:alphabetical-index-mark-start text:id="IMark115488040"/>heading<text:alphabetical-index-mark-end text:id="IMark115488040"/><text:alphabetical-index-mark-end text:id="IMark116781864"/><text:alphabetical-index-mark-end text:id="IMark96167288"/>. It is a simple <text:alphabetical-index-mark-start text:id="IMark97575640"/><text:alphabetical-index-mark-start text:id="IMark115741224"/><text:alphabetical-index-mark-start text:id="IMark69861896"/>example<text:alphabetical-index-mark-end text:id="IMark69861896"/><text:alphabetical-index-mark-end text:id="IMark115741224"/><text:alphabetical-index-mark-end text:id="IMark97575640"/>, but essentially shows what the ship does.</text:p>
      <text:p text:style-name="Text_20_body"/>
      <text:p text:style-name="Text_20_body"><text:span text:style-name="T1">5.3.</text:span> Realistic startup:</text:p>
      <text:p text:style-name="Text_20_body"/>
      <text:p text:style-name="Text_20_body">This will r<text:alphabetical-index-mark-start text:id="IMark115157432"/>equ<text:alphabetical-index-mark-end text:id="IMark115157432"/>ire you to become a<text:span text:style-name="T250">c</text:span>quainted by the ship and the <text:alphabetical-index-mark-start text:id="IMark112935560"/><text:alphabetical-index-mark-start text:id="IMark110209064"/><text:alphabetical-index-mark-start text:id="IMark111991560"/><text:alphabetical-index-mark-start text:id="IMark116886216"/>AI<text:alphabetical-index-mark-end text:id="IMark116886216"/>E<text:alphabetical-index-mark-end text:id="IMark111991560"/><text:alphabetical-index-mark-end text:id="IMark110209064"/><text:alphabetical-index-mark-end text:id="IMark112935560"/> first. <text:span text:style-name="T250">You will need to set the ship to prepare an </text:span><text:alphabetical-index-mark-start text:id="IMark118455464"/><text:alphabetical-index-mark-start text:id="IMark109628456"/><text:alphabetical-index-mark-start text:id="IMark111919816"/><text:span text:style-name="T250">ai</text:span><text:alphabetical-index-mark-start text:id="IMark114460776"/><text:alphabetical-index-mark-start text:id="IMark100759672"/><text:alphabetical-index-mark-start text:id="IMark109197688"/><text:span text:style-name="T250">plan</text:span><text:alphabetical-index-mark-end text:id="IMark109197688"/><text:alphabetical-index-mark-end text:id="IMark100759672"/><text:alphabetical-index-mark-end text:id="IMark114460776"/><text:alphabetical-index-mark-end text:id="IMark111919816"/><text:alphabetical-index-mark-end text:id="IMark109628456"/><text:alphabetical-index-mark-end text:id="IMark118455464"/><text:span text:style-name="T250"> or </text:span><text:alphabetical-index-mark-start text:id="IMark109832056"/><text:alphabetical-index-mark-start text:id="IMark115825688"/><text:alphabetical-index-mark-start text:id="IMark114960312"/><text:span text:style-name="T250">manage</text:span><text:alphabetical-index-mark-end text:id="IMark114960312"/><text:alphabetical-index-mark-end text:id="IMark115825688"/><text:alphabetical-index-mark-end text:id="IMark109832056"/><text:span text:style-name="T250"> </text:span><text:alphabetical-index-mark-start text:id="IMark113124552"/><text:alphabetical-index-mark-start text:id="IMark94847784"/><text:alphabetical-index-mark-start text:id="IMark91930744"/><text:span text:style-name="T250">mode</text:span><text:alphabetical-index-mark-end text:id="IMark91930744"/><text:alphabetical-index-mark-end text:id="IMark94847784"/><text:alphabetical-index-mark-end text:id="IMark113124552"/><text:span text:style-name="T250">s on your own.</text:span></text:p>
      <text:p text:style-name="Text_20_body"/>
      <text:p text:style-name="Text_20_body"/>
      <text:p text:style-name="Text_20_body"/>
      <text:h text:style-name="P37" text:outline-level="1"><text:bookmark-start text:name="__RefHeading___Toc6475_1483239106"/><text:span text:style-name="T15">6</text:span><text:span text:style-name="T1">. </text:span><text:alphabetical-index-mark-start text:id="IMark115387240"/><text:alphabetical-index-mark-start text:id="IMark121280776"/><text:alphabetical-index-mark-start text:id="IMark112478888"/><text:span text:style-name="T1">Source</text:span><text:alphabetical-index-mark-end text:id="IMark112478888"/><text:alphabetical-index-mark-end text:id="IMark121280776"/><text:alphabetical-index-mark-end text:id="IMark115387240"/><text:span text:style-name="T1">s</text:span><text:bookmark-end text:name="__RefHeading___Toc6475_1483239106"/></text:h>
      <text:p text:style-name="Text_20_body"/>
      <text:p text:style-name="Text_20_body"><text:span text:style-name="T271">6.1.</text:span><text:span text:style-name="T269"> </text:span><text:alphabetical-index-mark-start text:id="IMark112657064"/><text:alphabetical-index-mark-start text:id="IMark109486792"/><text:alphabetical-index-mark-start text:id="IMark101168744"/><text:span text:style-name="T259">Edronkin</text:span><text:alphabetical-index-mark-end text:id="IMark101168744"/><text:alphabetical-index-mark-end text:id="IMark109486792"/><text:alphabetical-index-mark-end text:id="IMark112657064"/><text:span text:style-name="T259">, P. (2019). g2q - </text:span><text:alphabetical-index-mark-start text:id="IMark111002392"/><text:alphabetical-index-mark-start text:id="IMark112745576"/><text:alphabetical-index-mark-start text:id="IMark109824728"/><text:span text:style-name="T259">Guile</text:span><text:alphabetical-index-mark-end text:id="IMark109824728"/><text:alphabetical-index-mark-end text:id="IMark112745576"/><text:alphabetical-index-mark-end text:id="IMark111002392"/><text:span text:style-name="T259"> to </text:span><text:alphabetical-index-mark-start text:id="IMark95344536"/><text:alphabetical-index-mark-start text:id="IMark118457128"/><text:alphabetical-index-mark-start text:id="IMark118602392"/><text:span text:style-name="T259">QASM</text:span><text:alphabetical-index-mark-end text:id="IMark118602392"/><text:alphabetical-index-mark-end text:id="IMark118457128"/><text:alphabetical-index-mark-end text:id="IMark95344536"/><text:span text:style-name="T259"> compiler. [online] g2q. Available at: </text:span><text:a xlink:type="simple" xlink:href="https://peschoenberg.github.io/g2q/" text:style-name="Internet_20_link" text:visited-style-name="Visited_20_Internet_20_Link">https://peschoenberg.</text:a><text:alphabetical-index-mark-start text:id="IMark119371288"/><text:alphabetical-index-mark-start text:id="IMark115297384"/><text:alphabetical-index-mark-start text:id="IMark115432808"/><text:a xlink:type="simple" xlink:href="https://peschoenberg.github.io/g2q/" text:style-name="Internet_20_link" text:visited-style-name="Visited_20_Internet_20_Link">github</text:a><text:alphabetical-index-mark-end text:id="IMark115432808"/><text:alphabetical-index-mark-end text:id="IMark115297384"/><text:alphabetical-index-mark-end text:id="IMark119371288"/><text:a xlink:type="simple" xlink:href="https://peschoenberg.github.io/g2q/" text:style-name="Internet_20_link" text:visited-style-name="Visited_20_Internet_20_Link">.io/g2q/</text:a><text:span text:style-name="T259"> [Accessed 26 Aug. 2019].</text:span></text:p>
      <text:p text:style-name="Text_20_body"/>
      <text:p text:style-name="Text_20_body"><text:span text:style-name="T271">6.2.</text:span><text:span text:style-name="T264"> </text:span><text:alphabetical-index-mark-start text:id="IMark115571272"/><text:alphabetical-index-mark-start text:id="IMark106784520"/><text:alphabetical-index-mark-start text:id="IMark112999496"/><text:span text:style-name="T259">Edronkin</text:span><text:alphabetical-index-mark-end text:id="IMark112999496"/><text:alphabetical-index-mark-end text:id="IMark106784520"/><text:alphabetical-index-mark-end text:id="IMark115571272"/><text:span text:style-name="T259">, P. (2019). </text:span><text:alphabetical-index-mark-start text:id="IMark112530680"/><text:alphabetical-index-mark-start text:id="IMark110724632"/><text:alphabetical-index-mark-start text:id="IMark109563560"/><text:span text:style-name="T259">g</text:span><text:alphabetical-index-mark-start text:id="IMark113915336"/><text:alphabetical-index-mark-start text:id="IMark114671912"/><text:alphabetical-index-mark-start text:id="IMark108019848"/><text:span text:style-name="T259">exsys</text:span><text:alphabetical-index-mark-end text:id="IMark108019848"/><text:alphabetical-index-mark-end text:id="IMark114671912"/><text:alphabetical-index-mark-end text:id="IMark113915336"/><text:alphabetical-index-mark-end text:id="IMark109563560"/><text:alphabetical-index-mark-end text:id="IMark110724632"/><text:alphabetical-index-mark-end text:id="IMark112530680"/><text:span text:style-name="T259"> - </text:span><text:alphabetical-index-mark-start text:id="IMark101198040"/><text:alphabetical-index-mark-start text:id="IMark116297496"/><text:alphabetical-index-mark-start text:id="IMark119796856"/><text:span text:style-name="T259">Guile</text:span><text:alphabetical-index-mark-end text:id="IMark119796856"/><text:alphabetical-index-mark-end text:id="IMark116297496"/><text:alphabetical-index-mark-end text:id="IMark101198040"/><text:span text:style-name="T259"> </text:span><text:alphabetical-index-mark-start text:id="IMark101156616"/><text:alphabetical-index-mark-start text:id="IMark93304616"/><text:alphabetical-index-mark-start text:id="IMark113856136"/><text:span text:style-name="T259">Expert</text:span><text:alphabetical-index-mark-end text:id="IMark113856136"/><text:alphabetical-index-mark-end text:id="IMark93304616"/><text:alphabetical-index-mark-end text:id="IMark101156616"/><text:span text:style-name="T259"> </text:span><text:alphabetical-index-mark-start text:id="IMark101080152"/><text:alphabetical-index-mark-start text:id="IMark111270696"/><text:alphabetical-index-mark-start text:id="IMark117130536"/><text:span text:style-name="T259">System</text:span><text:alphabetical-index-mark-end text:id="IMark117130536"/><text:alphabetical-index-mark-end text:id="IMark111270696"/><text:alphabetical-index-mark-end text:id="IMark101080152"/><text:span text:style-name="T259">. [online] </text:span><text:alphabetical-index-mark-start text:id="IMark109586664"/><text:alphabetical-index-mark-start text:id="IMark110368280"/><text:alphabetical-index-mark-start text:id="IMark97838216"/><text:span text:style-name="T259">g</text:span><text:alphabetical-index-mark-start text:id="IMark105060392"/><text:alphabetical-index-mark-start text:id="IMark110615272"/><text:alphabetical-index-mark-start text:id="IMark100705208"/><text:span text:style-name="T259">exsys</text:span><text:alphabetical-index-mark-end text:id="IMark100705208"/><text:alphabetical-index-mark-end text:id="IMark110615272"/><text:alphabetical-index-mark-end text:id="IMark105060392"/><text:alphabetical-index-mark-end text:id="IMark97838216"/><text:alphabetical-index-mark-end text:id="IMark110368280"/><text:alphabetical-index-mark-end text:id="IMark109586664"/><text:span text:style-name="T259">. Available at: </text:span><text:a xlink:type="simple" xlink:href="https://peschoenberg.github.io/gexsys/" text:style-name="Internet_20_link" text:visited-style-name="Visited_20_Internet_20_Link">https://peschoenberg.</text:a><text:alphabetical-index-mark-start text:id="IMark97714696"/><text:alphabetical-index-mark-start text:id="IMark101865928"/><text:alphabetical-index-mark-start text:id="IMark118770184"/><text:a xlink:type="simple" xlink:href="https://peschoenberg.github.io/gexsys/" text:style-name="Internet_20_link" text:visited-style-name="Visited_20_Internet_20_Link">github</text:a><text:alphabetical-index-mark-end text:id="IMark118770184"/><text:alphabetical-index-mark-end text:id="IMark101865928"/><text:alphabetical-index-mark-end text:id="IMark97714696"/><text:a xlink:type="simple" xlink:href="https://peschoenberg.github.io/gexsys/" text:style-name="Internet_20_link" text:visited-style-name="Visited_20_Internet_20_Link">.io/</text:a><text:alphabetical-index-mark-start text:id="IMark118071560"/><text:alphabetical-index-mark-start text:id="IMark96655624"/><text:alphabetical-index-mark-start text:id="IMark114673976"/><text:a xlink:type="simple" xlink:href="https://peschoenberg.github.io/gexsys/" text:style-name="Internet_20_link" text:visited-style-name="Visited_20_Internet_20_Link">g</text:a><text:alphabetical-index-mark-start text:id="IMark97015480"/><text:alphabetical-index-mark-start text:id="IMark102149192"/><text:alphabetical-index-mark-start text:id="IMark114177592"/><text:a xlink:type="simple" xlink:href="https://peschoenberg.github.io/gexsys/" text:style-name="Internet_20_link" text:visited-style-name="Visited_20_Internet_20_Link">exsys</text:a><text:alphabetical-index-mark-end text:id="IMark114177592"/><text:alphabetical-index-mark-end text:id="IMark102149192"/><text:alphabetical-index-mark-end text:id="IMark97015480"/><text:alphabetical-index-mark-end text:id="IMark114673976"/><text:alphabetical-index-mark-end text:id="IMark96655624"/><text:alphabetical-index-mark-end text:id="IMark118071560"/><text:a xlink:type="simple" xlink:href="https://peschoenberg.github.io/gexsys/" text:style-name="Internet_20_link" text:visited-style-name="Visited_20_Internet_20_Link">/</text:a><text:span text:style-name="T259"> [Accessed 26 Aug. 2019].</text:span></text:p>
      <text:p text:style-name="Text_20_body"/>
      <text:p text:style-name="Text_20_body"><text:span text:style-name="T272">6.3.</text:span><text:span text:style-name="T264"> </text:span><text:alphabetical-index-mark-start text:id="IMark99148072"/><text:alphabetical-index-mark-start text:id="IMark116900504"/><text:alphabetical-index-mark-start text:id="IMark107757720"/><text:span text:style-name="T259">Edronkin</text:span><text:alphabetical-index-mark-end text:id="IMark107757720"/><text:alphabetical-index-mark-end text:id="IMark116900504"/><text:alphabetical-index-mark-end text:id="IMark99148072"/><text:span text:style-name="T259">, P. (2019). </text:span><text:alphabetical-index-mark-start text:id="IMark115762344"/><text:alphabetical-index-mark-start text:id="IMark118283208"/><text:alphabetical-index-mark-start text:id="IMark112594888"/><text:alphabetical-index-mark-start text:id="IMark115955928"/><text:span text:style-name="T259">SQL</text:span><text:alphabetical-index-mark-end text:id="IMark115955928"/><text:span text:style-name="T259">C</text:span><text:alphabetical-index-mark-end text:id="IMark112594888"/><text:alphabetical-index-mark-end text:id="IMark118283208"/><text:alphabetical-index-mark-end text:id="IMark115762344"/><text:span text:style-name="T259"> - Multi </text:span><text:alphabetical-index-mark-start text:id="IMark112379384"/><text:alphabetical-index-mark-start text:id="IMark112424648"/><text:alphabetical-index-mark-start text:id="IMark90334376"/><text:span text:style-name="T259">function</text:span><text:alphabetical-index-mark-end text:id="IMark90334376"/><text:alphabetical-index-mark-end text:id="IMark112424648"/><text:alphabetical-index-mark-end text:id="IMark112379384"/><text:span text:style-name="T259"> display for the </text:span><text:alphabetical-index-mark-start text:id="IMark113370840"/><text:alphabetical-index-mark-start text:id="IMark101311736"/><text:alphabetical-index-mark-start text:id="IMark121108616"/><text:alphabetical-index-mark-start text:id="IMark93506280"/><text:span text:style-name="T259">DGIII</text:span><text:alphabetical-index-mark-end text:id="IMark93506280"/><text:alphabetical-index-mark-start text:id="IMark116963816"/><text:span text:style-name="T259">AI</text:span><text:alphabetical-index-mark-end text:id="IMark116963816"/><text:alphabetical-index-mark-end text:id="IMark121108616"/><text:alphabetical-index-mark-end text:id="IMark101311736"/><text:alphabetical-index-mark-end text:id="IMark113370840"/><text:span text:style-name="T259"> </text:span><text:alphabetical-index-mark-start text:id="IMark113389736"/><text:alphabetical-index-mark-start text:id="IMark115611112"/><text:alphabetical-index-mark-start text:id="IMark111771864"/><text:alphabetical-index-mark-start text:id="IMark109599352"/><text:alphabetical-index-mark-start text:id="IMark113219048"/><text:alphabetical-index-mark-start text:id="IMark97003032"/><text:span text:style-name="T259">Delta</text:span><text:alphabetical-index-mark-end text:id="IMark97003032"/><text:alphabetical-index-mark-end text:id="IMark113219048"/><text:alphabetical-index-mark-end text:id="IMark109599352"/><text:alphabetical-index-mark-end text:id="IMark111771864"/><text:alphabetical-index-mark-end text:id="IMark115611112"/><text:alphabetical-index-mark-end text:id="IMark113389736"/><text:span text:style-name="T259"> </text:span><text:alphabetical-index-mark-start text:id="IMark98428856"/><text:alphabetical-index-mark-start text:id="IMark116837944"/><text:alphabetical-index-mark-start text:id="IMark114938776"/><text:span text:style-name="T259">Glider</text:span><text:alphabetical-index-mark-end text:id="IMark114938776"/><text:alphabetical-index-mark-end text:id="IMark116837944"/><text:alphabetical-index-mark-end text:id="IMark98428856"/><text:span text:style-name="T259">. [online] </text:span><text:alphabetical-index-mark-start text:id="IMark118436152"/><text:alphabetical-index-mark-start text:id="IMark118053224"/><text:alphabetical-index-mark-start text:id="IMark95651736"/><text:alphabetical-index-mark-start text:id="IMark112376184"/><text:span text:style-name="T259">SQL</text:span><text:alphabetical-index-mark-end text:id="IMark112376184"/><text:span text:style-name="T259">C</text:span><text:alphabetical-index-mark-end text:id="IMark95651736"/><text:alphabetical-index-mark-end text:id="IMark118053224"/><text:alphabetical-index-mark-end text:id="IMark118436152"/><text:span text:style-name="T259">. Available at: </text:span><text:a xlink:type="simple" xlink:href="https://peschoenberg.github.io/SQLC/" text:style-name="Internet_20_link" text:visited-style-name="Visited_20_Internet_20_Link">https://peschoenberg.</text:a><text:alphabetical-index-mark-start text:id="IMark112817192"/><text:alphabetical-index-mark-start text:id="IMark97987368"/><text:alphabetical-index-mark-start text:id="IMark109880360"/><text:a xlink:type="simple" xlink:href="https://peschoenberg.github.io/SQLC/" text:style-name="Internet_20_link" text:visited-style-name="Visited_20_Internet_20_Link">github</text:a><text:alphabetical-index-mark-end text:id="IMark109880360"/><text:alphabetical-index-mark-end text:id="IMark97987368"/><text:alphabetical-index-mark-end text:id="IMark112817192"/><text:a xlink:type="simple" xlink:href="https://peschoenberg.github.io/SQLC/" text:style-name="Internet_20_link" text:visited-style-name="Visited_20_Internet_20_Link">.io/</text:a><text:alphabetical-index-mark-start text:id="IMark116387480"/><text:alphabetical-index-mark-start text:id="IMark112457976"/><text:alphabetical-index-mark-start text:id="IMark115643352"/><text:alphabetical-index-mark-start text:id="IMark114599336"/><text:a xlink:type="simple" xlink:href="https://peschoenberg.github.io/SQLC/" text:style-name="Internet_20_link" text:visited-style-name="Visited_20_Internet_20_Link">SQL</text:a><text:alphabetical-index-mark-end text:id="IMark114599336"/><text:a xlink:type="simple" xlink:href="https://peschoenberg.github.io/SQLC/" text:style-name="Internet_20_link" text:visited-style-name="Visited_20_Internet_20_Link">C</text:a><text:alphabetical-index-mark-end text:id="IMark115643352"/><text:alphabetical-index-mark-end text:id="IMark112457976"/><text:alphabetical-index-mark-end text:id="IMark116387480"/><text:a xlink:type="simple" xlink:href="https://peschoenberg.github.io/SQLC/" text:style-name="Internet_20_link" text:visited-style-name="Visited_20_Internet_20_Link">/</text:a><text:span text:style-name="T259"> [Accessed 26 Aug. 2019].</text:span></text:p>
      <text:p text:style-name="Text_20_body"/>
      <text:p text:style-name="Text_20_body"><text:span text:style-name="T273">6.4.</text:span><text:span text:style-name="T258"> En.wikipedia.org. (2019). </text:span><text:alphabetical-index-mark-start text:id="IMark118368424"/><text:alphabetical-index-mark-start text:id="IMark111896984"/><text:alphabetical-index-mark-start text:id="IMark90557112"/><text:span text:style-name="T258">Expert</text:span><text:alphabetical-index-mark-end text:id="IMark90557112"/><text:alphabetical-index-mark-end text:id="IMark111896984"/><text:alphabetical-index-mark-end text:id="IMark118368424"/><text:span text:style-name="T258"> </text:span><text:alphabetical-index-mark-start text:id="IMark99086584"/><text:alphabetical-index-mark-start text:id="IMark116609384"/><text:alphabetical-index-mark-start text:id="IMark110262424"/><text:span text:style-name="T258">system</text:span><text:alphabetical-index-mark-end text:id="IMark110262424"/><text:alphabetical-index-mark-end text:id="IMark116609384"/><text:alphabetical-index-mark-end text:id="IMark99086584"/><text:span text:style-name="T258">. [online] Available at: </text:span><text:a xlink:type="simple" xlink:href="https://en.wikipedia.org/wiki/Expert_system" text:style-name="Internet_20_link" text:visited-style-name="Visited_20_Internet_20_Link">https://en.wikipedia.org/wiki/</text:a><text:alphabetical-index-mark-start text:id="IMark118193672"/><text:alphabetical-index-mark-start text:id="IMark94200328"/><text:alphabetical-index-mark-start text:id="IMark101370792"/><text:a xlink:type="simple" xlink:href="https://en.wikipedia.org/wiki/Expert_system" text:style-name="Internet_20_link" text:visited-style-name="Visited_20_Internet_20_Link">Expert</text:a><text:alphabetical-index-mark-end text:id="IMark101370792"/><text:alphabetical-index-mark-end text:id="IMark94200328"/><text:alphabetical-index-mark-end text:id="IMark118193672"/><text:a xlink:type="simple" xlink:href="https://en.wikipedia.org/wiki/Expert_system" text:style-name="Internet_20_link" text:visited-style-name="Visited_20_Internet_20_Link">_</text:a><text:alphabetical-index-mark-start text:id="IMark110955800"/><text:alphabetical-index-mark-start text:id="IMark116523624"/><text:alphabetical-index-mark-start text:id="IMark114915288"/><text:a xlink:type="simple" xlink:href="https://en.wikipedia.org/wiki/Expert_system" text:style-name="Internet_20_link" text:visited-style-name="Visited_20_Internet_20_Link">system</text:a><text:alphabetical-index-mark-end text:id="IMark114915288"/><text:alphabetical-index-mark-end text:id="IMark116523624"/><text:alphabetical-index-mark-end text:id="IMark110955800"/><text:span text:style-name="T258"> [Accessed 31 Aug. 2019].</text:span></text:p>
      <text:p text:style-name="Text_20_body"/>
      <text:p text:style-name="Text_20_body"><text:span text:style-name="T273">6.5.</text:span><text:span text:style-name="T265"> </text:span><text:bookmark text:name="js-reference-string-2"/><text:span text:style-name="T258">En.wikipedia.org. (2019). </text:span><text:alphabetical-index-mark-start text:id="IMark97071272"/><text:alphabetical-index-mark-start text:id="IMark88001544"/><text:alphabetical-index-mark-start text:id="IMark116451704"/><text:span text:style-name="T275">Homoiconic</text:span><text:alphabetical-index-mark-end text:id="IMark116451704"/><text:alphabetical-index-mark-end text:id="IMark88001544"/><text:alphabetical-index-mark-end text:id="IMark97071272"/><text:span text:style-name="T275">ity</text:span><text:span text:style-name="T258">. [online] Available at: </text:span><text:a xlink:type="simple" xlink:href="https://en.wikipedia.org/wiki/Homoiconicity" text:style-name="Internet_20_link" text:visited-style-name="Visited_20_Internet_20_Link">https://en.wikipedia.org/wiki/</text:a><text:alphabetical-index-mark-start text:id="IMark94508808"/><text:alphabetical-index-mark-start text:id="IMark117153944"/><text:alphabetical-index-mark-start text:id="IMark115113656"/><text:a xlink:type="simple" xlink:href="https://en.wikipedia.org/wiki/Homoiconicity" text:style-name="Internet_20_link" text:visited-style-name="Visited_20_Internet_20_Link">Homoiconic</text:a><text:alphabetical-index-mark-end text:id="IMark115113656"/><text:alphabetical-index-mark-end text:id="IMark117153944"/><text:alphabetical-index-mark-end text:id="IMark94508808"/><text:a xlink:type="simple" xlink:href="https://en.wikipedia.org/wiki/Homoiconicity" text:style-name="Internet_20_link" text:visited-style-name="Visited_20_Internet_20_Link">ity</text:a><text:span text:style-name="T258"> [Accessed 31 Aug. 2019].</text:span></text:p>
      <text:p text:style-name="Text_20_body"/>
      <text:p text:style-name="Text_20_body"><text:span text:style-name="T274">6.6.</text:span><text:span text:style-name="T262"> En.wikipedia.org. (2019). </text:span><text:alphabetical-index-mark-start text:id="IMark114671912"/><text:alphabetical-index-mark-start text:id="IMark108019848"/><text:alphabetical-index-mark-start text:id="IMark79022664"/><text:span text:style-name="T262">Rule</text:span><text:alphabetical-index-mark-end text:id="IMark79022664"/><text:alphabetical-index-mark-end text:id="IMark108019848"/><text:alphabetical-index-mark-end text:id="IMark114671912"/><text:span text:style-name="T262">-</text:span><text:alphabetical-index-mark-start text:id="IMark102315048"/><text:alphabetical-index-mark-start text:id="IMark101198040"/><text:span text:style-name="T262">base</text:span><text:alphabetical-index-mark-end text:id="IMark101198040"/><text:alphabetical-index-mark-end text:id="IMark102315048"/><text:span text:style-name="T262">d </text:span><text:alphabetical-index-mark-start text:id="IMark116297496"/><text:alphabetical-index-mark-start text:id="IMark119796856"/><text:alphabetical-index-mark-start text:id="IMark93389992"/><text:span text:style-name="T262">machine</text:span><text:alphabetical-index-mark-end text:id="IMark93389992"/><text:alphabetical-index-mark-end text:id="IMark119796856"/><text:alphabetical-index-mark-end text:id="IMark116297496"/><text:span text:style-name="T262"> </text:span><text:alphabetical-index-mark-start text:id="IMark108149048"/><text:alphabetical-index-mark-start text:id="IMark101156616"/><text:span text:style-name="T262">learn</text:span><text:alphabetical-index-mark-end text:id="IMark101156616"/><text:alphabetical-index-mark-end text:id="IMark108149048"/><text:span text:style-name="T262">ing. [online] Available at: </text:span><text:a xlink:type="simple" xlink:href="https://en.wikipedia.org/wiki/Rule-based_machine_learning" text:style-name="Internet_20_link" text:visited-style-name="Visited_20_Internet_20_Link">https://en.wikipedia.org/wiki/</text:a><text:alphabetical-index-mark-start text:id="IMark93304616"/><text:alphabetical-index-mark-start text:id="IMark113856136"/><text:alphabetical-index-mark-start text:id="IMark112756152"/><text:a xlink:type="simple" xlink:href="https://en.wikipedia.org/wiki/Rule-based_machine_learning" text:style-name="Internet_20_link" text:visited-style-name="Visited_20_Internet_20_Link">Rule</text:a><text:alphabetical-index-mark-end text:id="IMark112756152"/><text:alphabetical-index-mark-end text:id="IMark113856136"/><text:alphabetical-index-mark-end text:id="IMark93304616"/><text:a xlink:type="simple" xlink:href="https://en.wikipedia.org/wiki/Rule-based_machine_learning" text:style-name="Internet_20_link" text:visited-style-name="Visited_20_Internet_20_Link">-</text:a><text:alphabetical-index-mark-start text:id="IMark115968536"/><text:alphabetical-index-mark-start text:id="IMark101080152"/><text:a xlink:type="simple" xlink:href="https://en.wikipedia.org/wiki/Rule-based_machine_learning" text:style-name="Internet_20_link" text:visited-style-name="Visited_20_Internet_20_Link">base</text:a><text:alphabetical-index-mark-end text:id="IMark101080152"/><text:alphabetical-index-mark-end text:id="IMark115968536"/><text:a xlink:type="simple" xlink:href="https://en.wikipedia.org/wiki/Rule-based_machine_learning" text:style-name="Internet_20_link" text:visited-style-name="Visited_20_Internet_20_Link">d_</text:a><text:alphabetical-index-mark-start text:id="IMark111270696"/><text:alphabetical-index-mark-start text:id="IMark117130536"/><text:alphabetical-index-mark-start text:id="IMark120979432"/><text:a xlink:type="simple" xlink:href="https://en.wikipedia.org/wiki/Rule-based_machine_learning" text:style-name="Internet_20_link" text:visited-style-name="Visited_20_Internet_20_Link">machine</text:a><text:alphabetical-index-mark-end text:id="IMark120979432"/><text:alphabetical-index-mark-end text:id="IMark117130536"/><text:alphabetical-index-mark-end text:id="IMark111270696"/><text:a xlink:type="simple" xlink:href="https://en.wikipedia.org/wiki/Rule-based_machine_learning" text:style-name="Internet_20_link" text:visited-style-name="Visited_20_Internet_20_Link">_</text:a><text:alphabetical-index-mark-start text:id="IMark101487704"/><text:alphabetical-index-mark-start text:id="IMark121288488"/><text:a xlink:type="simple" xlink:href="https://en.wikipedia.org/wiki/Rule-based_machine_learning" text:style-name="Internet_20_link" text:visited-style-name="Visited_20_Internet_20_Link">learn</text:a><text:alphabetical-index-mark-end text:id="IMark121288488"/><text:alphabetical-index-mark-end text:id="IMark101487704"/><text:a xlink:type="simple" xlink:href="https://en.wikipedia.org/wiki/Rule-based_machine_learning" text:style-name="Internet_20_link" text:visited-style-name="Visited_20_Internet_20_Link">ing</text:a><text:span text:style-name="T262"> [Accessed 31 Aug. 2019].</text:span></text:p>
      <text:p text:style-name="Text_20_body"/>
      <text:p text:style-name="Text_20_body"><text:span text:style-name="T273">6.7.</text:span><text:span text:style-name="T266"> </text:span><text:bookmark text:name="js-reference-string-7"/><text:span text:style-name="T258">En.wikipedia.org. (2019). </text:span><text:span text:style-name="T275">Self-modifying </text:span><text:alphabetical-index-mark-start text:id="IMark112300056"/><text:span text:style-name="T275">code</text:span><text:alphabetical-index-mark-end text:id="IMark112300056"/><text:span text:style-name="T258">. [online] Available at: </text:span><text:a xlink:type="simple" xlink:href="https://en.wikipedia.org/wiki/Self-modifying_code" text:style-name="Internet_20_link" text:visited-style-name="Visited_20_Internet_20_Link">https://en.wikipedia.org/wiki/Self-modifying_</text:a><text:alphabetical-index-mark-start text:id="IMark118041128"/><text:a xlink:type="simple" xlink:href="https://en.wikipedia.org/wiki/Self-modifying_code" text:style-name="Internet_20_link" text:visited-style-name="Visited_20_Internet_20_Link">code</text:a><text:alphabetical-index-mark-end text:id="IMark118041128"/><text:span text:style-name="T258"> [Accessed 1 Sep. 2019].</text:span></text:p>
      <text:p text:style-name="Text_20_body"/>
      <text:p text:style-name="Text_20_body"><text:span text:style-name="T270">6.8.</text:span><text:span text:style-name="T258"> </text:span><text:span text:style-name="T259">Friedman, R. et al (2019). Home - </text:span><text:alphabetical-index-mark-start text:id="IMark114692520"/><text:alphabetical-index-mark-start text:id="IMark105739416"/><text:alphabetical-index-mark-start text:id="IMark102205080"/><text:span text:style-name="T259">OpenMP</text:span><text:alphabetical-index-mark-end text:id="IMark102205080"/><text:alphabetical-index-mark-end text:id="IMark105739416"/><text:alphabetical-index-mark-end text:id="IMark114692520"/><text:span text:style-name="T259">. [online] </text:span><text:alphabetical-index-mark-start text:id="IMark110120792"/><text:alphabetical-index-mark-start text:id="IMark94418104"/><text:alphabetical-index-mark-start text:id="IMark105017112"/><text:span text:style-name="T259">OpenMP</text:span><text:alphabetical-index-mark-end text:id="IMark105017112"/><text:alphabetical-index-mark-end text:id="IMark94418104"/><text:alphabetical-index-mark-end text:id="IMark110120792"/><text:span text:style-name="T259">. Available at: </text:span><text:a xlink:type="simple" xlink:href="https://www.openmp.org/" text:style-name="Internet_20_link" text:visited-style-name="Visited_20_Internet_20_Link">https://www.</text:a><text:alphabetical-index-mark-start text:id="IMark109345848"/><text:alphabetical-index-mark-start text:id="IMark96917144"/><text:alphabetical-index-mark-start text:id="IMark113255368"/><text:a xlink:type="simple" xlink:href="https://www.openmp.org/" text:style-name="Internet_20_link" text:visited-style-name="Visited_20_Internet_20_Link">openmp</text:a><text:alphabetical-index-mark-end text:id="IMark113255368"/><text:alphabetical-index-mark-end text:id="IMark96917144"/><text:alphabetical-index-mark-end text:id="IMark109345848"/><text:a xlink:type="simple" xlink:href="https://www.openmp.org/" text:style-name="Internet_20_link" text:visited-style-name="Visited_20_Internet_20_Link">.org/</text:a><text:span text:style-name="T259"> [Accessed 31 Aug. 2019].</text:span></text:p>
      <text:p text:style-name="Text_20_body"/>
      <text:p text:style-name="Text_20_body"><text:span text:style-name="T273">6.9.</text:span><text:span text:style-name="T258"> </text:span><text:span text:style-name="T260">Kelechava, B. (2018). The </text:span><text:alphabetical-index-mark-start text:id="IMark116609384"/><text:alphabetical-index-mark-start text:id="IMark110262424"/><text:alphabetical-index-mark-start text:id="IMark97575640"/><text:span text:style-name="T260">SQL</text:span><text:alphabetical-index-mark-end text:id="IMark97575640"/><text:alphabetical-index-mark-end text:id="IMark110262424"/><text:alphabetical-index-mark-end text:id="IMark116609384"/><text:span text:style-name="T260"> </text:span><text:alphabetical-index-mark-start text:id="IMark96167288"/><text:alphabetical-index-mark-start text:id="IMark116781864"/><text:alphabetical-index-mark-start text:id="IMark69861896"/><text:span text:style-name="T260">Standard</text:span><text:alphabetical-index-mark-end text:id="IMark69861896"/><text:alphabetical-index-mark-end text:id="IMark116781864"/><text:alphabetical-index-mark-end text:id="IMark96167288"/><text:span text:style-name="T260"> - </text:span><text:alphabetical-index-mark-start text:id="IMark115488040"/><text:alphabetical-index-mark-start text:id="IMark95810760"/><text:alphabetical-index-mark-start text:id="IMark109558648"/><text:span text:style-name="T260">ISO</text:span><text:alphabetical-index-mark-end text:id="IMark109558648"/><text:alphabetical-index-mark-end text:id="IMark95810760"/><text:alphabetical-index-mark-end text:id="IMark115488040"/><text:span text:style-name="T260">/</text:span><text:alphabetical-index-mark-start text:id="IMark111059160"/><text:alphabetical-index-mark-start text:id="IMark116676728"/><text:alphabetical-index-mark-start text:id="IMark112290472"/><text:span text:style-name="T260">IEC</text:span><text:alphabetical-index-mark-end text:id="IMark112290472"/><text:alphabetical-index-mark-end text:id="IMark116676728"/><text:alphabetical-index-mark-end text:id="IMark111059160"/><text:span text:style-name="T260"> 9075:2016 - </text:span><text:alphabetical-index-mark-start text:id="IMark117742680"/><text:alphabetical-index-mark-start text:id="IMark112101512"/><text:alphabetical-index-mark-start text:id="IMark110558424"/><text:span text:style-name="T260">ANSI</text:span><text:alphabetical-index-mark-end text:id="IMark110558424"/><text:alphabetical-index-mark-end text:id="IMark112101512"/><text:alphabetical-index-mark-end text:id="IMark117742680"/><text:span text:style-name="T260"> Blog. [online] The </text:span><text:alphabetical-index-mark-start text:id="IMark112344840"/><text:alphabetical-index-mark-start text:id="IMark105872840"/><text:alphabetical-index-mark-start text:id="IMark94853880"/><text:span text:style-name="T260">ANSI</text:span><text:alphabetical-index-mark-end text:id="IMark94853880"/><text:alphabetical-index-mark-end text:id="IMark105872840"/><text:alphabetical-index-mark-end text:id="IMark112344840"/><text:span text:style-name="T260"> Blog. Available at: </text:span><text:a xlink:type="simple" xlink:href="https://blog.ansi.org/2018/10/sql-standard-iso-iec-9075-2016-ansi-x3-135/" text:style-name="Internet_20_link" text:visited-style-name="Visited_20_Internet_20_Link">https://blog.ansi.org/2018/10/sql-</text:a><text:alphabetical-index-mark-start text:id="IMark115811832"/><text:alphabetical-index-mark-start text:id="IMark105942168"/><text:alphabetical-index-mark-start text:id="IMark111971144"/><text:a xlink:type="simple" xlink:href="https://blog.ansi.org/2018/10/sql-standard-iso-iec-9075-2016-ansi-x3-135/" text:style-name="Internet_20_link" text:visited-style-name="Visited_20_Internet_20_Link">standard</text:a><text:alphabetical-index-mark-end text:id="IMark111971144"/><text:alphabetical-index-mark-end text:id="IMark105942168"/><text:alphabetical-index-mark-end text:id="IMark115811832"/><text:a xlink:type="simple" xlink:href="https://blog.ansi.org/2018/10/sql-standard-iso-iec-9075-2016-ansi-x3-135/" text:style-name="Internet_20_link" text:visited-style-name="Visited_20_Internet_20_Link">-iso-iec-9075-2016-ansi-x3-135/</text:a><text:span text:style-name="T260"> [Accessed 31 Aug. 2019].</text:span></text:p>
      <text:p text:style-name="Text_20_body"/>
      <text:p text:style-name="Text_20_body"><text:span text:style-name="T1">6.10.</text:span> <text:alphabetical-index-mark-start text:id="IMark109093112"/><text:alphabetical-index-mark-start text:id="IMark116673160"/><text:alphabetical-index-mark-start text:id="IMark115369704"/><text:alphabetical-index-mark-start text:id="IMark111834072"/><text:alphabetical-index-mark-start text:id="IMark109248744"/><text:alphabetical-index-mark-start text:id="IMark116707160"/>Celestia<text:alphabetical-index-mark-end text:id="IMark116707160"/><text:alphabetical-index-mark-end text:id="IMark109248744"/><text:alphabetical-index-mark-end text:id="IMark111834072"/><text:alphabetical-index-mark-end text:id="IMark115369704"/><text:alphabetical-index-mark-end text:id="IMark116673160"/><text:alphabetical-index-mark-end text:id="IMark109093112"/> Development Team (2001). <text:alphabetical-index-mark-start text:id="IMark118047880"/><text:alphabetical-index-mark-start text:id="IMark112880456"/><text:alphabetical-index-mark-start text:id="IMark110590712"/><text:alphabetical-index-mark-start text:id="IMark112729272"/><text:alphabetical-index-mark-start text:id="IMark116218216"/><text:alphabetical-index-mark-start text:id="IMark104602808"/>Celestia<text:alphabetical-index-mark-end text:id="IMark104602808"/><text:alphabetical-index-mark-end text:id="IMark116218216"/><text:alphabetical-index-mark-end text:id="IMark112729272"/><text:alphabetical-index-mark-end text:id="IMark110590712"/><text:alphabetical-index-mark-end text:id="IMark112880456"/><text:alphabetical-index-mark-end text:id="IMark118047880"/>: Home. [online] <text:alphabetical-index-mark-start text:id="IMark115202168"/><text:alphabetical-index-mark-start text:id="IMark110758712"/><text:alphabetical-index-mark-start text:id="IMark104441960"/><text:alphabetical-index-mark-start text:id="IMark114676840"/><text:alphabetical-index-mark-start text:id="IMark115977224"/><text:alphabetical-index-mark-start text:id="IMark113064280"/>Celestia<text:alphabetical-index-mark-end text:id="IMark113064280"/><text:alphabetical-index-mark-end text:id="IMark115977224"/><text:alphabetical-index-mark-end text:id="IMark114676840"/><text:alphabetical-index-mark-end text:id="IMark104441960"/><text:alphabetical-index-mark-end text:id="IMark110758712"/><text:alphabetical-index-mark-end text:id="IMark115202168"/>.<text:alphabetical-index-mark-start text:id="IMark98225576"/><text:alphabetical-index-mark-start text:id="IMark115230536"/><text:alphabetical-index-mark-start text:id="IMark116420104"/>space<text:alphabetical-index-mark-end text:id="IMark116420104"/><text:alphabetical-index-mark-end text:id="IMark115230536"/><text:alphabetical-index-mark-end text:id="IMark98225576"/>. Available at: <text:a xlink:type="simple" xlink:href="https://celestia.space/" text:style-name="Internet_20_link" text:visited-style-name="Visited_20_Internet_20_Link">https://</text:a><text:alphabetical-index-mark-start text:id="IMark109148520"/><text:alphabetical-index-mark-start text:id="IMark108223112"/><text:alphabetical-index-mark-start text:id="IMark109605608"/><text:alphabetical-index-mark-start text:id="IMark114647576"/><text:alphabetical-index-mark-start text:id="IMark114764280"/><text:alphabetical-index-mark-start text:id="IMark115432808"/><text:a xlink:type="simple" xlink:href="https://celestia.space/" text:style-name="Internet_20_link" text:visited-style-name="Visited_20_Internet_20_Link">celestia</text:a><text:alphabetical-index-mark-end text:id="IMark115432808"/><text:alphabetical-index-mark-end text:id="IMark114764280"/><text:alphabetical-index-mark-end text:id="IMark114647576"/><text:alphabetical-index-mark-end text:id="IMark109605608"/><text:alphabetical-index-mark-end text:id="IMark108223112"/><text:alphabetical-index-mark-end text:id="IMark109148520"/><text:a xlink:type="simple" xlink:href="https://celestia.space/" text:style-name="Internet_20_link" text:visited-style-name="Visited_20_Internet_20_Link">.</text:a><text:alphabetical-index-mark-start text:id="IMark115297384"/><text:alphabetical-index-mark-start text:id="IMark119371288"/><text:alphabetical-index-mark-start text:id="IMark112413848"/><text:a xlink:type="simple" xlink:href="https://celestia.space/" text:style-name="Internet_20_link" text:visited-style-name="Visited_20_Internet_20_Link">space</text:a><text:alphabetical-index-mark-end text:id="IMark112413848"/><text:alphabetical-index-mark-end text:id="IMark119371288"/><text:alphabetical-index-mark-end text:id="IMark115297384"/><text:a xlink:type="simple" xlink:href="https://celestia.space/" text:style-name="Internet_20_link" text:visited-style-name="Visited_20_Internet_20_Link">/</text:a> [Accessed 4 Sep. 2019].</text:p>
      <text:p text:style-name="Text_20_body"/>
      <text:p text:style-name="Text_20_body"><text:soft-page-break/><text:span text:style-name="T1">6.11.</text:span> <text:alphabetical-index-mark-start text:id="IMark112756152"/><text:alphabetical-index-mark-start text:id="IMark93304616"/><text:alphabetical-index-mark-start text:id="IMark113709256"/>Cosmos<text:alphabetical-index-mark-end text:id="IMark113709256"/><text:alphabetical-index-mark-end text:id="IMark93304616"/><text:alphabetical-index-mark-end text:id="IMark112756152"/>.esa.int. (1997). <text:alphabetical-index-mark-start text:id="IMark112927032"/><text:alphabetical-index-mark-start text:id="IMark114210616"/><text:alphabetical-index-mark-start text:id="IMark111287176"/>Catalog<text:alphabetical-index-mark-end text:id="IMark111287176"/><text:alphabetical-index-mark-end text:id="IMark114210616"/><text:alphabetical-index-mark-end text:id="IMark112927032"/>ues - <text:alphabetical-index-mark-start text:id="IMark107709240"/><text:alphabetical-index-mark-start text:id="IMark116575992"/><text:alphabetical-index-mark-start text:id="IMark109307512"/>Hipparcos<text:alphabetical-index-mark-end text:id="IMark109307512"/><text:alphabetical-index-mark-end text:id="IMark116575992"/><text:alphabetical-index-mark-end text:id="IMark107709240"/> - <text:alphabetical-index-mark-start text:id="IMark111163192"/><text:alphabetical-index-mark-start text:id="IMark113471080"/><text:alphabetical-index-mark-start text:id="IMark118002600"/>Cosmos<text:alphabetical-index-mark-end text:id="IMark118002600"/><text:alphabetical-index-mark-end text:id="IMark113471080"/><text:alphabetical-index-mark-end text:id="IMark111163192"/>. [online] Available at: <text:a xlink:type="simple" xlink:href="https://www.cosmos.esa.int/web/hipparcos/catalogues" text:style-name="Internet_20_link" text:visited-style-name="Visited_20_Internet_20_Link">https://www.</text:a><text:alphabetical-index-mark-start text:id="IMark58437096"/><text:alphabetical-index-mark-start text:id="IMark116579592"/><text:alphabetical-index-mark-start text:id="IMark111755128"/><text:a xlink:type="simple" xlink:href="https://www.cosmos.esa.int/web/hipparcos/catalogues" text:style-name="Internet_20_link" text:visited-style-name="Visited_20_Internet_20_Link">cosmos</text:a><text:alphabetical-index-mark-end text:id="IMark111755128"/><text:alphabetical-index-mark-end text:id="IMark116579592"/><text:alphabetical-index-mark-end text:id="IMark58437096"/><text:a xlink:type="simple" xlink:href="https://www.cosmos.esa.int/web/hipparcos/catalogues" text:style-name="Internet_20_link" text:visited-style-name="Visited_20_Internet_20_Link">.esa.int/web/</text:a><text:alphabetical-index-mark-start text:id="IMark100751352"/><text:alphabetical-index-mark-start text:id="IMark115678024"/><text:alphabetical-index-mark-start text:id="IMark112886008"/><text:a xlink:type="simple" xlink:href="https://www.cosmos.esa.int/web/hipparcos/catalogues" text:style-name="Internet_20_link" text:visited-style-name="Visited_20_Internet_20_Link">hipparcos</text:a><text:alphabetical-index-mark-end text:id="IMark112886008"/><text:alphabetical-index-mark-end text:id="IMark115678024"/><text:alphabetical-index-mark-end text:id="IMark100751352"/><text:a xlink:type="simple" xlink:href="https://www.cosmos.esa.int/web/hipparcos/catalogues" text:style-name="Internet_20_link" text:visited-style-name="Visited_20_Internet_20_Link">/</text:a><text:alphabetical-index-mark-start text:id="IMark101147976"/><text:alphabetical-index-mark-start text:id="IMark108865416"/><text:alphabetical-index-mark-start text:id="IMark92818920"/><text:a xlink:type="simple" xlink:href="https://www.cosmos.esa.int/web/hipparcos/catalogues" text:style-name="Internet_20_link" text:visited-style-name="Visited_20_Internet_20_Link">catalog</text:a><text:alphabetical-index-mark-end text:id="IMark92818920"/><text:alphabetical-index-mark-end text:id="IMark108865416"/><text:alphabetical-index-mark-end text:id="IMark101147976"/><text:a xlink:type="simple" xlink:href="https://www.cosmos.esa.int/web/hipparcos/catalogues" text:style-name="Internet_20_link" text:visited-style-name="Visited_20_Internet_20_Link">ues</text:a> [Accessed 4 Sep. 2019].</text:p>
      <text:p text:style-name="Text_20_body"/>
      <text:p text:style-name="Text_20_body"><text:span text:style-name="T273">6.12.</text:span><text:span text:style-name="T268"> </text:span><text:bookmark text:name="js-reference-string-41"/><text:span text:style-name="T258">King, D. (2019). </text:span><text:alphabetical-index-mark-start text:id="IMark114945944"/><text:alphabetical-index-mark-start text:id="IMark116344968"/><text:alphabetical-index-mark-start text:id="IMark101260504"/><text:span text:style-name="T275">dlib</text:span><text:alphabetical-index-mark-end text:id="IMark101260504"/><text:alphabetical-index-mark-end text:id="IMark116344968"/><text:alphabetical-index-mark-end text:id="IMark114945944"/><text:span text:style-name="T275"> </text:span><text:alphabetical-index-mark-start text:id="IMark108875240"/><text:alphabetical-index-mark-start text:id="IMark117969016"/><text:alphabetical-index-mark-start text:id="IMark113573864"/><text:span text:style-name="T275">C++</text:span><text:alphabetical-index-mark-end text:id="IMark113573864"/><text:alphabetical-index-mark-end text:id="IMark117969016"/><text:alphabetical-index-mark-end text:id="IMark108875240"/><text:span text:style-name="T275"> </text:span><text:alphabetical-index-mark-start text:id="IMark110203128"/><text:alphabetical-index-mark-start text:id="IMark96158232"/><text:alphabetical-index-mark-start text:id="IMark114810168"/><text:span text:style-name="T275">Library</text:span><text:alphabetical-index-mark-end text:id="IMark114810168"/><text:alphabetical-index-mark-end text:id="IMark96158232"/><text:alphabetical-index-mark-end text:id="IMark110203128"/><text:span text:style-name="T258">. [online] </text:span><text:alphabetical-index-mark-start text:id="IMark101452600"/><text:alphabetical-index-mark-start text:id="IMark109918952"/><text:alphabetical-index-mark-start text:id="IMark116912296"/><text:span text:style-name="T258">Dlib</text:span><text:alphabetical-index-mark-end text:id="IMark116912296"/><text:alphabetical-index-mark-end text:id="IMark109918952"/><text:alphabetical-index-mark-end text:id="IMark101452600"/><text:span text:style-name="T258">.net. Available at: </text:span><text:a xlink:type="simple" xlink:href="http://dlib.net/" text:style-name="Internet_20_link" text:visited-style-name="Visited_20_Internet_20_Link">http://</text:a><text:alphabetical-index-mark-start text:id="IMark98245384"/><text:alphabetical-index-mark-start text:id="IMark117773336"/><text:alphabetical-index-mark-start text:id="IMark112235736"/><text:a xlink:type="simple" xlink:href="http://dlib.net/" text:style-name="Internet_20_link" text:visited-style-name="Visited_20_Internet_20_Link">dlib</text:a><text:alphabetical-index-mark-end text:id="IMark112235736"/><text:alphabetical-index-mark-end text:id="IMark117773336"/><text:alphabetical-index-mark-end text:id="IMark98245384"/><text:a xlink:type="simple" xlink:href="http://dlib.net/" text:style-name="Internet_20_link" text:visited-style-name="Visited_20_Internet_20_Link">.net/</text:a><text:span text:style-name="T258"> [Accessed 1 Sep. 2019].</text:span></text:p>
      <text:p text:style-name="P5"/>
      <text:p text:style-name="Text_20_body"><text:span text:style-name="T273">6.13.</text:span><text:span text:style-name="T267"> </text:span><text:bookmark text:name="js-reference-string-4"/><text:span text:style-name="T258">King, D. (20</text:span><text:span text:style-name="T267">0</text:span><text:span text:style-name="T258">9). </text:span><text:alphabetical-index-mark-start text:id="IMark115465624"/><text:alphabetical-index-mark-start text:id="IMark89000120"/><text:alphabetical-index-mark-start text:id="IMark109835176"/><text:span text:style-name="T275">Dlib</text:span><text:alphabetical-index-mark-end text:id="IMark109835176"/><text:alphabetical-index-mark-end text:id="IMark89000120"/><text:alphabetical-index-mark-end text:id="IMark115465624"/><text:span text:style-name="T275">-ml: A </text:span><text:alphabetical-index-mark-start text:id="IMark113753016"/><text:alphabetical-index-mark-start text:id="IMark111373592"/><text:alphabetical-index-mark-start text:id="IMark117025640"/><text:span text:style-name="T275">Machine</text:span><text:alphabetical-index-mark-end text:id="IMark117025640"/><text:alphabetical-index-mark-end text:id="IMark111373592"/><text:alphabetical-index-mark-end text:id="IMark113753016"/><text:span text:style-name="T275"> Learning Toolkit</text:span><text:span text:style-name="T258">. [ebook] Journal of </text:span><text:alphabetical-index-mark-start text:id="IMark96917144"/><text:alphabetical-index-mark-start text:id="IMark113255368"/><text:alphabetical-index-mark-start text:id="IMark109345848"/><text:span text:style-name="T258">Machine</text:span><text:alphabetical-index-mark-end text:id="IMark109345848"/><text:alphabetical-index-mark-end text:id="IMark113255368"/><text:alphabetical-index-mark-end text:id="IMark96917144"/><text:span text:style-name="T258"> Learning </text:span><text:alphabetical-index-mark-start text:id="IMark110040312"/><text:alphabetical-index-mark-start text:id="IMark116355096"/><text:span text:style-name="T258">Research</text:span><text:alphabetical-index-mark-end text:id="IMark116355096"/><text:alphabetical-index-mark-end text:id="IMark110040312"/><text:span text:style-name="T258"> 10, pp.1755 - 1758, 2009. Available at: </text:span><text:a xlink:type="simple" xlink:href="http://jmlr.csail.mit.edu/papers/volume10/king09a/king09a.pdf" text:style-name="Internet_20_link" text:visited-style-name="Visited_20_Internet_20_Link">http://jmlr.csail.mit.edu/papers/volume10/king09a/king09a.pdf</text:a><text:span text:style-name="T258"> [Accessed 1 Sep. 2019].</text:span></text:p>
      <text:p text:style-name="Text_20_body"/>
      <text:p text:style-name="Text_20_body"><text:span text:style-name="T272">6.14.</text:span><text:span text:style-name="T264"> </text:span><text:alphabetical-index-mark-start text:id="IMark116395960"/><text:alphabetical-index-mark-start text:id="IMark110887096"/><text:alphabetical-index-mark-start text:id="IMark111059160"/><text:span text:style-name="T260">Mysql</text:span><text:alphabetical-index-mark-end text:id="IMark111059160"/><text:alphabetical-index-mark-end text:id="IMark110887096"/><text:alphabetical-index-mark-end text:id="IMark116395960"/><text:span text:style-name="T260">.com. (2019). </text:span><text:alphabetical-index-mark-start text:id="IMark116676728"/><text:alphabetical-index-mark-start text:id="IMark112290472"/><text:alphabetical-index-mark-start text:id="IMark115157432"/><text:span text:style-name="T260">My</text:span><text:alphabetical-index-mark-start text:id="IMark112935560"/><text:span text:style-name="T260">SQL</text:span><text:alphabetical-index-mark-end text:id="IMark112935560"/><text:alphabetical-index-mark-end text:id="IMark115157432"/><text:alphabetical-index-mark-end text:id="IMark112290472"/><text:alphabetical-index-mark-end text:id="IMark116676728"/><text:span text:style-name="T260">. [online] Available at: </text:span><text:a xlink:type="simple" xlink:href="https://www.mysql.com/" text:style-name="Internet_20_link" text:visited-style-name="Visited_20_Internet_20_Link">https://www.</text:a><text:alphabetical-index-mark-start text:id="IMark117742680"/><text:alphabetical-index-mark-start text:id="IMark112101512"/><text:alphabetical-index-mark-start text:id="IMark110558424"/><text:a xlink:type="simple" xlink:href="https://www.mysql.com/" text:style-name="Internet_20_link" text:visited-style-name="Visited_20_Internet_20_Link">mysql</text:a><text:alphabetical-index-mark-end text:id="IMark110558424"/><text:alphabetical-index-mark-end text:id="IMark112101512"/><text:alphabetical-index-mark-end text:id="IMark117742680"/><text:a xlink:type="simple" xlink:href="https://www.mysql.com/" text:style-name="Internet_20_link" text:visited-style-name="Visited_20_Internet_20_Link">.com/</text:a><text:span text:style-name="T260"> [Accessed 26 Aug. 2019].</text:span></text:p>
      <text:p text:style-name="Text_20_body"/>
      <text:p text:style-name="Text_20_body"><text:span text:style-name="T272">6.15.</text:span><text:span text:style-name="T264"> </text:span><text:alphabetical-index-mark-start text:id="IMark116451704"/><text:alphabetical-index-mark-start text:id="IMark88001544"/><text:alphabetical-index-mark-start text:id="IMark115713496"/><text:span text:style-name="T260">Postgresql</text:span><text:alphabetical-index-mark-end text:id="IMark115713496"/><text:alphabetical-index-mark-end text:id="IMark88001544"/><text:alphabetical-index-mark-end text:id="IMark116451704"/><text:span text:style-name="T260">.org. (1996). </text:span><text:alphabetical-index-mark-start text:id="IMark115230536"/><text:alphabetical-index-mark-start text:id="IMark116420104"/><text:alphabetical-index-mark-start text:id="IMark98225576"/><text:span text:style-name="T260">Postgre</text:span><text:alphabetical-index-mark-start text:id="IMark115202168"/><text:span text:style-name="T260">SQL</text:span><text:alphabetical-index-mark-end text:id="IMark115202168"/><text:alphabetical-index-mark-end text:id="IMark98225576"/><text:alphabetical-index-mark-end text:id="IMark116420104"/><text:alphabetical-index-mark-end text:id="IMark115230536"/><text:span text:style-name="T260">: The world's most advanced open </text:span><text:alphabetical-index-mark-start text:id="IMark110758712"/><text:alphabetical-index-mark-start text:id="IMark104441960"/><text:alphabetical-index-mark-start text:id="IMark114676840"/><text:span text:style-name="T260">source</text:span><text:alphabetical-index-mark-end text:id="IMark114676840"/><text:alphabetical-index-mark-end text:id="IMark104441960"/><text:alphabetical-index-mark-end text:id="IMark110758712"/><text:span text:style-name="T260"> </text:span><text:alphabetical-index-mark-start text:id="IMark115977224"/><text:alphabetical-index-mark-start text:id="IMark113064280"/><text:alphabetical-index-mark-start text:id="IMark118047880"/><text:alphabetical-index-mark-start text:id="IMark112880456"/><text:alphabetical-index-mark-start text:id="IMark110590712"/><text:span text:style-name="T260">data</text:span><text:alphabetical-index-mark-end text:id="IMark110590712"/><text:alphabetical-index-mark-end text:id="IMark112880456"/><text:alphabetical-index-mark-start text:id="IMark112729272"/><text:alphabetical-index-mark-start text:id="IMark116218216"/><text:span text:style-name="T260">base</text:span><text:alphabetical-index-mark-end text:id="IMark116218216"/><text:alphabetical-index-mark-end text:id="IMark112729272"/><text:alphabetical-index-mark-end text:id="IMark118047880"/><text:alphabetical-index-mark-end text:id="IMark113064280"/><text:alphabetical-index-mark-end text:id="IMark115977224"/><text:span text:style-name="T260">. [online] Available at: </text:span><text:a xlink:type="simple" xlink:href="https://www.postgresql.org/" text:style-name="Internet_20_link" text:visited-style-name="Visited_20_Internet_20_Link">https://www.</text:a><text:alphabetical-index-mark-start text:id="IMark104602808"/><text:alphabetical-index-mark-start text:id="IMark109093112"/><text:alphabetical-index-mark-start text:id="IMark116673160"/><text:a xlink:type="simple" xlink:href="https://www.postgresql.org/" text:style-name="Internet_20_link" text:visited-style-name="Visited_20_Internet_20_Link">postgresql</text:a><text:alphabetical-index-mark-end text:id="IMark116673160"/><text:alphabetical-index-mark-end text:id="IMark109093112"/><text:alphabetical-index-mark-end text:id="IMark104602808"/><text:a xlink:type="simple" xlink:href="https://www.postgresql.org/" text:style-name="Internet_20_link" text:visited-style-name="Visited_20_Internet_20_Link">.org/</text:a><text:span text:style-name="T260"> [Accessed 26 Aug. 2019].</text:span></text:p>
      <text:p text:style-name="Text_20_body"/>
      <text:p text:style-name="Text_20_body"><text:span text:style-name="T274">6.16.</text:span><text:span text:style-name="T261"> Riley, G. (2019). </text:span><text:alphabetical-index-mark-start text:id="IMark112442760"/><text:alphabetical-index-mark-start text:id="IMark101167016"/><text:alphabetical-index-mark-start text:id="IMark94474664"/><text:span text:style-name="T261">CLIPS</text:span><text:alphabetical-index-mark-end text:id="IMark94474664"/><text:alphabetical-index-mark-end text:id="IMark101167016"/><text:alphabetical-index-mark-end text:id="IMark112442760"/><text:span text:style-name="T261">: A Tool for Building </text:span><text:alphabetical-index-mark-start text:id="IMark105548648"/><text:alphabetical-index-mark-start text:id="IMark92949512"/><text:alphabetical-index-mark-start text:id="IMark92260040"/><text:span text:style-name="T261">Expert</text:span><text:alphabetical-index-mark-end text:id="IMark92260040"/><text:alphabetical-index-mark-end text:id="IMark92949512"/><text:alphabetical-index-mark-end text:id="IMark105548648"/><text:span text:style-name="T261"> </text:span><text:alphabetical-index-mark-start text:id="IMark112402376"/><text:alphabetical-index-mark-start text:id="IMark117762328"/><text:alphabetical-index-mark-start text:id="IMark115188568"/><text:span text:style-name="T261">System</text:span><text:alphabetical-index-mark-end text:id="IMark115188568"/><text:alphabetical-index-mark-end text:id="IMark117762328"/><text:alphabetical-index-mark-end text:id="IMark112402376"/><text:span text:style-name="T261">s. [online] </text:span><text:alphabetical-index-mark-start text:id="IMark111392616"/><text:alphabetical-index-mark-start text:id="IMark119371288"/><text:alphabetical-index-mark-start text:id="IMark112413848"/><text:span text:style-name="T261">Clips</text:span><text:alphabetical-index-mark-end text:id="IMark112413848"/><text:alphabetical-index-mark-end text:id="IMark119371288"/><text:alphabetical-index-mark-end text:id="IMark111392616"/><text:alphabetical-index-mark-start text:id="IMark115297384"/><text:alphabetical-index-mark-start text:id="IMark113769768"/><text:alphabetical-index-mark-start text:id="IMark117143592"/><text:span text:style-name="T261">rule</text:span><text:alphabetical-index-mark-end text:id="IMark117143592"/><text:alphabetical-index-mark-end text:id="IMark113769768"/><text:alphabetical-index-mark-end text:id="IMark115297384"/><text:span text:style-name="T261">s.net. Available at: </text:span><text:a xlink:type="simple" xlink:href="http://www.clipsrules.net/" text:style-name="Internet_20_link" text:visited-style-name="Visited_20_Internet_20_Link">http://www.</text:a><text:alphabetical-index-mark-start text:id="IMark112635224"/><text:alphabetical-index-mark-start text:id="IMark110359960"/><text:alphabetical-index-mark-start text:id="IMark112773512"/><text:a xlink:type="simple" xlink:href="http://www.clipsrules.net/" text:style-name="Internet_20_link" text:visited-style-name="Visited_20_Internet_20_Link">clips</text:a><text:alphabetical-index-mark-end text:id="IMark112773512"/><text:alphabetical-index-mark-end text:id="IMark110359960"/><text:alphabetical-index-mark-end text:id="IMark112635224"/><text:alphabetical-index-mark-start text:id="IMark111173672"/><text:alphabetical-index-mark-start text:id="IMark116209512"/><text:alphabetical-index-mark-start text:id="IMark99632424"/><text:a xlink:type="simple" xlink:href="http://www.clipsrules.net/" text:style-name="Internet_20_link" text:visited-style-name="Visited_20_Internet_20_Link">rule</text:a><text:alphabetical-index-mark-end text:id="IMark99632424"/><text:alphabetical-index-mark-end text:id="IMark116209512"/><text:alphabetical-index-mark-end text:id="IMark111173672"/><text:a xlink:type="simple" xlink:href="http://www.clipsrules.net/" text:style-name="Internet_20_link" text:visited-style-name="Visited_20_Internet_20_Link">s.net/</text:a><text:span text:style-name="T261"> [Accessed 31 Aug. 2019].</text:span></text:p>
      <text:p text:style-name="Text_20_body"/>
      <text:p text:style-name="Text_20_body"><text:span text:style-name="T272">6.17.</text:span><text:span text:style-name="T263"> </text:span><text:alphabetical-index-mark-start text:id="IMark111039432"/><text:alphabetical-index-mark-start text:id="IMark113938920"/><text:alphabetical-index-mark-start text:id="IMark113941768"/><text:span text:style-name="T262">Schweiger</text:span><text:alphabetical-index-mark-end text:id="IMark113941768"/><text:alphabetical-index-mark-end text:id="IMark113938920"/><text:alphabetical-index-mark-end text:id="IMark111039432"/><text:span text:style-name="T262">, M. (2000). </text:span><text:alphabetical-index-mark-start text:id="IMark115710312"/><text:alphabetical-index-mark-start text:id="IMark93927672"/><text:alphabetical-index-mark-start text:id="IMark113473544"/><text:span text:style-name="T262">Orbiter</text:span><text:alphabetical-index-mark-end text:id="IMark113473544"/><text:alphabetical-index-mark-end text:id="IMark93927672"/><text:alphabetical-index-mark-end text:id="IMark115710312"/><text:span text:style-name="T262"> 2016 </text:span><text:alphabetical-index-mark-start text:id="IMark118163272"/><text:alphabetical-index-mark-start text:id="IMark111699368"/><text:alphabetical-index-mark-start text:id="IMark113781064"/><text:span text:style-name="T262">Space</text:span><text:alphabetical-index-mark-end text:id="IMark113781064"/><text:alphabetical-index-mark-end text:id="IMark111699368"/><text:alphabetical-index-mark-end text:id="IMark118163272"/><text:span text:style-name="T262"> </text:span><text:alphabetical-index-mark-start text:id="IMark111452040"/><text:alphabetical-index-mark-start text:id="IMark113449032"/><text:alphabetical-index-mark-start text:id="IMark113717832"/><text:span text:style-name="T262">Flight</text:span><text:alphabetical-index-mark-end text:id="IMark113717832"/><text:alphabetical-index-mark-end text:id="IMark113449032"/><text:alphabetical-index-mark-end text:id="IMark111452040"/><text:span text:style-name="T262"> </text:span><text:alphabetical-index-mark-start text:id="IMark119379816"/><text:alphabetical-index-mark-start text:id="IMark92629240"/><text:span text:style-name="T262">Simu</text:span><text:alphabetical-index-mark-start text:id="IMark115678024"/><text:span text:style-name="T262">lat</text:span><text:alphabetical-index-mark-end text:id="IMark115678024"/><text:span text:style-name="T262">or</text:span><text:alphabetical-index-mark-end text:id="IMark92629240"/><text:alphabetical-index-mark-end text:id="IMark119379816"/><text:span text:style-name="T262">. [online] Orbit.medphys.ucl.ac.uk. Available at: </text:span><text:a xlink:type="simple" xlink:href="http://orbit.medphys.ucl.ac.uk/" text:style-name="Internet_20_link" text:visited-style-name="Visited_20_Internet_20_Link">http://orbit.medphys.ucl.ac.uk/</text:a><text:span text:style-name="T262"> [Accessed 26 Aug. 2019].</text:span></text:p>
      <text:p text:style-name="Text_20_body"/>
      <text:p text:style-name="Text_20_body"><text:span text:style-name="T272">6.18.</text:span><text:span text:style-name="T264"> </text:span><text:span text:style-name="T260">Sqlite.org. (2000). </text:span><text:alphabetical-index-mark-start text:id="IMark117296056"/><text:span text:style-name="T260">SQL</text:span><text:alphabetical-index-mark-end text:id="IMark117296056"/><text:span text:style-name="T260">ite Home Page. [online] Available at: </text:span><text:a xlink:type="simple" xlink:href="https://www.sqlite.org/index.html" text:style-name="Internet_20_link" text:visited-style-name="Visited_20_Internet_20_Link">https://www.sqlite.org/index.html</text:a><text:span text:style-name="T260"> [Accessed 26 Aug. 2019].</text:span></text:p>
      <text:p text:style-name="Text_20_body"/>
      <text:p text:style-name="Text_20_body"><text:span text:style-name="T274">6.19.</text:span><text:span text:style-name="T258"> Weiss, S. and Indurkhya, N. (1995). </text:span><text:alphabetical-index-mark-start text:id="IMark116344968"/><text:alphabetical-index-mark-start text:id="IMark101260504"/><text:alphabetical-index-mark-start text:id="IMark110027208"/><text:span text:style-name="T258">Rule</text:span><text:alphabetical-index-mark-end text:id="IMark110027208"/><text:alphabetical-index-mark-end text:id="IMark101260504"/><text:alphabetical-index-mark-end text:id="IMark116344968"/><text:span text:style-name="T258">-</text:span><text:alphabetical-index-mark-start text:id="IMark115214728"/><text:alphabetical-index-mark-start text:id="IMark108875240"/><text:span text:style-name="T258">base</text:span><text:alphabetical-index-mark-end text:id="IMark108875240"/><text:alphabetical-index-mark-end text:id="IMark115214728"/><text:span text:style-name="T258">d </text:span><text:alphabetical-index-mark-start text:id="IMark117969016"/><text:alphabetical-index-mark-start text:id="IMark113573864"/><text:alphabetical-index-mark-start text:id="IMark117294648"/><text:span text:style-name="T258">Machine</text:span><text:alphabetical-index-mark-end text:id="IMark117294648"/><text:alphabetical-index-mark-end text:id="IMark113573864"/><text:alphabetical-index-mark-end text:id="IMark117969016"/><text:span text:style-name="T258"> Learning Methods for </text:span><text:alphabetical-index-mark-start text:id="IMark121404904"/><text:alphabetical-index-mark-start text:id="IMark110203128"/><text:alphabetical-index-mark-start text:id="IMark96158232"/><text:span text:style-name="T258">Function</text:span><text:alphabetical-index-mark-end text:id="IMark96158232"/><text:alphabetical-index-mark-end text:id="IMark110203128"/><text:alphabetical-index-mark-end text:id="IMark121404904"/><text:span text:style-name="T258">al Prediction. [ebook] </text:span><text:alphabetical-index-mark-start text:id="IMark114810168"/><text:alphabetical-index-mark-start text:id="IMark96974776"/><text:alphabetical-index-mark-start text:id="IMark97987368"/><text:span text:style-name="T258">AI</text:span><text:alphabetical-index-mark-end text:id="IMark97987368"/><text:alphabetical-index-mark-end text:id="IMark96974776"/><text:alphabetical-index-mark-end text:id="IMark114810168"/><text:span text:style-name="T258"> Access Foundation, Inc. Available at: </text:span><text:a xlink:type="simple" xlink:href="https://jair.org/index.php/jair/article/view/10150/24055" text:style-name="Internet_20_link" text:visited-style-name="Visited_20_Internet_20_Link">https://jair.org/index.php/jair/article/view/10150/24055</text:a><text:span text:style-name="T258"> [Accessed 31 Aug. 2019].</text:span></text:p>
      <text:p text:style-name="Text_20_body"/>
      <text:p text:style-name="Text_20_body"><text:span text:style-name="T272">6.20.</text:span><text:span text:style-name="T264"> </text:span><text:span text:style-name="T260">Widenius, M. (2019). </text:span><text:alphabetical-index-mark-start text:id="IMark109020232"/><text:alphabetical-index-mark-start text:id="IMark116472312"/><text:alphabetical-index-mark-start text:id="IMark113961384"/><text:alphabetical-index-mark-start text:id="IMark117750536"/><text:alphabetical-index-mark-start text:id="IMark116182648"/><text:alphabetical-index-mark-start text:id="IMark116367304"/><text:span text:style-name="T260">Maria</text:span><text:alphabetical-index-mark-start text:id="IMark117773336"/><text:alphabetical-index-mark-start text:id="IMark112235736"/><text:alphabetical-index-mark-start text:id="IMark98245384"/><text:span text:style-name="T260">DB</text:span><text:alphabetical-index-mark-end text:id="IMark98245384"/><text:alphabetical-index-mark-end text:id="IMark112235736"/><text:alphabetical-index-mark-end text:id="IMark117773336"/><text:alphabetical-index-mark-end text:id="IMark116367304"/><text:alphabetical-index-mark-end text:id="IMark116182648"/><text:alphabetical-index-mark-end text:id="IMark117750536"/><text:alphabetical-index-mark-end text:id="IMark113961384"/><text:alphabetical-index-mark-end text:id="IMark116472312"/><text:alphabetical-index-mark-end text:id="IMark109020232"/><text:span text:style-name="T260">.org. [online] </text:span><text:alphabetical-index-mark-start text:id="IMark111423768"/><text:alphabetical-index-mark-start text:id="IMark116723864"/><text:alphabetical-index-mark-start text:id="IMark114599336"/><text:alphabetical-index-mark-start text:id="IMark108376904"/><text:alphabetical-index-mark-start text:id="IMark109962808"/><text:alphabetical-index-mark-start text:id="IMark108087448"/><text:span text:style-name="T260">Maria</text:span><text:alphabetical-index-mark-start text:id="IMark112827960"/><text:alphabetical-index-mark-start text:id="IMark115542152"/><text:alphabetical-index-mark-start text:id="IMark121088264"/><text:span text:style-name="T260">DB</text:span><text:alphabetical-index-mark-end text:id="IMark121088264"/><text:alphabetical-index-mark-end text:id="IMark115542152"/><text:alphabetical-index-mark-end text:id="IMark112827960"/><text:alphabetical-index-mark-end text:id="IMark108087448"/><text:alphabetical-index-mark-end text:id="IMark109962808"/><text:alphabetical-index-mark-end text:id="IMark108376904"/><text:alphabetical-index-mark-end text:id="IMark114599336"/><text:alphabetical-index-mark-end text:id="IMark116723864"/><text:alphabetical-index-mark-end text:id="IMark111423768"/><text:span text:style-name="T260">.org. Available at: </text:span><text:a xlink:type="simple" xlink:href="https://mariadb.org/" text:style-name="Internet_20_link" text:visited-style-name="Visited_20_Internet_20_Link">https://</text:a><text:alphabetical-index-mark-start text:id="IMark118395400"/><text:alphabetical-index-mark-start text:id="IMark110677800"/><text:alphabetical-index-mark-start text:id="IMark117405880"/><text:alphabetical-index-mark-start text:id="IMark96661768"/><text:alphabetical-index-mark-start text:id="IMark118435368"/><text:alphabetical-index-mark-start text:id="IMark97075960"/><text:a xlink:type="simple" xlink:href="https://mariadb.org/" text:style-name="Internet_20_link" text:visited-style-name="Visited_20_Internet_20_Link">mariadb</text:a><text:alphabetical-index-mark-end text:id="IMark97075960"/><text:alphabetical-index-mark-end text:id="IMark118435368"/><text:alphabetical-index-mark-end text:id="IMark96661768"/><text:alphabetical-index-mark-end text:id="IMark117405880"/><text:alphabetical-index-mark-end text:id="IMark110677800"/><text:alphabetical-index-mark-end text:id="IMark118395400"/><text:a xlink:type="simple" xlink:href="https://mariadb.org/" text:style-name="Internet_20_link" text:visited-style-name="Visited_20_Internet_20_Link">.org/</text:a><text:span text:style-name="T260"> [Accessed 26 Aug. 2019].</text:span></text:p>
      <text:p text:style-name="Text_20_body"/>
      <text:p text:style-name="Text_20_body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2">7.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38" text:outline-level="2"><text:bookmark-start text:name="__RefHeading___Toc28795_1089028576"/>7. Alphabetical Index<text:bookmark-end text:name="__RefHeading___Toc28795_1089028576"/></text:h>
          </text:index-title>
          <text:p text:style-name="P41"/>
          <text:p text:style-name="P41"/>
          <text:p text:style-name="P41">A</text:p>
          <text:p text:style-name="P41"/>
          <text:p text:style-name="P42">abs<text:tab/>13, 16, 29, 32, 55</text:p>
          <text:p text:style-name="P42">Abs<text:tab/>1</text:p>
          <text:p text:style-name="P42">abs%<text:tab/>32</text:p>
          <text:p text:style-name="P42">abstract<text:tab/>16, 29, 55</text:p>
          <text:p text:style-name="P42">Abstract<text:tab/>1, 3</text:p>
          <text:p text:style-name="P42">action<text:tab/>3, 15p., 19, 27, 29, 38, 43, 55</text:p>
          <text:p text:style-name="P42">Action<text:tab/>26pp., 38p., 41pp., 50, 53</text:p>
          <text:p text:style-name="P42">adding<text:tab/>1, 40, 50, 57</text:p>
          <text:p text:style-name="P42">Adding<text:tab/>4, 39</text:p>
          <text:p text:style-name="P42">aerospace<text:tab/>33</text:p>
          <text:p text:style-name="P42">AI<text:tab/>1pp., 6, 8, 10, 12pp., 18, 20pp., 24p., 29pp., 34pp., 39, 41, 43, 45, 49, 52, 55pp.</text:p>
          <text:p text:style-name="P42">AIE<text:tab/>3p., 8, 10, 13, 15, 19p., 24p., 29pp., 34, 37, 39, 41, 43, 45, 49, 52, 55pp.</text:p>
          <text:p text:style-name="P42">aiplan<text:tab/>31, 41pp., 45p., 49, 52, 58</text:p>
          <text:p text:style-name="P42">Aiplan<text:tab/>46</text:p>
          <text:p text:style-name="P42">algebra<text:tab/>13, 37</text:p>
          <text:p text:style-name="P42">algorithm<text:tab/>16, 19, 30, 56p.</text:p>
          <text:p text:style-name="P42">alt<text:tab/>12p., 16, 32, 42, 45p., 58</text:p>
          <text:p text:style-name="P42">Alt<text:tab/>42pp., 53</text:p>
          <text:p text:style-name="P42">alt%<text:tab/>32</text:p>
          <text:p text:style-name="P42">altitude<text:tab/>32, 37, 42, 45p., 58</text:p>
          <text:p text:style-name="P42">angle<text:tab/>36</text:p>
          <text:p text:style-name="P42">ANSI<text:tab/>12, 59</text:p>
          <text:p text:style-name="P42">applykbrules<text:tab/>26pp., 51</text:p>
          <text:p text:style-name="P42">argument<text:tab/>19, 23, 30, 39</text:p>
          <text:p text:style-name="P42">artificial<text:tab/>1p., 6, 8, 16</text:p>
          <text:p text:style-name="P42">Artificial<text:tab/>3, 10, 15</text:p>
          <text:p text:style-name="P42">asoc<text:tab/>21</text:p>
          <text:p text:style-name="P42">Asoc<text:tab/>24p., 40</text:p>
          <text:p text:style-name="P42">atmosphere<text:tab/>29, 55</text:p>
          <text:p text:style-name="P42">atmospheric<text:tab/>8, 15, 34, 55</text:p>
          <text:p text:style-name="P42">att<text:tab/>28, 33</text:p>
          <text:p text:style-name="P42">att%<text:tab/>33</text:p>
          <text:p text:style-name="P42">audience<text:tab/>3, 10</text:p>
          <text:p text:style-name="P42">average<text:tab/>10, 13, 32</text:p>
          <text:p text:style-name="P42">avg<text:tab/>32</text:p>
          <text:p text:style-name="P42">avg%<text:tab/>32</text:p>
          <text:p text:style-name="P42">aware<text:tab/>55</text:p>
          <text:p text:style-name="P42">awareness<text:tab/>55</text:p>
          <text:p text:style-name="P42">axis<text:tab/>33p.</text:p>
          <text:p text:style-name="P41"/>
          <text:p text:style-name="P41"/>
          <text:p text:style-name="P41">B</text:p>
          <text:p text:style-name="P41"/>
          <text:p text:style-name="P42">base<text:tab/>1, 3p., 6, 8pp., 12pp., 16pp., 25, 28, 30p., 38p., 41p., 49, 52, 56p., 59p.</text:p>
          <text:p text:style-name="P42"><text:soft-page-break/>Base<text:tab/>8</text:p>
          <text:p text:style-name="P42">Bayes<text:tab/>56</text:p>
          <text:p text:style-name="P42">bearing<text:tab/>18, 42</text:p>
          <text:p text:style-name="P42">behavior<text:tab/>10, 14, 18, 20, 27</text:p>
          <text:p text:style-name="P42">binary<text:tab/>19, 37, 49</text:p>
          <text:p text:style-name="P42">block<text:tab/>12p.</text:p>
          <text:p text:style-name="P42">body<text:tab/>8p.</text:p>
          <text:p text:style-name="P42">Boole<text:tab/>37</text:p>
          <text:p text:style-name="P42">boolean<text:tab/>37</text:p>
          <text:p text:style-name="P42">Boolean<text:tab/>19</text:p>
          <text:p text:style-name="P42">Brg<text:tab/>42, 44p., 53</text:p>
          <text:p text:style-name="P41"/>
          <text:p text:style-name="P41"/>
          <text:p text:style-name="P41">C</text:p>
          <text:p text:style-name="P41"/>
          <text:p text:style-name="P42">C++<text:tab/>13p., 16p., 20, 57, 60</text:p>
          <text:p text:style-name="P42">calculate<text:tab/>25, 30, 42, 45p.</text:p>
          <text:p text:style-name="P42">calibration<text:tab/>30, 32</text:p>
          <text:p text:style-name="P42">capital<text:tab/>50</text:p>
          <text:p text:style-name="P42">catalog<text:tab/>18, 21, 47, 49, 60</text:p>
          <text:p text:style-name="P42">Catalog<text:tab/>60</text:p>
          <text:p text:style-name="P42">caveat<text:tab/>3, 8, 40</text:p>
          <text:p text:style-name="P42">CB<text:tab/>8p., 42, 47, 49</text:p>
          <text:p text:style-name="P42">celestia<text:tab/>8p., 47, 49, 59</text:p>
          <text:p text:style-name="P42">Celestia<text:tab/>18, 59</text:p>
          <text:p text:style-name="P42">celestial<text:tab/>8p., 47, 49</text:p>
          <text:p text:style-name="P42">circle<text:tab/>46</text:p>
          <text:p text:style-name="P42">clbkPostStep<text:tab/>14, 18</text:p>
          <text:p text:style-name="P42">clips<text:tab/>60</text:p>
          <text:p text:style-name="P42">Clips<text:tab/>60</text:p>
          <text:p text:style-name="P42">CLIPS<text:tab/>12, 60</text:p>
          <text:p text:style-name="P42">cluster<text:tab/>6, 14</text:p>
          <text:p text:style-name="P42">code<text:tab/>1, 8, 10, 13p., 16, 20, 25pp., 39p., 46, 49p., 57, 59</text:p>
          <text:p text:style-name="P42">column<text:tab/>46</text:p>
          <text:p text:style-name="P42">communication<text:tab/>6, 17</text:p>
          <text:p text:style-name="P42">Communication<text:tab/>3p., 6, 17</text:p>
          <text:p text:style-name="P42">computing<text:tab/>9</text:p>
          <text:p text:style-name="P42">concurrent<text:tab/>12, 16</text:p>
          <text:p text:style-name="P42">condition<text:tab/>3, 8, 19, 26pp., 31, 38, 55</text:p>
          <text:p text:style-name="P42">Condition<text:tab/>19, 26p., 38p., 50</text:p>
          <text:p text:style-name="P42">connect<text:tab/>13, 21, 41, 57</text:p>
          <text:p text:style-name="P42">context<text:tab/>14, 30, 48, 55</text:p>
          <text:p text:style-name="P42">Context<text:tab/>23pp., 30, 35, 38, 40p., 43, 45, 47p., 50, 52</text:p>
          <text:p text:style-name="P42">contribute<text:tab/>2</text:p>
          <text:p text:style-name="P42">CONTRIBUTING<text:tab/>2</text:p>
          <text:p text:style-name="P42">COPYING<text:tab/>2</text:p>
          <text:p text:style-name="P42">cosmos<text:tab/>60</text:p>
          <text:p text:style-name="P42">Cosmos<text:tab/>60</text:p>
          <text:p text:style-name="P42">counter<text:tab/>25pp., 30, 34, 51p.</text:p>
          <text:p text:style-name="P42">Counter<text:tab/>34</text:p>
          <text:p text:style-name="P42"><text:soft-page-break/>course<text:tab/>37, 46</text:p>
          <text:p text:style-name="P42">cpp<text:tab/>14, 20</text:p>
          <text:p text:style-name="P42">crew<text:tab/>31</text:p>
          <text:p text:style-name="P42">cruise<text:tab/>29, 55</text:p>
          <text:p text:style-name="P42">cur<text:tab/>29, 31, 38, 52</text:p>
          <text:p text:style-name="P42">cur_ver<text:tab/>29, 31, 38, 52</text:p>
          <text:p text:style-name="P41"/>
          <text:p text:style-name="P41"/>
          <text:p text:style-name="P41">D</text:p>
          <text:p text:style-name="P42"/>
          <text:p text:style-name="P42">data<text:tab/>1, 4, 6, 9p., 12p., 16pp., 23pp., 27p., 30, 37, 39, 41, 43, 46, 49, 52, 56p., 60</text:p>
          <text:p text:style-name="P42">database<text:tab/>1, 6, 9p., 12p., 16, 18, 20p., 28, 30, 39, 49, 52, 56p., 60</text:p>
          <text:p text:style-name="P42">Database<text:tab/>3, 13, 16</text:p>
          <text:p text:style-name="P42">DB<text:tab/>3, 9p., 12pp., 20, 40, 50, 52, 57, 60</text:p>
          <text:p text:style-name="P42">DBS<text:tab/>12</text:p>
          <text:p text:style-name="P42">deactivate<text:tab/>43, 56</text:p>
          <text:p text:style-name="P42">debug<text:tab/>36</text:p>
          <text:p text:style-name="P42">decrement<text:tab/>34</text:p>
          <text:p text:style-name="P42">default<text:tab/>23, 40, 50</text:p>
          <text:p text:style-name="P42">Default<text:tab/>22</text:p>
          <text:p text:style-name="P42">degree<text:tab/>36, 45</text:p>
          <text:p text:style-name="P42">delete<text:tab/>18, 25, 27, 30p., 38pp., 46p.</text:p>
          <text:p text:style-name="P42">Delete<text:tab/>52</text:p>
          <text:p text:style-name="P42">DELETE<text:tab/>40, 50, 52</text:p>
          <text:p text:style-name="P42">deleting<text:tab/>4, 39p.</text:p>
          <text:p text:style-name="P42">delta<text:tab/>32</text:p>
          <text:p text:style-name="P42">Delta<text:tab/>1, 8p., 14p., 20, 32, 59</text:p>
          <text:p text:style-name="P42">demo<text:tab/>7, 57</text:p>
          <text:p text:style-name="P42">departure<text:tab/>15, 55</text:p>
          <text:p text:style-name="P42">dependencies<text:tab/>47</text:p>
          <text:p text:style-name="P42">derivative<text:tab/>23</text:p>
          <text:p text:style-name="P42">description<text:tab/>4p., 21, 26, 29, 38, 41, 46p., 49, 52</text:p>
          <text:p text:style-name="P42">Description<text:tab/>26, 28, 47pp.</text:p>
          <text:p text:style-name="P42">design<text:tab/>1, 6, 10, 12pp., 18</text:p>
          <text:p text:style-name="P42">developer<text:tab/>1p., 6</text:p>
          <text:p text:style-name="P42">DGIII<text:tab/>1, 6, 8pp., 12pp., 18, 20p., 29, 49, 52, 56, 58p.</text:p>
          <text:p text:style-name="P42">DGIIIAI<text:tab/>1, 6, 8, 10, 12pp., 18, 20p., 29p., 49, 52, 56, 58p.</text:p>
          <text:p text:style-name="P42">difference<text:tab/>13, 16, 32, 55</text:p>
          <text:p text:style-name="P42">dimension<text:tab/>34</text:p>
          <text:p text:style-name="P42">disabled<text:tab/>38, 46p., 55</text:p>
          <text:p text:style-name="P42">dist<text:tab/>14, 21, 42, 45</text:p>
          <text:p text:style-name="P42">Dist<text:tab/>42, 44p., 53</text:p>
          <text:p text:style-name="P42">dlib<text:tab/>60</text:p>
          <text:p text:style-name="P42">Dlib<text:tab/>57, 60</text:p>
          <text:p text:style-name="P42">download<text:tab/>18, 40</text:p>
          <text:p text:style-name="P41"/>
          <text:p text:style-name="P41"/>
          <text:p text:style-name="P41">E</text:p>
          <text:p text:style-name="P42"/>
          <text:p text:style-name="P42">ecl<text:tab/>13, 36</text:p>
          <text:p text:style-name="P42"><text:soft-page-break/>Ecl<text:tab/>36</text:p>
          <text:p text:style-name="P42">ecl%<text:tab/>36</text:p>
          <text:p text:style-name="P42">Ecliptic<text:tab/>36</text:p>
          <text:p text:style-name="P42">edit<text:tab/>4, 8, 10, 14, 18, 29, 39p., 49, 52, 56</text:p>
          <text:p text:style-name="P42">editor<text:tab/>14, 18, 29, 39, 49, 52, 56</text:p>
          <text:p text:style-name="P42">Edronkin<text:tab/>1, 59</text:p>
          <text:p text:style-name="P42">emulator<text:tab/>39</text:p>
          <text:p text:style-name="P42">enabled<text:tab/>25pp., 29, 40p., 43pp., 47p., 54p.</text:p>
          <text:p text:style-name="P42">equ<text:tab/>7p., 10, 12pp., 16, 23pp., 28p., 36, 38p., 41pp., 45p., 48, 50, 56pp.</text:p>
          <text:p text:style-name="P42">Equ<text:tab/>36</text:p>
          <text:p text:style-name="P42">equ%<text:tab/>36</text:p>
          <text:p text:style-name="P42">Equatorial<text:tab/>36</text:p>
          <text:p text:style-name="P42">err<text:tab/>32</text:p>
          <text:p text:style-name="P42">err%<text:tab/>32</text:p>
          <text:p text:style-name="P42">ES<text:tab/>8p., 16pp., 20, 29, 56</text:p>
          <text:p text:style-name="P42">example<text:tab/>6, 17, 19, 24, 26p., 29p., 34, 36p., 39, 41, 43, 46, 48, 50p., 54pp., 58</text:p>
          <text:p text:style-name="P42">execute<text:tab/>19, 26pp.</text:p>
          <text:p text:style-name="P42">expert<text:tab/>1p., 5p., 9p., 12, 16p., 22, 38, 56</text:p>
          <text:p text:style-name="P42">Expert<text:tab/>3, 16, 56, 59p.</text:p>
          <text:p text:style-name="P42">exsys<text:tab/>39, 59</text:p>
          <text:p text:style-name="P42">Exsys<text:tab/>16pp., 20, 23, 56</text:p>
          <text:p text:style-name="P42">extend<text:tab/>57</text:p>
          <text:p text:style-name="P41"/>
          <text:p text:style-name="P41"/>
          <text:p text:style-name="P41">F</text:p>
          <text:p text:style-name="P42"/>
          <text:p text:style-name="P42">fact<text:tab/>1, 4, 6, 9, 17pp., 35, 37pp., 45p., 51p., 55p.</text:p>
          <text:p text:style-name="P42">Fact<text:tab/>19, 30pp.</text:p>
          <text:p text:style-name="P42">factor<text:tab/>19p., 30p.</text:p>
          <text:p text:style-name="P42">file<text:tab/>2, 4p., 12, 15p., 18, 20, 29, 37pp., 41, 45, 47, 49p., 52, 54, 56, 58</text:p>
          <text:p text:style-name="P42">fitness<text:tab/>41</text:p>
          <text:p text:style-name="P42">flat<text:tab/>12, 16, 18, 49</text:p>
          <text:p text:style-name="P42">flight<text:tab/>8, 15p., 19pp., 29p., 51, 54p.</text:p>
          <text:p text:style-name="P42">Flight<text:tab/>1, 3, 6, 9, 15, 60</text:p>
          <text:p text:style-name="P42">flying<text:tab/>46</text:p>
          <text:p text:style-name="P42">format<text:tab/>2p., 16, 20, 38</text:p>
          <text:p text:style-name="P42">function<text:tab/>14p., 18pp., 30, 41, 47, 56p., 59</text:p>
          <text:p text:style-name="P42">Function<text:tab/>60</text:p>
          <text:p text:style-name="P41"/>
          <text:p text:style-name="P41"/>
          <text:p text:style-name="P41">G</text:p>
          <text:p text:style-name="P42"/>
          <text:p text:style-name="P42">gear<text:tab/>3, 15, 55</text:p>
          <text:p text:style-name="P42">generator<text:tab/>21</text:p>
          <text:p text:style-name="P42">gexsys<text:tab/>59</text:p>
          <text:p text:style-name="P42">Gexsys<text:tab/>39</text:p>
          <text:p text:style-name="P42">github<text:tab/>59</text:p>
          <text:p text:style-name="P42">Glider<text:tab/>1, 8p., 14p., 20, 59</text:p>
          <text:p text:style-name="P42">go_<text:tab/>31</text:p>
          <text:p text:style-name="P42">goal<text:tab/>1</text:p>
          <text:p text:style-name="P42"><text:soft-page-break/>granular<text:tab/>13</text:p>
          <text:p text:style-name="P42">growth<text:tab/>6</text:p>
          <text:p text:style-name="P42">Guile<text:tab/>59</text:p>
          <text:p text:style-name="P41"/>
          <text:p text:style-name="P41"/>
          <text:p text:style-name="P41">H</text:p>
          <text:p text:style-name="P42"/>
          <text:p text:style-name="P42">halo<text:tab/>34</text:p>
          <text:p text:style-name="P42">hato<text:tab/>34, 55p.</text:p>
          <text:p text:style-name="P42">heading<text:tab/>37, 45p., 58</text:p>
          <text:p text:style-name="P42">heuristic<text:tab/>17, 36</text:p>
          <text:p text:style-name="P42">Heuristic<text:tab/>4, 17</text:p>
          <text:p text:style-name="P42">hipparcos<text:tab/>60</text:p>
          <text:p text:style-name="P42">Hipparcos<text:tab/>18, 60</text:p>
          <text:p text:style-name="P42">homoiconic<text:tab/>1, 16</text:p>
          <text:p text:style-name="P42">Homoiconic<text:tab/>3, 16, 59</text:p>
          <text:p text:style-name="P42">horizontal<text:tab/>38, 55</text:p>
          <text:p text:style-name="P42">Horizontal<text:tab/>34</text:p>
          <text:p text:style-name="P42">HPC<text:tab/>3, 6, 9p., 14</text:p>
          <text:p text:style-name="P42">hvlo<text:tab/>34</text:p>
          <text:p text:style-name="P42">hvto<text:tab/>34</text:p>
          <text:p text:style-name="P41"/>
          <text:p text:style-name="P41"/>
          <text:p text:style-name="P41">I</text:p>
          <text:p text:style-name="P42"/>
          <text:p text:style-name="P42">id<text:tab/>37</text:p>
          <text:p text:style-name="P42">IEC<text:tab/>12p., 59</text:p>
          <text:p text:style-name="P42">imperative<text:tab/>56</text:p>
          <text:p text:style-name="P42">increment<text:tab/>25, 34, 37, 50</text:p>
          <text:p text:style-name="P42">inference<text:tab/>23, 29, 31, 40</text:p>
          <text:p text:style-name="P42">insert<text:tab/>25</text:p>
          <text:p text:style-name="P42">INSERT<text:tab/>17, 40, 50</text:p>
          <text:p text:style-name="P42">install<text:tab/>2, 13p., 56p.</text:p>
          <text:p text:style-name="P42">Install<text:tab/>5, 12, 58</text:p>
          <text:p text:style-name="P42">integer<text:tab/>19, 50</text:p>
          <text:p text:style-name="P42">intelligence<text:tab/>1pp., 6, 8, 10, 15p.</text:p>
          <text:p text:style-name="P42">Intelligence<text:tab/>3, 6</text:p>
          <text:p text:style-name="P42">Intelligent<text:tab/>1</text:p>
          <text:p text:style-name="P42">interface<text:tab/>10, 37, 49, 57</text:p>
          <text:p text:style-name="P42">interpret<text:tab/>9, 24p., 36, 55</text:p>
          <text:p text:style-name="P42">Interpret<text:tab/>9</text:p>
          <text:p text:style-name="P42">Introduction<text:tab/>3, 6</text:p>
          <text:p text:style-name="P42">ISO<text:tab/>12p., 59</text:p>
          <text:p text:style-name="P42">item<text:tab/>43</text:p>
          <text:p text:style-name="P42">Item<text:tab/>23pp., 37, 40, 43p., 46pp., 51p., 54p.</text:p>
          <text:p text:style-name="P42">iteration<text:tab/>18p., 23pp., 29, 31, 37, 39p.</text:p>
          <text:p text:style-name="P41"/>
          <text:p text:style-name="P41"/>
          <text:p text:style-name="P41">J</text:p>
          <text:p text:style-name="P42"/>
          <text:p text:style-name="P42"><text:soft-page-break/>JOIN<text:tab/>28</text:p>
          <text:p text:style-name="P41"/>
          <text:p text:style-name="P41"/>
          <text:p text:style-name="P41">K</text:p>
          <text:p text:style-name="P42"/>
          <text:p text:style-name="P42">KB<text:tab/>4, 8pp., 13, 16pp., 20, 23p., 27, 30, 38pp., 56p.</text:p>
          <text:p text:style-name="P42">keep<text:tab/>28, 35, 37</text:p>
          <text:p text:style-name="P42">key<text:tab/>23pp., 27, 37, 41, 47pp.</text:p>
          <text:p text:style-name="P42">Key<text:tab/>2, 47pp.</text:p>
          <text:p text:style-name="P42">keyword<text:tab/>47, 49</text:p>
          <text:p text:style-name="P42">Keyword<text:tab/>2p., 47pp.</text:p>
          <text:p text:style-name="P42">knowledge<text:tab/>1pp., 9pp., 16, 18, 20</text:p>
          <text:p text:style-name="P42">Knowledge<text:tab/>4, 18, 20</text:p>
          <text:p text:style-name="P42">KSC<text:tab/>58</text:p>
          <text:p text:style-name="P41"/>
          <text:p text:style-name="P41"/>
          <text:p text:style-name="P41">L</text:p>
          <text:p text:style-name="P42"/>
          <text:p text:style-name="P42">l_%<text:tab/>33</text:p>
          <text:p text:style-name="P42">landing<text:tab/>15, 37, 46, 55</text:p>
          <text:p text:style-name="P42">Landing<text:tab/>3, 10, 15</text:p>
          <text:p text:style-name="P42">language<text:tab/>3, 12, 16, 56p.</text:p>
          <text:p text:style-name="P42">Language<text:tab/>3, 9, 12</text:p>
          <text:p text:style-name="P42">language,<text:tab/>12</text:p>
          <text:p text:style-name="P42">lat<text:tab/>1p., 6, 9p., 12pp., 20p., 25, 28pp., 39, 41pp., 45p., 49, 56pp., 60</text:p>
          <text:p text:style-name="P42">Lat<text:tab/>42pp., 53</text:p>
          <text:p text:style-name="P42">latitude<text:tab/>42, 45</text:p>
          <text:p text:style-name="P42">layer<text:tab/>12, 19, 29, 55</text:p>
          <text:p text:style-name="P42">learn<text:tab/>1, 9, 12, 17, 30, 35, 59</text:p>
          <text:p text:style-name="P42">leg<text:tab/>13, 43, 45p., 57</text:p>
          <text:p text:style-name="P42">Leg<text:tab/>46</text:p>
          <text:p text:style-name="P42">level<text:tab/>12pp., 16, 19, 26, 28, 38, 42, 55p.</text:p>
          <text:p text:style-name="P42">libraries<text:tab/>8, 10, 13p., 56</text:p>
          <text:p text:style-name="P42">library<text:tab/>14, 57</text:p>
          <text:p text:style-name="P42">Library<text:tab/>60</text:p>
          <text:p text:style-name="P42">license<text:tab/>2</text:p>
          <text:p text:style-name="P42">License<text:tab/>2p.</text:p>
          <text:p text:style-name="P42">limit<text:tab/>6, 17, 19p., 35, 41, 57</text:p>
          <text:p text:style-name="P42">link<text:tab/>6, 12, 56</text:p>
          <text:p text:style-name="P42">Lisp<text:tab/>12, 16</text:p>
          <text:p text:style-name="P42">load<text:tab/>16, 18, 22p., 25, 29, 31, 35, 37pp., 46, 55p., 58</text:p>
          <text:p text:style-name="P42">Load<text:tab/>38, 58</text:p>
          <text:p text:style-name="P42">load_order<text:tab/>29, 31, 55</text:p>
          <text:p text:style-name="P42">logic<text:tab/>12, 19, 37, 47</text:p>
          <text:p text:style-name="P42">Logic<text:tab/>4, 19</text:p>
          <text:p text:style-name="P42">lon<text:tab/>6, 12, 14, 16, 18, 28p., 35, 38, 40pp., 45p., 52</text:p>
          <text:p text:style-name="P42">Lon<text:tab/>42pp., 53</text:p>
          <text:p text:style-name="P42">longitude<text:tab/>42, 45</text:p>
          <text:p text:style-name="P42">loop<text:tab/>39</text:p>
          <text:p text:style-name="P41"/>
          <text:p text:style-name="P41"><text:soft-page-break/></text:p>
          <text:p text:style-name="P41">M</text:p>
          <text:p text:style-name="P42"/>
          <text:p text:style-name="P42">M<text:tab/>8</text:p>
          <text:p text:style-name="P42">machine<text:tab/>9, 13, 17, 30, 35, 59</text:p>
          <text:p text:style-name="P42">Machine<text:tab/>60</text:p>
          <text:p text:style-name="P42">manage<text:tab/>9, 13, 17, 29pp., 38, 40, 55, 57p.</text:p>
          <text:p text:style-name="P42">management<text:tab/>9, 31p., 38</text:p>
          <text:p text:style-name="P42">mariadb<text:tab/>60</text:p>
          <text:p text:style-name="P42">MariaDB<text:tab/>60</text:p>
          <text:p text:style-name="P42">max<text:tab/>19, 31, 35</text:p>
          <text:p text:style-name="P42">Max<text:tab/>43pp., 54</text:p>
          <text:p text:style-name="P42">max%<text:tab/>31</text:p>
          <text:p text:style-name="P42">MaxRadius<text:tab/>43pp., 54</text:p>
          <text:p text:style-name="P42">MFD<text:tab/>10, 17p., 20, 29, 39, 57</text:p>
          <text:p text:style-name="P42">min<text:tab/>10, 13, 16p., 27p., 31pp., 35p., 43, 46, 49p., 56</text:p>
          <text:p text:style-name="P42">min%<text:tab/>32</text:p>
          <text:p text:style-name="P42">mode<text:tab/>1, 5p., 14, 16, 28pp., 36, 38p., 41, 43p., 46, 51p., 54pp., 58</text:p>
          <text:p text:style-name="P42">Mode<text:tab/>5, 28, 55</text:p>
          <text:p text:style-name="P42">module<text:tab/>1, 3p., 6, 8, 12p., 17, 28, 41, 48, 56p.</text:p>
          <text:p text:style-name="P42">MSVS<text:tab/>8p.</text:p>
          <text:p text:style-name="P42">mysql<text:tab/>60</text:p>
          <text:p text:style-name="P42">Mysql<text:tab/>60</text:p>
          <text:p text:style-name="P42">MySQL<text:tab/>12pp., 56p., 60</text:p>
          <text:p text:style-name="P41"/>
          <text:p text:style-name="P41"/>
          <text:p text:style-name="P41">N</text:p>
          <text:p text:style-name="P42"/>
          <text:p text:style-name="P42">NA<text:tab/>48p.</text:p>
          <text:p text:style-name="P42">navigation<text:tab/>31, 36, 45pp.</text:p>
          <text:p text:style-name="P42">navmode<text:tab/>28, 31</text:p>
          <text:p text:style-name="P42">nested<text:tab/>28, 56</text:p>
          <text:p text:style-name="P42">network<text:tab/>1, 5, 9, 17, 41, 56</text:p>
          <text:p text:style-name="P42">neural<text:tab/>1, 5, 9, 17, 56</text:p>
          <text:p text:style-name="P42">NN<text:tab/>9, 56</text:p>
          <text:p text:style-name="P42">nnary<text:tab/>19, 37</text:p>
          <text:p text:style-name="P42">NULL<text:tab/>40</text:p>
          <text:p text:style-name="P42">number<text:tab/>19pp., 23, 25, 29, 31p., 34, 37, 47, 50</text:p>
          <text:p text:style-name="P41"/>
          <text:p text:style-name="P41"/>
          <text:p text:style-name="P41">O</text:p>
          <text:p text:style-name="P42"/>
          <text:p text:style-name="P42">OAPI<text:tab/>19p., 23, 25, 28, 30p.</text:p>
          <text:p text:style-name="P42">object<text:tab/>8</text:p>
          <text:p text:style-name="P42">onb<text:tab/>35</text:p>
          <text:p text:style-name="P42">onb%<text:tab/>35</text:p>
          <text:p text:style-name="P42">openmp<text:tab/>59</text:p>
          <text:p text:style-name="P42">OpenMP<text:tab/>2, 8, 10, 14, 56, 59</text:p>
          <text:p text:style-name="P42">operation<text:tab/>14, 28, 34p., 40, 51, 55p.</text:p>
          <text:p text:style-name="P42">Orbiter<text:tab/>1p., 6, 9p., 13, 60</text:p>
          <text:p text:style-name="P42"><text:soft-page-break/>orcid<text:tab/>1</text:p>
          <text:p text:style-name="P42">order<text:tab/>10, 12, 14, 18p., 21, 29pp., 41, 43, 46, 50, 55p.</text:p>
          <text:p text:style-name="P42">ordinal<text:tab/>50</text:p>
          <text:p text:style-name="P42">oriented<text:tab/>8</text:p>
          <text:p text:style-name="P42">OSFS<text:tab/>1, 8p., 13p., 17p., 39, 49</text:p>
          <text:p text:style-name="P41"/>
          <text:p text:style-name="P41"/>
          <text:p text:style-name="P41">P</text:p>
          <text:p text:style-name="P42"/>
          <text:p text:style-name="P42">paradigm<text:tab/>3, 8, 14, 16, 56</text:p>
          <text:p text:style-name="P42">parallel<text:tab/>10, 14</text:p>
          <text:p text:style-name="P42">performance<text:tab/>9, 19</text:p>
          <text:p text:style-name="P42">plan<text:tab/>8, 19, 21p., 31, 35, 41pp., 45pp., 49, 52, 54, 58</text:p>
          <text:p text:style-name="P42">pln<text:tab/>5, 41, 43, 45, 52, 54</text:p>
          <text:p text:style-name="P42">postgresql<text:tab/>60</text:p>
          <text:p text:style-name="P42">Postgresql<text:tab/>60</text:p>
          <text:p text:style-name="P42">PostgreSQL<text:tab/>13p., 60</text:p>
          <text:p text:style-name="P42">prg<text:tab/>4, 22, 25, 28p., 31p., 38, 40, 46, 49pp., 55p.</text:p>
          <text:p text:style-name="P42">Prg<text:tab/>4, 26, 28p., 38, 49pp., 54</text:p>
          <text:p text:style-name="P42">primary<text:tab/>23pp., 27, 41, 47p.</text:p>
          <text:p text:style-name="P42">Prob<text:tab/>24pp., 40, 51</text:p>
          <text:p text:style-name="P42">probabilistic<text:tab/>19, 51</text:p>
          <text:p text:style-name="P42">probabilities<text:tab/>19</text:p>
          <text:p text:style-name="P42">probability<text:tab/>19, 24</text:p>
          <text:p text:style-name="P42">Probability<text:tab/>4, 19</text:p>
          <text:p text:style-name="P42">program<text:tab/>1, 6, 12p., 15p., 21pp., 25, 29pp., 34pp., 38pp., 49, 51, 54pp., 58</text:p>
          <text:p text:style-name="P42">Program<text:tab/>35, 40</text:p>
          <text:p text:style-name="P42">Prolog<text:tab/>12p., 16, 20</text:p>
          <text:p text:style-name="P42">proviso<text:tab/>35</text:p>
          <text:p text:style-name="P41"/>
          <text:p text:style-name="P41"/>
          <text:p text:style-name="P41">Q</text:p>
          <text:p text:style-name="P42"/>
          <text:p text:style-name="P42">QASM<text:tab/>59</text:p>
          <text:p text:style-name="P42">QPU<text:tab/>19pp., 32</text:p>
          <text:p text:style-name="P42">quadrant<text:tab/>36</text:p>
          <text:p text:style-name="P42">Quadrant<text:tab/>36</text:p>
          <text:p text:style-name="P42">quantum<text:tab/>19p., 32</text:p>
          <text:p text:style-name="P42">queries<text:tab/>12, 20</text:p>
          <text:p text:style-name="P42">query<text:tab/>12, 26p., 38, 43, 50, 55</text:p>
          <text:p text:style-name="P42">Query<text:tab/>3, 9, 16</text:p>
          <text:p text:style-name="P41"/>
          <text:p text:style-name="P41"/>
          <text:p text:style-name="P41">R</text:p>
          <text:p text:style-name="P42"/>
          <text:p text:style-name="P42">random<text:tab/>19pp.</text:p>
          <text:p text:style-name="P42">RBML<text:tab/>9, 17</text:p>
          <text:p text:style-name="P42">RCB<text:tab/>9, 42</text:p>
          <text:p text:style-name="P42">RDB<text:tab/>3, 9p., 12pp., 20, 40, 50, 57</text:p>
          <text:p text:style-name="P42">RDBMS<text:tab/>3, 9p., 12pp., 20, 40, 50, 57</text:p>
          <text:p text:style-name="P42"><text:soft-page-break/>README<text:tab/>2, 58</text:p>
          <text:p text:style-name="P42">record<text:tab/>4, 13, 19, 23pp., 29, 32, 35, 37pp., 43, 45pp., 52, 55p.</text:p>
          <text:p text:style-name="P42">reference<text:tab/>9, 35</text:p>
          <text:p text:style-name="P42">referential<text:tab/>41</text:p>
          <text:p text:style-name="P42">rel<text:tab/>1, 9p., 12p., 16, 18, 20p., 27pp., 33, 36, 39, 41p., 46, 49, 57</text:p>
          <text:p text:style-name="P42">Rel<text:tab/>12, 31pp.</text:p>
          <text:p text:style-name="P42">rel%<text:tab/>36</text:p>
          <text:p text:style-name="P42">relational<text:tab/>1, 9p., 13, 16, 18, 20, 28, 41, 57</text:p>
          <text:p text:style-name="P42">Relational<text:tab/>12</text:p>
          <text:p text:style-name="P42">representation<text:tab/>23, 30</text:p>
          <text:p text:style-name="P42">research<text:tab/>6, 56</text:p>
          <text:p text:style-name="P42">Research<text:tab/>60</text:p>
          <text:p text:style-name="P42">retract<text:tab/>3, 15</text:p>
          <text:p text:style-name="P42">row<text:tab/>6, 14, 46</text:p>
          <text:p text:style-name="P42">rst<text:tab/>32, 51</text:p>
          <text:p text:style-name="P42">rst%<text:tab/>32</text:p>
          <text:p text:style-name="P42">rule<text:tab/>1, 3p., 9p., 12p., 16pp., 22p., 25pp., 31, 35pp., 46, 49pp., 55pp., 60</text:p>
          <text:p text:style-name="P42">Rule<text:tab/>9, 16pp., 25, 38p., 41, 59p.</text:p>
          <text:p text:style-name="P41"/>
          <text:p text:style-name="P41"/>
          <text:p text:style-name="P41">S</text:p>
          <text:p text:style-name="P42"/>
          <text:p text:style-name="P42">scenario<text:tab/>18, 37, 49, 54, 58</text:p>
          <text:p text:style-name="P42">Scheme<text:tab/>12, 20</text:p>
          <text:p text:style-name="P42">Schweiger<text:tab/>2, 60</text:p>
          <text:p text:style-name="P42">sde_asoc_facts<text:tab/>4, 21</text:p>
          <text:p text:style-name="P42">sde_astro_cat<text:tab/>4, 21, 47p.</text:p>
          <text:p text:style-name="P42">sde_data_dictionary<text:tab/>4, 21</text:p>
          <text:p text:style-name="P42">sde_experiments<text:tab/>4, 21</text:p>
          <text:p text:style-name="P42">sde_mem_facts<text:tab/>4, 22p., 29, 40, 56</text:p>
          <text:p text:style-name="P42">sde_prg_rules<text:tab/>4, 22, 25, 28p., 31, 38, 40, 46, 49p., 52</text:p>
          <text:p text:style-name="P42">sde_prg_wpt<text:tab/>4, 22, 46, 52</text:p>
          <text:p text:style-name="P42">sde_rules<text:tab/>4, 18p., 22p., 25p., 28p., 31, 35, 38pp., 46, 52, 55p., 58</text:p>
          <text:p text:style-name="P42">sde_wpt<text:tab/>4, 22, 41, 43, 46p.</text:p>
          <text:p text:style-name="P42">segment<text:tab/>46</text:p>
          <text:p text:style-name="P42">select<text:tab/>16, 21</text:p>
          <text:p text:style-name="P42">SELECT<text:tab/>17, 26pp., 43, 50pp., 56</text:p>
          <text:p text:style-name="P42">sentodb<text:tab/>24p.</text:p>
          <text:p text:style-name="P42">sequence<text:tab/>25, 50</text:p>
          <text:p text:style-name="P42">sequential<text:tab/>39, 42</text:p>
          <text:p text:style-name="P42">server<text:tab/>13p., 17, 56p.</text:p>
          <text:p text:style-name="P42">session<text:tab/>6, 17pp., 37, 39</text:p>
          <text:p text:style-name="P42">setting<text:tab/>2, 37, 55</text:p>
          <text:p text:style-name="P42">Setting<text:tab/>29</text:p>
          <text:p text:style-name="P42">shell<text:tab/>18</text:p>
          <text:p text:style-name="P42">simulator<text:tab/>15, 20</text:p>
          <text:p text:style-name="P42">Simulator<text:tab/>1, 6, 9, 60</text:p>
          <text:p text:style-name="P42">situation<text:tab/>55</text:p>
          <text:p text:style-name="P42">situational<text:tab/>55</text:p>
          <text:p text:style-name="P42">sol<text:tab/>6, 12pp., 32, 38, 49, 57</text:p>
          <text:p text:style-name="P42"><text:soft-page-break/>source<text:tab/>6, 13, 18p., 25, 28p., 60</text:p>
          <text:p text:style-name="P42">Source<text:tab/>5, 59</text:p>
          <text:p text:style-name="P42">space<text:tab/>1, 8, 15, 33, 55, 59</text:p>
          <text:p text:style-name="P42">Space<text:tab/>1, 6, 9, 60</text:p>
          <text:p text:style-name="P42">speed<text:tab/>3, 14p., 19, 33, 42, 45p.</text:p>
          <text:p text:style-name="P42">Speed<text:tab/>13, 42, 44p., 53</text:p>
          <text:p text:style-name="P42">spreadsheet<text:tab/>39</text:p>
          <text:p text:style-name="P42">SQL<text:tab/>1, 6, 9p., 12pp., 16pp., 20p., 25p., 28pp., 39pp., 46, 49p., 52, 55pp., 59p.</text:p>
          <text:p text:style-name="P42">SQLC<text:tab/>10, 18, 20p., 28p., 39, 57, 59</text:p>
          <text:p text:style-name="P42">Sqlite3<text:tab/>2, 12pp., 18, 20, 39, 56p.</text:p>
          <text:p text:style-name="P42">standard<text:tab/>1, 12p., 33, 59</text:p>
          <text:p text:style-name="P42">Standard<text:tab/>59</text:p>
          <text:p text:style-name="P42">statistic<text:tab/>21, 24</text:p>
          <text:p text:style-name="P42">status<text:tab/>28, 55</text:p>
          <text:p text:style-name="P42">Status<text:tab/>23pp., 38, 40p., 43pp., 51, 53</text:p>
          <text:p text:style-name="P42">stock<text:tab/>1, 8p., 14</text:p>
          <text:p text:style-name="P42">storage<text:tab/>18, 28p., 37p., 46</text:p>
          <text:p text:style-name="P42">store<text:tab/>10, 16p., 20p., 23, 25p., 30, 38, 46, 49</text:p>
          <text:p text:style-name="P42">string<text:tab/>10, 16, 28, 41, 46, 50, 55</text:p>
          <text:p text:style-name="P42">structure<text:tab/>20, 40, 46p.</text:p>
          <text:p text:style-name="P42">Structure<text:tab/>4, 9, 23, 25, 49, 52</text:p>
          <text:p text:style-name="P42">submode<text:tab/>5, 32, 38, 51p., 55p.</text:p>
          <text:p text:style-name="P42">Submode<text:tab/>32, 55</text:p>
          <text:p text:style-name="P42">support<text:tab/>20, 37</text:p>
          <text:p text:style-name="P42">surface<text:tab/>30, 42, 45, 58</text:p>
          <text:p text:style-name="P42">SVM<text:tab/>56</text:p>
          <text:p text:style-name="P42">sync<text:tab/>29, 34</text:p>
          <text:p text:style-name="P42">system<text:tab/>1pp., 5p., 9pp., 16pp., 22, 25, 28, 37p., 41, 49, 54, 56p., 59</text:p>
          <text:p text:style-name="P42">System<text:tab/>59p.</text:p>
          <text:p text:style-name="P41"/>
          <text:p text:style-name="P41"/>
          <text:p text:style-name="P41">T</text:p>
          <text:p text:style-name="P42"/>
          <text:p text:style-name="P42">table<text:tab/>12p., 16, 18, 20p., 23pp., 27p., 35, 38pp., 43, 46, 48p., 56</text:p>
          <text:p text:style-name="P42">Table<text:tab/>3, 19</text:p>
          <text:p text:style-name="P42">takeoff<text:tab/>34</text:p>
          <text:p text:style-name="P42">target<text:tab/>1, 30, 37, 42</text:p>
          <text:p text:style-name="P42">Target<text:tab/>3, 10</text:p>
          <text:p text:style-name="P42">tautology<text:tab/>27</text:p>
          <text:p text:style-name="P42">test<text:tab/>11, 13, 19, 36p., 51, 58</text:p>
          <text:p text:style-name="P42">Test<text:tab/>51, 54</text:p>
          <text:p text:style-name="P42">tgt<text:tab/>30, 36p., 42, 45</text:p>
          <text:p text:style-name="P42">tgt%<text:tab/>30</text:p>
          <text:p text:style-name="P42">thgroup<text:tab/>28, 30</text:p>
          <text:p text:style-name="P42">thread<text:tab/>3, 8, 14</text:p>
          <text:p text:style-name="P42">time<text:tab/>6, 11p., 14pp., 22pp., 28, 33, 37, 41pp., 45, 51</text:p>
          <text:p text:style-name="P42">Time<text:tab/>42, 44p., 53</text:p>
          <text:p text:style-name="P42">trim<text:tab/>30, 33, 58</text:p>
          <text:p text:style-name="P42">turn<text:tab/>1, 15pp., 26, 29, 36p., 39, 41, 43, 45p., 55, 58</text:p>
          <text:p text:style-name="P41"/>
          <text:p text:style-name="P41"><text:soft-page-break/></text:p>
          <text:p text:style-name="P41">U</text:p>
          <text:p text:style-name="P42"/>
          <text:p text:style-name="P42">unload<text:tab/>16, 18, 29, 38</text:p>
          <text:p text:style-name="P42">upd<text:tab/>35</text:p>
          <text:p text:style-name="P42">upd%<text:tab/>35</text:p>
          <text:p text:style-name="P42">update<text:tab/>19, 31, 38, 40p.</text:p>
          <text:p text:style-name="P42">Update<text:tab/>26, 35</text:p>
          <text:p text:style-name="P42">UPDATE<text:tab/>17, 26pp., 50p.</text:p>
          <text:p text:style-name="P41"/>
          <text:p text:style-name="P41"/>
          <text:p text:style-name="P41">V</text:p>
          <text:p text:style-name="P42"/>
          <text:p text:style-name="P42">v%<text:tab/>33</text:p>
          <text:p text:style-name="P42">vacuum<text:tab/>34p.</text:p>
          <text:p text:style-name="P42">valo<text:tab/>34</text:p>
          <text:p text:style-name="P42">value<text:tab/>17, 19pp., 35pp., 40pp., 45p., 48p., 51, 56</text:p>
          <text:p text:style-name="P42">Value<text:tab/>19p., 23pp., 35pp., 41pp., 46, 51p., 54p.</text:p>
          <text:p text:style-name="P42">vato<text:tab/>34, 55</text:p>
          <text:p text:style-name="P42">ver<text:tab/>29, 31, 38, 52</text:p>
          <text:p text:style-name="P42">ver%<text:tab/>31</text:p>
          <text:p text:style-name="P42">version<text:tab/>6, 8, 12, 14, 16, 18, 29, 31, 38, 45, 54, 56</text:p>
          <text:p text:style-name="P42">vertical<text:tab/>55</text:p>
          <text:p text:style-name="P42">Vertical<text:tab/>10, 34p.</text:p>
          <text:p text:style-name="P42">vetting<text:tab/>41</text:p>
          <text:p text:style-name="P42">VTOL<text:tab/>10, 55</text:p>
          <text:p text:style-name="P42">vulnerability<text:tab/>41</text:p>
          <text:p text:style-name="P42">vvlo<text:tab/>35</text:p>
          <text:p text:style-name="P42">vvto<text:tab/>34</text:p>
          <text:p text:style-name="P41"/>
          <text:p text:style-name="P41"/>
          <text:p text:style-name="P41">W</text:p>
          <text:p text:style-name="P42"/>
          <text:p text:style-name="P42">waypoint<text:tab/>41pp., 45p.</text:p>
          <text:p text:style-name="P42">Waypoint<text:tab/>35</text:p>
          <text:p text:style-name="P42">window<text:tab/>18</text:p>
          <text:p text:style-name="P42">workload<text:tab/>25</text:p>
          <text:p text:style-name="P42">wpt<text:tab/>4, 22, 35, 41, 43p., 46p., 52, 54</text:p>
          <text:p text:style-name="P41">%</text:p>
          <text:p text:style-name="P42">%_d<text:tab/>34</text:p>
          <text:p text:style-name="P42">%_l<text:tab/>33</text:p>
          <text:p text:style-name="P42">%_r<text:tab/>33</text:p>
          <text:p text:style-name="P42">%_t<text:tab/>33</text:p>
          <text:p text:style-name="P42">%_x<text:tab/>33</text:p>
          <text:p text:style-name="P42">%_y<text:tab/>33</text:p>
          <text:p text:style-name="P42">%_z<text:tab/>33</text:p>
          <text:p text:style-name="P42">%hdg%<text:tab/>37</text:p>
          <text:p text:style-name="P42">%keep%<text:tab/>35</text:p>
          <text:p text:style-name="P42">%make%<text:tab/>36</text:p>
          <text:p text:style-name="P42">%mode%<text:tab/>30</text:p>
        </text:index-body>
      </text:alphabetical-index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2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7:50:17.014493254</meta:creation-date>
    <dc:date>2019-09-10T02:18:33.226875603</dc:date>
    <meta:editing-duration>P8DT39M58S</meta:editing-duration>
    <meta:editing-cycles>387</meta:editing-cycles>
    <meta:generator>LibreOffice/5.1.6.2$Linux_X86_64 LibreOffice_project/10m0$Build-2</meta:generator>
    <meta:document-statistic meta:table-count="0" meta:image-count="0" meta:object-count="0" meta:page-count="72" meta:paragraph-count="1120" meta:word-count="14659" meta:character-count="84439" meta:non-whitespace-character-count="70826"/>
  </office:meta>
</office:document-meta>
</file>